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3.766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042cm"/>
    </style:style>
    <style:style style:name="co15" style:family="table-column">
      <style:table-column-properties fo:break-before="auto" style:column-width="2.078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3.085cm"/>
    </style:style>
    <style:style style:name="co19" style:family="table-column">
      <style:table-column-properties fo:break-before="auto" style:column-width="3.113cm"/>
    </style:style>
    <style:style style:name="co20" style:family="table-column">
      <style:table-column-properties fo:break-before="auto" style:column-width="3.29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4.182cm"/>
    </style:style>
    <style:style style:name="co23" style:family="table-column">
      <style:table-column-properties fo:break-before="auto" style:column-width="3.842cm"/>
    </style:style>
    <style:style style:name="co24" style:family="table-column">
      <style:table-column-properties fo:break-before="auto" style:column-width="3.704cm"/>
    </style:style>
    <style:style style:name="co25" style:family="table-column">
      <style:table-column-properties fo:break-before="auto" style:column-width="3.249cm"/>
    </style:style>
    <style:style style:name="co26" style:family="table-column">
      <style:table-column-properties fo:break-before="auto" style:column-width="1.866cm"/>
    </style:style>
    <style:style style:name="co27" style:family="table-column">
      <style:table-column-properties fo:break-before="auto" style:column-width="7.96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4.066cm"/>
    </style:style>
    <style:style style:name="co30" style:family="table-column">
      <style:table-column-properties fo:break-before="auto" style:column-width="4.202cm"/>
    </style:style>
    <style:style style:name="co31" style:family="table-column">
      <style:table-column-properties fo:break-before="auto" style:column-width="1.96cm"/>
    </style:style>
    <style:style style:name="co32" style:family="table-column">
      <style:table-column-properties fo:break-before="auto" style:column-width="4.523cm"/>
    </style:style>
    <style:style style:name="co33" style:family="table-column">
      <style:table-column-properties fo:break-before="auto" style:column-width="3.711cm"/>
    </style:style>
    <style:style style:name="co34" style:family="table-column">
      <style:table-column-properties fo:break-before="auto" style:column-width="4.147cm"/>
    </style:style>
    <style:style style:name="co35" style:family="table-column">
      <style:table-column-properties fo:break-before="auto" style:column-width="3.549cm"/>
    </style:style>
    <style:style style:name="co36" style:family="table-column">
      <style:table-column-properties fo:break-before="auto" style:column-width="1.595cm"/>
    </style:style>
    <style:style style:name="co37" style:family="table-column">
      <style:table-column-properties fo:break-before="auto" style:column-width="2.926cm"/>
    </style:style>
    <style:style style:name="co38" style:family="table-column">
      <style:table-column-properties fo:break-before="auto" style:column-width="4.725cm"/>
    </style:style>
    <style:style style:name="co39" style:family="table-column">
      <style:table-column-properties fo:break-before="auto" style:column-width="4.999cm"/>
    </style:style>
    <style:style style:name="co40" style:family="table-column">
      <style:table-column-properties fo:break-before="auto" style:column-width="5.406cm"/>
    </style:style>
    <style:style style:name="co41" style:family="table-column">
      <style:table-column-properties fo:break-before="auto" style:column-width="4.352cm"/>
    </style:style>
    <style:style style:name="co42" style:family="table-column">
      <style:table-column-properties fo:break-before="auto" style:column-width="4.045cm"/>
    </style:style>
    <style:style style:name="co43" style:family="table-column">
      <style:table-column-properties fo:break-before="auto" style:column-width="4.764cm"/>
    </style:style>
    <style:style style:name="co44" style:family="table-column">
      <style:table-column-properties fo:break-before="auto" style:column-width="6.705cm"/>
    </style:style>
    <style:style style:name="co45" style:family="table-column">
      <style:table-column-properties fo:break-before="auto" style:column-width="5.475cm"/>
    </style:style>
    <style:style style:name="co46" style:family="table-column">
      <style:table-column-properties fo:break-before="auto" style:column-width="3.471cm"/>
    </style:style>
    <style:style style:name="co47" style:family="table-column">
      <style:table-column-properties fo:break-before="auto" style:column-width="2.824cm"/>
    </style:style>
    <style:style style:name="co48" style:family="table-column">
      <style:table-column-properties fo:break-before="auto" style:column-width="3.983cm"/>
    </style:style>
    <style:style style:name="co49" style:family="table-column">
      <style:table-column-properties fo:break-before="auto" style:column-width="3.403cm"/>
    </style:style>
    <style:style style:name="co50" style:family="table-column">
      <style:table-column-properties fo:break-before="auto" style:column-width="3.845cm"/>
    </style:style>
    <style:style style:name="co51" style:family="table-column">
      <style:table-column-properties fo:break-before="auto" style:column-width="3.505cm"/>
    </style:style>
    <style:style style:name="co52" style:family="table-column">
      <style:table-column-properties fo:break-before="auto" style:column-width="2.79cm"/>
    </style:style>
    <style:style style:name="co53" style:family="table-column">
      <style:table-column-properties fo:break-before="auto" style:column-width="3.743cm"/>
    </style:style>
    <style:style style:name="co54" style:family="table-column">
      <style:table-column-properties fo:break-before="auto" style:column-width="3.233cm"/>
    </style:style>
    <style:style style:name="co55" style:family="table-column">
      <style:table-column-properties fo:break-before="auto" style:column-width="4.8cm"/>
    </style:style>
    <style:style style:name="co56" style:family="table-column">
      <style:table-column-properties fo:break-before="auto" style:column-width="3.466cm"/>
    </style:style>
    <style:style style:name="co57" style:family="table-column">
      <style:table-column-properties fo:break-before="auto" style:column-width="3.302cm"/>
    </style:style>
    <style:style style:name="co58" style:family="table-column">
      <style:table-column-properties fo:break-before="auto" style:column-width="3.501cm"/>
    </style:style>
    <style:style style:name="co59" style:family="table-column">
      <style:table-column-properties fo:break-before="auto" style:column-width="3.33cm"/>
    </style:style>
    <style:style style:name="co60" style:family="table-column">
      <style:table-column-properties fo:break-before="auto" style:column-width="3.54cm"/>
    </style:style>
    <style:style style:name="co61" style:family="table-column">
      <style:table-column-properties fo:break-before="auto" style:column-width="4.595cm"/>
    </style:style>
    <style:style style:name="co62" style:family="table-column">
      <style:table-column-properties fo:break-before="auto" style:column-width="3.914cm"/>
    </style:style>
    <style:style style:name="co63" style:family="table-column">
      <style:table-column-properties fo:break-before="auto" style:column-width="4.493cm"/>
    </style:style>
    <style:style style:name="co64" style:family="table-column">
      <style:table-column-properties fo:break-before="auto" style:column-width="2.688cm"/>
    </style:style>
    <style:style style:name="co65" style:family="table-column">
      <style:table-column-properties fo:break-before="auto" style:column-width="2.445cm"/>
    </style:style>
    <style:style style:name="co66" style:family="table-column">
      <style:table-column-properties fo:break-before="auto" style:column-width="3.778cm"/>
    </style:style>
    <style:style style:name="co67" style:family="table-column">
      <style:table-column-properties fo:break-before="auto" style:column-width="3.948cm"/>
    </style:style>
    <style:style style:name="co68" style:family="table-column">
      <style:table-column-properties fo:break-before="auto" style:column-width="4.255cm"/>
    </style:style>
    <style:style style:name="co69" style:family="table-column">
      <style:table-column-properties fo:break-before="auto" style:column-width="3.709cm"/>
    </style:style>
    <style:style style:name="co70" style:family="table-column">
      <style:table-column-properties fo:break-before="auto" style:column-width="4.664cm"/>
    </style:style>
    <style:style style:name="co71" style:family="table-column">
      <style:table-column-properties fo:break-before="auto" style:column-width="3.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6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37"/>
    <style:style style:name="ce93" style:family="table-cell" style:parent-style-name="Default" style:data-style-name="N37"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is-true-formula(#REF!&lt;[$PCR.$O1])" style:apply-style-name="Good" style:base-cell-address="PCR.E1"/>
      <style:map style:condition="is-true-formula(#REF!&gt;[$PCR.$O1])" style:apply-style-name="Bad" style:base-cell-address="PCR.E1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37">
      <style:table-cell-properties fo:background-color="#ffff6d"/>
    </style:style>
    <style:style style:name="ce106" style:family="table-cell" style:parent-style-name="Default" style:data-style-name="N37">
      <style:table-cell-properties fo:background-color="#ffff00"/>
    </style:style>
    <style:style style:name="ce109" style:family="table-cell" style:parent-style-name="Default" style:data-style-name="N37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1"/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PCR.P1"/>
      <style:map style:condition="cell-content()&lt;0" style:apply-style-name="Bad" style:base-cell-address="PCR.P1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0" style:apply-style-name="Good" style:base-cell-address="NIFTY.B1"/>
      <style:map style:condition="cell-content()&lt;0" style:apply-style-name="Bad" style:base-cell-address="NIFTY.B1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NIFTY.B2"/>
      <style:map style:condition="cell-content()&lt;0" style:apply-style-name="Bad" style:base-cell-address="NIFTY.B2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&gt;0" style:apply-style-name="Good" style:base-cell-address="NIFTY.B1"/>
      <style:map style:condition="cell-content()&lt;0" style:apply-style-name="Bad" style:base-cell-address="NIFTY.B1"/>
    </style:style>
    <style:style style:name="ce14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Good" style:base-cell-address="NIFTY.B2"/>
      <style:map style:condition="cell-content()&lt;0" style:apply-style-name="Bad" style:base-cell-address="NIFTY.B2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&gt;0" style:apply-style-name="Good" style:base-cell-address="NIFTY.B2"/>
      <style:map style:condition="cell-content()&lt;0" style:apply-style-name="Bad" style:base-cell-address="NIFTY.B2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Good" style:base-cell-address="NIFTY.L2"/>
      <style:map style:condition="cell-content()&lt;0" style:apply-style-name="Bad" style:base-cell-address="NIFTY.L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NIFTY.L2"/>
      <style:map style:condition="cell-content()&lt;0" style:apply-style-name="Bad" style:base-cell-address="NIFTY.L2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0.75" style:apply-style-name="Good" style:base-cell-address="NIFTY.N3"/>
      <style:map style:condition="cell-content()&lt;=-0.75" style:apply-style-name="Bad" style:base-cell-address="NIFTY.N3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6" style:family="table-cell" style:parent-style-name="Default" style:data-style-name="N37">
      <style:table-cell-properties fo:background-color="#00a933" style:text-align-source="fix" style:repeat-content="false"/>
      <style:paragraph-properties fo:text-align="center" fo:margin-left="0cm"/>
    </style:style>
    <style:style style:name="ce157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Good" style:base-cell-address="BANKNIFTY.B2"/>
      <style:map style:condition="cell-content()&lt;0" style:apply-style-name="Bad" style:base-cell-address="BANKNIFTY.B2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Good" style:base-cell-address="BANKNIFTY.K2"/>
      <style:map style:condition="cell-content()&lt;0" style:apply-style-name="Bad" style:base-cell-address="BANKNIFTY.K2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Good" style:base-cell-address="BANKNIFTY.K2"/>
      <style:map style:condition="cell-content()&lt;0" style:apply-style-name="Bad" style:base-cell-address="BANKNIFTY.K2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Good" style:base-cell-address="BANKNIFTY.B2"/>
      <style:map style:condition="cell-content()&lt;0" style:apply-style-name="Bad" style:base-cell-address="BANKNIFTY.B2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=0.75" style:apply-style-name="Good" style:base-cell-address="BANKNIFTY.N3"/>
      <style:map style:condition="cell-content()&lt;=-0.75" style:apply-style-name="Bad" style:base-cell-address="BANKNIFTY.N3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Good" style:base-cell-address="FINNIFTY.B2"/>
      <style:map style:condition="cell-content()&lt;0" style:apply-style-name="Bad" style:base-cell-address="FINNIFTY.B2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Good" style:base-cell-address="FINNIFTY.L2"/>
      <style:map style:condition="cell-content()&lt;0" style:apply-style-name="Bad" style:base-cell-address="FINNIFTY.L2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0" style:apply-style-name="Good" style:base-cell-address="FINNIFTY.L2"/>
      <style:map style:condition="cell-content()&lt;0" style:apply-style-name="Bad" style:base-cell-address="FINNIFTY.L2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&gt;=0.75" style:apply-style-name="Good" style:base-cell-address="FINNIFTY.N4"/>
      <style:map style:condition="cell-content()&lt;=-0.75" style:apply-style-name="Bad" style:base-cell-address="FINNIFTY.N4"/>
    </style:style>
    <style:style style:name="ce19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0" style:apply-style-name="Good" style:base-cell-address="'EOD-ANALYSIS'.B1"/>
      <style:map style:condition="cell-content()&lt;0" style:apply-style-name="Bad" style:base-cell-address="'EOD-ANALYSIS'.B1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'EOD-ANALYSIS'.B2"/>
      <style:map style:condition="cell-content()&lt;0" style:apply-style-name="Bad" style:base-cell-address="'EOD-ANALYSIS'.B2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&gt;0" style:apply-style-name="Good" style:base-cell-address="'EOD-ANALYSIS'.B1"/>
      <style:map style:condition="cell-content()&lt;0" style:apply-style-name="Bad" style:base-cell-address="'EOD-ANALYSIS'.B1"/>
    </style:style>
    <style:style style:name="ce198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map style:condition="cell-content()&gt;0" style:apply-style-name="Good" style:base-cell-address="'EOD-ANALYSIS'.B2"/>
      <style:map style:condition="cell-content()&lt;0" style:apply-style-name="Bad" style:base-cell-address="'EOD-ANALYSIS'.B2"/>
    </style:style>
    <style:style style:name="ce19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Good" style:base-cell-address="'EOD-ANALYSIS'.B2"/>
      <style:map style:condition="cell-content()&lt;0" style:apply-style-name="Bad" style:base-cell-address="'EOD-ANALYSIS'.B2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  <style:map style:condition="cell-content()&gt;0" style:apply-style-name="Good" style:base-cell-address="'EOD-ANALYSIS'.B2"/>
      <style:map style:condition="cell-content()&lt;0" style:apply-style-name="Bad" style:base-cell-address="'EOD-ANALYSIS'.B2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20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c9211e" fo:font-style="normal" style:text-underline-style="none" fo:font-weight="normal" style:font-style-asian="normal" style:font-weight-asian="normal" style:font-style-complex="normal" style:font-weight-complex="normal"/>
      <style:map style:condition="cell-content()&gt;0" style:apply-style-name="Good" style:base-cell-address="'EOD-ANALYSIS'.B2"/>
      <style:map style:condition="cell-content()&lt;0" style:apply-style-name="Bad" style:base-cell-address="'EOD-ANALYSIS'.B2"/>
    </style:style>
    <style:style style:name="ce20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$'EOD-ANALYSIS'.$I17]&gt;[$'EOD-ANALYSIS'.$I16])" style:apply-style-name="Good" style:base-cell-address="'EOD-ANALYSIS'.I17"/>
      <style:map style:condition="is-true-formula([$'EOD-ANALYSIS'.$I17]&lt;[$'EOD-ANALYSIS'.$I16])" style:apply-style-name="Bad" style:base-cell-address="'EOD-ANALYSIS'.I17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'EOD-ANALYSIS'.$I17]&gt;[$'EOD-ANALYSIS'.$I16])" style:apply-style-name="Good" style:base-cell-address="'EOD-ANALYSIS'.I17"/>
      <style:map style:condition="is-true-formula([$'EOD-ANALYSIS'.$I17]&lt;[$'EOD-ANALYSIS'.$I16])" style:apply-style-name="Bad" style:base-cell-address="'EOD-ANALYSIS'.I17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$'EOD-ANALYSIS'.$J17]&gt;[$'EOD-ANALYSIS'.$J16])" style:apply-style-name="Good" style:base-cell-address="'EOD-ANALYSIS'.J17"/>
      <style:map style:condition="is-true-formula([$'EOD-ANALYSIS'.$J17]&lt;[$'EOD-ANALYSIS'.$J16])" style:apply-style-name="Bad" style:base-cell-address="'EOD-ANALYSIS'.J17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'EOD-ANALYSIS'.$J17]&gt;[$'EOD-ANALYSIS'.$J16])" style:apply-style-name="Good" style:base-cell-address="'EOD-ANALYSIS'.J17"/>
      <style:map style:condition="is-true-formula([$'EOD-ANALYSIS'.$J17]&lt;[$'EOD-ANALYSIS'.$J16])" style:apply-style-name="Bad" style:base-cell-address="'EOD-ANALYSIS'.J17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$'EOD-ANALYSIS'.$K17]&gt;[$'EOD-ANALYSIS'.$K16])" style:apply-style-name="Good" style:base-cell-address="'EOD-ANALYSIS'.K17"/>
      <style:map style:condition="is-true-formula([$'EOD-ANALYSIS'.$K17]&lt;[$'EOD-ANALYSIS'.$K16])" style:apply-style-name="Bad" style:base-cell-address="'EOD-ANALYSIS'.K17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'EOD-ANALYSIS'.$K17]&gt;[$'EOD-ANALYSIS'.$K16])" style:apply-style-name="Good" style:base-cell-address="'EOD-ANALYSIS'.K17"/>
      <style:map style:condition="is-true-formula([$'EOD-ANALYSIS'.$K17]&lt;[$'EOD-ANALYSIS'.$K16])" style:apply-style-name="Bad" style:base-cell-address="'EOD-ANALYSIS'.K17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$'EOD-ANALYSIS'.$L17]&gt;[$'EOD-ANALYSIS'.$L16])" style:apply-style-name="Good" style:base-cell-address="'EOD-ANALYSIS'.L17"/>
      <style:map style:condition="is-true-formula([$'EOD-ANALYSIS'.$L17]&lt;[$'EOD-ANALYSIS'.$L16])" style:apply-style-name="Bad" style:base-cell-address="'EOD-ANALYSIS'.L17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$'EOD-ANALYSIS'.$L17]&gt;[$'EOD-ANALYSIS'.$L16])" style:apply-style-name="Good" style:base-cell-address="'EOD-ANALYSIS'.L17"/>
      <style:map style:condition="is-true-formula([$'EOD-ANALYSIS'.$L17]&lt;[$'EOD-ANALYSIS'.$L16])" style:apply-style-name="Bad" style:base-cell-address="'EOD-ANALYSIS'.L17"/>
    </style:style>
    <style:style style:name="ce206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0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209" style:family="table-cell" style:parent-style-name="Default" style:data-style-name="N11">
      <style:table-cell-properties fo:background-color="#ffa6a6" style:text-align-source="fix" style:repeat-content="false"/>
      <style:paragraph-properties fo:text-align="center" fo:margin-left="0cm"/>
      <style:text-properties fo:color="#000000"/>
    </style:style>
    <style:style style:name="ce210" style:family="table-cell" style:parent-style-name="Default" style:data-style-name="N11">
      <style:table-cell-properties fo:background-color="#ffa6a6"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1">
      <style:table-cell-properties fo:background-color="#afd095" style:text-align-source="fix" style:repeat-content="false"/>
      <style:paragraph-properties fo:text-align="center" fo:margin-left="0cm"/>
    </style:style>
    <style:style style:name="ce212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map style:condition="cell-content()&gt;0" style:apply-style-name="Good" style:base-cell-address="'EOD-ANALYSIS'.B2"/>
      <style:map style:condition="cell-content()&lt;0" style:apply-style-name="Bad" style:base-cell-address="'EOD-ANALYSIS'.B2"/>
    </style:style>
    <style:style style:name="ce21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map style:condition="cell-content()&gt;0" style:apply-style-name="Good" style:base-cell-address="'EOD-ANALYSIS'.B2"/>
      <style:map style:condition="cell-content()&lt;0" style:apply-style-name="Bad" style:base-cell-address="'EOD-ANALYSIS'.B2"/>
    </style:style>
    <style:style style:name="ce21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ackground-color="#ffff00" style:text-align-source="fix" style:repeat-content="false" style:vertical-align="automatic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0" style:apply-style-name="Good" style:base-cell-address="'DAILY-ANALYSIS-FNO'.B1"/>
      <style:map style:condition="cell-content()&lt;0" style:apply-style-name="Bad" style:base-cell-address="'DAILY-ANALYSIS-FNO'.B1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0" style:apply-style-name="Good" style:base-cell-address="'DAILY-ANALYSIS-FNO'.B2"/>
      <style:map style:condition="cell-content()&lt;0" style:apply-style-name="Bad" style:base-cell-address="'DAILY-ANALYSIS-FNO'.B2"/>
    </style:style>
    <style:style style:name="ce21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&gt;0" style:apply-style-name="Good" style:base-cell-address="'DAILY-ANALYSIS-FNO'.B1"/>
      <style:map style:condition="cell-content()&lt;0" style:apply-style-name="Bad" style:base-cell-address="'DAILY-ANALYSIS-FNO'.B1"/>
    </style:style>
    <style:style style:name="ce21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&gt;0" style:apply-style-name="Good" style:base-cell-address="'DAILY-ANALYSIS-FNO'.B1"/>
      <style:map style:condition="cell-content()&lt;0" style:apply-style-name="Bad" style:base-cell-address="'DAILY-ANALYSIS-FNO'.B1"/>
    </style:style>
    <style:style style:name="ce220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'DAILY-ANALYSIS-FNO'.U2"/>
      <style:map style:condition="cell-content()&lt;0" style:apply-style-name="Bad" style:base-cell-address="'DAILY-ANALYSIS-FNO'.U2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HDFCBANK.E2"/>
      <style:map style:condition="cell-content()&lt;0" style:apply-style-name="Bad" style:base-cell-address="HDFCBANK.E2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ICICIBANK.E2"/>
      <style:map style:condition="cell-content()&lt;0" style:apply-style-name="Bad" style:base-cell-address="ICICIBANK.E2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KOTAKBANK.E2"/>
      <style:map style:condition="cell-content()&lt;0" style:apply-style-name="Bad" style:base-cell-address="KOTAKBANK.E2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AXISBANK.E2"/>
      <style:map style:condition="cell-content()&lt;0" style:apply-style-name="Bad" style:base-cell-address="AXISBANK.E2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SBIBANK.E2"/>
      <style:map style:condition="cell-content()&lt;0" style:apply-style-name="Bad" style:base-cell-address="SBIBANK.E2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Good" style:base-cell-address="INDUSINDBANK.E2"/>
      <style:map style:condition="cell-content()&lt;0" style:apply-style-name="Bad" style:base-cell-address="INDUSINDBANK.E2"/>
    </style:style>
    <style:style style:name="ce228" style:family="table-cell" style:parent-style-name="Default">
      <style:map style:condition="cell-content()&gt;0" style:apply-style-name="Good" style:base-cell-address="RELIANCE.E2"/>
      <style:map style:condition="cell-content()&lt;0" style:apply-style-name="Bad" style:base-cell-address="RELIANCE.E2"/>
    </style:style>
    <style:style style:name="ce137" style:family="table-cell" style:parent-style-name="Default">
      <style:map style:condition="cell-content()&gt;0" style:apply-style-name="Good" style:base-cell-address="INFY.E2"/>
      <style:map style:condition="cell-content()&lt;0" style:apply-style-name="Bad" style:base-cell-address="INFY.E2"/>
    </style:style>
    <style:style style:name="ce138" style:family="table-cell" style:parent-style-name="Default">
      <style:map style:condition="cell-content()&gt;0" style:apply-style-name="Good" style:base-cell-address="HDFC.E2"/>
      <style:map style:condition="cell-content()&lt;0" style:apply-style-name="Bad" style:base-cell-address="HDFC.E2"/>
    </style:style>
    <style:style style:name="ce139" style:family="table-cell" style:parent-style-name="Default">
      <style:map style:condition="cell-content()&gt;0" style:apply-style-name="Good" style:base-cell-address="HINDUNILVR.E2"/>
      <style:map style:condition="cell-content()&lt;0" style:apply-style-name="Bad" style:base-cell-address="HINDUNILVR.E2"/>
    </style:style>
  </office:automatic-styles>
  <office:body>
    <office:spreadsheet>
      <table:calculation-settings table:automatic-find-labels="false" table:use-regular-expressions="false" table:use-wildcards="true"/>
      <table:table table:name="P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ce128"/>
        <table:table-row table:style-name="ro1">
          <table:table-cell table:style-name="ce91" office:value-type="string" calcext:value-type="string">
            <text:p>Date</text:p>
          </table:table-cell>
          <table:table-cell table:number-columns-repeated="3"/>
          <table:table-cell table:style-name="ce94" office:value-type="string" calcext:value-type="string">
            <text:p>FIIINDEX</text:p>
          </table:table-cell>
          <table:table-cell table:style-name="ce97" office:value-type="string" calcext:value-type="string">
            <text:p>FIIFUTURE</text:p>
          </table:table-cell>
          <table:table-cell table:style-name="ce97" office:value-type="string" calcext:value-type="string">
            <text:p>FIICALLDATA</text:p>
          </table:table-cell>
          <table:table-cell table:style-name="ce98" office:value-type="string" calcext:value-type="string">
            <text:p>FIIPUTDATA</text:p>
          </table:table-cell>
          <table:table-cell table:style-name="ce91" office:value-type="string" calcext:value-type="string">
            <text:p>Date</text:p>
          </table:table-cell>
          <table:table-cell table:style-name="ce97" office:value-type="string" calcext:value-type="string">
            <text:p>PCR LESS THAN 0.5</text:p>
          </table:table-cell>
          <table:table-cell table:style-name="ce110" office:value-type="string" calcext:value-type="string">
            <text:p>NIFTY FUTURE</text:p>
          </table:table-cell>
          <table:table-cell table:style-name="ce110" office:value-type="string" calcext:value-type="string">
            <text:p>BANKNIFTY FUTURE</text:p>
          </table:table-cell>
          <table:table-cell table:style-name="ce110" office:value-type="string" calcext:value-type="string">
            <text:p>PCR MORE THAN 1</text:p>
          </table:table-cell>
          <table:table-cell table:style-name="ce110" office:value-type="string" calcext:value-type="string">
            <text:p>NIFTY FUTURE</text:p>
          </table:table-cell>
          <table:table-cell table:style-name="ce110" office:value-type="string" calcext:value-type="string">
            <text:p>BANKNIFTY FUTURE</text:p>
          </table:table-cell>
          <table:table-cell table:style-name="ce123" office:value-type="string" calcext:value-type="string">
            <text:p>NIFTY</text:p>
          </table:table-cell>
          <table:table-cell table:style-name="ce123" office:value-type="string" calcext:value-type="string">
            <text:p>BANKNIFTY</text:p>
          </table:table-cell>
          <table:table-cell table:style-name="ce123" office:value-type="string" calcext:value-type="string">
            <text:p>FINNIFTY</text:p>
          </table:table-cell>
        </table:table-row>
        <table:table-row table:style-name="ro2">
          <table:table-cell table:style-name="ce92" office:value-type="date" office:date-value="2021-01-11" calcext:value-type="date">
            <text:p>11/01/21</text:p>
          </table:table-cell>
          <table:table-cell table:number-columns-repeated="7"/>
          <table:table-cell table:style-name="ce92" table:formula="of:=[.A2]" office:value-type="date" office:date-value="2021-01-11" calcext:value-type="date">
            <text:p>11/01/21</text:p>
          </table:table-cell>
          <table:table-cell office:value-type="float" office:value="57" calcext:value-type="float">
            <text:p>57</text:p>
          </table:table-cell>
          <table:table-cell table:style-name="ce115" office:value-type="percentage" office:value="0.27" calcext:value-type="percentage">
            <text:p>27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5" calcext:value-type="float">
            <text:p>5</text:p>
          </table:table-cell>
          <table:table-cell table:style-name="ce115" office:value-type="percentage" office:value="0.02" calcext:value-type="percentage">
            <text:p>2.00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23" office:value-type="float" office:value="137" calcext:value-type="float">
            <text:p>137</text:p>
          </table:table-cell>
          <table:table-cell table:style-name="ce123" office:value-type="float" office:value="-85" calcext:value-type="float">
            <text:p>-85</text:p>
          </table:table-cell>
          <table:table-cell table:style-name="ce123" office:value-type="float" office:value="0" calcext:value-type="float">
            <text:p>0</text:p>
          </table:table-cell>
        </table:table-row>
        <table:table-row table:style-name="ro2">
          <table:table-cell table:style-name="ce92" office:value-type="date" office:date-value="2021-01-12" calcext:value-type="date">
            <text:p>12/01/21</text:p>
          </table:table-cell>
          <table:table-cell table:number-columns-repeated="7"/>
          <table:table-cell table:style-name="ce92" table:formula="of:=[.A3]" office:value-type="date" office:date-value="2021-01-12" calcext:value-type="date">
            <text:p>12/01/21</text:p>
          </table:table-cell>
          <table:table-cell office:value-type="float" office:value="65" calcext:value-type="float">
            <text:p>65</text:p>
          </table:table-cell>
          <table:table-cell table:style-name="ce115" office:value-type="percentage" office:value="0.33" calcext:value-type="percentage">
            <text:p>33.00%</text:p>
          </table:table-cell>
          <table:table-cell table:style-name="ce115" office:value-type="percentage" office:value="0.03" calcext:value-type="percentage">
            <text:p>3.00%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108.7" calcext:value-type="float">
            <text:p>108.7</text:p>
          </table:table-cell>
          <table:table-cell table:style-name="ce123" office:value-type="float" office:value="358.8" calcext:value-type="float">
            <text:p>358.8</text:p>
          </table:table-cell>
          <table:table-cell table:style-name="ce123" office:value-type="float" office:value="87.95" calcext:value-type="float">
            <text:p>87.95</text:p>
          </table:table-cell>
        </table:table-row>
        <table:table-row table:style-name="ro2">
          <table:table-cell table:style-name="ce92" office:value-type="date" office:date-value="2021-01-13" calcext:value-type="date">
            <text:p>13/01/21</text:p>
          </table:table-cell>
          <table:table-cell table:number-columns-repeated="7"/>
          <table:table-cell table:style-name="ce92" table:formula="of:=[.A4]" office:value-type="date" office:date-value="2021-01-13" calcext:value-type="date">
            <text:p>13/01/21</text:p>
          </table:table-cell>
          <table:table-cell office:value-type="float" office:value="67" calcext:value-type="float">
            <text:p>67</text:p>
          </table:table-cell>
          <table:table-cell table:style-name="ce115" office:value-type="percentage" office:value="0.35" calcext:value-type="percentage">
            <text:p>35.00%</text:p>
          </table:table-cell>
          <table:table-cell table:style-name="ce115" office:value-type="percentage" office:value="0.03" calcext:value-type="percentage">
            <text:p>3.00%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8.2" calcext:value-type="float">
            <text:p>8.2</text:p>
          </table:table-cell>
          <table:table-cell table:style-name="ce123" office:value-type="float" office:value="230.1" calcext:value-type="float">
            <text:p>230.1</text:p>
          </table:table-cell>
          <table:table-cell table:style-name="ce123" office:value-type="float" office:value="-95.1" calcext:value-type="float">
            <text:p>-95.1</text:p>
          </table:table-cell>
        </table:table-row>
        <table:table-row table:style-name="ro2">
          <table:table-cell table:style-name="ce92" office:value-type="date" office:date-value="2021-01-14" calcext:value-type="date">
            <text:p>14/01/21</text:p>
          </table:table-cell>
          <table:table-cell table:number-columns-repeated="7"/>
          <table:table-cell table:style-name="ce102" table:formula="of:=[.A5]" office:value-type="date" office:date-value="2021-01-14" calcext:value-type="date">
            <text:p>14/01/21</text:p>
          </table:table-cell>
          <table:table-cell office:value-type="float" office:value="65" calcext:value-type="float">
            <text:p>65</text:p>
          </table:table-cell>
          <table:table-cell table:style-name="ce115" office:value-type="percentage" office:value="0.42" calcext:value-type="percentage">
            <text:p>42.00%</text:p>
          </table:table-cell>
          <table:table-cell table:style-name="ce115" office:value-type="percentage" office:value="0.03" calcext:value-type="percentage">
            <text:p>3.00%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21.95" calcext:value-type="float">
            <text:p>21.95</text:p>
          </table:table-cell>
          <table:table-cell table:style-name="ce123" office:value-type="float" office:value="-37.35" calcext:value-type="float">
            <text:p>-37.35</text:p>
          </table:table-cell>
          <table:table-cell table:style-name="ce123" office:value-type="float" office:value="-40.5" calcext:value-type="float">
            <text:p>-40.5</text:p>
          </table:table-cell>
        </table:table-row>
        <table:table-row table:style-name="ro2">
          <table:table-cell table:style-name="ce92" office:value-type="date" office:date-value="2021-01-15" calcext:value-type="date">
            <text:p>15/01/21</text:p>
          </table:table-cell>
          <table:table-cell table:number-columns-repeated="7"/>
          <table:table-cell table:style-name="ce92" table:formula="of:=[.A6]" office:value-type="date" office:date-value="2021-01-15" calcext:value-type="date">
            <text:p>15/01/21</text:p>
          </table:table-cell>
          <table:table-cell office:value-type="float" office:value="75" calcext:value-type="float">
            <text:p>75</text:p>
          </table:table-cell>
          <table:table-cell table:style-name="ce115" office:value-type="percentage" office:value="0.52" calcext:value-type="percentage">
            <text:p>52.00%</text:p>
          </table:table-cell>
          <table:table-cell table:style-name="ce115" office:value-type="percentage" office:value="0.03" calcext:value-type="percentage">
            <text:p>3.00%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-169.6" calcext:value-type="float">
            <text:p>-169.6</text:p>
          </table:table-cell>
          <table:table-cell table:style-name="ce123" office:value-type="float" office:value="-333.75" calcext:value-type="float">
            <text:p>-333.75</text:p>
          </table:table-cell>
          <table:table-cell table:style-name="ce123" office:value-type="float" office:value="-128.7" calcext:value-type="float">
            <text:p>-128.7</text:p>
          </table:table-cell>
        </table:table-row>
        <table:table-row table:style-name="ro2">
          <table:table-cell table:style-name="ce92" office:value-type="date" office:date-value="2021-01-18" calcext:value-type="date">
            <text:p>18/01/21</text:p>
          </table:table-cell>
          <table:table-cell table:number-columns-repeated="7"/>
          <table:table-cell table:style-name="ce92" table:formula="of:=[.A7]" office:value-type="date" office:date-value="2021-01-18" calcext:value-type="date">
            <text:p>18/01/21</text:p>
          </table:table-cell>
          <table:table-cell office:value-type="float" office:value="82" calcext:value-type="float">
            <text:p>82</text:p>
          </table:table-cell>
          <table:table-cell table:style-name="ce115" office:value-type="percentage" office:value="0.63" calcext:value-type="percentage">
            <text:p>63.00%</text:p>
          </table:table-cell>
          <table:table-cell table:style-name="ce115" office:value-type="percentage" office:value="0.19" calcext:value-type="percentage">
            <text:p>19.00%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-171.25" calcext:value-type="float">
            <text:p>-171.25</text:p>
          </table:table-cell>
          <table:table-cell table:style-name="ce123" office:value-type="float" office:value="-498.35" calcext:value-type="float">
            <text:p>-498.35</text:p>
          </table:table-cell>
          <table:table-cell table:style-name="ce123" office:value-type="float" office:value="-244.65" calcext:value-type="float">
            <text:p>-244.65</text:p>
          </table:table-cell>
        </table:table-row>
        <table:table-row table:style-name="ro2">
          <table:table-cell table:style-name="ce92" office:value-type="date" office:date-value="2021-01-19" calcext:value-type="date">
            <text:p>19/01/21</text:p>
          </table:table-cell>
          <table:table-cell table:number-columns-repeated="7"/>
          <table:table-cell table:style-name="ce92" table:formula="of:=[.A8]" office:value-type="date" office:date-value="2021-01-19" calcext:value-type="date">
            <text:p>19/01/21</text:p>
          </table:table-cell>
          <table:table-cell office:value-type="float" office:value="80" calcext:value-type="float">
            <text:p>80</text:p>
          </table:table-cell>
          <table:table-cell table:style-name="ce115" office:value-type="percentage" office:value="0.37" calcext:value-type="percentage">
            <text:p>37.00%</text:p>
          </table:table-cell>
          <table:table-cell table:style-name="ce115" office:value-type="percentage" office:value="0.19" calcext:value-type="percentage">
            <text:p>19.00%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282.75" calcext:value-type="float">
            <text:p>282.75</text:p>
          </table:table-cell>
          <table:table-cell table:style-name="ce123" office:value-type="float" office:value="705.2" calcext:value-type="float">
            <text:p>705.2</text:p>
          </table:table-cell>
          <table:table-cell table:style-name="ce123" office:value-type="float" office:value="403.6" calcext:value-type="float">
            <text:p>403.6</text:p>
          </table:table-cell>
        </table:table-row>
        <table:table-row table:style-name="ro2">
          <table:table-cell table:style-name="ce92" office:value-type="date" office:date-value="2021-01-20" calcext:value-type="date">
            <text:p>20/01/21</text:p>
          </table:table-cell>
          <table:table-cell table:number-columns-repeated="7"/>
          <table:table-cell table:style-name="ce92" table:formula="of:=[.A9]" office:value-type="date" office:date-value="2021-01-20" calcext:value-type="date">
            <text:p>20/01/21</text:p>
          </table:table-cell>
          <table:table-cell office:value-type="float" office:value="80" calcext:value-type="float">
            <text:p>80</text:p>
          </table:table-cell>
          <table:table-cell table:style-name="ce115" office:value-type="percentage" office:value="0.38" calcext:value-type="percentage">
            <text:p>38.00%</text:p>
          </table:table-cell>
          <table:table-cell table:style-name="ce115" office:value-type="percentage" office:value="0.19" calcext:value-type="percentage">
            <text:p>19.00%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75.15" calcext:value-type="float">
            <text:p>75.15</text:p>
          </table:table-cell>
          <table:table-cell table:style-name="ce123" office:value-type="float" office:value="63.8" calcext:value-type="float">
            <text:p>63.8</text:p>
          </table:table-cell>
          <table:table-cell table:style-name="ce123" office:value-type="float" office:value="33.7" calcext:value-type="float">
            <text:p>33.7</text:p>
          </table:table-cell>
        </table:table-row>
        <table:table-row table:style-name="ro2">
          <table:table-cell table:style-name="ce92" office:value-type="date" office:date-value="2021-01-21" calcext:value-type="date">
            <text:p>21/01/21</text:p>
          </table:table-cell>
          <table:table-cell table:number-columns-repeated="7"/>
          <table:table-cell table:style-name="ce102" table:formula="of:=[.A10]" office:value-type="date" office:date-value="2021-01-21" calcext:value-type="date">
            <text:p>21/01/21</text:p>
          </table:table-cell>
          <table:table-cell office:value-type="float" office:value="84" calcext:value-type="float">
            <text:p>84</text:p>
          </table:table-cell>
          <table:table-cell table:style-name="ce115" office:value-type="percentage" office:value="0.43" calcext:value-type="percentage">
            <text:p>43.00%</text:p>
          </table:table-cell>
          <table:table-cell table:style-name="ce115" office:value-type="percentage" office:value="0.19" calcext:value-type="percentage">
            <text:p>19.00%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-46.5" calcext:value-type="float">
            <text:p>-46.5</text:p>
          </table:table-cell>
          <table:table-cell table:style-name="ce123" office:value-type="float" office:value="-355.9" calcext:value-type="float">
            <text:p>-355.9</text:p>
          </table:table-cell>
          <table:table-cell table:style-name="ce123" office:value-type="float" office:value="-142.2" calcext:value-type="float">
            <text:p>-142.2</text:p>
          </table:table-cell>
        </table:table-row>
        <table:table-row table:style-name="ro2">
          <table:table-cell table:style-name="ce92" office:value-type="date" office:date-value="2021-01-22" calcext:value-type="date">
            <text:p>22/01/21</text:p>
          </table:table-cell>
          <table:table-cell table:number-columns-repeated="7"/>
          <table:table-cell table:style-name="ce92" table:formula="of:=[.A11]" office:value-type="date" office:date-value="2021-01-22" calcext:value-type="date">
            <text:p>22/01/21</text:p>
          </table:table-cell>
          <table:table-cell office:value-type="float" office:value="87" calcext:value-type="float">
            <text:p>87</text:p>
          </table:table-cell>
          <table:table-cell table:style-name="ce115" office:value-type="percentage" office:value="0.48" calcext:value-type="percentage">
            <text:p>48.00%</text:p>
          </table:table-cell>
          <table:table-cell table:style-name="ce115" office:value-type="percentage" office:value="0.39" calcext:value-type="percentage">
            <text:p>39.00%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-218.5" calcext:value-type="float">
            <text:p>-218.5</text:p>
          </table:table-cell>
          <table:table-cell table:style-name="ce123" office:value-type="float" office:value="-1031.05" calcext:value-type="float">
            <text:p>-1031.05</text:p>
          </table:table-cell>
          <table:table-cell table:style-name="ce123" office:value-type="float" office:value="-380.25" calcext:value-type="float">
            <text:p>-380.25</text:p>
          </table:table-cell>
        </table:table-row>
        <table:table-row table:style-name="ro2">
          <table:table-cell table:style-name="ce92" office:value-type="date" office:date-value="2021-01-25" calcext:value-type="date">
            <text:p>25/01/21</text:p>
          </table:table-cell>
          <table:table-cell table:number-columns-repeated="7"/>
          <table:table-cell table:style-name="ce92" table:formula="of:=[.A12]" office:value-type="date" office:date-value="2021-01-25" calcext:value-type="date">
            <text:p>25/01/21</text:p>
          </table:table-cell>
          <table:table-cell office:value-type="float" office:value="85" calcext:value-type="float">
            <text:p>85</text:p>
          </table:table-cell>
          <table:table-cell table:style-name="ce115" office:value-type="percentage" office:value="0.58" calcext:value-type="percentage">
            <text:p>58.00%</text:p>
          </table:table-cell>
          <table:table-cell table:style-name="ce115" office:value-type="percentage" office:value="0.25" calcext:value-type="percentage">
            <text:p>25.00%</text:p>
          </table:table-cell>
          <table:table-cell office:value-type="float" office:value="2" calcext:value-type="float">
            <text:p>2</text:p>
          </table:table-cell>
          <table:table-cell table:style-name="ce115" office:value-type="percentage" office:value="0.06" calcext:value-type="percentage">
            <text:p>6.00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23" office:value-type="float" office:value="-127" calcext:value-type="float">
            <text:p>-127</text:p>
          </table:table-cell>
          <table:table-cell table:style-name="ce123" office:value-type="float" office:value="-16.6" calcext:value-type="float">
            <text:p>-16.6</text:p>
          </table:table-cell>
          <table:table-cell table:style-name="ce123" office:value-type="float" office:value="0.6" calcext:value-type="float">
            <text:p>0.6</text:p>
          </table:table-cell>
        </table:table-row>
        <table:table-row table:style-name="ro2">
          <table:table-cell table:style-name="ce92" office:value-type="date" office:date-value="2021-01-27" calcext:value-type="date">
            <text:p>27/01/21</text:p>
          </table:table-cell>
          <table:table-cell table:number-columns-repeated="7"/>
          <table:table-cell table:style-name="ce92" table:formula="of:=[.A13]" office:value-type="date" office:date-value="2021-01-27" calcext:value-type="date">
            <text:p>27/01/21</text:p>
          </table:table-cell>
          <table:table-cell office:value-type="float" office:value="84" calcext:value-type="float">
            <text:p>84</text:p>
          </table:table-cell>
          <table:table-cell table:style-name="ce115" office:value-type="percentage" office:value="0.65" calcext:value-type="percentage">
            <text:p>65.00%</text:p>
          </table:table-cell>
          <table:table-cell table:style-name="ce115" office:value-type="percentage" office:value="0.55" calcext:value-type="percentage">
            <text:p>55.00%</text:p>
          </table:table-cell>
          <table:table-cell office:value-type="float" office:value="2" calcext:value-type="float">
            <text:p>2</text:p>
          </table:table-cell>
          <table:table-cell table:style-name="ce115" office:value-type="percentage" office:value="0.06" calcext:value-type="percentage">
            <text:p>6.00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23" office:value-type="float" office:value="-270.6" calcext:value-type="float">
            <text:p>-270.6</text:p>
          </table:table-cell>
          <table:table-cell table:style-name="ce123" office:value-type="float" office:value="-852.8" calcext:value-type="float">
            <text:p>-852.8</text:p>
          </table:table-cell>
          <table:table-cell table:style-name="ce123" office:value-type="float" office:value="-394.65" calcext:value-type="float">
            <text:p>-394.65</text:p>
          </table:table-cell>
        </table:table-row>
        <table:table-row table:style-name="ro2">
          <table:table-cell table:style-name="ce92" office:value-type="date" office:date-value="2021-01-28" calcext:value-type="date">
            <text:p>28/01/21</text:p>
          </table:table-cell>
          <table:table-cell table:number-columns-repeated="7"/>
          <table:table-cell table:style-name="ce102" table:formula="of:=[.A14]" office:value-type="date" office:date-value="2021-01-28" calcext:value-type="date">
            <text:p>28/01/21</text:p>
          </table:table-cell>
          <table:table-cell office:value-type="float" office:value="84" calcext:value-type="float">
            <text:p>84</text:p>
          </table:table-cell>
          <table:table-cell table:style-name="ce115" office:value-type="percentage" office:value="0.74" calcext:value-type="percentage">
            <text:p>74.00%</text:p>
          </table:table-cell>
          <table:table-cell table:style-name="ce115" office:value-type="percentage" office:value="0.83" calcext:value-type="percentage">
            <text:p>83.00%</text:p>
          </table:table-cell>
          <table:table-cell office:value-type="float" office:value="4" calcext:value-type="float">
            <text:p>4</text:p>
          </table:table-cell>
          <table:table-cell table:style-name="ce115" office:value-type="percentage" office:value="0.07" calcext:value-type="percentage">
            <text:p>7.00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23" office:value-type="float" office:value="-169.05" calcext:value-type="float">
            <text:p>-169.05</text:p>
          </table:table-cell>
          <table:table-cell table:style-name="ce123" office:value-type="float" office:value="-21.6" calcext:value-type="float">
            <text:p>-21.6</text:p>
          </table:table-cell>
          <table:table-cell table:style-name="ce123" office:value-type="float" office:value="-164.7" calcext:value-type="float">
            <text:p>-164.7</text:p>
          </table:table-cell>
        </table:table-row>
        <table:table-row table:style-name="ro2">
          <table:table-cell table:style-name="ce92" office:value-type="date" office:date-value="2021-01-29" calcext:value-type="date">
            <text:p>29/01/21</text:p>
          </table:table-cell>
          <table:table-cell table:number-columns-repeated="7"/>
          <table:table-cell table:style-name="ce92" table:formula="of:=[.A15]" office:value-type="date" office:date-value="2021-01-29" calcext:value-type="date">
            <text:p>29/01/21</text:p>
          </table:table-cell>
          <table:table-cell office:value-type="float" office:value="63" calcext:value-type="float">
            <text:p>63</text:p>
          </table:table-cell>
          <table:table-cell table:style-name="ce115" office:value-type="percentage" office:value="0.41" calcext:value-type="percentage">
            <text:p>41.00%</text:p>
          </table:table-cell>
          <table:table-cell table:style-name="ce115" office:value-type="percentage" office:value="0.04" calcext:value-type="percentage">
            <text:p>4.00%</text:p>
          </table:table-cell>
          <table:table-cell office:value-type="float" office:value="10" calcext:value-type="float">
            <text:p>10</text:p>
          </table:table-cell>
          <table:table-cell table:style-name="ce115" office:value-type="percentage" office:value="0.07" calcext:value-type="percentage">
            <text:p>7.00%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23" office:value-type="float" office:value="-104.4" calcext:value-type="float">
            <text:p>-104.4</text:p>
          </table:table-cell>
          <table:table-cell table:style-name="ce123" office:value-type="float" office:value="372.4" calcext:value-type="float">
            <text:p>372.4</text:p>
          </table:table-cell>
          <table:table-cell table:style-name="ce123" office:value-type="float" office:value="40.6" calcext:value-type="float">
            <text:p>40.6</text:p>
          </table:table-cell>
        </table:table-row>
        <table:table-row table:style-name="ro2">
          <table:table-cell table:style-name="ce92" office:value-type="date" office:date-value="2021-02-01" calcext:value-type="date">
            <text:p>01/02/21</text:p>
          </table:table-cell>
          <table:table-cell table:number-columns-repeated="3"/>
          <table:table-cell office:value-type="float" office:value="56167" calcext:value-type="float">
            <text:p>56167</text:p>
          </table:table-cell>
          <table:table-cell office:value-type="float" office:value="165015" calcext:value-type="float">
            <text:p>165015</text:p>
          </table:table-cell>
          <table:table-cell office:value-type="float" office:value="27857" calcext:value-type="float">
            <text:p>27857</text:p>
          </table:table-cell>
          <table:table-cell office:value-type="float" office:value="95079" calcext:value-type="float">
            <text:p>95079</text:p>
          </table:table-cell>
          <table:table-cell table:style-name="ce92" table:formula="of:=[.A16]" office:value-type="date" office:date-value="2021-02-01" calcext:value-type="date">
            <text:p>01/02/21</text:p>
          </table:table-cell>
          <table:table-cell office:value-type="float" office:value="60" calcext:value-type="float">
            <text:p>60</text:p>
          </table:table-cell>
          <table:table-cell table:style-name="ce115" office:value-type="percentage" office:value="0.42" calcext:value-type="percentage">
            <text:p>42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10" calcext:value-type="float">
            <text:p>10</text:p>
          </table:table-cell>
          <table:table-cell table:style-name="ce115" office:value-type="percentage" office:value="0.06" calcext:value-type="percentage">
            <text:p>6.00%</text:p>
          </table:table-cell>
          <table:table-cell table:style-name="ce115" office:value-type="percentage" office:value="0.19" calcext:value-type="percentage">
            <text:p>19.00%</text:p>
          </table:table-cell>
          <table:table-cell table:style-name="ce123" office:value-type="float" office:value="642.15" calcext:value-type="float">
            <text:p>642.15</text:p>
          </table:table-cell>
          <table:table-cell table:style-name="ce123" office:value-type="float" office:value="2597.15" calcext:value-type="float">
            <text:p>2597.15</text:p>
          </table:table-cell>
          <table:table-cell table:style-name="ce123" office:value-type="float" office:value="1124.1" calcext:value-type="float">
            <text:p>1124.1</text:p>
          </table:table-cell>
        </table:table-row>
        <table:table-row table:style-name="ro2">
          <table:table-cell table:style-name="ce92" office:value-type="date" office:date-value="2021-02-02" calcext:value-type="date">
            <text:p>02/02/21</text:p>
          </table:table-cell>
          <table:table-cell table:number-columns-repeated="3"/>
          <table:table-cell office:value-type="float" office:value="47358" calcext:value-type="float">
            <text:p>47358</text:p>
          </table:table-cell>
          <table:table-cell office:value-type="float" office:value="150814" calcext:value-type="float">
            <text:p>150814</text:p>
          </table:table-cell>
          <table:table-cell office:value-type="float" office:value="42460" calcext:value-type="float">
            <text:p>42460</text:p>
          </table:table-cell>
          <table:table-cell office:value-type="float" office:value="113299" calcext:value-type="float">
            <text:p>113299</text:p>
          </table:table-cell>
          <table:table-cell table:style-name="ce92" table:formula="of:=[.A17]" office:value-type="date" office:date-value="2021-02-02" calcext:value-type="date">
            <text:p>02/02/21</text:p>
          </table:table-cell>
          <table:table-cell office:value-type="float" office:value="59" calcext:value-type="float">
            <text:p>59</text:p>
          </table:table-cell>
          <table:table-cell table:style-name="ce115" office:value-type="percentage" office:value="0.41" calcext:value-type="percentage">
            <text:p>41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8" calcext:value-type="float">
            <text:p>8</text:p>
          </table:table-cell>
          <table:table-cell table:style-name="ce115" office:value-type="percentage" office:value="0.15" calcext:value-type="percentage">
            <text:p>15.00%</text:p>
          </table:table-cell>
          <table:table-cell table:style-name="ce115" office:value-type="percentage" office:value="0.45" calcext:value-type="percentage">
            <text:p>45.00%</text:p>
          </table:table-cell>
          <table:table-cell table:style-name="ce123" office:value-type="float" office:value="344.75" calcext:value-type="float">
            <text:p>344.75</text:p>
          </table:table-cell>
          <table:table-cell table:style-name="ce123" office:value-type="float" office:value="1116.4" calcext:value-type="float">
            <text:p>1116.4</text:p>
          </table:table-cell>
          <table:table-cell table:style-name="ce123" office:value-type="float" office:value="468.65" calcext:value-type="float">
            <text:p>468.65</text:p>
          </table:table-cell>
        </table:table-row>
        <table:table-row table:style-name="ro2">
          <table:table-cell table:style-name="ce92" office:value-type="date" office:date-value="2021-02-03" calcext:value-type="date">
            <text:p>03/02/21</text:p>
          </table:table-cell>
          <table:table-cell table:number-columns-repeated="3"/>
          <table:table-cell office:value-type="float" office:value="47174" calcext:value-type="float">
            <text:p>47174</text:p>
          </table:table-cell>
          <table:table-cell office:value-type="float" office:value="141514" calcext:value-type="float">
            <text:p>141514</text:p>
          </table:table-cell>
          <table:table-cell office:value-type="float" office:value="46968" calcext:value-type="float">
            <text:p>46968</text:p>
          </table:table-cell>
          <table:table-cell office:value-type="float" office:value="90293" calcext:value-type="float">
            <text:p>90293</text:p>
          </table:table-cell>
          <table:table-cell table:style-name="ce92" table:formula="of:=[.A18]" office:value-type="date" office:date-value="2021-02-03" calcext:value-type="date">
            <text:p>03/02/21</text:p>
          </table:table-cell>
          <table:table-cell office:value-type="float" office:value="52" calcext:value-type="float">
            <text:p>52</text:p>
          </table:table-cell>
          <table:table-cell table:style-name="ce115" office:value-type="percentage" office:value="0.4" calcext:value-type="percentage">
            <text:p>40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10" calcext:value-type="float">
            <text:p>10</text:p>
          </table:table-cell>
          <table:table-cell table:style-name="ce115" office:value-type="percentage" office:value="0.19" calcext:value-type="percentage">
            <text:p>19.00%</text:p>
          </table:table-cell>
          <table:table-cell table:style-name="ce115" office:value-type="percentage" office:value="0.65" calcext:value-type="percentage">
            <text:p>65.00%</text:p>
          </table:table-cell>
          <table:table-cell table:style-name="ce123" office:value-type="float" office:value="124.55" calcext:value-type="float">
            <text:p>124.55</text:p>
          </table:table-cell>
          <table:table-cell table:style-name="ce123" office:value-type="float" office:value="449.05" calcext:value-type="float">
            <text:p>449.05</text:p>
          </table:table-cell>
          <table:table-cell table:style-name="ce123" office:value-type="float" office:value="157.6" calcext:value-type="float">
            <text:p>157.6</text:p>
          </table:table-cell>
        </table:table-row>
        <table:table-row table:style-name="ro2">
          <table:table-cell table:style-name="ce92" office:value-type="date" office:date-value="2021-02-04" calcext:value-type="date">
            <text:p>04/02/21</text:p>
          </table:table-cell>
          <table:table-cell table:number-columns-repeated="3"/>
          <table:table-cell office:value-type="float" office:value="32938" calcext:value-type="float">
            <text:p>32938</text:p>
          </table:table-cell>
          <table:table-cell office:value-type="float" office:value="149298" calcext:value-type="float">
            <text:p>149298</text:p>
          </table:table-cell>
          <table:table-cell office:value-type="float" office:value="50449" calcext:value-type="float">
            <text:p>50449</text:p>
          </table:table-cell>
          <table:table-cell office:value-type="float" office:value="99068" calcext:value-type="float">
            <text:p>99068</text:p>
          </table:table-cell>
          <table:table-cell table:style-name="ce106" table:formula="of:=[.A19]" office:value-type="date" office:date-value="2021-02-04" calcext:value-type="date">
            <text:p>04/02/21</text:p>
          </table:table-cell>
          <table:table-cell office:value-type="float" office:value="59" calcext:value-type="float">
            <text:p>59</text:p>
          </table:table-cell>
          <table:table-cell table:style-name="ce115" office:value-type="percentage" office:value="0.37" calcext:value-type="percentage">
            <text:p>37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9" calcext:value-type="float">
            <text:p>9</text:p>
          </table:table-cell>
          <table:table-cell table:style-name="ce115" office:value-type="percentage" office:value="0.18" calcext:value-type="percentage">
            <text:p>18.00%</text:p>
          </table:table-cell>
          <table:table-cell table:style-name="ce115" office:value-type="percentage" office:value="0.71" calcext:value-type="percentage">
            <text:p>71.00%</text:p>
          </table:table-cell>
          <table:table-cell table:style-name="ce123" office:value-type="float" office:value="74.8" calcext:value-type="float">
            <text:p>74.8</text:p>
          </table:table-cell>
          <table:table-cell table:style-name="ce123" office:value-type="float" office:value="510.3" calcext:value-type="float">
            <text:p>510.3</text:p>
          </table:table-cell>
          <table:table-cell table:style-name="ce123" office:value-type="float" office:value="227.6" calcext:value-type="float">
            <text:p>227.6</text:p>
          </table:table-cell>
        </table:table-row>
        <table:table-row table:style-name="ro2">
          <table:table-cell table:style-name="ce92" office:value-type="date" office:date-value="2021-02-05" calcext:value-type="date">
            <text:p>05/02/21</text:p>
          </table:table-cell>
          <table:table-cell table:number-columns-repeated="3"/>
          <table:table-cell office:value-type="float" office:value="28194" calcext:value-type="float">
            <text:p>28194</text:p>
          </table:table-cell>
          <table:table-cell office:value-type="float" office:value="148354" calcext:value-type="float">
            <text:p>148354</text:p>
          </table:table-cell>
          <table:table-cell office:value-type="float" office:value="71367" calcext:value-type="float">
            <text:p>71367</text:p>
          </table:table-cell>
          <table:table-cell office:value-type="float" office:value="103793" calcext:value-type="float">
            <text:p>103793</text:p>
          </table:table-cell>
          <table:table-cell table:style-name="ce109" table:formula="of:=[.A20]" office:value-type="date" office:date-value="2021-02-05" calcext:value-type="date">
            <text:p>05/02/21</text:p>
          </table:table-cell>
          <table:table-cell office:value-type="float" office:value="61" calcext:value-type="float">
            <text:p>61</text:p>
          </table:table-cell>
          <table:table-cell table:style-name="ce115" office:value-type="percentage" office:value="0.38" calcext:value-type="percentage">
            <text:p>38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table:style-name="ce115" office:value-type="percentage" office:value="0.19" calcext:value-type="percentage">
            <text:p>19.00%</text:p>
          </table:table-cell>
          <table:table-cell table:style-name="ce115" office:value-type="percentage" office:value="0.57" calcext:value-type="percentage">
            <text:p>57.00%</text:p>
          </table:table-cell>
          <table:table-cell table:style-name="ce123" office:value-type="float" office:value="35.3" calcext:value-type="float">
            <text:p>35.3</text:p>
          </table:table-cell>
          <table:table-cell table:style-name="ce123" office:value-type="float" office:value="313.9" calcext:value-type="float">
            <text:p>313.9</text:p>
          </table:table-cell>
          <table:table-cell table:style-name="ce123" office:value-type="float" office:value="103.85" calcext:value-type="float">
            <text:p>103.85</text:p>
          </table:table-cell>
        </table:table-row>
        <table:table-row table:style-name="ro2">
          <table:table-cell table:style-name="ce92" office:value-type="date" office:date-value="2021-02-08" calcext:value-type="date">
            <text:p>08/02/21</text:p>
          </table:table-cell>
          <table:table-cell table:number-columns-repeated="3"/>
          <table:table-cell office:value-type="float" office:value="33208" calcext:value-type="float">
            <text:p>33208</text:p>
          </table:table-cell>
          <table:table-cell office:value-type="float" office:value="158075" calcext:value-type="float">
            <text:p>158075</text:p>
          </table:table-cell>
          <table:table-cell office:value-type="float" office:value="51388" calcext:value-type="float">
            <text:p>51388</text:p>
          </table:table-cell>
          <table:table-cell office:value-type="float" office:value="94114" calcext:value-type="float">
            <text:p>94114</text:p>
          </table:table-cell>
          <table:table-cell table:style-name="ce109" table:formula="of:=[.A21]" office:value-type="date" office:date-value="2021-02-08" calcext:value-type="date">
            <text:p>08/02/21</text:p>
          </table:table-cell>
          <table:table-cell office:value-type="float" office:value="65" calcext:value-type="float">
            <text:p>65</text:p>
          </table:table-cell>
          <table:table-cell table:style-name="ce115" office:value-type="percentage" office:value="0.39" calcext:value-type="percentage">
            <text:p>39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10" calcext:value-type="float">
            <text:p>10</text:p>
          </table:table-cell>
          <table:table-cell table:style-name="ce115" office:value-type="percentage" office:value="0.21" calcext:value-type="percentage">
            <text:p>21.00%</text:p>
          </table:table-cell>
          <table:table-cell table:style-name="ce115" office:value-type="percentage" office:value="0.71" calcext:value-type="percentage">
            <text:p>71.00%</text:p>
          </table:table-cell>
          <table:table-cell table:style-name="ce123" office:value-type="float" office:value="195.85" calcext:value-type="float">
            <text:p>195.85</text:p>
          </table:table-cell>
          <table:table-cell table:style-name="ce123" office:value-type="float" office:value="347.85" calcext:value-type="float">
            <text:p>347.85</text:p>
          </table:table-cell>
          <table:table-cell table:style-name="ce123" office:value-type="float" office:value="143.75" calcext:value-type="float">
            <text:p>143.75</text:p>
          </table:table-cell>
        </table:table-row>
        <table:table-row table:style-name="ro2">
          <table:table-cell table:style-name="ce92" office:value-type="date" office:date-value="2021-02-09" calcext:value-type="date">
            <text:p>09/02/21</text:p>
          </table:table-cell>
          <table:table-cell table:number-columns-repeated="3"/>
          <table:table-cell office:value-type="float" office:value="36685" calcext:value-type="float">
            <text:p>36685</text:p>
          </table:table-cell>
          <table:table-cell office:value-type="float" office:value="160625" calcext:value-type="float">
            <text:p>160625</text:p>
          </table:table-cell>
          <table:table-cell office:value-type="float" office:value="53863" calcext:value-type="float">
            <text:p>53863</text:p>
          </table:table-cell>
          <table:table-cell office:value-type="float" office:value="86710" calcext:value-type="float">
            <text:p>86710</text:p>
          </table:table-cell>
          <table:table-cell table:style-name="ce109" table:formula="of:=[.A22]" office:value-type="date" office:date-value="2021-02-09" calcext:value-type="date">
            <text:p>09/02/21</text:p>
          </table:table-cell>
          <table:table-cell office:value-type="float" office:value="71" calcext:value-type="float">
            <text:p>71</text:p>
          </table:table-cell>
          <table:table-cell table:style-name="ce115" office:value-type="percentage" office:value="0.47" calcext:value-type="percentage">
            <text:p>47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9" calcext:value-type="float">
            <text:p>9</text:p>
          </table:table-cell>
          <table:table-cell table:style-name="ce115" office:value-type="percentage" office:value="0.19" calcext:value-type="percentage">
            <text:p>19.00%</text:p>
          </table:table-cell>
          <table:table-cell table:style-name="ce115" office:value-type="percentage" office:value="0.71" calcext:value-type="percentage">
            <text:p>71.00%</text:p>
          </table:table-cell>
          <table:table-cell table:style-name="ce123" office:value-type="float" office:value="-20.75" calcext:value-type="float">
            <text:p>-20.75</text:p>
          </table:table-cell>
          <table:table-cell table:style-name="ce123" office:value-type="float" office:value="32.15" calcext:value-type="float">
            <text:p>32.15</text:p>
          </table:table-cell>
          <table:table-cell table:style-name="ce123" office:value-type="float" office:value="18.75" calcext:value-type="float">
            <text:p>18.75</text:p>
          </table:table-cell>
        </table:table-row>
        <table:table-row table:style-name="ro2">
          <table:table-cell table:style-name="ce93" office:value-type="date" office:date-value="2021-02-10" calcext:value-type="date">
            <text:p>10/02/21</text:p>
          </table:table-cell>
          <table:table-cell table:number-columns-repeated="3"/>
          <table:table-cell office:value-type="float" office:value="37379" calcext:value-type="float">
            <text:p>37379</text:p>
          </table:table-cell>
          <table:table-cell office:value-type="float" office:value="155706" calcext:value-type="float">
            <text:p>155706</text:p>
          </table:table-cell>
          <table:table-cell office:value-type="float" office:value="65864" calcext:value-type="float">
            <text:p>65864</text:p>
          </table:table-cell>
          <table:table-cell office:value-type="float" office:value="96460" calcext:value-type="float">
            <text:p>96460</text:p>
          </table:table-cell>
          <table:table-cell table:style-name="ce109" table:formula="of:=[.A23]" office:value-type="date" office:date-value="2021-02-10" calcext:value-type="date">
            <text:p>10/02/21</text:p>
          </table:table-cell>
          <table:table-cell office:value-type="float" office:value="66" calcext:value-type="float">
            <text:p>66</text:p>
          </table:table-cell>
          <table:table-cell table:style-name="ce115" office:value-type="percentage" office:value="0.46" calcext:value-type="percentage">
            <text:p>46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table:style-name="ce115" office:value-type="percentage" office:value="0.18" calcext:value-type="percentage">
            <text:p>18.00%</text:p>
          </table:table-cell>
          <table:table-cell table:style-name="ce115" office:value-type="percentage" office:value="0.71" calcext:value-type="percentage">
            <text:p>71.00%</text:p>
          </table:table-cell>
          <table:table-cell table:style-name="ce123" office:value-type="float" office:value="13.8" calcext:value-type="float">
            <text:p>13.8</text:p>
          </table:table-cell>
          <table:table-cell table:style-name="ce123" office:value-type="float" office:value="-170.55" calcext:value-type="float">
            <text:p>-170.55</text:p>
          </table:table-cell>
          <table:table-cell table:style-name="ce123" office:value-type="float" office:value="27.15" calcext:value-type="float">
            <text:p>27.15</text:p>
          </table:table-cell>
        </table:table-row>
        <table:table-row table:style-name="ro2">
          <table:table-cell table:style-name="ce93" office:value-type="date" office:date-value="2021-02-11" calcext:value-type="date">
            <text:p>11/02/21</text:p>
          </table:table-cell>
          <table:table-cell table:number-columns-repeated="3"/>
          <table:table-cell office:value-type="float" office:value="37878" calcext:value-type="float">
            <text:p>37878</text:p>
          </table:table-cell>
          <table:table-cell office:value-type="float" office:value="156254" calcext:value-type="float">
            <text:p>156254</text:p>
          </table:table-cell>
          <table:table-cell office:value-type="float" office:value="64095" calcext:value-type="float">
            <text:p>64095</text:p>
          </table:table-cell>
          <table:table-cell office:value-type="float" office:value="94844" calcext:value-type="float">
            <text:p>94844</text:p>
          </table:table-cell>
          <table:table-cell table:style-name="ce106" table:formula="of:=[.A24]" office:value-type="date" office:date-value="2021-02-11" calcext:value-type="date">
            <text:p>11/02/21</text:p>
          </table:table-cell>
          <table:table-cell office:value-type="float" office:value="64" calcext:value-type="float">
            <text:p>64</text:p>
          </table:table-cell>
          <table:table-cell table:style-name="ce115" office:value-type="percentage" office:value="0.31" calcext:value-type="percentage">
            <text:p>31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7" calcext:value-type="float">
            <text:p>7</text:p>
          </table:table-cell>
          <table:table-cell table:style-name="ce115" office:value-type="percentage" office:value="0.09" calcext:value-type="percentage">
            <text:p>9.00%</text:p>
          </table:table-cell>
          <table:table-cell table:style-name="ce115" office:value-type="percentage" office:value="0.45" calcext:value-type="percentage">
            <text:p>45.00%</text:p>
          </table:table-cell>
          <table:table-cell table:style-name="ce123" office:value-type="float" office:value="65.4" calcext:value-type="float">
            <text:p>65.4</text:p>
          </table:table-cell>
          <table:table-cell table:style-name="ce123" office:value-type="float" office:value="-66.65" calcext:value-type="float">
            <text:p>-66.65</text:p>
          </table:table-cell>
          <table:table-cell table:style-name="ce123" office:value-type="float" office:value="-52.65" calcext:value-type="float">
            <text:p>-52.65</text:p>
          </table:table-cell>
        </table:table-row>
        <table:table-row table:style-name="ro2">
          <table:table-cell table:style-name="ce93" office:value-type="date" office:date-value="2021-02-12" calcext:value-type="date">
            <text:p>12/02/21</text:p>
          </table:table-cell>
          <table:table-cell table:number-columns-repeated="3"/>
          <table:table-cell office:value-type="float" office:value="30532" calcext:value-type="float">
            <text:p>30532</text:p>
          </table:table-cell>
          <table:table-cell office:value-type="float" office:value="154545" calcext:value-type="float">
            <text:p>154545</text:p>
          </table:table-cell>
          <table:table-cell office:value-type="float" office:value="44079" calcext:value-type="float">
            <text:p>44079</text:p>
          </table:table-cell>
          <table:table-cell office:value-type="float" office:value="88816" calcext:value-type="float">
            <text:p>88816</text:p>
          </table:table-cell>
          <table:table-cell table:style-name="ce109" table:formula="of:=[.A25]" office:value-type="date" office:date-value="2021-02-12" calcext:value-type="date">
            <text:p>12/02/21</text:p>
          </table:table-cell>
          <table:table-cell office:value-type="float" office:value="70" calcext:value-type="float">
            <text:p>70</text:p>
          </table:table-cell>
          <table:table-cell table:style-name="ce115" office:value-type="percentage" office:value="0.33" calcext:value-type="percentage">
            <text:p>33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6" calcext:value-type="float">
            <text:p>6</text:p>
          </table:table-cell>
          <table:table-cell table:style-name="ce115" office:value-type="percentage" office:value="0.09" calcext:value-type="percentage">
            <text:p>9.00%</text:p>
          </table:table-cell>
          <table:table-cell table:style-name="ce115" office:value-type="percentage" office:value="0.45" calcext:value-type="percentage">
            <text:p>45.00%</text:p>
          </table:table-cell>
          <table:table-cell table:style-name="ce123" office:value-type="float" office:value="-23.5" calcext:value-type="float">
            <text:p>-23.5</text:p>
          </table:table-cell>
          <table:table-cell table:style-name="ce123" office:value-type="float" office:value="325.05" calcext:value-type="float">
            <text:p>325.05</text:p>
          </table:table-cell>
          <table:table-cell table:style-name="ce123" office:value-type="float" office:value="176.75" calcext:value-type="float">
            <text:p>176.75</text:p>
          </table:table-cell>
        </table:table-row>
        <table:table-row table:style-name="ro2">
          <table:table-cell table:style-name="ce93" office:value-type="date" office:date-value="2021-02-15" calcext:value-type="date">
            <text:p>15/02/21</text:p>
          </table:table-cell>
          <table:table-cell table:number-columns-repeated="3"/>
          <table:table-cell office:value-type="float" office:value="35983" calcext:value-type="float">
            <text:p>35983</text:p>
          </table:table-cell>
          <table:table-cell office:value-type="float" office:value="156267" calcext:value-type="float">
            <text:p>156267</text:p>
          </table:table-cell>
          <table:table-cell office:value-type="float" office:value="64146" calcext:value-type="float">
            <text:p>64146</text:p>
          </table:table-cell>
          <table:table-cell office:value-type="float" office:value="81140" calcext:value-type="float">
            <text:p>81140</text:p>
          </table:table-cell>
          <table:table-cell table:style-name="ce109" table:formula="of:=[.A26]" office:value-type="date" office:date-value="2021-02-15" calcext:value-type="date">
            <text:p>15/02/21</text:p>
          </table:table-cell>
          <table:table-cell office:value-type="float" office:value="72" calcext:value-type="float">
            <text:p>72</text:p>
          </table:table-cell>
          <table:table-cell table:style-name="ce115" office:value-type="percentage" office:value="0.49" calcext:value-type="percentage">
            <text:p>49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10" calcext:value-type="float">
            <text:p>10</text:p>
          </table:table-cell>
          <table:table-cell table:style-name="ce115" office:value-type="percentage" office:value="0.11" calcext:value-type="percentage">
            <text:p>11.00%</text:p>
          </table:table-cell>
          <table:table-cell table:style-name="ce115" office:value-type="percentage" office:value="0.45" calcext:value-type="percentage">
            <text:p>45.00%</text:p>
          </table:table-cell>
          <table:table-cell table:style-name="ce123" office:value-type="float" office:value="170.75" calcext:value-type="float">
            <text:p>170.75</text:p>
          </table:table-cell>
          <table:table-cell table:style-name="ce123" office:value-type="float" office:value="1268.85" calcext:value-type="float">
            <text:p>1268.85</text:p>
          </table:table-cell>
          <table:table-cell table:style-name="ce123" office:value-type="float" office:value="528.25" calcext:value-type="float">
            <text:p>528.25</text:p>
          </table:table-cell>
        </table:table-row>
        <table:table-row table:style-name="ro2">
          <table:table-cell table:style-name="ce92" office:value-type="date" office:date-value="2021-02-16" calcext:value-type="date">
            <text:p>16/02/21</text:p>
          </table:table-cell>
          <table:table-cell table:number-columns-repeated="3"/>
          <table:table-cell office:value-type="float" office:value="29991" calcext:value-type="float">
            <text:p>29991</text:p>
          </table:table-cell>
          <table:table-cell office:value-type="float" office:value="152165" calcext:value-type="float">
            <text:p>152165</text:p>
          </table:table-cell>
          <table:table-cell office:value-type="float" office:value="70381" calcext:value-type="float">
            <text:p>70381</text:p>
          </table:table-cell>
          <table:table-cell office:value-type="float" office:value="107635" calcext:value-type="float">
            <text:p>107635</text:p>
          </table:table-cell>
          <table:table-cell table:style-name="ce109" table:formula="of:=[.A27]" office:value-type="date" office:date-value="2021-02-16" calcext:value-type="date">
            <text:p>16/02/21</text:p>
          </table:table-cell>
          <table:table-cell office:value-type="float" office:value="77" calcext:value-type="float">
            <text:p>77</text:p>
          </table:table-cell>
          <table:table-cell table:style-name="ce115" office:value-type="percentage" office:value="0.42" calcext:value-type="percentage">
            <text:p>42.00%</text:p>
          </table:table-cell>
          <table:table-cell table:style-name="ce115" office:value-type="percentage" office:value="0.01" calcext:value-type="percentage">
            <text:p>1.00%</text:p>
          </table:table-cell>
          <table:table-cell office:value-type="float" office:value="8" calcext:value-type="float">
            <text:p>8</text:p>
          </table:table-cell>
          <table:table-cell table:style-name="ce115" office:value-type="percentage" office:value="0.11" calcext:value-type="percentage">
            <text:p>11.00%</text:p>
          </table:table-cell>
          <table:table-cell table:style-name="ce115" office:value-type="percentage" office:value="0.45" calcext:value-type="percentage">
            <text:p>45.00%</text:p>
          </table:table-cell>
          <table:table-cell table:style-name="ce123" office:value-type="float" office:value="-1.95" calcext:value-type="float">
            <text:p>-1.95</text:p>
          </table:table-cell>
          <table:table-cell table:style-name="ce123" office:value-type="float" office:value="-184.5" calcext:value-type="float">
            <text:p>-184.5</text:p>
          </table:table-cell>
          <table:table-cell table:style-name="ce123" office:value-type="float" office:value="-67.1" calcext:value-type="float">
            <text:p>-67.1</text:p>
          </table:table-cell>
        </table:table-row>
        <table:table-row table:style-name="ro2">
          <table:table-cell table:style-name="ce92" office:value-type="date" office:date-value="2021-02-17" calcext:value-type="date">
            <text:p>17/02/21</text:p>
          </table:table-cell>
          <table:table-cell table:number-columns-repeated="3"/>
          <table:table-cell office:value-type="float" office:value="29007" calcext:value-type="float">
            <text:p>29007</text:p>
          </table:table-cell>
          <table:table-cell office:value-type="float" office:value="148700" calcext:value-type="float">
            <text:p>148700</text:p>
          </table:table-cell>
          <table:table-cell office:value-type="float" office:value="63056" calcext:value-type="float">
            <text:p>63056</text:p>
          </table:table-cell>
          <table:table-cell office:value-type="float" office:value="116243" calcext:value-type="float">
            <text:p>116243</text:p>
          </table:table-cell>
          <table:table-cell table:style-name="ce109" table:formula="of:=[.A28]" office:value-type="date" office:date-value="2021-02-17" calcext:value-type="date">
            <text:p>17/02/21</text:p>
          </table:table-cell>
          <table:table-cell office:value-type="float" office:value="80" calcext:value-type="float">
            <text:p>80</text:p>
          </table:table-cell>
          <table:table-cell table:style-name="ce115" office:value-type="percentage" office:value="0.41" calcext:value-type="percentage">
            <text:p>41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table:style-name="ce115" office:value-type="percentage" office:value="0.09" calcext:value-type="percentage">
            <text:p>9.00%</text:p>
          </table:table-cell>
          <table:table-cell table:style-name="ce115" office:value-type="percentage" office:value="0.45" calcext:value-type="percentage">
            <text:p>45.00%</text:p>
          </table:table-cell>
          <table:table-cell table:style-name="ce123" office:value-type="float" office:value="-123.2" calcext:value-type="float">
            <text:p>-123.2</text:p>
          </table:table-cell>
          <table:table-cell table:style-name="ce123" office:value-type="float" office:value="-242.15" calcext:value-type="float">
            <text:p>-242.15</text:p>
          </table:table-cell>
          <table:table-cell table:style-name="ce123" office:value-type="float" office:value="-223.15" calcext:value-type="float">
            <text:p>-223.15</text:p>
          </table:table-cell>
        </table:table-row>
        <table:table-row table:style-name="ro2">
          <table:table-cell table:style-name="ce92" office:value-type="date" office:date-value="2021-02-18" calcext:value-type="date">
            <text:p>18/02/21</text:p>
          </table:table-cell>
          <table:table-cell table:number-columns-repeated="3"/>
          <table:table-cell office:value-type="float" office:value="27985" calcext:value-type="float">
            <text:p>27985</text:p>
          </table:table-cell>
          <table:table-cell office:value-type="float" office:value="136821" calcext:value-type="float">
            <text:p>136821</text:p>
          </table:table-cell>
          <table:table-cell office:value-type="float" office:value="66846" calcext:value-type="float">
            <text:p>66846</text:p>
          </table:table-cell>
          <table:table-cell office:value-type="float" office:value="103464" calcext:value-type="float">
            <text:p>103464</text:p>
          </table:table-cell>
          <table:table-cell table:style-name="ce106" table:formula="of:=[.A29]" office:value-type="date" office:date-value="2021-02-18" calcext:value-type="date">
            <text:p>18/02/21</text:p>
          </table:table-cell>
          <table:table-cell office:value-type="float" office:value="79" calcext:value-type="float">
            <text:p>79</text:p>
          </table:table-cell>
          <table:table-cell table:style-name="ce115" office:value-type="percentage" office:value="0.57" calcext:value-type="percentage">
            <text:p>57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5" calcext:value-type="float">
            <text:p>5</text:p>
          </table:table-cell>
          <table:table-cell table:style-name="ce115" office:value-type="percentage" office:value="0.04" calcext:value-type="percentage">
            <text:p>4.00%</text:p>
          </table:table-cell>
          <table:table-cell table:style-name="ce115" office:value-type="percentage" office:value="0.27" calcext:value-type="percentage">
            <text:p>27.00%</text:p>
          </table:table-cell>
          <table:table-cell table:style-name="ce123" office:value-type="float" office:value="-90.95" calcext:value-type="float">
            <text:p>-90.95</text:p>
          </table:table-cell>
          <table:table-cell table:style-name="ce123" office:value-type="float" office:value="-372.7" calcext:value-type="float">
            <text:p>-372.7</text:p>
          </table:table-cell>
          <table:table-cell table:style-name="ce123" office:value-type="float" office:value="-261.3" calcext:value-type="float">
            <text:p>-261.3</text:p>
          </table:table-cell>
        </table:table-row>
        <table:table-row table:style-name="ro2">
          <table:table-cell table:style-name="ce92" office:value-type="date" office:date-value="2021-02-19" calcext:value-type="date">
            <text:p>19/02/21</text:p>
          </table:table-cell>
          <table:table-cell table:number-columns-repeated="3"/>
          <table:table-cell office:value-type="float" office:value="28232" calcext:value-type="float">
            <text:p>28232</text:p>
          </table:table-cell>
          <table:table-cell office:value-type="float" office:value="140826" calcext:value-type="float">
            <text:p>140826</text:p>
          </table:table-cell>
          <table:table-cell office:value-type="float" office:value="78751" calcext:value-type="float">
            <text:p>78751</text:p>
          </table:table-cell>
          <table:table-cell office:value-type="float" office:value="126800" calcext:value-type="float">
            <text:p>126800</text:p>
          </table:table-cell>
          <table:table-cell table:style-name="ce109" table:formula="of:=[.A30]" office:value-type="date" office:date-value="2021-02-19" calcext:value-type="date">
            <text:p>19/02/21</text:p>
          </table:table-cell>
          <table:table-cell office:value-type="float" office:value="81" calcext:value-type="float">
            <text:p>81</text:p>
          </table:table-cell>
          <table:table-cell table:style-name="ce115" office:value-type="percentage" office:value="0.43" calcext:value-type="percentage">
            <text:p>43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4" calcext:value-type="float">
            <text:p>4</text:p>
          </table:table-cell>
          <table:table-cell table:style-name="ce115" office:value-type="percentage" office:value="0" calcext:value-type="percentage">
            <text:p>0.00%</text:p>
          </table:table-cell>
          <table:table-cell table:style-name="ce115" office:value-type="percentage" office:value="0.01" calcext:value-type="percentage">
            <text:p>1.00%</text:p>
          </table:table-cell>
          <table:table-cell table:style-name="ce123" office:value-type="float" office:value="-129.1" calcext:value-type="float">
            <text:p>-129.1</text:p>
          </table:table-cell>
          <table:table-cell table:style-name="ce123" office:value-type="float" office:value="-753.5" calcext:value-type="float">
            <text:p>-753.5</text:p>
          </table:table-cell>
          <table:table-cell table:style-name="ce123" office:value-type="float" office:value="-249.35" calcext:value-type="float">
            <text:p>-249.35</text:p>
          </table:table-cell>
        </table:table-row>
        <table:table-row table:style-name="ro2">
          <table:table-cell table:style-name="ce92" office:value-type="date" office:date-value="2021-02-22" calcext:value-type="date">
            <text:p>22/02/21</text:p>
          </table:table-cell>
          <table:table-cell table:number-columns-repeated="3"/>
          <table:table-cell office:value-type="float" office:value="37326" calcext:value-type="float">
            <text:p>37326</text:p>
          </table:table-cell>
          <table:table-cell office:value-type="float" office:value="140548" calcext:value-type="float">
            <text:p>140548</text:p>
          </table:table-cell>
          <table:table-cell office:value-type="float" office:value="91257" calcext:value-type="float">
            <text:p>91257</text:p>
          </table:table-cell>
          <table:table-cell office:value-type="float" office:value="153029" calcext:value-type="float">
            <text:p>153029</text:p>
          </table:table-cell>
          <table:table-cell table:style-name="ce109" table:formula="of:=[.A31]" office:value-type="date" office:date-value="2021-02-22" calcext:value-type="date">
            <text:p>22/02/21</text:p>
          </table:table-cell>
          <table:table-cell office:value-type="float" office:value="86" calcext:value-type="float">
            <text:p>86</text:p>
          </table:table-cell>
          <table:table-cell table:style-name="ce115" office:value-type="percentage" office:value="0.6" calcext:value-type="percentage">
            <text:p>60.00%</text:p>
          </table:table-cell>
          <table:table-cell table:style-name="ce115" office:value-type="percentage" office:value="0.03" calcext:value-type="percentage">
            <text:p>3.00%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-314.35" calcext:value-type="float">
            <text:p>-314.35</text:p>
          </table:table-cell>
          <table:table-cell table:style-name="ce123" office:value-type="float" office:value="-595.25" calcext:value-type="float">
            <text:p>-595.25</text:p>
          </table:table-cell>
          <table:table-cell table:style-name="ce123" office:value-type="float" office:value="-268.3" calcext:value-type="float">
            <text:p>-268.3</text:p>
          </table:table-cell>
        </table:table-row>
        <table:table-row table:style-name="ro2">
          <table:table-cell table:style-name="ce92" office:value-type="date" office:date-value="2021-02-23" calcext:value-type="date">
            <text:p>23/02/21</text:p>
          </table:table-cell>
          <table:table-cell table:number-columns-repeated="3"/>
          <table:table-cell office:value-type="float" office:value="35818" calcext:value-type="float">
            <text:p>35818</text:p>
          </table:table-cell>
          <table:table-cell office:value-type="float" office:value="143805" calcext:value-type="float">
            <text:p>143805</text:p>
          </table:table-cell>
          <table:table-cell office:value-type="float" office:value="106169" calcext:value-type="float">
            <text:p>106169</text:p>
          </table:table-cell>
          <table:table-cell office:value-type="float" office:value="158832" calcext:value-type="float">
            <text:p>158832</text:p>
          </table:table-cell>
          <table:table-cell table:style-name="ce109" table:formula="of:=[.A32]" office:value-type="date" office:date-value="2021-02-23" calcext:value-type="date">
            <text:p>23/02/21</text:p>
          </table:table-cell>
          <table:table-cell office:value-type="float" office:value="72" calcext:value-type="float">
            <text:p>72</text:p>
          </table:table-cell>
          <table:table-cell table:style-name="ce115" office:value-type="percentage" office:value="0.52" calcext:value-type="percentage">
            <text:p>52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15" office:value-type="percentage" office:value="0.01" calcext:value-type="percentage">
            <text:p>1.00%</text:p>
          </table:table-cell>
          <table:table-cell table:style-name="ce123" office:value-type="float" office:value="38.9" calcext:value-type="float">
            <text:p>38.9</text:p>
          </table:table-cell>
          <table:table-cell table:style-name="ce123" office:value-type="float" office:value="-134.7" calcext:value-type="float">
            <text:p>-134.7</text:p>
          </table:table-cell>
          <table:table-cell table:style-name="ce123" office:value-type="float" office:value="-77.15" calcext:value-type="float">
            <text:p>-77.15</text:p>
          </table:table-cell>
        </table:table-row>
        <table:table-row table:style-name="ro2">
          <table:table-cell table:style-name="ce92" office:value-type="date" office:date-value="2021-02-24" calcext:value-type="date">
            <text:p>24/02/21</text:p>
          </table:table-cell>
          <table:table-cell table:number-columns-repeated="3"/>
          <table:table-cell office:value-type="float" office:value="40733" calcext:value-type="float">
            <text:p>40733</text:p>
          </table:table-cell>
          <table:table-cell office:value-type="float" office:value="141250" calcext:value-type="float">
            <text:p>141250</text:p>
          </table:table-cell>
          <table:table-cell office:value-type="float" office:value="113798" calcext:value-type="float">
            <text:p>113798</text:p>
          </table:table-cell>
          <table:table-cell office:value-type="float" office:value="136258" calcext:value-type="float">
            <text:p>136258</text:p>
          </table:table-cell>
          <table:table-cell table:style-name="ce109" table:formula="of:=[.A33]" office:value-type="date" office:date-value="2021-02-24" calcext:value-type="date">
            <text:p>24/02/21</text:p>
          </table:table-cell>
          <table:table-cell office:value-type="float" office:value="59" calcext:value-type="float">
            <text:p>59</text:p>
          </table:table-cell>
          <table:table-cell table:style-name="ce115" office:value-type="percentage" office:value="0.3" calcext:value-type="percentage">
            <text:p>30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11" calcext:value-type="float">
            <text:p>11</text:p>
          </table:table-cell>
          <table:table-cell table:style-name="ce115" office:value-type="percentage" office:value="0.03" calcext:value-type="percentage">
            <text:p>3.00%</text:p>
          </table:table-cell>
          <table:table-cell table:style-name="ce115" office:value-type="percentage" office:value="0.12" calcext:value-type="percentage">
            <text:p>12.00%</text:p>
          </table:table-cell>
          <table:table-cell table:style-name="ce123" office:value-type="float" office:value="282.2" calcext:value-type="float">
            <text:p>282.2</text:p>
          </table:table-cell>
          <table:table-cell table:style-name="ce123" office:value-type="float" office:value="1348.85" calcext:value-type="float">
            <text:p>1348.85</text:p>
          </table:table-cell>
          <table:table-cell table:style-name="ce123" office:value-type="float" office:value="607.95" calcext:value-type="float">
            <text:p>607.95</text:p>
          </table:table-cell>
        </table:table-row>
        <table:table-row table:style-name="ro2">
          <table:table-cell table:style-name="ce92" office:value-type="date" office:date-value="2021-02-25" calcext:value-type="date">
            <text:p>25/02/21</text:p>
          </table:table-cell>
          <table:table-cell table:number-columns-repeated="7"/>
          <table:table-cell table:style-name="ce106" table:formula="of:=[.A34]" office:value-type="date" office:date-value="2021-02-25" calcext:value-type="date">
            <text:p>25/02/21</text:p>
          </table:table-cell>
          <table:table-cell office:value-type="float" office:value="45" calcext:value-type="float">
            <text:p>45</text:p>
          </table:table-cell>
          <table:table-cell table:style-name="ce115" office:value-type="percentage" office:value="0.29" calcext:value-type="percentage">
            <text:p>29.00%</text:p>
          </table:table-cell>
          <table:table-cell table:style-name="ce115" office:value-type="percentage" office:value="0" calcext:value-type="percentage">
            <text:p>0.00%</text:p>
          </table:table-cell>
          <table:table-cell office:value-type="float" office:value="43" calcext:value-type="float">
            <text:p>43</text:p>
          </table:table-cell>
          <table:table-cell table:style-name="ce115" office:value-type="percentage" office:value="0.23" calcext:value-type="percentage">
            <text:p>23.00%</text:p>
          </table:table-cell>
          <table:table-cell table:style-name="ce115" office:value-type="percentage" office:value="0.61" calcext:value-type="percentage">
            <text:p>61.00%</text:p>
          </table:table-cell>
          <table:table-cell table:style-name="ce123" office:value-type="float" office:value="106.8" calcext:value-type="float">
            <text:p>106.8</text:p>
          </table:table-cell>
          <table:table-cell table:style-name="ce123" office:value-type="float" office:value="86.35" calcext:value-type="float">
            <text:p>86.35</text:p>
          </table:table-cell>
          <table:table-cell table:style-name="ce123" office:value-type="float" office:value="-89.75" calcext:value-type="float">
            <text:p>-89.75</text:p>
          </table:table-cell>
        </table:table-row>
        <table:table-row table:style-name="ro2">
          <table:table-cell table:style-name="ce92" office:value-type="date" office:date-value="2021-02-26" calcext:value-type="date">
            <text:p>26/02/21</text:p>
          </table:table-cell>
          <table:table-cell table:number-columns-repeated="7"/>
          <table:table-cell table:style-name="ce109" table:formula="of:=[.A35]" office:value-type="date" office:date-value="2021-02-26" calcext:value-type="date">
            <text:p>26/02/21</text:p>
          </table:table-cell>
          <table:table-cell office:value-type="float" office:value="62" calcext:value-type="float">
            <text:p>62</text:p>
          </table:table-cell>
          <table:table-cell table:style-name="ce115" office:value-type="percentage" office:value="0.41" calcext:value-type="percentage">
            <text:p>41.00%</text:p>
          </table:table-cell>
          <table:table-cell table:style-name="ce115" office:value-type="percentage" office:value="0.19" calcext:value-type="percentage">
            <text:p>19.00%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15" office:value-type="percentage" office:value="0" calcext:value-type="percentage">
            <text:p>0.00%</text:p>
          </table:table-cell>
          <table:table-cell table:style-name="ce123" office:value-type="float" office:value="-522.1" calcext:value-type="float">
            <text:p>-522.1</text:p>
          </table:table-cell>
          <table:table-cell table:style-name="ce123" office:value-type="float" office:value="-1684.7" calcext:value-type="float">
            <text:p>-1684.7</text:p>
          </table:table-cell>
          <table:table-cell table:style-name="ce123" office:value-type="float" office:value="-804.9" calcext:value-type="float">
            <text:p>-804.9</text:p>
          </table:table-cell>
        </table:table-row>
        <table:table-row table:style-name="ro2">
          <table:table-cell table:number-columns-repeated="8"/>
          <table:table-cell table:style-name="ce109" table:formula="of:=[.A36]" office:value-type="date" office:date-value="1899-12-30" calcext:value-type="date">
            <text:p>30/12/99</text:p>
          </table:table-cell>
          <table:table-cell table:number-columns-repeated="6"/>
          <table:table-cell table:style-name="ce123" office:value-type="float" office:value="219.3" calcext:value-type="float">
            <text:p>219.3</text:p>
          </table:table-cell>
          <table:table-cell table:style-name="ce123" office:value-type="float" office:value="454.2" calcext:value-type="float">
            <text:p>454.2</text:p>
          </table:table-cell>
          <table:table-cell table:style-name="ce123" office:value-type="float" office:value="265.75" calcext:value-type="float">
            <text:p>265.75</text:p>
          </table:table-cell>
        </table:table-row>
        <table:table-row table:style-name="ro2">
          <table:table-cell table:number-columns-repeated="8"/>
          <table:table-cell table:style-name="ce109" table:formula="of:=[.A37]" office:value-type="date" office:date-value="1899-12-30" calcext:value-type="date">
            <text:p>30/12/99</text:p>
          </table:table-cell>
          <table:table-cell table:number-columns-repeated="6"/>
          <table:table-cell table:style-name="ce123" office:value-type="float" office:value="160.4" calcext:value-type="float">
            <text:p>160.4</text:p>
          </table:table-cell>
          <table:table-cell table:style-name="ce123" office:value-type="float" office:value="130.3" calcext:value-type="float">
            <text:p>130.3</text:p>
          </table:table-cell>
          <table:table-cell table:style-name="ce123" office:value-type="float" office:value="23.45" calcext:value-type="float">
            <text:p>23.45</text:p>
          </table:table-cell>
        </table:table-row>
        <table:table-row table:style-name="ro2">
          <table:table-cell table:number-columns-repeated="8"/>
          <table:table-cell table:style-name="ce109" table:formula="of:=[.A38]" office:value-type="date" office:date-value="1899-12-30" calcext:value-type="date">
            <text:p>30/12/99</text:p>
          </table:table-cell>
          <table:table-cell table:number-columns-repeated="6"/>
          <table:table-cell table:style-name="ce123" office:value-type="float" office:value="340.7" calcext:value-type="float">
            <text:p>340.7</text:p>
          </table:table-cell>
          <table:table-cell table:style-name="ce123" office:value-type="float" office:value="1036.9" calcext:value-type="float">
            <text:p>1036.9</text:p>
          </table:table-cell>
          <table:table-cell table:style-name="ce123" office:value-type="float" office:value="477.3" calcext:value-type="float">
            <text:p>477.3</text:p>
          </table:table-cell>
        </table:table-row>
        <table:table-row table:style-name="ro2">
          <table:table-cell table:number-columns-repeated="8"/>
          <table:table-cell table:style-name="ce109" table:formula="of:=[.A39]" office:value-type="date" office:date-value="1899-12-30" calcext:value-type="date">
            <text:p>30/12/99</text:p>
          </table:table-cell>
          <table:table-cell table:number-columns-repeated="6"/>
          <table:table-cell table:number-columns-repeated="3" table:style-name="ce12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109" table:formula="of:=[.A40]" office:value-type="date" office:date-value="1899-12-30" calcext:value-type="date">
            <text:p>30/12/99</text:p>
          </table:table-cell>
          <table:table-cell table:number-columns-repeated="6"/>
          <table:table-cell table:style-name="ce123"/>
          <table:table-cell table:style-name="ce123" office:value-type="float" office:value="0" calcext:value-type="float">
            <text:p>0</text:p>
          </table:table-cell>
          <table:table-cell table:style-name="ce123"/>
        </table:table-row>
        <table:table-row table:style-name="ro2">
          <table:table-cell table:number-columns-repeated="8"/>
          <table:table-cell table:style-name="ce109" table:formula="of:=[.A41]" office:value-type="date" office:date-value="1899-12-30" calcext:value-type="date">
            <text:p>30/12/99</text:p>
          </table:table-cell>
          <table:table-cell table:number-columns-repeated="6"/>
          <table:table-cell table:style-name="ce123" table:number-columns-repeated="3"/>
        </table:table-row>
        <table:table-row table:style-name="ro2">
          <table:table-cell table:number-columns-repeated="8"/>
          <table:table-cell table:style-name="ce109" table:formula="of:=[.A42]" office:value-type="date" office:date-value="1899-12-30" calcext:value-type="date">
            <text:p>30/12/99</text:p>
          </table:table-cell>
          <table:table-cell table:number-columns-repeated="6"/>
          <table:table-cell table:style-name="ce123" table:number-columns-repeated="3"/>
        </table:table-row>
        <table:table-row table:style-name="ro2" table:number-rows-repeated="458">
          <table:table-cell table:number-columns-repeated="15"/>
          <table:table-cell table:style-name="ce123" table:number-columns-repeated="3"/>
        </table:table-row>
        <table:table-row table:style-name="ro2" table:number-rows-repeated="104807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PCR.P1:PCR.R500">
            <calcext:condition calcext:apply-style-name="Good" calcext:value="&gt;0" calcext:base-cell-address="PCR.P1"/>
            <calcext:condition calcext:apply-style-name="Bad" calcext:value="&lt;0" calcext:base-cell-address="PCR.P1"/>
          </calcext:conditional-format>
          <calcext:conditional-format calcext:target-range-address="PCR.E1:PCR.E1">
            <calcext:condition calcext:apply-style-name="Good" calcext:value="formula-is(#REF!&lt;[$PCR.$O1])" calcext:base-cell-address="PCR.E1"/>
            <calcext:condition calcext:apply-style-name="Bad" calcext:value="formula-is(#REF!&gt;[$PCR.$O1])" calcext:base-cell-address="PCR.E1"/>
          </calcext:conditional-format>
        </calcext:conditional-formats>
      </table:table>
      <table:table table:name="NIFTY" table:style-name="ta1">
        <table:table-column table:style-name="co4" table:default-cell-style-name="ce128"/>
        <table:table-column table:style-name="co2" table:default-cell-style-name="ce128"/>
        <table:table-column table:style-name="co3" table:default-cell-style-name="ce128"/>
        <table:table-column table:style-name="co12" table:default-cell-style-name="ce128"/>
        <table:table-column table:style-name="co13" table:default-cell-style-name="ce128"/>
        <table:table-column table:style-name="co14" table:default-cell-style-name="ce128"/>
        <table:table-column table:style-name="co15" table:default-cell-style-name="ce128"/>
        <table:table-column table:style-name="co16" table:default-cell-style-name="ce128"/>
        <table:table-column table:style-name="co17" table:default-cell-style-name="ce128"/>
        <table:table-column table:style-name="co18" table:default-cell-style-name="ce128"/>
        <table:table-column table:style-name="co19" table:default-cell-style-name="ce128"/>
        <table:table-column table:style-name="co20" table:default-cell-style-name="ce128"/>
        <table:table-column table:style-name="co21" table:default-cell-style-name="ce128"/>
        <table:table-column table:style-name="co22" table:default-cell-style-name="ce128"/>
        <table:table-column table:style-name="co23" table:default-cell-style-name="ce128"/>
        <table:table-column table:style-name="co24" table:default-cell-style-name="ce128"/>
        <table:table-column table:style-name="co4" table:number-columns-repeated="48" table:default-cell-style-name="ce128"/>
        <table:table-row table:style-name="ro1">
          <table:table-cell table:style-name="ce134" office:value-type="string" calcext:value-type="string">
            <text:p>Date</text:p>
          </table:table-cell>
          <table:table-cell table:style-name="ce5" office:value-type="string" calcext:value-type="string">
            <text:p>NIFTY</text:p>
          </table:table-cell>
          <table:table-cell table:style-name="ce6" office:value-type="string" calcext:value-type="string">
            <text:p>BANKNIFTY</text:p>
          </table:table-cell>
          <table:table-cell table:style-name="ce6" office:value-type="string" calcext:value-type="string">
            <text:p>FINNIFTY</text:p>
          </table:table-cell>
          <table:table-cell table:style-name="ce6" office:value-type="string" calcext:value-type="string">
            <text:p>SYMBOL</text:p>
          </table:table-cell>
          <table:table-cell table:style-name="ce6" office:value-type="string" calcext:value-type="string">
            <text:p>PCR</text:p>
          </table:table-cell>
          <table:table-cell table:style-name="ce6" office:value-type="string" calcext:value-type="string">
            <text:p>OPEN_INT</text:p>
          </table:table-cell>
          <table:table-cell table:style-name="ce110" office:value-type="string" calcext:value-type="string">
            <text:p>CHG_IN_OI</text:p>
          </table:table-cell>
          <table:table-cell table:style-name="ce110" office:value-type="string" calcext:value-type="string">
            <text:p>CALL_CHG_IN_OI</text:p>
          </table:table-cell>
          <table:table-cell table:style-name="ce110" office:value-type="string" calcext:value-type="string">
            <text:p>PUT_CHG_IN_OI</text:p>
          </table:table-cell>
          <table:table-cell table:style-name="ce110" office:value-type="string" calcext:value-type="string">
            <text:p>DIFF_PUT_CALL</text:p>
          </table:table-cell>
          <table:table-cell table:style-name="ce110" office:value-type="string" calcext:value-type="string">
            <text:p>DAY_PRICE_CHG</text:p>
          </table:table-cell>
          <table:table-cell table:style-name="ce110" office:value-type="string" calcext:value-type="string">
            <text:p>CLOSE</text:p>
          </table:table-cell>
          <table:table-cell table:style-name="ce110" office:value-type="string" calcext:value-type="string">
            <text:p>NIFTY_PER_CHANGE</text:p>
          </table:table-cell>
          <table:table-cell table:style-name="ce28" office:value-type="string" calcext:value-type="string">
            <text:p>BNF_PER_CHANGE</text:p>
          </table:table-cell>
          <table:table-cell table:style-name="ce110" office:value-type="string" calcext:value-type="string">
            <text:p>FIN_PER_CHANGE</text:p>
          </table:table-cell>
          <table:table-cell table:style-name="ce110" office:value-type="string" calcext:value-type="string">
            <text:p>TIMESTAMP</text:p>
          </table:table-cell>
          <table:table-cell table:number-columns-repeated="47"/>
        </table:table-row>
        <table:table-row table:style-name="ro2">
          <table:table-cell table:style-name="ce135" table:formula="of:=[$PCR.A2]" office:value-type="date" office:date-value="2021-01-11" calcext:value-type="date">
            <text:p>11/01/21</text:p>
          </table:table-cell>
          <table:table-cell table:style-name="ce126" table:formula="of:=[$PCR.B2]" office:value-type="float" office:value="0" calcext:value-type="float">
            <text:p>0</text:p>
          </table:table-cell>
          <table:table-cell table:style-name="ce126" table:formula="of:=[$PCR.C2]" office:value-type="float" office:value="0" calcext:value-type="float">
            <text:p>0</text:p>
          </table:table-cell>
          <table:table-cell table:style-name="ce126" table:formula="of:=[$PCR.D2]" office:value-type="float" office:value="0" calcext:value-type="float">
            <text:p>0</text:p>
          </table:table-cell>
          <table:table-cell table:style-name="ce140" office:value-type="string" calcext:value-type="string">
            <text:p>NIFTY</text:p>
          </table:table-cell>
          <table:table-cell table:style-name="ce140" office:value-type="float" office:value="1.52" calcext:value-type="float">
            <text:p>1.52</text:p>
          </table:table-cell>
          <table:table-cell table:style-name="ce140" office:value-type="float" office:value="201536" calcext:value-type="float">
            <text:p>201536</text:p>
          </table:table-cell>
          <table:table-cell table:style-name="ce140" office:value-type="float" office:value="8216" calcext:value-type="float">
            <text:p>8216</text:p>
          </table:table-cell>
          <table:table-cell table:style-name="ce140" office:value-type="float" office:value="30691" calcext:value-type="float">
            <text:p>30691</text:p>
          </table:table-cell>
          <table:table-cell table:style-name="ce140" office:value-type="float" office:value="122007" calcext:value-type="float">
            <text:p>122007</text:p>
          </table:table-cell>
          <table:table-cell table:style-name="ce129" office:value-type="float" office:value="193166" calcext:value-type="float">
            <text:p>193166</text:p>
          </table:table-cell>
          <table:table-cell table:style-name="ce25" office:value-type="float" office:value="137" calcext:value-type="float">
            <text:p>137</text:p>
          </table:table-cell>
          <table:table-cell table:style-name="ce140" office:value-type="float" office:value="14489.25" calcext:value-type="float">
            <text:p>14489.25</text:p>
          </table:table-cell>
          <table:table-cell table:number-columns-repeated="3"/>
          <table:table-cell table:style-name="ce135" table:formula="of:=[$'DAILY-ANALYSIS-FNO'.K2]" office:value-type="date" office:date-value="2021-01-11" calcext:value-type="date">
            <text:p>11/01/21</text:p>
          </table:table-cell>
          <table:table-cell table:number-columns-repeated="47"/>
        </table:table-row>
        <table:table-row table:style-name="ro2">
          <table:table-cell table:style-name="ce135" table:formula="of:=[$PCR.A3]" office:value-type="date" office:date-value="2021-01-12" calcext:value-type="date">
            <text:p>12/01/21</text:p>
          </table:table-cell>
          <table:table-cell table:style-name="ce126" table:formula="of:=[$PCR.B3]" office:value-type="float" office:value="0" calcext:value-type="float">
            <text:p>0</text:p>
          </table:table-cell>
          <table:table-cell table:style-name="ce126" table:formula="of:=[$PCR.C3]" office:value-type="float" office:value="0" calcext:value-type="float">
            <text:p>0</text:p>
          </table:table-cell>
          <table:table-cell table:style-name="ce126" table:formula="of:=[$PCR.D3]" office:value-type="float" office:value="0" calcext:value-type="float">
            <text:p>0</text:p>
          </table:table-cell>
          <table:table-cell table:style-name="ce140" office:value-type="string" calcext:value-type="string">
            <text:p>NIFTY</text:p>
          </table:table-cell>
          <table:table-cell table:style-name="ce140" office:value-type="float" office:value="1.44" calcext:value-type="float">
            <text:p>1.44</text:p>
          </table:table-cell>
          <table:table-cell table:style-name="ce140" office:value-type="float" office:value="202734" calcext:value-type="float">
            <text:p>202734</text:p>
          </table:table-cell>
          <table:table-cell table:style-name="ce140" office:value-type="float" office:value="1198" calcext:value-type="float">
            <text:p>1198</text:p>
          </table:table-cell>
          <table:table-cell table:style-name="ce140" office:value-type="float" office:value="29815" calcext:value-type="float">
            <text:p>29815</text:p>
          </table:table-cell>
          <table:table-cell table:style-name="ce140" office:value-type="float" office:value="12790" calcext:value-type="float">
            <text:p>12790</text:p>
          </table:table-cell>
          <table:table-cell table:style-name="ce129" office:value-type="float" office:value="176141" calcext:value-type="float">
            <text:p>176141</text:p>
          </table:table-cell>
          <table:table-cell table:style-name="ce25" office:value-type="float" office:value="108.7" calcext:value-type="float">
            <text:p>108.7</text:p>
          </table:table-cell>
          <table:table-cell table:style-name="ce140" office:value-type="float" office:value="14597.95" calcext:value-type="float">
            <text:p>14597.95</text:p>
          </table:table-cell>
          <table:table-cell table:style-name="ce27" table:formula="of:=TRUNC(SUM([.M3]-[.M2])/[.M2]*100; 2)" office:value-type="float" office:value="0.75" calcext:value-type="float">
            <text:p>0.75</text:p>
          </table:table-cell>
          <table:table-cell table:style-name="ce27" table:formula="of:=[$BANKNIFTY.N3]" office:value-type="float" office:value="1.11" calcext:value-type="float">
            <text:p>1.11</text:p>
          </table:table-cell>
          <table:table-cell table:style-name="ce27"/>
          <table:table-cell table:style-name="ce156" table:formula="of:=[$'DAILY-ANALYSIS-FNO'.K3]" office:value-type="date" office:date-value="2021-01-12" calcext:value-type="date">
            <text:p>12/01/21</text:p>
          </table:table-cell>
          <table:table-cell table:number-columns-repeated="47"/>
        </table:table-row>
        <table:table-row table:style-name="ro2">
          <table:table-cell table:style-name="ce135" table:formula="of:=[$PCR.A4]" office:value-type="date" office:date-value="2021-01-13" calcext:value-type="date">
            <text:p>13/01/21</text:p>
          </table:table-cell>
          <table:table-cell table:style-name="ce126" table:formula="of:=[$PCR.B4]" office:value-type="float" office:value="0" calcext:value-type="float">
            <text:p>0</text:p>
          </table:table-cell>
          <table:table-cell table:style-name="ce126" table:formula="of:=[$PCR.C4]" office:value-type="float" office:value="0" calcext:value-type="float">
            <text:p>0</text:p>
          </table:table-cell>
          <table:table-cell table:style-name="ce126" table:formula="of:=[$PCR.D4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07" calcext:value-type="float">
            <text:p>1.07</text:p>
          </table:table-cell>
          <table:table-cell office:value-type="float" office:value="194675" calcext:value-type="float">
            <text:p>194675</text:p>
          </table:table-cell>
          <table:table-cell office:value-type="float" office:value="-8059" calcext:value-type="float">
            <text:p>-8059</text:p>
          </table:table-cell>
          <table:table-cell office:value-type="float" office:value="77820" calcext:value-type="float">
            <text:p>77820</text:p>
          </table:table-cell>
          <table:table-cell office:value-type="float" office:value="-64017" calcext:value-type="float">
            <text:p>-64017</text:p>
          </table:table-cell>
          <table:table-cell table:style-name="ce126" office:value-type="float" office:value="34304" calcext:value-type="float">
            <text:p>34304</text:p>
          </table:table-cell>
          <table:table-cell table:style-name="ce26" office:value-type="float" office:value="8.2" calcext:value-type="float">
            <text:p>8.2</text:p>
          </table:table-cell>
          <table:table-cell office:value-type="float" office:value="14606.15" calcext:value-type="float">
            <text:p>14606.15</text:p>
          </table:table-cell>
          <table:table-cell table:style-name="ce27" table:formula="of:=TRUNC(SUM([.M4]-[.M3])/[.M3]*100; 2)" office:value-type="float" office:value="0.05" calcext:value-type="float">
            <text:p>0.05</text:p>
          </table:table-cell>
          <table:table-cell table:style-name="ce27" table:formula="of:=[$BANKNIFTY.N4]" office:value-type="float" office:value="0.7" calcext:value-type="float">
            <text:p>0.7</text:p>
          </table:table-cell>
          <table:table-cell table:style-name="ce27" table:formula="of:=[$FINNIFTY.N4]" office:value-type="float" office:value="-0.6" calcext:value-type="float">
            <text:p>-0.6</text:p>
          </table:table-cell>
          <table:table-cell table:style-name="ce135" table:formula="of:=[$'DAILY-ANALYSIS-FNO'.K4]" office:value-type="date" office:date-value="2021-01-13" calcext:value-type="date">
            <text:p>13/01/21</text:p>
          </table:table-cell>
          <table:table-cell table:number-columns-repeated="47"/>
        </table:table-row>
        <table:table-row table:style-name="ro2">
          <table:table-cell table:style-name="ce135" table:formula="of:=[$PCR.A5]" office:value-type="date" office:date-value="2021-01-14" calcext:value-type="date">
            <text:p>14/01/21</text:p>
          </table:table-cell>
          <table:table-cell table:style-name="ce126" table:formula="of:=[$PCR.B5]" office:value-type="float" office:value="0" calcext:value-type="float">
            <text:p>0</text:p>
          </table:table-cell>
          <table:table-cell table:style-name="ce126" table:formula="of:=[$PCR.C5]" office:value-type="float" office:value="0" calcext:value-type="float">
            <text:p>0</text:p>
          </table:table-cell>
          <table:table-cell table:style-name="ce126" table:formula="of:=[$PCR.D5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15" calcext:value-type="float">
            <text:p>1.15</text:p>
          </table:table-cell>
          <table:table-cell office:value-type="float" office:value="195361" calcext:value-type="float">
            <text:p>195361</text:p>
          </table:table-cell>
          <table:table-cell office:value-type="float" office:value="686" calcext:value-type="float">
            <text:p>686</text:p>
          </table:table-cell>
          <table:table-cell office:value-type="float" office:value="-74158" calcext:value-type="float">
            <text:p>-74158</text:p>
          </table:table-cell>
          <table:table-cell office:value-type="float" office:value="-48124" calcext:value-type="float">
            <text:p>-48124</text:p>
          </table:table-cell>
          <table:table-cell table:style-name="ce126" office:value-type="float" office:value="60338" calcext:value-type="float">
            <text:p>60338</text:p>
          </table:table-cell>
          <table:table-cell table:style-name="ce26" office:value-type="float" office:value="21.95" calcext:value-type="float">
            <text:p>21.95</text:p>
          </table:table-cell>
          <table:table-cell office:value-type="float" office:value="14628.1" calcext:value-type="float">
            <text:p>14628.1</text:p>
          </table:table-cell>
          <table:table-cell table:style-name="ce27" table:formula="of:=TRUNC(SUM([.M5]-[.M4])/[.M4]*100; 2)" office:value-type="float" office:value="0.15" calcext:value-type="float">
            <text:p>0.15</text:p>
          </table:table-cell>
          <table:table-cell table:style-name="ce27" table:formula="of:=[$BANKNIFTY.N5]" office:value-type="float" office:value="-0.11" calcext:value-type="float">
            <text:p>-0.11</text:p>
          </table:table-cell>
          <table:table-cell table:style-name="ce27" table:formula="of:=[$FINNIFTY.N5]" office:value-type="float" office:value="-0.25" calcext:value-type="float">
            <text:p>-0.25</text:p>
          </table:table-cell>
          <table:table-cell table:style-name="ce135" table:formula="of:=[$'DAILY-ANALYSIS-FNO'.K5]" office:value-type="date" office:date-value="2021-01-14" calcext:value-type="date">
            <text:p>14/01/21</text:p>
          </table:table-cell>
          <table:table-cell table:number-columns-repeated="47"/>
        </table:table-row>
        <table:table-row table:style-name="ro2">
          <table:table-cell table:style-name="ce135" table:formula="of:=[$PCR.A6]" office:value-type="date" office:date-value="2021-01-15" calcext:value-type="date">
            <text:p>15/01/21</text:p>
          </table:table-cell>
          <table:table-cell table:style-name="ce126" table:formula="of:=[$PCR.B6]" office:value-type="float" office:value="0" calcext:value-type="float">
            <text:p>0</text:p>
          </table:table-cell>
          <table:table-cell table:style-name="ce126" table:formula="of:=[$PCR.C6]" office:value-type="float" office:value="0" calcext:value-type="float">
            <text:p>0</text:p>
          </table:table-cell>
          <table:table-cell table:style-name="ce126" table:formula="of:=[$PCR.D6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61" calcext:value-type="float">
            <text:p>0.61</text:p>
          </table:table-cell>
          <table:table-cell office:value-type="float" office:value="190297" calcext:value-type="float">
            <text:p>190297</text:p>
          </table:table-cell>
          <table:table-cell office:value-type="float" office:value="-5064" calcext:value-type="float">
            <text:p>-5064</text:p>
          </table:table-cell>
          <table:table-cell office:value-type="float" office:value="262002" calcext:value-type="float">
            <text:p>262002</text:p>
          </table:table-cell>
          <table:table-cell office:value-type="float" office:value="57413" calcext:value-type="float">
            <text:p>57413</text:p>
          </table:table-cell>
          <table:table-cell table:style-name="ce126" office:value-type="float" office:value="-190201" calcext:value-type="float">
            <text:p>-190201</text:p>
          </table:table-cell>
          <table:table-cell table:style-name="ce26" office:value-type="float" office:value="-169.6" calcext:value-type="float">
            <text:p>-169.6</text:p>
          </table:table-cell>
          <table:table-cell office:value-type="float" office:value="14458.5" calcext:value-type="float">
            <text:p>14458.5</text:p>
          </table:table-cell>
          <table:table-cell table:style-name="ce27" table:formula="of:=TRUNC(SUM([.M6]-[.M5])/[.M5]*100; 2)" office:value-type="float" office:value="-1.15" calcext:value-type="float">
            <text:p>-1.15</text:p>
          </table:table-cell>
          <table:table-cell table:style-name="ce27" table:formula="of:=[$BANKNIFTY.N6]" office:value-type="float" office:value="-1.02" calcext:value-type="float">
            <text:p>-1.02</text:p>
          </table:table-cell>
          <table:table-cell table:style-name="ce27" table:formula="of:=[$FINNIFTY.N6]" office:value-type="float" office:value="-0.82" calcext:value-type="float">
            <text:p>-0.82</text:p>
          </table:table-cell>
          <table:table-cell table:style-name="ce157" table:formula="of:=[$'DAILY-ANALYSIS-FNO'.K6]" office:value-type="date" office:date-value="2021-01-15" calcext:value-type="date">
            <text:p>15/01/21</text:p>
          </table:table-cell>
          <table:table-cell table:number-columns-repeated="47"/>
        </table:table-row>
        <table:table-row table:style-name="ro2">
          <table:table-cell table:style-name="ce135" table:formula="of:=[$PCR.A7]" office:value-type="date" office:date-value="2021-01-18" calcext:value-type="date">
            <text:p>18/01/21</text:p>
          </table:table-cell>
          <table:table-cell table:style-name="ce126" table:formula="of:=[$PCR.B7]" office:value-type="float" office:value="0" calcext:value-type="float">
            <text:p>0</text:p>
          </table:table-cell>
          <table:table-cell table:style-name="ce126" table:formula="of:=[$PCR.C7]" office:value-type="float" office:value="0" calcext:value-type="float">
            <text:p>0</text:p>
          </table:table-cell>
          <table:table-cell table:style-name="ce126" table:formula="of:=[$PCR.D7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58" calcext:value-type="float">
            <text:p>0.58</text:p>
          </table:table-cell>
          <table:table-cell office:value-type="float" office:value="184528" calcext:value-type="float">
            <text:p>184528</text:p>
          </table:table-cell>
          <table:table-cell office:value-type="float" office:value="-5769" calcext:value-type="float">
            <text:p>-5769</text:p>
          </table:table-cell>
          <table:table-cell office:value-type="float" office:value="60713" calcext:value-type="float">
            <text:p>60713</text:p>
          </table:table-cell>
          <table:table-cell office:value-type="float" office:value="17422" calcext:value-type="float">
            <text:p>17422</text:p>
          </table:table-cell>
          <table:table-cell table:style-name="ce126" office:value-type="float" office:value="-233492" calcext:value-type="float">
            <text:p>-233492</text:p>
          </table:table-cell>
          <table:table-cell table:style-name="ce26" office:value-type="float" office:value="-171.25" calcext:value-type="float">
            <text:p>-171.25</text:p>
          </table:table-cell>
          <table:table-cell office:value-type="float" office:value="14287.25" calcext:value-type="float">
            <text:p>14287.25</text:p>
          </table:table-cell>
          <table:table-cell table:style-name="ce27" table:formula="of:=TRUNC(SUM([.M7]-[.M6])/[.M6]*100; 2)" office:value-type="float" office:value="-1.18" calcext:value-type="float">
            <text:p>-1.18</text:p>
          </table:table-cell>
          <table:table-cell table:style-name="ce27" table:formula="of:=[$BANKNIFTY.N7]" office:value-type="float" office:value="-1.54" calcext:value-type="float">
            <text:p>-1.54</text:p>
          </table:table-cell>
          <table:table-cell table:style-name="ce27" table:formula="of:=[$FINNIFTY.N7]" office:value-type="float" office:value="-1.58" calcext:value-type="float">
            <text:p>-1.58</text:p>
          </table:table-cell>
          <table:table-cell table:style-name="ce157" table:formula="of:=[$'DAILY-ANALYSIS-FNO'.K7]" office:value-type="date" office:date-value="2021-01-18" calcext:value-type="date">
            <text:p>18/01/21</text:p>
          </table:table-cell>
          <table:table-cell table:number-columns-repeated="47"/>
        </table:table-row>
        <table:table-row table:style-name="ro2">
          <table:table-cell table:style-name="ce135" table:formula="of:=[$PCR.A8]" office:value-type="date" office:date-value="2021-01-19" calcext:value-type="date">
            <text:p>19/01/21</text:p>
          </table:table-cell>
          <table:table-cell table:style-name="ce126" table:formula="of:=[$PCR.B8]" office:value-type="float" office:value="0" calcext:value-type="float">
            <text:p>0</text:p>
          </table:table-cell>
          <table:table-cell table:style-name="ce126" table:formula="of:=[$PCR.C8]" office:value-type="float" office:value="0" calcext:value-type="float">
            <text:p>0</text:p>
          </table:table-cell>
          <table:table-cell table:style-name="ce126" table:formula="of:=[$PCR.D8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95" calcext:value-type="float">
            <text:p>0.95</text:p>
          </table:table-cell>
          <table:table-cell office:value-type="float" office:value="185554" calcext:value-type="float">
            <text:p>185554</text:p>
          </table:table-cell>
          <table:table-cell office:value-type="float" office:value="1026" calcext:value-type="float">
            <text:p>1026</text:p>
          </table:table-cell>
          <table:table-cell office:value-type="float" office:value="-101646" calcext:value-type="float">
            <text:p>-101646</text:p>
          </table:table-cell>
          <table:table-cell office:value-type="float" office:value="107681" calcext:value-type="float">
            <text:p>107681</text:p>
          </table:table-cell>
          <table:table-cell table:style-name="ce126" office:value-type="float" office:value="-24165" calcext:value-type="float">
            <text:p>-24165</text:p>
          </table:table-cell>
          <table:table-cell table:style-name="ce26" office:value-type="float" office:value="282.75" calcext:value-type="float">
            <text:p>282.75</text:p>
          </table:table-cell>
          <table:table-cell office:value-type="float" office:value="14570" calcext:value-type="float">
            <text:p>14570</text:p>
          </table:table-cell>
          <table:table-cell table:style-name="ce27" table:formula="of:=TRUNC(SUM([.M8]-[.M7])/[.M7]*100; 2)" office:value-type="float" office:value="1.97" calcext:value-type="float">
            <text:p>1.97</text:p>
          </table:table-cell>
          <table:table-cell table:style-name="ce27" table:formula="of:=[$BANKNIFTY.N8]" office:value-type="float" office:value="2.21" calcext:value-type="float">
            <text:p>2.21</text:p>
          </table:table-cell>
          <table:table-cell table:style-name="ce27" table:formula="of:=[$FINNIFTY.N8]" office:value-type="float" office:value="2.64" calcext:value-type="float">
            <text:p>2.64</text:p>
          </table:table-cell>
          <table:table-cell table:style-name="ce156" table:formula="of:=[$'DAILY-ANALYSIS-FNO'.K8]" office:value-type="date" office:date-value="2021-01-19" calcext:value-type="date">
            <text:p>19/01/21</text:p>
          </table:table-cell>
          <table:table-cell table:number-columns-repeated="47"/>
        </table:table-row>
        <table:table-row table:style-name="ro2">
          <table:table-cell table:style-name="ce135" table:formula="of:=[$PCR.A9]" office:value-type="date" office:date-value="2021-01-20" calcext:value-type="date">
            <text:p>20/01/21</text:p>
          </table:table-cell>
          <table:table-cell table:style-name="ce126" table:formula="of:=[$PCR.B9]" office:value-type="float" office:value="0" calcext:value-type="float">
            <text:p>0</text:p>
          </table:table-cell>
          <table:table-cell table:style-name="ce126" table:formula="of:=[$PCR.C9]" office:value-type="float" office:value="0" calcext:value-type="float">
            <text:p>0</text:p>
          </table:table-cell>
          <table:table-cell table:style-name="ce126" table:formula="of:=[$PCR.D9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06" calcext:value-type="float">
            <text:p>1.06</text:p>
          </table:table-cell>
          <table:table-cell office:value-type="float" office:value="194604" calcext:value-type="float">
            <text:p>194604</text:p>
          </table:table-cell>
          <table:table-cell office:value-type="float" office:value="9050" calcext:value-type="float">
            <text:p>9050</text:p>
          </table:table-cell>
          <table:table-cell office:value-type="float" office:value="-48803" calcext:value-type="float">
            <text:p>-48803</text:p>
          </table:table-cell>
          <table:table-cell office:value-type="float" office:value="-1035" calcext:value-type="float">
            <text:p>-1035</text:p>
          </table:table-cell>
          <table:table-cell table:style-name="ce126" office:value-type="float" office:value="23603" calcext:value-type="float">
            <text:p>23603</text:p>
          </table:table-cell>
          <table:table-cell table:style-name="ce26" office:value-type="float" office:value="75.15" calcext:value-type="float">
            <text:p>75.15</text:p>
          </table:table-cell>
          <table:table-cell office:value-type="float" office:value="14645.15" calcext:value-type="float">
            <text:p>14645.15</text:p>
          </table:table-cell>
          <table:table-cell table:style-name="ce27" table:formula="of:=TRUNC(SUM([.M9]-[.M8])/[.M8]*100; 2)" office:value-type="float" office:value="0.51" calcext:value-type="float">
            <text:p>0.51</text:p>
          </table:table-cell>
          <table:table-cell table:style-name="ce27" table:formula="of:=[$BANKNIFTY.N9]" office:value-type="float" office:value="0.19" calcext:value-type="float">
            <text:p>0.19</text:p>
          </table:table-cell>
          <table:table-cell table:style-name="ce27" table:formula="of:=[$FINNIFTY.N9]" office:value-type="float" office:value="0.21" calcext:value-type="float">
            <text:p>0.21</text:p>
          </table:table-cell>
          <table:table-cell table:style-name="ce135" table:formula="of:=[$'DAILY-ANALYSIS-FNO'.K9]" office:value-type="date" office:date-value="2021-01-20" calcext:value-type="date">
            <text:p>20/01/21</text:p>
          </table:table-cell>
          <table:table-cell table:number-columns-repeated="47"/>
        </table:table-row>
        <table:table-row table:style-name="ro2">
          <table:table-cell table:style-name="ce135" table:formula="of:=[$PCR.A10]" office:value-type="date" office:date-value="2021-01-21" calcext:value-type="date">
            <text:p>21/01/21</text:p>
          </table:table-cell>
          <table:table-cell table:style-name="ce126" table:formula="of:=[$PCR.B10]" office:value-type="float" office:value="0" calcext:value-type="float">
            <text:p>0</text:p>
          </table:table-cell>
          <table:table-cell table:style-name="ce126" table:formula="of:=[$PCR.C10]" office:value-type="float" office:value="0" calcext:value-type="float">
            <text:p>0</text:p>
          </table:table-cell>
          <table:table-cell table:style-name="ce126" table:formula="of:=[$PCR.D10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85" calcext:value-type="float">
            <text:p>0.85</text:p>
          </table:table-cell>
          <table:table-cell office:value-type="float" office:value="192547" calcext:value-type="float">
            <text:p>192547</text:p>
          </table:table-cell>
          <table:table-cell office:value-type="float" office:value="-2057" calcext:value-type="float">
            <text:p>-2057</text:p>
          </table:table-cell>
          <table:table-cell office:value-type="float" office:value="-3842" calcext:value-type="float">
            <text:p>-3842</text:p>
          </table:table-cell>
          <table:table-cell office:value-type="float" office:value="-88852" calcext:value-type="float">
            <text:p>-88852</text:p>
          </table:table-cell>
          <table:table-cell table:style-name="ce24" office:value-type="float" office:value="-61407" calcext:value-type="float">
            <text:p>-61407</text:p>
          </table:table-cell>
          <table:table-cell table:style-name="ce26" office:value-type="float" office:value="-46.5" calcext:value-type="float">
            <text:p>-46.5</text:p>
          </table:table-cell>
          <table:table-cell office:value-type="float" office:value="14598.65" calcext:value-type="float">
            <text:p>14598.65</text:p>
          </table:table-cell>
          <table:table-cell table:style-name="ce27" table:formula="of:=TRUNC(SUM([.M10]-[.M9])/[.M9]*100; 2)" office:value-type="float" office:value="-0.31" calcext:value-type="float">
            <text:p>-0.31</text:p>
          </table:table-cell>
          <table:table-cell table:style-name="ce27" table:formula="of:=[$BANKNIFTY.N10]" office:value-type="float" office:value="-1.09" calcext:value-type="float">
            <text:p>-1.09</text:p>
          </table:table-cell>
          <table:table-cell table:style-name="ce27" table:formula="of:=[$FINNIFTY.N10]" office:value-type="float" office:value="-0.9" calcext:value-type="float">
            <text:p>-0.9</text:p>
          </table:table-cell>
          <table:table-cell table:style-name="ce157" table:formula="of:=[$'DAILY-ANALYSIS-FNO'.K10]" office:value-type="date" office:date-value="2021-01-21" calcext:value-type="date">
            <text:p>21/01/21</text:p>
          </table:table-cell>
          <table:table-cell table:number-columns-repeated="47"/>
        </table:table-row>
        <table:table-row table:style-name="ro2">
          <table:table-cell table:style-name="ce135" table:formula="of:=[$PCR.A11]" office:value-type="date" office:date-value="2021-01-22" calcext:value-type="date">
            <text:p>22/01/21</text:p>
          </table:table-cell>
          <table:table-cell table:style-name="ce126" table:formula="of:=[$PCR.B11]" office:value-type="float" office:value="0" calcext:value-type="float">
            <text:p>0</text:p>
          </table:table-cell>
          <table:table-cell table:style-name="ce126" table:formula="of:=[$PCR.C11]" office:value-type="float" office:value="0" calcext:value-type="float">
            <text:p>0</text:p>
          </table:table-cell>
          <table:table-cell table:style-name="ce126" table:formula="of:=[$PCR.D11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76" calcext:value-type="float">
            <text:p>0.76</text:p>
          </table:table-cell>
          <table:table-cell table:style-name="ce22" office:value-type="float" office:value="183195" calcext:value-type="float">
            <text:p>183195</text:p>
          </table:table-cell>
          <table:table-cell office:value-type="float" office:value="-9352" calcext:value-type="float">
            <text:p>-9352</text:p>
          </table:table-cell>
          <table:table-cell office:value-type="float" office:value="260061" calcext:value-type="float">
            <text:p>260061</text:p>
          </table:table-cell>
          <table:table-cell office:value-type="float" office:value="38978" calcext:value-type="float">
            <text:p>38978</text:p>
          </table:table-cell>
          <table:table-cell table:style-name="ce126" office:value-type="float" office:value="-166487" calcext:value-type="float">
            <text:p>-166487</text:p>
          </table:table-cell>
          <table:table-cell table:style-name="ce26" office:value-type="float" office:value="-218.5" calcext:value-type="float">
            <text:p>-218.5</text:p>
          </table:table-cell>
          <table:table-cell office:value-type="float" office:value="14380.15" calcext:value-type="float">
            <text:p>14380.15</text:p>
          </table:table-cell>
          <table:table-cell table:style-name="ce27" table:formula="of:=TRUNC(SUM([.M11]-[.M10])/[.M10]*100; 2)" office:value-type="float" office:value="-1.49" calcext:value-type="float">
            <text:p>-1.49</text:p>
          </table:table-cell>
          <table:table-cell table:style-name="ce27" table:formula="of:=[$BANKNIFTY.N11]" office:value-type="float" office:value="-3.19" calcext:value-type="float">
            <text:p>-3.19</text:p>
          </table:table-cell>
          <table:table-cell table:style-name="ce27" table:formula="of:=[$FINNIFTY.N11]" office:value-type="float" office:value="-2.44" calcext:value-type="float">
            <text:p>-2.44</text:p>
          </table:table-cell>
          <table:table-cell table:style-name="ce157" table:formula="of:=[$'DAILY-ANALYSIS-FNO'.K11]" office:value-type="date" office:date-value="2021-01-22" calcext:value-type="date">
            <text:p>22/01/21</text:p>
          </table:table-cell>
          <table:table-cell table:number-columns-repeated="47"/>
        </table:table-row>
        <table:table-row table:style-name="ro2">
          <table:table-cell table:style-name="ce135" table:formula="of:=[$PCR.A12]" office:value-type="date" office:date-value="2021-01-25" calcext:value-type="date">
            <text:p>25/01/21</text:p>
          </table:table-cell>
          <table:table-cell table:style-name="ce126" table:formula="of:=[$PCR.B12]" office:value-type="float" office:value="0" calcext:value-type="float">
            <text:p>0</text:p>
          </table:table-cell>
          <table:table-cell table:style-name="ce126" table:formula="of:=[$PCR.C12]" office:value-type="float" office:value="0" calcext:value-type="float">
            <text:p>0</text:p>
          </table:table-cell>
          <table:table-cell table:style-name="ce126" table:formula="of:=[$PCR.D12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67" calcext:value-type="float">
            <text:p>0.67</text:p>
          </table:table-cell>
          <table:table-cell office:value-type="float" office:value="187263" calcext:value-type="float">
            <text:p>187263</text:p>
          </table:table-cell>
          <table:table-cell office:value-type="float" office:value="4068" calcext:value-type="float">
            <text:p>4068</text:p>
          </table:table-cell>
          <table:table-cell office:value-type="float" office:value="72972" calcext:value-type="float">
            <text:p>72972</text:p>
          </table:table-cell>
          <table:table-cell office:value-type="float" office:value="-7487" calcext:value-type="float">
            <text:p>-7487</text:p>
          </table:table-cell>
          <table:table-cell table:style-name="ce126" office:value-type="float" office:value="-246946" calcext:value-type="float">
            <text:p>-246946</text:p>
          </table:table-cell>
          <table:table-cell table:style-name="ce26" office:value-type="float" office:value="-127" calcext:value-type="float">
            <text:p>-127</text:p>
          </table:table-cell>
          <table:table-cell office:value-type="float" office:value="14253.15" calcext:value-type="float">
            <text:p>14253.15</text:p>
          </table:table-cell>
          <table:table-cell table:style-name="ce27" table:formula="of:=TRUNC(SUM([.M12]-[.M11])/[.M11]*100; 2)" office:value-type="float" office:value="-0.88" calcext:value-type="float">
            <text:p>-0.88</text:p>
          </table:table-cell>
          <table:table-cell table:style-name="ce27" table:formula="of:=[$BANKNIFTY.N12]" office:value-type="float" office:value="-0.05" calcext:value-type="float">
            <text:p>-0.05</text:p>
          </table:table-cell>
          <table:table-cell table:style-name="ce27" table:formula="of:=[$FINNIFTY.N12]" office:value-type="float" office:value="0" calcext:value-type="float">
            <text:p>0</text:p>
          </table:table-cell>
          <table:table-cell table:style-name="ce157" table:formula="of:=[$'DAILY-ANALYSIS-FNO'.K12]" office:value-type="date" office:date-value="2021-01-25" calcext:value-type="date">
            <text:p>25/01/21</text:p>
          </table:table-cell>
          <table:table-cell table:number-columns-repeated="47"/>
        </table:table-row>
        <table:table-row table:style-name="ro2">
          <table:table-cell table:style-name="ce135" table:formula="of:=[$PCR.A13]" office:value-type="date" office:date-value="2021-01-27" calcext:value-type="date">
            <text:p>27/01/21</text:p>
          </table:table-cell>
          <table:table-cell table:style-name="ce126" table:formula="of:=[$PCR.B13]" office:value-type="float" office:value="0" calcext:value-type="float">
            <text:p>0</text:p>
          </table:table-cell>
          <table:table-cell table:style-name="ce126" table:formula="of:=[$PCR.C13]" office:value-type="float" office:value="0" calcext:value-type="float">
            <text:p>0</text:p>
          </table:table-cell>
          <table:table-cell table:style-name="ce126" table:formula="of:=[$PCR.D13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58" calcext:value-type="float">
            <text:p>0.58</text:p>
          </table:table-cell>
          <table:table-cell office:value-type="float" office:value="181644" calcext:value-type="float">
            <text:p>181644</text:p>
          </table:table-cell>
          <table:table-cell office:value-type="float" office:value="-5619" calcext:value-type="float">
            <text:p>-5619</text:p>
          </table:table-cell>
          <table:table-cell office:value-type="float" office:value="69442" calcext:value-type="float">
            <text:p>69442</text:p>
          </table:table-cell>
          <table:table-cell office:value-type="float" office:value="-28368" calcext:value-type="float">
            <text:p>-28368</text:p>
          </table:table-cell>
          <table:table-cell table:style-name="ce126" office:value-type="float" office:value="-344756" calcext:value-type="float">
            <text:p>-344756</text:p>
          </table:table-cell>
          <table:table-cell table:style-name="ce26" office:value-type="float" office:value="-270.6" calcext:value-type="float">
            <text:p>-270.6</text:p>
          </table:table-cell>
          <table:table-cell office:value-type="float" office:value="13982.55" calcext:value-type="float">
            <text:p>13982.55</text:p>
          </table:table-cell>
          <table:table-cell table:style-name="ce27" table:formula="of:=TRUNC(SUM([.M13]-[.M12])/[.M12]*100; 2)" office:value-type="float" office:value="-1.89" calcext:value-type="float">
            <text:p>-1.89</text:p>
          </table:table-cell>
          <table:table-cell table:style-name="ce27" table:formula="of:=[$BANKNIFTY.N13]" office:value-type="float" office:value="-2.73" calcext:value-type="float">
            <text:p>-2.73</text:p>
          </table:table-cell>
          <table:table-cell table:style-name="ce27" table:formula="of:=[$FINNIFTY.N13]" office:value-type="float" office:value="-2.6" calcext:value-type="float">
            <text:p>-2.6</text:p>
          </table:table-cell>
          <table:table-cell table:style-name="ce157" table:formula="of:=[$'DAILY-ANALYSIS-FNO'.K13]" office:value-type="date" office:date-value="2021-01-27" calcext:value-type="date">
            <text:p>27/01/21</text:p>
          </table:table-cell>
          <table:table-cell table:number-columns-repeated="47"/>
        </table:table-row>
        <table:table-row table:style-name="ro2">
          <table:table-cell table:style-name="ce135" table:formula="of:=[$PCR.A14]" office:value-type="date" office:date-value="2021-01-28" calcext:value-type="date">
            <text:p>28/01/21</text:p>
          </table:table-cell>
          <table:table-cell table:style-name="ce126" table:formula="of:=[$PCR.B14]" office:value-type="float" office:value="0" calcext:value-type="float">
            <text:p>0</text:p>
          </table:table-cell>
          <table:table-cell table:style-name="ce126" table:formula="of:=[$PCR.C14]" office:value-type="float" office:value="0" calcext:value-type="float">
            <text:p>0</text:p>
          </table:table-cell>
          <table:table-cell table:style-name="ce126" table:formula="of:=[$PCR.D14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65" calcext:value-type="float">
            <text:p>0.65</text:p>
          </table:table-cell>
          <table:table-cell office:value-type="float" office:value="176199" calcext:value-type="float">
            <text:p>176199</text:p>
          </table:table-cell>
          <table:table-cell office:value-type="float" office:value="-5445" calcext:value-type="float">
            <text:p>-5445</text:p>
          </table:table-cell>
          <table:table-cell office:value-type="float" office:value="-99501" calcext:value-type="float">
            <text:p>-99501</text:p>
          </table:table-cell>
          <table:table-cell office:value-type="float" office:value="-13009" calcext:value-type="float">
            <text:p>-13009</text:p>
          </table:table-cell>
          <table:table-cell table:style-name="ce126" office:value-type="float" office:value="-258264" calcext:value-type="float">
            <text:p>-258264</text:p>
          </table:table-cell>
          <table:table-cell table:style-name="ce26" office:value-type="float" office:value="-169.05" calcext:value-type="float">
            <text:p>-169.05</text:p>
          </table:table-cell>
          <table:table-cell office:value-type="float" office:value="13813.5" calcext:value-type="float">
            <text:p>13813.5</text:p>
          </table:table-cell>
          <table:table-cell table:style-name="ce27" table:formula="of:=TRUNC(SUM([.M14]-[.M13])/[.M13]*100; 2)" office:value-type="float" office:value="-1.2" calcext:value-type="float">
            <text:p>-1.2</text:p>
          </table:table-cell>
          <table:table-cell table:style-name="ce27" table:formula="of:=[$BANKNIFTY.N14]" office:value-type="float" office:value="-0.07" calcext:value-type="float">
            <text:p>-0.07</text:p>
          </table:table-cell>
          <table:table-cell table:style-name="ce27" table:formula="of:=[$FINNIFTY.N14]" office:value-type="float" office:value="-1.11" calcext:value-type="float">
            <text:p>-1.11</text:p>
          </table:table-cell>
          <table:table-cell table:style-name="ce135" table:formula="of:=[$'DAILY-ANALYSIS-FNO'.K14]" office:value-type="date" office:date-value="2021-01-28" calcext:value-type="date">
            <text:p>28/01/21</text:p>
          </table:table-cell>
          <table:table-cell table:number-columns-repeated="47"/>
        </table:table-row>
        <table:table-row table:style-name="ro2">
          <table:table-cell table:style-name="ce135" table:formula="of:=[$PCR.A15]" office:value-type="date" office:date-value="2021-01-29" calcext:value-type="date">
            <text:p>29/01/21</text:p>
          </table:table-cell>
          <table:table-cell table:style-name="ce126" table:formula="of:=[$PCR.B15]" office:value-type="float" office:value="0" calcext:value-type="float">
            <text:p>0</text:p>
          </table:table-cell>
          <table:table-cell table:style-name="ce126" table:formula="of:=[$PCR.C15]" office:value-type="float" office:value="0" calcext:value-type="float">
            <text:p>0</text:p>
          </table:table-cell>
          <table:table-cell table:style-name="ce126" table:formula="of:=[$PCR.D15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56" calcext:value-type="float">
            <text:p>0.56</text:p>
          </table:table-cell>
          <table:table-cell office:value-type="float" office:value="131831" calcext:value-type="float">
            <text:p>131831</text:p>
          </table:table-cell>
          <table:table-cell office:value-type="float" office:value="-4330" calcext:value-type="float">
            <text:p>-4330</text:p>
          </table:table-cell>
          <table:table-cell office:value-type="float" office:value="229527" calcext:value-type="float">
            <text:p>229527</text:p>
          </table:table-cell>
          <table:table-cell office:value-type="float" office:value="100920" calcext:value-type="float">
            <text:p>100920</text:p>
          </table:table-cell>
          <table:table-cell table:style-name="ce126" office:value-type="float" office:value="-184190" calcext:value-type="float">
            <text:p>-184190</text:p>
          </table:table-cell>
          <table:table-cell table:style-name="ce26" office:value-type="float" office:value="-104.4" calcext:value-type="float">
            <text:p>-104.4</text:p>
          </table:table-cell>
          <table:table-cell office:value-type="float" office:value="13709.1" calcext:value-type="float">
            <text:p>13709.1</text:p>
          </table:table-cell>
          <table:table-cell table:style-name="ce27" table:formula="of:=TRUNC(SUM([.M15]-[.M14])/[.M14]*100; 2)" office:value-type="float" office:value="-0.75" calcext:value-type="float">
            <text:p>-0.75</text:p>
          </table:table-cell>
          <table:table-cell table:style-name="ce27" table:formula="of:=[$BANKNIFTY.N15]" office:value-type="float" office:value="1.22" calcext:value-type="float">
            <text:p>1.22</text:p>
          </table:table-cell>
          <table:table-cell table:style-name="ce27" table:formula="of:=[$FINNIFTY.N15]" office:value-type="float" office:value="0.27" calcext:value-type="float">
            <text:p>0.27</text:p>
          </table:table-cell>
          <table:table-cell table:style-name="ce156" table:formula="of:=[$'DAILY-ANALYSIS-FNO'.K15]" office:value-type="date" office:date-value="2021-01-29" calcext:value-type="date">
            <text:p>29/01/21</text:p>
          </table:table-cell>
          <table:table-cell table:number-columns-repeated="47"/>
        </table:table-row>
        <table:table-row table:style-name="ro2">
          <table:table-cell table:style-name="ce135" table:formula="of:=[$PCR.A16]" office:value-type="date" office:date-value="2021-02-01" calcext:value-type="date">
            <text:p>01/02/21</text:p>
          </table:table-cell>
          <table:table-cell table:style-name="ce126" table:formula="of:=[$PCR.B16]" office:value-type="float" office:value="0" calcext:value-type="float">
            <text:p>0</text:p>
          </table:table-cell>
          <table:table-cell table:style-name="ce126" table:formula="of:=[$PCR.C16]" office:value-type="float" office:value="0" calcext:value-type="float">
            <text:p>0</text:p>
          </table:table-cell>
          <table:table-cell table:style-name="ce126" table:formula="of:=[$PCR.D16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2" calcext:value-type="float">
            <text:p>1.2</text:p>
          </table:table-cell>
          <table:table-cell office:value-type="float" office:value="144228" calcext:value-type="float">
            <text:p>144228</text:p>
          </table:table-cell>
          <table:table-cell office:value-type="float" office:value="12397" calcext:value-type="float">
            <text:p>12397</text:p>
          </table:table-cell>
          <table:table-cell office:value-type="float" office:value="-22084" calcext:value-type="float">
            <text:p>-22084</text:p>
          </table:table-cell>
          <table:table-cell office:value-type="float" office:value="239837" calcext:value-type="float">
            <text:p>239837</text:p>
          </table:table-cell>
          <table:table-cell table:style-name="ce126" office:value-type="float" office:value="77731" calcext:value-type="float">
            <text:p>77731</text:p>
          </table:table-cell>
          <table:table-cell table:style-name="ce26" office:value-type="float" office:value="642.15" calcext:value-type="float">
            <text:p>642.15</text:p>
          </table:table-cell>
          <table:table-cell office:value-type="float" office:value="14351.25" calcext:value-type="float">
            <text:p>14351.25</text:p>
          </table:table-cell>
          <table:table-cell table:style-name="ce27" table:formula="of:=TRUNC(SUM([.M16]-[.M15])/[.M15]*100; 2)" office:value-type="float" office:value="4.68" calcext:value-type="float">
            <text:p>4.68</text:p>
          </table:table-cell>
          <table:table-cell table:style-name="ce27" table:formula="of:=[$BANKNIFTY.N16]" office:value-type="float" office:value="8.46" calcext:value-type="float">
            <text:p>8.46</text:p>
          </table:table-cell>
          <table:table-cell table:style-name="ce27" table:formula="of:=[$FINNIFTY.N16]" office:value-type="float" office:value="7.68" calcext:value-type="float">
            <text:p>7.68</text:p>
          </table:table-cell>
          <table:table-cell table:style-name="ce156" table:formula="of:=[$'DAILY-ANALYSIS-FNO'.K16]" office:value-type="date" office:date-value="2021-02-01" calcext:value-type="date">
            <text:p>01/02/21</text:p>
          </table:table-cell>
          <table:table-cell table:number-columns-repeated="47"/>
        </table:table-row>
        <table:table-row table:style-name="ro2">
          <table:table-cell table:style-name="ce135" table:formula="of:=[$PCR.A17]" office:value-type="date" office:date-value="2021-02-02" calcext:value-type="date">
            <text:p>02/02/21</text:p>
          </table:table-cell>
          <table:table-cell table:style-name="ce126" table:formula="of:=[$PCR.B17]" office:value-type="float" office:value="0" calcext:value-type="float">
            <text:p>0</text:p>
          </table:table-cell>
          <table:table-cell table:style-name="ce126" table:formula="of:=[$PCR.C17]" office:value-type="float" office:value="0" calcext:value-type="float">
            <text:p>0</text:p>
          </table:table-cell>
          <table:table-cell table:style-name="ce126" table:formula="of:=[$PCR.D17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13" calcext:value-type="float">
            <text:p>1.13</text:p>
          </table:table-cell>
          <table:table-cell office:value-type="float" office:value="142761" calcext:value-type="float">
            <text:p>142761</text:p>
          </table:table-cell>
          <table:table-cell office:value-type="float" office:value="-1467" calcext:value-type="float">
            <text:p>-1467</text:p>
          </table:table-cell>
          <table:table-cell office:value-type="float" office:value="72921" calcext:value-type="float">
            <text:p>72921</text:p>
          </table:table-cell>
          <table:table-cell office:value-type="float" office:value="53943" calcext:value-type="float">
            <text:p>53943</text:p>
          </table:table-cell>
          <table:table-cell table:style-name="ce126" office:value-type="float" office:value="58753" calcext:value-type="float">
            <text:p>58753</text:p>
          </table:table-cell>
          <table:table-cell table:style-name="ce26" office:value-type="float" office:value="344.75" calcext:value-type="float">
            <text:p>344.75</text:p>
          </table:table-cell>
          <table:table-cell office:value-type="float" office:value="14696" calcext:value-type="float">
            <text:p>14696</text:p>
          </table:table-cell>
          <table:table-cell table:style-name="ce27" table:formula="of:=TRUNC(SUM([.M17]-[.M16])/[.M16]*100; 2)" office:value-type="float" office:value="2.4" calcext:value-type="float">
            <text:p>2.4</text:p>
          </table:table-cell>
          <table:table-cell table:style-name="ce27" table:formula="of:=[$BANKNIFTY.N17]" office:value-type="float" office:value="3.35" calcext:value-type="float">
            <text:p>3.35</text:p>
          </table:table-cell>
          <table:table-cell table:style-name="ce27" table:formula="of:=[$FINNIFTY.N17]" office:value-type="float" office:value="2.97" calcext:value-type="float">
            <text:p>2.97</text:p>
          </table:table-cell>
          <table:table-cell table:style-name="ce156" table:formula="of:=[$'DAILY-ANALYSIS-FNO'.K17]" office:value-type="date" office:date-value="2021-02-02" calcext:value-type="date">
            <text:p>02/02/21</text:p>
          </table:table-cell>
          <table:table-cell table:number-columns-repeated="47"/>
        </table:table-row>
        <table:table-row table:style-name="ro2">
          <table:table-cell table:style-name="ce135" table:formula="of:=[$PCR.A18]" office:value-type="date" office:date-value="2021-02-03" calcext:value-type="date">
            <text:p>03/02/21</text:p>
          </table:table-cell>
          <table:table-cell table:style-name="ce126" table:formula="of:=[$PCR.B18]" office:value-type="float" office:value="0" calcext:value-type="float">
            <text:p>0</text:p>
          </table:table-cell>
          <table:table-cell table:style-name="ce126" table:formula="of:=[$PCR.C18]" office:value-type="float" office:value="0" calcext:value-type="float">
            <text:p>0</text:p>
          </table:table-cell>
          <table:table-cell table:style-name="ce126" table:formula="of:=[$PCR.D18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23" calcext:value-type="float">
            <text:p>1.23</text:p>
          </table:table-cell>
          <table:table-cell office:value-type="float" office:value="149366" calcext:value-type="float">
            <text:p>149366</text:p>
          </table:table-cell>
          <table:table-cell office:value-type="float" office:value="6605" calcext:value-type="float">
            <text:p>6605</text:p>
          </table:table-cell>
          <table:table-cell office:value-type="float" office:value="-12709" calcext:value-type="float">
            <text:p>-12709</text:p>
          </table:table-cell>
          <table:table-cell office:value-type="float" office:value="32576" calcext:value-type="float">
            <text:p>32576</text:p>
          </table:table-cell>
          <table:table-cell table:style-name="ce126" office:value-type="float" office:value="104038" calcext:value-type="float">
            <text:p>104038</text:p>
          </table:table-cell>
          <table:table-cell table:style-name="ce26" office:value-type="float" office:value="124.55" calcext:value-type="float">
            <text:p>124.55</text:p>
          </table:table-cell>
          <table:table-cell office:value-type="float" office:value="14820.55" calcext:value-type="float">
            <text:p>14820.55</text:p>
          </table:table-cell>
          <table:table-cell table:style-name="ce27" table:formula="of:=TRUNC(SUM([.M18]-[.M17])/[.M17]*100; 2)" office:value-type="float" office:value="0.84" calcext:value-type="float">
            <text:p>0.84</text:p>
          </table:table-cell>
          <table:table-cell table:style-name="ce27" table:formula="of:=[$BANKNIFTY.N18]" office:value-type="float" office:value="1.3" calcext:value-type="float">
            <text:p>1.3</text:p>
          </table:table-cell>
          <table:table-cell table:style-name="ce27" table:formula="of:=[$FINNIFTY.N18]" office:value-type="float" office:value="0.97" calcext:value-type="float">
            <text:p>0.97</text:p>
          </table:table-cell>
          <table:table-cell table:style-name="ce156" table:formula="of:=[$'DAILY-ANALYSIS-FNO'.K18]" office:value-type="date" office:date-value="2021-02-03" calcext:value-type="date">
            <text:p>03/02/21</text:p>
          </table:table-cell>
          <table:table-cell table:number-columns-repeated="47"/>
        </table:table-row>
        <table:table-row table:style-name="ro2">
          <table:table-cell table:style-name="ce135" table:formula="of:=[$PCR.A19]" office:value-type="date" office:date-value="2021-02-04" calcext:value-type="date">
            <text:p>04/02/21</text:p>
          </table:table-cell>
          <table:table-cell table:style-name="ce126" table:formula="of:=[$PCR.B19]" office:value-type="float" office:value="0" calcext:value-type="float">
            <text:p>0</text:p>
          </table:table-cell>
          <table:table-cell table:style-name="ce126" table:formula="of:=[$PCR.C19]" office:value-type="float" office:value="0" calcext:value-type="float">
            <text:p>0</text:p>
          </table:table-cell>
          <table:table-cell table:style-name="ce126" table:formula="of:=[$PCR.D19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39" calcext:value-type="float">
            <text:p>1.39</text:p>
          </table:table-cell>
          <table:table-cell office:value-type="float" office:value="161504" calcext:value-type="float">
            <text:p>161504</text:p>
          </table:table-cell>
          <table:table-cell office:value-type="float" office:value="12138" calcext:value-type="float">
            <text:p>12138</text:p>
          </table:table-cell>
          <table:table-cell office:value-type="float" office:value="-37440" calcext:value-type="float">
            <text:p>-37440</text:p>
          </table:table-cell>
          <table:table-cell office:value-type="float" office:value="18719" calcext:value-type="float">
            <text:p>18719</text:p>
          </table:table-cell>
          <table:table-cell table:style-name="ce126" office:value-type="float" office:value="160197" calcext:value-type="float">
            <text:p>160197</text:p>
          </table:table-cell>
          <table:table-cell table:style-name="ce26" office:value-type="float" office:value="74.8" calcext:value-type="float">
            <text:p>74.8</text:p>
          </table:table-cell>
          <table:table-cell office:value-type="float" office:value="14895.35" calcext:value-type="float">
            <text:p>14895.35</text:p>
          </table:table-cell>
          <table:table-cell table:style-name="ce27" table:formula="of:=TRUNC(SUM([.M19]-[.M18])/[.M18]*100; 2)" office:value-type="float" office:value="0.5" calcext:value-type="float">
            <text:p>0.5</text:p>
          </table:table-cell>
          <table:table-cell table:style-name="ce27" table:formula="of:=[$BANKNIFTY.N19]" office:value-type="float" office:value="1.46" calcext:value-type="float">
            <text:p>1.46</text:p>
          </table:table-cell>
          <table:table-cell table:style-name="ce27" table:formula="of:=[$FINNIFTY.N19]" office:value-type="float" office:value="1.38" calcext:value-type="float">
            <text:p>1.38</text:p>
          </table:table-cell>
          <table:table-cell table:style-name="ce135" table:formula="of:=[$'DAILY-ANALYSIS-FNO'.K19]" office:value-type="date" office:date-value="2021-02-04" calcext:value-type="date">
            <text:p>04/02/21</text:p>
          </table:table-cell>
          <table:table-cell table:number-columns-repeated="47"/>
        </table:table-row>
        <table:table-row table:style-name="ro2">
          <table:table-cell table:style-name="ce135" table:formula="of:=[$PCR.A20]" office:value-type="date" office:date-value="2021-02-05" calcext:value-type="date">
            <text:p>05/02/21</text:p>
          </table:table-cell>
          <table:table-cell table:style-name="ce126" table:formula="of:=[$PCR.B20]" office:value-type="float" office:value="0" calcext:value-type="float">
            <text:p>0</text:p>
          </table:table-cell>
          <table:table-cell table:style-name="ce126" table:formula="of:=[$PCR.C20]" office:value-type="float" office:value="0" calcext:value-type="float">
            <text:p>0</text:p>
          </table:table-cell>
          <table:table-cell table:style-name="ce126" table:formula="of:=[$PCR.D20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99" calcext:value-type="float">
            <text:p>0.99</text:p>
          </table:table-cell>
          <table:table-cell office:value-type="float" office:value="163564" calcext:value-type="float">
            <text:p>163564</text:p>
          </table:table-cell>
          <table:table-cell office:value-type="float" office:value="2060" calcext:value-type="float">
            <text:p>2060</text:p>
          </table:table-cell>
          <table:table-cell office:value-type="float" office:value="178295" calcext:value-type="float">
            <text:p>178295</text:p>
          </table:table-cell>
          <table:table-cell office:value-type="float" office:value="148481" calcext:value-type="float">
            <text:p>148481</text:p>
          </table:table-cell>
          <table:table-cell table:style-name="ce126" office:value-type="float" office:value="-3008" calcext:value-type="float">
            <text:p>-3008</text:p>
          </table:table-cell>
          <table:table-cell table:style-name="ce26" office:value-type="float" office:value="35.3" calcext:value-type="float">
            <text:p>35.3</text:p>
          </table:table-cell>
          <table:table-cell office:value-type="float" office:value="14930.65" calcext:value-type="float">
            <text:p>14930.65</text:p>
          </table:table-cell>
          <table:table-cell table:style-name="ce27" table:formula="of:=TRUNC(SUM([.M20]-[.M19])/[.M19]*100; 2)" office:value-type="float" office:value="0.23" calcext:value-type="float">
            <text:p>0.23</text:p>
          </table:table-cell>
          <table:table-cell table:style-name="ce27" table:formula="of:=[$BANKNIFTY.N20]" office:value-type="float" office:value="0.88" calcext:value-type="float">
            <text:p>0.88</text:p>
          </table:table-cell>
          <table:table-cell table:style-name="ce27" table:formula="of:=[$FINNIFTY.N20]" office:value-type="float" office:value="0.62" calcext:value-type="float">
            <text:p>0.62</text:p>
          </table:table-cell>
          <table:table-cell table:style-name="ce156" table:formula="of:=[$'DAILY-ANALYSIS-FNO'.K20]" office:value-type="date" office:date-value="2021-02-05" calcext:value-type="date">
            <text:p>05/02/21</text:p>
          </table:table-cell>
          <table:table-cell table:number-columns-repeated="47"/>
        </table:table-row>
        <table:table-row table:style-name="ro2">
          <table:table-cell table:style-name="ce135" table:formula="of:=[$PCR.A21]" office:value-type="date" office:date-value="2021-02-08" calcext:value-type="date">
            <text:p>08/02/21</text:p>
          </table:table-cell>
          <table:table-cell table:style-name="ce126" table:formula="of:=[$PCR.B21]" office:value-type="float" office:value="0" calcext:value-type="float">
            <text:p>0</text:p>
          </table:table-cell>
          <table:table-cell table:style-name="ce126" table:formula="of:=[$PCR.C21]" office:value-type="float" office:value="0" calcext:value-type="float">
            <text:p>0</text:p>
          </table:table-cell>
          <table:table-cell table:style-name="ce126" table:formula="of:=[$PCR.D21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16" calcext:value-type="float">
            <text:p>1.16</text:p>
          </table:table-cell>
          <table:table-cell office:value-type="float" office:value="163347" calcext:value-type="float">
            <text:p>163347</text:p>
          </table:table-cell>
          <table:table-cell office:value-type="float" office:value="-217" calcext:value-type="float">
            <text:p>-217</text:p>
          </table:table-cell>
          <table:table-cell office:value-type="float" office:value="29450" calcext:value-type="float">
            <text:p>29450</text:p>
          </table:table-cell>
          <table:table-cell office:value-type="float" office:value="95709" calcext:value-type="float">
            <text:p>95709</text:p>
          </table:table-cell>
          <table:table-cell table:style-name="ce126" office:value-type="float" office:value="63251" calcext:value-type="float">
            <text:p>63251</text:p>
          </table:table-cell>
          <table:table-cell table:style-name="ce26" office:value-type="float" office:value="195.85" calcext:value-type="float">
            <text:p>195.85</text:p>
          </table:table-cell>
          <table:table-cell office:value-type="float" office:value="15126.5" calcext:value-type="float">
            <text:p>15126.5</text:p>
          </table:table-cell>
          <table:table-cell table:style-name="ce27" table:formula="of:=TRUNC(SUM([.M21]-[.M20])/[.M20]*100; 2)" office:value-type="float" office:value="1.31" calcext:value-type="float">
            <text:p>1.31</text:p>
          </table:table-cell>
          <table:table-cell table:style-name="ce27" table:formula="of:=[$BANKNIFTY.N21]" office:value-type="float" office:value="0.97" calcext:value-type="float">
            <text:p>0.97</text:p>
          </table:table-cell>
          <table:table-cell table:style-name="ce27" table:formula="of:=[$FINNIFTY.N21]" office:value-type="float" office:value="0.86" calcext:value-type="float">
            <text:p>0.86</text:p>
          </table:table-cell>
          <table:table-cell table:style-name="ce156" table:formula="of:=[$'DAILY-ANALYSIS-FNO'.K21]" office:value-type="date" office:date-value="2021-02-08" calcext:value-type="date">
            <text:p>08/02/21</text:p>
          </table:table-cell>
          <table:table-cell table:number-columns-repeated="47"/>
        </table:table-row>
        <table:table-row table:style-name="ro2">
          <table:table-cell table:style-name="ce135" table:formula="of:=[$PCR.A22]" office:value-type="date" office:date-value="2021-02-09" calcext:value-type="date">
            <text:p>09/02/21</text:p>
          </table:table-cell>
          <table:table-cell table:style-name="ce126" table:formula="of:=[$PCR.B22]" office:value-type="float" office:value="0" calcext:value-type="float">
            <text:p>0</text:p>
          </table:table-cell>
          <table:table-cell table:style-name="ce126" table:formula="of:=[$PCR.C22]" office:value-type="float" office:value="0" calcext:value-type="float">
            <text:p>0</text:p>
          </table:table-cell>
          <table:table-cell table:style-name="ce126" table:formula="of:=[$PCR.D22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98" calcext:value-type="float">
            <text:p>0.98</text:p>
          </table:table-cell>
          <table:table-cell office:value-type="float" office:value="163062" calcext:value-type="float">
            <text:p>163062</text:p>
          </table:table-cell>
          <table:table-cell office:value-type="float" office:value="-285" calcext:value-type="float">
            <text:p>-285</text:p>
          </table:table-cell>
          <table:table-cell office:value-type="float" office:value="52098" calcext:value-type="float">
            <text:p>52098</text:p>
          </table:table-cell>
          <table:table-cell office:value-type="float" office:value="-22113" calcext:value-type="float">
            <text:p>-22113</text:p>
          </table:table-cell>
          <table:table-cell table:style-name="ce126" office:value-type="float" office:value="-10960" calcext:value-type="float">
            <text:p>-10960</text:p>
          </table:table-cell>
          <table:table-cell table:style-name="ce26" office:value-type="float" office:value="-20.75" calcext:value-type="float">
            <text:p>-20.75</text:p>
          </table:table-cell>
          <table:table-cell office:value-type="float" office:value="15105.75" calcext:value-type="float">
            <text:p>15105.75</text:p>
          </table:table-cell>
          <table:table-cell table:style-name="ce27" table:formula="of:=TRUNC(SUM([.M22]-[.M21])/[.M21]*100; 2)" office:value-type="float" office:value="-0.13" calcext:value-type="float">
            <text:p>-0.13</text:p>
          </table:table-cell>
          <table:table-cell table:style-name="ce27" table:formula="of:=[$BANKNIFTY.N22]" office:value-type="float" office:value="0.08" calcext:value-type="float">
            <text:p>0.08</text:p>
          </table:table-cell>
          <table:table-cell table:style-name="ce27" table:formula="of:=[$FINNIFTY.N22]" office:value-type="float" office:value="0.11" calcext:value-type="float">
            <text:p>0.11</text:p>
          </table:table-cell>
          <table:table-cell table:style-name="ce135" table:formula="of:=[$'DAILY-ANALYSIS-FNO'.K22]" office:value-type="date" office:date-value="2021-02-09" calcext:value-type="date">
            <text:p>09/02/21</text:p>
          </table:table-cell>
          <table:table-cell table:number-columns-repeated="47"/>
        </table:table-row>
        <table:table-row table:style-name="ro2">
          <table:table-cell table:style-name="ce135" table:formula="of:=[$PCR.A23]" office:value-type="date" office:date-value="2021-02-10" calcext:value-type="date">
            <text:p>10/02/21</text:p>
          </table:table-cell>
          <table:table-cell table:style-name="ce126" table:formula="of:=[$PCR.B23]" office:value-type="float" office:value="0" calcext:value-type="float">
            <text:p>0</text:p>
          </table:table-cell>
          <table:table-cell table:style-name="ce126" table:formula="of:=[$PCR.C23]" office:value-type="float" office:value="0" calcext:value-type="float">
            <text:p>0</text:p>
          </table:table-cell>
          <table:table-cell table:style-name="ce126" table:formula="of:=[$PCR.D23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9" calcext:value-type="float">
            <text:p>0.9</text:p>
          </table:table-cell>
          <table:table-cell office:value-type="float" office:value="162375" calcext:value-type="float">
            <text:p>162375</text:p>
          </table:table-cell>
          <table:table-cell office:value-type="float" office:value="-687" calcext:value-type="float">
            <text:p>-687</text:p>
          </table:table-cell>
          <table:table-cell office:value-type="float" office:value="50561" calcext:value-type="float">
            <text:p>50561</text:p>
          </table:table-cell>
          <table:table-cell office:value-type="float" office:value="11561" calcext:value-type="float">
            <text:p>11561</text:p>
          </table:table-cell>
          <table:table-cell table:style-name="ce126" office:value-type="float" office:value="-49960" calcext:value-type="float">
            <text:p>-49960</text:p>
          </table:table-cell>
          <table:table-cell table:style-name="ce26" office:value-type="float" office:value="13.8" calcext:value-type="float">
            <text:p>13.8</text:p>
          </table:table-cell>
          <table:table-cell office:value-type="float" office:value="15119.55" calcext:value-type="float">
            <text:p>15119.55</text:p>
          </table:table-cell>
          <table:table-cell table:style-name="ce27" table:formula="of:=TRUNC(SUM([.M23]-[.M22])/[.M22]*100; 2)" office:value-type="float" office:value="0.09" calcext:value-type="float">
            <text:p>0.09</text:p>
          </table:table-cell>
          <table:table-cell table:style-name="ce27" table:formula="of:=[$BANKNIFTY.N23]" office:value-type="float" office:value="-0.47" calcext:value-type="float">
            <text:p>-0.47</text:p>
          </table:table-cell>
          <table:table-cell table:style-name="ce27" table:formula="of:=[$FINNIFTY.N23]" office:value-type="float" office:value="0.16" calcext:value-type="float">
            <text:p>0.16</text:p>
          </table:table-cell>
          <table:table-cell table:style-name="ce135" table:formula="of:=[$'DAILY-ANALYSIS-FNO'.K23]" office:value-type="date" office:date-value="2021-02-10" calcext:value-type="date">
            <text:p>10/02/21</text:p>
          </table:table-cell>
          <table:table-cell table:number-columns-repeated="47"/>
        </table:table-row>
        <table:table-row table:style-name="ro2">
          <table:table-cell table:style-name="ce135" table:formula="of:=[$PCR.A24]" office:value-type="date" office:date-value="2021-02-11" calcext:value-type="date">
            <text:p>11/02/21</text:p>
          </table:table-cell>
          <table:table-cell table:style-name="ce126" table:formula="of:=[$PCR.B24]" office:value-type="float" office:value="0" calcext:value-type="float">
            <text:p>0</text:p>
          </table:table-cell>
          <table:table-cell table:style-name="ce126" table:formula="of:=[$PCR.C24]" office:value-type="float" office:value="0" calcext:value-type="float">
            <text:p>0</text:p>
          </table:table-cell>
          <table:table-cell table:style-name="ce126" table:formula="of:=[$PCR.D24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07" calcext:value-type="float">
            <text:p>1.07</text:p>
          </table:table-cell>
          <table:table-cell office:value-type="float" office:value="165415" calcext:value-type="float">
            <text:p>165415</text:p>
          </table:table-cell>
          <table:table-cell office:value-type="float" office:value="3040" calcext:value-type="float">
            <text:p>3040</text:p>
          </table:table-cell>
          <table:table-cell office:value-type="float" office:value="-60494" calcext:value-type="float">
            <text:p>-60494</text:p>
          </table:table-cell>
          <table:table-cell office:value-type="float" office:value="20039" calcext:value-type="float">
            <text:p>20039</text:p>
          </table:table-cell>
          <table:table-cell table:style-name="ce126" office:value-type="float" office:value="30573" calcext:value-type="float">
            <text:p>30573</text:p>
          </table:table-cell>
          <table:table-cell table:style-name="ce26" office:value-type="float" office:value="65.4" calcext:value-type="float">
            <text:p>65.4</text:p>
          </table:table-cell>
          <table:table-cell office:value-type="float" office:value="15184.95" calcext:value-type="float">
            <text:p>15184.95</text:p>
          </table:table-cell>
          <table:table-cell table:style-name="ce27" table:formula="of:=TRUNC(SUM([.M24]-[.M23])/[.M23]*100; 2)" office:value-type="float" office:value="0.43" calcext:value-type="float">
            <text:p>0.43</text:p>
          </table:table-cell>
          <table:table-cell table:style-name="ce27" table:formula="of:=[$BANKNIFTY.N24]" office:value-type="float" office:value="-0.18" calcext:value-type="float">
            <text:p>-0.18</text:p>
          </table:table-cell>
          <table:table-cell table:style-name="ce27" table:formula="of:=[$FINNIFTY.N24]" office:value-type="float" office:value="-0.31" calcext:value-type="float">
            <text:p>-0.31</text:p>
          </table:table-cell>
          <table:table-cell table:style-name="ce135" table:formula="of:=[$'DAILY-ANALYSIS-FNO'.K24]" office:value-type="date" office:date-value="2021-02-11" calcext:value-type="date">
            <text:p>11/02/21</text:p>
          </table:table-cell>
          <table:table-cell table:number-columns-repeated="47"/>
        </table:table-row>
        <table:table-row table:style-name="ro2">
          <table:table-cell table:style-name="ce135" table:formula="of:=[$PCR.A25]" office:value-type="date" office:date-value="2021-02-12" calcext:value-type="date">
            <text:p>12/02/21</text:p>
          </table:table-cell>
          <table:table-cell table:style-name="ce126" table:formula="of:=[$PCR.B25]" office:value-type="float" office:value="0" calcext:value-type="float">
            <text:p>0</text:p>
          </table:table-cell>
          <table:table-cell table:style-name="ce126" table:formula="of:=[$PCR.C25]" office:value-type="float" office:value="0" calcext:value-type="float">
            <text:p>0</text:p>
          </table:table-cell>
          <table:table-cell table:style-name="ce126" table:formula="of:=[$PCR.D25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92" calcext:value-type="float">
            <text:p>0.92</text:p>
          </table:table-cell>
          <table:table-cell office:value-type="float" office:value="168063" calcext:value-type="float">
            <text:p>168063</text:p>
          </table:table-cell>
          <table:table-cell office:value-type="float" office:value="2648" calcext:value-type="float">
            <text:p>2648</text:p>
          </table:table-cell>
          <table:table-cell office:value-type="float" office:value="116914" calcext:value-type="float">
            <text:p>116914</text:p>
          </table:table-cell>
          <table:table-cell office:value-type="float" office:value="75055" calcext:value-type="float">
            <text:p>75055</text:p>
          </table:table-cell>
          <table:table-cell table:style-name="ce126" office:value-type="float" office:value="-26987" calcext:value-type="float">
            <text:p>-26987</text:p>
          </table:table-cell>
          <table:table-cell table:style-name="ce26" office:value-type="float" office:value="-23.5" calcext:value-type="float">
            <text:p>-23.5</text:p>
          </table:table-cell>
          <table:table-cell office:value-type="float" office:value="15161.45" calcext:value-type="float">
            <text:p>15161.45</text:p>
          </table:table-cell>
          <table:table-cell table:style-name="ce27" table:formula="of:=TRUNC(SUM([.M25]-[.M24])/[.M24]*100; 2)" office:value-type="float" office:value="-0.15" calcext:value-type="float">
            <text:p>-0.15</text:p>
          </table:table-cell>
          <table:table-cell table:style-name="ce27" table:formula="of:=[$BANKNIFTY.N25]" office:value-type="float" office:value="0.9" calcext:value-type="float">
            <text:p>0.9</text:p>
          </table:table-cell>
          <table:table-cell table:style-name="ce27" table:formula="of:=[$FINNIFTY.N25]" office:value-type="float" office:value="1.04" calcext:value-type="float">
            <text:p>1.04</text:p>
          </table:table-cell>
          <table:table-cell table:style-name="ce156" table:formula="of:=[$'DAILY-ANALYSIS-FNO'.K25]" office:value-type="date" office:date-value="2021-02-12" calcext:value-type="date">
            <text:p>12/02/21</text:p>
          </table:table-cell>
          <table:table-cell table:number-columns-repeated="47"/>
        </table:table-row>
        <table:table-row table:style-name="ro2">
          <table:table-cell table:style-name="ce135" table:formula="of:=[$PCR.A26]" office:value-type="date" office:date-value="2021-02-15" calcext:value-type="date">
            <text:p>15/02/21</text:p>
          </table:table-cell>
          <table:table-cell table:style-name="ce126" table:formula="of:=[$PCR.B26]" office:value-type="float" office:value="0" calcext:value-type="float">
            <text:p>0</text:p>
          </table:table-cell>
          <table:table-cell table:style-name="ce126" table:formula="of:=[$PCR.C26]" office:value-type="float" office:value="0" calcext:value-type="float">
            <text:p>0</text:p>
          </table:table-cell>
          <table:table-cell table:style-name="ce126" table:formula="of:=[$PCR.D26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32" calcext:value-type="float">
            <text:p>1.32</text:p>
          </table:table-cell>
          <table:table-cell office:value-type="float" office:value="169467" calcext:value-type="float">
            <text:p>169467</text:p>
          </table:table-cell>
          <table:table-cell office:value-type="float" office:value="1404" calcext:value-type="float">
            <text:p>1404</text:p>
          </table:table-cell>
          <table:table-cell office:value-type="float" office:value="1345" calcext:value-type="float">
            <text:p>1345</text:p>
          </table:table-cell>
          <table:table-cell office:value-type="float" office:value="131221" calcext:value-type="float">
            <text:p>131221</text:p>
          </table:table-cell>
          <table:table-cell table:style-name="ce126" office:value-type="float" office:value="102889" calcext:value-type="float">
            <text:p>102889</text:p>
          </table:table-cell>
          <table:table-cell table:style-name="ce26" office:value-type="float" office:value="170.75" calcext:value-type="float">
            <text:p>170.75</text:p>
          </table:table-cell>
          <table:table-cell office:value-type="float" office:value="15332.2" calcext:value-type="float">
            <text:p>15332.2</text:p>
          </table:table-cell>
          <table:table-cell table:style-name="ce27" table:formula="of:=TRUNC(SUM([.M26]-[.M25])/[.M25]*100; 2)" office:value-type="float" office:value="1.12" calcext:value-type="float">
            <text:p>1.12</text:p>
          </table:table-cell>
          <table:table-cell table:style-name="ce27" table:formula="of:=[$BANKNIFTY.N26]" office:value-type="float" office:value="3.51" calcext:value-type="float">
            <text:p>3.51</text:p>
          </table:table-cell>
          <table:table-cell table:style-name="ce27" table:formula="of:=[$FINNIFTY.N26]" office:value-type="float" office:value="3.1" calcext:value-type="float">
            <text:p>3.1</text:p>
          </table:table-cell>
          <table:table-cell table:style-name="ce156" table:formula="of:=[$'DAILY-ANALYSIS-FNO'.K26]" office:value-type="date" office:date-value="2021-02-15" calcext:value-type="date">
            <text:p>15/02/21</text:p>
          </table:table-cell>
          <table:table-cell table:number-columns-repeated="47"/>
        </table:table-row>
        <table:table-row table:style-name="ro2">
          <table:table-cell table:style-name="ce135" table:formula="of:=[$PCR.A27]" office:value-type="date" office:date-value="2021-02-16" calcext:value-type="date">
            <text:p>16/02/21</text:p>
          </table:table-cell>
          <table:table-cell table:style-name="ce126" table:formula="of:=[$PCR.B27]" office:value-type="float" office:value="0" calcext:value-type="float">
            <text:p>0</text:p>
          </table:table-cell>
          <table:table-cell table:style-name="ce126" table:formula="of:=[$PCR.C27]" office:value-type="float" office:value="0" calcext:value-type="float">
            <text:p>0</text:p>
          </table:table-cell>
          <table:table-cell table:style-name="ce126" table:formula="of:=[$PCR.D27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88" calcext:value-type="float">
            <text:p>0.88</text:p>
          </table:table-cell>
          <table:table-cell office:value-type="float" office:value="169245" calcext:value-type="float">
            <text:p>169245</text:p>
          </table:table-cell>
          <table:table-cell office:value-type="float" office:value="-222" calcext:value-type="float">
            <text:p>-222</text:p>
          </table:table-cell>
          <table:table-cell office:value-type="float" office:value="127782" calcext:value-type="float">
            <text:p>127782</text:p>
          </table:table-cell>
          <table:table-cell office:value-type="float" office:value="-30376" calcext:value-type="float">
            <text:p>-30376</text:p>
          </table:table-cell>
          <table:table-cell table:style-name="ce126" office:value-type="float" office:value="-55269" calcext:value-type="float">
            <text:p>-55269</text:p>
          </table:table-cell>
          <table:table-cell table:style-name="ce26" office:value-type="float" office:value="-1.95" calcext:value-type="float">
            <text:p>-1.95</text:p>
          </table:table-cell>
          <table:table-cell office:value-type="float" office:value="15330.25" calcext:value-type="float">
            <text:p>15330.25</text:p>
          </table:table-cell>
          <table:table-cell table:style-name="ce27" table:formula="of:=TRUNC(SUM([.M27]-[.M26])/[.M26]*100; 2)" office:value-type="float" office:value="-0.01" calcext:value-type="float">
            <text:p>-0.01</text:p>
          </table:table-cell>
          <table:table-cell table:style-name="ce27" table:formula="of:=[$BANKNIFTY.N27]" office:value-type="float" office:value="-0.49" calcext:value-type="float">
            <text:p>-0.49</text:p>
          </table:table-cell>
          <table:table-cell table:style-name="ce27" table:formula="of:=[$FINNIFTY.N27]" office:value-type="float" office:value="-0.38" calcext:value-type="float">
            <text:p>-0.38</text:p>
          </table:table-cell>
          <table:table-cell table:style-name="ce135" table:formula="of:=[$'DAILY-ANALYSIS-FNO'.K27]" office:value-type="date" office:date-value="2021-02-16" calcext:value-type="date">
            <text:p>16/02/21</text:p>
          </table:table-cell>
          <table:table-cell table:number-columns-repeated="47"/>
        </table:table-row>
        <table:table-row table:style-name="ro2">
          <table:table-cell table:style-name="ce135" table:formula="of:=[$PCR.A28]" office:value-type="date" office:date-value="2021-02-17" calcext:value-type="date">
            <text:p>17/02/21</text:p>
          </table:table-cell>
          <table:table-cell table:style-name="ce126" table:formula="of:=[$PCR.B28]" office:value-type="float" office:value="0" calcext:value-type="float">
            <text:p>0</text:p>
          </table:table-cell>
          <table:table-cell table:style-name="ce126" table:formula="of:=[$PCR.C28]" office:value-type="float" office:value="0" calcext:value-type="float">
            <text:p>0</text:p>
          </table:table-cell>
          <table:table-cell table:style-name="ce126" table:formula="of:=[$PCR.D28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7" calcext:value-type="float">
            <text:p>0.7</text:p>
          </table:table-cell>
          <table:table-cell office:value-type="float" office:value="173859" calcext:value-type="float">
            <text:p>173859</text:p>
          </table:table-cell>
          <table:table-cell office:value-type="float" office:value="4614" calcext:value-type="float">
            <text:p>4614</text:p>
          </table:table-cell>
          <table:table-cell office:value-type="float" office:value="79381" calcext:value-type="float">
            <text:p>79381</text:p>
          </table:table-cell>
          <table:table-cell office:value-type="float" office:value="-21551" calcext:value-type="float">
            <text:p>-21551</text:p>
          </table:table-cell>
          <table:table-cell table:style-name="ce126" office:value-type="float" office:value="-156201" calcext:value-type="float">
            <text:p>-156201</text:p>
          </table:table-cell>
          <table:table-cell table:style-name="ce26" office:value-type="float" office:value="-123.2" calcext:value-type="float">
            <text:p>-123.2</text:p>
          </table:table-cell>
          <table:table-cell office:value-type="float" office:value="15207.05" calcext:value-type="float">
            <text:p>15207.05</text:p>
          </table:table-cell>
          <table:table-cell table:style-name="ce27" table:formula="of:=TRUNC(SUM([.M28]-[.M27])/[.M27]*100; 2)" office:value-type="float" office:value="-0.8" calcext:value-type="float">
            <text:p>-0.8</text:p>
          </table:table-cell>
          <table:table-cell table:style-name="ce27" table:formula="of:=[$BANKNIFTY.N28]" office:value-type="float" office:value="-0.65" calcext:value-type="float">
            <text:p>-0.65</text:p>
          </table:table-cell>
          <table:table-cell table:style-name="ce27" table:formula="of:=[$FINNIFTY.N28]" office:value-type="float" office:value="-1.27" calcext:value-type="float">
            <text:p>-1.27</text:p>
          </table:table-cell>
          <table:table-cell table:style-name="ce157" table:formula="of:=[$'DAILY-ANALYSIS-FNO'.K28]" office:value-type="date" office:date-value="2021-02-17" calcext:value-type="date">
            <text:p>17/02/21</text:p>
          </table:table-cell>
          <table:table-cell table:number-columns-repeated="47"/>
        </table:table-row>
        <table:table-row table:style-name="ro2">
          <table:table-cell table:style-name="ce135" table:formula="of:=[$PCR.A29]" office:value-type="date" office:date-value="2021-02-18" calcext:value-type="date">
            <text:p>18/02/21</text:p>
          </table:table-cell>
          <table:table-cell table:style-name="ce126" table:formula="of:=[$PCR.B29]" office:value-type="float" office:value="0" calcext:value-type="float">
            <text:p>0</text:p>
          </table:table-cell>
          <table:table-cell table:style-name="ce126" table:formula="of:=[$PCR.C29]" office:value-type="float" office:value="0" calcext:value-type="float">
            <text:p>0</text:p>
          </table:table-cell>
          <table:table-cell table:style-name="ce126" table:formula="of:=[$PCR.D29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74" calcext:value-type="float">
            <text:p>0.74</text:p>
          </table:table-cell>
          <table:table-cell office:value-type="float" office:value="174451" calcext:value-type="float">
            <text:p>174451</text:p>
          </table:table-cell>
          <table:table-cell office:value-type="float" office:value="592" calcext:value-type="float">
            <text:p>592</text:p>
          </table:table-cell>
          <table:table-cell office:value-type="float" office:value="-47233" calcext:value-type="float">
            <text:p>-47233</text:p>
          </table:table-cell>
          <table:table-cell office:value-type="float" office:value="-15610" calcext:value-type="float">
            <text:p>-15610</text:p>
          </table:table-cell>
          <table:table-cell table:style-name="ce126" office:value-type="float" office:value="-124578" calcext:value-type="float">
            <text:p>-124578</text:p>
          </table:table-cell>
          <table:table-cell table:style-name="ce26" office:value-type="float" office:value="-90.95" calcext:value-type="float">
            <text:p>-90.95</text:p>
          </table:table-cell>
          <table:table-cell office:value-type="float" office:value="15116.1" calcext:value-type="float">
            <text:p>15116.1</text:p>
          </table:table-cell>
          <table:table-cell table:style-name="ce27" table:formula="of:=TRUNC(SUM([.M29]-[.M28])/[.M28]*100; 2)" office:value-type="float" office:value="-0.59" calcext:value-type="float">
            <text:p>-0.59</text:p>
          </table:table-cell>
          <table:table-cell table:style-name="ce27" table:formula="of:=[$BANKNIFTY.N29]" office:value-type="float" office:value="-1" calcext:value-type="float">
            <text:p>-1</text:p>
          </table:table-cell>
          <table:table-cell table:style-name="ce27" table:formula="of:=[$FINNIFTY.N29]" office:value-type="float" office:value="-1.51" calcext:value-type="float">
            <text:p>-1.51</text:p>
          </table:table-cell>
          <table:table-cell table:style-name="ce157" table:formula="of:=[$'DAILY-ANALYSIS-FNO'.K29]" office:value-type="date" office:date-value="2021-02-18" calcext:value-type="date">
            <text:p>18/02/21</text:p>
          </table:table-cell>
          <table:table-cell table:number-columns-repeated="47"/>
        </table:table-row>
        <table:table-row table:style-name="ro2">
          <table:table-cell table:style-name="ce135" table:formula="of:=[$PCR.A30]" office:value-type="date" office:date-value="2021-02-19" calcext:value-type="date">
            <text:p>19/02/21</text:p>
          </table:table-cell>
          <table:table-cell table:style-name="ce126" table:formula="of:=[$PCR.B30]" office:value-type="float" office:value="0" calcext:value-type="float">
            <text:p>0</text:p>
          </table:table-cell>
          <table:table-cell table:style-name="ce126" table:formula="of:=[$PCR.C30]" office:value-type="float" office:value="0" calcext:value-type="float">
            <text:p>0</text:p>
          </table:table-cell>
          <table:table-cell table:style-name="ce126" table:formula="of:=[$PCR.D30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86" calcext:value-type="float">
            <text:p>0.86</text:p>
          </table:table-cell>
          <table:table-cell office:value-type="float" office:value="173526" calcext:value-type="float">
            <text:p>173526</text:p>
          </table:table-cell>
          <table:table-cell office:value-type="float" office:value="-925" calcext:value-type="float">
            <text:p>-925</text:p>
          </table:table-cell>
          <table:table-cell office:value-type="float" office:value="153896" calcext:value-type="float">
            <text:p>153896</text:p>
          </table:table-cell>
          <table:table-cell office:value-type="float" office:value="43610" calcext:value-type="float">
            <text:p>43610</text:p>
          </table:table-cell>
          <table:table-cell table:style-name="ce126" office:value-type="float" office:value="-86624" calcext:value-type="float">
            <text:p>-86624</text:p>
          </table:table-cell>
          <table:table-cell table:style-name="ce26" office:value-type="float" office:value="-129.1" calcext:value-type="float">
            <text:p>-129.1</text:p>
          </table:table-cell>
          <table:table-cell office:value-type="float" office:value="14987" calcext:value-type="float">
            <text:p>14987</text:p>
          </table:table-cell>
          <table:table-cell table:style-name="ce27" table:formula="of:=TRUNC(SUM([.M30]-[.M29])/[.M29]*100; 2)" office:value-type="float" office:value="-0.85" calcext:value-type="float">
            <text:p>-0.85</text:p>
          </table:table-cell>
          <table:table-cell table:style-name="ce27" table:formula="of:=[$BANKNIFTY.N30]" office:value-type="float" office:value="-2.05" calcext:value-type="float">
            <text:p>-2.05</text:p>
          </table:table-cell>
          <table:table-cell table:style-name="ce27" table:formula="of:=[$FINNIFTY.N30]" office:value-type="float" office:value="-1.46" calcext:value-type="float">
            <text:p>-1.46</text:p>
          </table:table-cell>
          <table:table-cell table:style-name="ce157" table:formula="of:=[$'DAILY-ANALYSIS-FNO'.K30]" office:value-type="date" office:date-value="2021-02-19" calcext:value-type="date">
            <text:p>19/02/21</text:p>
          </table:table-cell>
          <table:table-cell table:number-columns-repeated="47"/>
        </table:table-row>
        <table:table-row table:style-name="ro2">
          <table:table-cell table:style-name="ce135" table:formula="of:=[$PCR.A31]" office:value-type="date" office:date-value="2021-02-22" calcext:value-type="date">
            <text:p>22/02/21</text:p>
          </table:table-cell>
          <table:table-cell table:style-name="ce126" table:formula="of:=[$PCR.B31]" office:value-type="float" office:value="0" calcext:value-type="float">
            <text:p>0</text:p>
          </table:table-cell>
          <table:table-cell table:style-name="ce126" table:formula="of:=[$PCR.C31]" office:value-type="float" office:value="0" calcext:value-type="float">
            <text:p>0</text:p>
          </table:table-cell>
          <table:table-cell table:style-name="ce126" table:formula="of:=[$PCR.D31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68" calcext:value-type="float">
            <text:p>0.68</text:p>
          </table:table-cell>
          <table:table-cell office:value-type="float" office:value="167406" calcext:value-type="float">
            <text:p>167406</text:p>
          </table:table-cell>
          <table:table-cell office:value-type="float" office:value="-6120" calcext:value-type="float">
            <text:p>-6120</text:p>
          </table:table-cell>
          <table:table-cell office:value-type="float" office:value="142827" calcext:value-type="float">
            <text:p>142827</text:p>
          </table:table-cell>
          <table:table-cell office:value-type="float" office:value="-16260" calcext:value-type="float">
            <text:p>-16260</text:p>
          </table:table-cell>
          <table:table-cell table:style-name="ce126" office:value-type="float" office:value="-245711" calcext:value-type="float">
            <text:p>-245711</text:p>
          </table:table-cell>
          <table:table-cell table:style-name="ce26" office:value-type="float" office:value="-314.35" calcext:value-type="float">
            <text:p>-314.35</text:p>
          </table:table-cell>
          <table:table-cell office:value-type="float" office:value="14672.65" calcext:value-type="float">
            <text:p>14672.65</text:p>
          </table:table-cell>
          <table:table-cell table:style-name="ce27" table:formula="of:=TRUNC(SUM([.M31]-[.M30])/[.M30]*100; 2)" office:value-type="float" office:value="-2.09" calcext:value-type="float">
            <text:p>-2.09</text:p>
          </table:table-cell>
          <table:table-cell table:style-name="ce27" table:formula="of:=[$BANKNIFTY.N31]" office:value-type="float" office:value="-1.66" calcext:value-type="float">
            <text:p>-1.66</text:p>
          </table:table-cell>
          <table:table-cell table:style-name="ce27" table:formula="of:=[$FINNIFTY.N31]" office:value-type="float" office:value="-1.6" calcext:value-type="float">
            <text:p>-1.6</text:p>
          </table:table-cell>
          <table:table-cell table:style-name="ce157" table:formula="of:=[$'DAILY-ANALYSIS-FNO'.K31]" office:value-type="date" office:date-value="2021-02-22" calcext:value-type="date">
            <text:p>22/02/21</text:p>
          </table:table-cell>
          <table:table-cell table:number-columns-repeated="47"/>
        </table:table-row>
        <table:table-row table:style-name="ro2">
          <table:table-cell table:style-name="ce135" table:formula="of:=[$PCR.A32]" office:value-type="date" office:date-value="2021-02-23" calcext:value-type="date">
            <text:p>23/02/21</text:p>
          </table:table-cell>
          <table:table-cell table:style-name="ce126" table:formula="of:=[$PCR.B32]" office:value-type="float" office:value="0" calcext:value-type="float">
            <text:p>0</text:p>
          </table:table-cell>
          <table:table-cell table:style-name="ce126" table:formula="of:=[$PCR.C32]" office:value-type="float" office:value="0" calcext:value-type="float">
            <text:p>0</text:p>
          </table:table-cell>
          <table:table-cell table:style-name="ce126" table:formula="of:=[$PCR.D32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77" calcext:value-type="float">
            <text:p>0.77</text:p>
          </table:table-cell>
          <table:table-cell office:value-type="float" office:value="166839" calcext:value-type="float">
            <text:p>166839</text:p>
          </table:table-cell>
          <table:table-cell office:value-type="float" office:value="-567" calcext:value-type="float">
            <text:p>-567</text:p>
          </table:table-cell>
          <table:table-cell office:value-type="float" office:value="65" calcext:value-type="float">
            <text:p>65</text:p>
          </table:table-cell>
          <table:table-cell office:value-type="float" office:value="68390" calcext:value-type="float">
            <text:p>68390</text:p>
          </table:table-cell>
          <table:table-cell table:style-name="ce126" office:value-type="float" office:value="-177386" calcext:value-type="float">
            <text:p>-177386</text:p>
          </table:table-cell>
          <table:table-cell table:style-name="ce26" office:value-type="float" office:value="38.9" calcext:value-type="float">
            <text:p>38.9</text:p>
          </table:table-cell>
          <table:table-cell office:value-type="float" office:value="14711.55" calcext:value-type="float">
            <text:p>14711.55</text:p>
          </table:table-cell>
          <table:table-cell table:style-name="ce27" table:formula="of:=TRUNC(SUM([.M32]-[.M31])/[.M31]*100; 2)" office:value-type="float" office:value="0.26" calcext:value-type="float">
            <text:p>0.26</text:p>
          </table:table-cell>
          <table:table-cell table:style-name="ce27" table:formula="of:=[$BANKNIFTY.N32]" office:value-type="float" office:value="-0.38" calcext:value-type="float">
            <text:p>-0.38</text:p>
          </table:table-cell>
          <table:table-cell table:style-name="ce27" table:formula="of:=[$FINNIFTY.N32]" office:value-type="float" office:value="-0.46" calcext:value-type="float">
            <text:p>-0.46</text:p>
          </table:table-cell>
          <table:table-cell table:style-name="ce135" table:formula="of:=[$'DAILY-ANALYSIS-FNO'.K32]" office:value-type="date" office:date-value="2021-02-23" calcext:value-type="date">
            <text:p>23/02/21</text:p>
          </table:table-cell>
          <table:table-cell table:number-columns-repeated="47"/>
        </table:table-row>
        <table:table-row table:style-name="ro2">
          <table:table-cell table:style-name="ce135" table:formula="of:=[$PCR.A33]" office:value-type="date" office:date-value="2021-02-24" calcext:value-type="date">
            <text:p>24/02/21</text:p>
          </table:table-cell>
          <table:table-cell table:style-name="ce126" table:formula="of:=[$PCR.B33]" office:value-type="float" office:value="0" calcext:value-type="float">
            <text:p>0</text:p>
          </table:table-cell>
          <table:table-cell table:style-name="ce126" table:formula="of:=[$PCR.C33]" office:value-type="float" office:value="0" calcext:value-type="float">
            <text:p>0</text:p>
          </table:table-cell>
          <table:table-cell table:style-name="ce126" table:formula="of:=[$PCR.D33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12" calcext:value-type="float">
            <text:p>1.12</text:p>
          </table:table-cell>
          <table:table-cell office:value-type="float" office:value="168248" calcext:value-type="float">
            <text:p>168248</text:p>
          </table:table-cell>
          <table:table-cell office:value-type="float" office:value="1409" calcext:value-type="float">
            <text:p>1409</text:p>
          </table:table-cell>
          <table:table-cell office:value-type="float" office:value="-189741" calcext:value-type="float">
            <text:p>-189741</text:p>
          </table:table-cell>
          <table:table-cell office:value-type="float" office:value="58428" calcext:value-type="float">
            <text:p>58428</text:p>
          </table:table-cell>
          <table:table-cell table:style-name="ce126" office:value-type="float" office:value="70783" calcext:value-type="float">
            <text:p>70783</text:p>
          </table:table-cell>
          <table:table-cell table:style-name="ce26" office:value-type="float" office:value="282.2" calcext:value-type="float">
            <text:p>282.2</text:p>
          </table:table-cell>
          <table:table-cell office:value-type="float" office:value="14993.75" calcext:value-type="float">
            <text:p>14993.75</text:p>
          </table:table-cell>
          <table:table-cell table:style-name="ce27" table:formula="of:=TRUNC(SUM([.M33]-[.M32])/[.M32]*100; 2)" office:value-type="float" office:value="1.91" calcext:value-type="float">
            <text:p>1.91</text:p>
          </table:table-cell>
          <table:table-cell table:style-name="ce27" table:formula="of:=[$BANKNIFTY.N33]" office:value-type="float" office:value="3.84" calcext:value-type="float">
            <text:p>3.84</text:p>
          </table:table-cell>
          <table:table-cell table:style-name="ce27" table:formula="of:=[$FINNIFTY.N33]" office:value-type="float" office:value="3.7" calcext:value-type="float">
            <text:p>3.7</text:p>
          </table:table-cell>
          <table:table-cell table:style-name="ce156" table:formula="of:=[$'DAILY-ANALYSIS-FNO'.K33]" office:value-type="date" office:date-value="2021-02-24" calcext:value-type="date">
            <text:p>24/02/21</text:p>
          </table:table-cell>
          <table:table-cell table:number-columns-repeated="47"/>
        </table:table-row>
        <table:table-row table:style-name="ro2">
          <table:table-cell table:style-name="ce135" table:formula="of:=[$PCR.A34]" office:value-type="date" office:date-value="2021-02-25" calcext:value-type="date">
            <text:p>25/02/21</text:p>
          </table:table-cell>
          <table:table-cell table:style-name="ce126" table:formula="of:=[$PCR.B34]" office:value-type="float" office:value="0" calcext:value-type="float">
            <text:p>0</text:p>
          </table:table-cell>
          <table:table-cell table:style-name="ce126" table:formula="of:=[$PCR.C34]" office:value-type="float" office:value="0" calcext:value-type="float">
            <text:p>0</text:p>
          </table:table-cell>
          <table:table-cell table:style-name="ce126" table:formula="of:=[$PCR.D34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13" calcext:value-type="float">
            <text:p>1.13</text:p>
          </table:table-cell>
          <table:table-cell office:value-type="float" office:value="178087" calcext:value-type="float">
            <text:p>178087</text:p>
          </table:table-cell>
          <table:table-cell office:value-type="float" office:value="9839" calcext:value-type="float">
            <text:p>9839</text:p>
          </table:table-cell>
          <table:table-cell office:value-type="float" office:value="-36926" calcext:value-type="float">
            <text:p>-36926</text:p>
          </table:table-cell>
          <table:table-cell office:value-type="float" office:value="-38070" calcext:value-type="float">
            <text:p>-38070</text:p>
          </table:table-cell>
          <table:table-cell table:style-name="ce126" office:value-type="float" office:value="69639" calcext:value-type="float">
            <text:p>69639</text:p>
          </table:table-cell>
          <table:table-cell table:style-name="ce26" office:value-type="float" office:value="106.8" calcext:value-type="float">
            <text:p>106.8</text:p>
          </table:table-cell>
          <table:table-cell office:value-type="float" office:value="15100.55" calcext:value-type="float">
            <text:p>15100.55</text:p>
          </table:table-cell>
          <table:table-cell table:style-name="ce27" table:formula="of:=TRUNC(SUM([.M34]-[.M33])/[.M33]*100; 2)" office:value-type="float" office:value="0.71" calcext:value-type="float">
            <text:p>0.71</text:p>
          </table:table-cell>
          <table:table-cell table:style-name="ce27" table:formula="of:=[$BANKNIFTY.N34]" office:value-type="float" office:value="0.23" calcext:value-type="float">
            <text:p>0.23</text:p>
          </table:table-cell>
          <table:table-cell table:style-name="ce27" table:formula="of:=[$FINNIFTY.N34]" office:value-type="float" office:value="-0.52" calcext:value-type="float">
            <text:p>-0.52</text:p>
          </table:table-cell>
          <table:table-cell table:style-name="ce135" table:formula="of:=[$'DAILY-ANALYSIS-FNO'.K34]" office:value-type="date" office:date-value="2021-02-25" calcext:value-type="date">
            <text:p>25/02/21</text:p>
          </table:table-cell>
          <table:table-cell table:number-columns-repeated="47"/>
        </table:table-row>
        <table:table-row table:style-name="ro2">
          <table:table-cell table:style-name="ce135" table:formula="of:=[$PCR.A35]" office:value-type="date" office:date-value="2021-02-26" calcext:value-type="date">
            <text:p>26/02/21</text:p>
          </table:table-cell>
          <table:table-cell table:style-name="ce126" table:formula="of:=[$PCR.B35]" office:value-type="float" office:value="0" calcext:value-type="float">
            <text:p>0</text:p>
          </table:table-cell>
          <table:table-cell table:style-name="ce126" table:formula="of:=[$PCR.C35]" office:value-type="float" office:value="0" calcext:value-type="float">
            <text:p>0</text:p>
          </table:table-cell>
          <table:table-cell table:style-name="ce126" table:formula="of:=[$PCR.D35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5" calcext:value-type="float">
            <text:p>0.5</text:p>
          </table:table-cell>
          <table:table-cell office:value-type="float" office:value="160763" calcext:value-type="float">
            <text:p>160763</text:p>
          </table:table-cell>
          <table:table-cell office:value-type="float" office:value="21417" calcext:value-type="float">
            <text:p>21417</text:p>
          </table:table-cell>
          <table:table-cell office:value-type="float" office:value="298685" calcext:value-type="float">
            <text:p>298685</text:p>
          </table:table-cell>
          <table:table-cell office:value-type="float" office:value="79692" calcext:value-type="float">
            <text:p>79692</text:p>
          </table:table-cell>
          <table:table-cell table:style-name="ce126" office:value-type="float" office:value="-283065" calcext:value-type="float">
            <text:p>-283065</text:p>
          </table:table-cell>
          <table:table-cell table:style-name="ce26" office:value-type="float" office:value="-522.1" calcext:value-type="float">
            <text:p>-522.1</text:p>
          </table:table-cell>
          <table:table-cell office:value-type="float" office:value="14578.45" calcext:value-type="float">
            <text:p>14578.45</text:p>
          </table:table-cell>
          <table:table-cell table:style-name="ce27" table:formula="of:=TRUNC(SUM([.M35]-[.M34])/[.M34]*100; 2)" office:value-type="float" office:value="-3.45" calcext:value-type="float">
            <text:p>-3.45</text:p>
          </table:table-cell>
          <table:table-cell table:style-name="ce27" table:formula="of:=[$BANKNIFTY.N35]" office:value-type="float" office:value="-4.6" calcext:value-type="float">
            <text:p>-4.6</text:p>
          </table:table-cell>
          <table:table-cell table:style-name="ce27" table:formula="of:=[$FINNIFTY.N35]" office:value-type="float" office:value="-4.75" calcext:value-type="float">
            <text:p>-4.75</text:p>
          </table:table-cell>
          <table:table-cell table:style-name="ce157" table:formula="of:=[$'DAILY-ANALYSIS-FNO'.K35]" office:value-type="date" office:date-value="2021-02-26" calcext:value-type="date">
            <text:p>26/02/21</text:p>
          </table:table-cell>
          <table:table-cell table:number-columns-repeated="47"/>
        </table:table-row>
        <table:table-row table:style-name="ro2">
          <table:table-cell table:style-name="ce135" table:formula="of:=[$PCR.A36]" office:value-type="date" office:date-value="1899-12-30" calcext:value-type="date">
            <text:p>30/12/99</text:p>
          </table:table-cell>
          <table:table-cell table:style-name="ce126" table:formula="of:=[$PCR.B36]" office:value-type="float" office:value="0" calcext:value-type="float">
            <text:p>0</text:p>
          </table:table-cell>
          <table:table-cell table:style-name="ce126" table:formula="of:=[$PCR.C36]" office:value-type="float" office:value="0" calcext:value-type="float">
            <text:p>0</text:p>
          </table:table-cell>
          <table:table-cell table:style-name="ce126" table:formula="of:=[$PCR.D36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65" calcext:value-type="float">
            <text:p>0.65</text:p>
          </table:table-cell>
          <table:table-cell office:value-type="float" office:value="150538" calcext:value-type="float">
            <text:p>150538</text:p>
          </table:table-cell>
          <table:table-cell office:value-type="float" office:value="-10225" calcext:value-type="float">
            <text:p>-10225</text:p>
          </table:table-cell>
          <table:table-cell office:value-type="float" office:value="5950" calcext:value-type="float">
            <text:p>5950</text:p>
          </table:table-cell>
          <table:table-cell office:value-type="float" office:value="92196" calcext:value-type="float">
            <text:p>92196</text:p>
          </table:table-cell>
          <table:table-cell table:style-name="ce126" office:value-type="float" office:value="-196819" calcext:value-type="float">
            <text:p>-196819</text:p>
          </table:table-cell>
          <table:table-cell table:style-name="ce26" office:value-type="float" office:value="219.3" calcext:value-type="float">
            <text:p>219.3</text:p>
          </table:table-cell>
          <table:table-cell office:value-type="float" office:value="14797.75" calcext:value-type="float">
            <text:p>14797.75</text:p>
          </table:table-cell>
          <table:table-cell table:style-name="ce27" table:formula="of:=TRUNC(SUM([.M36]-[.M35])/[.M35]*100; 2)" office:value-type="float" office:value="1.5" calcext:value-type="float">
            <text:p>1.5</text:p>
          </table:table-cell>
          <table:table-cell table:style-name="ce27" table:formula="of:=[$BANKNIFTY.N36]" office:value-type="float" office:value="1.3" calcext:value-type="float">
            <text:p>1.3</text:p>
          </table:table-cell>
          <table:table-cell table:style-name="ce27" table:formula="of:=[$FINNIFTY.N36]" office:value-type="float" office:value="1.64" calcext:value-type="float">
            <text:p>1.64</text:p>
          </table:table-cell>
          <table:table-cell table:style-name="ce156" table:formula="of:=[$'DAILY-ANALYSIS-FNO'.K36]" office:value-type="date" office:date-value="2021-03-01" calcext:value-type="date">
            <text:p>01/03/21</text:p>
          </table:table-cell>
          <table:table-cell table:number-columns-repeated="47"/>
        </table:table-row>
        <table:table-row table:style-name="ro2">
          <table:table-cell table:style-name="ce135" table:formula="of:=[$PCR.A37]" office:value-type="date" office:date-value="1899-12-30" calcext:value-type="date">
            <text:p>30/12/99</text:p>
          </table:table-cell>
          <table:table-cell table:style-name="ce126" table:formula="of:=[$PCR.B37]" office:value-type="float" office:value="0" calcext:value-type="float">
            <text:p>0</text:p>
          </table:table-cell>
          <table:table-cell table:style-name="ce126" table:formula="of:=[$PCR.C37]" office:value-type="float" office:value="0" calcext:value-type="float">
            <text:p>0</text:p>
          </table:table-cell>
          <table:table-cell table:style-name="ce126" table:formula="of:=[$PCR.D37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82" calcext:value-type="float">
            <text:p>0.82</text:p>
          </table:table-cell>
          <table:table-cell office:value-type="float" office:value="155793" calcext:value-type="float">
            <text:p>155793</text:p>
          </table:table-cell>
          <table:table-cell office:value-type="float" office:value="5255" calcext:value-type="float">
            <text:p>5255</text:p>
          </table:table-cell>
          <table:table-cell office:value-type="float" office:value="-44168" calcext:value-type="float">
            <text:p>-44168</text:p>
          </table:table-cell>
          <table:table-cell office:value-type="float" office:value="60793" calcext:value-type="float">
            <text:p>60793</text:p>
          </table:table-cell>
          <table:table-cell table:style-name="ce126" office:value-type="float" office:value="-91858" calcext:value-type="float">
            <text:p>-91858</text:p>
          </table:table-cell>
          <table:table-cell table:style-name="ce26" office:value-type="float" office:value="160.4" calcext:value-type="float">
            <text:p>160.4</text:p>
          </table:table-cell>
          <table:table-cell office:value-type="float" office:value="14958.15" calcext:value-type="float">
            <text:p>14958.15</text:p>
          </table:table-cell>
          <table:table-cell table:style-name="ce27" table:formula="of:=TRUNC(SUM([.M37]-[.M36])/[.M36]*100; 2)" office:value-type="float" office:value="1.08" calcext:value-type="float">
            <text:p>1.08</text:p>
          </table:table-cell>
          <table:table-cell table:style-name="ce27" table:formula="of:=[$BANKNIFTY.N37]" office:value-type="float" office:value="0.36" calcext:value-type="float">
            <text:p>0.36</text:p>
          </table:table-cell>
          <table:table-cell table:style-name="ce27" table:formula="of:=[$FINNIFTY.N37]" office:value-type="float" office:value="0.14" calcext:value-type="float">
            <text:p>0.14</text:p>
          </table:table-cell>
          <table:table-cell table:style-name="ce156" table:formula="of:=[$'DAILY-ANALYSIS-FNO'.K37]" office:value-type="date" office:date-value="2021-03-02" calcext:value-type="date">
            <text:p>02/03/21</text:p>
          </table:table-cell>
          <table:table-cell table:number-columns-repeated="47"/>
        </table:table-row>
        <table:table-row table:style-name="ro2">
          <table:table-cell table:style-name="ce135" table:formula="of:=[$PCR.A38]" office:value-type="date" office:date-value="1899-12-30" calcext:value-type="date">
            <text:p>30/12/99</text:p>
          </table:table-cell>
          <table:table-cell table:style-name="ce126" table:formula="of:=[$PCR.B38]" office:value-type="float" office:value="0" calcext:value-type="float">
            <text:p>0</text:p>
          </table:table-cell>
          <table:table-cell table:style-name="ce126" table:formula="of:=[$PCR.C38]" office:value-type="float" office:value="0" calcext:value-type="float">
            <text:p>0</text:p>
          </table:table-cell>
          <table:table-cell table:style-name="ce126" table:formula="of:=[$PCR.D38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16" calcext:value-type="float">
            <text:p>1.16</text:p>
          </table:table-cell>
          <table:table-cell office:value-type="float" office:value="158010" calcext:value-type="float">
            <text:p>158010</text:p>
          </table:table-cell>
          <table:table-cell office:value-type="float" office:value="2217" calcext:value-type="float">
            <text:p>2217</text:p>
          </table:table-cell>
          <table:table-cell office:value-type="float" office:value="-21199" calcext:value-type="float">
            <text:p>-21199</text:p>
          </table:table-cell>
          <table:table-cell office:value-type="float" office:value="149323" calcext:value-type="float">
            <text:p>149323</text:p>
          </table:table-cell>
          <table:table-cell table:style-name="ce126" office:value-type="float" office:value="78664" calcext:value-type="float">
            <text:p>78664</text:p>
          </table:table-cell>
          <table:table-cell table:style-name="ce26" office:value-type="float" office:value="340.7" calcext:value-type="float">
            <text:p>340.7</text:p>
          </table:table-cell>
          <table:table-cell office:value-type="float" office:value="15298.85" calcext:value-type="float">
            <text:p>15298.85</text:p>
          </table:table-cell>
          <table:table-cell table:style-name="ce27" table:formula="of:=TRUNC(SUM([.M38]-[.M37])/[.M37]*100; 2)" office:value-type="float" office:value="2.27" calcext:value-type="float">
            <text:p>2.27</text:p>
          </table:table-cell>
          <table:table-cell table:style-name="ce27" table:formula="of:=[$BANKNIFTY.N38]" office:value-type="float" office:value="2.92" calcext:value-type="float">
            <text:p>2.92</text:p>
          </table:table-cell>
          <table:table-cell table:style-name="ce27" table:formula="of:=[$FINNIFTY.N38]" office:value-type="float" office:value="2.71" calcext:value-type="float">
            <text:p>2.71</text:p>
          </table:table-cell>
          <table:table-cell table:style-name="ce156" table:formula="of:=[$'DAILY-ANALYSIS-FNO'.K38]" office:value-type="date" office:date-value="2021-03-03" calcext:value-type="date">
            <text:p>03/03/21</text:p>
          </table:table-cell>
          <table:table-cell table:number-columns-repeated="47"/>
        </table:table-row>
        <table:table-row table:style-name="ro2">
          <table:table-cell table:style-name="ce135" table:formula="of:=[$PCR.A39]" office:value-type="date" office:date-value="1899-12-30" calcext:value-type="date">
            <text:p>30/12/99</text:p>
          </table:table-cell>
          <table:table-cell table:style-name="ce126" table:formula="of:=[$PCR.B39]" office:value-type="float" office:value="0" calcext:value-type="float">
            <text:p>0</text:p>
          </table:table-cell>
          <table:table-cell table:style-name="ce126" table:formula="of:=[$PCR.C39]" office:value-type="float" office:value="0" calcext:value-type="float">
            <text:p>0</text:p>
          </table:table-cell>
          <table:table-cell table:style-name="ce126" table:formula="of:=[$PCR.D39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1.02" calcext:value-type="float">
            <text:p>1.02</text:p>
          </table:table-cell>
          <table:table-cell office:value-type="float" office:value="187955" calcext:value-type="float">
            <text:p>187955</text:p>
          </table:table-cell>
          <table:table-cell office:value-type="float" office:value="29945" calcext:value-type="float">
            <text:p>29945</text:p>
          </table:table-cell>
          <table:table-cell office:value-type="float" office:value="-74056" calcext:value-type="float">
            <text:p>-74056</text:p>
          </table:table-cell>
          <table:table-cell office:value-type="float" office:value="-146257" calcext:value-type="float">
            <text:p>-146257</text:p>
          </table:table-cell>
          <table:table-cell table:style-name="ce126" office:value-type="float" office:value="6463" calcext:value-type="float">
            <text:p>6463</text:p>
          </table:table-cell>
          <table:table-cell table:style-name="ce26" office:value-type="float" office:value="-192.6" calcext:value-type="float">
            <text:p>-192.6</text:p>
          </table:table-cell>
          <table:table-cell office:value-type="float" office:value="15106.25" calcext:value-type="float">
            <text:p>15106.25</text:p>
          </table:table-cell>
          <table:table-cell table:style-name="ce27" table:formula="of:=TRUNC(SUM([.M39]-[.M38])/[.M38]*100; 2)" office:value-type="float" office:value="-1.25" calcext:value-type="float">
            <text:p>-1.25</text:p>
          </table:table-cell>
          <table:table-cell table:style-name="ce27" table:formula="of:=[$BANKNIFTY.N39]" office:value-type="float" office:value="-1.67" calcext:value-type="float">
            <text:p>-1.67</text:p>
          </table:table-cell>
          <table:table-cell table:style-name="ce27" table:formula="of:=[$FINNIFTY.N39]" office:value-type="float" office:value="-1.8" calcext:value-type="float">
            <text:p>-1.8</text:p>
          </table:table-cell>
          <table:table-cell table:style-name="ce157" table:formula="of:=[$'DAILY-ANALYSIS-FNO'.K39]" office:value-type="date" office:date-value="2021-03-04" calcext:value-type="date">
            <text:p>04/03/21</text:p>
          </table:table-cell>
          <table:table-cell table:number-columns-repeated="47"/>
        </table:table-row>
        <table:table-row table:style-name="ro2">
          <table:table-cell table:style-name="ce135" table:formula="of:=[$PCR.A40]" office:value-type="date" office:date-value="1899-12-30" calcext:value-type="date">
            <text:p>30/12/99</text:p>
          </table:table-cell>
          <table:table-cell table:style-name="ce126" table:formula="of:=[$PCR.B40]" office:value-type="float" office:value="0" calcext:value-type="float">
            <text:p>0</text:p>
          </table:table-cell>
          <table:table-cell table:style-name="ce126" table:formula="of:=[$PCR.C40]" office:value-type="float" office:value="0" calcext:value-type="float">
            <text:p>0</text:p>
          </table:table-cell>
          <table:table-cell table:style-name="ce126" table:formula="of:=[$PCR.D40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65" calcext:value-type="float">
            <text:p>0.65</text:p>
          </table:table-cell>
          <table:table-cell office:value-type="float" office:value="195088" calcext:value-type="float">
            <text:p>195088</text:p>
          </table:table-cell>
          <table:table-cell office:value-type="float" office:value="7133" calcext:value-type="float">
            <text:p>7133</text:p>
          </table:table-cell>
          <table:table-cell office:value-type="float" office:value="267084" calcext:value-type="float">
            <text:p>267084</text:p>
          </table:table-cell>
          <table:table-cell office:value-type="float" office:value="142931" calcext:value-type="float">
            <text:p>142931</text:p>
          </table:table-cell>
          <table:table-cell table:style-name="ce126" office:value-type="float" office:value="-178574" calcext:value-type="float">
            <text:p>-178574</text:p>
          </table:table-cell>
          <table:table-cell table:style-name="ce26" office:value-type="float" office:value="-153.2" calcext:value-type="float">
            <text:p>-153.2</text:p>
          </table:table-cell>
          <table:table-cell office:value-type="float" office:value="14953.05" calcext:value-type="float">
            <text:p>14953.05</text:p>
          </table:table-cell>
          <table:table-cell table:style-name="ce27" table:formula="of:=TRUNC(SUM([.M40]-[.M39])/[.M39]*100; 2)" office:value-type="float" office:value="-1.01" calcext:value-type="float">
            <text:p>-1.01</text:p>
          </table:table-cell>
          <table:table-cell table:style-name="ce27" table:formula="of:=[$BANKNIFTY.N40]" office:value-type="float" office:value="-1.64" calcext:value-type="float">
            <text:p>-1.64</text:p>
          </table:table-cell>
          <table:table-cell table:style-name="ce27" table:formula="of:=[$FINNIFTY.N40]" office:value-type="float" office:value="-1.11" calcext:value-type="float">
            <text:p>-1.11</text:p>
          </table:table-cell>
          <table:table-cell table:style-name="ce157" table:formula="of:=[$'DAILY-ANALYSIS-FNO'.K40]" office:value-type="date" office:date-value="2021-03-05" calcext:value-type="date">
            <text:p>05/03/21</text:p>
          </table:table-cell>
          <table:table-cell table:number-columns-repeated="47"/>
        </table:table-row>
        <table:table-row table:style-name="ro2">
          <table:table-cell table:style-name="ce135" table:formula="of:=[$PCR.A41]" office:value-type="date" office:date-value="1899-12-30" calcext:value-type="date">
            <text:p>30/12/99</text:p>
          </table:table-cell>
          <table:table-cell table:style-name="ce126" table:formula="of:=[$PCR.B41]" office:value-type="float" office:value="0" calcext:value-type="float">
            <text:p>0</text:p>
          </table:table-cell>
          <table:table-cell table:style-name="ce126" table:formula="of:=[$PCR.C41]" office:value-type="float" office:value="0" calcext:value-type="float">
            <text:p>0</text:p>
          </table:table-cell>
          <table:table-cell table:style-name="ce126" table:formula="of:=[$PCR.D41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65" calcext:value-type="float">
            <text:p>0.65</text:p>
          </table:table-cell>
          <table:table-cell office:value-type="float" office:value="196241" calcext:value-type="float">
            <text:p>196241</text:p>
          </table:table-cell>
          <table:table-cell office:value-type="float" office:value="1153" calcext:value-type="float">
            <text:p>1153</text:p>
          </table:table-cell>
          <table:table-cell office:value-type="float" office:value="113991" calcext:value-type="float">
            <text:p>113991</text:p>
          </table:table-cell>
          <table:table-cell office:value-type="float" office:value="70926" calcext:value-type="float">
            <text:p>70926</text:p>
          </table:table-cell>
          <table:table-cell table:style-name="ce126" office:value-type="float" office:value="-221639" calcext:value-type="float">
            <text:p>-221639</text:p>
          </table:table-cell>
          <table:table-cell table:style-name="ce26" office:value-type="float" office:value="15.95" calcext:value-type="float">
            <text:p>15.95</text:p>
          </table:table-cell>
          <table:table-cell office:value-type="float" office:value="14969" calcext:value-type="float">
            <text:p>14969</text:p>
          </table:table-cell>
          <table:table-cell table:style-name="ce27" table:formula="of:=TRUNC(SUM([.M41]-[.M40])/[.M40]*100; 2)" office:value-type="float" office:value="0.1" calcext:value-type="float">
            <text:p>0.1</text:p>
          </table:table-cell>
          <table:table-cell table:style-name="ce27" table:formula="of:=[$BANKNIFTY.N41]" office:value-type="float" office:value="0.07" calcext:value-type="float">
            <text:p>0.07</text:p>
          </table:table-cell>
          <table:table-cell table:style-name="ce27" table:formula="of:=[$FINNIFTY.N41]" office:value-type="float" office:value="-0.42" calcext:value-type="float">
            <text:p>-0.42</text:p>
          </table:table-cell>
          <table:table-cell table:style-name="ce135" table:formula="of:=[$'DAILY-ANALYSIS-FNO'.K41]" office:value-type="date" office:date-value="2021-03-08" calcext:value-type="date">
            <text:p>08/03/21</text:p>
          </table:table-cell>
          <table:table-cell table:number-columns-repeated="47"/>
        </table:table-row>
        <table:table-row table:style-name="ro2">
          <table:table-cell table:style-name="ce135" table:formula="of:=[$PCR.A42]" office:value-type="date" office:date-value="1899-12-30" calcext:value-type="date">
            <text:p>30/12/99</text:p>
          </table:table-cell>
          <table:table-cell table:style-name="ce126" table:formula="of:=[$PCR.B42]" office:value-type="float" office:value="0" calcext:value-type="float">
            <text:p>0</text:p>
          </table:table-cell>
          <table:table-cell table:style-name="ce126" table:formula="of:=[$PCR.C42]" office:value-type="float" office:value="0" calcext:value-type="float">
            <text:p>0</text:p>
          </table:table-cell>
          <table:table-cell table:style-name="ce126" table:formula="of:=[$PCR.D42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7" calcext:value-type="float">
            <text:p>0.7</text:p>
          </table:table-cell>
          <table:table-cell office:value-type="float" office:value="178932" calcext:value-type="float">
            <text:p>178932</text:p>
          </table:table-cell>
          <table:table-cell office:value-type="float" office:value="-17309" calcext:value-type="float">
            <text:p>-17309</text:p>
          </table:table-cell>
          <table:table-cell office:value-type="float" office:value="-27306" calcext:value-type="float">
            <text:p>-27306</text:p>
          </table:table-cell>
          <table:table-cell office:value-type="float" office:value="13231" calcext:value-type="float">
            <text:p>13231</text:p>
          </table:table-cell>
          <table:table-cell table:style-name="ce126" office:value-type="float" office:value="-181102" calcext:value-type="float">
            <text:p>-181102</text:p>
          </table:table-cell>
          <table:table-cell table:style-name="ce26" office:value-type="float" office:value="165.75" calcext:value-type="float">
            <text:p>165.75</text:p>
          </table:table-cell>
          <table:table-cell office:value-type="float" office:value="15134.75" calcext:value-type="float">
            <text:p>15134.75</text:p>
          </table:table-cell>
          <table:table-cell table:style-name="ce27" table:formula="of:=TRUNC(SUM([.M42]-[.M41])/[.M41]*100; 2)" office:value-type="float" office:value="1.1" calcext:value-type="float">
            <text:p>1.1</text:p>
          </table:table-cell>
          <table:table-cell table:style-name="ce27" table:formula="of:=[$BANKNIFTY.N42]" office:value-type="float" office:value="1.74" calcext:value-type="float">
            <text:p>1.74</text:p>
          </table:table-cell>
          <table:table-cell table:style-name="ce27" table:formula="of:=[$FINNIFTY.N42]" office:value-type="float" office:value="2.22" calcext:value-type="float">
            <text:p>2.22</text:p>
          </table:table-cell>
          <table:table-cell table:style-name="ce157" table:formula="of:=[$'DAILY-ANALYSIS-FNO'.K42]" office:value-type="date" office:date-value="2021-03-09" calcext:value-type="date">
            <text:p>09/03/21</text:p>
          </table:table-cell>
          <table:table-cell table:number-columns-repeated="47"/>
        </table:table-row>
        <table:table-row table:style-name="ro2">
          <table:table-cell table:style-name="ce135" table:formula="of:=[$PCR.A43]" office:value-type="date" office:date-value="1899-12-30" calcext:value-type="date">
            <text:p>30/12/99</text:p>
          </table:table-cell>
          <table:table-cell table:style-name="ce126" table:formula="of:=[$PCR.B43]" office:value-type="float" office:value="0" calcext:value-type="float">
            <text:p>0</text:p>
          </table:table-cell>
          <table:table-cell table:style-name="ce126" table:formula="of:=[$PCR.C43]" office:value-type="float" office:value="0" calcext:value-type="float">
            <text:p>0</text:p>
          </table:table-cell>
          <table:table-cell table:style-name="ce126" table:formula="of:=[$PCR.D43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75" calcext:value-type="float">
            <text:p>0.75</text:p>
          </table:table-cell>
          <table:table-cell office:value-type="float" office:value="175815" calcext:value-type="float">
            <text:p>175815</text:p>
          </table:table-cell>
          <table:table-cell office:value-type="float" office:value="-3117" calcext:value-type="float">
            <text:p>-3117</text:p>
          </table:table-cell>
          <table:table-cell office:value-type="float" office:value="-122277" calcext:value-type="float">
            <text:p>-122277</text:p>
          </table:table-cell>
          <table:table-cell office:value-type="float" office:value="-60274" calcext:value-type="float">
            <text:p>-60274</text:p>
          </table:table-cell>
          <table:table-cell table:style-name="ce126" office:value-type="float" office:value="-119099" calcext:value-type="float">
            <text:p>-119099</text:p>
          </table:table-cell>
          <table:table-cell table:style-name="ce26" office:value-type="float" office:value="74.55" calcext:value-type="float">
            <text:p>74.55</text:p>
          </table:table-cell>
          <table:table-cell office:value-type="float" office:value="15209.3" calcext:value-type="float">
            <text:p>15209.3</text:p>
          </table:table-cell>
          <table:table-cell table:style-name="ce27" table:formula="of:=TRUNC(SUM([.M43]-[.M42])/[.M42]*100; 2)" office:value-type="float" office:value="0.49" calcext:value-type="float">
            <text:p>0.49</text:p>
          </table:table-cell>
          <table:table-cell table:style-name="ce27" table:formula="of:=[$BANKNIFTY.N43]" office:value-type="float" office:value="0.2" calcext:value-type="float">
            <text:p>0.2</text:p>
          </table:table-cell>
          <table:table-cell table:style-name="ce27" table:formula="of:=[$FINNIFTY.N43]" office:value-type="float" office:value="0.15" calcext:value-type="float">
            <text:p>0.15</text:p>
          </table:table-cell>
          <table:table-cell table:style-name="ce135" table:formula="of:=[$'DAILY-ANALYSIS-FNO'.K43]" office:value-type="date" office:date-value="2021-03-10" calcext:value-type="date">
            <text:p>10/03/21</text:p>
          </table:table-cell>
          <table:table-cell table:number-columns-repeated="47"/>
        </table:table-row>
        <table:table-row table:style-name="ro2">
          <table:table-cell table:style-name="ce135" table:formula="of:=[$PCR.A44]" office:value-type="date" office:date-value="1899-12-30" calcext:value-type="date">
            <text:p>30/12/99</text:p>
          </table:table-cell>
          <table:table-cell table:style-name="ce126" table:formula="of:=[$PCR.B44]" office:value-type="float" office:value="0" calcext:value-type="float">
            <text:p>0</text:p>
          </table:table-cell>
          <table:table-cell table:style-name="ce126" table:formula="of:=[$PCR.C44]" office:value-type="float" office:value="0" calcext:value-type="float">
            <text:p>0</text:p>
          </table:table-cell>
          <table:table-cell table:style-name="ce126" table:formula="of:=[$PCR.D44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57" calcext:value-type="float">
            <text:p>0.57</text:p>
          </table:table-cell>
          <table:table-cell office:value-type="float" office:value="182018" calcext:value-type="float">
            <text:p>182018</text:p>
          </table:table-cell>
          <table:table-cell office:value-type="float" office:value="6203" calcext:value-type="float">
            <text:p>6203</text:p>
          </table:table-cell>
          <table:table-cell office:value-type="float" office:value="322369" calcext:value-type="float">
            <text:p>322369</text:p>
          </table:table-cell>
          <table:table-cell office:value-type="float" office:value="116647" calcext:value-type="float">
            <text:p>116647</text:p>
          </table:table-cell>
          <table:table-cell table:style-name="ce126" office:value-type="float" office:value="-241731" calcext:value-type="float">
            <text:p>-241731</text:p>
          </table:table-cell>
          <table:table-cell table:style-name="ce26" office:value-type="float" office:value="-157.9" calcext:value-type="float">
            <text:p>-157.9</text:p>
          </table:table-cell>
          <table:table-cell office:value-type="float" office:value="15051.4" calcext:value-type="float">
            <text:p>15051.4</text:p>
          </table:table-cell>
          <table:table-cell table:style-name="ce27" table:formula="of:=TRUNC(SUM([.M44]-[.M43])/[.M43]*100; 2)" office:value-type="float" office:value="-1.03" calcext:value-type="float">
            <text:p>-1.03</text:p>
          </table:table-cell>
          <table:table-cell table:style-name="ce27" table:formula="of:=[$BANKNIFTY.N44]" office:value-type="float" office:value="-1.34" calcext:value-type="float">
            <text:p>-1.34</text:p>
          </table:table-cell>
          <table:table-cell table:style-name="ce27" table:formula="of:=[$FINNIFTY.N44]" office:value-type="float" office:value="-0.96" calcext:value-type="float">
            <text:p>-0.96</text:p>
          </table:table-cell>
          <table:table-cell table:style-name="ce157" table:formula="of:=[$'DAILY-ANALYSIS-FNO'.K44]" office:value-type="date" office:date-value="2021-03-12" calcext:value-type="date">
            <text:p>12/03/21</text:p>
          </table:table-cell>
          <table:table-cell table:number-columns-repeated="47"/>
        </table:table-row>
        <table:table-row table:style-name="ro2">
          <table:table-cell table:style-name="ce135" table:formula="of:=[$PCR.A45]" office:value-type="date" office:date-value="1899-12-30" calcext:value-type="date">
            <text:p>30/12/99</text:p>
          </table:table-cell>
          <table:table-cell table:style-name="ce126" table:formula="of:=[$PCR.B45]" office:value-type="float" office:value="0" calcext:value-type="float">
            <text:p>0</text:p>
          </table:table-cell>
          <table:table-cell table:style-name="ce126" table:formula="of:=[$PCR.C45]" office:value-type="float" office:value="0" calcext:value-type="float">
            <text:p>0</text:p>
          </table:table-cell>
          <table:table-cell table:style-name="ce126" table:formula="of:=[$PCR.D45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5" calcext:value-type="float">
            <text:p>0.5</text:p>
          </table:table-cell>
          <table:table-cell office:value-type="float" office:value="179308" calcext:value-type="float">
            <text:p>179308</text:p>
          </table:table-cell>
          <table:table-cell office:value-type="float" office:value="-2710" calcext:value-type="float">
            <text:p>-2710</text:p>
          </table:table-cell>
          <table:table-cell office:value-type="float" office:value="88002" calcext:value-type="float">
            <text:p>88002</text:p>
          </table:table-cell>
          <table:table-cell office:value-type="float" office:value="1725" calcext:value-type="float">
            <text:p>1725</text:p>
          </table:table-cell>
          <table:table-cell table:style-name="ce126" office:value-type="float" office:value="-328008" calcext:value-type="float">
            <text:p>-328008</text:p>
          </table:table-cell>
          <table:table-cell table:style-name="ce26" office:value-type="float" office:value="-82.65" calcext:value-type="float">
            <text:p>-82.65</text:p>
          </table:table-cell>
          <table:table-cell office:value-type="float" office:value="14968.75" calcext:value-type="float">
            <text:p>14968.75</text:p>
          </table:table-cell>
          <table:table-cell table:style-name="ce27" table:formula="of:=TRUNC(SUM([.M45]-[.M44])/[.M44]*100; 2)" office:value-type="float" office:value="-0.54" calcext:value-type="float">
            <text:p>-0.54</text:p>
          </table:table-cell>
          <table:table-cell table:style-name="ce27" table:formula="of:=[$BANKNIFTY.N45]" office:value-type="float" office:value="-0.61" calcext:value-type="float">
            <text:p>-0.61</text:p>
          </table:table-cell>
          <table:table-cell table:style-name="ce27" table:formula="of:=[$FINNIFTY.N45]" office:value-type="float" office:value="-1.09" calcext:value-type="float">
            <text:p>-1.09</text:p>
          </table:table-cell>
          <table:table-cell table:style-name="ce135" table:formula="of:=[$'DAILY-ANALYSIS-FNO'.K45]" office:value-type="date" office:date-value="2021-03-15" calcext:value-type="date">
            <text:p>15/03/21</text:p>
          </table:table-cell>
          <table:table-cell table:number-columns-repeated="47"/>
        </table:table-row>
        <table:table-row table:style-name="ro2">
          <table:table-cell table:style-name="ce135" table:formula="of:=[$PCR.A46]" office:value-type="date" office:date-value="1899-12-30" calcext:value-type="date">
            <text:p>30/12/99</text:p>
          </table:table-cell>
          <table:table-cell table:style-name="ce126" table:formula="of:=[$PCR.B46]" office:value-type="float" office:value="0" calcext:value-type="float">
            <text:p>0</text:p>
          </table:table-cell>
          <table:table-cell table:style-name="ce126" table:formula="of:=[$PCR.C46]" office:value-type="float" office:value="0" calcext:value-type="float">
            <text:p>0</text:p>
          </table:table-cell>
          <table:table-cell table:style-name="ce126" table:formula="of:=[$PCR.D46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47" calcext:value-type="float">
            <text:p>0.47</text:p>
          </table:table-cell>
          <table:table-cell office:value-type="float" office:value="172499" calcext:value-type="float">
            <text:p>172499</text:p>
          </table:table-cell>
          <table:table-cell office:value-type="float" office:value="-6809" calcext:value-type="float">
            <text:p>-6809</text:p>
          </table:table-cell>
          <table:table-cell office:value-type="float" office:value="11132" calcext:value-type="float">
            <text:p>11132</text:p>
          </table:table-cell>
          <table:table-cell office:value-type="float" office:value="-9230" calcext:value-type="float">
            <text:p>-9230</text:p>
          </table:table-cell>
          <table:table-cell table:style-name="ce126" office:value-type="float" office:value="-348370" calcext:value-type="float">
            <text:p>-348370</text:p>
          </table:table-cell>
          <table:table-cell table:style-name="ce26" office:value-type="float" office:value="-9.05" calcext:value-type="float">
            <text:p>-9.05</text:p>
          </table:table-cell>
          <table:table-cell office:value-type="float" office:value="14959.7" calcext:value-type="float">
            <text:p>14959.7</text:p>
          </table:table-cell>
          <table:table-cell table:style-name="ce27" table:formula="of:=TRUNC(SUM([.M46]-[.M45])/[.M45]*100; 2)" office:value-type="float" office:value="-0.06" calcext:value-type="float">
            <text:p>-0.06</text:p>
          </table:table-cell>
          <table:table-cell table:style-name="ce27" table:formula="of:=[$BANKNIFTY.N46]" office:value-type="float" office:value="-1.08" calcext:value-type="float">
            <text:p>-1.08</text:p>
          </table:table-cell>
          <table:table-cell table:style-name="ce27" table:formula="of:=[$FINNIFTY.N46]" office:value-type="float" office:value="-0.62" calcext:value-type="float">
            <text:p>-0.62</text:p>
          </table:table-cell>
          <table:table-cell table:style-name="ce157" table:formula="of:=[$'DAILY-ANALYSIS-FNO'.K46]" office:value-type="date" office:date-value="2021-03-16" calcext:value-type="date">
            <text:p>16/03/21</text:p>
          </table:table-cell>
          <table:table-cell table:number-columns-repeated="47"/>
        </table:table-row>
        <table:table-row table:style-name="ro2">
          <table:table-cell table:style-name="ce135" table:formula="of:=[$PCR.A47]" office:value-type="date" office:date-value="1899-12-30" calcext:value-type="date">
            <text:p>30/12/99</text:p>
          </table:table-cell>
          <table:table-cell table:style-name="ce126" table:formula="of:=[$PCR.B47]" office:value-type="float" office:value="0" calcext:value-type="float">
            <text:p>0</text:p>
          </table:table-cell>
          <table:table-cell table:style-name="ce126" table:formula="of:=[$PCR.C47]" office:value-type="float" office:value="0" calcext:value-type="float">
            <text:p>0</text:p>
          </table:table-cell>
          <table:table-cell table:style-name="ce126" table:formula="of:=[$PCR.D47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41" calcext:value-type="float">
            <text:p>0.41</text:p>
          </table:table-cell>
          <table:table-cell office:value-type="float" office:value="167449" calcext:value-type="float">
            <text:p>167449</text:p>
          </table:table-cell>
          <table:table-cell office:value-type="float" office:value="-5050" calcext:value-type="float">
            <text:p>-5050</text:p>
          </table:table-cell>
          <table:table-cell office:value-type="float" office:value="55811" calcext:value-type="float">
            <text:p>55811</text:p>
          </table:table-cell>
          <table:table-cell office:value-type="float" office:value="-19972" calcext:value-type="float">
            <text:p>-19972</text:p>
          </table:table-cell>
          <table:table-cell table:style-name="ce126" office:value-type="float" office:value="-424153" calcext:value-type="float">
            <text:p>-424153</text:p>
          </table:table-cell>
          <table:table-cell table:style-name="ce26" office:value-type="float" office:value="-188.4" calcext:value-type="float">
            <text:p>-188.4</text:p>
          </table:table-cell>
          <table:table-cell office:value-type="float" office:value="14771.3" calcext:value-type="float">
            <text:p>14771.3</text:p>
          </table:table-cell>
          <table:table-cell table:style-name="ce27" table:formula="of:=TRUNC(SUM([.M47]-[.M46])/[.M46]*100; 2)" office:value-type="float" office:value="-1.25" calcext:value-type="float">
            <text:p>-1.25</text:p>
          </table:table-cell>
          <table:table-cell table:style-name="ce27" table:formula="of:=[$BANKNIFTY.N47]" office:value-type="float" office:value="-1.61" calcext:value-type="float">
            <text:p>-1.61</text:p>
          </table:table-cell>
          <table:table-cell table:style-name="ce27" table:formula="of:=[$FINNIFTY.N47]" office:value-type="float" office:value="-1.49" calcext:value-type="float">
            <text:p>-1.49</text:p>
          </table:table-cell>
          <table:table-cell table:style-name="ce157" table:formula="of:=[$'DAILY-ANALYSIS-FNO'.K47]" office:value-type="date" office:date-value="2021-03-17" calcext:value-type="date">
            <text:p>17/03/21</text:p>
          </table:table-cell>
          <table:table-cell table:number-columns-repeated="47"/>
        </table:table-row>
        <table:table-row table:style-name="ro2">
          <table:table-cell table:style-name="ce135" table:formula="of:=[$PCR.A48]" office:value-type="date" office:date-value="1899-12-30" calcext:value-type="date">
            <text:p>30/12/99</text:p>
          </table:table-cell>
          <table:table-cell table:style-name="ce126" table:formula="of:=[$PCR.B48]" office:value-type="float" office:value="0" calcext:value-type="float">
            <text:p>0</text:p>
          </table:table-cell>
          <table:table-cell table:style-name="ce126" table:formula="of:=[$PCR.C48]" office:value-type="float" office:value="0" calcext:value-type="float">
            <text:p>0</text:p>
          </table:table-cell>
          <table:table-cell table:style-name="ce126" table:formula="of:=[$PCR.D48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43" calcext:value-type="float">
            <text:p>0.43</text:p>
          </table:table-cell>
          <table:table-cell office:value-type="float" office:value="166535" calcext:value-type="float">
            <text:p>166535</text:p>
          </table:table-cell>
          <table:table-cell office:value-type="float" office:value="-914" calcext:value-type="float">
            <text:p>-914</text:p>
          </table:table-cell>
          <table:table-cell office:value-type="float" office:value="-161242" calcext:value-type="float">
            <text:p>-161242</text:p>
          </table:table-cell>
          <table:table-cell office:value-type="float" office:value="-53055" calcext:value-type="float">
            <text:p>-53055</text:p>
          </table:table-cell>
          <table:table-cell table:style-name="ce126" office:value-type="float" office:value="-315966" calcext:value-type="float">
            <text:p>-315966</text:p>
          </table:table-cell>
          <table:table-cell table:style-name="ce26" office:value-type="float" office:value="-194.25" calcext:value-type="float">
            <text:p>-194.25</text:p>
          </table:table-cell>
          <table:table-cell office:value-type="float" office:value="14577.05" calcext:value-type="float">
            <text:p>14577.05</text:p>
          </table:table-cell>
          <table:table-cell table:style-name="ce27" table:formula="of:=TRUNC(SUM([.M48]-[.M47])/[.M47]*100; 2)" office:value-type="float" office:value="-1.31" calcext:value-type="float">
            <text:p>-1.31</text:p>
          </table:table-cell>
          <table:table-cell table:style-name="ce27" table:formula="of:=[$BANKNIFTY.N48]" office:value-type="float" office:value="-1.37" calcext:value-type="float">
            <text:p>-1.37</text:p>
          </table:table-cell>
          <table:table-cell table:style-name="ce27" table:formula="of:=[$FINNIFTY.N48]" office:value-type="float" office:value="-1.04" calcext:value-type="float">
            <text:p>-1.04</text:p>
          </table:table-cell>
          <table:table-cell table:style-name="ce157" table:formula="of:=[$'DAILY-ANALYSIS-FNO'.K48]" office:value-type="date" office:date-value="2021-03-18" calcext:value-type="date">
            <text:p>18/03/21</text:p>
          </table:table-cell>
          <table:table-cell table:number-columns-repeated="47"/>
        </table:table-row>
        <table:table-row table:style-name="ro2">
          <table:table-cell table:style-name="ce135" table:formula="of:=[$PCR.A49]" office:value-type="date" office:date-value="1899-12-30" calcext:value-type="date">
            <text:p>30/12/99</text:p>
          </table:table-cell>
          <table:table-cell table:style-name="ce126" table:formula="of:=[$PCR.B49]" office:value-type="float" office:value="0" calcext:value-type="float">
            <text:p>0</text:p>
          </table:table-cell>
          <table:table-cell table:style-name="ce126" table:formula="of:=[$PCR.C49]" office:value-type="float" office:value="0" calcext:value-type="float">
            <text:p>0</text:p>
          </table:table-cell>
          <table:table-cell table:style-name="ce126" table:formula="of:=[$PCR.D49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97" calcext:value-type="float">
            <text:p>0.97</text:p>
          </table:table-cell>
          <table:table-cell office:value-type="float" office:value="163201" calcext:value-type="float">
            <text:p>163201</text:p>
          </table:table-cell>
          <table:table-cell office:value-type="float" office:value="-3334" calcext:value-type="float">
            <text:p>-3334</text:p>
          </table:table-cell>
          <table:table-cell office:value-type="float" office:value="62037" calcext:value-type="float">
            <text:p>62037</text:p>
          </table:table-cell>
          <table:table-cell office:value-type="float" office:value="136658" calcext:value-type="float">
            <text:p>136658</text:p>
          </table:table-cell>
          <table:table-cell table:style-name="ce126" office:value-type="float" office:value="-20541" calcext:value-type="float">
            <text:p>-20541</text:p>
          </table:table-cell>
          <table:table-cell table:style-name="ce26" office:value-type="float" office:value="179.4" calcext:value-type="float">
            <text:p>179.4</text:p>
          </table:table-cell>
          <table:table-cell office:value-type="float" office:value="14756.45" calcext:value-type="float">
            <text:p>14756.45</text:p>
          </table:table-cell>
          <table:table-cell table:style-name="ce27" table:formula="of:=TRUNC(SUM([.M49]-[.M48])/[.M48]*100; 2)" office:value-type="float" office:value="1.23" calcext:value-type="float">
            <text:p>1.23</text:p>
          </table:table-cell>
          <table:table-cell table:style-name="ce27" table:formula="of:=[$BANKNIFTY.N49]" office:value-type="float" office:value="0.93" calcext:value-type="float">
            <text:p>0.93</text:p>
          </table:table-cell>
          <table:table-cell table:style-name="ce27" table:formula="of:=[$FINNIFTY.N49]" office:value-type="float" office:value="1.1" calcext:value-type="float">
            <text:p>1.1</text:p>
          </table:table-cell>
          <table:table-cell table:style-name="ce156" table:formula="of:=[$'DAILY-ANALYSIS-FNO'.K49]" office:value-type="date" office:date-value="2021-03-19" calcext:value-type="date">
            <text:p>19/03/21</text:p>
          </table:table-cell>
          <table:table-cell table:number-columns-repeated="47"/>
        </table:table-row>
        <table:table-row table:style-name="ro2">
          <table:table-cell table:style-name="ce135" table:formula="of:=[$PCR.A50]" office:value-type="date" office:date-value="1899-12-30" calcext:value-type="date">
            <text:p>30/12/99</text:p>
          </table:table-cell>
          <table:table-cell table:style-name="ce126" table:formula="of:=[$PCR.B50]" office:value-type="float" office:value="0" calcext:value-type="float">
            <text:p>0</text:p>
          </table:table-cell>
          <table:table-cell table:style-name="ce126" table:formula="of:=[$PCR.C50]" office:value-type="float" office:value="0" calcext:value-type="float">
            <text:p>0</text:p>
          </table:table-cell>
          <table:table-cell table:style-name="ce126" table:formula="of:=[$PCR.D50]" office:value-type="float" office:value="0" calcext:value-type="float">
            <text:p>0</text:p>
          </table:table-cell>
          <table:table-cell office:value-type="string" calcext:value-type="string">
            <text:p>NIFTY</text:p>
          </table:table-cell>
          <table:table-cell office:value-type="float" office:value="0.91" calcext:value-type="float">
            <text:p>0.91</text:p>
          </table:table-cell>
          <table:table-cell office:value-type="float" office:value="170887" calcext:value-type="float">
            <text:p>170887</text:p>
          </table:table-cell>
          <table:table-cell office:value-type="float" office:value="7686" calcext:value-type="float">
            <text:p>7686</text:p>
          </table:table-cell>
          <table:table-cell office:value-type="float" office:value="74578" calcext:value-type="float">
            <text:p>74578</text:p>
          </table:table-cell>
          <table:table-cell office:value-type="float" office:value="35137" calcext:value-type="float">
            <text:p>35137</text:p>
          </table:table-cell>
          <table:table-cell table:style-name="ce126" office:value-type="float" office:value="-59982" calcext:value-type="float">
            <text:p>-59982</text:p>
          </table:table-cell>
          <table:table-cell table:style-name="ce26" office:value-type="float" office:value="-14.85" calcext:value-type="float">
            <text:p>-14.85</text:p>
          </table:table-cell>
          <table:table-cell office:value-type="float" office:value="14741.6" calcext:value-type="float">
            <text:p>14741.6</text:p>
          </table:table-cell>
          <table:table-cell table:style-name="ce27" table:formula="of:=TRUNC(SUM([.M50]-[.M49])/[.M49]*100; 2)" office:value-type="float" office:value="-0.1" calcext:value-type="float">
            <text:p>-0.1</text:p>
          </table:table-cell>
          <table:table-cell table:style-name="ce27" table:formula="of:=[$BANKNIFTY.N50]" office:value-type="float" office:value="-1.52" calcext:value-type="float">
            <text:p>-1.52</text:p>
          </table:table-cell>
          <table:table-cell table:style-name="ce27" table:formula="of:=[$FINNIFTY.N50]" office:value-type="float" office:value="-1.1" calcext:value-type="float">
            <text:p>-1.1</text:p>
          </table:table-cell>
          <table:table-cell table:style-name="ce135" table:formula="of:=[$'DAILY-ANALYSIS-FNO'.K50]" office:value-type="date" office:date-value="2021-03-22" calcext:value-type="date">
            <text:p>22/03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1.05" calcext:value-type="float">
            <text:p>1.05</text:p>
          </table:table-cell>
          <table:table-cell office:value-type="float" office:value="165900" calcext:value-type="float">
            <text:p>165900</text:p>
          </table:table-cell>
          <table:table-cell office:value-type="float" office:value="-4987" calcext:value-type="float">
            <text:p>-4987</text:p>
          </table:table-cell>
          <table:table-cell office:value-type="float" office:value="-47884" calcext:value-type="float">
            <text:p>-47884</text:p>
          </table:table-cell>
          <table:table-cell office:value-type="float" office:value="47101" calcext:value-type="float">
            <text:p>47101</text:p>
          </table:table-cell>
          <table:table-cell table:style-name="ce126" office:value-type="float" office:value="35003" calcext:value-type="float">
            <text:p>35003</text:p>
          </table:table-cell>
          <table:table-cell table:style-name="ce26" office:value-type="float" office:value="91.3" calcext:value-type="float">
            <text:p>91.3</text:p>
          </table:table-cell>
          <table:table-cell office:value-type="float" office:value="14832.9" calcext:value-type="float">
            <text:p>14832.9</text:p>
          </table:table-cell>
          <table:table-cell table:style-name="ce27" table:formula="of:=TRUNC(SUM([.M51]-[.M50])/[.M50]*100; 2)" office:value-type="float" office:value="0.61" calcext:value-type="float">
            <text:p>0.61</text:p>
          </table:table-cell>
          <table:table-cell table:style-name="ce27" table:formula="of:=[$BANKNIFTY.N51]" office:value-type="float" office:value="1.65" calcext:value-type="float">
            <text:p>1.65</text:p>
          </table:table-cell>
          <table:table-cell table:style-name="ce27" table:formula="of:=[$FINNIFTY.N51]" office:value-type="float" office:value="0.94" calcext:value-type="float">
            <text:p>0.94</text:p>
          </table:table-cell>
          <table:table-cell table:style-name="ce135" table:formula="of:=[$'DAILY-ANALYSIS-FNO'.K51]" office:value-type="date" office:date-value="2021-03-23" calcext:value-type="date">
            <text:p>23/03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74" calcext:value-type="float">
            <text:p>0.74</text:p>
          </table:table-cell>
          <table:table-cell office:value-type="float" office:value="165160" calcext:value-type="float">
            <text:p>165160</text:p>
          </table:table-cell>
          <table:table-cell office:value-type="float" office:value="-740" calcext:value-type="float">
            <text:p>-740</text:p>
          </table:table-cell>
          <table:table-cell office:value-type="float" office:value="132140" calcext:value-type="float">
            <text:p>132140</text:p>
          </table:table-cell>
          <table:table-cell office:value-type="float" office:value="-101640" calcext:value-type="float">
            <text:p>-101640</text:p>
          </table:table-cell>
          <table:table-cell table:style-name="ce126" office:value-type="float" office:value="-198777" calcext:value-type="float">
            <text:p>-198777</text:p>
          </table:table-cell>
          <table:table-cell table:style-name="ce26" office:value-type="float" office:value="-277.6" calcext:value-type="float">
            <text:p>-277.6</text:p>
          </table:table-cell>
          <table:table-cell office:value-type="float" office:value="14555.3" calcext:value-type="float">
            <text:p>14555.3</text:p>
          </table:table-cell>
          <table:table-cell table:style-name="ce27" table:formula="of:=TRUNC(SUM([.M52]-[.M51])/[.M51]*100; 2)" office:value-type="float" office:value="-1.87" calcext:value-type="float">
            <text:p>-1.87</text:p>
          </table:table-cell>
          <table:table-cell table:style-name="ce27" table:formula="of:=[$BANKNIFTY.N52]" office:value-type="float" office:value="-2.58" calcext:value-type="float">
            <text:p>-2.58</text:p>
          </table:table-cell>
          <table:table-cell table:style-name="ce27" table:formula="of:=[$FINNIFTY.N52]" office:value-type="float" office:value="-2.13" calcext:value-type="float">
            <text:p>-2.13</text:p>
          </table:table-cell>
          <table:table-cell table:style-name="ce157" table:formula="of:=[$'DAILY-ANALYSIS-FNO'.K52]" office:value-type="date" office:date-value="2021-03-24" calcext:value-type="date">
            <text:p>24/03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69" calcext:value-type="float">
            <text:p>0.69</text:p>
          </table:table-cell>
          <table:table-cell office:value-type="float" office:value="160555" calcext:value-type="float">
            <text:p>160555</text:p>
          </table:table-cell>
          <table:table-cell office:value-type="float" office:value="-4605" calcext:value-type="float">
            <text:p>-4605</text:p>
          </table:table-cell>
          <table:table-cell office:value-type="float" office:value="-132737" calcext:value-type="float">
            <text:p>-132737</text:p>
          </table:table-cell>
          <table:table-cell office:value-type="float" office:value="-133371" calcext:value-type="float">
            <text:p>-133371</text:p>
          </table:table-cell>
          <table:table-cell table:style-name="ce126" office:value-type="float" office:value="-199411" calcext:value-type="float">
            <text:p>-199411</text:p>
          </table:table-cell>
          <table:table-cell table:style-name="ce26" office:value-type="float" office:value="-221.2" calcext:value-type="float">
            <text:p>-221.2</text:p>
          </table:table-cell>
          <table:table-cell office:value-type="float" office:value="14334.1" calcext:value-type="float">
            <text:p>14334.1</text:p>
          </table:table-cell>
          <table:table-cell table:style-name="ce27" table:formula="of:=TRUNC(SUM([.M53]-[.M52])/[.M52]*100; 2)" office:value-type="float" office:value="-1.51" calcext:value-type="float">
            <text:p>-1.51</text:p>
          </table:table-cell>
          <table:table-cell table:style-name="ce27" table:formula="of:=[$BANKNIFTY.N53]" office:value-type="float" office:value="-0.99" calcext:value-type="float">
            <text:p>-0.99</text:p>
          </table:table-cell>
          <table:table-cell table:style-name="ce27" table:formula="of:=[$FINNIFTY.N53]" office:value-type="float" office:value="-0.96" calcext:value-type="float">
            <text:p>-0.96</text:p>
          </table:table-cell>
          <table:table-cell table:style-name="ce157" table:formula="of:=[$'DAILY-ANALYSIS-FNO'.K53]" office:value-type="date" office:date-value="2021-03-25" calcext:value-type="date">
            <text:p>25/03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81" calcext:value-type="float">
            <text:p>0.81</text:p>
          </table:table-cell>
          <table:table-cell office:value-type="float" office:value="136736" calcext:value-type="float">
            <text:p>136736</text:p>
          </table:table-cell>
          <table:table-cell office:value-type="float" office:value="5610" calcext:value-type="float">
            <text:p>5610</text:p>
          </table:table-cell>
          <table:table-cell office:value-type="float" office:value="145907" calcext:value-type="float">
            <text:p>145907</text:p>
          </table:table-cell>
          <table:table-cell office:value-type="float" office:value="164109" calcext:value-type="float">
            <text:p>164109</text:p>
          </table:table-cell>
          <table:table-cell table:style-name="ce126" office:value-type="float" office:value="-87355" calcext:value-type="float">
            <text:p>-87355</text:p>
          </table:table-cell>
          <table:table-cell table:style-name="ce26" office:value-type="float" office:value="274.4" calcext:value-type="float">
            <text:p>274.4</text:p>
          </table:table-cell>
          <table:table-cell office:value-type="float" office:value="14608.5" calcext:value-type="float">
            <text:p>14608.5</text:p>
          </table:table-cell>
          <table:table-cell table:style-name="ce27" table:formula="of:=TRUNC(SUM([.M54]-[.M53])/[.M53]*100; 2)" office:value-type="float" office:value="1.91" calcext:value-type="float">
            <text:p>1.91</text:p>
          </table:table-cell>
          <table:table-cell table:style-name="ce27" table:formula="of:=[$BANKNIFTY.N54]" office:value-type="float" office:value="1.68" calcext:value-type="float">
            <text:p>1.68</text:p>
          </table:table-cell>
          <table:table-cell table:style-name="ce27" table:formula="of:=[$FINNIFTY.N54]" office:value-type="float" office:value="1.93" calcext:value-type="float">
            <text:p>1.93</text:p>
          </table:table-cell>
          <table:table-cell table:style-name="ce156" table:formula="of:=[$'DAILY-ANALYSIS-FNO'.K54]" office:value-type="date" office:date-value="2021-03-26" calcext:value-type="date">
            <text:p>26/03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1.09" calcext:value-type="float">
            <text:p>1.09</text:p>
          </table:table-cell>
          <table:table-cell office:value-type="float" office:value="165818" calcext:value-type="float">
            <text:p>165818</text:p>
          </table:table-cell>
          <table:table-cell office:value-type="float" office:value="29082" calcext:value-type="float">
            <text:p>29082</text:p>
          </table:table-cell>
          <table:table-cell office:value-type="float" office:value="81491" calcext:value-type="float">
            <text:p>81491</text:p>
          </table:table-cell>
          <table:table-cell office:value-type="float" office:value="219928" calcext:value-type="float">
            <text:p>219928</text:p>
          </table:table-cell>
          <table:table-cell table:style-name="ce126" office:value-type="float" office:value="51082" calcext:value-type="float">
            <text:p>51082</text:p>
          </table:table-cell>
          <table:table-cell table:style-name="ce26" office:value-type="float" office:value="305.05" calcext:value-type="float">
            <text:p>305.05</text:p>
          </table:table-cell>
          <table:table-cell office:value-type="float" office:value="14913.55" calcext:value-type="float">
            <text:p>14913.55</text:p>
          </table:table-cell>
          <table:table-cell table:style-name="ce27" table:formula="of:=TRUNC(SUM([.M55]-[.M54])/[.M54]*100; 2)" office:value-type="float" office:value="2.08" calcext:value-type="float">
            <text:p>2.08</text:p>
          </table:table-cell>
          <table:table-cell table:style-name="ce27" table:formula="of:=[$BANKNIFTY.N55]" office:value-type="float" office:value="1.37" calcext:value-type="float">
            <text:p>1.37</text:p>
          </table:table-cell>
          <table:table-cell table:style-name="ce27" table:formula="of:=[$FINNIFTY.N55]" office:value-type="float" office:value="1.36" calcext:value-type="float">
            <text:p>1.36</text:p>
          </table:table-cell>
          <table:table-cell table:style-name="ce156" table:formula="of:=[$'DAILY-ANALYSIS-FNO'.K55]" office:value-type="date" office:date-value="2021-03-30" calcext:value-type="date">
            <text:p>30/03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83" calcext:value-type="float">
            <text:p>0.83</text:p>
          </table:table-cell>
          <table:table-cell office:value-type="float" office:value="168500" calcext:value-type="float">
            <text:p>168500</text:p>
          </table:table-cell>
          <table:table-cell office:value-type="float" office:value="2682" calcext:value-type="float">
            <text:p>2682</text:p>
          </table:table-cell>
          <table:table-cell office:value-type="float" office:value="122673" calcext:value-type="float">
            <text:p>122673</text:p>
          </table:table-cell>
          <table:table-cell office:value-type="float" office:value="-45208" calcext:value-type="float">
            <text:p>-45208</text:p>
          </table:table-cell>
          <table:table-cell table:style-name="ce126" office:value-type="float" office:value="-116799" calcext:value-type="float">
            <text:p>-116799</text:p>
          </table:table-cell>
          <table:table-cell table:style-name="ce26" office:value-type="float" office:value="-161.25" calcext:value-type="float">
            <text:p>-161.25</text:p>
          </table:table-cell>
          <table:table-cell office:value-type="float" office:value="14752.3" calcext:value-type="float">
            <text:p>14752.3</text:p>
          </table:table-cell>
          <table:table-cell table:style-name="ce27" table:formula="of:=TRUNC(SUM([.M56]-[.M55])/[.M55]*100; 2)" office:value-type="float" office:value="-1.08" calcext:value-type="float">
            <text:p>-1.08</text:p>
          </table:table-cell>
          <table:table-cell table:style-name="ce27" table:formula="of:=[$BANKNIFTY.N56]" office:value-type="float" office:value="-1.66" calcext:value-type="float">
            <text:p>-1.66</text:p>
          </table:table-cell>
          <table:table-cell table:style-name="ce27" table:formula="of:=[$FINNIFTY.N56]" office:value-type="float" office:value="-1.66" calcext:value-type="float">
            <text:p>-1.66</text:p>
          </table:table-cell>
          <table:table-cell table:style-name="ce157" table:formula="of:=[$'DAILY-ANALYSIS-FNO'.K56]" office:value-type="date" office:date-value="2021-03-31" calcext:value-type="date">
            <text:p>31/03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95" calcext:value-type="float">
            <text:p>0.95</text:p>
          </table:table-cell>
          <table:table-cell office:value-type="float" office:value="157348" calcext:value-type="float">
            <text:p>157348</text:p>
          </table:table-cell>
          <table:table-cell office:value-type="float" office:value="-11152" calcext:value-type="float">
            <text:p>-11152</text:p>
          </table:table-cell>
          <table:table-cell office:value-type="float" office:value="-118239" calcext:value-type="float">
            <text:p>-118239</text:p>
          </table:table-cell>
          <table:table-cell office:value-type="float" office:value="-29147" calcext:value-type="float">
            <text:p>-29147</text:p>
          </table:table-cell>
          <table:table-cell table:style-name="ce126" office:value-type="float" office:value="-27707" calcext:value-type="float">
            <text:p>-27707</text:p>
          </table:table-cell>
          <table:table-cell table:style-name="ce26" office:value-type="float" office:value="201.05" calcext:value-type="float">
            <text:p>201.05</text:p>
          </table:table-cell>
          <table:table-cell office:value-type="float" office:value="14953.35" calcext:value-type="float">
            <text:p>14953.35</text:p>
          </table:table-cell>
          <table:table-cell table:style-name="ce27" table:formula="of:=TRUNC(SUM([.M57]-[.M56])/[.M56]*100; 2)" office:value-type="float" office:value="1.36" calcext:value-type="float">
            <text:p>1.36</text:p>
          </table:table-cell>
          <table:table-cell table:style-name="ce27" table:formula="of:=[$BANKNIFTY.N57]" office:value-type="float" office:value="2.02" calcext:value-type="float">
            <text:p>2.02</text:p>
          </table:table-cell>
          <table:table-cell table:style-name="ce27" table:formula="of:=[$FINNIFTY.N57]" office:value-type="float" office:value="1.04" calcext:value-type="float">
            <text:p>1.04</text:p>
          </table:table-cell>
          <table:table-cell table:style-name="ce156" table:formula="of:=[$'DAILY-ANALYSIS-FNO'.K57]" office:value-type="date" office:date-value="2021-04-01" calcext:value-type="date">
            <text:p>01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64" calcext:value-type="float">
            <text:p>0.64</text:p>
          </table:table-cell>
          <table:table-cell office:value-type="float" office:value="155970" calcext:value-type="float">
            <text:p>155970</text:p>
          </table:table-cell>
          <table:table-cell office:value-type="float" office:value="-1378" calcext:value-type="float">
            <text:p>-1378</text:p>
          </table:table-cell>
          <table:table-cell office:value-type="float" office:value="259133" calcext:value-type="float">
            <text:p>259133</text:p>
          </table:table-cell>
          <table:table-cell office:value-type="float" office:value="120154" calcext:value-type="float">
            <text:p>120154</text:p>
          </table:table-cell>
          <table:table-cell table:style-name="ce126" office:value-type="float" office:value="-179631" calcext:value-type="float">
            <text:p>-179631</text:p>
          </table:table-cell>
          <table:table-cell table:style-name="ce26" office:value-type="float" office:value="-254.9" calcext:value-type="float">
            <text:p>-254.9</text:p>
          </table:table-cell>
          <table:table-cell office:value-type="float" office:value="14698.45" calcext:value-type="float">
            <text:p>14698.45</text:p>
          </table:table-cell>
          <table:table-cell table:style-name="ce27" table:formula="of:=TRUNC(SUM([.M58]-[.M57])/[.M57]*100; 2)" office:value-type="float" office:value="-1.7" calcext:value-type="float">
            <text:p>-1.7</text:p>
          </table:table-cell>
          <table:table-cell table:style-name="ce27" table:formula="of:=[$BANKNIFTY.N58]" office:value-type="float" office:value="-3.91" calcext:value-type="float">
            <text:p>-3.91</text:p>
          </table:table-cell>
          <table:table-cell table:style-name="ce27" table:formula="of:=[$FINNIFTY.N58]" office:value-type="float" office:value="-3.1" calcext:value-type="float">
            <text:p>-3.1</text:p>
          </table:table-cell>
          <table:table-cell table:style-name="ce157" table:formula="of:=[$'DAILY-ANALYSIS-FNO'.K58]" office:value-type="date" office:date-value="2021-04-05" calcext:value-type="date">
            <text:p>05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75" calcext:value-type="float">
            <text:p>0.75</text:p>
          </table:table-cell>
          <table:table-cell office:value-type="float" office:value="153335" calcext:value-type="float">
            <text:p>153335</text:p>
          </table:table-cell>
          <table:table-cell office:value-type="float" office:value="-2635" calcext:value-type="float">
            <text:p>-2635</text:p>
          </table:table-cell>
          <table:table-cell office:value-type="float" office:value="45791" calcext:value-type="float">
            <text:p>45791</text:p>
          </table:table-cell>
          <table:table-cell office:value-type="float" office:value="89461" calcext:value-type="float">
            <text:p>89461</text:p>
          </table:table-cell>
          <table:table-cell table:style-name="ce126" office:value-type="float" office:value="-135961" calcext:value-type="float">
            <text:p>-135961</text:p>
          </table:table-cell>
          <table:table-cell table:style-name="ce26" office:value-type="float" office:value="53" calcext:value-type="float">
            <text:p>53</text:p>
          </table:table-cell>
          <table:table-cell office:value-type="float" office:value="14751.45" calcext:value-type="float">
            <text:p>14751.45</text:p>
          </table:table-cell>
          <table:table-cell table:style-name="ce27" table:formula="of:=TRUNC(SUM([.M59]-[.M58])/[.M58]*100; 2)" office:value-type="float" office:value="0.36" calcext:value-type="float">
            <text:p>0.36</text:p>
          </table:table-cell>
          <table:table-cell table:style-name="ce27" table:formula="of:=[$BANKNIFTY.N59]" office:value-type="float" office:value="-0.38" calcext:value-type="float">
            <text:p>-0.38</text:p>
          </table:table-cell>
          <table:table-cell table:style-name="ce27" table:formula="of:=[$FINNIFTY.N59]" office:value-type="float" office:value="0.11" calcext:value-type="float">
            <text:p>0.11</text:p>
          </table:table-cell>
          <table:table-cell table:style-name="ce135" table:formula="of:=[$'DAILY-ANALYSIS-FNO'.K59]" office:value-type="date" office:date-value="2021-04-06" calcext:value-type="date">
            <text:p>06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99" calcext:value-type="float">
            <text:p>0.99</text:p>
          </table:table-cell>
          <table:table-cell office:value-type="float" office:value="157111" calcext:value-type="float">
            <text:p>157111</text:p>
          </table:table-cell>
          <table:table-cell office:value-type="float" office:value="3776" calcext:value-type="float">
            <text:p>3776</text:p>
          </table:table-cell>
          <table:table-cell office:value-type="float" office:value="-25158" calcext:value-type="float">
            <text:p>-25158</text:p>
          </table:table-cell>
          <table:table-cell office:value-type="float" office:value="105277" calcext:value-type="float">
            <text:p>105277</text:p>
          </table:table-cell>
          <table:table-cell table:style-name="ce126" office:value-type="float" office:value="-5526" calcext:value-type="float">
            <text:p>-5526</text:p>
          </table:table-cell>
          <table:table-cell table:style-name="ce26" office:value-type="float" office:value="136.55" calcext:value-type="float">
            <text:p>136.55</text:p>
          </table:table-cell>
          <table:table-cell office:value-type="float" office:value="14888" calcext:value-type="float">
            <text:p>14888</text:p>
          </table:table-cell>
          <table:table-cell table:style-name="ce27" table:formula="of:=TRUNC(SUM([.M60]-[.M59])/[.M59]*100; 2)" office:value-type="float" office:value="0.92" calcext:value-type="float">
            <text:p>0.92</text:p>
          </table:table-cell>
          <table:table-cell table:style-name="ce27" table:formula="of:=[$BANKNIFTY.N60]" office:value-type="float" office:value="1.4" calcext:value-type="float">
            <text:p>1.4</text:p>
          </table:table-cell>
          <table:table-cell table:style-name="ce27" table:formula="of:=[$FINNIFTY.N60]" office:value-type="float" office:value="0.94" calcext:value-type="float">
            <text:p>0.94</text:p>
          </table:table-cell>
          <table:table-cell table:style-name="ce156" table:formula="of:=[$'DAILY-ANALYSIS-FNO'.K60]" office:value-type="date" office:date-value="2021-04-07" calcext:value-type="date">
            <text:p>07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94" calcext:value-type="float">
            <text:p>0.94</text:p>
          </table:table-cell>
          <table:table-cell office:value-type="float" office:value="153665" calcext:value-type="float">
            <text:p>153665</text:p>
          </table:table-cell>
          <table:table-cell office:value-type="float" office:value="-3446" calcext:value-type="float">
            <text:p>-3446</text:p>
          </table:table-cell>
          <table:table-cell office:value-type="float" office:value="-39516" calcext:value-type="float">
            <text:p>-39516</text:p>
          </table:table-cell>
          <table:table-cell office:value-type="float" office:value="-63035" calcext:value-type="float">
            <text:p>-63035</text:p>
          </table:table-cell>
          <table:table-cell table:style-name="ce126" office:value-type="float" office:value="-29045" calcext:value-type="float">
            <text:p>-29045</text:p>
          </table:table-cell>
          <table:table-cell table:style-name="ce26" office:value-type="float" office:value="36.4" calcext:value-type="float">
            <text:p>36.4</text:p>
          </table:table-cell>
          <table:table-cell office:value-type="float" office:value="14924.4" calcext:value-type="float">
            <text:p>14924.4</text:p>
          </table:table-cell>
          <table:table-cell table:style-name="ce27" table:formula="of:=TRUNC(SUM([.M61]-[.M60])/[.M60]*100; 2)" office:value-type="float" office:value="0.24" calcext:value-type="float">
            <text:p>0.24</text:p>
          </table:table-cell>
          <table:table-cell table:style-name="ce27" table:formula="of:=[$BANKNIFTY.N61]" office:value-type="float" office:value="-0.62" calcext:value-type="float">
            <text:p>-0.62</text:p>
          </table:table-cell>
          <table:table-cell table:style-name="ce27" table:formula="of:=[$FINNIFTY.N61]" office:value-type="float" office:value="-0.35" calcext:value-type="float">
            <text:p>-0.35</text:p>
          </table:table-cell>
          <table:table-cell table:style-name="ce135" table:formula="of:=[$'DAILY-ANALYSIS-FNO'.K61]" office:value-type="date" office:date-value="2021-04-08" calcext:value-type="date">
            <text:p>08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86" calcext:value-type="float">
            <text:p>0.86</text:p>
          </table:table-cell>
          <table:table-cell office:value-type="float" office:value="165629" calcext:value-type="float">
            <text:p>165629</text:p>
          </table:table-cell>
          <table:table-cell office:value-type="float" office:value="11964" calcext:value-type="float">
            <text:p>11964</text:p>
          </table:table-cell>
          <table:table-cell office:value-type="float" office:value="161139" calcext:value-type="float">
            <text:p>161139</text:p>
          </table:table-cell>
          <table:table-cell office:value-type="float" office:value="138110" calcext:value-type="float">
            <text:p>138110</text:p>
          </table:table-cell>
          <table:table-cell table:style-name="ce126" office:value-type="float" office:value="-59265" calcext:value-type="float">
            <text:p>-59265</text:p>
          </table:table-cell>
          <table:table-cell table:style-name="ce26" office:value-type="float" office:value="-35" calcext:value-type="float">
            <text:p>-35</text:p>
          </table:table-cell>
          <table:table-cell office:value-type="float" office:value="14889.4" calcext:value-type="float">
            <text:p>14889.4</text:p>
          </table:table-cell>
          <table:table-cell table:style-name="ce27" table:formula="of:=TRUNC(SUM([.M62]-[.M61])/[.M61]*100; 2)" office:value-type="float" office:value="-0.23" calcext:value-type="float">
            <text:p>-0.23</text:p>
          </table:table-cell>
          <table:table-cell table:style-name="ce27" table:formula="of:=[$BANKNIFTY.N62]" office:value-type="float" office:value="-0.99" calcext:value-type="float">
            <text:p>-0.99</text:p>
          </table:table-cell>
          <table:table-cell table:style-name="ce27" table:formula="of:=[$FINNIFTY.N62]" office:value-type="float" office:value="-0.5" calcext:value-type="float">
            <text:p>-0.5</text:p>
          </table:table-cell>
          <table:table-cell table:style-name="ce135" table:formula="of:=[$'DAILY-ANALYSIS-FNO'.K62]" office:value-type="date" office:date-value="2021-04-09" calcext:value-type="date">
            <text:p>09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48" calcext:value-type="float">
            <text:p>0.48</text:p>
          </table:table-cell>
          <table:table-cell office:value-type="float" office:value="165220" calcext:value-type="float">
            <text:p>165220</text:p>
          </table:table-cell>
          <table:table-cell office:value-type="float" office:value="-409" calcext:value-type="float">
            <text:p>-409</text:p>
          </table:table-cell>
          <table:table-cell office:value-type="float" office:value="277176" calcext:value-type="float">
            <text:p>277176</text:p>
          </table:table-cell>
          <table:table-cell office:value-type="float" office:value="-22223" calcext:value-type="float">
            <text:p>-22223</text:p>
          </table:table-cell>
          <table:table-cell table:style-name="ce126" office:value-type="float" office:value="-358664" calcext:value-type="float">
            <text:p>-358664</text:p>
          </table:table-cell>
          <table:table-cell table:style-name="ce26" office:value-type="float" office:value="-546.15" calcext:value-type="float">
            <text:p>-546.15</text:p>
          </table:table-cell>
          <table:table-cell office:value-type="float" office:value="14343.25" calcext:value-type="float">
            <text:p>14343.25</text:p>
          </table:table-cell>
          <table:table-cell table:style-name="ce27" table:formula="of:=TRUNC(SUM([.M63]-[.M62])/[.M62]*100; 2)" office:value-type="float" office:value="-3.66" calcext:value-type="float">
            <text:p>-3.66</text:p>
          </table:table-cell>
          <table:table-cell table:style-name="ce27" table:formula="of:=[$BANKNIFTY.N63]" office:value-type="float" office:value="-5.35" calcext:value-type="float">
            <text:p>-5.35</text:p>
          </table:table-cell>
          <table:table-cell table:style-name="ce27" table:formula="of:=[$FINNIFTY.N63]" office:value-type="float" office:value="-4.72" calcext:value-type="float">
            <text:p>-4.72</text:p>
          </table:table-cell>
          <table:table-cell table:style-name="ce157" table:formula="of:=[$'DAILY-ANALYSIS-FNO'.K63]" office:value-type="date" office:date-value="2021-04-12" calcext:value-type="date">
            <text:p>12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79" calcext:value-type="float">
            <text:p>0.79</text:p>
          </table:table-cell>
          <table:table-cell office:value-type="float" office:value="161372" calcext:value-type="float">
            <text:p>161372</text:p>
          </table:table-cell>
          <table:table-cell office:value-type="float" office:value="-3848" calcext:value-type="float">
            <text:p>-3848</text:p>
          </table:table-cell>
          <table:table-cell office:value-type="float" office:value="-137438" calcext:value-type="float">
            <text:p>-137438</text:p>
          </table:table-cell>
          <table:table-cell office:value-type="float" office:value="106768" calcext:value-type="float">
            <text:p>106768</text:p>
          </table:table-cell>
          <table:table-cell table:style-name="ce126" office:value-type="float" office:value="-114458" calcext:value-type="float">
            <text:p>-114458</text:p>
          </table:table-cell>
          <table:table-cell table:style-name="ce26" office:value-type="float" office:value="197.9" calcext:value-type="float">
            <text:p>197.9</text:p>
          </table:table-cell>
          <table:table-cell office:value-type="float" office:value="14541.15" calcext:value-type="float">
            <text:p>14541.15</text:p>
          </table:table-cell>
          <table:table-cell table:style-name="ce27" table:formula="of:=TRUNC(SUM([.M64]-[.M63])/[.M63]*100; 2)" office:value-type="float" office:value="1.37" calcext:value-type="float">
            <text:p>1.37</text:p>
          </table:table-cell>
          <table:table-cell table:style-name="ce27" table:formula="of:=[$BANKNIFTY.N64]" office:value-type="float" office:value="3.22" calcext:value-type="float">
            <text:p>3.22</text:p>
          </table:table-cell>
          <table:table-cell table:style-name="ce27" table:formula="of:=[$FINNIFTY.N64]" office:value-type="float" office:value="3.42" calcext:value-type="float">
            <text:p>3.42</text:p>
          </table:table-cell>
          <table:table-cell table:style-name="ce156" table:formula="of:=[$'DAILY-ANALYSIS-FNO'.K64]" office:value-type="date" office:date-value="2021-04-13" calcext:value-type="date">
            <text:p>13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82" calcext:value-type="float">
            <text:p>0.82</text:p>
          </table:table-cell>
          <table:table-cell office:value-type="float" office:value="161791" calcext:value-type="float">
            <text:p>161791</text:p>
          </table:table-cell>
          <table:table-cell office:value-type="float" office:value="419" calcext:value-type="float">
            <text:p>419</text:p>
          </table:table-cell>
          <table:table-cell office:value-type="float" office:value="-36905" calcext:value-type="float">
            <text:p>-36905</text:p>
          </table:table-cell>
          <table:table-cell office:value-type="float" office:value="-13126" calcext:value-type="float">
            <text:p>-13126</text:p>
          </table:table-cell>
          <table:table-cell table:style-name="ce126" office:value-type="float" office:value="-90679" calcext:value-type="float">
            <text:p>-90679</text:p>
          </table:table-cell>
          <table:table-cell table:style-name="ce26" office:value-type="float" office:value="50.85" calcext:value-type="float">
            <text:p>50.85</text:p>
          </table:table-cell>
          <table:table-cell office:value-type="float" office:value="14592" calcext:value-type="float">
            <text:p>14592</text:p>
          </table:table-cell>
          <table:table-cell table:style-name="ce27" table:formula="of:=TRUNC(SUM([.M65]-[.M64])/[.M64]*100; 2)" office:value-type="float" office:value="0.34" calcext:value-type="float">
            <text:p>0.34</text:p>
          </table:table-cell>
          <table:table-cell table:style-name="ce27" table:formula="of:=[$BANKNIFTY.N65]" office:value-type="float" office:value="1.07" calcext:value-type="float">
            <text:p>1.07</text:p>
          </table:table-cell>
          <table:table-cell table:style-name="ce27" table:formula="of:=[$FINNIFTY.N65]" office:value-type="float" office:value="1.11" calcext:value-type="float">
            <text:p>1.11</text:p>
          </table:table-cell>
          <table:table-cell table:style-name="ce156" table:formula="of:=[$'DAILY-ANALYSIS-FNO'.K65]" office:value-type="date" office:date-value="2021-04-15" calcext:value-type="date">
            <text:p>15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1.03" calcext:value-type="float">
            <text:p>1.03</text:p>
          </table:table-cell>
          <table:table-cell office:value-type="float" office:value="172667" calcext:value-type="float">
            <text:p>172667</text:p>
          </table:table-cell>
          <table:table-cell table:style-name="ce142" office:value-type="float" office:value="10876" calcext:value-type="float">
            <text:p>10876</text:p>
          </table:table-cell>
          <table:table-cell office:value-type="float" office:value="119699" calcext:value-type="float">
            <text:p>119699</text:p>
          </table:table-cell>
          <table:table-cell office:value-type="float" office:value="150882" calcext:value-type="float">
            <text:p>150882</text:p>
          </table:table-cell>
          <table:table-cell table:style-name="ce126" office:value-type="float" office:value="11119" calcext:value-type="float">
            <text:p>11119</text:p>
          </table:table-cell>
          <table:table-cell table:style-name="ce26" office:value-type="float" office:value="53.7" calcext:value-type="float">
            <text:p>53.7</text:p>
          </table:table-cell>
          <table:table-cell office:value-type="float" office:value="14645.7" calcext:value-type="float">
            <text:p>14645.7</text:p>
          </table:table-cell>
          <table:table-cell table:style-name="ce27" table:formula="of:=TRUNC(SUM([.M66]-[.M65])/[.M65]*100; 2)" office:value-type="float" office:value="0.36" calcext:value-type="float">
            <text:p>0.36</text:p>
          </table:table-cell>
          <table:table-cell table:style-name="ce27" table:formula="of:=[$BANKNIFTY.N66]" office:value-type="float" office:value="-0.4" calcext:value-type="float">
            <text:p>-0.4</text:p>
          </table:table-cell>
          <table:table-cell table:style-name="ce27" table:formula="of:=[$FINNIFTY.N66]" office:value-type="float" office:value="0.01" calcext:value-type="float">
            <text:p>0.01</text:p>
          </table:table-cell>
          <table:table-cell table:style-name="ce135" table:formula="of:=[$'DAILY-ANALYSIS-FNO'.K66]" office:value-type="date" office:date-value="2021-04-16" calcext:value-type="date">
            <text:p>16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84" calcext:value-type="float">
            <text:p>0.84</text:p>
          </table:table-cell>
          <table:table-cell office:value-type="float" office:value="163903" calcext:value-type="float">
            <text:p>163903</text:p>
          </table:table-cell>
          <table:table-cell table:style-name="ce142" office:value-type="float" office:value="-8764" calcext:value-type="float">
            <text:p>-8764</text:p>
          </table:table-cell>
          <table:table-cell office:value-type="float" office:value="167398" calcext:value-type="float">
            <text:p>167398</text:p>
          </table:table-cell>
          <table:table-cell office:value-type="float" office:value="72083" calcext:value-type="float">
            <text:p>72083</text:p>
          </table:table-cell>
          <table:table-cell table:style-name="ce126" office:value-type="float" office:value="-84196" calcext:value-type="float">
            <text:p>-84196</text:p>
          </table:table-cell>
          <table:table-cell table:style-name="ce26" office:value-type="float" office:value="-271.55" calcext:value-type="float">
            <text:p>-271.55</text:p>
          </table:table-cell>
          <table:table-cell office:value-type="float" office:value="14374.15" calcext:value-type="float">
            <text:p>14374.15</text:p>
          </table:table-cell>
          <table:table-cell table:style-name="ce27" table:formula="of:=TRUNC(SUM([.M67]-[.M66])/[.M66]*100; 2)" office:value-type="float" office:value="-1.85" calcext:value-type="float">
            <text:p>-1.85</text:p>
          </table:table-cell>
          <table:table-cell table:style-name="ce27" table:formula="of:=[$BANKNIFTY.N67]" office:value-type="float" office:value="-2.6" calcext:value-type="float">
            <text:p>-2.6</text:p>
          </table:table-cell>
          <table:table-cell table:style-name="ce27" table:formula="of:=[$FINNIFTY.N67]" office:value-type="float" office:value="-2.49" calcext:value-type="float">
            <text:p>-2.49</text:p>
          </table:table-cell>
          <table:table-cell table:style-name="ce157" table:formula="of:=[$'DAILY-ANALYSIS-FNO'.K67]" office:value-type="date" office:date-value="2021-04-19" calcext:value-type="date">
            <text:p>19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0.71" calcext:value-type="float">
            <text:p>0.71</text:p>
          </table:table-cell>
          <table:table-cell office:value-type="float" office:value="166811" calcext:value-type="float">
            <text:p>166811</text:p>
          </table:table-cell>
          <table:table-cell office:value-type="float" office:value="2908" calcext:value-type="float">
            <text:p>2908</text:p>
          </table:table-cell>
          <table:table-cell office:value-type="float" office:value="67641" calcext:value-type="float">
            <text:p>67641</text:p>
          </table:table-cell>
          <table:table-cell office:value-type="float" office:value="-21406" calcext:value-type="float">
            <text:p>-21406</text:p>
          </table:table-cell>
          <table:table-cell table:style-name="ce126" office:value-type="float" office:value="-173243" calcext:value-type="float">
            <text:p>-173243</text:p>
          </table:table-cell>
          <table:table-cell table:style-name="ce26" office:value-type="float" office:value="-77.95" calcext:value-type="float">
            <text:p>-77.95</text:p>
          </table:table-cell>
          <table:table-cell office:value-type="float" office:value="14296.2" calcext:value-type="float">
            <text:p>14296.2</text:p>
          </table:table-cell>
          <table:table-cell table:style-name="ce27" table:formula="of:=TRUNC(SUM([.M68]-[.M67])/[.M67]*100; 2)" office:value-type="float" office:value="-0.54" calcext:value-type="float">
            <text:p>-0.54</text:p>
          </table:table-cell>
          <table:table-cell table:style-name="ce27" table:formula="of:=[$BANKNIFTY.N68]" office:value-type="float" office:value="-0.38" calcext:value-type="float">
            <text:p>-0.38</text:p>
          </table:table-cell>
          <table:table-cell table:style-name="ce27" table:formula="of:=[$FINNIFTY.N68]" office:value-type="float" office:value="-0.66" calcext:value-type="float">
            <text:p>-0.66</text:p>
          </table:table-cell>
          <table:table-cell table:style-name="ce135" table:formula="of:=[$'DAILY-ANALYSIS-FNO'.K68]" office:value-type="date" office:date-value="2021-04-20" calcext:value-type="date">
            <text:p>20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1.11" calcext:value-type="float">
            <text:p>1.11</text:p>
          </table:table-cell>
          <table:table-cell office:value-type="float" office:value="163979" calcext:value-type="float">
            <text:p>163979</text:p>
          </table:table-cell>
          <table:table-cell office:value-type="float" office:value="-2832" calcext:value-type="float">
            <text:p>-2832</text:p>
          </table:table-cell>
          <table:table-cell office:value-type="float" office:value="-130957" calcext:value-type="float">
            <text:p>-130957</text:p>
          </table:table-cell>
          <table:table-cell office:value-type="float" office:value="92400" calcext:value-type="float">
            <text:p>92400</text:p>
          </table:table-cell>
          <table:table-cell table:style-name="ce126" office:value-type="float" office:value="50114" calcext:value-type="float">
            <text:p>50114</text:p>
          </table:table-cell>
          <table:table-cell table:style-name="ce26" office:value-type="float" office:value="107.4" calcext:value-type="float">
            <text:p>107.4</text:p>
          </table:table-cell>
          <table:table-cell office:value-type="float" office:value="14403.6" calcext:value-type="float">
            <text:p>14403.6</text:p>
          </table:table-cell>
          <table:table-cell table:style-name="ce27" table:formula="of:=TRUNC(SUM([.M69]-[.M68])/[.M68]*100; 2)" office:value-type="float" office:value="0.75" calcext:value-type="float">
            <text:p>0.75</text:p>
          </table:table-cell>
          <table:table-cell table:style-name="ce27" table:formula="of:=[$BANKNIFTY.N69]" office:value-type="float" office:value="2.06" calcext:value-type="float">
            <text:p>2.06</text:p>
          </table:table-cell>
          <table:table-cell table:style-name="ce27" table:formula="of:=[$FINNIFTY.N69]" office:value-type="float" office:value="2.2" calcext:value-type="float">
            <text:p>2.2</text:p>
          </table:table-cell>
          <table:table-cell table:style-name="ce156" table:formula="of:=[$'DAILY-ANALYSIS-FNO'.K69]" office:value-type="date" office:date-value="2021-04-22" calcext:value-type="date">
            <text:p>22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1.08" calcext:value-type="float">
            <text:p>1.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1641" calcext:value-type="float">
            <text:p>1641</text:p>
          </table:table-cell>
          <table:table-cell office:value-type="float" office:value="115788" calcext:value-type="float">
            <text:p>115788</text:p>
          </table:table-cell>
          <table:table-cell office:value-type="float" office:value="87475" calcext:value-type="float">
            <text:p>87475</text:p>
          </table:table-cell>
          <table:table-cell table:style-name="ce126" office:value-type="float" office:value="45965" calcext:value-type="float">
            <text:p>45965</text:p>
          </table:table-cell>
          <table:table-cell table:style-name="ce26" office:value-type="float" office:value="-65" calcext:value-type="float">
            <text:p>-65</text:p>
          </table:table-cell>
          <table:table-cell office:value-type="float" office:value="14338.6" calcext:value-type="float">
            <text:p>14338.6</text:p>
          </table:table-cell>
          <table:table-cell table:style-name="ce27" table:formula="of:=TRUNC(SUM([.M70]-[.M69])/[.M69]*100; 2)" office:value-type="float" office:value="-0.45" calcext:value-type="float">
            <text:p>-0.45</text:p>
          </table:table-cell>
          <table:table-cell table:style-name="ce27" table:formula="of:=[$BANKNIFTY.N70]" office:value-type="float" office:value="-0.16" calcext:value-type="float">
            <text:p>-0.16</text:p>
          </table:table-cell>
          <table:table-cell table:style-name="ce27" table:formula="of:=[$FINNIFTY.N70]" office:value-type="float" office:value="0.05" calcext:value-type="float">
            <text:p>0.05</text:p>
          </table:table-cell>
          <table:table-cell table:style-name="ce135" table:formula="of:=[$'DAILY-ANALYSIS-FNO'.K70]" office:value-type="date" office:date-value="2021-04-23" calcext:value-type="date">
            <text:p>23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office:value-type="string" calcext:value-type="string">
            <text:p>NIFTY</text:p>
          </table:table-cell>
          <table:table-cell office:value-type="float" office:value="1.22" calcext:value-type="float">
            <text:p>1.22</text:p>
          </table:table-cell>
          <table:table-cell office:value-type="float" office:value="171374" calcext:value-type="float">
            <text:p>171374</text:p>
          </table:table-cell>
          <table:table-cell office:value-type="float" office:value="5754" calcext:value-type="float">
            <text:p>5754</text:p>
          </table:table-cell>
          <table:table-cell office:value-type="float" office:value="6665" calcext:value-type="float">
            <text:p>6665</text:p>
          </table:table-cell>
          <table:table-cell office:value-type="float" office:value="96585" calcext:value-type="float">
            <text:p>96585</text:p>
          </table:table-cell>
          <table:table-cell table:style-name="ce126" office:value-type="float" office:value="135885" calcext:value-type="float">
            <text:p>135885</text:p>
          </table:table-cell>
          <table:table-cell table:style-name="ce26" office:value-type="float" office:value="147.6" calcext:value-type="float">
            <text:p>147.6</text:p>
          </table:table-cell>
          <table:table-cell office:value-type="float" office:value="14486.2" calcext:value-type="float">
            <text:p>14486.2</text:p>
          </table:table-cell>
          <table:table-cell table:style-name="ce27" table:formula="of:=TRUNC(SUM([.M71]-[.M70])/[.M70]*100; 2)" office:value-type="float" office:value="1.02" calcext:value-type="float">
            <text:p>1.02</text:p>
          </table:table-cell>
          <table:table-cell table:style-name="ce27" table:formula="of:=[$BANKNIFTY.N71]" office:value-type="float" office:value="1.86" calcext:value-type="float">
            <text:p>1.86</text:p>
          </table:table-cell>
          <table:table-cell table:style-name="ce27" table:formula="of:=[$FINNIFTY.N71]" office:value-type="float" office:value="1.39" calcext:value-type="float">
            <text:p>1.39</text:p>
          </table:table-cell>
          <table:table-cell table:style-name="ce156" table:formula="of:=[$'DAILY-ANALYSIS-FNO'.K71]" office:value-type="date" office:date-value="2021-04-26" calcext:value-type="date">
            <text:p>26/04/21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2]-[.M71])/[.M71]*100; 2)" office:value-type="float" office:value="-100" calcext:value-type="float">
            <text:p>-100</text:p>
          </table:table-cell>
          <table:table-cell table:style-name="ce27" table:formula="of:=[$BANKNIFTY.N72]" office:value-type="float" office:value="-100" calcext:value-type="float">
            <text:p>-100</text:p>
          </table:table-cell>
          <table:table-cell table:style-name="ce27" table:formula="of:=[$FINNIFTY.N72]" office:value-type="float" office:value="-100" calcext:value-type="float">
            <text:p>-100</text:p>
          </table:table-cell>
          <table:table-cell table:style-name="ce135" table:formula="of:=[$'DAILY-ANALYSIS-FNO'.K7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3]-[.M72])/[.M72]*100; 2)" office:value-type="string" office:string-value="" calcext:value-type="error">
            <text:p>#DIV/0!</text:p>
          </table:table-cell>
          <table:table-cell table:style-name="ce27" table:formula="of:=[$BANKNIFTY.N73]" office:value-type="string" office:string-value="" calcext:value-type="error">
            <text:p>#DIV/0!</text:p>
          </table:table-cell>
          <table:table-cell table:style-name="ce27" table:formula="of:=[$FINNIFTY.N73]" office:value-type="string" office:string-value="" calcext:value-type="error">
            <text:p>#DIV/0!</text:p>
          </table:table-cell>
          <table:table-cell table:style-name="ce135" table:formula="of:=[$'DAILY-ANALYSIS-FNO'.K7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4]-[.M73])/[.M73]*100; 2)" office:value-type="string" office:string-value="" calcext:value-type="error">
            <text:p>#DIV/0!</text:p>
          </table:table-cell>
          <table:table-cell table:style-name="ce27" table:formula="of:=[$BANKNIFTY.N74]" office:value-type="string" office:string-value="" calcext:value-type="error">
            <text:p>#DIV/0!</text:p>
          </table:table-cell>
          <table:table-cell table:style-name="ce27" table:formula="of:=[$FINNIFTY.N74]" office:value-type="string" office:string-value="" calcext:value-type="error">
            <text:p>#DIV/0!</text:p>
          </table:table-cell>
          <table:table-cell table:style-name="ce135" table:formula="of:=[$'DAILY-ANALYSIS-FNO'.K7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5]-[.M74])/[.M74]*100; 2)" office:value-type="string" office:string-value="" calcext:value-type="error">
            <text:p>#DIV/0!</text:p>
          </table:table-cell>
          <table:table-cell table:style-name="ce27" table:formula="of:=[$BANKNIFTY.N75]" office:value-type="string" office:string-value="" calcext:value-type="error">
            <text:p>#DIV/0!</text:p>
          </table:table-cell>
          <table:table-cell table:style-name="ce27" table:formula="of:=[$FINNIFTY.N75]" office:value-type="string" office:string-value="" calcext:value-type="error">
            <text:p>#DIV/0!</text:p>
          </table:table-cell>
          <table:table-cell table:style-name="ce135" table:formula="of:=[$'DAILY-ANALYSIS-FNO'.K7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6]-[.M75])/[.M75]*100; 2)" office:value-type="string" office:string-value="" calcext:value-type="error">
            <text:p>#DIV/0!</text:p>
          </table:table-cell>
          <table:table-cell table:style-name="ce27" table:formula="of:=[$BANKNIFTY.N76]" office:value-type="string" office:string-value="" calcext:value-type="error">
            <text:p>#DIV/0!</text:p>
          </table:table-cell>
          <table:table-cell table:style-name="ce27" table:formula="of:=[$FINNIFTY.N76]" office:value-type="string" office:string-value="" calcext:value-type="error">
            <text:p>#DIV/0!</text:p>
          </table:table-cell>
          <table:table-cell table:style-name="ce135" table:formula="of:=[$'DAILY-ANALYSIS-FNO'.K7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7]-[.M76])/[.M76]*100; 2)" office:value-type="string" office:string-value="" calcext:value-type="error">
            <text:p>#DIV/0!</text:p>
          </table:table-cell>
          <table:table-cell table:style-name="ce27" table:formula="of:=[$BANKNIFTY.N77]" office:value-type="string" office:string-value="" calcext:value-type="error">
            <text:p>#DIV/0!</text:p>
          </table:table-cell>
          <table:table-cell table:style-name="ce27" table:formula="of:=[$FINNIFTY.N77]" office:value-type="string" office:string-value="" calcext:value-type="error">
            <text:p>#DIV/0!</text:p>
          </table:table-cell>
          <table:table-cell table:style-name="ce135" table:formula="of:=[$'DAILY-ANALYSIS-FNO'.K7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8]-[.M77])/[.M77]*100; 2)" office:value-type="string" office:string-value="" calcext:value-type="error">
            <text:p>#DIV/0!</text:p>
          </table:table-cell>
          <table:table-cell table:style-name="ce27" table:formula="of:=[$BANKNIFTY.N78]" office:value-type="string" office:string-value="" calcext:value-type="error">
            <text:p>#DIV/0!</text:p>
          </table:table-cell>
          <table:table-cell table:style-name="ce27" table:formula="of:=[$FINNIFTY.N78]" office:value-type="string" office:string-value="" calcext:value-type="error">
            <text:p>#DIV/0!</text:p>
          </table:table-cell>
          <table:table-cell table:style-name="ce135" table:formula="of:=[$'DAILY-ANALYSIS-FNO'.K7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79]-[.M78])/[.M78]*100; 2)" office:value-type="string" office:string-value="" calcext:value-type="error">
            <text:p>#DIV/0!</text:p>
          </table:table-cell>
          <table:table-cell table:style-name="ce27" table:formula="of:=[$BANKNIFTY.N79]" office:value-type="string" office:string-value="" calcext:value-type="error">
            <text:p>#DIV/0!</text:p>
          </table:table-cell>
          <table:table-cell table:style-name="ce27" table:formula="of:=[$FINNIFTY.N79]" office:value-type="string" office:string-value="" calcext:value-type="error">
            <text:p>#DIV/0!</text:p>
          </table:table-cell>
          <table:table-cell table:style-name="ce135" table:formula="of:=[$'DAILY-ANALYSIS-FNO'.K7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0]-[.M79])/[.M79]*100; 2)" office:value-type="string" office:string-value="" calcext:value-type="error">
            <text:p>#DIV/0!</text:p>
          </table:table-cell>
          <table:table-cell table:style-name="ce27" table:formula="of:=[$BANKNIFTY.N80]" office:value-type="string" office:string-value="" calcext:value-type="error">
            <text:p>#DIV/0!</text:p>
          </table:table-cell>
          <table:table-cell table:style-name="ce27" table:formula="of:=[$FINNIFTY.N80]" office:value-type="string" office:string-value="" calcext:value-type="error">
            <text:p>#DIV/0!</text:p>
          </table:table-cell>
          <table:table-cell table:style-name="ce135" table:formula="of:=[$'DAILY-ANALYSIS-FNO'.K8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1]-[.M80])/[.M80]*100; 2)" office:value-type="string" office:string-value="" calcext:value-type="error">
            <text:p>#DIV/0!</text:p>
          </table:table-cell>
          <table:table-cell table:style-name="ce27" table:formula="of:=[$BANKNIFTY.N81]" office:value-type="string" office:string-value="" calcext:value-type="error">
            <text:p>#DIV/0!</text:p>
          </table:table-cell>
          <table:table-cell table:style-name="ce27" table:formula="of:=[$FINNIFTY.N81]" office:value-type="string" office:string-value="" calcext:value-type="error">
            <text:p>#DIV/0!</text:p>
          </table:table-cell>
          <table:table-cell table:style-name="ce135" table:formula="of:=[$'DAILY-ANALYSIS-FNO'.K81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2]-[.M81])/[.M81]*100; 2)" office:value-type="string" office:string-value="" calcext:value-type="error">
            <text:p>#DIV/0!</text:p>
          </table:table-cell>
          <table:table-cell table:style-name="ce27" table:formula="of:=[$BANKNIFTY.N82]" office:value-type="string" office:string-value="" calcext:value-type="error">
            <text:p>#DIV/0!</text:p>
          </table:table-cell>
          <table:table-cell table:style-name="ce27" table:formula="of:=[$FINNIFTY.N82]" office:value-type="string" office:string-value="" calcext:value-type="error">
            <text:p>#DIV/0!</text:p>
          </table:table-cell>
          <table:table-cell table:style-name="ce135" table:formula="of:=[$'DAILY-ANALYSIS-FNO'.K8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3]-[.M82])/[.M82]*100; 2)" office:value-type="string" office:string-value="" calcext:value-type="error">
            <text:p>#DIV/0!</text:p>
          </table:table-cell>
          <table:table-cell table:style-name="ce27" table:formula="of:=[$BANKNIFTY.N83]" office:value-type="string" office:string-value="" calcext:value-type="error">
            <text:p>#DIV/0!</text:p>
          </table:table-cell>
          <table:table-cell table:style-name="ce27" table:formula="of:=[$FINNIFTY.N83]" office:value-type="string" office:string-value="" calcext:value-type="error">
            <text:p>#DIV/0!</text:p>
          </table:table-cell>
          <table:table-cell table:style-name="ce135" table:formula="of:=[$'DAILY-ANALYSIS-FNO'.K8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4]-[.M83])/[.M83]*100; 2)" office:value-type="string" office:string-value="" calcext:value-type="error">
            <text:p>#DIV/0!</text:p>
          </table:table-cell>
          <table:table-cell table:style-name="ce27" table:formula="of:=[$BANKNIFTY.N84]" office:value-type="string" office:string-value="" calcext:value-type="error">
            <text:p>#DIV/0!</text:p>
          </table:table-cell>
          <table:table-cell table:style-name="ce27" table:formula="of:=[$FINNIFTY.N84]" office:value-type="string" office:string-value="" calcext:value-type="error">
            <text:p>#DIV/0!</text:p>
          </table:table-cell>
          <table:table-cell table:style-name="ce135" table:formula="of:=[$'DAILY-ANALYSIS-FNO'.K8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5]-[.M84])/[.M84]*100; 2)" office:value-type="string" office:string-value="" calcext:value-type="error">
            <text:p>#DIV/0!</text:p>
          </table:table-cell>
          <table:table-cell table:style-name="ce27" table:formula="of:=[$BANKNIFTY.N85]" office:value-type="string" office:string-value="" calcext:value-type="error">
            <text:p>#DIV/0!</text:p>
          </table:table-cell>
          <table:table-cell table:style-name="ce27" table:formula="of:=[$FINNIFTY.N85]" office:value-type="string" office:string-value="" calcext:value-type="error">
            <text:p>#DIV/0!</text:p>
          </table:table-cell>
          <table:table-cell table:style-name="ce135" table:formula="of:=[$'DAILY-ANALYSIS-FNO'.K8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6]-[.M85])/[.M85]*100; 2)" office:value-type="string" office:string-value="" calcext:value-type="error">
            <text:p>#DIV/0!</text:p>
          </table:table-cell>
          <table:table-cell table:style-name="ce27" table:formula="of:=[$BANKNIFTY.N86]" office:value-type="string" office:string-value="" calcext:value-type="error">
            <text:p>#DIV/0!</text:p>
          </table:table-cell>
          <table:table-cell table:style-name="ce27" table:formula="of:=[$FINNIFTY.N86]" office:value-type="string" office:string-value="" calcext:value-type="error">
            <text:p>#DIV/0!</text:p>
          </table:table-cell>
          <table:table-cell table:style-name="ce135" table:formula="of:=[$'DAILY-ANALYSIS-FNO'.K8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7]-[.M86])/[.M86]*100; 2)" office:value-type="string" office:string-value="" calcext:value-type="error">
            <text:p>#DIV/0!</text:p>
          </table:table-cell>
          <table:table-cell table:style-name="ce27" table:formula="of:=[$BANKNIFTY.N87]" office:value-type="string" office:string-value="" calcext:value-type="error">
            <text:p>#DIV/0!</text:p>
          </table:table-cell>
          <table:table-cell table:style-name="ce27" table:formula="of:=[$FINNIFTY.N87]" office:value-type="string" office:string-value="" calcext:value-type="error">
            <text:p>#DIV/0!</text:p>
          </table:table-cell>
          <table:table-cell table:style-name="ce135" table:formula="of:=[$'DAILY-ANALYSIS-FNO'.K8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8]-[.M87])/[.M87]*100; 2)" office:value-type="string" office:string-value="" calcext:value-type="error">
            <text:p>#DIV/0!</text:p>
          </table:table-cell>
          <table:table-cell table:style-name="ce27" table:formula="of:=[$BANKNIFTY.N88]" office:value-type="string" office:string-value="" calcext:value-type="error">
            <text:p>#DIV/0!</text:p>
          </table:table-cell>
          <table:table-cell table:style-name="ce27" table:formula="of:=[$FINNIFTY.N88]" office:value-type="string" office:string-value="" calcext:value-type="error">
            <text:p>#DIV/0!</text:p>
          </table:table-cell>
          <table:table-cell table:style-name="ce135" table:formula="of:=[$'DAILY-ANALYSIS-FNO'.K8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89]-[.M88])/[.M88]*100; 2)" office:value-type="string" office:string-value="" calcext:value-type="error">
            <text:p>#DIV/0!</text:p>
          </table:table-cell>
          <table:table-cell table:style-name="ce27" table:formula="of:=[$BANKNIFTY.N89]" office:value-type="string" office:string-value="" calcext:value-type="error">
            <text:p>#DIV/0!</text:p>
          </table:table-cell>
          <table:table-cell table:style-name="ce27" table:formula="of:=[$FINNIFTY.N89]" office:value-type="string" office:string-value="" calcext:value-type="error">
            <text:p>#DIV/0!</text:p>
          </table:table-cell>
          <table:table-cell table:style-name="ce135" table:formula="of:=[$'DAILY-ANALYSIS-FNO'.K8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0]-[.M89])/[.M89]*100; 2)" office:value-type="string" office:string-value="" calcext:value-type="error">
            <text:p>#DIV/0!</text:p>
          </table:table-cell>
          <table:table-cell table:style-name="ce27" table:formula="of:=[$BANKNIFTY.N90]" office:value-type="string" office:string-value="" calcext:value-type="error">
            <text:p>#DIV/0!</text:p>
          </table:table-cell>
          <table:table-cell table:style-name="ce27" table:formula="of:=[$FINNIFTY.N90]" office:value-type="string" office:string-value="" calcext:value-type="error">
            <text:p>#DIV/0!</text:p>
          </table:table-cell>
          <table:table-cell table:style-name="ce135" table:formula="of:=[$'DAILY-ANALYSIS-FNO'.K9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1]-[.M90])/[.M90]*100; 2)" office:value-type="string" office:string-value="" calcext:value-type="error">
            <text:p>#DIV/0!</text:p>
          </table:table-cell>
          <table:table-cell table:style-name="ce27" table:formula="of:=[$BANKNIFTY.N91]" office:value-type="string" office:string-value="" calcext:value-type="error">
            <text:p>#DIV/0!</text:p>
          </table:table-cell>
          <table:table-cell table:style-name="ce27" table:formula="of:=[$FINNIFTY.N91]" office:value-type="string" office:string-value="" calcext:value-type="error">
            <text:p>#DIV/0!</text:p>
          </table:table-cell>
          <table:table-cell table:style-name="ce135" table:formula="of:=[$'DAILY-ANALYSIS-FNO'.K91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2]-[.M91])/[.M91]*100; 2)" office:value-type="string" office:string-value="" calcext:value-type="error">
            <text:p>#DIV/0!</text:p>
          </table:table-cell>
          <table:table-cell table:style-name="ce27" table:formula="of:=[$BANKNIFTY.N92]" office:value-type="string" office:string-value="" calcext:value-type="error">
            <text:p>#DIV/0!</text:p>
          </table:table-cell>
          <table:table-cell table:style-name="ce27" table:formula="of:=[$FINNIFTY.N92]" office:value-type="string" office:string-value="" calcext:value-type="error">
            <text:p>#DIV/0!</text:p>
          </table:table-cell>
          <table:table-cell table:style-name="ce135" table:formula="of:=[$'DAILY-ANALYSIS-FNO'.K9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3]-[.M92])/[.M92]*100; 2)" office:value-type="string" office:string-value="" calcext:value-type="error">
            <text:p>#DIV/0!</text:p>
          </table:table-cell>
          <table:table-cell table:style-name="ce27" table:formula="of:=[$BANKNIFTY.N93]" office:value-type="string" office:string-value="" calcext:value-type="error">
            <text:p>#DIV/0!</text:p>
          </table:table-cell>
          <table:table-cell table:style-name="ce27" table:formula="of:=[$FINNIFTY.N93]" office:value-type="string" office:string-value="" calcext:value-type="error">
            <text:p>#DIV/0!</text:p>
          </table:table-cell>
          <table:table-cell table:style-name="ce135" table:formula="of:=[$'DAILY-ANALYSIS-FNO'.K9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4]-[.M93])/[.M93]*100; 2)" office:value-type="string" office:string-value="" calcext:value-type="error">
            <text:p>#DIV/0!</text:p>
          </table:table-cell>
          <table:table-cell table:style-name="ce27" table:formula="of:=[$BANKNIFTY.N94]" office:value-type="string" office:string-value="" calcext:value-type="error">
            <text:p>#DIV/0!</text:p>
          </table:table-cell>
          <table:table-cell table:style-name="ce27" table:formula="of:=[$FINNIFTY.N94]" office:value-type="string" office:string-value="" calcext:value-type="error">
            <text:p>#DIV/0!</text:p>
          </table:table-cell>
          <table:table-cell table:style-name="ce135" table:formula="of:=[$'DAILY-ANALYSIS-FNO'.K9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5]-[.M94])/[.M94]*100; 2)" office:value-type="string" office:string-value="" calcext:value-type="error">
            <text:p>#DIV/0!</text:p>
          </table:table-cell>
          <table:table-cell table:style-name="ce27" table:formula="of:=[$BANKNIFTY.N95]" office:value-type="string" office:string-value="" calcext:value-type="error">
            <text:p>#DIV/0!</text:p>
          </table:table-cell>
          <table:table-cell table:style-name="ce27" table:formula="of:=[$FINNIFTY.N95]" office:value-type="string" office:string-value="" calcext:value-type="error">
            <text:p>#DIV/0!</text:p>
          </table:table-cell>
          <table:table-cell table:style-name="ce135" table:formula="of:=[$'DAILY-ANALYSIS-FNO'.K9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6]-[.M95])/[.M95]*100; 2)" office:value-type="string" office:string-value="" calcext:value-type="error">
            <text:p>#DIV/0!</text:p>
          </table:table-cell>
          <table:table-cell table:style-name="ce27" table:formula="of:=[$BANKNIFTY.N96]" office:value-type="string" office:string-value="" calcext:value-type="error">
            <text:p>#DIV/0!</text:p>
          </table:table-cell>
          <table:table-cell table:style-name="ce27" table:formula="of:=[$FINNIFTY.N96]" office:value-type="string" office:string-value="" calcext:value-type="error">
            <text:p>#DIV/0!</text:p>
          </table:table-cell>
          <table:table-cell table:style-name="ce135" table:formula="of:=[$'DAILY-ANALYSIS-FNO'.K9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7]-[.M96])/[.M96]*100; 2)" office:value-type="string" office:string-value="" calcext:value-type="error">
            <text:p>#DIV/0!</text:p>
          </table:table-cell>
          <table:table-cell table:style-name="ce27" table:formula="of:=[$BANKNIFTY.N97]" office:value-type="string" office:string-value="" calcext:value-type="error">
            <text:p>#DIV/0!</text:p>
          </table:table-cell>
          <table:table-cell table:style-name="ce27" table:formula="of:=[$FINNIFTY.N97]" office:value-type="string" office:string-value="" calcext:value-type="error">
            <text:p>#DIV/0!</text:p>
          </table:table-cell>
          <table:table-cell table:style-name="ce135" table:formula="of:=[$'DAILY-ANALYSIS-FNO'.K9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8]-[.M97])/[.M97]*100; 2)" office:value-type="string" office:string-value="" calcext:value-type="error">
            <text:p>#DIV/0!</text:p>
          </table:table-cell>
          <table:table-cell table:style-name="ce27" table:formula="of:=[$BANKNIFTY.N98]" office:value-type="string" office:string-value="" calcext:value-type="error">
            <text:p>#DIV/0!</text:p>
          </table:table-cell>
          <table:table-cell table:style-name="ce27" table:formula="of:=[$FINNIFTY.N98]" office:value-type="string" office:string-value="" calcext:value-type="error">
            <text:p>#DIV/0!</text:p>
          </table:table-cell>
          <table:table-cell table:style-name="ce135" table:formula="of:=[$'DAILY-ANALYSIS-FNO'.K9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99]-[.M98])/[.M98]*100; 2)" office:value-type="string" office:string-value="" calcext:value-type="error">
            <text:p>#DIV/0!</text:p>
          </table:table-cell>
          <table:table-cell table:style-name="ce27" table:formula="of:=[$BANKNIFTY.N99]" office:value-type="string" office:string-value="" calcext:value-type="error">
            <text:p>#DIV/0!</text:p>
          </table:table-cell>
          <table:table-cell table:style-name="ce27" table:formula="of:=[$FINNIFTY.N99]" office:value-type="string" office:string-value="" calcext:value-type="error">
            <text:p>#DIV/0!</text:p>
          </table:table-cell>
          <table:table-cell table:style-name="ce135" table:formula="of:=[$'DAILY-ANALYSIS-FNO'.K9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0]-[.M99])/[.M99]*100; 2)" office:value-type="string" office:string-value="" calcext:value-type="error">
            <text:p>#DIV/0!</text:p>
          </table:table-cell>
          <table:table-cell table:style-name="ce27" table:formula="of:=[$BANKNIFTY.N100]" office:value-type="string" office:string-value="" calcext:value-type="error">
            <text:p>#DIV/0!</text:p>
          </table:table-cell>
          <table:table-cell table:style-name="ce27" table:formula="of:=[$FINNIFTY.N100]" office:value-type="string" office:string-value="" calcext:value-type="error">
            <text:p>#DIV/0!</text:p>
          </table:table-cell>
          <table:table-cell table:style-name="ce135" table:formula="of:=[$'DAILY-ANALYSIS-FNO'.K10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1]-[.M100])/[.M100]*100; 2)" office:value-type="string" office:string-value="" calcext:value-type="error">
            <text:p>#DIV/0!</text:p>
          </table:table-cell>
          <table:table-cell table:style-name="ce27" table:formula="of:=[$BANKNIFTY.N101]" office:value-type="string" office:string-value="" calcext:value-type="error">
            <text:p>#DIV/0!</text:p>
          </table:table-cell>
          <table:table-cell table:style-name="ce27" table:formula="of:=[$FINNIFTY.N101]" office:value-type="string" office:string-value="" calcext:value-type="error">
            <text:p>#DIV/0!</text:p>
          </table:table-cell>
          <table:table-cell table:style-name="ce135" table:formula="of:=[$'DAILY-ANALYSIS-FNO'.K101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2]-[.M101])/[.M101]*100; 2)" office:value-type="string" office:string-value="" calcext:value-type="error">
            <text:p>#DIV/0!</text:p>
          </table:table-cell>
          <table:table-cell table:style-name="ce27" table:formula="of:=[$BANKNIFTY.N102]" office:value-type="string" office:string-value="" calcext:value-type="error">
            <text:p>#DIV/0!</text:p>
          </table:table-cell>
          <table:table-cell table:style-name="ce27" table:formula="of:=[$FINNIFTY.N102]" office:value-type="string" office:string-value="" calcext:value-type="error">
            <text:p>#DIV/0!</text:p>
          </table:table-cell>
          <table:table-cell table:style-name="ce135" table:formula="of:=[$'DAILY-ANALYSIS-FNO'.K10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3]-[.M102])/[.M102]*100; 2)" office:value-type="string" office:string-value="" calcext:value-type="error">
            <text:p>#DIV/0!</text:p>
          </table:table-cell>
          <table:table-cell table:style-name="ce27" table:formula="of:=[$BANKNIFTY.N103]" office:value-type="string" office:string-value="" calcext:value-type="error">
            <text:p>#DIV/0!</text:p>
          </table:table-cell>
          <table:table-cell table:style-name="ce27" table:formula="of:=[$FINNIFTY.N103]" office:value-type="string" office:string-value="" calcext:value-type="error">
            <text:p>#DIV/0!</text:p>
          </table:table-cell>
          <table:table-cell table:style-name="ce135" table:formula="of:=[$'DAILY-ANALYSIS-FNO'.K10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4]-[.M103])/[.M103]*100; 2)" office:value-type="string" office:string-value="" calcext:value-type="error">
            <text:p>#DIV/0!</text:p>
          </table:table-cell>
          <table:table-cell table:style-name="ce27" table:formula="of:=[$BANKNIFTY.N104]" office:value-type="string" office:string-value="" calcext:value-type="error">
            <text:p>#DIV/0!</text:p>
          </table:table-cell>
          <table:table-cell table:style-name="ce27" table:formula="of:=[$FINNIFTY.N104]" office:value-type="string" office:string-value="" calcext:value-type="error">
            <text:p>#DIV/0!</text:p>
          </table:table-cell>
          <table:table-cell table:style-name="ce135" table:formula="of:=[$'DAILY-ANALYSIS-FNO'.K10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5]-[.M104])/[.M104]*100; 2)" office:value-type="string" office:string-value="" calcext:value-type="error">
            <text:p>#DIV/0!</text:p>
          </table:table-cell>
          <table:table-cell table:style-name="ce27" table:formula="of:=[$BANKNIFTY.N105]" office:value-type="string" office:string-value="" calcext:value-type="error">
            <text:p>#DIV/0!</text:p>
          </table:table-cell>
          <table:table-cell table:style-name="ce27" table:formula="of:=[$FINNIFTY.N105]" office:value-type="string" office:string-value="" calcext:value-type="error">
            <text:p>#DIV/0!</text:p>
          </table:table-cell>
          <table:table-cell table:style-name="ce135" table:formula="of:=[$'DAILY-ANALYSIS-FNO'.K10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6]-[.M105])/[.M105]*100; 2)" office:value-type="string" office:string-value="" calcext:value-type="error">
            <text:p>#DIV/0!</text:p>
          </table:table-cell>
          <table:table-cell table:style-name="ce27" table:formula="of:=[$BANKNIFTY.N106]" office:value-type="string" office:string-value="" calcext:value-type="error">
            <text:p>#DIV/0!</text:p>
          </table:table-cell>
          <table:table-cell table:style-name="ce27" table:formula="of:=[$FINNIFTY.N106]" office:value-type="string" office:string-value="" calcext:value-type="error">
            <text:p>#DIV/0!</text:p>
          </table:table-cell>
          <table:table-cell table:style-name="ce135" table:formula="of:=[$'DAILY-ANALYSIS-FNO'.K10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7]-[.M106])/[.M106]*100; 2)" office:value-type="string" office:string-value="" calcext:value-type="error">
            <text:p>#DIV/0!</text:p>
          </table:table-cell>
          <table:table-cell table:style-name="ce27" table:formula="of:=[$BANKNIFTY.N107]" office:value-type="string" office:string-value="" calcext:value-type="error">
            <text:p>#DIV/0!</text:p>
          </table:table-cell>
          <table:table-cell table:style-name="ce27" table:formula="of:=[$FINNIFTY.N107]" office:value-type="string" office:string-value="" calcext:value-type="error">
            <text:p>#DIV/0!</text:p>
          </table:table-cell>
          <table:table-cell table:style-name="ce135" table:formula="of:=[$'DAILY-ANALYSIS-FNO'.K10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8]-[.M107])/[.M107]*100; 2)" office:value-type="string" office:string-value="" calcext:value-type="error">
            <text:p>#DIV/0!</text:p>
          </table:table-cell>
          <table:table-cell table:style-name="ce27" table:formula="of:=[$BANKNIFTY.N108]" office:value-type="string" office:string-value="" calcext:value-type="error">
            <text:p>#DIV/0!</text:p>
          </table:table-cell>
          <table:table-cell table:style-name="ce27" table:formula="of:=[$FINNIFTY.N108]" office:value-type="string" office:string-value="" calcext:value-type="error">
            <text:p>#DIV/0!</text:p>
          </table:table-cell>
          <table:table-cell table:style-name="ce135" table:formula="of:=[$'DAILY-ANALYSIS-FNO'.K10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09]-[.M108])/[.M108]*100; 2)" office:value-type="string" office:string-value="" calcext:value-type="error">
            <text:p>#DIV/0!</text:p>
          </table:table-cell>
          <table:table-cell table:style-name="ce27" table:formula="of:=[$BANKNIFTY.N109]" office:value-type="string" office:string-value="" calcext:value-type="error">
            <text:p>#DIV/0!</text:p>
          </table:table-cell>
          <table:table-cell table:style-name="ce27" table:formula="of:=[$FINNIFTY.N109]" office:value-type="string" office:string-value="" calcext:value-type="error">
            <text:p>#DIV/0!</text:p>
          </table:table-cell>
          <table:table-cell table:style-name="ce135" table:formula="of:=[$'DAILY-ANALYSIS-FNO'.K10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0]-[.M109])/[.M109]*100; 2)" office:value-type="string" office:string-value="" calcext:value-type="error">
            <text:p>#DIV/0!</text:p>
          </table:table-cell>
          <table:table-cell table:style-name="ce27" table:formula="of:=[$BANKNIFTY.N110]" office:value-type="string" office:string-value="" calcext:value-type="error">
            <text:p>#DIV/0!</text:p>
          </table:table-cell>
          <table:table-cell table:style-name="ce27" table:formula="of:=[$FINNIFTY.N110]" office:value-type="string" office:string-value="" calcext:value-type="error">
            <text:p>#DIV/0!</text:p>
          </table:table-cell>
          <table:table-cell table:style-name="ce135" table:formula="of:=[$'DAILY-ANALYSIS-FNO'.K11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1]-[.M110])/[.M110]*100; 2)" office:value-type="string" office:string-value="" calcext:value-type="error">
            <text:p>#DIV/0!</text:p>
          </table:table-cell>
          <table:table-cell table:style-name="ce27" table:formula="of:=[$BANKNIFTY.N111]" office:value-type="string" office:string-value="" calcext:value-type="error">
            <text:p>#DIV/0!</text:p>
          </table:table-cell>
          <table:table-cell table:style-name="ce27" table:formula="of:=[$FINNIFTY.N111]" office:value-type="string" office:string-value="" calcext:value-type="error">
            <text:p>#DIV/0!</text:p>
          </table:table-cell>
          <table:table-cell table:style-name="ce135" table:formula="of:=[$'DAILY-ANALYSIS-FNO'.K111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2]-[.M111])/[.M111]*100; 2)" office:value-type="string" office:string-value="" calcext:value-type="error">
            <text:p>#DIV/0!</text:p>
          </table:table-cell>
          <table:table-cell table:style-name="ce27" table:formula="of:=[$BANKNIFTY.N112]" office:value-type="string" office:string-value="" calcext:value-type="error">
            <text:p>#DIV/0!</text:p>
          </table:table-cell>
          <table:table-cell table:style-name="ce27" table:formula="of:=[$FINNIFTY.N112]" office:value-type="string" office:string-value="" calcext:value-type="error">
            <text:p>#DIV/0!</text:p>
          </table:table-cell>
          <table:table-cell table:style-name="ce135" table:formula="of:=[$'DAILY-ANALYSIS-FNO'.K11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3]-[.M112])/[.M112]*100; 2)" office:value-type="string" office:string-value="" calcext:value-type="error">
            <text:p>#DIV/0!</text:p>
          </table:table-cell>
          <table:table-cell table:style-name="ce27" table:formula="of:=[$BANKNIFTY.N113]" office:value-type="string" office:string-value="" calcext:value-type="error">
            <text:p>#DIV/0!</text:p>
          </table:table-cell>
          <table:table-cell table:style-name="ce27" table:formula="of:=[$FINNIFTY.N113]" office:value-type="string" office:string-value="" calcext:value-type="error">
            <text:p>#DIV/0!</text:p>
          </table:table-cell>
          <table:table-cell table:style-name="ce135" table:formula="of:=[$'DAILY-ANALYSIS-FNO'.K11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4]-[.M113])/[.M113]*100; 2)" office:value-type="string" office:string-value="" calcext:value-type="error">
            <text:p>#DIV/0!</text:p>
          </table:table-cell>
          <table:table-cell table:style-name="ce27" table:formula="of:=[$BANKNIFTY.N114]" office:value-type="string" office:string-value="" calcext:value-type="error">
            <text:p>#DIV/0!</text:p>
          </table:table-cell>
          <table:table-cell table:style-name="ce27" table:formula="of:=[$FINNIFTY.N114]" office:value-type="string" office:string-value="" calcext:value-type="error">
            <text:p>#DIV/0!</text:p>
          </table:table-cell>
          <table:table-cell table:style-name="ce135" table:formula="of:=[$'DAILY-ANALYSIS-FNO'.K11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5]-[.M114])/[.M114]*100; 2)" office:value-type="string" office:string-value="" calcext:value-type="error">
            <text:p>#DIV/0!</text:p>
          </table:table-cell>
          <table:table-cell table:style-name="ce27" table:formula="of:=[$BANKNIFTY.N115]" office:value-type="string" office:string-value="" calcext:value-type="error">
            <text:p>#DIV/0!</text:p>
          </table:table-cell>
          <table:table-cell table:style-name="ce27" table:formula="of:=[$FINNIFTY.N115]" office:value-type="string" office:string-value="" calcext:value-type="error">
            <text:p>#DIV/0!</text:p>
          </table:table-cell>
          <table:table-cell table:style-name="ce135" table:formula="of:=[$'DAILY-ANALYSIS-FNO'.K11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6]-[.M115])/[.M115]*100; 2)" office:value-type="string" office:string-value="" calcext:value-type="error">
            <text:p>#DIV/0!</text:p>
          </table:table-cell>
          <table:table-cell table:style-name="ce27" table:formula="of:=[$BANKNIFTY.N116]" office:value-type="string" office:string-value="" calcext:value-type="error">
            <text:p>#DIV/0!</text:p>
          </table:table-cell>
          <table:table-cell table:style-name="ce27" table:formula="of:=[$FINNIFTY.N116]" office:value-type="string" office:string-value="" calcext:value-type="error">
            <text:p>#DIV/0!</text:p>
          </table:table-cell>
          <table:table-cell table:style-name="ce135" table:formula="of:=[$'DAILY-ANALYSIS-FNO'.K11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7]-[.M116])/[.M116]*100; 2)" office:value-type="string" office:string-value="" calcext:value-type="error">
            <text:p>#DIV/0!</text:p>
          </table:table-cell>
          <table:table-cell table:style-name="ce27" table:formula="of:=[$BANKNIFTY.N117]" office:value-type="string" office:string-value="" calcext:value-type="error">
            <text:p>#DIV/0!</text:p>
          </table:table-cell>
          <table:table-cell table:style-name="ce27" table:formula="of:=[$FINNIFTY.N117]" office:value-type="string" office:string-value="" calcext:value-type="error">
            <text:p>#DIV/0!</text:p>
          </table:table-cell>
          <table:table-cell table:style-name="ce135" table:formula="of:=[$'DAILY-ANALYSIS-FNO'.K11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8]-[.M117])/[.M117]*100; 2)" office:value-type="string" office:string-value="" calcext:value-type="error">
            <text:p>#DIV/0!</text:p>
          </table:table-cell>
          <table:table-cell table:style-name="ce27" table:formula="of:=[$BANKNIFTY.N118]" office:value-type="string" office:string-value="" calcext:value-type="error">
            <text:p>#DIV/0!</text:p>
          </table:table-cell>
          <table:table-cell table:style-name="ce27" table:formula="of:=[$FINNIFTY.N118]" office:value-type="string" office:string-value="" calcext:value-type="error">
            <text:p>#DIV/0!</text:p>
          </table:table-cell>
          <table:table-cell table:style-name="ce135" table:formula="of:=[$'DAILY-ANALYSIS-FNO'.K11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19]-[.M118])/[.M118]*100; 2)" office:value-type="string" office:string-value="" calcext:value-type="error">
            <text:p>#DIV/0!</text:p>
          </table:table-cell>
          <table:table-cell table:style-name="ce27" table:formula="of:=[$BANKNIFTY.N119]" office:value-type="string" office:string-value="" calcext:value-type="error">
            <text:p>#DIV/0!</text:p>
          </table:table-cell>
          <table:table-cell table:style-name="ce27" table:formula="of:=[$FINNIFTY.N119]" office:value-type="string" office:string-value="" calcext:value-type="error">
            <text:p>#DIV/0!</text:p>
          </table:table-cell>
          <table:table-cell table:style-name="ce135" table:formula="of:=[$'DAILY-ANALYSIS-FNO'.K11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0]-[.M119])/[.M119]*100; 2)" office:value-type="string" office:string-value="" calcext:value-type="error">
            <text:p>#DIV/0!</text:p>
          </table:table-cell>
          <table:table-cell table:style-name="ce27" table:formula="of:=[$BANKNIFTY.N120]" office:value-type="string" office:string-value="" calcext:value-type="error">
            <text:p>#DIV/0!</text:p>
          </table:table-cell>
          <table:table-cell table:style-name="ce27" table:formula="of:=[$FINNIFTY.N120]" office:value-type="string" office:string-value="" calcext:value-type="error">
            <text:p>#DIV/0!</text:p>
          </table:table-cell>
          <table:table-cell table:style-name="ce135" table:formula="of:=[$'DAILY-ANALYSIS-FNO'.K12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1]-[.M120])/[.M120]*100; 2)" office:value-type="string" office:string-value="" calcext:value-type="error">
            <text:p>#DIV/0!</text:p>
          </table:table-cell>
          <table:table-cell table:style-name="ce27" table:formula="of:=[$BANKNIFTY.N121]" office:value-type="string" office:string-value="" calcext:value-type="error">
            <text:p>#DIV/0!</text:p>
          </table:table-cell>
          <table:table-cell table:style-name="ce27" table:formula="of:=[$FINNIFTY.N121]" office:value-type="string" office:string-value="" calcext:value-type="error">
            <text:p>#DIV/0!</text:p>
          </table:table-cell>
          <table:table-cell table:style-name="ce135" table:formula="of:=[$'DAILY-ANALYSIS-FNO'.K121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2]-[.M121])/[.M121]*100; 2)" office:value-type="string" office:string-value="" calcext:value-type="error">
            <text:p>#DIV/0!</text:p>
          </table:table-cell>
          <table:table-cell table:style-name="ce27" table:formula="of:=[$BANKNIFTY.N122]" office:value-type="string" office:string-value="" calcext:value-type="error">
            <text:p>#DIV/0!</text:p>
          </table:table-cell>
          <table:table-cell table:style-name="ce27" table:formula="of:=[$FINNIFTY.N122]" office:value-type="string" office:string-value="" calcext:value-type="error">
            <text:p>#DIV/0!</text:p>
          </table:table-cell>
          <table:table-cell table:style-name="ce135" table:formula="of:=[$'DAILY-ANALYSIS-FNO'.K12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3]-[.M122])/[.M122]*100; 2)" office:value-type="string" office:string-value="" calcext:value-type="error">
            <text:p>#DIV/0!</text:p>
          </table:table-cell>
          <table:table-cell table:style-name="ce27" table:formula="of:=[$BANKNIFTY.N123]" office:value-type="string" office:string-value="" calcext:value-type="error">
            <text:p>#DIV/0!</text:p>
          </table:table-cell>
          <table:table-cell table:style-name="ce27" table:formula="of:=[$FINNIFTY.N123]" office:value-type="string" office:string-value="" calcext:value-type="error">
            <text:p>#DIV/0!</text:p>
          </table:table-cell>
          <table:table-cell table:style-name="ce135" table:formula="of:=[$'DAILY-ANALYSIS-FNO'.K12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4]-[.M123])/[.M123]*100; 2)" office:value-type="string" office:string-value="" calcext:value-type="error">
            <text:p>#DIV/0!</text:p>
          </table:table-cell>
          <table:table-cell table:style-name="ce27" table:formula="of:=[$BANKNIFTY.N124]" office:value-type="string" office:string-value="" calcext:value-type="error">
            <text:p>#DIV/0!</text:p>
          </table:table-cell>
          <table:table-cell table:style-name="ce27" table:formula="of:=[$FINNIFTY.N124]" office:value-type="string" office:string-value="" calcext:value-type="error">
            <text:p>#DIV/0!</text:p>
          </table:table-cell>
          <table:table-cell table:style-name="ce135" table:formula="of:=[$'DAILY-ANALYSIS-FNO'.K12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5]-[.M124])/[.M124]*100; 2)" office:value-type="string" office:string-value="" calcext:value-type="error">
            <text:p>#DIV/0!</text:p>
          </table:table-cell>
          <table:table-cell table:style-name="ce27" table:formula="of:=[$BANKNIFTY.N125]" office:value-type="string" office:string-value="" calcext:value-type="error">
            <text:p>#DIV/0!</text:p>
          </table:table-cell>
          <table:table-cell table:style-name="ce27" table:formula="of:=[$FINNIFTY.N125]" office:value-type="string" office:string-value="" calcext:value-type="error">
            <text:p>#DIV/0!</text:p>
          </table:table-cell>
          <table:table-cell table:style-name="ce135" table:formula="of:=[$'DAILY-ANALYSIS-FNO'.K12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6]-[.M125])/[.M125]*100; 2)" office:value-type="string" office:string-value="" calcext:value-type="error">
            <text:p>#DIV/0!</text:p>
          </table:table-cell>
          <table:table-cell table:style-name="ce27" table:formula="of:=[$BANKNIFTY.N126]" office:value-type="string" office:string-value="" calcext:value-type="error">
            <text:p>#DIV/0!</text:p>
          </table:table-cell>
          <table:table-cell table:style-name="ce27" table:formula="of:=[$FINNIFTY.N126]" office:value-type="string" office:string-value="" calcext:value-type="error">
            <text:p>#DIV/0!</text:p>
          </table:table-cell>
          <table:table-cell table:style-name="ce135" table:formula="of:=[$'DAILY-ANALYSIS-FNO'.K12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7]-[.M126])/[.M126]*100; 2)" office:value-type="string" office:string-value="" calcext:value-type="error">
            <text:p>#DIV/0!</text:p>
          </table:table-cell>
          <table:table-cell table:style-name="ce27" table:formula="of:=[$BANKNIFTY.N127]" office:value-type="string" office:string-value="" calcext:value-type="error">
            <text:p>#DIV/0!</text:p>
          </table:table-cell>
          <table:table-cell table:style-name="ce27" table:formula="of:=[$FINNIFTY.N127]" office:value-type="string" office:string-value="" calcext:value-type="error">
            <text:p>#DIV/0!</text:p>
          </table:table-cell>
          <table:table-cell table:style-name="ce135" table:formula="of:=[$'DAILY-ANALYSIS-FNO'.K12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8]-[.M127])/[.M127]*100; 2)" office:value-type="string" office:string-value="" calcext:value-type="error">
            <text:p>#DIV/0!</text:p>
          </table:table-cell>
          <table:table-cell table:style-name="ce27" table:formula="of:=[$BANKNIFTY.N128]" office:value-type="string" office:string-value="" calcext:value-type="error">
            <text:p>#DIV/0!</text:p>
          </table:table-cell>
          <table:table-cell table:style-name="ce27" table:formula="of:=[$FINNIFTY.N128]" office:value-type="string" office:string-value="" calcext:value-type="error">
            <text:p>#DIV/0!</text:p>
          </table:table-cell>
          <table:table-cell table:style-name="ce135" table:formula="of:=[$'DAILY-ANALYSIS-FNO'.K12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29]-[.M128])/[.M128]*100; 2)" office:value-type="string" office:string-value="" calcext:value-type="error">
            <text:p>#DIV/0!</text:p>
          </table:table-cell>
          <table:table-cell table:style-name="ce27" table:formula="of:=[$BANKNIFTY.N129]" office:value-type="string" office:string-value="" calcext:value-type="error">
            <text:p>#DIV/0!</text:p>
          </table:table-cell>
          <table:table-cell table:style-name="ce27" table:formula="of:=[$FINNIFTY.N129]" office:value-type="string" office:string-value="" calcext:value-type="error">
            <text:p>#DIV/0!</text:p>
          </table:table-cell>
          <table:table-cell table:style-name="ce135" table:formula="of:=[$'DAILY-ANALYSIS-FNO'.K12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0]-[.M129])/[.M129]*100; 2)" office:value-type="string" office:string-value="" calcext:value-type="error">
            <text:p>#DIV/0!</text:p>
          </table:table-cell>
          <table:table-cell table:style-name="ce27" table:formula="of:=[$BANKNIFTY.N130]" office:value-type="string" office:string-value="" calcext:value-type="error">
            <text:p>#DIV/0!</text:p>
          </table:table-cell>
          <table:table-cell table:style-name="ce27" table:formula="of:=[$FINNIFTY.N130]" office:value-type="string" office:string-value="" calcext:value-type="error">
            <text:p>#DIV/0!</text:p>
          </table:table-cell>
          <table:table-cell table:style-name="ce135" table:formula="of:=[$'DAILY-ANALYSIS-FNO'.K13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1]-[.M130])/[.M130]*100; 2)" office:value-type="string" office:string-value="" calcext:value-type="error">
            <text:p>#DIV/0!</text:p>
          </table:table-cell>
          <table:table-cell table:style-name="ce27" table:formula="of:=[$BANKNIFTY.N131]" office:value-type="string" office:string-value="" calcext:value-type="error">
            <text:p>#DIV/0!</text:p>
          </table:table-cell>
          <table:table-cell table:style-name="ce27" table:formula="of:=[$FINNIFTY.N131]" office:value-type="string" office:string-value="" calcext:value-type="error">
            <text:p>#DIV/0!</text:p>
          </table:table-cell>
          <table:table-cell table:style-name="ce135" table:formula="of:=[$'DAILY-ANALYSIS-FNO'.K131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2]-[.M131])/[.M131]*100; 2)" office:value-type="string" office:string-value="" calcext:value-type="error">
            <text:p>#DIV/0!</text:p>
          </table:table-cell>
          <table:table-cell table:style-name="ce27" table:formula="of:=[$BANKNIFTY.N132]" office:value-type="string" office:string-value="" calcext:value-type="error">
            <text:p>#DIV/0!</text:p>
          </table:table-cell>
          <table:table-cell table:style-name="ce27" table:formula="of:=[$FINNIFTY.N132]" office:value-type="string" office:string-value="" calcext:value-type="error">
            <text:p>#DIV/0!</text:p>
          </table:table-cell>
          <table:table-cell table:style-name="ce135" table:formula="of:=[$'DAILY-ANALYSIS-FNO'.K13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3]-[.M132])/[.M132]*100; 2)" office:value-type="string" office:string-value="" calcext:value-type="error">
            <text:p>#DIV/0!</text:p>
          </table:table-cell>
          <table:table-cell table:style-name="ce27" table:formula="of:=[$BANKNIFTY.N133]" office:value-type="string" office:string-value="" calcext:value-type="error">
            <text:p>#DIV/0!</text:p>
          </table:table-cell>
          <table:table-cell table:style-name="ce27" table:formula="of:=[$FINNIFTY.N133]" office:value-type="string" office:string-value="" calcext:value-type="error">
            <text:p>#DIV/0!</text:p>
          </table:table-cell>
          <table:table-cell table:style-name="ce135" table:formula="of:=[$'DAILY-ANALYSIS-FNO'.K13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4]-[.M133])/[.M133]*100; 2)" office:value-type="string" office:string-value="" calcext:value-type="error">
            <text:p>#DIV/0!</text:p>
          </table:table-cell>
          <table:table-cell table:style-name="ce27" table:formula="of:=[$BANKNIFTY.N134]" office:value-type="string" office:string-value="" calcext:value-type="error">
            <text:p>#DIV/0!</text:p>
          </table:table-cell>
          <table:table-cell table:style-name="ce27" table:formula="of:=[$FINNIFTY.N134]" office:value-type="string" office:string-value="" calcext:value-type="error">
            <text:p>#DIV/0!</text:p>
          </table:table-cell>
          <table:table-cell table:style-name="ce135" table:formula="of:=[$'DAILY-ANALYSIS-FNO'.K13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5]-[.M134])/[.M134]*100; 2)" office:value-type="string" office:string-value="" calcext:value-type="error">
            <text:p>#DIV/0!</text:p>
          </table:table-cell>
          <table:table-cell table:style-name="ce27" table:formula="of:=[$BANKNIFTY.N135]" office:value-type="string" office:string-value="" calcext:value-type="error">
            <text:p>#DIV/0!</text:p>
          </table:table-cell>
          <table:table-cell table:style-name="ce27" table:formula="of:=[$FINNIFTY.N135]" office:value-type="string" office:string-value="" calcext:value-type="error">
            <text:p>#DIV/0!</text:p>
          </table:table-cell>
          <table:table-cell table:style-name="ce135" table:formula="of:=[$'DAILY-ANALYSIS-FNO'.K13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6]-[.M135])/[.M135]*100; 2)" office:value-type="string" office:string-value="" calcext:value-type="error">
            <text:p>#DIV/0!</text:p>
          </table:table-cell>
          <table:table-cell table:style-name="ce27" table:formula="of:=[$BANKNIFTY.N136]" office:value-type="string" office:string-value="" calcext:value-type="error">
            <text:p>#DIV/0!</text:p>
          </table:table-cell>
          <table:table-cell table:style-name="ce27" table:formula="of:=[$FINNIFTY.N136]" office:value-type="string" office:string-value="" calcext:value-type="error">
            <text:p>#DIV/0!</text:p>
          </table:table-cell>
          <table:table-cell table:style-name="ce135" table:formula="of:=[$'DAILY-ANALYSIS-FNO'.K13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7]-[.M136])/[.M136]*100; 2)" office:value-type="string" office:string-value="" calcext:value-type="error">
            <text:p>#DIV/0!</text:p>
          </table:table-cell>
          <table:table-cell table:style-name="ce27" table:formula="of:=[$BANKNIFTY.N137]" office:value-type="string" office:string-value="" calcext:value-type="error">
            <text:p>#DIV/0!</text:p>
          </table:table-cell>
          <table:table-cell table:style-name="ce27" table:formula="of:=[$FINNIFTY.N137]" office:value-type="string" office:string-value="" calcext:value-type="error">
            <text:p>#DIV/0!</text:p>
          </table:table-cell>
          <table:table-cell table:style-name="ce135" table:formula="of:=[$'DAILY-ANALYSIS-FNO'.K13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8]-[.M137])/[.M137]*100; 2)" office:value-type="string" office:string-value="" calcext:value-type="error">
            <text:p>#DIV/0!</text:p>
          </table:table-cell>
          <table:table-cell table:style-name="ce27" table:formula="of:=[$BANKNIFTY.N138]" office:value-type="string" office:string-value="" calcext:value-type="error">
            <text:p>#DIV/0!</text:p>
          </table:table-cell>
          <table:table-cell table:style-name="ce27" table:formula="of:=[$FINNIFTY.N138]" office:value-type="string" office:string-value="" calcext:value-type="error">
            <text:p>#DIV/0!</text:p>
          </table:table-cell>
          <table:table-cell table:style-name="ce135" table:formula="of:=[$'DAILY-ANALYSIS-FNO'.K13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39]-[.M138])/[.M138]*100; 2)" office:value-type="string" office:string-value="" calcext:value-type="error">
            <text:p>#DIV/0!</text:p>
          </table:table-cell>
          <table:table-cell table:style-name="ce27" table:formula="of:=[$BANKNIFTY.N139]" office:value-type="string" office:string-value="" calcext:value-type="error">
            <text:p>#DIV/0!</text:p>
          </table:table-cell>
          <table:table-cell table:style-name="ce27" table:formula="of:=[$FINNIFTY.N139]" office:value-type="string" office:string-value="" calcext:value-type="error">
            <text:p>#DIV/0!</text:p>
          </table:table-cell>
          <table:table-cell table:style-name="ce135" table:formula="of:=[$'DAILY-ANALYSIS-FNO'.K13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0]-[.M139])/[.M139]*100; 2)" office:value-type="string" office:string-value="" calcext:value-type="error">
            <text:p>#DIV/0!</text:p>
          </table:table-cell>
          <table:table-cell table:style-name="ce27" table:formula="of:=[$BANKNIFTY.N140]" office:value-type="string" office:string-value="" calcext:value-type="error">
            <text:p>#DIV/0!</text:p>
          </table:table-cell>
          <table:table-cell table:style-name="ce27" table:formula="of:=[$FINNIFTY.N140]" office:value-type="string" office:string-value="" calcext:value-type="error">
            <text:p>#DIV/0!</text:p>
          </table:table-cell>
          <table:table-cell table:style-name="ce135" table:formula="of:=[$'DAILY-ANALYSIS-FNO'.K14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1]-[.M140])/[.M140]*100; 2)" office:value-type="string" office:string-value="" calcext:value-type="error">
            <text:p>#DIV/0!</text:p>
          </table:table-cell>
          <table:table-cell table:style-name="ce27" table:formula="of:=[$BANKNIFTY.N141]" office:value-type="string" office:string-value="" calcext:value-type="error">
            <text:p>#DIV/0!</text:p>
          </table:table-cell>
          <table:table-cell table:style-name="ce27" table:formula="of:=[$FINNIFTY.N141]" office:value-type="string" office:string-value="" calcext:value-type="error">
            <text:p>#DIV/0!</text:p>
          </table:table-cell>
          <table:table-cell table:style-name="ce135" table:formula="of:=[$'DAILY-ANALYSIS-FNO'.K141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2]-[.M141])/[.M141]*100; 2)" office:value-type="string" office:string-value="" calcext:value-type="error">
            <text:p>#DIV/0!</text:p>
          </table:table-cell>
          <table:table-cell table:style-name="ce27" table:formula="of:=[$BANKNIFTY.N142]" office:value-type="string" office:string-value="" calcext:value-type="error">
            <text:p>#DIV/0!</text:p>
          </table:table-cell>
          <table:table-cell table:style-name="ce27" table:formula="of:=[$FINNIFTY.N142]" office:value-type="string" office:string-value="" calcext:value-type="error">
            <text:p>#DIV/0!</text:p>
          </table:table-cell>
          <table:table-cell table:style-name="ce135" table:formula="of:=[$'DAILY-ANALYSIS-FNO'.K142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3]-[.M142])/[.M142]*100; 2)" office:value-type="string" office:string-value="" calcext:value-type="error">
            <text:p>#DIV/0!</text:p>
          </table:table-cell>
          <table:table-cell table:style-name="ce27" table:formula="of:=[$BANKNIFTY.N143]" office:value-type="string" office:string-value="" calcext:value-type="error">
            <text:p>#DIV/0!</text:p>
          </table:table-cell>
          <table:table-cell table:style-name="ce27" table:formula="of:=[$FINNIFTY.N143]" office:value-type="string" office:string-value="" calcext:value-type="error">
            <text:p>#DIV/0!</text:p>
          </table:table-cell>
          <table:table-cell table:style-name="ce135" table:formula="of:=[$'DAILY-ANALYSIS-FNO'.K143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4]-[.M143])/[.M143]*100; 2)" office:value-type="string" office:string-value="" calcext:value-type="error">
            <text:p>#DIV/0!</text:p>
          </table:table-cell>
          <table:table-cell table:style-name="ce27" table:formula="of:=[$BANKNIFTY.N144]" office:value-type="string" office:string-value="" calcext:value-type="error">
            <text:p>#DIV/0!</text:p>
          </table:table-cell>
          <table:table-cell table:style-name="ce27" table:formula="of:=[$FINNIFTY.N144]" office:value-type="string" office:string-value="" calcext:value-type="error">
            <text:p>#DIV/0!</text:p>
          </table:table-cell>
          <table:table-cell table:style-name="ce135" table:formula="of:=[$'DAILY-ANALYSIS-FNO'.K144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5]-[.M144])/[.M144]*100; 2)" office:value-type="string" office:string-value="" calcext:value-type="error">
            <text:p>#DIV/0!</text:p>
          </table:table-cell>
          <table:table-cell table:style-name="ce27" table:formula="of:=[$BANKNIFTY.N145]" office:value-type="string" office:string-value="" calcext:value-type="error">
            <text:p>#DIV/0!</text:p>
          </table:table-cell>
          <table:table-cell table:style-name="ce27" table:formula="of:=[$FINNIFTY.N145]" office:value-type="string" office:string-value="" calcext:value-type="error">
            <text:p>#DIV/0!</text:p>
          </table:table-cell>
          <table:table-cell table:style-name="ce135" table:formula="of:=[$'DAILY-ANALYSIS-FNO'.K145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6]-[.M145])/[.M145]*100; 2)" office:value-type="string" office:string-value="" calcext:value-type="error">
            <text:p>#DIV/0!</text:p>
          </table:table-cell>
          <table:table-cell table:style-name="ce27" table:formula="of:=[$BANKNIFTY.N146]" office:value-type="string" office:string-value="" calcext:value-type="error">
            <text:p>#DIV/0!</text:p>
          </table:table-cell>
          <table:table-cell table:style-name="ce27" table:formula="of:=[$FINNIFTY.N146]" office:value-type="string" office:string-value="" calcext:value-type="error">
            <text:p>#DIV/0!</text:p>
          </table:table-cell>
          <table:table-cell table:style-name="ce135" table:formula="of:=[$'DAILY-ANALYSIS-FNO'.K146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7]-[.M146])/[.M146]*100; 2)" office:value-type="string" office:string-value="" calcext:value-type="error">
            <text:p>#DIV/0!</text:p>
          </table:table-cell>
          <table:table-cell table:style-name="ce27" table:formula="of:=[$BANKNIFTY.N147]" office:value-type="string" office:string-value="" calcext:value-type="error">
            <text:p>#DIV/0!</text:p>
          </table:table-cell>
          <table:table-cell table:style-name="ce27" table:formula="of:=[$FINNIFTY.N147]" office:value-type="string" office:string-value="" calcext:value-type="error">
            <text:p>#DIV/0!</text:p>
          </table:table-cell>
          <table:table-cell table:style-name="ce135" table:formula="of:=[$'DAILY-ANALYSIS-FNO'.K147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8]-[.M147])/[.M147]*100; 2)" office:value-type="string" office:string-value="" calcext:value-type="error">
            <text:p>#DIV/0!</text:p>
          </table:table-cell>
          <table:table-cell table:style-name="ce27" table:formula="of:=[$BANKNIFTY.N148]" office:value-type="string" office:string-value="" calcext:value-type="error">
            <text:p>#DIV/0!</text:p>
          </table:table-cell>
          <table:table-cell table:style-name="ce27" table:formula="of:=[$FINNIFTY.N148]" office:value-type="string" office:string-value="" calcext:value-type="error">
            <text:p>#DIV/0!</text:p>
          </table:table-cell>
          <table:table-cell table:style-name="ce135" table:formula="of:=[$'DAILY-ANALYSIS-FNO'.K148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49]-[.M148])/[.M148]*100; 2)" office:value-type="string" office:string-value="" calcext:value-type="error">
            <text:p>#DIV/0!</text:p>
          </table:table-cell>
          <table:table-cell table:style-name="ce27" table:formula="of:=[$BANKNIFTY.N149]" office:value-type="string" office:string-value="" calcext:value-type="error">
            <text:p>#DIV/0!</text:p>
          </table:table-cell>
          <table:table-cell table:style-name="ce27" table:formula="of:=[$FINNIFTY.N149]" office:value-type="string" office:string-value="" calcext:value-type="error">
            <text:p>#DIV/0!</text:p>
          </table:table-cell>
          <table:table-cell table:style-name="ce135" table:formula="of:=[$'DAILY-ANALYSIS-FNO'.K149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formula="of:=TRUNC(SUM([.M150]-[.M149])/[.M149]*100; 2)" office:value-type="string" office:string-value="" calcext:value-type="error">
            <text:p>#DIV/0!</text:p>
          </table:table-cell>
          <table:table-cell table:style-name="ce27" table:formula="of:=[$BANKNIFTY.N150]" office:value-type="string" office:string-value="" calcext:value-type="error">
            <text:p>#DIV/0!</text:p>
          </table:table-cell>
          <table:table-cell table:style-name="ce27" table:formula="of:=[$FINNIFTY.N150]" office:value-type="string" office:string-value="" calcext:value-type="error">
            <text:p>#DIV/0!</text:p>
          </table:table-cell>
          <table:table-cell table:style-name="ce135" table:formula="of:=[$'DAILY-ANALYSIS-FNO'.K150]" office:value-type="date" office:date-value="1899-12-30" calcext:value-type="date">
            <text:p>30/12/99</text:p>
          </table:table-cell>
          <table:table-cell table:number-columns-repeated="47"/>
        </table:table-row>
        <table:table-row table:style-name="ro2" table:number-rows-repeated="350">
          <table:table-cell/>
          <table:table-cell table:style-name="ce126" table:number-columns-repeated="3"/>
          <table:table-cell table:number-columns-repeated="6"/>
          <table:table-cell table:style-name="ce126"/>
          <table:table-cell table:style-name="ce26"/>
          <table:table-cell/>
          <table:table-cell table:style-name="ce27" table:number-columns-repeated="3"/>
          <table:table-cell table:number-columns-repeated="48"/>
        </table:table-row>
        <table:table-row table:style-name="ro2" table:number-rows-repeated="500">
          <table:table-cell table:number-columns-repeated="13"/>
          <table:table-cell table:style-name="ce27" table:number-columns-repeated="3"/>
          <table:table-cell table:number-columns-repeated="4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NIFTY.B1:NIFTY.G1">
            <calcext:condition calcext:apply-style-name="Good" calcext:value="&gt;0" calcext:base-cell-address="NIFTY.B1"/>
            <calcext:condition calcext:apply-style-name="Bad" calcext:value="&lt;0" calcext:base-cell-address="NIFTY.B1"/>
          </calcext:conditional-format>
          <calcext:conditional-format calcext:target-range-address="NIFTY.K2:NIFTY.K500 NIFTY.B2:NIFTY.D500">
            <calcext:condition calcext:apply-style-name="Good" calcext:value="&gt;0" calcext:base-cell-address="NIFTY.B2"/>
            <calcext:condition calcext:apply-style-name="Bad" calcext:value="&lt;0" calcext:base-cell-address="NIFTY.B2"/>
          </calcext:conditional-format>
          <calcext:conditional-format calcext:target-range-address="NIFTY.L2:NIFTY.L500">
            <calcext:condition calcext:apply-style-name="Good" calcext:value="&gt;0" calcext:base-cell-address="NIFTY.L2"/>
            <calcext:condition calcext:apply-style-name="Bad" calcext:value="&lt;0" calcext:base-cell-address="NIFTY.L2"/>
          </calcext:conditional-format>
          <calcext:conditional-format calcext:target-range-address="NIFTY.N3:NIFTY.P1000">
            <calcext:condition calcext:apply-style-name="Good" calcext:value="&gt;=0.75" calcext:base-cell-address="NIFTY.N3"/>
            <calcext:condition calcext:apply-style-name="Bad" calcext:value="&lt;=-0.75" calcext:base-cell-address="NIFTY.N3"/>
          </calcext:conditional-format>
        </calcext:conditional-formats>
      </table:table>
      <table:table table:name="BANKNIFTY" table:style-name="ta1">
        <table:table-column table:style-name="co4" table:default-cell-style-name="ce101"/>
        <table:table-column table:style-name="co2" table:default-cell-style-name="ce101"/>
        <table:table-column table:style-name="co3" table:default-cell-style-name="ce101"/>
        <table:table-column table:style-name="co4" table:number-columns-repeated="2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4" table:default-cell-style-name="ce101"/>
        <table:table-column table:style-name="co18" table:default-cell-style-name="ce101"/>
        <table:table-column table:style-name="co4" table:default-cell-style-name="ce101"/>
        <table:table-column table:style-name="co25" table:default-cell-style-name="ce101"/>
        <table:table-column table:style-name="co26" table:default-cell-style-name="ce101"/>
        <table:table-column table:style-name="co4" table:number-columns-repeated="51" table:default-cell-style-name="ce101"/>
        <table:table-row table:style-name="ro1">
          <table:table-cell table:style-name="ce99" office:value-type="string" calcext:value-type="string">
            <text:p>Date</text:p>
          </table:table-cell>
          <table:table-cell table:style-name="ce112" office:value-type="string" calcext:value-type="string">
            <text:p>NIFTY</text:p>
          </table:table-cell>
          <table:table-cell table:style-name="ce114" office:value-type="string" calcext:value-type="string">
            <text:p>BANKNIFTY</text:p>
          </table:table-cell>
          <table:table-cell table:style-name="ce114" office:value-type="string" calcext:value-type="string">
            <text:p>FINNIFTY</text:p>
          </table:table-cell>
          <table:table-cell table:style-name="ce114" office:value-type="string" calcext:value-type="string">
            <text:p>SYMBOL</text:p>
          </table:table-cell>
          <table:table-cell table:style-name="ce114" office:value-type="string" calcext:value-type="string">
            <text:p>PCR</text:p>
          </table:table-cell>
          <table:table-cell table:style-name="ce114" office:value-type="string" calcext:value-type="string">
            <text:p>OPEN_INT</text:p>
          </table:table-cell>
          <table:table-cell table:style-name="ce107" office:value-type="string" calcext:value-type="string">
            <text:p>CHG_IN_OI</text:p>
          </table:table-cell>
          <table:table-cell table:style-name="ce107" office:value-type="string" calcext:value-type="string">
            <text:p>CALL_CHG_IN_OI</text:p>
          </table:table-cell>
          <table:table-cell table:style-name="ce107" office:value-type="string" calcext:value-type="string">
            <text:p>PUT_CHG_IN_OI</text:p>
          </table:table-cell>
          <table:table-cell table:style-name="ce107" office:value-type="string" calcext:value-type="string">
            <text:p>DIFF_PUT_CALL</text:p>
          </table:table-cell>
          <table:table-cell table:style-name="ce107" office:value-type="string" calcext:value-type="string">
            <text:p>DAY_PRICE_CHG</text:p>
          </table:table-cell>
          <table:table-cell table:style-name="ce107" office:value-type="string" calcext:value-type="string">
            <text:p>CLOSE</text:p>
          </table:table-cell>
          <table:table-cell table:number-columns-repeated="51"/>
        </table:table-row>
        <table:table-row table:style-name="ro2">
          <table:table-cell table:style-name="ce100" table:formula="of:=[$PCR.A2]" office:value-type="date" office:date-value="2021-01-11" calcext:value-type="date">
            <text:p>11/01/21</text:p>
          </table:table-cell>
          <table:table-cell table:style-name="ce113" table:formula="of:=[$PCR.B2]" office:value-type="float" office:value="0" calcext:value-type="float">
            <text:p>0</text:p>
          </table:table-cell>
          <table:table-cell table:style-name="ce113" table:formula="of:=[$PCR.C2]" office:value-type="float" office:value="0" calcext:value-type="float">
            <text:p>0</text:p>
          </table:table-cell>
          <table:table-cell table:style-name="ce113" table:formula="of:=[$PCR.D2]" office:value-type="float" office:value="0" calcext:value-type="float">
            <text:p>0</text:p>
          </table:table-cell>
          <table:table-cell table:style-name="ce105" office:value-type="string" calcext:value-type="string">
            <text:p>BANKNIFTY</text:p>
          </table:table-cell>
          <table:table-cell table:style-name="ce105" office:value-type="float" office:value="0.72" calcext:value-type="float">
            <text:p>0.72</text:p>
          </table:table-cell>
          <table:table-cell table:style-name="ce105" office:value-type="float" office:value="67618" calcext:value-type="float">
            <text:p>67618</text:p>
          </table:table-cell>
          <table:table-cell table:style-name="ce105" office:value-type="float" office:value="-4158" calcext:value-type="float">
            <text:p>-4158</text:p>
          </table:table-cell>
          <table:table-cell table:style-name="ce105" office:value-type="float" office:value="147773" calcext:value-type="float">
            <text:p>147773</text:p>
          </table:table-cell>
          <table:table-cell table:style-name="ce105" office:value-type="float" office:value="63339" calcext:value-type="float">
            <text:p>63339</text:p>
          </table:table-cell>
          <table:table-cell table:style-name="ce108" office:value-type="float" office:value="-137557" calcext:value-type="float">
            <text:p>-137557</text:p>
          </table:table-cell>
          <table:table-cell table:style-name="ce117" office:value-type="float" office:value="-85" calcext:value-type="float">
            <text:p>-85</text:p>
          </table:table-cell>
          <table:table-cell table:style-name="ce105" office:value-type="float" office:value="32096.25" calcext:value-type="float">
            <text:p>32096.25</text:p>
          </table:table-cell>
          <table:table-cell table:number-columns-repeated="51"/>
        </table:table-row>
        <table:table-row table:style-name="ro2">
          <table:table-cell table:style-name="ce100" table:formula="of:=[$PCR.A3]" office:value-type="date" office:date-value="2021-01-12" calcext:value-type="date">
            <text:p>12/01/21</text:p>
          </table:table-cell>
          <table:table-cell table:style-name="ce113" table:formula="of:=[$PCR.B3]" office:value-type="float" office:value="0" calcext:value-type="float">
            <text:p>0</text:p>
          </table:table-cell>
          <table:table-cell table:style-name="ce113" table:formula="of:=[$PCR.C3]" office:value-type="float" office:value="0" calcext:value-type="float">
            <text:p>0</text:p>
          </table:table-cell>
          <table:table-cell table:style-name="ce113" table:formula="of:=[$PCR.D3]" office:value-type="float" office:value="0" calcext:value-type="float">
            <text:p>0</text:p>
          </table:table-cell>
          <table:table-cell table:style-name="ce105" office:value-type="string" calcext:value-type="string">
            <text:p>BANKNIFTY</text:p>
          </table:table-cell>
          <table:table-cell table:style-name="ce105" office:value-type="float" office:value="0.9" calcext:value-type="float">
            <text:p>0.9</text:p>
          </table:table-cell>
          <table:table-cell table:style-name="ce105" office:value-type="float" office:value="67719" calcext:value-type="float">
            <text:p>67719</text:p>
          </table:table-cell>
          <table:table-cell table:style-name="ce105" office:value-type="float" office:value="101" calcext:value-type="float">
            <text:p>101</text:p>
          </table:table-cell>
          <table:table-cell table:style-name="ce105" office:value-type="float" office:value="-17655" calcext:value-type="float">
            <text:p>-17655</text:p>
          </table:table-cell>
          <table:table-cell table:style-name="ce105" office:value-type="float" office:value="71594" calcext:value-type="float">
            <text:p>71594</text:p>
          </table:table-cell>
          <table:table-cell table:style-name="ce108" office:value-type="float" office:value="-48308" calcext:value-type="float">
            <text:p>-48308</text:p>
          </table:table-cell>
          <table:table-cell table:style-name="ce117" office:value-type="float" office:value="358.8" calcext:value-type="float">
            <text:p>358.8</text:p>
          </table:table-cell>
          <table:table-cell table:style-name="ce105" office:value-type="float" office:value="32455" calcext:value-type="float">
            <text:p>32455</text:p>
          </table:table-cell>
          <table:table-cell table:style-name="ce111" table:formula="of:=TRUNC(SUM([.M3]-[.M2])/[.M2]*100; 2)" office:value-type="float" office:value="1.11" calcext:value-type="float">
            <text:p>1.11</text:p>
          </table:table-cell>
          <table:table-cell table:number-columns-repeated="50"/>
        </table:table-row>
        <table:table-row table:style-name="ro2">
          <table:table-cell table:style-name="ce100" table:formula="of:=[$PCR.A4]" office:value-type="date" office:date-value="2021-01-13" calcext:value-type="date">
            <text:p>13/01/21</text:p>
          </table:table-cell>
          <table:table-cell table:style-name="ce113" table:formula="of:=[$PCR.B4]" office:value-type="float" office:value="0" calcext:value-type="float">
            <text:p>0</text:p>
          </table:table-cell>
          <table:table-cell table:style-name="ce113" table:formula="of:=[$PCR.C4]" office:value-type="float" office:value="0" calcext:value-type="float">
            <text:p>0</text:p>
          </table:table-cell>
          <table:table-cell table:style-name="ce113" table:formula="of:=[$PCR.D4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91" calcext:value-type="float">
            <text:p>0.91</text:p>
          </table:table-cell>
          <table:table-cell office:value-type="float" office:value="59848" calcext:value-type="float">
            <text:p>59848</text:p>
          </table:table-cell>
          <table:table-cell office:value-type="float" office:value="-7871" calcext:value-type="float">
            <text:p>-7871</text:p>
          </table:table-cell>
          <table:table-cell office:value-type="float" office:value="517" calcext:value-type="float">
            <text:p>517</text:p>
          </table:table-cell>
          <table:table-cell office:value-type="float" office:value="7830" calcext:value-type="float">
            <text:p>7830</text:p>
          </table:table-cell>
          <table:table-cell table:style-name="ce103" office:value-type="float" office:value="-40995" calcext:value-type="float">
            <text:p>-40995</text:p>
          </table:table-cell>
          <table:table-cell table:style-name="ce113" office:value-type="float" office:value="230.1" calcext:value-type="float">
            <text:p>230.1</text:p>
          </table:table-cell>
          <table:table-cell office:value-type="float" office:value="32685.15" calcext:value-type="float">
            <text:p>32685.15</text:p>
          </table:table-cell>
          <table:table-cell table:style-name="ce111" table:formula="of:=TRUNC(SUM([.M4]-[.M3])/[.M3]*100; 2)" office:value-type="float" office:value="0.7" calcext:value-type="float">
            <text:p>0.7</text:p>
          </table:table-cell>
          <table:table-cell table:number-columns-repeated="50"/>
        </table:table-row>
        <table:table-row table:style-name="ro2">
          <table:table-cell table:style-name="ce100" table:formula="of:=[$PCR.A5]" office:value-type="date" office:date-value="2021-01-14" calcext:value-type="date">
            <text:p>14/01/21</text:p>
          </table:table-cell>
          <table:table-cell table:style-name="ce113" table:formula="of:=[$PCR.B5]" office:value-type="float" office:value="0" calcext:value-type="float">
            <text:p>0</text:p>
          </table:table-cell>
          <table:table-cell table:style-name="ce113" table:formula="of:=[$PCR.C5]" office:value-type="float" office:value="0" calcext:value-type="float">
            <text:p>0</text:p>
          </table:table-cell>
          <table:table-cell table:style-name="ce113" table:formula="of:=[$PCR.D5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97" calcext:value-type="float">
            <text:p>0.97</text:p>
          </table:table-cell>
          <table:table-cell office:value-type="float" office:value="61020" calcext:value-type="float">
            <text:p>61020</text:p>
          </table:table-cell>
          <table:table-cell office:value-type="float" office:value="1172" calcext:value-type="float">
            <text:p>1172</text:p>
          </table:table-cell>
          <table:table-cell office:value-type="float" office:value="-35538" calcext:value-type="float">
            <text:p>-35538</text:p>
          </table:table-cell>
          <table:table-cell office:value-type="float" office:value="-9631" calcext:value-type="float">
            <text:p>-9631</text:p>
          </table:table-cell>
          <table:table-cell table:style-name="ce103" office:value-type="float" office:value="-15088" calcext:value-type="float">
            <text:p>-15088</text:p>
          </table:table-cell>
          <table:table-cell table:style-name="ce113" office:value-type="float" office:value="-37.35" calcext:value-type="float">
            <text:p>-37.35</text:p>
          </table:table-cell>
          <table:table-cell office:value-type="float" office:value="32647.8" calcext:value-type="float">
            <text:p>32647.8</text:p>
          </table:table-cell>
          <table:table-cell table:style-name="ce111" table:formula="of:=TRUNC(SUM([.M5]-[.M4])/[.M4]*100; 2)" office:value-type="float" office:value="-0.11" calcext:value-type="float">
            <text:p>-0.11</text:p>
          </table:table-cell>
          <table:table-cell table:number-columns-repeated="50"/>
        </table:table-row>
        <table:table-row table:style-name="ro2">
          <table:table-cell table:style-name="ce100" table:formula="of:=[$PCR.A6]" office:value-type="date" office:date-value="2021-01-15" calcext:value-type="date">
            <text:p>15/01/21</text:p>
          </table:table-cell>
          <table:table-cell table:style-name="ce113" table:formula="of:=[$PCR.B6]" office:value-type="float" office:value="0" calcext:value-type="float">
            <text:p>0</text:p>
          </table:table-cell>
          <table:table-cell table:style-name="ce113" table:formula="of:=[$PCR.C6]" office:value-type="float" office:value="0" calcext:value-type="float">
            <text:p>0</text:p>
          </table:table-cell>
          <table:table-cell table:style-name="ce113" table:formula="of:=[$PCR.D6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69" calcext:value-type="float">
            <text:p>0.69</text:p>
          </table:table-cell>
          <table:table-cell office:value-type="float" office:value="63676" calcext:value-type="float">
            <text:p>63676</text:p>
          </table:table-cell>
          <table:table-cell office:value-type="float" office:value="2656" calcext:value-type="float">
            <text:p>2656</text:p>
          </table:table-cell>
          <table:table-cell office:value-type="float" office:value="154599" calcext:value-type="float">
            <text:p>154599</text:p>
          </table:table-cell>
          <table:table-cell office:value-type="float" office:value="84420" calcext:value-type="float">
            <text:p>84420</text:p>
          </table:table-cell>
          <table:table-cell table:style-name="ce103" office:value-type="float" office:value="-121572" calcext:value-type="float">
            <text:p>-121572</text:p>
          </table:table-cell>
          <table:table-cell table:style-name="ce113" office:value-type="float" office:value="-333.75" calcext:value-type="float">
            <text:p>-333.75</text:p>
          </table:table-cell>
          <table:table-cell office:value-type="float" office:value="32314.05" calcext:value-type="float">
            <text:p>32314.05</text:p>
          </table:table-cell>
          <table:table-cell table:style-name="ce111" table:formula="of:=TRUNC(SUM([.M6]-[.M5])/[.M5]*100; 2)" office:value-type="float" office:value="-1.02" calcext:value-type="float">
            <text:p>-1.02</text:p>
          </table:table-cell>
          <table:table-cell table:number-columns-repeated="50"/>
        </table:table-row>
        <table:table-row table:style-name="ro2">
          <table:table-cell table:style-name="ce100" table:formula="of:=[$PCR.A7]" office:value-type="date" office:date-value="2021-01-18" calcext:value-type="date">
            <text:p>18/01/21</text:p>
          </table:table-cell>
          <table:table-cell table:style-name="ce113" table:formula="of:=[$PCR.B7]" office:value-type="float" office:value="0" calcext:value-type="float">
            <text:p>0</text:p>
          </table:table-cell>
          <table:table-cell table:style-name="ce113" table:formula="of:=[$PCR.C7]" office:value-type="float" office:value="0" calcext:value-type="float">
            <text:p>0</text:p>
          </table:table-cell>
          <table:table-cell table:style-name="ce113" table:formula="of:=[$PCR.D7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8" calcext:value-type="float">
            <text:p>0.58</text:p>
          </table:table-cell>
          <table:table-cell office:value-type="float" office:value="69990" calcext:value-type="float">
            <text:p>69990</text:p>
          </table:table-cell>
          <table:table-cell office:value-type="float" office:value="6314" calcext:value-type="float">
            <text:p>6314</text:p>
          </table:table-cell>
          <table:table-cell office:value-type="float" office:value="154232" calcext:value-type="float">
            <text:p>154232</text:p>
          </table:table-cell>
          <table:table-cell office:value-type="float" office:value="43432" calcext:value-type="float">
            <text:p>43432</text:p>
          </table:table-cell>
          <table:table-cell table:style-name="ce103" office:value-type="float" office:value="-232372" calcext:value-type="float">
            <text:p>-232372</text:p>
          </table:table-cell>
          <table:table-cell table:style-name="ce113" office:value-type="float" office:value="-498.35" calcext:value-type="float">
            <text:p>-498.35</text:p>
          </table:table-cell>
          <table:table-cell office:value-type="float" office:value="31815.7" calcext:value-type="float">
            <text:p>31815.7</text:p>
          </table:table-cell>
          <table:table-cell table:style-name="ce111" table:formula="of:=TRUNC(SUM([.M7]-[.M6])/[.M6]*100; 2)" office:value-type="float" office:value="-1.54" calcext:value-type="float">
            <text:p>-1.54</text:p>
          </table:table-cell>
          <table:table-cell table:number-columns-repeated="50"/>
        </table:table-row>
        <table:table-row table:style-name="ro2">
          <table:table-cell table:style-name="ce100" table:formula="of:=[$PCR.A8]" office:value-type="date" office:date-value="2021-01-19" calcext:value-type="date">
            <text:p>19/01/21</text:p>
          </table:table-cell>
          <table:table-cell table:style-name="ce113" table:formula="of:=[$PCR.B8]" office:value-type="float" office:value="0" calcext:value-type="float">
            <text:p>0</text:p>
          </table:table-cell>
          <table:table-cell table:style-name="ce113" table:formula="of:=[$PCR.C8]" office:value-type="float" office:value="0" calcext:value-type="float">
            <text:p>0</text:p>
          </table:table-cell>
          <table:table-cell table:style-name="ce113" table:formula="of:=[$PCR.D8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1" calcext:value-type="float">
            <text:p>0.81</text:p>
          </table:table-cell>
          <table:table-cell office:value-type="float" office:value="70878" calcext:value-type="float">
            <text:p>70878</text:p>
          </table:table-cell>
          <table:table-cell office:value-type="float" office:value="888" calcext:value-type="float">
            <text:p>888</text:p>
          </table:table-cell>
          <table:table-cell office:value-type="float" office:value="-95454" calcext:value-type="float">
            <text:p>-95454</text:p>
          </table:table-cell>
          <table:table-cell office:value-type="float" office:value="52159" calcext:value-type="float">
            <text:p>52159</text:p>
          </table:table-cell>
          <table:table-cell table:style-name="ce103" office:value-type="float" office:value="-84759" calcext:value-type="float">
            <text:p>-84759</text:p>
          </table:table-cell>
          <table:table-cell table:style-name="ce113" office:value-type="float" office:value="705.2" calcext:value-type="float">
            <text:p>705.2</text:p>
          </table:table-cell>
          <table:table-cell office:value-type="float" office:value="32520.9" calcext:value-type="float">
            <text:p>32520.9</text:p>
          </table:table-cell>
          <table:table-cell table:style-name="ce111" table:formula="of:=TRUNC(SUM([.M8]-[.M7])/[.M7]*100; 2)" office:value-type="float" office:value="2.21" calcext:value-type="float">
            <text:p>2.21</text:p>
          </table:table-cell>
          <table:table-cell table:number-columns-repeated="50"/>
        </table:table-row>
        <table:table-row table:style-name="ro2">
          <table:table-cell table:style-name="ce100" table:formula="of:=[$PCR.A9]" office:value-type="date" office:date-value="2021-01-20" calcext:value-type="date">
            <text:p>20/01/21</text:p>
          </table:table-cell>
          <table:table-cell table:style-name="ce113" table:formula="of:=[$PCR.B9]" office:value-type="float" office:value="0" calcext:value-type="float">
            <text:p>0</text:p>
          </table:table-cell>
          <table:table-cell table:style-name="ce113" table:formula="of:=[$PCR.C9]" office:value-type="float" office:value="0" calcext:value-type="float">
            <text:p>0</text:p>
          </table:table-cell>
          <table:table-cell table:style-name="ce113" table:formula="of:=[$PCR.D9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2" calcext:value-type="float">
            <text:p>0.82</text:p>
          </table:table-cell>
          <table:table-cell office:value-type="float" office:value="66189" calcext:value-type="float">
            <text:p>66189</text:p>
          </table:table-cell>
          <table:table-cell office:value-type="float" office:value="-4689" calcext:value-type="float">
            <text:p>-4689</text:p>
          </table:table-cell>
          <table:table-cell office:value-type="float" office:value="32289" calcext:value-type="float">
            <text:p>32289</text:p>
          </table:table-cell>
          <table:table-cell office:value-type="float" office:value="31151" calcext:value-type="float">
            <text:p>31151</text:p>
          </table:table-cell>
          <table:table-cell table:style-name="ce103" office:value-type="float" office:value="-85897" calcext:value-type="float">
            <text:p>-85897</text:p>
          </table:table-cell>
          <table:table-cell table:style-name="ce113" office:value-type="float" office:value="63.8" calcext:value-type="float">
            <text:p>63.8</text:p>
          </table:table-cell>
          <table:table-cell office:value-type="float" office:value="32584.7" calcext:value-type="float">
            <text:p>32584.7</text:p>
          </table:table-cell>
          <table:table-cell table:style-name="ce111" table:formula="of:=TRUNC(SUM([.M9]-[.M8])/[.M8]*100; 2)" office:value-type="float" office:value="0.19" calcext:value-type="float">
            <text:p>0.19</text:p>
          </table:table-cell>
          <table:table-cell table:number-columns-repeated="50"/>
        </table:table-row>
        <table:table-row table:style-name="ro2">
          <table:table-cell table:style-name="ce100" table:formula="of:=[$PCR.A10]" office:value-type="date" office:date-value="2021-01-21" calcext:value-type="date">
            <text:p>21/01/21</text:p>
          </table:table-cell>
          <table:table-cell table:style-name="ce113" table:formula="of:=[$PCR.B10]" office:value-type="float" office:value="0" calcext:value-type="float">
            <text:p>0</text:p>
          </table:table-cell>
          <table:table-cell table:style-name="ce113" table:formula="of:=[$PCR.C10]" office:value-type="float" office:value="0" calcext:value-type="float">
            <text:p>0</text:p>
          </table:table-cell>
          <table:table-cell table:style-name="ce113" table:formula="of:=[$PCR.D10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77" calcext:value-type="float">
            <text:p>0.77</text:p>
          </table:table-cell>
          <table:table-cell office:value-type="float" office:value="71538" calcext:value-type="float">
            <text:p>71538</text:p>
          </table:table-cell>
          <table:table-cell office:value-type="float" office:value="5349" calcext:value-type="float">
            <text:p>5349</text:p>
          </table:table-cell>
          <table:table-cell office:value-type="float" office:value="-9076" calcext:value-type="float">
            <text:p>-9076</text:p>
          </table:table-cell>
          <table:table-cell office:value-type="float" office:value="-35317" calcext:value-type="float">
            <text:p>-35317</text:p>
          </table:table-cell>
          <table:table-cell table:style-name="ce103" office:value-type="float" office:value="-112138" calcext:value-type="float">
            <text:p>-112138</text:p>
          </table:table-cell>
          <table:table-cell table:style-name="ce113" office:value-type="float" office:value="-355.9" calcext:value-type="float">
            <text:p>-355.9</text:p>
          </table:table-cell>
          <table:table-cell office:value-type="float" office:value="32228.8" calcext:value-type="float">
            <text:p>32228.8</text:p>
          </table:table-cell>
          <table:table-cell table:style-name="ce111" table:formula="of:=TRUNC(SUM([.M10]-[.M9])/[.M9]*100; 2)" office:value-type="float" office:value="-1.09" calcext:value-type="float">
            <text:p>-1.09</text:p>
          </table:table-cell>
          <table:table-cell table:number-columns-repeated="50"/>
        </table:table-row>
        <table:table-row table:style-name="ro2">
          <table:table-cell table:style-name="ce100" table:formula="of:=[$PCR.A11]" office:value-type="date" office:date-value="2021-01-22" calcext:value-type="date">
            <text:p>22/01/21</text:p>
          </table:table-cell>
          <table:table-cell table:style-name="ce113" table:formula="of:=[$PCR.B11]" office:value-type="float" office:value="0" calcext:value-type="float">
            <text:p>0</text:p>
          </table:table-cell>
          <table:table-cell table:style-name="ce113" table:formula="of:=[$PCR.C11]" office:value-type="float" office:value="0" calcext:value-type="float">
            <text:p>0</text:p>
          </table:table-cell>
          <table:table-cell table:style-name="ce113" table:formula="of:=[$PCR.D11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9" calcext:value-type="float">
            <text:p>0.59</text:p>
          </table:table-cell>
          <table:table-cell office:value-type="float" office:value="77711" calcext:value-type="float">
            <text:p>77711</text:p>
          </table:table-cell>
          <table:table-cell office:value-type="float" office:value="6173" calcext:value-type="float">
            <text:p>6173</text:p>
          </table:table-cell>
          <table:table-cell office:value-type="float" office:value="324745" calcext:value-type="float">
            <text:p>324745</text:p>
          </table:table-cell>
          <table:table-cell office:value-type="float" office:value="97120" calcext:value-type="float">
            <text:p>97120</text:p>
          </table:table-cell>
          <table:table-cell table:style-name="ce103" office:value-type="float" office:value="-240747" calcext:value-type="float">
            <text:p>-240747</text:p>
          </table:table-cell>
          <table:table-cell table:style-name="ce113" office:value-type="float" office:value="-1031.05" calcext:value-type="float">
            <text:p>-1031.05</text:p>
          </table:table-cell>
          <table:table-cell office:value-type="float" office:value="31197.75" calcext:value-type="float">
            <text:p>31197.75</text:p>
          </table:table-cell>
          <table:table-cell table:style-name="ce111" table:formula="of:=TRUNC(SUM([.M11]-[.M10])/[.M10]*100; 2)" office:value-type="float" office:value="-3.19" calcext:value-type="float">
            <text:p>-3.19</text:p>
          </table:table-cell>
          <table:table-cell table:number-columns-repeated="50"/>
        </table:table-row>
        <table:table-row table:style-name="ro2">
          <table:table-cell table:style-name="ce100" table:formula="of:=[$PCR.A12]" office:value-type="date" office:date-value="2021-01-25" calcext:value-type="date">
            <text:p>25/01/21</text:p>
          </table:table-cell>
          <table:table-cell table:style-name="ce113" table:formula="of:=[$PCR.B12]" office:value-type="float" office:value="0" calcext:value-type="float">
            <text:p>0</text:p>
          </table:table-cell>
          <table:table-cell table:style-name="ce113" table:formula="of:=[$PCR.C12]" office:value-type="float" office:value="0" calcext:value-type="float">
            <text:p>0</text:p>
          </table:table-cell>
          <table:table-cell table:style-name="ce113" table:formula="of:=[$PCR.D12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67" calcext:value-type="float">
            <text:p>0.67</text:p>
          </table:table-cell>
          <table:table-cell office:value-type="float" office:value="84297" calcext:value-type="float">
            <text:p>84297</text:p>
          </table:table-cell>
          <table:table-cell office:value-type="float" office:value="6586" calcext:value-type="float">
            <text:p>6586</text:p>
          </table:table-cell>
          <table:table-cell office:value-type="float" office:value="-26472" calcext:value-type="float">
            <text:p>-26472</text:p>
          </table:table-cell>
          <table:table-cell office:value-type="float" office:value="28117" calcext:value-type="float">
            <text:p>28117</text:p>
          </table:table-cell>
          <table:table-cell table:style-name="ce103" office:value-type="float" office:value="-186158" calcext:value-type="float">
            <text:p>-186158</text:p>
          </table:table-cell>
          <table:table-cell table:style-name="ce113" office:value-type="float" office:value="-16.6" calcext:value-type="float">
            <text:p>-16.6</text:p>
          </table:table-cell>
          <table:table-cell office:value-type="float" office:value="31181.15" calcext:value-type="float">
            <text:p>31181.15</text:p>
          </table:table-cell>
          <table:table-cell table:style-name="ce111" table:formula="of:=TRUNC(SUM([.M12]-[.M11])/[.M11]*100; 2)" office:value-type="float" office:value="-0.05" calcext:value-type="float">
            <text:p>-0.05</text:p>
          </table:table-cell>
          <table:table-cell table:number-columns-repeated="50"/>
        </table:table-row>
        <table:table-row table:style-name="ro2">
          <table:table-cell table:style-name="ce100" table:formula="of:=[$PCR.A13]" office:value-type="date" office:date-value="2021-01-27" calcext:value-type="date">
            <text:p>27/01/21</text:p>
          </table:table-cell>
          <table:table-cell table:style-name="ce113" table:formula="of:=[$PCR.B13]" office:value-type="float" office:value="0" calcext:value-type="float">
            <text:p>0</text:p>
          </table:table-cell>
          <table:table-cell table:style-name="ce113" table:formula="of:=[$PCR.C13]" office:value-type="float" office:value="0" calcext:value-type="float">
            <text:p>0</text:p>
          </table:table-cell>
          <table:table-cell table:style-name="ce113" table:formula="of:=[$PCR.D13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2" calcext:value-type="float">
            <text:p>0.52</text:p>
          </table:table-cell>
          <table:table-cell office:value-type="float" office:value="82758" calcext:value-type="float">
            <text:p>82758</text:p>
          </table:table-cell>
          <table:table-cell office:value-type="float" office:value="-1539" calcext:value-type="float">
            <text:p>-1539</text:p>
          </table:table-cell>
          <table:table-cell office:value-type="float" office:value="167729" calcext:value-type="float">
            <text:p>167729</text:p>
          </table:table-cell>
          <table:table-cell office:value-type="float" office:value="1193" calcext:value-type="float">
            <text:p>1193</text:p>
          </table:table-cell>
          <table:table-cell table:style-name="ce103" office:value-type="float" office:value="-352694" calcext:value-type="float">
            <text:p>-352694</text:p>
          </table:table-cell>
          <table:table-cell table:style-name="ce113" office:value-type="float" office:value="-852.8" calcext:value-type="float">
            <text:p>-852.8</text:p>
          </table:table-cell>
          <table:table-cell office:value-type="float" office:value="30328.35" calcext:value-type="float">
            <text:p>30328.35</text:p>
          </table:table-cell>
          <table:table-cell table:style-name="ce111" table:formula="of:=TRUNC(SUM([.M13]-[.M12])/[.M12]*100; 2)" office:value-type="float" office:value="-2.73" calcext:value-type="float">
            <text:p>-2.73</text:p>
          </table:table-cell>
          <table:table-cell table:number-columns-repeated="50"/>
        </table:table-row>
        <table:table-row table:style-name="ro2">
          <table:table-cell table:style-name="ce100" table:formula="of:=[$PCR.A14]" office:value-type="date" office:date-value="2021-01-28" calcext:value-type="date">
            <text:p>28/01/21</text:p>
          </table:table-cell>
          <table:table-cell table:style-name="ce113" table:formula="of:=[$PCR.B14]" office:value-type="float" office:value="0" calcext:value-type="float">
            <text:p>0</text:p>
          </table:table-cell>
          <table:table-cell table:style-name="ce113" table:formula="of:=[$PCR.C14]" office:value-type="float" office:value="0" calcext:value-type="float">
            <text:p>0</text:p>
          </table:table-cell>
          <table:table-cell table:style-name="ce113" table:formula="of:=[$PCR.D14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3" calcext:value-type="float">
            <text:p>0.83</text:p>
          </table:table-cell>
          <table:table-cell office:value-type="float" office:value="95986" calcext:value-type="float">
            <text:p>95986</text:p>
          </table:table-cell>
          <table:table-cell office:value-type="float" office:value="13228" calcext:value-type="float">
            <text:p>13228</text:p>
          </table:table-cell>
          <table:table-cell office:value-type="float" office:value="-127338" calcext:value-type="float">
            <text:p>-127338</text:p>
          </table:table-cell>
          <table:table-cell office:value-type="float" office:value="120787" calcext:value-type="float">
            <text:p>120787</text:p>
          </table:table-cell>
          <table:table-cell table:style-name="ce103" office:value-type="float" office:value="-104569" calcext:value-type="float">
            <text:p>-104569</text:p>
          </table:table-cell>
          <table:table-cell table:style-name="ce113" office:value-type="float" office:value="-21.6" calcext:value-type="float">
            <text:p>-21.6</text:p>
          </table:table-cell>
          <table:table-cell office:value-type="float" office:value="30306.75" calcext:value-type="float">
            <text:p>30306.75</text:p>
          </table:table-cell>
          <table:table-cell table:style-name="ce111" table:formula="of:=TRUNC(SUM([.M14]-[.M13])/[.M13]*100; 2)" office:value-type="float" office:value="-0.07" calcext:value-type="float">
            <text:p>-0.07</text:p>
          </table:table-cell>
          <table:table-cell table:number-columns-repeated="50"/>
        </table:table-row>
        <table:table-row table:style-name="ro2">
          <table:table-cell table:style-name="ce100" table:formula="of:=[$PCR.A15]" office:value-type="date" office:date-value="2021-01-29" calcext:value-type="date">
            <text:p>29/01/21</text:p>
          </table:table-cell>
          <table:table-cell table:style-name="ce113" table:formula="of:=[$PCR.B15]" office:value-type="float" office:value="0" calcext:value-type="float">
            <text:p>0</text:p>
          </table:table-cell>
          <table:table-cell table:style-name="ce113" table:formula="of:=[$PCR.C15]" office:value-type="float" office:value="0" calcext:value-type="float">
            <text:p>0</text:p>
          </table:table-cell>
          <table:table-cell table:style-name="ce113" table:formula="of:=[$PCR.D15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4" calcext:value-type="float">
            <text:p>0.84</text:p>
          </table:table-cell>
          <table:table-cell office:value-type="float" office:value="70226" calcext:value-type="float">
            <text:p>70226</text:p>
          </table:table-cell>
          <table:table-cell office:value-type="float" office:value="-1329" calcext:value-type="float">
            <text:p>-1329</text:p>
          </table:table-cell>
          <table:table-cell office:value-type="float" office:value="111238" calcext:value-type="float">
            <text:p>111238</text:p>
          </table:table-cell>
          <table:table-cell office:value-type="float" office:value="103557" calcext:value-type="float">
            <text:p>103557</text:p>
          </table:table-cell>
          <table:table-cell table:style-name="ce103" office:value-type="float" office:value="-39749" calcext:value-type="float">
            <text:p>-39749</text:p>
          </table:table-cell>
          <table:table-cell table:style-name="ce113" office:value-type="float" office:value="372.4" calcext:value-type="float">
            <text:p>372.4</text:p>
          </table:table-cell>
          <table:table-cell office:value-type="float" office:value="30679.15" calcext:value-type="float">
            <text:p>30679.15</text:p>
          </table:table-cell>
          <table:table-cell table:style-name="ce111" table:formula="of:=TRUNC(SUM([.M15]-[.M14])/[.M14]*100; 2)" office:value-type="float" office:value="1.22" calcext:value-type="float">
            <text:p>1.22</text:p>
          </table:table-cell>
          <table:table-cell table:number-columns-repeated="50"/>
        </table:table-row>
        <table:table-row table:style-name="ro2">
          <table:table-cell table:style-name="ce100" table:formula="of:=[$PCR.A16]" office:value-type="date" office:date-value="2021-02-01" calcext:value-type="date">
            <text:p>01/02/21</text:p>
          </table:table-cell>
          <table:table-cell table:style-name="ce113" table:formula="of:=[$PCR.B16]" office:value-type="float" office:value="0" calcext:value-type="float">
            <text:p>0</text:p>
          </table:table-cell>
          <table:table-cell table:style-name="ce113" table:formula="of:=[$PCR.C16]" office:value-type="float" office:value="0" calcext:value-type="float">
            <text:p>0</text:p>
          </table:table-cell>
          <table:table-cell table:style-name="ce113" table:formula="of:=[$PCR.D16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8" calcext:value-type="float">
            <text:p>1.8</text:p>
          </table:table-cell>
          <table:table-cell office:value-type="float" office:value="78663" calcext:value-type="float">
            <text:p>78663</text:p>
          </table:table-cell>
          <table:table-cell office:value-type="float" office:value="8437" calcext:value-type="float">
            <text:p>8437</text:p>
          </table:table-cell>
          <table:table-cell office:value-type="float" office:value="55183" calcext:value-type="float">
            <text:p>55183</text:p>
          </table:table-cell>
          <table:table-cell office:value-type="float" office:value="334243" calcext:value-type="float">
            <text:p>334243</text:p>
          </table:table-cell>
          <table:table-cell table:style-name="ce103" office:value-type="float" office:value="239311" calcext:value-type="float">
            <text:p>239311</text:p>
          </table:table-cell>
          <table:table-cell table:style-name="ce113" office:value-type="float" office:value="2597.15" calcext:value-type="float">
            <text:p>2597.15</text:p>
          </table:table-cell>
          <table:table-cell office:value-type="float" office:value="33276.3" calcext:value-type="float">
            <text:p>33276.3</text:p>
          </table:table-cell>
          <table:table-cell table:style-name="ce111" table:formula="of:=TRUNC(SUM([.M16]-[.M15])/[.M15]*100; 2)" office:value-type="float" office:value="8.46" calcext:value-type="float">
            <text:p>8.46</text:p>
          </table:table-cell>
          <table:table-cell table:number-columns-repeated="50"/>
        </table:table-row>
        <table:table-row table:style-name="ro2">
          <table:table-cell table:style-name="ce100" table:formula="of:=[$PCR.A17]" office:value-type="date" office:date-value="2021-02-02" calcext:value-type="date">
            <text:p>02/02/21</text:p>
          </table:table-cell>
          <table:table-cell table:style-name="ce113" table:formula="of:=[$PCR.B17]" office:value-type="float" office:value="0" calcext:value-type="float">
            <text:p>0</text:p>
          </table:table-cell>
          <table:table-cell table:style-name="ce113" table:formula="of:=[$PCR.C17]" office:value-type="float" office:value="0" calcext:value-type="float">
            <text:p>0</text:p>
          </table:table-cell>
          <table:table-cell table:style-name="ce113" table:formula="of:=[$PCR.D17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57" calcext:value-type="float">
            <text:p>1.57</text:p>
          </table:table-cell>
          <table:table-cell office:value-type="float" office:value="70184" calcext:value-type="float">
            <text:p>70184</text:p>
          </table:table-cell>
          <table:table-cell office:value-type="float" office:value="-8479" calcext:value-type="float">
            <text:p>-8479</text:p>
          </table:table-cell>
          <table:table-cell office:value-type="float" office:value="101499" calcext:value-type="float">
            <text:p>101499</text:p>
          </table:table-cell>
          <table:table-cell office:value-type="float" office:value="88046" calcext:value-type="float">
            <text:p>88046</text:p>
          </table:table-cell>
          <table:table-cell table:style-name="ce103" office:value-type="float" office:value="225858" calcext:value-type="float">
            <text:p>225858</text:p>
          </table:table-cell>
          <table:table-cell table:style-name="ce113" office:value-type="float" office:value="1116.4" calcext:value-type="float">
            <text:p>1116.4</text:p>
          </table:table-cell>
          <table:table-cell office:value-type="float" office:value="34392.7" calcext:value-type="float">
            <text:p>34392.7</text:p>
          </table:table-cell>
          <table:table-cell table:style-name="ce111" table:formula="of:=TRUNC(SUM([.M17]-[.M16])/[.M16]*100; 2)" office:value-type="float" office:value="3.35" calcext:value-type="float">
            <text:p>3.35</text:p>
          </table:table-cell>
          <table:table-cell table:number-columns-repeated="50"/>
        </table:table-row>
        <table:table-row table:style-name="ro2">
          <table:table-cell table:style-name="ce100" table:formula="of:=[$PCR.A18]" office:value-type="date" office:date-value="2021-02-03" calcext:value-type="date">
            <text:p>03/02/21</text:p>
          </table:table-cell>
          <table:table-cell table:style-name="ce113" table:formula="of:=[$PCR.B18]" office:value-type="float" office:value="0" calcext:value-type="float">
            <text:p>0</text:p>
          </table:table-cell>
          <table:table-cell table:style-name="ce113" table:formula="of:=[$PCR.C18]" office:value-type="float" office:value="0" calcext:value-type="float">
            <text:p>0</text:p>
          </table:table-cell>
          <table:table-cell table:style-name="ce113" table:formula="of:=[$PCR.D18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6" calcext:value-type="float">
            <text:p>1.6</text:p>
          </table:table-cell>
          <table:table-cell office:value-type="float" office:value="77959" calcext:value-type="float">
            <text:p>77959</text:p>
          </table:table-cell>
          <table:table-cell office:value-type="float" office:value="7775" calcext:value-type="float">
            <text:p>7775</text:p>
          </table:table-cell>
          <table:table-cell office:value-type="float" office:value="25642" calcext:value-type="float">
            <text:p>25642</text:p>
          </table:table-cell>
          <table:table-cell office:value-type="float" office:value="55656" calcext:value-type="float">
            <text:p>55656</text:p>
          </table:table-cell>
          <table:table-cell table:style-name="ce103" office:value-type="float" office:value="255872" calcext:value-type="float">
            <text:p>255872</text:p>
          </table:table-cell>
          <table:table-cell table:style-name="ce113" office:value-type="float" office:value="449.05" calcext:value-type="float">
            <text:p>449.05</text:p>
          </table:table-cell>
          <table:table-cell office:value-type="float" office:value="34841.75" calcext:value-type="float">
            <text:p>34841.75</text:p>
          </table:table-cell>
          <table:table-cell table:style-name="ce111" table:formula="of:=TRUNC(SUM([.M18]-[.M17])/[.M17]*100; 2)" office:value-type="float" office:value="1.3" calcext:value-type="float">
            <text:p>1.3</text:p>
          </table:table-cell>
          <table:table-cell table:number-columns-repeated="50"/>
        </table:table-row>
        <table:table-row table:style-name="ro2">
          <table:table-cell table:style-name="ce100" table:formula="of:=[$PCR.A19]" office:value-type="date" office:date-value="2021-02-04" calcext:value-type="date">
            <text:p>04/02/21</text:p>
          </table:table-cell>
          <table:table-cell table:style-name="ce113" table:formula="of:=[$PCR.B19]" office:value-type="float" office:value="0" calcext:value-type="float">
            <text:p>0</text:p>
          </table:table-cell>
          <table:table-cell table:style-name="ce113" table:formula="of:=[$PCR.C19]" office:value-type="float" office:value="0" calcext:value-type="float">
            <text:p>0</text:p>
          </table:table-cell>
          <table:table-cell table:style-name="ce113" table:formula="of:=[$PCR.D19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78" calcext:value-type="float">
            <text:p>1.78</text:p>
          </table:table-cell>
          <table:table-cell office:value-type="float" office:value="76379" calcext:value-type="float">
            <text:p>76379</text:p>
          </table:table-cell>
          <table:table-cell office:value-type="float" office:value="-1580" calcext:value-type="float">
            <text:p>-1580</text:p>
          </table:table-cell>
          <table:table-cell office:value-type="float" office:value="-29894" calcext:value-type="float">
            <text:p>-29894</text:p>
          </table:table-cell>
          <table:table-cell office:value-type="float" office:value="22720" calcext:value-type="float">
            <text:p>22720</text:p>
          </table:table-cell>
          <table:table-cell table:style-name="ce103" office:value-type="float" office:value="308486" calcext:value-type="float">
            <text:p>308486</text:p>
          </table:table-cell>
          <table:table-cell table:style-name="ce113" office:value-type="float" office:value="510.3" calcext:value-type="float">
            <text:p>510.3</text:p>
          </table:table-cell>
          <table:table-cell office:value-type="float" office:value="35352.05" calcext:value-type="float">
            <text:p>35352.05</text:p>
          </table:table-cell>
          <table:table-cell table:style-name="ce111" table:formula="of:=TRUNC(SUM([.M19]-[.M18])/[.M18]*100; 2)" office:value-type="float" office:value="1.46" calcext:value-type="float">
            <text:p>1.46</text:p>
          </table:table-cell>
          <table:table-cell table:number-columns-repeated="50"/>
        </table:table-row>
        <table:table-row table:style-name="ro2">
          <table:table-cell table:style-name="ce100" table:formula="of:=[$PCR.A20]" office:value-type="date" office:date-value="2021-02-05" calcext:value-type="date">
            <text:p>05/02/21</text:p>
          </table:table-cell>
          <table:table-cell table:style-name="ce113" table:formula="of:=[$PCR.B20]" office:value-type="float" office:value="0" calcext:value-type="float">
            <text:p>0</text:p>
          </table:table-cell>
          <table:table-cell table:style-name="ce113" table:formula="of:=[$PCR.C20]" office:value-type="float" office:value="0" calcext:value-type="float">
            <text:p>0</text:p>
          </table:table-cell>
          <table:table-cell table:style-name="ce113" table:formula="of:=[$PCR.D20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15" calcext:value-type="float">
            <text:p>1.15</text:p>
          </table:table-cell>
          <table:table-cell office:value-type="float" office:value="76566" calcext:value-type="float">
            <text:p>76566</text:p>
          </table:table-cell>
          <table:table-cell office:value-type="float" office:value="187" calcext:value-type="float">
            <text:p>187</text:p>
          </table:table-cell>
          <table:table-cell office:value-type="float" office:value="143800" calcext:value-type="float">
            <text:p>143800</text:p>
          </table:table-cell>
          <table:table-cell office:value-type="float" office:value="147582" calcext:value-type="float">
            <text:p>147582</text:p>
          </table:table-cell>
          <table:table-cell table:style-name="ce103" office:value-type="float" office:value="43827" calcext:value-type="float">
            <text:p>43827</text:p>
          </table:table-cell>
          <table:table-cell table:style-name="ce113" office:value-type="float" office:value="313.9" calcext:value-type="float">
            <text:p>313.9</text:p>
          </table:table-cell>
          <table:table-cell office:value-type="float" office:value="35665.95" calcext:value-type="float">
            <text:p>35665.95</text:p>
          </table:table-cell>
          <table:table-cell table:style-name="ce111" table:formula="of:=TRUNC(SUM([.M20]-[.M19])/[.M19]*100; 2)" office:value-type="float" office:value="0.88" calcext:value-type="float">
            <text:p>0.88</text:p>
          </table:table-cell>
          <table:table-cell table:number-columns-repeated="50"/>
        </table:table-row>
        <table:table-row table:style-name="ro2">
          <table:table-cell table:style-name="ce100" table:formula="of:=[$PCR.A21]" office:value-type="date" office:date-value="2021-02-08" calcext:value-type="date">
            <text:p>08/02/21</text:p>
          </table:table-cell>
          <table:table-cell table:style-name="ce113" table:formula="of:=[$PCR.B21]" office:value-type="float" office:value="0" calcext:value-type="float">
            <text:p>0</text:p>
          </table:table-cell>
          <table:table-cell table:style-name="ce113" table:formula="of:=[$PCR.C21]" office:value-type="float" office:value="0" calcext:value-type="float">
            <text:p>0</text:p>
          </table:table-cell>
          <table:table-cell table:style-name="ce113" table:formula="of:=[$PCR.D21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98" calcext:value-type="float">
            <text:p>0.98</text:p>
          </table:table-cell>
          <table:table-cell office:value-type="float" office:value="70540" calcext:value-type="float">
            <text:p>70540</text:p>
          </table:table-cell>
          <table:table-cell office:value-type="float" office:value="-6026" calcext:value-type="float">
            <text:p>-6026</text:p>
          </table:table-cell>
          <table:table-cell office:value-type="float" office:value="120617" calcext:value-type="float">
            <text:p>120617</text:p>
          </table:table-cell>
          <table:table-cell office:value-type="float" office:value="70672" calcext:value-type="float">
            <text:p>70672</text:p>
          </table:table-cell>
          <table:table-cell table:style-name="ce103" office:value-type="float" office:value="-6118" calcext:value-type="float">
            <text:p>-6118</text:p>
          </table:table-cell>
          <table:table-cell table:style-name="ce113" office:value-type="float" office:value="347.85" calcext:value-type="float">
            <text:p>347.85</text:p>
          </table:table-cell>
          <table:table-cell table:style-name="Default" office:value-type="float" office:value="36013.8" calcext:value-type="float">
            <text:p>36013.8</text:p>
          </table:table-cell>
          <table:table-cell table:style-name="ce111" table:formula="of:=TRUNC(SUM([.M21]-[.M20])/[.M20]*100; 2)" office:value-type="float" office:value="0.97" calcext:value-type="float">
            <text:p>0.97</text:p>
          </table:table-cell>
          <table:table-cell table:number-columns-repeated="50"/>
        </table:table-row>
        <table:table-row table:style-name="ro2">
          <table:table-cell table:style-name="ce100" table:formula="of:=[$PCR.A22]" office:value-type="date" office:date-value="2021-02-09" calcext:value-type="date">
            <text:p>09/02/21</text:p>
          </table:table-cell>
          <table:table-cell table:style-name="ce113" table:formula="of:=[$PCR.B22]" office:value-type="float" office:value="0" calcext:value-type="float">
            <text:p>0</text:p>
          </table:table-cell>
          <table:table-cell table:style-name="ce113" table:formula="of:=[$PCR.C22]" office:value-type="float" office:value="0" calcext:value-type="float">
            <text:p>0</text:p>
          </table:table-cell>
          <table:table-cell table:style-name="ce113" table:formula="of:=[$PCR.D22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01" calcext:value-type="float">
            <text:p>1.01</text:p>
          </table:table-cell>
          <table:table-cell office:value-type="float" office:value="70787" calcext:value-type="float">
            <text:p>70787</text:p>
          </table:table-cell>
          <table:table-cell office:value-type="float" office:value="247" calcext:value-type="float">
            <text:p>247</text:p>
          </table:table-cell>
          <table:table-cell office:value-type="float" office:value="38298" calcext:value-type="float">
            <text:p>38298</text:p>
          </table:table-cell>
          <table:table-cell office:value-type="float" office:value="49457" calcext:value-type="float">
            <text:p>49457</text:p>
          </table:table-cell>
          <table:table-cell table:style-name="ce103" office:value-type="float" office:value="5041" calcext:value-type="float">
            <text:p>5041</text:p>
          </table:table-cell>
          <table:table-cell table:style-name="ce113" office:value-type="float" office:value="32.15" calcext:value-type="float">
            <text:p>32.15</text:p>
          </table:table-cell>
          <table:table-cell office:value-type="float" office:value="36045.95" calcext:value-type="float">
            <text:p>36045.95</text:p>
          </table:table-cell>
          <table:table-cell table:style-name="ce111" table:formula="of:=TRUNC(SUM([.M22]-[.M21])/[.M21]*100; 2)" office:value-type="float" office:value="0.08" calcext:value-type="float">
            <text:p>0.08</text:p>
          </table:table-cell>
          <table:table-cell table:number-columns-repeated="50"/>
        </table:table-row>
        <table:table-row table:style-name="ro2">
          <table:table-cell table:style-name="ce100" table:formula="of:=[$PCR.A23]" office:value-type="date" office:date-value="2021-02-10" calcext:value-type="date">
            <text:p>10/02/21</text:p>
          </table:table-cell>
          <table:table-cell table:style-name="ce113" table:formula="of:=[$PCR.B23]" office:value-type="float" office:value="0" calcext:value-type="float">
            <text:p>0</text:p>
          </table:table-cell>
          <table:table-cell table:style-name="ce113" table:formula="of:=[$PCR.C23]" office:value-type="float" office:value="0" calcext:value-type="float">
            <text:p>0</text:p>
          </table:table-cell>
          <table:table-cell table:style-name="ce113" table:formula="of:=[$PCR.D23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6" calcext:value-type="float">
            <text:p>0.86</text:p>
          </table:table-cell>
          <table:table-cell office:value-type="float" office:value="68552" calcext:value-type="float">
            <text:p>68552</text:p>
          </table:table-cell>
          <table:table-cell office:value-type="float" office:value="-2235" calcext:value-type="float">
            <text:p>-2235</text:p>
          </table:table-cell>
          <table:table-cell office:value-type="float" office:value="71430" calcext:value-type="float">
            <text:p>71430</text:p>
          </table:table-cell>
          <table:table-cell office:value-type="float" office:value="-7597" calcext:value-type="float">
            <text:p>-7597</text:p>
          </table:table-cell>
          <table:table-cell table:style-name="ce103" office:value-type="float" office:value="-73986" calcext:value-type="float">
            <text:p>-73986</text:p>
          </table:table-cell>
          <table:table-cell table:style-name="ce113" office:value-type="float" office:value="-170.55" calcext:value-type="float">
            <text:p>-170.55</text:p>
          </table:table-cell>
          <table:table-cell office:value-type="float" office:value="35875.4" calcext:value-type="float">
            <text:p>35875.4</text:p>
          </table:table-cell>
          <table:table-cell table:style-name="ce111" table:formula="of:=TRUNC(SUM([.M23]-[.M22])/[.M22]*100; 2)" office:value-type="float" office:value="-0.47" calcext:value-type="float">
            <text:p>-0.47</text:p>
          </table:table-cell>
          <table:table-cell table:number-columns-repeated="50"/>
        </table:table-row>
        <table:table-row table:style-name="ro2">
          <table:table-cell table:style-name="ce100" table:formula="of:=[$PCR.A24]" office:value-type="date" office:date-value="2021-02-11" calcext:value-type="date">
            <text:p>11/02/21</text:p>
          </table:table-cell>
          <table:table-cell table:style-name="ce113" table:formula="of:=[$PCR.B24]" office:value-type="float" office:value="0" calcext:value-type="float">
            <text:p>0</text:p>
          </table:table-cell>
          <table:table-cell table:style-name="ce113" table:formula="of:=[$PCR.C24]" office:value-type="float" office:value="0" calcext:value-type="float">
            <text:p>0</text:p>
          </table:table-cell>
          <table:table-cell table:style-name="ce113" table:formula="of:=[$PCR.D24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6" calcext:value-type="float">
            <text:p>0.86</text:p>
          </table:table-cell>
          <table:table-cell office:value-type="float" office:value="71386" calcext:value-type="float">
            <text:p>71386</text:p>
          </table:table-cell>
          <table:table-cell office:value-type="float" office:value="2834" calcext:value-type="float">
            <text:p>2834</text:p>
          </table:table-cell>
          <table:table-cell office:value-type="float" office:value="67580" calcext:value-type="float">
            <text:p>67580</text:p>
          </table:table-cell>
          <table:table-cell office:value-type="float" office:value="58344" calcext:value-type="float">
            <text:p>58344</text:p>
          </table:table-cell>
          <table:table-cell table:style-name="ce103" office:value-type="float" office:value="-83222" calcext:value-type="float">
            <text:p>-83222</text:p>
          </table:table-cell>
          <table:table-cell table:style-name="ce113" office:value-type="float" office:value="-66.65" calcext:value-type="float">
            <text:p>-66.65</text:p>
          </table:table-cell>
          <table:table-cell office:value-type="float" office:value="35808.75" calcext:value-type="float">
            <text:p>35808.75</text:p>
          </table:table-cell>
          <table:table-cell table:style-name="ce111" table:formula="of:=TRUNC(SUM([.M24]-[.M23])/[.M23]*100; 2)" office:value-type="float" office:value="-0.18" calcext:value-type="float">
            <text:p>-0.18</text:p>
          </table:table-cell>
          <table:table-cell table:number-columns-repeated="50"/>
        </table:table-row>
        <table:table-row table:style-name="ro2">
          <table:table-cell table:style-name="ce100" table:formula="of:=[$PCR.A25]" office:value-type="date" office:date-value="2021-02-12" calcext:value-type="date">
            <text:p>12/02/21</text:p>
          </table:table-cell>
          <table:table-cell table:style-name="ce113" table:formula="of:=[$PCR.B25]" office:value-type="float" office:value="0" calcext:value-type="float">
            <text:p>0</text:p>
          </table:table-cell>
          <table:table-cell table:style-name="ce113" table:formula="of:=[$PCR.C25]" office:value-type="float" office:value="0" calcext:value-type="float">
            <text:p>0</text:p>
          </table:table-cell>
          <table:table-cell table:style-name="ce113" table:formula="of:=[$PCR.D25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06" calcext:value-type="float">
            <text:p>1.06</text:p>
          </table:table-cell>
          <table:table-cell office:value-type="float" office:value="78053" calcext:value-type="float">
            <text:p>78053</text:p>
          </table:table-cell>
          <table:table-cell office:value-type="float" office:value="6667" calcext:value-type="float">
            <text:p>6667</text:p>
          </table:table-cell>
          <table:table-cell office:value-type="float" office:value="138955" calcext:value-type="float">
            <text:p>138955</text:p>
          </table:table-cell>
          <table:table-cell office:value-type="float" office:value="174919" calcext:value-type="float">
            <text:p>174919</text:p>
          </table:table-cell>
          <table:table-cell table:style-name="ce103" office:value-type="float" office:value="17291" calcext:value-type="float">
            <text:p>17291</text:p>
          </table:table-cell>
          <table:table-cell table:style-name="ce113" office:value-type="float" office:value="325.05" calcext:value-type="float">
            <text:p>325.05</text:p>
          </table:table-cell>
          <table:table-cell office:value-type="float" office:value="36133.8" calcext:value-type="float">
            <text:p>36133.8</text:p>
          </table:table-cell>
          <table:table-cell table:style-name="ce111" table:formula="of:=TRUNC(SUM([.M25]-[.M24])/[.M24]*100; 2)" office:value-type="float" office:value="0.9" calcext:value-type="float">
            <text:p>0.9</text:p>
          </table:table-cell>
          <table:table-cell table:number-columns-repeated="50"/>
        </table:table-row>
        <table:table-row table:style-name="ro2">
          <table:table-cell table:style-name="ce100" table:formula="of:=[$PCR.A26]" office:value-type="date" office:date-value="2021-02-15" calcext:value-type="date">
            <text:p>15/02/21</text:p>
          </table:table-cell>
          <table:table-cell table:style-name="ce113" table:formula="of:=[$PCR.B26]" office:value-type="float" office:value="0" calcext:value-type="float">
            <text:p>0</text:p>
          </table:table-cell>
          <table:table-cell table:style-name="ce113" table:formula="of:=[$PCR.C26]" office:value-type="float" office:value="0" calcext:value-type="float">
            <text:p>0</text:p>
          </table:table-cell>
          <table:table-cell table:style-name="ce113" table:formula="of:=[$PCR.D26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71" calcext:value-type="float">
            <text:p>1.71</text:p>
          </table:table-cell>
          <table:table-cell office:value-type="float" office:value="88479" calcext:value-type="float">
            <text:p>88479</text:p>
          </table:table-cell>
          <table:table-cell office:value-type="float" office:value="10426" calcext:value-type="float">
            <text:p>10426</text:p>
          </table:table-cell>
          <table:table-cell office:value-type="float" office:value="-5449" calcext:value-type="float">
            <text:p>-5449</text:p>
          </table:table-cell>
          <table:table-cell office:value-type="float" office:value="173606" calcext:value-type="float">
            <text:p>173606</text:p>
          </table:table-cell>
          <table:table-cell table:style-name="ce103" office:value-type="float" office:value="196346" calcext:value-type="float">
            <text:p>196346</text:p>
          </table:table-cell>
          <table:table-cell table:style-name="ce113" office:value-type="float" office:value="1268.85" calcext:value-type="float">
            <text:p>1268.85</text:p>
          </table:table-cell>
          <table:table-cell office:value-type="float" office:value="37402.65" calcext:value-type="float">
            <text:p>37402.65</text:p>
          </table:table-cell>
          <table:table-cell table:style-name="ce111" table:formula="of:=TRUNC(SUM([.M26]-[.M25])/[.M25]*100; 2)" office:value-type="float" office:value="3.51" calcext:value-type="float">
            <text:p>3.51</text:p>
          </table:table-cell>
          <table:table-cell table:number-columns-repeated="50"/>
        </table:table-row>
        <table:table-row table:style-name="ro2">
          <table:table-cell table:style-name="ce100" table:formula="of:=[$PCR.A27]" office:value-type="date" office:date-value="2021-02-16" calcext:value-type="date">
            <text:p>16/02/21</text:p>
          </table:table-cell>
          <table:table-cell table:style-name="ce113" table:formula="of:=[$PCR.B27]" office:value-type="float" office:value="0" calcext:value-type="float">
            <text:p>0</text:p>
          </table:table-cell>
          <table:table-cell table:style-name="ce113" table:formula="of:=[$PCR.C27]" office:value-type="float" office:value="0" calcext:value-type="float">
            <text:p>0</text:p>
          </table:table-cell>
          <table:table-cell table:style-name="ce113" table:formula="of:=[$PCR.D27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93" calcext:value-type="float">
            <text:p>0.93</text:p>
          </table:table-cell>
          <table:table-cell office:value-type="float" office:value="77371" calcext:value-type="float">
            <text:p>77371</text:p>
          </table:table-cell>
          <table:table-cell office:value-type="float" office:value="-11108" calcext:value-type="float">
            <text:p>-11108</text:p>
          </table:table-cell>
          <table:table-cell office:value-type="float" office:value="181044" calcext:value-type="float">
            <text:p>181044</text:p>
          </table:table-cell>
          <table:table-cell office:value-type="float" office:value="-45271" calcext:value-type="float">
            <text:p>-45271</text:p>
          </table:table-cell>
          <table:table-cell table:style-name="ce103" office:value-type="float" office:value="-29969" calcext:value-type="float">
            <text:p>-29969</text:p>
          </table:table-cell>
          <table:table-cell table:style-name="ce113" office:value-type="float" office:value="-184.5" calcext:value-type="float">
            <text:p>-184.5</text:p>
          </table:table-cell>
          <table:table-cell office:value-type="float" office:value="37218.15" calcext:value-type="float">
            <text:p>37218.15</text:p>
          </table:table-cell>
          <table:table-cell table:style-name="ce111" table:formula="of:=TRUNC(SUM([.M27]-[.M26])/[.M26]*100; 2)" office:value-type="float" office:value="-0.49" calcext:value-type="float">
            <text:p>-0.49</text:p>
          </table:table-cell>
          <table:table-cell table:number-columns-repeated="50"/>
        </table:table-row>
        <table:table-row table:style-name="ro2">
          <table:table-cell table:style-name="ce100" table:formula="of:=[$PCR.A28]" office:value-type="date" office:date-value="2021-02-17" calcext:value-type="date">
            <text:p>17/02/21</text:p>
          </table:table-cell>
          <table:table-cell table:style-name="ce113" table:formula="of:=[$PCR.B28]" office:value-type="float" office:value="0" calcext:value-type="float">
            <text:p>0</text:p>
          </table:table-cell>
          <table:table-cell table:style-name="ce113" table:formula="of:=[$PCR.C28]" office:value-type="float" office:value="0" calcext:value-type="float">
            <text:p>0</text:p>
          </table:table-cell>
          <table:table-cell table:style-name="ce113" table:formula="of:=[$PCR.D28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91" calcext:value-type="float">
            <text:p>0.91</text:p>
          </table:table-cell>
          <table:table-cell office:value-type="float" office:value="70615" calcext:value-type="float">
            <text:p>70615</text:p>
          </table:table-cell>
          <table:table-cell office:value-type="float" office:value="-6756" calcext:value-type="float">
            <text:p>-6756</text:p>
          </table:table-cell>
          <table:table-cell office:value-type="float" office:value="45391" calcext:value-type="float">
            <text:p>45391</text:p>
          </table:table-cell>
          <table:table-cell office:value-type="float" office:value="28770" calcext:value-type="float">
            <text:p>28770</text:p>
          </table:table-cell>
          <table:table-cell table:style-name="ce103" office:value-type="float" office:value="-46590" calcext:value-type="float">
            <text:p>-46590</text:p>
          </table:table-cell>
          <table:table-cell table:style-name="ce113" office:value-type="float" office:value="-242.15" calcext:value-type="float">
            <text:p>-242.15</text:p>
          </table:table-cell>
          <table:table-cell office:value-type="float" office:value="36976" calcext:value-type="float">
            <text:p>36976</text:p>
          </table:table-cell>
          <table:table-cell table:style-name="ce111" table:formula="of:=TRUNC(SUM([.M28]-[.M27])/[.M27]*100; 2)" office:value-type="float" office:value="-0.65" calcext:value-type="float">
            <text:p>-0.65</text:p>
          </table:table-cell>
          <table:table-cell table:number-columns-repeated="50"/>
        </table:table-row>
        <table:table-row table:style-name="ro2">
          <table:table-cell table:style-name="ce100" table:formula="of:=[$PCR.A29]" office:value-type="date" office:date-value="2021-02-18" calcext:value-type="date">
            <text:p>18/02/21</text:p>
          </table:table-cell>
          <table:table-cell table:style-name="ce113" table:formula="of:=[$PCR.B29]" office:value-type="float" office:value="0" calcext:value-type="float">
            <text:p>0</text:p>
          </table:table-cell>
          <table:table-cell table:style-name="ce113" table:formula="of:=[$PCR.C29]" office:value-type="float" office:value="0" calcext:value-type="float">
            <text:p>0</text:p>
          </table:table-cell>
          <table:table-cell table:style-name="ce113" table:formula="of:=[$PCR.D29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9" calcext:value-type="float">
            <text:p>0.89</text:p>
          </table:table-cell>
          <table:table-cell office:value-type="float" office:value="73094" calcext:value-type="float">
            <text:p>73094</text:p>
          </table:table-cell>
          <table:table-cell office:value-type="float" office:value="2479" calcext:value-type="float">
            <text:p>2479</text:p>
          </table:table-cell>
          <table:table-cell office:value-type="float" office:value="16394" calcext:value-type="float">
            <text:p>16394</text:p>
          </table:table-cell>
          <table:table-cell office:value-type="float" office:value="6870" calcext:value-type="float">
            <text:p>6870</text:p>
          </table:table-cell>
          <table:table-cell table:style-name="ce103" office:value-type="float" office:value="-56114" calcext:value-type="float">
            <text:p>-56114</text:p>
          </table:table-cell>
          <table:table-cell table:style-name="ce113" office:value-type="float" office:value="-372.7" calcext:value-type="float">
            <text:p>-372.7</text:p>
          </table:table-cell>
          <table:table-cell office:value-type="float" office:value="36603.3" calcext:value-type="float">
            <text:p>36603.3</text:p>
          </table:table-cell>
          <table:table-cell table:style-name="ce111" table:formula="of:=TRUNC(SUM([.M29]-[.M28])/[.M28]*100; 2)" office:value-type="float" office:value="-1" calcext:value-type="float">
            <text:p>-1</text:p>
          </table:table-cell>
          <table:table-cell table:number-columns-repeated="50"/>
        </table:table-row>
        <table:table-row table:style-name="ro2">
          <table:table-cell table:style-name="ce100" table:formula="of:=[$PCR.A30]" office:value-type="date" office:date-value="2021-02-19" calcext:value-type="date">
            <text:p>19/02/21</text:p>
          </table:table-cell>
          <table:table-cell table:style-name="ce113" table:formula="of:=[$PCR.B30]" office:value-type="float" office:value="0" calcext:value-type="float">
            <text:p>0</text:p>
          </table:table-cell>
          <table:table-cell table:style-name="ce113" table:formula="of:=[$PCR.C30]" office:value-type="float" office:value="0" calcext:value-type="float">
            <text:p>0</text:p>
          </table:table-cell>
          <table:table-cell table:style-name="ce113" table:formula="of:=[$PCR.D30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73" calcext:value-type="float">
            <text:p>0.73</text:p>
          </table:table-cell>
          <table:table-cell office:value-type="float" office:value="73473" calcext:value-type="float">
            <text:p>73473</text:p>
          </table:table-cell>
          <table:table-cell office:value-type="float" office:value="379" calcext:value-type="float">
            <text:p>379</text:p>
          </table:table-cell>
          <table:table-cell office:value-type="float" office:value="151108" calcext:value-type="float">
            <text:p>151108</text:p>
          </table:table-cell>
          <table:table-cell office:value-type="float" office:value="90010" calcext:value-type="float">
            <text:p>90010</text:p>
          </table:table-cell>
          <table:table-cell table:style-name="ce103" office:value-type="float" office:value="-123203" calcext:value-type="float">
            <text:p>-123203</text:p>
          </table:table-cell>
          <table:table-cell table:style-name="ce113" office:value-type="float" office:value="-753.5" calcext:value-type="float">
            <text:p>-753.5</text:p>
          </table:table-cell>
          <table:table-cell office:value-type="float" office:value="35849.8" calcext:value-type="float">
            <text:p>35849.8</text:p>
          </table:table-cell>
          <table:table-cell table:style-name="ce111" table:formula="of:=TRUNC(SUM([.M30]-[.M29])/[.M29]*100; 2)" office:value-type="float" office:value="-2.05" calcext:value-type="float">
            <text:p>-2.05</text:p>
          </table:table-cell>
          <table:table-cell table:number-columns-repeated="50"/>
        </table:table-row>
        <table:table-row table:style-name="ro2">
          <table:table-cell table:style-name="ce100" table:formula="of:=[$PCR.A31]" office:value-type="date" office:date-value="2021-02-22" calcext:value-type="date">
            <text:p>22/02/21</text:p>
          </table:table-cell>
          <table:table-cell table:style-name="ce113" table:formula="of:=[$PCR.B31]" office:value-type="float" office:value="0" calcext:value-type="float">
            <text:p>0</text:p>
          </table:table-cell>
          <table:table-cell table:style-name="ce113" table:formula="of:=[$PCR.C31]" office:value-type="float" office:value="0" calcext:value-type="float">
            <text:p>0</text:p>
          </table:table-cell>
          <table:table-cell table:style-name="ce113" table:formula="of:=[$PCR.D31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65" calcext:value-type="float">
            <text:p>0.65</text:p>
          </table:table-cell>
          <table:table-cell office:value-type="float" office:value="72250" calcext:value-type="float">
            <text:p>72250</text:p>
          </table:table-cell>
          <table:table-cell office:value-type="float" office:value="-1223" calcext:value-type="float">
            <text:p>-1223</text:p>
          </table:table-cell>
          <table:table-cell office:value-type="float" office:value="109438" calcext:value-type="float">
            <text:p>109438</text:p>
          </table:table-cell>
          <table:table-cell office:value-type="float" office:value="34100" calcext:value-type="float">
            <text:p>34100</text:p>
          </table:table-cell>
          <table:table-cell table:style-name="ce103" office:value-type="float" office:value="-198541" calcext:value-type="float">
            <text:p>-198541</text:p>
          </table:table-cell>
          <table:table-cell table:style-name="ce113" office:value-type="float" office:value="-595.25" calcext:value-type="float">
            <text:p>-595.25</text:p>
          </table:table-cell>
          <table:table-cell office:value-type="float" office:value="35254.55" calcext:value-type="float">
            <text:p>35254.55</text:p>
          </table:table-cell>
          <table:table-cell table:style-name="ce111" table:formula="of:=TRUNC(SUM([.M31]-[.M30])/[.M30]*100; 2)" office:value-type="float" office:value="-1.66" calcext:value-type="float">
            <text:p>-1.66</text:p>
          </table:table-cell>
          <table:table-cell table:number-columns-repeated="50"/>
        </table:table-row>
        <table:table-row table:style-name="ro2">
          <table:table-cell table:style-name="ce100" table:formula="of:=[$PCR.A32]" office:value-type="date" office:date-value="2021-02-23" calcext:value-type="date">
            <text:p>23/02/21</text:p>
          </table:table-cell>
          <table:table-cell table:style-name="ce113" table:formula="of:=[$PCR.B32]" office:value-type="float" office:value="0" calcext:value-type="float">
            <text:p>0</text:p>
          </table:table-cell>
          <table:table-cell table:style-name="ce113" table:formula="of:=[$PCR.C32]" office:value-type="float" office:value="0" calcext:value-type="float">
            <text:p>0</text:p>
          </table:table-cell>
          <table:table-cell table:style-name="ce113" table:formula="of:=[$PCR.D32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67" calcext:value-type="float">
            <text:p>0.67</text:p>
          </table:table-cell>
          <table:table-cell office:value-type="float" office:value="74527" calcext:value-type="float">
            <text:p>74527</text:p>
          </table:table-cell>
          <table:table-cell office:value-type="float" office:value="2277" calcext:value-type="float">
            <text:p>2277</text:p>
          </table:table-cell>
          <table:table-cell office:value-type="float" office:value="26250" calcext:value-type="float">
            <text:p>26250</text:p>
          </table:table-cell>
          <table:table-cell office:value-type="float" office:value="26027" calcext:value-type="float">
            <text:p>26027</text:p>
          </table:table-cell>
          <table:table-cell table:style-name="ce103" office:value-type="float" office:value="-198764" calcext:value-type="float">
            <text:p>-198764</text:p>
          </table:table-cell>
          <table:table-cell table:style-name="ce113" office:value-type="float" office:value="-134.7" calcext:value-type="float">
            <text:p>-134.7</text:p>
          </table:table-cell>
          <table:table-cell office:value-type="float" office:value="35119.85" calcext:value-type="float">
            <text:p>35119.85</text:p>
          </table:table-cell>
          <table:table-cell table:style-name="ce111" table:formula="of:=TRUNC(SUM([.M32]-[.M31])/[.M31]*100; 2)" office:value-type="float" office:value="-0.38" calcext:value-type="float">
            <text:p>-0.38</text:p>
          </table:table-cell>
          <table:table-cell table:number-columns-repeated="50"/>
        </table:table-row>
        <table:table-row table:style-name="ro2">
          <table:table-cell table:style-name="ce100" table:formula="of:=[$PCR.A33]" office:value-type="date" office:date-value="2021-02-24" calcext:value-type="date">
            <text:p>24/02/21</text:p>
          </table:table-cell>
          <table:table-cell table:style-name="ce113" table:formula="of:=[$PCR.B33]" office:value-type="float" office:value="0" calcext:value-type="float">
            <text:p>0</text:p>
          </table:table-cell>
          <table:table-cell table:style-name="ce113" table:formula="of:=[$PCR.C33]" office:value-type="float" office:value="0" calcext:value-type="float">
            <text:p>0</text:p>
          </table:table-cell>
          <table:table-cell table:style-name="ce113" table:formula="of:=[$PCR.D33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23" calcext:value-type="float">
            <text:p>1.23</text:p>
          </table:table-cell>
          <table:table-cell office:value-type="float" office:value="80161" calcext:value-type="float">
            <text:p>80161</text:p>
          </table:table-cell>
          <table:table-cell office:value-type="float" office:value="5634" calcext:value-type="float">
            <text:p>5634</text:p>
          </table:table-cell>
          <table:table-cell office:value-type="float" office:value="-141893" calcext:value-type="float">
            <text:p>-141893</text:p>
          </table:table-cell>
          <table:table-cell office:value-type="float" office:value="161633" calcext:value-type="float">
            <text:p>161633</text:p>
          </table:table-cell>
          <table:table-cell table:style-name="ce103" office:value-type="float" office:value="104762" calcext:value-type="float">
            <text:p>104762</text:p>
          </table:table-cell>
          <table:table-cell table:style-name="ce113" office:value-type="float" office:value="1348.85" calcext:value-type="float">
            <text:p>1348.85</text:p>
          </table:table-cell>
          <table:table-cell office:value-type="float" office:value="36468.7" calcext:value-type="float">
            <text:p>36468.7</text:p>
          </table:table-cell>
          <table:table-cell table:style-name="ce111" table:formula="of:=TRUNC(SUM([.M33]-[.M32])/[.M32]*100; 2)" office:value-type="float" office:value="3.84" calcext:value-type="float">
            <text:p>3.84</text:p>
          </table:table-cell>
          <table:table-cell table:number-columns-repeated="50"/>
        </table:table-row>
        <table:table-row table:style-name="ro2">
          <table:table-cell table:style-name="ce100" table:formula="of:=[$PCR.A34]" office:value-type="date" office:date-value="2021-02-25" calcext:value-type="date">
            <text:p>25/02/21</text:p>
          </table:table-cell>
          <table:table-cell table:style-name="ce113" table:formula="of:=[$PCR.B34]" office:value-type="float" office:value="0" calcext:value-type="float">
            <text:p>0</text:p>
          </table:table-cell>
          <table:table-cell table:style-name="ce113" table:formula="of:=[$PCR.C34]" office:value-type="float" office:value="0" calcext:value-type="float">
            <text:p>0</text:p>
          </table:table-cell>
          <table:table-cell table:style-name="ce113" table:formula="of:=[$PCR.D34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04" calcext:value-type="float">
            <text:p>1.04</text:p>
          </table:table-cell>
          <table:table-cell office:value-type="float" office:value="72139" calcext:value-type="float">
            <text:p>72139</text:p>
          </table:table-cell>
          <table:table-cell office:value-type="float" office:value="-8022" calcext:value-type="float">
            <text:p>-8022</text:p>
          </table:table-cell>
          <table:table-cell office:value-type="float" office:value="86167" calcext:value-type="float">
            <text:p>86167</text:p>
          </table:table-cell>
          <table:table-cell office:value-type="float" office:value="1638" calcext:value-type="float">
            <text:p>1638</text:p>
          </table:table-cell>
          <table:table-cell table:style-name="ce103" office:value-type="float" office:value="20233" calcext:value-type="float">
            <text:p>20233</text:p>
          </table:table-cell>
          <table:table-cell table:style-name="ce113" office:value-type="float" office:value="86.35" calcext:value-type="float">
            <text:p>86.35</text:p>
          </table:table-cell>
          <table:table-cell office:value-type="float" office:value="36555.05" calcext:value-type="float">
            <text:p>36555.05</text:p>
          </table:table-cell>
          <table:table-cell table:style-name="ce111" table:formula="of:=TRUNC(SUM([.M34]-[.M33])/[.M33]*100; 2)" office:value-type="float" office:value="0.23" calcext:value-type="float">
            <text:p>0.23</text:p>
          </table:table-cell>
          <table:table-cell table:number-columns-repeated="50"/>
        </table:table-row>
        <table:table-row table:style-name="ro2">
          <table:table-cell table:style-name="ce100" table:formula="of:=[$PCR.A35]" office:value-type="date" office:date-value="2021-02-26" calcext:value-type="date">
            <text:p>26/02/21</text:p>
          </table:table-cell>
          <table:table-cell table:style-name="ce113" table:formula="of:=[$PCR.B35]" office:value-type="float" office:value="0" calcext:value-type="float">
            <text:p>0</text:p>
          </table:table-cell>
          <table:table-cell table:style-name="ce113" table:formula="of:=[$PCR.C35]" office:value-type="float" office:value="0" calcext:value-type="float">
            <text:p>0</text:p>
          </table:table-cell>
          <table:table-cell table:style-name="ce113" table:formula="of:=[$PCR.D35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1" calcext:value-type="float">
            <text:p>0.51</text:p>
          </table:table-cell>
          <table:table-cell office:value-type="float" office:value="79245" calcext:value-type="float">
            <text:p>79245</text:p>
          </table:table-cell>
          <table:table-cell office:value-type="float" office:value="23152" calcext:value-type="float">
            <text:p>23152</text:p>
          </table:table-cell>
          <table:table-cell office:value-type="float" office:value="232964" calcext:value-type="float">
            <text:p>232964</text:p>
          </table:table-cell>
          <table:table-cell office:value-type="float" office:value="70054" calcext:value-type="float">
            <text:p>70054</text:p>
          </table:table-cell>
          <table:table-cell table:style-name="ce103" office:value-type="float" office:value="-203002" calcext:value-type="float">
            <text:p>-203002</text:p>
          </table:table-cell>
          <table:table-cell table:style-name="ce113" office:value-type="float" office:value="-1684.7" calcext:value-type="float">
            <text:p>-1684.7</text:p>
          </table:table-cell>
          <table:table-cell office:value-type="float" office:value="34870.35" calcext:value-type="float">
            <text:p>34870.35</text:p>
          </table:table-cell>
          <table:table-cell table:style-name="ce111" table:formula="of:=TRUNC(SUM([.M35]-[.M34])/[.M34]*100; 2)" office:value-type="float" office:value="-4.6" calcext:value-type="float">
            <text:p>-4.6</text:p>
          </table:table-cell>
          <table:table-cell table:number-columns-repeated="50"/>
        </table:table-row>
        <table:table-row table:style-name="ro2">
          <table:table-cell table:style-name="ce100" table:formula="of:=[$PCR.A36]" office:value-type="date" office:date-value="1899-12-30" calcext:value-type="date">
            <text:p>30/12/99</text:p>
          </table:table-cell>
          <table:table-cell table:style-name="ce113" table:formula="of:=[$PCR.B36]" office:value-type="float" office:value="0" calcext:value-type="float">
            <text:p>0</text:p>
          </table:table-cell>
          <table:table-cell table:style-name="ce113" table:formula="of:=[$PCR.C36]" office:value-type="float" office:value="0" calcext:value-type="float">
            <text:p>0</text:p>
          </table:table-cell>
          <table:table-cell table:style-name="ce113" table:formula="of:=[$PCR.D36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66" calcext:value-type="float">
            <text:p>0.66</text:p>
          </table:table-cell>
          <table:table-cell office:value-type="float" office:value="85537" calcext:value-type="float">
            <text:p>85537</text:p>
          </table:table-cell>
          <table:table-cell office:value-type="float" office:value="6292" calcext:value-type="float">
            <text:p>6292</text:p>
          </table:table-cell>
          <table:table-cell office:value-type="float" office:value="69761" calcext:value-type="float">
            <text:p>69761</text:p>
          </table:table-cell>
          <table:table-cell office:value-type="float" office:value="107649" calcext:value-type="float">
            <text:p>107649</text:p>
          </table:table-cell>
          <table:table-cell table:style-name="ce103" office:value-type="float" office:value="-165114" calcext:value-type="float">
            <text:p>-165114</text:p>
          </table:table-cell>
          <table:table-cell table:style-name="ce113" office:value-type="float" office:value="454.2" calcext:value-type="float">
            <text:p>454.2</text:p>
          </table:table-cell>
          <table:table-cell office:value-type="float" office:value="35324.55" calcext:value-type="float">
            <text:p>35324.55</text:p>
          </table:table-cell>
          <table:table-cell table:style-name="ce111" table:formula="of:=TRUNC(SUM([.M36]-[.M35])/[.M35]*100; 2)" office:value-type="float" office:value="1.3" calcext:value-type="float">
            <text:p>1.3</text:p>
          </table:table-cell>
          <table:table-cell table:number-columns-repeated="50"/>
        </table:table-row>
        <table:table-row table:style-name="ro2">
          <table:table-cell table:style-name="ce100" table:formula="of:=[$PCR.A37]" office:value-type="date" office:date-value="1899-12-30" calcext:value-type="date">
            <text:p>30/12/99</text:p>
          </table:table-cell>
          <table:table-cell table:style-name="ce113" table:formula="of:=[$PCR.B37]" office:value-type="float" office:value="0" calcext:value-type="float">
            <text:p>0</text:p>
          </table:table-cell>
          <table:table-cell table:style-name="ce113" table:formula="of:=[$PCR.C37]" office:value-type="float" office:value="0" calcext:value-type="float">
            <text:p>0</text:p>
          </table:table-cell>
          <table:table-cell table:style-name="ce113" table:formula="of:=[$PCR.D37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7" calcext:value-type="float">
            <text:p>0.7</text:p>
          </table:table-cell>
          <table:table-cell office:value-type="float" office:value="91712" calcext:value-type="float">
            <text:p>91712</text:p>
          </table:table-cell>
          <table:table-cell office:value-type="float" office:value="6175" calcext:value-type="float">
            <text:p>6175</text:p>
          </table:table-cell>
          <table:table-cell office:value-type="float" office:value="71017" calcext:value-type="float">
            <text:p>71017</text:p>
          </table:table-cell>
          <table:table-cell office:value-type="float" office:value="69090" calcext:value-type="float">
            <text:p>69090</text:p>
          </table:table-cell>
          <table:table-cell table:style-name="ce103" office:value-type="float" office:value="-167041" calcext:value-type="float">
            <text:p>-167041</text:p>
          </table:table-cell>
          <table:table-cell table:style-name="ce113" office:value-type="float" office:value="130.3" calcext:value-type="float">
            <text:p>130.3</text:p>
          </table:table-cell>
          <table:table-cell office:value-type="float" office:value="35454.85" calcext:value-type="float">
            <text:p>35454.85</text:p>
          </table:table-cell>
          <table:table-cell table:style-name="ce111" table:formula="of:=TRUNC(SUM([.M37]-[.M36])/[.M36]*100; 2)" office:value-type="float" office:value="0.36" calcext:value-type="float">
            <text:p>0.36</text:p>
          </table:table-cell>
          <table:table-cell table:number-columns-repeated="50"/>
        </table:table-row>
        <table:table-row table:style-name="ro2">
          <table:table-cell table:style-name="ce100" table:formula="of:=[$PCR.A38]" office:value-type="date" office:date-value="1899-12-30" calcext:value-type="date">
            <text:p>30/12/99</text:p>
          </table:table-cell>
          <table:table-cell table:style-name="ce113" table:formula="of:=[$PCR.B38]" office:value-type="float" office:value="0" calcext:value-type="float">
            <text:p>0</text:p>
          </table:table-cell>
          <table:table-cell table:style-name="ce113" table:formula="of:=[$PCR.C38]" office:value-type="float" office:value="0" calcext:value-type="float">
            <text:p>0</text:p>
          </table:table-cell>
          <table:table-cell table:style-name="ce113" table:formula="of:=[$PCR.D38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1.09" calcext:value-type="float">
            <text:p>1.09</text:p>
          </table:table-cell>
          <table:table-cell office:value-type="float" office:value="91829" calcext:value-type="float">
            <text:p>91829</text:p>
          </table:table-cell>
          <table:table-cell office:value-type="float" office:value="117" calcext:value-type="float">
            <text:p>117</text:p>
          </table:table-cell>
          <table:table-cell office:value-type="float" office:value="-73461" calcext:value-type="float">
            <text:p>-73461</text:p>
          </table:table-cell>
          <table:table-cell office:value-type="float" office:value="139135" calcext:value-type="float">
            <text:p>139135</text:p>
          </table:table-cell>
          <table:table-cell table:style-name="ce103" office:value-type="float" office:value="45555" calcext:value-type="float">
            <text:p>45555</text:p>
          </table:table-cell>
          <table:table-cell table:style-name="ce113" office:value-type="float" office:value="1036.9" calcext:value-type="float">
            <text:p>1036.9</text:p>
          </table:table-cell>
          <table:table-cell office:value-type="float" office:value="36491.75" calcext:value-type="float">
            <text:p>36491.75</text:p>
          </table:table-cell>
          <table:table-cell table:style-name="ce111" table:formula="of:=TRUNC(SUM([.M38]-[.M37])/[.M37]*100; 2)" office:value-type="float" office:value="2.92" calcext:value-type="float">
            <text:p>2.92</text:p>
          </table:table-cell>
          <table:table-cell table:number-columns-repeated="50"/>
        </table:table-row>
        <table:table-row table:style-name="ro2">
          <table:table-cell table:style-name="ce100" table:formula="of:=[$PCR.A39]" office:value-type="date" office:date-value="1899-12-30" calcext:value-type="date">
            <text:p>30/12/99</text:p>
          </table:table-cell>
          <table:table-cell table:style-name="ce113" table:formula="of:=[$PCR.B39]" office:value-type="float" office:value="0" calcext:value-type="float">
            <text:p>0</text:p>
          </table:table-cell>
          <table:table-cell table:style-name="ce113" table:formula="of:=[$PCR.C39]" office:value-type="float" office:value="0" calcext:value-type="float">
            <text:p>0</text:p>
          </table:table-cell>
          <table:table-cell table:style-name="ce113" table:formula="of:=[$PCR.D39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92" calcext:value-type="float">
            <text:p>0.92</text:p>
          </table:table-cell>
          <table:table-cell office:value-type="float" office:value="100319" calcext:value-type="float">
            <text:p>100319</text:p>
          </table:table-cell>
          <table:table-cell office:value-type="float" office:value="8490" calcext:value-type="float">
            <text:p>8490</text:p>
          </table:table-cell>
          <table:table-cell office:value-type="float" office:value="-30918" calcext:value-type="float">
            <text:p>-30918</text:p>
          </table:table-cell>
          <table:table-cell office:value-type="float" office:value="-114493" calcext:value-type="float">
            <text:p>-114493</text:p>
          </table:table-cell>
          <table:table-cell table:style-name="ce103" office:value-type="float" office:value="-38020" calcext:value-type="float">
            <text:p>-38020</text:p>
          </table:table-cell>
          <table:table-cell table:style-name="ce113" office:value-type="float" office:value="-612" calcext:value-type="float">
            <text:p>-612</text:p>
          </table:table-cell>
          <table:table-cell office:value-type="float" office:value="35879.75" calcext:value-type="float">
            <text:p>35879.75</text:p>
          </table:table-cell>
          <table:table-cell table:style-name="ce111" table:formula="of:=TRUNC(SUM([.M39]-[.M38])/[.M38]*100; 2)" office:value-type="float" office:value="-1.67" calcext:value-type="float">
            <text:p>-1.67</text:p>
          </table:table-cell>
          <table:table-cell table:number-columns-repeated="50"/>
        </table:table-row>
        <table:table-row table:style-name="ro2">
          <table:table-cell table:style-name="ce100" table:formula="of:=[$PCR.A40]" office:value-type="date" office:date-value="1899-12-30" calcext:value-type="date">
            <text:p>30/12/99</text:p>
          </table:table-cell>
          <table:table-cell table:style-name="ce113" table:formula="of:=[$PCR.B40]" office:value-type="float" office:value="0" calcext:value-type="float">
            <text:p>0</text:p>
          </table:table-cell>
          <table:table-cell table:style-name="ce113" table:formula="of:=[$PCR.C40]" office:value-type="float" office:value="0" calcext:value-type="float">
            <text:p>0</text:p>
          </table:table-cell>
          <table:table-cell table:style-name="ce113" table:formula="of:=[$PCR.D40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9" calcext:value-type="float">
            <text:p>0.59</text:p>
          </table:table-cell>
          <table:table-cell office:value-type="float" office:value="106916" calcext:value-type="float">
            <text:p>106916</text:p>
          </table:table-cell>
          <table:table-cell office:value-type="float" office:value="6597" calcext:value-type="float">
            <text:p>6597</text:p>
          </table:table-cell>
          <table:table-cell office:value-type="float" office:value="197529" calcext:value-type="float">
            <text:p>197529</text:p>
          </table:table-cell>
          <table:table-cell office:value-type="float" office:value="92804" calcext:value-type="float">
            <text:p>92804</text:p>
          </table:table-cell>
          <table:table-cell table:style-name="ce103" office:value-type="float" office:value="-150047" calcext:value-type="float">
            <text:p>-150047</text:p>
          </table:table-cell>
          <table:table-cell table:style-name="ce113" office:value-type="float" office:value="-591.8" calcext:value-type="float">
            <text:p>-591.8</text:p>
          </table:table-cell>
          <table:table-cell office:value-type="float" office:value="35287.95" calcext:value-type="float">
            <text:p>35287.95</text:p>
          </table:table-cell>
          <table:table-cell table:style-name="ce111" table:formula="of:=TRUNC(SUM([.M40]-[.M39])/[.M39]*100; 2)" office:value-type="float" office:value="-1.64" calcext:value-type="float">
            <text:p>-1.64</text:p>
          </table:table-cell>
          <table:table-cell table:number-columns-repeated="50"/>
        </table:table-row>
        <table:table-row table:style-name="ro2">
          <table:table-cell table:style-name="ce100" table:formula="of:=[$PCR.A41]" office:value-type="date" office:date-value="1899-12-30" calcext:value-type="date">
            <text:p>30/12/99</text:p>
          </table:table-cell>
          <table:table-cell table:style-name="ce113" table:formula="of:=[$PCR.B41]" office:value-type="float" office:value="0" calcext:value-type="float">
            <text:p>0</text:p>
          </table:table-cell>
          <table:table-cell table:style-name="ce113" table:formula="of:=[$PCR.C41]" office:value-type="float" office:value="0" calcext:value-type="float">
            <text:p>0</text:p>
          </table:table-cell>
          <table:table-cell table:style-name="ce113" table:formula="of:=[$PCR.D41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64" calcext:value-type="float">
            <text:p>0.64</text:p>
          </table:table-cell>
          <table:table-cell office:value-type="float" office:value="110456" calcext:value-type="float">
            <text:p>110456</text:p>
          </table:table-cell>
          <table:table-cell office:value-type="float" office:value="3540" calcext:value-type="float">
            <text:p>3540</text:p>
          </table:table-cell>
          <table:table-cell office:value-type="float" office:value="170363" calcext:value-type="float">
            <text:p>170363</text:p>
          </table:table-cell>
          <table:table-cell office:value-type="float" office:value="126232" calcext:value-type="float">
            <text:p>126232</text:p>
          </table:table-cell>
          <table:table-cell table:style-name="ce103" office:value-type="float" office:value="-194178" calcext:value-type="float">
            <text:p>-194178</text:p>
          </table:table-cell>
          <table:table-cell table:style-name="ce113" office:value-type="float" office:value="28.1" calcext:value-type="float">
            <text:p>28.1</text:p>
          </table:table-cell>
          <table:table-cell office:value-type="float" office:value="35316.05" calcext:value-type="float">
            <text:p>35316.05</text:p>
          </table:table-cell>
          <table:table-cell table:style-name="ce111" table:formula="of:=TRUNC(SUM([.M41]-[.M40])/[.M40]*100; 2)" office:value-type="float" office:value="0.07" calcext:value-type="float">
            <text:p>0.07</text:p>
          </table:table-cell>
          <table:table-cell table:number-columns-repeated="50"/>
        </table:table-row>
        <table:table-row table:style-name="ro2">
          <table:table-cell table:style-name="ce100" table:formula="of:=[$PCR.A42]" office:value-type="date" office:date-value="1899-12-30" calcext:value-type="date">
            <text:p>30/12/99</text:p>
          </table:table-cell>
          <table:table-cell table:style-name="ce113" table:formula="of:=[$PCR.B42]" office:value-type="float" office:value="0" calcext:value-type="float">
            <text:p>0</text:p>
          </table:table-cell>
          <table:table-cell table:style-name="ce113" table:formula="of:=[$PCR.C42]" office:value-type="float" office:value="0" calcext:value-type="float">
            <text:p>0</text:p>
          </table:table-cell>
          <table:table-cell table:style-name="ce113" table:formula="of:=[$PCR.D42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" calcext:value-type="float">
            <text:p>0.8</text:p>
          </table:table-cell>
          <table:table-cell office:value-type="float" office:value="114596" calcext:value-type="float">
            <text:p>114596</text:p>
          </table:table-cell>
          <table:table-cell office:value-type="float" office:value="4140" calcext:value-type="float">
            <text:p>4140</text:p>
          </table:table-cell>
          <table:table-cell office:value-type="float" office:value="-65883" calcext:value-type="float">
            <text:p>-65883</text:p>
          </table:table-cell>
          <table:table-cell office:value-type="float" office:value="32355" calcext:value-type="float">
            <text:p>32355</text:p>
          </table:table-cell>
          <table:table-cell table:style-name="ce103" office:value-type="float" office:value="-95940" calcext:value-type="float">
            <text:p>-95940</text:p>
          </table:table-cell>
          <table:table-cell table:style-name="ce113" office:value-type="float" office:value="616.9" calcext:value-type="float">
            <text:p>616.9</text:p>
          </table:table-cell>
          <table:table-cell office:value-type="float" office:value="35932.95" calcext:value-type="float">
            <text:p>35932.95</text:p>
          </table:table-cell>
          <table:table-cell table:style-name="ce111" table:formula="of:=TRUNC(SUM([.M42]-[.M41])/[.M41]*100; 2)" office:value-type="float" office:value="1.74" calcext:value-type="float">
            <text:p>1.74</text:p>
          </table:table-cell>
          <table:table-cell table:number-columns-repeated="50"/>
        </table:table-row>
        <table:table-row table:style-name="ro2">
          <table:table-cell table:style-name="ce100" table:formula="of:=[$PCR.A43]" office:value-type="date" office:date-value="1899-12-30" calcext:value-type="date">
            <text:p>30/12/99</text:p>
          </table:table-cell>
          <table:table-cell table:style-name="ce113" table:formula="of:=[$PCR.B43]" office:value-type="float" office:value="0" calcext:value-type="float">
            <text:p>0</text:p>
          </table:table-cell>
          <table:table-cell table:style-name="ce113" table:formula="of:=[$PCR.C43]" office:value-type="float" office:value="0" calcext:value-type="float">
            <text:p>0</text:p>
          </table:table-cell>
          <table:table-cell table:style-name="ce113" table:formula="of:=[$PCR.D43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75" calcext:value-type="float">
            <text:p>0.75</text:p>
          </table:table-cell>
          <table:table-cell office:value-type="float" office:value="114633" calcext:value-type="float">
            <text:p>114633</text:p>
          </table:table-cell>
          <table:table-cell office:value-type="float" office:value="37" calcext:value-type="float">
            <text:p>37</text:p>
          </table:table-cell>
          <table:table-cell office:value-type="float" office:value="53054" calcext:value-type="float">
            <text:p>53054</text:p>
          </table:table-cell>
          <table:table-cell office:value-type="float" office:value="18312" calcext:value-type="float">
            <text:p>18312</text:p>
          </table:table-cell>
          <table:table-cell table:style-name="ce103" office:value-type="float" office:value="-130682" calcext:value-type="float">
            <text:p>-130682</text:p>
          </table:table-cell>
          <table:table-cell table:style-name="ce113" office:value-type="float" office:value="74.8" calcext:value-type="float">
            <text:p>74.8</text:p>
          </table:table-cell>
          <table:table-cell office:value-type="float" office:value="36007.75" calcext:value-type="float">
            <text:p>36007.75</text:p>
          </table:table-cell>
          <table:table-cell table:style-name="ce111" table:formula="of:=TRUNC(SUM([.M43]-[.M42])/[.M42]*100; 2)" office:value-type="float" office:value="0.2" calcext:value-type="float">
            <text:p>0.2</text:p>
          </table:table-cell>
          <table:table-cell table:number-columns-repeated="50"/>
        </table:table-row>
        <table:table-row table:style-name="ro2">
          <table:table-cell table:style-name="ce100" table:formula="of:=[$PCR.A44]" office:value-type="date" office:date-value="1899-12-30" calcext:value-type="date">
            <text:p>30/12/99</text:p>
          </table:table-cell>
          <table:table-cell table:style-name="ce113" table:formula="of:=[$PCR.B44]" office:value-type="float" office:value="0" calcext:value-type="float">
            <text:p>0</text:p>
          </table:table-cell>
          <table:table-cell table:style-name="ce113" table:formula="of:=[$PCR.C44]" office:value-type="float" office:value="0" calcext:value-type="float">
            <text:p>0</text:p>
          </table:table-cell>
          <table:table-cell table:style-name="ce113" table:formula="of:=[$PCR.D44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5" calcext:value-type="float">
            <text:p>0.55</text:p>
          </table:table-cell>
          <table:table-cell office:value-type="float" office:value="127700" calcext:value-type="float">
            <text:p>127700</text:p>
          </table:table-cell>
          <table:table-cell office:value-type="float" office:value="13067" calcext:value-type="float">
            <text:p>13067</text:p>
          </table:table-cell>
          <table:table-cell office:value-type="float" office:value="281748" calcext:value-type="float">
            <text:p>281748</text:p>
          </table:table-cell>
          <table:table-cell office:value-type="float" office:value="131180" calcext:value-type="float">
            <text:p>131180</text:p>
          </table:table-cell>
          <table:table-cell table:style-name="ce103" office:value-type="float" office:value="-190885" calcext:value-type="float">
            <text:p>-190885</text:p>
          </table:table-cell>
          <table:table-cell table:style-name="ce113" office:value-type="float" office:value="-485.65" calcext:value-type="float">
            <text:p>-485.65</text:p>
          </table:table-cell>
          <table:table-cell office:value-type="float" office:value="35522.1" calcext:value-type="float">
            <text:p>35522.1</text:p>
          </table:table-cell>
          <table:table-cell table:style-name="ce111" table:formula="of:=TRUNC(SUM([.M44]-[.M43])/[.M43]*100; 2)" office:value-type="float" office:value="-1.34" calcext:value-type="float">
            <text:p>-1.34</text:p>
          </table:table-cell>
          <table:table-cell table:number-columns-repeated="50"/>
        </table:table-row>
        <table:table-row table:style-name="ro2">
          <table:table-cell table:style-name="ce100" table:formula="of:=[$PCR.A45]" office:value-type="date" office:date-value="1899-12-30" calcext:value-type="date">
            <text:p>30/12/99</text:p>
          </table:table-cell>
          <table:table-cell table:style-name="ce113" table:formula="of:=[$PCR.B45]" office:value-type="float" office:value="0" calcext:value-type="float">
            <text:p>0</text:p>
          </table:table-cell>
          <table:table-cell table:style-name="ce113" table:formula="of:=[$PCR.C45]" office:value-type="float" office:value="0" calcext:value-type="float">
            <text:p>0</text:p>
          </table:table-cell>
          <table:table-cell table:style-name="ce113" table:formula="of:=[$PCR.D45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9" calcext:value-type="float">
            <text:p>0.59</text:p>
          </table:table-cell>
          <table:table-cell office:value-type="float" office:value="121161" calcext:value-type="float">
            <text:p>121161</text:p>
          </table:table-cell>
          <table:table-cell office:value-type="float" office:value="-6539" calcext:value-type="float">
            <text:p>-6539</text:p>
          </table:table-cell>
          <table:table-cell office:value-type="float" office:value="65254" calcext:value-type="float">
            <text:p>65254</text:p>
          </table:table-cell>
          <table:table-cell office:value-type="float" office:value="54907" calcext:value-type="float">
            <text:p>54907</text:p>
          </table:table-cell>
          <table:table-cell table:style-name="ce103" office:value-type="float" office:value="-201232" calcext:value-type="float">
            <text:p>-201232</text:p>
          </table:table-cell>
          <table:table-cell table:style-name="ce113" office:value-type="float" office:value="-217.4" calcext:value-type="float">
            <text:p>-217.4</text:p>
          </table:table-cell>
          <table:table-cell office:value-type="float" office:value="35304.7" calcext:value-type="float">
            <text:p>35304.7</text:p>
          </table:table-cell>
          <table:table-cell table:style-name="ce111" table:formula="of:=TRUNC(SUM([.M45]-[.M44])/[.M44]*100; 2)" office:value-type="float" office:value="-0.61" calcext:value-type="float">
            <text:p>-0.61</text:p>
          </table:table-cell>
          <table:table-cell table:number-columns-repeated="50"/>
        </table:table-row>
        <table:table-row table:style-name="ro2">
          <table:table-cell table:style-name="ce100" table:formula="of:=[$PCR.A46]" office:value-type="date" office:date-value="1899-12-30" calcext:value-type="date">
            <text:p>30/12/99</text:p>
          </table:table-cell>
          <table:table-cell table:style-name="ce113" table:formula="of:=[$PCR.B46]" office:value-type="float" office:value="0" calcext:value-type="float">
            <text:p>0</text:p>
          </table:table-cell>
          <table:table-cell table:style-name="ce113" table:formula="of:=[$PCR.C46]" office:value-type="float" office:value="0" calcext:value-type="float">
            <text:p>0</text:p>
          </table:table-cell>
          <table:table-cell table:style-name="ce113" table:formula="of:=[$PCR.D46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49" calcext:value-type="float">
            <text:p>0.49</text:p>
          </table:table-cell>
          <table:table-cell office:value-type="float" office:value="126871" calcext:value-type="float">
            <text:p>126871</text:p>
          </table:table-cell>
          <table:table-cell office:value-type="float" office:value="5710" calcext:value-type="float">
            <text:p>5710</text:p>
          </table:table-cell>
          <table:table-cell office:value-type="float" office:value="149467" calcext:value-type="float">
            <text:p>149467</text:p>
          </table:table-cell>
          <table:table-cell office:value-type="float" office:value="23952" calcext:value-type="float">
            <text:p>23952</text:p>
          </table:table-cell>
          <table:table-cell table:style-name="ce103" office:value-type="float" office:value="-326747" calcext:value-type="float">
            <text:p>-326747</text:p>
          </table:table-cell>
          <table:table-cell table:style-name="ce113" office:value-type="float" office:value="-381.3" calcext:value-type="float">
            <text:p>-381.3</text:p>
          </table:table-cell>
          <table:table-cell office:value-type="float" office:value="34923.4" calcext:value-type="float">
            <text:p>34923.4</text:p>
          </table:table-cell>
          <table:table-cell table:style-name="ce111" table:formula="of:=TRUNC(SUM([.M46]-[.M45])/[.M45]*100; 2)" office:value-type="float" office:value="-1.08" calcext:value-type="float">
            <text:p>-1.08</text:p>
          </table:table-cell>
          <table:table-cell table:number-columns-repeated="50"/>
        </table:table-row>
        <table:table-row table:style-name="ro2">
          <table:table-cell table:style-name="ce100" table:formula="of:=[$PCR.A47]" office:value-type="date" office:date-value="1899-12-30" calcext:value-type="date">
            <text:p>30/12/99</text:p>
          </table:table-cell>
          <table:table-cell table:style-name="ce113" table:formula="of:=[$PCR.B47]" office:value-type="float" office:value="0" calcext:value-type="float">
            <text:p>0</text:p>
          </table:table-cell>
          <table:table-cell table:style-name="ce113" table:formula="of:=[$PCR.C47]" office:value-type="float" office:value="0" calcext:value-type="float">
            <text:p>0</text:p>
          </table:table-cell>
          <table:table-cell table:style-name="ce113" table:formula="of:=[$PCR.D47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42" calcext:value-type="float">
            <text:p>0.42</text:p>
          </table:table-cell>
          <table:table-cell office:value-type="float" office:value="128144" calcext:value-type="float">
            <text:p>128144</text:p>
          </table:table-cell>
          <table:table-cell office:value-type="float" office:value="1273" calcext:value-type="float">
            <text:p>1273</text:p>
          </table:table-cell>
          <table:table-cell office:value-type="float" office:value="20122" calcext:value-type="float">
            <text:p>20122</text:p>
          </table:table-cell>
          <table:table-cell office:value-type="float" office:value="-36924" calcext:value-type="float">
            <text:p>-36924</text:p>
          </table:table-cell>
          <table:table-cell table:style-name="ce103" office:value-type="float" office:value="-383793" calcext:value-type="float">
            <text:p>-383793</text:p>
          </table:table-cell>
          <table:table-cell table:style-name="ce113" office:value-type="float" office:value="-562.75" calcext:value-type="float">
            <text:p>-562.75</text:p>
          </table:table-cell>
          <table:table-cell office:value-type="float" office:value="34360.65" calcext:value-type="float">
            <text:p>34360.65</text:p>
          </table:table-cell>
          <table:table-cell table:style-name="ce111" table:formula="of:=TRUNC(SUM([.M47]-[.M46])/[.M46]*100; 2)" office:value-type="float" office:value="-1.61" calcext:value-type="float">
            <text:p>-1.61</text:p>
          </table:table-cell>
          <table:table-cell table:number-columns-repeated="50"/>
        </table:table-row>
        <table:table-row table:style-name="ro2">
          <table:table-cell table:style-name="ce100" table:formula="of:=[$PCR.A48]" office:value-type="date" office:date-value="1899-12-30" calcext:value-type="date">
            <text:p>30/12/99</text:p>
          </table:table-cell>
          <table:table-cell table:style-name="ce113" table:formula="of:=[$PCR.B48]" office:value-type="float" office:value="0" calcext:value-type="float">
            <text:p>0</text:p>
          </table:table-cell>
          <table:table-cell table:style-name="ce113" table:formula="of:=[$PCR.C48]" office:value-type="float" office:value="0" calcext:value-type="float">
            <text:p>0</text:p>
          </table:table-cell>
          <table:table-cell table:style-name="ce113" table:formula="of:=[$PCR.D48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56" calcext:value-type="float">
            <text:p>0.56</text:p>
          </table:table-cell>
          <table:table-cell office:value-type="float" office:value="134559" calcext:value-type="float">
            <text:p>134559</text:p>
          </table:table-cell>
          <table:table-cell office:value-type="float" office:value="6415" calcext:value-type="float">
            <text:p>6415</text:p>
          </table:table-cell>
          <table:table-cell office:value-type="float" office:value="-82586" calcext:value-type="float">
            <text:p>-82586</text:p>
          </table:table-cell>
          <table:table-cell office:value-type="float" office:value="46389" calcext:value-type="float">
            <text:p>46389</text:p>
          </table:table-cell>
          <table:table-cell table:style-name="ce103" office:value-type="float" office:value="-254818" calcext:value-type="float">
            <text:p>-254818</text:p>
          </table:table-cell>
          <table:table-cell table:style-name="ce113" office:value-type="float" office:value="-472.4" calcext:value-type="float">
            <text:p>-472.4</text:p>
          </table:table-cell>
          <table:table-cell office:value-type="float" office:value="33888.25" calcext:value-type="float">
            <text:p>33888.25</text:p>
          </table:table-cell>
          <table:table-cell table:style-name="ce111" table:formula="of:=TRUNC(SUM([.M48]-[.M47])/[.M47]*100; 2)" office:value-type="float" office:value="-1.37" calcext:value-type="float">
            <text:p>-1.37</text:p>
          </table:table-cell>
          <table:table-cell table:number-columns-repeated="50"/>
        </table:table-row>
        <table:table-row table:style-name="ro2">
          <table:table-cell table:style-name="ce100" table:formula="of:=[$PCR.A49]" office:value-type="date" office:date-value="1899-12-30" calcext:value-type="date">
            <text:p>30/12/99</text:p>
          </table:table-cell>
          <table:table-cell table:style-name="ce113" table:formula="of:=[$PCR.B49]" office:value-type="float" office:value="0" calcext:value-type="float">
            <text:p>0</text:p>
          </table:table-cell>
          <table:table-cell table:style-name="ce113" table:formula="of:=[$PCR.C49]" office:value-type="float" office:value="0" calcext:value-type="float">
            <text:p>0</text:p>
          </table:table-cell>
          <table:table-cell table:style-name="ce113" table:formula="of:=[$PCR.D49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83" calcext:value-type="float">
            <text:p>0.83</text:p>
          </table:table-cell>
          <table:table-cell office:value-type="float" office:value="133237" calcext:value-type="float">
            <text:p>133237</text:p>
          </table:table-cell>
          <table:table-cell office:value-type="float" office:value="-1322" calcext:value-type="float">
            <text:p>-1322</text:p>
          </table:table-cell>
          <table:table-cell office:value-type="float" office:value="95507" calcext:value-type="float">
            <text:p>95507</text:p>
          </table:table-cell>
          <table:table-cell office:value-type="float" office:value="123853" calcext:value-type="float">
            <text:p>123853</text:p>
          </table:table-cell>
          <table:table-cell table:style-name="ce103" office:value-type="float" office:value="-67270" calcext:value-type="float">
            <text:p>-67270</text:p>
          </table:table-cell>
          <table:table-cell table:style-name="ce113" office:value-type="float" office:value="317.35" calcext:value-type="float">
            <text:p>317.35</text:p>
          </table:table-cell>
          <table:table-cell office:value-type="float" office:value="34205.6" calcext:value-type="float">
            <text:p>34205.6</text:p>
          </table:table-cell>
          <table:table-cell table:style-name="ce111" table:formula="of:=TRUNC(SUM([.M49]-[.M48])/[.M48]*100; 2)" office:value-type="float" office:value="0.93" calcext:value-type="float">
            <text:p>0.93</text:p>
          </table:table-cell>
          <table:table-cell table:number-columns-repeated="50"/>
        </table:table-row>
        <table:table-row table:style-name="ro2">
          <table:table-cell table:style-name="ce100" table:formula="of:=[$PCR.A50]" office:value-type="date" office:date-value="1899-12-30" calcext:value-type="date">
            <text:p>30/12/99</text:p>
          </table:table-cell>
          <table:table-cell table:style-name="ce113" table:formula="of:=[$PCR.B50]" office:value-type="float" office:value="0" calcext:value-type="float">
            <text:p>0</text:p>
          </table:table-cell>
          <table:table-cell table:style-name="ce113" table:formula="of:=[$PCR.C50]" office:value-type="float" office:value="0" calcext:value-type="float">
            <text:p>0</text:p>
          </table:table-cell>
          <table:table-cell table:style-name="ce113" table:formula="of:=[$PCR.D50]" office:value-type="float" office:value="0" calcext:value-type="float">
            <text:p>0</text:p>
          </table:table-cell>
          <table:table-cell office:value-type="string" calcext:value-type="string">
            <text:p>BANKNIFTY</text:p>
          </table:table-cell>
          <table:table-cell office:value-type="float" office:value="0.66" calcext:value-type="float">
            <text:p>0.66</text:p>
          </table:table-cell>
          <table:table-cell office:value-type="float" office:value="139960" calcext:value-type="float">
            <text:p>139960</text:p>
          </table:table-cell>
          <table:table-cell office:value-type="float" office:value="6723" calcext:value-type="float">
            <text:p>6723</text:p>
          </table:table-cell>
          <table:table-cell office:value-type="float" office:value="176588" calcext:value-type="float">
            <text:p>176588</text:p>
          </table:table-cell>
          <table:table-cell office:value-type="float" office:value="47619" calcext:value-type="float">
            <text:p>47619</text:p>
          </table:table-cell>
          <table:table-cell table:style-name="ce103" office:value-type="float" office:value="-196239" calcext:value-type="float">
            <text:p>-196239</text:p>
          </table:table-cell>
          <table:table-cell table:style-name="ce113" office:value-type="float" office:value="-520.4" calcext:value-type="float">
            <text:p>-520.4</text:p>
          </table:table-cell>
          <table:table-cell office:value-type="float" office:value="33685.2" calcext:value-type="float">
            <text:p>33685.2</text:p>
          </table:table-cell>
          <table:table-cell table:style-name="ce111" table:formula="of:=TRUNC(SUM([.M50]-[.M49])/[.M49]*100; 2)" office:value-type="float" office:value="-1.52" calcext:value-type="float">
            <text:p>-1.52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92" calcext:value-type="float">
            <text:p>0.92</text:p>
          </table:table-cell>
          <table:table-cell office:value-type="float" office:value="139926" calcext:value-type="float">
            <text:p>139926</text:p>
          </table:table-cell>
          <table:table-cell office:value-type="float" office:value="-34" calcext:value-type="float">
            <text:p>-34</text:p>
          </table:table-cell>
          <table:table-cell office:value-type="float" office:value="-68198" calcext:value-type="float">
            <text:p>-68198</text:p>
          </table:table-cell>
          <table:table-cell office:value-type="float" office:value="89862" calcext:value-type="float">
            <text:p>89862</text:p>
          </table:table-cell>
          <table:table-cell table:style-name="ce103" office:value-type="float" office:value="-38179" calcext:value-type="float">
            <text:p>-38179</text:p>
          </table:table-cell>
          <table:table-cell table:style-name="ce113" office:value-type="float" office:value="558.85" calcext:value-type="float">
            <text:p>558.85</text:p>
          </table:table-cell>
          <table:table-cell office:value-type="float" office:value="34244.05" calcext:value-type="float">
            <text:p>34244.05</text:p>
          </table:table-cell>
          <table:table-cell table:style-name="ce111" table:formula="of:=TRUNC(SUM([.M51]-[.M50])/[.M50]*100; 2)" office:value-type="float" office:value="1.65" calcext:value-type="float">
            <text:p>1.65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61" calcext:value-type="float">
            <text:p>0.61</text:p>
          </table:table-cell>
          <table:table-cell office:value-type="float" office:value="138089" calcext:value-type="float">
            <text:p>138089</text:p>
          </table:table-cell>
          <table:table-cell office:value-type="float" office:value="-1837" calcext:value-type="float">
            <text:p>-1837</text:p>
          </table:table-cell>
          <table:table-cell office:value-type="float" office:value="139602" calcext:value-type="float">
            <text:p>139602</text:p>
          </table:table-cell>
          <table:table-cell office:value-type="float" office:value="-73790" calcext:value-type="float">
            <text:p>-73790</text:p>
          </table:table-cell>
          <table:table-cell table:style-name="ce103" office:value-type="float" office:value="-251571" calcext:value-type="float">
            <text:p>-251571</text:p>
          </table:table-cell>
          <table:table-cell table:style-name="ce113" office:value-type="float" office:value="-885.75" calcext:value-type="float">
            <text:p>-885.75</text:p>
          </table:table-cell>
          <table:table-cell office:value-type="float" office:value="33358.3" calcext:value-type="float">
            <text:p>33358.3</text:p>
          </table:table-cell>
          <table:table-cell table:style-name="ce111" table:formula="of:=TRUNC(SUM([.M52]-[.M51])/[.M51]*100; 2)" office:value-type="float" office:value="-2.58" calcext:value-type="float">
            <text:p>-2.58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78" calcext:value-type="float">
            <text:p>0.78</text:p>
          </table:table-cell>
          <table:table-cell office:value-type="float" office:value="133990" calcext:value-type="float">
            <text:p>133990</text:p>
          </table:table-cell>
          <table:table-cell office:value-type="float" office:value="-4099" calcext:value-type="float">
            <text:p>-4099</text:p>
          </table:table-cell>
          <table:table-cell office:value-type="float" office:value="-97046" calcext:value-type="float">
            <text:p>-97046</text:p>
          </table:table-cell>
          <table:table-cell office:value-type="float" office:value="37072" calcext:value-type="float">
            <text:p>37072</text:p>
          </table:table-cell>
          <table:table-cell table:style-name="ce103" office:value-type="float" office:value="-117453" calcext:value-type="float">
            <text:p>-117453</text:p>
          </table:table-cell>
          <table:table-cell table:style-name="ce113" office:value-type="float" office:value="-330.5" calcext:value-type="float">
            <text:p>-330.5</text:p>
          </table:table-cell>
          <table:table-cell office:value-type="float" office:value="33027.8" calcext:value-type="float">
            <text:p>33027.8</text:p>
          </table:table-cell>
          <table:table-cell table:style-name="ce111" table:formula="of:=TRUNC(SUM([.M53]-[.M52])/[.M52]*100; 2)" office:value-type="float" office:value="-0.99" calcext:value-type="float">
            <text:p>-0.99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88" calcext:value-type="float">
            <text:p>0.88</text:p>
          </table:table-cell>
          <table:table-cell office:value-type="float" office:value="120074" calcext:value-type="float">
            <text:p>120074</text:p>
          </table:table-cell>
          <table:table-cell office:value-type="float" office:value="1926" calcext:value-type="float">
            <text:p>1926</text:p>
          </table:table-cell>
          <table:table-cell office:value-type="float" office:value="134289" calcext:value-type="float">
            <text:p>134289</text:p>
          </table:table-cell>
          <table:table-cell office:value-type="float" office:value="125874" calcext:value-type="float">
            <text:p>125874</text:p>
          </table:table-cell>
          <table:table-cell table:style-name="ce103" office:value-type="float" office:value="-38603" calcext:value-type="float">
            <text:p>-38603</text:p>
          </table:table-cell>
          <table:table-cell table:style-name="ce113" office:value-type="float" office:value="556.9" calcext:value-type="float">
            <text:p>556.9</text:p>
          </table:table-cell>
          <table:table-cell office:value-type="float" office:value="33584.7" calcext:value-type="float">
            <text:p>33584.7</text:p>
          </table:table-cell>
          <table:table-cell table:style-name="ce111" table:formula="of:=TRUNC(SUM([.M54]-[.M53])/[.M53]*100; 2)" office:value-type="float" office:value="1.68" calcext:value-type="float">
            <text:p>1.68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97" calcext:value-type="float">
            <text:p>0.97</text:p>
          </table:table-cell>
          <table:table-cell office:value-type="float" office:value="127220" calcext:value-type="float">
            <text:p>127220</text:p>
          </table:table-cell>
          <table:table-cell office:value-type="float" office:value="7146" calcext:value-type="float">
            <text:p>7146</text:p>
          </table:table-cell>
          <table:table-cell office:value-type="float" office:value="108956" calcext:value-type="float">
            <text:p>108956</text:p>
          </table:table-cell>
          <table:table-cell office:value-type="float" office:value="136176" calcext:value-type="float">
            <text:p>136176</text:p>
          </table:table-cell>
          <table:table-cell table:style-name="ce103" office:value-type="float" office:value="-11383" calcext:value-type="float">
            <text:p>-11383</text:p>
          </table:table-cell>
          <table:table-cell table:style-name="ce113" office:value-type="float" office:value="462.1" calcext:value-type="float">
            <text:p>462.1</text:p>
          </table:table-cell>
          <table:table-cell office:value-type="float" office:value="34046.8" calcext:value-type="float">
            <text:p>34046.8</text:p>
          </table:table-cell>
          <table:table-cell table:style-name="ce111" table:formula="of:=TRUNC(SUM([.M55]-[.M54])/[.M54]*100; 2)" office:value-type="float" office:value="1.37" calcext:value-type="float">
            <text:p>1.37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79" calcext:value-type="float">
            <text:p>0.79</text:p>
          </table:table-cell>
          <table:table-cell office:value-type="float" office:value="130822" calcext:value-type="float">
            <text:p>130822</text:p>
          </table:table-cell>
          <table:table-cell office:value-type="float" office:value="3602" calcext:value-type="float">
            <text:p>3602</text:p>
          </table:table-cell>
          <table:table-cell office:value-type="float" office:value="115661" calcext:value-type="float">
            <text:p>115661</text:p>
          </table:table-cell>
          <table:table-cell office:value-type="float" office:value="12124" calcext:value-type="float">
            <text:p>12124</text:p>
          </table:table-cell>
          <table:table-cell table:style-name="ce103" office:value-type="float" office:value="-114920" calcext:value-type="float">
            <text:p>-114920</text:p>
          </table:table-cell>
          <table:table-cell table:style-name="ce113" office:value-type="float" office:value="-568.35" calcext:value-type="float">
            <text:p>-568.35</text:p>
          </table:table-cell>
          <table:table-cell office:value-type="float" office:value="33478.45" calcext:value-type="float">
            <text:p>33478.45</text:p>
          </table:table-cell>
          <table:table-cell table:style-name="ce111" table:formula="of:=TRUNC(SUM([.M56]-[.M55])/[.M55]*100; 2)" office:value-type="float" office:value="-1.66" calcext:value-type="float">
            <text:p>-1.66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92" calcext:value-type="float">
            <text:p>0.92</text:p>
          </table:table-cell>
          <table:table-cell office:value-type="float" office:value="95871" calcext:value-type="float">
            <text:p>95871</text:p>
          </table:table-cell>
          <table:table-cell office:value-type="float" office:value="-34951" calcext:value-type="float">
            <text:p>-34951</text:p>
          </table:table-cell>
          <table:table-cell office:value-type="float" office:value="-34043" calcext:value-type="float">
            <text:p>-34043</text:p>
          </table:table-cell>
          <table:table-cell office:value-type="float" office:value="41388" calcext:value-type="float">
            <text:p>41388</text:p>
          </table:table-cell>
          <table:table-cell table:style-name="ce103" office:value-type="float" office:value="-39489" calcext:value-type="float">
            <text:p>-39489</text:p>
          </table:table-cell>
          <table:table-cell table:style-name="ce113" office:value-type="float" office:value="676.75" calcext:value-type="float">
            <text:p>676.75</text:p>
          </table:table-cell>
          <table:table-cell office:value-type="float" office:value="34155.2" calcext:value-type="float">
            <text:p>34155.2</text:p>
          </table:table-cell>
          <table:table-cell table:style-name="ce111" table:formula="of:=TRUNC(SUM([.M57]-[.M56])/[.M56]*100; 2)" office:value-type="float" office:value="2.02" calcext:value-type="float">
            <text:p>2.02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5" calcext:value-type="float">
            <text:p>0.5</text:p>
          </table:table-cell>
          <table:table-cell office:value-type="float" office:value="92240" calcext:value-type="float">
            <text:p>92240</text:p>
          </table:table-cell>
          <table:table-cell office:value-type="float" office:value="-3631" calcext:value-type="float">
            <text:p>-3631</text:p>
          </table:table-cell>
          <table:table-cell office:value-type="float" office:value="302056" calcext:value-type="float">
            <text:p>302056</text:p>
          </table:table-cell>
          <table:table-cell office:value-type="float" office:value="95768" calcext:value-type="float">
            <text:p>95768</text:p>
          </table:table-cell>
          <table:table-cell table:style-name="ce103" office:value-type="float" office:value="-225053" calcext:value-type="float">
            <text:p>-225053</text:p>
          </table:table-cell>
          <table:table-cell table:style-name="ce113" office:value-type="float" office:value="-1338.05" calcext:value-type="float">
            <text:p>-1338.05</text:p>
          </table:table-cell>
          <table:table-cell office:value-type="float" office:value="32817.15" calcext:value-type="float">
            <text:p>32817.15</text:p>
          </table:table-cell>
          <table:table-cell table:style-name="ce111" table:formula="of:=TRUNC(SUM([.M58]-[.M57])/[.M57]*100; 2)" office:value-type="float" office:value="-3.91" calcext:value-type="float">
            <text:p>-3.91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55" calcext:value-type="float">
            <text:p>0.55</text:p>
          </table:table-cell>
          <table:table-cell office:value-type="float" office:value="86685" calcext:value-type="float">
            <text:p>86685</text:p>
          </table:table-cell>
          <table:table-cell office:value-type="float" office:value="-5555" calcext:value-type="float">
            <text:p>-5555</text:p>
          </table:table-cell>
          <table:table-cell office:value-type="float" office:value="107613" calcext:value-type="float">
            <text:p>107613</text:p>
          </table:table-cell>
          <table:table-cell office:value-type="float" office:value="82019" calcext:value-type="float">
            <text:p>82019</text:p>
          </table:table-cell>
          <table:table-cell table:style-name="ce103" office:value-type="float" office:value="-250647" calcext:value-type="float">
            <text:p>-250647</text:p>
          </table:table-cell>
          <table:table-cell table:style-name="ce113" office:value-type="float" office:value="-125.6" calcext:value-type="float">
            <text:p>-125.6</text:p>
          </table:table-cell>
          <table:table-cell office:value-type="float" office:value="32691.55" calcext:value-type="float">
            <text:p>32691.55</text:p>
          </table:table-cell>
          <table:table-cell table:style-name="ce111" table:formula="of:=TRUNC(SUM([.M59]-[.M58])/[.M58]*100; 2)" office:value-type="float" office:value="-0.38" calcext:value-type="float">
            <text:p>-0.38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96" calcext:value-type="float">
            <text:p>0.96</text:p>
          </table:table-cell>
          <table:table-cell office:value-type="float" office:value="80438" calcext:value-type="float">
            <text:p>80438</text:p>
          </table:table-cell>
          <table:table-cell office:value-type="float" office:value="-6247" calcext:value-type="float">
            <text:p>-6247</text:p>
          </table:table-cell>
          <table:table-cell office:value-type="float" office:value="-38399" calcext:value-type="float">
            <text:p>-38399</text:p>
          </table:table-cell>
          <table:table-cell office:value-type="float" office:value="192782" calcext:value-type="float">
            <text:p>192782</text:p>
          </table:table-cell>
          <table:table-cell table:style-name="ce103" office:value-type="float" office:value="-19466" calcext:value-type="float">
            <text:p>-19466</text:p>
          </table:table-cell>
          <table:table-cell table:style-name="ce113" office:value-type="float" office:value="459.85" calcext:value-type="float">
            <text:p>459.85</text:p>
          </table:table-cell>
          <table:table-cell office:value-type="float" office:value="33151.4" calcext:value-type="float">
            <text:p>33151.4</text:p>
          </table:table-cell>
          <table:table-cell table:style-name="ce111" table:formula="of:=TRUNC(SUM([.M60]-[.M59])/[.M59]*100; 2)" office:value-type="float" office:value="1.4" calcext:value-type="float">
            <text:p>1.4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71" calcext:value-type="float">
            <text:p>0.71</text:p>
          </table:table-cell>
          <table:table-cell office:value-type="float" office:value="73856" calcext:value-type="float">
            <text:p>73856</text:p>
          </table:table-cell>
          <table:table-cell office:value-type="float" office:value="-6582" calcext:value-type="float">
            <text:p>-6582</text:p>
          </table:table-cell>
          <table:table-cell office:value-type="float" office:value="10336" calcext:value-type="float">
            <text:p>10336</text:p>
          </table:table-cell>
          <table:table-cell office:value-type="float" office:value="-124914" calcext:value-type="float">
            <text:p>-124914</text:p>
          </table:table-cell>
          <table:table-cell table:style-name="ce103" office:value-type="float" office:value="-154716" calcext:value-type="float">
            <text:p>-154716</text:p>
          </table:table-cell>
          <table:table-cell table:style-name="ce113" office:value-type="float" office:value="-205.7" calcext:value-type="float">
            <text:p>-205.7</text:p>
          </table:table-cell>
          <table:table-cell office:value-type="float" office:value="32945.7" calcext:value-type="float">
            <text:p>32945.7</text:p>
          </table:table-cell>
          <table:table-cell table:style-name="ce111" table:formula="of:=TRUNC(SUM([.M61]-[.M60])/[.M60]*100; 2)" office:value-type="float" office:value="-0.62" calcext:value-type="float">
            <text:p>-0.62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66" calcext:value-type="float">
            <text:p>0.66</text:p>
          </table:table-cell>
          <table:table-cell office:value-type="float" office:value="75293" calcext:value-type="float">
            <text:p>75293</text:p>
          </table:table-cell>
          <table:table-cell office:value-type="float" office:value="1437" calcext:value-type="float">
            <text:p>1437</text:p>
          </table:table-cell>
          <table:table-cell office:value-type="float" office:value="207703" calcext:value-type="float">
            <text:p>207703</text:p>
          </table:table-cell>
          <table:table-cell office:value-type="float" office:value="130890" calcext:value-type="float">
            <text:p>130890</text:p>
          </table:table-cell>
          <table:table-cell table:style-name="ce103" office:value-type="float" office:value="-126665" calcext:value-type="float">
            <text:p>-126665</text:p>
          </table:table-cell>
          <table:table-cell table:style-name="ce113" office:value-type="float" office:value="-328.15" calcext:value-type="float">
            <text:p>-328.15</text:p>
          </table:table-cell>
          <table:table-cell office:value-type="float" office:value="32617.55" calcext:value-type="float">
            <text:p>32617.55</text:p>
          </table:table-cell>
          <table:table-cell table:style-name="ce111" table:formula="of:=TRUNC(SUM([.M62]-[.M61])/[.M61]*100; 2)" office:value-type="float" office:value="-0.99" calcext:value-type="float">
            <text:p>-0.99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4" calcext:value-type="float">
            <text:p>0.4</text:p>
          </table:table-cell>
          <table:table-cell office:value-type="float" office:value="78816" calcext:value-type="float">
            <text:p>78816</text:p>
          </table:table-cell>
          <table:table-cell office:value-type="float" office:value="3523" calcext:value-type="float">
            <text:p>3523</text:p>
          </table:table-cell>
          <table:table-cell office:value-type="float" office:value="167741" calcext:value-type="float">
            <text:p>167741</text:p>
          </table:table-cell>
          <table:table-cell office:value-type="float" office:value="-29657" calcext:value-type="float">
            <text:p>-29657</text:p>
          </table:table-cell>
          <table:table-cell table:style-name="ce103" office:value-type="float" office:value="-324063" calcext:value-type="float">
            <text:p>-324063</text:p>
          </table:table-cell>
          <table:table-cell table:style-name="ce113" office:value-type="float" office:value="-1748.3" calcext:value-type="float">
            <text:p>-1748.3</text:p>
          </table:table-cell>
          <table:table-cell office:value-type="float" office:value="30869.25" calcext:value-type="float">
            <text:p>30869.25</text:p>
          </table:table-cell>
          <table:table-cell table:style-name="ce111" table:formula="of:=TRUNC(SUM([.M63]-[.M62])/[.M62]*100; 2)" office:value-type="float" office:value="-5.35" calcext:value-type="float">
            <text:p>-5.35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1.03" calcext:value-type="float">
            <text:p>1.03</text:p>
          </table:table-cell>
          <table:table-cell office:value-type="float" office:value="72601" calcext:value-type="float">
            <text:p>72601</text:p>
          </table:table-cell>
          <table:table-cell office:value-type="float" office:value="-6215" calcext:value-type="float">
            <text:p>-6215</text:p>
          </table:table-cell>
          <table:table-cell office:value-type="float" office:value="-87440" calcext:value-type="float">
            <text:p>-87440</text:p>
          </table:table-cell>
          <table:table-cell office:value-type="float" office:value="248530" calcext:value-type="float">
            <text:p>248530</text:p>
          </table:table-cell>
          <table:table-cell table:style-name="ce103" office:value-type="float" office:value="11907" calcext:value-type="float">
            <text:p>11907</text:p>
          </table:table-cell>
          <table:table-cell table:style-name="ce113" office:value-type="float" office:value="996.35" calcext:value-type="float">
            <text:p>996.35</text:p>
          </table:table-cell>
          <table:table-cell office:value-type="float" office:value="31865.6" calcext:value-type="float">
            <text:p>31865.6</text:p>
          </table:table-cell>
          <table:table-cell table:style-name="ce111" table:formula="of:=TRUNC(SUM([.M64]-[.M63])/[.M63]*100; 2)" office:value-type="float" office:value="3.22" calcext:value-type="float">
            <text:p>3.22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1.14" calcext:value-type="float">
            <text:p>1.14</text:p>
          </table:table-cell>
          <table:table-cell office:value-type="float" office:value="81148" calcext:value-type="float">
            <text:p>81148</text:p>
          </table:table-cell>
          <table:table-cell office:value-type="float" office:value="8547" calcext:value-type="float">
            <text:p>8547</text:p>
          </table:table-cell>
          <table:table-cell office:value-type="float" office:value="-19969" calcext:value-type="float">
            <text:p>-19969</text:p>
          </table:table-cell>
          <table:table-cell office:value-type="float" office:value="30844" calcext:value-type="float">
            <text:p>30844</text:p>
          </table:table-cell>
          <table:table-cell table:style-name="ce103" office:value-type="float" office:value="62720" calcext:value-type="float">
            <text:p>62720</text:p>
          </table:table-cell>
          <table:table-cell table:style-name="ce113" office:value-type="float" office:value="341.35" calcext:value-type="float">
            <text:p>341.35</text:p>
          </table:table-cell>
          <table:table-cell office:value-type="float" office:value="32206.95" calcext:value-type="float">
            <text:p>32206.95</text:p>
          </table:table-cell>
          <table:table-cell table:style-name="ce111" table:formula="of:=TRUNC(SUM([.M65]-[.M64])/[.M64]*100; 2)" office:value-type="float" office:value="1.07" calcext:value-type="float">
            <text:p>1.07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87" calcext:value-type="float">
            <text:p>0.87</text:p>
          </table:table-cell>
          <table:table-cell office:value-type="float" office:value="79085" calcext:value-type="float">
            <text:p>79085</text:p>
          </table:table-cell>
          <table:table-cell office:value-type="float" office:value="-2063" calcext:value-type="float">
            <text:p>-2063</text:p>
          </table:table-cell>
          <table:table-cell office:value-type="float" office:value="149461" calcext:value-type="float">
            <text:p>149461</text:p>
          </table:table-cell>
          <table:table-cell office:value-type="float" office:value="107239" calcext:value-type="float">
            <text:p>107239</text:p>
          </table:table-cell>
          <table:table-cell table:style-name="ce103" office:value-type="float" office:value="-37910" calcext:value-type="float">
            <text:p>-37910</text:p>
          </table:table-cell>
          <table:table-cell table:style-name="ce113" office:value-type="float" office:value="-131.3" calcext:value-type="float">
            <text:p>-131.3</text:p>
          </table:table-cell>
          <table:table-cell office:value-type="float" office:value="32075.65" calcext:value-type="float">
            <text:p>32075.65</text:p>
          </table:table-cell>
          <table:table-cell table:style-name="ce111" table:formula="of:=TRUNC(SUM([.M66]-[.M65])/[.M65]*100; 2)" office:value-type="float" office:value="-0.4" calcext:value-type="float">
            <text:p>-0.4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1.01" calcext:value-type="float">
            <text:p>1.01</text:p>
          </table:table-cell>
          <table:table-cell office:value-type="float" office:value="70259" calcext:value-type="float">
            <text:p>70259</text:p>
          </table:table-cell>
          <table:table-cell office:value-type="float" office:value="-8826" calcext:value-type="float">
            <text:p>-8826</text:p>
          </table:table-cell>
          <table:table-cell office:value-type="float" office:value="107306" calcext:value-type="float">
            <text:p>107306</text:p>
          </table:table-cell>
          <table:table-cell office:value-type="float" office:value="149030" calcext:value-type="float">
            <text:p>149030</text:p>
          </table:table-cell>
          <table:table-cell table:style-name="ce103" office:value-type="float" office:value="3814" calcext:value-type="float">
            <text:p>3814</text:p>
          </table:table-cell>
          <table:table-cell table:style-name="ce113" office:value-type="float" office:value="-835.95" calcext:value-type="float">
            <text:p>-835.95</text:p>
          </table:table-cell>
          <table:table-cell office:value-type="float" office:value="31239.7" calcext:value-type="float">
            <text:p>31239.7</text:p>
          </table:table-cell>
          <table:table-cell table:style-name="ce111" table:formula="of:=TRUNC(SUM([.M67]-[.M66])/[.M66]*100; 2)" office:value-type="float" office:value="-2.6" calcext:value-type="float">
            <text:p>-2.6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0.76" calcext:value-type="float">
            <text:p>0.76</text:p>
          </table:table-cell>
          <table:table-cell office:value-type="float" office:value="72462" calcext:value-type="float">
            <text:p>72462</text:p>
          </table:table-cell>
          <table:table-cell office:value-type="float" office:value="2203" calcext:value-type="float">
            <text:p>2203</text:p>
          </table:table-cell>
          <table:table-cell office:value-type="float" office:value="73991" calcext:value-type="float">
            <text:p>73991</text:p>
          </table:table-cell>
          <table:table-cell office:value-type="float" office:value="-42413" calcext:value-type="float">
            <text:p>-42413</text:p>
          </table:table-cell>
          <table:table-cell table:style-name="ce103" office:value-type="float" office:value="-112590" calcext:value-type="float">
            <text:p>-112590</text:p>
          </table:table-cell>
          <table:table-cell table:style-name="ce113" office:value-type="float" office:value="-119.15" calcext:value-type="float">
            <text:p>-119.15</text:p>
          </table:table-cell>
          <table:table-cell office:value-type="float" office:value="31120.55" calcext:value-type="float">
            <text:p>31120.55</text:p>
          </table:table-cell>
          <table:table-cell table:style-name="ce111" table:formula="of:=TRUNC(SUM([.M68]-[.M67])/[.M67]*100; 2)" office:value-type="float" office:value="-0.38" calcext:value-type="float">
            <text:p>-0.38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1.21" calcext:value-type="float">
            <text:p>1.21</text:p>
          </table:table-cell>
          <table:table-cell office:value-type="float" office:value="78673" calcext:value-type="float">
            <text:p>78673</text:p>
          </table:table-cell>
          <table:table-cell office:value-type="float" office:value="6211" calcext:value-type="float">
            <text:p>6211</text:p>
          </table:table-cell>
          <table:table-cell office:value-type="float" office:value="-71077" calcext:value-type="float">
            <text:p>-71077</text:p>
          </table:table-cell>
          <table:table-cell office:value-type="float" office:value="124452" calcext:value-type="float">
            <text:p>124452</text:p>
          </table:table-cell>
          <table:table-cell table:style-name="ce103" office:value-type="float" office:value="82939" calcext:value-type="float">
            <text:p>82939</text:p>
          </table:table-cell>
          <table:table-cell table:style-name="ce113" office:value-type="float" office:value="642.3" calcext:value-type="float">
            <text:p>642.3</text:p>
          </table:table-cell>
          <table:table-cell office:value-type="float" office:value="31762.85" calcext:value-type="float">
            <text:p>31762.85</text:p>
          </table:table-cell>
          <table:table-cell table:style-name="ce111" table:formula="of:=TRUNC(SUM([.M69]-[.M68])/[.M68]*100; 2)" office:value-type="float" office:value="2.06" calcext:value-type="float">
            <text:p>2.06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1.05" calcext:value-type="float">
            <text:p>1.05</text:p>
          </table:table-cell>
          <table:table-cell office:value-type="float" office:value="77397" calcext:value-type="float">
            <text:p>77397</text:p>
          </table:table-cell>
          <table:table-cell office:value-type="float" office:value="-1276" calcext:value-type="float">
            <text:p>-1276</text:p>
          </table:table-cell>
          <table:table-cell office:value-type="float" office:value="118466" calcext:value-type="float">
            <text:p>118466</text:p>
          </table:table-cell>
          <table:table-cell office:value-type="float" office:value="123621" calcext:value-type="float">
            <text:p>123621</text:p>
          </table:table-cell>
          <table:table-cell table:style-name="ce103" office:value-type="float" office:value="19167" calcext:value-type="float">
            <text:p>19167</text:p>
          </table:table-cell>
          <table:table-cell table:style-name="ce113" office:value-type="float" office:value="-53.25" calcext:value-type="float">
            <text:p>-53.25</text:p>
          </table:table-cell>
          <table:table-cell office:value-type="float" office:value="31709.6" calcext:value-type="float">
            <text:p>31709.6</text:p>
          </table:table-cell>
          <table:table-cell table:style-name="ce111" table:formula="of:=TRUNC(SUM([.M70]-[.M69])/[.M69]*100; 2)" office:value-type="float" office:value="-0.16" calcext:value-type="float">
            <text:p>-0.16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office:value-type="string" calcext:value-type="string">
            <text:p>BANKNIFTY</text:p>
          </table:table-cell>
          <table:table-cell office:value-type="float" office:value="1.14" calcext:value-type="float">
            <text:p>1.14</text:p>
          </table:table-cell>
          <table:table-cell office:value-type="float" office:value="88925" calcext:value-type="float">
            <text:p>88925</text:p>
          </table:table-cell>
          <table:table-cell office:value-type="float" office:value="11528" calcext:value-type="float">
            <text:p>11528</text:p>
          </table:table-cell>
          <table:table-cell office:value-type="float" office:value="72494" calcext:value-type="float">
            <text:p>72494</text:p>
          </table:table-cell>
          <table:table-cell office:value-type="float" office:value="118342" calcext:value-type="float">
            <text:p>118342</text:p>
          </table:table-cell>
          <table:table-cell table:style-name="ce103" office:value-type="float" office:value="65015" calcext:value-type="float">
            <text:p>65015</text:p>
          </table:table-cell>
          <table:table-cell table:style-name="ce113" office:value-type="float" office:value="592.95" calcext:value-type="float">
            <text:p>592.95</text:p>
          </table:table-cell>
          <table:table-cell office:value-type="float" office:value="32302.55" calcext:value-type="float">
            <text:p>32302.55</text:p>
          </table:table-cell>
          <table:table-cell table:style-name="ce111" table:formula="of:=TRUNC(SUM([.M71]-[.M70])/[.M70]*100; 2)" office:value-type="float" office:value="1.86" calcext:value-type="float">
            <text:p>1.86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2]-[.M71])/[.M71]*100; 2)" office:value-type="float" office:value="-100" calcext:value-type="float">
            <text:p>-100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3]-[.M72])/[.M7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4]-[.M73])/[.M7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5]-[.M74])/[.M7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6]-[.M75])/[.M7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7]-[.M76])/[.M7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8]-[.M77])/[.M7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79]-[.M78])/[.M7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0]-[.M79])/[.M7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1]-[.M80])/[.M8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2]-[.M81])/[.M8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3]-[.M82])/[.M8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4]-[.M83])/[.M8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5]-[.M84])/[.M8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6]-[.M85])/[.M8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7]-[.M86])/[.M8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8]-[.M87])/[.M8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89]-[.M88])/[.M8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0]-[.M89])/[.M8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1]-[.M90])/[.M9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2]-[.M91])/[.M9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3]-[.M92])/[.M9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4]-[.M93])/[.M9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5]-[.M94])/[.M9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6]-[.M95])/[.M9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7]-[.M96])/[.M9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8]-[.M97])/[.M9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99]-[.M98])/[.M9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0]-[.M99])/[.M9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1]-[.M100])/[.M10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2]-[.M101])/[.M10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3]-[.M102])/[.M10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4]-[.M103])/[.M10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5]-[.M104])/[.M10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6]-[.M105])/[.M10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7]-[.M106])/[.M10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8]-[.M107])/[.M10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09]-[.M108])/[.M10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0]-[.M109])/[.M10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1]-[.M110])/[.M11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2]-[.M111])/[.M11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3]-[.M112])/[.M11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4]-[.M113])/[.M11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5]-[.M114])/[.M11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6]-[.M115])/[.M11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7]-[.M116])/[.M11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8]-[.M117])/[.M11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19]-[.M118])/[.M11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0]-[.M119])/[.M11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1]-[.M120])/[.M12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2]-[.M121])/[.M12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3]-[.M122])/[.M12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4]-[.M123])/[.M12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5]-[.M124])/[.M12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6]-[.M125])/[.M12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7]-[.M126])/[.M12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8]-[.M127])/[.M12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29]-[.M128])/[.M12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0]-[.M129])/[.M12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1]-[.M130])/[.M13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2]-[.M131])/[.M13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3]-[.M132])/[.M13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4]-[.M133])/[.M13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5]-[.M134])/[.M13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6]-[.M135])/[.M13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7]-[.M136])/[.M13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8]-[.M137])/[.M13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39]-[.M138])/[.M13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0]-[.M139])/[.M13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1]-[.M140])/[.M14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2]-[.M141])/[.M14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3]-[.M142])/[.M14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4]-[.M143])/[.M14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5]-[.M144])/[.M14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6]-[.M145])/[.M14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7]-[.M146])/[.M14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8]-[.M147])/[.M14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49]-[.M148])/[.M14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50]-[.M149])/[.M14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/>
          <table:table-cell table:style-name="ce111" table:formula="of:=TRUNC(SUM([.M151]-[.M150])/[.M15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 table:number-rows-repeated="349">
          <table:table-cell/>
          <table:table-cell table:style-name="ce113" table:number-columns-repeated="3"/>
          <table:table-cell table:number-columns-repeated="6"/>
          <table:table-cell table:style-name="ce103"/>
          <table:table-cell table:style-name="ce113"/>
          <table:table-cell table:number-columns-repeated="52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ANKNIFTY.B2:BANKNIFTY.D500 BANKNIFTY.L2:BANKNIFTY.L500">
            <calcext:condition calcext:apply-style-name="Good" calcext:value="&gt;0" calcext:base-cell-address="BANKNIFTY.B2"/>
            <calcext:condition calcext:apply-style-name="Bad" calcext:value="&lt;0" calcext:base-cell-address="BANKNIFTY.B2"/>
          </calcext:conditional-format>
          <calcext:conditional-format calcext:target-range-address="BANKNIFTY.K2:BANKNIFTY.K500">
            <calcext:condition calcext:apply-style-name="Good" calcext:value="&gt;0" calcext:base-cell-address="BANKNIFTY.K2"/>
            <calcext:condition calcext:apply-style-name="Bad" calcext:value="&lt;0" calcext:base-cell-address="BANKNIFTY.K2"/>
          </calcext:conditional-format>
          <calcext:conditional-format calcext:target-range-address="BANKNIFTY.N3:BANKNIFTY.N151">
            <calcext:condition calcext:apply-style-name="Good" calcext:value="&gt;=0.75" calcext:base-cell-address="BANKNIFTY.N3"/>
            <calcext:condition calcext:apply-style-name="Bad" calcext:value="&lt;=-0.75" calcext:base-cell-address="BANKNIFTY.N3"/>
          </calcext:conditional-format>
        </calcext:conditional-formats>
      </table:table>
      <table:table table:name="FINNIFTY" table:style-name="ta1">
        <table:table-column table:style-name="co4" table:default-cell-style-name="ce101"/>
        <table:table-column table:style-name="co2" table:default-cell-style-name="ce101"/>
        <table:table-column table:style-name="co3" table:default-cell-style-name="ce101"/>
        <table:table-column table:style-name="co12" table:default-cell-style-name="ce101"/>
        <table:table-column table:style-name="co4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8" table:default-cell-style-name="ce101"/>
        <table:table-column table:style-name="co19" table:default-cell-style-name="ce101"/>
        <table:table-column table:style-name="co25" table:number-columns-repeated="2" table:default-cell-style-name="ce101"/>
        <table:table-column table:style-name="co4" table:number-columns-repeated="52" table:default-cell-style-name="ce101"/>
        <table:table-row table:style-name="ro1">
          <table:table-cell table:style-name="ce99" office:value-type="string" calcext:value-type="string">
            <text:p>Date</text:p>
          </table:table-cell>
          <table:table-cell table:style-name="ce112" office:value-type="string" calcext:value-type="string">
            <text:p>NIFTY</text:p>
          </table:table-cell>
          <table:table-cell table:style-name="ce114" office:value-type="string" calcext:value-type="string">
            <text:p>BANKNIFTY</text:p>
          </table:table-cell>
          <table:table-cell table:style-name="ce114" office:value-type="string" calcext:value-type="string">
            <text:p>FINNIFTY</text:p>
          </table:table-cell>
          <table:table-cell table:style-name="ce114" office:value-type="string" calcext:value-type="string">
            <text:p>SYMBOL</text:p>
          </table:table-cell>
          <table:table-cell table:style-name="ce114" office:value-type="string" calcext:value-type="string">
            <text:p>PCR</text:p>
          </table:table-cell>
          <table:table-cell table:style-name="ce114" office:value-type="string" calcext:value-type="string">
            <text:p>OPEN_INT</text:p>
          </table:table-cell>
          <table:table-cell table:style-name="ce107" office:value-type="string" calcext:value-type="string">
            <text:p>CHG_IN_OI</text:p>
          </table:table-cell>
          <table:table-cell table:style-name="ce107" office:value-type="string" calcext:value-type="string">
            <text:p>CALL_CHG_IN_OI</text:p>
          </table:table-cell>
          <table:table-cell table:style-name="ce107" office:value-type="string" calcext:value-type="string">
            <text:p>PUT_CHG_IN_OI</text:p>
          </table:table-cell>
          <table:table-cell table:style-name="ce107" office:value-type="string" calcext:value-type="string">
            <text:p>DIFF_PUT_CALL</text:p>
          </table:table-cell>
          <table:table-cell table:style-name="ce107" office:value-type="string" calcext:value-type="string">
            <text:p>DAY_PRICE_CHG</text:p>
          </table:table-cell>
          <table:table-cell table:style-name="ce107" office:value-type="string" calcext:value-type="string">
            <text:p>CLOSE</text:p>
          </table:table-cell>
          <table:table-cell table:number-columns-repeated="51"/>
        </table:table-row>
        <table:table-row table:style-name="ro2">
          <table:table-cell table:style-name="ce100" table:formula="of:=[$PCR.A2]" office:value-type="date" office:date-value="2021-01-11" calcext:value-type="date">
            <text:p>11/01/21</text:p>
          </table:table-cell>
          <table:table-cell table:style-name="ce50" table:formula="of:=[$PCR.B2]" office:value-type="float" office:value="0" calcext:value-type="float">
            <text:p>0</text:p>
          </table:table-cell>
          <table:table-cell table:style-name="ce50" table:formula="of:=[$PCR.C2]" office:value-type="float" office:value="0" calcext:value-type="float">
            <text:p>0</text:p>
          </table:table-cell>
          <table:table-cell table:style-name="ce50" table:formula="of:=[$PCR.D2]" office:value-type="float" office:value="0" calcext:value-type="float">
            <text:p>0</text:p>
          </table:table-cell>
          <table:table-cell table:style-name="Default" table:number-columns-repeated="7"/>
          <table:table-cell table:style-name="ce51" office:value-type="float" office:value="0" calcext:value-type="float">
            <text:p>0</text:p>
          </table:table-cell>
          <table:table-cell table:style-name="Default"/>
          <table:table-cell table:number-columns-repeated="51"/>
        </table:table-row>
        <table:table-row table:style-name="ro2">
          <table:table-cell table:style-name="ce100" table:formula="of:=[$PCR.A3]" office:value-type="date" office:date-value="2021-01-12" calcext:value-type="date">
            <text:p>12/01/21</text:p>
          </table:table-cell>
          <table:table-cell table:style-name="ce50" table:formula="of:=[$PCR.B3]" office:value-type="float" office:value="0" calcext:value-type="float">
            <text:p>0</text:p>
          </table:table-cell>
          <table:table-cell table:style-name="ce50" table:formula="of:=[$PCR.C3]" office:value-type="float" office:value="0" calcext:value-type="float">
            <text:p>0</text:p>
          </table:table-cell>
          <table:table-cell table:style-name="ce50" table:formula="of:=[$PCR.D3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01" calcext:value-type="float">
            <text:p>1.01</text:p>
          </table:table-cell>
          <table:table-cell office:value-type="float" office:value="2401" calcext:value-type="float">
            <text:p>2401</text:p>
          </table:table-cell>
          <table:table-cell office:value-type="float" office:value="454" calcext:value-type="float">
            <text:p>454</text:p>
          </table:table-cell>
          <table:table-cell office:value-type="float" office:value="3834" calcext:value-type="float">
            <text:p>3834</text:p>
          </table:table-cell>
          <table:table-cell office:value-type="float" office:value="2221" calcext:value-type="float">
            <text:p>2221</text:p>
          </table:table-cell>
          <table:table-cell table:style-name="ce50" office:value-type="float" office:value="232" calcext:value-type="float">
            <text:p>232</text:p>
          </table:table-cell>
          <table:table-cell table:style-name="ce52" office:value-type="float" office:value="87.95" calcext:value-type="float">
            <text:p>87.95</text:p>
          </table:table-cell>
          <table:table-cell office:value-type="float" office:value="15740.8" calcext:value-type="float">
            <text:p>15740.8</text:p>
          </table:table-cell>
          <table:table-cell table:number-columns-repeated="51"/>
        </table:table-row>
        <table:table-row table:style-name="ro2">
          <table:table-cell table:style-name="ce100" table:formula="of:=[$PCR.A4]" office:value-type="date" office:date-value="2021-01-13" calcext:value-type="date">
            <text:p>13/01/21</text:p>
          </table:table-cell>
          <table:table-cell table:style-name="ce50" table:formula="of:=[$PCR.B4]" office:value-type="float" office:value="0" calcext:value-type="float">
            <text:p>0</text:p>
          </table:table-cell>
          <table:table-cell table:style-name="ce50" table:formula="of:=[$PCR.C4]" office:value-type="float" office:value="0" calcext:value-type="float">
            <text:p>0</text:p>
          </table:table-cell>
          <table:table-cell table:style-name="ce50" table:formula="of:=[$PCR.D4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84" calcext:value-type="float">
            <text:p>0.84</text:p>
          </table:table-cell>
          <table:table-cell office:value-type="float" office:value="2717" calcext:value-type="float">
            <text:p>2717</text:p>
          </table:table-cell>
          <table:table-cell office:value-type="float" office:value="316" calcext:value-type="float">
            <text:p>316</text:p>
          </table:table-cell>
          <table:table-cell office:value-type="float" office:value="-2736" calcext:value-type="float">
            <text:p>-2736</text:p>
          </table:table-cell>
          <table:table-cell office:value-type="float" office:value="-5003" calcext:value-type="float">
            <text:p>-5003</text:p>
          </table:table-cell>
          <table:table-cell table:style-name="ce50" office:value-type="float" office:value="-2035" calcext:value-type="float">
            <text:p>-2035</text:p>
          </table:table-cell>
          <table:table-cell table:style-name="ce52" office:value-type="float" office:value="-95.1" calcext:value-type="float">
            <text:p>-95.1</text:p>
          </table:table-cell>
          <table:table-cell office:value-type="float" office:value="15645.7" calcext:value-type="float">
            <text:p>15645.7</text:p>
          </table:table-cell>
          <table:table-cell table:style-name="ce53" table:formula="of:=TRUNC(SUM([.M4]-[.M3])/[.M3]*100; 2)" office:value-type="float" office:value="-0.6" calcext:value-type="float">
            <text:p>-0.6</text:p>
          </table:table-cell>
          <table:table-cell table:number-columns-repeated="50"/>
        </table:table-row>
        <table:table-row table:style-name="ro2">
          <table:table-cell table:style-name="ce100" table:formula="of:=[$PCR.A5]" office:value-type="date" office:date-value="2021-01-14" calcext:value-type="date">
            <text:p>14/01/21</text:p>
          </table:table-cell>
          <table:table-cell table:style-name="ce50" table:formula="of:=[$PCR.B5]" office:value-type="float" office:value="0" calcext:value-type="float">
            <text:p>0</text:p>
          </table:table-cell>
          <table:table-cell table:style-name="ce50" table:formula="of:=[$PCR.C5]" office:value-type="float" office:value="0" calcext:value-type="float">
            <text:p>0</text:p>
          </table:table-cell>
          <table:table-cell table:style-name="ce50" table:formula="of:=[$PCR.D5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53" calcext:value-type="float">
            <text:p>1.53</text:p>
          </table:table-cell>
          <table:table-cell office:value-type="float" office:value="2268" calcext:value-type="float">
            <text:p>2268</text:p>
          </table:table-cell>
          <table:table-cell office:value-type="float" office:value="-449" calcext:value-type="float">
            <text:p>-449</text:p>
          </table:table-cell>
          <table:table-cell office:value-type="float" office:value="-1903" calcext:value-type="float">
            <text:p>-1903</text:p>
          </table:table-cell>
          <table:table-cell office:value-type="float" office:value="5959" calcext:value-type="float">
            <text:p>5959</text:p>
          </table:table-cell>
          <table:table-cell table:style-name="ce50" office:value-type="float" office:value="5827" calcext:value-type="float">
            <text:p>5827</text:p>
          </table:table-cell>
          <table:table-cell table:style-name="ce52" office:value-type="float" office:value="-40.5" calcext:value-type="float">
            <text:p>-40.5</text:p>
          </table:table-cell>
          <table:table-cell office:value-type="float" office:value="15605.2" calcext:value-type="float">
            <text:p>15605.2</text:p>
          </table:table-cell>
          <table:table-cell table:style-name="ce53" table:formula="of:=TRUNC(SUM([.M5]-[.M4])/[.M4]*100; 2)" office:value-type="float" office:value="-0.25" calcext:value-type="float">
            <text:p>-0.25</text:p>
          </table:table-cell>
          <table:table-cell table:number-columns-repeated="50"/>
        </table:table-row>
        <table:table-row table:style-name="ro2">
          <table:table-cell table:style-name="ce100" table:formula="of:=[$PCR.A6]" office:value-type="date" office:date-value="2021-01-15" calcext:value-type="date">
            <text:p>15/01/21</text:p>
          </table:table-cell>
          <table:table-cell table:style-name="ce50" table:formula="of:=[$PCR.B6]" office:value-type="float" office:value="0" calcext:value-type="float">
            <text:p>0</text:p>
          </table:table-cell>
          <table:table-cell table:style-name="ce50" table:formula="of:=[$PCR.C6]" office:value-type="float" office:value="0" calcext:value-type="float">
            <text:p>0</text:p>
          </table:table-cell>
          <table:table-cell table:style-name="ce50" table:formula="of:=[$PCR.D6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98" calcext:value-type="float">
            <text:p>0.98</text:p>
          </table:table-cell>
          <table:table-cell office:value-type="float" office:value="1771" calcext:value-type="float">
            <text:p>1771</text:p>
          </table:table-cell>
          <table:table-cell office:value-type="float" office:value="388" calcext:value-type="float">
            <text:p>388</text:p>
          </table:table-cell>
          <table:table-cell office:value-type="float" office:value="3623" calcext:value-type="float">
            <text:p>3623</text:p>
          </table:table-cell>
          <table:table-cell office:value-type="float" office:value="2969" calcext:value-type="float">
            <text:p>2969</text:p>
          </table:table-cell>
          <table:table-cell table:style-name="ce50" office:value-type="float" office:value="-106" calcext:value-type="float">
            <text:p>-106</text:p>
          </table:table-cell>
          <table:table-cell table:style-name="ce52" office:value-type="float" office:value="-128.7" calcext:value-type="float">
            <text:p>-128.7</text:p>
          </table:table-cell>
          <table:table-cell office:value-type="float" office:value="15476.5" calcext:value-type="float">
            <text:p>15476.5</text:p>
          </table:table-cell>
          <table:table-cell table:style-name="ce53" table:formula="of:=TRUNC(SUM([.M6]-[.M5])/[.M5]*100; 2)" office:value-type="float" office:value="-0.82" calcext:value-type="float">
            <text:p>-0.82</text:p>
          </table:table-cell>
          <table:table-cell table:number-columns-repeated="50"/>
        </table:table-row>
        <table:table-row table:style-name="ro2">
          <table:table-cell table:style-name="ce100" table:formula="of:=[$PCR.A7]" office:value-type="date" office:date-value="2021-01-18" calcext:value-type="date">
            <text:p>18/01/21</text:p>
          </table:table-cell>
          <table:table-cell table:style-name="ce50" table:formula="of:=[$PCR.B7]" office:value-type="float" office:value="0" calcext:value-type="float">
            <text:p>0</text:p>
          </table:table-cell>
          <table:table-cell table:style-name="ce50" table:formula="of:=[$PCR.C7]" office:value-type="float" office:value="0" calcext:value-type="float">
            <text:p>0</text:p>
          </table:table-cell>
          <table:table-cell table:style-name="ce50" table:formula="of:=[$PCR.D7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73" calcext:value-type="float">
            <text:p>0.73</text:p>
          </table:table-cell>
          <table:table-cell office:value-type="float" office:value="1743" calcext:value-type="float">
            <text:p>1743</text:p>
          </table:table-cell>
          <table:table-cell office:value-type="float" office:value="-28" calcext:value-type="float">
            <text:p>-28</text:p>
          </table:table-cell>
          <table:table-cell office:value-type="float" office:value="3381" calcext:value-type="float">
            <text:p>3381</text:p>
          </table:table-cell>
          <table:table-cell office:value-type="float" office:value="1421" calcext:value-type="float">
            <text:p>1421</text:p>
          </table:table-cell>
          <table:table-cell table:style-name="ce50" office:value-type="float" office:value="-2066" calcext:value-type="float">
            <text:p>-2066</text:p>
          </table:table-cell>
          <table:table-cell table:style-name="ce52" office:value-type="float" office:value="-244.65" calcext:value-type="float">
            <text:p>-244.65</text:p>
          </table:table-cell>
          <table:table-cell office:value-type="float" office:value="15231.85" calcext:value-type="float">
            <text:p>15231.85</text:p>
          </table:table-cell>
          <table:table-cell table:style-name="ce53" table:formula="of:=TRUNC(SUM([.M7]-[.M6])/[.M6]*100; 2)" office:value-type="float" office:value="-1.58" calcext:value-type="float">
            <text:p>-1.58</text:p>
          </table:table-cell>
          <table:table-cell table:number-columns-repeated="50"/>
        </table:table-row>
        <table:table-row table:style-name="ro2">
          <table:table-cell table:style-name="ce100" table:formula="of:=[$PCR.A8]" office:value-type="date" office:date-value="2021-01-19" calcext:value-type="date">
            <text:p>19/01/21</text:p>
          </table:table-cell>
          <table:table-cell table:style-name="ce50" table:formula="of:=[$PCR.B8]" office:value-type="float" office:value="0" calcext:value-type="float">
            <text:p>0</text:p>
          </table:table-cell>
          <table:table-cell table:style-name="ce50" table:formula="of:=[$PCR.C8]" office:value-type="float" office:value="0" calcext:value-type="float">
            <text:p>0</text:p>
          </table:table-cell>
          <table:table-cell table:style-name="ce50" table:formula="of:=[$PCR.D8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02" calcext:value-type="float">
            <text:p>1.02</text:p>
          </table:table-cell>
          <table:table-cell office:value-type="float" office:value="1662" calcext:value-type="float">
            <text:p>1662</text:p>
          </table:table-cell>
          <table:table-cell office:value-type="float" office:value="-81" calcext:value-type="float">
            <text:p>-81</text:p>
          </table:table-cell>
          <table:table-cell office:value-type="float" office:value="209" calcext:value-type="float">
            <text:p>209</text:p>
          </table:table-cell>
          <table:table-cell office:value-type="float" office:value="2452" calcext:value-type="float">
            <text:p>2452</text:p>
          </table:table-cell>
          <table:table-cell table:style-name="ce50" office:value-type="float" office:value="177" calcext:value-type="float">
            <text:p>177</text:p>
          </table:table-cell>
          <table:table-cell table:style-name="ce52" office:value-type="float" office:value="403.6" calcext:value-type="float">
            <text:p>403.6</text:p>
          </table:table-cell>
          <table:table-cell office:value-type="float" office:value="15635.45" calcext:value-type="float">
            <text:p>15635.45</text:p>
          </table:table-cell>
          <table:table-cell table:style-name="ce53" table:formula="of:=TRUNC(SUM([.M8]-[.M7])/[.M7]*100; 2)" office:value-type="float" office:value="2.64" calcext:value-type="float">
            <text:p>2.64</text:p>
          </table:table-cell>
          <table:table-cell table:number-columns-repeated="50"/>
        </table:table-row>
        <table:table-row table:style-name="ro2">
          <table:table-cell table:style-name="ce100" table:formula="of:=[$PCR.A9]" office:value-type="date" office:date-value="2021-01-20" calcext:value-type="date">
            <text:p>20/01/21</text:p>
          </table:table-cell>
          <table:table-cell table:style-name="ce50" table:formula="of:=[$PCR.B9]" office:value-type="float" office:value="0" calcext:value-type="float">
            <text:p>0</text:p>
          </table:table-cell>
          <table:table-cell table:style-name="ce50" table:formula="of:=[$PCR.C9]" office:value-type="float" office:value="0" calcext:value-type="float">
            <text:p>0</text:p>
          </table:table-cell>
          <table:table-cell table:style-name="ce50" table:formula="of:=[$PCR.D9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33" calcext:value-type="float">
            <text:p>1.33</text:p>
          </table:table-cell>
          <table:table-cell office:value-type="float" office:value="1363" calcext:value-type="float">
            <text:p>1363</text:p>
          </table:table-cell>
          <table:table-cell office:value-type="float" office:value="-299" calcext:value-type="float">
            <text:p>-299</text:p>
          </table:table-cell>
          <table:table-cell office:value-type="float" office:value="-595" calcext:value-type="float">
            <text:p>-595</text:p>
          </table:table-cell>
          <table:table-cell office:value-type="float" office:value="1636" calcext:value-type="float">
            <text:p>1636</text:p>
          </table:table-cell>
          <table:table-cell table:style-name="ce50" office:value-type="float" office:value="2408" calcext:value-type="float">
            <text:p>2408</text:p>
          </table:table-cell>
          <table:table-cell table:style-name="ce52" office:value-type="float" office:value="33.7" calcext:value-type="float">
            <text:p>33.7</text:p>
          </table:table-cell>
          <table:table-cell office:value-type="float" office:value="15669.15" calcext:value-type="float">
            <text:p>15669.15</text:p>
          </table:table-cell>
          <table:table-cell table:style-name="ce53" table:formula="of:=TRUNC(SUM([.M9]-[.M8])/[.M8]*100; 2)" office:value-type="float" office:value="0.21" calcext:value-type="float">
            <text:p>0.21</text:p>
          </table:table-cell>
          <table:table-cell table:number-columns-repeated="50"/>
        </table:table-row>
        <table:table-row table:style-name="ro2">
          <table:table-cell table:style-name="ce100" table:formula="of:=[$PCR.A10]" office:value-type="date" office:date-value="2021-01-21" calcext:value-type="date">
            <text:p>21/01/21</text:p>
          </table:table-cell>
          <table:table-cell table:style-name="ce50" table:formula="of:=[$PCR.B10]" office:value-type="float" office:value="0" calcext:value-type="float">
            <text:p>0</text:p>
          </table:table-cell>
          <table:table-cell table:style-name="ce50" table:formula="of:=[$PCR.C10]" office:value-type="float" office:value="0" calcext:value-type="float">
            <text:p>0</text:p>
          </table:table-cell>
          <table:table-cell table:style-name="ce50" table:formula="of:=[$PCR.D10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22" calcext:value-type="float">
            <text:p>1.22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 office:value-type="float" office:value="-241" calcext:value-type="float">
            <text:p>-241</text:p>
          </table:table-cell>
          <table:table-cell office:value-type="float" office:value="-1117" calcext:value-type="float">
            <text:p>-1117</text:p>
          </table:table-cell>
          <table:table-cell table:style-name="ce50" office:value-type="float" office:value="1532" calcext:value-type="float">
            <text:p>1532</text:p>
          </table:table-cell>
          <table:table-cell table:style-name="ce52" office:value-type="float" office:value="-142.2" calcext:value-type="float">
            <text:p>-142.2</text:p>
          </table:table-cell>
          <table:table-cell office:value-type="float" office:value="15526.95" calcext:value-type="float">
            <text:p>15526.95</text:p>
          </table:table-cell>
          <table:table-cell table:style-name="ce53" table:formula="of:=TRUNC(SUM([.M10]-[.M9])/[.M9]*100; 2)" office:value-type="float" office:value="-0.9" calcext:value-type="float">
            <text:p>-0.9</text:p>
          </table:table-cell>
          <table:table-cell table:number-columns-repeated="50"/>
        </table:table-row>
        <table:table-row table:style-name="ro2">
          <table:table-cell table:style-name="ce100" table:formula="of:=[$PCR.A11]" office:value-type="date" office:date-value="2021-01-22" calcext:value-type="date">
            <text:p>22/01/21</text:p>
          </table:table-cell>
          <table:table-cell table:style-name="ce50" table:formula="of:=[$PCR.B11]" office:value-type="float" office:value="0" calcext:value-type="float">
            <text:p>0</text:p>
          </table:table-cell>
          <table:table-cell table:style-name="ce50" table:formula="of:=[$PCR.C11]" office:value-type="float" office:value="0" calcext:value-type="float">
            <text:p>0</text:p>
          </table:table-cell>
          <table:table-cell table:style-name="ce50" table:formula="of:=[$PCR.D11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47" calcext:value-type="float">
            <text:p>0.47</text:p>
          </table:table-cell>
          <table:table-cell office:value-type="float" office:value="1436" calcext:value-type="float">
            <text:p>1436</text:p>
          </table:table-cell>
          <table:table-cell office:value-type="float" office:value="317" calcext:value-type="float">
            <text:p>317</text:p>
          </table:table-cell>
          <table:table-cell office:value-type="float" office:value="2138" calcext:value-type="float">
            <text:p>2138</text:p>
          </table:table-cell>
          <table:table-cell office:value-type="float" office:value="-715" calcext:value-type="float">
            <text:p>-715</text:p>
          </table:table-cell>
          <table:table-cell table:style-name="ce50" office:value-type="float" office:value="-2597" calcext:value-type="float">
            <text:p>-2597</text:p>
          </table:table-cell>
          <table:table-cell table:style-name="ce52" office:value-type="float" office:value="-380.25" calcext:value-type="float">
            <text:p>-380.25</text:p>
          </table:table-cell>
          <table:table-cell office:value-type="float" office:value="15146.7" calcext:value-type="float">
            <text:p>15146.7</text:p>
          </table:table-cell>
          <table:table-cell table:style-name="ce53" table:formula="of:=TRUNC(SUM([.M11]-[.M10])/[.M10]*100; 2)" office:value-type="float" office:value="-2.44" calcext:value-type="float">
            <text:p>-2.44</text:p>
          </table:table-cell>
          <table:table-cell table:number-columns-repeated="50"/>
        </table:table-row>
        <table:table-row table:style-name="ro2">
          <table:table-cell table:style-name="ce100" table:formula="of:=[$PCR.A12]" office:value-type="date" office:date-value="2021-01-25" calcext:value-type="date">
            <text:p>25/01/21</text:p>
          </table:table-cell>
          <table:table-cell table:style-name="ce50" table:formula="of:=[$PCR.B12]" office:value-type="float" office:value="0" calcext:value-type="float">
            <text:p>0</text:p>
          </table:table-cell>
          <table:table-cell table:style-name="ce50" table:formula="of:=[$PCR.C12]" office:value-type="float" office:value="0" calcext:value-type="float">
            <text:p>0</text:p>
          </table:table-cell>
          <table:table-cell table:style-name="ce50" table:formula="of:=[$PCR.D12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48" calcext:value-type="float">
            <text:p>0.48</text:p>
          </table:table-cell>
          <table:table-cell office:value-type="float" office:value="1365" calcext:value-type="float">
            <text:p>1365</text:p>
          </table:table-cell>
          <table:table-cell office:value-type="float" office:value="-71" calcext:value-type="float">
            <text:p>-71</text:p>
          </table:table-cell>
          <table:table-cell office:value-type="float" office:value="1058" calcext:value-type="float">
            <text:p>1058</text:p>
          </table:table-cell>
          <table:table-cell office:value-type="float" office:value="578" calcext:value-type="float">
            <text:p>578</text:p>
          </table:table-cell>
          <table:table-cell table:style-name="ce50" office:value-type="float" office:value="-3077" calcext:value-type="float">
            <text:p>-3077</text:p>
          </table:table-cell>
          <table:table-cell table:style-name="ce52" office:value-type="float" office:value="0.6" calcext:value-type="float">
            <text:p>0.6</text:p>
          </table:table-cell>
          <table:table-cell office:value-type="float" office:value="15147.3" calcext:value-type="float">
            <text:p>15147.3</text:p>
          </table:table-cell>
          <table:table-cell table:style-name="ce53" table:formula="of:=TRUNC(SUM([.M12]-[.M11])/[.M11]*100; 2)" office:value-type="float" office:value="0" calcext:value-type="float">
            <text:p>0</text:p>
          </table:table-cell>
          <table:table-cell table:number-columns-repeated="50"/>
        </table:table-row>
        <table:table-row table:style-name="ro2">
          <table:table-cell table:style-name="ce100" table:formula="of:=[$PCR.A13]" office:value-type="date" office:date-value="2021-01-27" calcext:value-type="date">
            <text:p>27/01/21</text:p>
          </table:table-cell>
          <table:table-cell table:style-name="ce50" table:formula="of:=[$PCR.B13]" office:value-type="float" office:value="0" calcext:value-type="float">
            <text:p>0</text:p>
          </table:table-cell>
          <table:table-cell table:style-name="ce50" table:formula="of:=[$PCR.C13]" office:value-type="float" office:value="0" calcext:value-type="float">
            <text:p>0</text:p>
          </table:table-cell>
          <table:table-cell table:style-name="ce50" table:formula="of:=[$PCR.D13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45" calcext:value-type="float">
            <text:p>0.45</text:p>
          </table:table-cell>
          <table:table-cell office:value-type="float" office:value="1102" calcext:value-type="float">
            <text:p>1102</text:p>
          </table:table-cell>
          <table:table-cell office:value-type="float" office:value="-263" calcext:value-type="float">
            <text:p>-263</text:p>
          </table:table-cell>
          <table:table-cell office:value-type="float" office:value="1849" calcext:value-type="float">
            <text:p>1849</text:p>
          </table:table-cell>
          <table:table-cell office:value-type="float" office:value="690" calcext:value-type="float">
            <text:p>690</text:p>
          </table:table-cell>
          <table:table-cell table:style-name="ce50" office:value-type="float" office:value="-4236" calcext:value-type="float">
            <text:p>-4236</text:p>
          </table:table-cell>
          <table:table-cell table:style-name="ce52" office:value-type="float" office:value="-394.65" calcext:value-type="float">
            <text:p>-394.65</text:p>
          </table:table-cell>
          <table:table-cell office:value-type="float" office:value="14752.65" calcext:value-type="float">
            <text:p>14752.65</text:p>
          </table:table-cell>
          <table:table-cell table:style-name="ce53" table:formula="of:=TRUNC(SUM([.M13]-[.M12])/[.M12]*100; 2)" office:value-type="float" office:value="-2.6" calcext:value-type="float">
            <text:p>-2.6</text:p>
          </table:table-cell>
          <table:table-cell table:number-columns-repeated="50"/>
        </table:table-row>
        <table:table-row table:style-name="ro2">
          <table:table-cell table:style-name="ce100" table:formula="of:=[$PCR.A14]" office:value-type="date" office:date-value="2021-01-28" calcext:value-type="date">
            <text:p>28/01/21</text:p>
          </table:table-cell>
          <table:table-cell table:style-name="ce50" table:formula="of:=[$PCR.B14]" office:value-type="float" office:value="0" calcext:value-type="float">
            <text:p>0</text:p>
          </table:table-cell>
          <table:table-cell table:style-name="ce50" table:formula="of:=[$PCR.C14]" office:value-type="float" office:value="0" calcext:value-type="float">
            <text:p>0</text:p>
          </table:table-cell>
          <table:table-cell table:style-name="ce50" table:formula="of:=[$PCR.D14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69" calcext:value-type="float">
            <text:p>0.69</text:p>
          </table:table-cell>
          <table:table-cell office:value-type="float" office:value="876" calcext:value-type="float">
            <text:p>876</text:p>
          </table:table-cell>
          <table:table-cell office:value-type="float" office:value="-226" calcext:value-type="float">
            <text:p>-226</text:p>
          </table:table-cell>
          <table:table-cell office:value-type="float" office:value="395" calcext:value-type="float">
            <text:p>395</text:p>
          </table:table-cell>
          <table:table-cell office:value-type="float" office:value="2090" calcext:value-type="float">
            <text:p>2090</text:p>
          </table:table-cell>
          <table:table-cell table:style-name="ce50" office:value-type="float" office:value="-2541" calcext:value-type="float">
            <text:p>-2541</text:p>
          </table:table-cell>
          <table:table-cell table:style-name="ce52" office:value-type="float" office:value="-164.7" calcext:value-type="float">
            <text:p>-164.7</text:p>
          </table:table-cell>
          <table:table-cell office:value-type="float" office:value="14587.95" calcext:value-type="float">
            <text:p>14587.95</text:p>
          </table:table-cell>
          <table:table-cell table:style-name="ce53" table:formula="of:=TRUNC(SUM([.M14]-[.M13])/[.M13]*100; 2)" office:value-type="float" office:value="-1.11" calcext:value-type="float">
            <text:p>-1.11</text:p>
          </table:table-cell>
          <table:table-cell table:number-columns-repeated="50"/>
        </table:table-row>
        <table:table-row table:style-name="ro2">
          <table:table-cell table:style-name="ce100" table:formula="of:=[$PCR.A15]" office:value-type="date" office:date-value="2021-01-29" calcext:value-type="date">
            <text:p>29/01/21</text:p>
          </table:table-cell>
          <table:table-cell table:style-name="ce50" table:formula="of:=[$PCR.B15]" office:value-type="float" office:value="0" calcext:value-type="float">
            <text:p>0</text:p>
          </table:table-cell>
          <table:table-cell table:style-name="ce50" table:formula="of:=[$PCR.C15]" office:value-type="float" office:value="0" calcext:value-type="float">
            <text:p>0</text:p>
          </table:table-cell>
          <table:table-cell table:style-name="ce50" table:formula="of:=[$PCR.D15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85" calcext:value-type="float">
            <text:p>0.85</text:p>
          </table:table-cell>
          <table:table-cell office:value-type="float" office:value="682" calcext:value-type="float">
            <text:p>682</text:p>
          </table:table-cell>
          <table:table-cell office:value-type="float" office:value="159" calcext:value-type="float">
            <text:p>159</text:p>
          </table:table-cell>
          <table:table-cell office:value-type="float" office:value="954" calcext:value-type="float">
            <text:p>954</text:p>
          </table:table-cell>
          <table:table-cell office:value-type="float" office:value="887" calcext:value-type="float">
            <text:p>887</text:p>
          </table:table-cell>
          <table:table-cell table:style-name="ce50" office:value-type="float" office:value="-181" calcext:value-type="float">
            <text:p>-181</text:p>
          </table:table-cell>
          <table:table-cell table:style-name="ce52" office:value-type="float" office:value="40.6" calcext:value-type="float">
            <text:p>40.6</text:p>
          </table:table-cell>
          <table:table-cell office:value-type="float" office:value="14628.55" calcext:value-type="float">
            <text:p>14628.55</text:p>
          </table:table-cell>
          <table:table-cell table:style-name="ce53" table:formula="of:=TRUNC(SUM([.M15]-[.M14])/[.M14]*100; 2)" office:value-type="float" office:value="0.27" calcext:value-type="float">
            <text:p>0.27</text:p>
          </table:table-cell>
          <table:table-cell table:number-columns-repeated="50"/>
        </table:table-row>
        <table:table-row table:style-name="ro2">
          <table:table-cell table:style-name="ce100" table:formula="of:=[$PCR.A16]" office:value-type="date" office:date-value="2021-02-01" calcext:value-type="date">
            <text:p>01/02/21</text:p>
          </table:table-cell>
          <table:table-cell table:style-name="ce50" table:formula="of:=[$PCR.B16]" office:value-type="float" office:value="0" calcext:value-type="float">
            <text:p>0</text:p>
          </table:table-cell>
          <table:table-cell table:style-name="ce50" table:formula="of:=[$PCR.C16]" office:value-type="float" office:value="0" calcext:value-type="float">
            <text:p>0</text:p>
          </table:table-cell>
          <table:table-cell table:style-name="ce50" table:formula="of:=[$PCR.D16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2.35" calcext:value-type="float">
            <text:p>2.35</text:p>
          </table:table-cell>
          <table:table-cell office:value-type="float" office:value="1069" calcext:value-type="float">
            <text:p>1069</text:p>
          </table:table-cell>
          <table:table-cell office:value-type="float" office:value="387" calcext:value-type="float">
            <text:p>387</text:p>
          </table:table-cell>
          <table:table-cell office:value-type="float" office:value="1646" calcext:value-type="float">
            <text:p>1646</text:p>
          </table:table-cell>
          <table:table-cell office:value-type="float" office:value="5618" calcext:value-type="float">
            <text:p>5618</text:p>
          </table:table-cell>
          <table:table-cell table:style-name="ce50" office:value-type="float" office:value="3791" calcext:value-type="float">
            <text:p>3791</text:p>
          </table:table-cell>
          <table:table-cell table:style-name="ce52" office:value-type="float" office:value="1124.1" calcext:value-type="float">
            <text:p>1124.1</text:p>
          </table:table-cell>
          <table:table-cell office:value-type="float" office:value="15752.65" calcext:value-type="float">
            <text:p>15752.65</text:p>
          </table:table-cell>
          <table:table-cell table:style-name="ce53" table:formula="of:=TRUNC(SUM([.M16]-[.M15])/[.M15]*100; 2)" office:value-type="float" office:value="7.68" calcext:value-type="float">
            <text:p>7.68</text:p>
          </table:table-cell>
          <table:table-cell table:number-columns-repeated="50"/>
        </table:table-row>
        <table:table-row table:style-name="ro2">
          <table:table-cell table:style-name="ce100" table:formula="of:=[$PCR.A17]" office:value-type="date" office:date-value="2021-02-02" calcext:value-type="date">
            <text:p>02/02/21</text:p>
          </table:table-cell>
          <table:table-cell table:style-name="ce50" table:formula="of:=[$PCR.B17]" office:value-type="float" office:value="0" calcext:value-type="float">
            <text:p>0</text:p>
          </table:table-cell>
          <table:table-cell table:style-name="ce50" table:formula="of:=[$PCR.C17]" office:value-type="float" office:value="0" calcext:value-type="float">
            <text:p>0</text:p>
          </table:table-cell>
          <table:table-cell table:style-name="ce50" table:formula="of:=[$PCR.D17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2.28" calcext:value-type="float">
            <text:p>2.28</text:p>
          </table:table-cell>
          <table:table-cell office:value-type="float" office:value="1029" calcext:value-type="float">
            <text:p>1029</text:p>
          </table:table-cell>
          <table:table-cell office:value-type="float" office:value="-40" calcext:value-type="float">
            <text:p>-40</text:p>
          </table:table-cell>
          <table:table-cell office:value-type="float" office:value="1269" calcext:value-type="float">
            <text:p>1269</text:p>
          </table:table-cell>
          <table:table-cell office:value-type="float" office:value="2716" calcext:value-type="float">
            <text:p>2716</text:p>
          </table:table-cell>
          <table:table-cell table:style-name="ce50" office:value-type="float" office:value="5238" calcext:value-type="float">
            <text:p>5238</text:p>
          </table:table-cell>
          <table:table-cell table:style-name="ce52" office:value-type="float" office:value="468.65" calcext:value-type="float">
            <text:p>468.65</text:p>
          </table:table-cell>
          <table:table-cell office:value-type="float" office:value="16221.3" calcext:value-type="float">
            <text:p>16221.3</text:p>
          </table:table-cell>
          <table:table-cell table:style-name="ce53" table:formula="of:=TRUNC(SUM([.M17]-[.M16])/[.M16]*100; 2)" office:value-type="float" office:value="2.97" calcext:value-type="float">
            <text:p>2.97</text:p>
          </table:table-cell>
          <table:table-cell table:number-columns-repeated="50"/>
        </table:table-row>
        <table:table-row table:style-name="ro2">
          <table:table-cell table:style-name="ce100" table:formula="of:=[$PCR.A18]" office:value-type="date" office:date-value="2021-02-03" calcext:value-type="date">
            <text:p>03/02/21</text:p>
          </table:table-cell>
          <table:table-cell table:style-name="ce50" table:formula="of:=[$PCR.B18]" office:value-type="float" office:value="0" calcext:value-type="float">
            <text:p>0</text:p>
          </table:table-cell>
          <table:table-cell table:style-name="ce50" table:formula="of:=[$PCR.C18]" office:value-type="float" office:value="0" calcext:value-type="float">
            <text:p>0</text:p>
          </table:table-cell>
          <table:table-cell table:style-name="ce50" table:formula="of:=[$PCR.D18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2.73" calcext:value-type="float">
            <text:p>2.73</text:p>
          </table:table-cell>
          <table:table-cell office:value-type="float" office:value="1073" calcext:value-type="float">
            <text:p>1073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2094" calcext:value-type="float">
            <text:p>2094</text:p>
          </table:table-cell>
          <table:table-cell table:style-name="ce50" office:value-type="float" office:value="7229" calcext:value-type="float">
            <text:p>7229</text:p>
          </table:table-cell>
          <table:table-cell table:style-name="ce52" office:value-type="float" office:value="157.6" calcext:value-type="float">
            <text:p>157.6</text:p>
          </table:table-cell>
          <table:table-cell office:value-type="float" office:value="16378.9" calcext:value-type="float">
            <text:p>16378.9</text:p>
          </table:table-cell>
          <table:table-cell table:style-name="ce53" table:formula="of:=TRUNC(SUM([.M18]-[.M17])/[.M17]*100; 2)" office:value-type="float" office:value="0.97" calcext:value-type="float">
            <text:p>0.97</text:p>
          </table:table-cell>
          <table:table-cell table:number-columns-repeated="50"/>
        </table:table-row>
        <table:table-row table:style-name="ro2">
          <table:table-cell table:style-name="ce100" table:formula="of:=[$PCR.A19]" office:value-type="date" office:date-value="2021-02-04" calcext:value-type="date">
            <text:p>04/02/21</text:p>
          </table:table-cell>
          <table:table-cell table:style-name="ce50" table:formula="of:=[$PCR.B19]" office:value-type="float" office:value="0" calcext:value-type="float">
            <text:p>0</text:p>
          </table:table-cell>
          <table:table-cell table:style-name="ce50" table:formula="of:=[$PCR.C19]" office:value-type="float" office:value="0" calcext:value-type="float">
            <text:p>0</text:p>
          </table:table-cell>
          <table:table-cell table:style-name="ce50" table:formula="of:=[$PCR.D19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3.16" calcext:value-type="float">
            <text:p>3.16</text:p>
          </table:table-cell>
          <table:table-cell office:value-type="float" office:value="949" calcext:value-type="float">
            <text:p>949</text:p>
          </table:table-cell>
          <table:table-cell office:value-type="float" office:value="-124" calcext:value-type="float">
            <text:p>-124</text:p>
          </table:table-cell>
          <table:table-cell office:value-type="float" office:value="-517" calcext:value-type="float">
            <text:p>-517</text:p>
          </table:table-cell>
          <table:table-cell office:value-type="float" office:value="166" calcext:value-type="float">
            <text:p>166</text:p>
          </table:table-cell>
          <table:table-cell table:style-name="ce50" office:value-type="float" office:value="7912" calcext:value-type="float">
            <text:p>7912</text:p>
          </table:table-cell>
          <table:table-cell table:style-name="ce52" office:value-type="float" office:value="227.6" calcext:value-type="float">
            <text:p>227.6</text:p>
          </table:table-cell>
          <table:table-cell office:value-type="float" office:value="16606.5" calcext:value-type="float">
            <text:p>16606.5</text:p>
          </table:table-cell>
          <table:table-cell table:style-name="ce53" table:formula="of:=TRUNC(SUM([.M19]-[.M18])/[.M18]*100; 2)" office:value-type="float" office:value="1.38" calcext:value-type="float">
            <text:p>1.38</text:p>
          </table:table-cell>
          <table:table-cell table:number-columns-repeated="50"/>
        </table:table-row>
        <table:table-row table:style-name="ro2">
          <table:table-cell table:style-name="ce100" table:formula="of:=[$PCR.A20]" office:value-type="date" office:date-value="2021-02-05" calcext:value-type="date">
            <text:p>05/02/21</text:p>
          </table:table-cell>
          <table:table-cell table:style-name="ce50" table:formula="of:=[$PCR.B20]" office:value-type="float" office:value="0" calcext:value-type="float">
            <text:p>0</text:p>
          </table:table-cell>
          <table:table-cell table:style-name="ce50" table:formula="of:=[$PCR.C20]" office:value-type="float" office:value="0" calcext:value-type="float">
            <text:p>0</text:p>
          </table:table-cell>
          <table:table-cell table:style-name="ce50" table:formula="of:=[$PCR.D20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76" calcext:value-type="float">
            <text:p>1.76</text:p>
          </table:table-cell>
          <table:table-cell office:value-type="float" office:value="647" calcext:value-type="float">
            <text:p>647</text:p>
          </table:table-cell>
          <table:table-cell office:value-type="float" office:value="114" calcext:value-type="float">
            <text:p>114</text:p>
          </table:table-cell>
          <table:table-cell office:value-type="float" office:value="682" calcext:value-type="float">
            <text:p>682</text:p>
          </table:table-cell>
          <table:table-cell office:value-type="float" office:value="1262" calcext:value-type="float">
            <text:p>1262</text:p>
          </table:table-cell>
          <table:table-cell table:style-name="ce50" office:value-type="float" office:value="646" calcext:value-type="float">
            <text:p>646</text:p>
          </table:table-cell>
          <table:table-cell table:style-name="ce52" office:value-type="float" office:value="103.85" calcext:value-type="float">
            <text:p>103.85</text:p>
          </table:table-cell>
          <table:table-cell office:value-type="float" office:value="16710.35" calcext:value-type="float">
            <text:p>16710.35</text:p>
          </table:table-cell>
          <table:table-cell table:style-name="ce53" table:formula="of:=TRUNC(SUM([.M20]-[.M19])/[.M19]*100; 2)" office:value-type="float" office:value="0.62" calcext:value-type="float">
            <text:p>0.62</text:p>
          </table:table-cell>
          <table:table-cell table:number-columns-repeated="50"/>
        </table:table-row>
        <table:table-row table:style-name="ro2">
          <table:table-cell table:style-name="ce100" table:formula="of:=[$PCR.A21]" office:value-type="date" office:date-value="2021-02-08" calcext:value-type="date">
            <text:p>08/02/21</text:p>
          </table:table-cell>
          <table:table-cell table:style-name="ce50" table:formula="of:=[$PCR.B21]" office:value-type="float" office:value="0" calcext:value-type="float">
            <text:p>0</text:p>
          </table:table-cell>
          <table:table-cell table:style-name="ce50" table:formula="of:=[$PCR.C21]" office:value-type="float" office:value="0" calcext:value-type="float">
            <text:p>0</text:p>
          </table:table-cell>
          <table:table-cell table:style-name="ce50" table:formula="of:=[$PCR.D21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62" calcext:value-type="float">
            <text:p>1.62</text:p>
          </table:table-cell>
          <table:table-cell office:value-type="float" office:value="660" calcext:value-type="float">
            <text:p>660</text:p>
          </table:table-cell>
          <table:table-cell office:value-type="float" office:value="13" calcext:value-type="float">
            <text:p>13</text:p>
          </table:table-cell>
          <table:table-cell office:value-type="float" office:value="1412" calcext:value-type="float">
            <text:p>1412</text:p>
          </table:table-cell>
          <table:table-cell office:value-type="float" office:value="2169" calcext:value-type="float">
            <text:p>2169</text:p>
          </table:table-cell>
          <table:table-cell table:style-name="ce50" office:value-type="float" office:value="1403" calcext:value-type="float">
            <text:p>1403</text:p>
          </table:table-cell>
          <table:table-cell table:style-name="ce52" office:value-type="float" office:value="143.75" calcext:value-type="float">
            <text:p>143.75</text:p>
          </table:table-cell>
          <table:table-cell office:value-type="float" office:value="16854.1" calcext:value-type="float">
            <text:p>16854.1</text:p>
          </table:table-cell>
          <table:table-cell table:style-name="ce53" table:formula="of:=TRUNC(SUM([.M21]-[.M20])/[.M20]*100; 2)" office:value-type="float" office:value="0.86" calcext:value-type="float">
            <text:p>0.86</text:p>
          </table:table-cell>
          <table:table-cell table:number-columns-repeated="50"/>
        </table:table-row>
        <table:table-row table:style-name="ro2">
          <table:table-cell table:style-name="ce100" table:formula="of:=[$PCR.A22]" office:value-type="date" office:date-value="2021-02-09" calcext:value-type="date">
            <text:p>09/02/21</text:p>
          </table:table-cell>
          <table:table-cell table:style-name="ce50" table:formula="of:=[$PCR.B22]" office:value-type="float" office:value="0" calcext:value-type="float">
            <text:p>0</text:p>
          </table:table-cell>
          <table:table-cell table:style-name="ce50" table:formula="of:=[$PCR.C22]" office:value-type="float" office:value="0" calcext:value-type="float">
            <text:p>0</text:p>
          </table:table-cell>
          <table:table-cell table:style-name="ce50" table:formula="of:=[$PCR.D22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4" calcext:value-type="float">
            <text:p>1.4</text:p>
          </table:table-cell>
          <table:table-cell office:value-type="float" office:value="777" calcext:value-type="float">
            <text:p>777</text:p>
          </table:table-cell>
          <table:table-cell office:value-type="float" office:value="117" calcext:value-type="float">
            <text:p>117</text:p>
          </table:table-cell>
          <table:table-cell office:value-type="float" office:value="1877" calcext:value-type="float">
            <text:p>1877</text:p>
          </table:table-cell>
          <table:table-cell office:value-type="float" office:value="2124" calcext:value-type="float">
            <text:p>2124</text:p>
          </table:table-cell>
          <table:table-cell table:style-name="ce50" office:value-type="float" office:value="1650" calcext:value-type="float">
            <text:p>1650</text:p>
          </table:table-cell>
          <table:table-cell table:style-name="ce52" office:value-type="float" office:value="18.75" calcext:value-type="float">
            <text:p>18.75</text:p>
          </table:table-cell>
          <table:table-cell office:value-type="float" office:value="16872.85" calcext:value-type="float">
            <text:p>16872.85</text:p>
          </table:table-cell>
          <table:table-cell table:style-name="ce53" table:formula="of:=TRUNC(SUM([.M22]-[.M21])/[.M21]*100; 2)" office:value-type="float" office:value="0.11" calcext:value-type="float">
            <text:p>0.11</text:p>
          </table:table-cell>
          <table:table-cell table:number-columns-repeated="50"/>
        </table:table-row>
        <table:table-row table:style-name="ro2">
          <table:table-cell table:style-name="ce100" table:formula="of:=[$PCR.A23]" office:value-type="date" office:date-value="2021-02-10" calcext:value-type="date">
            <text:p>10/02/21</text:p>
          </table:table-cell>
          <table:table-cell table:style-name="ce50" table:formula="of:=[$PCR.B23]" office:value-type="float" office:value="0" calcext:value-type="float">
            <text:p>0</text:p>
          </table:table-cell>
          <table:table-cell table:style-name="ce50" table:formula="of:=[$PCR.C23]" office:value-type="float" office:value="0" calcext:value-type="float">
            <text:p>0</text:p>
          </table:table-cell>
          <table:table-cell table:style-name="ce50" table:formula="of:=[$PCR.D23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7" calcext:value-type="float">
            <text:p>1.17</text:p>
          </table:table-cell>
          <table:table-cell office:value-type="float" office:value="760" calcext:value-type="float">
            <text:p>760</text:p>
          </table:table-cell>
          <table:table-cell office:value-type="float" office:value="-17" calcext:value-type="float">
            <text:p>-17</text:p>
          </table:table-cell>
          <table:table-cell office:value-type="float" office:value="1208" calcext:value-type="float">
            <text:p>1208</text:p>
          </table:table-cell>
          <table:table-cell office:value-type="float" office:value="455" calcext:value-type="float">
            <text:p>455</text:p>
          </table:table-cell>
          <table:table-cell table:style-name="ce50" office:value-type="float" office:value="897" calcext:value-type="float">
            <text:p>897</text:p>
          </table:table-cell>
          <table:table-cell table:style-name="ce52" office:value-type="float" office:value="27.15" calcext:value-type="float">
            <text:p>27.15</text:p>
          </table:table-cell>
          <table:table-cell office:value-type="float" office:value="16900" calcext:value-type="float">
            <text:p>16900</text:p>
          </table:table-cell>
          <table:table-cell table:style-name="ce53" table:formula="of:=TRUNC(SUM([.M23]-[.M22])/[.M22]*100; 2)" office:value-type="float" office:value="0.16" calcext:value-type="float">
            <text:p>0.16</text:p>
          </table:table-cell>
          <table:table-cell table:number-columns-repeated="50"/>
        </table:table-row>
        <table:table-row table:style-name="ro2">
          <table:table-cell table:style-name="ce100" table:formula="of:=[$PCR.A24]" office:value-type="date" office:date-value="2021-02-11" calcext:value-type="date">
            <text:p>11/02/21</text:p>
          </table:table-cell>
          <table:table-cell table:style-name="ce50" table:formula="of:=[$PCR.B24]" office:value-type="float" office:value="0" calcext:value-type="float">
            <text:p>0</text:p>
          </table:table-cell>
          <table:table-cell table:style-name="ce50" table:formula="of:=[$PCR.C24]" office:value-type="float" office:value="0" calcext:value-type="float">
            <text:p>0</text:p>
          </table:table-cell>
          <table:table-cell table:style-name="ce50" table:formula="of:=[$PCR.D24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2.08" calcext:value-type="float">
            <text:p>2.08</text:p>
          </table:table-cell>
          <table:table-cell office:value-type="float" office:value="844" calcext:value-type="float">
            <text:p>844</text:p>
          </table:table-cell>
          <table:table-cell office:value-type="float" office:value="84" calcext:value-type="float">
            <text:p>84</text:p>
          </table:table-cell>
          <table:table-cell office:value-type="float" office:value="-1477" calcext:value-type="float">
            <text:p>-1477</text:p>
          </table:table-cell>
          <table:table-cell office:value-type="float" office:value="1803" calcext:value-type="float">
            <text:p>1803</text:p>
          </table:table-cell>
          <table:table-cell table:style-name="ce50" office:value-type="float" office:value="4177" calcext:value-type="float">
            <text:p>4177</text:p>
          </table:table-cell>
          <table:table-cell table:style-name="ce52" office:value-type="float" office:value="-52.65" calcext:value-type="float">
            <text:p>-52.65</text:p>
          </table:table-cell>
          <table:table-cell office:value-type="float" office:value="16847.35" calcext:value-type="float">
            <text:p>16847.35</text:p>
          </table:table-cell>
          <table:table-cell table:style-name="ce53" table:formula="of:=TRUNC(SUM([.M24]-[.M23])/[.M23]*100; 2)" office:value-type="float" office:value="-0.31" calcext:value-type="float">
            <text:p>-0.31</text:p>
          </table:table-cell>
          <table:table-cell table:number-columns-repeated="50"/>
        </table:table-row>
        <table:table-row table:style-name="ro2">
          <table:table-cell table:style-name="ce100" table:formula="of:=[$PCR.A25]" office:value-type="date" office:date-value="2021-02-12" calcext:value-type="date">
            <text:p>12/02/21</text:p>
          </table:table-cell>
          <table:table-cell table:style-name="ce50" table:formula="of:=[$PCR.B25]" office:value-type="float" office:value="0" calcext:value-type="float">
            <text:p>0</text:p>
          </table:table-cell>
          <table:table-cell table:style-name="ce50" table:formula="of:=[$PCR.C25]" office:value-type="float" office:value="0" calcext:value-type="float">
            <text:p>0</text:p>
          </table:table-cell>
          <table:table-cell table:style-name="ce50" table:formula="of:=[$PCR.D25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96" calcext:value-type="float">
            <text:p>1.96</text:p>
          </table:table-cell>
          <table:table-cell office:value-type="float" office:value="666" calcext:value-type="float">
            <text:p>666</text:p>
          </table:table-cell>
          <table:table-cell office:value-type="float" office:value="49" calcext:value-type="float">
            <text:p>49</text:p>
          </table:table-cell>
          <table:table-cell office:value-type="float" office:value="1148" calcext:value-type="float">
            <text:p>1148</text:p>
          </table:table-cell>
          <table:table-cell office:value-type="float" office:value="1742" calcext:value-type="float">
            <text:p>1742</text:p>
          </table:table-cell>
          <table:table-cell table:style-name="ce50" office:value-type="float" office:value="1307" calcext:value-type="float">
            <text:p>1307</text:p>
          </table:table-cell>
          <table:table-cell table:style-name="ce52" office:value-type="float" office:value="176.75" calcext:value-type="float">
            <text:p>176.75</text:p>
          </table:table-cell>
          <table:table-cell office:value-type="float" office:value="17024.1" calcext:value-type="float">
            <text:p>17024.1</text:p>
          </table:table-cell>
          <table:table-cell table:style-name="ce53" table:formula="of:=TRUNC(SUM([.M25]-[.M24])/[.M24]*100; 2)" office:value-type="float" office:value="1.04" calcext:value-type="float">
            <text:p>1.04</text:p>
          </table:table-cell>
          <table:table-cell table:number-columns-repeated="50"/>
        </table:table-row>
        <table:table-row table:style-name="ro2">
          <table:table-cell table:style-name="ce100" table:formula="of:=[$PCR.A26]" office:value-type="date" office:date-value="2021-02-15" calcext:value-type="date">
            <text:p>15/02/21</text:p>
          </table:table-cell>
          <table:table-cell table:style-name="ce50" table:formula="of:=[$PCR.B26]" office:value-type="float" office:value="0" calcext:value-type="float">
            <text:p>0</text:p>
          </table:table-cell>
          <table:table-cell table:style-name="ce50" table:formula="of:=[$PCR.C26]" office:value-type="float" office:value="0" calcext:value-type="float">
            <text:p>0</text:p>
          </table:table-cell>
          <table:table-cell table:style-name="ce50" table:formula="of:=[$PCR.D26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2.62" calcext:value-type="float">
            <text:p>2.62</text:p>
          </table:table-cell>
          <table:table-cell office:value-type="float" office:value="791" calcext:value-type="float">
            <text:p>791</text:p>
          </table:table-cell>
          <table:table-cell office:value-type="float" office:value="125" calcext:value-type="float">
            <text:p>125</text:p>
          </table:table-cell>
          <table:table-cell office:value-type="float" office:value="469" calcext:value-type="float">
            <text:p>469</text:p>
          </table:table-cell>
          <table:table-cell office:value-type="float" office:value="2117" calcext:value-type="float">
            <text:p>2117</text:p>
          </table:table-cell>
          <table:table-cell table:style-name="ce50" office:value-type="float" office:value="2955" calcext:value-type="float">
            <text:p>2955</text:p>
          </table:table-cell>
          <table:table-cell table:style-name="ce52" office:value-type="float" office:value="528.25" calcext:value-type="float">
            <text:p>528.25</text:p>
          </table:table-cell>
          <table:table-cell office:value-type="float" office:value="17552.35" calcext:value-type="float">
            <text:p>17552.35</text:p>
          </table:table-cell>
          <table:table-cell table:style-name="ce53" table:formula="of:=TRUNC(SUM([.M26]-[.M25])/[.M25]*100; 2)" office:value-type="float" office:value="3.1" calcext:value-type="float">
            <text:p>3.1</text:p>
          </table:table-cell>
          <table:table-cell table:number-columns-repeated="50"/>
        </table:table-row>
        <table:table-row table:style-name="ro2">
          <table:table-cell table:style-name="ce100" table:formula="of:=[$PCR.A27]" office:value-type="date" office:date-value="2021-02-16" calcext:value-type="date">
            <text:p>16/02/21</text:p>
          </table:table-cell>
          <table:table-cell table:style-name="ce50" table:formula="of:=[$PCR.B27]" office:value-type="float" office:value="0" calcext:value-type="float">
            <text:p>0</text:p>
          </table:table-cell>
          <table:table-cell table:style-name="ce50" table:formula="of:=[$PCR.C27]" office:value-type="float" office:value="0" calcext:value-type="float">
            <text:p>0</text:p>
          </table:table-cell>
          <table:table-cell table:style-name="ce50" table:formula="of:=[$PCR.D27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48" calcext:value-type="float">
            <text:p>1.48</text:p>
          </table:table-cell>
          <table:table-cell office:value-type="float" office:value="723" calcext:value-type="float">
            <text:p>723</text:p>
          </table:table-cell>
          <table:table-cell office:value-type="float" office:value="-68" calcext:value-type="float">
            <text:p>-68</text:p>
          </table:table-cell>
          <table:table-cell office:value-type="float" office:value="1490" calcext:value-type="float">
            <text:p>1490</text:p>
          </table:table-cell>
          <table:table-cell office:value-type="float" office:value="112" calcext:value-type="float">
            <text:p>112</text:p>
          </table:table-cell>
          <table:table-cell table:style-name="ce50" office:value-type="float" office:value="1577" calcext:value-type="float">
            <text:p>1577</text:p>
          </table:table-cell>
          <table:table-cell table:style-name="ce52" office:value-type="float" office:value="-67.1" calcext:value-type="float">
            <text:p>-67.1</text:p>
          </table:table-cell>
          <table:table-cell office:value-type="float" office:value="17485.25" calcext:value-type="float">
            <text:p>17485.25</text:p>
          </table:table-cell>
          <table:table-cell table:style-name="ce53" table:formula="of:=TRUNC(SUM([.M27]-[.M26])/[.M26]*100; 2)" office:value-type="float" office:value="-0.38" calcext:value-type="float">
            <text:p>-0.38</text:p>
          </table:table-cell>
          <table:table-cell table:number-columns-repeated="50"/>
        </table:table-row>
        <table:table-row table:style-name="ro2">
          <table:table-cell table:style-name="ce100" table:formula="of:=[$PCR.A28]" office:value-type="date" office:date-value="2021-02-17" calcext:value-type="date">
            <text:p>17/02/21</text:p>
          </table:table-cell>
          <table:table-cell table:style-name="ce50" table:formula="of:=[$PCR.B28]" office:value-type="float" office:value="0" calcext:value-type="float">
            <text:p>0</text:p>
          </table:table-cell>
          <table:table-cell table:style-name="ce50" table:formula="of:=[$PCR.C28]" office:value-type="float" office:value="0" calcext:value-type="float">
            <text:p>0</text:p>
          </table:table-cell>
          <table:table-cell table:style-name="ce50" table:formula="of:=[$PCR.D28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5" calcext:value-type="float">
            <text:p>1.5</text:p>
          </table:table-cell>
          <table:table-cell office:value-type="float" office:value="702" calcext:value-type="float">
            <text:p>702</text:p>
          </table:table-cell>
          <table:table-cell office:value-type="float" office:value="-21" calcext:value-type="float">
            <text:p>-21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 table:style-name="ce50" office:value-type="float" office:value="1712" calcext:value-type="float">
            <text:p>1712</text:p>
          </table:table-cell>
          <table:table-cell table:style-name="ce52" office:value-type="float" office:value="-223.15" calcext:value-type="float">
            <text:p>-223.15</text:p>
          </table:table-cell>
          <table:table-cell office:value-type="float" office:value="17262.1" calcext:value-type="float">
            <text:p>17262.1</text:p>
          </table:table-cell>
          <table:table-cell table:style-name="ce53" table:formula="of:=TRUNC(SUM([.M28]-[.M27])/[.M27]*100; 2)" office:value-type="float" office:value="-1.27" calcext:value-type="float">
            <text:p>-1.27</text:p>
          </table:table-cell>
          <table:table-cell table:number-columns-repeated="50"/>
        </table:table-row>
        <table:table-row table:style-name="ro2">
          <table:table-cell table:style-name="ce100" table:formula="of:=[$PCR.A29]" office:value-type="date" office:date-value="2021-02-18" calcext:value-type="date">
            <text:p>18/02/21</text:p>
          </table:table-cell>
          <table:table-cell table:style-name="ce50" table:formula="of:=[$PCR.B29]" office:value-type="float" office:value="0" calcext:value-type="float">
            <text:p>0</text:p>
          </table:table-cell>
          <table:table-cell table:style-name="ce50" table:formula="of:=[$PCR.C29]" office:value-type="float" office:value="0" calcext:value-type="float">
            <text:p>0</text:p>
          </table:table-cell>
          <table:table-cell table:style-name="ce50" table:formula="of:=[$PCR.D29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46" calcext:value-type="float">
            <text:p>1.46</text:p>
          </table:table-cell>
          <table:table-cell office:value-type="float" office:value="697" calcext:value-type="float">
            <text:p>697</text:p>
          </table:table-cell>
          <table:table-cell office:value-type="float" office:value="-5" calcext:value-type="float">
            <text:p>-5</text:p>
          </table:table-cell>
          <table:table-cell office:value-type="float" office:value="948" calcext:value-type="float">
            <text:p>948</text:p>
          </table:table-cell>
          <table:table-cell office:value-type="float" office:value="1240" calcext:value-type="float">
            <text:p>1240</text:p>
          </table:table-cell>
          <table:table-cell table:style-name="ce50" office:value-type="float" office:value="2004" calcext:value-type="float">
            <text:p>2004</text:p>
          </table:table-cell>
          <table:table-cell table:style-name="ce52" office:value-type="float" office:value="-261.3" calcext:value-type="float">
            <text:p>-261.3</text:p>
          </table:table-cell>
          <table:table-cell office:value-type="float" office:value="17000.8" calcext:value-type="float">
            <text:p>17000.8</text:p>
          </table:table-cell>
          <table:table-cell table:style-name="ce53" table:formula="of:=TRUNC(SUM([.M29]-[.M28])/[.M28]*100; 2)" office:value-type="float" office:value="-1.51" calcext:value-type="float">
            <text:p>-1.51</text:p>
          </table:table-cell>
          <table:table-cell table:number-columns-repeated="50"/>
        </table:table-row>
        <table:table-row table:style-name="ro2">
          <table:table-cell table:style-name="ce100" table:formula="of:=[$PCR.A30]" office:value-type="date" office:date-value="2021-02-19" calcext:value-type="date">
            <text:p>19/02/21</text:p>
          </table:table-cell>
          <table:table-cell table:style-name="ce50" table:formula="of:=[$PCR.B30]" office:value-type="float" office:value="0" calcext:value-type="float">
            <text:p>0</text:p>
          </table:table-cell>
          <table:table-cell table:style-name="ce50" table:formula="of:=[$PCR.C30]" office:value-type="float" office:value="0" calcext:value-type="float">
            <text:p>0</text:p>
          </table:table-cell>
          <table:table-cell table:style-name="ce50" table:formula="of:=[$PCR.D30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07" calcext:value-type="float">
            <text:p>1.07</text:p>
          </table:table-cell>
          <table:table-cell office:value-type="float" office:value="657" calcext:value-type="float">
            <text:p>657</text:p>
          </table:table-cell>
          <table:table-cell office:value-type="float" office:value="75" calcext:value-type="float">
            <text:p>75</text:p>
          </table:table-cell>
          <table:table-cell office:value-type="float" office:value="818" calcext:value-type="float">
            <text:p>818</text:p>
          </table:table-cell>
          <table:table-cell office:value-type="float" office:value="1760" calcext:value-type="float">
            <text:p>1760</text:p>
          </table:table-cell>
          <table:table-cell table:style-name="ce50" office:value-type="float" office:value="177" calcext:value-type="float">
            <text:p>177</text:p>
          </table:table-cell>
          <table:table-cell table:style-name="ce52" office:value-type="float" office:value="-249.35" calcext:value-type="float">
            <text:p>-249.35</text:p>
          </table:table-cell>
          <table:table-cell office:value-type="float" office:value="16751.45" calcext:value-type="float">
            <text:p>16751.45</text:p>
          </table:table-cell>
          <table:table-cell table:style-name="ce53" table:formula="of:=TRUNC(SUM([.M30]-[.M29])/[.M29]*100; 2)" office:value-type="float" office:value="-1.46" calcext:value-type="float">
            <text:p>-1.46</text:p>
          </table:table-cell>
          <table:table-cell table:number-columns-repeated="50"/>
        </table:table-row>
        <table:table-row table:style-name="ro2">
          <table:table-cell table:style-name="ce100" table:formula="of:=[$PCR.A31]" office:value-type="date" office:date-value="2021-02-22" calcext:value-type="date">
            <text:p>22/02/21</text:p>
          </table:table-cell>
          <table:table-cell table:style-name="ce50" table:formula="of:=[$PCR.B31]" office:value-type="float" office:value="0" calcext:value-type="float">
            <text:p>0</text:p>
          </table:table-cell>
          <table:table-cell table:style-name="ce50" table:formula="of:=[$PCR.C31]" office:value-type="float" office:value="0" calcext:value-type="float">
            <text:p>0</text:p>
          </table:table-cell>
          <table:table-cell table:style-name="ce50" table:formula="of:=[$PCR.D31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1" calcext:value-type="float">
            <text:p>1.11</text:p>
          </table:table-cell>
          <table:table-cell office:value-type="float" office:value="631" calcext:value-type="float">
            <text:p>631</text:p>
          </table:table-cell>
          <table:table-cell office:value-type="float" office:value="-26" calcext:value-type="float">
            <text:p>-26</text:p>
          </table:table-cell>
          <table:table-cell office:value-type="float" office:value="-54" calcext:value-type="float">
            <text:p>-54</text:p>
          </table:table-cell>
          <table:table-cell office:value-type="float" office:value="23" calcext:value-type="float">
            <text:p>23</text:p>
          </table:table-cell>
          <table:table-cell table:style-name="ce50" office:value-type="float" office:value="254" calcext:value-type="float">
            <text:p>254</text:p>
          </table:table-cell>
          <table:table-cell table:style-name="ce52" office:value-type="float" office:value="-268.3" calcext:value-type="float">
            <text:p>-268.3</text:p>
          </table:table-cell>
          <table:table-cell office:value-type="float" office:value="16483.15" calcext:value-type="float">
            <text:p>16483.15</text:p>
          </table:table-cell>
          <table:table-cell table:style-name="ce53" table:formula="of:=TRUNC(SUM([.M31]-[.M30])/[.M30]*100; 2)" office:value-type="float" office:value="-1.6" calcext:value-type="float">
            <text:p>-1.6</text:p>
          </table:table-cell>
          <table:table-cell table:number-columns-repeated="50"/>
        </table:table-row>
        <table:table-row table:style-name="ro2">
          <table:table-cell table:style-name="ce100" table:formula="of:=[$PCR.A32]" office:value-type="date" office:date-value="2021-02-23" calcext:value-type="date">
            <text:p>23/02/21</text:p>
          </table:table-cell>
          <table:table-cell table:style-name="ce50" table:formula="of:=[$PCR.B32]" office:value-type="float" office:value="0" calcext:value-type="float">
            <text:p>0</text:p>
          </table:table-cell>
          <table:table-cell table:style-name="ce50" table:formula="of:=[$PCR.C32]" office:value-type="float" office:value="0" calcext:value-type="float">
            <text:p>0</text:p>
          </table:table-cell>
          <table:table-cell table:style-name="ce50" table:formula="of:=[$PCR.D32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65" calcext:value-type="float">
            <text:p>0.65</text:p>
          </table:table-cell>
          <table:table-cell office:value-type="float" office:value="671" calcext:value-type="float">
            <text:p>671</text:p>
          </table:table-cell>
          <table:table-cell office:value-type="float" office:value="40" calcext:value-type="float">
            <text:p>40</text:p>
          </table:table-cell>
          <table:table-cell office:value-type="float" office:value="1947" calcext:value-type="float">
            <text:p>1947</text:p>
          </table:table-cell>
          <table:table-cell office:value-type="float" office:value="163" calcext:value-type="float">
            <text:p>163</text:p>
          </table:table-cell>
          <table:table-cell table:style-name="ce50" office:value-type="float" office:value="-1530" calcext:value-type="float">
            <text:p>-1530</text:p>
          </table:table-cell>
          <table:table-cell table:style-name="ce52" office:value-type="float" office:value="-77.15" calcext:value-type="float">
            <text:p>-77.15</text:p>
          </table:table-cell>
          <table:table-cell office:value-type="float" office:value="16406" calcext:value-type="float">
            <text:p>16406</text:p>
          </table:table-cell>
          <table:table-cell table:style-name="ce53" table:formula="of:=TRUNC(SUM([.M32]-[.M31])/[.M31]*100; 2)" office:value-type="float" office:value="-0.46" calcext:value-type="float">
            <text:p>-0.46</text:p>
          </table:table-cell>
          <table:table-cell table:number-columns-repeated="50"/>
        </table:table-row>
        <table:table-row table:style-name="ro2">
          <table:table-cell table:style-name="ce100" table:formula="of:=[$PCR.A33]" office:value-type="date" office:date-value="2021-02-24" calcext:value-type="date">
            <text:p>24/02/21</text:p>
          </table:table-cell>
          <table:table-cell table:style-name="ce50" table:formula="of:=[$PCR.B33]" office:value-type="float" office:value="0" calcext:value-type="float">
            <text:p>0</text:p>
          </table:table-cell>
          <table:table-cell table:style-name="ce50" table:formula="of:=[$PCR.C33]" office:value-type="float" office:value="0" calcext:value-type="float">
            <text:p>0</text:p>
          </table:table-cell>
          <table:table-cell table:style-name="ce50" table:formula="of:=[$PCR.D33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2" calcext:value-type="float">
            <text:p>1.2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office:value-type="float" office:value="-1192" calcext:value-type="float">
            <text:p>-1192</text:p>
          </table:table-cell>
          <table:table-cell office:value-type="float" office:value="981" calcext:value-type="float">
            <text:p>981</text:p>
          </table:table-cell>
          <table:table-cell table:style-name="ce50" office:value-type="float" office:value="643" calcext:value-type="float">
            <text:p>643</text:p>
          </table:table-cell>
          <table:table-cell table:style-name="ce52" office:value-type="float" office:value="607.95" calcext:value-type="float">
            <text:p>607.95</text:p>
          </table:table-cell>
          <table:table-cell office:value-type="float" office:value="17013.95" calcext:value-type="float">
            <text:p>17013.95</text:p>
          </table:table-cell>
          <table:table-cell table:style-name="ce53" table:formula="of:=TRUNC(SUM([.M33]-[.M32])/[.M32]*100; 2)" office:value-type="float" office:value="3.7" calcext:value-type="float">
            <text:p>3.7</text:p>
          </table:table-cell>
          <table:table-cell table:number-columns-repeated="50"/>
        </table:table-row>
        <table:table-row table:style-name="ro2">
          <table:table-cell table:style-name="ce100" table:formula="of:=[$PCR.A34]" office:value-type="date" office:date-value="2021-02-25" calcext:value-type="date">
            <text:p>25/02/21</text:p>
          </table:table-cell>
          <table:table-cell table:style-name="ce50" table:formula="of:=[$PCR.B34]" office:value-type="float" office:value="0" calcext:value-type="float">
            <text:p>0</text:p>
          </table:table-cell>
          <table:table-cell table:style-name="ce50" table:formula="of:=[$PCR.C34]" office:value-type="float" office:value="0" calcext:value-type="float">
            <text:p>0</text:p>
          </table:table-cell>
          <table:table-cell table:style-name="ce50" table:formula="of:=[$PCR.D34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09" calcext:value-type="float">
            <text:p>1.09</text:p>
          </table:table-cell>
          <table:table-cell office:value-type="float" office:value="641" calcext:value-type="float">
            <text:p>641</text:p>
          </table:table-cell>
          <table:table-cell office:value-type="float" office:value="-31" calcext:value-type="float">
            <text:p>-31</text:p>
          </table:table-cell>
          <table:table-cell office:value-type="float" office:value="441" calcext:value-type="float">
            <text:p>441</text:p>
          </table:table-cell>
          <table:table-cell office:value-type="float" office:value="131" calcext:value-type="float">
            <text:p>131</text:p>
          </table:table-cell>
          <table:table-cell table:style-name="ce50" office:value-type="float" office:value="333" calcext:value-type="float">
            <text:p>333</text:p>
          </table:table-cell>
          <table:table-cell table:style-name="ce52" office:value-type="float" office:value="-89.75" calcext:value-type="float">
            <text:p>-89.75</text:p>
          </table:table-cell>
          <table:table-cell office:value-type="float" office:value="16924.2" calcext:value-type="float">
            <text:p>16924.2</text:p>
          </table:table-cell>
          <table:table-cell table:style-name="ce53" table:formula="of:=TRUNC(SUM([.M34]-[.M33])/[.M33]*100; 2)" office:value-type="float" office:value="-0.52" calcext:value-type="float">
            <text:p>-0.52</text:p>
          </table:table-cell>
          <table:table-cell table:number-columns-repeated="50"/>
        </table:table-row>
        <table:table-row table:style-name="ro2">
          <table:table-cell table:style-name="ce100" table:formula="of:=[$PCR.A35]" office:value-type="date" office:date-value="2021-02-26" calcext:value-type="date">
            <text:p>26/02/21</text:p>
          </table:table-cell>
          <table:table-cell table:style-name="ce50" table:formula="of:=[$PCR.B35]" office:value-type="float" office:value="0" calcext:value-type="float">
            <text:p>0</text:p>
          </table:table-cell>
          <table:table-cell table:style-name="ce50" table:formula="of:=[$PCR.C35]" office:value-type="float" office:value="0" calcext:value-type="float">
            <text:p>0</text:p>
          </table:table-cell>
          <table:table-cell table:style-name="ce50" table:formula="of:=[$PCR.D35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59" calcext:value-type="float">
            <text:p>0.59</text:p>
          </table:table-cell>
          <table:table-cell office:value-type="float" office:value="598" calcext:value-type="float">
            <text:p>598</text:p>
          </table:table-cell>
          <table:table-cell office:value-type="float" office:value="295" calcext:value-type="float">
            <text:p>295</text:p>
          </table:table-cell>
          <table:table-cell office:value-type="float" office:value="1199" calcext:value-type="float">
            <text:p>1199</text:p>
          </table:table-cell>
          <table:table-cell office:value-type="float" office:value="-397" calcext:value-type="float">
            <text:p>-397</text:p>
          </table:table-cell>
          <table:table-cell table:style-name="ce50" office:value-type="float" office:value="-500" calcext:value-type="float">
            <text:p>-500</text:p>
          </table:table-cell>
          <table:table-cell table:style-name="ce52" office:value-type="float" office:value="-804.9" calcext:value-type="float">
            <text:p>-804.9</text:p>
          </table:table-cell>
          <table:table-cell office:value-type="float" office:value="16119.3" calcext:value-type="float">
            <text:p>16119.3</text:p>
          </table:table-cell>
          <table:table-cell table:style-name="ce53" table:formula="of:=TRUNC(SUM([.M35]-[.M34])/[.M34]*100; 2)" office:value-type="float" office:value="-4.75" calcext:value-type="float">
            <text:p>-4.75</text:p>
          </table:table-cell>
          <table:table-cell table:number-columns-repeated="50"/>
        </table:table-row>
        <table:table-row table:style-name="ro2">
          <table:table-cell table:style-name="ce100" table:formula="of:=[$PCR.A36]" office:value-type="date" office:date-value="1899-12-30" calcext:value-type="date">
            <text:p>30/12/99</text:p>
          </table:table-cell>
          <table:table-cell table:style-name="ce50" table:formula="of:=[$PCR.B36]" office:value-type="float" office:value="0" calcext:value-type="float">
            <text:p>0</text:p>
          </table:table-cell>
          <table:table-cell table:style-name="ce50" table:formula="of:=[$PCR.C36]" office:value-type="float" office:value="0" calcext:value-type="float">
            <text:p>0</text:p>
          </table:table-cell>
          <table:table-cell table:style-name="ce50" table:formula="of:=[$PCR.D36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7" calcext:value-type="float">
            <text:p>1.17</text:p>
          </table:table-cell>
          <table:table-cell office:value-type="float" office:value="595" calcext:value-type="float">
            <text:p>595</text:p>
          </table:table-cell>
          <table:table-cell office:value-type="float" office:value="-3" calcext:value-type="float">
            <text:p>-3</text:p>
          </table:table-cell>
          <table:table-cell office:value-type="float" office:value="772" calcext:value-type="float">
            <text:p>772</text:p>
          </table:table-cell>
          <table:table-cell office:value-type="float" office:value="1615" calcext:value-type="float">
            <text:p>1615</text:p>
          </table:table-cell>
          <table:table-cell table:style-name="ce50" office:value-type="float" office:value="343" calcext:value-type="float">
            <text:p>343</text:p>
          </table:table-cell>
          <table:table-cell table:style-name="ce52" office:value-type="float" office:value="265.75" calcext:value-type="float">
            <text:p>265.75</text:p>
          </table:table-cell>
          <table:table-cell office:value-type="float" office:value="16385.05" calcext:value-type="float">
            <text:p>16385.05</text:p>
          </table:table-cell>
          <table:table-cell table:style-name="ce53" table:formula="of:=TRUNC(SUM([.M36]-[.M35])/[.M35]*100; 2)" office:value-type="float" office:value="1.64" calcext:value-type="float">
            <text:p>1.64</text:p>
          </table:table-cell>
          <table:table-cell table:number-columns-repeated="50"/>
        </table:table-row>
        <table:table-row table:style-name="ro2">
          <table:table-cell table:style-name="ce100" table:formula="of:=[$PCR.A37]" office:value-type="date" office:date-value="1899-12-30" calcext:value-type="date">
            <text:p>30/12/99</text:p>
          </table:table-cell>
          <table:table-cell table:style-name="ce50" table:formula="of:=[$PCR.B37]" office:value-type="float" office:value="0" calcext:value-type="float">
            <text:p>0</text:p>
          </table:table-cell>
          <table:table-cell table:style-name="ce50" table:formula="of:=[$PCR.C37]" office:value-type="float" office:value="0" calcext:value-type="float">
            <text:p>0</text:p>
          </table:table-cell>
          <table:table-cell table:style-name="ce50" table:formula="of:=[$PCR.D37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41" calcext:value-type="float">
            <text:p>1.41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878" calcext:value-type="float">
            <text:p>878</text:p>
          </table:table-cell>
          <table:table-cell office:value-type="float" office:value="1723" calcext:value-type="float">
            <text:p>1723</text:p>
          </table:table-cell>
          <table:table-cell table:style-name="ce50" office:value-type="float" office:value="1188" calcext:value-type="float">
            <text:p>1188</text:p>
          </table:table-cell>
          <table:table-cell table:style-name="ce52" office:value-type="float" office:value="23.45" calcext:value-type="float">
            <text:p>23.45</text:p>
          </table:table-cell>
          <table:table-cell office:value-type="float" office:value="16408.5" calcext:value-type="float">
            <text:p>16408.5</text:p>
          </table:table-cell>
          <table:table-cell table:style-name="ce53" table:formula="of:=TRUNC(SUM([.M37]-[.M36])/[.M36]*100; 2)" office:value-type="float" office:value="0.14" calcext:value-type="float">
            <text:p>0.14</text:p>
          </table:table-cell>
          <table:table-cell table:number-columns-repeated="50"/>
        </table:table-row>
        <table:table-row table:style-name="ro2">
          <table:table-cell table:style-name="ce100" table:formula="of:=[$PCR.A38]" office:value-type="date" office:date-value="1899-12-30" calcext:value-type="date">
            <text:p>30/12/99</text:p>
          </table:table-cell>
          <table:table-cell table:style-name="ce50" table:formula="of:=[$PCR.B38]" office:value-type="float" office:value="0" calcext:value-type="float">
            <text:p>0</text:p>
          </table:table-cell>
          <table:table-cell table:style-name="ce50" table:formula="of:=[$PCR.C38]" office:value-type="float" office:value="0" calcext:value-type="float">
            <text:p>0</text:p>
          </table:table-cell>
          <table:table-cell table:style-name="ce50" table:formula="of:=[$PCR.D38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81" calcext:value-type="float">
            <text:p>1.81</text:p>
          </table:table-cell>
          <table:table-cell office:value-type="float" office:value="618" calcext:value-type="float">
            <text:p>618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245" calcext:value-type="float">
            <text:p>1245</text:p>
          </table:table-cell>
          <table:table-cell table:style-name="ce50" office:value-type="float" office:value="2373" calcext:value-type="float">
            <text:p>2373</text:p>
          </table:table-cell>
          <table:table-cell table:style-name="ce52" office:value-type="float" office:value="477.3" calcext:value-type="float">
            <text:p>477.3</text:p>
          </table:table-cell>
          <table:table-cell office:value-type="float" office:value="16854" calcext:value-type="float">
            <text:p>16854</text:p>
          </table:table-cell>
          <table:table-cell table:style-name="ce53" table:formula="of:=TRUNC(SUM([.M38]-[.M37])/[.M37]*100; 2)" office:value-type="float" office:value="2.71" calcext:value-type="float">
            <text:p>2.71</text:p>
          </table:table-cell>
          <table:table-cell table:number-columns-repeated="50"/>
        </table:table-row>
        <table:table-row table:style-name="ro2">
          <table:table-cell table:style-name="ce100" table:formula="of:=[$PCR.A39]" office:value-type="date" office:date-value="1899-12-30" calcext:value-type="date">
            <text:p>30/12/99</text:p>
          </table:table-cell>
          <table:table-cell table:style-name="ce50" table:formula="of:=[$PCR.B39]" office:value-type="float" office:value="0" calcext:value-type="float">
            <text:p>0</text:p>
          </table:table-cell>
          <table:table-cell table:style-name="ce50" table:formula="of:=[$PCR.C39]" office:value-type="float" office:value="0" calcext:value-type="float">
            <text:p>0</text:p>
          </table:table-cell>
          <table:table-cell table:style-name="ce50" table:formula="of:=[$PCR.D39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63" calcext:value-type="float">
            <text:p>1.63</text:p>
          </table:table-cell>
          <table:table-cell office:value-type="float" office:value="584" calcext:value-type="float">
            <text:p>584</text:p>
          </table:table-cell>
          <table:table-cell office:value-type="float" office:value="-34" calcext:value-type="float">
            <text:p>-34</text:p>
          </table:table-cell>
          <table:table-cell office:value-type="float" office:value="-57" calcext:value-type="float">
            <text:p>-57</text:p>
          </table:table-cell>
          <table:table-cell office:value-type="float" office:value="-624" calcext:value-type="float">
            <text:p>-624</text:p>
          </table:table-cell>
          <table:table-cell table:style-name="ce50" office:value-type="float" office:value="1806" calcext:value-type="float">
            <text:p>1806</text:p>
          </table:table-cell>
          <table:table-cell table:style-name="ce52" office:value-type="float" office:value="-336" calcext:value-type="float">
            <text:p>-336</text:p>
          </table:table-cell>
          <table:table-cell office:value-type="float" office:value="16549.8" calcext:value-type="float">
            <text:p>16549.8</text:p>
          </table:table-cell>
          <table:table-cell table:style-name="ce53" table:formula="of:=TRUNC(SUM([.M39]-[.M38])/[.M38]*100; 2)" office:value-type="float" office:value="-1.8" calcext:value-type="float">
            <text:p>-1.8</text:p>
          </table:table-cell>
          <table:table-cell table:number-columns-repeated="50"/>
        </table:table-row>
        <table:table-row table:style-name="ro2">
          <table:table-cell table:style-name="ce100" table:formula="of:=[$PCR.A40]" office:value-type="date" office:date-value="1899-12-30" calcext:value-type="date">
            <text:p>30/12/99</text:p>
          </table:table-cell>
          <table:table-cell table:style-name="ce50" table:formula="of:=[$PCR.B40]" office:value-type="float" office:value="0" calcext:value-type="float">
            <text:p>0</text:p>
          </table:table-cell>
          <table:table-cell table:style-name="ce50" table:formula="of:=[$PCR.C40]" office:value-type="float" office:value="0" calcext:value-type="float">
            <text:p>0</text:p>
          </table:table-cell>
          <table:table-cell table:style-name="ce50" table:formula="of:=[$PCR.D40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92" calcext:value-type="float">
            <text:p>0.92</text:p>
          </table:table-cell>
          <table:table-cell office:value-type="float" office:value="520" calcext:value-type="float">
            <text:p>520</text:p>
          </table:table-cell>
          <table:table-cell office:value-type="float" office:value="63" calcext:value-type="float">
            <text:p>63</text:p>
          </table:table-cell>
          <table:table-cell office:value-type="float" office:value="1456" calcext:value-type="float">
            <text:p>1456</text:p>
          </table:table-cell>
          <table:table-cell office:value-type="float" office:value="1581" calcext:value-type="float">
            <text:p>1581</text:p>
          </table:table-cell>
          <table:table-cell table:style-name="ce50" office:value-type="float" office:value="-147" calcext:value-type="float">
            <text:p>-147</text:p>
          </table:table-cell>
          <table:table-cell table:style-name="ce52" office:value-type="float" office:value="-184" calcext:value-type="float">
            <text:p>-184</text:p>
          </table:table-cell>
          <table:table-cell office:value-type="float" office:value="16365.8" calcext:value-type="float">
            <text:p>16365.8</text:p>
          </table:table-cell>
          <table:table-cell table:style-name="ce53" table:formula="of:=TRUNC(SUM([.M40]-[.M39])/[.M39]*100; 2)" office:value-type="float" office:value="-1.11" calcext:value-type="float">
            <text:p>-1.11</text:p>
          </table:table-cell>
          <table:table-cell table:number-columns-repeated="50"/>
        </table:table-row>
        <table:table-row table:style-name="ro2">
          <table:table-cell table:style-name="ce100" table:formula="of:=[$PCR.A41]" office:value-type="date" office:date-value="1899-12-30" calcext:value-type="date">
            <text:p>30/12/99</text:p>
          </table:table-cell>
          <table:table-cell table:style-name="ce50" table:formula="of:=[$PCR.B41]" office:value-type="float" office:value="0" calcext:value-type="float">
            <text:p>0</text:p>
          </table:table-cell>
          <table:table-cell table:style-name="ce50" table:formula="of:=[$PCR.C41]" office:value-type="float" office:value="0" calcext:value-type="float">
            <text:p>0</text:p>
          </table:table-cell>
          <table:table-cell table:style-name="ce50" table:formula="of:=[$PCR.D41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8" calcext:value-type="float">
            <text:p>1.18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061" calcext:value-type="float">
            <text:p>1061</text:p>
          </table:table-cell>
          <table:table-cell office:value-type="float" office:value="1728" calcext:value-type="float">
            <text:p>1728</text:p>
          </table:table-cell>
          <table:table-cell table:style-name="ce50" office:value-type="float" office:value="520" calcext:value-type="float">
            <text:p>520</text:p>
          </table:table-cell>
          <table:table-cell table:style-name="ce52" office:value-type="float" office:value="-69.4" calcext:value-type="float">
            <text:p>-69.4</text:p>
          </table:table-cell>
          <table:table-cell office:value-type="float" office:value="16296.4" calcext:value-type="float">
            <text:p>16296.4</text:p>
          </table:table-cell>
          <table:table-cell table:style-name="ce53" table:formula="of:=TRUNC(SUM([.M41]-[.M40])/[.M40]*100; 2)" office:value-type="float" office:value="-0.42" calcext:value-type="float">
            <text:p>-0.42</text:p>
          </table:table-cell>
          <table:table-cell table:number-columns-repeated="50"/>
        </table:table-row>
        <table:table-row table:style-name="ro2">
          <table:table-cell table:style-name="ce100" table:formula="of:=[$PCR.A42]" office:value-type="date" office:date-value="1899-12-30" calcext:value-type="date">
            <text:p>30/12/99</text:p>
          </table:table-cell>
          <table:table-cell table:style-name="ce50" table:formula="of:=[$PCR.B42]" office:value-type="float" office:value="0" calcext:value-type="float">
            <text:p>0</text:p>
          </table:table-cell>
          <table:table-cell table:style-name="ce50" table:formula="of:=[$PCR.C42]" office:value-type="float" office:value="0" calcext:value-type="float">
            <text:p>0</text:p>
          </table:table-cell>
          <table:table-cell table:style-name="ce50" table:formula="of:=[$PCR.D42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49" calcext:value-type="float">
            <text:p>1.49</text:p>
          </table:table-cell>
          <table:table-cell office:value-type="float" office:value="481" calcext:value-type="float">
            <text:p>481</text:p>
          </table:table-cell>
          <table:table-cell office:value-type="float" office:value="-56" calcext:value-type="float">
            <text:p>-56</text:p>
          </table:table-cell>
          <table:table-cell office:value-type="float" office:value="67" calcext:value-type="float">
            <text:p>67</text:p>
          </table:table-cell>
          <table:table-cell office:value-type="float" office:value="1038" calcext:value-type="float">
            <text:p>1038</text:p>
          </table:table-cell>
          <table:table-cell table:style-name="ce50" office:value-type="float" office:value="1491" calcext:value-type="float">
            <text:p>1491</text:p>
          </table:table-cell>
          <table:table-cell table:style-name="ce52" office:value-type="float" office:value="362.9" calcext:value-type="float">
            <text:p>362.9</text:p>
          </table:table-cell>
          <table:table-cell office:value-type="float" office:value="16659.3" calcext:value-type="float">
            <text:p>16659.3</text:p>
          </table:table-cell>
          <table:table-cell table:style-name="ce53" table:formula="of:=TRUNC(SUM([.M42]-[.M41])/[.M41]*100; 2)" office:value-type="float" office:value="2.22" calcext:value-type="float">
            <text:p>2.22</text:p>
          </table:table-cell>
          <table:table-cell table:number-columns-repeated="50"/>
        </table:table-row>
        <table:table-row table:style-name="ro2">
          <table:table-cell table:style-name="ce100" table:formula="of:=[$PCR.A43]" office:value-type="date" office:date-value="1899-12-30" calcext:value-type="date">
            <text:p>30/12/99</text:p>
          </table:table-cell>
          <table:table-cell table:style-name="ce50" table:formula="of:=[$PCR.B43]" office:value-type="float" office:value="0" calcext:value-type="float">
            <text:p>0</text:p>
          </table:table-cell>
          <table:table-cell table:style-name="ce50" table:formula="of:=[$PCR.C43]" office:value-type="float" office:value="0" calcext:value-type="float">
            <text:p>0</text:p>
          </table:table-cell>
          <table:table-cell table:style-name="ce50" table:formula="of:=[$PCR.D43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32" calcext:value-type="float">
            <text:p>1.32</text:p>
          </table:table-cell>
          <table:table-cell office:value-type="float" office:value="554" calcext:value-type="float">
            <text:p>554</text:p>
          </table:table-cell>
          <table:table-cell office:value-type="float" office:value="73" calcext:value-type="float">
            <text:p>73</text:p>
          </table:table-cell>
          <table:table-cell office:value-type="float" office:value="159" calcext:value-type="float">
            <text:p>159</text:p>
          </table:table-cell>
          <table:table-cell office:value-type="float" office:value="-304" calcext:value-type="float">
            <text:p>-304</text:p>
          </table:table-cell>
          <table:table-cell table:style-name="ce50" office:value-type="float" office:value="1028" calcext:value-type="float">
            <text:p>1028</text:p>
          </table:table-cell>
          <table:table-cell table:style-name="ce52" office:value-type="float" office:value="26.6" calcext:value-type="float">
            <text:p>26.6</text:p>
          </table:table-cell>
          <table:table-cell office:value-type="float" office:value="16685.9" calcext:value-type="float">
            <text:p>16685.9</text:p>
          </table:table-cell>
          <table:table-cell table:style-name="ce53" table:formula="of:=TRUNC(SUM([.M43]-[.M42])/[.M42]*100; 2)" office:value-type="float" office:value="0.15" calcext:value-type="float">
            <text:p>0.15</text:p>
          </table:table-cell>
          <table:table-cell table:number-columns-repeated="50"/>
        </table:table-row>
        <table:table-row table:style-name="ro2">
          <table:table-cell table:style-name="ce100" table:formula="of:=[$PCR.A44]" office:value-type="date" office:date-value="1899-12-30" calcext:value-type="date">
            <text:p>30/12/99</text:p>
          </table:table-cell>
          <table:table-cell table:style-name="ce50" table:formula="of:=[$PCR.B44]" office:value-type="float" office:value="0" calcext:value-type="float">
            <text:p>0</text:p>
          </table:table-cell>
          <table:table-cell table:style-name="ce50" table:formula="of:=[$PCR.C44]" office:value-type="float" office:value="0" calcext:value-type="float">
            <text:p>0</text:p>
          </table:table-cell>
          <table:table-cell table:style-name="ce50" table:formula="of:=[$PCR.D44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97" calcext:value-type="float">
            <text:p>0.97</text:p>
          </table:table-cell>
          <table:table-cell office:value-type="float" office:value="488" calcext:value-type="float">
            <text:p>488</text:p>
          </table:table-cell>
          <table:table-cell office:value-type="float" office:value="44" calcext:value-type="float">
            <text:p>44</text:p>
          </table:table-cell>
          <table:table-cell office:value-type="float" office:value="1843" calcext:value-type="float">
            <text:p>1843</text:p>
          </table:table-cell>
          <table:table-cell office:value-type="float" office:value="1785" calcext:value-type="float">
            <text:p>1785</text:p>
          </table:table-cell>
          <table:table-cell table:style-name="ce50" office:value-type="float" office:value="-61" calcext:value-type="float">
            <text:p>-61</text:p>
          </table:table-cell>
          <table:table-cell table:style-name="ce52" office:value-type="float" office:value="-160.45" calcext:value-type="float">
            <text:p>-160.45</text:p>
          </table:table-cell>
          <table:table-cell office:value-type="float" office:value="16525.45" calcext:value-type="float">
            <text:p>16525.45</text:p>
          </table:table-cell>
          <table:table-cell table:style-name="ce53" table:formula="of:=TRUNC(SUM([.M44]-[.M43])/[.M43]*100; 2)" office:value-type="float" office:value="-0.96" calcext:value-type="float">
            <text:p>-0.96</text:p>
          </table:table-cell>
          <table:table-cell table:number-columns-repeated="50"/>
        </table:table-row>
        <table:table-row table:style-name="ro2">
          <table:table-cell table:style-name="ce100" table:formula="of:=[$PCR.A45]" office:value-type="date" office:date-value="1899-12-30" calcext:value-type="date">
            <text:p>30/12/99</text:p>
          </table:table-cell>
          <table:table-cell table:style-name="ce50" table:formula="of:=[$PCR.B45]" office:value-type="float" office:value="0" calcext:value-type="float">
            <text:p>0</text:p>
          </table:table-cell>
          <table:table-cell table:style-name="ce50" table:formula="of:=[$PCR.C45]" office:value-type="float" office:value="0" calcext:value-type="float">
            <text:p>0</text:p>
          </table:table-cell>
          <table:table-cell table:style-name="ce50" table:formula="of:=[$PCR.D45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5" calcext:value-type="float">
            <text:p>1.15</text:p>
          </table:table-cell>
          <table:table-cell office:value-type="float" office:value="523" calcext:value-type="float">
            <text:p>523</text:p>
          </table:table-cell>
          <table:table-cell office:value-type="float" office:value="35" calcext:value-type="float">
            <text:p>35</text:p>
          </table:table-cell>
          <table:table-cell office:value-type="float" office:value="1025" calcext:value-type="float">
            <text:p>1025</text:p>
          </table:table-cell>
          <table:table-cell office:value-type="float" office:value="1518" calcext:value-type="float">
            <text:p>1518</text:p>
          </table:table-cell>
          <table:table-cell table:style-name="ce50" office:value-type="float" office:value="432" calcext:value-type="float">
            <text:p>432</text:p>
          </table:table-cell>
          <table:table-cell table:style-name="ce52" office:value-type="float" office:value="-181.3" calcext:value-type="float">
            <text:p>-181.3</text:p>
          </table:table-cell>
          <table:table-cell office:value-type="float" office:value="16344.15" calcext:value-type="float">
            <text:p>16344.15</text:p>
          </table:table-cell>
          <table:table-cell table:style-name="ce53" table:formula="of:=TRUNC(SUM([.M45]-[.M44])/[.M44]*100; 2)" office:value-type="float" office:value="-1.09" calcext:value-type="float">
            <text:p>-1.09</text:p>
          </table:table-cell>
          <table:table-cell table:number-columns-repeated="50"/>
        </table:table-row>
        <table:table-row table:style-name="ro2">
          <table:table-cell table:style-name="ce100" table:formula="of:=[$PCR.A46]" office:value-type="date" office:date-value="1899-12-30" calcext:value-type="date">
            <text:p>30/12/99</text:p>
          </table:table-cell>
          <table:table-cell table:style-name="ce50" table:formula="of:=[$PCR.B46]" office:value-type="float" office:value="0" calcext:value-type="float">
            <text:p>0</text:p>
          </table:table-cell>
          <table:table-cell table:style-name="ce50" table:formula="of:=[$PCR.C46]" office:value-type="float" office:value="0" calcext:value-type="float">
            <text:p>0</text:p>
          </table:table-cell>
          <table:table-cell table:style-name="ce50" table:formula="of:=[$PCR.D46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5" calcext:value-type="float">
            <text:p>1.15</text:p>
          </table:table-cell>
          <table:table-cell office:value-type="float" office:value="557" calcext:value-type="float">
            <text:p>557</text:p>
          </table:table-cell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office:value-type="float" office:value="782" calcext:value-type="float">
            <text:p>782</text:p>
          </table:table-cell>
          <table:table-cell table:style-name="ce50" office:value-type="float" office:value="524" calcext:value-type="float">
            <text:p>524</text:p>
          </table:table-cell>
          <table:table-cell table:style-name="ce52" office:value-type="float" office:value="-102.7" calcext:value-type="float">
            <text:p>-102.7</text:p>
          </table:table-cell>
          <table:table-cell office:value-type="float" office:value="16241.45" calcext:value-type="float">
            <text:p>16241.45</text:p>
          </table:table-cell>
          <table:table-cell table:style-name="ce53" table:formula="of:=TRUNC(SUM([.M46]-[.M45])/[.M45]*100; 2)" office:value-type="float" office:value="-0.62" calcext:value-type="float">
            <text:p>-0.62</text:p>
          </table:table-cell>
          <table:table-cell table:number-columns-repeated="50"/>
        </table:table-row>
        <table:table-row table:style-name="ro2">
          <table:table-cell table:style-name="ce100" table:formula="of:=[$PCR.A47]" office:value-type="date" office:date-value="1899-12-30" calcext:value-type="date">
            <text:p>30/12/99</text:p>
          </table:table-cell>
          <table:table-cell table:style-name="ce50" table:formula="of:=[$PCR.B47]" office:value-type="float" office:value="0" calcext:value-type="float">
            <text:p>0</text:p>
          </table:table-cell>
          <table:table-cell table:style-name="ce50" table:formula="of:=[$PCR.C47]" office:value-type="float" office:value="0" calcext:value-type="float">
            <text:p>0</text:p>
          </table:table-cell>
          <table:table-cell table:style-name="ce50" table:formula="of:=[$PCR.D47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0.95" calcext:value-type="float">
            <text:p>0.95</text:p>
          </table:table-cell>
          <table:table-cell office:value-type="float" office:value="605" calcext:value-type="float">
            <text:p>605</text:p>
          </table:table-cell>
          <table:table-cell office:value-type="float" office:value="48" calcext:value-type="float">
            <text:p>48</text:p>
          </table:table-cell>
          <table:table-cell office:value-type="float" office:value="-48" calcext:value-type="float">
            <text:p>-48</text:p>
          </table:table-cell>
          <table:table-cell office:value-type="float" office:value="-741" calcext:value-type="float">
            <text:p>-741</text:p>
          </table:table-cell>
          <table:table-cell table:style-name="ce50" office:value-type="float" office:value="-169" calcext:value-type="float">
            <text:p>-169</text:p>
          </table:table-cell>
          <table:table-cell table:style-name="ce52" office:value-type="float" office:value="-242.1" calcext:value-type="float">
            <text:p>-242.1</text:p>
          </table:table-cell>
          <table:table-cell office:value-type="float" office:value="15999.35" calcext:value-type="float">
            <text:p>15999.35</text:p>
          </table:table-cell>
          <table:table-cell table:style-name="ce53" table:formula="of:=TRUNC(SUM([.M47]-[.M46])/[.M46]*100; 2)" office:value-type="float" office:value="-1.49" calcext:value-type="float">
            <text:p>-1.49</text:p>
          </table:table-cell>
          <table:table-cell table:number-columns-repeated="50"/>
        </table:table-row>
        <table:table-row table:style-name="ro2">
          <table:table-cell table:style-name="ce100" table:formula="of:=[$PCR.A48]" office:value-type="date" office:date-value="1899-12-30" calcext:value-type="date">
            <text:p>30/12/99</text:p>
          </table:table-cell>
          <table:table-cell table:style-name="ce50" table:formula="of:=[$PCR.B48]" office:value-type="float" office:value="0" calcext:value-type="float">
            <text:p>0</text:p>
          </table:table-cell>
          <table:table-cell table:style-name="ce50" table:formula="of:=[$PCR.C48]" office:value-type="float" office:value="0" calcext:value-type="float">
            <text:p>0</text:p>
          </table:table-cell>
          <table:table-cell table:style-name="ce50" table:formula="of:=[$PCR.D48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2" calcext:value-type="float">
            <text:p>1.12</text:p>
          </table:table-cell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office:value-type="float" office:value="-571" calcext:value-type="float">
            <text:p>-571</text:p>
          </table:table-cell>
          <table:table-cell office:value-type="float" office:value="-32" calcext:value-type="float">
            <text:p>-32</text:p>
          </table:table-cell>
          <table:table-cell table:style-name="ce50" office:value-type="float" office:value="370" calcext:value-type="float">
            <text:p>370</text:p>
          </table:table-cell>
          <table:table-cell table:style-name="ce52" office:value-type="float" office:value="-167.55" calcext:value-type="float">
            <text:p>-167.55</text:p>
          </table:table-cell>
          <table:table-cell office:value-type="float" office:value="15831.8" calcext:value-type="float">
            <text:p>15831.8</text:p>
          </table:table-cell>
          <table:table-cell table:style-name="ce53" table:formula="of:=TRUNC(SUM([.M48]-[.M47])/[.M47]*100; 2)" office:value-type="float" office:value="-1.04" calcext:value-type="float">
            <text:p>-1.04</text:p>
          </table:table-cell>
          <table:table-cell table:number-columns-repeated="50"/>
        </table:table-row>
        <table:table-row table:style-name="ro2">
          <table:table-cell table:style-name="ce100" table:formula="of:=[$PCR.A49]" office:value-type="date" office:date-value="1899-12-30" calcext:value-type="date">
            <text:p>30/12/99</text:p>
          </table:table-cell>
          <table:table-cell table:style-name="ce50" table:formula="of:=[$PCR.B49]" office:value-type="float" office:value="0" calcext:value-type="float">
            <text:p>0</text:p>
          </table:table-cell>
          <table:table-cell table:style-name="ce50" table:formula="of:=[$PCR.C49]" office:value-type="float" office:value="0" calcext:value-type="float">
            <text:p>0</text:p>
          </table:table-cell>
          <table:table-cell table:style-name="ce50" table:formula="of:=[$PCR.D49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18" calcext:value-type="float">
            <text:p>1.18</text:p>
          </table:table-cell>
          <table:table-cell office:value-type="float" office:value="514" calcext:value-type="float">
            <text:p>514</text:p>
          </table:table-cell>
          <table:table-cell office:value-type="float" office:value="21" calcext:value-type="float">
            <text:p>21</text:p>
          </table:table-cell>
          <table:table-cell office:value-type="float" office:value="768" calcext:value-type="float">
            <text:p>768</text:p>
          </table:table-cell>
          <table:table-cell office:value-type="float" office:value="926" calcext:value-type="float">
            <text:p>926</text:p>
          </table:table-cell>
          <table:table-cell table:style-name="ce50" office:value-type="float" office:value="153" calcext:value-type="float">
            <text:p>153</text:p>
          </table:table-cell>
          <table:table-cell table:style-name="ce52" office:value-type="float" office:value="174.9" calcext:value-type="float">
            <text:p>174.9</text:p>
          </table:table-cell>
          <table:table-cell office:value-type="float" office:value="16006.7" calcext:value-type="float">
            <text:p>16006.7</text:p>
          </table:table-cell>
          <table:table-cell table:style-name="ce53" table:formula="of:=TRUNC(SUM([.M49]-[.M48])/[.M48]*100; 2)" office:value-type="float" office:value="1.1" calcext:value-type="float">
            <text:p>1.1</text:p>
          </table:table-cell>
          <table:table-cell table:number-columns-repeated="50"/>
        </table:table-row>
        <table:table-row table:style-name="ro2">
          <table:table-cell table:style-name="ce100" table:formula="of:=[$PCR.A50]" office:value-type="date" office:date-value="1899-12-30" calcext:value-type="date">
            <text:p>30/12/99</text:p>
          </table:table-cell>
          <table:table-cell table:style-name="ce50" table:formula="of:=[$PCR.B50]" office:value-type="float" office:value="0" calcext:value-type="float">
            <text:p>0</text:p>
          </table:table-cell>
          <table:table-cell table:style-name="ce50" table:formula="of:=[$PCR.C50]" office:value-type="float" office:value="0" calcext:value-type="float">
            <text:p>0</text:p>
          </table:table-cell>
          <table:table-cell table:style-name="ce50" table:formula="of:=[$PCR.D50]" office:value-type="float" office:value="0" calcext:value-type="float">
            <text:p>0</text:p>
          </table:table-cell>
          <table:table-cell office:value-type="string" calcext:value-type="string">
            <text:p>FINNIFTY</text:p>
          </table:table-cell>
          <table:table-cell office:value-type="float" office:value="1.25" calcext:value-type="float">
            <text:p>1.25</text:p>
          </table:table-cell>
          <table:table-cell office:value-type="float" office:value="511" calcext:value-type="float">
            <text:p>511</text:p>
          </table:table-cell>
          <table:table-cell office:value-type="float" office:value="-3" calcext:value-type="float">
            <text:p>-3</text:p>
          </table:table-cell>
          <table:table-cell office:value-type="float" office:value="555" calcext:value-type="float">
            <text:p>555</text:p>
          </table:table-cell>
          <table:table-cell office:value-type="float" office:value="758" calcext:value-type="float">
            <text:p>758</text:p>
          </table:table-cell>
          <table:table-cell table:style-name="ce50" office:value-type="float" office:value="356" calcext:value-type="float">
            <text:p>356</text:p>
          </table:table-cell>
          <table:table-cell table:style-name="ce52" office:value-type="float" office:value="-177.2" calcext:value-type="float">
            <text:p>-177.2</text:p>
          </table:table-cell>
          <table:table-cell office:value-type="float" office:value="15829.5" calcext:value-type="float">
            <text:p>15829.5</text:p>
          </table:table-cell>
          <table:table-cell table:style-name="ce53" table:formula="of:=TRUNC(SUM([.M50]-[.M49])/[.M49]*100; 2)" office:value-type="float" office:value="-1.1" calcext:value-type="float">
            <text:p>-1.1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48" calcext:value-type="float">
            <text:p>1.48</text:p>
          </table:table-cell>
          <table:table-cell office:value-type="float" office:value="596" calcext:value-type="float">
            <text:p>596</text:p>
          </table:table-cell>
          <table:table-cell office:value-type="float" office:value="85" calcext:value-type="float">
            <text:p>85</text:p>
          </table:table-cell>
          <table:table-cell office:value-type="float" office:value="564" calcext:value-type="float">
            <text:p>564</text:p>
          </table:table-cell>
          <table:table-cell office:value-type="float" office:value="1150" calcext:value-type="float">
            <text:p>1150</text:p>
          </table:table-cell>
          <table:table-cell table:style-name="ce50" office:value-type="float" office:value="942" calcext:value-type="float">
            <text:p>942</text:p>
          </table:table-cell>
          <table:table-cell table:style-name="ce52" office:value-type="float" office:value="149.65" calcext:value-type="float">
            <text:p>149.65</text:p>
          </table:table-cell>
          <table:table-cell office:value-type="float" office:value="15979.15" calcext:value-type="float">
            <text:p>15979.15</text:p>
          </table:table-cell>
          <table:table-cell table:style-name="ce53" table:formula="of:=TRUNC(SUM([.M51]-[.M50])/[.M50]*100; 2)" office:value-type="float" office:value="0.94" calcext:value-type="float">
            <text:p>0.94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float" office:value="-57" calcext:value-type="float">
            <text:p>-57</text:p>
          </table:table-cell>
          <table:table-cell office:value-type="float" office:value="479" calcext:value-type="float">
            <text:p>479</text:p>
          </table:table-cell>
          <table:table-cell office:value-type="float" office:value="-467" calcext:value-type="float">
            <text:p>-467</text:p>
          </table:table-cell>
          <table:table-cell table:style-name="ce50" office:value-type="float" office:value="-4" calcext:value-type="float">
            <text:p>-4</text:p>
          </table:table-cell>
          <table:table-cell table:style-name="ce52" office:value-type="float" office:value="-341.2" calcext:value-type="float">
            <text:p>-341.2</text:p>
          </table:table-cell>
          <table:table-cell office:value-type="float" office:value="15637.95" calcext:value-type="float">
            <text:p>15637.95</text:p>
          </table:table-cell>
          <table:table-cell table:style-name="ce53" table:formula="of:=TRUNC(SUM([.M52]-[.M51])/[.M51]*100; 2)" office:value-type="float" office:value="-2.13" calcext:value-type="float">
            <text:p>-2.13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1" calcext:value-type="float">
            <text:p>1.1</text:p>
          </table:table-cell>
          <table:table-cell office:value-type="float" office:value="644" calcext:value-type="float">
            <text:p>644</text:p>
          </table:table-cell>
          <table:table-cell office:value-type="float" office:value="105" calcext:value-type="float">
            <text:p>105</text:p>
          </table:table-cell>
          <table:table-cell office:value-type="float" office:value="994" calcext:value-type="float">
            <text:p>994</text:p>
          </table:table-cell>
          <table:table-cell office:value-type="float" office:value="1345" calcext:value-type="float">
            <text:p>1345</text:p>
          </table:table-cell>
          <table:table-cell table:style-name="ce50" office:value-type="float" office:value="347" calcext:value-type="float">
            <text:p>347</text:p>
          </table:table-cell>
          <table:table-cell table:style-name="ce52" office:value-type="float" office:value="-150.4" calcext:value-type="float">
            <text:p>-150.4</text:p>
          </table:table-cell>
          <table:table-cell office:value-type="float" office:value="15487.55" calcext:value-type="float">
            <text:p>15487.55</text:p>
          </table:table-cell>
          <table:table-cell table:style-name="ce53" table:formula="of:=TRUNC(SUM([.M53]-[.M52])/[.M52]*100; 2)" office:value-type="float" office:value="-0.96" calcext:value-type="float">
            <text:p>-0.96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97" calcext:value-type="float">
            <text:p>1.97</text:p>
          </table:table-cell>
          <table:table-cell office:value-type="float" office:value="324" calcext:value-type="float">
            <text:p>324</text:p>
          </table:table-cell>
          <table:table-cell office:value-type="float" office:value="51" calcext:value-type="float">
            <text:p>51</text:p>
          </table:table-cell>
          <table:table-cell office:value-type="float" office:value="916" calcext:value-type="float">
            <text:p>916</text:p>
          </table:table-cell>
          <table:table-cell office:value-type="float" office:value="1860" calcext:value-type="float">
            <text:p>1860</text:p>
          </table:table-cell>
          <table:table-cell table:style-name="ce50" office:value-type="float" office:value="920" calcext:value-type="float">
            <text:p>920</text:p>
          </table:table-cell>
          <table:table-cell table:style-name="ce52" office:value-type="float" office:value="299.5" calcext:value-type="float">
            <text:p>299.5</text:p>
          </table:table-cell>
          <table:table-cell office:value-type="float" office:value="15787.05" calcext:value-type="float">
            <text:p>15787.05</text:p>
          </table:table-cell>
          <table:table-cell table:style-name="ce53" table:formula="of:=TRUNC(SUM([.M54]-[.M53])/[.M53]*100; 2)" office:value-type="float" office:value="1.93" calcext:value-type="float">
            <text:p>1.93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2.21" calcext:value-type="float">
            <text:p>2.21</text:p>
          </table:table-cell>
          <table:table-cell office:value-type="float" office:value="353" calcext:value-type="float">
            <text:p>353</text:p>
          </table:table-cell>
          <table:table-cell office:value-type="float" office:value="29" calcext:value-type="float">
            <text:p>29</text:p>
          </table:table-cell>
          <table:table-cell office:value-type="float" office:value="853" calcext:value-type="float">
            <text:p>853</text:p>
          </table:table-cell>
          <table:table-cell office:value-type="float" office:value="2108" calcext:value-type="float">
            <text:p>2108</text:p>
          </table:table-cell>
          <table:table-cell table:style-name="ce50" office:value-type="float" office:value="2175" calcext:value-type="float">
            <text:p>2175</text:p>
          </table:table-cell>
          <table:table-cell table:style-name="ce52" office:value-type="float" office:value="216.1" calcext:value-type="float">
            <text:p>216.1</text:p>
          </table:table-cell>
          <table:table-cell office:value-type="float" office:value="16003.15" calcext:value-type="float">
            <text:p>16003.15</text:p>
          </table:table-cell>
          <table:table-cell table:style-name="ce53" table:formula="of:=TRUNC(SUM([.M55]-[.M54])/[.M54]*100; 2)" office:value-type="float" office:value="1.36" calcext:value-type="float">
            <text:p>1.36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2.04" calcext:value-type="float">
            <text:p>2.04</text:p>
          </table:table-cell>
          <table:table-cell office:value-type="float" office:value="414" calcext:value-type="float">
            <text:p>414</text:p>
          </table:table-cell>
          <table:table-cell office:value-type="float" office:value="61" calcext:value-type="float">
            <text:p>61</text:p>
          </table:table-cell>
          <table:table-cell office:value-type="float" office:value="351" calcext:value-type="float">
            <text:p>351</text:p>
          </table:table-cell>
          <table:table-cell office:value-type="float" office:value="420" calcext:value-type="float">
            <text:p>420</text:p>
          </table:table-cell>
          <table:table-cell table:style-name="ce50" office:value-type="float" office:value="2244" calcext:value-type="float">
            <text:p>2244</text:p>
          </table:table-cell>
          <table:table-cell table:style-name="ce52" office:value-type="float" office:value="-265.95" calcext:value-type="float">
            <text:p>-265.95</text:p>
          </table:table-cell>
          <table:table-cell office:value-type="float" office:value="15737.2" calcext:value-type="float">
            <text:p>15737.2</text:p>
          </table:table-cell>
          <table:table-cell table:style-name="ce53" table:formula="of:=TRUNC(SUM([.M56]-[.M55])/[.M55]*100; 2)" office:value-type="float" office:value="-1.66" calcext:value-type="float">
            <text:p>-1.66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91" calcext:value-type="float">
            <text:p>1.91</text:p>
          </table:table-cell>
          <table:table-cell office:value-type="float" office:value="482" calcext:value-type="float">
            <text:p>482</text:p>
          </table:table-cell>
          <table:table-cell office:value-type="float" office:value="68" calcext:value-type="float">
            <text:p>68</text:p>
          </table:table-cell>
          <table:table-cell office:value-type="float" office:value="-28" calcext:value-type="float">
            <text:p>-28</text:p>
          </table:table-cell>
          <table:table-cell office:value-type="float" office:value="-331" calcext:value-type="float">
            <text:p>-331</text:p>
          </table:table-cell>
          <table:table-cell table:style-name="ce50" office:value-type="float" office:value="1941" calcext:value-type="float">
            <text:p>1941</text:p>
          </table:table-cell>
          <table:table-cell table:style-name="ce52" office:value-type="float" office:value="164.55" calcext:value-type="float">
            <text:p>164.55</text:p>
          </table:table-cell>
          <table:table-cell office:value-type="float" office:value="15901.75" calcext:value-type="float">
            <text:p>15901.75</text:p>
          </table:table-cell>
          <table:table-cell table:style-name="ce53" table:formula="of:=TRUNC(SUM([.M57]-[.M56])/[.M56]*100; 2)" office:value-type="float" office:value="1.04" calcext:value-type="float">
            <text:p>1.04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72" calcext:value-type="float">
            <text:p>1.72</text:p>
          </table:table-cell>
          <table:table-cell office:value-type="float" office:value="392" calcext:value-type="float">
            <text:p>392</text:p>
          </table:table-cell>
          <table:table-cell office:value-type="float" office:value="97" calcext:value-type="float">
            <text:p>97</text:p>
          </table:table-cell>
          <table:table-cell office:value-type="float" office:value="1067" calcext:value-type="float">
            <text:p>1067</text:p>
          </table:table-cell>
          <table:table-cell office:value-type="float" office:value="1770" calcext:value-type="float">
            <text:p>1770</text:p>
          </table:table-cell>
          <table:table-cell table:style-name="ce50" office:value-type="float" office:value="774" calcext:value-type="float">
            <text:p>774</text:p>
          </table:table-cell>
          <table:table-cell table:style-name="ce52" office:value-type="float" office:value="-493.9" calcext:value-type="float">
            <text:p>-493.9</text:p>
          </table:table-cell>
          <table:table-cell office:value-type="float" office:value="15407.85" calcext:value-type="float">
            <text:p>15407.85</text:p>
          </table:table-cell>
          <table:table-cell table:style-name="ce53" table:formula="of:=TRUNC(SUM([.M58]-[.M57])/[.M57]*100; 2)" office:value-type="float" office:value="-3.1" calcext:value-type="float">
            <text:p>-3.1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87" calcext:value-type="float">
            <text:p>1.87</text:p>
          </table:table-cell>
          <table:table-cell office:value-type="float" office:value="461" calcext:value-type="float">
            <text:p>461</text:p>
          </table:table-cell>
          <table:table-cell office:value-type="float" office:value="69" calcext:value-type="float">
            <text:p>69</text:p>
          </table:table-cell>
          <table:table-cell office:value-type="float" office:value="645" calcext:value-type="float">
            <text:p>645</text:p>
          </table:table-cell>
          <table:table-cell office:value-type="float" office:value="1362" calcext:value-type="float">
            <text:p>1362</text:p>
          </table:table-cell>
          <table:table-cell table:style-name="ce50" office:value-type="float" office:value="1491" calcext:value-type="float">
            <text:p>1491</text:p>
          </table:table-cell>
          <table:table-cell table:style-name="ce52" office:value-type="float" office:value="17.85" calcext:value-type="float">
            <text:p>17.85</text:p>
          </table:table-cell>
          <table:table-cell office:value-type="float" office:value="15425.7" calcext:value-type="float">
            <text:p>15425.7</text:p>
          </table:table-cell>
          <table:table-cell table:style-name="ce53" table:formula="of:=TRUNC(SUM([.M59]-[.M58])/[.M58]*100; 2)" office:value-type="float" office:value="0.11" calcext:value-type="float">
            <text:p>0.11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2.22" calcext:value-type="float">
            <text:p>2.22</text:p>
          </table:table-cell>
          <table:table-cell office:value-type="float" office:value="529" calcext:value-type="float">
            <text:p>529</text:p>
          </table:table-cell>
          <table:table-cell office:value-type="float" office:value="68" calcext:value-type="float">
            <text:p>68</text:p>
          </table:table-cell>
          <table:table-cell office:value-type="float" office:value="423" calcext:value-type="float">
            <text:p>423</text:p>
          </table:table-cell>
          <table:table-cell office:value-type="float" office:value="1543" calcext:value-type="float">
            <text:p>1543</text:p>
          </table:table-cell>
          <table:table-cell table:style-name="ce50" office:value-type="float" office:value="2611" calcext:value-type="float">
            <text:p>2611</text:p>
          </table:table-cell>
          <table:table-cell table:style-name="ce52" office:value-type="float" office:value="146.25" calcext:value-type="float">
            <text:p>146.25</text:p>
          </table:table-cell>
          <table:table-cell office:value-type="float" office:value="15571.95" calcext:value-type="float">
            <text:p>15571.95</text:p>
          </table:table-cell>
          <table:table-cell table:style-name="ce53" table:formula="of:=TRUNC(SUM([.M60]-[.M59])/[.M59]*100; 2)" office:value-type="float" office:value="0.94" calcext:value-type="float">
            <text:p>0.94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48" calcext:value-type="float">
            <text:p>1.48</text:p>
          </table:table-cell>
          <table:table-cell office:value-type="float" office:value="463" calcext:value-type="float">
            <text:p>463</text:p>
          </table:table-cell>
          <table:table-cell office:value-type="float" office:value="-66" calcext:value-type="float">
            <text:p>-66</text:p>
          </table:table-cell>
          <table:table-cell office:value-type="float" office:value="666" calcext:value-type="float">
            <text:p>666</text:p>
          </table:table-cell>
          <table:table-cell office:value-type="float" office:value="-609" calcext:value-type="float">
            <text:p>-609</text:p>
          </table:table-cell>
          <table:table-cell table:style-name="ce50" office:value-type="float" office:value="1336" calcext:value-type="float">
            <text:p>1336</text:p>
          </table:table-cell>
          <table:table-cell table:style-name="ce52" office:value-type="float" office:value="-55.45" calcext:value-type="float">
            <text:p>-55.45</text:p>
          </table:table-cell>
          <table:table-cell office:value-type="float" office:value="15516.5" calcext:value-type="float">
            <text:p>15516.5</text:p>
          </table:table-cell>
          <table:table-cell table:style-name="ce53" table:formula="of:=TRUNC(SUM([.M61]-[.M60])/[.M60]*100; 2)" office:value-type="float" office:value="-0.35" calcext:value-type="float">
            <text:p>-0.35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84" calcext:value-type="float">
            <text:p>1.84</text:p>
          </table:table-cell>
          <table:table-cell office:value-type="float" office:value="435" calcext:value-type="float">
            <text:p>435</text:p>
          </table:table-cell>
          <table:table-cell office:value-type="float" office:value="44" calcext:value-type="float">
            <text:p>44</text:p>
          </table:table-cell>
          <table:table-cell office:value-type="float" office:value="985" calcext:value-type="float">
            <text:p>985</text:p>
          </table:table-cell>
          <table:table-cell office:value-type="float" office:value="1782" calcext:value-type="float">
            <text:p>1782</text:p>
          </table:table-cell>
          <table:table-cell table:style-name="ce50" office:value-type="float" office:value="847" calcext:value-type="float">
            <text:p>847</text:p>
          </table:table-cell>
          <table:table-cell table:style-name="ce52" office:value-type="float" office:value="-77.6" calcext:value-type="float">
            <text:p>-77.6</text:p>
          </table:table-cell>
          <table:table-cell office:value-type="float" office:value="15438.9" calcext:value-type="float">
            <text:p>15438.9</text:p>
          </table:table-cell>
          <table:table-cell table:style-name="ce53" table:formula="of:=TRUNC(SUM([.M62]-[.M61])/[.M61]*100; 2)" office:value-type="float" office:value="-0.5" calcext:value-type="float">
            <text:p>-0.5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0.8" calcext:value-type="float">
            <text:p>0.8</text:p>
          </table:table-cell>
          <table:table-cell office:value-type="float" office:value="535" calcext:value-type="float">
            <text:p>535</text:p>
          </table:table-cell>
          <table:table-cell office:value-type="float" office:value="100" calcext:value-type="float">
            <text:p>100</text:p>
          </table:table-cell>
          <table:table-cell office:value-type="float" office:value="1164" calcext:value-type="float">
            <text:p>1164</text:p>
          </table:table-cell>
          <table:table-cell office:value-type="float" office:value="-117" calcext:value-type="float">
            <text:p>-117</text:p>
          </table:table-cell>
          <table:table-cell table:style-name="ce50" office:value-type="float" office:value="-434" calcext:value-type="float">
            <text:p>-434</text:p>
          </table:table-cell>
          <table:table-cell table:style-name="ce52" office:value-type="float" office:value="-730.15" calcext:value-type="float">
            <text:p>-730.15</text:p>
          </table:table-cell>
          <table:table-cell office:value-type="float" office:value="14708.75" calcext:value-type="float">
            <text:p>14708.75</text:p>
          </table:table-cell>
          <table:table-cell table:style-name="ce53" table:formula="of:=TRUNC(SUM([.M63]-[.M62])/[.M62]*100; 2)" office:value-type="float" office:value="-4.72" calcext:value-type="float">
            <text:p>-4.72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55" calcext:value-type="float">
            <text:p>1.55</text:p>
          </table:table-cell>
          <table:table-cell office:value-type="float" office:value="473" calcext:value-type="float">
            <text:p>473</text:p>
          </table:table-cell>
          <table:table-cell office:value-type="float" office:value="-62" calcext:value-type="float">
            <text:p>-62</text:p>
          </table:table-cell>
          <table:table-cell office:value-type="float" office:value="199" calcext:value-type="float">
            <text:p>199</text:p>
          </table:table-cell>
          <table:table-cell office:value-type="float" office:value="1933" calcext:value-type="float">
            <text:p>1933</text:p>
          </table:table-cell>
          <table:table-cell table:style-name="ce50" office:value-type="float" office:value="1300" calcext:value-type="float">
            <text:p>1300</text:p>
          </table:table-cell>
          <table:table-cell table:style-name="ce52" office:value-type="float" office:value="504.35" calcext:value-type="float">
            <text:p>504.35</text:p>
          </table:table-cell>
          <table:table-cell office:value-type="float" office:value="15213.1" calcext:value-type="float">
            <text:p>15213.1</text:p>
          </table:table-cell>
          <table:table-cell table:style-name="ce53" table:formula="of:=TRUNC(SUM([.M64]-[.M63])/[.M63]*100; 2)" office:value-type="float" office:value="3.42" calcext:value-type="float">
            <text:p>3.42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76" calcext:value-type="float">
            <text:p>1.76</text:p>
          </table:table-cell>
          <table:table-cell office:value-type="float" office:value="459" calcext:value-type="float">
            <text:p>459</text:p>
          </table:table-cell>
          <table:table-cell office:value-type="float" office:value="-14" calcext:value-type="float">
            <text:p>-14</text:p>
          </table:table-cell>
          <table:table-cell office:value-type="float" office:value="161" calcext:value-type="float">
            <text:p>161</text:p>
          </table:table-cell>
          <table:table-cell office:value-type="float" office:value="789" calcext:value-type="float">
            <text:p>789</text:p>
          </table:table-cell>
          <table:table-cell table:style-name="ce50" office:value-type="float" office:value="1928" calcext:value-type="float">
            <text:p>1928</text:p>
          </table:table-cell>
          <table:table-cell table:style-name="ce52" office:value-type="float" office:value="169.45" calcext:value-type="float">
            <text:p>169.45</text:p>
          </table:table-cell>
          <table:table-cell office:value-type="float" office:value="15382.55" calcext:value-type="float">
            <text:p>15382.55</text:p>
          </table:table-cell>
          <table:table-cell table:style-name="ce53" table:formula="of:=TRUNC(SUM([.M65]-[.M64])/[.M64]*100; 2)" office:value-type="float" office:value="1.11" calcext:value-type="float">
            <text:p>1.11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2.3" calcext:value-type="float">
            <text:p>2.3</text:p>
          </table:table-cell>
          <table:table-cell office:value-type="float" office:value="394" calcext:value-type="float">
            <text:p>394</text:p>
          </table:table-cell>
          <table:table-cell office:value-type="float" office:value="32" calcext:value-type="float">
            <text:p>32</text:p>
          </table:table-cell>
          <table:table-cell office:value-type="float" office:value="699" calcext:value-type="float">
            <text:p>699</text:p>
          </table:table-cell>
          <table:table-cell office:value-type="float" office:value="1492" calcext:value-type="float">
            <text:p>1492</text:p>
          </table:table-cell>
          <table:table-cell table:style-name="ce50" office:value-type="float" office:value="911" calcext:value-type="float">
            <text:p>911</text:p>
          </table:table-cell>
          <table:table-cell table:style-name="ce52" office:value-type="float" office:value="2.2" calcext:value-type="float">
            <text:p>2.2</text:p>
          </table:table-cell>
          <table:table-cell office:value-type="float" office:value="15384.75" calcext:value-type="float">
            <text:p>15384.75</text:p>
          </table:table-cell>
          <table:table-cell table:style-name="ce53" table:formula="of:=TRUNC(SUM([.M66]-[.M65])/[.M65]*100; 2)" office:value-type="float" office:value="0.01" calcext:value-type="float">
            <text:p>0.01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2.06" calcext:value-type="float">
            <text:p>2.06</text:p>
          </table:table-cell>
          <table:table-cell office:value-type="float" office:value="465" calcext:value-type="float">
            <text:p>465</text:p>
          </table:table-cell>
          <table:table-cell office:value-type="float" office:value="71" calcext:value-type="float">
            <text:p>71</text:p>
          </table:table-cell>
          <table:table-cell office:value-type="float" office:value="735" calcext:value-type="float">
            <text:p>735</text:p>
          </table:table-cell>
          <table:table-cell office:value-type="float" office:value="1344" calcext:value-type="float">
            <text:p>1344</text:p>
          </table:table-cell>
          <table:table-cell table:style-name="ce50" office:value-type="float" office:value="1520" calcext:value-type="float">
            <text:p>1520</text:p>
          </table:table-cell>
          <table:table-cell table:style-name="ce52" office:value-type="float" office:value="-383.3" calcext:value-type="float">
            <text:p>-383.3</text:p>
          </table:table-cell>
          <table:table-cell office:value-type="float" office:value="15001.45" calcext:value-type="float">
            <text:p>15001.45</text:p>
          </table:table-cell>
          <table:table-cell table:style-name="ce53" table:formula="of:=TRUNC(SUM([.M67]-[.M66])/[.M66]*100; 2)" office:value-type="float" office:value="-2.49" calcext:value-type="float">
            <text:p>-2.49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98" calcext:value-type="float">
            <text:p>1.98</text:p>
          </table:table-cell>
          <table:table-cell office:value-type="float" office:value="433" calcext:value-type="float">
            <text:p>433</text:p>
          </table:table-cell>
          <table:table-cell office:value-type="float" office:value="-32" calcext:value-type="float">
            <text:p>-32</text:p>
          </table:table-cell>
          <table:table-cell office:value-type="float" office:value="456" calcext:value-type="float">
            <text:p>456</text:p>
          </table:table-cell>
          <table:table-cell office:value-type="float" office:value="788" calcext:value-type="float">
            <text:p>788</text:p>
          </table:table-cell>
          <table:table-cell table:style-name="ce50" office:value-type="float" office:value="1852" calcext:value-type="float">
            <text:p>1852</text:p>
          </table:table-cell>
          <table:table-cell table:style-name="ce52" office:value-type="float" office:value="-100.1" calcext:value-type="float">
            <text:p>-100.1</text:p>
          </table:table-cell>
          <table:table-cell office:value-type="float" office:value="14901.35" calcext:value-type="float">
            <text:p>14901.35</text:p>
          </table:table-cell>
          <table:table-cell table:style-name="ce53" table:formula="of:=TRUNC(SUM([.M68]-[.M67])/[.M67]*100; 2)" office:value-type="float" office:value="-0.66" calcext:value-type="float">
            <text:p>-0.66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3.23" calcext:value-type="float">
            <text:p>3.23</text:p>
          </table:table-cell>
          <table:table-cell office:value-type="float" office:value="445" calcext:value-type="float">
            <text:p>445</text:p>
          </table:table-cell>
          <table:table-cell office:value-type="float" office:value="12" calcext:value-type="float">
            <text:p>12</text:p>
          </table:table-cell>
          <table:table-cell office:value-type="float" office:value="-306" calcext:value-type="float">
            <text:p>-306</text:p>
          </table:table-cell>
          <table:table-cell office:value-type="float" office:value="1375" calcext:value-type="float">
            <text:p>1375</text:p>
          </table:table-cell>
          <table:table-cell table:style-name="ce50" office:value-type="float" office:value="3533" calcext:value-type="float">
            <text:p>3533</text:p>
          </table:table-cell>
          <table:table-cell table:style-name="ce52" office:value-type="float" office:value="328.1" calcext:value-type="float">
            <text:p>328.1</text:p>
          </table:table-cell>
          <table:table-cell office:value-type="float" office:value="15229.45" calcext:value-type="float">
            <text:p>15229.45</text:p>
          </table:table-cell>
          <table:table-cell table:style-name="ce53" table:formula="of:=TRUNC(SUM([.M69]-[.M68])/[.M68]*100; 2)" office:value-type="float" office:value="2.2" calcext:value-type="float">
            <text:p>2.2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1.97" calcext:value-type="float">
            <text:p>1.97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1237" calcext:value-type="float">
            <text:p>1237</text:p>
          </table:table-cell>
          <table:table-cell table:style-name="ce50" office:value-type="float" office:value="655" calcext:value-type="float">
            <text:p>655</text:p>
          </table:table-cell>
          <table:table-cell table:style-name="ce52" office:value-type="float" office:value="8.35" calcext:value-type="float">
            <text:p>8.35</text:p>
          </table:table-cell>
          <table:table-cell office:value-type="float" office:value="15237.8" calcext:value-type="float">
            <text:p>15237.8</text:p>
          </table:table-cell>
          <table:table-cell table:style-name="ce53" table:formula="of:=TRUNC(SUM([.M70]-[.M69])/[.M69]*100; 2)" office:value-type="float" office:value="0.05" calcext:value-type="float">
            <text:p>0.05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office:value-type="string" calcext:value-type="string">
            <text:p>FINNIFTY</text:p>
          </table:table-cell>
          <table:table-cell office:value-type="float" office:value="2.74" calcext:value-type="float">
            <text:p>2.74</text:p>
          </table:table-cell>
          <table:table-cell office:value-type="float" office:value="443" calcext:value-type="float">
            <text:p>443</text:p>
          </table:table-cell>
          <table:table-cell office:value-type="float" office:value="43" calcext:value-type="float">
            <text:p>43</text:p>
          </table:table-cell>
          <table:table-cell office:value-type="float" office:value="223" calcext:value-type="float">
            <text:p>223</text:p>
          </table:table-cell>
          <table:table-cell office:value-type="float" office:value="1128" calcext:value-type="float">
            <text:p>1128</text:p>
          </table:table-cell>
          <table:table-cell table:style-name="ce50" office:value-type="float" office:value="1560" calcext:value-type="float">
            <text:p>1560</text:p>
          </table:table-cell>
          <table:table-cell table:style-name="ce52" office:value-type="float" office:value="212.95" calcext:value-type="float">
            <text:p>212.95</text:p>
          </table:table-cell>
          <table:table-cell office:value-type="float" office:value="15450.75" calcext:value-type="float">
            <text:p>15450.75</text:p>
          </table:table-cell>
          <table:table-cell table:style-name="ce53" table:formula="of:=TRUNC(SUM([.M71]-[.M70])/[.M70]*100; 2)" office:value-type="float" office:value="1.39" calcext:value-type="float">
            <text:p>1.39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2]-[.M71])/[.M71]*100; 2)" office:value-type="float" office:value="-100" calcext:value-type="float">
            <text:p>-100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3]-[.M72])/[.M7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4]-[.M73])/[.M7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5]-[.M74])/[.M7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6]-[.M75])/[.M7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7]-[.M76])/[.M7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8]-[.M77])/[.M7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79]-[.M78])/[.M7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0]-[.M79])/[.M7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1]-[.M80])/[.M8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2]-[.M81])/[.M8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3]-[.M82])/[.M8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4]-[.M83])/[.M8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5]-[.M84])/[.M8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6]-[.M85])/[.M8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7]-[.M86])/[.M8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8]-[.M87])/[.M8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89]-[.M88])/[.M8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0]-[.M89])/[.M8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1]-[.M90])/[.M9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2]-[.M91])/[.M9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3]-[.M92])/[.M9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4]-[.M93])/[.M9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5]-[.M94])/[.M9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6]-[.M95])/[.M9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7]-[.M96])/[.M9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8]-[.M97])/[.M9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99]-[.M98])/[.M9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0]-[.M99])/[.M9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1]-[.M100])/[.M10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2]-[.M101])/[.M10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3]-[.M102])/[.M10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4]-[.M103])/[.M10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5]-[.M104])/[.M10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6]-[.M105])/[.M10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7]-[.M106])/[.M10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8]-[.M107])/[.M10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09]-[.M108])/[.M10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0]-[.M109])/[.M10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1]-[.M110])/[.M11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2]-[.M111])/[.M11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3]-[.M112])/[.M11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4]-[.M113])/[.M11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5]-[.M114])/[.M11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6]-[.M115])/[.M11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7]-[.M116])/[.M11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8]-[.M117])/[.M11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19]-[.M118])/[.M11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0]-[.M119])/[.M11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1]-[.M120])/[.M12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2]-[.M121])/[.M12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3]-[.M122])/[.M12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4]-[.M123])/[.M12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5]-[.M124])/[.M12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6]-[.M125])/[.M12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7]-[.M126])/[.M12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8]-[.M127])/[.M12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29]-[.M128])/[.M12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0]-[.M129])/[.M12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1]-[.M130])/[.M13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2]-[.M131])/[.M13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3]-[.M132])/[.M13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4]-[.M133])/[.M13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5]-[.M134])/[.M13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6]-[.M135])/[.M13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7]-[.M136])/[.M13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8]-[.M137])/[.M13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39]-[.M138])/[.M13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0]-[.M139])/[.M13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1]-[.M140])/[.M140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2]-[.M141])/[.M141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3]-[.M142])/[.M142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4]-[.M143])/[.M143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5]-[.M144])/[.M144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6]-[.M145])/[.M145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7]-[.M146])/[.M146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8]-[.M147])/[.M147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49]-[.M148])/[.M148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/>
          <table:table-cell table:style-name="ce53" table:formula="of:=TRUNC(SUM([.M150]-[.M149])/[.M149]*100; 2)" office:value-type="string" office:string-value="" calcext:value-type="error">
            <text:p>#DIV/0!</text:p>
          </table:table-cell>
          <table:table-cell table:number-columns-repeated="50"/>
        </table:table-row>
        <table:table-row table:style-name="ro2" table:number-rows-repeated="350">
          <table:table-cell/>
          <table:table-cell table:style-name="ce50" table:number-columns-repeated="3"/>
          <table:table-cell table:number-columns-repeated="6"/>
          <table:table-cell table:style-name="ce50"/>
          <table:table-cell table:style-name="ce52"/>
          <table:table-cell table:number-columns-repeated="52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FINNIFTY.K3:FINNIFTY.K500 FINNIFTY.B2:FINNIFTY.D500">
            <calcext:condition calcext:apply-style-name="Good" calcext:value="&gt;0" calcext:base-cell-address="FINNIFTY.B2"/>
            <calcext:condition calcext:apply-style-name="Bad" calcext:value="&lt;0" calcext:base-cell-address="FINNIFTY.B2"/>
          </calcext:conditional-format>
          <calcext:conditional-format calcext:target-range-address="FINNIFTY.L2:FINNIFTY.L500">
            <calcext:condition calcext:apply-style-name="Good" calcext:value="&gt;0" calcext:base-cell-address="FINNIFTY.L2"/>
            <calcext:condition calcext:apply-style-name="Bad" calcext:value="&lt;0" calcext:base-cell-address="FINNIFTY.L2"/>
          </calcext:conditional-format>
          <calcext:conditional-format calcext:target-range-address="FINNIFTY.N4:FINNIFTY.N150">
            <calcext:condition calcext:apply-style-name="Good" calcext:value="&gt;=0.75" calcext:base-cell-address="FINNIFTY.N4"/>
            <calcext:condition calcext:apply-style-name="Bad" calcext:value="&lt;=-0.75" calcext:base-cell-address="FINNIFTY.N4"/>
          </calcext:conditional-format>
        </calcext:conditional-formats>
      </table:table>
      <table:table table:name="Sheet6" table:style-name="ta1">
        <table:table-column table:style-name="co27" table:default-cell-style-name="ce128"/>
        <table:table-column table:style-name="co4" table:number-columns-repeated="63" table:default-cell-style-name="ce128"/>
        <table:table-row table:style-name="ro2">
          <table:table-cell office:value-type="string" calcext:value-type="string">
            <text:p>Date 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Hold Time</text:p>
          </table:table-cell>
          <table:table-cell office:value-type="string" calcext:value-type="string">
            <text:p>Data View </text:p>
          </table:table-cell>
          <table:table-cell table:number-columns-repeated="4"/>
          <table:table-cell office:value-type="string" calcext:value-type="string">
            <text:p>Profit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https://wealthtyre.com/nifty-50-stock-list/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ttps://wealthtyre.com/list-of-banknifty-stocks/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5"/>
          <table:table-cell office:value-type="string" calcext:value-type="string">
            <text:p>It is calculated based on the previous day close and today’s close.</text:p>
            <text:p/>
            <text:p>Percentage change = ((Today close - Yesterday Close)/ Yesterday Close)x10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NKNIFTY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tock/Share/Company Nam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Weightage</text:p>
          </table:table-cell>
          <table:table-cell table:number-columns-repeated="2"/>
          <table:table-cell office:value-type="string" calcext:value-type="string">
            <text:p>Symbol</text:p>
          </table:table-cell>
          <table:table-cell office:value-type="string" calcext:value-type="string">
            <text:p>Weightag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HDFC Bank Ltd.</text:p>
          </table:table-cell>
          <table:table-cell office:value-type="string" calcext:value-type="string">
            <text:p>HDFCBANK</text:p>
          </table:table-cell>
          <table:table-cell table:style-name="ce190" office:value-type="percentage" office:value="0.2608" calcext:value-type="percentage">
            <text:p>26.08%</text:p>
          </table:table-cell>
          <table:table-cell table:number-columns-repeated="2"/>
          <table:table-cell office:value-type="string" calcext:value-type="string">
            <text:p>RELIANCE</text:p>
          </table:table-cell>
          <table:table-cell table:style-name="ce140" office:value-type="float" office:value="10.66" calcext:value-type="float">
            <text:p>10.66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CICI Bank Ltd.</text:p>
          </table:table-cell>
          <table:table-cell office:value-type="string" calcext:value-type="string">
            <text:p>ICICIBANK</text:p>
          </table:table-cell>
          <table:table-cell table:style-name="ce190" office:value-type="percentage" office:value="0.2005" calcext:value-type="percentage">
            <text:p>20.05%</text:p>
          </table:table-cell>
          <table:table-cell table:number-columns-repeated="2"/>
          <table:table-cell office:value-type="string" calcext:value-type="string">
            <text:p>HDFCBANK</text:p>
          </table:table-cell>
          <table:table-cell office:value-type="float" office:value="10.37" calcext:value-type="float">
            <text:p>10.37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Kotak Mahindra Bank Ltd.</text:p>
          </table:table-cell>
          <table:table-cell office:value-type="string" calcext:value-type="string">
            <text:p>KOTAKBANK</text:p>
          </table:table-cell>
          <table:table-cell table:style-name="ce190" office:value-type="percentage" office:value="0.1588" calcext:value-type="percentage">
            <text:p>15.88%</text:p>
          </table:table-cell>
          <table:table-cell table:number-columns-repeated="2"/>
          <table:table-cell office:value-type="string" calcext:value-type="string">
            <text:p>INFY</text:p>
          </table:table-cell>
          <table:table-cell office:value-type="float" office:value="7.64" calcext:value-type="float">
            <text:p>7.64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xis Bank Ltd.</text:p>
          </table:table-cell>
          <table:table-cell office:value-type="string" calcext:value-type="string">
            <text:p>AXISBANK</text:p>
          </table:table-cell>
          <table:table-cell table:style-name="ce190" office:value-type="percentage" office:value="0.1535" calcext:value-type="percentage">
            <text:p>15.35%</text:p>
          </table:table-cell>
          <table:table-cell table:number-columns-repeated="2"/>
          <table:table-cell office:value-type="string" calcext:value-type="string">
            <text:p>HDFC</text:p>
          </table:table-cell>
          <table:table-cell table:style-name="ce140" office:value-type="float" office:value="7.61" calcext:value-type="float">
            <text:p>7.61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tate Bank of India</text:p>
          </table:table-cell>
          <table:table-cell office:value-type="string" calcext:value-type="string">
            <text:p>SBIN</text:p>
          </table:table-cell>
          <table:table-cell table:style-name="ce190" office:value-type="percentage" office:value="0.1054" calcext:value-type="percentage">
            <text:p>10.54%</text:p>
          </table:table-cell>
          <table:table-cell table:number-columns-repeated="2"/>
          <table:table-cell office:value-type="string" calcext:value-type="string">
            <text:p>ICICIBANK</text:p>
          </table:table-cell>
          <table:table-cell office:value-type="float" office:value="6.12" calcext:value-type="float">
            <text:p>6.12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ndusInd Bank Ltd.</text:p>
          </table:table-cell>
          <table:table-cell office:value-type="string" calcext:value-type="string">
            <text:p>INDUSINDBK</text:p>
          </table:table-cell>
          <table:table-cell table:style-name="ce190" office:value-type="percentage" office:value="0.0507" calcext:value-type="percentage">
            <text:p>5.07%</text:p>
          </table:table-cell>
          <table:table-cell table:number-columns-repeated="2"/>
          <table:table-cell office:value-type="string" calcext:value-type="string">
            <text:p>KOTAKBANK</text:p>
          </table:table-cell>
          <table:table-cell office:value-type="float" office:value="4.85" calcext:value-type="float">
            <text:p>4.85</text:p>
          </table:table-cell>
          <table:table-cell table:number-columns-repeated="57"/>
        </table:table-row>
        <table:table-row table:style-name="ro2">
          <table:table-cell table:number-columns-repeated="5"/>
          <table:table-cell office:value-type="string" calcext:value-type="string">
            <text:p>HINDUNILVR</text:p>
          </table:table-cell>
          <table:table-cell office:value-type="float" office:value="3.55" calcext:value-type="float">
            <text:p>3.55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191" table:formula="of:=SUM([.C10:.C15])" office:value-type="percentage" office:value="0.9297" calcext:value-type="percentage">
            <text:p>92.97%</text:p>
          </table:table-cell>
          <table:table-cell table:number-columns-repeated="2"/>
          <table:table-cell office:value-type="string" calcext:value-type="string">
            <text:p>AXISBANK</text:p>
          </table:table-cell>
          <table:table-cell office:value-type="float" office:value="2.55" calcext:value-type="float">
            <text:p>2.55</text:p>
          </table:table-cell>
          <table:table-cell table:number-columns-repeated="57"/>
        </table:table-row>
        <table:table-row table:style-name="ro2">
          <table:table-cell table:number-columns-repeated="5"/>
          <table:table-cell office:value-type="string" calcext:value-type="string">
            <text:p>SBIN</text:p>
          </table:table-cell>
          <table:table-cell office:value-type="float" office:value="1.75" calcext:value-type="float">
            <text:p>1.75</text:p>
          </table:table-cell>
          <table:table-cell table:number-columns-repeated="57"/>
        </table:table-row>
        <table:table-row table:style-name="ro2">
          <table:table-cell table:number-columns-repeated="5"/>
          <table:table-cell office:value-type="string" calcext:value-type="string">
            <text:p>INDUSINDBK</text:p>
          </table:table-cell>
          <table:table-cell office:value-type="float" office:value="0.84" calcext:value-type="float">
            <text:p>0.84</text:p>
          </table:table-cell>
          <table:table-cell table:number-columns-repeated="57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"/>
          <table:table-cell table:style-name="ce192" table:formula="of:=SUM([.G10:.G19])" office:value-type="float" office:value="55.94" calcext:value-type="float">
            <text:p>55.94</text:p>
          </table:table-cell>
          <table:table-cell table:number-columns-repeated="57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OD-ANALYSIS" table:style-name="ta1">
        <table:table-column table:style-name="co1" table:default-cell-style-name="ce128"/>
        <table:table-column table:style-name="co28" table:default-cell-style-name="ce128"/>
        <table:table-column table:style-name="co3" table:default-cell-style-name="ce128"/>
        <table:table-column table:style-name="co12" table:default-cell-style-name="ce128"/>
        <table:table-column table:style-name="co13" table:default-cell-style-name="ce202"/>
        <table:table-column table:style-name="co29" table:default-cell-style-name="ce128"/>
        <table:table-column table:style-name="co8" table:default-cell-style-name="ce128"/>
        <table:table-column table:style-name="co30" table:default-cell-style-name="ce128"/>
        <table:table-column table:style-name="co13" table:default-cell-style-name="ce128"/>
        <table:table-column table:style-name="co31" table:default-cell-style-name="ce128"/>
        <table:table-column table:style-name="co6" table:default-cell-style-name="ce128"/>
        <table:table-column table:style-name="co7" table:default-cell-style-name="ce128"/>
        <table:table-column table:style-name="co32" table:default-cell-style-name="ce142"/>
        <table:table-column table:style-name="co33" table:default-cell-style-name="ce128"/>
        <table:table-column table:style-name="co9" table:default-cell-style-name="ce128"/>
        <table:table-column table:style-name="co34" table:default-cell-style-name="ce128"/>
        <table:table-column table:style-name="co35" table:number-columns-repeated="2" table:default-cell-style-name="ce128"/>
        <table:table-column table:style-name="co9" table:default-cell-style-name="ce128"/>
        <table:table-column table:style-name="co10" table:default-cell-style-name="ce128"/>
        <table:table-column table:style-name="co35" table:default-cell-style-name="ce128"/>
        <table:table-column table:style-name="co4" table:number-columns-repeated="43" table:default-cell-style-name="ce128"/>
        <table:table-row table:style-name="ro1">
          <table:table-cell table:style-name="ce134" office:value-type="string" calcext:value-type="string">
            <text:p>Date</text:p>
          </table:table-cell>
          <table:table-cell table:style-name="ce59" office:value-type="string" calcext:value-type="string">
            <text:p>NIFTY</text:p>
          </table:table-cell>
          <table:table-cell table:style-name="ce61" office:value-type="string" calcext:value-type="string">
            <text:p>BANKNIFTY</text:p>
          </table:table-cell>
          <table:table-cell table:style-name="ce61" office:value-type="string" calcext:value-type="string">
            <text:p>FINNIFTY</text:p>
          </table:table-cell>
          <table:table-cell table:style-name="ce199" office:value-type="string" calcext:value-type="string">
            <text:p>FII CASH</text:p>
          </table:table-cell>
          <table:table-cell table:style-name="ce199" office:value-type="string" calcext:value-type="string">
            <text:p>NIFTY PUT CALL DIFF</text:p>
          </table:table-cell>
          <table:table-cell table:style-name="ce199" office:value-type="string" calcext:value-type="string">
            <text:p>BNF PUT CALL DIFF</text:p>
          </table:table-cell>
          <table:table-cell table:style-name="ce199" office:value-type="string" calcext:value-type="string">
            <text:p>FIN-NF PUT CALL DIFF</text:p>
          </table:table-cell>
          <table:table-cell table:style-name="ce204" office:value-type="string" calcext:value-type="string">
            <text:p>FIIINDEX</text:p>
          </table:table-cell>
          <table:table-cell table:style-name="ce204" office:value-type="string" calcext:value-type="string">
            <text:p>FIIFUTURE</text:p>
          </table:table-cell>
          <table:table-cell table:style-name="ce204" office:value-type="string" calcext:value-type="string">
            <text:p>FIICALLDATA</text:p>
          </table:table-cell>
          <table:table-cell table:style-name="ce204" office:value-type="string" calcext:value-type="string">
            <text:p>FIIPUTDATA</text:p>
          </table:table-cell>
          <table:table-cell table:style-name="ce206" office:value-type="string" calcext:value-type="string">
            <text:p>TIMESTAMP</text:p>
          </table:table-cell>
          <table:table-cell table:style-name="ce204" office:value-type="string" calcext:value-type="string">
            <text:p>PCR LESS THAN 0.5</text:p>
          </table:table-cell>
          <table:table-cell table:style-name="ce204" office:value-type="string" calcext:value-type="string">
            <text:p>NIFTY FUTURE</text:p>
          </table:table-cell>
          <table:table-cell table:style-name="ce204" office:value-type="string" calcext:value-type="string">
            <text:p>BANKNIFTY FUTURE</text:p>
          </table:table-cell>
          <table:table-cell table:style-name="ce204" office:value-type="string" calcext:value-type="string">
            <text:p>FINNIFTY FUTURE</text:p>
          </table:table-cell>
          <table:table-cell table:style-name="ce204" office:value-type="string" calcext:value-type="string">
            <text:p>PCR MORE THAN 1</text:p>
          </table:table-cell>
          <table:table-cell table:style-name="ce204" office:value-type="string" calcext:value-type="string">
            <text:p>NIFTY FUTURE</text:p>
          </table:table-cell>
          <table:table-cell table:style-name="ce204" office:value-type="string" calcext:value-type="string">
            <text:p>BANKNIFTY FUTURE</text:p>
          </table:table-cell>
          <table:table-cell table:style-name="ce204" office:value-type="string" calcext:value-type="string">
            <text:p>FINNIFTY FUTURE</text:p>
          </table:table-cell>
          <table:table-cell table:style-name="ce59" office:value-type="string" calcext:value-type="string">
            <text:p>NIFTY</text:p>
          </table:table-cell>
          <table:table-cell table:style-name="ce61" office:value-type="string" calcext:value-type="string">
            <text:p>BANKNIFTY</text:p>
          </table:table-cell>
          <table:table-cell table:style-name="ce61" office:value-type="string" calcext:value-type="string">
            <text:p>FINNIFTY</text:p>
          </table:table-cell>
          <table:table-cell table:style-name="ce134" office:value-type="string" calcext:value-type="string">
            <text:p>Date</text:p>
          </table:table-cell>
          <table:table-cell table:number-columns-repeated="39"/>
        </table:table-row>
        <table:table-row table:style-name="ro2">
          <table:table-cell table:style-name="ce135" table:formula="of:=[$PCR.A2]" office:value-type="date" office:date-value="2021-01-11" calcext:value-type="date">
            <text:p>11/01/21</text:p>
          </table:table-cell>
          <table:table-cell table:style-name="ce60" table:formula="of:=[$NIFTY.L2]" office:value-type="float" office:value="137" calcext:value-type="float">
            <text:p>137</text:p>
          </table:table-cell>
          <table:table-cell table:style-name="ce60" table:formula="of:=[$BANKNIFTY.L2]" office:value-type="float" office:value="-85" calcext:value-type="float">
            <text:p>-85</text:p>
          </table:table-cell>
          <table:table-cell table:style-name="ce60" table:formula="of:=[$FINNIFTY.L2]" office:value-type="float" office:value="0" calcext:value-type="float">
            <text:p>0</text:p>
          </table:table-cell>
          <table:table-cell table:style-name="ce64" table:formula="of:=[$'EOD-ANALYSIS'.F2]" office:value-type="float" office:value="193166" calcext:value-type="float">
            <text:p>193166</text:p>
          </table:table-cell>
          <table:table-cell table:style-name="ce60" table:formula="of:=[$NIFTY.K2]" office:value-type="float" office:value="193166" calcext:value-type="float">
            <text:p>193166</text:p>
          </table:table-cell>
          <table:table-cell table:style-name="ce60" table:formula="of:=[$BANKNIFTY.K2]" office:value-type="float" office:value="-137557" calcext:value-type="float">
            <text:p>-137557</text:p>
          </table:table-cell>
          <table:table-cell table:style-name="ce60"/>
          <table:table-cell table:style-name="ce142" table:number-columns-repeated="4"/>
          <table:table-cell table:style-name="ce194" table:formula="of:=[$'DAILY-ANALYSIS-FNO'.K2]" office:value-type="date" office:date-value="2021-01-11" calcext:value-type="date">
            <text:p>11/01/21</text:p>
          </table:table-cell>
          <table:table-cell office:value-type="float" office:value="57" calcext:value-type="float">
            <text:p>57</text:p>
          </table:table-cell>
          <table:table-cell table:style-name="ce190" office:value-type="percentage" office:value="0.27" calcext:value-type="percentage">
            <text:p>27.00%</text:p>
          </table:table-cell>
          <table:table-cell table:style-name="ce190" office:value-type="percentage" office:value="0.01" calcext:value-type="percentage">
            <text:p>1.00%</text:p>
          </table:table-cell>
          <table:table-cell table:style-name="ce190"/>
          <table:table-cell office:value-type="float" office:value="5" calcext:value-type="float">
            <text:p>5</text:p>
          </table:table-cell>
          <table:table-cell table:style-name="ce190" office:value-type="percentage" office:value="0.02" calcext:value-type="percentage">
            <text:p>2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2]" office:value-type="float" office:value="137" calcext:value-type="float">
            <text:p>137</text:p>
          </table:table-cell>
          <table:table-cell table:style-name="ce60" table:formula="of:=[$BANKNIFTY.L2]" office:value-type="float" office:value="-85" calcext:value-type="float">
            <text:p>-85</text:p>
          </table:table-cell>
          <table:table-cell table:style-name="ce60" table:formula="of:=[$FINNIFTY.L2]" office:value-type="float" office:value="0" calcext:value-type="float">
            <text:p>0</text:p>
          </table:table-cell>
          <table:table-cell table:style-name="ce135" office:value-type="date" office:date-value="2021-01-11" calcext:value-type="date">
            <text:p>11/01/21</text:p>
          </table:table-cell>
          <table:table-cell table:number-columns-repeated="39"/>
        </table:table-row>
        <table:table-row table:style-name="ro2">
          <table:table-cell table:style-name="ce135" table:formula="of:=[$PCR.A3]" office:value-type="date" office:date-value="2021-01-12" calcext:value-type="date">
            <text:p>12/01/21</text:p>
          </table:table-cell>
          <table:table-cell table:style-name="ce60" table:formula="of:=[$NIFTY.L3]" office:value-type="float" office:value="108.7" calcext:value-type="float">
            <text:p>108.7</text:p>
          </table:table-cell>
          <table:table-cell table:style-name="ce60" table:formula="of:=[$BANKNIFTY.L3]" office:value-type="float" office:value="358.8" calcext:value-type="float">
            <text:p>358.8</text:p>
          </table:table-cell>
          <table:table-cell table:style-name="ce60" table:formula="of:=[$FINNIFTY.L3]" office:value-type="float" office:value="87.95" calcext:value-type="float">
            <text:p>87.95</text:p>
          </table:table-cell>
          <table:table-cell table:style-name="ce64" office:value-type="float" office:value="571.47" calcext:value-type="float">
            <text:p>571.47</text:p>
          </table:table-cell>
          <table:table-cell table:style-name="ce60" table:formula="of:=[$NIFTY.K3]" office:value-type="float" office:value="176141" calcext:value-type="float">
            <text:p>176141</text:p>
          </table:table-cell>
          <table:table-cell table:style-name="ce60" table:formula="of:=[$BANKNIFTY.K3]" office:value-type="float" office:value="-48308" calcext:value-type="float">
            <text:p>-48308</text:p>
          </table:table-cell>
          <table:table-cell table:style-name="ce60" table:formula="of:=[$FINNIFTY.K3]" office:value-type="float" office:value="232" calcext:value-type="float">
            <text:p>232</text:p>
          </table:table-cell>
          <table:table-cell table:style-name="ce142" table:number-columns-repeated="4"/>
          <table:table-cell table:style-name="ce156" table:formula="of:=[$'DAILY-ANALYSIS-FNO'.K3]" office:value-type="date" office:date-value="2021-01-12" calcext:value-type="date">
            <text:p>12/01/21</text:p>
          </table:table-cell>
          <table:table-cell office:value-type="float" office:value="65" calcext:value-type="float">
            <text:p>65</text:p>
          </table:table-cell>
          <table:table-cell table:style-name="ce190" office:value-type="percentage" office:value="0.33" calcext:value-type="percentage">
            <text:p>33.00%</text:p>
          </table:table-cell>
          <table:table-cell table:style-name="ce190" office:value-type="percentage" office:value="0.03" calcext:value-type="percentage">
            <text:p>3.00%</text:p>
          </table:table-cell>
          <table:table-cell table:style-name="ce190"/>
          <table:table-cell office:value-type="float" office:value="4" calcext:value-type="float">
            <text:p>4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3]" office:value-type="float" office:value="108.7" calcext:value-type="float">
            <text:p>108.7</text:p>
          </table:table-cell>
          <table:table-cell table:style-name="ce60" table:formula="of:=[$BANKNIFTY.L3]" office:value-type="float" office:value="358.8" calcext:value-type="float">
            <text:p>358.8</text:p>
          </table:table-cell>
          <table:table-cell table:style-name="ce60" table:formula="of:=[$FINNIFTY.L3]" office:value-type="float" office:value="87.95" calcext:value-type="float">
            <text:p>87.95</text:p>
          </table:table-cell>
          <table:table-cell table:style-name="ce135" office:value-type="date" office:date-value="2021-01-12" calcext:value-type="date">
            <text:p>12/01/21</text:p>
          </table:table-cell>
          <table:table-cell table:number-columns-repeated="39"/>
        </table:table-row>
        <table:table-row table:style-name="ro2">
          <table:table-cell table:style-name="ce135" table:formula="of:=[$PCR.A4]" office:value-type="date" office:date-value="2021-01-13" calcext:value-type="date">
            <text:p>13/01/21</text:p>
          </table:table-cell>
          <table:table-cell table:style-name="ce60" table:formula="of:=[$NIFTY.L4]" office:value-type="float" office:value="8.2" calcext:value-type="float">
            <text:p>8.2</text:p>
          </table:table-cell>
          <table:table-cell table:style-name="ce60" table:formula="of:=[$BANKNIFTY.L4]" office:value-type="float" office:value="230.1" calcext:value-type="float">
            <text:p>230.1</text:p>
          </table:table-cell>
          <table:table-cell table:style-name="ce60" table:formula="of:=[$FINNIFTY.L4]" office:value-type="float" office:value="-95.1" calcext:value-type="float">
            <text:p>-95.1</text:p>
          </table:table-cell>
          <table:table-cell table:style-name="ce64" office:value-type="float" office:value="1879.06" calcext:value-type="float">
            <text:p>1879.06</text:p>
          </table:table-cell>
          <table:table-cell table:style-name="ce203" table:formula="of:=[$NIFTY.K4]" office:value-type="float" office:value="34304" calcext:value-type="float">
            <text:p>34304</text:p>
          </table:table-cell>
          <table:table-cell table:style-name="ce60" table:formula="of:=[$BANKNIFTY.K4]" office:value-type="float" office:value="-40995" calcext:value-type="float">
            <text:p>-40995</text:p>
          </table:table-cell>
          <table:table-cell table:style-name="ce60" table:formula="of:=[$FINNIFTY.K4]" office:value-type="float" office:value="-2035" calcext:value-type="float">
            <text:p>-2035</text:p>
          </table:table-cell>
          <table:table-cell table:style-name="ce142" table:number-columns-repeated="4"/>
          <table:table-cell table:style-name="ce194" table:formula="of:=[$'DAILY-ANALYSIS-FNO'.K4]" office:value-type="date" office:date-value="2021-01-13" calcext:value-type="date">
            <text:p>13/01/21</text:p>
          </table:table-cell>
          <table:table-cell office:value-type="float" office:value="67" calcext:value-type="float">
            <text:p>67</text:p>
          </table:table-cell>
          <table:table-cell table:style-name="ce190" office:value-type="percentage" office:value="0.35" calcext:value-type="percentage">
            <text:p>35.00%</text:p>
          </table:table-cell>
          <table:table-cell table:style-name="ce190" office:value-type="percentage" office:value="0.03" calcext:value-type="percentage">
            <text:p>3.00%</text:p>
          </table:table-cell>
          <table:table-cell table:style-name="ce190"/>
          <table:table-cell office:value-type="float" office:value="3" calcext:value-type="float">
            <text:p>3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4]" office:value-type="float" office:value="8.2" calcext:value-type="float">
            <text:p>8.2</text:p>
          </table:table-cell>
          <table:table-cell table:style-name="ce60" table:formula="of:=[$BANKNIFTY.L4]" office:value-type="float" office:value="230.1" calcext:value-type="float">
            <text:p>230.1</text:p>
          </table:table-cell>
          <table:table-cell table:style-name="ce60" table:formula="of:=[$FINNIFTY.L4]" office:value-type="float" office:value="-95.1" calcext:value-type="float">
            <text:p>-95.1</text:p>
          </table:table-cell>
          <table:table-cell table:style-name="ce135" office:value-type="date" office:date-value="2021-01-13" calcext:value-type="date">
            <text:p>13/01/21</text:p>
          </table:table-cell>
          <table:table-cell table:number-columns-repeated="39"/>
        </table:table-row>
        <table:table-row table:style-name="ro2">
          <table:table-cell table:style-name="ce193" table:formula="of:=[$PCR.A5]" office:value-type="date" office:date-value="2021-01-14" calcext:value-type="date">
            <text:p>14/01/21</text:p>
          </table:table-cell>
          <table:table-cell table:style-name="ce60" table:formula="of:=[$NIFTY.L5]" office:value-type="float" office:value="21.95" calcext:value-type="float">
            <text:p>21.95</text:p>
          </table:table-cell>
          <table:table-cell table:style-name="ce60" table:formula="of:=[$BANKNIFTY.L5]" office:value-type="float" office:value="-37.35" calcext:value-type="float">
            <text:p>-37.35</text:p>
          </table:table-cell>
          <table:table-cell table:style-name="ce60" table:formula="of:=[$FINNIFTY.L5]" office:value-type="float" office:value="-40.5" calcext:value-type="float">
            <text:p>-40.5</text:p>
          </table:table-cell>
          <table:table-cell table:style-name="ce64" office:value-type="float" office:value="1076.62" calcext:value-type="float">
            <text:p>1076.62</text:p>
          </table:table-cell>
          <table:table-cell table:style-name="ce60" table:formula="of:=[$NIFTY.K5]" office:value-type="float" office:value="60338" calcext:value-type="float">
            <text:p>60338</text:p>
          </table:table-cell>
          <table:table-cell table:style-name="ce60" table:formula="of:=[$BANKNIFTY.K5]" office:value-type="float" office:value="-15088" calcext:value-type="float">
            <text:p>-15088</text:p>
          </table:table-cell>
          <table:table-cell table:style-name="ce60" table:formula="of:=[$FINNIFTY.K5]" office:value-type="float" office:value="5827" calcext:value-type="float">
            <text:p>5827</text:p>
          </table:table-cell>
          <table:table-cell table:style-name="ce142" table:number-columns-repeated="4"/>
          <table:table-cell table:style-name="ce194" table:formula="of:=[$'DAILY-ANALYSIS-FNO'.K5]" office:value-type="date" office:date-value="2021-01-14" calcext:value-type="date">
            <text:p>14/01/21</text:p>
          </table:table-cell>
          <table:table-cell office:value-type="float" office:value="65" calcext:value-type="float">
            <text:p>65</text:p>
          </table:table-cell>
          <table:table-cell table:style-name="ce208" office:value-type="percentage" office:value="0.42" calcext:value-type="percentage">
            <text:p>42.00%</text:p>
          </table:table-cell>
          <table:table-cell table:style-name="ce190" office:value-type="percentage" office:value="0.03" calcext:value-type="percentage">
            <text:p>3.00%</text:p>
          </table:table-cell>
          <table:table-cell table:style-name="ce190"/>
          <table:table-cell office:value-type="float" office:value="4" calcext:value-type="float">
            <text:p>4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5]" office:value-type="float" office:value="21.95" calcext:value-type="float">
            <text:p>21.95</text:p>
          </table:table-cell>
          <table:table-cell table:style-name="ce60" table:formula="of:=[$BANKNIFTY.L5]" office:value-type="float" office:value="-37.35" calcext:value-type="float">
            <text:p>-37.35</text:p>
          </table:table-cell>
          <table:table-cell table:style-name="ce60" table:formula="of:=[$FINNIFTY.L5]" office:value-type="float" office:value="-40.5" calcext:value-type="float">
            <text:p>-40.5</text:p>
          </table:table-cell>
          <table:table-cell table:style-name="ce193" office:value-type="date" office:date-value="2021-01-14" calcext:value-type="date">
            <text:p>14/01/21</text:p>
          </table:table-cell>
          <table:table-cell table:number-columns-repeated="39"/>
        </table:table-row>
        <table:table-row table:style-name="ro2">
          <table:table-cell table:style-name="ce135" table:formula="of:=[$PCR.A6]" office:value-type="date" office:date-value="2021-01-15" calcext:value-type="date">
            <text:p>15/01/21</text:p>
          </table:table-cell>
          <table:table-cell table:style-name="ce60" table:formula="of:=[$NIFTY.L6]" office:value-type="float" office:value="-169.6" calcext:value-type="float">
            <text:p>-169.6</text:p>
          </table:table-cell>
          <table:table-cell table:style-name="ce60" table:formula="of:=[$BANKNIFTY.L6]" office:value-type="float" office:value="-333.75" calcext:value-type="float">
            <text:p>-333.75</text:p>
          </table:table-cell>
          <table:table-cell table:style-name="ce60" table:formula="of:=[$FINNIFTY.L6]" office:value-type="float" office:value="-128.7" calcext:value-type="float">
            <text:p>-128.7</text:p>
          </table:table-cell>
          <table:table-cell table:style-name="ce64" office:value-type="float" office:value="971.06" calcext:value-type="float">
            <text:p>971.06</text:p>
          </table:table-cell>
          <table:table-cell table:style-name="ce60" table:formula="of:=[$NIFTY.K6]" office:value-type="float" office:value="-190201" calcext:value-type="float">
            <text:p>-190201</text:p>
          </table:table-cell>
          <table:table-cell table:style-name="ce60" table:formula="of:=[$BANKNIFTY.K6]" office:value-type="float" office:value="-121572" calcext:value-type="float">
            <text:p>-121572</text:p>
          </table:table-cell>
          <table:table-cell table:style-name="ce60" table:formula="of:=[$FINNIFTY.K6]" office:value-type="float" office:value="-106" calcext:value-type="float">
            <text:p>-106</text:p>
          </table:table-cell>
          <table:table-cell table:style-name="ce142" table:number-columns-repeated="4"/>
          <table:table-cell table:style-name="ce157" table:formula="of:=[$'DAILY-ANALYSIS-FNO'.K6]" office:value-type="date" office:date-value="2021-01-15" calcext:value-type="date">
            <text:p>15/01/21</text:p>
          </table:table-cell>
          <table:table-cell table:style-name="ce205" office:value-type="float" office:value="75" calcext:value-type="float">
            <text:p>75</text:p>
          </table:table-cell>
          <table:table-cell table:style-name="ce209" office:value-type="percentage" office:value="0.52" calcext:value-type="percentage">
            <text:p>52.00%</text:p>
          </table:table-cell>
          <table:table-cell table:style-name="ce190" office:value-type="percentage" office:value="0.03" calcext:value-type="percentage">
            <text:p>3.00%</text:p>
          </table:table-cell>
          <table:table-cell table:style-name="ce190"/>
          <table:table-cell office:value-type="float" office:value="2" calcext:value-type="float">
            <text:p>2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6]" office:value-type="float" office:value="-169.6" calcext:value-type="float">
            <text:p>-169.6</text:p>
          </table:table-cell>
          <table:table-cell table:style-name="ce60" table:formula="of:=[$BANKNIFTY.L6]" office:value-type="float" office:value="-333.75" calcext:value-type="float">
            <text:p>-333.75</text:p>
          </table:table-cell>
          <table:table-cell table:style-name="ce60" table:formula="of:=[$FINNIFTY.L6]" office:value-type="float" office:value="-128.7" calcext:value-type="float">
            <text:p>-128.7</text:p>
          </table:table-cell>
          <table:table-cell table:style-name="ce135" office:value-type="date" office:date-value="2021-01-15" calcext:value-type="date">
            <text:p>15/01/21</text:p>
          </table:table-cell>
          <table:table-cell table:number-columns-repeated="39"/>
        </table:table-row>
        <table:table-row table:style-name="ro2">
          <table:table-cell table:style-name="ce135" table:formula="of:=[$PCR.A7]" office:value-type="date" office:date-value="2021-01-18" calcext:value-type="date">
            <text:p>18/01/21</text:p>
          </table:table-cell>
          <table:table-cell table:style-name="ce60" table:formula="of:=[$NIFTY.L7]" office:value-type="float" office:value="-171.25" calcext:value-type="float">
            <text:p>-171.25</text:p>
          </table:table-cell>
          <table:table-cell table:style-name="ce60" table:formula="of:=[$BANKNIFTY.L7]" office:value-type="float" office:value="-498.35" calcext:value-type="float">
            <text:p>-498.35</text:p>
          </table:table-cell>
          <table:table-cell table:style-name="ce60" table:formula="of:=[$FINNIFTY.L7]" office:value-type="float" office:value="-244.65" calcext:value-type="float">
            <text:p>-244.65</text:p>
          </table:table-cell>
          <table:table-cell table:style-name="ce64" office:value-type="float" office:value="650.6" calcext:value-type="float">
            <text:p>650.6</text:p>
          </table:table-cell>
          <table:table-cell table:style-name="ce60" table:formula="of:=[$NIFTY.K7]" office:value-type="float" office:value="-233492" calcext:value-type="float">
            <text:p>-233492</text:p>
          </table:table-cell>
          <table:table-cell table:style-name="ce60" table:formula="of:=[$BANKNIFTY.K7]" office:value-type="float" office:value="-232372" calcext:value-type="float">
            <text:p>-232372</text:p>
          </table:table-cell>
          <table:table-cell table:style-name="ce60" table:formula="of:=[$FINNIFTY.K7]" office:value-type="float" office:value="-2066" calcext:value-type="float">
            <text:p>-2066</text:p>
          </table:table-cell>
          <table:table-cell table:style-name="ce142" table:number-columns-repeated="4"/>
          <table:table-cell table:style-name="ce157" table:formula="of:=[$'DAILY-ANALYSIS-FNO'.K7]" office:value-type="date" office:date-value="2021-01-18" calcext:value-type="date">
            <text:p>18/01/21</text:p>
          </table:table-cell>
          <table:table-cell table:style-name="ce205" office:value-type="float" office:value="82" calcext:value-type="float">
            <text:p>82</text:p>
          </table:table-cell>
          <table:table-cell table:style-name="ce210" office:value-type="percentage" office:value="0.63" calcext:value-type="percentage">
            <text:p>63.00%</text:p>
          </table:table-cell>
          <table:table-cell table:style-name="ce190" office:value-type="percentage" office:value="0.19" calcext:value-type="percentage">
            <text:p>19.00%</text:p>
          </table:table-cell>
          <table:table-cell table:style-name="ce190"/>
          <table:table-cell office:value-type="float" office:value="1" calcext:value-type="float">
            <text:p>1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7]" office:value-type="float" office:value="-171.25" calcext:value-type="float">
            <text:p>-171.25</text:p>
          </table:table-cell>
          <table:table-cell table:style-name="ce60" table:formula="of:=[$BANKNIFTY.L7]" office:value-type="float" office:value="-498.35" calcext:value-type="float">
            <text:p>-498.35</text:p>
          </table:table-cell>
          <table:table-cell table:style-name="ce60" table:formula="of:=[$FINNIFTY.L7]" office:value-type="float" office:value="-244.65" calcext:value-type="float">
            <text:p>-244.65</text:p>
          </table:table-cell>
          <table:table-cell table:style-name="ce135" office:value-type="date" office:date-value="2021-01-18" calcext:value-type="date">
            <text:p>18/01/21</text:p>
          </table:table-cell>
          <table:table-cell table:number-columns-repeated="39"/>
        </table:table-row>
        <table:table-row table:style-name="ro2">
          <table:table-cell table:style-name="ce135" table:formula="of:=[$PCR.A8]" office:value-type="date" office:date-value="2021-01-19" calcext:value-type="date">
            <text:p>19/01/21</text:p>
          </table:table-cell>
          <table:table-cell table:style-name="ce60" table:formula="of:=[$NIFTY.L8]" office:value-type="float" office:value="282.75" calcext:value-type="float">
            <text:p>282.75</text:p>
          </table:table-cell>
          <table:table-cell table:style-name="ce60" table:formula="of:=[$BANKNIFTY.L8]" office:value-type="float" office:value="705.2" calcext:value-type="float">
            <text:p>705.2</text:p>
          </table:table-cell>
          <table:table-cell table:style-name="ce60" table:formula="of:=[$FINNIFTY.L8]" office:value-type="float" office:value="403.6" calcext:value-type="float">
            <text:p>403.6</text:p>
          </table:table-cell>
          <table:table-cell table:style-name="ce64" office:value-type="float" office:value="257.55" calcext:value-type="float">
            <text:p>257.55</text:p>
          </table:table-cell>
          <table:table-cell table:style-name="ce60" table:formula="of:=[$NIFTY.K8]" office:value-type="float" office:value="-24165" calcext:value-type="float">
            <text:p>-24165</text:p>
          </table:table-cell>
          <table:table-cell table:style-name="ce60" table:formula="of:=[$BANKNIFTY.K8]" office:value-type="float" office:value="-84759" calcext:value-type="float">
            <text:p>-84759</text:p>
          </table:table-cell>
          <table:table-cell table:style-name="ce60" table:formula="of:=[$FINNIFTY.K8]" office:value-type="float" office:value="177" calcext:value-type="float">
            <text:p>177</text:p>
          </table:table-cell>
          <table:table-cell table:style-name="ce142" table:number-columns-repeated="4"/>
          <table:table-cell table:style-name="ce156" table:formula="of:=[$'DAILY-ANALYSIS-FNO'.K8]" office:value-type="date" office:date-value="2021-01-19" calcext:value-type="date">
            <text:p>19/01/21</text:p>
          </table:table-cell>
          <table:table-cell office:value-type="float" office:value="80" calcext:value-type="float">
            <text:p>80</text:p>
          </table:table-cell>
          <table:table-cell table:style-name="ce190" office:value-type="percentage" office:value="0.37" calcext:value-type="percentage">
            <text:p>37.00%</text:p>
          </table:table-cell>
          <table:table-cell table:style-name="ce190" office:value-type="percentage" office:value="0.19" calcext:value-type="percentage">
            <text:p>19.00%</text:p>
          </table:table-cell>
          <table:table-cell table:style-name="ce190"/>
          <table:table-cell office:value-type="float" office:value="2" calcext:value-type="float">
            <text:p>2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8]" office:value-type="float" office:value="282.75" calcext:value-type="float">
            <text:p>282.75</text:p>
          </table:table-cell>
          <table:table-cell table:style-name="ce60" table:formula="of:=[$BANKNIFTY.L8]" office:value-type="float" office:value="705.2" calcext:value-type="float">
            <text:p>705.2</text:p>
          </table:table-cell>
          <table:table-cell table:style-name="ce60" table:formula="of:=[$FINNIFTY.L8]" office:value-type="float" office:value="403.6" calcext:value-type="float">
            <text:p>403.6</text:p>
          </table:table-cell>
          <table:table-cell table:style-name="ce135" office:value-type="date" office:date-value="2021-01-19" calcext:value-type="date">
            <text:p>19/01/21</text:p>
          </table:table-cell>
          <table:table-cell table:number-columns-repeated="39"/>
        </table:table-row>
        <table:table-row table:style-name="ro2">
          <table:table-cell table:style-name="ce135" table:formula="of:=[$PCR.A9]" office:value-type="date" office:date-value="2021-01-20" calcext:value-type="date">
            <text:p>20/01/21</text:p>
          </table:table-cell>
          <table:table-cell table:style-name="ce60" table:formula="of:=[$NIFTY.L9]" office:value-type="float" office:value="75.15" calcext:value-type="float">
            <text:p>75.15</text:p>
          </table:table-cell>
          <table:table-cell table:style-name="ce60" table:formula="of:=[$BANKNIFTY.L9]" office:value-type="float" office:value="63.8" calcext:value-type="float">
            <text:p>63.8</text:p>
          </table:table-cell>
          <table:table-cell table:style-name="ce60" table:formula="of:=[$FINNIFTY.L9]" office:value-type="float" office:value="33.7" calcext:value-type="float">
            <text:p>33.7</text:p>
          </table:table-cell>
          <table:table-cell table:style-name="ce64" office:value-type="float" office:value="2289.05" calcext:value-type="float">
            <text:p>2289.05</text:p>
          </table:table-cell>
          <table:table-cell table:style-name="ce60" table:formula="of:=[$NIFTY.K9]" office:value-type="float" office:value="23603" calcext:value-type="float">
            <text:p>23603</text:p>
          </table:table-cell>
          <table:table-cell table:style-name="ce60" table:formula="of:=[$BANKNIFTY.K9]" office:value-type="float" office:value="-85897" calcext:value-type="float">
            <text:p>-85897</text:p>
          </table:table-cell>
          <table:table-cell table:style-name="ce60" table:formula="of:=[$FINNIFTY.K9]" office:value-type="float" office:value="2408" calcext:value-type="float">
            <text:p>2408</text:p>
          </table:table-cell>
          <table:table-cell table:style-name="ce142" table:number-columns-repeated="4"/>
          <table:table-cell table:style-name="ce194" table:formula="of:=[$'DAILY-ANALYSIS-FNO'.K9]" office:value-type="date" office:date-value="2021-01-20" calcext:value-type="date">
            <text:p>20/01/21</text:p>
          </table:table-cell>
          <table:table-cell office:value-type="float" office:value="80" calcext:value-type="float">
            <text:p>80</text:p>
          </table:table-cell>
          <table:table-cell table:style-name="ce190" office:value-type="percentage" office:value="0.38" calcext:value-type="percentage">
            <text:p>38.00%</text:p>
          </table:table-cell>
          <table:table-cell table:style-name="ce190" office:value-type="percentage" office:value="0.19" calcext:value-type="percentage">
            <text:p>19.00%</text:p>
          </table:table-cell>
          <table:table-cell table:style-name="ce190"/>
          <table:table-cell office:value-type="float" office:value="4" calcext:value-type="float">
            <text:p>4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9]" office:value-type="float" office:value="75.15" calcext:value-type="float">
            <text:p>75.15</text:p>
          </table:table-cell>
          <table:table-cell table:style-name="ce60" table:formula="of:=[$BANKNIFTY.L9]" office:value-type="float" office:value="63.8" calcext:value-type="float">
            <text:p>63.8</text:p>
          </table:table-cell>
          <table:table-cell table:style-name="ce60" table:formula="of:=[$FINNIFTY.L9]" office:value-type="float" office:value="33.7" calcext:value-type="float">
            <text:p>33.7</text:p>
          </table:table-cell>
          <table:table-cell table:style-name="ce135" office:value-type="date" office:date-value="2021-01-20" calcext:value-type="date">
            <text:p>20/01/21</text:p>
          </table:table-cell>
          <table:table-cell table:number-columns-repeated="39"/>
        </table:table-row>
        <table:table-row table:style-name="ro2">
          <table:table-cell table:style-name="ce193" table:formula="of:=[$PCR.A10]" office:value-type="date" office:date-value="2021-01-21" calcext:value-type="date">
            <text:p>21/01/21</text:p>
          </table:table-cell>
          <table:table-cell table:style-name="ce60" table:formula="of:=[$NIFTY.L10]" office:value-type="float" office:value="-46.5" calcext:value-type="float">
            <text:p>-46.5</text:p>
          </table:table-cell>
          <table:table-cell table:style-name="ce60" table:formula="of:=[$BANKNIFTY.L10]" office:value-type="float" office:value="-355.9" calcext:value-type="float">
            <text:p>-355.9</text:p>
          </table:table-cell>
          <table:table-cell table:style-name="ce60" table:formula="of:=[$FINNIFTY.L10]" office:value-type="float" office:value="-142.2" calcext:value-type="float">
            <text:p>-142.2</text:p>
          </table:table-cell>
          <table:table-cell table:style-name="ce64" office:value-type="float" office:value="1614.66" calcext:value-type="float">
            <text:p>1614.66</text:p>
          </table:table-cell>
          <table:table-cell table:style-name="ce60" table:formula="of:=[$NIFTY.K10]" office:value-type="float" office:value="-61407" calcext:value-type="float">
            <text:p>-61407</text:p>
          </table:table-cell>
          <table:table-cell table:style-name="ce60" table:formula="of:=[$BANKNIFTY.K10]" office:value-type="float" office:value="-112138" calcext:value-type="float">
            <text:p>-112138</text:p>
          </table:table-cell>
          <table:table-cell table:style-name="ce60" table:formula="of:=[$FINNIFTY.K10]" office:value-type="float" office:value="1532" calcext:value-type="float">
            <text:p>1532</text:p>
          </table:table-cell>
          <table:table-cell table:style-name="ce142" table:number-columns-repeated="4"/>
          <table:table-cell table:style-name="ce157" table:formula="of:=[$'DAILY-ANALYSIS-FNO'.K10]" office:value-type="date" office:date-value="2021-01-21" calcext:value-type="date">
            <text:p>21/01/21</text:p>
          </table:table-cell>
          <table:table-cell table:style-name="ce205" office:value-type="float" office:value="84" calcext:value-type="float">
            <text:p>84</text:p>
          </table:table-cell>
          <table:table-cell table:style-name="ce210" office:value-type="percentage" office:value="0.43" calcext:value-type="percentage">
            <text:p>43.00%</text:p>
          </table:table-cell>
          <table:table-cell table:style-name="ce208" office:value-type="percentage" office:value="0.19" calcext:value-type="percentage">
            <text:p>19.00%</text:p>
          </table:table-cell>
          <table:table-cell table:style-name="ce190"/>
          <table:table-cell office:value-type="float" office:value="3" calcext:value-type="float">
            <text:p>3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10]" office:value-type="float" office:value="-46.5" calcext:value-type="float">
            <text:p>-46.5</text:p>
          </table:table-cell>
          <table:table-cell table:style-name="ce60" table:formula="of:=[$BANKNIFTY.L10]" office:value-type="float" office:value="-355.9" calcext:value-type="float">
            <text:p>-355.9</text:p>
          </table:table-cell>
          <table:table-cell table:style-name="ce60" table:formula="of:=[$FINNIFTY.L10]" office:value-type="float" office:value="-142.2" calcext:value-type="float">
            <text:p>-142.2</text:p>
          </table:table-cell>
          <table:table-cell table:style-name="ce193" office:value-type="date" office:date-value="2021-01-21" calcext:value-type="date">
            <text:p>21/01/21</text:p>
          </table:table-cell>
          <table:table-cell table:number-columns-repeated="39"/>
        </table:table-row>
        <table:table-row table:style-name="ro2">
          <table:table-cell table:style-name="ce135" table:formula="of:=[$PCR.A11]" office:value-type="date" office:date-value="2021-01-22" calcext:value-type="date">
            <text:p>22/01/21</text:p>
          </table:table-cell>
          <table:table-cell table:style-name="ce60" table:formula="of:=[$NIFTY.L11]" office:value-type="float" office:value="-218.5" calcext:value-type="float">
            <text:p>-218.5</text:p>
          </table:table-cell>
          <table:table-cell table:style-name="ce60" table:formula="of:=[$BANKNIFTY.L11]" office:value-type="float" office:value="-1031.05" calcext:value-type="float">
            <text:p>-1031.05</text:p>
          </table:table-cell>
          <table:table-cell table:style-name="ce60" table:formula="of:=[$FINNIFTY.L11]" office:value-type="float" office:value="-380.25" calcext:value-type="float">
            <text:p>-380.25</text:p>
          </table:table-cell>
          <table:table-cell table:style-name="ce64" office:value-type="float" office:value="-635.69" calcext:value-type="float">
            <text:p>-635.69</text:p>
          </table:table-cell>
          <table:table-cell table:style-name="ce60" table:formula="of:=[$NIFTY.K11]" office:value-type="float" office:value="-166487" calcext:value-type="float">
            <text:p>-166487</text:p>
          </table:table-cell>
          <table:table-cell table:style-name="ce60" table:formula="of:=[$BANKNIFTY.K11]" office:value-type="float" office:value="-240747" calcext:value-type="float">
            <text:p>-240747</text:p>
          </table:table-cell>
          <table:table-cell table:style-name="ce60" table:formula="of:=[$FINNIFTY.K11]" office:value-type="float" office:value="-2597" calcext:value-type="float">
            <text:p>-2597</text:p>
          </table:table-cell>
          <table:table-cell table:style-name="ce142" table:number-columns-repeated="4"/>
          <table:table-cell table:style-name="ce157" table:formula="of:=[$'DAILY-ANALYSIS-FNO'.K11]" office:value-type="date" office:date-value="2021-01-22" calcext:value-type="date">
            <text:p>22/01/21</text:p>
          </table:table-cell>
          <table:table-cell table:style-name="ce205" office:value-type="float" office:value="87" calcext:value-type="float">
            <text:p>87</text:p>
          </table:table-cell>
          <table:table-cell table:style-name="ce210" office:value-type="percentage" office:value="0.48" calcext:value-type="percentage">
            <text:p>48.00%</text:p>
          </table:table-cell>
          <table:table-cell table:style-name="ce210" office:value-type="percentage" office:value="0.39" calcext:value-type="percentage">
            <text:p>39.00%</text:p>
          </table:table-cell>
          <table:table-cell table:style-name="ce190"/>
          <table:table-cell office:value-type="float" office:value="1" calcext:value-type="float">
            <text:p>1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11]" office:value-type="float" office:value="-218.5" calcext:value-type="float">
            <text:p>-218.5</text:p>
          </table:table-cell>
          <table:table-cell table:style-name="ce60" table:formula="of:=[$BANKNIFTY.L11]" office:value-type="float" office:value="-1031.05" calcext:value-type="float">
            <text:p>-1031.05</text:p>
          </table:table-cell>
          <table:table-cell table:style-name="ce60" table:formula="of:=[$FINNIFTY.L11]" office:value-type="float" office:value="-380.25" calcext:value-type="float">
            <text:p>-380.25</text:p>
          </table:table-cell>
          <table:table-cell table:style-name="ce135" office:value-type="date" office:date-value="2021-01-22" calcext:value-type="date">
            <text:p>22/01/21</text:p>
          </table:table-cell>
          <table:table-cell table:number-columns-repeated="39"/>
        </table:table-row>
        <table:table-row table:style-name="ro2">
          <table:table-cell table:style-name="ce135" table:formula="of:=[$PCR.A12]" office:value-type="date" office:date-value="2021-01-25" calcext:value-type="date">
            <text:p>25/01/21</text:p>
          </table:table-cell>
          <table:table-cell table:style-name="ce60" table:formula="of:=[$NIFTY.L12]" office:value-type="float" office:value="-127" calcext:value-type="float">
            <text:p>-127</text:p>
          </table:table-cell>
          <table:table-cell table:style-name="ce60" table:formula="of:=[$BANKNIFTY.L12]" office:value-type="float" office:value="-16.6" calcext:value-type="float">
            <text:p>-16.6</text:p>
          </table:table-cell>
          <table:table-cell table:style-name="ce60" table:formula="of:=[$FINNIFTY.L12]" office:value-type="float" office:value="0.6" calcext:value-type="float">
            <text:p>0.6</text:p>
          </table:table-cell>
          <table:table-cell table:style-name="ce64" office:value-type="float" office:value="-765.3" calcext:value-type="float">
            <text:p>-765.3</text:p>
          </table:table-cell>
          <table:table-cell table:style-name="ce60" table:formula="of:=[$NIFTY.K12]" office:value-type="float" office:value="-246946" calcext:value-type="float">
            <text:p>-246946</text:p>
          </table:table-cell>
          <table:table-cell table:style-name="ce60" table:formula="of:=[$BANKNIFTY.K12]" office:value-type="float" office:value="-186158" calcext:value-type="float">
            <text:p>-186158</text:p>
          </table:table-cell>
          <table:table-cell table:style-name="ce60" table:formula="of:=[$FINNIFTY.K12]" office:value-type="float" office:value="-3077" calcext:value-type="float">
            <text:p>-3077</text:p>
          </table:table-cell>
          <table:table-cell table:style-name="ce142" table:number-columns-repeated="4"/>
          <table:table-cell table:style-name="ce157" table:formula="of:=[$'DAILY-ANALYSIS-FNO'.K12]" office:value-type="date" office:date-value="2021-01-25" calcext:value-type="date">
            <text:p>25/01/21</text:p>
          </table:table-cell>
          <table:table-cell table:style-name="ce205" office:value-type="float" office:value="85" calcext:value-type="float">
            <text:p>85</text:p>
          </table:table-cell>
          <table:table-cell table:style-name="ce210" office:value-type="percentage" office:value="0.58" calcext:value-type="percentage">
            <text:p>58.00%</text:p>
          </table:table-cell>
          <table:table-cell table:style-name="ce208" office:value-type="percentage" office:value="0.25" calcext:value-type="percentage">
            <text:p>25.00%</text:p>
          </table:table-cell>
          <table:table-cell table:style-name="ce190"/>
          <table:table-cell office:value-type="float" office:value="2" calcext:value-type="float">
            <text:p>2</text:p>
          </table:table-cell>
          <table:table-cell table:style-name="ce190" office:value-type="percentage" office:value="0.06" calcext:value-type="percentage">
            <text:p>6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12]" office:value-type="float" office:value="-127" calcext:value-type="float">
            <text:p>-127</text:p>
          </table:table-cell>
          <table:table-cell table:style-name="ce60" table:formula="of:=[$BANKNIFTY.L12]" office:value-type="float" office:value="-16.6" calcext:value-type="float">
            <text:p>-16.6</text:p>
          </table:table-cell>
          <table:table-cell table:style-name="ce60" table:formula="of:=[$FINNIFTY.L12]" office:value-type="float" office:value="0.6" calcext:value-type="float">
            <text:p>0.6</text:p>
          </table:table-cell>
          <table:table-cell table:style-name="ce135" office:value-type="date" office:date-value="2021-01-25" calcext:value-type="date">
            <text:p>25/01/21</text:p>
          </table:table-cell>
          <table:table-cell table:number-columns-repeated="39"/>
        </table:table-row>
        <table:table-row table:style-name="ro2">
          <table:table-cell table:style-name="ce135" table:formula="of:=[$PCR.A13]" office:value-type="date" office:date-value="2021-01-27" calcext:value-type="date">
            <text:p>27/01/21</text:p>
          </table:table-cell>
          <table:table-cell table:style-name="ce60" table:formula="of:=[$NIFTY.L13]" office:value-type="float" office:value="-270.6" calcext:value-type="float">
            <text:p>-270.6</text:p>
          </table:table-cell>
          <table:table-cell table:style-name="ce60" table:formula="of:=[$BANKNIFTY.L13]" office:value-type="float" office:value="-852.8" calcext:value-type="float">
            <text:p>-852.8</text:p>
          </table:table-cell>
          <table:table-cell table:style-name="ce60" table:formula="of:=[$FINNIFTY.L13]" office:value-type="float" office:value="-394.65" calcext:value-type="float">
            <text:p>-394.65</text:p>
          </table:table-cell>
          <table:table-cell table:style-name="ce64" office:value-type="float" office:value="-1688.22" calcext:value-type="float">
            <text:p>-1688.22</text:p>
          </table:table-cell>
          <table:table-cell table:style-name="ce60" table:formula="of:=[$NIFTY.K13]" office:value-type="float" office:value="-344756" calcext:value-type="float">
            <text:p>-344756</text:p>
          </table:table-cell>
          <table:table-cell table:style-name="ce60" table:formula="of:=[$BANKNIFTY.K13]" office:value-type="float" office:value="-352694" calcext:value-type="float">
            <text:p>-352694</text:p>
          </table:table-cell>
          <table:table-cell table:style-name="ce60" table:formula="of:=[$FINNIFTY.K13]" office:value-type="float" office:value="-4236" calcext:value-type="float">
            <text:p>-4236</text:p>
          </table:table-cell>
          <table:table-cell table:style-name="ce142" table:number-columns-repeated="4"/>
          <table:table-cell table:style-name="ce157" table:formula="of:=[$'DAILY-ANALYSIS-FNO'.K13]" office:value-type="date" office:date-value="2021-01-27" calcext:value-type="date">
            <text:p>27/01/21</text:p>
          </table:table-cell>
          <table:table-cell table:style-name="ce205" office:value-type="float" office:value="84" calcext:value-type="float">
            <text:p>84</text:p>
          </table:table-cell>
          <table:table-cell table:style-name="ce210" office:value-type="percentage" office:value="0.65" calcext:value-type="percentage">
            <text:p>65.00%</text:p>
          </table:table-cell>
          <table:table-cell table:style-name="ce210" office:value-type="percentage" office:value="0.55" calcext:value-type="percentage">
            <text:p>55.00%</text:p>
          </table:table-cell>
          <table:table-cell table:style-name="ce190"/>
          <table:table-cell office:value-type="float" office:value="2" calcext:value-type="float">
            <text:p>2</text:p>
          </table:table-cell>
          <table:table-cell table:style-name="ce190" office:value-type="percentage" office:value="0.06" calcext:value-type="percentage">
            <text:p>6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13]" office:value-type="float" office:value="-270.6" calcext:value-type="float">
            <text:p>-270.6</text:p>
          </table:table-cell>
          <table:table-cell table:style-name="ce60" table:formula="of:=[$BANKNIFTY.L13]" office:value-type="float" office:value="-852.8" calcext:value-type="float">
            <text:p>-852.8</text:p>
          </table:table-cell>
          <table:table-cell table:style-name="ce60" table:formula="of:=[$FINNIFTY.L13]" office:value-type="float" office:value="-394.65" calcext:value-type="float">
            <text:p>-394.65</text:p>
          </table:table-cell>
          <table:table-cell table:style-name="ce135" office:value-type="date" office:date-value="2021-01-27" calcext:value-type="date">
            <text:p>27/01/21</text:p>
          </table:table-cell>
          <table:table-cell table:number-columns-repeated="39"/>
        </table:table-row>
        <table:table-row table:style-name="ro2">
          <table:table-cell table:style-name="ce193" table:formula="of:=[$PCR.A14]" office:value-type="date" office:date-value="2021-01-28" calcext:value-type="date">
            <text:p>28/01/21</text:p>
          </table:table-cell>
          <table:table-cell table:style-name="ce60" table:formula="of:=[$NIFTY.L14]" office:value-type="float" office:value="-169.05" calcext:value-type="float">
            <text:p>-169.05</text:p>
          </table:table-cell>
          <table:table-cell table:style-name="ce60" table:formula="of:=[$BANKNIFTY.L14]" office:value-type="float" office:value="-21.6" calcext:value-type="float">
            <text:p>-21.6</text:p>
          </table:table-cell>
          <table:table-cell table:style-name="ce60" table:formula="of:=[$FINNIFTY.L14]" office:value-type="float" office:value="-164.7" calcext:value-type="float">
            <text:p>-164.7</text:p>
          </table:table-cell>
          <table:table-cell table:style-name="ce64" office:value-type="float" office:value="-3712.51" calcext:value-type="float">
            <text:p>-3712.51</text:p>
          </table:table-cell>
          <table:table-cell table:style-name="ce60" table:formula="of:=[$NIFTY.K14]" office:value-type="float" office:value="-258264" calcext:value-type="float">
            <text:p>-258264</text:p>
          </table:table-cell>
          <table:table-cell table:style-name="ce60" table:formula="of:=[$BANKNIFTY.K14]" office:value-type="float" office:value="-104569" calcext:value-type="float">
            <text:p>-104569</text:p>
          </table:table-cell>
          <table:table-cell table:style-name="ce60" table:formula="of:=[$FINNIFTY.K14]" office:value-type="float" office:value="-2541" calcext:value-type="float">
            <text:p>-2541</text:p>
          </table:table-cell>
          <table:table-cell table:style-name="ce142" table:number-columns-repeated="4"/>
          <table:table-cell table:style-name="ce194" table:formula="of:=[$'DAILY-ANALYSIS-FNO'.K14]" office:value-type="date" office:date-value="2021-01-28" calcext:value-type="date">
            <text:p>28/01/21</text:p>
          </table:table-cell>
          <table:table-cell office:value-type="float" office:value="84" calcext:value-type="float">
            <text:p>84</text:p>
          </table:table-cell>
          <table:table-cell table:style-name="ce208" office:value-type="percentage" office:value="0.74" calcext:value-type="percentage">
            <text:p>74.00%</text:p>
          </table:table-cell>
          <table:table-cell table:style-name="ce208" office:value-type="percentage" office:value="0.83" calcext:value-type="percentage">
            <text:p>83.00%</text:p>
          </table:table-cell>
          <table:table-cell table:style-name="ce190"/>
          <table:table-cell office:value-type="float" office:value="4" calcext:value-type="float">
            <text:p>4</text:p>
          </table:table-cell>
          <table:table-cell table:style-name="ce190" office:value-type="percentage" office:value="0.07" calcext:value-type="percentage">
            <text:p>7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14]" office:value-type="float" office:value="-169.05" calcext:value-type="float">
            <text:p>-169.05</text:p>
          </table:table-cell>
          <table:table-cell table:style-name="ce60" table:formula="of:=[$BANKNIFTY.L14]" office:value-type="float" office:value="-21.6" calcext:value-type="float">
            <text:p>-21.6</text:p>
          </table:table-cell>
          <table:table-cell table:style-name="ce60" table:formula="of:=[$FINNIFTY.L14]" office:value-type="float" office:value="-164.7" calcext:value-type="float">
            <text:p>-164.7</text:p>
          </table:table-cell>
          <table:table-cell table:style-name="ce193" office:value-type="date" office:date-value="2021-01-28" calcext:value-type="date">
            <text:p>28/01/21</text:p>
          </table:table-cell>
          <table:table-cell table:number-columns-repeated="39"/>
        </table:table-row>
        <table:table-row table:style-name="ro2">
          <table:table-cell table:style-name="ce135" table:formula="of:=[$PCR.A15]" office:value-type="date" office:date-value="2021-01-29" calcext:value-type="date">
            <text:p>29/01/21</text:p>
          </table:table-cell>
          <table:table-cell table:style-name="ce60" table:formula="of:=[$NIFTY.L15]" office:value-type="float" office:value="-104.4" calcext:value-type="float">
            <text:p>-104.4</text:p>
          </table:table-cell>
          <table:table-cell table:style-name="ce60" table:formula="of:=[$BANKNIFTY.L15]" office:value-type="float" office:value="372.4" calcext:value-type="float">
            <text:p>372.4</text:p>
          </table:table-cell>
          <table:table-cell table:style-name="ce60" table:formula="of:=[$FINNIFTY.L15]" office:value-type="float" office:value="40.6" calcext:value-type="float">
            <text:p>40.6</text:p>
          </table:table-cell>
          <table:table-cell table:style-name="ce64" office:value-type="float" office:value="-5930.66" calcext:value-type="float">
            <text:p>-5930.66</text:p>
          </table:table-cell>
          <table:table-cell table:style-name="ce60" table:formula="of:=[$NIFTY.K15]" office:value-type="float" office:value="-184190" calcext:value-type="float">
            <text:p>-184190</text:p>
          </table:table-cell>
          <table:table-cell table:style-name="ce60" table:formula="of:=[$BANKNIFTY.K15]" office:value-type="float" office:value="-39749" calcext:value-type="float">
            <text:p>-39749</text:p>
          </table:table-cell>
          <table:table-cell table:style-name="ce60" table:formula="of:=[$FINNIFTY.K15]" office:value-type="float" office:value="-181" calcext:value-type="float">
            <text:p>-181</text:p>
          </table:table-cell>
          <table:table-cell table:style-name="ce142" table:number-columns-repeated="4"/>
          <table:table-cell table:style-name="ce156" table:formula="of:=[$'DAILY-ANALYSIS-FNO'.K15]" office:value-type="date" office:date-value="2021-01-29" calcext:value-type="date">
            <text:p>29/01/21</text:p>
          </table:table-cell>
          <table:table-cell table:style-name="ce207" office:value-type="float" office:value="63" calcext:value-type="float">
            <text:p>63</text:p>
          </table:table-cell>
          <table:table-cell table:style-name="ce211" office:value-type="percentage" office:value="0.41" calcext:value-type="percentage">
            <text:p>41.00%</text:p>
          </table:table-cell>
          <table:table-cell table:style-name="ce190" office:value-type="percentage" office:value="0.04" calcext:value-type="percentage">
            <text:p>4.00%</text:p>
          </table:table-cell>
          <table:table-cell table:style-name="ce190"/>
          <table:table-cell office:value-type="float" office:value="10" calcext:value-type="float">
            <text:p>10</text:p>
          </table:table-cell>
          <table:table-cell table:style-name="ce190" office:value-type="percentage" office:value="0.07" calcext:value-type="percentage">
            <text:p>7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15]" office:value-type="float" office:value="-104.4" calcext:value-type="float">
            <text:p>-104.4</text:p>
          </table:table-cell>
          <table:table-cell table:style-name="ce60" table:formula="of:=[$BANKNIFTY.L15]" office:value-type="float" office:value="372.4" calcext:value-type="float">
            <text:p>372.4</text:p>
          </table:table-cell>
          <table:table-cell table:style-name="ce60" table:formula="of:=[$FINNIFTY.L15]" office:value-type="float" office:value="40.6" calcext:value-type="float">
            <text:p>40.6</text:p>
          </table:table-cell>
          <table:table-cell table:style-name="ce135" office:value-type="date" office:date-value="2021-01-29" calcext:value-type="date">
            <text:p>29/01/21</text:p>
          </table:table-cell>
          <table:table-cell table:number-columns-repeated="39"/>
        </table:table-row>
        <table:table-row table:style-name="ro2">
          <table:table-cell table:style-name="ce135" table:formula="of:=[$PCR.A16]" office:value-type="date" office:date-value="2021-02-01" calcext:value-type="date">
            <text:p>01/02/21</text:p>
          </table:table-cell>
          <table:table-cell table:style-name="ce60" table:formula="of:=[$NIFTY.L16]" office:value-type="float" office:value="642.15" calcext:value-type="float">
            <text:p>642.15</text:p>
          </table:table-cell>
          <table:table-cell table:style-name="ce60" table:formula="of:=[$BANKNIFTY.L16]" office:value-type="float" office:value="2597.15" calcext:value-type="float">
            <text:p>2597.15</text:p>
          </table:table-cell>
          <table:table-cell table:style-name="ce60" table:formula="of:=[$FINNIFTY.L16]" office:value-type="float" office:value="1124.1" calcext:value-type="float">
            <text:p>1124.1</text:p>
          </table:table-cell>
          <table:table-cell table:style-name="ce64" office:value-type="float" office:value="1494.23" calcext:value-type="float">
            <text:p>1494.23</text:p>
          </table:table-cell>
          <table:table-cell table:style-name="ce60" table:formula="of:=[$NIFTY.K16]" office:value-type="float" office:value="77731" calcext:value-type="float">
            <text:p>77731</text:p>
          </table:table-cell>
          <table:table-cell table:style-name="ce60" table:formula="of:=[$BANKNIFTY.K16]" office:value-type="float" office:value="239311" calcext:value-type="float">
            <text:p>239311</text:p>
          </table:table-cell>
          <table:table-cell table:style-name="ce60" table:formula="of:=[$FINNIFTY.K16]" office:value-type="float" office:value="3791" calcext:value-type="float">
            <text:p>3791</text:p>
          </table:table-cell>
          <table:table-cell table:style-name="ce142" office:value-type="float" office:value="56167" calcext:value-type="float">
            <text:p>56167</text:p>
          </table:table-cell>
          <table:table-cell table:style-name="ce142" office:value-type="float" office:value="165015" calcext:value-type="float">
            <text:p>165015</text:p>
          </table:table-cell>
          <table:table-cell table:style-name="ce142" office:value-type="float" office:value="27857" calcext:value-type="float">
            <text:p>27857</text:p>
          </table:table-cell>
          <table:table-cell table:style-name="ce142" office:value-type="float" office:value="95079" calcext:value-type="float">
            <text:p>95079</text:p>
          </table:table-cell>
          <table:table-cell table:style-name="ce156" table:formula="of:=[$'DAILY-ANALYSIS-FNO'.K16]" office:value-type="date" office:date-value="2021-02-01" calcext:value-type="date">
            <text:p>01/02/21</text:p>
          </table:table-cell>
          <table:table-cell table:style-name="ce207" office:value-type="float" office:value="60" calcext:value-type="float">
            <text:p>60</text:p>
          </table:table-cell>
          <table:table-cell table:style-name="ce211" office:value-type="percentage" office:value="0.42" calcext:value-type="percentage">
            <text:p>42.00%</text:p>
          </table:table-cell>
          <table:table-cell table:style-name="ce190" office:value-type="percentage" office:value="0.01" calcext:value-type="percentage">
            <text:p>1.00%</text:p>
          </table:table-cell>
          <table:table-cell table:style-name="ce190"/>
          <table:table-cell office:value-type="float" office:value="10" calcext:value-type="float">
            <text:p>10</text:p>
          </table:table-cell>
          <table:table-cell table:style-name="ce190" office:value-type="percentage" office:value="0.06" calcext:value-type="percentage">
            <text:p>6.00%</text:p>
          </table:table-cell>
          <table:table-cell table:style-name="ce190" office:value-type="percentage" office:value="0.19" calcext:value-type="percentage">
            <text:p>19.00%</text:p>
          </table:table-cell>
          <table:table-cell table:style-name="ce190"/>
          <table:table-cell table:style-name="ce60" table:formula="of:=[$NIFTY.L16]" office:value-type="float" office:value="642.15" calcext:value-type="float">
            <text:p>642.15</text:p>
          </table:table-cell>
          <table:table-cell table:style-name="ce60" table:formula="of:=[$BANKNIFTY.L16]" office:value-type="float" office:value="2597.15" calcext:value-type="float">
            <text:p>2597.15</text:p>
          </table:table-cell>
          <table:table-cell table:style-name="ce60" table:formula="of:=[$FINNIFTY.L16]" office:value-type="float" office:value="1124.1" calcext:value-type="float">
            <text:p>1124.1</text:p>
          </table:table-cell>
          <table:table-cell table:style-name="ce135" office:value-type="date" office:date-value="2021-02-01" calcext:value-type="date">
            <text:p>01/02/21</text:p>
          </table:table-cell>
          <table:table-cell table:number-columns-repeated="39"/>
        </table:table-row>
        <table:table-row table:style-name="ro2">
          <table:table-cell table:style-name="ce135" table:formula="of:=[$PCR.A17]" office:value-type="date" office:date-value="2021-02-02" calcext:value-type="date">
            <text:p>02/02/21</text:p>
          </table:table-cell>
          <table:table-cell table:style-name="ce60" table:formula="of:=[$NIFTY.L17]" office:value-type="float" office:value="344.75" calcext:value-type="float">
            <text:p>344.75</text:p>
          </table:table-cell>
          <table:table-cell table:style-name="ce60" table:formula="of:=[$BANKNIFTY.L17]" office:value-type="float" office:value="1116.4" calcext:value-type="float">
            <text:p>1116.4</text:p>
          </table:table-cell>
          <table:table-cell table:style-name="ce60" table:formula="of:=[$FINNIFTY.L17]" office:value-type="float" office:value="468.65" calcext:value-type="float">
            <text:p>468.65</text:p>
          </table:table-cell>
          <table:table-cell table:style-name="ce64" office:value-type="float" office:value="6181.56" calcext:value-type="float">
            <text:p>6181.56</text:p>
          </table:table-cell>
          <table:table-cell table:style-name="ce60" table:formula="of:=[$NIFTY.K17]" office:value-type="float" office:value="58753" calcext:value-type="float">
            <text:p>58753</text:p>
          </table:table-cell>
          <table:table-cell table:style-name="ce60" table:formula="of:=[$BANKNIFTY.K17]" office:value-type="float" office:value="225858" calcext:value-type="float">
            <text:p>225858</text:p>
          </table:table-cell>
          <table:table-cell table:style-name="ce60" table:formula="of:=[$FINNIFTY.K17]" office:value-type="float" office:value="5238" calcext:value-type="float">
            <text:p>5238</text:p>
          </table:table-cell>
          <table:table-cell table:style-name="ce69" office:value-type="float" office:value="47358" calcext:value-type="float">
            <text:p>47358</text:p>
          </table:table-cell>
          <table:table-cell table:style-name="ce71" office:value-type="float" office:value="150814" calcext:value-type="float">
            <text:p>150814</text:p>
          </table:table-cell>
          <table:table-cell table:style-name="ce73" office:value-type="float" office:value="42460" calcext:value-type="float">
            <text:p>42460</text:p>
          </table:table-cell>
          <table:table-cell table:style-name="ce75" office:value-type="float" office:value="113299" calcext:value-type="float">
            <text:p>113299</text:p>
          </table:table-cell>
          <table:table-cell table:style-name="ce156" table:formula="of:=[$'DAILY-ANALYSIS-FNO'.K17]" office:value-type="date" office:date-value="2021-02-02" calcext:value-type="date">
            <text:p>02/02/21</text:p>
          </table:table-cell>
          <table:table-cell table:style-name="ce207" office:value-type="float" office:value="59" calcext:value-type="float">
            <text:p>59</text:p>
          </table:table-cell>
          <table:table-cell table:style-name="ce211" office:value-type="percentage" office:value="0.41" calcext:value-type="percentage">
            <text:p>41.00%</text:p>
          </table:table-cell>
          <table:table-cell table:style-name="ce190" office:value-type="percentage" office:value="0.01" calcext:value-type="percentage">
            <text:p>1.00%</text:p>
          </table:table-cell>
          <table:table-cell table:style-name="ce190"/>
          <table:table-cell table:style-name="ce207" office:value-type="float" office:value="8" calcext:value-type="float">
            <text:p>8</text:p>
          </table:table-cell>
          <table:table-cell table:style-name="ce211" office:value-type="percentage" office:value="0.15" calcext:value-type="percentage">
            <text:p>15.00%</text:p>
          </table:table-cell>
          <table:table-cell table:style-name="ce211" office:value-type="percentage" office:value="0.45" calcext:value-type="percentage">
            <text:p>45.00%</text:p>
          </table:table-cell>
          <table:table-cell table:style-name="ce190"/>
          <table:table-cell table:style-name="ce60" table:formula="of:=[$NIFTY.L17]" office:value-type="float" office:value="344.75" calcext:value-type="float">
            <text:p>344.75</text:p>
          </table:table-cell>
          <table:table-cell table:style-name="ce60" table:formula="of:=[$BANKNIFTY.L17]" office:value-type="float" office:value="1116.4" calcext:value-type="float">
            <text:p>1116.4</text:p>
          </table:table-cell>
          <table:table-cell table:style-name="ce60" table:formula="of:=[$FINNIFTY.L17]" office:value-type="float" office:value="468.65" calcext:value-type="float">
            <text:p>468.65</text:p>
          </table:table-cell>
          <table:table-cell table:style-name="ce135" office:value-type="date" office:date-value="2021-02-02" calcext:value-type="date">
            <text:p>02/02/21</text:p>
          </table:table-cell>
          <table:table-cell table:number-columns-repeated="39"/>
        </table:table-row>
        <table:table-row table:style-name="ro2">
          <table:table-cell table:style-name="ce135" table:formula="of:=[$PCR.A18]" office:value-type="date" office:date-value="2021-02-03" calcext:value-type="date">
            <text:p>03/02/21</text:p>
          </table:table-cell>
          <table:table-cell table:style-name="ce60" table:formula="of:=[$NIFTY.L18]" office:value-type="float" office:value="124.55" calcext:value-type="float">
            <text:p>124.55</text:p>
          </table:table-cell>
          <table:table-cell table:style-name="ce60" table:formula="of:=[$BANKNIFTY.L18]" office:value-type="float" office:value="449.05" calcext:value-type="float">
            <text:p>449.05</text:p>
          </table:table-cell>
          <table:table-cell table:style-name="ce60" table:formula="of:=[$FINNIFTY.L18]" office:value-type="float" office:value="157.6" calcext:value-type="float">
            <text:p>157.6</text:p>
          </table:table-cell>
          <table:table-cell table:style-name="ce64" office:value-type="float" office:value="2520.92" calcext:value-type="float">
            <text:p>2520.92</text:p>
          </table:table-cell>
          <table:table-cell table:style-name="ce60" table:formula="of:=[$NIFTY.K18]" office:value-type="float" office:value="104038" calcext:value-type="float">
            <text:p>104038</text:p>
          </table:table-cell>
          <table:table-cell table:style-name="ce60" table:formula="of:=[$BANKNIFTY.K18]" office:value-type="float" office:value="255872" calcext:value-type="float">
            <text:p>255872</text:p>
          </table:table-cell>
          <table:table-cell table:style-name="ce60" table:formula="of:=[$FINNIFTY.K18]" office:value-type="float" office:value="7229" calcext:value-type="float">
            <text:p>7229</text:p>
          </table:table-cell>
          <table:table-cell table:style-name="ce69" office:value-type="float" office:value="47174" calcext:value-type="float">
            <text:p>47174</text:p>
          </table:table-cell>
          <table:table-cell table:style-name="ce71" office:value-type="float" office:value="141514" calcext:value-type="float">
            <text:p>141514</text:p>
          </table:table-cell>
          <table:table-cell table:style-name="ce73" office:value-type="float" office:value="46968" calcext:value-type="float">
            <text:p>46968</text:p>
          </table:table-cell>
          <table:table-cell table:style-name="ce75" office:value-type="float" office:value="90293" calcext:value-type="float">
            <text:p>90293</text:p>
          </table:table-cell>
          <table:table-cell table:style-name="ce156" table:formula="of:=[$'DAILY-ANALYSIS-FNO'.K18]" office:value-type="date" office:date-value="2021-02-03" calcext:value-type="date">
            <text:p>03/02/21</text:p>
          </table:table-cell>
          <table:table-cell table:style-name="ce207" office:value-type="float" office:value="52" calcext:value-type="float">
            <text:p>52</text:p>
          </table:table-cell>
          <table:table-cell table:style-name="ce211" office:value-type="percentage" office:value="0.4" calcext:value-type="percentage">
            <text:p>40.00%</text:p>
          </table:table-cell>
          <table:table-cell table:style-name="ce208" office:value-type="percentage" office:value="0.01" calcext:value-type="percentage">
            <text:p>1.00%</text:p>
          </table:table-cell>
          <table:table-cell table:style-name="ce190"/>
          <table:table-cell table:style-name="ce207" office:value-type="float" office:value="10" calcext:value-type="float">
            <text:p>10</text:p>
          </table:table-cell>
          <table:table-cell table:style-name="ce211" office:value-type="percentage" office:value="0.19" calcext:value-type="percentage">
            <text:p>19.00%</text:p>
          </table:table-cell>
          <table:table-cell table:style-name="ce211" office:value-type="percentage" office:value="0.65" calcext:value-type="percentage">
            <text:p>65.00%</text:p>
          </table:table-cell>
          <table:table-cell table:style-name="ce190"/>
          <table:table-cell table:style-name="ce60" table:formula="of:=[$NIFTY.L18]" office:value-type="float" office:value="124.55" calcext:value-type="float">
            <text:p>124.55</text:p>
          </table:table-cell>
          <table:table-cell table:style-name="ce60" table:formula="of:=[$BANKNIFTY.L18]" office:value-type="float" office:value="449.05" calcext:value-type="float">
            <text:p>449.05</text:p>
          </table:table-cell>
          <table:table-cell table:style-name="ce60" table:formula="of:=[$FINNIFTY.L18]" office:value-type="float" office:value="157.6" calcext:value-type="float">
            <text:p>157.6</text:p>
          </table:table-cell>
          <table:table-cell table:style-name="ce135" office:value-type="date" office:date-value="2021-02-03" calcext:value-type="date">
            <text:p>03/02/21</text:p>
          </table:table-cell>
          <table:table-cell table:number-columns-repeated="39"/>
        </table:table-row>
        <table:table-row table:style-name="ro2">
          <table:table-cell table:style-name="ce193" table:formula="of:=[$PCR.A19]" office:value-type="date" office:date-value="2021-02-04" calcext:value-type="date">
            <text:p>04/02/21</text:p>
          </table:table-cell>
          <table:table-cell table:style-name="ce60" table:formula="of:=[$NIFTY.L19]" office:value-type="float" office:value="74.8" calcext:value-type="float">
            <text:p>74.8</text:p>
          </table:table-cell>
          <table:table-cell table:style-name="ce60" table:formula="of:=[$BANKNIFTY.L19]" office:value-type="float" office:value="510.3" calcext:value-type="float">
            <text:p>510.3</text:p>
          </table:table-cell>
          <table:table-cell table:style-name="ce60" table:formula="of:=[$FINNIFTY.L19]" office:value-type="float" office:value="227.6" calcext:value-type="float">
            <text:p>227.6</text:p>
          </table:table-cell>
          <table:table-cell table:style-name="ce64" office:value-type="float" office:value="1936.74" calcext:value-type="float">
            <text:p>1936.74</text:p>
          </table:table-cell>
          <table:table-cell table:style-name="ce60" table:formula="of:=[$NIFTY.K19]" office:value-type="float" office:value="160197" calcext:value-type="float">
            <text:p>160197</text:p>
          </table:table-cell>
          <table:table-cell table:style-name="ce60" table:formula="of:=[$BANKNIFTY.K19]" office:value-type="float" office:value="308486" calcext:value-type="float">
            <text:p>308486</text:p>
          </table:table-cell>
          <table:table-cell table:style-name="ce60" table:formula="of:=[$FINNIFTY.K19]" office:value-type="float" office:value="7912" calcext:value-type="float">
            <text:p>7912</text:p>
          </table:table-cell>
          <table:table-cell table:style-name="ce69" office:value-type="float" office:value="32938" calcext:value-type="float">
            <text:p>32938</text:p>
          </table:table-cell>
          <table:table-cell table:style-name="ce71" office:value-type="float" office:value="149298" calcext:value-type="float">
            <text:p>149298</text:p>
          </table:table-cell>
          <table:table-cell table:style-name="ce73" office:value-type="float" office:value="50449" calcext:value-type="float">
            <text:p>50449</text:p>
          </table:table-cell>
          <table:table-cell table:style-name="ce75" office:value-type="float" office:value="99068" calcext:value-type="float">
            <text:p>99068</text:p>
          </table:table-cell>
          <table:table-cell table:style-name="ce194" table:formula="of:=[$'DAILY-ANALYSIS-FNO'.K19]" office:value-type="date" office:date-value="2021-02-04" calcext:value-type="date">
            <text:p>04/02/21</text:p>
          </table:table-cell>
          <table:table-cell office:value-type="float" office:value="59" calcext:value-type="float">
            <text:p>59</text:p>
          </table:table-cell>
          <table:table-cell table:style-name="ce190" office:value-type="percentage" office:value="0.37" calcext:value-type="percentage">
            <text:p>37.00%</text:p>
          </table:table-cell>
          <table:table-cell table:style-name="ce190" office:value-type="percentage" office:value="0.01" calcext:value-type="percentage">
            <text:p>1.00%</text:p>
          </table:table-cell>
          <table:table-cell table:style-name="ce190"/>
          <table:table-cell table:style-name="ce142" office:value-type="float" office:value="9" calcext:value-type="float">
            <text:p>9</text:p>
          </table:table-cell>
          <table:table-cell table:style-name="ce208" office:value-type="percentage" office:value="0.18" calcext:value-type="percentage">
            <text:p>18.00%</text:p>
          </table:table-cell>
          <table:table-cell table:style-name="ce208" office:value-type="percentage" office:value="0.71" calcext:value-type="percentage">
            <text:p>71.00%</text:p>
          </table:table-cell>
          <table:table-cell table:style-name="ce190"/>
          <table:table-cell table:style-name="ce212" table:formula="of:=[$NIFTY.L19]" office:value-type="float" office:value="74.8" calcext:value-type="float">
            <text:p>74.8</text:p>
          </table:table-cell>
          <table:table-cell table:style-name="ce60" table:formula="of:=[$BANKNIFTY.L19]" office:value-type="float" office:value="510.3" calcext:value-type="float">
            <text:p>510.3</text:p>
          </table:table-cell>
          <table:table-cell table:style-name="ce60" table:formula="of:=[$FINNIFTY.L19]" office:value-type="float" office:value="227.6" calcext:value-type="float">
            <text:p>227.6</text:p>
          </table:table-cell>
          <table:table-cell table:style-name="ce193" office:value-type="date" office:date-value="2021-02-04" calcext:value-type="date">
            <text:p>04/02/21</text:p>
          </table:table-cell>
          <table:table-cell table:number-columns-repeated="39"/>
        </table:table-row>
        <table:table-row table:style-name="ro2">
          <table:table-cell table:style-name="ce135" table:formula="of:=[$PCR.A20]" office:value-type="date" office:date-value="2021-02-05" calcext:value-type="date">
            <text:p>05/02/21</text:p>
          </table:table-cell>
          <table:table-cell table:style-name="ce60" table:formula="of:=[$NIFTY.L20]" office:value-type="float" office:value="35.3" calcext:value-type="float">
            <text:p>35.3</text:p>
          </table:table-cell>
          <table:table-cell table:style-name="ce60" table:formula="of:=[$BANKNIFTY.L20]" office:value-type="float" office:value="313.9" calcext:value-type="float">
            <text:p>313.9</text:p>
          </table:table-cell>
          <table:table-cell table:style-name="ce60" table:formula="of:=[$FINNIFTY.L20]" office:value-type="float" office:value="103.85" calcext:value-type="float">
            <text:p>103.85</text:p>
          </table:table-cell>
          <table:table-cell table:style-name="ce64" office:value-type="float" office:value="1461.71" calcext:value-type="float">
            <text:p>1461.71</text:p>
          </table:table-cell>
          <table:table-cell table:style-name="ce60" table:formula="of:=[$NIFTY.K20]" office:value-type="float" office:value="-3008" calcext:value-type="float">
            <text:p>-3008</text:p>
          </table:table-cell>
          <table:table-cell table:style-name="ce60" table:formula="of:=[$BANKNIFTY.K20]" office:value-type="float" office:value="43827" calcext:value-type="float">
            <text:p>43827</text:p>
          </table:table-cell>
          <table:table-cell table:style-name="ce60" table:formula="of:=[$FINNIFTY.K20]" office:value-type="float" office:value="646" calcext:value-type="float">
            <text:p>646</text:p>
          </table:table-cell>
          <table:table-cell table:style-name="ce69" office:value-type="float" office:value="28194" calcext:value-type="float">
            <text:p>28194</text:p>
          </table:table-cell>
          <table:table-cell table:style-name="ce71" office:value-type="float" office:value="148354" calcext:value-type="float">
            <text:p>148354</text:p>
          </table:table-cell>
          <table:table-cell table:style-name="ce73" office:value-type="float" office:value="71367" calcext:value-type="float">
            <text:p>71367</text:p>
          </table:table-cell>
          <table:table-cell table:style-name="ce75" office:value-type="float" office:value="103793" calcext:value-type="float">
            <text:p>103793</text:p>
          </table:table-cell>
          <table:table-cell table:style-name="ce156" table:formula="of:=[$'DAILY-ANALYSIS-FNO'.K20]" office:value-type="date" office:date-value="2021-02-05" calcext:value-type="date">
            <text:p>05/02/21</text:p>
          </table:table-cell>
          <table:table-cell table:style-name="ce207" office:value-type="float" office:value="61" calcext:value-type="float">
            <text:p>61</text:p>
          </table:table-cell>
          <table:table-cell table:style-name="ce211" office:value-type="percentage" office:value="0.38" calcext:value-type="percentage">
            <text:p>38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table:style-name="ce207" office:value-type="float" office:value="9" calcext:value-type="float">
            <text:p>9</text:p>
          </table:table-cell>
          <table:table-cell table:style-name="ce211" office:value-type="percentage" office:value="0.19" calcext:value-type="percentage">
            <text:p>19.00%</text:p>
          </table:table-cell>
          <table:table-cell table:style-name="ce211" office:value-type="percentage" office:value="0.57" calcext:value-type="percentage">
            <text:p>57.00%</text:p>
          </table:table-cell>
          <table:table-cell table:style-name="ce190"/>
          <table:table-cell table:style-name="ce60" table:formula="of:=[$NIFTY.L20]" office:value-type="float" office:value="35.3" calcext:value-type="float">
            <text:p>35.3</text:p>
          </table:table-cell>
          <table:table-cell table:style-name="ce60" table:formula="of:=[$BANKNIFTY.L20]" office:value-type="float" office:value="313.9" calcext:value-type="float">
            <text:p>313.9</text:p>
          </table:table-cell>
          <table:table-cell table:style-name="ce60" table:formula="of:=[$FINNIFTY.L20]" office:value-type="float" office:value="103.85" calcext:value-type="float">
            <text:p>103.85</text:p>
          </table:table-cell>
          <table:table-cell table:style-name="ce135" office:value-type="date" office:date-value="2021-02-05" calcext:value-type="date">
            <text:p>05/02/21</text:p>
          </table:table-cell>
          <table:table-cell table:number-columns-repeated="39"/>
        </table:table-row>
        <table:table-row table:style-name="ro2">
          <table:table-cell table:style-name="ce135" table:formula="of:=[$PCR.A21]" office:value-type="date" office:date-value="2021-02-08" calcext:value-type="date">
            <text:p>08/02/21</text:p>
          </table:table-cell>
          <table:table-cell table:style-name="ce60" table:formula="of:=[$NIFTY.L21]" office:value-type="float" office:value="195.85" calcext:value-type="float">
            <text:p>195.85</text:p>
          </table:table-cell>
          <table:table-cell table:style-name="ce60" table:formula="of:=[$BANKNIFTY.L21]" office:value-type="float" office:value="347.85" calcext:value-type="float">
            <text:p>347.85</text:p>
          </table:table-cell>
          <table:table-cell table:style-name="ce60" table:formula="of:=[$FINNIFTY.L21]" office:value-type="float" office:value="143.75" calcext:value-type="float">
            <text:p>143.75</text:p>
          </table:table-cell>
          <table:table-cell table:style-name="ce64" office:value-type="float" office:value="1876.6" calcext:value-type="float">
            <text:p>1876.6</text:p>
          </table:table-cell>
          <table:table-cell table:style-name="ce60" table:formula="of:=[$NIFTY.K21]" office:value-type="float" office:value="63251" calcext:value-type="float">
            <text:p>63251</text:p>
          </table:table-cell>
          <table:table-cell table:style-name="ce60" table:formula="of:=[$BANKNIFTY.K21]" office:value-type="float" office:value="-6118" calcext:value-type="float">
            <text:p>-6118</text:p>
          </table:table-cell>
          <table:table-cell table:style-name="ce60" table:formula="of:=[$FINNIFTY.K21]" office:value-type="float" office:value="1403" calcext:value-type="float">
            <text:p>1403</text:p>
          </table:table-cell>
          <table:table-cell table:style-name="ce69" office:value-type="float" office:value="33208" calcext:value-type="float">
            <text:p>33208</text:p>
          </table:table-cell>
          <table:table-cell table:style-name="ce71" office:value-type="float" office:value="158075" calcext:value-type="float">
            <text:p>158075</text:p>
          </table:table-cell>
          <table:table-cell table:style-name="ce73" office:value-type="float" office:value="51388" calcext:value-type="float">
            <text:p>51388</text:p>
          </table:table-cell>
          <table:table-cell table:style-name="ce75" office:value-type="float" office:value="94114" calcext:value-type="float">
            <text:p>94114</text:p>
          </table:table-cell>
          <table:table-cell table:style-name="ce156" table:formula="of:=[$'DAILY-ANALYSIS-FNO'.K21]" office:value-type="date" office:date-value="2021-02-08" calcext:value-type="date">
            <text:p>08/02/21</text:p>
          </table:table-cell>
          <table:table-cell table:style-name="ce207" office:value-type="float" office:value="65" calcext:value-type="float">
            <text:p>65</text:p>
          </table:table-cell>
          <table:table-cell table:style-name="ce211" office:value-type="percentage" office:value="0.39" calcext:value-type="percentage">
            <text:p>39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table:style-name="ce207" office:value-type="float" office:value="10" calcext:value-type="float">
            <text:p>10</text:p>
          </table:table-cell>
          <table:table-cell table:style-name="ce211" office:value-type="percentage" office:value="0.21" calcext:value-type="percentage">
            <text:p>21.00%</text:p>
          </table:table-cell>
          <table:table-cell table:style-name="ce211" office:value-type="percentage" office:value="0.71" calcext:value-type="percentage">
            <text:p>71.00%</text:p>
          </table:table-cell>
          <table:table-cell table:style-name="ce190"/>
          <table:table-cell table:style-name="ce60" table:formula="of:=[$NIFTY.L21]" office:value-type="float" office:value="195.85" calcext:value-type="float">
            <text:p>195.85</text:p>
          </table:table-cell>
          <table:table-cell table:style-name="ce60" table:formula="of:=[$BANKNIFTY.L21]" office:value-type="float" office:value="347.85" calcext:value-type="float">
            <text:p>347.85</text:p>
          </table:table-cell>
          <table:table-cell table:style-name="ce60" table:formula="of:=[$FINNIFTY.L21]" office:value-type="float" office:value="143.75" calcext:value-type="float">
            <text:p>143.75</text:p>
          </table:table-cell>
          <table:table-cell table:style-name="ce135" office:value-type="date" office:date-value="2021-02-08" calcext:value-type="date">
            <text:p>08/02/21</text:p>
          </table:table-cell>
          <table:table-cell table:number-columns-repeated="39"/>
        </table:table-row>
        <table:table-row table:style-name="ro2">
          <table:table-cell table:style-name="ce135" table:formula="of:=[$PCR.A22]" office:value-type="date" office:date-value="2021-02-09" calcext:value-type="date">
            <text:p>09/02/21</text:p>
          </table:table-cell>
          <table:table-cell table:style-name="ce60" table:formula="of:=[$NIFTY.L22]" office:value-type="float" office:value="-20.75" calcext:value-type="float">
            <text:p>-20.75</text:p>
          </table:table-cell>
          <table:table-cell table:style-name="ce60" table:formula="of:=[$BANKNIFTY.L22]" office:value-type="float" office:value="32.15" calcext:value-type="float">
            <text:p>32.15</text:p>
          </table:table-cell>
          <table:table-cell table:style-name="ce60" table:formula="of:=[$FINNIFTY.L22]" office:value-type="float" office:value="18.75" calcext:value-type="float">
            <text:p>18.75</text:p>
          </table:table-cell>
          <table:table-cell table:style-name="ce64" office:value-type="float" office:value="1300.65" calcext:value-type="float">
            <text:p>1300.65</text:p>
          </table:table-cell>
          <table:table-cell table:style-name="ce60" table:formula="of:=[$NIFTY.K22]" office:value-type="float" office:value="-10960" calcext:value-type="float">
            <text:p>-10960</text:p>
          </table:table-cell>
          <table:table-cell table:style-name="ce60" table:formula="of:=[$BANKNIFTY.K22]" office:value-type="float" office:value="5041" calcext:value-type="float">
            <text:p>5041</text:p>
          </table:table-cell>
          <table:table-cell table:style-name="ce60" table:formula="of:=[$FINNIFTY.K22]" office:value-type="float" office:value="1650" calcext:value-type="float">
            <text:p>1650</text:p>
          </table:table-cell>
          <table:table-cell table:style-name="ce69" office:value-type="float" office:value="36685" calcext:value-type="float">
            <text:p>36685</text:p>
          </table:table-cell>
          <table:table-cell table:style-name="ce71" office:value-type="float" office:value="160625" calcext:value-type="float">
            <text:p>160625</text:p>
          </table:table-cell>
          <table:table-cell table:style-name="ce73" office:value-type="float" office:value="53863" calcext:value-type="float">
            <text:p>53863</text:p>
          </table:table-cell>
          <table:table-cell table:style-name="ce75" office:value-type="float" office:value="86710" calcext:value-type="float">
            <text:p>86710</text:p>
          </table:table-cell>
          <table:table-cell table:style-name="ce194" table:formula="of:=[$'DAILY-ANALYSIS-FNO'.K22]" office:value-type="date" office:date-value="2021-02-09" calcext:value-type="date">
            <text:p>09/02/21</text:p>
          </table:table-cell>
          <table:table-cell office:value-type="float" office:value="71" calcext:value-type="float">
            <text:p>71</text:p>
          </table:table-cell>
          <table:table-cell table:style-name="ce190" office:value-type="percentage" office:value="0.47" calcext:value-type="percentage">
            <text:p>47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office:value-type="float" office:value="9" calcext:value-type="float">
            <text:p>9</text:p>
          </table:table-cell>
          <table:table-cell table:style-name="ce190" office:value-type="percentage" office:value="0.19" calcext:value-type="percentage">
            <text:p>19.00%</text:p>
          </table:table-cell>
          <table:table-cell table:style-name="ce190" office:value-type="percentage" office:value="0.71" calcext:value-type="percentage">
            <text:p>71.00%</text:p>
          </table:table-cell>
          <table:table-cell table:style-name="ce190"/>
          <table:table-cell table:style-name="ce60" table:formula="of:=[$NIFTY.L22]" office:value-type="float" office:value="-20.75" calcext:value-type="float">
            <text:p>-20.75</text:p>
          </table:table-cell>
          <table:table-cell table:style-name="ce60" table:formula="of:=[$BANKNIFTY.L22]" office:value-type="float" office:value="32.15" calcext:value-type="float">
            <text:p>32.15</text:p>
          </table:table-cell>
          <table:table-cell table:style-name="ce60" table:formula="of:=[$FINNIFTY.L22]" office:value-type="float" office:value="18.75" calcext:value-type="float">
            <text:p>18.75</text:p>
          </table:table-cell>
          <table:table-cell table:style-name="ce135" office:value-type="date" office:date-value="2021-02-09" calcext:value-type="date">
            <text:p>09/02/21</text:p>
          </table:table-cell>
          <table:table-cell table:number-columns-repeated="39"/>
        </table:table-row>
        <table:table-row table:style-name="ro2">
          <table:table-cell table:style-name="ce135" table:formula="of:=[$PCR.A23]" office:value-type="date" office:date-value="2021-02-10" calcext:value-type="date">
            <text:p>10/02/21</text:p>
          </table:table-cell>
          <table:table-cell table:style-name="ce60" table:formula="of:=[$NIFTY.L23]" office:value-type="float" office:value="13.8" calcext:value-type="float">
            <text:p>13.8</text:p>
          </table:table-cell>
          <table:table-cell table:style-name="ce60" table:formula="of:=[$BANKNIFTY.L23]" office:value-type="float" office:value="-170.55" calcext:value-type="float">
            <text:p>-170.55</text:p>
          </table:table-cell>
          <table:table-cell table:style-name="ce60" table:formula="of:=[$FINNIFTY.L23]" office:value-type="float" office:value="27.15" calcext:value-type="float">
            <text:p>27.15</text:p>
          </table:table-cell>
          <table:table-cell table:style-name="ce64" office:value-type="float" office:value="1786.97" calcext:value-type="float">
            <text:p>1786.97</text:p>
          </table:table-cell>
          <table:table-cell table:style-name="ce60" table:formula="of:=[$NIFTY.K23]" office:value-type="float" office:value="-49960" calcext:value-type="float">
            <text:p>-49960</text:p>
          </table:table-cell>
          <table:table-cell table:style-name="ce60" table:formula="of:=[$BANKNIFTY.K23]" office:value-type="float" office:value="-73986" calcext:value-type="float">
            <text:p>-73986</text:p>
          </table:table-cell>
          <table:table-cell table:style-name="ce60" table:formula="of:=[$FINNIFTY.K23]" office:value-type="float" office:value="897" calcext:value-type="float">
            <text:p>897</text:p>
          </table:table-cell>
          <table:table-cell table:style-name="ce69" office:value-type="float" office:value="37379" calcext:value-type="float">
            <text:p>37379</text:p>
          </table:table-cell>
          <table:table-cell table:style-name="ce71" office:value-type="float" office:value="155706" calcext:value-type="float">
            <text:p>155706</text:p>
          </table:table-cell>
          <table:table-cell table:style-name="ce73" office:value-type="float" office:value="65864" calcext:value-type="float">
            <text:p>65864</text:p>
          </table:table-cell>
          <table:table-cell table:style-name="ce75" office:value-type="float" office:value="96460" calcext:value-type="float">
            <text:p>96460</text:p>
          </table:table-cell>
          <table:table-cell table:style-name="ce194" table:formula="of:=[$'DAILY-ANALYSIS-FNO'.K23]" office:value-type="date" office:date-value="2021-02-10" calcext:value-type="date">
            <text:p>10/02/21</text:p>
          </table:table-cell>
          <table:table-cell office:value-type="float" office:value="66" calcext:value-type="float">
            <text:p>66</text:p>
          </table:table-cell>
          <table:table-cell table:style-name="ce190" office:value-type="percentage" office:value="0.46" calcext:value-type="percentage">
            <text:p>46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office:value-type="float" office:value="7" calcext:value-type="float">
            <text:p>7</text:p>
          </table:table-cell>
          <table:table-cell table:style-name="ce190" office:value-type="percentage" office:value="0.18" calcext:value-type="percentage">
            <text:p>18.00%</text:p>
          </table:table-cell>
          <table:table-cell table:style-name="ce190" office:value-type="percentage" office:value="0.71" calcext:value-type="percentage">
            <text:p>71.00%</text:p>
          </table:table-cell>
          <table:table-cell table:style-name="ce190"/>
          <table:table-cell table:style-name="ce60" table:formula="of:=[$NIFTY.L23]" office:value-type="float" office:value="13.8" calcext:value-type="float">
            <text:p>13.8</text:p>
          </table:table-cell>
          <table:table-cell table:style-name="ce60" table:formula="of:=[$BANKNIFTY.L23]" office:value-type="float" office:value="-170.55" calcext:value-type="float">
            <text:p>-170.55</text:p>
          </table:table-cell>
          <table:table-cell table:style-name="ce60" table:formula="of:=[$FINNIFTY.L23]" office:value-type="float" office:value="27.15" calcext:value-type="float">
            <text:p>27.15</text:p>
          </table:table-cell>
          <table:table-cell table:style-name="ce214" office:value-type="date" office:date-value="2021-02-10" calcext:value-type="date">
            <text:p>10/02/21</text:p>
          </table:table-cell>
          <table:table-cell table:number-columns-repeated="39"/>
        </table:table-row>
        <table:table-row table:style-name="ro2">
          <table:table-cell table:style-name="ce193" table:formula="of:=[$PCR.A24]" office:value-type="date" office:date-value="2021-02-11" calcext:value-type="date">
            <text:p>11/02/21</text:p>
          </table:table-cell>
          <table:table-cell table:style-name="ce60" table:formula="of:=[$NIFTY.L24]" office:value-type="float" office:value="65.4" calcext:value-type="float">
            <text:p>65.4</text:p>
          </table:table-cell>
          <table:table-cell table:style-name="ce60" table:formula="of:=[$BANKNIFTY.L24]" office:value-type="float" office:value="-66.65" calcext:value-type="float">
            <text:p>-66.65</text:p>
          </table:table-cell>
          <table:table-cell table:style-name="ce60" table:formula="of:=[$FINNIFTY.L24]" office:value-type="float" office:value="-52.65" calcext:value-type="float">
            <text:p>-52.65</text:p>
          </table:table-cell>
          <table:table-cell table:style-name="ce64" office:value-type="float" office:value="944.36" calcext:value-type="float">
            <text:p>944.36</text:p>
          </table:table-cell>
          <table:table-cell table:style-name="ce60" table:formula="of:=[$NIFTY.K24]" office:value-type="float" office:value="30573" calcext:value-type="float">
            <text:p>30573</text:p>
          </table:table-cell>
          <table:table-cell table:style-name="ce60" table:formula="of:=[$BANKNIFTY.K24]" office:value-type="float" office:value="-83222" calcext:value-type="float">
            <text:p>-83222</text:p>
          </table:table-cell>
          <table:table-cell table:style-name="ce60" table:formula="of:=[$FINNIFTY.K24]" office:value-type="float" office:value="4177" calcext:value-type="float">
            <text:p>4177</text:p>
          </table:table-cell>
          <table:table-cell table:style-name="ce69" office:value-type="float" office:value="37878" calcext:value-type="float">
            <text:p>37878</text:p>
          </table:table-cell>
          <table:table-cell table:style-name="ce71" office:value-type="float" office:value="156254" calcext:value-type="float">
            <text:p>156254</text:p>
          </table:table-cell>
          <table:table-cell table:style-name="ce73" office:value-type="float" office:value="64095" calcext:value-type="float">
            <text:p>64095</text:p>
          </table:table-cell>
          <table:table-cell table:style-name="ce75" office:value-type="float" office:value="94844" calcext:value-type="float">
            <text:p>94844</text:p>
          </table:table-cell>
          <table:table-cell table:style-name="ce194" table:formula="of:=[$'DAILY-ANALYSIS-FNO'.K24]" office:value-type="date" office:date-value="2021-02-11" calcext:value-type="date">
            <text:p>11/02/21</text:p>
          </table:table-cell>
          <table:table-cell office:value-type="float" office:value="64" calcext:value-type="float">
            <text:p>64</text:p>
          </table:table-cell>
          <table:table-cell table:style-name="ce190" office:value-type="percentage" office:value="0.31" calcext:value-type="percentage">
            <text:p>31.00%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/>
          <table:table-cell office:value-type="float" office:value="7" calcext:value-type="float">
            <text:p>7</text:p>
          </table:table-cell>
          <table:table-cell table:style-name="ce190" office:value-type="percentage" office:value="0.09" calcext:value-type="percentage">
            <text:p>9.00%</text:p>
          </table:table-cell>
          <table:table-cell table:style-name="ce190" office:value-type="percentage" office:value="0.45" calcext:value-type="percentage">
            <text:p>45.00%</text:p>
          </table:table-cell>
          <table:table-cell table:style-name="ce190"/>
          <table:table-cell table:style-name="ce60" table:formula="of:=[$NIFTY.L24]" office:value-type="float" office:value="65.4" calcext:value-type="float">
            <text:p>65.4</text:p>
          </table:table-cell>
          <table:table-cell table:style-name="ce60" table:formula="of:=[$BANKNIFTY.L24]" office:value-type="float" office:value="-66.65" calcext:value-type="float">
            <text:p>-66.65</text:p>
          </table:table-cell>
          <table:table-cell table:style-name="ce60" table:formula="of:=[$FINNIFTY.L24]" office:value-type="float" office:value="-52.65" calcext:value-type="float">
            <text:p>-52.65</text:p>
          </table:table-cell>
          <table:table-cell table:style-name="ce215" office:value-type="date" office:date-value="2021-02-11" calcext:value-type="date">
            <text:p>11/02/21</text:p>
          </table:table-cell>
          <table:table-cell table:number-columns-repeated="39"/>
        </table:table-row>
        <table:table-row table:style-name="ro2">
          <table:table-cell table:style-name="ce135" table:formula="of:=[$PCR.A25]" office:value-type="date" office:date-value="2021-02-12" calcext:value-type="date">
            <text:p>12/02/21</text:p>
          </table:table-cell>
          <table:table-cell table:style-name="ce60" table:formula="of:=[$NIFTY.L25]" office:value-type="float" office:value="-23.5" calcext:value-type="float">
            <text:p>-23.5</text:p>
          </table:table-cell>
          <table:table-cell table:style-name="ce60" table:formula="of:=[$BANKNIFTY.L25]" office:value-type="float" office:value="325.05" calcext:value-type="float">
            <text:p>325.05</text:p>
          </table:table-cell>
          <table:table-cell table:style-name="ce60" table:formula="of:=[$FINNIFTY.L25]" office:value-type="float" office:value="176.75" calcext:value-type="float">
            <text:p>176.75</text:p>
          </table:table-cell>
          <table:table-cell table:style-name="ce64" office:value-type="float" office:value="-37.33" calcext:value-type="float">
            <text:p>-37.33</text:p>
          </table:table-cell>
          <table:table-cell table:style-name="ce60" table:formula="of:=[$NIFTY.K25]" office:value-type="float" office:value="-26987" calcext:value-type="float">
            <text:p>-26987</text:p>
          </table:table-cell>
          <table:table-cell table:style-name="ce60" table:formula="of:=[$BANKNIFTY.K25]" office:value-type="float" office:value="17291" calcext:value-type="float">
            <text:p>17291</text:p>
          </table:table-cell>
          <table:table-cell table:style-name="ce60" table:formula="of:=[$FINNIFTY.K25]" office:value-type="float" office:value="1307" calcext:value-type="float">
            <text:p>1307</text:p>
          </table:table-cell>
          <table:table-cell table:style-name="ce69" office:value-type="float" office:value="30532" calcext:value-type="float">
            <text:p>30532</text:p>
          </table:table-cell>
          <table:table-cell table:style-name="ce71" office:value-type="float" office:value="154545" calcext:value-type="float">
            <text:p>154545</text:p>
          </table:table-cell>
          <table:table-cell table:style-name="ce73" office:value-type="float" office:value="44079" calcext:value-type="float">
            <text:p>44079</text:p>
          </table:table-cell>
          <table:table-cell table:style-name="ce75" office:value-type="float" office:value="88816" calcext:value-type="float">
            <text:p>88816</text:p>
          </table:table-cell>
          <table:table-cell table:style-name="ce156" table:formula="of:=[$'DAILY-ANALYSIS-FNO'.K25]" office:value-type="date" office:date-value="2021-02-12" calcext:value-type="date">
            <text:p>12/02/21</text:p>
          </table:table-cell>
          <table:table-cell office:value-type="float" office:value="70" calcext:value-type="float">
            <text:p>70</text:p>
          </table:table-cell>
          <table:table-cell table:style-name="ce190" office:value-type="percentage" office:value="0.33" calcext:value-type="percentage">
            <text:p>33.00%</text:p>
          </table:table-cell>
          <table:table-cell table:style-name="ce190" office:value-type="percentage" office:value="0.01" calcext:value-type="percentage">
            <text:p>1.00%</text:p>
          </table:table-cell>
          <table:table-cell table:style-name="ce190"/>
          <table:table-cell table:style-name="ce207" office:value-type="float" office:value="6" calcext:value-type="float">
            <text:p>6</text:p>
          </table:table-cell>
          <table:table-cell table:style-name="ce190" office:value-type="percentage" office:value="0.09" calcext:value-type="percentage">
            <text:p>9.00%</text:p>
          </table:table-cell>
          <table:table-cell table:style-name="ce211" office:value-type="percentage" office:value="0.45" calcext:value-type="percentage">
            <text:p>45.00%</text:p>
          </table:table-cell>
          <table:table-cell table:style-name="ce190"/>
          <table:table-cell table:style-name="ce60" table:formula="of:=[$NIFTY.L25]" office:value-type="float" office:value="-23.5" calcext:value-type="float">
            <text:p>-23.5</text:p>
          </table:table-cell>
          <table:table-cell table:style-name="ce60" table:formula="of:=[$BANKNIFTY.L25]" office:value-type="float" office:value="325.05" calcext:value-type="float">
            <text:p>325.05</text:p>
          </table:table-cell>
          <table:table-cell table:style-name="ce60" table:formula="of:=[$FINNIFTY.L25]" office:value-type="float" office:value="176.75" calcext:value-type="float">
            <text:p>176.75</text:p>
          </table:table-cell>
          <table:table-cell table:style-name="ce214" office:value-type="date" office:date-value="2021-02-12" calcext:value-type="date">
            <text:p>12/02/21</text:p>
          </table:table-cell>
          <table:table-cell table:number-columns-repeated="39"/>
        </table:table-row>
        <table:table-row table:style-name="ro2">
          <table:table-cell table:style-name="ce135" table:formula="of:=[$PCR.A26]" office:value-type="date" office:date-value="2021-02-15" calcext:value-type="date">
            <text:p>15/02/21</text:p>
          </table:table-cell>
          <table:table-cell table:style-name="ce60" table:formula="of:=[$NIFTY.L26]" office:value-type="float" office:value="170.75" calcext:value-type="float">
            <text:p>170.75</text:p>
          </table:table-cell>
          <table:table-cell table:style-name="ce60" table:formula="of:=[$BANKNIFTY.L26]" office:value-type="float" office:value="1268.85" calcext:value-type="float">
            <text:p>1268.85</text:p>
          </table:table-cell>
          <table:table-cell table:style-name="ce60" table:formula="of:=[$FINNIFTY.L26]" office:value-type="float" office:value="528.25" calcext:value-type="float">
            <text:p>528.25</text:p>
          </table:table-cell>
          <table:table-cell table:style-name="ce64" office:value-type="float" office:value="1234.15" calcext:value-type="float">
            <text:p>1234.15</text:p>
          </table:table-cell>
          <table:table-cell table:style-name="ce60" table:formula="of:=[$NIFTY.K26]" office:value-type="float" office:value="102889" calcext:value-type="float">
            <text:p>102889</text:p>
          </table:table-cell>
          <table:table-cell table:style-name="ce60" table:formula="of:=[$BANKNIFTY.K26]" office:value-type="float" office:value="196346" calcext:value-type="float">
            <text:p>196346</text:p>
          </table:table-cell>
          <table:table-cell table:style-name="ce60" table:formula="of:=[$FINNIFTY.K26]" office:value-type="float" office:value="2955" calcext:value-type="float">
            <text:p>2955</text:p>
          </table:table-cell>
          <table:table-cell table:style-name="ce69" office:value-type="float" office:value="35983" calcext:value-type="float">
            <text:p>35983</text:p>
          </table:table-cell>
          <table:table-cell table:style-name="ce71" office:value-type="float" office:value="156267" calcext:value-type="float">
            <text:p>156267</text:p>
          </table:table-cell>
          <table:table-cell table:style-name="ce73" office:value-type="float" office:value="64146" calcext:value-type="float">
            <text:p>64146</text:p>
          </table:table-cell>
          <table:table-cell table:style-name="ce75" office:value-type="float" office:value="81140" calcext:value-type="float">
            <text:p>81140</text:p>
          </table:table-cell>
          <table:table-cell table:style-name="ce156" table:formula="of:=[$'DAILY-ANALYSIS-FNO'.K26]" office:value-type="date" office:date-value="2021-02-15" calcext:value-type="date">
            <text:p>15/02/21</text:p>
          </table:table-cell>
          <table:table-cell table:style-name="ce207" office:value-type="float" office:value="72" calcext:value-type="float">
            <text:p>72</text:p>
          </table:table-cell>
          <table:table-cell table:style-name="ce211" office:value-type="percentage" office:value="0.49" calcext:value-type="percentage">
            <text:p>49.00%</text:p>
          </table:table-cell>
          <table:table-cell table:style-name="ce208" office:value-type="percentage" office:value="0.01" calcext:value-type="percentage">
            <text:p>1.00%</text:p>
          </table:table-cell>
          <table:table-cell table:style-name="ce208"/>
          <table:table-cell table:style-name="ce207" office:value-type="float" office:value="10" calcext:value-type="float">
            <text:p>10</text:p>
          </table:table-cell>
          <table:table-cell table:style-name="ce190" office:value-type="percentage" office:value="0.11" calcext:value-type="percentage">
            <text:p>11.00%</text:p>
          </table:table-cell>
          <table:table-cell table:style-name="ce211" office:value-type="percentage" office:value="0.45" calcext:value-type="percentage">
            <text:p>45.00%</text:p>
          </table:table-cell>
          <table:table-cell table:style-name="ce190"/>
          <table:table-cell table:style-name="ce60" table:formula="of:=[$NIFTY.L26]" office:value-type="float" office:value="170.75" calcext:value-type="float">
            <text:p>170.75</text:p>
          </table:table-cell>
          <table:table-cell table:style-name="ce60" table:formula="of:=[$BANKNIFTY.L26]" office:value-type="float" office:value="1268.85" calcext:value-type="float">
            <text:p>1268.85</text:p>
          </table:table-cell>
          <table:table-cell table:style-name="ce60" table:formula="of:=[$FINNIFTY.L26]" office:value-type="float" office:value="528.25" calcext:value-type="float">
            <text:p>528.25</text:p>
          </table:table-cell>
          <table:table-cell table:style-name="ce214" office:value-type="date" office:date-value="2021-02-15" calcext:value-type="date">
            <text:p>15/02/21</text:p>
          </table:table-cell>
          <table:table-cell table:number-columns-repeated="39"/>
        </table:table-row>
        <table:table-row table:style-name="ro2">
          <table:table-cell table:style-name="ce135" table:formula="of:=[$PCR.A27]" office:value-type="date" office:date-value="2021-02-16" calcext:value-type="date">
            <text:p>16/02/21</text:p>
          </table:table-cell>
          <table:table-cell table:style-name="ce60" table:formula="of:=[$NIFTY.L27]" office:value-type="float" office:value="-1.95" calcext:value-type="float">
            <text:p>-1.95</text:p>
          </table:table-cell>
          <table:table-cell table:style-name="ce60" table:formula="of:=[$BANKNIFTY.L27]" office:value-type="float" office:value="-184.5" calcext:value-type="float">
            <text:p>-184.5</text:p>
          </table:table-cell>
          <table:table-cell table:style-name="ce60" table:formula="of:=[$FINNIFTY.L27]" office:value-type="float" office:value="-67.1" calcext:value-type="float">
            <text:p>-67.1</text:p>
          </table:table-cell>
          <table:table-cell table:style-name="ce64" office:value-type="float" office:value="1144.09" calcext:value-type="float">
            <text:p>1144.09</text:p>
          </table:table-cell>
          <table:table-cell table:style-name="ce60" table:formula="of:=[$NIFTY.K27]" office:value-type="float" office:value="-55269" calcext:value-type="float">
            <text:p>-55269</text:p>
          </table:table-cell>
          <table:table-cell table:style-name="ce60" table:formula="of:=[$BANKNIFTY.K27]" office:value-type="float" office:value="-29969" calcext:value-type="float">
            <text:p>-29969</text:p>
          </table:table-cell>
          <table:table-cell table:style-name="ce60" table:formula="of:=[$FINNIFTY.K27]" office:value-type="float" office:value="1577" calcext:value-type="float">
            <text:p>1577</text:p>
          </table:table-cell>
          <table:table-cell table:style-name="ce69" office:value-type="float" office:value="29991" calcext:value-type="float">
            <text:p>29991</text:p>
          </table:table-cell>
          <table:table-cell table:style-name="ce71" office:value-type="float" office:value="152165" calcext:value-type="float">
            <text:p>152165</text:p>
          </table:table-cell>
          <table:table-cell table:style-name="ce73" office:value-type="float" office:value="70381" calcext:value-type="float">
            <text:p>70381</text:p>
          </table:table-cell>
          <table:table-cell table:style-name="ce75" office:value-type="float" office:value="107635" calcext:value-type="float">
            <text:p>107635</text:p>
          </table:table-cell>
          <table:table-cell table:style-name="ce194" table:formula="of:=[$'DAILY-ANALYSIS-FNO'.K27]" office:value-type="date" office:date-value="2021-02-16" calcext:value-type="date">
            <text:p>16/02/21</text:p>
          </table:table-cell>
          <table:table-cell office:value-type="float" office:value="77" calcext:value-type="float">
            <text:p>77</text:p>
          </table:table-cell>
          <table:table-cell table:style-name="ce208" office:value-type="percentage" office:value="0.42" calcext:value-type="percentage">
            <text:p>42.00%</text:p>
          </table:table-cell>
          <table:table-cell table:style-name="ce208" office:value-type="percentage" office:value="0.01" calcext:value-type="percentage">
            <text:p>1.00%</text:p>
          </table:table-cell>
          <table:table-cell table:style-name="ce208"/>
          <table:table-cell office:value-type="float" office:value="8" calcext:value-type="float">
            <text:p>8</text:p>
          </table:table-cell>
          <table:table-cell table:style-name="ce190" office:value-type="percentage" office:value="0.11" calcext:value-type="percentage">
            <text:p>11.00%</text:p>
          </table:table-cell>
          <table:table-cell table:style-name="ce190" office:value-type="percentage" office:value="0.45" calcext:value-type="percentage">
            <text:p>45.00%</text:p>
          </table:table-cell>
          <table:table-cell table:style-name="ce190"/>
          <table:table-cell table:style-name="ce60" table:formula="of:=[$NIFTY.L27]" office:value-type="float" office:value="-1.95" calcext:value-type="float">
            <text:p>-1.95</text:p>
          </table:table-cell>
          <table:table-cell table:style-name="ce60" table:formula="of:=[$BANKNIFTY.L27]" office:value-type="float" office:value="-184.5" calcext:value-type="float">
            <text:p>-184.5</text:p>
          </table:table-cell>
          <table:table-cell table:style-name="ce60" table:formula="of:=[$FINNIFTY.L27]" office:value-type="float" office:value="-67.1" calcext:value-type="float">
            <text:p>-67.1</text:p>
          </table:table-cell>
          <table:table-cell table:style-name="ce135" office:value-type="date" office:date-value="2021-02-16" calcext:value-type="date">
            <text:p>16/02/21</text:p>
          </table:table-cell>
          <table:table-cell table:number-columns-repeated="39"/>
        </table:table-row>
        <table:table-row table:style-name="ro2">
          <table:table-cell table:style-name="ce135" table:formula="of:=[$PCR.A28]" office:value-type="date" office:date-value="2021-02-17" calcext:value-type="date">
            <text:p>17/02/21</text:p>
          </table:table-cell>
          <table:table-cell table:style-name="ce60" table:formula="of:=[$NIFTY.L28]" office:value-type="float" office:value="-123.2" calcext:value-type="float">
            <text:p>-123.2</text:p>
          </table:table-cell>
          <table:table-cell table:style-name="ce60" table:formula="of:=[$BANKNIFTY.L28]" office:value-type="float" office:value="-242.15" calcext:value-type="float">
            <text:p>-242.15</text:p>
          </table:table-cell>
          <table:table-cell table:style-name="ce60" table:formula="of:=[$FINNIFTY.L28]" office:value-type="float" office:value="-223.15" calcext:value-type="float">
            <text:p>-223.15</text:p>
          </table:table-cell>
          <table:table-cell table:style-name="ce64" office:value-type="float" office:value="1008.2" calcext:value-type="float">
            <text:p>1008.2</text:p>
          </table:table-cell>
          <table:table-cell table:style-name="ce60" table:formula="of:=[$NIFTY.K28]" office:value-type="float" office:value="-156201" calcext:value-type="float">
            <text:p>-156201</text:p>
          </table:table-cell>
          <table:table-cell table:style-name="ce60" table:formula="of:=[$BANKNIFTY.K28]" office:value-type="float" office:value="-46590" calcext:value-type="float">
            <text:p>-46590</text:p>
          </table:table-cell>
          <table:table-cell table:style-name="ce60" table:formula="of:=[$FINNIFTY.K28]" office:value-type="float" office:value="1712" calcext:value-type="float">
            <text:p>1712</text:p>
          </table:table-cell>
          <table:table-cell table:style-name="ce69" office:value-type="float" office:value="29007" calcext:value-type="float">
            <text:p>29007</text:p>
          </table:table-cell>
          <table:table-cell table:style-name="ce71" office:value-type="float" office:value="148700" calcext:value-type="float">
            <text:p>148700</text:p>
          </table:table-cell>
          <table:table-cell table:style-name="ce73" office:value-type="float" office:value="63056" calcext:value-type="float">
            <text:p>63056</text:p>
          </table:table-cell>
          <table:table-cell table:style-name="ce75" office:value-type="float" office:value="116243" calcext:value-type="float">
            <text:p>116243</text:p>
          </table:table-cell>
          <table:table-cell table:style-name="ce157" table:formula="of:=[$'DAILY-ANALYSIS-FNO'.K28]" office:value-type="date" office:date-value="2021-02-17" calcext:value-type="date">
            <text:p>17/02/21</text:p>
          </table:table-cell>
          <table:table-cell table:style-name="ce205" office:value-type="float" office:value="80" calcext:value-type="float">
            <text:p>80</text:p>
          </table:table-cell>
          <table:table-cell table:style-name="ce210" office:value-type="percentage" office:value="0.41" calcext:value-type="percentage">
            <text:p>41.00%</text:p>
          </table:table-cell>
          <table:table-cell table:style-name="ce208" office:value-type="percentage" office:value="0" calcext:value-type="percentage">
            <text:p>0.00%</text:p>
          </table:table-cell>
          <table:table-cell table:style-name="ce208"/>
          <table:table-cell office:value-type="float" office:value="5" calcext:value-type="float">
            <text:p>5</text:p>
          </table:table-cell>
          <table:table-cell table:style-name="ce190" office:value-type="percentage" office:value="0.09" calcext:value-type="percentage">
            <text:p>9.00%</text:p>
          </table:table-cell>
          <table:table-cell table:style-name="ce190" office:value-type="percentage" office:value="0.45" calcext:value-type="percentage">
            <text:p>45.00%</text:p>
          </table:table-cell>
          <table:table-cell table:style-name="ce190"/>
          <table:table-cell table:style-name="ce60" table:formula="of:=[$NIFTY.L28]" office:value-type="float" office:value="-123.2" calcext:value-type="float">
            <text:p>-123.2</text:p>
          </table:table-cell>
          <table:table-cell table:style-name="ce60" table:formula="of:=[$BANKNIFTY.L28]" office:value-type="float" office:value="-242.15" calcext:value-type="float">
            <text:p>-242.15</text:p>
          </table:table-cell>
          <table:table-cell table:style-name="ce60" table:formula="of:=[$FINNIFTY.L28]" office:value-type="float" office:value="-223.15" calcext:value-type="float">
            <text:p>-223.15</text:p>
          </table:table-cell>
          <table:table-cell table:style-name="ce135" office:value-type="date" office:date-value="2021-02-17" calcext:value-type="date">
            <text:p>17/02/21</text:p>
          </table:table-cell>
          <table:table-cell table:number-columns-repeated="39"/>
        </table:table-row>
        <table:table-row table:style-name="ro2">
          <table:table-cell table:style-name="ce193" table:formula="of:=[$PCR.A29]" office:value-type="date" office:date-value="2021-02-18" calcext:value-type="date">
            <text:p>18/02/21</text:p>
          </table:table-cell>
          <table:table-cell table:style-name="ce60" table:formula="of:=[$NIFTY.L29]" office:value-type="float" office:value="-90.95" calcext:value-type="float">
            <text:p>-90.95</text:p>
          </table:table-cell>
          <table:table-cell table:style-name="ce60" table:formula="of:=[$BANKNIFTY.L29]" office:value-type="float" office:value="-372.7" calcext:value-type="float">
            <text:p>-372.7</text:p>
          </table:table-cell>
          <table:table-cell table:style-name="ce60" table:formula="of:=[$FINNIFTY.L29]" office:value-type="float" office:value="-261.3" calcext:value-type="float">
            <text:p>-261.3</text:p>
          </table:table-cell>
          <table:table-cell table:style-name="ce64" office:value-type="float" office:value="903.07" calcext:value-type="float">
            <text:p>903.07</text:p>
          </table:table-cell>
          <table:table-cell table:style-name="ce60" table:formula="of:=[$NIFTY.K29]" office:value-type="float" office:value="-124578" calcext:value-type="float">
            <text:p>-124578</text:p>
          </table:table-cell>
          <table:table-cell table:style-name="ce60" table:formula="of:=[$BANKNIFTY.K29]" office:value-type="float" office:value="-56114" calcext:value-type="float">
            <text:p>-56114</text:p>
          </table:table-cell>
          <table:table-cell table:style-name="ce60" table:formula="of:=[$FINNIFTY.K29]" office:value-type="float" office:value="2004" calcext:value-type="float">
            <text:p>2004</text:p>
          </table:table-cell>
          <table:table-cell table:style-name="ce69" office:value-type="float" office:value="27985" calcext:value-type="float">
            <text:p>27985</text:p>
          </table:table-cell>
          <table:table-cell table:style-name="ce71" office:value-type="float" office:value="136821" calcext:value-type="float">
            <text:p>136821</text:p>
          </table:table-cell>
          <table:table-cell table:style-name="ce73" office:value-type="float" office:value="66846" calcext:value-type="float">
            <text:p>66846</text:p>
          </table:table-cell>
          <table:table-cell table:style-name="ce75" office:value-type="float" office:value="103464" calcext:value-type="float">
            <text:p>103464</text:p>
          </table:table-cell>
          <table:table-cell table:style-name="ce157" table:formula="of:=[$'DAILY-ANALYSIS-FNO'.K29]" office:value-type="date" office:date-value="2021-02-18" calcext:value-type="date">
            <text:p>18/02/21</text:p>
          </table:table-cell>
          <table:table-cell table:style-name="ce205" office:value-type="float" office:value="79" calcext:value-type="float">
            <text:p>79</text:p>
          </table:table-cell>
          <table:table-cell table:style-name="ce210" office:value-type="percentage" office:value="0.57" calcext:value-type="percentage">
            <text:p>57.00%</text:p>
          </table:table-cell>
          <table:table-cell table:style-name="ce208" office:value-type="percentage" office:value="0" calcext:value-type="percentage">
            <text:p>0.00%</text:p>
          </table:table-cell>
          <table:table-cell table:style-name="ce208"/>
          <table:table-cell office:value-type="float" office:value="5" calcext:value-type="float">
            <text:p>5</text:p>
          </table:table-cell>
          <table:table-cell table:style-name="ce190" office:value-type="percentage" office:value="0.04" calcext:value-type="percentage">
            <text:p>4.00%</text:p>
          </table:table-cell>
          <table:table-cell table:style-name="ce190" office:value-type="percentage" office:value="0.27" calcext:value-type="percentage">
            <text:p>27.00%</text:p>
          </table:table-cell>
          <table:table-cell table:style-name="ce190"/>
          <table:table-cell table:style-name="ce60" table:formula="of:=[$NIFTY.L29]" office:value-type="float" office:value="-90.95" calcext:value-type="float">
            <text:p>-90.95</text:p>
          </table:table-cell>
          <table:table-cell table:style-name="ce60" table:formula="of:=[$BANKNIFTY.L29]" office:value-type="float" office:value="-372.7" calcext:value-type="float">
            <text:p>-372.7</text:p>
          </table:table-cell>
          <table:table-cell table:style-name="ce60" table:formula="of:=[$FINNIFTY.L29]" office:value-type="float" office:value="-261.3" calcext:value-type="float">
            <text:p>-261.3</text:p>
          </table:table-cell>
          <table:table-cell table:style-name="ce193" office:value-type="date" office:date-value="2021-02-18" calcext:value-type="date">
            <text:p>18/02/21</text:p>
          </table:table-cell>
          <table:table-cell table:number-columns-repeated="39"/>
        </table:table-row>
        <table:table-row table:style-name="ro2">
          <table:table-cell table:style-name="ce135" table:formula="of:=[$PCR.A30]" office:value-type="date" office:date-value="2021-02-19" calcext:value-type="date">
            <text:p>19/02/21</text:p>
          </table:table-cell>
          <table:table-cell table:style-name="ce60" table:formula="of:=[$NIFTY.L30]" office:value-type="float" office:value="-129.1" calcext:value-type="float">
            <text:p>-129.1</text:p>
          </table:table-cell>
          <table:table-cell table:style-name="ce60" table:formula="of:=[$BANKNIFTY.L30]" office:value-type="float" office:value="-753.5" calcext:value-type="float">
            <text:p>-753.5</text:p>
          </table:table-cell>
          <table:table-cell table:style-name="ce60" table:formula="of:=[$FINNIFTY.L30]" office:value-type="float" office:value="-249.35" calcext:value-type="float">
            <text:p>-249.35</text:p>
          </table:table-cell>
          <table:table-cell table:style-name="ce64" office:value-type="float" office:value="118.75" calcext:value-type="float">
            <text:p>118.75</text:p>
          </table:table-cell>
          <table:table-cell table:style-name="ce60" table:formula="of:=[$NIFTY.K30]" office:value-type="float" office:value="-86624" calcext:value-type="float">
            <text:p>-86624</text:p>
          </table:table-cell>
          <table:table-cell table:style-name="ce60" table:formula="of:=[$BANKNIFTY.K30]" office:value-type="float" office:value="-123203" calcext:value-type="float">
            <text:p>-123203</text:p>
          </table:table-cell>
          <table:table-cell table:style-name="ce60" table:formula="of:=[$FINNIFTY.K30]" office:value-type="float" office:value="177" calcext:value-type="float">
            <text:p>177</text:p>
          </table:table-cell>
          <table:table-cell table:style-name="ce69" office:value-type="float" office:value="28232" calcext:value-type="float">
            <text:p>28232</text:p>
          </table:table-cell>
          <table:table-cell table:style-name="ce71" office:value-type="float" office:value="140826" calcext:value-type="float">
            <text:p>140826</text:p>
          </table:table-cell>
          <table:table-cell table:style-name="ce73" office:value-type="float" office:value="78751" calcext:value-type="float">
            <text:p>78751</text:p>
          </table:table-cell>
          <table:table-cell table:style-name="ce75" office:value-type="float" office:value="126800" calcext:value-type="float">
            <text:p>126800</text:p>
          </table:table-cell>
          <table:table-cell table:style-name="ce157" table:formula="of:=[$'DAILY-ANALYSIS-FNO'.K30]" office:value-type="date" office:date-value="2021-02-19" calcext:value-type="date">
            <text:p>19/02/21</text:p>
          </table:table-cell>
          <table:table-cell table:style-name="ce205" office:value-type="float" office:value="81" calcext:value-type="float">
            <text:p>81</text:p>
          </table:table-cell>
          <table:table-cell table:style-name="ce210" office:value-type="percentage" office:value="0.43" calcext:value-type="percentage">
            <text:p>43.00%</text:p>
          </table:table-cell>
          <table:table-cell table:style-name="ce208" office:value-type="percentage" office:value="0" calcext:value-type="percentage">
            <text:p>0.00%</text:p>
          </table:table-cell>
          <table:table-cell table:style-name="ce208"/>
          <table:table-cell office:value-type="float" office:value="4" calcext:value-type="float">
            <text:p>4</text:p>
          </table:table-cell>
          <table:table-cell table:style-name="ce190" office:value-type="percentage" office:value="0" calcext:value-type="percentage">
            <text:p>0.00%</text:p>
          </table:table-cell>
          <table:table-cell table:style-name="ce190" office:value-type="percentage" office:value="0.01" calcext:value-type="percentage">
            <text:p>1.00%</text:p>
          </table:table-cell>
          <table:table-cell table:style-name="ce190"/>
          <table:table-cell table:style-name="ce60" table:formula="of:=[$NIFTY.L30]" office:value-type="float" office:value="-129.1" calcext:value-type="float">
            <text:p>-129.1</text:p>
          </table:table-cell>
          <table:table-cell table:style-name="ce60" table:formula="of:=[$BANKNIFTY.L30]" office:value-type="float" office:value="-753.5" calcext:value-type="float">
            <text:p>-753.5</text:p>
          </table:table-cell>
          <table:table-cell table:style-name="ce60" table:formula="of:=[$FINNIFTY.L30]" office:value-type="float" office:value="-249.35" calcext:value-type="float">
            <text:p>-249.35</text:p>
          </table:table-cell>
          <table:table-cell table:style-name="ce135" office:value-type="date" office:date-value="2021-02-19" calcext:value-type="date">
            <text:p>19/02/21</text:p>
          </table:table-cell>
          <table:table-cell table:number-columns-repeated="39"/>
        </table:table-row>
        <table:table-row table:style-name="ro2">
          <table:table-cell table:style-name="ce135" table:formula="of:=[$PCR.A31]" office:value-type="date" office:date-value="2021-02-22" calcext:value-type="date">
            <text:p>22/02/21</text:p>
          </table:table-cell>
          <table:table-cell table:style-name="ce60" table:formula="of:=[$NIFTY.L31]" office:value-type="float" office:value="-314.35" calcext:value-type="float">
            <text:p>-314.35</text:p>
          </table:table-cell>
          <table:table-cell table:style-name="ce60" table:formula="of:=[$BANKNIFTY.L31]" office:value-type="float" office:value="-595.25" calcext:value-type="float">
            <text:p>-595.25</text:p>
          </table:table-cell>
          <table:table-cell table:style-name="ce60" table:formula="of:=[$FINNIFTY.L31]" office:value-type="float" office:value="-268.3" calcext:value-type="float">
            <text:p>-268.3</text:p>
          </table:table-cell>
          <table:table-cell table:style-name="ce64" office:value-type="float" office:value="-893.25" calcext:value-type="float">
            <text:p>-893.25</text:p>
          </table:table-cell>
          <table:table-cell table:style-name="ce60" table:formula="of:=[$NIFTY.K31]" office:value-type="float" office:value="-245711" calcext:value-type="float">
            <text:p>-245711</text:p>
          </table:table-cell>
          <table:table-cell table:style-name="ce60" table:formula="of:=[$BANKNIFTY.K31]" office:value-type="float" office:value="-198541" calcext:value-type="float">
            <text:p>-198541</text:p>
          </table:table-cell>
          <table:table-cell table:style-name="ce60" table:formula="of:=[$FINNIFTY.K31]" office:value-type="float" office:value="254" calcext:value-type="float">
            <text:p>254</text:p>
          </table:table-cell>
          <table:table-cell table:style-name="ce69" office:value-type="float" office:value="37326" calcext:value-type="float">
            <text:p>37326</text:p>
          </table:table-cell>
          <table:table-cell table:style-name="ce71" office:value-type="float" office:value="140548" calcext:value-type="float">
            <text:p>140548</text:p>
          </table:table-cell>
          <table:table-cell table:style-name="ce73" office:value-type="float" office:value="91257" calcext:value-type="float">
            <text:p>91257</text:p>
          </table:table-cell>
          <table:table-cell table:style-name="ce75" office:value-type="float" office:value="153029" calcext:value-type="float">
            <text:p>153029</text:p>
          </table:table-cell>
          <table:table-cell table:style-name="ce157" table:formula="of:=[$'DAILY-ANALYSIS-FNO'.K31]" office:value-type="date" office:date-value="2021-02-22" calcext:value-type="date">
            <text:p>22/02/21</text:p>
          </table:table-cell>
          <table:table-cell table:style-name="ce205" office:value-type="float" office:value="86" calcext:value-type="float">
            <text:p>86</text:p>
          </table:table-cell>
          <table:table-cell table:style-name="ce210" office:value-type="percentage" office:value="0.6" calcext:value-type="percentage">
            <text:p>60.00%</text:p>
          </table:table-cell>
          <table:table-cell table:style-name="ce208" office:value-type="percentage" office:value="0.03" calcext:value-type="percentage">
            <text:p>3.00%</text:p>
          </table:table-cell>
          <table:table-cell table:style-name="ce208"/>
          <table:table-cell office:value-type="float" office:value="2" calcext:value-type="float">
            <text:p>2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31]" office:value-type="float" office:value="-314.35" calcext:value-type="float">
            <text:p>-314.35</text:p>
          </table:table-cell>
          <table:table-cell table:style-name="ce60" table:formula="of:=[$BANKNIFTY.L31]" office:value-type="float" office:value="-595.25" calcext:value-type="float">
            <text:p>-595.25</text:p>
          </table:table-cell>
          <table:table-cell table:style-name="ce60" table:formula="of:=[$FINNIFTY.L31]" office:value-type="float" office:value="-268.3" calcext:value-type="float">
            <text:p>-268.3</text:p>
          </table:table-cell>
          <table:table-cell table:style-name="ce135" office:value-type="date" office:date-value="2021-02-22" calcext:value-type="date">
            <text:p>22/02/21</text:p>
          </table:table-cell>
          <table:table-cell table:number-columns-repeated="39"/>
        </table:table-row>
        <table:table-row table:style-name="ro2">
          <table:table-cell table:style-name="ce135" table:formula="of:=[$PCR.A32]" office:value-type="date" office:date-value="2021-02-23" calcext:value-type="date">
            <text:p>23/02/21</text:p>
          </table:table-cell>
          <table:table-cell table:style-name="ce60" table:formula="of:=[$NIFTY.L32]" office:value-type="float" office:value="38.9" calcext:value-type="float">
            <text:p>38.9</text:p>
          </table:table-cell>
          <table:table-cell table:style-name="ce60" table:formula="of:=[$BANKNIFTY.L32]" office:value-type="float" office:value="-134.7" calcext:value-type="float">
            <text:p>-134.7</text:p>
          </table:table-cell>
          <table:table-cell table:style-name="ce60" table:formula="of:=[$FINNIFTY.L32]" office:value-type="float" office:value="-77.15" calcext:value-type="float">
            <text:p>-77.15</text:p>
          </table:table-cell>
          <table:table-cell table:style-name="ce64" office:value-type="float" office:value="-1569.04" calcext:value-type="float">
            <text:p>-1569.04</text:p>
          </table:table-cell>
          <table:table-cell table:style-name="ce60" table:formula="of:=[$NIFTY.K32]" office:value-type="float" office:value="-177386" calcext:value-type="float">
            <text:p>-177386</text:p>
          </table:table-cell>
          <table:table-cell table:style-name="ce60" table:formula="of:=[$BANKNIFTY.K32]" office:value-type="float" office:value="-198764" calcext:value-type="float">
            <text:p>-198764</text:p>
          </table:table-cell>
          <table:table-cell table:style-name="ce60" table:formula="of:=[$FINNIFTY.K32]" office:value-type="float" office:value="-1530" calcext:value-type="float">
            <text:p>-1530</text:p>
          </table:table-cell>
          <table:table-cell table:style-name="ce69" office:value-type="float" office:value="35818" calcext:value-type="float">
            <text:p>35818</text:p>
          </table:table-cell>
          <table:table-cell table:style-name="ce71" office:value-type="float" office:value="143805" calcext:value-type="float">
            <text:p>143805</text:p>
          </table:table-cell>
          <table:table-cell table:style-name="ce73" office:value-type="float" office:value="106169" calcext:value-type="float">
            <text:p>106169</text:p>
          </table:table-cell>
          <table:table-cell table:style-name="ce75" office:value-type="float" office:value="158832" calcext:value-type="float">
            <text:p>158832</text:p>
          </table:table-cell>
          <table:table-cell table:style-name="ce194" table:formula="of:=[$'DAILY-ANALYSIS-FNO'.K32]" office:value-type="date" office:date-value="2021-02-23" calcext:value-type="date">
            <text:p>23/02/21</text:p>
          </table:table-cell>
          <table:table-cell office:value-type="float" office:value="72" calcext:value-type="float">
            <text:p>72</text:p>
          </table:table-cell>
          <table:table-cell table:style-name="ce208" office:value-type="percentage" office:value="0.52" calcext:value-type="percentage">
            <text:p>52.00%</text:p>
          </table:table-cell>
          <table:table-cell table:style-name="ce208" office:value-type="percentage" office:value="0" calcext:value-type="percentage">
            <text:p>0.00%</text:p>
          </table:table-cell>
          <table:table-cell table:style-name="ce208"/>
          <table:table-cell office:value-type="float" office:value="6" calcext:value-type="float">
            <text:p>6</text:p>
          </table:table-cell>
          <table:table-cell table:number-columns-repeated="2" table:style-name="ce190" office:value-type="percentage" office:value="0.01" calcext:value-type="percentage">
            <text:p>1.00%</text:p>
          </table:table-cell>
          <table:table-cell table:style-name="ce190"/>
          <table:table-cell table:style-name="ce60" table:formula="of:=[$NIFTY.L32]" office:value-type="float" office:value="38.9" calcext:value-type="float">
            <text:p>38.9</text:p>
          </table:table-cell>
          <table:table-cell table:style-name="ce60" table:formula="of:=[$BANKNIFTY.L32]" office:value-type="float" office:value="-134.7" calcext:value-type="float">
            <text:p>-134.7</text:p>
          </table:table-cell>
          <table:table-cell table:style-name="ce60" table:formula="of:=[$FINNIFTY.L32]" office:value-type="float" office:value="-77.15" calcext:value-type="float">
            <text:p>-77.15</text:p>
          </table:table-cell>
          <table:table-cell table:style-name="ce135" office:value-type="date" office:date-value="2021-02-23" calcext:value-type="date">
            <text:p>23/02/21</text:p>
          </table:table-cell>
          <table:table-cell table:number-columns-repeated="39"/>
        </table:table-row>
        <table:table-row table:style-name="ro2">
          <table:table-cell table:style-name="ce135" table:formula="of:=[$PCR.A33]" office:value-type="date" office:date-value="2021-02-24" calcext:value-type="date">
            <text:p>24/02/21</text:p>
          </table:table-cell>
          <table:table-cell table:style-name="ce60" table:formula="of:=[$NIFTY.L33]" office:value-type="float" office:value="282.2" calcext:value-type="float">
            <text:p>282.2</text:p>
          </table:table-cell>
          <table:table-cell table:style-name="ce60" table:formula="of:=[$BANKNIFTY.L33]" office:value-type="float" office:value="1348.85" calcext:value-type="float">
            <text:p>1348.85</text:p>
          </table:table-cell>
          <table:table-cell table:style-name="ce60" table:formula="of:=[$FINNIFTY.L33]" office:value-type="float" office:value="607.95" calcext:value-type="float">
            <text:p>607.95</text:p>
          </table:table-cell>
          <table:table-cell table:style-name="ce64" office:value-type="float" office:value="28739.17" calcext:value-type="float">
            <text:p>28739.17</text:p>
          </table:table-cell>
          <table:table-cell table:style-name="ce60" table:formula="of:=[$NIFTY.K33]" office:value-type="float" office:value="70783" calcext:value-type="float">
            <text:p>70783</text:p>
          </table:table-cell>
          <table:table-cell table:style-name="ce60" table:formula="of:=[$BANKNIFTY.K33]" office:value-type="float" office:value="104762" calcext:value-type="float">
            <text:p>104762</text:p>
          </table:table-cell>
          <table:table-cell table:style-name="ce60" table:formula="of:=[$FINNIFTY.K33]" office:value-type="float" office:value="643" calcext:value-type="float">
            <text:p>643</text:p>
          </table:table-cell>
          <table:table-cell table:style-name="ce69" office:value-type="float" office:value="40733" calcext:value-type="float">
            <text:p>40733</text:p>
          </table:table-cell>
          <table:table-cell table:style-name="ce71" office:value-type="float" office:value="141250" calcext:value-type="float">
            <text:p>141250</text:p>
          </table:table-cell>
          <table:table-cell table:style-name="ce73" office:value-type="float" office:value="113798" calcext:value-type="float">
            <text:p>113798</text:p>
          </table:table-cell>
          <table:table-cell table:style-name="ce75" office:value-type="float" office:value="136258" calcext:value-type="float">
            <text:p>136258</text:p>
          </table:table-cell>
          <table:table-cell table:style-name="ce156" table:formula="of:=[$'DAILY-ANALYSIS-FNO'.K33]" office:value-type="date" office:date-value="2021-02-24" calcext:value-type="date">
            <text:p>24/02/21</text:p>
          </table:table-cell>
          <table:table-cell office:value-type="float" office:value="59" calcext:value-type="float">
            <text:p>59</text:p>
          </table:table-cell>
          <table:table-cell table:style-name="ce208" office:value-type="percentage" office:value="0.3" calcext:value-type="percentage">
            <text:p>30.00%</text:p>
          </table:table-cell>
          <table:table-cell table:style-name="ce208" office:value-type="percentage" office:value="0" calcext:value-type="percentage">
            <text:p>0.00%</text:p>
          </table:table-cell>
          <table:table-cell table:style-name="ce208"/>
          <table:table-cell office:value-type="float" office:value="11" calcext:value-type="float">
            <text:p>11</text:p>
          </table:table-cell>
          <table:table-cell table:style-name="ce190" office:value-type="percentage" office:value="0.03" calcext:value-type="percentage">
            <text:p>3.00%</text:p>
          </table:table-cell>
          <table:table-cell table:style-name="ce190" office:value-type="percentage" office:value="0.12" calcext:value-type="percentage">
            <text:p>12.00%</text:p>
          </table:table-cell>
          <table:table-cell table:style-name="ce190"/>
          <table:table-cell table:style-name="ce60" table:formula="of:=[$NIFTY.L33]" office:value-type="float" office:value="282.2" calcext:value-type="float">
            <text:p>282.2</text:p>
          </table:table-cell>
          <table:table-cell table:style-name="ce60" table:formula="of:=[$BANKNIFTY.L33]" office:value-type="float" office:value="1348.85" calcext:value-type="float">
            <text:p>1348.85</text:p>
          </table:table-cell>
          <table:table-cell table:style-name="ce60" table:formula="of:=[$FINNIFTY.L33]" office:value-type="float" office:value="607.95" calcext:value-type="float">
            <text:p>607.95</text:p>
          </table:table-cell>
          <table:table-cell table:style-name="ce135" office:value-type="date" office:date-value="2021-02-24" calcext:value-type="date">
            <text:p>24/02/21</text:p>
          </table:table-cell>
          <table:table-cell table:number-columns-repeated="39"/>
        </table:table-row>
        <table:table-row table:style-name="ro2">
          <table:table-cell table:style-name="ce193" table:formula="of:=[$PCR.A34]" office:value-type="date" office:date-value="2021-02-25" calcext:value-type="date">
            <text:p>25/02/21</text:p>
          </table:table-cell>
          <table:table-cell table:style-name="ce60" table:formula="of:=[$NIFTY.L34]" office:value-type="float" office:value="106.8" calcext:value-type="float">
            <text:p>106.8</text:p>
          </table:table-cell>
          <table:table-cell table:style-name="ce60" table:formula="of:=[$BANKNIFTY.L34]" office:value-type="float" office:value="86.35" calcext:value-type="float">
            <text:p>86.35</text:p>
          </table:table-cell>
          <table:table-cell table:style-name="ce60" table:formula="of:=[$FINNIFTY.L34]" office:value-type="float" office:value="-89.75" calcext:value-type="float">
            <text:p>-89.75</text:p>
          </table:table-cell>
          <table:table-cell table:style-name="ce64" office:value-type="float" office:value="188.08" calcext:value-type="float">
            <text:p>188.08</text:p>
          </table:table-cell>
          <table:table-cell table:style-name="ce60" table:formula="of:=[$NIFTY.K34]" office:value-type="float" office:value="69639" calcext:value-type="float">
            <text:p>69639</text:p>
          </table:table-cell>
          <table:table-cell table:style-name="ce60" table:formula="of:=[$BANKNIFTY.K34]" office:value-type="float" office:value="20233" calcext:value-type="float">
            <text:p>20233</text:p>
          </table:table-cell>
          <table:table-cell table:style-name="ce60" table:formula="of:=[$FINNIFTY.K34]" office:value-type="float" office:value="333" calcext:value-type="float">
            <text:p>333</text:p>
          </table:table-cell>
          <table:table-cell table:style-name="ce69" office:value-type="float" office:value="64081" calcext:value-type="float">
            <text:p>64081</text:p>
          </table:table-cell>
          <table:table-cell table:style-name="ce71" office:value-type="float" office:value="98833" calcext:value-type="float">
            <text:p>98833</text:p>
          </table:table-cell>
          <table:table-cell table:style-name="ce73" office:value-type="float" office:value="42486" calcext:value-type="float">
            <text:p>42486</text:p>
          </table:table-cell>
          <table:table-cell table:style-name="ce75" office:value-type="float" office:value="117153" calcext:value-type="float">
            <text:p>117153</text:p>
          </table:table-cell>
          <table:table-cell table:style-name="ce194" table:formula="of:=[$'DAILY-ANALYSIS-FNO'.K34]" office:value-type="date" office:date-value="2021-02-25" calcext:value-type="date">
            <text:p>25/02/21</text:p>
          </table:table-cell>
          <table:table-cell office:value-type="float" office:value="45" calcext:value-type="float">
            <text:p>45</text:p>
          </table:table-cell>
          <table:table-cell table:style-name="ce208" office:value-type="percentage" office:value="0.29" calcext:value-type="percentage">
            <text:p>29.00%</text:p>
          </table:table-cell>
          <table:table-cell table:style-name="ce208" office:value-type="percentage" office:value="0" calcext:value-type="percentage">
            <text:p>0.00%</text:p>
          </table:table-cell>
          <table:table-cell table:style-name="ce208"/>
          <table:table-cell office:value-type="float" office:value="43" calcext:value-type="float">
            <text:p>43</text:p>
          </table:table-cell>
          <table:table-cell table:style-name="ce190" office:value-type="percentage" office:value="0.23" calcext:value-type="percentage">
            <text:p>23.00%</text:p>
          </table:table-cell>
          <table:table-cell table:style-name="ce190" office:value-type="percentage" office:value="0.61" calcext:value-type="percentage">
            <text:p>61.00%</text:p>
          </table:table-cell>
          <table:table-cell table:style-name="ce190"/>
          <table:table-cell table:style-name="ce60" table:formula="of:=[$NIFTY.L34]" office:value-type="float" office:value="106.8" calcext:value-type="float">
            <text:p>106.8</text:p>
          </table:table-cell>
          <table:table-cell table:style-name="ce60" table:formula="of:=[$BANKNIFTY.L34]" office:value-type="float" office:value="86.35" calcext:value-type="float">
            <text:p>86.35</text:p>
          </table:table-cell>
          <table:table-cell table:style-name="ce60" table:formula="of:=[$FINNIFTY.L34]" office:value-type="float" office:value="-89.75" calcext:value-type="float">
            <text:p>-89.75</text:p>
          </table:table-cell>
          <table:table-cell table:style-name="ce193" office:value-type="date" office:date-value="2021-02-25" calcext:value-type="date">
            <text:p>25/02/21</text:p>
          </table:table-cell>
          <table:table-cell table:number-columns-repeated="39"/>
        </table:table-row>
        <table:table-row table:style-name="ro2">
          <table:table-cell table:style-name="ce135" table:formula="of:=[$PCR.A35]" office:value-type="date" office:date-value="2021-02-26" calcext:value-type="date">
            <text:p>26/02/21</text:p>
          </table:table-cell>
          <table:table-cell table:style-name="ce60" table:formula="of:=[$NIFTY.L35]" office:value-type="float" office:value="-522.1" calcext:value-type="float">
            <text:p>-522.1</text:p>
          </table:table-cell>
          <table:table-cell table:style-name="ce60" table:formula="of:=[$BANKNIFTY.L35]" office:value-type="float" office:value="-1684.7" calcext:value-type="float">
            <text:p>-1684.7</text:p>
          </table:table-cell>
          <table:table-cell table:style-name="ce60" table:formula="of:=[$FINNIFTY.L35]" office:value-type="float" office:value="-804.9" calcext:value-type="float">
            <text:p>-804.9</text:p>
          </table:table-cell>
          <table:table-cell table:style-name="ce64" office:value-type="float" office:value="-8295.17" calcext:value-type="float">
            <text:p>-8295.17</text:p>
          </table:table-cell>
          <table:table-cell table:style-name="ce60" table:formula="of:=[$NIFTY.K35]" office:value-type="float" office:value="-283065" calcext:value-type="float">
            <text:p>-283065</text:p>
          </table:table-cell>
          <table:table-cell table:style-name="ce60" table:formula="of:=[$BANKNIFTY.K35]" office:value-type="float" office:value="-203002" calcext:value-type="float">
            <text:p>-203002</text:p>
          </table:table-cell>
          <table:table-cell table:style-name="ce60" table:formula="of:=[$FINNIFTY.K35]" office:value-type="float" office:value="-500" calcext:value-type="float">
            <text:p>-500</text:p>
          </table:table-cell>
          <table:table-cell table:style-name="ce69" office:value-type="float" office:value="29211" calcext:value-type="float">
            <text:p>29211</text:p>
          </table:table-cell>
          <table:table-cell table:style-name="ce71" office:value-type="float" office:value="95229" calcext:value-type="float">
            <text:p>95229</text:p>
          </table:table-cell>
          <table:table-cell table:style-name="ce73" office:value-type="float" office:value="39884" calcext:value-type="float">
            <text:p>39884</text:p>
          </table:table-cell>
          <table:table-cell table:style-name="ce75" office:value-type="float" office:value="149636" calcext:value-type="float">
            <text:p>149636</text:p>
          </table:table-cell>
          <table:table-cell table:style-name="ce157" table:formula="of:=[$'DAILY-ANALYSIS-FNO'.K35]" office:value-type="date" office:date-value="2021-02-26" calcext:value-type="date">
            <text:p>26/02/21</text:p>
          </table:table-cell>
          <table:table-cell table:style-name="ce205" office:value-type="float" office:value="62" calcext:value-type="float">
            <text:p>62</text:p>
          </table:table-cell>
          <table:table-cell table:style-name="ce210" office:value-type="percentage" office:value="0.41" calcext:value-type="percentage">
            <text:p>41.00%</text:p>
          </table:table-cell>
          <table:table-cell table:style-name="ce208" office:value-type="percentage" office:value="0.19" calcext:value-type="percentage">
            <text:p>19.00%</text:p>
          </table:table-cell>
          <table:table-cell table:style-name="ce208"/>
          <table:table-cell office:value-type="float" office:value="2" calcext:value-type="float">
            <text:p>2</text:p>
          </table:table-cell>
          <table:table-cell table:number-columns-repeated="2" table:style-name="ce190" office:value-type="percentage" office:value="0" calcext:value-type="percentage">
            <text:p>0.00%</text:p>
          </table:table-cell>
          <table:table-cell table:style-name="ce190"/>
          <table:table-cell table:style-name="ce60" table:formula="of:=[$NIFTY.L35]" office:value-type="float" office:value="-522.1" calcext:value-type="float">
            <text:p>-522.1</text:p>
          </table:table-cell>
          <table:table-cell table:style-name="ce60" table:formula="of:=[$BANKNIFTY.L35]" office:value-type="float" office:value="-1684.7" calcext:value-type="float">
            <text:p>-1684.7</text:p>
          </table:table-cell>
          <table:table-cell table:style-name="ce60" table:formula="of:=[$FINNIFTY.L35]" office:value-type="float" office:value="-804.9" calcext:value-type="float">
            <text:p>-804.9</text:p>
          </table:table-cell>
          <table:table-cell table:style-name="ce135" office:value-type="date" office:date-value="2021-02-26" calcext:value-type="date">
            <text:p>26/02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01" calcext:value-type="date">
            <text:p>01/03/21</text:p>
          </table:table-cell>
          <table:table-cell table:style-name="ce60" table:formula="of:=[$NIFTY.L36]" office:value-type="float" office:value="219.3" calcext:value-type="float">
            <text:p>219.3</text:p>
          </table:table-cell>
          <table:table-cell table:style-name="ce60" table:formula="of:=[$BANKNIFTY.L36]" office:value-type="float" office:value="454.2" calcext:value-type="float">
            <text:p>454.2</text:p>
          </table:table-cell>
          <table:table-cell table:style-name="ce60" table:formula="of:=[$FINNIFTY.L36]" office:value-type="float" office:value="265.75" calcext:value-type="float">
            <text:p>265.75</text:p>
          </table:table-cell>
          <table:table-cell table:style-name="ce201" office:value-type="float" office:value="125.15" calcext:value-type="float">
            <text:p>125.15</text:p>
          </table:table-cell>
          <table:table-cell table:style-name="ce60" table:formula="of:=[$NIFTY.K36]" office:value-type="float" office:value="-196819" calcext:value-type="float">
            <text:p>-196819</text:p>
          </table:table-cell>
          <table:table-cell table:style-name="ce60" table:formula="of:=[$BANKNIFTY.K36]" office:value-type="float" office:value="-165114" calcext:value-type="float">
            <text:p>-165114</text:p>
          </table:table-cell>
          <table:table-cell table:style-name="ce60" table:formula="of:=[$FINNIFTY.K36]" office:value-type="float" office:value="343" calcext:value-type="float">
            <text:p>343</text:p>
          </table:table-cell>
          <table:table-cell table:style-name="ce69" office:value-type="float" office:value="42327" calcext:value-type="float">
            <text:p>42327</text:p>
          </table:table-cell>
          <table:table-cell table:style-name="ce71" office:value-type="float" office:value="105277" calcext:value-type="float">
            <text:p>105277</text:p>
          </table:table-cell>
          <table:table-cell table:style-name="ce73" office:value-type="float" office:value="50864" calcext:value-type="float">
            <text:p>50864</text:p>
          </table:table-cell>
          <table:table-cell table:style-name="ce75" office:value-type="float" office:value="134355" calcext:value-type="float">
            <text:p>134355</text:p>
          </table:table-cell>
          <table:table-cell table:style-name="ce156" table:formula="of:=[$'DAILY-ANALYSIS-FNO'.K36]" office:value-type="date" office:date-value="2021-03-01" calcext:value-type="date">
            <text:p>01/03/21</text:p>
          </table:table-cell>
          <table:table-cell office:value-type="float" office:value="66" calcext:value-type="float">
            <text:p>66</text:p>
          </table:table-cell>
          <table:table-cell table:style-name="ce142" office:value-type="float" office:value="35" calcext:value-type="float">
            <text:p>35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36]" office:value-type="float" office:value="219.3" calcext:value-type="float">
            <text:p>219.3</text:p>
          </table:table-cell>
          <table:table-cell table:style-name="ce60" table:formula="of:=[$BANKNIFTY.L36]" office:value-type="float" office:value="454.2" calcext:value-type="float">
            <text:p>454.2</text:p>
          </table:table-cell>
          <table:table-cell table:style-name="ce60" table:formula="of:=[$FINNIFTY.L36]" office:value-type="float" office:value="265.75" calcext:value-type="float">
            <text:p>265.75</text:p>
          </table:table-cell>
          <table:table-cell table:style-name="ce135" office:value-type="date" office:date-value="2021-03-01" calcext:value-type="date">
            <text:p>01/03/21</text:p>
          </table:table-cell>
          <table:table-cell table:number-columns-repeated="39"/>
        </table:table-row>
        <table:table-row table:style-name="ro5">
          <table:table-cell table:style-name="ce135" office:value-type="date" office:date-value="2021-03-02" calcext:value-type="date">
            <text:p>02/03/21</text:p>
          </table:table-cell>
          <table:table-cell table:style-name="ce60" table:formula="of:=[$NIFTY.L37]" office:value-type="float" office:value="160.4" calcext:value-type="float">
            <text:p>160.4</text:p>
          </table:table-cell>
          <table:table-cell table:style-name="ce60" table:formula="of:=[$BANKNIFTY.L37]" office:value-type="float" office:value="130.3" calcext:value-type="float">
            <text:p>130.3</text:p>
          </table:table-cell>
          <table:table-cell table:style-name="ce60" table:formula="of:=[$FINNIFTY.L37]" office:value-type="float" office:value="23.45" calcext:value-type="float">
            <text:p>23.45</text:p>
          </table:table-cell>
          <table:table-cell table:style-name="ce201" office:value-type="float" office:value="2223.16" calcext:value-type="float">
            <text:p>2223.16</text:p>
          </table:table-cell>
          <table:table-cell table:style-name="ce60" table:formula="of:=[$NIFTY.K37]" office:value-type="float" office:value="-91858" calcext:value-type="float">
            <text:p>-91858</text:p>
          </table:table-cell>
          <table:table-cell table:style-name="ce60" table:formula="of:=[$BANKNIFTY.K37]" office:value-type="float" office:value="-167041" calcext:value-type="float">
            <text:p>-167041</text:p>
          </table:table-cell>
          <table:table-cell table:style-name="ce60" table:formula="of:=[$FINNIFTY.K37]" office:value-type="float" office:value="1188" calcext:value-type="float">
            <text:p>1188</text:p>
          </table:table-cell>
          <table:table-cell table:style-name="ce69" office:value-type="float" office:value="24383" calcext:value-type="float">
            <text:p>24383</text:p>
          </table:table-cell>
          <table:table-cell table:style-name="ce71" office:value-type="float" office:value="122593" calcext:value-type="float">
            <text:p>122593</text:p>
          </table:table-cell>
          <table:table-cell table:style-name="ce73" office:value-type="float" office:value="51225" calcext:value-type="float">
            <text:p>51225</text:p>
          </table:table-cell>
          <table:table-cell table:style-name="ce75" office:value-type="float" office:value="118639" calcext:value-type="float">
            <text:p>118639</text:p>
          </table:table-cell>
          <table:table-cell table:style-name="ce156" table:formula="of:=[$'DAILY-ANALYSIS-FNO'.K37]" office:value-type="date" office:date-value="2021-03-02" calcext:value-type="date">
            <text:p>02/03/21</text:p>
          </table:table-cell>
          <table:table-cell office:value-type="float" office:value="66" calcext:value-type="float">
            <text:p>66</text:p>
          </table:table-cell>
          <table:table-cell table:style-name="ce142" office:value-type="float" office:value="37" calcext:value-type="float">
            <text:p>37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37]" office:value-type="float" office:value="160.4" calcext:value-type="float">
            <text:p>160.4</text:p>
          </table:table-cell>
          <table:table-cell table:style-name="ce60" table:formula="of:=[$BANKNIFTY.L37]" office:value-type="float" office:value="130.3" calcext:value-type="float">
            <text:p>130.3</text:p>
          </table:table-cell>
          <table:table-cell table:style-name="ce60" table:formula="of:=[$FINNIFTY.L37]" office:value-type="float" office:value="23.45" calcext:value-type="float">
            <text:p>23.45</text:p>
          </table:table-cell>
          <table:table-cell table:style-name="ce135" office:value-type="date" office:date-value="2021-03-02" calcext:value-type="date">
            <text:p>02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03" calcext:value-type="date">
            <text:p>03/03/21</text:p>
          </table:table-cell>
          <table:table-cell table:style-name="ce60" table:formula="of:=[$NIFTY.L38]" office:value-type="float" office:value="340.7" calcext:value-type="float">
            <text:p>340.7</text:p>
          </table:table-cell>
          <table:table-cell table:style-name="ce60" table:formula="of:=[$BANKNIFTY.L38]" office:value-type="float" office:value="1036.9" calcext:value-type="float">
            <text:p>1036.9</text:p>
          </table:table-cell>
          <table:table-cell table:style-name="ce60" table:formula="of:=[$FINNIFTY.L38]" office:value-type="float" office:value="477.3" calcext:value-type="float">
            <text:p>477.3</text:p>
          </table:table-cell>
          <table:table-cell table:style-name="ce201" office:value-type="float" office:value="2088.7" calcext:value-type="float">
            <text:p>2088.7</text:p>
          </table:table-cell>
          <table:table-cell table:style-name="ce60" table:formula="of:=[$NIFTY.K38]" office:value-type="float" office:value="78664" calcext:value-type="float">
            <text:p>78664</text:p>
          </table:table-cell>
          <table:table-cell table:style-name="ce60" table:formula="of:=[$BANKNIFTY.K38]" office:value-type="float" office:value="45555" calcext:value-type="float">
            <text:p>45555</text:p>
          </table:table-cell>
          <table:table-cell table:style-name="ce60" table:formula="of:=[$FINNIFTY.K38]" office:value-type="float" office:value="2373" calcext:value-type="float">
            <text:p>2373</text:p>
          </table:table-cell>
          <table:table-cell table:style-name="ce69" office:value-type="float" office:value="37360" calcext:value-type="float">
            <text:p>37360</text:p>
          </table:table-cell>
          <table:table-cell table:style-name="ce71" office:value-type="float" office:value="131241" calcext:value-type="float">
            <text:p>131241</text:p>
          </table:table-cell>
          <table:table-cell table:style-name="ce73" office:value-type="float" office:value="67452" calcext:value-type="float">
            <text:p>67452</text:p>
          </table:table-cell>
          <table:table-cell table:style-name="ce75" office:value-type="float" office:value="121915" calcext:value-type="float">
            <text:p>121915</text:p>
          </table:table-cell>
          <table:table-cell table:style-name="ce156" table:formula="of:=[$'DAILY-ANALYSIS-FNO'.K38]" office:value-type="date" office:date-value="2021-03-03" calcext:value-type="date">
            <text:p>03/03/21</text:p>
          </table:table-cell>
          <table:table-cell office:value-type="float" office:value="62" calcext:value-type="float">
            <text:p>62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38]" office:value-type="float" office:value="340.7" calcext:value-type="float">
            <text:p>340.7</text:p>
          </table:table-cell>
          <table:table-cell table:style-name="ce60" table:formula="of:=[$BANKNIFTY.L38]" office:value-type="float" office:value="1036.9" calcext:value-type="float">
            <text:p>1036.9</text:p>
          </table:table-cell>
          <table:table-cell table:style-name="ce60" table:formula="of:=[$FINNIFTY.L38]" office:value-type="float" office:value="477.3" calcext:value-type="float">
            <text:p>477.3</text:p>
          </table:table-cell>
          <table:table-cell table:style-name="ce135" office:value-type="date" office:date-value="2021-03-03" calcext:value-type="date">
            <text:p>03/03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3-04" calcext:value-type="date">
            <text:p>04/03/21</text:p>
          </table:table-cell>
          <table:table-cell table:style-name="ce60" table:formula="of:=[$NIFTY.L39]" office:value-type="float" office:value="-192.6" calcext:value-type="float">
            <text:p>-192.6</text:p>
          </table:table-cell>
          <table:table-cell table:style-name="ce60" table:formula="of:=[$BANKNIFTY.L39]" office:value-type="float" office:value="-612" calcext:value-type="float">
            <text:p>-612</text:p>
          </table:table-cell>
          <table:table-cell table:style-name="ce60" table:formula="of:=[$FINNIFTY.L39]" office:value-type="float" office:value="-336" calcext:value-type="float">
            <text:p>-336</text:p>
          </table:table-cell>
          <table:table-cell table:style-name="ce201" office:value-type="float" office:value="-223.11" calcext:value-type="float">
            <text:p>-223.11</text:p>
          </table:table-cell>
          <table:table-cell table:style-name="ce60" table:formula="of:=[$NIFTY.K39]" office:value-type="float" office:value="6463" calcext:value-type="float">
            <text:p>6463</text:p>
          </table:table-cell>
          <table:table-cell table:style-name="ce60" table:formula="of:=[$BANKNIFTY.K39]" office:value-type="float" office:value="-38020" calcext:value-type="float">
            <text:p>-38020</text:p>
          </table:table-cell>
          <table:table-cell table:style-name="ce60" table:formula="of:=[$FINNIFTY.K39]" office:value-type="float" office:value="1806" calcext:value-type="float">
            <text:p>1806</text:p>
          </table:table-cell>
          <table:table-cell table:style-name="ce69" office:value-type="float" office:value="16865" calcext:value-type="float">
            <text:p>16865</text:p>
          </table:table-cell>
          <table:table-cell table:style-name="ce71" office:value-type="float" office:value="117097" calcext:value-type="float">
            <text:p>117097</text:p>
          </table:table-cell>
          <table:table-cell table:style-name="ce73" office:value-type="float" office:value="52863" calcext:value-type="float">
            <text:p>52863</text:p>
          </table:table-cell>
          <table:table-cell table:style-name="ce75" office:value-type="float" office:value="137265" calcext:value-type="float">
            <text:p>137265</text:p>
          </table:table-cell>
          <table:table-cell table:style-name="ce157" table:formula="of:=[$'DAILY-ANALYSIS-FNO'.K39]" office:value-type="date" office:date-value="2021-03-04" calcext:value-type="date">
            <text:p>04/03/21</text:p>
          </table:table-cell>
          <table:table-cell table:style-name="ce205" office:value-type="float" office:value="71" calcext:value-type="float">
            <text:p>71</text:p>
          </table:table-cell>
          <table:table-cell table:style-name="ce205" office:value-type="float" office:value="39" calcext:value-type="float">
            <text:p>39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39]" office:value-type="float" office:value="-192.6" calcext:value-type="float">
            <text:p>-192.6</text:p>
          </table:table-cell>
          <table:table-cell table:style-name="ce60" table:formula="of:=[$BANKNIFTY.L39]" office:value-type="float" office:value="-612" calcext:value-type="float">
            <text:p>-612</text:p>
          </table:table-cell>
          <table:table-cell table:style-name="ce60" table:formula="of:=[$FINNIFTY.L39]" office:value-type="float" office:value="-336" calcext:value-type="float">
            <text:p>-336</text:p>
          </table:table-cell>
          <table:table-cell table:style-name="ce193" office:value-type="date" office:date-value="2021-03-04" calcext:value-type="date">
            <text:p>04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05" calcext:value-type="date">
            <text:p>05/03/21</text:p>
          </table:table-cell>
          <table:table-cell table:style-name="ce60" table:formula="of:=[$NIFTY.L40]" office:value-type="float" office:value="-153.2" calcext:value-type="float">
            <text:p>-153.2</text:p>
          </table:table-cell>
          <table:table-cell table:style-name="ce60" table:formula="of:=[$BANKNIFTY.L40]" office:value-type="float" office:value="-591.8" calcext:value-type="float">
            <text:p>-591.8</text:p>
          </table:table-cell>
          <table:table-cell table:style-name="ce60" table:formula="of:=[$FINNIFTY.L40]" office:value-type="float" office:value="-184" calcext:value-type="float">
            <text:p>-184</text:p>
          </table:table-cell>
          <table:table-cell table:style-name="ce201" office:value-type="float" office:value="-2014.16" calcext:value-type="float">
            <text:p>-2014.16</text:p>
          </table:table-cell>
          <table:table-cell table:style-name="ce60" table:formula="of:=[$NIFTY.K40]" office:value-type="float" office:value="-178574" calcext:value-type="float">
            <text:p>-178574</text:p>
          </table:table-cell>
          <table:table-cell table:style-name="ce60" table:formula="of:=[$BANKNIFTY.K40]" office:value-type="float" office:value="-150047" calcext:value-type="float">
            <text:p>-150047</text:p>
          </table:table-cell>
          <table:table-cell table:style-name="ce60" table:formula="of:=[$FINNIFTY.K40]" office:value-type="float" office:value="-147" calcext:value-type="float">
            <text:p>-147</text:p>
          </table:table-cell>
          <table:table-cell table:style-name="ce69" office:value-type="float" office:value="18060" calcext:value-type="float">
            <text:p>18060</text:p>
          </table:table-cell>
          <table:table-cell table:style-name="ce71" office:value-type="float" office:value="120694" calcext:value-type="float">
            <text:p>120694</text:p>
          </table:table-cell>
          <table:table-cell table:style-name="ce73" office:value-type="float" office:value="45293" calcext:value-type="float">
            <text:p>45293</text:p>
          </table:table-cell>
          <table:table-cell table:style-name="ce75" office:value-type="float" office:value="146189" calcext:value-type="float">
            <text:p>146189</text:p>
          </table:table-cell>
          <table:table-cell table:style-name="ce157" table:formula="of:=[$'DAILY-ANALYSIS-FNO'.K40]" office:value-type="date" office:date-value="2021-03-05" calcext:value-type="date">
            <text:p>05/03/21</text:p>
          </table:table-cell>
          <table:table-cell table:style-name="ce205" office:value-type="float" office:value="87" calcext:value-type="float">
            <text:p>87</text:p>
          </table:table-cell>
          <table:table-cell table:style-name="ce205" office:value-type="float" office:value="44" calcext:value-type="float">
            <text:p>44</text:p>
          </table:table-cell>
          <table:table-cell table:style-name="ce142" office:value-type="float" office:value="20" calcext:value-type="float">
            <text:p>20</text:p>
          </table:table-cell>
          <table:table-cell table:style-name="ce205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13" table:formula="of:=[$NIFTY.L40]" office:value-type="float" office:value="-153.2" calcext:value-type="float">
            <text:p>-153.2</text:p>
          </table:table-cell>
          <table:table-cell table:style-name="ce60" table:formula="of:=[$BANKNIFTY.L40]" office:value-type="float" office:value="-591.8" calcext:value-type="float">
            <text:p>-591.8</text:p>
          </table:table-cell>
          <table:table-cell table:style-name="ce60" table:formula="of:=[$FINNIFTY.L40]" office:value-type="float" office:value="-184" calcext:value-type="float">
            <text:p>-184</text:p>
          </table:table-cell>
          <table:table-cell table:style-name="ce135" office:value-type="date" office:date-value="2021-03-05" calcext:value-type="date">
            <text:p>05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08" calcext:value-type="date">
            <text:p>08/03/21</text:p>
          </table:table-cell>
          <table:table-cell table:style-name="ce60" table:formula="of:=[$NIFTY.L41]" office:value-type="float" office:value="15.95" calcext:value-type="float">
            <text:p>15.95</text:p>
          </table:table-cell>
          <table:table-cell table:style-name="ce60" table:formula="of:=[$BANKNIFTY.L41]" office:value-type="float" office:value="28.1" calcext:value-type="float">
            <text:p>28.1</text:p>
          </table:table-cell>
          <table:table-cell table:style-name="ce60" table:formula="of:=[$FINNIFTY.L41]" office:value-type="float" office:value="-69.4" calcext:value-type="float">
            <text:p>-69.4</text:p>
          </table:table-cell>
          <table:table-cell table:style-name="ce201" office:value-type="float" office:value="-1494.49" calcext:value-type="float">
            <text:p>-1494.49</text:p>
          </table:table-cell>
          <table:table-cell table:style-name="ce60" table:formula="of:=[$NIFTY.K41]" office:value-type="float" office:value="-221639" calcext:value-type="float">
            <text:p>-221639</text:p>
          </table:table-cell>
          <table:table-cell table:style-name="ce60" table:formula="of:=[$BANKNIFTY.K41]" office:value-type="float" office:value="-194178" calcext:value-type="float">
            <text:p>-194178</text:p>
          </table:table-cell>
          <table:table-cell table:style-name="ce60" table:formula="of:=[$FINNIFTY.K41]" office:value-type="float" office:value="520" calcext:value-type="float">
            <text:p>520</text:p>
          </table:table-cell>
          <table:table-cell table:style-name="ce69" office:value-type="float" office:value="10948" calcext:value-type="float">
            <text:p>10948</text:p>
          </table:table-cell>
          <table:table-cell table:style-name="ce71" office:value-type="float" office:value="121564" calcext:value-type="float">
            <text:p>121564</text:p>
          </table:table-cell>
          <table:table-cell table:style-name="ce73" office:value-type="float" office:value="48648" calcext:value-type="float">
            <text:p>48648</text:p>
          </table:table-cell>
          <table:table-cell table:style-name="ce75" office:value-type="float" office:value="145437" calcext:value-type="float">
            <text:p>145437</text:p>
          </table:table-cell>
          <table:table-cell table:style-name="ce194" table:formula="of:=[$'DAILY-ANALYSIS-FNO'.K41]" office:value-type="date" office:date-value="2021-03-08" calcext:value-type="date">
            <text:p>08/03/21</text:p>
          </table:table-cell>
          <table:table-cell office:value-type="float" office:value="86" calcext:value-type="float">
            <text:p>86</text:p>
          </table:table-cell>
          <table:table-cell table:style-name="ce142" office:value-type="float" office:value="53" calcext:value-type="float">
            <text:p>53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1]" office:value-type="float" office:value="15.95" calcext:value-type="float">
            <text:p>15.95</text:p>
          </table:table-cell>
          <table:table-cell table:style-name="ce60" table:formula="of:=[$BANKNIFTY.L41]" office:value-type="float" office:value="28.1" calcext:value-type="float">
            <text:p>28.1</text:p>
          </table:table-cell>
          <table:table-cell table:style-name="ce60" table:formula="of:=[$FINNIFTY.L41]" office:value-type="float" office:value="-69.4" calcext:value-type="float">
            <text:p>-69.4</text:p>
          </table:table-cell>
          <table:table-cell table:style-name="ce135" office:value-type="date" office:date-value="2021-03-08" calcext:value-type="date">
            <text:p>08/03/21</text:p>
          </table:table-cell>
          <table:table-cell table:number-columns-repeated="39"/>
        </table:table-row>
        <table:table-row table:style-name="ro4">
          <table:table-cell table:style-name="ce194" office:value-type="date" office:date-value="2021-03-09" calcext:value-type="date">
            <text:p>09/03/21</text:p>
          </table:table-cell>
          <table:table-cell table:style-name="ce60" table:formula="of:=[$NIFTY.L42]" office:value-type="float" office:value="165.75" calcext:value-type="float">
            <text:p>165.75</text:p>
          </table:table-cell>
          <table:table-cell table:style-name="ce60" table:formula="of:=[$BANKNIFTY.L42]" office:value-type="float" office:value="616.9" calcext:value-type="float">
            <text:p>616.9</text:p>
          </table:table-cell>
          <table:table-cell table:style-name="ce60" table:formula="of:=[$FINNIFTY.L42]" office:value-type="float" office:value="362.9" calcext:value-type="float">
            <text:p>362.9</text:p>
          </table:table-cell>
          <table:table-cell table:style-name="ce201" office:value-type="float" office:value="2801.87" calcext:value-type="float">
            <text:p>2801.87</text:p>
          </table:table-cell>
          <table:table-cell table:style-name="ce60" table:formula="of:=[$NIFTY.K42]" office:value-type="float" office:value="-181102" calcext:value-type="float">
            <text:p>-181102</text:p>
          </table:table-cell>
          <table:table-cell table:style-name="ce60" table:formula="of:=[$BANKNIFTY.K42]" office:value-type="float" office:value="-95940" calcext:value-type="float">
            <text:p>-95940</text:p>
          </table:table-cell>
          <table:table-cell table:style-name="ce60" table:formula="of:=[$FINNIFTY.K42]" office:value-type="float" office:value="1491" calcext:value-type="float">
            <text:p>1491</text:p>
          </table:table-cell>
          <table:table-cell table:style-name="ce69" office:value-type="float" office:value="27538" calcext:value-type="float">
            <text:p>27538</text:p>
          </table:table-cell>
          <table:table-cell table:style-name="ce71" office:value-type="float" office:value="104451" calcext:value-type="float">
            <text:p>104451</text:p>
          </table:table-cell>
          <table:table-cell table:style-name="ce73" office:value-type="float" office:value="75049" calcext:value-type="float">
            <text:p>75049</text:p>
          </table:table-cell>
          <table:table-cell table:style-name="ce75" office:value-type="float" office:value="154790" calcext:value-type="float">
            <text:p>154790</text:p>
          </table:table-cell>
          <table:table-cell table:style-name="ce157" table:formula="of:=[$'DAILY-ANALYSIS-FNO'.K42]" office:value-type="date" office:date-value="2021-03-09" calcext:value-type="date">
            <text:p>09/03/21</text:p>
          </table:table-cell>
          <table:table-cell table:style-name="ce205" office:value-type="float" office:value="91" calcext:value-type="float">
            <text:p>91</text:p>
          </table:table-cell>
          <table:table-cell table:style-name="ce205" office:value-type="float" office:value="47" calcext:value-type="float">
            <text:p>47</text:p>
          </table:table-cell>
          <table:table-cell table:style-name="ce142" office:value-type="float" office:value="20" calcext:value-type="float">
            <text:p>20</text:p>
          </table:table-cell>
          <table:table-cell table:style-name="ce205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2]" office:value-type="float" office:value="165.75" calcext:value-type="float">
            <text:p>165.75</text:p>
          </table:table-cell>
          <table:table-cell table:style-name="ce60" table:formula="of:=[$BANKNIFTY.L42]" office:value-type="float" office:value="616.9" calcext:value-type="float">
            <text:p>616.9</text:p>
          </table:table-cell>
          <table:table-cell table:style-name="ce60" table:formula="of:=[$FINNIFTY.L42]" office:value-type="float" office:value="362.9" calcext:value-type="float">
            <text:p>362.9</text:p>
          </table:table-cell>
          <table:table-cell table:style-name="ce193" office:value-type="date" office:date-value="2021-03-09" calcext:value-type="date">
            <text:p>09/03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3-10" calcext:value-type="date">
            <text:p>10/03/21</text:p>
          </table:table-cell>
          <table:table-cell table:style-name="ce60" table:formula="of:=[$NIFTY.L43]" office:value-type="float" office:value="74.55" calcext:value-type="float">
            <text:p>74.55</text:p>
          </table:table-cell>
          <table:table-cell table:style-name="ce60" table:formula="of:=[$BANKNIFTY.L43]" office:value-type="float" office:value="74.8" calcext:value-type="float">
            <text:p>74.8</text:p>
          </table:table-cell>
          <table:table-cell table:style-name="ce60" table:formula="of:=[$FINNIFTY.L43]" office:value-type="float" office:value="26.6" calcext:value-type="float">
            <text:p>26.6</text:p>
          </table:table-cell>
          <table:table-cell table:style-name="ce201" office:value-type="float" office:value="-15.69" calcext:value-type="float">
            <text:p>-15.69</text:p>
          </table:table-cell>
          <table:table-cell table:style-name="ce60" table:formula="of:=[$NIFTY.K43]" office:value-type="float" office:value="-119099" calcext:value-type="float">
            <text:p>-119099</text:p>
          </table:table-cell>
          <table:table-cell table:style-name="ce60" table:formula="of:=[$BANKNIFTY.K43]" office:value-type="float" office:value="-130682" calcext:value-type="float">
            <text:p>-130682</text:p>
          </table:table-cell>
          <table:table-cell table:style-name="ce60" table:formula="of:=[$FINNIFTY.K43]" office:value-type="float" office:value="1028" calcext:value-type="float">
            <text:p>1028</text:p>
          </table:table-cell>
          <table:table-cell table:style-name="ce69" office:value-type="float" office:value="28157" calcext:value-type="float">
            <text:p>28157</text:p>
          </table:table-cell>
          <table:table-cell table:style-name="ce71" office:value-type="float" office:value="98840" calcext:value-type="float">
            <text:p>98840</text:p>
          </table:table-cell>
          <table:table-cell table:style-name="ce73" office:value-type="float" office:value="74864" calcext:value-type="float">
            <text:p>74864</text:p>
          </table:table-cell>
          <table:table-cell table:style-name="ce75" office:value-type="float" office:value="139379" calcext:value-type="float">
            <text:p>139379</text:p>
          </table:table-cell>
          <table:table-cell table:style-name="ce194" table:formula="of:=[$'DAILY-ANALYSIS-FNO'.K43]" office:value-type="date" office:date-value="2021-03-10" calcext:value-type="date">
            <text:p>10/03/21</text:p>
          </table:table-cell>
          <table:table-cell office:value-type="float" office:value="95" calcext:value-type="float">
            <text:p>95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3]" office:value-type="float" office:value="74.55" calcext:value-type="float">
            <text:p>74.55</text:p>
          </table:table-cell>
          <table:table-cell table:style-name="ce60" table:formula="of:=[$BANKNIFTY.L43]" office:value-type="float" office:value="74.8" calcext:value-type="float">
            <text:p>74.8</text:p>
          </table:table-cell>
          <table:table-cell table:style-name="ce60" table:formula="of:=[$FINNIFTY.L43]" office:value-type="float" office:value="26.6" calcext:value-type="float">
            <text:p>26.6</text:p>
          </table:table-cell>
          <table:table-cell table:style-name="ce135" office:value-type="date" office:date-value="2021-03-10" calcext:value-type="date">
            <text:p>10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12" calcext:value-type="date">
            <text:p>12/03/21</text:p>
          </table:table-cell>
          <table:table-cell table:style-name="ce60" table:formula="of:=[$NIFTY.L44]" office:value-type="float" office:value="-157.9" calcext:value-type="float">
            <text:p>-157.9</text:p>
          </table:table-cell>
          <table:table-cell table:style-name="ce60" table:formula="of:=[$BANKNIFTY.L44]" office:value-type="float" office:value="-485.65" calcext:value-type="float">
            <text:p>-485.65</text:p>
          </table:table-cell>
          <table:table-cell table:style-name="ce60" table:formula="of:=[$FINNIFTY.L44]" office:value-type="float" office:value="-160.45" calcext:value-type="float">
            <text:p>-160.45</text:p>
          </table:table-cell>
          <table:table-cell table:style-name="ce201" office:value-type="float" office:value="-942.6" calcext:value-type="float">
            <text:p>-942.6</text:p>
          </table:table-cell>
          <table:table-cell table:style-name="ce60" table:formula="of:=[$NIFTY.K44]" office:value-type="float" office:value="-241731" calcext:value-type="float">
            <text:p>-241731</text:p>
          </table:table-cell>
          <table:table-cell table:style-name="ce60" table:formula="of:=[$BANKNIFTY.K44]" office:value-type="float" office:value="-190885" calcext:value-type="float">
            <text:p>-190885</text:p>
          </table:table-cell>
          <table:table-cell table:style-name="ce60" table:formula="of:=[$FINNIFTY.K44]" office:value-type="float" office:value="-61" calcext:value-type="float">
            <text:p>-61</text:p>
          </table:table-cell>
          <table:table-cell table:style-name="ce69" office:value-type="float" office:value="21976" calcext:value-type="float">
            <text:p>21976</text:p>
          </table:table-cell>
          <table:table-cell table:style-name="ce71" office:value-type="float" office:value="82540" calcext:value-type="float">
            <text:p>82540</text:p>
          </table:table-cell>
          <table:table-cell table:style-name="ce73" office:value-type="float" office:value="57466" calcext:value-type="float">
            <text:p>57466</text:p>
          </table:table-cell>
          <table:table-cell table:style-name="ce75" office:value-type="float" office:value="171341" calcext:value-type="float">
            <text:p>171341</text:p>
          </table:table-cell>
          <table:table-cell table:style-name="ce157" table:formula="of:=[$'DAILY-ANALYSIS-FNO'.K44]" office:value-type="date" office:date-value="2021-03-12" calcext:value-type="date">
            <text:p>12/03/21</text:p>
          </table:table-cell>
          <table:table-cell table:style-name="ce205" office:value-type="float" office:value="100" calcext:value-type="float">
            <text:p>100</text:p>
          </table:table-cell>
          <table:table-cell table:style-name="ce205" office:value-type="float" office:value="55" calcext:value-type="float">
            <text:p>55</text:p>
          </table:table-cell>
          <table:table-cell table:style-name="ce142" office:value-type="float" office:value="36" calcext:value-type="float">
            <text:p>36</text:p>
          </table:table-cell>
          <table:table-cell table:style-name="ce205"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0" table:formula="of:=[$NIFTY.L44]" office:value-type="float" office:value="-157.9" calcext:value-type="float">
            <text:p>-157.9</text:p>
          </table:table-cell>
          <table:table-cell table:style-name="ce60" table:formula="of:=[$BANKNIFTY.L44]" office:value-type="float" office:value="-485.65" calcext:value-type="float">
            <text:p>-485.65</text:p>
          </table:table-cell>
          <table:table-cell table:style-name="ce60" table:formula="of:=[$FINNIFTY.L44]" office:value-type="float" office:value="-160.45" calcext:value-type="float">
            <text:p>-160.45</text:p>
          </table:table-cell>
          <table:table-cell table:style-name="ce135" office:value-type="date" office:date-value="2021-03-12" calcext:value-type="date">
            <text:p>12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15" calcext:value-type="date">
            <text:p>15/03/21</text:p>
          </table:table-cell>
          <table:table-cell table:style-name="ce60" table:formula="of:=[$NIFTY.L45]" office:value-type="float" office:value="-82.65" calcext:value-type="float">
            <text:p>-82.65</text:p>
          </table:table-cell>
          <table:table-cell table:style-name="ce60" table:formula="of:=[$BANKNIFTY.L45]" office:value-type="float" office:value="-217.4" calcext:value-type="float">
            <text:p>-217.4</text:p>
          </table:table-cell>
          <table:table-cell table:style-name="ce60" table:formula="of:=[$FINNIFTY.L45]" office:value-type="float" office:value="-181.3" calcext:value-type="float">
            <text:p>-181.3</text:p>
          </table:table-cell>
          <table:table-cell table:style-name="ce201" office:value-type="float" office:value="-1101.35" calcext:value-type="float">
            <text:p>-1101.35</text:p>
          </table:table-cell>
          <table:table-cell table:style-name="ce60" table:formula="of:=[$NIFTY.K45]" office:value-type="float" office:value="-328008" calcext:value-type="float">
            <text:p>-328008</text:p>
          </table:table-cell>
          <table:table-cell table:style-name="ce60" table:formula="of:=[$BANKNIFTY.K45]" office:value-type="float" office:value="-201232" calcext:value-type="float">
            <text:p>-201232</text:p>
          </table:table-cell>
          <table:table-cell table:style-name="ce60" table:formula="of:=[$FINNIFTY.K45]" office:value-type="float" office:value="432" calcext:value-type="float">
            <text:p>432</text:p>
          </table:table-cell>
          <table:table-cell table:style-name="ce69" office:value-type="float" office:value="16785" calcext:value-type="float">
            <text:p>16785</text:p>
          </table:table-cell>
          <table:table-cell table:style-name="ce71" office:value-type="float" office:value="74423" calcext:value-type="float">
            <text:p>74423</text:p>
          </table:table-cell>
          <table:table-cell table:style-name="ce73" office:value-type="float" office:value="62345" calcext:value-type="float">
            <text:p>62345</text:p>
          </table:table-cell>
          <table:table-cell table:style-name="ce75" office:value-type="float" office:value="191364" calcext:value-type="float">
            <text:p>191364</text:p>
          </table:table-cell>
          <table:table-cell table:style-name="ce194" table:formula="of:=[$'DAILY-ANALYSIS-FNO'.K45]" office:value-type="date" office:date-value="2021-03-15" calcext:value-type="date">
            <text:p>15/03/21</text:p>
          </table:table-cell>
          <table:table-cell table:style-name="ce205" office:value-type="float" office:value="102" calcext:value-type="float">
            <text:p>102</text:p>
          </table:table-cell>
          <table:table-cell table:style-name="ce205" office:value-type="float" office:value="62" calcext:value-type="float">
            <text:p>62</text:p>
          </table:table-cell>
          <table:table-cell table:style-name="ce205" office:value-type="float" office:value="50" calcext:value-type="float">
            <text:p>50</text:p>
          </table:table-cell>
          <table:table-cell table:style-name="ce205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5]" office:value-type="float" office:value="-82.65" calcext:value-type="float">
            <text:p>-82.65</text:p>
          </table:table-cell>
          <table:table-cell table:style-name="ce60" table:formula="of:=[$BANKNIFTY.L45]" office:value-type="float" office:value="-217.4" calcext:value-type="float">
            <text:p>-217.4</text:p>
          </table:table-cell>
          <table:table-cell table:style-name="ce60" table:formula="of:=[$FINNIFTY.L45]" office:value-type="float" office:value="-181.3" calcext:value-type="float">
            <text:p>-181.3</text:p>
          </table:table-cell>
          <table:table-cell table:style-name="ce135" office:value-type="date" office:date-value="2021-03-15" calcext:value-type="date">
            <text:p>15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16" calcext:value-type="date">
            <text:p>16/03/21</text:p>
          </table:table-cell>
          <table:table-cell table:style-name="ce60" table:formula="of:=[$NIFTY.L46]" office:value-type="float" office:value="-9.05" calcext:value-type="float">
            <text:p>-9.05</text:p>
          </table:table-cell>
          <table:table-cell table:style-name="ce60" table:formula="of:=[$BANKNIFTY.L46]" office:value-type="float" office:value="-381.3" calcext:value-type="float">
            <text:p>-381.3</text:p>
          </table:table-cell>
          <table:table-cell table:style-name="ce60" table:formula="of:=[$FINNIFTY.L46]" office:value-type="float" office:value="-102.7" calcext:value-type="float">
            <text:p>-102.7</text:p>
          </table:table-cell>
          <table:table-cell table:style-name="ce201" office:value-type="float" office:value="1692.31" calcext:value-type="float">
            <text:p>1692.31</text:p>
          </table:table-cell>
          <table:table-cell table:style-name="ce60" table:formula="of:=[$NIFTY.K46]" office:value-type="float" office:value="-348370" calcext:value-type="float">
            <text:p>-348370</text:p>
          </table:table-cell>
          <table:table-cell table:style-name="ce60" table:formula="of:=[$BANKNIFTY.K46]" office:value-type="float" office:value="-326747" calcext:value-type="float">
            <text:p>-326747</text:p>
          </table:table-cell>
          <table:table-cell table:style-name="ce60" table:formula="of:=[$FINNIFTY.K46]" office:value-type="float" office:value="524" calcext:value-type="float">
            <text:p>524</text:p>
          </table:table-cell>
          <table:table-cell table:style-name="ce69" office:value-type="float" office:value="19003" calcext:value-type="float">
            <text:p>19003</text:p>
          </table:table-cell>
          <table:table-cell table:style-name="ce71" office:value-type="float" office:value="78191" calcext:value-type="float">
            <text:p>78191</text:p>
          </table:table-cell>
          <table:table-cell table:style-name="ce73" office:value-type="float" office:value="65438" calcext:value-type="float">
            <text:p>65438</text:p>
          </table:table-cell>
          <table:table-cell table:style-name="ce75" office:value-type="float" office:value="183792" calcext:value-type="float">
            <text:p>183792</text:p>
          </table:table-cell>
          <table:table-cell table:style-name="ce157" table:formula="of:=[$'DAILY-ANALYSIS-FNO'.K46]" office:value-type="date" office:date-value="2021-03-16" calcext:value-type="date">
            <text:p>16/03/21</text:p>
          </table:table-cell>
          <table:table-cell table:style-name="ce205" office:value-type="float" office:value="106" calcext:value-type="float">
            <text:p>106</text:p>
          </table:table-cell>
          <table:table-cell table:style-name="ce205" office:value-type="float" office:value="60" calcext:value-type="float">
            <text:p>60</text:p>
          </table:table-cell>
          <table:table-cell table:style-name="ce205" office:value-type="float" office:value="61" calcext:value-type="float">
            <text:p>61</text:p>
          </table:table-cell>
          <table:table-cell table:style-name="ce205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6]" office:value-type="float" office:value="-9.05" calcext:value-type="float">
            <text:p>-9.05</text:p>
          </table:table-cell>
          <table:table-cell table:style-name="ce60" table:formula="of:=[$BANKNIFTY.L46]" office:value-type="float" office:value="-381.3" calcext:value-type="float">
            <text:p>-381.3</text:p>
          </table:table-cell>
          <table:table-cell table:style-name="ce60" table:formula="of:=[$FINNIFTY.L46]" office:value-type="float" office:value="-102.7" calcext:value-type="float">
            <text:p>-102.7</text:p>
          </table:table-cell>
          <table:table-cell table:style-name="ce135" office:value-type="date" office:date-value="2021-03-16" calcext:value-type="date">
            <text:p>16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17" calcext:value-type="date">
            <text:p>17/03/21</text:p>
          </table:table-cell>
          <table:table-cell table:style-name="ce60" table:formula="of:=[$NIFTY.L47]" office:value-type="float" office:value="-188.4" calcext:value-type="float">
            <text:p>-188.4</text:p>
          </table:table-cell>
          <table:table-cell table:style-name="ce60" table:formula="of:=[$BANKNIFTY.L47]" office:value-type="float" office:value="-562.75" calcext:value-type="float">
            <text:p>-562.75</text:p>
          </table:table-cell>
          <table:table-cell table:style-name="ce60" table:formula="of:=[$FINNIFTY.L47]" office:value-type="float" office:value="-242.1" calcext:value-type="float">
            <text:p>-242.1</text:p>
          </table:table-cell>
          <table:table-cell table:style-name="ce201" office:value-type="float" office:value="2625.82" calcext:value-type="float">
            <text:p>2625.82</text:p>
          </table:table-cell>
          <table:table-cell table:style-name="ce60" table:formula="of:=[$NIFTY.K47]" office:value-type="float" office:value="-424153" calcext:value-type="float">
            <text:p>-424153</text:p>
          </table:table-cell>
          <table:table-cell table:style-name="ce60" table:formula="of:=[$BANKNIFTY.K47]" office:value-type="float" office:value="-383793" calcext:value-type="float">
            <text:p>-383793</text:p>
          </table:table-cell>
          <table:table-cell table:style-name="ce60" table:formula="of:=[$FINNIFTY.K47]" office:value-type="float" office:value="-169" calcext:value-type="float">
            <text:p>-169</text:p>
          </table:table-cell>
          <table:table-cell table:style-name="ce69" office:value-type="float" office:value="18604" calcext:value-type="float">
            <text:p>18604</text:p>
          </table:table-cell>
          <table:table-cell table:style-name="ce71" office:value-type="float" office:value="77686" calcext:value-type="float">
            <text:p>77686</text:p>
          </table:table-cell>
          <table:table-cell table:style-name="ce73" office:value-type="float" office:value="63245" calcext:value-type="float">
            <text:p>63245</text:p>
          </table:table-cell>
          <table:table-cell table:style-name="ce75" office:value-type="float" office:value="193713" calcext:value-type="float">
            <text:p>193713</text:p>
          </table:table-cell>
          <table:table-cell table:style-name="ce157" table:formula="of:=[$'DAILY-ANALYSIS-FNO'.K47]" office:value-type="date" office:date-value="2021-03-17" calcext:value-type="date">
            <text:p>17/03/21</text:p>
          </table:table-cell>
          <table:table-cell table:style-name="ce205" office:value-type="float" office:value="112" calcext:value-type="float">
            <text:p>112</text:p>
          </table:table-cell>
          <table:table-cell table:style-name="ce205" office:value-type="float" office:value="64" calcext:value-type="float">
            <text:p>64</text:p>
          </table:table-cell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7]" office:value-type="float" office:value="-188.4" calcext:value-type="float">
            <text:p>-188.4</text:p>
          </table:table-cell>
          <table:table-cell table:style-name="ce60" table:formula="of:=[$BANKNIFTY.L47]" office:value-type="float" office:value="-562.75" calcext:value-type="float">
            <text:p>-562.75</text:p>
          </table:table-cell>
          <table:table-cell table:style-name="ce60" table:formula="of:=[$FINNIFTY.L47]" office:value-type="float" office:value="-242.1" calcext:value-type="float">
            <text:p>-242.1</text:p>
          </table:table-cell>
          <table:table-cell table:style-name="ce135" office:value-type="date" office:date-value="2021-03-17" calcext:value-type="date">
            <text:p>17/03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2-18" calcext:value-type="date">
            <text:p>18/02/21</text:p>
          </table:table-cell>
          <table:table-cell table:style-name="ce60" table:formula="of:=[$NIFTY.L48]" office:value-type="float" office:value="-194.25" calcext:value-type="float">
            <text:p>-194.25</text:p>
          </table:table-cell>
          <table:table-cell table:style-name="ce60" table:formula="of:=[$BANKNIFTY.L48]" office:value-type="float" office:value="-472.4" calcext:value-type="float">
            <text:p>-472.4</text:p>
          </table:table-cell>
          <table:table-cell table:style-name="ce60" table:formula="of:=[$FINNIFTY.L48]" office:value-type="float" office:value="-167.55" calcext:value-type="float">
            <text:p>-167.55</text:p>
          </table:table-cell>
          <table:table-cell table:style-name="ce201" office:value-type="float" office:value="1258.47" calcext:value-type="float">
            <text:p>1258.47</text:p>
          </table:table-cell>
          <table:table-cell table:style-name="ce60" table:formula="of:=[$NIFTY.K48]" office:value-type="float" office:value="-315966" calcext:value-type="float">
            <text:p>-315966</text:p>
          </table:table-cell>
          <table:table-cell table:style-name="ce60" table:formula="of:=[$BANKNIFTY.K48]" office:value-type="float" office:value="-254818" calcext:value-type="float">
            <text:p>-254818</text:p>
          </table:table-cell>
          <table:table-cell table:style-name="ce60" table:formula="of:=[$FINNIFTY.K48]" office:value-type="float" office:value="370" calcext:value-type="float">
            <text:p>370</text:p>
          </table:table-cell>
          <table:table-cell table:style-name="ce69" office:value-type="float" office:value="21337" calcext:value-type="float">
            <text:p>21337</text:p>
          </table:table-cell>
          <table:table-cell table:style-name="ce71" office:value-type="float" office:value="85633" calcext:value-type="float">
            <text:p>85633</text:p>
          </table:table-cell>
          <table:table-cell table:style-name="ce73" office:value-type="float" office:value="56008" calcext:value-type="float">
            <text:p>56008</text:p>
          </table:table-cell>
          <table:table-cell table:style-name="ce75" office:value-type="float" office:value="172916" calcext:value-type="float">
            <text:p>172916</text:p>
          </table:table-cell>
          <table:table-cell table:style-name="ce157" table:formula="of:=[$'DAILY-ANALYSIS-FNO'.K48]" office:value-type="date" office:date-value="2021-03-18" calcext:value-type="date">
            <text:p>18/03/21</text:p>
          </table:table-cell>
          <table:table-cell table:style-name="ce205" office:value-type="float" office:value="109" calcext:value-type="float">
            <text:p>109</text:p>
          </table:table-cell>
          <table:table-cell table:style-name="ce205" office:value-type="float" office:value="74" calcext:value-type="float">
            <text:p>74</text:p>
          </table:table-cell>
          <table:table-cell table:number-columns-repeated="2" table:style-name="ce205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8]" office:value-type="float" office:value="-194.25" calcext:value-type="float">
            <text:p>-194.25</text:p>
          </table:table-cell>
          <table:table-cell table:style-name="ce60" table:formula="of:=[$BANKNIFTY.L48]" office:value-type="float" office:value="-472.4" calcext:value-type="float">
            <text:p>-472.4</text:p>
          </table:table-cell>
          <table:table-cell table:style-name="ce60" table:formula="of:=[$FINNIFTY.L48]" office:value-type="float" office:value="-167.55" calcext:value-type="float">
            <text:p>-167.55</text:p>
          </table:table-cell>
          <table:table-cell table:style-name="ce193" office:value-type="date" office:date-value="2021-02-18" calcext:value-type="date">
            <text:p>18/02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2-19" calcext:value-type="date">
            <text:p>19/02/21</text:p>
          </table:table-cell>
          <table:table-cell table:style-name="ce60" table:formula="of:=[$NIFTY.L49]" office:value-type="float" office:value="179.4" calcext:value-type="float">
            <text:p>179.4</text:p>
          </table:table-cell>
          <table:table-cell table:style-name="ce60" table:formula="of:=[$BANKNIFTY.L49]" office:value-type="float" office:value="317.35" calcext:value-type="float">
            <text:p>317.35</text:p>
          </table:table-cell>
          <table:table-cell table:style-name="ce60" table:formula="of:=[$FINNIFTY.L49]" office:value-type="float" office:value="174.9" calcext:value-type="float">
            <text:p>174.9</text:p>
          </table:table-cell>
          <table:table-cell table:style-name="ce201" office:value-type="float" office:value="1418.43" calcext:value-type="float">
            <text:p>1418.43</text:p>
          </table:table-cell>
          <table:table-cell table:style-name="ce60" table:formula="of:=[$NIFTY.K49]" office:value-type="float" office:value="-20541" calcext:value-type="float">
            <text:p>-20541</text:p>
          </table:table-cell>
          <table:table-cell table:style-name="ce60" table:formula="of:=[$BANKNIFTY.K49]" office:value-type="float" office:value="-67270" calcext:value-type="float">
            <text:p>-67270</text:p>
          </table:table-cell>
          <table:table-cell table:style-name="ce60" table:formula="of:=[$FINNIFTY.K49]" office:value-type="float" office:value="153" calcext:value-type="float">
            <text:p>153</text:p>
          </table:table-cell>
          <table:table-cell table:style-name="ce69" office:value-type="float" office:value="33717" calcext:value-type="float">
            <text:p>33717</text:p>
          </table:table-cell>
          <table:table-cell table:style-name="ce71" office:value-type="float" office:value="109291" calcext:value-type="float">
            <text:p>109291</text:p>
          </table:table-cell>
          <table:table-cell table:style-name="ce73" office:value-type="float" office:value="67297" calcext:value-type="float">
            <text:p>67297</text:p>
          </table:table-cell>
          <table:table-cell table:style-name="ce75" office:value-type="float" office:value="170610" calcext:value-type="float">
            <text:p>170610</text:p>
          </table:table-cell>
          <table:table-cell table:style-name="ce156" table:formula="of:=[$'DAILY-ANALYSIS-FNO'.K49]" office:value-type="date" office:date-value="2021-03-19" calcext:value-type="date">
            <text:p>19/03/21</text:p>
          </table:table-cell>
          <table:table-cell office:value-type="float" office:value="94" calcext:value-type="float">
            <text:p>94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float" office:value="75" calcext:value-type="float">
            <text:p>75</text:p>
          </table:table-cell>
          <table:table-cell table:style-name="ce14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49]" office:value-type="float" office:value="179.4" calcext:value-type="float">
            <text:p>179.4</text:p>
          </table:table-cell>
          <table:table-cell table:style-name="ce60" table:formula="of:=[$BANKNIFTY.L49]" office:value-type="float" office:value="317.35" calcext:value-type="float">
            <text:p>317.35</text:p>
          </table:table-cell>
          <table:table-cell table:style-name="ce60" table:formula="of:=[$FINNIFTY.L49]" office:value-type="float" office:value="174.9" calcext:value-type="float">
            <text:p>174.9</text:p>
          </table:table-cell>
          <table:table-cell table:style-name="ce135" office:value-type="date" office:date-value="2021-02-19" calcext:value-type="date">
            <text:p>19/02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22" calcext:value-type="date">
            <text:p>22/03/21</text:p>
          </table:table-cell>
          <table:table-cell table:style-name="ce60" table:formula="of:=[$NIFTY.L50]" office:value-type="float" office:value="-14.85" calcext:value-type="float">
            <text:p>-14.85</text:p>
          </table:table-cell>
          <table:table-cell table:style-name="ce60" table:formula="of:=[$BANKNIFTY.L50]" office:value-type="float" office:value="-520.4" calcext:value-type="float">
            <text:p>-520.4</text:p>
          </table:table-cell>
          <table:table-cell table:style-name="ce60" table:formula="of:=[$FINNIFTY.L50]" office:value-type="float" office:value="-177.2" calcext:value-type="float">
            <text:p>-177.2</text:p>
          </table:table-cell>
          <table:table-cell table:style-name="ce201" office:value-type="float" office:value="-786.98" calcext:value-type="float">
            <text:p>-786.98</text:p>
          </table:table-cell>
          <table:table-cell table:style-name="ce60" table:formula="of:=[$NIFTY.K50]" office:value-type="float" office:value="-59982" calcext:value-type="float">
            <text:p>-59982</text:p>
          </table:table-cell>
          <table:table-cell table:style-name="ce60" table:formula="of:=[$BANKNIFTY.K50]" office:value-type="float" office:value="-196239" calcext:value-type="float">
            <text:p>-196239</text:p>
          </table:table-cell>
          <table:table-cell table:style-name="ce60" table:formula="of:=[$FINNIFTY.K50]" office:value-type="float" office:value="356" calcext:value-type="float">
            <text:p>356</text:p>
          </table:table-cell>
          <table:table-cell table:style-name="ce69" office:value-type="float" office:value="32835" calcext:value-type="float">
            <text:p>32835</text:p>
          </table:table-cell>
          <table:table-cell table:style-name="ce71" office:value-type="float" office:value="112709" calcext:value-type="float">
            <text:p>112709</text:p>
          </table:table-cell>
          <table:table-cell table:style-name="ce73" office:value-type="float" office:value="65635" calcext:value-type="float">
            <text:p>65635</text:p>
          </table:table-cell>
          <table:table-cell table:style-name="ce75" office:value-type="float" office:value="185890" calcext:value-type="float">
            <text:p>185890</text:p>
          </table:table-cell>
          <table:table-cell table:style-name="ce194" table:formula="of:=[$'DAILY-ANALYSIS-FNO'.K50]" office:value-type="date" office:date-value="2021-03-22" calcext:value-type="date">
            <text:p>22/03/21</text:p>
          </table:table-cell>
          <table:table-cell table:style-name="ce142" office:value-type="float" office:value="103" calcext:value-type="float">
            <text:p>103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50]" office:value-type="float" office:value="-14.85" calcext:value-type="float">
            <text:p>-14.85</text:p>
          </table:table-cell>
          <table:table-cell table:style-name="ce60" table:formula="of:=[$BANKNIFTY.L50]" office:value-type="float" office:value="-520.4" calcext:value-type="float">
            <text:p>-520.4</text:p>
          </table:table-cell>
          <table:table-cell table:style-name="ce60" table:formula="of:=[$FINNIFTY.L50]" office:value-type="float" office:value="-177.2" calcext:value-type="float">
            <text:p>-177.2</text:p>
          </table:table-cell>
          <table:table-cell table:style-name="ce135" office:value-type="date" office:date-value="2021-03-22" calcext:value-type="date">
            <text:p>22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23" calcext:value-type="date">
            <text:p>23/03/21</text:p>
          </table:table-cell>
          <table:table-cell table:style-name="ce60" table:formula="of:=[$NIFTY.L51]" office:value-type="float" office:value="91.3" calcext:value-type="float">
            <text:p>91.3</text:p>
          </table:table-cell>
          <table:table-cell table:style-name="ce60" table:formula="of:=[$BANKNIFTY.L51]" office:value-type="float" office:value="558.85" calcext:value-type="float">
            <text:p>558.85</text:p>
          </table:table-cell>
          <table:table-cell table:style-name="ce60" table:formula="of:=[$FINNIFTY.L51]" office:value-type="float" office:value="149.65" calcext:value-type="float">
            <text:p>149.65</text:p>
          </table:table-cell>
          <table:table-cell table:style-name="ce201" office:value-type="float" office:value="-108.24" calcext:value-type="float">
            <text:p>-108.24</text:p>
          </table:table-cell>
          <table:table-cell table:style-name="ce60" table:formula="of:=[$NIFTY.K51]" office:value-type="float" office:value="35003" calcext:value-type="float">
            <text:p>35003</text:p>
          </table:table-cell>
          <table:table-cell table:style-name="ce60" table:formula="of:=[$BANKNIFTY.K51]" office:value-type="float" office:value="-38179" calcext:value-type="float">
            <text:p>-38179</text:p>
          </table:table-cell>
          <table:table-cell table:style-name="ce60" table:formula="of:=[$FINNIFTY.K51]" office:value-type="float" office:value="942" calcext:value-type="float">
            <text:p>942</text:p>
          </table:table-cell>
          <table:table-cell table:style-name="ce69" office:value-type="float" office:value="38604" calcext:value-type="float">
            <text:p>38604</text:p>
          </table:table-cell>
          <table:table-cell table:style-name="ce71" office:value-type="float" office:value="113735" calcext:value-type="float">
            <text:p>113735</text:p>
          </table:table-cell>
          <table:table-cell table:style-name="ce73" office:value-type="float" office:value="71591" calcext:value-type="float">
            <text:p>71591</text:p>
          </table:table-cell>
          <table:table-cell table:style-name="ce75" office:value-type="float" office:value="184469" calcext:value-type="float">
            <text:p>184469</text:p>
          </table:table-cell>
          <table:table-cell table:style-name="ce194" table:formula="of:=[$'DAILY-ANALYSIS-FNO'.K51]" office:value-type="date" office:date-value="2021-03-23" calcext:value-type="date">
            <text:p>23/03/21</text:p>
          </table:table-cell>
          <table:table-cell office:value-type="float" office:value="101" calcext:value-type="float">
            <text:p>101</text:p>
          </table:table-cell>
          <table:table-cell table:style-name="ce142" office:value-type="float" office:value="61" calcext:value-type="float">
            <text:p>61</text:p>
          </table:table-cell>
          <table:table-cell table:style-name="ce142" office:value-type="float" office:value="66" calcext:value-type="float">
            <text:p>66</text:p>
          </table:table-cell>
          <table:table-cell table:style-name="ce142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51]" office:value-type="float" office:value="91.3" calcext:value-type="float">
            <text:p>91.3</text:p>
          </table:table-cell>
          <table:table-cell table:style-name="ce60" table:formula="of:=[$BANKNIFTY.L51]" office:value-type="float" office:value="558.85" calcext:value-type="float">
            <text:p>558.85</text:p>
          </table:table-cell>
          <table:table-cell table:style-name="ce60" table:formula="of:=[$FINNIFTY.L51]" office:value-type="float" office:value="149.65" calcext:value-type="float">
            <text:p>149.65</text:p>
          </table:table-cell>
          <table:table-cell table:style-name="ce135" office:value-type="date" office:date-value="2021-03-23" calcext:value-type="date">
            <text:p>23/03/21</text:p>
          </table:table-cell>
          <table:table-cell table:number-columns-repeated="39"/>
        </table:table-row>
        <table:table-row table:style-name="ro4">
          <table:table-cell table:style-name="ce194" office:value-type="date" office:date-value="2021-03-24" calcext:value-type="date">
            <text:p>24/03/21</text:p>
          </table:table-cell>
          <table:table-cell table:style-name="ce60" table:formula="of:=[$NIFTY.L52]" office:value-type="float" office:value="-277.6" calcext:value-type="float">
            <text:p>-277.6</text:p>
          </table:table-cell>
          <table:table-cell table:style-name="ce60" table:formula="of:=[$BANKNIFTY.L52]" office:value-type="float" office:value="-885.75" calcext:value-type="float">
            <text:p>-885.75</text:p>
          </table:table-cell>
          <table:table-cell table:style-name="ce60" table:formula="of:=[$FINNIFTY.L52]" office:value-type="float" office:value="-341.2" calcext:value-type="float">
            <text:p>-341.2</text:p>
          </table:table-cell>
          <table:table-cell table:style-name="ce201" office:value-type="float" office:value="-1951.9" calcext:value-type="float">
            <text:p>-1951.9</text:p>
          </table:table-cell>
          <table:table-cell table:style-name="ce60" table:formula="of:=[$NIFTY.K52]" office:value-type="float" office:value="-198777" calcext:value-type="float">
            <text:p>-198777</text:p>
          </table:table-cell>
          <table:table-cell table:style-name="ce60" table:formula="of:=[$BANKNIFTY.K52]" office:value-type="float" office:value="-251571" calcext:value-type="float">
            <text:p>-251571</text:p>
          </table:table-cell>
          <table:table-cell table:style-name="ce60" table:formula="of:=[$FINNIFTY.K52]" office:value-type="float" office:value="-4" calcext:value-type="float">
            <text:p>-4</text:p>
          </table:table-cell>
          <table:table-cell table:style-name="ce69" office:value-type="float" office:value="21909" calcext:value-type="float">
            <text:p>21909</text:p>
          </table:table-cell>
          <table:table-cell table:style-name="ce71" office:value-type="float" office:value="106401" calcext:value-type="float">
            <text:p>106401</text:p>
          </table:table-cell>
          <table:table-cell table:style-name="ce73" office:value-type="float" office:value="74350" calcext:value-type="float">
            <text:p>74350</text:p>
          </table:table-cell>
          <table:table-cell table:style-name="ce75" office:value-type="float" office:value="200924" calcext:value-type="float">
            <text:p>200924</text:p>
          </table:table-cell>
          <table:table-cell table:style-name="ce157" table:formula="of:=[$'DAILY-ANALYSIS-FNO'.K52]" office:value-type="date" office:date-value="2021-03-24" calcext:value-type="date">
            <text:p>24/03/21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66" calcext:value-type="float">
            <text:p>66</text:p>
          </table:table-cell>
          <table:table-cell table:style-name="ce205" office:value-type="float" office:value="98" calcext:value-type="float">
            <text:p>98</text:p>
          </table:table-cell>
          <table:table-cell table:style-name="ce205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52]" office:value-type="float" office:value="-277.6" calcext:value-type="float">
            <text:p>-277.6</text:p>
          </table:table-cell>
          <table:table-cell table:style-name="ce60" table:formula="of:=[$BANKNIFTY.L52]" office:value-type="float" office:value="-885.75" calcext:value-type="float">
            <text:p>-885.75</text:p>
          </table:table-cell>
          <table:table-cell table:style-name="ce60" table:formula="of:=[$FINNIFTY.L52]" office:value-type="float" office:value="-341.2" calcext:value-type="float">
            <text:p>-341.2</text:p>
          </table:table-cell>
          <table:table-cell table:style-name="ce194" office:value-type="date" office:date-value="2021-03-24" calcext:value-type="date">
            <text:p>24/03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3-25" calcext:value-type="date">
            <text:p>25/03/21</text:p>
          </table:table-cell>
          <table:table-cell table:style-name="ce60" table:formula="of:=[$NIFTY.L53]" office:value-type="float" office:value="-221.2" calcext:value-type="float">
            <text:p>-221.2</text:p>
          </table:table-cell>
          <table:table-cell table:style-name="ce60" table:formula="of:=[$BANKNIFTY.L53]" office:value-type="float" office:value="-330.5" calcext:value-type="float">
            <text:p>-330.5</text:p>
          </table:table-cell>
          <table:table-cell table:style-name="ce60" table:formula="of:=[$FINNIFTY.L53]" office:value-type="float" office:value="-150.4" calcext:value-type="float">
            <text:p>-150.4</text:p>
          </table:table-cell>
          <table:table-cell table:style-name="ce201" office:value-type="float" office:value="-3383.6" calcext:value-type="float">
            <text:p>-3383.6</text:p>
          </table:table-cell>
          <table:table-cell table:style-name="ce60" table:formula="of:=[$NIFTY.K53]" office:value-type="float" office:value="-199411" calcext:value-type="float">
            <text:p>-199411</text:p>
          </table:table-cell>
          <table:table-cell table:style-name="ce60" table:formula="of:=[$BANKNIFTY.K53]" office:value-type="float" office:value="-117453" calcext:value-type="float">
            <text:p>-117453</text:p>
          </table:table-cell>
          <table:table-cell table:style-name="ce60" table:formula="of:=[$FINNIFTY.K53]" office:value-type="float" office:value="347" calcext:value-type="float">
            <text:p>347</text:p>
          </table:table-cell>
          <table:table-cell table:style-name="ce69" office:value-type="float" office:value="26586" calcext:value-type="float">
            <text:p>26586</text:p>
          </table:table-cell>
          <table:table-cell table:style-name="ce71" office:value-type="float" office:value="132555" calcext:value-type="float">
            <text:p>132555</text:p>
          </table:table-cell>
          <table:table-cell table:style-name="ce73" office:value-type="float" office:value="45699" calcext:value-type="float">
            <text:p>45699</text:p>
          </table:table-cell>
          <table:table-cell table:style-name="ce75" office:value-type="float" office:value="133085" calcext:value-type="float">
            <text:p>133085</text:p>
          </table:table-cell>
          <table:table-cell table:style-name="ce157" table:formula="of:=[$'DAILY-ANALYSIS-FNO'.K53]" office:value-type="date" office:date-value="2021-03-25" calcext:value-type="date">
            <text:p>25/03/21</text:p>
          </table:table-cell>
          <table:table-cell table:style-name="ce205" office:value-type="float" office:value="101" calcext:value-type="float">
            <text:p>101</text:p>
          </table:table-cell>
          <table:table-cell table:style-name="ce205" office:value-type="float" office:value="67" calcext:value-type="float">
            <text:p>67</text:p>
          </table:table-cell>
          <table:table-cell table:style-name="ce205" office:value-type="float" office:value="98" calcext:value-type="float">
            <text:p>98</text:p>
          </table:table-cell>
          <table:table-cell table:style-name="ce205"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53]" office:value-type="float" office:value="-221.2" calcext:value-type="float">
            <text:p>-221.2</text:p>
          </table:table-cell>
          <table:table-cell table:style-name="ce60" table:formula="of:=[$BANKNIFTY.L53]" office:value-type="float" office:value="-330.5" calcext:value-type="float">
            <text:p>-330.5</text:p>
          </table:table-cell>
          <table:table-cell table:style-name="ce60" table:formula="of:=[$FINNIFTY.L53]" office:value-type="float" office:value="-150.4" calcext:value-type="float">
            <text:p>-150.4</text:p>
          </table:table-cell>
          <table:table-cell table:style-name="ce193" office:value-type="date" office:date-value="2021-03-25" calcext:value-type="date">
            <text:p>25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26" calcext:value-type="date">
            <text:p>26/03/21</text:p>
          </table:table-cell>
          <table:table-cell table:style-name="ce60" table:formula="of:=[$NIFTY.L54]" office:value-type="float" office:value="274.4" calcext:value-type="float">
            <text:p>274.4</text:p>
          </table:table-cell>
          <table:table-cell table:style-name="ce60" table:formula="of:=[$BANKNIFTY.L54]" office:value-type="float" office:value="556.9" calcext:value-type="float">
            <text:p>556.9</text:p>
          </table:table-cell>
          <table:table-cell table:style-name="ce198" table:formula="of:=[$FINNIFTY.L54]" office:value-type="float" office:value="299.5" calcext:value-type="float">
            <text:p>299.5</text:p>
          </table:table-cell>
          <table:table-cell table:style-name="ce201" office:value-type="float" office:value="-50.13" calcext:value-type="float">
            <text:p>-50.13</text:p>
          </table:table-cell>
          <table:table-cell table:style-name="ce60" table:formula="of:=[$NIFTY.K54]" office:value-type="float" office:value="-87355" calcext:value-type="float">
            <text:p>-87355</text:p>
          </table:table-cell>
          <table:table-cell table:style-name="ce60" table:formula="of:=[$BANKNIFTY.K54]" office:value-type="float" office:value="-38603" calcext:value-type="float">
            <text:p>-38603</text:p>
          </table:table-cell>
          <table:table-cell table:style-name="ce60" table:formula="of:=[$FINNIFTY.K54]" office:value-type="float" office:value="920" calcext:value-type="float">
            <text:p>920</text:p>
          </table:table-cell>
          <table:table-cell table:style-name="ce69" office:value-type="float" office:value="46021" calcext:value-type="float">
            <text:p>46021</text:p>
          </table:table-cell>
          <table:table-cell table:style-name="ce71" office:value-type="float" office:value="135414" calcext:value-type="float">
            <text:p>135414</text:p>
          </table:table-cell>
          <table:table-cell table:style-name="ce73" office:value-type="float" office:value="53654" calcext:value-type="float">
            <text:p>53654</text:p>
          </table:table-cell>
          <table:table-cell table:style-name="ce75" office:value-type="float" office:value="119261" calcext:value-type="float">
            <text:p>119261</text:p>
          </table:table-cell>
          <table:table-cell table:style-name="ce156" table:formula="of:=[$'DAILY-ANALYSIS-FNO'.K54]" office:value-type="date" office:date-value="2021-03-26" calcext:value-type="date">
            <text:p>26/03/21</text:p>
          </table:table-cell>
          <table:table-cell office:value-type="float" office:value="38" calcext:value-type="float">
            <text:p>38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60" table:formula="of:=[$NIFTY.L54]" office:value-type="float" office:value="274.4" calcext:value-type="float">
            <text:p>274.4</text:p>
          </table:table-cell>
          <table:table-cell table:style-name="ce60" table:formula="of:=[$BANKNIFTY.L54]" office:value-type="float" office:value="556.9" calcext:value-type="float">
            <text:p>556.9</text:p>
          </table:table-cell>
          <table:table-cell table:style-name="ce60" table:formula="of:=[$FINNIFTY.L54]" office:value-type="float" office:value="299.5" calcext:value-type="float">
            <text:p>299.5</text:p>
          </table:table-cell>
          <table:table-cell table:style-name="ce135" office:value-type="date" office:date-value="2021-03-26" calcext:value-type="date">
            <text:p>26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30" calcext:value-type="date">
            <text:p>30/03/21</text:p>
          </table:table-cell>
          <table:table-cell table:style-name="ce60" table:formula="of:=[$NIFTY.L55]" office:value-type="float" office:value="305.05" calcext:value-type="float">
            <text:p>305.05</text:p>
          </table:table-cell>
          <table:table-cell table:style-name="ce60" table:formula="of:=[$BANKNIFTY.L55]" office:value-type="float" office:value="462.1" calcext:value-type="float">
            <text:p>462.1</text:p>
          </table:table-cell>
          <table:table-cell table:style-name="ce60" table:formula="of:=[$FINNIFTY.L55]" office:value-type="float" office:value="216.1" calcext:value-type="float">
            <text:p>216.1</text:p>
          </table:table-cell>
          <table:table-cell table:style-name="ce201" office:value-type="float" office:value="769.47" calcext:value-type="float">
            <text:p>769.47</text:p>
          </table:table-cell>
          <table:table-cell table:style-name="ce60" table:formula="of:=[$NIFTY.K55]" office:value-type="float" office:value="51082" calcext:value-type="float">
            <text:p>51082</text:p>
          </table:table-cell>
          <table:table-cell table:style-name="ce60" table:formula="of:=[$BANKNIFTY.K55]" office:value-type="float" office:value="-11383" calcext:value-type="float">
            <text:p>-11383</text:p>
          </table:table-cell>
          <table:table-cell table:style-name="ce60" table:formula="of:=[$FINNIFTY.K55]" office:value-type="float" office:value="2175" calcext:value-type="float">
            <text:p>2175</text:p>
          </table:table-cell>
          <table:table-cell table:style-name="ce69" office:value-type="float" office:value="56268" calcext:value-type="float">
            <text:p>56268</text:p>
          </table:table-cell>
          <table:table-cell table:style-name="ce71" office:value-type="float" office:value="161098" calcext:value-type="float">
            <text:p>161098</text:p>
          </table:table-cell>
          <table:table-cell table:style-name="ce73" office:value-type="float" office:value="60812" calcext:value-type="float">
            <text:p>60812</text:p>
          </table:table-cell>
          <table:table-cell table:style-name="ce75" office:value-type="float" office:value="96486" calcext:value-type="float">
            <text:p>96486</text:p>
          </table:table-cell>
          <table:table-cell table:style-name="ce156" table:formula="of:=[$'DAILY-ANALYSIS-FNO'.K55]" office:value-type="date" office:date-value="2021-03-30" calcext:value-type="date">
            <text:p>30/03/21</text:p>
          </table:table-cell>
          <table:table-cell office:value-type="float" office:value="43" calcext:value-type="float">
            <text:p>43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55]" office:value-type="float" office:value="305.05" calcext:value-type="float">
            <text:p>305.05</text:p>
          </table:table-cell>
          <table:table-cell table:style-name="ce60" table:formula="of:=[$BANKNIFTY.L55]" office:value-type="float" office:value="462.1" calcext:value-type="float">
            <text:p>462.1</text:p>
          </table:table-cell>
          <table:table-cell table:style-name="ce60" table:formula="of:=[$FINNIFTY.L55]" office:value-type="float" office:value="216.1" calcext:value-type="float">
            <text:p>216.1</text:p>
          </table:table-cell>
          <table:table-cell table:style-name="ce135" office:value-type="date" office:date-value="2021-03-30" calcext:value-type="date">
            <text:p>30/03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3-31" calcext:value-type="date">
            <text:p>31/03/21</text:p>
          </table:table-cell>
          <table:table-cell table:style-name="ce60" table:formula="of:=[$NIFTY.L56]" office:value-type="float" office:value="-161.25" calcext:value-type="float">
            <text:p>-161.25</text:p>
          </table:table-cell>
          <table:table-cell table:style-name="ce60" table:formula="of:=[$BANKNIFTY.L56]" office:value-type="float" office:value="-568.35" calcext:value-type="float">
            <text:p>-568.35</text:p>
          </table:table-cell>
          <table:table-cell table:style-name="ce60" table:formula="of:=[$FINNIFTY.L56]" office:value-type="float" office:value="-265.95" calcext:value-type="float">
            <text:p>-265.95</text:p>
          </table:table-cell>
          <table:table-cell table:style-name="ce201" office:value-type="float" office:value="-1685.91" calcext:value-type="float">
            <text:p>-1685.91</text:p>
          </table:table-cell>
          <table:table-cell table:style-name="ce60" table:formula="of:=[$NIFTY.K56]" office:value-type="float" office:value="-116799" calcext:value-type="float">
            <text:p>-116799</text:p>
          </table:table-cell>
          <table:table-cell table:style-name="ce60" table:formula="of:=[$BANKNIFTY.K56]" office:value-type="float" office:value="-114920" calcext:value-type="float">
            <text:p>-114920</text:p>
          </table:table-cell>
          <table:table-cell table:style-name="ce60" table:formula="of:=[$FINNIFTY.K56]" office:value-type="float" office:value="2244" calcext:value-type="float">
            <text:p>2244</text:p>
          </table:table-cell>
          <table:table-cell table:style-name="ce69" office:value-type="float" office:value="23574" calcext:value-type="float">
            <text:p>23574</text:p>
          </table:table-cell>
          <table:table-cell table:style-name="ce71" office:value-type="float" office:value="127296" calcext:value-type="float">
            <text:p>127296</text:p>
          </table:table-cell>
          <table:table-cell table:style-name="ce73" office:value-type="float" office:value="44221" calcext:value-type="float">
            <text:p>44221</text:p>
          </table:table-cell>
          <table:table-cell table:style-name="ce75" office:value-type="float" office:value="154728" calcext:value-type="float">
            <text:p>154728</text:p>
          </table:table-cell>
          <table:table-cell table:style-name="ce157" table:formula="of:=[$'DAILY-ANALYSIS-FNO'.K56]" office:value-type="date" office:date-value="2021-03-31" calcext:value-type="date">
            <text:p>31/03/21</text:p>
          </table:table-cell>
          <table:table-cell office:value-type="float" office:value="47" calcext:value-type="float">
            <text:p>47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56]" office:value-type="float" office:value="-161.25" calcext:value-type="float">
            <text:p>-161.25</text:p>
          </table:table-cell>
          <table:table-cell table:style-name="ce60" table:formula="of:=[$BANKNIFTY.L56]" office:value-type="float" office:value="-568.35" calcext:value-type="float">
            <text:p>-568.35</text:p>
          </table:table-cell>
          <table:table-cell table:style-name="ce60" table:formula="of:=[$FINNIFTY.L56]" office:value-type="float" office:value="-265.95" calcext:value-type="float">
            <text:p>-265.95</text:p>
          </table:table-cell>
          <table:table-cell table:style-name="ce135" office:value-type="date" office:date-value="2021-03-31" calcext:value-type="date">
            <text:p>31/03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4-01" calcext:value-type="date">
            <text:p>01/04/21</text:p>
          </table:table-cell>
          <table:table-cell table:style-name="ce60" table:formula="of:=[$NIFTY.L57]" office:value-type="float" office:value="201.05" calcext:value-type="float">
            <text:p>201.05</text:p>
          </table:table-cell>
          <table:table-cell table:style-name="ce60" table:formula="of:=[$BANKNIFTY.L57]" office:value-type="float" office:value="676.75" calcext:value-type="float">
            <text:p>676.75</text:p>
          </table:table-cell>
          <table:table-cell table:style-name="ce60" table:formula="of:=[$FINNIFTY.L57]" office:value-type="float" office:value="164.55" calcext:value-type="float">
            <text:p>164.55</text:p>
          </table:table-cell>
          <table:table-cell table:style-name="ce201" office:value-type="float" office:value="149.41" calcext:value-type="float">
            <text:p>149.41</text:p>
          </table:table-cell>
          <table:table-cell table:style-name="ce60" table:formula="of:=[$NIFTY.K57]" office:value-type="float" office:value="-27707" calcext:value-type="float">
            <text:p>-27707</text:p>
          </table:table-cell>
          <table:table-cell table:style-name="ce60" table:formula="of:=[$BANKNIFTY.K57]" office:value-type="float" office:value="-39489" calcext:value-type="float">
            <text:p>-39489</text:p>
          </table:table-cell>
          <table:table-cell table:style-name="ce60" table:formula="of:=[$FINNIFTY.K57]" office:value-type="float" office:value="1941" calcext:value-type="float">
            <text:p>1941</text:p>
          </table:table-cell>
          <table:table-cell table:style-name="ce69" office:value-type="float" office:value="28111" calcext:value-type="float">
            <text:p>28111</text:p>
          </table:table-cell>
          <table:table-cell table:style-name="ce71" office:value-type="float" office:value="121554" calcext:value-type="float">
            <text:p>121554</text:p>
          </table:table-cell>
          <table:table-cell table:style-name="ce73" office:value-type="float" office:value="54841" calcext:value-type="float">
            <text:p>54841</text:p>
          </table:table-cell>
          <table:table-cell table:style-name="ce75" office:value-type="float" office:value="131861" calcext:value-type="float">
            <text:p>131861</text:p>
          </table:table-cell>
          <table:table-cell table:style-name="ce156" table:formula="of:=[$'DAILY-ANALYSIS-FNO'.K57]" office:value-type="date" office:date-value="2021-04-01" calcext:value-type="date">
            <text:p>01/04/21</text:p>
          </table:table-cell>
          <table:table-cell office:value-type="float" office:value="48" calcext:value-type="float">
            <text:p>48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57]" office:value-type="float" office:value="201.05" calcext:value-type="float">
            <text:p>201.05</text:p>
          </table:table-cell>
          <table:table-cell table:style-name="ce60" table:formula="of:=[$BANKNIFTY.L57]" office:value-type="float" office:value="676.75" calcext:value-type="float">
            <text:p>676.75</text:p>
          </table:table-cell>
          <table:table-cell table:style-name="ce60" table:formula="of:=[$FINNIFTY.L57]" office:value-type="float" office:value="164.55" calcext:value-type="float">
            <text:p>164.55</text:p>
          </table:table-cell>
          <table:table-cell table:style-name="ce135" office:value-type="date" office:date-value="2021-04-01" calcext:value-type="date">
            <text:p>01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05" calcext:value-type="date">
            <text:p>05/04/21</text:p>
          </table:table-cell>
          <table:table-cell table:style-name="ce60" table:formula="of:=[$NIFTY.L58]" office:value-type="float" office:value="-254.9" calcext:value-type="float">
            <text:p>-254.9</text:p>
          </table:table-cell>
          <table:table-cell table:style-name="ce60" table:formula="of:=[$BANKNIFTY.L58]" office:value-type="float" office:value="-1338.05" calcext:value-type="float">
            <text:p>-1338.05</text:p>
          </table:table-cell>
          <table:table-cell table:style-name="ce60" table:formula="of:=[$FINNIFTY.L58]" office:value-type="float" office:value="-493.9" calcext:value-type="float">
            <text:p>-493.9</text:p>
          </table:table-cell>
          <table:table-cell table:style-name="ce201" office:value-type="float" office:value="-931.66" calcext:value-type="float">
            <text:p>-931.66</text:p>
          </table:table-cell>
          <table:table-cell table:style-name="ce60" table:formula="of:=[$NIFTY.K58]" office:value-type="float" office:value="-179631" calcext:value-type="float">
            <text:p>-179631</text:p>
          </table:table-cell>
          <table:table-cell table:style-name="ce60" table:formula="of:=[$BANKNIFTY.K58]" office:value-type="float" office:value="-225053" calcext:value-type="float">
            <text:p>-225053</text:p>
          </table:table-cell>
          <table:table-cell table:style-name="ce60" table:formula="of:=[$FINNIFTY.K58]" office:value-type="float" office:value="774" calcext:value-type="float">
            <text:p>774</text:p>
          </table:table-cell>
          <table:table-cell table:style-name="ce69" office:value-type="float" office:value="10670" calcext:value-type="float">
            <text:p>10670</text:p>
          </table:table-cell>
          <table:table-cell table:style-name="ce71" office:value-type="float" office:value="97442" calcext:value-type="float">
            <text:p>97442</text:p>
          </table:table-cell>
          <table:table-cell table:style-name="ce73" office:value-type="float" office:value="45031" calcext:value-type="float">
            <text:p>45031</text:p>
          </table:table-cell>
          <table:table-cell table:style-name="ce75" office:value-type="float" office:value="139698" calcext:value-type="float">
            <text:p>139698</text:p>
          </table:table-cell>
          <table:table-cell table:style-name="ce157" table:formula="of:=[$'DAILY-ANALYSIS-FNO'.K58]" office:value-type="date" office:date-value="2021-04-05" calcext:value-type="date">
            <text:p>05/04/21</text:p>
          </table:table-cell>
          <table:table-cell office:value-type="float" office:value="54" calcext:value-type="float">
            <text:p>54</text:p>
          </table:table-cell>
          <table:table-cell table:style-name="ce142" office:value-type="float" office:value="11" calcext:value-type="float">
            <text:p>11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58]" office:value-type="float" office:value="-254.9" calcext:value-type="float">
            <text:p>-254.9</text:p>
          </table:table-cell>
          <table:table-cell table:style-name="ce60" table:formula="of:=[$BANKNIFTY.L58]" office:value-type="float" office:value="-1338.05" calcext:value-type="float">
            <text:p>-1338.05</text:p>
          </table:table-cell>
          <table:table-cell table:style-name="ce60" table:formula="of:=[$FINNIFTY.L58]" office:value-type="float" office:value="-493.9" calcext:value-type="float">
            <text:p>-493.9</text:p>
          </table:table-cell>
          <table:table-cell table:style-name="ce135" office:value-type="date" office:date-value="2021-04-05" calcext:value-type="date">
            <text:p>05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06" calcext:value-type="date">
            <text:p>06/04/21</text:p>
          </table:table-cell>
          <table:table-cell table:style-name="ce60" table:formula="of:=[$NIFTY.L59]" office:value-type="float" office:value="53" calcext:value-type="float">
            <text:p>53</text:p>
          </table:table-cell>
          <table:table-cell table:style-name="ce60" table:formula="of:=[$BANKNIFTY.L59]" office:value-type="float" office:value="-125.6" calcext:value-type="float">
            <text:p>-125.6</text:p>
          </table:table-cell>
          <table:table-cell table:style-name="ce60" table:formula="of:=[$FINNIFTY.L59]" office:value-type="float" office:value="17.85" calcext:value-type="float">
            <text:p>17.85</text:p>
          </table:table-cell>
          <table:table-cell table:style-name="ce201" office:value-type="float" office:value="-1092.75" calcext:value-type="float">
            <text:p>-1092.75</text:p>
          </table:table-cell>
          <table:table-cell table:style-name="ce60" table:formula="of:=[$NIFTY.K59]" office:value-type="float" office:value="-135961" calcext:value-type="float">
            <text:p>-135961</text:p>
          </table:table-cell>
          <table:table-cell table:style-name="ce60" table:formula="of:=[$BANKNIFTY.K59]" office:value-type="float" office:value="-250647" calcext:value-type="float">
            <text:p>-250647</text:p>
          </table:table-cell>
          <table:table-cell table:style-name="ce60" table:formula="of:=[$FINNIFTY.K59]" office:value-type="float" office:value="1491" calcext:value-type="float">
            <text:p>1491</text:p>
          </table:table-cell>
          <table:table-cell table:style-name="ce69" office:value-type="float" office:value="13543" calcext:value-type="float">
            <text:p>13543</text:p>
          </table:table-cell>
          <table:table-cell table:style-name="ce71" office:value-type="float" office:value="96846" calcext:value-type="float">
            <text:p>96846</text:p>
          </table:table-cell>
          <table:table-cell table:style-name="ce73" office:value-type="float" office:value="61544" calcext:value-type="float">
            <text:p>61544</text:p>
          </table:table-cell>
          <table:table-cell table:style-name="ce75" office:value-type="float" office:value="147100" calcext:value-type="float">
            <text:p>147100</text:p>
          </table:table-cell>
          <table:table-cell table:style-name="ce194" table:formula="of:=[$'DAILY-ANALYSIS-FNO'.K59]" office:value-type="date" office:date-value="2021-04-06" calcext:value-type="date">
            <text:p>06/04/21</text:p>
          </table:table-cell>
          <table:table-cell office:value-type="float" office:value="58" calcext:value-type="float">
            <text:p>58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59]" office:value-type="float" office:value="53" calcext:value-type="float">
            <text:p>53</text:p>
          </table:table-cell>
          <table:table-cell table:style-name="ce60" table:formula="of:=[$BANKNIFTY.L59]" office:value-type="float" office:value="-125.6" calcext:value-type="float">
            <text:p>-125.6</text:p>
          </table:table-cell>
          <table:table-cell table:style-name="ce60" table:formula="of:=[$FINNIFTY.L59]" office:value-type="float" office:value="17.85" calcext:value-type="float">
            <text:p>17.85</text:p>
          </table:table-cell>
          <table:table-cell table:style-name="ce135" office:value-type="date" office:date-value="2021-04-06" calcext:value-type="date">
            <text:p>06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07" calcext:value-type="date">
            <text:p>07/04/21</text:p>
          </table:table-cell>
          <table:table-cell table:style-name="ce60" table:formula="of:=[$NIFTY.L60]" office:value-type="float" office:value="136.55" calcext:value-type="float">
            <text:p>136.55</text:p>
          </table:table-cell>
          <table:table-cell table:style-name="ce60" table:formula="of:=[$BANKNIFTY.L60]" office:value-type="float" office:value="459.85" calcext:value-type="float">
            <text:p>459.85</text:p>
          </table:table-cell>
          <table:table-cell table:style-name="ce60" table:formula="of:=[$FINNIFTY.L60]" office:value-type="float" office:value="146.25" calcext:value-type="float">
            <text:p>146.25</text:p>
          </table:table-cell>
          <table:table-cell table:style-name="ce201" office:value-type="float" office:value="227.42" calcext:value-type="float">
            <text:p>227.42</text:p>
          </table:table-cell>
          <table:table-cell table:style-name="ce60" table:formula="of:=[$NIFTY.K60]" office:value-type="float" office:value="-5526" calcext:value-type="float">
            <text:p>-5526</text:p>
          </table:table-cell>
          <table:table-cell table:style-name="ce60" table:formula="of:=[$BANKNIFTY.K60]" office:value-type="float" office:value="-19466" calcext:value-type="float">
            <text:p>-19466</text:p>
          </table:table-cell>
          <table:table-cell table:style-name="ce60" table:formula="of:=[$FINNIFTY.K60]" office:value-type="float" office:value="2611" calcext:value-type="float">
            <text:p>2611</text:p>
          </table:table-cell>
          <table:table-cell table:style-name="ce69" office:value-type="float" office:value="19876" calcext:value-type="float">
            <text:p>19876</text:p>
          </table:table-cell>
          <table:table-cell table:style-name="ce71" office:value-type="float" office:value="105784" calcext:value-type="float">
            <text:p>105784</text:p>
          </table:table-cell>
          <table:table-cell table:style-name="ce73" office:value-type="float" office:value="68803" calcext:value-type="float">
            <text:p>68803</text:p>
          </table:table-cell>
          <table:table-cell table:style-name="ce75" office:value-type="float" office:value="132158" calcext:value-type="float">
            <text:p>132158</text:p>
          </table:table-cell>
          <table:table-cell table:style-name="ce156" table:formula="of:=[$'DAILY-ANALYSIS-FNO'.K60]" office:value-type="date" office:date-value="2021-04-07" calcext:value-type="date">
            <text:p>07/04/21</text:p>
          </table:table-cell>
          <table:table-cell office:value-type="float" office:value="56" calcext:value-type="float">
            <text:p>56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60]" office:value-type="float" office:value="136.55" calcext:value-type="float">
            <text:p>136.55</text:p>
          </table:table-cell>
          <table:table-cell table:style-name="ce60" table:formula="of:=[$BANKNIFTY.L60]" office:value-type="float" office:value="459.85" calcext:value-type="float">
            <text:p>459.85</text:p>
          </table:table-cell>
          <table:table-cell table:style-name="ce60" table:formula="of:=[$FINNIFTY.L60]" office:value-type="float" office:value="146.25" calcext:value-type="float">
            <text:p>146.25</text:p>
          </table:table-cell>
          <table:table-cell table:style-name="ce135" office:value-type="date" office:date-value="2021-04-07" calcext:value-type="date">
            <text:p>07/04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4-08" calcext:value-type="date">
            <text:p>08/04/21</text:p>
          </table:table-cell>
          <table:table-cell table:style-name="ce60" table:formula="of:=[$NIFTY.L61]" office:value-type="float" office:value="36.4" calcext:value-type="float">
            <text:p>36.4</text:p>
          </table:table-cell>
          <table:table-cell table:style-name="ce60" table:formula="of:=[$BANKNIFTY.L61]" office:value-type="float" office:value="-205.7" calcext:value-type="float">
            <text:p>-205.7</text:p>
          </table:table-cell>
          <table:table-cell table:style-name="ce60" table:formula="of:=[$FINNIFTY.L61]" office:value-type="float" office:value="-55.45" calcext:value-type="float">
            <text:p>-55.45</text:p>
          </table:table-cell>
          <table:table-cell table:style-name="ce201" office:value-type="float" office:value="110.85" calcext:value-type="float">
            <text:p>110.85</text:p>
          </table:table-cell>
          <table:table-cell table:style-name="ce60" table:formula="of:=[$NIFTY.K61]" office:value-type="float" office:value="-29045" calcext:value-type="float">
            <text:p>-29045</text:p>
          </table:table-cell>
          <table:table-cell table:style-name="ce60" table:formula="of:=[$BANKNIFTY.K61]" office:value-type="float" office:value="-154716" calcext:value-type="float">
            <text:p>-154716</text:p>
          </table:table-cell>
          <table:table-cell table:style-name="ce60" table:formula="of:=[$FINNIFTY.K61]" office:value-type="float" office:value="1336" calcext:value-type="float">
            <text:p>1336</text:p>
          </table:table-cell>
          <table:table-cell table:style-name="ce69" office:value-type="float" office:value="22275" calcext:value-type="float">
            <text:p>22275</text:p>
          </table:table-cell>
          <table:table-cell table:style-name="ce71" office:value-type="float" office:value="104123" calcext:value-type="float">
            <text:p>104123</text:p>
          </table:table-cell>
          <table:table-cell table:style-name="ce73" office:value-type="float" office:value="51714" calcext:value-type="float">
            <text:p>51714</text:p>
          </table:table-cell>
          <table:table-cell table:style-name="ce75" office:value-type="float" office:value="141440" calcext:value-type="float">
            <text:p>141440</text:p>
          </table:table-cell>
          <table:table-cell table:style-name="ce194" table:formula="of:=[$'DAILY-ANALYSIS-FNO'.K61]" office:value-type="date" office:date-value="2021-04-08" calcext:value-type="date">
            <text:p>08/04/21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28" calcext:value-type="float">
            <text:p>28</text:p>
          </table:table-cell>
          <table:table-cell table:style-name="ce142" office:value-type="float" office:value="47" calcext:value-type="float">
            <text:p>47</text:p>
          </table:table-cell>
          <table:table-cell table:style-name="ce142"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61]" office:value-type="float" office:value="36.4" calcext:value-type="float">
            <text:p>36.4</text:p>
          </table:table-cell>
          <table:table-cell table:style-name="ce60" table:formula="of:=[$BANKNIFTY.L61]" office:value-type="float" office:value="-205.7" calcext:value-type="float">
            <text:p>-205.7</text:p>
          </table:table-cell>
          <table:table-cell table:style-name="ce60" table:formula="of:=[$FINNIFTY.L61]" office:value-type="float" office:value="-55.45" calcext:value-type="float">
            <text:p>-55.45</text:p>
          </table:table-cell>
          <table:table-cell table:style-name="ce193" office:value-type="date" office:date-value="2021-04-08" calcext:value-type="date">
            <text:p>08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09" calcext:value-type="date">
            <text:p>09/04/21</text:p>
          </table:table-cell>
          <table:table-cell table:style-name="ce60" table:formula="of:=[$NIFTY.L62]" office:value-type="float" office:value="-35" calcext:value-type="float">
            <text:p>-35</text:p>
          </table:table-cell>
          <table:table-cell table:style-name="ce60" table:formula="of:=[$BANKNIFTY.L62]" office:value-type="float" office:value="-328.15" calcext:value-type="float">
            <text:p>-328.15</text:p>
          </table:table-cell>
          <table:table-cell table:style-name="ce60" table:formula="of:=[$FINNIFTY.L62]" office:value-type="float" office:value="-77.6" calcext:value-type="float">
            <text:p>-77.6</text:p>
          </table:table-cell>
          <table:table-cell table:style-name="ce201" office:value-type="float" office:value="-653.51" calcext:value-type="float">
            <text:p>-653.51</text:p>
          </table:table-cell>
          <table:table-cell table:style-name="ce60" table:formula="of:=[$NIFTY.K62]" office:value-type="float" office:value="-59265" calcext:value-type="float">
            <text:p>-59265</text:p>
          </table:table-cell>
          <table:table-cell table:style-name="ce60" table:formula="of:=[$BANKNIFTY.K62]" office:value-type="float" office:value="-126665" calcext:value-type="float">
            <text:p>-126665</text:p>
          </table:table-cell>
          <table:table-cell table:style-name="ce60" table:formula="of:=[$FINNIFTY.K62]" office:value-type="float" office:value="847" calcext:value-type="float">
            <text:p>847</text:p>
          </table:table-cell>
          <table:table-cell table:style-name="ce69" office:value-type="float" office:value="16699" calcext:value-type="float">
            <text:p>16699</text:p>
          </table:table-cell>
          <table:table-cell table:style-name="ce71" office:value-type="float" office:value="100633" calcext:value-type="float">
            <text:p>100633</text:p>
          </table:table-cell>
          <table:table-cell table:style-name="ce73" office:value-type="float" office:value="53050" calcext:value-type="float">
            <text:p>53050</text:p>
          </table:table-cell>
          <table:table-cell table:style-name="ce75" office:value-type="float" office:value="156864" calcext:value-type="float">
            <text:p>156864</text:p>
          </table:table-cell>
          <table:table-cell table:style-name="ce194" table:formula="of:=[$'DAILY-ANALYSIS-FNO'.K62]" office:value-type="date" office:date-value="2021-04-09" calcext:value-type="date">
            <text:p>09/04/21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47" calcext:value-type="float">
            <text:p>47</text:p>
          </table:table-cell>
          <table:table-cell table:style-name="ce142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62]" office:value-type="float" office:value="-35" calcext:value-type="float">
            <text:p>-35</text:p>
          </table:table-cell>
          <table:table-cell table:style-name="ce60" table:formula="of:=[$BANKNIFTY.L62]" office:value-type="float" office:value="-328.15" calcext:value-type="float">
            <text:p>-328.15</text:p>
          </table:table-cell>
          <table:table-cell table:style-name="ce60" table:formula="of:=[$FINNIFTY.L62]" office:value-type="float" office:value="-77.6" calcext:value-type="float">
            <text:p>-77.6</text:p>
          </table:table-cell>
          <table:table-cell table:style-name="ce135" office:value-type="date" office:date-value="2021-04-09" calcext:value-type="date">
            <text:p>09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12" calcext:value-type="date">
            <text:p>12/04/21</text:p>
          </table:table-cell>
          <table:table-cell table:style-name="ce60" table:formula="of:=[$NIFTY.L63]" office:value-type="float" office:value="-546.15" calcext:value-type="float">
            <text:p>-546.15</text:p>
          </table:table-cell>
          <table:table-cell table:style-name="ce60" table:formula="of:=[$BANKNIFTY.L63]" office:value-type="float" office:value="-1748.3" calcext:value-type="float">
            <text:p>-1748.3</text:p>
          </table:table-cell>
          <table:table-cell table:style-name="ce60" table:formula="of:=[$FINNIFTY.L63]" office:value-type="float" office:value="-730.15" calcext:value-type="float">
            <text:p>-730.15</text:p>
          </table:table-cell>
          <table:table-cell table:style-name="ce201" office:value-type="float" office:value="-1746.43" calcext:value-type="float">
            <text:p>-1746.43</text:p>
          </table:table-cell>
          <table:table-cell table:style-name="ce60" table:formula="of:=[$NIFTY.K63]" office:value-type="float" office:value="-358664" calcext:value-type="float">
            <text:p>-358664</text:p>
          </table:table-cell>
          <table:table-cell table:style-name="ce60" table:formula="of:=[$BANKNIFTY.K63]" office:value-type="float" office:value="-324063" calcext:value-type="float">
            <text:p>-324063</text:p>
          </table:table-cell>
          <table:table-cell table:style-name="ce60" table:formula="of:=[$FINNIFTY.K63]" office:value-type="float" office:value="-434" calcext:value-type="float">
            <text:p>-434</text:p>
          </table:table-cell>
          <table:table-cell table:style-name="ce69" office:value-type="float" office:value="-219" calcext:value-type="float">
            <text:p>-219</text:p>
          </table:table-cell>
          <table:table-cell table:style-name="ce71" office:value-type="float" office:value="95462" calcext:value-type="float">
            <text:p>95462</text:p>
          </table:table-cell>
          <table:table-cell table:style-name="ce73" office:value-type="float" office:value="57251" calcext:value-type="float">
            <text:p>57251</text:p>
          </table:table-cell>
          <table:table-cell table:style-name="ce75" office:value-type="float" office:value="167869" calcext:value-type="float">
            <text:p>167869</text:p>
          </table:table-cell>
          <table:table-cell table:style-name="ce157" table:formula="of:=[$'DAILY-ANALYSIS-FNO'.K63]" office:value-type="date" office:date-value="2021-04-12" calcext:value-type="date">
            <text:p>12/04/21</text:p>
          </table:table-cell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54" calcext:value-type="float">
            <text:p>54</text:p>
          </table:table-cell>
          <table:table-cell table:style-name="ce205" office:value-type="float" office:value="58" calcext:value-type="float">
            <text:p>58</text:p>
          </table:table-cell>
          <table:table-cell table:style-name="ce205"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63]" office:value-type="float" office:value="-546.15" calcext:value-type="float">
            <text:p>-546.15</text:p>
          </table:table-cell>
          <table:table-cell table:style-name="ce60" table:formula="of:=[$BANKNIFTY.L63]" office:value-type="float" office:value="-1748.3" calcext:value-type="float">
            <text:p>-1748.3</text:p>
          </table:table-cell>
          <table:table-cell table:style-name="ce60" table:formula="of:=[$FINNIFTY.L63]" office:value-type="float" office:value="-730.15" calcext:value-type="float">
            <text:p>-730.15</text:p>
          </table:table-cell>
          <table:table-cell table:style-name="ce135" office:value-type="date" office:date-value="2021-04-12" calcext:value-type="date">
            <text:p>12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13" calcext:value-type="date">
            <text:p>13/04/21</text:p>
          </table:table-cell>
          <table:table-cell table:style-name="ce60" table:formula="of:=[$NIFTY.L64]" office:value-type="float" office:value="197.9" calcext:value-type="float">
            <text:p>197.9</text:p>
          </table:table-cell>
          <table:table-cell table:style-name="ce60" table:formula="of:=[$BANKNIFTY.L64]" office:value-type="float" office:value="996.35" calcext:value-type="float">
            <text:p>996.35</text:p>
          </table:table-cell>
          <table:table-cell table:style-name="ce60" table:formula="of:=[$FINNIFTY.L64]" office:value-type="float" office:value="504.35" calcext:value-type="float">
            <text:p>504.35</text:p>
          </table:table-cell>
          <table:table-cell table:style-name="ce201" office:value-type="float" office:value="-730.81" calcext:value-type="float">
            <text:p>-730.81</text:p>
          </table:table-cell>
          <table:table-cell table:style-name="ce60" table:formula="of:=[$NIFTY.K64]" office:value-type="float" office:value="-114458" calcext:value-type="float">
            <text:p>-114458</text:p>
          </table:table-cell>
          <table:table-cell table:style-name="ce60" table:formula="of:=[$BANKNIFTY.K64]" office:value-type="float" office:value="11907" calcext:value-type="float">
            <text:p>11907</text:p>
          </table:table-cell>
          <table:table-cell table:style-name="ce60" table:formula="of:=[$FINNIFTY.K64]" office:value-type="float" office:value="1300" calcext:value-type="float">
            <text:p>1300</text:p>
          </table:table-cell>
          <table:table-cell table:style-name="ce69" office:value-type="float" office:value="19216" calcext:value-type="float">
            <text:p>19216</text:p>
          </table:table-cell>
          <table:table-cell table:style-name="ce71" office:value-type="float" office:value="109564" calcext:value-type="float">
            <text:p>109564</text:p>
          </table:table-cell>
          <table:table-cell table:style-name="ce73" office:value-type="float" office:value="81449" calcext:value-type="float">
            <text:p>81449</text:p>
          </table:table-cell>
          <table:table-cell table:style-name="ce75" office:value-type="float" office:value="133563" calcext:value-type="float">
            <text:p>133563</text:p>
          </table:table-cell>
          <table:table-cell table:style-name="ce156" table:formula="of:=[$'DAILY-ANALYSIS-FNO'.K64]" office:value-type="date" office:date-value="2021-04-13" calcext:value-type="date">
            <text:p>13/04/21</text:p>
          </table:table-cell>
          <table:table-cell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8" calcext:value-type="float">
            <text:p>28</text:p>
          </table:table-cell>
          <table:table-cell table:style-name="ce142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0" table:formula="of:=[$NIFTY.L64]" office:value-type="float" office:value="197.9" calcext:value-type="float">
            <text:p>197.9</text:p>
          </table:table-cell>
          <table:table-cell table:style-name="ce60" table:formula="of:=[$BANKNIFTY.L64]" office:value-type="float" office:value="996.35" calcext:value-type="float">
            <text:p>996.35</text:p>
          </table:table-cell>
          <table:table-cell table:style-name="ce60" table:formula="of:=[$FINNIFTY.L64]" office:value-type="float" office:value="504.35" calcext:value-type="float">
            <text:p>504.35</text:p>
          </table:table-cell>
          <table:table-cell table:style-name="ce135" office:value-type="date" office:date-value="2021-04-13" calcext:value-type="date">
            <text:p>13/04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4-15" calcext:value-type="date">
            <text:p>15/04/21</text:p>
          </table:table-cell>
          <table:table-cell table:style-name="ce60" table:formula="of:=[$NIFTY.L65]" office:value-type="float" office:value="50.85" calcext:value-type="float">
            <text:p>50.85</text:p>
          </table:table-cell>
          <table:table-cell table:style-name="ce60" table:formula="of:=[$BANKNIFTY.L65]" office:value-type="float" office:value="341.35" calcext:value-type="float">
            <text:p>341.35</text:p>
          </table:table-cell>
          <table:table-cell table:style-name="ce60" table:formula="of:=[$FINNIFTY.L65]" office:value-type="float" office:value="169.45" calcext:value-type="float">
            <text:p>169.45</text:p>
          </table:table-cell>
          <table:table-cell table:style-name="ce201" office:value-type="float" office:value="979.7" calcext:value-type="float">
            <text:p>979.7</text:p>
          </table:table-cell>
          <table:table-cell table:style-name="ce60" table:formula="of:=[$NIFTY.K65]" office:value-type="float" office:value="-90679" calcext:value-type="float">
            <text:p>-90679</text:p>
          </table:table-cell>
          <table:table-cell table:style-name="ce60" table:formula="of:=[$BANKNIFTY.K65]" office:value-type="float" office:value="62720" calcext:value-type="float">
            <text:p>62720</text:p>
          </table:table-cell>
          <table:table-cell table:style-name="ce60" table:formula="of:=[$FINNIFTY.K65]" office:value-type="float" office:value="1928" calcext:value-type="float">
            <text:p>1928</text:p>
          </table:table-cell>
          <table:table-cell table:style-name="ce69" office:value-type="float" office:value="32377" calcext:value-type="float">
            <text:p>32377</text:p>
          </table:table-cell>
          <table:table-cell table:style-name="ce71" office:value-type="float" office:value="104533" calcext:value-type="float">
            <text:p>104533</text:p>
          </table:table-cell>
          <table:table-cell table:style-name="ce73" office:value-type="float" office:value="70724" calcext:value-type="float">
            <text:p>70724</text:p>
          </table:table-cell>
          <table:table-cell table:style-name="ce75" office:value-type="float" office:value="142876" calcext:value-type="float">
            <text:p>142876</text:p>
          </table:table-cell>
          <table:table-cell table:style-name="ce156" table:formula="of:=[$'DAILY-ANALYSIS-FNO'.K65]" office:value-type="date" office:date-value="2021-04-15" calcext:value-type="date">
            <text:p>15/04/21</text:p>
          </table:table-cell>
          <table:table-cell office:value-type="float" office:value="66" calcext:value-type="float">
            <text:p>66</text:p>
          </table:table-cell>
          <table:table-cell table:style-name="ce142" office:value-type="float" office:value="44" calcext:value-type="float">
            <text:p>44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0" table:formula="of:=[$NIFTY.L65]" office:value-type="float" office:value="50.85" calcext:value-type="float">
            <text:p>50.85</text:p>
          </table:table-cell>
          <table:table-cell table:style-name="ce60" table:formula="of:=[$BANKNIFTY.L65]" office:value-type="float" office:value="341.35" calcext:value-type="float">
            <text:p>341.35</text:p>
          </table:table-cell>
          <table:table-cell table:style-name="ce60" table:formula="of:=[$FINNIFTY.L65]" office:value-type="float" office:value="169.45" calcext:value-type="float">
            <text:p>169.45</text:p>
          </table:table-cell>
          <table:table-cell table:style-name="ce193" office:value-type="date" office:date-value="2021-04-15" calcext:value-type="date">
            <text:p>15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16" calcext:value-type="date">
            <text:p>16/04/21</text:p>
          </table:table-cell>
          <table:table-cell table:style-name="ce60" table:formula="of:=[$NIFTY.L66]" office:value-type="float" office:value="53.7" calcext:value-type="float">
            <text:p>53.7</text:p>
          </table:table-cell>
          <table:table-cell table:style-name="ce60" table:formula="of:=[$BANKNIFTY.L66]" office:value-type="float" office:value="-131.3" calcext:value-type="float">
            <text:p>-131.3</text:p>
          </table:table-cell>
          <table:table-cell table:style-name="ce60" table:formula="of:=[$FINNIFTY.L66]" office:value-type="float" office:value="2.2" calcext:value-type="float">
            <text:p>2.2</text:p>
          </table:table-cell>
          <table:table-cell table:style-name="ce201" office:value-type="float" office:value="437.51" calcext:value-type="float">
            <text:p>437.51</text:p>
          </table:table-cell>
          <table:table-cell table:style-name="ce60" table:formula="of:=[$NIFTY.K66]" office:value-type="float" office:value="11119" calcext:value-type="float">
            <text:p>11119</text:p>
          </table:table-cell>
          <table:table-cell table:style-name="ce60" table:formula="of:=[$BANKNIFTY.K66]" office:value-type="float" office:value="-37910" calcext:value-type="float">
            <text:p>-37910</text:p>
          </table:table-cell>
          <table:table-cell table:style-name="ce60" table:formula="of:=[$FINNIFTY.K66]" office:value-type="float" office:value="911" calcext:value-type="float">
            <text:p>911</text:p>
          </table:table-cell>
          <table:table-cell table:style-name="ce69" office:value-type="float" office:value="31155" calcext:value-type="float">
            <text:p>31155</text:p>
          </table:table-cell>
          <table:table-cell table:style-name="ce71" office:value-type="float" office:value="111536" calcext:value-type="float">
            <text:p>111536</text:p>
          </table:table-cell>
          <table:table-cell table:style-name="ce73" office:value-type="float" office:value="92645" calcext:value-type="float">
            <text:p>92645</text:p>
          </table:table-cell>
          <table:table-cell table:style-name="ce75" office:value-type="float" office:value="147902" calcext:value-type="float">
            <text:p>147902</text:p>
          </table:table-cell>
          <table:table-cell table:style-name="ce194" table:formula="of:=[$'DAILY-ANALYSIS-FNO'.K66]" office:value-type="date" office:date-value="2021-04-16" calcext:value-type="date">
            <text:p>16/04/21</text:p>
          </table:table-cell>
          <table:table-cell office:value-type="float" office:value="66" calcext:value-type="float">
            <text:p>66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7" calcext:value-type="float">
            <text:p>27</text:p>
          </table:table-cell>
          <table:table-cell table:style-name="ce142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0" table:formula="of:=[$NIFTY.L66]" office:value-type="float" office:value="53.7" calcext:value-type="float">
            <text:p>53.7</text:p>
          </table:table-cell>
          <table:table-cell table:style-name="ce60" table:formula="of:=[$BANKNIFTY.L66]" office:value-type="float" office:value="-131.3" calcext:value-type="float">
            <text:p>-131.3</text:p>
          </table:table-cell>
          <table:table-cell table:style-name="ce60" table:formula="of:=[$FINNIFTY.L66]" office:value-type="float" office:value="2.2" calcext:value-type="float">
            <text:p>2.2</text:p>
          </table:table-cell>
          <table:table-cell table:style-name="ce135" office:value-type="date" office:date-value="2021-04-16" calcext:value-type="date">
            <text:p>16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19" calcext:value-type="date">
            <text:p>19/04/21</text:p>
          </table:table-cell>
          <table:table-cell table:style-name="ce60" table:formula="of:=[$NIFTY.L67]" office:value-type="float" office:value="-271.55" calcext:value-type="float">
            <text:p>-271.55</text:p>
          </table:table-cell>
          <table:table-cell table:style-name="ce60" table:formula="of:=[$BANKNIFTY.L67]" office:value-type="float" office:value="-835.95" calcext:value-type="float">
            <text:p>-835.95</text:p>
          </table:table-cell>
          <table:table-cell table:style-name="ce60" table:formula="of:=[$FINNIFTY.L67]" office:value-type="float" office:value="-383.3" calcext:value-type="float">
            <text:p>-383.3</text:p>
          </table:table-cell>
          <table:table-cell table:style-name="ce201" office:value-type="float" office:value="-1633.7" calcext:value-type="float">
            <text:p>-1633.7</text:p>
          </table:table-cell>
          <table:table-cell table:style-name="ce60" table:formula="of:=[$NIFTY.K67]" office:value-type="float" office:value="-84196" calcext:value-type="float">
            <text:p>-84196</text:p>
          </table:table-cell>
          <table:table-cell table:style-name="ce60" table:formula="of:=[$BANKNIFTY.K67]" office:value-type="float" office:value="3814" calcext:value-type="float">
            <text:p>3814</text:p>
          </table:table-cell>
          <table:table-cell table:style-name="ce60" table:formula="of:=[$FINNIFTY.K67]" office:value-type="float" office:value="1520" calcext:value-type="float">
            <text:p>1520</text:p>
          </table:table-cell>
          <table:table-cell table:style-name="ce69" office:value-type="float" office:value="27218" calcext:value-type="float">
            <text:p>27218</text:p>
          </table:table-cell>
          <table:table-cell table:style-name="ce71" office:value-type="float" office:value="115440" calcext:value-type="float">
            <text:p>115440</text:p>
          </table:table-cell>
          <table:table-cell table:style-name="ce73" office:value-type="float" office:value="89471" calcext:value-type="float">
            <text:p>89471</text:p>
          </table:table-cell>
          <table:table-cell table:style-name="ce75" office:value-type="float" office:value="146797" calcext:value-type="float">
            <text:p>146797</text:p>
          </table:table-cell>
          <table:table-cell table:style-name="ce157" table:formula="of:=[$'DAILY-ANALYSIS-FNO'.K67]" office:value-type="date" office:date-value="2021-04-19" calcext:value-type="date">
            <text:p>19/04/21</text:p>
          </table:table-cell>
          <table:table-cell table:style-name="ce205" office:value-type="float" office:value="79" calcext:value-type="float">
            <text:p>79</text:p>
          </table:table-cell>
          <table:table-cell table:style-name="ce205" office:value-type="float" office:value="57" calcext:value-type="float">
            <text:p>57</text:p>
          </table:table-cell>
          <table:table-cell table:style-name="ce142" office:value-type="float" office:value="30" calcext:value-type="float">
            <text:p>30</text:p>
          </table:table-cell>
          <table:table-cell table:style-name="ce142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67]" office:value-type="float" office:value="-271.55" calcext:value-type="float">
            <text:p>-271.55</text:p>
          </table:table-cell>
          <table:table-cell table:style-name="ce60" table:formula="of:=[$BANKNIFTY.L67]" office:value-type="float" office:value="-835.95" calcext:value-type="float">
            <text:p>-835.95</text:p>
          </table:table-cell>
          <table:table-cell table:style-name="ce60" table:formula="of:=[$FINNIFTY.L67]" office:value-type="float" office:value="-383.3" calcext:value-type="float">
            <text:p>-383.3</text:p>
          </table:table-cell>
          <table:table-cell table:style-name="ce135" office:value-type="date" office:date-value="2021-04-19" calcext:value-type="date">
            <text:p>19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20" calcext:value-type="date">
            <text:p>20/04/21</text:p>
          </table:table-cell>
          <table:table-cell table:style-name="ce60" table:formula="of:=[$NIFTY.L68]" office:value-type="float" office:value="-77.95" calcext:value-type="float">
            <text:p>-77.95</text:p>
          </table:table-cell>
          <table:table-cell table:style-name="ce60" table:formula="of:=[$BANKNIFTY.L68]" office:value-type="float" office:value="-119.15" calcext:value-type="float">
            <text:p>-119.15</text:p>
          </table:table-cell>
          <table:table-cell table:style-name="ce60" table:formula="of:=[$FINNIFTY.L68]" office:value-type="float" office:value="-100.1" calcext:value-type="float">
            <text:p>-100.1</text:p>
          </table:table-cell>
          <table:table-cell table:style-name="ce201" office:value-type="float" office:value="-1082.33" calcext:value-type="float">
            <text:p>-1082.33</text:p>
          </table:table-cell>
          <table:table-cell table:style-name="ce60" table:formula="of:=[$NIFTY.K68]" office:value-type="float" office:value="-173243" calcext:value-type="float">
            <text:p>-173243</text:p>
          </table:table-cell>
          <table:table-cell table:style-name="ce60" table:formula="of:=[$BANKNIFTY.K68]" office:value-type="float" office:value="-112590" calcext:value-type="float">
            <text:p>-112590</text:p>
          </table:table-cell>
          <table:table-cell table:style-name="ce60" table:formula="of:=[$FINNIFTY.K68]" office:value-type="float" office:value="1852" calcext:value-type="float">
            <text:p>1852</text:p>
          </table:table-cell>
          <table:table-cell table:style-name="ce69" office:value-type="float" office:value="31232" calcext:value-type="float">
            <text:p>31232</text:p>
          </table:table-cell>
          <table:table-cell table:style-name="ce71" office:value-type="float" office:value="112578" calcext:value-type="float">
            <text:p>112578</text:p>
          </table:table-cell>
          <table:table-cell table:style-name="ce73" office:value-type="float" office:value="62534" calcext:value-type="float">
            <text:p>62534</text:p>
          </table:table-cell>
          <table:table-cell table:style-name="ce75" office:value-type="float" office:value="149729" calcext:value-type="float">
            <text:p>149729</text:p>
          </table:table-cell>
          <table:table-cell table:style-name="ce194" table:formula="of:=[$'DAILY-ANALYSIS-FNO'.K68]" office:value-type="date" office:date-value="2021-04-20" calcext:value-type="date">
            <text:p>20/04/21</text:p>
          </table:table-cell>
          <table:table-cell table:style-name="ce142" office:value-type="float" office:value="77" calcext:value-type="float">
            <text:p>77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47" calcext:value-type="float">
            <text:p>47</text:p>
          </table:table-cell>
          <table:table-cell table:style-name="ce142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0" table:formula="of:=[$NIFTY.L68]" office:value-type="float" office:value="-77.95" calcext:value-type="float">
            <text:p>-77.95</text:p>
          </table:table-cell>
          <table:table-cell table:style-name="ce60" table:formula="of:=[$BANKNIFTY.L68]" office:value-type="float" office:value="-119.15" calcext:value-type="float">
            <text:p>-119.15</text:p>
          </table:table-cell>
          <table:table-cell table:style-name="ce60" table:formula="of:=[$FINNIFTY.L68]" office:value-type="float" office:value="-100.1" calcext:value-type="float">
            <text:p>-100.1</text:p>
          </table:table-cell>
          <table:table-cell table:style-name="ce135" office:value-type="date" office:date-value="2021-04-20" calcext:value-type="date">
            <text:p>20/04/21</text:p>
          </table:table-cell>
          <table:table-cell table:number-columns-repeated="39"/>
        </table:table-row>
        <table:table-row table:style-name="ro4">
          <table:table-cell table:style-name="ce193" office:value-type="date" office:date-value="2021-04-22" calcext:value-type="date">
            <text:p>22/04/21</text:p>
          </table:table-cell>
          <table:table-cell table:style-name="ce60" table:formula="of:=[$NIFTY.L69]" office:value-type="float" office:value="107.4" calcext:value-type="float">
            <text:p>107.4</text:p>
          </table:table-cell>
          <table:table-cell table:style-name="ce60" table:formula="of:=[$BANKNIFTY.L69]" office:value-type="float" office:value="642.3" calcext:value-type="float">
            <text:p>642.3</text:p>
          </table:table-cell>
          <table:table-cell table:style-name="ce60" table:formula="of:=[$FINNIFTY.L69]" office:value-type="float" office:value="328.1" calcext:value-type="float">
            <text:p>328.1</text:p>
          </table:table-cell>
          <table:table-cell table:style-name="ce201" office:value-type="float" office:value="-909.56" calcext:value-type="float">
            <text:p>-909.56</text:p>
          </table:table-cell>
          <table:table-cell table:style-name="ce60" table:formula="of:=[$NIFTY.K69]" office:value-type="float" office:value="50114" calcext:value-type="float">
            <text:p>50114</text:p>
          </table:table-cell>
          <table:table-cell table:style-name="ce60" table:formula="of:=[$BANKNIFTY.K69]" office:value-type="float" office:value="82939" calcext:value-type="float">
            <text:p>82939</text:p>
          </table:table-cell>
          <table:table-cell table:style-name="ce60" table:formula="of:=[$FINNIFTY.K69]" office:value-type="float" office:value="3533" calcext:value-type="float">
            <text:p>3533</text:p>
          </table:table-cell>
          <table:table-cell table:style-name="ce69" office:value-type="float" office:value="35713" calcext:value-type="float">
            <text:p>35713</text:p>
          </table:table-cell>
          <table:table-cell table:style-name="ce71" office:value-type="float" office:value="124184" calcext:value-type="float">
            <text:p>124184</text:p>
          </table:table-cell>
          <table:table-cell table:style-name="ce73" office:value-type="float" office:value="95169" calcext:value-type="float">
            <text:p>95169</text:p>
          </table:table-cell>
          <table:table-cell table:style-name="ce75" office:value-type="float" office:value="136476" calcext:value-type="float">
            <text:p>136476</text:p>
          </table:table-cell>
          <table:table-cell table:style-name="ce156" table:formula="of:=[$'DAILY-ANALYSIS-FNO'.K69]" office:value-type="date" office:date-value="2021-04-22" calcext:value-type="date">
            <text:p>22/04/21</text:p>
          </table:table-cell>
          <table:table-cell office:value-type="float" office:value="75" calcext:value-type="float">
            <text:p>75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29" calcext:value-type="float">
            <text:p>29</text:p>
          </table:table-cell>
          <table:table-cell table:style-name="ce142"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69]" office:value-type="float" office:value="107.4" calcext:value-type="float">
            <text:p>107.4</text:p>
          </table:table-cell>
          <table:table-cell table:style-name="ce60" table:formula="of:=[$BANKNIFTY.L69]" office:value-type="float" office:value="642.3" calcext:value-type="float">
            <text:p>642.3</text:p>
          </table:table-cell>
          <table:table-cell table:style-name="ce60" table:formula="of:=[$FINNIFTY.L69]" office:value-type="float" office:value="328.1" calcext:value-type="float">
            <text:p>328.1</text:p>
          </table:table-cell>
          <table:table-cell table:style-name="ce193" office:value-type="date" office:date-value="2021-04-22" calcext:value-type="date">
            <text:p>22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23" calcext:value-type="date">
            <text:p>23/04/21</text:p>
          </table:table-cell>
          <table:table-cell table:style-name="ce60" table:formula="of:=[$NIFTY.L70]" office:value-type="float" office:value="-65" calcext:value-type="float">
            <text:p>-65</text:p>
          </table:table-cell>
          <table:table-cell table:style-name="ce60" table:formula="of:=[$BANKNIFTY.L70]" office:value-type="float" office:value="-53.25" calcext:value-type="float">
            <text:p>-53.25</text:p>
          </table:table-cell>
          <table:table-cell table:style-name="ce60" table:formula="of:=[$FINNIFTY.L70]" office:value-type="float" office:value="8.35" calcext:value-type="float">
            <text:p>8.35</text:p>
          </table:table-cell>
          <table:table-cell table:style-name="ce201" office:value-type="float" office:value="-1360.76" calcext:value-type="float">
            <text:p>-1360.76</text:p>
          </table:table-cell>
          <table:table-cell table:style-name="ce60" table:formula="of:=[$NIFTY.K70]" office:value-type="float" office:value="45965" calcext:value-type="float">
            <text:p>45965</text:p>
          </table:table-cell>
          <table:table-cell table:style-name="ce60" table:formula="of:=[$BANKNIFTY.K70]" office:value-type="float" office:value="19167" calcext:value-type="float">
            <text:p>19167</text:p>
          </table:table-cell>
          <table:table-cell table:style-name="ce60" table:formula="of:=[$FINNIFTY.K70]" office:value-type="float" office:value="655" calcext:value-type="float">
            <text:p>655</text:p>
          </table:table-cell>
          <table:table-cell table:style-name="ce69" office:value-type="float" office:value="33246" calcext:value-type="float">
            <text:p>33246</text:p>
          </table:table-cell>
          <table:table-cell table:style-name="ce71" office:value-type="float" office:value="140979" calcext:value-type="float">
            <text:p>140979</text:p>
          </table:table-cell>
          <table:table-cell table:style-name="ce73" office:value-type="float" office:value="107834" calcext:value-type="float">
            <text:p>107834</text:p>
          </table:table-cell>
          <table:table-cell table:style-name="ce75" office:value-type="float" office:value="126158" calcext:value-type="float">
            <text:p>126158</text:p>
          </table:table-cell>
          <table:table-cell table:style-name="ce194" table:formula="of:=[$'DAILY-ANALYSIS-FNO'.K70]" office:value-type="date" office:date-value="2021-04-23" calcext:value-type="date">
            <text:p>23/04/2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0" table:formula="of:=[$NIFTY.L70]" office:value-type="float" office:value="-65" calcext:value-type="float">
            <text:p>-65</text:p>
          </table:table-cell>
          <table:table-cell table:style-name="ce60" table:formula="of:=[$BANKNIFTY.L70]" office:value-type="float" office:value="-53.25" calcext:value-type="float">
            <text:p>-53.25</text:p>
          </table:table-cell>
          <table:table-cell table:style-name="ce60" table:formula="of:=[$FINNIFTY.L70]" office:value-type="float" office:value="8.35" calcext:value-type="float">
            <text:p>8.35</text:p>
          </table:table-cell>
          <table:table-cell table:style-name="ce135" office:value-type="date" office:date-value="2021-04-23" calcext:value-type="date">
            <text:p>23/04/21</text:p>
          </table:table-cell>
          <table:table-cell table:number-columns-repeated="39"/>
        </table:table-row>
        <table:table-row table:style-name="ro4">
          <table:table-cell table:style-name="ce135" office:value-type="date" office:date-value="2021-04-26" calcext:value-type="date">
            <text:p>26/04/21</text:p>
          </table:table-cell>
          <table:table-cell table:style-name="ce60" table:formula="of:=[$NIFTY.L71]" office:value-type="float" office:value="147.6" calcext:value-type="float">
            <text:p>147.6</text:p>
          </table:table-cell>
          <table:table-cell table:style-name="ce60" table:formula="of:=[$BANKNIFTY.L71]" office:value-type="float" office:value="592.95" calcext:value-type="float">
            <text:p>592.95</text:p>
          </table:table-cell>
          <table:table-cell table:style-name="ce60" table:formula="of:=[$FINNIFTY.L71]" office:value-type="float" office:value="212.95" calcext:value-type="float">
            <text:p>212.95</text:p>
          </table:table-cell>
          <table:table-cell table:style-name="ce201" office:value-type="float" office:value="-1111.89" calcext:value-type="float">
            <text:p>-1111.89</text:p>
          </table:table-cell>
          <table:table-cell table:style-name="ce60" table:formula="of:=[$NIFTY.K71]" office:value-type="float" office:value="135885" calcext:value-type="float">
            <text:p>135885</text:p>
          </table:table-cell>
          <table:table-cell table:style-name="ce60" table:formula="of:=[$BANKNIFTY.K71]" office:value-type="float" office:value="65015" calcext:value-type="float">
            <text:p>65015</text:p>
          </table:table-cell>
          <table:table-cell table:style-name="ce60" table:formula="of:=[$FINNIFTY.K71]" office:value-type="float" office:value="1560" calcext:value-type="float">
            <text:p>1560</text:p>
          </table:table-cell>
          <table:table-cell table:style-name="ce72" office:value-type="float" office:value="44727" calcext:value-type="float">
            <text:p>44727</text:p>
          </table:table-cell>
          <table:table-cell table:style-name="ce78" office:value-type="float" office:value="150489" calcext:value-type="float">
            <text:p>150489</text:p>
          </table:table-cell>
          <table:table-cell table:style-name="ce74" office:value-type="float" office:value="118860" calcext:value-type="float">
            <text:p>118860</text:p>
          </table:table-cell>
          <table:table-cell table:style-name="ce76" office:value-type="float" office:value="123136" calcext:value-type="float">
            <text:p>123136</text:p>
          </table:table-cell>
          <table:table-cell table:style-name="ce156" table:formula="of:=[$'DAILY-ANALYSIS-FNO'.K71]" office:value-type="date" office:date-value="2021-04-26" calcext:value-type="date">
            <text:p>26/04/21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0" table:formula="of:=[$NIFTY.L71]" office:value-type="float" office:value="147.6" calcext:value-type="float">
            <text:p>147.6</text:p>
          </table:table-cell>
          <table:table-cell table:style-name="ce60" table:formula="of:=[$BANKNIFTY.L71]" office:value-type="float" office:value="592.95" calcext:value-type="float">
            <text:p>592.95</text:p>
          </table:table-cell>
          <table:table-cell table:style-name="ce60" table:formula="of:=[$FINNIFTY.L71]" office:value-type="float" office:value="212.95" calcext:value-type="float">
            <text:p>212.95</text:p>
          </table:table-cell>
          <table:table-cell table:style-name="ce135" office:value-type="date" office:date-value="2021-04-26" calcext:value-type="date">
            <text:p>26/04/21</text:p>
          </table:table-cell>
          <table:table-cell table:number-columns-repeated="39"/>
        </table:table-row>
        <table:table-row table:style-name="ro4">
          <table:table-cell/>
          <table:table-cell table:style-name="ce60" table:formula="of:=[$NIFTY.L72]" office:value-type="float" office:value="0" calcext:value-type="float">
            <text:p>0</text:p>
          </table:table-cell>
          <table:table-cell table:style-name="ce60" table:formula="of:=[$BANKNIFTY.L72]" office:value-type="float" office:value="0" calcext:value-type="float">
            <text:p>0</text:p>
          </table:table-cell>
          <table:table-cell table:style-name="ce60" table:formula="of:=[$FINNIFTY.L72]" office:value-type="float" office:value="0" calcext:value-type="float">
            <text:p>0</text:p>
          </table:table-cell>
          <table:table-cell table:style-name="ce201"/>
          <table:table-cell table:style-name="ce60" table:formula="of:=[$NIFTY.K72]" office:value-type="float" office:value="0" calcext:value-type="float">
            <text:p>0</text:p>
          </table:table-cell>
          <table:table-cell table:style-name="ce60" table:formula="of:=[$BANKNIFTY.K72]" office:value-type="float" office:value="0" calcext:value-type="float">
            <text:p>0</text:p>
          </table:table-cell>
          <table:table-cell table:style-name="ce60" table:formula="of:=[$FINNIFTY.K72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2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2]" office:value-type="float" office:value="0" calcext:value-type="float">
            <text:p>0</text:p>
          </table:table-cell>
          <table:table-cell table:style-name="ce60" table:formula="of:=[$BANKNIFTY.L72]" office:value-type="float" office:value="0" calcext:value-type="float">
            <text:p>0</text:p>
          </table:table-cell>
          <table:table-cell table:style-name="ce60" table:formula="of:=[$FINNIFTY.L72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73]" office:value-type="float" office:value="0" calcext:value-type="float">
            <text:p>0</text:p>
          </table:table-cell>
          <table:table-cell table:style-name="ce60" table:formula="of:=[$BANKNIFTY.L73]" office:value-type="float" office:value="0" calcext:value-type="float">
            <text:p>0</text:p>
          </table:table-cell>
          <table:table-cell table:style-name="ce60" table:formula="of:=[$FINNIFTY.L73]" office:value-type="float" office:value="0" calcext:value-type="float">
            <text:p>0</text:p>
          </table:table-cell>
          <table:table-cell table:style-name="ce201"/>
          <table:table-cell table:style-name="ce60" table:formula="of:=[$NIFTY.K73]" office:value-type="float" office:value="0" calcext:value-type="float">
            <text:p>0</text:p>
          </table:table-cell>
          <table:table-cell table:style-name="ce60" table:formula="of:=[$BANKNIFTY.K73]" office:value-type="float" office:value="0" calcext:value-type="float">
            <text:p>0</text:p>
          </table:table-cell>
          <table:table-cell table:style-name="ce60" table:formula="of:=[$FINNIFTY.K73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3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3]" office:value-type="float" office:value="0" calcext:value-type="float">
            <text:p>0</text:p>
          </table:table-cell>
          <table:table-cell table:style-name="ce60" table:formula="of:=[$BANKNIFTY.L73]" office:value-type="float" office:value="0" calcext:value-type="float">
            <text:p>0</text:p>
          </table:table-cell>
          <table:table-cell table:style-name="ce60" table:formula="of:=[$FINNIFTY.L73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74]" office:value-type="float" office:value="0" calcext:value-type="float">
            <text:p>0</text:p>
          </table:table-cell>
          <table:table-cell table:style-name="ce60" table:formula="of:=[$BANKNIFTY.L74]" office:value-type="float" office:value="0" calcext:value-type="float">
            <text:p>0</text:p>
          </table:table-cell>
          <table:table-cell table:style-name="ce60" table:formula="of:=[$FINNIFTY.L74]" office:value-type="float" office:value="0" calcext:value-type="float">
            <text:p>0</text:p>
          </table:table-cell>
          <table:table-cell table:style-name="ce201"/>
          <table:table-cell table:style-name="ce60" table:formula="of:=[$NIFTY.K74]" office:value-type="float" office:value="0" calcext:value-type="float">
            <text:p>0</text:p>
          </table:table-cell>
          <table:table-cell table:style-name="ce60" table:formula="of:=[$BANKNIFTY.K74]" office:value-type="float" office:value="0" calcext:value-type="float">
            <text:p>0</text:p>
          </table:table-cell>
          <table:table-cell table:style-name="ce60" table:formula="of:=[$FINNIFTY.K74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4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4]" office:value-type="float" office:value="0" calcext:value-type="float">
            <text:p>0</text:p>
          </table:table-cell>
          <table:table-cell table:style-name="ce60" table:formula="of:=[$BANKNIFTY.L74]" office:value-type="float" office:value="0" calcext:value-type="float">
            <text:p>0</text:p>
          </table:table-cell>
          <table:table-cell table:style-name="ce60" table:formula="of:=[$FINNIFTY.L74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75]" office:value-type="float" office:value="0" calcext:value-type="float">
            <text:p>0</text:p>
          </table:table-cell>
          <table:table-cell table:style-name="ce60" table:formula="of:=[$BANKNIFTY.L75]" office:value-type="float" office:value="0" calcext:value-type="float">
            <text:p>0</text:p>
          </table:table-cell>
          <table:table-cell table:style-name="ce60" table:formula="of:=[$FINNIFTY.L75]" office:value-type="float" office:value="0" calcext:value-type="float">
            <text:p>0</text:p>
          </table:table-cell>
          <table:table-cell table:style-name="ce201"/>
          <table:table-cell table:style-name="ce60" table:formula="of:=[$NIFTY.K75]" office:value-type="float" office:value="0" calcext:value-type="float">
            <text:p>0</text:p>
          </table:table-cell>
          <table:table-cell table:style-name="ce60" table:formula="of:=[$BANKNIFTY.K75]" office:value-type="float" office:value="0" calcext:value-type="float">
            <text:p>0</text:p>
          </table:table-cell>
          <table:table-cell table:style-name="ce60" table:formula="of:=[$FINNIFTY.K75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5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5]" office:value-type="float" office:value="0" calcext:value-type="float">
            <text:p>0</text:p>
          </table:table-cell>
          <table:table-cell table:style-name="ce60" table:formula="of:=[$BANKNIFTY.L75]" office:value-type="float" office:value="0" calcext:value-type="float">
            <text:p>0</text:p>
          </table:table-cell>
          <table:table-cell table:style-name="ce60" table:formula="of:=[$FINNIFTY.L75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76]" office:value-type="float" office:value="0" calcext:value-type="float">
            <text:p>0</text:p>
          </table:table-cell>
          <table:table-cell table:style-name="ce60" table:formula="of:=[$BANKNIFTY.L76]" office:value-type="float" office:value="0" calcext:value-type="float">
            <text:p>0</text:p>
          </table:table-cell>
          <table:table-cell table:style-name="ce60" table:formula="of:=[$FINNIFTY.L76]" office:value-type="float" office:value="0" calcext:value-type="float">
            <text:p>0</text:p>
          </table:table-cell>
          <table:table-cell table:style-name="ce201"/>
          <table:table-cell table:style-name="ce60" table:formula="of:=[$NIFTY.K76]" office:value-type="float" office:value="0" calcext:value-type="float">
            <text:p>0</text:p>
          </table:table-cell>
          <table:table-cell table:style-name="ce60" table:formula="of:=[$BANKNIFTY.K76]" office:value-type="float" office:value="0" calcext:value-type="float">
            <text:p>0</text:p>
          </table:table-cell>
          <table:table-cell table:style-name="ce60" table:formula="of:=[$FINNIFTY.K76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6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6]" office:value-type="float" office:value="0" calcext:value-type="float">
            <text:p>0</text:p>
          </table:table-cell>
          <table:table-cell table:style-name="ce60" table:formula="of:=[$BANKNIFTY.L76]" office:value-type="float" office:value="0" calcext:value-type="float">
            <text:p>0</text:p>
          </table:table-cell>
          <table:table-cell table:style-name="ce60" table:formula="of:=[$FINNIFTY.L76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77]" office:value-type="float" office:value="0" calcext:value-type="float">
            <text:p>0</text:p>
          </table:table-cell>
          <table:table-cell table:style-name="ce60" table:formula="of:=[$BANKNIFTY.L77]" office:value-type="float" office:value="0" calcext:value-type="float">
            <text:p>0</text:p>
          </table:table-cell>
          <table:table-cell table:style-name="ce60" table:formula="of:=[$FINNIFTY.L77]" office:value-type="float" office:value="0" calcext:value-type="float">
            <text:p>0</text:p>
          </table:table-cell>
          <table:table-cell table:style-name="ce201"/>
          <table:table-cell table:style-name="ce60" table:formula="of:=[$NIFTY.K77]" office:value-type="float" office:value="0" calcext:value-type="float">
            <text:p>0</text:p>
          </table:table-cell>
          <table:table-cell table:style-name="ce60" table:formula="of:=[$BANKNIFTY.K77]" office:value-type="float" office:value="0" calcext:value-type="float">
            <text:p>0</text:p>
          </table:table-cell>
          <table:table-cell table:style-name="ce60" table:formula="of:=[$FINNIFTY.K77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7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7]" office:value-type="float" office:value="0" calcext:value-type="float">
            <text:p>0</text:p>
          </table:table-cell>
          <table:table-cell table:style-name="ce60" table:formula="of:=[$BANKNIFTY.L77]" office:value-type="float" office:value="0" calcext:value-type="float">
            <text:p>0</text:p>
          </table:table-cell>
          <table:table-cell table:style-name="ce60" table:formula="of:=[$FINNIFTY.L77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78]" office:value-type="float" office:value="0" calcext:value-type="float">
            <text:p>0</text:p>
          </table:table-cell>
          <table:table-cell table:style-name="ce60" table:formula="of:=[$BANKNIFTY.L78]" office:value-type="float" office:value="0" calcext:value-type="float">
            <text:p>0</text:p>
          </table:table-cell>
          <table:table-cell table:style-name="ce60" table:formula="of:=[$FINNIFTY.L78]" office:value-type="float" office:value="0" calcext:value-type="float">
            <text:p>0</text:p>
          </table:table-cell>
          <table:table-cell table:style-name="ce201"/>
          <table:table-cell table:style-name="ce60" table:formula="of:=[$NIFTY.K78]" office:value-type="float" office:value="0" calcext:value-type="float">
            <text:p>0</text:p>
          </table:table-cell>
          <table:table-cell table:style-name="ce60" table:formula="of:=[$BANKNIFTY.K78]" office:value-type="float" office:value="0" calcext:value-type="float">
            <text:p>0</text:p>
          </table:table-cell>
          <table:table-cell table:style-name="ce60" table:formula="of:=[$FINNIFTY.K78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8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8]" office:value-type="float" office:value="0" calcext:value-type="float">
            <text:p>0</text:p>
          </table:table-cell>
          <table:table-cell table:style-name="ce60" table:formula="of:=[$BANKNIFTY.L78]" office:value-type="float" office:value="0" calcext:value-type="float">
            <text:p>0</text:p>
          </table:table-cell>
          <table:table-cell table:style-name="ce60" table:formula="of:=[$FINNIFTY.L78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79]" office:value-type="float" office:value="0" calcext:value-type="float">
            <text:p>0</text:p>
          </table:table-cell>
          <table:table-cell table:style-name="ce60" table:formula="of:=[$BANKNIFTY.L79]" office:value-type="float" office:value="0" calcext:value-type="float">
            <text:p>0</text:p>
          </table:table-cell>
          <table:table-cell table:style-name="ce60" table:formula="of:=[$FINNIFTY.L79]" office:value-type="float" office:value="0" calcext:value-type="float">
            <text:p>0</text:p>
          </table:table-cell>
          <table:table-cell table:style-name="ce201"/>
          <table:table-cell table:style-name="ce60" table:formula="of:=[$NIFTY.K79]" office:value-type="float" office:value="0" calcext:value-type="float">
            <text:p>0</text:p>
          </table:table-cell>
          <table:table-cell table:style-name="ce60" table:formula="of:=[$BANKNIFTY.K79]" office:value-type="float" office:value="0" calcext:value-type="float">
            <text:p>0</text:p>
          </table:table-cell>
          <table:table-cell table:style-name="ce60" table:formula="of:=[$FINNIFTY.K79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79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79]" office:value-type="float" office:value="0" calcext:value-type="float">
            <text:p>0</text:p>
          </table:table-cell>
          <table:table-cell table:style-name="ce60" table:formula="of:=[$BANKNIFTY.L79]" office:value-type="float" office:value="0" calcext:value-type="float">
            <text:p>0</text:p>
          </table:table-cell>
          <table:table-cell table:style-name="ce60" table:formula="of:=[$FINNIFTY.L79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0]" office:value-type="float" office:value="0" calcext:value-type="float">
            <text:p>0</text:p>
          </table:table-cell>
          <table:table-cell table:style-name="ce60" table:formula="of:=[$BANKNIFTY.L80]" office:value-type="float" office:value="0" calcext:value-type="float">
            <text:p>0</text:p>
          </table:table-cell>
          <table:table-cell table:style-name="ce60" table:formula="of:=[$FINNIFTY.L80]" office:value-type="float" office:value="0" calcext:value-type="float">
            <text:p>0</text:p>
          </table:table-cell>
          <table:table-cell table:style-name="ce201"/>
          <table:table-cell table:style-name="ce60" table:formula="of:=[$NIFTY.K80]" office:value-type="float" office:value="0" calcext:value-type="float">
            <text:p>0</text:p>
          </table:table-cell>
          <table:table-cell table:style-name="ce60" table:formula="of:=[$BANKNIFTY.K80]" office:value-type="float" office:value="0" calcext:value-type="float">
            <text:p>0</text:p>
          </table:table-cell>
          <table:table-cell table:style-name="ce60" table:formula="of:=[$FINNIFTY.K80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80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80]" office:value-type="float" office:value="0" calcext:value-type="float">
            <text:p>0</text:p>
          </table:table-cell>
          <table:table-cell table:style-name="ce60" table:formula="of:=[$BANKNIFTY.L80]" office:value-type="float" office:value="0" calcext:value-type="float">
            <text:p>0</text:p>
          </table:table-cell>
          <table:table-cell table:style-name="ce60" table:formula="of:=[$FINNIFTY.L80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1]" office:value-type="float" office:value="0" calcext:value-type="float">
            <text:p>0</text:p>
          </table:table-cell>
          <table:table-cell table:style-name="ce60" table:formula="of:=[$BANKNIFTY.L81]" office:value-type="float" office:value="0" calcext:value-type="float">
            <text:p>0</text:p>
          </table:table-cell>
          <table:table-cell table:style-name="ce60" table:formula="of:=[$FINNIFTY.L81]" office:value-type="float" office:value="0" calcext:value-type="float">
            <text:p>0</text:p>
          </table:table-cell>
          <table:table-cell table:style-name="ce201"/>
          <table:table-cell table:style-name="ce60" table:formula="of:=[$NIFTY.K81]" office:value-type="float" office:value="0" calcext:value-type="float">
            <text:p>0</text:p>
          </table:table-cell>
          <table:table-cell table:style-name="ce60" table:formula="of:=[$BANKNIFTY.K81]" office:value-type="float" office:value="0" calcext:value-type="float">
            <text:p>0</text:p>
          </table:table-cell>
          <table:table-cell table:style-name="ce60" table:formula="of:=[$FINNIFTY.K81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81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81]" office:value-type="float" office:value="0" calcext:value-type="float">
            <text:p>0</text:p>
          </table:table-cell>
          <table:table-cell table:style-name="ce60" table:formula="of:=[$BANKNIFTY.L81]" office:value-type="float" office:value="0" calcext:value-type="float">
            <text:p>0</text:p>
          </table:table-cell>
          <table:table-cell table:style-name="ce60" table:formula="of:=[$FINNIFTY.L81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2]" office:value-type="float" office:value="0" calcext:value-type="float">
            <text:p>0</text:p>
          </table:table-cell>
          <table:table-cell table:style-name="ce60" table:formula="of:=[$BANKNIFTY.L82]" office:value-type="float" office:value="0" calcext:value-type="float">
            <text:p>0</text:p>
          </table:table-cell>
          <table:table-cell table:style-name="ce60" table:formula="of:=[$FINNIFTY.L82]" office:value-type="float" office:value="0" calcext:value-type="float">
            <text:p>0</text:p>
          </table:table-cell>
          <table:table-cell table:style-name="ce201"/>
          <table:table-cell table:style-name="ce60" table:formula="of:=[$NIFTY.K82]" office:value-type="float" office:value="0" calcext:value-type="float">
            <text:p>0</text:p>
          </table:table-cell>
          <table:table-cell table:style-name="ce60" table:formula="of:=[$BANKNIFTY.K82]" office:value-type="float" office:value="0" calcext:value-type="float">
            <text:p>0</text:p>
          </table:table-cell>
          <table:table-cell table:style-name="ce60" table:formula="of:=[$FINNIFTY.K82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82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82]" office:value-type="float" office:value="0" calcext:value-type="float">
            <text:p>0</text:p>
          </table:table-cell>
          <table:table-cell table:style-name="ce60" table:formula="of:=[$BANKNIFTY.L82]" office:value-type="float" office:value="0" calcext:value-type="float">
            <text:p>0</text:p>
          </table:table-cell>
          <table:table-cell table:style-name="ce60" table:formula="of:=[$FINNIFTY.L82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3]" office:value-type="float" office:value="0" calcext:value-type="float">
            <text:p>0</text:p>
          </table:table-cell>
          <table:table-cell table:style-name="ce60" table:formula="of:=[$BANKNIFTY.L83]" office:value-type="float" office:value="0" calcext:value-type="float">
            <text:p>0</text:p>
          </table:table-cell>
          <table:table-cell table:style-name="ce60" table:formula="of:=[$FINNIFTY.L83]" office:value-type="float" office:value="0" calcext:value-type="float">
            <text:p>0</text:p>
          </table:table-cell>
          <table:table-cell table:style-name="ce201"/>
          <table:table-cell table:style-name="ce60" table:formula="of:=[$NIFTY.K83]" office:value-type="float" office:value="0" calcext:value-type="float">
            <text:p>0</text:p>
          </table:table-cell>
          <table:table-cell table:style-name="ce60" table:formula="of:=[$BANKNIFTY.K83]" office:value-type="float" office:value="0" calcext:value-type="float">
            <text:p>0</text:p>
          </table:table-cell>
          <table:table-cell table:style-name="ce60" table:formula="of:=[$FINNIFTY.K83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83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83]" office:value-type="float" office:value="0" calcext:value-type="float">
            <text:p>0</text:p>
          </table:table-cell>
          <table:table-cell table:style-name="ce60" table:formula="of:=[$BANKNIFTY.L83]" office:value-type="float" office:value="0" calcext:value-type="float">
            <text:p>0</text:p>
          </table:table-cell>
          <table:table-cell table:style-name="ce60" table:formula="of:=[$FINNIFTY.L83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4]" office:value-type="float" office:value="0" calcext:value-type="float">
            <text:p>0</text:p>
          </table:table-cell>
          <table:table-cell table:style-name="ce60" table:formula="of:=[$BANKNIFTY.L84]" office:value-type="float" office:value="0" calcext:value-type="float">
            <text:p>0</text:p>
          </table:table-cell>
          <table:table-cell table:style-name="ce60" table:formula="of:=[$FINNIFTY.L84]" office:value-type="float" office:value="0" calcext:value-type="float">
            <text:p>0</text:p>
          </table:table-cell>
          <table:table-cell table:style-name="ce201"/>
          <table:table-cell table:style-name="ce60" table:formula="of:=[$NIFTY.K84]" office:value-type="float" office:value="0" calcext:value-type="float">
            <text:p>0</text:p>
          </table:table-cell>
          <table:table-cell table:style-name="ce60" table:formula="of:=[$BANKNIFTY.K84]" office:value-type="float" office:value="0" calcext:value-type="float">
            <text:p>0</text:p>
          </table:table-cell>
          <table:table-cell table:style-name="ce60" table:formula="of:=[$FINNIFTY.K84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style-name="ce194" table:formula="of:=[$'DAILY-ANALYSIS-FNO'.K84]" office:value-type="date" office:date-value="1899-12-30" calcext:value-type="date">
            <text:p>30/12/99</text:p>
          </table:table-cell>
          <table:table-cell table:number-columns-repeated="8"/>
          <table:table-cell table:style-name="ce60" table:formula="of:=[$NIFTY.L84]" office:value-type="float" office:value="0" calcext:value-type="float">
            <text:p>0</text:p>
          </table:table-cell>
          <table:table-cell table:style-name="ce60" table:formula="of:=[$BANKNIFTY.L84]" office:value-type="float" office:value="0" calcext:value-type="float">
            <text:p>0</text:p>
          </table:table-cell>
          <table:table-cell table:style-name="ce60" table:formula="of:=[$FINNIFTY.L84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5]" office:value-type="float" office:value="0" calcext:value-type="float">
            <text:p>0</text:p>
          </table:table-cell>
          <table:table-cell table:style-name="ce60" table:formula="of:=[$BANKNIFTY.L85]" office:value-type="float" office:value="0" calcext:value-type="float">
            <text:p>0</text:p>
          </table:table-cell>
          <table:table-cell table:style-name="ce60" table:formula="of:=[$FINNIFTY.L85]" office:value-type="float" office:value="0" calcext:value-type="float">
            <text:p>0</text:p>
          </table:table-cell>
          <table:table-cell table:style-name="ce201"/>
          <table:table-cell table:style-name="ce60" table:formula="of:=[$NIFTY.K85]" office:value-type="float" office:value="0" calcext:value-type="float">
            <text:p>0</text:p>
          </table:table-cell>
          <table:table-cell table:style-name="ce60" table:formula="of:=[$BANKNIFTY.K85]" office:value-type="float" office:value="0" calcext:value-type="float">
            <text:p>0</text:p>
          </table:table-cell>
          <table:table-cell table:style-name="ce60" table:formula="of:=[$FINNIFTY.K85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85]" office:value-type="float" office:value="0" calcext:value-type="float">
            <text:p>0</text:p>
          </table:table-cell>
          <table:table-cell table:style-name="ce60" table:formula="of:=[$BANKNIFTY.L85]" office:value-type="float" office:value="0" calcext:value-type="float">
            <text:p>0</text:p>
          </table:table-cell>
          <table:table-cell table:style-name="ce60" table:formula="of:=[$FINNIFTY.L85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6]" office:value-type="float" office:value="0" calcext:value-type="float">
            <text:p>0</text:p>
          </table:table-cell>
          <table:table-cell table:style-name="ce60" table:formula="of:=[$BANKNIFTY.L86]" office:value-type="float" office:value="0" calcext:value-type="float">
            <text:p>0</text:p>
          </table:table-cell>
          <table:table-cell table:style-name="ce60" table:formula="of:=[$FINNIFTY.L86]" office:value-type="float" office:value="0" calcext:value-type="float">
            <text:p>0</text:p>
          </table:table-cell>
          <table:table-cell table:style-name="ce201"/>
          <table:table-cell table:style-name="ce60" table:formula="of:=[$NIFTY.K86]" office:value-type="float" office:value="0" calcext:value-type="float">
            <text:p>0</text:p>
          </table:table-cell>
          <table:table-cell table:style-name="ce60" table:formula="of:=[$BANKNIFTY.K86]" office:value-type="float" office:value="0" calcext:value-type="float">
            <text:p>0</text:p>
          </table:table-cell>
          <table:table-cell table:style-name="ce60" table:formula="of:=[$FINNIFTY.K86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86]" office:value-type="float" office:value="0" calcext:value-type="float">
            <text:p>0</text:p>
          </table:table-cell>
          <table:table-cell table:style-name="ce60" table:formula="of:=[$BANKNIFTY.L86]" office:value-type="float" office:value="0" calcext:value-type="float">
            <text:p>0</text:p>
          </table:table-cell>
          <table:table-cell table:style-name="ce60" table:formula="of:=[$FINNIFTY.L86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7]" office:value-type="float" office:value="0" calcext:value-type="float">
            <text:p>0</text:p>
          </table:table-cell>
          <table:table-cell table:style-name="ce60" table:formula="of:=[$BANKNIFTY.L87]" office:value-type="float" office:value="0" calcext:value-type="float">
            <text:p>0</text:p>
          </table:table-cell>
          <table:table-cell table:style-name="ce60" table:formula="of:=[$FINNIFTY.L87]" office:value-type="float" office:value="0" calcext:value-type="float">
            <text:p>0</text:p>
          </table:table-cell>
          <table:table-cell table:style-name="ce201"/>
          <table:table-cell table:style-name="ce60" table:formula="of:=[$NIFTY.K87]" office:value-type="float" office:value="0" calcext:value-type="float">
            <text:p>0</text:p>
          </table:table-cell>
          <table:table-cell table:style-name="ce60" table:formula="of:=[$BANKNIFTY.K87]" office:value-type="float" office:value="0" calcext:value-type="float">
            <text:p>0</text:p>
          </table:table-cell>
          <table:table-cell table:style-name="ce60" table:formula="of:=[$FINNIFTY.K87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87]" office:value-type="float" office:value="0" calcext:value-type="float">
            <text:p>0</text:p>
          </table:table-cell>
          <table:table-cell table:style-name="ce60" table:formula="of:=[$BANKNIFTY.L87]" office:value-type="float" office:value="0" calcext:value-type="float">
            <text:p>0</text:p>
          </table:table-cell>
          <table:table-cell table:style-name="ce60" table:formula="of:=[$FINNIFTY.L87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8]" office:value-type="float" office:value="0" calcext:value-type="float">
            <text:p>0</text:p>
          </table:table-cell>
          <table:table-cell table:style-name="ce60" table:formula="of:=[$BANKNIFTY.L88]" office:value-type="float" office:value="0" calcext:value-type="float">
            <text:p>0</text:p>
          </table:table-cell>
          <table:table-cell table:style-name="ce60" table:formula="of:=[$FINNIFTY.L88]" office:value-type="float" office:value="0" calcext:value-type="float">
            <text:p>0</text:p>
          </table:table-cell>
          <table:table-cell table:style-name="ce201"/>
          <table:table-cell table:style-name="ce60" table:formula="of:=[$NIFTY.K88]" office:value-type="float" office:value="0" calcext:value-type="float">
            <text:p>0</text:p>
          </table:table-cell>
          <table:table-cell table:style-name="ce60" table:formula="of:=[$BANKNIFTY.K88]" office:value-type="float" office:value="0" calcext:value-type="float">
            <text:p>0</text:p>
          </table:table-cell>
          <table:table-cell table:style-name="ce60" table:formula="of:=[$FINNIFTY.K88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88]" office:value-type="float" office:value="0" calcext:value-type="float">
            <text:p>0</text:p>
          </table:table-cell>
          <table:table-cell table:style-name="ce60" table:formula="of:=[$BANKNIFTY.L88]" office:value-type="float" office:value="0" calcext:value-type="float">
            <text:p>0</text:p>
          </table:table-cell>
          <table:table-cell table:style-name="ce60" table:formula="of:=[$FINNIFTY.L88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89]" office:value-type="float" office:value="0" calcext:value-type="float">
            <text:p>0</text:p>
          </table:table-cell>
          <table:table-cell table:style-name="ce60" table:formula="of:=[$BANKNIFTY.L89]" office:value-type="float" office:value="0" calcext:value-type="float">
            <text:p>0</text:p>
          </table:table-cell>
          <table:table-cell table:style-name="ce60" table:formula="of:=[$FINNIFTY.L89]" office:value-type="float" office:value="0" calcext:value-type="float">
            <text:p>0</text:p>
          </table:table-cell>
          <table:table-cell table:style-name="ce201"/>
          <table:table-cell table:style-name="ce60" table:formula="of:=[$NIFTY.K89]" office:value-type="float" office:value="0" calcext:value-type="float">
            <text:p>0</text:p>
          </table:table-cell>
          <table:table-cell table:style-name="ce60" table:formula="of:=[$BANKNIFTY.K89]" office:value-type="float" office:value="0" calcext:value-type="float">
            <text:p>0</text:p>
          </table:table-cell>
          <table:table-cell table:style-name="ce60" table:formula="of:=[$FINNIFTY.K89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89]" office:value-type="float" office:value="0" calcext:value-type="float">
            <text:p>0</text:p>
          </table:table-cell>
          <table:table-cell table:style-name="ce60" table:formula="of:=[$BANKNIFTY.L89]" office:value-type="float" office:value="0" calcext:value-type="float">
            <text:p>0</text:p>
          </table:table-cell>
          <table:table-cell table:style-name="ce60" table:formula="of:=[$FINNIFTY.L89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0]" office:value-type="float" office:value="0" calcext:value-type="float">
            <text:p>0</text:p>
          </table:table-cell>
          <table:table-cell table:style-name="ce60" table:formula="of:=[$BANKNIFTY.L90]" office:value-type="float" office:value="0" calcext:value-type="float">
            <text:p>0</text:p>
          </table:table-cell>
          <table:table-cell table:style-name="ce60" table:formula="of:=[$FINNIFTY.L90]" office:value-type="float" office:value="0" calcext:value-type="float">
            <text:p>0</text:p>
          </table:table-cell>
          <table:table-cell table:style-name="ce201"/>
          <table:table-cell table:style-name="ce60" table:formula="of:=[$NIFTY.K90]" office:value-type="float" office:value="0" calcext:value-type="float">
            <text:p>0</text:p>
          </table:table-cell>
          <table:table-cell table:style-name="ce60" table:formula="of:=[$BANKNIFTY.K90]" office:value-type="float" office:value="0" calcext:value-type="float">
            <text:p>0</text:p>
          </table:table-cell>
          <table:table-cell table:style-name="ce60" table:formula="of:=[$FINNIFTY.K90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0]" office:value-type="float" office:value="0" calcext:value-type="float">
            <text:p>0</text:p>
          </table:table-cell>
          <table:table-cell table:style-name="ce60" table:formula="of:=[$BANKNIFTY.L90]" office:value-type="float" office:value="0" calcext:value-type="float">
            <text:p>0</text:p>
          </table:table-cell>
          <table:table-cell table:style-name="ce60" table:formula="of:=[$FINNIFTY.L90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1]" office:value-type="float" office:value="0" calcext:value-type="float">
            <text:p>0</text:p>
          </table:table-cell>
          <table:table-cell table:style-name="ce60" table:formula="of:=[$BANKNIFTY.L91]" office:value-type="float" office:value="0" calcext:value-type="float">
            <text:p>0</text:p>
          </table:table-cell>
          <table:table-cell table:style-name="ce60" table:formula="of:=[$FINNIFTY.L91]" office:value-type="float" office:value="0" calcext:value-type="float">
            <text:p>0</text:p>
          </table:table-cell>
          <table:table-cell table:style-name="ce201"/>
          <table:table-cell table:style-name="ce60" table:formula="of:=[$NIFTY.K91]" office:value-type="float" office:value="0" calcext:value-type="float">
            <text:p>0</text:p>
          </table:table-cell>
          <table:table-cell table:style-name="ce60" table:formula="of:=[$BANKNIFTY.K91]" office:value-type="float" office:value="0" calcext:value-type="float">
            <text:p>0</text:p>
          </table:table-cell>
          <table:table-cell table:style-name="ce60" table:formula="of:=[$FINNIFTY.K91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1]" office:value-type="float" office:value="0" calcext:value-type="float">
            <text:p>0</text:p>
          </table:table-cell>
          <table:table-cell table:style-name="ce60" table:formula="of:=[$BANKNIFTY.L91]" office:value-type="float" office:value="0" calcext:value-type="float">
            <text:p>0</text:p>
          </table:table-cell>
          <table:table-cell table:style-name="ce60" table:formula="of:=[$FINNIFTY.L91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2]" office:value-type="float" office:value="0" calcext:value-type="float">
            <text:p>0</text:p>
          </table:table-cell>
          <table:table-cell table:style-name="ce60" table:formula="of:=[$BANKNIFTY.L92]" office:value-type="float" office:value="0" calcext:value-type="float">
            <text:p>0</text:p>
          </table:table-cell>
          <table:table-cell table:style-name="ce60" table:formula="of:=[$FINNIFTY.L92]" office:value-type="float" office:value="0" calcext:value-type="float">
            <text:p>0</text:p>
          </table:table-cell>
          <table:table-cell table:style-name="ce201"/>
          <table:table-cell table:style-name="ce60" table:formula="of:=[$NIFTY.K92]" office:value-type="float" office:value="0" calcext:value-type="float">
            <text:p>0</text:p>
          </table:table-cell>
          <table:table-cell table:style-name="ce60" table:formula="of:=[$BANKNIFTY.K92]" office:value-type="float" office:value="0" calcext:value-type="float">
            <text:p>0</text:p>
          </table:table-cell>
          <table:table-cell table:style-name="ce60" table:formula="of:=[$FINNIFTY.K92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2]" office:value-type="float" office:value="0" calcext:value-type="float">
            <text:p>0</text:p>
          </table:table-cell>
          <table:table-cell table:style-name="ce60" table:formula="of:=[$BANKNIFTY.L92]" office:value-type="float" office:value="0" calcext:value-type="float">
            <text:p>0</text:p>
          </table:table-cell>
          <table:table-cell table:style-name="ce60" table:formula="of:=[$FINNIFTY.L92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3]" office:value-type="float" office:value="0" calcext:value-type="float">
            <text:p>0</text:p>
          </table:table-cell>
          <table:table-cell table:style-name="ce60" table:formula="of:=[$BANKNIFTY.L93]" office:value-type="float" office:value="0" calcext:value-type="float">
            <text:p>0</text:p>
          </table:table-cell>
          <table:table-cell table:style-name="ce60" table:formula="of:=[$FINNIFTY.L93]" office:value-type="float" office:value="0" calcext:value-type="float">
            <text:p>0</text:p>
          </table:table-cell>
          <table:table-cell table:style-name="ce201"/>
          <table:table-cell table:style-name="ce60" table:formula="of:=[$NIFTY.K93]" office:value-type="float" office:value="0" calcext:value-type="float">
            <text:p>0</text:p>
          </table:table-cell>
          <table:table-cell table:style-name="ce60" table:formula="of:=[$BANKNIFTY.K93]" office:value-type="float" office:value="0" calcext:value-type="float">
            <text:p>0</text:p>
          </table:table-cell>
          <table:table-cell table:style-name="ce60" table:formula="of:=[$FINNIFTY.K93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3]" office:value-type="float" office:value="0" calcext:value-type="float">
            <text:p>0</text:p>
          </table:table-cell>
          <table:table-cell table:style-name="ce60" table:formula="of:=[$BANKNIFTY.L93]" office:value-type="float" office:value="0" calcext:value-type="float">
            <text:p>0</text:p>
          </table:table-cell>
          <table:table-cell table:style-name="ce60" table:formula="of:=[$FINNIFTY.L93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4]" office:value-type="float" office:value="0" calcext:value-type="float">
            <text:p>0</text:p>
          </table:table-cell>
          <table:table-cell table:style-name="ce60" table:formula="of:=[$BANKNIFTY.L94]" office:value-type="float" office:value="0" calcext:value-type="float">
            <text:p>0</text:p>
          </table:table-cell>
          <table:table-cell table:style-name="ce60" table:formula="of:=[$FINNIFTY.L94]" office:value-type="float" office:value="0" calcext:value-type="float">
            <text:p>0</text:p>
          </table:table-cell>
          <table:table-cell table:style-name="ce201"/>
          <table:table-cell table:style-name="ce60" table:formula="of:=[$NIFTY.K94]" office:value-type="float" office:value="0" calcext:value-type="float">
            <text:p>0</text:p>
          </table:table-cell>
          <table:table-cell table:style-name="ce60" table:formula="of:=[$BANKNIFTY.K94]" office:value-type="float" office:value="0" calcext:value-type="float">
            <text:p>0</text:p>
          </table:table-cell>
          <table:table-cell table:style-name="ce60" table:formula="of:=[$FINNIFTY.K94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4]" office:value-type="float" office:value="0" calcext:value-type="float">
            <text:p>0</text:p>
          </table:table-cell>
          <table:table-cell table:style-name="ce60" table:formula="of:=[$BANKNIFTY.L94]" office:value-type="float" office:value="0" calcext:value-type="float">
            <text:p>0</text:p>
          </table:table-cell>
          <table:table-cell table:style-name="ce60" table:formula="of:=[$FINNIFTY.L94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5]" office:value-type="float" office:value="0" calcext:value-type="float">
            <text:p>0</text:p>
          </table:table-cell>
          <table:table-cell table:style-name="ce60" table:formula="of:=[$BANKNIFTY.L95]" office:value-type="float" office:value="0" calcext:value-type="float">
            <text:p>0</text:p>
          </table:table-cell>
          <table:table-cell table:style-name="ce60" table:formula="of:=[$FINNIFTY.L95]" office:value-type="float" office:value="0" calcext:value-type="float">
            <text:p>0</text:p>
          </table:table-cell>
          <table:table-cell table:style-name="ce201"/>
          <table:table-cell table:style-name="ce60" table:formula="of:=[$NIFTY.K95]" office:value-type="float" office:value="0" calcext:value-type="float">
            <text:p>0</text:p>
          </table:table-cell>
          <table:table-cell table:style-name="ce60" table:formula="of:=[$BANKNIFTY.K95]" office:value-type="float" office:value="0" calcext:value-type="float">
            <text:p>0</text:p>
          </table:table-cell>
          <table:table-cell table:style-name="ce60" table:formula="of:=[$FINNIFTY.K95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5]" office:value-type="float" office:value="0" calcext:value-type="float">
            <text:p>0</text:p>
          </table:table-cell>
          <table:table-cell table:style-name="ce60" table:formula="of:=[$BANKNIFTY.L95]" office:value-type="float" office:value="0" calcext:value-type="float">
            <text:p>0</text:p>
          </table:table-cell>
          <table:table-cell table:style-name="ce60" table:formula="of:=[$FINNIFTY.L95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6]" office:value-type="float" office:value="0" calcext:value-type="float">
            <text:p>0</text:p>
          </table:table-cell>
          <table:table-cell table:style-name="ce60" table:formula="of:=[$BANKNIFTY.L96]" office:value-type="float" office:value="0" calcext:value-type="float">
            <text:p>0</text:p>
          </table:table-cell>
          <table:table-cell table:style-name="ce60" table:formula="of:=[$FINNIFTY.L96]" office:value-type="float" office:value="0" calcext:value-type="float">
            <text:p>0</text:p>
          </table:table-cell>
          <table:table-cell table:style-name="ce201"/>
          <table:table-cell table:style-name="ce60" table:formula="of:=[$NIFTY.K96]" office:value-type="float" office:value="0" calcext:value-type="float">
            <text:p>0</text:p>
          </table:table-cell>
          <table:table-cell table:style-name="ce60" table:formula="of:=[$BANKNIFTY.K96]" office:value-type="float" office:value="0" calcext:value-type="float">
            <text:p>0</text:p>
          </table:table-cell>
          <table:table-cell table:style-name="ce60" table:formula="of:=[$FINNIFTY.K96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6]" office:value-type="float" office:value="0" calcext:value-type="float">
            <text:p>0</text:p>
          </table:table-cell>
          <table:table-cell table:style-name="ce60" table:formula="of:=[$BANKNIFTY.L96]" office:value-type="float" office:value="0" calcext:value-type="float">
            <text:p>0</text:p>
          </table:table-cell>
          <table:table-cell table:style-name="ce60" table:formula="of:=[$FINNIFTY.L96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7]" office:value-type="float" office:value="0" calcext:value-type="float">
            <text:p>0</text:p>
          </table:table-cell>
          <table:table-cell table:style-name="ce60" table:formula="of:=[$BANKNIFTY.L97]" office:value-type="float" office:value="0" calcext:value-type="float">
            <text:p>0</text:p>
          </table:table-cell>
          <table:table-cell table:style-name="ce60" table:formula="of:=[$FINNIFTY.L97]" office:value-type="float" office:value="0" calcext:value-type="float">
            <text:p>0</text:p>
          </table:table-cell>
          <table:table-cell table:style-name="ce201"/>
          <table:table-cell table:style-name="ce60" table:formula="of:=[$NIFTY.K97]" office:value-type="float" office:value="0" calcext:value-type="float">
            <text:p>0</text:p>
          </table:table-cell>
          <table:table-cell table:style-name="ce60" table:formula="of:=[$BANKNIFTY.K97]" office:value-type="float" office:value="0" calcext:value-type="float">
            <text:p>0</text:p>
          </table:table-cell>
          <table:table-cell table:style-name="ce60" table:formula="of:=[$FINNIFTY.K97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7]" office:value-type="float" office:value="0" calcext:value-type="float">
            <text:p>0</text:p>
          </table:table-cell>
          <table:table-cell table:style-name="ce60" table:formula="of:=[$BANKNIFTY.L97]" office:value-type="float" office:value="0" calcext:value-type="float">
            <text:p>0</text:p>
          </table:table-cell>
          <table:table-cell table:style-name="ce60" table:formula="of:=[$FINNIFTY.L97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8]" office:value-type="float" office:value="0" calcext:value-type="float">
            <text:p>0</text:p>
          </table:table-cell>
          <table:table-cell table:style-name="ce60" table:formula="of:=[$BANKNIFTY.L98]" office:value-type="float" office:value="0" calcext:value-type="float">
            <text:p>0</text:p>
          </table:table-cell>
          <table:table-cell table:style-name="ce60" table:formula="of:=[$FINNIFTY.L98]" office:value-type="float" office:value="0" calcext:value-type="float">
            <text:p>0</text:p>
          </table:table-cell>
          <table:table-cell table:style-name="ce201"/>
          <table:table-cell table:style-name="ce60" table:formula="of:=[$NIFTY.K98]" office:value-type="float" office:value="0" calcext:value-type="float">
            <text:p>0</text:p>
          </table:table-cell>
          <table:table-cell table:style-name="ce60" table:formula="of:=[$BANKNIFTY.K98]" office:value-type="float" office:value="0" calcext:value-type="float">
            <text:p>0</text:p>
          </table:table-cell>
          <table:table-cell table:style-name="ce60" table:formula="of:=[$FINNIFTY.K98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formula="of:=[$NIFTY.L98]" office:value-type="float" office:value="0" calcext:value-type="float">
            <text:p>0</text:p>
          </table:table-cell>
          <table:table-cell table:style-name="ce60" table:formula="of:=[$BANKNIFTY.L98]" office:value-type="float" office:value="0" calcext:value-type="float">
            <text:p>0</text:p>
          </table:table-cell>
          <table:table-cell table:style-name="ce60" table:formula="of:=[$FINNIFTY.L98]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/>
          <table:table-cell table:style-name="ce60" table:formula="of:=[$NIFTY.L99]" office:value-type="float" office:value="0" calcext:value-type="float">
            <text:p>0</text:p>
          </table:table-cell>
          <table:table-cell table:style-name="ce60" table:formula="of:=[$BANKNIFTY.L99]" office:value-type="float" office:value="0" calcext:value-type="float">
            <text:p>0</text:p>
          </table:table-cell>
          <table:table-cell table:style-name="ce60" table:formula="of:=[$FINNIFTY.L99]" office:value-type="float" office:value="0" calcext:value-type="float">
            <text:p>0</text:p>
          </table:table-cell>
          <table:table-cell table:style-name="ce201"/>
          <table:table-cell table:style-name="ce60" table:formula="of:=[$NIFTY.K99]" office:value-type="float" office:value="0" calcext:value-type="float">
            <text:p>0</text:p>
          </table:table-cell>
          <table:table-cell table:style-name="ce60" table:formula="of:=[$BANKNIFTY.K99]" office:value-type="float" office:value="0" calcext:value-type="float">
            <text:p>0</text:p>
          </table:table-cell>
          <table:table-cell table:style-name="ce60" table:formula="of:=[$FINNIFTY.K99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0]" office:value-type="float" office:value="0" calcext:value-type="float">
            <text:p>0</text:p>
          </table:table-cell>
          <table:table-cell table:style-name="ce60" table:formula="of:=[$BANKNIFTY.L100]" office:value-type="float" office:value="0" calcext:value-type="float">
            <text:p>0</text:p>
          </table:table-cell>
          <table:table-cell table:style-name="ce60" table:formula="of:=[$FINNIFTY.L100]" office:value-type="float" office:value="0" calcext:value-type="float">
            <text:p>0</text:p>
          </table:table-cell>
          <table:table-cell table:style-name="ce201"/>
          <table:table-cell table:style-name="ce60" table:formula="of:=[$NIFTY.K100]" office:value-type="float" office:value="0" calcext:value-type="float">
            <text:p>0</text:p>
          </table:table-cell>
          <table:table-cell table:style-name="ce60" table:formula="of:=[$BANKNIFTY.K100]" office:value-type="float" office:value="0" calcext:value-type="float">
            <text:p>0</text:p>
          </table:table-cell>
          <table:table-cell table:style-name="ce60" table:formula="of:=[$FINNIFTY.K100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1]" office:value-type="float" office:value="0" calcext:value-type="float">
            <text:p>0</text:p>
          </table:table-cell>
          <table:table-cell table:style-name="ce60" table:formula="of:=[$BANKNIFTY.L101]" office:value-type="float" office:value="0" calcext:value-type="float">
            <text:p>0</text:p>
          </table:table-cell>
          <table:table-cell table:style-name="ce60" table:formula="of:=[$FINNIFTY.L101]" office:value-type="float" office:value="0" calcext:value-type="float">
            <text:p>0</text:p>
          </table:table-cell>
          <table:table-cell table:style-name="ce201"/>
          <table:table-cell table:style-name="ce60" table:formula="of:=[$NIFTY.K101]" office:value-type="float" office:value="0" calcext:value-type="float">
            <text:p>0</text:p>
          </table:table-cell>
          <table:table-cell table:style-name="ce60" table:formula="of:=[$BANKNIFTY.K101]" office:value-type="float" office:value="0" calcext:value-type="float">
            <text:p>0</text:p>
          </table:table-cell>
          <table:table-cell table:style-name="ce60" table:formula="of:=[$FINNIFTY.K101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2]" office:value-type="float" office:value="0" calcext:value-type="float">
            <text:p>0</text:p>
          </table:table-cell>
          <table:table-cell table:style-name="ce60" table:formula="of:=[$BANKNIFTY.L102]" office:value-type="float" office:value="0" calcext:value-type="float">
            <text:p>0</text:p>
          </table:table-cell>
          <table:table-cell table:style-name="ce60" table:formula="of:=[$FINNIFTY.L102]" office:value-type="float" office:value="0" calcext:value-type="float">
            <text:p>0</text:p>
          </table:table-cell>
          <table:table-cell table:style-name="ce201"/>
          <table:table-cell table:style-name="ce60" table:formula="of:=[$NIFTY.K102]" office:value-type="float" office:value="0" calcext:value-type="float">
            <text:p>0</text:p>
          </table:table-cell>
          <table:table-cell table:style-name="ce60" table:formula="of:=[$BANKNIFTY.K102]" office:value-type="float" office:value="0" calcext:value-type="float">
            <text:p>0</text:p>
          </table:table-cell>
          <table:table-cell table:style-name="ce60" table:formula="of:=[$FINNIFTY.K102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3]" office:value-type="float" office:value="0" calcext:value-type="float">
            <text:p>0</text:p>
          </table:table-cell>
          <table:table-cell table:style-name="ce60" table:formula="of:=[$BANKNIFTY.L103]" office:value-type="float" office:value="0" calcext:value-type="float">
            <text:p>0</text:p>
          </table:table-cell>
          <table:table-cell table:style-name="ce60" table:formula="of:=[$FINNIFTY.L103]" office:value-type="float" office:value="0" calcext:value-type="float">
            <text:p>0</text:p>
          </table:table-cell>
          <table:table-cell table:style-name="ce201"/>
          <table:table-cell table:style-name="ce60" table:formula="of:=[$NIFTY.K103]" office:value-type="float" office:value="0" calcext:value-type="float">
            <text:p>0</text:p>
          </table:table-cell>
          <table:table-cell table:style-name="ce60" table:formula="of:=[$BANKNIFTY.K103]" office:value-type="float" office:value="0" calcext:value-type="float">
            <text:p>0</text:p>
          </table:table-cell>
          <table:table-cell table:style-name="ce60" table:formula="of:=[$FINNIFTY.K103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4]" office:value-type="float" office:value="0" calcext:value-type="float">
            <text:p>0</text:p>
          </table:table-cell>
          <table:table-cell table:style-name="ce60" table:formula="of:=[$BANKNIFTY.L104]" office:value-type="float" office:value="0" calcext:value-type="float">
            <text:p>0</text:p>
          </table:table-cell>
          <table:table-cell table:style-name="ce60" table:formula="of:=[$FINNIFTY.L104]" office:value-type="float" office:value="0" calcext:value-type="float">
            <text:p>0</text:p>
          </table:table-cell>
          <table:table-cell table:style-name="ce201"/>
          <table:table-cell table:style-name="ce60" table:formula="of:=[$NIFTY.K104]" office:value-type="float" office:value="0" calcext:value-type="float">
            <text:p>0</text:p>
          </table:table-cell>
          <table:table-cell table:style-name="ce60" table:formula="of:=[$BANKNIFTY.K104]" office:value-type="float" office:value="0" calcext:value-type="float">
            <text:p>0</text:p>
          </table:table-cell>
          <table:table-cell table:style-name="ce60" table:formula="of:=[$FINNIFTY.K104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5]" office:value-type="float" office:value="0" calcext:value-type="float">
            <text:p>0</text:p>
          </table:table-cell>
          <table:table-cell table:style-name="ce60" table:formula="of:=[$BANKNIFTY.L105]" office:value-type="float" office:value="0" calcext:value-type="float">
            <text:p>0</text:p>
          </table:table-cell>
          <table:table-cell table:style-name="ce60" table:formula="of:=[$FINNIFTY.L105]" office:value-type="float" office:value="0" calcext:value-type="float">
            <text:p>0</text:p>
          </table:table-cell>
          <table:table-cell table:style-name="ce201"/>
          <table:table-cell table:style-name="ce60" table:formula="of:=[$NIFTY.K105]" office:value-type="float" office:value="0" calcext:value-type="float">
            <text:p>0</text:p>
          </table:table-cell>
          <table:table-cell table:style-name="ce60" table:formula="of:=[$BANKNIFTY.K105]" office:value-type="float" office:value="0" calcext:value-type="float">
            <text:p>0</text:p>
          </table:table-cell>
          <table:table-cell table:style-name="ce60" table:formula="of:=[$FINNIFTY.K105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6]" office:value-type="float" office:value="0" calcext:value-type="float">
            <text:p>0</text:p>
          </table:table-cell>
          <table:table-cell table:style-name="ce60" table:formula="of:=[$BANKNIFTY.L106]" office:value-type="float" office:value="0" calcext:value-type="float">
            <text:p>0</text:p>
          </table:table-cell>
          <table:table-cell table:style-name="ce60" table:formula="of:=[$FINNIFTY.L106]" office:value-type="float" office:value="0" calcext:value-type="float">
            <text:p>0</text:p>
          </table:table-cell>
          <table:table-cell table:style-name="ce201"/>
          <table:table-cell table:style-name="ce60" table:formula="of:=[$NIFTY.K106]" office:value-type="float" office:value="0" calcext:value-type="float">
            <text:p>0</text:p>
          </table:table-cell>
          <table:table-cell table:style-name="ce60" table:formula="of:=[$BANKNIFTY.K106]" office:value-type="float" office:value="0" calcext:value-type="float">
            <text:p>0</text:p>
          </table:table-cell>
          <table:table-cell table:style-name="ce60" table:formula="of:=[$FINNIFTY.K106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7]" office:value-type="float" office:value="0" calcext:value-type="float">
            <text:p>0</text:p>
          </table:table-cell>
          <table:table-cell table:style-name="ce60" table:formula="of:=[$BANKNIFTY.L107]" office:value-type="float" office:value="0" calcext:value-type="float">
            <text:p>0</text:p>
          </table:table-cell>
          <table:table-cell table:style-name="ce60" table:formula="of:=[$FINNIFTY.L107]" office:value-type="float" office:value="0" calcext:value-type="float">
            <text:p>0</text:p>
          </table:table-cell>
          <table:table-cell table:style-name="ce201"/>
          <table:table-cell table:style-name="ce60" table:formula="of:=[$NIFTY.K107]" office:value-type="float" office:value="0" calcext:value-type="float">
            <text:p>0</text:p>
          </table:table-cell>
          <table:table-cell table:style-name="ce60" table:formula="of:=[$BANKNIFTY.K107]" office:value-type="float" office:value="0" calcext:value-type="float">
            <text:p>0</text:p>
          </table:table-cell>
          <table:table-cell table:style-name="ce60" table:formula="of:=[$FINNIFTY.K107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8]" office:value-type="float" office:value="0" calcext:value-type="float">
            <text:p>0</text:p>
          </table:table-cell>
          <table:table-cell table:style-name="ce60" table:formula="of:=[$BANKNIFTY.L108]" office:value-type="float" office:value="0" calcext:value-type="float">
            <text:p>0</text:p>
          </table:table-cell>
          <table:table-cell table:style-name="ce60" table:formula="of:=[$FINNIFTY.L108]" office:value-type="float" office:value="0" calcext:value-type="float">
            <text:p>0</text:p>
          </table:table-cell>
          <table:table-cell table:style-name="ce201"/>
          <table:table-cell table:style-name="ce60" table:formula="of:=[$NIFTY.K108]" office:value-type="float" office:value="0" calcext:value-type="float">
            <text:p>0</text:p>
          </table:table-cell>
          <table:table-cell table:style-name="ce60" table:formula="of:=[$BANKNIFTY.K108]" office:value-type="float" office:value="0" calcext:value-type="float">
            <text:p>0</text:p>
          </table:table-cell>
          <table:table-cell table:style-name="ce60" table:formula="of:=[$FINNIFTY.K108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09]" office:value-type="float" office:value="0" calcext:value-type="float">
            <text:p>0</text:p>
          </table:table-cell>
          <table:table-cell table:style-name="ce60" table:formula="of:=[$BANKNIFTY.L109]" office:value-type="float" office:value="0" calcext:value-type="float">
            <text:p>0</text:p>
          </table:table-cell>
          <table:table-cell table:style-name="ce60" table:formula="of:=[$FINNIFTY.L109]" office:value-type="float" office:value="0" calcext:value-type="float">
            <text:p>0</text:p>
          </table:table-cell>
          <table:table-cell table:style-name="ce201"/>
          <table:table-cell table:style-name="ce60" table:formula="of:=[$NIFTY.K109]" office:value-type="float" office:value="0" calcext:value-type="float">
            <text:p>0</text:p>
          </table:table-cell>
          <table:table-cell table:style-name="ce60" table:formula="of:=[$BANKNIFTY.K109]" office:value-type="float" office:value="0" calcext:value-type="float">
            <text:p>0</text:p>
          </table:table-cell>
          <table:table-cell table:style-name="ce60" table:formula="of:=[$FINNIFTY.K109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0]" office:value-type="float" office:value="0" calcext:value-type="float">
            <text:p>0</text:p>
          </table:table-cell>
          <table:table-cell table:style-name="ce60" table:formula="of:=[$BANKNIFTY.L110]" office:value-type="float" office:value="0" calcext:value-type="float">
            <text:p>0</text:p>
          </table:table-cell>
          <table:table-cell table:style-name="ce60" table:formula="of:=[$FINNIFTY.L110]" office:value-type="float" office:value="0" calcext:value-type="float">
            <text:p>0</text:p>
          </table:table-cell>
          <table:table-cell table:style-name="ce201"/>
          <table:table-cell table:style-name="ce60" table:formula="of:=[$NIFTY.K110]" office:value-type="float" office:value="0" calcext:value-type="float">
            <text:p>0</text:p>
          </table:table-cell>
          <table:table-cell table:style-name="ce60" table:formula="of:=[$BANKNIFTY.K110]" office:value-type="float" office:value="0" calcext:value-type="float">
            <text:p>0</text:p>
          </table:table-cell>
          <table:table-cell table:style-name="ce60" table:formula="of:=[$FINNIFTY.K110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1]" office:value-type="float" office:value="0" calcext:value-type="float">
            <text:p>0</text:p>
          </table:table-cell>
          <table:table-cell table:style-name="ce60" table:formula="of:=[$BANKNIFTY.L111]" office:value-type="float" office:value="0" calcext:value-type="float">
            <text:p>0</text:p>
          </table:table-cell>
          <table:table-cell table:style-name="ce60" table:formula="of:=[$FINNIFTY.L111]" office:value-type="float" office:value="0" calcext:value-type="float">
            <text:p>0</text:p>
          </table:table-cell>
          <table:table-cell table:style-name="ce201"/>
          <table:table-cell table:style-name="ce60" table:formula="of:=[$NIFTY.K111]" office:value-type="float" office:value="0" calcext:value-type="float">
            <text:p>0</text:p>
          </table:table-cell>
          <table:table-cell table:style-name="ce60" table:formula="of:=[$BANKNIFTY.K111]" office:value-type="float" office:value="0" calcext:value-type="float">
            <text:p>0</text:p>
          </table:table-cell>
          <table:table-cell table:style-name="ce60" table:formula="of:=[$FINNIFTY.K111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2]" office:value-type="float" office:value="0" calcext:value-type="float">
            <text:p>0</text:p>
          </table:table-cell>
          <table:table-cell table:style-name="ce60" table:formula="of:=[$BANKNIFTY.L112]" office:value-type="float" office:value="0" calcext:value-type="float">
            <text:p>0</text:p>
          </table:table-cell>
          <table:table-cell table:style-name="ce60" table:formula="of:=[$FINNIFTY.L112]" office:value-type="float" office:value="0" calcext:value-type="float">
            <text:p>0</text:p>
          </table:table-cell>
          <table:table-cell table:style-name="ce201"/>
          <table:table-cell table:style-name="ce60" table:formula="of:=[$NIFTY.K112]" office:value-type="float" office:value="0" calcext:value-type="float">
            <text:p>0</text:p>
          </table:table-cell>
          <table:table-cell table:style-name="ce60" table:formula="of:=[$BANKNIFTY.K112]" office:value-type="float" office:value="0" calcext:value-type="float">
            <text:p>0</text:p>
          </table:table-cell>
          <table:table-cell table:style-name="ce60" table:formula="of:=[$FINNIFTY.K112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3]" office:value-type="float" office:value="0" calcext:value-type="float">
            <text:p>0</text:p>
          </table:table-cell>
          <table:table-cell table:style-name="ce60" table:formula="of:=[$BANKNIFTY.L113]" office:value-type="float" office:value="0" calcext:value-type="float">
            <text:p>0</text:p>
          </table:table-cell>
          <table:table-cell table:style-name="ce60" table:formula="of:=[$FINNIFTY.L113]" office:value-type="float" office:value="0" calcext:value-type="float">
            <text:p>0</text:p>
          </table:table-cell>
          <table:table-cell table:style-name="ce201"/>
          <table:table-cell table:style-name="ce60" table:formula="of:=[$NIFTY.K113]" office:value-type="float" office:value="0" calcext:value-type="float">
            <text:p>0</text:p>
          </table:table-cell>
          <table:table-cell table:style-name="ce60" table:formula="of:=[$BANKNIFTY.K113]" office:value-type="float" office:value="0" calcext:value-type="float">
            <text:p>0</text:p>
          </table:table-cell>
          <table:table-cell table:style-name="ce60" table:formula="of:=[$FINNIFTY.K113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4]" office:value-type="float" office:value="0" calcext:value-type="float">
            <text:p>0</text:p>
          </table:table-cell>
          <table:table-cell table:style-name="ce60" table:formula="of:=[$BANKNIFTY.L114]" office:value-type="float" office:value="0" calcext:value-type="float">
            <text:p>0</text:p>
          </table:table-cell>
          <table:table-cell table:style-name="ce60" table:formula="of:=[$FINNIFTY.L114]" office:value-type="float" office:value="0" calcext:value-type="float">
            <text:p>0</text:p>
          </table:table-cell>
          <table:table-cell table:style-name="ce201"/>
          <table:table-cell table:style-name="ce60" table:formula="of:=[$NIFTY.K114]" office:value-type="float" office:value="0" calcext:value-type="float">
            <text:p>0</text:p>
          </table:table-cell>
          <table:table-cell table:style-name="ce60" table:formula="of:=[$BANKNIFTY.K114]" office:value-type="float" office:value="0" calcext:value-type="float">
            <text:p>0</text:p>
          </table:table-cell>
          <table:table-cell table:style-name="ce60" table:formula="of:=[$FINNIFTY.K114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5]" office:value-type="float" office:value="0" calcext:value-type="float">
            <text:p>0</text:p>
          </table:table-cell>
          <table:table-cell table:style-name="ce60" table:formula="of:=[$BANKNIFTY.L115]" office:value-type="float" office:value="0" calcext:value-type="float">
            <text:p>0</text:p>
          </table:table-cell>
          <table:table-cell table:style-name="ce60" table:formula="of:=[$FINNIFTY.L115]" office:value-type="float" office:value="0" calcext:value-type="float">
            <text:p>0</text:p>
          </table:table-cell>
          <table:table-cell table:style-name="ce201"/>
          <table:table-cell table:style-name="ce60" table:formula="of:=[$NIFTY.K115]" office:value-type="float" office:value="0" calcext:value-type="float">
            <text:p>0</text:p>
          </table:table-cell>
          <table:table-cell table:style-name="ce60" table:formula="of:=[$BANKNIFTY.K115]" office:value-type="float" office:value="0" calcext:value-type="float">
            <text:p>0</text:p>
          </table:table-cell>
          <table:table-cell table:style-name="ce60" table:formula="of:=[$FINNIFTY.K115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6]" office:value-type="float" office:value="0" calcext:value-type="float">
            <text:p>0</text:p>
          </table:table-cell>
          <table:table-cell table:style-name="ce60" table:formula="of:=[$BANKNIFTY.L116]" office:value-type="float" office:value="0" calcext:value-type="float">
            <text:p>0</text:p>
          </table:table-cell>
          <table:table-cell table:style-name="ce60" table:formula="of:=[$FINNIFTY.L116]" office:value-type="float" office:value="0" calcext:value-type="float">
            <text:p>0</text:p>
          </table:table-cell>
          <table:table-cell table:style-name="ce201"/>
          <table:table-cell table:style-name="ce60" table:formula="of:=[$NIFTY.K116]" office:value-type="float" office:value="0" calcext:value-type="float">
            <text:p>0</text:p>
          </table:table-cell>
          <table:table-cell table:style-name="ce60" table:formula="of:=[$BANKNIFTY.K116]" office:value-type="float" office:value="0" calcext:value-type="float">
            <text:p>0</text:p>
          </table:table-cell>
          <table:table-cell table:style-name="ce60" table:formula="of:=[$FINNIFTY.K116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7]" office:value-type="float" office:value="0" calcext:value-type="float">
            <text:p>0</text:p>
          </table:table-cell>
          <table:table-cell table:style-name="ce60" table:formula="of:=[$BANKNIFTY.L117]" office:value-type="float" office:value="0" calcext:value-type="float">
            <text:p>0</text:p>
          </table:table-cell>
          <table:table-cell table:style-name="ce60" table:formula="of:=[$FINNIFTY.L117]" office:value-type="float" office:value="0" calcext:value-type="float">
            <text:p>0</text:p>
          </table:table-cell>
          <table:table-cell table:style-name="ce201"/>
          <table:table-cell table:style-name="ce60" table:formula="of:=[$NIFTY.K117]" office:value-type="float" office:value="0" calcext:value-type="float">
            <text:p>0</text:p>
          </table:table-cell>
          <table:table-cell table:style-name="ce60" table:formula="of:=[$BANKNIFTY.K117]" office:value-type="float" office:value="0" calcext:value-type="float">
            <text:p>0</text:p>
          </table:table-cell>
          <table:table-cell table:style-name="ce60" table:formula="of:=[$FINNIFTY.K117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8]" office:value-type="float" office:value="0" calcext:value-type="float">
            <text:p>0</text:p>
          </table:table-cell>
          <table:table-cell table:style-name="ce60" table:formula="of:=[$BANKNIFTY.L118]" office:value-type="float" office:value="0" calcext:value-type="float">
            <text:p>0</text:p>
          </table:table-cell>
          <table:table-cell table:style-name="ce60" table:formula="of:=[$FINNIFTY.L118]" office:value-type="float" office:value="0" calcext:value-type="float">
            <text:p>0</text:p>
          </table:table-cell>
          <table:table-cell table:style-name="ce201"/>
          <table:table-cell table:style-name="ce60" table:formula="of:=[$NIFTY.K118]" office:value-type="float" office:value="0" calcext:value-type="float">
            <text:p>0</text:p>
          </table:table-cell>
          <table:table-cell table:style-name="ce60" table:formula="of:=[$BANKNIFTY.K118]" office:value-type="float" office:value="0" calcext:value-type="float">
            <text:p>0</text:p>
          </table:table-cell>
          <table:table-cell table:style-name="ce60" table:formula="of:=[$FINNIFTY.K118]" office:value-type="float" office:value="0" calcext:value-type="float">
            <text:p>0</text:p>
          </table:table-cell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19]" office:value-type="float" office:value="0" calcext:value-type="float">
            <text:p>0</text:p>
          </table:table-cell>
          <table:table-cell table:style-name="ce60"/>
          <table:table-cell table:style-name="ce60" table:formula="of:=[$FINNIFTY.L119]" office:value-type="float" office:value="0" calcext:value-type="float">
            <text:p>0</text:p>
          </table:table-cell>
          <table:table-cell table:style-name="ce201"/>
          <table:table-cell table:style-name="ce60" table:formula="of:=[$NIFTY.K119]" office:value-type="float" office:value="0" calcext:value-type="float">
            <text:p>0</text:p>
          </table:table-cell>
          <table:table-cell table:style-name="ce60" table:formula="of:=[$BANKNIFTY.K119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0]" office:value-type="float" office:value="0" calcext:value-type="float">
            <text:p>0</text:p>
          </table:table-cell>
          <table:table-cell table:style-name="ce60"/>
          <table:table-cell table:style-name="ce60" table:formula="of:=[$FINNIFTY.L120]" office:value-type="float" office:value="0" calcext:value-type="float">
            <text:p>0</text:p>
          </table:table-cell>
          <table:table-cell table:style-name="ce201"/>
          <table:table-cell table:style-name="ce60" table:formula="of:=[$NIFTY.K120]" office:value-type="float" office:value="0" calcext:value-type="float">
            <text:p>0</text:p>
          </table:table-cell>
          <table:table-cell table:style-name="ce60" table:formula="of:=[$BANKNIFTY.K120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1]" office:value-type="float" office:value="0" calcext:value-type="float">
            <text:p>0</text:p>
          </table:table-cell>
          <table:table-cell table:style-name="ce60"/>
          <table:table-cell table:style-name="ce60" table:formula="of:=[$FINNIFTY.L121]" office:value-type="float" office:value="0" calcext:value-type="float">
            <text:p>0</text:p>
          </table:table-cell>
          <table:table-cell table:style-name="ce201"/>
          <table:table-cell table:style-name="ce60" table:formula="of:=[$NIFTY.K121]" office:value-type="float" office:value="0" calcext:value-type="float">
            <text:p>0</text:p>
          </table:table-cell>
          <table:table-cell table:style-name="ce60" table:formula="of:=[$BANKNIFTY.K121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2]" office:value-type="float" office:value="0" calcext:value-type="float">
            <text:p>0</text:p>
          </table:table-cell>
          <table:table-cell table:style-name="ce60"/>
          <table:table-cell table:style-name="ce60" table:formula="of:=[$FINNIFTY.L122]" office:value-type="float" office:value="0" calcext:value-type="float">
            <text:p>0</text:p>
          </table:table-cell>
          <table:table-cell table:style-name="ce201"/>
          <table:table-cell table:style-name="ce60"/>
          <table:table-cell table:style-name="ce60" table:formula="of:=[$BANKNIFTY.K122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3]" office:value-type="float" office:value="0" calcext:value-type="float">
            <text:p>0</text:p>
          </table:table-cell>
          <table:table-cell table:style-name="ce60"/>
          <table:table-cell table:style-name="ce60" table:formula="of:=[$FINNIFTY.L123]" office:value-type="float" office:value="0" calcext:value-type="float">
            <text:p>0</text:p>
          </table:table-cell>
          <table:table-cell table:style-name="ce201"/>
          <table:table-cell table:style-name="ce60"/>
          <table:table-cell table:style-name="ce60" table:formula="of:=[$BANKNIFTY.K123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4]" office:value-type="float" office:value="0" calcext:value-type="float">
            <text:p>0</text:p>
          </table:table-cell>
          <table:table-cell table:style-name="ce60"/>
          <table:table-cell table:style-name="ce60" table:formula="of:=[$FINNIFTY.L124]" office:value-type="float" office:value="0" calcext:value-type="float">
            <text:p>0</text:p>
          </table:table-cell>
          <table:table-cell table:style-name="ce201"/>
          <table:table-cell table:style-name="ce60"/>
          <table:table-cell table:style-name="ce60" table:formula="of:=[$BANKNIFTY.K124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5]" office:value-type="float" office:value="0" calcext:value-type="float">
            <text:p>0</text:p>
          </table:table-cell>
          <table:table-cell table:style-name="ce60" table:number-columns-repeated="2"/>
          <table:table-cell table:style-name="ce201"/>
          <table:table-cell table:style-name="ce60"/>
          <table:table-cell table:style-name="ce60" table:formula="of:=[$BANKNIFTY.K125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6]" office:value-type="float" office:value="0" calcext:value-type="float">
            <text:p>0</text:p>
          </table:table-cell>
          <table:table-cell table:style-name="ce60" table:number-columns-repeated="2"/>
          <table:table-cell table:style-name="ce201"/>
          <table:table-cell table:style-name="ce60"/>
          <table:table-cell table:style-name="ce60" table:formula="of:=[$BANKNIFTY.K126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7]" office:value-type="float" office:value="0" calcext:value-type="float">
            <text:p>0</text:p>
          </table:table-cell>
          <table:table-cell table:style-name="ce60" table:number-columns-repeated="2"/>
          <table:table-cell table:style-name="ce201"/>
          <table:table-cell table:style-name="ce60"/>
          <table:table-cell table:style-name="ce60" table:formula="of:=[$BANKNIFTY.K127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8]" office:value-type="float" office:value="0" calcext:value-type="float">
            <text:p>0</text:p>
          </table:table-cell>
          <table:table-cell table:style-name="ce60" table:number-columns-repeated="2"/>
          <table:table-cell table:style-name="ce201"/>
          <table:table-cell table:style-name="ce60"/>
          <table:table-cell table:style-name="ce60" table:formula="of:=[$BANKNIFTY.K128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29]" office:value-type="float" office:value="0" calcext:value-type="float">
            <text:p>0</text:p>
          </table:table-cell>
          <table:table-cell table:style-name="ce60" table:number-columns-repeated="2"/>
          <table:table-cell table:style-name="ce201"/>
          <table:table-cell table:style-name="ce60"/>
          <table:table-cell table:style-name="ce60" table:formula="of:=[$BANKNIFTY.K129]" office:value-type="float" office:value="0" calcext:value-type="float">
            <text:p>0</text:p>
          </table:table-cell>
          <table:table-cell table:style-name="ce60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>
          <table:table-cell/>
          <table:table-cell table:style-name="ce60" table:formula="of:=[$NIFTY.L130]" office:value-type="float" office:value="0" calcext:value-type="float">
            <text:p>0</text:p>
          </table:table-cell>
          <table:table-cell table:style-name="ce60" table:number-columns-repeated="2"/>
          <table:table-cell table:style-name="ce201"/>
          <table:table-cell table:style-name="ce60" table:number-columns-repeated="3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 table:number-rows-repeated="370">
          <table:table-cell/>
          <table:table-cell table:style-name="ce60" table:number-columns-repeated="3"/>
          <table:table-cell table:style-name="ce201"/>
          <table:table-cell table:style-name="ce60" table:number-columns-repeated="3"/>
          <table:table-cell table:style-name="ce72"/>
          <table:table-cell table:style-name="ce78"/>
          <table:table-cell table:style-name="ce74"/>
          <table:table-cell table:style-name="ce76"/>
          <table:table-cell table:number-columns-repeated="9"/>
          <table:table-cell table:style-name="ce60" table:number-columns-repeated="3"/>
          <table:table-cell table:number-columns-repeated="40"/>
        </table:table-row>
        <table:table-row table:style-name="ro4" table:number-rows-repeated="1048075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'EOD-ANALYSIS'.B1:'EOD-ANALYSIS'.D1 'EOD-ANALYSIS'.V1:'EOD-ANALYSIS'.X1">
            <calcext:condition calcext:apply-style-name="Good" calcext:value="&gt;0" calcext:base-cell-address="'EOD-ANALYSIS'.B1"/>
            <calcext:condition calcext:apply-style-name="Bad" calcext:value="&lt;0" calcext:base-cell-address="'EOD-ANALYSIS'.B1"/>
          </calcext:conditional-format>
          <calcext:conditional-format calcext:target-range-address="'EOD-ANALYSIS'.B131:'EOD-ANALYSIS'.H500 'EOD-ANALYSIS'.V2:'EOD-ANALYSIS'.X500 'EOD-ANALYSIS'.C130:'EOD-ANALYSIS'.H130 'EOD-ANALYSIS'.B2:'EOD-ANALYSIS'.C500 'EOD-ANALYSIS'.D125:'EOD-ANALYSIS'.D500 'EOD-ANALYSIS'.D2:'EOD-ANALYSIS'.H35 'EOD-ANALYSIS'.C125:'EOD-ANALYSIS'.F129 'EOD-ANALYSIS'.G119:'EOD-ANALYSIS'.H129 'EOD-ANALYSIS'.G36:'EOD-ANALYSIS'.G129 'EOD-ANALYSIS'.H36:'EOD-ANALYSIS'.H118 'EOD-ANALYSIS'.D36:'EOD-ANALYSIS'.F124">
            <calcext:condition calcext:apply-style-name="Good" calcext:value="&gt;0" calcext:base-cell-address="'EOD-ANALYSIS'.B2"/>
            <calcext:condition calcext:apply-style-name="Bad" calcext:value="&lt;0" calcext:base-cell-address="'EOD-ANALYSIS'.B2"/>
          </calcext:conditional-format>
          <calcext:conditional-format calcext:target-range-address="'EOD-ANALYSIS'.I17:'EOD-ANALYSIS'.I500">
            <calcext:condition calcext:apply-style-name="Good" calcext:value="formula-is([$'EOD-ANALYSIS'.$I17]&gt;[$'EOD-ANALYSIS'.$I16])" calcext:base-cell-address="'EOD-ANALYSIS'.I17"/>
            <calcext:condition calcext:apply-style-name="Bad" calcext:value="formula-is([$'EOD-ANALYSIS'.$I17]&lt;[$'EOD-ANALYSIS'.$I16])" calcext:base-cell-address="'EOD-ANALYSIS'.I17"/>
          </calcext:conditional-format>
          <calcext:conditional-format calcext:target-range-address="'EOD-ANALYSIS'.J17:'EOD-ANALYSIS'.J500">
            <calcext:condition calcext:apply-style-name="Good" calcext:value="formula-is([$'EOD-ANALYSIS'.$J17]&gt;[$'EOD-ANALYSIS'.$J16])" calcext:base-cell-address="'EOD-ANALYSIS'.J17"/>
            <calcext:condition calcext:apply-style-name="Bad" calcext:value="formula-is([$'EOD-ANALYSIS'.$J17]&lt;[$'EOD-ANALYSIS'.$J16])" calcext:base-cell-address="'EOD-ANALYSIS'.J17"/>
          </calcext:conditional-format>
          <calcext:conditional-format calcext:target-range-address="'EOD-ANALYSIS'.K17:'EOD-ANALYSIS'.K500">
            <calcext:condition calcext:apply-style-name="Good" calcext:value="formula-is([$'EOD-ANALYSIS'.$K17]&gt;[$'EOD-ANALYSIS'.$K16])" calcext:base-cell-address="'EOD-ANALYSIS'.K17"/>
            <calcext:condition calcext:apply-style-name="Bad" calcext:value="formula-is([$'EOD-ANALYSIS'.$K17]&lt;[$'EOD-ANALYSIS'.$K16])" calcext:base-cell-address="'EOD-ANALYSIS'.K17"/>
          </calcext:conditional-format>
          <calcext:conditional-format calcext:target-range-address="'EOD-ANALYSIS'.L17:'EOD-ANALYSIS'.L500">
            <calcext:condition calcext:apply-style-name="Good" calcext:value="formula-is([$'EOD-ANALYSIS'.$L17]&gt;[$'EOD-ANALYSIS'.$L16])" calcext:base-cell-address="'EOD-ANALYSIS'.L17"/>
            <calcext:condition calcext:apply-style-name="Bad" calcext:value="formula-is([$'EOD-ANALYSIS'.$L17]&lt;[$'EOD-ANALYSIS'.$L16])" calcext:base-cell-address="'EOD-ANALYSIS'.L17"/>
          </calcext:conditional-format>
        </calcext:conditional-formats>
      </table:table>
      <table:table table:name="DAILY-ANALYSIS-FNO" table:style-name="ta1">
        <table:table-column table:style-name="co4" table:default-cell-style-name="ce128"/>
        <table:table-column table:style-name="co36" table:default-cell-style-name="ce128"/>
        <table:table-column table:style-name="co37" table:default-cell-style-name="ce128"/>
        <table:table-column table:style-name="co4" table:default-cell-style-name="ce128"/>
        <table:table-column table:style-name="co38" table:default-cell-style-name="ce128"/>
        <table:table-column table:style-name="co32" table:default-cell-style-name="ce128"/>
        <table:table-column table:style-name="co39" table:default-cell-style-name="ce128"/>
        <table:table-column table:style-name="co32" table:number-columns-repeated="2" table:default-cell-style-name="ce128"/>
        <table:table-column table:style-name="co40" table:default-cell-style-name="ce128"/>
        <table:table-column table:style-name="co32" table:default-cell-style-name="ce142"/>
        <table:table-column table:style-name="co41" table:default-cell-style-name="ce128"/>
        <table:table-column table:style-name="co42" table:default-cell-style-name="ce128"/>
        <table:table-column table:style-name="co32" table:number-columns-repeated="2" table:default-cell-style-name="ce128"/>
        <table:table-column table:style-name="co38" table:default-cell-style-name="ce128"/>
        <table:table-column table:style-name="co43" table:default-cell-style-name="ce128"/>
        <table:table-column table:style-name="co32" table:number-columns-repeated="2" table:default-cell-style-name="ce128"/>
        <table:table-column table:style-name="co44" table:default-cell-style-name="ce128"/>
        <table:table-column table:style-name="co45" table:default-cell-style-name="ce128"/>
        <table:table-column table:style-name="co4" table:number-columns-repeated="43" table:default-cell-style-name="ce128"/>
        <table:table-row table:style-name="ro2">
          <table:table-cell table:style-name="ce142" office:value-type="string" calcext:value-type="string">
            <text:p>TIMESTAMP</text:p>
          </table:table-cell>
          <table:table-cell table:style-name="ce216" office:value-type="string" calcext:value-type="string">
            <text:p>NIFTY</text:p>
          </table:table-cell>
          <table:table-cell table:style-name="ce218" office:value-type="string" calcext:value-type="string">
            <text:p>BANKNIFTY</text:p>
          </table:table-cell>
          <table:table-cell table:style-name="ce218" office:value-type="string" calcext:value-type="string">
            <text:p>FINNIFTY</text:p>
          </table:table-cell>
          <table:table-cell table:style-name="ce219" office:value-type="string" calcext:value-type="string">
            <text:p>HDFC_DAY_PRICE_CHG</text:p>
          </table:table-cell>
          <table:table-cell table:style-name="ce219" office:value-type="string" calcext:value-type="string">
            <text:p>ICICI_DAY_PRICE_CHG</text:p>
          </table:table-cell>
          <table:table-cell table:style-name="ce219" office:value-type="string" calcext:value-type="string">
            <text:p>KOTAK_DAY_PRICE_CHG</text:p>
          </table:table-cell>
          <table:table-cell table:style-name="ce219" office:value-type="string" calcext:value-type="string">
            <text:p>AXIS_DAY_PRICE_CHG</text:p>
          </table:table-cell>
          <table:table-cell table:style-name="ce219" office:value-type="string" calcext:value-type="string">
            <text:p>SBI_DAY_PRICE_CHG</text:p>
          </table:table-cell>
          <table:table-cell table:style-name="ce219" office:value-type="string" calcext:value-type="string">
            <text:p>INDBANK_DAY_PRICE_CHG</text:p>
          </table:table-cell>
          <table:table-cell table:style-name="ce206" office:value-type="string" calcext:value-type="string">
            <text:p>TIMESTAMP</text:p>
          </table:table-cell>
          <table:table-cell table:style-name="ce199" office:value-type="string" calcext:value-type="string">
            <text:p>NIFTY PUT CALL DIFF</text:p>
          </table:table-cell>
          <table:table-cell table:style-name="ce199" office:value-type="string" calcext:value-type="string">
            <text:p>BNF PUT CALL DIFF</text:p>
          </table:table-cell>
          <table:table-cell table:style-name="ce199" office:value-type="string" calcext:value-type="string">
            <text:p>FIN-NF PUT CALL DIFF</text:p>
          </table:table-cell>
          <table:table-cell table:style-name="ce221" office:value-type="string" calcext:value-type="string">
            <text:p>HDFC_DIFF_PUT_CALL</text:p>
          </table:table-cell>
          <table:table-cell table:style-name="ce221" office:value-type="string" calcext:value-type="string">
            <text:p>ICICI_DIFF_PUT_CALL</text:p>
          </table:table-cell>
          <table:table-cell table:style-name="ce221" office:value-type="string" calcext:value-type="string">
            <text:p>KOTAK_DIFF_PUT_CALL</text:p>
          </table:table-cell>
          <table:table-cell table:style-name="ce221" office:value-type="string" calcext:value-type="string">
            <text:p>AXIS_DIFF_PUT_CALL</text:p>
          </table:table-cell>
          <table:table-cell table:style-name="ce221" office:value-type="string" calcext:value-type="string">
            <text:p>SBI_DIFF_PUT_CALL</text:p>
          </table:table-cell>
          <table:table-cell table:style-name="ce221" office:value-type="string" calcext:value-type="string">
            <text:p>INDUSINDBANK_DIFF_PUT_CALL</text:p>
          </table:table-cell>
          <table:table-cell table:style-name="ce221" office:value-type="string" calcext:value-type="string">
            <text:p>RELIANCE_DIFF_PUT_CALL</text:p>
          </table:table-cell>
          <table:table-cell table:number-columns-repeated="43"/>
        </table:table-row>
        <table:table-row table:style-name="ro2">
          <table:table-cell table:style-name="ce135" table:formula="of:=[$HDFCBANK.B2]" office:value-type="date" office:date-value="2021-01-11" calcext:value-type="date">
            <text:p>11/01/21</text:p>
          </table:table-cell>
          <table:table-cell table:style-name="ce118" table:formula="of:=[$'EOD-ANALYSIS'.B2]" office:value-type="float" office:value="137" calcext:value-type="float">
            <text:p>137</text:p>
          </table:table-cell>
          <table:table-cell table:style-name="ce118" table:formula="of:=[$'EOD-ANALYSIS'.C2]" office:value-type="float" office:value="-85" calcext:value-type="float">
            <text:p>-85</text:p>
          </table:table-cell>
          <table:table-cell table:style-name="ce118" table:formula="of:=[$'EOD-ANALYSIS'.D2]" office:value-type="float" office:value="0" calcext:value-type="float">
            <text:p>0</text:p>
          </table:table-cell>
          <table:table-cell table:style-name="ce118" table:formula="of:=[$HDFCBANK.I2]" office:value-type="float" office:value="0" calcext:value-type="float">
            <text:p>0</text:p>
          </table:table-cell>
          <table:table-cell table:style-name="ce118" table:formula="of:=[$ICICIBANK.I2]" office:value-type="float" office:value="0" calcext:value-type="float">
            <text:p>0</text:p>
          </table:table-cell>
          <table:table-cell table:style-name="ce118" table:formula="of:=[$KOTAKBANK.I2]" office:value-type="float" office:value="0" calcext:value-type="float">
            <text:p>0</text:p>
          </table:table-cell>
          <table:table-cell table:style-name="ce118" table:formula="of:=[$AXISBANK.I2]" office:value-type="float" office:value="0" calcext:value-type="float">
            <text:p>0</text:p>
          </table:table-cell>
          <table:table-cell table:style-name="ce118" table:formula="of:=[$SBIBANK.I2]" office:value-type="float" office:value="0" calcext:value-type="float">
            <text:p>0</text:p>
          </table:table-cell>
          <table:table-cell table:style-name="ce118" table:formula="of:=[$INDUSINDBANK.I2]" office:value-type="float" office:value="0" calcext:value-type="float">
            <text:p>0</text:p>
          </table:table-cell>
          <table:table-cell table:style-name="ce194" table:formula="of:=[$HDFCBANK.B2]" office:value-type="date" office:date-value="2021-01-11" calcext:value-type="date">
            <text:p>11/01/21</text:p>
          </table:table-cell>
          <table:table-cell table:style-name="ce118" table:formula="of:=[$'EOD-ANALYSIS'.F2]" office:value-type="float" office:value="193166" calcext:value-type="float">
            <text:p>193166</text:p>
          </table:table-cell>
          <table:table-cell table:style-name="ce118" table:formula="of:=[$'EOD-ANALYSIS'.G2]" office:value-type="float" office:value="-137557" calcext:value-type="float">
            <text:p>-137557</text:p>
          </table:table-cell>
          <table:table-cell table:style-name="ce118" table:formula="of:=[$'EOD-ANALYSIS'.H2]" office:value-type="float" office:value="0" calcext:value-type="float">
            <text:p>0</text:p>
          </table:table-cell>
          <table:table-cell table:style-name="ce118" table:formula="of:=[$HDFCBANK.H2]" office:value-type="float" office:value="-6822" calcext:value-type="float">
            <text:p>-6822</text:p>
          </table:table-cell>
          <table:table-cell table:style-name="ce118" table:formula="of:=[$ICICIBANK.H2]" office:value-type="float" office:value="-5473" calcext:value-type="float">
            <text:p>-5473</text:p>
          </table:table-cell>
          <table:table-cell table:style-name="ce118" table:formula="of:=[$KOTAKBANK.H2]" office:value-type="float" office:value="-3986" calcext:value-type="float">
            <text:p>-3986</text:p>
          </table:table-cell>
          <table:table-cell table:style-name="ce118" table:formula="of:=[$AXISBANK.H2]" office:value-type="float" office:value="-2170" calcext:value-type="float">
            <text:p>-2170</text:p>
          </table:table-cell>
          <table:table-cell table:style-name="ce118" table:formula="of:=[$SBIBANK.H2]" office:value-type="float" office:value="-3512" calcext:value-type="float">
            <text:p>-3512</text:p>
          </table:table-cell>
          <table:table-cell table:style-name="ce118" table:formula="of:=[$INDUSINDBANK.H2]" office:value-type="float" office:value="-2727" calcext:value-type="float">
            <text:p>-2727</text:p>
          </table:table-cell>
          <table:table-cell table:style-name="ce124" table:formula="of:=[$RELIANCE.H2]" office:value-type="float" office:value="-50620" calcext:value-type="float">
            <text:p>-50620</text:p>
          </table:table-cell>
          <table:table-cell table:number-columns-repeated="43"/>
        </table:table-row>
        <table:table-row table:style-name="ro2">
          <table:table-cell table:style-name="ce135" table:formula="of:=[$HDFCBANK.B3]" office:value-type="date" office:date-value="2021-01-12" calcext:value-type="date">
            <text:p>12/01/21</text:p>
          </table:table-cell>
          <table:table-cell table:style-name="ce118" table:formula="of:=[$'EOD-ANALYSIS'.B3]" office:value-type="float" office:value="108.7" calcext:value-type="float">
            <text:p>108.7</text:p>
          </table:table-cell>
          <table:table-cell table:style-name="ce118" table:formula="of:=[$'EOD-ANALYSIS'.C3]" office:value-type="float" office:value="358.8" calcext:value-type="float">
            <text:p>358.8</text:p>
          </table:table-cell>
          <table:table-cell table:style-name="ce118" table:formula="of:=[$'EOD-ANALYSIS'.D3]" office:value-type="float" office:value="87.95" calcext:value-type="float">
            <text:p>87.95</text:p>
          </table:table-cell>
          <table:table-cell table:style-name="ce118" table:formula="of:=[$HDFCBANK.I3]" office:value-type="float" office:value="28.85" calcext:value-type="float">
            <text:p>28.85</text:p>
          </table:table-cell>
          <table:table-cell table:style-name="ce118" table:formula="of:=[$ICICIBANK.I3]" office:value-type="float" office:value="3.85" calcext:value-type="float">
            <text:p>3.85</text:p>
          </table:table-cell>
          <table:table-cell table:style-name="ce118" table:formula="of:=[$KOTAKBANK.I3]" office:value-type="float" office:value="-31.2" calcext:value-type="float">
            <text:p>-31.2</text:p>
          </table:table-cell>
          <table:table-cell table:style-name="ce118" table:formula="of:=[$AXISBANK.I3]" office:value-type="float" office:value="9.7" calcext:value-type="float">
            <text:p>9.7</text:p>
          </table:table-cell>
          <table:table-cell table:style-name="ce118" table:formula="of:=[$SBIBANK.I3]" office:value-type="float" office:value="10.25" calcext:value-type="float">
            <text:p>10.25</text:p>
          </table:table-cell>
          <table:table-cell table:style-name="ce118" table:formula="of:=[$INDUSINDBANK.I3]" office:value-type="float" office:value="2.2" calcext:value-type="float">
            <text:p>2.2</text:p>
          </table:table-cell>
          <table:table-cell table:style-name="ce156" table:formula="of:=[$HDFCBANK.B3]" office:value-type="date" office:date-value="2021-01-12" calcext:value-type="date">
            <text:p>12/01/21</text:p>
          </table:table-cell>
          <table:table-cell table:style-name="ce118" table:formula="of:=[$'EOD-ANALYSIS'.F3]" office:value-type="float" office:value="176141" calcext:value-type="float">
            <text:p>176141</text:p>
          </table:table-cell>
          <table:table-cell table:style-name="ce118" table:formula="of:=[$'EOD-ANALYSIS'.G3]" office:value-type="float" office:value="-48308" calcext:value-type="float">
            <text:p>-48308</text:p>
          </table:table-cell>
          <table:table-cell table:style-name="ce118" table:formula="of:=[$'EOD-ANALYSIS'.H3]" office:value-type="float" office:value="232" calcext:value-type="float">
            <text:p>232</text:p>
          </table:table-cell>
          <table:table-cell table:style-name="ce118" table:formula="of:=[$HDFCBANK.H3]" office:value-type="float" office:value="-6085" calcext:value-type="float">
            <text:p>-6085</text:p>
          </table:table-cell>
          <table:table-cell table:style-name="ce118" table:formula="of:=[$ICICIBANK.H3]" office:value-type="float" office:value="-5820" calcext:value-type="float">
            <text:p>-5820</text:p>
          </table:table-cell>
          <table:table-cell table:style-name="ce118" table:formula="of:=[$KOTAKBANK.H3]" office:value-type="float" office:value="-4957" calcext:value-type="float">
            <text:p>-4957</text:p>
          </table:table-cell>
          <table:table-cell table:style-name="ce118" table:formula="of:=[$AXISBANK.H3]" office:value-type="float" office:value="-1845" calcext:value-type="float">
            <text:p>-1845</text:p>
          </table:table-cell>
          <table:table-cell table:style-name="ce118" table:formula="of:=[$SBIBANK.H3]" office:value-type="float" office:value="-2034" calcext:value-type="float">
            <text:p>-2034</text:p>
          </table:table-cell>
          <table:table-cell table:style-name="ce118" table:formula="of:=[$INDUSINDBANK.H3]" office:value-type="float" office:value="-2989" calcext:value-type="float">
            <text:p>-2989</text:p>
          </table:table-cell>
          <table:table-cell table:style-name="ce124" table:formula="of:=[$RELIANCE.H3]" office:value-type="float" office:value="-46732" calcext:value-type="float">
            <text:p>-46732</text:p>
          </table:table-cell>
          <table:table-cell table:number-columns-repeated="43"/>
        </table:table-row>
        <table:table-row table:style-name="ro2">
          <table:table-cell table:style-name="ce135" table:formula="of:=[$HDFCBANK.B4]" office:value-type="date" office:date-value="2021-01-13" calcext:value-type="date">
            <text:p>13/01/21</text:p>
          </table:table-cell>
          <table:table-cell table:style-name="ce118" table:formula="of:=[$'EOD-ANALYSIS'.B4]" office:value-type="float" office:value="8.2" calcext:value-type="float">
            <text:p>8.2</text:p>
          </table:table-cell>
          <table:table-cell table:style-name="ce118" table:formula="of:=[$'EOD-ANALYSIS'.C4]" office:value-type="float" office:value="230.1" calcext:value-type="float">
            <text:p>230.1</text:p>
          </table:table-cell>
          <table:table-cell table:style-name="ce118" table:formula="of:=[$'EOD-ANALYSIS'.D4]" office:value-type="float" office:value="-95.1" calcext:value-type="float">
            <text:p>-95.1</text:p>
          </table:table-cell>
          <table:table-cell table:style-name="ce118" table:formula="of:=[$HDFCBANK.I4]" office:value-type="float" office:value="-10.35" calcext:value-type="float">
            <text:p>-10.35</text:p>
          </table:table-cell>
          <table:table-cell table:style-name="ce118" table:formula="of:=[$ICICIBANK.I4]" office:value-type="float" office:value="8.5" calcext:value-type="float">
            <text:p>8.5</text:p>
          </table:table-cell>
          <table:table-cell table:style-name="ce118" table:formula="of:=[$KOTAKBANK.I4]" office:value-type="float" office:value="-19.8" calcext:value-type="float">
            <text:p>-19.8</text:p>
          </table:table-cell>
          <table:table-cell table:style-name="ce118" table:formula="of:=[$AXISBANK.I4]" office:value-type="float" office:value="12.4" calcext:value-type="float">
            <text:p>12.4</text:p>
          </table:table-cell>
          <table:table-cell table:style-name="ce118" table:formula="of:=[$SBIBANK.I4]" office:value-type="float" office:value="14.15" calcext:value-type="float">
            <text:p>14.15</text:p>
          </table:table-cell>
          <table:table-cell table:style-name="ce118" table:formula="of:=[$INDUSINDBANK.I4]" office:value-type="float" office:value="15.55" calcext:value-type="float">
            <text:p>15.55</text:p>
          </table:table-cell>
          <table:table-cell table:style-name="ce194" table:formula="of:=[$HDFCBANK.B4]" office:value-type="date" office:date-value="2021-01-13" calcext:value-type="date">
            <text:p>13/01/21</text:p>
          </table:table-cell>
          <table:table-cell table:style-name="ce118" table:formula="of:=[$'EOD-ANALYSIS'.F4]" office:value-type="float" office:value="34304" calcext:value-type="float">
            <text:p>34304</text:p>
          </table:table-cell>
          <table:table-cell table:style-name="ce118" table:formula="of:=[$'EOD-ANALYSIS'.G4]" office:value-type="float" office:value="-40995" calcext:value-type="float">
            <text:p>-40995</text:p>
          </table:table-cell>
          <table:table-cell table:style-name="ce118" table:formula="of:=[$'EOD-ANALYSIS'.H4]" office:value-type="float" office:value="-2035" calcext:value-type="float">
            <text:p>-2035</text:p>
          </table:table-cell>
          <table:table-cell table:style-name="ce118" table:formula="of:=[$HDFCBANK.H4]" office:value-type="float" office:value="-7644" calcext:value-type="float">
            <text:p>-7644</text:p>
          </table:table-cell>
          <table:table-cell table:style-name="ce118" table:formula="of:=[$ICICIBANK.H4]" office:value-type="float" office:value="-5555" calcext:value-type="float">
            <text:p>-5555</text:p>
          </table:table-cell>
          <table:table-cell table:style-name="ce118" table:formula="of:=[$KOTAKBANK.H4]" office:value-type="float" office:value="-6181" calcext:value-type="float">
            <text:p>-6181</text:p>
          </table:table-cell>
          <table:table-cell table:style-name="ce118" table:formula="of:=[$AXISBANK.H4]" office:value-type="float" office:value="-2149" calcext:value-type="float">
            <text:p>-2149</text:p>
          </table:table-cell>
          <table:table-cell table:style-name="ce118" table:formula="of:=[$SBIBANK.H4]" office:value-type="float" office:value="-1239" calcext:value-type="float">
            <text:p>-1239</text:p>
          </table:table-cell>
          <table:table-cell table:style-name="ce118" table:formula="of:=[$INDUSINDBANK.H4]" office:value-type="float" office:value="-2233" calcext:value-type="float">
            <text:p>-2233</text:p>
          </table:table-cell>
          <table:table-cell table:style-name="ce124" table:formula="of:=[$RELIANCE.H4]" office:value-type="float" office:value="-47488" calcext:value-type="float">
            <text:p>-47488</text:p>
          </table:table-cell>
          <table:table-cell table:number-columns-repeated="43"/>
        </table:table-row>
        <table:table-row table:style-name="ro2">
          <table:table-cell table:style-name="ce135" table:formula="of:=[$HDFCBANK.B5]" office:value-type="date" office:date-value="2021-01-14" calcext:value-type="date">
            <text:p>14/01/21</text:p>
          </table:table-cell>
          <table:table-cell table:style-name="ce118" table:formula="of:=[$'EOD-ANALYSIS'.B5]" office:value-type="float" office:value="21.95" calcext:value-type="float">
            <text:p>21.95</text:p>
          </table:table-cell>
          <table:table-cell table:style-name="ce118" table:formula="of:=[$'EOD-ANALYSIS'.C5]" office:value-type="float" office:value="-37.35" calcext:value-type="float">
            <text:p>-37.35</text:p>
          </table:table-cell>
          <table:table-cell table:style-name="ce118" table:formula="of:=[$'EOD-ANALYSIS'.D5]" office:value-type="float" office:value="-40.5" calcext:value-type="float">
            <text:p>-40.5</text:p>
          </table:table-cell>
          <table:table-cell table:style-name="ce118" table:formula="of:=[$HDFCBANK.I5]" office:value-type="float" office:value="1.05" calcext:value-type="float">
            <text:p>1.05</text:p>
          </table:table-cell>
          <table:table-cell table:style-name="ce118" table:formula="of:=[$ICICIBANK.I5]" office:value-type="float" office:value="-3.25" calcext:value-type="float">
            <text:p>-3.25</text:p>
          </table:table-cell>
          <table:table-cell table:style-name="ce118" table:formula="of:=[$KOTAKBANK.I5]" office:value-type="float" office:value="9.9" calcext:value-type="float">
            <text:p>9.9</text:p>
          </table:table-cell>
          <table:table-cell table:style-name="ce118" table:formula="of:=[$AXISBANK.I5]" office:value-type="float" office:value="-11.65" calcext:value-type="float">
            <text:p>-11.65</text:p>
          </table:table-cell>
          <table:table-cell table:style-name="ce118" table:formula="of:=[$SBIBANK.I5]" office:value-type="float" office:value="-0.3" calcext:value-type="float">
            <text:p>-0.3</text:p>
          </table:table-cell>
          <table:table-cell table:style-name="ce118" table:formula="of:=[$INDUSINDBANK.I5]" office:value-type="float" office:value="26.2" calcext:value-type="float">
            <text:p>26.2</text:p>
          </table:table-cell>
          <table:table-cell table:style-name="ce194" table:formula="of:=[$HDFCBANK.B5]" office:value-type="date" office:date-value="2021-01-14" calcext:value-type="date">
            <text:p>14/01/21</text:p>
          </table:table-cell>
          <table:table-cell table:style-name="ce118" table:formula="of:=[$'EOD-ANALYSIS'.F5]" office:value-type="float" office:value="60338" calcext:value-type="float">
            <text:p>60338</text:p>
          </table:table-cell>
          <table:table-cell table:style-name="ce118" table:formula="of:=[$'EOD-ANALYSIS'.G5]" office:value-type="float" office:value="-15088" calcext:value-type="float">
            <text:p>-15088</text:p>
          </table:table-cell>
          <table:table-cell table:style-name="ce118" table:formula="of:=[$'EOD-ANALYSIS'.H5]" office:value-type="float" office:value="5827" calcext:value-type="float">
            <text:p>5827</text:p>
          </table:table-cell>
          <table:table-cell table:style-name="ce118" table:formula="of:=[$HDFCBANK.H5]" office:value-type="float" office:value="-10375" calcext:value-type="float">
            <text:p>-10375</text:p>
          </table:table-cell>
          <table:table-cell table:style-name="ce118" table:formula="of:=[$ICICIBANK.H5]" office:value-type="float" office:value="-6726" calcext:value-type="float">
            <text:p>-6726</text:p>
          </table:table-cell>
          <table:table-cell table:style-name="ce118" table:formula="of:=[$KOTAKBANK.H5]" office:value-type="float" office:value="-6505" calcext:value-type="float">
            <text:p>-6505</text:p>
          </table:table-cell>
          <table:table-cell table:style-name="ce118" table:formula="of:=[$AXISBANK.H5]" office:value-type="float" office:value="-3583" calcext:value-type="float">
            <text:p>-3583</text:p>
          </table:table-cell>
          <table:table-cell table:style-name="ce118" table:formula="of:=[$SBIBANK.H5]" office:value-type="float" office:value="-1817" calcext:value-type="float">
            <text:p>-1817</text:p>
          </table:table-cell>
          <table:table-cell table:style-name="ce118" table:formula="of:=[$INDUSINDBANK.H5]" office:value-type="float" office:value="-2324" calcext:value-type="float">
            <text:p>-2324</text:p>
          </table:table-cell>
          <table:table-cell table:style-name="ce124" table:formula="of:=[$RELIANCE.H5]" office:value-type="float" office:value="-46558" calcext:value-type="float">
            <text:p>-46558</text:p>
          </table:table-cell>
          <table:table-cell table:number-columns-repeated="43"/>
        </table:table-row>
        <table:table-row table:style-name="ro2">
          <table:table-cell table:style-name="ce135" table:formula="of:=[$HDFCBANK.B6]" office:value-type="date" office:date-value="2021-01-15" calcext:value-type="date">
            <text:p>15/01/21</text:p>
          </table:table-cell>
          <table:table-cell table:style-name="ce118" table:formula="of:=[$'EOD-ANALYSIS'.B6]" office:value-type="float" office:value="-169.6" calcext:value-type="float">
            <text:p>-169.6</text:p>
          </table:table-cell>
          <table:table-cell table:style-name="ce118" table:formula="of:=[$'EOD-ANALYSIS'.C6]" office:value-type="float" office:value="-333.75" calcext:value-type="float">
            <text:p>-333.75</text:p>
          </table:table-cell>
          <table:table-cell table:style-name="ce118" table:formula="of:=[$'EOD-ANALYSIS'.D6]" office:value-type="float" office:value="-128.7" calcext:value-type="float">
            <text:p>-128.7</text:p>
          </table:table-cell>
          <table:table-cell table:style-name="ce118" table:formula="of:=[$HDFCBANK.I6]" office:value-type="float" office:value="-6.65" calcext:value-type="float">
            <text:p>-6.65</text:p>
          </table:table-cell>
          <table:table-cell table:style-name="ce118" table:formula="of:=[$ICICIBANK.I6]" office:value-type="float" office:value="-10.75" calcext:value-type="float">
            <text:p>-10.75</text:p>
          </table:table-cell>
          <table:table-cell table:style-name="ce118" table:formula="of:=[$KOTAKBANK.I6]" office:value-type="float" office:value="-30.65" calcext:value-type="float">
            <text:p>-30.65</text:p>
          </table:table-cell>
          <table:table-cell table:style-name="ce118" table:formula="of:=[$AXISBANK.I6]" office:value-type="float" office:value="-3.4" calcext:value-type="float">
            <text:p>-3.4</text:p>
          </table:table-cell>
          <table:table-cell table:style-name="ce118" table:formula="of:=[$SBIBANK.I6]" office:value-type="float" office:value="-3.5" calcext:value-type="float">
            <text:p>-3.5</text:p>
          </table:table-cell>
          <table:table-cell table:style-name="ce118" table:formula="of:=[$INDUSINDBANK.I6]" office:value-type="float" office:value="-5.2" calcext:value-type="float">
            <text:p>-5.2</text:p>
          </table:table-cell>
          <table:table-cell table:style-name="ce157" table:formula="of:=[$HDFCBANK.B6]" office:value-type="date" office:date-value="2021-01-15" calcext:value-type="date">
            <text:p>15/01/21</text:p>
          </table:table-cell>
          <table:table-cell table:style-name="ce118" table:formula="of:=[$'EOD-ANALYSIS'.F6]" office:value-type="float" office:value="-190201" calcext:value-type="float">
            <text:p>-190201</text:p>
          </table:table-cell>
          <table:table-cell table:style-name="ce118" table:formula="of:=[$'EOD-ANALYSIS'.G6]" office:value-type="float" office:value="-121572" calcext:value-type="float">
            <text:p>-121572</text:p>
          </table:table-cell>
          <table:table-cell table:style-name="ce118" table:formula="of:=[$'EOD-ANALYSIS'.H6]" office:value-type="float" office:value="-106" calcext:value-type="float">
            <text:p>-106</text:p>
          </table:table-cell>
          <table:table-cell table:style-name="ce118" table:formula="of:=[$HDFCBANK.H6]" office:value-type="float" office:value="-11374" calcext:value-type="float">
            <text:p>-11374</text:p>
          </table:table-cell>
          <table:table-cell table:style-name="ce118" table:formula="of:=[$ICICIBANK.H6]" office:value-type="float" office:value="-8863" calcext:value-type="float">
            <text:p>-8863</text:p>
          </table:table-cell>
          <table:table-cell table:style-name="ce118" table:formula="of:=[$KOTAKBANK.H6]" office:value-type="float" office:value="-7185" calcext:value-type="float">
            <text:p>-7185</text:p>
          </table:table-cell>
          <table:table-cell table:style-name="ce118" table:formula="of:=[$AXISBANK.H6]" office:value-type="float" office:value="-3788" calcext:value-type="float">
            <text:p>-3788</text:p>
          </table:table-cell>
          <table:table-cell table:style-name="ce118" table:formula="of:=[$SBIBANK.H6]" office:value-type="float" office:value="-3807" calcext:value-type="float">
            <text:p>-3807</text:p>
          </table:table-cell>
          <table:table-cell table:style-name="ce118" table:formula="of:=[$INDUSINDBANK.H6]" office:value-type="float" office:value="-2397" calcext:value-type="float">
            <text:p>-2397</text:p>
          </table:table-cell>
          <table:table-cell table:style-name="ce124" table:formula="of:=[$RELIANCE.H6]" office:value-type="float" office:value="-48837" calcext:value-type="float">
            <text:p>-48837</text:p>
          </table:table-cell>
          <table:table-cell table:number-columns-repeated="43"/>
        </table:table-row>
        <table:table-row table:style-name="ro2">
          <table:table-cell table:style-name="ce135" table:formula="of:=[$HDFCBANK.B7]" office:value-type="date" office:date-value="2021-01-18" calcext:value-type="date">
            <text:p>18/01/21</text:p>
          </table:table-cell>
          <table:table-cell table:style-name="ce118" table:formula="of:=[$'EOD-ANALYSIS'.B7]" office:value-type="float" office:value="-171.25" calcext:value-type="float">
            <text:p>-171.25</text:p>
          </table:table-cell>
          <table:table-cell table:style-name="ce118" table:formula="of:=[$'EOD-ANALYSIS'.C7]" office:value-type="float" office:value="-498.35" calcext:value-type="float">
            <text:p>-498.35</text:p>
          </table:table-cell>
          <table:table-cell table:style-name="ce118" table:formula="of:=[$'EOD-ANALYSIS'.D7]" office:value-type="float" office:value="-244.65" calcext:value-type="float">
            <text:p>-244.65</text:p>
          </table:table-cell>
          <table:table-cell table:style-name="ce118" table:formula="of:=[$HDFCBANK.I7]" office:value-type="float" office:value="14.1" calcext:value-type="float">
            <text:p>14.1</text:p>
          </table:table-cell>
          <table:table-cell table:style-name="ce118" table:formula="of:=[$ICICIBANK.I7]" office:value-type="float" office:value="-10.95" calcext:value-type="float">
            <text:p>-10.95</text:p>
          </table:table-cell>
          <table:table-cell table:style-name="ce118" table:formula="of:=[$KOTAKBANK.I7]" office:value-type="float" office:value="-21.75" calcext:value-type="float">
            <text:p>-21.75</text:p>
          </table:table-cell>
          <table:table-cell table:style-name="ce118" table:formula="of:=[$AXISBANK.I7]" office:value-type="float" office:value="-18.8" calcext:value-type="float">
            <text:p>-18.8</text:p>
          </table:table-cell>
          <table:table-cell table:style-name="ce118" table:formula="of:=[$SBIBANK.I7]" office:value-type="float" office:value="-9.25" calcext:value-type="float">
            <text:p>-9.25</text:p>
          </table:table-cell>
          <table:table-cell table:style-name="ce118" table:formula="of:=[$INDUSINDBANK.I7]" office:value-type="float" office:value="-37.45" calcext:value-type="float">
            <text:p>-37.45</text:p>
          </table:table-cell>
          <table:table-cell table:style-name="ce157" table:formula="of:=[$HDFCBANK.B7]" office:value-type="date" office:date-value="2021-01-18" calcext:value-type="date">
            <text:p>18/01/21</text:p>
          </table:table-cell>
          <table:table-cell table:style-name="ce118" table:formula="of:=[$'EOD-ANALYSIS'.F7]" office:value-type="float" office:value="-233492" calcext:value-type="float">
            <text:p>-233492</text:p>
          </table:table-cell>
          <table:table-cell table:style-name="ce118" table:formula="of:=[$'EOD-ANALYSIS'.G7]" office:value-type="float" office:value="-232372" calcext:value-type="float">
            <text:p>-232372</text:p>
          </table:table-cell>
          <table:table-cell table:style-name="ce118" table:formula="of:=[$'EOD-ANALYSIS'.H7]" office:value-type="float" office:value="-2066" calcext:value-type="float">
            <text:p>-2066</text:p>
          </table:table-cell>
          <table:table-cell table:style-name="ce118" table:formula="of:=[$HDFCBANK.H7]" office:value-type="float" office:value="-7752" calcext:value-type="float">
            <text:p>-7752</text:p>
          </table:table-cell>
          <table:table-cell table:style-name="ce118" table:formula="of:=[$ICICIBANK.H7]" office:value-type="float" office:value="-9045" calcext:value-type="float">
            <text:p>-9045</text:p>
          </table:table-cell>
          <table:table-cell table:style-name="ce118" table:formula="of:=[$KOTAKBANK.H7]" office:value-type="float" office:value="-7270" calcext:value-type="float">
            <text:p>-7270</text:p>
          </table:table-cell>
          <table:table-cell table:style-name="ce118" table:formula="of:=[$AXISBANK.H7]" office:value-type="float" office:value="-4688" calcext:value-type="float">
            <text:p>-4688</text:p>
          </table:table-cell>
          <table:table-cell table:style-name="ce118" table:formula="of:=[$SBIBANK.H7]" office:value-type="float" office:value="-7553" calcext:value-type="float">
            <text:p>-7553</text:p>
          </table:table-cell>
          <table:table-cell table:style-name="ce118" table:formula="of:=[$INDUSINDBANK.H7]" office:value-type="float" office:value="-3140" calcext:value-type="float">
            <text:p>-3140</text:p>
          </table:table-cell>
          <table:table-cell table:style-name="ce124" table:formula="of:=[$RELIANCE.H7]" office:value-type="float" office:value="-45360" calcext:value-type="float">
            <text:p>-45360</text:p>
          </table:table-cell>
          <table:table-cell table:number-columns-repeated="43"/>
        </table:table-row>
        <table:table-row table:style-name="ro2">
          <table:table-cell table:style-name="ce135" table:formula="of:=[$HDFCBANK.B8]" office:value-type="date" office:date-value="2021-01-19" calcext:value-type="date">
            <text:p>19/01/21</text:p>
          </table:table-cell>
          <table:table-cell table:style-name="ce118" table:formula="of:=[$'EOD-ANALYSIS'.B8]" office:value-type="float" office:value="282.75" calcext:value-type="float">
            <text:p>282.75</text:p>
          </table:table-cell>
          <table:table-cell table:style-name="ce118" table:formula="of:=[$'EOD-ANALYSIS'.C8]" office:value-type="float" office:value="705.2" calcext:value-type="float">
            <text:p>705.2</text:p>
          </table:table-cell>
          <table:table-cell table:style-name="ce118" table:formula="of:=[$'EOD-ANALYSIS'.D8]" office:value-type="float" office:value="403.6" calcext:value-type="float">
            <text:p>403.6</text:p>
          </table:table-cell>
          <table:table-cell table:style-name="ce118" table:formula="of:=[$HDFCBANK.I8]" office:value-type="float" office:value="25.95" calcext:value-type="float">
            <text:p>25.95</text:p>
          </table:table-cell>
          <table:table-cell table:style-name="ce118" table:formula="of:=[$ICICIBANK.I8]" office:value-type="float" office:value="14.7" calcext:value-type="float">
            <text:p>14.7</text:p>
          </table:table-cell>
          <table:table-cell table:style-name="ce118" table:formula="of:=[$KOTAKBANK.I8]" office:value-type="float" office:value="46.5" calcext:value-type="float">
            <text:p>46.5</text:p>
          </table:table-cell>
          <table:table-cell table:style-name="ce118" table:formula="of:=[$AXISBANK.I8]" office:value-type="float" office:value="12.7" calcext:value-type="float">
            <text:p>12.7</text:p>
          </table:table-cell>
          <table:table-cell table:style-name="ce118" table:formula="of:=[$SBIBANK.I8]" office:value-type="float" office:value="4.9" calcext:value-type="float">
            <text:p>4.9</text:p>
          </table:table-cell>
          <table:table-cell table:style-name="ce118" table:formula="of:=[$INDUSINDBANK.I8]" office:value-type="float" office:value="13.05" calcext:value-type="float">
            <text:p>13.05</text:p>
          </table:table-cell>
          <table:table-cell table:style-name="ce156" table:formula="of:=[$HDFCBANK.B8]" office:value-type="date" office:date-value="2021-01-19" calcext:value-type="date">
            <text:p>19/01/21</text:p>
          </table:table-cell>
          <table:table-cell table:style-name="ce118" table:formula="of:=[$'EOD-ANALYSIS'.F8]" office:value-type="float" office:value="-24165" calcext:value-type="float">
            <text:p>-24165</text:p>
          </table:table-cell>
          <table:table-cell table:style-name="ce118" table:formula="of:=[$'EOD-ANALYSIS'.G8]" office:value-type="float" office:value="-84759" calcext:value-type="float">
            <text:p>-84759</text:p>
          </table:table-cell>
          <table:table-cell table:style-name="ce118" table:formula="of:=[$'EOD-ANALYSIS'.H8]" office:value-type="float" office:value="177" calcext:value-type="float">
            <text:p>177</text:p>
          </table:table-cell>
          <table:table-cell table:style-name="ce118" table:formula="of:=[$HDFCBANK.H8]" office:value-type="float" office:value="-5071" calcext:value-type="float">
            <text:p>-5071</text:p>
          </table:table-cell>
          <table:table-cell table:style-name="ce118" table:formula="of:=[$ICICIBANK.H8]" office:value-type="float" office:value="-8697" calcext:value-type="float">
            <text:p>-8697</text:p>
          </table:table-cell>
          <table:table-cell table:style-name="ce118" table:formula="of:=[$KOTAKBANK.H8]" office:value-type="float" office:value="-7737" calcext:value-type="float">
            <text:p>-7737</text:p>
          </table:table-cell>
          <table:table-cell table:style-name="ce118" table:formula="of:=[$AXISBANK.H8]" office:value-type="float" office:value="-4263" calcext:value-type="float">
            <text:p>-4263</text:p>
          </table:table-cell>
          <table:table-cell table:style-name="ce118" table:formula="of:=[$SBIBANK.H8]" office:value-type="float" office:value="-7307" calcext:value-type="float">
            <text:p>-7307</text:p>
          </table:table-cell>
          <table:table-cell table:style-name="ce118" table:formula="of:=[$INDUSINDBANK.H8]" office:value-type="float" office:value="-3251" calcext:value-type="float">
            <text:p>-3251</text:p>
          </table:table-cell>
          <table:table-cell table:style-name="ce124" table:formula="of:=[$RELIANCE.H8]" office:value-type="float" office:value="-33042" calcext:value-type="float">
            <text:p>-33042</text:p>
          </table:table-cell>
          <table:table-cell table:number-columns-repeated="43"/>
        </table:table-row>
        <table:table-row table:style-name="ro2">
          <table:table-cell table:style-name="ce135" table:formula="of:=[$HDFCBANK.B9]" office:value-type="date" office:date-value="2021-01-20" calcext:value-type="date">
            <text:p>20/01/21</text:p>
          </table:table-cell>
          <table:table-cell table:style-name="ce118" table:formula="of:=[$'EOD-ANALYSIS'.B9]" office:value-type="float" office:value="75.15" calcext:value-type="float">
            <text:p>75.15</text:p>
          </table:table-cell>
          <table:table-cell table:style-name="ce118" table:formula="of:=[$'EOD-ANALYSIS'.C9]" office:value-type="float" office:value="63.8" calcext:value-type="float">
            <text:p>63.8</text:p>
          </table:table-cell>
          <table:table-cell table:style-name="ce118" table:formula="of:=[$'EOD-ANALYSIS'.D9]" office:value-type="float" office:value="33.7" calcext:value-type="float">
            <text:p>33.7</text:p>
          </table:table-cell>
          <table:table-cell table:style-name="ce118" table:formula="of:=[$HDFCBANK.I9]" office:value-type="float" office:value="-16.5" calcext:value-type="float">
            <text:p>-16.5</text:p>
          </table:table-cell>
          <table:table-cell table:style-name="ce118" table:formula="of:=[$ICICIBANK.I9]" office:value-type="float" office:value="3.35" calcext:value-type="float">
            <text:p>3.35</text:p>
          </table:table-cell>
          <table:table-cell table:style-name="ce118" table:formula="of:=[$KOTAKBANK.I9]" office:value-type="float" office:value="-6.1" calcext:value-type="float">
            <text:p>-6.1</text:p>
          </table:table-cell>
          <table:table-cell table:style-name="ce118" table:formula="of:=[$AXISBANK.I9]" office:value-type="float" office:value="6.35" calcext:value-type="float">
            <text:p>6.35</text:p>
          </table:table-cell>
          <table:table-cell table:style-name="ce118" table:formula="of:=[$SBIBANK.I9]" office:value-type="float" office:value="3.75" calcext:value-type="float">
            <text:p>3.75</text:p>
          </table:table-cell>
          <table:table-cell table:style-name="ce118" table:formula="of:=[$INDUSINDBANK.I9]" office:value-type="float" office:value="4.45" calcext:value-type="float">
            <text:p>4.45</text:p>
          </table:table-cell>
          <table:table-cell table:style-name="ce194" table:formula="of:=[$HDFCBANK.B9]" office:value-type="date" office:date-value="2021-01-20" calcext:value-type="date">
            <text:p>20/01/21</text:p>
          </table:table-cell>
          <table:table-cell table:style-name="ce118" table:formula="of:=[$'EOD-ANALYSIS'.F9]" office:value-type="float" office:value="23603" calcext:value-type="float">
            <text:p>23603</text:p>
          </table:table-cell>
          <table:table-cell table:style-name="ce118" table:formula="of:=[$'EOD-ANALYSIS'.G9]" office:value-type="float" office:value="-85897" calcext:value-type="float">
            <text:p>-85897</text:p>
          </table:table-cell>
          <table:table-cell table:style-name="ce118" table:formula="of:=[$'EOD-ANALYSIS'.H9]" office:value-type="float" office:value="2408" calcext:value-type="float">
            <text:p>2408</text:p>
          </table:table-cell>
          <table:table-cell table:style-name="ce118" table:formula="of:=[$HDFCBANK.H9]" office:value-type="float" office:value="-6833" calcext:value-type="float">
            <text:p>-6833</text:p>
          </table:table-cell>
          <table:table-cell table:style-name="ce118" table:formula="of:=[$ICICIBANK.H9]" office:value-type="float" office:value="-8561" calcext:value-type="float">
            <text:p>-8561</text:p>
          </table:table-cell>
          <table:table-cell table:style-name="ce118" table:formula="of:=[$KOTAKBANK.H9]" office:value-type="float" office:value="-8555" calcext:value-type="float">
            <text:p>-8555</text:p>
          </table:table-cell>
          <table:table-cell table:style-name="ce118" table:formula="of:=[$AXISBANK.H9]" office:value-type="float" office:value="-4498" calcext:value-type="float">
            <text:p>-4498</text:p>
          </table:table-cell>
          <table:table-cell table:style-name="ce118" table:formula="of:=[$SBIBANK.H9]" office:value-type="float" office:value="-5151" calcext:value-type="float">
            <text:p>-5151</text:p>
          </table:table-cell>
          <table:table-cell table:style-name="ce118" table:formula="of:=[$INDUSINDBANK.H9]" office:value-type="float" office:value="-3562" calcext:value-type="float">
            <text:p>-3562</text:p>
          </table:table-cell>
          <table:table-cell table:style-name="ce124" table:formula="of:=[$RELIANCE.H9]" office:value-type="float" office:value="-27935" calcext:value-type="float">
            <text:p>-27935</text:p>
          </table:table-cell>
          <table:table-cell table:number-columns-repeated="43"/>
        </table:table-row>
        <table:table-row table:style-name="ro2">
          <table:table-cell table:style-name="ce135" table:formula="of:=[$HDFCBANK.B10]" office:value-type="date" office:date-value="2021-01-21" calcext:value-type="date">
            <text:p>21/01/21</text:p>
          </table:table-cell>
          <table:table-cell table:style-name="ce118" table:formula="of:=[$'EOD-ANALYSIS'.B10]" office:value-type="float" office:value="-46.5" calcext:value-type="float">
            <text:p>-46.5</text:p>
          </table:table-cell>
          <table:table-cell table:style-name="ce118" table:formula="of:=[$'EOD-ANALYSIS'.C10]" office:value-type="float" office:value="-355.9" calcext:value-type="float">
            <text:p>-355.9</text:p>
          </table:table-cell>
          <table:table-cell table:style-name="ce118" table:formula="of:=[$'EOD-ANALYSIS'.D10]" office:value-type="float" office:value="-142.2" calcext:value-type="float">
            <text:p>-142.2</text:p>
          </table:table-cell>
          <table:table-cell table:style-name="ce118" table:formula="of:=[$HDFCBANK.I10]" office:value-type="float" office:value="-16.8" calcext:value-type="float">
            <text:p>-16.8</text:p>
          </table:table-cell>
          <table:table-cell table:style-name="ce118" table:formula="of:=[$ICICIBANK.I10]" office:value-type="float" office:value="1.1" calcext:value-type="float">
            <text:p>1.1</text:p>
          </table:table-cell>
          <table:table-cell table:style-name="ce118" table:formula="of:=[$KOTAKBANK.I10]" office:value-type="float" office:value="-24" calcext:value-type="float">
            <text:p>-24</text:p>
          </table:table-cell>
          <table:table-cell table:style-name="ce118" table:formula="of:=[$AXISBANK.I10]" office:value-type="float" office:value="1" calcext:value-type="float">
            <text:p>1</text:p>
          </table:table-cell>
          <table:table-cell table:style-name="ce118" table:formula="of:=[$SBIBANK.I10]" office:value-type="float" office:value="-8.3" calcext:value-type="float">
            <text:p>-8.3</text:p>
          </table:table-cell>
          <table:table-cell table:style-name="ce118" table:formula="of:=[$INDUSINDBANK.I10]" office:value-type="float" office:value="-24" calcext:value-type="float">
            <text:p>-24</text:p>
          </table:table-cell>
          <table:table-cell table:style-name="ce157" table:formula="of:=[$HDFCBANK.B10]" office:value-type="date" office:date-value="2021-01-21" calcext:value-type="date">
            <text:p>21/01/21</text:p>
          </table:table-cell>
          <table:table-cell table:style-name="ce118" table:formula="of:=[$'EOD-ANALYSIS'.F10]" office:value-type="float" office:value="-61407" calcext:value-type="float">
            <text:p>-61407</text:p>
          </table:table-cell>
          <table:table-cell table:style-name="ce118" table:formula="of:=[$'EOD-ANALYSIS'.G10]" office:value-type="float" office:value="-112138" calcext:value-type="float">
            <text:p>-112138</text:p>
          </table:table-cell>
          <table:table-cell table:style-name="ce118" table:formula="of:=[$'EOD-ANALYSIS'.H10]" office:value-type="float" office:value="1532" calcext:value-type="float">
            <text:p>1532</text:p>
          </table:table-cell>
          <table:table-cell table:style-name="ce118" table:formula="of:=[$HDFCBANK.H10]" office:value-type="float" office:value="-7085" calcext:value-type="float">
            <text:p>-7085</text:p>
          </table:table-cell>
          <table:table-cell table:style-name="ce118" table:formula="of:=[$ICICIBANK.H10]" office:value-type="float" office:value="-7365" calcext:value-type="float">
            <text:p>-7365</text:p>
          </table:table-cell>
          <table:table-cell table:style-name="ce118" table:formula="of:=[$KOTAKBANK.H10]" office:value-type="float" office:value="-7805" calcext:value-type="float">
            <text:p>-7805</text:p>
          </table:table-cell>
          <table:table-cell table:style-name="ce118" table:formula="of:=[$AXISBANK.H10]" office:value-type="float" office:value="-2901" calcext:value-type="float">
            <text:p>-2901</text:p>
          </table:table-cell>
          <table:table-cell table:style-name="ce118" table:formula="of:=[$SBIBANK.H10]" office:value-type="float" office:value="-7549" calcext:value-type="float">
            <text:p>-7549</text:p>
          </table:table-cell>
          <table:table-cell table:style-name="ce118" table:formula="of:=[$INDUSINDBANK.H10]" office:value-type="float" office:value="-2936" calcext:value-type="float">
            <text:p>-2936</text:p>
          </table:table-cell>
          <table:table-cell table:style-name="ce124" table:formula="of:=[$RELIANCE.H10]" office:value-type="float" office:value="-20202" calcext:value-type="float">
            <text:p>-20202</text:p>
          </table:table-cell>
          <table:table-cell table:number-columns-repeated="43"/>
        </table:table-row>
        <table:table-row table:style-name="ro2">
          <table:table-cell table:style-name="ce135" table:formula="of:=[$HDFCBANK.B11]" office:value-type="date" office:date-value="2021-01-22" calcext:value-type="date">
            <text:p>22/01/21</text:p>
          </table:table-cell>
          <table:table-cell table:style-name="ce118" table:formula="of:=[$'EOD-ANALYSIS'.B11]" office:value-type="float" office:value="-218.5" calcext:value-type="float">
            <text:p>-218.5</text:p>
          </table:table-cell>
          <table:table-cell table:style-name="ce118" table:formula="of:=[$'EOD-ANALYSIS'.C11]" office:value-type="float" office:value="-1031.05" calcext:value-type="float">
            <text:p>-1031.05</text:p>
          </table:table-cell>
          <table:table-cell table:style-name="ce118" table:formula="of:=[$'EOD-ANALYSIS'.D11]" office:value-type="float" office:value="-380.25" calcext:value-type="float">
            <text:p>-380.25</text:p>
          </table:table-cell>
          <table:table-cell table:style-name="ce118" table:formula="of:=[$HDFCBANK.I11]" office:value-type="float" office:value="-34" calcext:value-type="float">
            <text:p>-34</text:p>
          </table:table-cell>
          <table:table-cell table:style-name="ce118" table:formula="of:=[$ICICIBANK.I11]" office:value-type="float" office:value="-18.75" calcext:value-type="float">
            <text:p>-18.75</text:p>
          </table:table-cell>
          <table:table-cell table:style-name="ce118" table:formula="of:=[$KOTAKBANK.I11]" office:value-type="float" office:value="-28.55" calcext:value-type="float">
            <text:p>-28.55</text:p>
          </table:table-cell>
          <table:table-cell table:style-name="ce118" table:formula="of:=[$AXISBANK.I11]" office:value-type="float" office:value="-30.75" calcext:value-type="float">
            <text:p>-30.75</text:p>
          </table:table-cell>
          <table:table-cell table:style-name="ce118" table:formula="of:=[$SBIBANK.I11]" office:value-type="float" office:value="-10.95" calcext:value-type="float">
            <text:p>-10.95</text:p>
          </table:table-cell>
          <table:table-cell table:style-name="ce118" table:formula="of:=[$INDUSINDBANK.I11]" office:value-type="float" office:value="-33.05" calcext:value-type="float">
            <text:p>-33.05</text:p>
          </table:table-cell>
          <table:table-cell table:style-name="ce157" table:formula="of:=[$HDFCBANK.B11]" office:value-type="date" office:date-value="2021-01-22" calcext:value-type="date">
            <text:p>22/01/21</text:p>
          </table:table-cell>
          <table:table-cell table:style-name="ce118" table:formula="of:=[$'EOD-ANALYSIS'.F11]" office:value-type="float" office:value="-166487" calcext:value-type="float">
            <text:p>-166487</text:p>
          </table:table-cell>
          <table:table-cell table:style-name="ce118" table:formula="of:=[$'EOD-ANALYSIS'.G11]" office:value-type="float" office:value="-240747" calcext:value-type="float">
            <text:p>-240747</text:p>
          </table:table-cell>
          <table:table-cell table:style-name="ce118" table:formula="of:=[$'EOD-ANALYSIS'.H11]" office:value-type="float" office:value="-2597" calcext:value-type="float">
            <text:p>-2597</text:p>
          </table:table-cell>
          <table:table-cell table:style-name="ce118" table:formula="of:=[$HDFCBANK.H11]" office:value-type="float" office:value="-8327" calcext:value-type="float">
            <text:p>-8327</text:p>
          </table:table-cell>
          <table:table-cell table:style-name="ce118" table:formula="of:=[$ICICIBANK.H11]" office:value-type="float" office:value="-8745" calcext:value-type="float">
            <text:p>-8745</text:p>
          </table:table-cell>
          <table:table-cell table:style-name="ce118" table:formula="of:=[$KOTAKBANK.H11]" office:value-type="float" office:value="-7896" calcext:value-type="float">
            <text:p>-7896</text:p>
          </table:table-cell>
          <table:table-cell table:style-name="ce118" table:formula="of:=[$AXISBANK.H11]" office:value-type="float" office:value="-6049" calcext:value-type="float">
            <text:p>-6049</text:p>
          </table:table-cell>
          <table:table-cell table:style-name="ce118" table:formula="of:=[$SBIBANK.H11]" office:value-type="float" office:value="-11248" calcext:value-type="float">
            <text:p>-11248</text:p>
          </table:table-cell>
          <table:table-cell table:style-name="ce118" table:formula="of:=[$INDUSINDBANK.H11]" office:value-type="float" office:value="-2980" calcext:value-type="float">
            <text:p>-2980</text:p>
          </table:table-cell>
          <table:table-cell table:style-name="ce124" table:formula="of:=[$RELIANCE.H11]" office:value-type="float" office:value="-31809" calcext:value-type="float">
            <text:p>-31809</text:p>
          </table:table-cell>
          <table:table-cell table:number-columns-repeated="43"/>
        </table:table-row>
        <table:table-row table:style-name="ro2">
          <table:table-cell table:style-name="ce135" table:formula="of:=[$HDFCBANK.B12]" office:value-type="date" office:date-value="2021-01-25" calcext:value-type="date">
            <text:p>25/01/21</text:p>
          </table:table-cell>
          <table:table-cell table:style-name="ce118" table:formula="of:=[$'EOD-ANALYSIS'.B12]" office:value-type="float" office:value="-127" calcext:value-type="float">
            <text:p>-127</text:p>
          </table:table-cell>
          <table:table-cell table:style-name="ce118" table:formula="of:=[$'EOD-ANALYSIS'.C12]" office:value-type="float" office:value="-16.6" calcext:value-type="float">
            <text:p>-16.6</text:p>
          </table:table-cell>
          <table:table-cell table:style-name="ce118" table:formula="of:=[$'EOD-ANALYSIS'.D12]" office:value-type="float" office:value="0.6" calcext:value-type="float">
            <text:p>0.6</text:p>
          </table:table-cell>
          <table:table-cell table:style-name="ce118" table:formula="of:=[$HDFCBANK.I12]" office:value-type="float" office:value="19.6" calcext:value-type="float">
            <text:p>19.6</text:p>
          </table:table-cell>
          <table:table-cell table:style-name="ce118" table:formula="of:=[$ICICIBANK.I12]" office:value-type="float" office:value="3.65" calcext:value-type="float">
            <text:p>3.65</text:p>
          </table:table-cell>
          <table:table-cell table:style-name="ce118" table:formula="of:=[$KOTAKBANK.I12]" office:value-type="float" office:value="-36.75" calcext:value-type="float">
            <text:p>-36.75</text:p>
          </table:table-cell>
          <table:table-cell table:style-name="ce118" table:formula="of:=[$AXISBANK.I12]" office:value-type="float" office:value="11.85" calcext:value-type="float">
            <text:p>11.85</text:p>
          </table:table-cell>
          <table:table-cell table:style-name="ce118" table:formula="of:=[$SBIBANK.I12]" office:value-type="float" office:value="-3.15" calcext:value-type="float">
            <text:p>-3.15</text:p>
          </table:table-cell>
          <table:table-cell table:style-name="ce118" table:formula="of:=[$INDUSINDBANK.I12]" office:value-type="float" office:value="-39.8" calcext:value-type="float">
            <text:p>-39.8</text:p>
          </table:table-cell>
          <table:table-cell table:style-name="ce157" table:formula="of:=[$HDFCBANK.B12]" office:value-type="date" office:date-value="2021-01-25" calcext:value-type="date">
            <text:p>25/01/21</text:p>
          </table:table-cell>
          <table:table-cell table:style-name="ce118" table:formula="of:=[$'EOD-ANALYSIS'.F12]" office:value-type="float" office:value="-246946" calcext:value-type="float">
            <text:p>-246946</text:p>
          </table:table-cell>
          <table:table-cell table:style-name="ce118" table:formula="of:=[$'EOD-ANALYSIS'.G12]" office:value-type="float" office:value="-186158" calcext:value-type="float">
            <text:p>-186158</text:p>
          </table:table-cell>
          <table:table-cell table:style-name="ce118" table:formula="of:=[$'EOD-ANALYSIS'.H12]" office:value-type="float" office:value="-3077" calcext:value-type="float">
            <text:p>-3077</text:p>
          </table:table-cell>
          <table:table-cell table:style-name="ce118" table:formula="of:=[$HDFCBANK.H12]" office:value-type="float" office:value="-5211" calcext:value-type="float">
            <text:p>-5211</text:p>
          </table:table-cell>
          <table:table-cell table:style-name="ce118" table:formula="of:=[$ICICIBANK.H12]" office:value-type="float" office:value="-6869" calcext:value-type="float">
            <text:p>-6869</text:p>
          </table:table-cell>
          <table:table-cell table:style-name="ce118" table:formula="of:=[$KOTAKBANK.H12]" office:value-type="float" office:value="-9329" calcext:value-type="float">
            <text:p>-9329</text:p>
          </table:table-cell>
          <table:table-cell table:style-name="ce118" table:formula="of:=[$AXISBANK.H12]" office:value-type="float" office:value="-3571" calcext:value-type="float">
            <text:p>-3571</text:p>
          </table:table-cell>
          <table:table-cell table:style-name="ce118" table:formula="of:=[$SBIBANK.H12]" office:value-type="float" office:value="-9877" calcext:value-type="float">
            <text:p>-9877</text:p>
          </table:table-cell>
          <table:table-cell table:style-name="ce118" table:formula="of:=[$INDUSINDBANK.H12]" office:value-type="float" office:value="-3888" calcext:value-type="float">
            <text:p>-3888</text:p>
          </table:table-cell>
          <table:table-cell table:style-name="ce124" table:formula="of:=[$RELIANCE.H12]" office:value-type="float" office:value="-48246" calcext:value-type="float">
            <text:p>-48246</text:p>
          </table:table-cell>
          <table:table-cell table:number-columns-repeated="43"/>
        </table:table-row>
        <table:table-row table:style-name="ro2">
          <table:table-cell table:style-name="ce135" table:formula="of:=[$HDFCBANK.B13]" office:value-type="date" office:date-value="2021-01-27" calcext:value-type="date">
            <text:p>27/01/21</text:p>
          </table:table-cell>
          <table:table-cell table:style-name="ce118" table:formula="of:=[$'EOD-ANALYSIS'.B13]" office:value-type="float" office:value="-270.6" calcext:value-type="float">
            <text:p>-270.6</text:p>
          </table:table-cell>
          <table:table-cell table:style-name="ce118" table:formula="of:=[$'EOD-ANALYSIS'.C13]" office:value-type="float" office:value="-852.8" calcext:value-type="float">
            <text:p>-852.8</text:p>
          </table:table-cell>
          <table:table-cell table:style-name="ce118" table:formula="of:=[$'EOD-ANALYSIS'.D13]" office:value-type="float" office:value="-394.65" calcext:value-type="float">
            <text:p>-394.65</text:p>
          </table:table-cell>
          <table:table-cell table:style-name="ce118" table:formula="of:=[$HDFCBANK.I13]" office:value-type="float" office:value="-47.85" calcext:value-type="float">
            <text:p>-47.85</text:p>
          </table:table-cell>
          <table:table-cell table:style-name="ce118" table:formula="of:=[$ICICIBANK.I13]" office:value-type="float" office:value="-14.55" calcext:value-type="float">
            <text:p>-14.55</text:p>
          </table:table-cell>
          <table:table-cell table:style-name="ce118" table:formula="of:=[$KOTAKBANK.I13]" office:value-type="float" office:value="-38.9" calcext:value-type="float">
            <text:p>-38.9</text:p>
          </table:table-cell>
          <table:table-cell table:style-name="ce118" table:formula="of:=[$AXISBANK.I13]" office:value-type="float" office:value="-24.05" calcext:value-type="float">
            <text:p>-24.05</text:p>
          </table:table-cell>
          <table:table-cell table:style-name="ce118" table:formula="of:=[$SBIBANK.I13]" office:value-type="float" office:value="-5.25" calcext:value-type="float">
            <text:p>-5.25</text:p>
          </table:table-cell>
          <table:table-cell table:style-name="ce118" table:formula="of:=[$INDUSINDBANK.I13]" office:value-type="float" office:value="-29.1" calcext:value-type="float">
            <text:p>-29.1</text:p>
          </table:table-cell>
          <table:table-cell table:style-name="ce157" table:formula="of:=[$HDFCBANK.B13]" office:value-type="date" office:date-value="2021-01-27" calcext:value-type="date">
            <text:p>27/01/21</text:p>
          </table:table-cell>
          <table:table-cell table:style-name="ce118" table:formula="of:=[$'EOD-ANALYSIS'.F13]" office:value-type="float" office:value="-344756" calcext:value-type="float">
            <text:p>-344756</text:p>
          </table:table-cell>
          <table:table-cell table:style-name="ce118" table:formula="of:=[$'EOD-ANALYSIS'.G13]" office:value-type="float" office:value="-352694" calcext:value-type="float">
            <text:p>-352694</text:p>
          </table:table-cell>
          <table:table-cell table:style-name="ce118" table:formula="of:=[$'EOD-ANALYSIS'.H13]" office:value-type="float" office:value="-4236" calcext:value-type="float">
            <text:p>-4236</text:p>
          </table:table-cell>
          <table:table-cell table:style-name="ce118" table:formula="of:=[$HDFCBANK.H13]" office:value-type="float" office:value="-5520" calcext:value-type="float">
            <text:p>-5520</text:p>
          </table:table-cell>
          <table:table-cell table:style-name="ce118" table:formula="of:=[$ICICIBANK.H13]" office:value-type="float" office:value="-6264" calcext:value-type="float">
            <text:p>-6264</text:p>
          </table:table-cell>
          <table:table-cell table:style-name="ce118" table:formula="of:=[$KOTAKBANK.H13]" office:value-type="float" office:value="-6788" calcext:value-type="float">
            <text:p>-6788</text:p>
          </table:table-cell>
          <table:table-cell table:style-name="ce118" table:formula="of:=[$AXISBANK.H13]" office:value-type="float" office:value="-3952" calcext:value-type="float">
            <text:p>-3952</text:p>
          </table:table-cell>
          <table:table-cell table:style-name="ce118" table:formula="of:=[$SBIBANK.H13]" office:value-type="float" office:value="-8333" calcext:value-type="float">
            <text:p>-8333</text:p>
          </table:table-cell>
          <table:table-cell table:style-name="ce118" table:formula="of:=[$INDUSINDBANK.H13]" office:value-type="float" office:value="-2999" calcext:value-type="float">
            <text:p>-2999</text:p>
          </table:table-cell>
          <table:table-cell table:style-name="ce124" table:formula="of:=[$RELIANCE.H13]" office:value-type="float" office:value="-33644" calcext:value-type="float">
            <text:p>-33644</text:p>
          </table:table-cell>
          <table:table-cell table:number-columns-repeated="43"/>
        </table:table-row>
        <table:table-row table:style-name="ro2">
          <table:table-cell table:style-name="ce135" table:formula="of:=[$HDFCBANK.B14]" office:value-type="date" office:date-value="2021-01-28" calcext:value-type="date">
            <text:p>28/01/21</text:p>
          </table:table-cell>
          <table:table-cell table:style-name="ce118" table:formula="of:=[$'EOD-ANALYSIS'.B14]" office:value-type="float" office:value="-169.05" calcext:value-type="float">
            <text:p>-169.05</text:p>
          </table:table-cell>
          <table:table-cell table:style-name="ce118" table:formula="of:=[$'EOD-ANALYSIS'.C14]" office:value-type="float" office:value="-21.6" calcext:value-type="float">
            <text:p>-21.6</text:p>
          </table:table-cell>
          <table:table-cell table:style-name="ce118" table:formula="of:=[$'EOD-ANALYSIS'.D14]" office:value-type="float" office:value="-164.7" calcext:value-type="float">
            <text:p>-164.7</text:p>
          </table:table-cell>
          <table:table-cell table:style-name="ce118" table:formula="of:=[$HDFCBANK.I14]" office:value-type="float" office:value="-42.6" calcext:value-type="float">
            <text:p>-42.6</text:p>
          </table:table-cell>
          <table:table-cell table:style-name="ce118" table:formula="of:=[$ICICIBANK.I14]" office:value-type="float" office:value="4.35" calcext:value-type="float">
            <text:p>4.35</text:p>
          </table:table-cell>
          <table:table-cell table:style-name="ce118" table:formula="of:=[$KOTAKBANK.I14]" office:value-type="float" office:value="-38.65" calcext:value-type="float">
            <text:p>-38.65</text:p>
          </table:table-cell>
          <table:table-cell table:style-name="ce118" table:formula="of:=[$AXISBANK.I14]" office:value-type="float" office:value="36.95" calcext:value-type="float">
            <text:p>36.95</text:p>
          </table:table-cell>
          <table:table-cell table:style-name="ce118" table:formula="of:=[$SBIBANK.I14]" office:value-type="float" office:value="5.95" calcext:value-type="float">
            <text:p>5.95</text:p>
          </table:table-cell>
          <table:table-cell table:style-name="ce118" table:formula="of:=[$INDUSINDBANK.I14]" office:value-type="float" office:value="-18.8" calcext:value-type="float">
            <text:p>-18.8</text:p>
          </table:table-cell>
          <table:table-cell table:style-name="ce194" table:formula="of:=[$HDFCBANK.B14]" office:value-type="date" office:date-value="2021-01-28" calcext:value-type="date">
            <text:p>28/01/21</text:p>
          </table:table-cell>
          <table:table-cell table:style-name="ce118" table:formula="of:=[$'EOD-ANALYSIS'.F14]" office:value-type="float" office:value="-258264" calcext:value-type="float">
            <text:p>-258264</text:p>
          </table:table-cell>
          <table:table-cell table:style-name="ce118" table:formula="of:=[$'EOD-ANALYSIS'.G14]" office:value-type="float" office:value="-104569" calcext:value-type="float">
            <text:p>-104569</text:p>
          </table:table-cell>
          <table:table-cell table:style-name="ce118" table:formula="of:=[$'EOD-ANALYSIS'.H14]" office:value-type="float" office:value="-2541" calcext:value-type="float">
            <text:p>-2541</text:p>
          </table:table-cell>
          <table:table-cell table:style-name="ce118" table:formula="of:=[$HDFCBANK.H14]" office:value-type="float" office:value="-6379" calcext:value-type="float">
            <text:p>-6379</text:p>
          </table:table-cell>
          <table:table-cell table:style-name="ce118" table:formula="of:=[$ICICIBANK.H14]" office:value-type="float" office:value="-5647" calcext:value-type="float">
            <text:p>-5647</text:p>
          </table:table-cell>
          <table:table-cell table:style-name="ce118" table:formula="of:=[$KOTAKBANK.H14]" office:value-type="float" office:value="-5746" calcext:value-type="float">
            <text:p>-5746</text:p>
          </table:table-cell>
          <table:table-cell table:style-name="ce118" table:formula="of:=[$AXISBANK.H14]" office:value-type="float" office:value="-339" calcext:value-type="float">
            <text:p>-339</text:p>
          </table:table-cell>
          <table:table-cell table:style-name="ce118" table:formula="of:=[$SBIBANK.H14]" office:value-type="float" office:value="-6707" calcext:value-type="float">
            <text:p>-6707</text:p>
          </table:table-cell>
          <table:table-cell table:style-name="ce118" table:formula="of:=[$INDUSINDBANK.H14]" office:value-type="float" office:value="-2813" calcext:value-type="float">
            <text:p>-2813</text:p>
          </table:table-cell>
          <table:table-cell table:style-name="ce124" table:formula="of:=[$RELIANCE.H14]" office:value-type="float" office:value="-26232" calcext:value-type="float">
            <text:p>-26232</text:p>
          </table:table-cell>
          <table:table-cell table:number-columns-repeated="43"/>
        </table:table-row>
        <table:table-row table:style-name="ro2">
          <table:table-cell table:style-name="ce135" table:formula="of:=[$HDFCBANK.B15]" office:value-type="date" office:date-value="2021-01-29" calcext:value-type="date">
            <text:p>29/01/21</text:p>
          </table:table-cell>
          <table:table-cell table:style-name="ce118" table:formula="of:=[$'EOD-ANALYSIS'.B15]" office:value-type="float" office:value="-104.4" calcext:value-type="float">
            <text:p>-104.4</text:p>
          </table:table-cell>
          <table:table-cell table:style-name="ce118" table:formula="of:=[$'EOD-ANALYSIS'.C15]" office:value-type="float" office:value="372.4" calcext:value-type="float">
            <text:p>372.4</text:p>
          </table:table-cell>
          <table:table-cell table:style-name="ce118" table:formula="of:=[$'EOD-ANALYSIS'.D15]" office:value-type="float" office:value="40.6" calcext:value-type="float">
            <text:p>40.6</text:p>
          </table:table-cell>
          <table:table-cell table:style-name="ce118" table:formula="of:=[$HDFCBANK.I15]" office:value-type="float" office:value="21.95" calcext:value-type="float">
            <text:p>21.95</text:p>
          </table:table-cell>
          <table:table-cell table:style-name="ce118" table:formula="of:=[$ICICIBANK.I15]" office:value-type="float" office:value="12.05" calcext:value-type="float">
            <text:p>12.05</text:p>
          </table:table-cell>
          <table:table-cell table:style-name="ce118" table:formula="of:=[$KOTAKBANK.I15]" office:value-type="float" office:value="-0.1" calcext:value-type="float">
            <text:p>-0.1</text:p>
          </table:table-cell>
          <table:table-cell table:style-name="ce118" table:formula="of:=[$AXISBANK.I15]" office:value-type="float" office:value="-4.25" calcext:value-type="float">
            <text:p>-4.25</text:p>
          </table:table-cell>
          <table:table-cell table:style-name="ce118" table:formula="of:=[$SBIBANK.I15]" office:value-type="float" office:value="1.75" calcext:value-type="float">
            <text:p>1.75</text:p>
          </table:table-cell>
          <table:table-cell table:style-name="ce118" table:formula="of:=[$INDUSINDBANK.I15]" office:value-type="float" office:value="46.95" calcext:value-type="float">
            <text:p>46.95</text:p>
          </table:table-cell>
          <table:table-cell table:style-name="ce156" table:formula="of:=[$HDFCBANK.B15]" office:value-type="date" office:date-value="2021-01-29" calcext:value-type="date">
            <text:p>29/01/21</text:p>
          </table:table-cell>
          <table:table-cell table:style-name="ce118" table:formula="of:=[$'EOD-ANALYSIS'.F15]" office:value-type="float" office:value="-184190" calcext:value-type="float">
            <text:p>-184190</text:p>
          </table:table-cell>
          <table:table-cell table:style-name="ce118" table:formula="of:=[$'EOD-ANALYSIS'.G15]" office:value-type="float" office:value="-39749" calcext:value-type="float">
            <text:p>-39749</text:p>
          </table:table-cell>
          <table:table-cell table:style-name="ce118" table:formula="of:=[$'EOD-ANALYSIS'.H15]" office:value-type="float" office:value="-181" calcext:value-type="float">
            <text:p>-181</text:p>
          </table:table-cell>
          <table:table-cell table:style-name="ce118" table:formula="of:=[$HDFCBANK.H15]" office:value-type="float" office:value="-5001" calcext:value-type="float">
            <text:p>-5001</text:p>
          </table:table-cell>
          <table:table-cell table:style-name="ce118" table:formula="of:=[$ICICIBANK.H15]" office:value-type="float" office:value="-4125" calcext:value-type="float">
            <text:p>-4125</text:p>
          </table:table-cell>
          <table:table-cell table:style-name="ce118" table:formula="of:=[$KOTAKBANK.H15]" office:value-type="float" office:value="-3517" calcext:value-type="float">
            <text:p>-3517</text:p>
          </table:table-cell>
          <table:table-cell table:style-name="ce118" table:formula="of:=[$AXISBANK.H15]" office:value-type="float" office:value="-1548" calcext:value-type="float">
            <text:p>-1548</text:p>
          </table:table-cell>
          <table:table-cell table:style-name="ce118" table:formula="of:=[$SBIBANK.H15]" office:value-type="float" office:value="-5243" calcext:value-type="float">
            <text:p>-5243</text:p>
          </table:table-cell>
          <table:table-cell table:style-name="ce118" table:formula="of:=[$INDUSINDBANK.H15]" office:value-type="float" office:value="-1995" calcext:value-type="float">
            <text:p>-1995</text:p>
          </table:table-cell>
          <table:table-cell table:style-name="ce124" table:formula="of:=[$RELIANCE.H15]" office:value-type="float" office:value="-33946" calcext:value-type="float">
            <text:p>-33946</text:p>
          </table:table-cell>
          <table:table-cell table:number-columns-repeated="43"/>
        </table:table-row>
        <table:table-row table:style-name="ro2">
          <table:table-cell table:style-name="ce135" table:formula="of:=[$HDFCBANK.B16]" office:value-type="date" office:date-value="2021-02-01" calcext:value-type="date">
            <text:p>01/02/21</text:p>
          </table:table-cell>
          <table:table-cell table:style-name="ce118" table:formula="of:=[$'EOD-ANALYSIS'.B16]" office:value-type="float" office:value="642.15" calcext:value-type="float">
            <text:p>642.15</text:p>
          </table:table-cell>
          <table:table-cell table:style-name="ce118" table:formula="of:=[$'EOD-ANALYSIS'.C16]" office:value-type="float" office:value="2597.15" calcext:value-type="float">
            <text:p>2597.15</text:p>
          </table:table-cell>
          <table:table-cell table:style-name="ce118" table:formula="of:=[$'EOD-ANALYSIS'.D16]" office:value-type="float" office:value="1124.1" calcext:value-type="float">
            <text:p>1124.1</text:p>
          </table:table-cell>
          <table:table-cell table:style-name="ce118" table:formula="of:=[$HDFCBANK.I16]" office:value-type="float" office:value="89.7" calcext:value-type="float">
            <text:p>89.7</text:p>
          </table:table-cell>
          <table:table-cell table:style-name="ce118" table:formula="of:=[$ICICIBANK.I16]" office:value-type="float" office:value="68" calcext:value-type="float">
            <text:p>68</text:p>
          </table:table-cell>
          <table:table-cell table:style-name="ce118" table:formula="of:=[$KOTAKBANK.I16]" office:value-type="float" office:value="83.65" calcext:value-type="float">
            <text:p>83.65</text:p>
          </table:table-cell>
          <table:table-cell table:style-name="ce118" table:formula="of:=[$AXISBANK.I16]" office:value-type="float" office:value="46.9" calcext:value-type="float">
            <text:p>46.9</text:p>
          </table:table-cell>
          <table:table-cell table:style-name="ce118" table:formula="of:=[$SBIBANK.I16]" office:value-type="float" office:value="29.35" calcext:value-type="float">
            <text:p>29.35</text:p>
          </table:table-cell>
          <table:table-cell table:style-name="ce118" table:formula="of:=[$INDUSINDBANK.I16]" office:value-type="float" office:value="127.25" calcext:value-type="float">
            <text:p>127.25</text:p>
          </table:table-cell>
          <table:table-cell table:style-name="ce156" table:formula="of:=[$HDFCBANK.B16]" office:value-type="date" office:date-value="2021-02-01" calcext:value-type="date">
            <text:p>01/02/21</text:p>
          </table:table-cell>
          <table:table-cell table:style-name="ce118" table:formula="of:=[$'EOD-ANALYSIS'.F16]" office:value-type="float" office:value="77731" calcext:value-type="float">
            <text:p>77731</text:p>
          </table:table-cell>
          <table:table-cell table:style-name="ce118" table:formula="of:=[$'EOD-ANALYSIS'.G16]" office:value-type="float" office:value="239311" calcext:value-type="float">
            <text:p>239311</text:p>
          </table:table-cell>
          <table:table-cell table:style-name="ce118" table:formula="of:=[$'EOD-ANALYSIS'.H16]" office:value-type="float" office:value="3791" calcext:value-type="float">
            <text:p>3791</text:p>
          </table:table-cell>
          <table:table-cell table:style-name="ce118" table:formula="of:=[$HDFCBANK.H16]" office:value-type="float" office:value="-2433" calcext:value-type="float">
            <text:p>-2433</text:p>
          </table:table-cell>
          <table:table-cell table:style-name="ce118" table:formula="of:=[$ICICIBANK.H16]" office:value-type="float" office:value="1612" calcext:value-type="float">
            <text:p>1612</text:p>
          </table:table-cell>
          <table:table-cell table:style-name="ce118" table:formula="of:=[$KOTAKBANK.H16]" office:value-type="float" office:value="-2960" calcext:value-type="float">
            <text:p>-2960</text:p>
          </table:table-cell>
          <table:table-cell table:style-name="ce118" table:formula="of:=[$AXISBANK.H16]" office:value-type="float" office:value="-400" calcext:value-type="float">
            <text:p>-400</text:p>
          </table:table-cell>
          <table:table-cell table:style-name="ce118" table:formula="of:=[$SBIBANK.H16]" office:value-type="float" office:value="-2769" calcext:value-type="float">
            <text:p>-2769</text:p>
          </table:table-cell>
          <table:table-cell table:style-name="ce118" table:formula="of:=[$INDUSINDBANK.H16]" office:value-type="float" office:value="-148" calcext:value-type="float">
            <text:p>-148</text:p>
          </table:table-cell>
          <table:table-cell table:style-name="ce124" table:formula="of:=[$RELIANCE.H16]" office:value-type="float" office:value="-34558" calcext:value-type="float">
            <text:p>-34558</text:p>
          </table:table-cell>
          <table:table-cell table:number-columns-repeated="43"/>
        </table:table-row>
        <table:table-row table:style-name="ro2">
          <table:table-cell table:style-name="ce135" table:formula="of:=[$HDFCBANK.B17]" office:value-type="date" office:date-value="2021-02-02" calcext:value-type="date">
            <text:p>02/02/21</text:p>
          </table:table-cell>
          <table:table-cell table:style-name="ce118" table:formula="of:=[$'EOD-ANALYSIS'.B17]" office:value-type="float" office:value="344.75" calcext:value-type="float">
            <text:p>344.75</text:p>
          </table:table-cell>
          <table:table-cell table:style-name="ce118" table:formula="of:=[$'EOD-ANALYSIS'.C17]" office:value-type="float" office:value="1116.4" calcext:value-type="float">
            <text:p>1116.4</text:p>
          </table:table-cell>
          <table:table-cell table:style-name="ce118" table:formula="of:=[$'EOD-ANALYSIS'.D17]" office:value-type="float" office:value="468.65" calcext:value-type="float">
            <text:p>468.65</text:p>
          </table:table-cell>
          <table:table-cell table:style-name="ce118" table:formula="of:=[$HDFCBANK.I17]" office:value-type="float" office:value="82.65" calcext:value-type="float">
            <text:p>82.65</text:p>
          </table:table-cell>
          <table:table-cell table:style-name="ce118" table:formula="of:=[$ICICIBANK.I17]" office:value-type="float" office:value="12.65" calcext:value-type="float">
            <text:p>12.65</text:p>
          </table:table-cell>
          <table:table-cell table:style-name="ce118" table:formula="of:=[$KOTAKBANK.I17]" office:value-type="float" office:value="59.4" calcext:value-type="float">
            <text:p>59.4</text:p>
          </table:table-cell>
          <table:table-cell table:style-name="ce118" table:formula="of:=[$AXISBANK.I17]" office:value-type="float" office:value="5.45" calcext:value-type="float">
            <text:p>5.45</text:p>
          </table:table-cell>
          <table:table-cell table:style-name="ce118" table:formula="of:=[$SBIBANK.I17]" office:value-type="float" office:value="21" calcext:value-type="float">
            <text:p>21</text:p>
          </table:table-cell>
          <table:table-cell table:style-name="ce118" table:formula="of:=[$INDUSINDBANK.I17]" office:value-type="float" office:value="2" calcext:value-type="float">
            <text:p>2</text:p>
          </table:table-cell>
          <table:table-cell table:style-name="ce156" table:formula="of:=[$HDFCBANK.B17]" office:value-type="date" office:date-value="2021-02-02" calcext:value-type="date">
            <text:p>02/02/21</text:p>
          </table:table-cell>
          <table:table-cell table:style-name="ce118" table:formula="of:=[$'EOD-ANALYSIS'.F17]" office:value-type="float" office:value="58753" calcext:value-type="float">
            <text:p>58753</text:p>
          </table:table-cell>
          <table:table-cell table:style-name="ce118" table:formula="of:=[$'EOD-ANALYSIS'.G17]" office:value-type="float" office:value="225858" calcext:value-type="float">
            <text:p>225858</text:p>
          </table:table-cell>
          <table:table-cell table:style-name="ce118" table:formula="of:=[$'EOD-ANALYSIS'.H17]" office:value-type="float" office:value="5238" calcext:value-type="float">
            <text:p>5238</text:p>
          </table:table-cell>
          <table:table-cell table:style-name="ce118" table:formula="of:=[$HDFCBANK.H17]" office:value-type="float" office:value="450" calcext:value-type="float">
            <text:p>450</text:p>
          </table:table-cell>
          <table:table-cell table:style-name="ce118" table:formula="of:=[$ICICIBANK.H17]" office:value-type="float" office:value="2498" calcext:value-type="float">
            <text:p>2498</text:p>
          </table:table-cell>
          <table:table-cell table:style-name="ce118" table:formula="of:=[$KOTAKBANK.H17]" office:value-type="float" office:value="-2726" calcext:value-type="float">
            <text:p>-2726</text:p>
          </table:table-cell>
          <table:table-cell table:style-name="ce118" table:formula="of:=[$AXISBANK.H17]" office:value-type="float" office:value="-767" calcext:value-type="float">
            <text:p>-767</text:p>
          </table:table-cell>
          <table:table-cell table:style-name="ce118" table:formula="of:=[$SBIBANK.H17]" office:value-type="float" office:value="-1318" calcext:value-type="float">
            <text:p>-1318</text:p>
          </table:table-cell>
          <table:table-cell table:style-name="ce118" table:formula="of:=[$INDUSINDBANK.H17]" office:value-type="float" office:value="-254" calcext:value-type="float">
            <text:p>-254</text:p>
          </table:table-cell>
          <table:table-cell table:style-name="ce124" table:formula="of:=[$RELIANCE.H17]" office:value-type="float" office:value="-38683" calcext:value-type="float">
            <text:p>-38683</text:p>
          </table:table-cell>
          <table:table-cell table:number-columns-repeated="43"/>
        </table:table-row>
        <table:table-row table:style-name="ro2">
          <table:table-cell table:style-name="ce135" table:formula="of:=[$HDFCBANK.B18]" office:value-type="date" office:date-value="2021-02-03" calcext:value-type="date">
            <text:p>03/02/21</text:p>
          </table:table-cell>
          <table:table-cell table:style-name="ce118" table:formula="of:=[$'EOD-ANALYSIS'.B18]" office:value-type="float" office:value="124.55" calcext:value-type="float">
            <text:p>124.55</text:p>
          </table:table-cell>
          <table:table-cell table:style-name="ce118" table:formula="of:=[$'EOD-ANALYSIS'.C18]" office:value-type="float" office:value="449.05" calcext:value-type="float">
            <text:p>449.05</text:p>
          </table:table-cell>
          <table:table-cell table:style-name="ce118" table:formula="of:=[$'EOD-ANALYSIS'.D18]" office:value-type="float" office:value="157.6" calcext:value-type="float">
            <text:p>157.6</text:p>
          </table:table-cell>
          <table:table-cell table:style-name="ce118" table:formula="of:=[$HDFCBANK.I18]" office:value-type="float" office:value="10.2" calcext:value-type="float">
            <text:p>10.2</text:p>
          </table:table-cell>
          <table:table-cell table:style-name="ce118" table:formula="of:=[$ICICIBANK.I18]" office:value-type="float" office:value="5.15" calcext:value-type="float">
            <text:p>5.15</text:p>
          </table:table-cell>
          <table:table-cell table:style-name="ce118" table:formula="of:=[$KOTAKBANK.I18]" office:value-type="float" office:value="-9.85" calcext:value-type="float">
            <text:p>-9.85</text:p>
          </table:table-cell>
          <table:table-cell table:style-name="ce118" table:formula="of:=[$AXISBANK.I18]" office:value-type="float" office:value="16.1" calcext:value-type="float">
            <text:p>16.1</text:p>
          </table:table-cell>
          <table:table-cell table:style-name="ce118" table:formula="of:=[$SBIBANK.I18]" office:value-type="float" office:value="3.45" calcext:value-type="float">
            <text:p>3.45</text:p>
          </table:table-cell>
          <table:table-cell table:style-name="ce118" table:formula="of:=[$INDUSINDBANK.I18]" office:value-type="float" office:value="73.65" calcext:value-type="float">
            <text:p>73.65</text:p>
          </table:table-cell>
          <table:table-cell table:style-name="ce156" table:formula="of:=[$HDFCBANK.B18]" office:value-type="date" office:date-value="2021-02-03" calcext:value-type="date">
            <text:p>03/02/21</text:p>
          </table:table-cell>
          <table:table-cell table:style-name="ce118" table:formula="of:=[$'EOD-ANALYSIS'.F18]" office:value-type="float" office:value="104038" calcext:value-type="float">
            <text:p>104038</text:p>
          </table:table-cell>
          <table:table-cell table:style-name="ce118" table:formula="of:=[$'EOD-ANALYSIS'.G18]" office:value-type="float" office:value="255872" calcext:value-type="float">
            <text:p>255872</text:p>
          </table:table-cell>
          <table:table-cell table:style-name="ce118" table:formula="of:=[$'EOD-ANALYSIS'.H18]" office:value-type="float" office:value="7229" calcext:value-type="float">
            <text:p>7229</text:p>
          </table:table-cell>
          <table:table-cell table:style-name="ce118" table:formula="of:=[$HDFCBANK.H18]" office:value-type="float" office:value="1531" calcext:value-type="float">
            <text:p>1531</text:p>
          </table:table-cell>
          <table:table-cell table:style-name="ce118" table:formula="of:=[$ICICIBANK.H18]" office:value-type="float" office:value="3248" calcext:value-type="float">
            <text:p>3248</text:p>
          </table:table-cell>
          <table:table-cell table:style-name="ce118" table:formula="of:=[$KOTAKBANK.H18]" office:value-type="float" office:value="-3278" calcext:value-type="float">
            <text:p>-3278</text:p>
          </table:table-cell>
          <table:table-cell table:style-name="ce118" table:formula="of:=[$AXISBANK.H18]" office:value-type="float" office:value="582" calcext:value-type="float">
            <text:p>582</text:p>
          </table:table-cell>
          <table:table-cell table:style-name="ce118" table:formula="of:=[$SBIBANK.H18]" office:value-type="float" office:value="-471" calcext:value-type="float">
            <text:p>-471</text:p>
          </table:table-cell>
          <table:table-cell table:style-name="ce118" table:formula="of:=[$INDUSINDBANK.H18]" office:value-type="float" office:value="483" calcext:value-type="float">
            <text:p>483</text:p>
          </table:table-cell>
          <table:table-cell table:style-name="ce124" table:formula="of:=[$RELIANCE.H18]" office:value-type="float" office:value="-41015" calcext:value-type="float">
            <text:p>-41015</text:p>
          </table:table-cell>
          <table:table-cell table:number-columns-repeated="43"/>
        </table:table-row>
        <table:table-row table:style-name="ro2">
          <table:table-cell table:style-name="ce135" table:formula="of:=[$HDFCBANK.B19]" office:value-type="date" office:date-value="2021-02-04" calcext:value-type="date">
            <text:p>04/02/21</text:p>
          </table:table-cell>
          <table:table-cell table:style-name="ce118" table:formula="of:=[$'EOD-ANALYSIS'.B19]" office:value-type="float" office:value="74.8" calcext:value-type="float">
            <text:p>74.8</text:p>
          </table:table-cell>
          <table:table-cell table:style-name="ce118" table:formula="of:=[$'EOD-ANALYSIS'.C19]" office:value-type="float" office:value="510.3" calcext:value-type="float">
            <text:p>510.3</text:p>
          </table:table-cell>
          <table:table-cell table:style-name="ce118" table:formula="of:=[$'EOD-ANALYSIS'.D19]" office:value-type="float" office:value="227.6" calcext:value-type="float">
            <text:p>227.6</text:p>
          </table:table-cell>
          <table:table-cell table:style-name="ce118" table:formula="of:=[$HDFCBANK.I19]" office:value-type="float" office:value="0.35" calcext:value-type="float">
            <text:p>0.35</text:p>
          </table:table-cell>
          <table:table-cell table:style-name="ce118" table:formula="of:=[$ICICIBANK.I19]" office:value-type="float" office:value="3.95" calcext:value-type="float">
            <text:p>3.95</text:p>
          </table:table-cell>
          <table:table-cell table:style-name="ce118" table:formula="of:=[$KOTAKBANK.I19]" office:value-type="float" office:value="53.35" calcext:value-type="float">
            <text:p>53.35</text:p>
          </table:table-cell>
          <table:table-cell table:style-name="ce118" table:formula="of:=[$AXISBANK.I19]" office:value-type="float" office:value="10.15" calcext:value-type="float">
            <text:p>10.15</text:p>
          </table:table-cell>
          <table:table-cell table:style-name="ce118" table:formula="of:=[$SBIBANK.I19]" office:value-type="float" office:value="19.6" calcext:value-type="float">
            <text:p>19.6</text:p>
          </table:table-cell>
          <table:table-cell table:style-name="ce118" table:formula="of:=[$INDUSINDBANK.I19]" office:value-type="float" office:value="-16.7" calcext:value-type="float">
            <text:p>-16.7</text:p>
          </table:table-cell>
          <table:table-cell table:style-name="ce194" table:formula="of:=[$HDFCBANK.B19]" office:value-type="date" office:date-value="2021-02-04" calcext:value-type="date">
            <text:p>04/02/21</text:p>
          </table:table-cell>
          <table:table-cell table:style-name="ce118" table:formula="of:=[$'EOD-ANALYSIS'.F19]" office:value-type="float" office:value="160197" calcext:value-type="float">
            <text:p>160197</text:p>
          </table:table-cell>
          <table:table-cell table:style-name="ce118" table:formula="of:=[$'EOD-ANALYSIS'.G19]" office:value-type="float" office:value="308486" calcext:value-type="float">
            <text:p>308486</text:p>
          </table:table-cell>
          <table:table-cell table:style-name="ce118" table:formula="of:=[$'EOD-ANALYSIS'.H19]" office:value-type="float" office:value="7912" calcext:value-type="float">
            <text:p>7912</text:p>
          </table:table-cell>
          <table:table-cell table:style-name="ce118" table:formula="of:=[$HDFCBANK.H19]" office:value-type="float" office:value="969" calcext:value-type="float">
            <text:p>969</text:p>
          </table:table-cell>
          <table:table-cell table:style-name="ce118" table:formula="of:=[$ICICIBANK.H19]" office:value-type="float" office:value="2872" calcext:value-type="float">
            <text:p>2872</text:p>
          </table:table-cell>
          <table:table-cell table:style-name="ce118" table:formula="of:=[$KOTAKBANK.H19]" office:value-type="float" office:value="-3755" calcext:value-type="float">
            <text:p>-3755</text:p>
          </table:table-cell>
          <table:table-cell table:style-name="ce118" table:formula="of:=[$AXISBANK.H19]" office:value-type="float" office:value="599" calcext:value-type="float">
            <text:p>599</text:p>
          </table:table-cell>
          <table:table-cell table:style-name="ce118" table:formula="of:=[$SBIBANK.H19]" office:value-type="float" office:value="3401" calcext:value-type="float">
            <text:p>3401</text:p>
          </table:table-cell>
          <table:table-cell table:style-name="ce118" table:formula="of:=[$INDUSINDBANK.H19]" office:value-type="float" office:value="-453" calcext:value-type="float">
            <text:p>-453</text:p>
          </table:table-cell>
          <table:table-cell table:style-name="ce124" table:formula="of:=[$RELIANCE.H19]" office:value-type="float" office:value="-45267" calcext:value-type="float">
            <text:p>-45267</text:p>
          </table:table-cell>
          <table:table-cell table:number-columns-repeated="43"/>
        </table:table-row>
        <table:table-row table:style-name="ro2">
          <table:table-cell table:style-name="ce135" table:formula="of:=[$HDFCBANK.B20]" office:value-type="date" office:date-value="2021-02-05" calcext:value-type="date">
            <text:p>05/02/21</text:p>
          </table:table-cell>
          <table:table-cell table:style-name="ce118" table:formula="of:=[$'EOD-ANALYSIS'.B20]" office:value-type="float" office:value="35.3" calcext:value-type="float">
            <text:p>35.3</text:p>
          </table:table-cell>
          <table:table-cell table:style-name="ce118" table:formula="of:=[$'EOD-ANALYSIS'.C20]" office:value-type="float" office:value="313.9" calcext:value-type="float">
            <text:p>313.9</text:p>
          </table:table-cell>
          <table:table-cell table:style-name="ce118" table:formula="of:=[$'EOD-ANALYSIS'.D20]" office:value-type="float" office:value="103.85" calcext:value-type="float">
            <text:p>103.85</text:p>
          </table:table-cell>
          <table:table-cell table:style-name="ce118" table:formula="of:=[$HDFCBANK.I20]" office:value-type="float" office:value="15.45" calcext:value-type="float">
            <text:p>15.45</text:p>
          </table:table-cell>
          <table:table-cell table:style-name="ce118" table:formula="of:=[$ICICIBANK.I20]" office:value-type="float" office:value="-12.3" calcext:value-type="float">
            <text:p>-12.3</text:p>
          </table:table-cell>
          <table:table-cell table:style-name="ce118" table:formula="of:=[$KOTAKBANK.I20]" office:value-type="float" office:value="67.75" calcext:value-type="float">
            <text:p>67.75</text:p>
          </table:table-cell>
          <table:table-cell table:style-name="ce118" table:formula="of:=[$AXISBANK.I20]" office:value-type="float" office:value="-22.05" calcext:value-type="float">
            <text:p>-22.05</text:p>
          </table:table-cell>
          <table:table-cell table:style-name="ce118" table:formula="of:=[$SBIBANK.I20]" office:value-type="float" office:value="36.9" calcext:value-type="float">
            <text:p>36.9</text:p>
          </table:table-cell>
          <table:table-cell table:style-name="ce118" table:formula="of:=[$INDUSINDBANK.I20]" office:value-type="float" office:value="-7.8" calcext:value-type="float">
            <text:p>-7.8</text:p>
          </table:table-cell>
          <table:table-cell table:style-name="ce156" table:formula="of:=[$HDFCBANK.B20]" office:value-type="date" office:date-value="2021-02-05" calcext:value-type="date">
            <text:p>05/02/21</text:p>
          </table:table-cell>
          <table:table-cell table:style-name="ce118" table:formula="of:=[$'EOD-ANALYSIS'.F20]" office:value-type="float" office:value="-3008" calcext:value-type="float">
            <text:p>-3008</text:p>
          </table:table-cell>
          <table:table-cell table:style-name="ce118" table:formula="of:=[$'EOD-ANALYSIS'.G20]" office:value-type="float" office:value="43827" calcext:value-type="float">
            <text:p>43827</text:p>
          </table:table-cell>
          <table:table-cell table:style-name="ce118" table:formula="of:=[$'EOD-ANALYSIS'.H20]" office:value-type="float" office:value="646" calcext:value-type="float">
            <text:p>646</text:p>
          </table:table-cell>
          <table:table-cell table:style-name="ce118" table:formula="of:=[$HDFCBANK.H20]" office:value-type="float" office:value="1491" calcext:value-type="float">
            <text:p>1491</text:p>
          </table:table-cell>
          <table:table-cell table:style-name="ce118" table:formula="of:=[$ICICIBANK.H20]" office:value-type="float" office:value="1403" calcext:value-type="float">
            <text:p>1403</text:p>
          </table:table-cell>
          <table:table-cell table:style-name="ce118" table:formula="of:=[$KOTAKBANK.H20]" office:value-type="float" office:value="-2159" calcext:value-type="float">
            <text:p>-2159</text:p>
          </table:table-cell>
          <table:table-cell table:style-name="ce118" table:formula="of:=[$AXISBANK.H20]" office:value-type="float" office:value="-349" calcext:value-type="float">
            <text:p>-349</text:p>
          </table:table-cell>
          <table:table-cell table:style-name="ce118" table:formula="of:=[$SBIBANK.H20]" office:value-type="float" office:value="14101" calcext:value-type="float">
            <text:p>14101</text:p>
          </table:table-cell>
          <table:table-cell table:style-name="ce118" table:formula="of:=[$INDUSINDBANK.H20]" office:value-type="float" office:value="-948" calcext:value-type="float">
            <text:p>-948</text:p>
          </table:table-cell>
          <table:table-cell table:style-name="ce124" table:formula="of:=[$RELIANCE.H20]" office:value-type="float" office:value="-47612" calcext:value-type="float">
            <text:p>-47612</text:p>
          </table:table-cell>
          <table:table-cell table:number-columns-repeated="43"/>
        </table:table-row>
        <table:table-row table:style-name="ro2">
          <table:table-cell table:style-name="ce135" table:formula="of:=[$HDFCBANK.B21]" office:value-type="date" office:date-value="2021-02-08" calcext:value-type="date">
            <text:p>08/02/21</text:p>
          </table:table-cell>
          <table:table-cell table:style-name="ce118" table:formula="of:=[$'EOD-ANALYSIS'.B21]" office:value-type="float" office:value="195.85" calcext:value-type="float">
            <text:p>195.85</text:p>
          </table:table-cell>
          <table:table-cell table:style-name="ce118" table:formula="of:=[$'EOD-ANALYSIS'.C21]" office:value-type="float" office:value="347.85" calcext:value-type="float">
            <text:p>347.85</text:p>
          </table:table-cell>
          <table:table-cell table:style-name="ce118" table:formula="of:=[$'EOD-ANALYSIS'.D21]" office:value-type="float" office:value="143.75" calcext:value-type="float">
            <text:p>143.75</text:p>
          </table:table-cell>
          <table:table-cell table:style-name="ce118" table:formula="of:=[$HDFCBANK.I21]" office:value-type="float" office:value="10.15" calcext:value-type="float">
            <text:p>10.15</text:p>
          </table:table-cell>
          <table:table-cell table:style-name="ce118" table:formula="of:=[$ICICIBANK.I21]" office:value-type="float" office:value="15.3" calcext:value-type="float">
            <text:p>15.3</text:p>
          </table:table-cell>
          <table:table-cell table:style-name="ce118" table:formula="of:=[$KOTAKBANK.I21]" office:value-type="float" office:value="-22" calcext:value-type="float">
            <text:p>-22</text:p>
          </table:table-cell>
          <table:table-cell table:style-name="ce118" table:formula="of:=[$AXISBANK.I21]" office:value-type="float" office:value="16" calcext:value-type="float">
            <text:p>16</text:p>
          </table:table-cell>
          <table:table-cell table:style-name="ce118" table:formula="of:=[$SBIBANK.I21]" office:value-type="float" office:value="3.7" calcext:value-type="float">
            <text:p>3.7</text:p>
          </table:table-cell>
          <table:table-cell table:style-name="ce118" table:formula="of:=[$INDUSINDBANK.I21]" office:value-type="float" office:value="10.65" calcext:value-type="float">
            <text:p>10.65</text:p>
          </table:table-cell>
          <table:table-cell table:style-name="ce156" table:formula="of:=[$HDFCBANK.B21]" office:value-type="date" office:date-value="2021-02-08" calcext:value-type="date">
            <text:p>08/02/21</text:p>
          </table:table-cell>
          <table:table-cell table:style-name="ce118" table:formula="of:=[$'EOD-ANALYSIS'.F21]" office:value-type="float" office:value="63251" calcext:value-type="float">
            <text:p>63251</text:p>
          </table:table-cell>
          <table:table-cell table:style-name="ce118" table:formula="of:=[$'EOD-ANALYSIS'.G21]" office:value-type="float" office:value="-6118" calcext:value-type="float">
            <text:p>-6118</text:p>
          </table:table-cell>
          <table:table-cell table:style-name="ce118" table:formula="of:=[$'EOD-ANALYSIS'.H21]" office:value-type="float" office:value="1403" calcext:value-type="float">
            <text:p>1403</text:p>
          </table:table-cell>
          <table:table-cell table:style-name="ce118" table:formula="of:=[$HDFCBANK.H21]" office:value-type="float" office:value="1265" calcext:value-type="float">
            <text:p>1265</text:p>
          </table:table-cell>
          <table:table-cell table:style-name="ce118" table:formula="of:=[$ICICIBANK.H21]" office:value-type="float" office:value="2475" calcext:value-type="float">
            <text:p>2475</text:p>
          </table:table-cell>
          <table:table-cell table:style-name="ce118" table:formula="of:=[$KOTAKBANK.H21]" office:value-type="float" office:value="-4077" calcext:value-type="float">
            <text:p>-4077</text:p>
          </table:table-cell>
          <table:table-cell table:style-name="ce118" table:formula="of:=[$AXISBANK.H21]" office:value-type="float" office:value="144" calcext:value-type="float">
            <text:p>144</text:p>
          </table:table-cell>
          <table:table-cell table:style-name="ce118" table:formula="of:=[$SBIBANK.H21]" office:value-type="float" office:value="13182" calcext:value-type="float">
            <text:p>13182</text:p>
          </table:table-cell>
          <table:table-cell table:style-name="ce118" table:formula="of:=[$INDUSINDBANK.H21]" office:value-type="float" office:value="-1222" calcext:value-type="float">
            <text:p>-1222</text:p>
          </table:table-cell>
          <table:table-cell table:style-name="ce124" table:formula="of:=[$RELIANCE.H21]" office:value-type="float" office:value="-47620" calcext:value-type="float">
            <text:p>-47620</text:p>
          </table:table-cell>
          <table:table-cell table:number-columns-repeated="43"/>
        </table:table-row>
        <table:table-row table:style-name="ro2">
          <table:table-cell table:style-name="ce135" table:formula="of:=[$HDFCBANK.B22]" office:value-type="date" office:date-value="2021-02-09" calcext:value-type="date">
            <text:p>09/02/21</text:p>
          </table:table-cell>
          <table:table-cell table:style-name="ce118" table:formula="of:=[$'EOD-ANALYSIS'.B22]" office:value-type="float" office:value="-20.75" calcext:value-type="float">
            <text:p>-20.75</text:p>
          </table:table-cell>
          <table:table-cell table:style-name="ce118" table:formula="of:=[$'EOD-ANALYSIS'.C22]" office:value-type="float" office:value="32.15" calcext:value-type="float">
            <text:p>32.15</text:p>
          </table:table-cell>
          <table:table-cell table:style-name="ce118" table:formula="of:=[$'EOD-ANALYSIS'.D22]" office:value-type="float" office:value="18.75" calcext:value-type="float">
            <text:p>18.75</text:p>
          </table:table-cell>
          <table:table-cell table:style-name="ce118" table:formula="of:=[$HDFCBANK.I22]" office:value-type="float" office:value="4.35" calcext:value-type="float">
            <text:p>4.35</text:p>
          </table:table-cell>
          <table:table-cell table:style-name="ce118" table:formula="of:=[$ICICIBANK.I22]" office:value-type="float" office:value="2.15" calcext:value-type="float">
            <text:p>2.15</text:p>
          </table:table-cell>
          <table:table-cell table:style-name="ce118" table:formula="of:=[$KOTAKBANK.I22]" office:value-type="float" office:value="-4.75" calcext:value-type="float">
            <text:p>-4.75</text:p>
          </table:table-cell>
          <table:table-cell table:style-name="ce118" table:formula="of:=[$AXISBANK.I22]" office:value-type="float" office:value="4.95" calcext:value-type="float">
            <text:p>4.95</text:p>
          </table:table-cell>
          <table:table-cell table:style-name="ce118" table:formula="of:=[$SBIBANK.I22]" office:value-type="float" office:value="-1.35" calcext:value-type="float">
            <text:p>-1.35</text:p>
          </table:table-cell>
          <table:table-cell table:style-name="ce118" table:formula="of:=[$INDUSINDBANK.I22]" office:value-type="float" office:value="-11.35" calcext:value-type="float">
            <text:p>-11.35</text:p>
          </table:table-cell>
          <table:table-cell table:style-name="ce194" table:formula="of:=[$HDFCBANK.B22]" office:value-type="date" office:date-value="2021-02-09" calcext:value-type="date">
            <text:p>09/02/21</text:p>
          </table:table-cell>
          <table:table-cell table:style-name="ce118" table:formula="of:=[$'EOD-ANALYSIS'.F22]" office:value-type="float" office:value="-10960" calcext:value-type="float">
            <text:p>-10960</text:p>
          </table:table-cell>
          <table:table-cell table:style-name="ce118" table:formula="of:=[$'EOD-ANALYSIS'.G22]" office:value-type="float" office:value="5041" calcext:value-type="float">
            <text:p>5041</text:p>
          </table:table-cell>
          <table:table-cell table:style-name="ce118" table:formula="of:=[$'EOD-ANALYSIS'.H22]" office:value-type="float" office:value="1650" calcext:value-type="float">
            <text:p>1650</text:p>
          </table:table-cell>
          <table:table-cell table:style-name="ce118" table:formula="of:=[$HDFCBANK.H22]" office:value-type="float" office:value="1810" calcext:value-type="float">
            <text:p>1810</text:p>
          </table:table-cell>
          <table:table-cell table:style-name="ce118" table:formula="of:=[$ICICIBANK.H22]" office:value-type="float" office:value="3367" calcext:value-type="float">
            <text:p>3367</text:p>
          </table:table-cell>
          <table:table-cell table:style-name="ce118" table:formula="of:=[$KOTAKBANK.H22]" office:value-type="float" office:value="-4019" calcext:value-type="float">
            <text:p>-4019</text:p>
          </table:table-cell>
          <table:table-cell table:style-name="ce118" table:formula="of:=[$AXISBANK.H22]" office:value-type="float" office:value="753" calcext:value-type="float">
            <text:p>753</text:p>
          </table:table-cell>
          <table:table-cell table:style-name="ce118" table:formula="of:=[$SBIBANK.H22]" office:value-type="float" office:value="12238" calcext:value-type="float">
            <text:p>12238</text:p>
          </table:table-cell>
          <table:table-cell table:style-name="ce118" table:formula="of:=[$INDUSINDBANK.H22]" office:value-type="float" office:value="-1354" calcext:value-type="float">
            <text:p>-1354</text:p>
          </table:table-cell>
          <table:table-cell table:style-name="ce124" table:formula="of:=[$RELIANCE.H22]" office:value-type="float" office:value="-45908" calcext:value-type="float">
            <text:p>-45908</text:p>
          </table:table-cell>
          <table:table-cell table:number-columns-repeated="43"/>
        </table:table-row>
        <table:table-row table:style-name="ro2">
          <table:table-cell table:style-name="ce135" table:formula="of:=[$HDFCBANK.B23]" office:value-type="date" office:date-value="2021-02-10" calcext:value-type="date">
            <text:p>10/02/21</text:p>
          </table:table-cell>
          <table:table-cell table:style-name="ce118" table:formula="of:=[$'EOD-ANALYSIS'.B23]" office:value-type="float" office:value="13.8" calcext:value-type="float">
            <text:p>13.8</text:p>
          </table:table-cell>
          <table:table-cell table:style-name="ce118" table:formula="of:=[$'EOD-ANALYSIS'.C23]" office:value-type="float" office:value="-170.55" calcext:value-type="float">
            <text:p>-170.55</text:p>
          </table:table-cell>
          <table:table-cell table:style-name="ce118" table:formula="of:=[$'EOD-ANALYSIS'.D23]" office:value-type="float" office:value="27.15" calcext:value-type="float">
            <text:p>27.15</text:p>
          </table:table-cell>
          <table:table-cell table:style-name="ce118" table:formula="of:=[$HDFCBANK.I23]" office:value-type="float" office:value="-17.95" calcext:value-type="float">
            <text:p>-17.95</text:p>
          </table:table-cell>
          <table:table-cell table:style-name="ce118" table:formula="of:=[$ICICIBANK.I23]" office:value-type="float" office:value="-0.4" calcext:value-type="float">
            <text:p>-0.4</text:p>
          </table:table-cell>
          <table:table-cell table:style-name="ce118" table:formula="of:=[$KOTAKBANK.I23]" office:value-type="float" office:value="2.6" calcext:value-type="float">
            <text:p>2.6</text:p>
          </table:table-cell>
          <table:table-cell table:style-name="ce118" table:formula="of:=[$AXISBANK.I23]" office:value-type="float" office:value="-7.25" calcext:value-type="float">
            <text:p>-7.25</text:p>
          </table:table-cell>
          <table:table-cell table:style-name="ce118" table:formula="of:=[$SBIBANK.I23]" office:value-type="float" office:value="-2.3" calcext:value-type="float">
            <text:p>-2.3</text:p>
          </table:table-cell>
          <table:table-cell table:style-name="ce118" table:formula="of:=[$INDUSINDBANK.I23]" office:value-type="float" office:value="0.5" calcext:value-type="float">
            <text:p>0.5</text:p>
          </table:table-cell>
          <table:table-cell table:style-name="ce194" table:formula="of:=[$HDFCBANK.B23]" office:value-type="date" office:date-value="2021-02-10" calcext:value-type="date">
            <text:p>10/02/21</text:p>
          </table:table-cell>
          <table:table-cell table:style-name="ce118" table:formula="of:=[$'EOD-ANALYSIS'.F23]" office:value-type="float" office:value="-49960" calcext:value-type="float">
            <text:p>-49960</text:p>
          </table:table-cell>
          <table:table-cell table:style-name="ce118" table:formula="of:=[$'EOD-ANALYSIS'.G23]" office:value-type="float" office:value="-73986" calcext:value-type="float">
            <text:p>-73986</text:p>
          </table:table-cell>
          <table:table-cell table:style-name="ce118" table:formula="of:=[$'EOD-ANALYSIS'.H23]" office:value-type="float" office:value="897" calcext:value-type="float">
            <text:p>897</text:p>
          </table:table-cell>
          <table:table-cell table:style-name="ce118" table:formula="of:=[$HDFCBANK.H23]" office:value-type="float" office:value="300" calcext:value-type="float">
            <text:p>300</text:p>
          </table:table-cell>
          <table:table-cell table:style-name="ce118" table:formula="of:=[$ICICIBANK.H23]" office:value-type="float" office:value="3261" calcext:value-type="float">
            <text:p>3261</text:p>
          </table:table-cell>
          <table:table-cell table:style-name="ce118" table:formula="of:=[$KOTAKBANK.H23]" office:value-type="float" office:value="-3635" calcext:value-type="float">
            <text:p>-3635</text:p>
          </table:table-cell>
          <table:table-cell table:style-name="ce118" table:formula="of:=[$AXISBANK.H23]" office:value-type="float" office:value="651" calcext:value-type="float">
            <text:p>651</text:p>
          </table:table-cell>
          <table:table-cell table:style-name="ce118" table:formula="of:=[$SBIBANK.H23]" office:value-type="float" office:value="11254" calcext:value-type="float">
            <text:p>11254</text:p>
          </table:table-cell>
          <table:table-cell table:style-name="ce118" table:formula="of:=[$INDUSINDBANK.H23]" office:value-type="float" office:value="-1679" calcext:value-type="float">
            <text:p>-1679</text:p>
          </table:table-cell>
          <table:table-cell table:style-name="ce124" table:formula="of:=[$RELIANCE.H23]" office:value-type="float" office:value="-45118" calcext:value-type="float">
            <text:p>-45118</text:p>
          </table:table-cell>
          <table:table-cell table:number-columns-repeated="43"/>
        </table:table-row>
        <table:table-row table:style-name="ro2">
          <table:table-cell table:style-name="ce135" table:formula="of:=[$HDFCBANK.B24]" office:value-type="date" office:date-value="2021-02-11" calcext:value-type="date">
            <text:p>11/02/21</text:p>
          </table:table-cell>
          <table:table-cell table:style-name="ce118" table:formula="of:=[$'EOD-ANALYSIS'.B24]" office:value-type="float" office:value="65.4" calcext:value-type="float">
            <text:p>65.4</text:p>
          </table:table-cell>
          <table:table-cell table:style-name="ce118" table:formula="of:=[$'EOD-ANALYSIS'.C24]" office:value-type="float" office:value="-66.65" calcext:value-type="float">
            <text:p>-66.65</text:p>
          </table:table-cell>
          <table:table-cell table:style-name="ce118" table:formula="of:=[$'EOD-ANALYSIS'.D24]" office:value-type="float" office:value="-52.65" calcext:value-type="float">
            <text:p>-52.65</text:p>
          </table:table-cell>
          <table:table-cell table:style-name="ce118" table:formula="of:=[$HDFCBANK.I24]" office:value-type="float" office:value="-10.3" calcext:value-type="float">
            <text:p>-10.3</text:p>
          </table:table-cell>
          <table:table-cell table:style-name="ce118" table:formula="of:=[$ICICIBANK.I24]" office:value-type="float" office:value="-1.95" calcext:value-type="float">
            <text:p>-1.95</text:p>
          </table:table-cell>
          <table:table-cell table:style-name="ce118" table:formula="of:=[$KOTAKBANK.I24]" office:value-type="float" office:value="6.95" calcext:value-type="float">
            <text:p>6.95</text:p>
          </table:table-cell>
          <table:table-cell table:style-name="ce118" table:formula="of:=[$AXISBANK.I24]" office:value-type="float" office:value="3.75" calcext:value-type="float">
            <text:p>3.75</text:p>
          </table:table-cell>
          <table:table-cell table:style-name="ce118" table:formula="of:=[$SBIBANK.I24]" office:value-type="float" office:value="-2.7" calcext:value-type="float">
            <text:p>-2.7</text:p>
          </table:table-cell>
          <table:table-cell table:style-name="ce118" table:formula="of:=[$INDUSINDBANK.I24]" office:value-type="float" office:value="-2.8" calcext:value-type="float">
            <text:p>-2.8</text:p>
          </table:table-cell>
          <table:table-cell table:style-name="ce194" table:formula="of:=[$HDFCBANK.B24]" office:value-type="date" office:date-value="2021-02-11" calcext:value-type="date">
            <text:p>11/02/21</text:p>
          </table:table-cell>
          <table:table-cell table:style-name="ce118" table:formula="of:=[$'EOD-ANALYSIS'.F24]" office:value-type="float" office:value="30573" calcext:value-type="float">
            <text:p>30573</text:p>
          </table:table-cell>
          <table:table-cell table:style-name="ce118" table:formula="of:=[$'EOD-ANALYSIS'.G24]" office:value-type="float" office:value="-83222" calcext:value-type="float">
            <text:p>-83222</text:p>
          </table:table-cell>
          <table:table-cell table:style-name="ce118" table:formula="of:=[$'EOD-ANALYSIS'.H24]" office:value-type="float" office:value="4177" calcext:value-type="float">
            <text:p>4177</text:p>
          </table:table-cell>
          <table:table-cell table:style-name="ce118" table:formula="of:=[$HDFCBANK.H24]" office:value-type="float" office:value="-1187" calcext:value-type="float">
            <text:p>-1187</text:p>
          </table:table-cell>
          <table:table-cell table:style-name="ce118" table:formula="of:=[$ICICIBANK.H24]" office:value-type="float" office:value="1514" calcext:value-type="float">
            <text:p>1514</text:p>
          </table:table-cell>
          <table:table-cell table:style-name="ce118" table:formula="of:=[$KOTAKBANK.H24]" office:value-type="float" office:value="-4348" calcext:value-type="float">
            <text:p>-4348</text:p>
          </table:table-cell>
          <table:table-cell table:style-name="ce118" table:formula="of:=[$AXISBANK.H24]" office:value-type="float" office:value="2835" calcext:value-type="float">
            <text:p>2835</text:p>
          </table:table-cell>
          <table:table-cell table:style-name="ce118" table:formula="of:=[$SBIBANK.H24]" office:value-type="float" office:value="9058" calcext:value-type="float">
            <text:p>9058</text:p>
          </table:table-cell>
          <table:table-cell table:style-name="ce118" table:formula="of:=[$INDUSINDBANK.H24]" office:value-type="float" office:value="-2349" calcext:value-type="float">
            <text:p>-2349</text:p>
          </table:table-cell>
          <table:table-cell table:style-name="ce124" table:formula="of:=[$RELIANCE.H24]" office:value-type="float" office:value="-31402" calcext:value-type="float">
            <text:p>-31402</text:p>
          </table:table-cell>
          <table:table-cell table:number-columns-repeated="43"/>
        </table:table-row>
        <table:table-row table:style-name="ro2">
          <table:table-cell table:style-name="ce135" table:formula="of:=[$HDFCBANK.B25]" office:value-type="date" office:date-value="2021-02-12" calcext:value-type="date">
            <text:p>12/02/21</text:p>
          </table:table-cell>
          <table:table-cell table:style-name="ce118" table:formula="of:=[$'EOD-ANALYSIS'.B25]" office:value-type="float" office:value="-23.5" calcext:value-type="float">
            <text:p>-23.5</text:p>
          </table:table-cell>
          <table:table-cell table:style-name="ce118" table:formula="of:=[$'EOD-ANALYSIS'.C25]" office:value-type="float" office:value="325.05" calcext:value-type="float">
            <text:p>325.05</text:p>
          </table:table-cell>
          <table:table-cell table:style-name="ce118" table:formula="of:=[$'EOD-ANALYSIS'.D25]" office:value-type="float" office:value="176.75" calcext:value-type="float">
            <text:p>176.75</text:p>
          </table:table-cell>
          <table:table-cell table:style-name="ce118" table:formula="of:=[$HDFCBANK.I25]" office:value-type="float" office:value="8.8" calcext:value-type="float">
            <text:p>8.8</text:p>
          </table:table-cell>
          <table:table-cell table:style-name="ce118" table:formula="of:=[$ICICIBANK.I25]" office:value-type="float" office:value="16" calcext:value-type="float">
            <text:p>16</text:p>
          </table:table-cell>
          <table:table-cell table:style-name="ce118" table:formula="of:=[$KOTAKBANK.I25]" office:value-type="float" office:value="-5.25" calcext:value-type="float">
            <text:p>-5.25</text:p>
          </table:table-cell>
          <table:table-cell table:style-name="ce118" table:formula="of:=[$AXISBANK.I25]" office:value-type="float" office:value="10.15" calcext:value-type="float">
            <text:p>10.15</text:p>
          </table:table-cell>
          <table:table-cell table:style-name="ce118" table:formula="of:=[$SBIBANK.I25]" office:value-type="float" office:value="2.55" calcext:value-type="float">
            <text:p>2.55</text:p>
          </table:table-cell>
          <table:table-cell table:style-name="ce118" table:formula="of:=[$INDUSINDBANK.I25]" office:value-type="float" office:value="2.65" calcext:value-type="float">
            <text:p>2.65</text:p>
          </table:table-cell>
          <table:table-cell table:style-name="ce156" table:formula="of:=[$HDFCBANK.B25]" office:value-type="date" office:date-value="2021-02-12" calcext:value-type="date">
            <text:p>12/02/21</text:p>
          </table:table-cell>
          <table:table-cell table:style-name="ce118" table:formula="of:=[$'EOD-ANALYSIS'.F25]" office:value-type="float" office:value="-26987" calcext:value-type="float">
            <text:p>-26987</text:p>
          </table:table-cell>
          <table:table-cell table:style-name="ce118" table:formula="of:=[$'EOD-ANALYSIS'.G25]" office:value-type="float" office:value="17291" calcext:value-type="float">
            <text:p>17291</text:p>
          </table:table-cell>
          <table:table-cell table:style-name="ce118" table:formula="of:=[$'EOD-ANALYSIS'.H25]" office:value-type="float" office:value="1307" calcext:value-type="float">
            <text:p>1307</text:p>
          </table:table-cell>
          <table:table-cell table:style-name="ce118" table:formula="of:=[$HDFCBANK.H25]" office:value-type="float" office:value="-1190" calcext:value-type="float">
            <text:p>-1190</text:p>
          </table:table-cell>
          <table:table-cell table:style-name="ce118" table:formula="of:=[$ICICIBANK.H25]" office:value-type="float" office:value="2599" calcext:value-type="float">
            <text:p>2599</text:p>
          </table:table-cell>
          <table:table-cell table:style-name="ce118" table:formula="of:=[$KOTAKBANK.H25]" office:value-type="float" office:value="-4798" calcext:value-type="float">
            <text:p>-4798</text:p>
          </table:table-cell>
          <table:table-cell table:style-name="ce118" table:formula="of:=[$AXISBANK.H25]" office:value-type="float" office:value="3941" calcext:value-type="float">
            <text:p>3941</text:p>
          </table:table-cell>
          <table:table-cell table:style-name="ce118" table:formula="of:=[$SBIBANK.H25]" office:value-type="float" office:value="7747" calcext:value-type="float">
            <text:p>7747</text:p>
          </table:table-cell>
          <table:table-cell table:style-name="ce118" table:formula="of:=[$INDUSINDBANK.H25]" office:value-type="float" office:value="-3041" calcext:value-type="float">
            <text:p>-3041</text:p>
          </table:table-cell>
          <table:table-cell table:style-name="ce124" table:formula="of:=[$RELIANCE.H25]" office:value-type="float" office:value="-33031" calcext:value-type="float">
            <text:p>-33031</text:p>
          </table:table-cell>
          <table:table-cell table:number-columns-repeated="43"/>
        </table:table-row>
        <table:table-row table:style-name="ro2">
          <table:table-cell table:style-name="ce135" table:formula="of:=[$HDFCBANK.B26]" office:value-type="date" office:date-value="2021-02-15" calcext:value-type="date">
            <text:p>15/02/21</text:p>
          </table:table-cell>
          <table:table-cell table:style-name="ce118" table:formula="of:=[$'EOD-ANALYSIS'.B26]" office:value-type="float" office:value="170.75" calcext:value-type="float">
            <text:p>170.75</text:p>
          </table:table-cell>
          <table:table-cell table:style-name="ce118" table:formula="of:=[$'EOD-ANALYSIS'.C26]" office:value-type="float" office:value="1268.85" calcext:value-type="float">
            <text:p>1268.85</text:p>
          </table:table-cell>
          <table:table-cell table:style-name="ce118" table:formula="of:=[$'EOD-ANALYSIS'.D26]" office:value-type="float" office:value="528.25" calcext:value-type="float">
            <text:p>528.25</text:p>
          </table:table-cell>
          <table:table-cell table:style-name="ce118" table:formula="of:=[$HDFCBANK.I26]" office:value-type="float" office:value="36.5" calcext:value-type="float">
            <text:p>36.5</text:p>
          </table:table-cell>
          <table:table-cell table:style-name="ce118" table:formula="of:=[$ICICIBANK.I26]" office:value-type="float" office:value="26.35" calcext:value-type="float">
            <text:p>26.35</text:p>
          </table:table-cell>
          <table:table-cell table:style-name="ce118" table:formula="of:=[$KOTAKBANK.I26]" office:value-type="float" office:value="37" calcext:value-type="float">
            <text:p>37</text:p>
          </table:table-cell>
          <table:table-cell table:style-name="ce118" table:formula="of:=[$AXISBANK.I26]" office:value-type="float" office:value="43.9" calcext:value-type="float">
            <text:p>43.9</text:p>
          </table:table-cell>
          <table:table-cell table:style-name="ce118" table:formula="of:=[$SBIBANK.I26]" office:value-type="float" office:value="14.8" calcext:value-type="float">
            <text:p>14.8</text:p>
          </table:table-cell>
          <table:table-cell table:style-name="ce118" table:formula="of:=[$INDUSINDBANK.I26]" office:value-type="float" office:value="34.05" calcext:value-type="float">
            <text:p>34.05</text:p>
          </table:table-cell>
          <table:table-cell table:style-name="ce156" table:formula="of:=[$HDFCBANK.B26]" office:value-type="date" office:date-value="2021-02-15" calcext:value-type="date">
            <text:p>15/02/21</text:p>
          </table:table-cell>
          <table:table-cell table:style-name="ce118" table:formula="of:=[$'EOD-ANALYSIS'.F26]" office:value-type="float" office:value="102889" calcext:value-type="float">
            <text:p>102889</text:p>
          </table:table-cell>
          <table:table-cell table:style-name="ce118" table:formula="of:=[$'EOD-ANALYSIS'.G26]" office:value-type="float" office:value="196346" calcext:value-type="float">
            <text:p>196346</text:p>
          </table:table-cell>
          <table:table-cell table:style-name="ce118" table:formula="of:=[$'EOD-ANALYSIS'.H26]" office:value-type="float" office:value="2955" calcext:value-type="float">
            <text:p>2955</text:p>
          </table:table-cell>
          <table:table-cell table:style-name="ce118" table:formula="of:=[$HDFCBANK.H26]" office:value-type="float" office:value="-7" calcext:value-type="float">
            <text:p>-7</text:p>
          </table:table-cell>
          <table:table-cell table:style-name="ce118" table:formula="of:=[$ICICIBANK.H26]" office:value-type="float" office:value="4557" calcext:value-type="float">
            <text:p>4557</text:p>
          </table:table-cell>
          <table:table-cell table:style-name="ce118" table:formula="of:=[$KOTAKBANK.H26]" office:value-type="float" office:value="-3645" calcext:value-type="float">
            <text:p>-3645</text:p>
          </table:table-cell>
          <table:table-cell table:style-name="ce118" table:formula="of:=[$AXISBANK.H26]" office:value-type="float" office:value="5856" calcext:value-type="float">
            <text:p>5856</text:p>
          </table:table-cell>
          <table:table-cell table:style-name="ce118" table:formula="of:=[$SBIBANK.H26]" office:value-type="float" office:value="6927" calcext:value-type="float">
            <text:p>6927</text:p>
          </table:table-cell>
          <table:table-cell table:style-name="ce118" table:formula="of:=[$INDUSINDBANK.H26]" office:value-type="float" office:value="-2740" calcext:value-type="float">
            <text:p>-2740</text:p>
          </table:table-cell>
          <table:table-cell table:style-name="ce124" table:formula="of:=[$RELIANCE.H26]" office:value-type="float" office:value="-35291" calcext:value-type="float">
            <text:p>-35291</text:p>
          </table:table-cell>
          <table:table-cell table:number-columns-repeated="43"/>
        </table:table-row>
        <table:table-row table:style-name="ro2">
          <table:table-cell table:style-name="ce135" table:formula="of:=[$HDFCBANK.B27]" office:value-type="date" office:date-value="2021-02-16" calcext:value-type="date">
            <text:p>16/02/21</text:p>
          </table:table-cell>
          <table:table-cell table:style-name="ce118" table:formula="of:=[$'EOD-ANALYSIS'.B27]" office:value-type="float" office:value="-1.95" calcext:value-type="float">
            <text:p>-1.95</text:p>
          </table:table-cell>
          <table:table-cell table:style-name="ce118" table:formula="of:=[$'EOD-ANALYSIS'.C27]" office:value-type="float" office:value="-184.5" calcext:value-type="float">
            <text:p>-184.5</text:p>
          </table:table-cell>
          <table:table-cell table:style-name="ce118" table:formula="of:=[$'EOD-ANALYSIS'.D27]" office:value-type="float" office:value="-67.1" calcext:value-type="float">
            <text:p>-67.1</text:p>
          </table:table-cell>
          <table:table-cell table:style-name="ce118" table:formula="of:=[$HDFCBANK.I27]" office:value-type="float" office:value="7.75" calcext:value-type="float">
            <text:p>7.75</text:p>
          </table:table-cell>
          <table:table-cell table:style-name="ce118" table:formula="of:=[$ICICIBANK.I27]" office:value-type="float" office:value="-13.85" calcext:value-type="float">
            <text:p>-13.85</text:p>
          </table:table-cell>
          <table:table-cell table:style-name="ce118" table:formula="of:=[$KOTAKBANK.I27]" office:value-type="float" office:value="28.5" calcext:value-type="float">
            <text:p>28.5</text:p>
          </table:table-cell>
          <table:table-cell table:style-name="ce118" table:formula="of:=[$AXISBANK.I27]" office:value-type="float" office:value="-16" calcext:value-type="float">
            <text:p>-16</text:p>
          </table:table-cell>
          <table:table-cell table:style-name="ce118" table:formula="of:=[$SBIBANK.I27]" office:value-type="float" office:value="-4.55" calcext:value-type="float">
            <text:p>-4.55</text:p>
          </table:table-cell>
          <table:table-cell table:style-name="ce118" table:formula="of:=[$INDUSINDBANK.I27]" office:value-type="float" office:value="-1.7" calcext:value-type="float">
            <text:p>-1.7</text:p>
          </table:table-cell>
          <table:table-cell table:style-name="ce194" table:formula="of:=[$HDFCBANK.B27]" office:value-type="date" office:date-value="2021-02-16" calcext:value-type="date">
            <text:p>16/02/21</text:p>
          </table:table-cell>
          <table:table-cell table:style-name="ce118" table:formula="of:=[$'EOD-ANALYSIS'.F27]" office:value-type="float" office:value="-55269" calcext:value-type="float">
            <text:p>-55269</text:p>
          </table:table-cell>
          <table:table-cell table:style-name="ce118" table:formula="of:=[$'EOD-ANALYSIS'.G27]" office:value-type="float" office:value="-29969" calcext:value-type="float">
            <text:p>-29969</text:p>
          </table:table-cell>
          <table:table-cell table:style-name="ce118" table:formula="of:=[$'EOD-ANALYSIS'.H27]" office:value-type="float" office:value="1577" calcext:value-type="float">
            <text:p>1577</text:p>
          </table:table-cell>
          <table:table-cell table:style-name="ce118" table:formula="of:=[$HDFCBANK.H27]" office:value-type="float" office:value="7" calcext:value-type="float">
            <text:p>7</text:p>
          </table:table-cell>
          <table:table-cell table:style-name="ce118" table:formula="of:=[$ICICIBANK.H27]" office:value-type="float" office:value="2328" calcext:value-type="float">
            <text:p>2328</text:p>
          </table:table-cell>
          <table:table-cell table:style-name="ce118" table:formula="of:=[$KOTAKBANK.H27]" office:value-type="float" office:value="-2812" calcext:value-type="float">
            <text:p>-2812</text:p>
          </table:table-cell>
          <table:table-cell table:style-name="ce118" table:formula="of:=[$AXISBANK.H27]" office:value-type="float" office:value="3688" calcext:value-type="float">
            <text:p>3688</text:p>
          </table:table-cell>
          <table:table-cell table:style-name="ce118" table:formula="of:=[$SBIBANK.H27]" office:value-type="float" office:value="2498" calcext:value-type="float">
            <text:p>2498</text:p>
          </table:table-cell>
          <table:table-cell table:style-name="ce118" table:formula="of:=[$INDUSINDBANK.H27]" office:value-type="float" office:value="-3397" calcext:value-type="float">
            <text:p>-3397</text:p>
          </table:table-cell>
          <table:table-cell table:style-name="ce124" table:formula="of:=[$RELIANCE.H27]" office:value-type="float" office:value="-32362" calcext:value-type="float">
            <text:p>-32362</text:p>
          </table:table-cell>
          <table:table-cell table:number-columns-repeated="43"/>
        </table:table-row>
        <table:table-row table:style-name="ro2">
          <table:table-cell table:style-name="ce135" table:formula="of:=[$HDFCBANK.B28]" office:value-type="date" office:date-value="2021-02-17" calcext:value-type="date">
            <text:p>17/02/21</text:p>
          </table:table-cell>
          <table:table-cell table:style-name="ce118" table:formula="of:=[$'EOD-ANALYSIS'.B28]" office:value-type="float" office:value="-123.2" calcext:value-type="float">
            <text:p>-123.2</text:p>
          </table:table-cell>
          <table:table-cell table:style-name="ce118" table:formula="of:=[$'EOD-ANALYSIS'.C28]" office:value-type="float" office:value="-242.15" calcext:value-type="float">
            <text:p>-242.15</text:p>
          </table:table-cell>
          <table:table-cell table:style-name="ce118" table:formula="of:=[$'EOD-ANALYSIS'.D28]" office:value-type="float" office:value="-223.15" calcext:value-type="float">
            <text:p>-223.15</text:p>
          </table:table-cell>
          <table:table-cell table:style-name="ce118" table:formula="of:=[$HDFCBANK.I28]" office:value-type="float" office:value="-38.7" calcext:value-type="float">
            <text:p>-38.7</text:p>
          </table:table-cell>
          <table:table-cell table:style-name="ce118" table:formula="of:=[$ICICIBANK.I28]" office:value-type="float" office:value="-2" calcext:value-type="float">
            <text:p>-2</text:p>
          </table:table-cell>
          <table:table-cell table:style-name="ce118" table:formula="of:=[$KOTAKBANK.I28]" office:value-type="float" office:value="-34.8" calcext:value-type="float">
            <text:p>-34.8</text:p>
          </table:table-cell>
          <table:table-cell table:style-name="ce118" table:formula="of:=[$AXISBANK.I28]" office:value-type="float" office:value="0.85" calcext:value-type="float">
            <text:p>0.85</text:p>
          </table:table-cell>
          <table:table-cell table:style-name="ce118" table:formula="of:=[$SBIBANK.I28]" office:value-type="float" office:value="9.4" calcext:value-type="float">
            <text:p>9.4</text:p>
          </table:table-cell>
          <table:table-cell table:style-name="ce118" table:formula="of:=[$INDUSINDBANK.I28]" office:value-type="float" office:value="-27.35" calcext:value-type="float">
            <text:p>-27.35</text:p>
          </table:table-cell>
          <table:table-cell table:style-name="ce220" table:formula="of:=[$HDFCBANK.B28]" office:value-type="date" office:date-value="2021-02-17" calcext:value-type="date">
            <text:p>17/02/21</text:p>
          </table:table-cell>
          <table:table-cell table:style-name="ce118" table:formula="of:=[$'EOD-ANALYSIS'.F28]" office:value-type="float" office:value="-156201" calcext:value-type="float">
            <text:p>-156201</text:p>
          </table:table-cell>
          <table:table-cell table:style-name="ce118" table:formula="of:=[$'EOD-ANALYSIS'.G28]" office:value-type="float" office:value="-46590" calcext:value-type="float">
            <text:p>-46590</text:p>
          </table:table-cell>
          <table:table-cell table:style-name="ce118" table:formula="of:=[$'EOD-ANALYSIS'.H28]" office:value-type="float" office:value="1712" calcext:value-type="float">
            <text:p>1712</text:p>
          </table:table-cell>
          <table:table-cell table:style-name="ce118" table:formula="of:=[$HDFCBANK.H28]" office:value-type="float" office:value="-2564" calcext:value-type="float">
            <text:p>-2564</text:p>
          </table:table-cell>
          <table:table-cell table:style-name="ce118" table:formula="of:=[$ICICIBANK.H28]" office:value-type="float" office:value="1418" calcext:value-type="float">
            <text:p>1418</text:p>
          </table:table-cell>
          <table:table-cell table:style-name="ce118" table:formula="of:=[$KOTAKBANK.H28]" office:value-type="float" office:value="-2826" calcext:value-type="float">
            <text:p>-2826</text:p>
          </table:table-cell>
          <table:table-cell table:style-name="ce118" table:formula="of:=[$AXISBANK.H28]" office:value-type="float" office:value="3168" calcext:value-type="float">
            <text:p>3168</text:p>
          </table:table-cell>
          <table:table-cell table:style-name="ce118" table:formula="of:=[$SBIBANK.H28]" office:value-type="float" office:value="5250" calcext:value-type="float">
            <text:p>5250</text:p>
          </table:table-cell>
          <table:table-cell table:style-name="ce118" table:formula="of:=[$INDUSINDBANK.H28]" office:value-type="float" office:value="-4717" calcext:value-type="float">
            <text:p>-4717</text:p>
          </table:table-cell>
          <table:table-cell table:style-name="ce124" table:formula="of:=[$RELIANCE.H28]" office:value-type="float" office:value="-30537" calcext:value-type="float">
            <text:p>-30537</text:p>
          </table:table-cell>
          <table:table-cell table:number-columns-repeated="43"/>
        </table:table-row>
        <table:table-row table:style-name="ro2">
          <table:table-cell table:style-name="ce135" table:formula="of:=[$HDFCBANK.B29]" office:value-type="date" office:date-value="2021-02-18" calcext:value-type="date">
            <text:p>18/02/21</text:p>
          </table:table-cell>
          <table:table-cell table:style-name="ce118" table:formula="of:=[$'EOD-ANALYSIS'.B29]" office:value-type="float" office:value="-90.95" calcext:value-type="float">
            <text:p>-90.95</text:p>
          </table:table-cell>
          <table:table-cell table:style-name="ce118" table:formula="of:=[$'EOD-ANALYSIS'.C29]" office:value-type="float" office:value="-372.7" calcext:value-type="float">
            <text:p>-372.7</text:p>
          </table:table-cell>
          <table:table-cell table:style-name="ce118" table:formula="of:=[$'EOD-ANALYSIS'.D29]" office:value-type="float" office:value="-261.3" calcext:value-type="float">
            <text:p>-261.3</text:p>
          </table:table-cell>
          <table:table-cell table:style-name="ce118" table:formula="of:=[$HDFCBANK.I29]" office:value-type="float" office:value="-36.1" calcext:value-type="float">
            <text:p>-36.1</text:p>
          </table:table-cell>
          <table:table-cell table:style-name="ce118" table:formula="of:=[$ICICIBANK.I29]" office:value-type="float" office:value="-13.6" calcext:value-type="float">
            <text:p>-13.6</text:p>
          </table:table-cell>
          <table:table-cell table:style-name="ce118" table:formula="of:=[$KOTAKBANK.I29]" office:value-type="float" office:value="-38.5" calcext:value-type="float">
            <text:p>-38.5</text:p>
          </table:table-cell>
          <table:table-cell table:style-name="ce118" table:formula="of:=[$AXISBANK.I29]" office:value-type="float" office:value="-2.7" calcext:value-type="float">
            <text:p>-2.7</text:p>
          </table:table-cell>
          <table:table-cell table:style-name="ce118" table:formula="of:=[$SBIBANK.I29]" office:value-type="float" office:value="2.6" calcext:value-type="float">
            <text:p>2.6</text:p>
          </table:table-cell>
          <table:table-cell table:style-name="ce118" table:formula="of:=[$INDUSINDBANK.I29]" office:value-type="float" office:value="13.55" calcext:value-type="float">
            <text:p>13.55</text:p>
          </table:table-cell>
          <table:table-cell table:style-name="ce157" table:formula="of:=[$HDFCBANK.B29]" office:value-type="date" office:date-value="2021-02-18" calcext:value-type="date">
            <text:p>18/02/21</text:p>
          </table:table-cell>
          <table:table-cell table:style-name="ce118" table:formula="of:=[$'EOD-ANALYSIS'.F29]" office:value-type="float" office:value="-124578" calcext:value-type="float">
            <text:p>-124578</text:p>
          </table:table-cell>
          <table:table-cell table:style-name="ce118" table:formula="of:=[$'EOD-ANALYSIS'.G29]" office:value-type="float" office:value="-56114" calcext:value-type="float">
            <text:p>-56114</text:p>
          </table:table-cell>
          <table:table-cell table:style-name="ce118" table:formula="of:=[$'EOD-ANALYSIS'.H29]" office:value-type="float" office:value="2004" calcext:value-type="float">
            <text:p>2004</text:p>
          </table:table-cell>
          <table:table-cell table:style-name="ce118" table:formula="of:=[$HDFCBANK.H29]" office:value-type="float" office:value="-6254" calcext:value-type="float">
            <text:p>-6254</text:p>
          </table:table-cell>
          <table:table-cell table:style-name="ce118" table:formula="of:=[$ICICIBANK.H29]" office:value-type="float" office:value="-713" calcext:value-type="float">
            <text:p>-713</text:p>
          </table:table-cell>
          <table:table-cell table:style-name="ce118" table:formula="of:=[$KOTAKBANK.H29]" office:value-type="float" office:value="-3874" calcext:value-type="float">
            <text:p>-3874</text:p>
          </table:table-cell>
          <table:table-cell table:style-name="ce118" table:formula="of:=[$AXISBANK.H29]" office:value-type="float" office:value="2232" calcext:value-type="float">
            <text:p>2232</text:p>
          </table:table-cell>
          <table:table-cell table:style-name="ce118" table:formula="of:=[$SBIBANK.H29]" office:value-type="float" office:value="2756" calcext:value-type="float">
            <text:p>2756</text:p>
          </table:table-cell>
          <table:table-cell table:style-name="ce118" table:formula="of:=[$INDUSINDBANK.H29]" office:value-type="float" office:value="-4210" calcext:value-type="float">
            <text:p>-4210</text:p>
          </table:table-cell>
          <table:table-cell table:style-name="ce124" table:formula="of:=[$RELIANCE.H29]" office:value-type="float" office:value="-33294" calcext:value-type="float">
            <text:p>-33294</text:p>
          </table:table-cell>
          <table:table-cell table:number-columns-repeated="43"/>
        </table:table-row>
        <table:table-row table:style-name="ro2">
          <table:table-cell table:style-name="ce135" table:formula="of:=[$HDFCBANK.B30]" office:value-type="date" office:date-value="2021-02-19" calcext:value-type="date">
            <text:p>19/02/21</text:p>
          </table:table-cell>
          <table:table-cell table:style-name="ce118" table:formula="of:=[$'EOD-ANALYSIS'.B30]" office:value-type="float" office:value="-129.1" calcext:value-type="float">
            <text:p>-129.1</text:p>
          </table:table-cell>
          <table:table-cell table:style-name="ce118" table:formula="of:=[$'EOD-ANALYSIS'.C30]" office:value-type="float" office:value="-753.5" calcext:value-type="float">
            <text:p>-753.5</text:p>
          </table:table-cell>
          <table:table-cell table:style-name="ce118" table:formula="of:=[$'EOD-ANALYSIS'.D30]" office:value-type="float" office:value="-249.35" calcext:value-type="float">
            <text:p>-249.35</text:p>
          </table:table-cell>
          <table:table-cell table:style-name="ce118" table:formula="of:=[$HDFCBANK.I30]" office:value-type="float" office:value="-16.65" calcext:value-type="float">
            <text:p>-16.65</text:p>
          </table:table-cell>
          <table:table-cell table:style-name="ce118" table:formula="of:=[$ICICIBANK.I30]" office:value-type="float" office:value="-19.45" calcext:value-type="float">
            <text:p>-19.45</text:p>
          </table:table-cell>
          <table:table-cell table:style-name="ce118" table:formula="of:=[$KOTAKBANK.I30]" office:value-type="float" office:value="-11.9" calcext:value-type="float">
            <text:p>-11.9</text:p>
          </table:table-cell>
          <table:table-cell table:style-name="ce118" table:formula="of:=[$AXISBANK.I30]" office:value-type="float" office:value="-25" calcext:value-type="float">
            <text:p>-25</text:p>
          </table:table-cell>
          <table:table-cell table:style-name="ce118" table:formula="of:=[$SBIBANK.I30]" office:value-type="float" office:value="-16.15" calcext:value-type="float">
            <text:p>-16.15</text:p>
          </table:table-cell>
          <table:table-cell table:style-name="ce118" table:formula="of:=[$INDUSINDBANK.I30]" office:value-type="float" office:value="20.6" calcext:value-type="float">
            <text:p>20.6</text:p>
          </table:table-cell>
          <table:table-cell table:style-name="ce157" table:formula="of:=[$HDFCBANK.B30]" office:value-type="date" office:date-value="2021-02-19" calcext:value-type="date">
            <text:p>19/02/21</text:p>
          </table:table-cell>
          <table:table-cell table:style-name="ce118" table:formula="of:=[$'EOD-ANALYSIS'.F30]" office:value-type="float" office:value="-86624" calcext:value-type="float">
            <text:p>-86624</text:p>
          </table:table-cell>
          <table:table-cell table:style-name="ce118" table:formula="of:=[$'EOD-ANALYSIS'.G30]" office:value-type="float" office:value="-123203" calcext:value-type="float">
            <text:p>-123203</text:p>
          </table:table-cell>
          <table:table-cell table:style-name="ce118" table:formula="of:=[$'EOD-ANALYSIS'.H30]" office:value-type="float" office:value="177" calcext:value-type="float">
            <text:p>177</text:p>
          </table:table-cell>
          <table:table-cell table:style-name="ce118" table:formula="of:=[$HDFCBANK.H30]" office:value-type="float" office:value="-6068" calcext:value-type="float">
            <text:p>-6068</text:p>
          </table:table-cell>
          <table:table-cell table:style-name="ce118" table:formula="of:=[$ICICIBANK.H30]" office:value-type="float" office:value="-2524" calcext:value-type="float">
            <text:p>-2524</text:p>
          </table:table-cell>
          <table:table-cell table:style-name="ce118" table:formula="of:=[$KOTAKBANK.H30]" office:value-type="float" office:value="-3800" calcext:value-type="float">
            <text:p>-3800</text:p>
          </table:table-cell>
          <table:table-cell table:style-name="ce118" table:formula="of:=[$AXISBANK.H30]" office:value-type="float" office:value="-52" calcext:value-type="float">
            <text:p>-52</text:p>
          </table:table-cell>
          <table:table-cell table:style-name="ce118" table:formula="of:=[$SBIBANK.H30]" office:value-type="float" office:value="-3645" calcext:value-type="float">
            <text:p>-3645</text:p>
          </table:table-cell>
          <table:table-cell table:style-name="ce118" table:formula="of:=[$INDUSINDBANK.H30]" office:value-type="float" office:value="-3338" calcext:value-type="float">
            <text:p>-3338</text:p>
          </table:table-cell>
          <table:table-cell table:style-name="ce124" table:formula="of:=[$RELIANCE.H30]" office:value-type="float" office:value="-27231" calcext:value-type="float">
            <text:p>-27231</text:p>
          </table:table-cell>
          <table:table-cell table:number-columns-repeated="43"/>
        </table:table-row>
        <table:table-row table:style-name="ro2">
          <table:table-cell table:style-name="ce135" table:formula="of:=[$HDFCBANK.B31]" office:value-type="date" office:date-value="2021-02-22" calcext:value-type="date">
            <text:p>22/02/21</text:p>
          </table:table-cell>
          <table:table-cell table:style-name="ce118" table:formula="of:=[$'EOD-ANALYSIS'.B31]" office:value-type="float" office:value="-314.35" calcext:value-type="float">
            <text:p>-314.35</text:p>
          </table:table-cell>
          <table:table-cell table:style-name="ce118" table:formula="of:=[$'EOD-ANALYSIS'.C31]" office:value-type="float" office:value="-595.25" calcext:value-type="float">
            <text:p>-595.25</text:p>
          </table:table-cell>
          <table:table-cell table:style-name="ce118" table:formula="of:=[$'EOD-ANALYSIS'.D31]" office:value-type="float" office:value="-268.3" calcext:value-type="float">
            <text:p>-268.3</text:p>
          </table:table-cell>
          <table:table-cell table:style-name="ce118" table:formula="of:=[$HDFCBANK.I31]" office:value-type="float" office:value="5.25" calcext:value-type="float">
            <text:p>5.25</text:p>
          </table:table-cell>
          <table:table-cell table:style-name="ce118" table:formula="of:=[$ICICIBANK.I31]" office:value-type="float" office:value="-14.3" calcext:value-type="float">
            <text:p>-14.3</text:p>
          </table:table-cell>
          <table:table-cell table:style-name="ce118" table:formula="of:=[$KOTAKBANK.I31]" office:value-type="float" office:value="5.55" calcext:value-type="float">
            <text:p>5.55</text:p>
          </table:table-cell>
          <table:table-cell table:style-name="ce118" table:formula="of:=[$AXISBANK.I31]" office:value-type="float" office:value="-29.1" calcext:value-type="float">
            <text:p>-29.1</text:p>
          </table:table-cell>
          <table:table-cell table:style-name="ce118" table:formula="of:=[$SBIBANK.I31]" office:value-type="float" office:value="-9.85" calcext:value-type="float">
            <text:p>-9.85</text:p>
          </table:table-cell>
          <table:table-cell table:style-name="ce118" table:formula="of:=[$INDUSINDBANK.I31]" office:value-type="float" office:value="-46.25" calcext:value-type="float">
            <text:p>-46.25</text:p>
          </table:table-cell>
          <table:table-cell table:style-name="ce157" table:formula="of:=[$HDFCBANK.B31]" office:value-type="date" office:date-value="2021-02-22" calcext:value-type="date">
            <text:p>22/02/21</text:p>
          </table:table-cell>
          <table:table-cell table:style-name="ce118" table:formula="of:=[$'EOD-ANALYSIS'.F31]" office:value-type="float" office:value="-245711" calcext:value-type="float">
            <text:p>-245711</text:p>
          </table:table-cell>
          <table:table-cell table:style-name="ce118" table:formula="of:=[$'EOD-ANALYSIS'.G31]" office:value-type="float" office:value="-198541" calcext:value-type="float">
            <text:p>-198541</text:p>
          </table:table-cell>
          <table:table-cell table:style-name="ce118" table:formula="of:=[$'EOD-ANALYSIS'.H31]" office:value-type="float" office:value="254" calcext:value-type="float">
            <text:p>254</text:p>
          </table:table-cell>
          <table:table-cell table:style-name="ce118" table:formula="of:=[$HDFCBANK.H31]" office:value-type="float" office:value="-4409" calcext:value-type="float">
            <text:p>-4409</text:p>
          </table:table-cell>
          <table:table-cell table:style-name="ce118" table:formula="of:=[$ICICIBANK.H31]" office:value-type="float" office:value="-3842" calcext:value-type="float">
            <text:p>-3842</text:p>
          </table:table-cell>
          <table:table-cell table:style-name="ce118" table:formula="of:=[$KOTAKBANK.H31]" office:value-type="float" office:value="-3025" calcext:value-type="float">
            <text:p>-3025</text:p>
          </table:table-cell>
          <table:table-cell table:style-name="ce118" table:formula="of:=[$AXISBANK.H31]" office:value-type="float" office:value="-2515" calcext:value-type="float">
            <text:p>-2515</text:p>
          </table:table-cell>
          <table:table-cell table:style-name="ce118" table:formula="of:=[$SBIBANK.H31]" office:value-type="float" office:value="-4481" calcext:value-type="float">
            <text:p>-4481</text:p>
          </table:table-cell>
          <table:table-cell table:style-name="ce118" table:formula="of:=[$INDUSINDBANK.H31]" office:value-type="float" office:value="-2740" calcext:value-type="float">
            <text:p>-2740</text:p>
          </table:table-cell>
          <table:table-cell table:style-name="ce124" table:formula="of:=[$RELIANCE.H31]" office:value-type="float" office:value="-31406" calcext:value-type="float">
            <text:p>-31406</text:p>
          </table:table-cell>
          <table:table-cell table:number-columns-repeated="43"/>
        </table:table-row>
        <table:table-row table:style-name="ro2">
          <table:table-cell table:style-name="ce135" table:formula="of:=[$HDFCBANK.B32]" office:value-type="date" office:date-value="2021-02-23" calcext:value-type="date">
            <text:p>23/02/21</text:p>
          </table:table-cell>
          <table:table-cell table:style-name="ce118" table:formula="of:=[$'EOD-ANALYSIS'.B32]" office:value-type="float" office:value="38.9" calcext:value-type="float">
            <text:p>38.9</text:p>
          </table:table-cell>
          <table:table-cell table:style-name="ce118" table:formula="of:=[$'EOD-ANALYSIS'.C32]" office:value-type="float" office:value="-134.7" calcext:value-type="float">
            <text:p>-134.7</text:p>
          </table:table-cell>
          <table:table-cell table:style-name="ce118" table:formula="of:=[$'EOD-ANALYSIS'.D32]" office:value-type="float" office:value="-77.15" calcext:value-type="float">
            <text:p>-77.15</text:p>
          </table:table-cell>
          <table:table-cell table:style-name="ce118" table:formula="of:=[$HDFCBANK.I32]" office:value-type="float" office:value="-14.7" calcext:value-type="float">
            <text:p>-14.7</text:p>
          </table:table-cell>
          <table:table-cell table:style-name="ce118" table:formula="of:=[$ICICIBANK.I32]" office:value-type="float" office:value="4.4" calcext:value-type="float">
            <text:p>4.4</text:p>
          </table:table-cell>
          <table:table-cell table:style-name="ce118" table:formula="of:=[$KOTAKBANK.I32]" office:value-type="float" office:value="-62.6" calcext:value-type="float">
            <text:p>-62.6</text:p>
          </table:table-cell>
          <table:table-cell table:style-name="ce118" table:formula="of:=[$AXISBANK.I32]" office:value-type="float" office:value="-5" calcext:value-type="float">
            <text:p>-5</text:p>
          </table:table-cell>
          <table:table-cell table:style-name="ce118" table:formula="of:=[$SBIBANK.I32]" office:value-type="float" office:value="5.15" calcext:value-type="float">
            <text:p>5.15</text:p>
          </table:table-cell>
          <table:table-cell table:style-name="ce118" table:formula="of:=[$INDUSINDBANK.I32]" office:value-type="float" office:value="26.1" calcext:value-type="float">
            <text:p>26.1</text:p>
          </table:table-cell>
          <table:table-cell table:style-name="ce194" table:formula="of:=[$HDFCBANK.B32]" office:value-type="date" office:date-value="2021-02-23" calcext:value-type="date">
            <text:p>23/02/21</text:p>
          </table:table-cell>
          <table:table-cell table:style-name="ce118" table:formula="of:=[$'EOD-ANALYSIS'.F32]" office:value-type="float" office:value="-177386" calcext:value-type="float">
            <text:p>-177386</text:p>
          </table:table-cell>
          <table:table-cell table:style-name="ce118" table:formula="of:=[$'EOD-ANALYSIS'.G32]" office:value-type="float" office:value="-198764" calcext:value-type="float">
            <text:p>-198764</text:p>
          </table:table-cell>
          <table:table-cell table:style-name="ce118" table:formula="of:=[$'EOD-ANALYSIS'.H32]" office:value-type="float" office:value="-1530" calcext:value-type="float">
            <text:p>-1530</text:p>
          </table:table-cell>
          <table:table-cell table:style-name="ce118" table:formula="of:=[$HDFCBANK.H32]" office:value-type="float" office:value="-3585" calcext:value-type="float">
            <text:p>-3585</text:p>
          </table:table-cell>
          <table:table-cell table:style-name="ce118" table:formula="of:=[$ICICIBANK.H32]" office:value-type="float" office:value="-3639" calcext:value-type="float">
            <text:p>-3639</text:p>
          </table:table-cell>
          <table:table-cell table:style-name="ce118" table:formula="of:=[$KOTAKBANK.H32]" office:value-type="float" office:value="-3206" calcext:value-type="float">
            <text:p>-3206</text:p>
          </table:table-cell>
          <table:table-cell table:style-name="ce118" table:formula="of:=[$AXISBANK.H32]" office:value-type="float" office:value="-2579" calcext:value-type="float">
            <text:p>-2579</text:p>
          </table:table-cell>
          <table:table-cell table:style-name="ce118" table:formula="of:=[$SBIBANK.H32]" office:value-type="float" office:value="-1651" calcext:value-type="float">
            <text:p>-1651</text:p>
          </table:table-cell>
          <table:table-cell table:style-name="ce118" table:formula="of:=[$INDUSINDBANK.H32]" office:value-type="float" office:value="-1285" calcext:value-type="float">
            <text:p>-1285</text:p>
          </table:table-cell>
          <table:table-cell table:style-name="ce124" table:formula="of:=[$RELIANCE.H32]" office:value-type="float" office:value="-26340" calcext:value-type="float">
            <text:p>-26340</text:p>
          </table:table-cell>
          <table:table-cell table:number-columns-repeated="43"/>
        </table:table-row>
        <table:table-row table:style-name="ro2">
          <table:table-cell table:style-name="ce135" table:formula="of:=[$HDFCBANK.B33]" office:value-type="date" office:date-value="2021-02-24" calcext:value-type="date">
            <text:p>24/02/21</text:p>
          </table:table-cell>
          <table:table-cell table:style-name="ce118" table:formula="of:=[$'EOD-ANALYSIS'.B33]" office:value-type="float" office:value="282.2" calcext:value-type="float">
            <text:p>282.2</text:p>
          </table:table-cell>
          <table:table-cell table:style-name="ce118" table:formula="of:=[$'EOD-ANALYSIS'.C33]" office:value-type="float" office:value="1348.85" calcext:value-type="float">
            <text:p>1348.85</text:p>
          </table:table-cell>
          <table:table-cell table:style-name="ce118" table:formula="of:=[$'EOD-ANALYSIS'.D33]" office:value-type="float" office:value="607.95" calcext:value-type="float">
            <text:p>607.95</text:p>
          </table:table-cell>
          <table:table-cell table:style-name="ce118" table:formula="of:=[$HDFCBANK.I33]" office:value-type="float" office:value="73.35" calcext:value-type="float">
            <text:p>73.35</text:p>
          </table:table-cell>
          <table:table-cell table:style-name="ce118" table:formula="of:=[$ICICIBANK.I33]" office:value-type="float" office:value="26.15" calcext:value-type="float">
            <text:p>26.15</text:p>
          </table:table-cell>
          <table:table-cell table:style-name="ce118" table:formula="of:=[$KOTAKBANK.I33]" office:value-type="float" office:value="40.45" calcext:value-type="float">
            <text:p>40.45</text:p>
          </table:table-cell>
          <table:table-cell table:style-name="ce118" table:formula="of:=[$AXISBANK.I33]" office:value-type="float" office:value="32.5" calcext:value-type="float">
            <text:p>32.5</text:p>
          </table:table-cell>
          <table:table-cell table:style-name="ce118" table:formula="of:=[$SBIBANK.I33]" office:value-type="float" office:value="11.1" calcext:value-type="float">
            <text:p>11.1</text:p>
          </table:table-cell>
          <table:table-cell table:style-name="ce118" table:formula="of:=[$INDUSINDBANK.I33]" office:value-type="float" office:value="24.15" calcext:value-type="float">
            <text:p>24.15</text:p>
          </table:table-cell>
          <table:table-cell table:style-name="ce156" table:formula="of:=[$HDFCBANK.B33]" office:value-type="date" office:date-value="2021-02-24" calcext:value-type="date">
            <text:p>24/02/21</text:p>
          </table:table-cell>
          <table:table-cell table:style-name="ce118" table:formula="of:=[$'EOD-ANALYSIS'.F33]" office:value-type="float" office:value="70783" calcext:value-type="float">
            <text:p>70783</text:p>
          </table:table-cell>
          <table:table-cell table:style-name="ce118" table:formula="of:=[$'EOD-ANALYSIS'.G33]" office:value-type="float" office:value="104762" calcext:value-type="float">
            <text:p>104762</text:p>
          </table:table-cell>
          <table:table-cell table:style-name="ce118" table:formula="of:=[$'EOD-ANALYSIS'.H33]" office:value-type="float" office:value="643" calcext:value-type="float">
            <text:p>643</text:p>
          </table:table-cell>
          <table:table-cell table:style-name="ce118" table:formula="of:=[$HDFCBANK.H33]" office:value-type="float" office:value="-1071" calcext:value-type="float">
            <text:p>-1071</text:p>
          </table:table-cell>
          <table:table-cell table:style-name="ce118" table:formula="of:=[$ICICIBANK.H33]" office:value-type="float" office:value="-1608" calcext:value-type="float">
            <text:p>-1608</text:p>
          </table:table-cell>
          <table:table-cell table:style-name="ce118" table:formula="of:=[$KOTAKBANK.H33]" office:value-type="float" office:value="-1932" calcext:value-type="float">
            <text:p>-1932</text:p>
          </table:table-cell>
          <table:table-cell table:style-name="ce118" table:formula="of:=[$AXISBANK.H33]" office:value-type="float" office:value="-486" calcext:value-type="float">
            <text:p>-486</text:p>
          </table:table-cell>
          <table:table-cell table:style-name="ce118" table:formula="of:=[$SBIBANK.H33]" office:value-type="float" office:value="878" calcext:value-type="float">
            <text:p>878</text:p>
          </table:table-cell>
          <table:table-cell table:style-name="ce118" table:formula="of:=[$INDUSINDBANK.H33]" office:value-type="float" office:value="-274" calcext:value-type="float">
            <text:p>-274</text:p>
          </table:table-cell>
          <table:table-cell table:style-name="ce124" table:formula="of:=[$RELIANCE.H33]" office:value-type="float" office:value="-16929" calcext:value-type="float">
            <text:p>-16929</text:p>
          </table:table-cell>
          <table:table-cell table:number-columns-repeated="43"/>
        </table:table-row>
        <table:table-row table:style-name="ro2">
          <table:table-cell table:style-name="ce135" table:formula="of:=[$HDFCBANK.B34]" office:value-type="date" office:date-value="2021-02-25" calcext:value-type="date">
            <text:p>25/02/21</text:p>
          </table:table-cell>
          <table:table-cell table:style-name="ce118" table:formula="of:=[$'EOD-ANALYSIS'.B34]" office:value-type="float" office:value="106.8" calcext:value-type="float">
            <text:p>106.8</text:p>
          </table:table-cell>
          <table:table-cell table:style-name="ce118" table:formula="of:=[$'EOD-ANALYSIS'.C34]" office:value-type="float" office:value="86.35" calcext:value-type="float">
            <text:p>86.35</text:p>
          </table:table-cell>
          <table:table-cell table:style-name="ce118" table:formula="of:=[$'EOD-ANALYSIS'.D34]" office:value-type="float" office:value="-89.75" calcext:value-type="float">
            <text:p>-89.75</text:p>
          </table:table-cell>
          <table:table-cell table:style-name="ce118" table:formula="of:=[$HDFCBANK.I34]" office:value-type="float" office:value="5" calcext:value-type="float">
            <text:p>5</text:p>
          </table:table-cell>
          <table:table-cell table:style-name="ce118" table:formula="of:=[$ICICIBANK.I34]" office:value-type="float" office:value="-13.9" calcext:value-type="float">
            <text:p>-13.9</text:p>
          </table:table-cell>
          <table:table-cell table:style-name="ce118" table:formula="of:=[$KOTAKBANK.I34]" office:value-type="float" office:value="-17.95" calcext:value-type="float">
            <text:p>-17.95</text:p>
          </table:table-cell>
          <table:table-cell table:style-name="ce118" table:formula="of:=[$AXISBANK.I34]" office:value-type="float" office:value="21.1" calcext:value-type="float">
            <text:p>21.1</text:p>
          </table:table-cell>
          <table:table-cell table:style-name="ce118" table:formula="of:=[$SBIBANK.I34]" office:value-type="float" office:value="1.15" calcext:value-type="float">
            <text:p>1.15</text:p>
          </table:table-cell>
          <table:table-cell table:style-name="ce118" table:formula="of:=[$INDUSINDBANK.I34]" office:value-type="float" office:value="38.05" calcext:value-type="float">
            <text:p>38.05</text:p>
          </table:table-cell>
          <table:table-cell table:style-name="ce194" table:formula="of:=[$HDFCBANK.B34]" office:value-type="date" office:date-value="2021-02-25" calcext:value-type="date">
            <text:p>25/02/21</text:p>
          </table:table-cell>
          <table:table-cell table:style-name="ce118" table:formula="of:=[$'EOD-ANALYSIS'.F34]" office:value-type="float" office:value="69639" calcext:value-type="float">
            <text:p>69639</text:p>
          </table:table-cell>
          <table:table-cell table:style-name="ce118" table:formula="of:=[$'EOD-ANALYSIS'.G34]" office:value-type="float" office:value="20233" calcext:value-type="float">
            <text:p>20233</text:p>
          </table:table-cell>
          <table:table-cell table:style-name="ce118" table:formula="of:=[$'EOD-ANALYSIS'.H34]" office:value-type="float" office:value="333" calcext:value-type="float">
            <text:p>333</text:p>
          </table:table-cell>
          <table:table-cell table:style-name="ce118" table:formula="of:=[$HDFCBANK.H34]" office:value-type="float" office:value="506" calcext:value-type="float">
            <text:p>506</text:p>
          </table:table-cell>
          <table:table-cell table:style-name="ce118" table:formula="of:=[$ICICIBANK.H34]" office:value-type="float" office:value="-1095" calcext:value-type="float">
            <text:p>-1095</text:p>
          </table:table-cell>
          <table:table-cell table:style-name="ce118" table:formula="of:=[$KOTAKBANK.H34]" office:value-type="float" office:value="-1068" calcext:value-type="float">
            <text:p>-1068</text:p>
          </table:table-cell>
          <table:table-cell table:style-name="ce118" table:formula="of:=[$AXISBANK.H34]" office:value-type="float" office:value="2196" calcext:value-type="float">
            <text:p>2196</text:p>
          </table:table-cell>
          <table:table-cell table:style-name="ce118" table:formula="of:=[$SBIBANK.H34]" office:value-type="float" office:value="4154" calcext:value-type="float">
            <text:p>4154</text:p>
          </table:table-cell>
          <table:table-cell table:style-name="ce118" table:formula="of:=[$INDUSINDBANK.H34]" office:value-type="float" office:value="1346" calcext:value-type="float">
            <text:p>1346</text:p>
          </table:table-cell>
          <table:table-cell table:style-name="ce124" table:formula="of:=[$RELIANCE.H34]" office:value-type="float" office:value="-1494" calcext:value-type="float">
            <text:p>-1494</text:p>
          </table:table-cell>
          <table:table-cell table:number-columns-repeated="43"/>
        </table:table-row>
        <table:table-row table:style-name="ro2">
          <table:table-cell table:style-name="ce135" table:formula="of:=[$HDFCBANK.B35]" office:value-type="date" office:date-value="2021-02-26" calcext:value-type="date">
            <text:p>26/02/21</text:p>
          </table:table-cell>
          <table:table-cell table:style-name="ce118" table:formula="of:=[$'EOD-ANALYSIS'.B35]" office:value-type="float" office:value="-522.1" calcext:value-type="float">
            <text:p>-522.1</text:p>
          </table:table-cell>
          <table:table-cell table:style-name="ce118" table:formula="of:=[$'EOD-ANALYSIS'.C35]" office:value-type="float" office:value="-1684.7" calcext:value-type="float">
            <text:p>-1684.7</text:p>
          </table:table-cell>
          <table:table-cell table:style-name="ce118" table:formula="of:=[$'EOD-ANALYSIS'.D35]" office:value-type="float" office:value="-804.9" calcext:value-type="float">
            <text:p>-804.9</text:p>
          </table:table-cell>
          <table:table-cell table:style-name="ce118" table:formula="of:=[$HDFCBANK.I35]" office:value-type="float" office:value="-77.05" calcext:value-type="float">
            <text:p>-77.05</text:p>
          </table:table-cell>
          <table:table-cell table:style-name="ce118" table:formula="of:=[$ICICIBANK.I35]" office:value-type="float" office:value="-28.7" calcext:value-type="float">
            <text:p>-28.7</text:p>
          </table:table-cell>
          <table:table-cell table:style-name="ce118" table:formula="of:=[$KOTAKBANK.I35]" office:value-type="float" office:value="-109.2" calcext:value-type="float">
            <text:p>-109.2</text:p>
          </table:table-cell>
          <table:table-cell table:style-name="ce118" table:formula="of:=[$AXISBANK.I35]" office:value-type="float" office:value="-42.3" calcext:value-type="float">
            <text:p>-42.3</text:p>
          </table:table-cell>
          <table:table-cell table:style-name="ce118" table:formula="of:=[$SBIBANK.I35]" office:value-type="float" office:value="-15.35" calcext:value-type="float">
            <text:p>-15.35</text:p>
          </table:table-cell>
          <table:table-cell table:style-name="ce118" table:formula="of:=[$INDUSINDBANK.I35]" office:value-type="float" office:value="-43.75" calcext:value-type="float">
            <text:p>-43.75</text:p>
          </table:table-cell>
          <table:table-cell table:style-name="ce157" table:formula="of:=[$HDFCBANK.B35]" office:value-type="date" office:date-value="2021-02-26" calcext:value-type="date">
            <text:p>26/02/21</text:p>
          </table:table-cell>
          <table:table-cell table:style-name="ce118" table:formula="of:=[$'EOD-ANALYSIS'.F35]" office:value-type="float" office:value="-283065" calcext:value-type="float">
            <text:p>-283065</text:p>
          </table:table-cell>
          <table:table-cell table:style-name="ce118" table:formula="of:=[$'EOD-ANALYSIS'.G35]" office:value-type="float" office:value="-203002" calcext:value-type="float">
            <text:p>-203002</text:p>
          </table:table-cell>
          <table:table-cell table:style-name="ce118" table:formula="of:=[$'EOD-ANALYSIS'.H35]" office:value-type="float" office:value="-500" calcext:value-type="float">
            <text:p>-500</text:p>
          </table:table-cell>
          <table:table-cell table:style-name="ce118" table:formula="of:=[$HDFCBANK.H35]" office:value-type="float" office:value="-5313" calcext:value-type="float">
            <text:p>-5313</text:p>
          </table:table-cell>
          <table:table-cell table:style-name="ce118" table:formula="of:=[$ICICIBANK.H35]" office:value-type="float" office:value="-10159" calcext:value-type="float">
            <text:p>-10159</text:p>
          </table:table-cell>
          <table:table-cell table:style-name="ce118" table:formula="of:=[$KOTAKBANK.H35]" office:value-type="float" office:value="-3730" calcext:value-type="float">
            <text:p>-3730</text:p>
          </table:table-cell>
          <table:table-cell table:style-name="ce118" table:formula="of:=[$AXISBANK.H35]" office:value-type="float" office:value="-4180" calcext:value-type="float">
            <text:p>-4180</text:p>
          </table:table-cell>
          <table:table-cell table:style-name="ce118" table:formula="of:=[$SBIBANK.H35]" office:value-type="float" office:value="-8367" calcext:value-type="float">
            <text:p>-8367</text:p>
          </table:table-cell>
          <table:table-cell table:style-name="ce118" table:formula="of:=[$INDUSINDBANK.H35]" office:value-type="float" office:value="-1733" calcext:value-type="float">
            <text:p>-1733</text:p>
          </table:table-cell>
          <table:table-cell table:style-name="ce124" table:formula="of:=[$RELIANCE.H35]" office:value-type="float" office:value="-22886" calcext:value-type="float">
            <text:p>-22886</text:p>
          </table:table-cell>
          <table:table-cell table:number-columns-repeated="43"/>
        </table:table-row>
        <table:table-row table:style-name="ro2">
          <table:table-cell table:style-name="ce135" table:formula="of:=[$HDFCBANK.B36]" office:value-type="date" office:date-value="2021-03-01" calcext:value-type="date">
            <text:p>01/03/21</text:p>
          </table:table-cell>
          <table:table-cell table:style-name="ce118" table:formula="of:=[$'EOD-ANALYSIS'.B36]" office:value-type="float" office:value="219.3" calcext:value-type="float">
            <text:p>219.3</text:p>
          </table:table-cell>
          <table:table-cell table:style-name="ce118" table:formula="of:=[$'EOD-ANALYSIS'.C36]" office:value-type="float" office:value="454.2" calcext:value-type="float">
            <text:p>454.2</text:p>
          </table:table-cell>
          <table:table-cell table:style-name="ce118" table:formula="of:=[$'EOD-ANALYSIS'.D36]" office:value-type="float" office:value="265.75" calcext:value-type="float">
            <text:p>265.75</text:p>
          </table:table-cell>
          <table:table-cell table:style-name="ce118" table:formula="of:=[$HDFCBANK.I36]" office:value-type="float" office:value="24.05" calcext:value-type="float">
            <text:p>24.05</text:p>
          </table:table-cell>
          <table:table-cell table:style-name="ce118" table:formula="of:=[$ICICIBANK.I36]" office:value-type="float" office:value="10.95" calcext:value-type="float">
            <text:p>10.95</text:p>
          </table:table-cell>
          <table:table-cell table:style-name="ce118" table:formula="of:=[$KOTAKBANK.I36]" office:value-type="float" office:value="55.45" calcext:value-type="float">
            <text:p>55.45</text:p>
          </table:table-cell>
          <table:table-cell table:style-name="ce118" table:formula="of:=[$AXISBANK.I36]" office:value-type="float" office:value="2.7" calcext:value-type="float">
            <text:p>2.7</text:p>
          </table:table-cell>
          <table:table-cell table:style-name="ce118" table:formula="of:=[$SBIBANK.I36]" office:value-type="float" office:value="4.95" calcext:value-type="float">
            <text:p>4.95</text:p>
          </table:table-cell>
          <table:table-cell table:style-name="ce118" table:formula="of:=[$INDUSINDBANK.I36]" office:value-type="float" office:value="5.75" calcext:value-type="float">
            <text:p>5.75</text:p>
          </table:table-cell>
          <table:table-cell table:style-name="ce156" table:formula="of:=[$HDFCBANK.B36]" office:value-type="date" office:date-value="2021-03-01" calcext:value-type="date">
            <text:p>01/03/21</text:p>
          </table:table-cell>
          <table:table-cell table:style-name="ce118" table:formula="of:=[$'EOD-ANALYSIS'.F36]" office:value-type="float" office:value="-196819" calcext:value-type="float">
            <text:p>-196819</text:p>
          </table:table-cell>
          <table:table-cell table:style-name="ce118" table:formula="of:=[$'EOD-ANALYSIS'.G36]" office:value-type="float" office:value="-165114" calcext:value-type="float">
            <text:p>-165114</text:p>
          </table:table-cell>
          <table:table-cell table:style-name="ce118" table:formula="of:=[$'EOD-ANALYSIS'.H36]" office:value-type="float" office:value="343" calcext:value-type="float">
            <text:p>343</text:p>
          </table:table-cell>
          <table:table-cell table:style-name="ce118" table:formula="of:=[$HDFCBANK.H36]" office:value-type="float" office:value="-4722" calcext:value-type="float">
            <text:p>-4722</text:p>
          </table:table-cell>
          <table:table-cell table:style-name="ce118" table:formula="of:=[$ICICIBANK.H36]" office:value-type="float" office:value="-9812" calcext:value-type="float">
            <text:p>-9812</text:p>
          </table:table-cell>
          <table:table-cell table:style-name="ce118" table:formula="of:=[$KOTAKBANK.H36]" office:value-type="float" office:value="-3370" calcext:value-type="float">
            <text:p>-3370</text:p>
          </table:table-cell>
          <table:table-cell table:style-name="ce118" table:formula="of:=[$AXISBANK.H36]" office:value-type="float" office:value="-4092" calcext:value-type="float">
            <text:p>-4092</text:p>
          </table:table-cell>
          <table:table-cell table:style-name="ce118" table:formula="of:=[$SBIBANK.H36]" office:value-type="float" office:value="-8647" calcext:value-type="float">
            <text:p>-8647</text:p>
          </table:table-cell>
          <table:table-cell table:style-name="ce118" table:formula="of:=[$INDUSINDBANK.H36]" office:value-type="float" office:value="-1695" calcext:value-type="float">
            <text:p>-1695</text:p>
          </table:table-cell>
          <table:table-cell table:style-name="ce124" table:formula="of:=[$RELIANCE.H36]" office:value-type="float" office:value="-24515" calcext:value-type="float">
            <text:p>-24515</text:p>
          </table:table-cell>
          <table:table-cell table:number-columns-repeated="43"/>
        </table:table-row>
        <table:table-row table:style-name="ro2">
          <table:table-cell table:style-name="ce135" table:formula="of:=[$HDFCBANK.B37]" office:value-type="date" office:date-value="2021-03-02" calcext:value-type="date">
            <text:p>02/03/21</text:p>
          </table:table-cell>
          <table:table-cell table:style-name="ce118" table:formula="of:=[$'EOD-ANALYSIS'.B37]" office:value-type="float" office:value="160.4" calcext:value-type="float">
            <text:p>160.4</text:p>
          </table:table-cell>
          <table:table-cell table:style-name="ce118" table:formula="of:=[$'EOD-ANALYSIS'.C37]" office:value-type="float" office:value="130.3" calcext:value-type="float">
            <text:p>130.3</text:p>
          </table:table-cell>
          <table:table-cell table:style-name="ce118" table:formula="of:=[$'EOD-ANALYSIS'.D37]" office:value-type="float" office:value="23.45" calcext:value-type="float">
            <text:p>23.45</text:p>
          </table:table-cell>
          <table:table-cell table:style-name="ce118" table:formula="of:=[$HDFCBANK.I37]" office:value-type="float" office:value="9" calcext:value-type="float">
            <text:p>9</text:p>
          </table:table-cell>
          <table:table-cell table:style-name="ce118" table:formula="of:=[$ICICIBANK.I37]" office:value-type="float" office:value="1.85" calcext:value-type="float">
            <text:p>1.85</text:p>
          </table:table-cell>
          <table:table-cell table:style-name="ce118" table:formula="of:=[$KOTAKBANK.I37]" office:value-type="float" office:value="-0.7" calcext:value-type="float">
            <text:p>-0.7</text:p>
          </table:table-cell>
          <table:table-cell table:style-name="ce118" table:formula="of:=[$AXISBANK.I37]" office:value-type="float" office:value="2.15" calcext:value-type="float">
            <text:p>2.15</text:p>
          </table:table-cell>
          <table:table-cell table:style-name="ce118" table:formula="of:=[$SBIBANK.I37]" office:value-type="float" office:value="-0.55" calcext:value-type="float">
            <text:p>-0.55</text:p>
          </table:table-cell>
          <table:table-cell table:style-name="ce118" table:formula="of:=[$INDUSINDBANK.I37]" office:value-type="float" office:value="5.4" calcext:value-type="float">
            <text:p>5.4</text:p>
          </table:table-cell>
          <table:table-cell table:style-name="ce156" table:formula="of:=[$HDFCBANK.B37]" office:value-type="date" office:date-value="2021-03-02" calcext:value-type="date">
            <text:p>02/03/21</text:p>
          </table:table-cell>
          <table:table-cell table:style-name="ce118" table:formula="of:=[$'EOD-ANALYSIS'.F37]" office:value-type="float" office:value="-91858" calcext:value-type="float">
            <text:p>-91858</text:p>
          </table:table-cell>
          <table:table-cell table:style-name="ce118" table:formula="of:=[$'EOD-ANALYSIS'.G37]" office:value-type="float" office:value="-167041" calcext:value-type="float">
            <text:p>-167041</text:p>
          </table:table-cell>
          <table:table-cell table:style-name="ce118" table:formula="of:=[$'EOD-ANALYSIS'.H37]" office:value-type="float" office:value="1188" calcext:value-type="float">
            <text:p>1188</text:p>
          </table:table-cell>
          <table:table-cell table:style-name="ce118" table:formula="of:=[$HDFCBANK.H37]" office:value-type="float" office:value="-5440" calcext:value-type="float">
            <text:p>-5440</text:p>
          </table:table-cell>
          <table:table-cell table:style-name="ce118" table:formula="of:=[$ICICIBANK.H37]" office:value-type="float" office:value="-10285" calcext:value-type="float">
            <text:p>-10285</text:p>
          </table:table-cell>
          <table:table-cell table:style-name="ce118" table:formula="of:=[$KOTAKBANK.H37]" office:value-type="float" office:value="-3700" calcext:value-type="float">
            <text:p>-3700</text:p>
          </table:table-cell>
          <table:table-cell table:style-name="ce118" table:formula="of:=[$AXISBANK.H37]" office:value-type="float" office:value="-4394" calcext:value-type="float">
            <text:p>-4394</text:p>
          </table:table-cell>
          <table:table-cell table:style-name="ce118" table:formula="of:=[$SBIBANK.H37]" office:value-type="float" office:value="-9294" calcext:value-type="float">
            <text:p>-9294</text:p>
          </table:table-cell>
          <table:table-cell table:style-name="ce118" table:formula="of:=[$INDUSINDBANK.H37]" office:value-type="float" office:value="-1586" calcext:value-type="float">
            <text:p>-1586</text:p>
          </table:table-cell>
          <table:table-cell table:style-name="ce124" table:formula="of:=[$RELIANCE.H37]" office:value-type="float" office:value="-25720" calcext:value-type="float">
            <text:p>-25720</text:p>
          </table:table-cell>
          <table:table-cell table:number-columns-repeated="43"/>
        </table:table-row>
        <table:table-row table:style-name="ro2">
          <table:table-cell table:style-name="ce135" table:formula="of:=[$HDFCBANK.B38]" office:value-type="date" office:date-value="2021-03-03" calcext:value-type="date">
            <text:p>03/03/21</text:p>
          </table:table-cell>
          <table:table-cell table:style-name="ce118" table:formula="of:=[$'EOD-ANALYSIS'.B38]" office:value-type="float" office:value="340.7" calcext:value-type="float">
            <text:p>340.7</text:p>
          </table:table-cell>
          <table:table-cell table:style-name="ce118" table:formula="of:=[$'EOD-ANALYSIS'.C38]" office:value-type="float" office:value="1036.9" calcext:value-type="float">
            <text:p>1036.9</text:p>
          </table:table-cell>
          <table:table-cell table:style-name="ce118" table:formula="of:=[$'EOD-ANALYSIS'.D38]" office:value-type="float" office:value="477.3" calcext:value-type="float">
            <text:p>477.3</text:p>
          </table:table-cell>
          <table:table-cell table:style-name="ce118" table:formula="of:=[$HDFCBANK.I38]" office:value-type="float" office:value="30.2" calcext:value-type="float">
            <text:p>30.2</text:p>
          </table:table-cell>
          <table:table-cell table:style-name="ce118" table:formula="of:=[$ICICIBANK.I38]" office:value-type="float" office:value="21.9" calcext:value-type="float">
            <text:p>21.9</text:p>
          </table:table-cell>
          <table:table-cell table:style-name="ce118" table:formula="of:=[$KOTAKBANK.I38]" office:value-type="float" office:value="54.7" calcext:value-type="float">
            <text:p>54.7</text:p>
          </table:table-cell>
          <table:table-cell table:style-name="ce118" table:formula="of:=[$AXISBANK.I38]" office:value-type="float" office:value="23.5" calcext:value-type="float">
            <text:p>23.5</text:p>
          </table:table-cell>
          <table:table-cell table:style-name="ce118" table:formula="of:=[$SBIBANK.I38]" office:value-type="float" office:value="11.35" calcext:value-type="float">
            <text:p>11.35</text:p>
          </table:table-cell>
          <table:table-cell table:style-name="ce118" table:formula="of:=[$INDUSINDBANK.I38]" office:value-type="float" office:value="30.5" calcext:value-type="float">
            <text:p>30.5</text:p>
          </table:table-cell>
          <table:table-cell table:style-name="ce156" table:formula="of:=[$HDFCBANK.B38]" office:value-type="date" office:date-value="2021-03-03" calcext:value-type="date">
            <text:p>03/03/21</text:p>
          </table:table-cell>
          <table:table-cell table:style-name="ce118" table:formula="of:=[$'EOD-ANALYSIS'.F38]" office:value-type="float" office:value="78664" calcext:value-type="float">
            <text:p>78664</text:p>
          </table:table-cell>
          <table:table-cell table:style-name="ce118" table:formula="of:=[$'EOD-ANALYSIS'.G38]" office:value-type="float" office:value="45555" calcext:value-type="float">
            <text:p>45555</text:p>
          </table:table-cell>
          <table:table-cell table:style-name="ce118" table:formula="of:=[$'EOD-ANALYSIS'.H38]" office:value-type="float" office:value="2373" calcext:value-type="float">
            <text:p>2373</text:p>
          </table:table-cell>
          <table:table-cell table:style-name="ce118" table:formula="of:=[$HDFCBANK.H38]" office:value-type="float" office:value="-4027" calcext:value-type="float">
            <text:p>-4027</text:p>
          </table:table-cell>
          <table:table-cell table:style-name="ce118" table:formula="of:=[$ICICIBANK.H38]" office:value-type="float" office:value="-8050" calcext:value-type="float">
            <text:p>-8050</text:p>
          </table:table-cell>
          <table:table-cell table:style-name="ce118" table:formula="of:=[$KOTAKBANK.H38]" office:value-type="float" office:value="-2367" calcext:value-type="float">
            <text:p>-2367</text:p>
          </table:table-cell>
          <table:table-cell table:style-name="ce118" table:formula="of:=[$AXISBANK.H38]" office:value-type="float" office:value="-3270" calcext:value-type="float">
            <text:p>-3270</text:p>
          </table:table-cell>
          <table:table-cell table:style-name="ce118" table:formula="of:=[$SBIBANK.H38]" office:value-type="float" office:value="-6371" calcext:value-type="float">
            <text:p>-6371</text:p>
          </table:table-cell>
          <table:table-cell table:style-name="ce118" table:formula="of:=[$INDUSINDBANK.H38]" office:value-type="float" office:value="-1619" calcext:value-type="float">
            <text:p>-1619</text:p>
          </table:table-cell>
          <table:table-cell table:style-name="ce124" table:formula="of:=[$RELIANCE.H38]" office:value-type="float" office:value="-23191" calcext:value-type="float">
            <text:p>-23191</text:p>
          </table:table-cell>
          <table:table-cell table:number-columns-repeated="43"/>
        </table:table-row>
        <table:table-row table:style-name="ro2">
          <table:table-cell table:style-name="ce135" table:formula="of:=[$HDFCBANK.B39]" office:value-type="date" office:date-value="2021-03-04" calcext:value-type="date">
            <text:p>04/03/21</text:p>
          </table:table-cell>
          <table:table-cell table:style-name="ce118" table:formula="of:=[$'EOD-ANALYSIS'.B39]" office:value-type="float" office:value="-192.6" calcext:value-type="float">
            <text:p>-192.6</text:p>
          </table:table-cell>
          <table:table-cell table:style-name="ce118" table:formula="of:=[$'EOD-ANALYSIS'.C39]" office:value-type="float" office:value="-612" calcext:value-type="float">
            <text:p>-612</text:p>
          </table:table-cell>
          <table:table-cell table:style-name="ce118" table:formula="of:=[$'EOD-ANALYSIS'.D39]" office:value-type="float" office:value="-336" calcext:value-type="float">
            <text:p>-336</text:p>
          </table:table-cell>
          <table:table-cell table:style-name="ce118" table:formula="of:=[$HDFCBANK.I39]" office:value-type="float" office:value="-37.15" calcext:value-type="float">
            <text:p>-37.15</text:p>
          </table:table-cell>
          <table:table-cell table:style-name="ce118" table:formula="of:=[$ICICIBANK.I39]" office:value-type="float" office:value="-11.95" calcext:value-type="float">
            <text:p>-11.95</text:p>
          </table:table-cell>
          <table:table-cell table:style-name="ce118" table:formula="of:=[$KOTAKBANK.I39]" office:value-type="float" office:value="-6.2" calcext:value-type="float">
            <text:p>-6.2</text:p>
          </table:table-cell>
          <table:table-cell table:style-name="ce118" table:formula="of:=[$AXISBANK.I39]" office:value-type="float" office:value="-17.75" calcext:value-type="float">
            <text:p>-17.75</text:p>
          </table:table-cell>
          <table:table-cell table:style-name="ce118" table:formula="of:=[$SBIBANK.I39]" office:value-type="float" office:value="-9.75" calcext:value-type="float">
            <text:p>-9.75</text:p>
          </table:table-cell>
          <table:table-cell table:style-name="ce118" table:formula="of:=[$INDUSINDBANK.I39]" office:value-type="float" office:value="-9.35" calcext:value-type="float">
            <text:p>-9.35</text:p>
          </table:table-cell>
          <table:table-cell table:style-name="ce157" table:formula="of:=[$HDFCBANK.B39]" office:value-type="date" office:date-value="2021-03-04" calcext:value-type="date">
            <text:p>04/03/21</text:p>
          </table:table-cell>
          <table:table-cell table:style-name="ce118" table:formula="of:=[$'EOD-ANALYSIS'.F39]" office:value-type="float" office:value="6463" calcext:value-type="float">
            <text:p>6463</text:p>
          </table:table-cell>
          <table:table-cell table:style-name="ce118" table:formula="of:=[$'EOD-ANALYSIS'.G39]" office:value-type="float" office:value="-38020" calcext:value-type="float">
            <text:p>-38020</text:p>
          </table:table-cell>
          <table:table-cell table:style-name="ce118" table:formula="of:=[$'EOD-ANALYSIS'.H39]" office:value-type="float" office:value="1806" calcext:value-type="float">
            <text:p>1806</text:p>
          </table:table-cell>
          <table:table-cell table:style-name="ce118" table:formula="of:=[$HDFCBANK.H39]" office:value-type="float" office:value="-6554" calcext:value-type="float">
            <text:p>-6554</text:p>
          </table:table-cell>
          <table:table-cell table:style-name="ce118" table:formula="of:=[$ICICIBANK.H39]" office:value-type="float" office:value="-9212" calcext:value-type="float">
            <text:p>-9212</text:p>
          </table:table-cell>
          <table:table-cell table:style-name="ce118" table:formula="of:=[$KOTAKBANK.H39]" office:value-type="float" office:value="-2811" calcext:value-type="float">
            <text:p>-2811</text:p>
          </table:table-cell>
          <table:table-cell table:style-name="ce118" table:formula="of:=[$AXISBANK.H39]" office:value-type="float" office:value="-4223" calcext:value-type="float">
            <text:p>-4223</text:p>
          </table:table-cell>
          <table:table-cell table:style-name="ce118" table:formula="of:=[$SBIBANK.H39]" office:value-type="float" office:value="-9788" calcext:value-type="float">
            <text:p>-9788</text:p>
          </table:table-cell>
          <table:table-cell table:style-name="ce118" table:formula="of:=[$INDUSINDBANK.H39]" office:value-type="float" office:value="-1638" calcext:value-type="float">
            <text:p>-1638</text:p>
          </table:table-cell>
          <table:table-cell table:style-name="ce124" table:formula="of:=[$RELIANCE.H39]" office:value-type="float" office:value="-27986" calcext:value-type="float">
            <text:p>-27986</text:p>
          </table:table-cell>
          <table:table-cell table:number-columns-repeated="43"/>
        </table:table-row>
        <table:table-row table:style-name="ro2">
          <table:table-cell table:style-name="ce135" table:formula="of:=[$HDFCBANK.B40]" office:value-type="date" office:date-value="2021-03-05" calcext:value-type="date">
            <text:p>05/03/21</text:p>
          </table:table-cell>
          <table:table-cell table:style-name="ce118" table:formula="of:=[$'EOD-ANALYSIS'.B40]" office:value-type="float" office:value="-153.2" calcext:value-type="float">
            <text:p>-153.2</text:p>
          </table:table-cell>
          <table:table-cell table:style-name="ce118" table:formula="of:=[$'EOD-ANALYSIS'.C40]" office:value-type="float" office:value="-591.8" calcext:value-type="float">
            <text:p>-591.8</text:p>
          </table:table-cell>
          <table:table-cell table:style-name="ce118" table:formula="of:=[$'EOD-ANALYSIS'.D40]" office:value-type="float" office:value="-184" calcext:value-type="float">
            <text:p>-184</text:p>
          </table:table-cell>
          <table:table-cell table:style-name="ce118" table:formula="of:=[$HDFCBANK.I40]" office:value-type="float" office:value="-23.05" calcext:value-type="float">
            <text:p>-23.05</text:p>
          </table:table-cell>
          <table:table-cell table:style-name="ce118" table:formula="of:=[$ICICIBANK.I40]" office:value-type="float" office:value="-10.35" calcext:value-type="float">
            <text:p>-10.35</text:p>
          </table:table-cell>
          <table:table-cell table:style-name="ce118" table:formula="of:=[$KOTAKBANK.I40]" office:value-type="float" office:value="20.3" calcext:value-type="float">
            <text:p>20.3</text:p>
          </table:table-cell>
          <table:table-cell table:style-name="ce118" table:formula="of:=[$AXISBANK.I40]" office:value-type="float" office:value="-7.35" calcext:value-type="float">
            <text:p>-7.35</text:p>
          </table:table-cell>
          <table:table-cell table:style-name="ce118" table:formula="of:=[$SBIBANK.I40]" office:value-type="float" office:value="-13" calcext:value-type="float">
            <text:p>-13</text:p>
          </table:table-cell>
          <table:table-cell table:style-name="ce118" table:formula="of:=[$INDUSINDBANK.I40]" office:value-type="float" office:value="-53.4" calcext:value-type="float">
            <text:p>-53.4</text:p>
          </table:table-cell>
          <table:table-cell table:style-name="ce157" table:formula="of:=[$HDFCBANK.B40]" office:value-type="date" office:date-value="2021-03-05" calcext:value-type="date">
            <text:p>05/03/21</text:p>
          </table:table-cell>
          <table:table-cell table:style-name="ce118" table:formula="of:=[$'EOD-ANALYSIS'.F40]" office:value-type="float" office:value="-178574" calcext:value-type="float">
            <text:p>-178574</text:p>
          </table:table-cell>
          <table:table-cell table:style-name="ce118" table:formula="of:=[$'EOD-ANALYSIS'.G40]" office:value-type="float" office:value="-150047" calcext:value-type="float">
            <text:p>-150047</text:p>
          </table:table-cell>
          <table:table-cell table:style-name="ce118" table:formula="of:=[$'EOD-ANALYSIS'.H40]" office:value-type="float" office:value="-147" calcext:value-type="float">
            <text:p>-147</text:p>
          </table:table-cell>
          <table:table-cell table:style-name="ce118" table:formula="of:=[$HDFCBANK.H40]" office:value-type="float" office:value="-7879" calcext:value-type="float">
            <text:p>-7879</text:p>
          </table:table-cell>
          <table:table-cell table:style-name="ce118" table:formula="of:=[$ICICIBANK.H40]" office:value-type="float" office:value="-11022" calcext:value-type="float">
            <text:p>-11022</text:p>
          </table:table-cell>
          <table:table-cell table:style-name="ce118" table:formula="of:=[$KOTAKBANK.H40]" office:value-type="float" office:value="-2878" calcext:value-type="float">
            <text:p>-2878</text:p>
          </table:table-cell>
          <table:table-cell table:style-name="ce118" table:formula="of:=[$AXISBANK.H40]" office:value-type="float" office:value="-5273" calcext:value-type="float">
            <text:p>-5273</text:p>
          </table:table-cell>
          <table:table-cell table:style-name="ce118" table:formula="of:=[$SBIBANK.H40]" office:value-type="float" office:value="-14992" calcext:value-type="float">
            <text:p>-14992</text:p>
          </table:table-cell>
          <table:table-cell table:style-name="ce118" table:formula="of:=[$INDUSINDBANK.H40]" office:value-type="float" office:value="-3062" calcext:value-type="float">
            <text:p>-3062</text:p>
          </table:table-cell>
          <table:table-cell table:style-name="ce124" table:formula="of:=[$RELIANCE.H40]" office:value-type="float" office:value="-33405" calcext:value-type="float">
            <text:p>-33405</text:p>
          </table:table-cell>
          <table:table-cell table:number-columns-repeated="43"/>
        </table:table-row>
        <table:table-row table:style-name="ro2">
          <table:table-cell table:style-name="ce135" table:formula="of:=[$HDFCBANK.B41]" office:value-type="date" office:date-value="2021-03-08" calcext:value-type="date">
            <text:p>08/03/21</text:p>
          </table:table-cell>
          <table:table-cell table:style-name="ce118" table:formula="of:=[$'EOD-ANALYSIS'.B41]" office:value-type="float" office:value="15.95" calcext:value-type="float">
            <text:p>15.95</text:p>
          </table:table-cell>
          <table:table-cell table:style-name="ce118" table:formula="of:=[$'EOD-ANALYSIS'.C41]" office:value-type="float" office:value="28.1" calcext:value-type="float">
            <text:p>28.1</text:p>
          </table:table-cell>
          <table:table-cell table:style-name="ce118" table:formula="of:=[$'EOD-ANALYSIS'.D41]" office:value-type="float" office:value="-69.4" calcext:value-type="float">
            <text:p>-69.4</text:p>
          </table:table-cell>
          <table:table-cell table:style-name="ce118" table:formula="of:=[$HDFCBANK.I41]" office:value-type="float" office:value="-9.35" calcext:value-type="float">
            <text:p>-9.35</text:p>
          </table:table-cell>
          <table:table-cell table:style-name="ce118" table:formula="of:=[$ICICIBANK.I41]" office:value-type="float" office:value="-2.45" calcext:value-type="float">
            <text:p>-2.45</text:p>
          </table:table-cell>
          <table:table-cell table:style-name="ce118" table:formula="of:=[$KOTAKBANK.I41]" office:value-type="float" office:value="-7" calcext:value-type="float">
            <text:p>-7</text:p>
          </table:table-cell>
          <table:table-cell table:style-name="ce118" table:formula="of:=[$AXISBANK.I41]" office:value-type="float" office:value="11.95" calcext:value-type="float">
            <text:p>11.95</text:p>
          </table:table-cell>
          <table:table-cell table:style-name="ce118" table:formula="of:=[$SBIBANK.I41]" office:value-type="float" office:value="5.3" calcext:value-type="float">
            <text:p>5.3</text:p>
          </table:table-cell>
          <table:table-cell table:style-name="ce118" table:formula="of:=[$INDUSINDBANK.I41]" office:value-type="float" office:value="-20.95" calcext:value-type="float">
            <text:p>-20.95</text:p>
          </table:table-cell>
          <table:table-cell table:style-name="ce194" table:formula="of:=[$HDFCBANK.B41]" office:value-type="date" office:date-value="2021-03-08" calcext:value-type="date">
            <text:p>08/03/21</text:p>
          </table:table-cell>
          <table:table-cell table:style-name="ce118" table:formula="of:=[$'EOD-ANALYSIS'.F41]" office:value-type="float" office:value="-221639" calcext:value-type="float">
            <text:p>-221639</text:p>
          </table:table-cell>
          <table:table-cell table:style-name="ce118" table:formula="of:=[$'EOD-ANALYSIS'.G41]" office:value-type="float" office:value="-194178" calcext:value-type="float">
            <text:p>-194178</text:p>
          </table:table-cell>
          <table:table-cell table:style-name="ce118" table:formula="of:=[$'EOD-ANALYSIS'.H41]" office:value-type="float" office:value="520" calcext:value-type="float">
            <text:p>520</text:p>
          </table:table-cell>
          <table:table-cell table:style-name="ce118" table:formula="of:=[$HDFCBANK.H41]" office:value-type="float" office:value="-9481" calcext:value-type="float">
            <text:p>-9481</text:p>
          </table:table-cell>
          <table:table-cell table:style-name="ce118" table:formula="of:=[$ICICIBANK.H41]" office:value-type="float" office:value="-12425" calcext:value-type="float">
            <text:p>-12425</text:p>
          </table:table-cell>
          <table:table-cell table:style-name="ce118" table:formula="of:=[$KOTAKBANK.H41]" office:value-type="float" office:value="-2873" calcext:value-type="float">
            <text:p>-2873</text:p>
          </table:table-cell>
          <table:table-cell table:style-name="ce118" table:formula="of:=[$AXISBANK.H41]" office:value-type="float" office:value="-4898" calcext:value-type="float">
            <text:p>-4898</text:p>
          </table:table-cell>
          <table:table-cell table:style-name="ce118" table:formula="of:=[$SBIBANK.H41]" office:value-type="float" office:value="-15496" calcext:value-type="float">
            <text:p>-15496</text:p>
          </table:table-cell>
          <table:table-cell table:style-name="ce118" table:formula="of:=[$INDUSINDBANK.H41]" office:value-type="float" office:value="-4023" calcext:value-type="float">
            <text:p>-4023</text:p>
          </table:table-cell>
          <table:table-cell table:style-name="ce124" table:formula="of:=[$RELIANCE.H41]" office:value-type="float" office:value="-33242" calcext:value-type="float">
            <text:p>-33242</text:p>
          </table:table-cell>
          <table:table-cell table:number-columns-repeated="43"/>
        </table:table-row>
        <table:table-row table:style-name="ro2">
          <table:table-cell table:style-name="ce135" table:formula="of:=[$HDFCBANK.B42]" office:value-type="date" office:date-value="2021-03-09" calcext:value-type="date">
            <text:p>09/03/21</text:p>
          </table:table-cell>
          <table:table-cell table:style-name="ce118" table:formula="of:=[$'EOD-ANALYSIS'.B42]" office:value-type="float" office:value="165.75" calcext:value-type="float">
            <text:p>165.75</text:p>
          </table:table-cell>
          <table:table-cell table:style-name="ce118" table:formula="of:=[$'EOD-ANALYSIS'.C42]" office:value-type="float" office:value="616.9" calcext:value-type="float">
            <text:p>616.9</text:p>
          </table:table-cell>
          <table:table-cell table:style-name="ce118" table:formula="of:=[$'EOD-ANALYSIS'.D42]" office:value-type="float" office:value="362.9" calcext:value-type="float">
            <text:p>362.9</text:p>
          </table:table-cell>
          <table:table-cell table:style-name="ce118" table:formula="of:=[$HDFCBANK.I42]" office:value-type="float" office:value="38.9" calcext:value-type="float">
            <text:p>38.9</text:p>
          </table:table-cell>
          <table:table-cell table:style-name="ce118" table:formula="of:=[$ICICIBANK.I42]" office:value-type="float" office:value="17.8" calcext:value-type="float">
            <text:p>17.8</text:p>
          </table:table-cell>
          <table:table-cell table:style-name="ce118" table:formula="of:=[$KOTAKBANK.I42]" office:value-type="float" office:value="65.55" calcext:value-type="float">
            <text:p>65.55</text:p>
          </table:table-cell>
          <table:table-cell table:style-name="ce118" table:formula="of:=[$AXISBANK.I42]" office:value-type="float" office:value="5" calcext:value-type="float">
            <text:p>5</text:p>
          </table:table-cell>
          <table:table-cell table:style-name="ce118" table:formula="of:=[$SBIBANK.I42]" office:value-type="float" office:value="-1.25" calcext:value-type="float">
            <text:p>-1.25</text:p>
          </table:table-cell>
          <table:table-cell table:style-name="ce118" table:formula="of:=[$INDUSINDBANK.I42]" office:value-type="float" office:value="7" calcext:value-type="float">
            <text:p>7</text:p>
          </table:table-cell>
          <table:table-cell table:style-name="ce157" table:formula="of:=[$HDFCBANK.B42]" office:value-type="date" office:date-value="2021-03-09" calcext:value-type="date">
            <text:p>09/03/21</text:p>
          </table:table-cell>
          <table:table-cell table:style-name="ce118" table:formula="of:=[$'EOD-ANALYSIS'.F42]" office:value-type="float" office:value="-181102" calcext:value-type="float">
            <text:p>-181102</text:p>
          </table:table-cell>
          <table:table-cell table:style-name="ce118" table:formula="of:=[$'EOD-ANALYSIS'.G42]" office:value-type="float" office:value="-95940" calcext:value-type="float">
            <text:p>-95940</text:p>
          </table:table-cell>
          <table:table-cell table:style-name="ce118" table:formula="of:=[$'EOD-ANALYSIS'.H42]" office:value-type="float" office:value="1491" calcext:value-type="float">
            <text:p>1491</text:p>
          </table:table-cell>
          <table:table-cell table:style-name="ce118" table:formula="of:=[$HDFCBANK.H42]" office:value-type="float" office:value="-6643" calcext:value-type="float">
            <text:p>-6643</text:p>
          </table:table-cell>
          <table:table-cell table:style-name="ce118" table:formula="of:=[$ICICIBANK.H42]" office:value-type="float" office:value="-10730" calcext:value-type="float">
            <text:p>-10730</text:p>
          </table:table-cell>
          <table:table-cell table:style-name="ce118" table:formula="of:=[$KOTAKBANK.H42]" office:value-type="float" office:value="-1310" calcext:value-type="float">
            <text:p>-1310</text:p>
          </table:table-cell>
          <table:table-cell table:style-name="ce118" table:formula="of:=[$AXISBANK.H42]" office:value-type="float" office:value="-5006" calcext:value-type="float">
            <text:p>-5006</text:p>
          </table:table-cell>
          <table:table-cell table:style-name="ce118" table:formula="of:=[$SBIBANK.H42]" office:value-type="float" office:value="-15892" calcext:value-type="float">
            <text:p>-15892</text:p>
          </table:table-cell>
          <table:table-cell table:style-name="ce118" table:formula="of:=[$INDUSINDBANK.H42]" office:value-type="float" office:value="-4153" calcext:value-type="float">
            <text:p>-4153</text:p>
          </table:table-cell>
          <table:table-cell table:style-name="ce124" table:formula="of:=[$RELIANCE.H42]" office:value-type="float" office:value="-33782" calcext:value-type="float">
            <text:p>-33782</text:p>
          </table:table-cell>
          <table:table-cell table:number-columns-repeated="43"/>
        </table:table-row>
        <table:table-row table:style-name="ro2">
          <table:table-cell table:style-name="ce135" table:formula="of:=[$HDFCBANK.B43]" office:value-type="date" office:date-value="2021-03-10" calcext:value-type="date">
            <text:p>10/03/21</text:p>
          </table:table-cell>
          <table:table-cell table:style-name="ce118" table:formula="of:=[$'EOD-ANALYSIS'.B43]" office:value-type="float" office:value="74.55" calcext:value-type="float">
            <text:p>74.55</text:p>
          </table:table-cell>
          <table:table-cell table:style-name="ce118" table:formula="of:=[$'EOD-ANALYSIS'.C43]" office:value-type="float" office:value="74.8" calcext:value-type="float">
            <text:p>74.8</text:p>
          </table:table-cell>
          <table:table-cell table:style-name="ce118" table:formula="of:=[$'EOD-ANALYSIS'.D43]" office:value-type="float" office:value="26.6" calcext:value-type="float">
            <text:p>26.6</text:p>
          </table:table-cell>
          <table:table-cell table:style-name="ce118" table:formula="of:=[$HDFCBANK.I43]" office:value-type="float" office:value="-2.25" calcext:value-type="float">
            <text:p>-2.25</text:p>
          </table:table-cell>
          <table:table-cell table:style-name="ce118" table:formula="of:=[$ICICIBANK.I43]" office:value-type="float" office:value="0.5" calcext:value-type="float">
            <text:p>0.5</text:p>
          </table:table-cell>
          <table:table-cell table:style-name="ce118" table:formula="of:=[$KOTAKBANK.I43]" office:value-type="float" office:value="-11.05" calcext:value-type="float">
            <text:p>-11.05</text:p>
          </table:table-cell>
          <table:table-cell table:style-name="ce118" table:formula="of:=[$AXISBANK.I43]" office:value-type="float" office:value="12.8" calcext:value-type="float">
            <text:p>12.8</text:p>
          </table:table-cell>
          <table:table-cell table:style-name="ce118" table:formula="of:=[$SBIBANK.I43]" office:value-type="float" office:value="0.75" calcext:value-type="float">
            <text:p>0.75</text:p>
          </table:table-cell>
          <table:table-cell table:style-name="ce118" table:formula="of:=[$INDUSINDBANK.I43]" office:value-type="float" office:value="14.35" calcext:value-type="float">
            <text:p>14.35</text:p>
          </table:table-cell>
          <table:table-cell table:style-name="ce194" table:formula="of:=[$HDFCBANK.B43]" office:value-type="date" office:date-value="2021-03-10" calcext:value-type="date">
            <text:p>10/03/21</text:p>
          </table:table-cell>
          <table:table-cell table:style-name="ce118" table:formula="of:=[$'EOD-ANALYSIS'.F43]" office:value-type="float" office:value="-119099" calcext:value-type="float">
            <text:p>-119099</text:p>
          </table:table-cell>
          <table:table-cell table:style-name="ce118" table:formula="of:=[$'EOD-ANALYSIS'.G43]" office:value-type="float" office:value="-130682" calcext:value-type="float">
            <text:p>-130682</text:p>
          </table:table-cell>
          <table:table-cell table:style-name="ce118" table:formula="of:=[$'EOD-ANALYSIS'.H43]" office:value-type="float" office:value="1028" calcext:value-type="float">
            <text:p>1028</text:p>
          </table:table-cell>
          <table:table-cell table:style-name="ce118" table:formula="of:=[$HDFCBANK.H43]" office:value-type="float" office:value="-7888" calcext:value-type="float">
            <text:p>-7888</text:p>
          </table:table-cell>
          <table:table-cell table:style-name="ce118" table:formula="of:=[$ICICIBANK.H43]" office:value-type="float" office:value="-10792" calcext:value-type="float">
            <text:p>-10792</text:p>
          </table:table-cell>
          <table:table-cell table:style-name="ce118" table:formula="of:=[$KOTAKBANK.H43]" office:value-type="float" office:value="-1438" calcext:value-type="float">
            <text:p>-1438</text:p>
          </table:table-cell>
          <table:table-cell table:style-name="ce118" table:formula="of:=[$AXISBANK.H43]" office:value-type="float" office:value="-3746" calcext:value-type="float">
            <text:p>-3746</text:p>
          </table:table-cell>
          <table:table-cell table:style-name="ce118" table:formula="of:=[$SBIBANK.H43]" office:value-type="float" office:value="-16282" calcext:value-type="float">
            <text:p>-16282</text:p>
          </table:table-cell>
          <table:table-cell table:style-name="ce118" table:formula="of:=[$INDUSINDBANK.H43]" office:value-type="float" office:value="-4357" calcext:value-type="float">
            <text:p>-4357</text:p>
          </table:table-cell>
          <table:table-cell table:style-name="ce124" table:formula="of:=[$RELIANCE.H43]" office:value-type="float" office:value="-37178" calcext:value-type="float">
            <text:p>-37178</text:p>
          </table:table-cell>
          <table:table-cell table:number-columns-repeated="43"/>
        </table:table-row>
        <table:table-row table:style-name="ro2">
          <table:table-cell table:style-name="ce135" table:formula="of:=[$HDFCBANK.B44]" office:value-type="date" office:date-value="2021-03-12" calcext:value-type="date">
            <text:p>12/03/21</text:p>
          </table:table-cell>
          <table:table-cell table:style-name="ce118" table:formula="of:=[$'EOD-ANALYSIS'.B44]" office:value-type="float" office:value="-157.9" calcext:value-type="float">
            <text:p>-157.9</text:p>
          </table:table-cell>
          <table:table-cell table:style-name="ce118" table:formula="of:=[$'EOD-ANALYSIS'.C44]" office:value-type="float" office:value="-485.65" calcext:value-type="float">
            <text:p>-485.65</text:p>
          </table:table-cell>
          <table:table-cell table:style-name="ce118" table:formula="of:=[$'EOD-ANALYSIS'.D44]" office:value-type="float" office:value="-160.45" calcext:value-type="float">
            <text:p>-160.45</text:p>
          </table:table-cell>
          <table:table-cell table:style-name="ce118" table:formula="of:=[$HDFCBANK.I44]" office:value-type="float" office:value="-10.45" calcext:value-type="float">
            <text:p>-10.45</text:p>
          </table:table-cell>
          <table:table-cell table:style-name="ce118" table:formula="of:=[$ICICIBANK.I44]" office:value-type="float" office:value="-13.4" calcext:value-type="float">
            <text:p>-13.4</text:p>
          </table:table-cell>
          <table:table-cell table:style-name="ce118" table:formula="of:=[$KOTAKBANK.I44]" office:value-type="float" office:value="-22.85" calcext:value-type="float">
            <text:p>-22.85</text:p>
          </table:table-cell>
          <table:table-cell table:style-name="ce118" table:formula="of:=[$AXISBANK.I44]" office:value-type="float" office:value="-10.75" calcext:value-type="float">
            <text:p>-10.75</text:p>
          </table:table-cell>
          <table:table-cell table:style-name="ce118" table:formula="of:=[$SBIBANK.I44]" office:value-type="float" office:value="-8.2" calcext:value-type="float">
            <text:p>-8.2</text:p>
          </table:table-cell>
          <table:table-cell table:style-name="ce118" table:formula="of:=[$INDUSINDBANK.I44]" office:value-type="float" office:value="-21.25" calcext:value-type="float">
            <text:p>-21.25</text:p>
          </table:table-cell>
          <table:table-cell table:style-name="ce157" table:formula="of:=[$HDFCBANK.B44]" office:value-type="date" office:date-value="2021-03-12" calcext:value-type="date">
            <text:p>12/03/21</text:p>
          </table:table-cell>
          <table:table-cell table:style-name="ce118" table:formula="of:=[$'EOD-ANALYSIS'.F44]" office:value-type="float" office:value="-241731" calcext:value-type="float">
            <text:p>-241731</text:p>
          </table:table-cell>
          <table:table-cell table:style-name="ce118" table:formula="of:=[$'EOD-ANALYSIS'.G44]" office:value-type="float" office:value="-190885" calcext:value-type="float">
            <text:p>-190885</text:p>
          </table:table-cell>
          <table:table-cell table:style-name="ce118" table:formula="of:=[$'EOD-ANALYSIS'.H44]" office:value-type="float" office:value="-61" calcext:value-type="float">
            <text:p>-61</text:p>
          </table:table-cell>
          <table:table-cell table:style-name="ce118" table:formula="of:=[$HDFCBANK.H44]" office:value-type="float" office:value="-8626" calcext:value-type="float">
            <text:p>-8626</text:p>
          </table:table-cell>
          <table:table-cell table:style-name="ce118" table:formula="of:=[$ICICIBANK.H44]" office:value-type="float" office:value="-13025" calcext:value-type="float">
            <text:p>-13025</text:p>
          </table:table-cell>
          <table:table-cell table:style-name="ce118" table:formula="of:=[$KOTAKBANK.H44]" office:value-type="float" office:value="-2448" calcext:value-type="float">
            <text:p>-2448</text:p>
          </table:table-cell>
          <table:table-cell table:style-name="ce118" table:formula="of:=[$AXISBANK.H44]" office:value-type="float" office:value="-5126" calcext:value-type="float">
            <text:p>-5126</text:p>
          </table:table-cell>
          <table:table-cell table:style-name="ce118" table:formula="of:=[$SBIBANK.H44]" office:value-type="float" office:value="-17371" calcext:value-type="float">
            <text:p>-17371</text:p>
          </table:table-cell>
          <table:table-cell table:style-name="ce118" table:formula="of:=[$INDUSINDBANK.H44]" office:value-type="float" office:value="-4807" calcext:value-type="float">
            <text:p>-4807</text:p>
          </table:table-cell>
          <table:table-cell table:style-name="ce124" table:formula="of:=[$RELIANCE.H44]" office:value-type="float" office:value="-41145" calcext:value-type="float">
            <text:p>-41145</text:p>
          </table:table-cell>
          <table:table-cell table:number-columns-repeated="43"/>
        </table:table-row>
        <table:table-row table:style-name="ro2">
          <table:table-cell table:style-name="ce135" table:formula="of:=[$HDFCBANK.B45]" office:value-type="date" office:date-value="2021-03-15" calcext:value-type="date">
            <text:p>15/03/21</text:p>
          </table:table-cell>
          <table:table-cell table:style-name="ce118" table:formula="of:=[$'EOD-ANALYSIS'.B45]" office:value-type="float" office:value="-82.65" calcext:value-type="float">
            <text:p>-82.65</text:p>
          </table:table-cell>
          <table:table-cell table:style-name="ce118" table:formula="of:=[$'EOD-ANALYSIS'.C45]" office:value-type="float" office:value="-217.4" calcext:value-type="float">
            <text:p>-217.4</text:p>
          </table:table-cell>
          <table:table-cell table:style-name="ce118" table:formula="of:=[$'EOD-ANALYSIS'.D45]" office:value-type="float" office:value="-181.3" calcext:value-type="float">
            <text:p>-181.3</text:p>
          </table:table-cell>
          <table:table-cell table:style-name="ce118" table:formula="of:=[$HDFCBANK.I45]" office:value-type="float" office:value="-15.55" calcext:value-type="float">
            <text:p>-15.55</text:p>
          </table:table-cell>
          <table:table-cell table:style-name="ce118" table:formula="of:=[$ICICIBANK.I45]" office:value-type="float" office:value="-8.25" calcext:value-type="float">
            <text:p>-8.25</text:p>
          </table:table-cell>
          <table:table-cell table:style-name="ce118" table:formula="of:=[$KOTAKBANK.I45]" office:value-type="float" office:value="-14.2" calcext:value-type="float">
            <text:p>-14.2</text:p>
          </table:table-cell>
          <table:table-cell table:style-name="ce118" table:formula="of:=[$AXISBANK.I45]" office:value-type="float" office:value="-5.7" calcext:value-type="float">
            <text:p>-5.7</text:p>
          </table:table-cell>
          <table:table-cell table:style-name="ce118" table:formula="of:=[$SBIBANK.I45]" office:value-type="float" office:value="3.55" calcext:value-type="float">
            <text:p>3.55</text:p>
          </table:table-cell>
          <table:table-cell table:style-name="ce118" table:formula="of:=[$INDUSINDBANK.I45]" office:value-type="float" office:value="17.15" calcext:value-type="float">
            <text:p>17.15</text:p>
          </table:table-cell>
          <table:table-cell table:style-name="ce194" table:formula="of:=[$HDFCBANK.B45]" office:value-type="date" office:date-value="2021-03-15" calcext:value-type="date">
            <text:p>15/03/21</text:p>
          </table:table-cell>
          <table:table-cell table:style-name="ce118" table:formula="of:=[$'EOD-ANALYSIS'.F45]" office:value-type="float" office:value="-328008" calcext:value-type="float">
            <text:p>-328008</text:p>
          </table:table-cell>
          <table:table-cell table:style-name="ce118" table:formula="of:=[$'EOD-ANALYSIS'.G45]" office:value-type="float" office:value="-201232" calcext:value-type="float">
            <text:p>-201232</text:p>
          </table:table-cell>
          <table:table-cell table:style-name="ce118" table:formula="of:=[$'EOD-ANALYSIS'.H45]" office:value-type="float" office:value="432" calcext:value-type="float">
            <text:p>432</text:p>
          </table:table-cell>
          <table:table-cell table:style-name="ce118" table:formula="of:=[$HDFCBANK.H45]" office:value-type="float" office:value="-11073" calcext:value-type="float">
            <text:p>-11073</text:p>
          </table:table-cell>
          <table:table-cell table:style-name="ce118" table:formula="of:=[$ICICIBANK.H45]" office:value-type="float" office:value="-14533" calcext:value-type="float">
            <text:p>-14533</text:p>
          </table:table-cell>
          <table:table-cell table:style-name="ce118" table:formula="of:=[$KOTAKBANK.H45]" office:value-type="float" office:value="-2745" calcext:value-type="float">
            <text:p>-2745</text:p>
          </table:table-cell>
          <table:table-cell table:style-name="ce118" table:formula="of:=[$AXISBANK.H45]" office:value-type="float" office:value="-5435" calcext:value-type="float">
            <text:p>-5435</text:p>
          </table:table-cell>
          <table:table-cell table:style-name="ce118" table:formula="of:=[$SBIBANK.H45]" office:value-type="float" office:value="-14923" calcext:value-type="float">
            <text:p>-14923</text:p>
          </table:table-cell>
          <table:table-cell table:style-name="ce118" table:formula="of:=[$INDUSINDBANK.H45]" office:value-type="float" office:value="-4010" calcext:value-type="float">
            <text:p>-4010</text:p>
          </table:table-cell>
          <table:table-cell table:style-name="ce124" table:formula="of:=[$RELIANCE.H45]" office:value-type="float" office:value="-44836" calcext:value-type="float">
            <text:p>-44836</text:p>
          </table:table-cell>
          <table:table-cell table:number-columns-repeated="43"/>
        </table:table-row>
        <table:table-row table:style-name="ro2">
          <table:table-cell table:style-name="ce135" table:formula="of:=[$HDFCBANK.B46]" office:value-type="date" office:date-value="2021-03-16" calcext:value-type="date">
            <text:p>16/03/21</text:p>
          </table:table-cell>
          <table:table-cell table:style-name="ce118" table:formula="of:=[$'EOD-ANALYSIS'.B46]" office:value-type="float" office:value="-9.05" calcext:value-type="float">
            <text:p>-9.05</text:p>
          </table:table-cell>
          <table:table-cell table:style-name="ce118" table:formula="of:=[$'EOD-ANALYSIS'.C46]" office:value-type="float" office:value="-381.3" calcext:value-type="float">
            <text:p>-381.3</text:p>
          </table:table-cell>
          <table:table-cell table:style-name="ce118" table:formula="of:=[$'EOD-ANALYSIS'.D46]" office:value-type="float" office:value="-102.7" calcext:value-type="float">
            <text:p>-102.7</text:p>
          </table:table-cell>
          <table:table-cell table:style-name="ce118" table:formula="of:=[$HDFCBANK.I46]" office:value-type="float" office:value="-16.1" calcext:value-type="float">
            <text:p>-16.1</text:p>
          </table:table-cell>
          <table:table-cell table:style-name="ce118" table:formula="of:=[$ICICIBANK.I46]" office:value-type="float" office:value="-8.7" calcext:value-type="float">
            <text:p>-8.7</text:p>
          </table:table-cell>
          <table:table-cell table:style-name="ce118" table:formula="of:=[$KOTAKBANK.I46]" office:value-type="float" office:value="-18.65" calcext:value-type="float">
            <text:p>-18.65</text:p>
          </table:table-cell>
          <table:table-cell table:style-name="ce118" table:formula="of:=[$AXISBANK.I46]" office:value-type="float" office:value="-6" calcext:value-type="float">
            <text:p>-6</text:p>
          </table:table-cell>
          <table:table-cell table:style-name="ce118" table:formula="of:=[$SBIBANK.I46]" office:value-type="float" office:value="-5.95" calcext:value-type="float">
            <text:p>-5.95</text:p>
          </table:table-cell>
          <table:table-cell table:style-name="ce118" table:formula="of:=[$INDUSINDBANK.I46]" office:value-type="float" office:value="-1.95" calcext:value-type="float">
            <text:p>-1.95</text:p>
          </table:table-cell>
          <table:table-cell table:style-name="ce157" table:formula="of:=[$HDFCBANK.B46]" office:value-type="date" office:date-value="2021-03-16" calcext:value-type="date">
            <text:p>16/03/21</text:p>
          </table:table-cell>
          <table:table-cell table:style-name="ce118" table:formula="of:=[$'EOD-ANALYSIS'.F46]" office:value-type="float" office:value="-348370" calcext:value-type="float">
            <text:p>-348370</text:p>
          </table:table-cell>
          <table:table-cell table:style-name="ce118" table:formula="of:=[$'EOD-ANALYSIS'.G46]" office:value-type="float" office:value="-326747" calcext:value-type="float">
            <text:p>-326747</text:p>
          </table:table-cell>
          <table:table-cell table:style-name="ce118" table:formula="of:=[$'EOD-ANALYSIS'.H46]" office:value-type="float" office:value="524" calcext:value-type="float">
            <text:p>524</text:p>
          </table:table-cell>
          <table:table-cell table:style-name="ce118" table:formula="of:=[$HDFCBANK.H46]" office:value-type="float" office:value="-12019" calcext:value-type="float">
            <text:p>-12019</text:p>
          </table:table-cell>
          <table:table-cell table:style-name="ce118" table:formula="of:=[$ICICIBANK.H46]" office:value-type="float" office:value="-15758" calcext:value-type="float">
            <text:p>-15758</text:p>
          </table:table-cell>
          <table:table-cell table:style-name="ce118" table:formula="of:=[$KOTAKBANK.H46]" office:value-type="float" office:value="-3244" calcext:value-type="float">
            <text:p>-3244</text:p>
          </table:table-cell>
          <table:table-cell table:style-name="ce118" table:formula="of:=[$AXISBANK.H46]" office:value-type="float" office:value="-5757" calcext:value-type="float">
            <text:p>-5757</text:p>
          </table:table-cell>
          <table:table-cell table:style-name="ce118" table:formula="of:=[$SBIBANK.H46]" office:value-type="float" office:value="-17227" calcext:value-type="float">
            <text:p>-17227</text:p>
          </table:table-cell>
          <table:table-cell table:style-name="ce118" table:formula="of:=[$INDUSINDBANK.H46]" office:value-type="float" office:value="-4141" calcext:value-type="float">
            <text:p>-4141</text:p>
          </table:table-cell>
          <table:table-cell table:style-name="ce124" table:formula="of:=[$RELIANCE.H46]" office:value-type="float" office:value="-45511" calcext:value-type="float">
            <text:p>-45511</text:p>
          </table:table-cell>
          <table:table-cell table:number-columns-repeated="43"/>
        </table:table-row>
        <table:table-row table:style-name="ro2">
          <table:table-cell table:style-name="ce135" table:formula="of:=[$HDFCBANK.B47]" office:value-type="date" office:date-value="2021-03-17" calcext:value-type="date">
            <text:p>17/03/21</text:p>
          </table:table-cell>
          <table:table-cell table:style-name="ce118" table:formula="of:=[$'EOD-ANALYSIS'.B47]" office:value-type="float" office:value="-188.4" calcext:value-type="float">
            <text:p>-188.4</text:p>
          </table:table-cell>
          <table:table-cell table:style-name="ce118" table:formula="of:=[$'EOD-ANALYSIS'.C47]" office:value-type="float" office:value="-562.75" calcext:value-type="float">
            <text:p>-562.75</text:p>
          </table:table-cell>
          <table:table-cell table:style-name="ce118" table:formula="of:=[$'EOD-ANALYSIS'.D47]" office:value-type="float" office:value="-242.1" calcext:value-type="float">
            <text:p>-242.1</text:p>
          </table:table-cell>
          <table:table-cell table:style-name="ce118" table:formula="of:=[$HDFCBANK.I47]" office:value-type="float" office:value="-17" calcext:value-type="float">
            <text:p>-17</text:p>
          </table:table-cell>
          <table:table-cell table:style-name="ce118" table:formula="of:=[$ICICIBANK.I47]" office:value-type="float" office:value="-5.9" calcext:value-type="float">
            <text:p>-5.9</text:p>
          </table:table-cell>
          <table:table-cell table:style-name="ce118" table:formula="of:=[$KOTAKBANK.I47]" office:value-type="float" office:value="-30.55" calcext:value-type="float">
            <text:p>-30.55</text:p>
          </table:table-cell>
          <table:table-cell table:style-name="ce118" table:formula="of:=[$AXISBANK.I47]" office:value-type="float" office:value="-8.95" calcext:value-type="float">
            <text:p>-8.95</text:p>
          </table:table-cell>
          <table:table-cell table:style-name="ce118" table:formula="of:=[$SBIBANK.I47]" office:value-type="float" office:value="-10.35" calcext:value-type="float">
            <text:p>-10.35</text:p>
          </table:table-cell>
          <table:table-cell table:style-name="ce118" table:formula="of:=[$INDUSINDBANK.I47]" office:value-type="float" office:value="-28.75" calcext:value-type="float">
            <text:p>-28.75</text:p>
          </table:table-cell>
          <table:table-cell table:style-name="ce157" table:formula="of:=[$HDFCBANK.B47]" office:value-type="date" office:date-value="2021-03-17" calcext:value-type="date">
            <text:p>17/03/21</text:p>
          </table:table-cell>
          <table:table-cell table:style-name="ce118" table:formula="of:=[$'EOD-ANALYSIS'.F47]" office:value-type="float" office:value="-424153" calcext:value-type="float">
            <text:p>-424153</text:p>
          </table:table-cell>
          <table:table-cell table:style-name="ce118" table:formula="of:=[$'EOD-ANALYSIS'.G47]" office:value-type="float" office:value="-383793" calcext:value-type="float">
            <text:p>-383793</text:p>
          </table:table-cell>
          <table:table-cell table:style-name="ce118" table:formula="of:=[$'EOD-ANALYSIS'.H47]" office:value-type="float" office:value="-169" calcext:value-type="float">
            <text:p>-169</text:p>
          </table:table-cell>
          <table:table-cell table:style-name="ce118" table:formula="of:=[$HDFCBANK.H47]" office:value-type="float" office:value="-12525" calcext:value-type="float">
            <text:p>-12525</text:p>
          </table:table-cell>
          <table:table-cell table:style-name="ce118" table:formula="of:=[$ICICIBANK.H47]" office:value-type="float" office:value="-15084" calcext:value-type="float">
            <text:p>-15084</text:p>
          </table:table-cell>
          <table:table-cell table:style-name="ce118" table:formula="of:=[$KOTAKBANK.H47]" office:value-type="float" office:value="-3256" calcext:value-type="float">
            <text:p>-3256</text:p>
          </table:table-cell>
          <table:table-cell table:style-name="ce118" table:formula="of:=[$AXISBANK.H47]" office:value-type="float" office:value="-5756" calcext:value-type="float">
            <text:p>-5756</text:p>
          </table:table-cell>
          <table:table-cell table:style-name="ce118" table:formula="of:=[$SBIBANK.H47]" office:value-type="float" office:value="-20581" calcext:value-type="float">
            <text:p>-20581</text:p>
          </table:table-cell>
          <table:table-cell table:style-name="ce118" table:formula="of:=[$INDUSINDBANK.H47]" office:value-type="float" office:value="-4656" calcext:value-type="float">
            <text:p>-4656</text:p>
          </table:table-cell>
          <table:table-cell table:style-name="ce124" table:formula="of:=[$RELIANCE.H47]" office:value-type="float" office:value="-44653" calcext:value-type="float">
            <text:p>-44653</text:p>
          </table:table-cell>
          <table:table-cell table:number-columns-repeated="43"/>
        </table:table-row>
        <table:table-row table:style-name="ro2">
          <table:table-cell table:style-name="ce135" table:formula="of:=[$HDFCBANK.B48]" office:value-type="date" office:date-value="2021-03-18" calcext:value-type="date">
            <text:p>18/03/21</text:p>
          </table:table-cell>
          <table:table-cell table:style-name="ce118" table:formula="of:=[$'EOD-ANALYSIS'.B48]" office:value-type="float" office:value="-194.25" calcext:value-type="float">
            <text:p>-194.25</text:p>
          </table:table-cell>
          <table:table-cell table:style-name="ce118" table:formula="of:=[$'EOD-ANALYSIS'.C48]" office:value-type="float" office:value="-472.4" calcext:value-type="float">
            <text:p>-472.4</text:p>
          </table:table-cell>
          <table:table-cell table:style-name="ce118" table:formula="of:=[$'EOD-ANALYSIS'.D48]" office:value-type="float" office:value="-167.55" calcext:value-type="float">
            <text:p>-167.55</text:p>
          </table:table-cell>
          <table:table-cell table:style-name="ce118" table:formula="of:=[$HDFCBANK.I48]" office:value-type="float" office:value="-10.15" calcext:value-type="float">
            <text:p>-10.15</text:p>
          </table:table-cell>
          <table:table-cell table:style-name="ce118" table:formula="of:=[$ICICIBANK.I48]" office:value-type="float" office:value="-10.8" calcext:value-type="float">
            <text:p>-10.8</text:p>
          </table:table-cell>
          <table:table-cell table:style-name="ce118" table:formula="of:=[$KOTAKBANK.I48]" office:value-type="float" office:value="-39.3" calcext:value-type="float">
            <text:p>-39.3</text:p>
          </table:table-cell>
          <table:table-cell table:style-name="ce118" table:formula="of:=[$AXISBANK.I48]" office:value-type="float" office:value="-10.7" calcext:value-type="float">
            <text:p>-10.7</text:p>
          </table:table-cell>
          <table:table-cell table:style-name="ce118" table:formula="of:=[$SBIBANK.I48]" office:value-type="float" office:value="-1.7" calcext:value-type="float">
            <text:p>-1.7</text:p>
          </table:table-cell>
          <table:table-cell table:style-name="ce118" table:formula="of:=[$INDUSINDBANK.I48]" office:value-type="float" office:value="-6.75" calcext:value-type="float">
            <text:p>-6.75</text:p>
          </table:table-cell>
          <table:table-cell table:style-name="ce157" table:formula="of:=[$HDFCBANK.B48]" office:value-type="date" office:date-value="2021-03-18" calcext:value-type="date">
            <text:p>18/03/21</text:p>
          </table:table-cell>
          <table:table-cell table:style-name="ce118" table:formula="of:=[$'EOD-ANALYSIS'.F48]" office:value-type="float" office:value="-315966" calcext:value-type="float">
            <text:p>-315966</text:p>
          </table:table-cell>
          <table:table-cell table:style-name="ce118" table:formula="of:=[$'EOD-ANALYSIS'.G48]" office:value-type="float" office:value="-254818" calcext:value-type="float">
            <text:p>-254818</text:p>
          </table:table-cell>
          <table:table-cell table:style-name="ce118" table:formula="of:=[$'EOD-ANALYSIS'.H48]" office:value-type="float" office:value="370" calcext:value-type="float">
            <text:p>370</text:p>
          </table:table-cell>
          <table:table-cell table:style-name="ce118" table:formula="of:=[$HDFCBANK.H48]" office:value-type="float" office:value="-11092" calcext:value-type="float">
            <text:p>-11092</text:p>
          </table:table-cell>
          <table:table-cell table:style-name="ce118" table:formula="of:=[$ICICIBANK.H48]" office:value-type="float" office:value="-14651" calcext:value-type="float">
            <text:p>-14651</text:p>
          </table:table-cell>
          <table:table-cell table:style-name="ce118" table:formula="of:=[$KOTAKBANK.H48]" office:value-type="float" office:value="-3789" calcext:value-type="float">
            <text:p>-3789</text:p>
          </table:table-cell>
          <table:table-cell table:style-name="ce118" table:formula="of:=[$AXISBANK.H48]" office:value-type="float" office:value="-6298" calcext:value-type="float">
            <text:p>-6298</text:p>
          </table:table-cell>
          <table:table-cell table:style-name="ce118" table:formula="of:=[$SBIBANK.H48]" office:value-type="float" office:value="-18994" calcext:value-type="float">
            <text:p>-18994</text:p>
          </table:table-cell>
          <table:table-cell table:style-name="ce118" table:formula="of:=[$INDUSINDBANK.H48]" office:value-type="float" office:value="-4601" calcext:value-type="float">
            <text:p>-4601</text:p>
          </table:table-cell>
          <table:table-cell table:style-name="ce124" table:formula="of:=[$RELIANCE.H48]" office:value-type="float" office:value="-46805" calcext:value-type="float">
            <text:p>-46805</text:p>
          </table:table-cell>
          <table:table-cell table:number-columns-repeated="43"/>
        </table:table-row>
        <table:table-row table:style-name="ro2">
          <table:table-cell table:style-name="ce135" table:formula="of:=[$HDFCBANK.B49]" office:value-type="date" office:date-value="2021-03-19" calcext:value-type="date">
            <text:p>19/03/21</text:p>
          </table:table-cell>
          <table:table-cell table:style-name="ce118" table:formula="of:=[$'EOD-ANALYSIS'.B49]" office:value-type="float" office:value="179.4" calcext:value-type="float">
            <text:p>179.4</text:p>
          </table:table-cell>
          <table:table-cell table:style-name="ce118" table:formula="of:=[$'EOD-ANALYSIS'.C49]" office:value-type="float" office:value="317.35" calcext:value-type="float">
            <text:p>317.35</text:p>
          </table:table-cell>
          <table:table-cell table:style-name="ce118" table:formula="of:=[$'EOD-ANALYSIS'.D49]" office:value-type="float" office:value="174.9" calcext:value-type="float">
            <text:p>174.9</text:p>
          </table:table-cell>
          <table:table-cell table:style-name="ce118" table:formula="of:=[$HDFCBANK.I49]" office:value-type="float" office:value="4.3" calcext:value-type="float">
            <text:p>4.3</text:p>
          </table:table-cell>
          <table:table-cell table:style-name="ce118" table:formula="of:=[$ICICIBANK.I49]" office:value-type="float" office:value="6.4" calcext:value-type="float">
            <text:p>6.4</text:p>
          </table:table-cell>
          <table:table-cell table:style-name="ce118" table:formula="of:=[$KOTAKBANK.I49]" office:value-type="float" office:value="2" calcext:value-type="float">
            <text:p>2</text:p>
          </table:table-cell>
          <table:table-cell table:style-name="ce118" table:formula="of:=[$AXISBANK.I49]" office:value-type="float" office:value="6.3" calcext:value-type="float">
            <text:p>6.3</text:p>
          </table:table-cell>
          <table:table-cell table:style-name="ce118" table:formula="of:=[$SBIBANK.I49]" office:value-type="float" office:value="4.75" calcext:value-type="float">
            <text:p>4.75</text:p>
          </table:table-cell>
          <table:table-cell table:style-name="ce118" table:formula="of:=[$INDUSINDBANK.I49]" office:value-type="float" office:value="10.6" calcext:value-type="float">
            <text:p>10.6</text:p>
          </table:table-cell>
          <table:table-cell table:style-name="ce156" table:formula="of:=[$HDFCBANK.B49]" office:value-type="date" office:date-value="2021-03-19" calcext:value-type="date">
            <text:p>19/03/21</text:p>
          </table:table-cell>
          <table:table-cell table:style-name="ce118" table:formula="of:=[$'EOD-ANALYSIS'.F49]" office:value-type="float" office:value="-20541" calcext:value-type="float">
            <text:p>-20541</text:p>
          </table:table-cell>
          <table:table-cell table:style-name="ce118" table:formula="of:=[$'EOD-ANALYSIS'.G49]" office:value-type="float" office:value="-67270" calcext:value-type="float">
            <text:p>-67270</text:p>
          </table:table-cell>
          <table:table-cell table:style-name="ce118" table:formula="of:=[$'EOD-ANALYSIS'.H49]" office:value-type="float" office:value="153" calcext:value-type="float">
            <text:p>153</text:p>
          </table:table-cell>
          <table:table-cell table:style-name="ce118" table:formula="of:=[$HDFCBANK.H49]" office:value-type="float" office:value="-10208" calcext:value-type="float">
            <text:p>-10208</text:p>
          </table:table-cell>
          <table:table-cell table:style-name="ce118" table:formula="of:=[$ICICIBANK.H49]" office:value-type="float" office:value="-13599" calcext:value-type="float">
            <text:p>-13599</text:p>
          </table:table-cell>
          <table:table-cell table:style-name="ce118" table:formula="of:=[$KOTAKBANK.H49]" office:value-type="float" office:value="-3830" calcext:value-type="float">
            <text:p>-3830</text:p>
          </table:table-cell>
          <table:table-cell table:style-name="ce118" table:formula="of:=[$AXISBANK.H49]" office:value-type="float" office:value="-6222" calcext:value-type="float">
            <text:p>-6222</text:p>
          </table:table-cell>
          <table:table-cell table:style-name="ce118" table:formula="of:=[$SBIBANK.H49]" office:value-type="float" office:value="-17096" calcext:value-type="float">
            <text:p>-17096</text:p>
          </table:table-cell>
          <table:table-cell table:style-name="ce118" table:formula="of:=[$INDUSINDBANK.H49]" office:value-type="float" office:value="-3871" calcext:value-type="float">
            <text:p>-3871</text:p>
          </table:table-cell>
          <table:table-cell table:style-name="ce124" table:formula="of:=[$RELIANCE.H49]" office:value-type="float" office:value="-38145" calcext:value-type="float">
            <text:p>-38145</text:p>
          </table:table-cell>
          <table:table-cell table:number-columns-repeated="43"/>
        </table:table-row>
        <table:table-row table:style-name="ro2">
          <table:table-cell table:style-name="ce135" table:formula="of:=[$HDFCBANK.B50]" office:value-type="date" office:date-value="2021-03-22" calcext:value-type="date">
            <text:p>22/03/21</text:p>
          </table:table-cell>
          <table:table-cell table:style-name="ce118" table:formula="of:=[$'EOD-ANALYSIS'.B50]" office:value-type="float" office:value="-14.85" calcext:value-type="float">
            <text:p>-14.85</text:p>
          </table:table-cell>
          <table:table-cell table:style-name="ce118" table:formula="of:=[$'EOD-ANALYSIS'.C50]" office:value-type="float" office:value="-520.4" calcext:value-type="float">
            <text:p>-520.4</text:p>
          </table:table-cell>
          <table:table-cell table:style-name="ce118" table:formula="of:=[$'EOD-ANALYSIS'.D50]" office:value-type="float" office:value="-177.2" calcext:value-type="float">
            <text:p>-177.2</text:p>
          </table:table-cell>
          <table:table-cell table:style-name="ce118" table:formula="of:=[$HDFCBANK.I50]" office:value-type="float" office:value="-23.85" calcext:value-type="float">
            <text:p>-23.85</text:p>
          </table:table-cell>
          <table:table-cell table:style-name="ce118" table:formula="of:=[$ICICIBANK.I50]" office:value-type="float" office:value="-12.8" calcext:value-type="float">
            <text:p>-12.8</text:p>
          </table:table-cell>
          <table:table-cell table:style-name="ce118" table:formula="of:=[$KOTAKBANK.I50]" office:value-type="float" office:value="-11.85" calcext:value-type="float">
            <text:p>-11.85</text:p>
          </table:table-cell>
          <table:table-cell table:style-name="ce118" table:formula="of:=[$AXISBANK.I50]" office:value-type="float" office:value="-8.25" calcext:value-type="float">
            <text:p>-8.25</text:p>
          </table:table-cell>
          <table:table-cell table:style-name="ce118" table:formula="of:=[$SBIBANK.I50]" office:value-type="float" office:value="-4.1" calcext:value-type="float">
            <text:p>-4.1</text:p>
          </table:table-cell>
          <table:table-cell table:style-name="ce118" table:formula="of:=[$INDUSINDBANK.I50]" office:value-type="float" office:value="-43.6" calcext:value-type="float">
            <text:p>-43.6</text:p>
          </table:table-cell>
          <table:table-cell table:style-name="ce194" table:formula="of:=[$HDFCBANK.B50]" office:value-type="date" office:date-value="2021-03-22" calcext:value-type="date">
            <text:p>22/03/21</text:p>
          </table:table-cell>
          <table:table-cell table:style-name="ce118" table:formula="of:=[$'EOD-ANALYSIS'.F50]" office:value-type="float" office:value="-59982" calcext:value-type="float">
            <text:p>-59982</text:p>
          </table:table-cell>
          <table:table-cell table:style-name="ce118" table:formula="of:=[$'EOD-ANALYSIS'.G50]" office:value-type="float" office:value="-196239" calcext:value-type="float">
            <text:p>-196239</text:p>
          </table:table-cell>
          <table:table-cell table:style-name="ce118" table:formula="of:=[$'EOD-ANALYSIS'.H50]" office:value-type="float" office:value="356" calcext:value-type="float">
            <text:p>356</text:p>
          </table:table-cell>
          <table:table-cell table:style-name="ce118" table:formula="of:=[$HDFCBANK.H50]" office:value-type="float" office:value="-10604" calcext:value-type="float">
            <text:p>-10604</text:p>
          </table:table-cell>
          <table:table-cell table:style-name="ce118" table:formula="of:=[$ICICIBANK.H50]" office:value-type="float" office:value="-14738" calcext:value-type="float">
            <text:p>-14738</text:p>
          </table:table-cell>
          <table:table-cell table:style-name="ce118" table:formula="of:=[$KOTAKBANK.H50]" office:value-type="float" office:value="-3904" calcext:value-type="float">
            <text:p>-3904</text:p>
          </table:table-cell>
          <table:table-cell table:style-name="ce118" table:formula="of:=[$AXISBANK.H50]" office:value-type="float" office:value="-6659" calcext:value-type="float">
            <text:p>-6659</text:p>
          </table:table-cell>
          <table:table-cell table:style-name="ce118" table:formula="of:=[$SBIBANK.H50]" office:value-type="float" office:value="-17628" calcext:value-type="float">
            <text:p>-17628</text:p>
          </table:table-cell>
          <table:table-cell table:style-name="ce118" table:formula="of:=[$INDUSINDBANK.H50]" office:value-type="float" office:value="-5378" calcext:value-type="float">
            <text:p>-5378</text:p>
          </table:table-cell>
          <table:table-cell table:style-name="ce124" table:formula="of:=[$RELIANCE.H50]" office:value-type="float" office:value="-40793" calcext:value-type="float">
            <text:p>-40793</text:p>
          </table:table-cell>
          <table:table-cell table:number-columns-repeated="43"/>
        </table:table-row>
        <table:table-row table:style-name="ro2">
          <table:table-cell table:style-name="ce135" table:formula="of:=[$HDFCBANK.B51]" office:value-type="date" office:date-value="2021-03-23" calcext:value-type="date">
            <text:p>23/03/21</text:p>
          </table:table-cell>
          <table:table-cell table:style-name="ce118" table:formula="of:=[$'EOD-ANALYSIS'.B51]" office:value-type="float" office:value="91.3" calcext:value-type="float">
            <text:p>91.3</text:p>
          </table:table-cell>
          <table:table-cell table:style-name="ce118" table:formula="of:=[$'EOD-ANALYSIS'.C51]" office:value-type="float" office:value="558.85" calcext:value-type="float">
            <text:p>558.85</text:p>
          </table:table-cell>
          <table:table-cell table:style-name="ce118" table:formula="of:=[$'EOD-ANALYSIS'.D51]" office:value-type="float" office:value="149.65" calcext:value-type="float">
            <text:p>149.65</text:p>
          </table:table-cell>
          <table:table-cell table:style-name="ce118" table:formula="of:=[$HDFCBANK.I51]" office:value-type="float" office:value="29.25" calcext:value-type="float">
            <text:p>29.25</text:p>
          </table:table-cell>
          <table:table-cell table:style-name="ce118" table:formula="of:=[$ICICIBANK.I51]" office:value-type="float" office:value="12.35" calcext:value-type="float">
            <text:p>12.35</text:p>
          </table:table-cell>
          <table:table-cell table:style-name="ce118" table:formula="of:=[$KOTAKBANK.I51]" office:value-type="float" office:value="-7.4" calcext:value-type="float">
            <text:p>-7.4</text:p>
          </table:table-cell>
          <table:table-cell table:style-name="ce118" table:formula="of:=[$AXISBANK.I51]" office:value-type="float" office:value="13.3" calcext:value-type="float">
            <text:p>13.3</text:p>
          </table:table-cell>
          <table:table-cell table:style-name="ce118" table:formula="of:=[$SBIBANK.I51]" office:value-type="float" office:value="5.4" calcext:value-type="float">
            <text:p>5.4</text:p>
          </table:table-cell>
          <table:table-cell table:style-name="ce118" table:formula="of:=[$INDUSINDBANK.I51]" office:value-type="float" office:value="20.25" calcext:value-type="float">
            <text:p>20.25</text:p>
          </table:table-cell>
          <table:table-cell table:style-name="ce194" table:formula="of:=[$HDFCBANK.B51]" office:value-type="date" office:date-value="2021-03-23" calcext:value-type="date">
            <text:p>23/03/21</text:p>
          </table:table-cell>
          <table:table-cell table:style-name="ce118" table:formula="of:=[$'EOD-ANALYSIS'.F51]" office:value-type="float" office:value="35003" calcext:value-type="float">
            <text:p>35003</text:p>
          </table:table-cell>
          <table:table-cell table:style-name="ce118" table:formula="of:=[$'EOD-ANALYSIS'.G51]" office:value-type="float" office:value="-38179" calcext:value-type="float">
            <text:p>-38179</text:p>
          </table:table-cell>
          <table:table-cell table:style-name="ce118" table:formula="of:=[$'EOD-ANALYSIS'.H51]" office:value-type="float" office:value="942" calcext:value-type="float">
            <text:p>942</text:p>
          </table:table-cell>
          <table:table-cell table:style-name="ce118" table:formula="of:=[$HDFCBANK.H51]" office:value-type="float" office:value="-8433" calcext:value-type="float">
            <text:p>-8433</text:p>
          </table:table-cell>
          <table:table-cell table:style-name="ce118" table:formula="of:=[$ICICIBANK.H51]" office:value-type="float" office:value="-11703" calcext:value-type="float">
            <text:p>-11703</text:p>
          </table:table-cell>
          <table:table-cell table:style-name="ce118" table:formula="of:=[$KOTAKBANK.H51]" office:value-type="float" office:value="-3859" calcext:value-type="float">
            <text:p>-3859</text:p>
          </table:table-cell>
          <table:table-cell table:style-name="ce118" table:formula="of:=[$AXISBANK.H51]" office:value-type="float" office:value="-4531" calcext:value-type="float">
            <text:p>-4531</text:p>
          </table:table-cell>
          <table:table-cell table:style-name="ce118" table:formula="of:=[$SBIBANK.H51]" office:value-type="float" office:value="-14261" calcext:value-type="float">
            <text:p>-14261</text:p>
          </table:table-cell>
          <table:table-cell table:style-name="ce118" table:formula="of:=[$INDUSINDBANK.H51]" office:value-type="float" office:value="-4064" calcext:value-type="float">
            <text:p>-4064</text:p>
          </table:table-cell>
          <table:table-cell table:style-name="ce124" table:formula="of:=[$RELIANCE.H51]" office:value-type="float" office:value="-38734" calcext:value-type="float">
            <text:p>-38734</text:p>
          </table:table-cell>
          <table:table-cell table:number-columns-repeated="43"/>
        </table:table-row>
        <table:table-row table:style-name="ro2">
          <table:table-cell table:style-name="ce135" table:formula="of:=[$HDFCBANK.B52]" office:value-type="date" office:date-value="2021-03-24" calcext:value-type="date">
            <text:p>24/03/21</text:p>
          </table:table-cell>
          <table:table-cell table:style-name="ce118" table:formula="of:=[$'EOD-ANALYSIS'.B52]" office:value-type="float" office:value="-277.6" calcext:value-type="float">
            <text:p>-277.6</text:p>
          </table:table-cell>
          <table:table-cell table:style-name="ce118" table:formula="of:=[$'EOD-ANALYSIS'.C52]" office:value-type="float" office:value="-885.75" calcext:value-type="float">
            <text:p>-885.75</text:p>
          </table:table-cell>
          <table:table-cell table:style-name="ce118" table:formula="of:=[$'EOD-ANALYSIS'.D52]" office:value-type="float" office:value="-341.2" calcext:value-type="float">
            <text:p>-341.2</text:p>
          </table:table-cell>
          <table:table-cell table:style-name="ce118" table:formula="of:=[$HDFCBANK.I52]" office:value-type="float" office:value="-19.2" calcext:value-type="float">
            <text:p>-19.2</text:p>
          </table:table-cell>
          <table:table-cell table:style-name="ce118" table:formula="of:=[$ICICIBANK.I52]" office:value-type="float" office:value="-19.45" calcext:value-type="float">
            <text:p>-19.45</text:p>
          </table:table-cell>
          <table:table-cell table:style-name="ce118" table:formula="of:=[$KOTAKBANK.I52]" office:value-type="float" office:value="-32.3" calcext:value-type="float">
            <text:p>-32.3</text:p>
          </table:table-cell>
          <table:table-cell table:style-name="ce118" table:formula="of:=[$AXISBANK.I52]" office:value-type="float" office:value="-23.05" calcext:value-type="float">
            <text:p>-23.05</text:p>
          </table:table-cell>
          <table:table-cell table:style-name="ce118" table:formula="of:=[$SBIBANK.I52]" office:value-type="float" office:value="-13.2" calcext:value-type="float">
            <text:p>-13.2</text:p>
          </table:table-cell>
          <table:table-cell table:style-name="ce118" table:formula="of:=[$INDUSINDBANK.I52]" office:value-type="float" office:value="-31.75" calcext:value-type="float">
            <text:p>-31.75</text:p>
          </table:table-cell>
          <table:table-cell table:style-name="ce157" table:formula="of:=[$HDFCBANK.B52]" office:value-type="date" office:date-value="2021-03-24" calcext:value-type="date">
            <text:p>24/03/21</text:p>
          </table:table-cell>
          <table:table-cell table:style-name="ce118" table:formula="of:=[$'EOD-ANALYSIS'.F52]" office:value-type="float" office:value="-198777" calcext:value-type="float">
            <text:p>-198777</text:p>
          </table:table-cell>
          <table:table-cell table:style-name="ce118" table:formula="of:=[$'EOD-ANALYSIS'.G52]" office:value-type="float" office:value="-251571" calcext:value-type="float">
            <text:p>-251571</text:p>
          </table:table-cell>
          <table:table-cell table:style-name="ce118" table:formula="of:=[$'EOD-ANALYSIS'.H52]" office:value-type="float" office:value="-4" calcext:value-type="float">
            <text:p>-4</text:p>
          </table:table-cell>
          <table:table-cell table:style-name="ce118" table:formula="of:=[$HDFCBANK.H52]" office:value-type="float" office:value="-7106" calcext:value-type="float">
            <text:p>-7106</text:p>
          </table:table-cell>
          <table:table-cell table:style-name="ce118" table:formula="of:=[$ICICIBANK.H52]" office:value-type="float" office:value="-9150" calcext:value-type="float">
            <text:p>-9150</text:p>
          </table:table-cell>
          <table:table-cell table:style-name="ce118" table:formula="of:=[$KOTAKBANK.H52]" office:value-type="float" office:value="-3360" calcext:value-type="float">
            <text:p>-3360</text:p>
          </table:table-cell>
          <table:table-cell table:style-name="ce118" table:formula="of:=[$AXISBANK.H52]" office:value-type="float" office:value="-5041" calcext:value-type="float">
            <text:p>-5041</text:p>
          </table:table-cell>
          <table:table-cell table:style-name="ce118" table:formula="of:=[$SBIBANK.H52]" office:value-type="float" office:value="-12525" calcext:value-type="float">
            <text:p>-12525</text:p>
          </table:table-cell>
          <table:table-cell table:style-name="ce118" table:formula="of:=[$INDUSINDBANK.H52]" office:value-type="float" office:value="-3542" calcext:value-type="float">
            <text:p>-3542</text:p>
          </table:table-cell>
          <table:table-cell table:style-name="ce124" table:formula="of:=[$RELIANCE.H52]" office:value-type="float" office:value="-30975" calcext:value-type="float">
            <text:p>-30975</text:p>
          </table:table-cell>
          <table:table-cell table:number-columns-repeated="43"/>
        </table:table-row>
        <table:table-row table:style-name="ro2">
          <table:table-cell table:style-name="ce135" table:formula="of:=[$HDFCBANK.B53]" office:value-type="date" office:date-value="2021-03-25" calcext:value-type="date">
            <text:p>25/03/21</text:p>
          </table:table-cell>
          <table:table-cell table:style-name="ce118" table:formula="of:=[$'EOD-ANALYSIS'.B53]" office:value-type="float" office:value="-221.2" calcext:value-type="float">
            <text:p>-221.2</text:p>
          </table:table-cell>
          <table:table-cell table:style-name="ce118" table:formula="of:=[$'EOD-ANALYSIS'.C53]" office:value-type="float" office:value="-330.5" calcext:value-type="float">
            <text:p>-330.5</text:p>
          </table:table-cell>
          <table:table-cell table:style-name="ce118" table:formula="of:=[$'EOD-ANALYSIS'.D53]" office:value-type="float" office:value="-150.4" calcext:value-type="float">
            <text:p>-150.4</text:p>
          </table:table-cell>
          <table:table-cell table:style-name="ce118" table:formula="of:=[$HDFCBANK.I53]" office:value-type="float" office:value="-18.3" calcext:value-type="float">
            <text:p>-18.3</text:p>
          </table:table-cell>
          <table:table-cell table:style-name="ce118" table:formula="of:=[$ICICIBANK.I53]" office:value-type="float" office:value="3.95" calcext:value-type="float">
            <text:p>3.95</text:p>
          </table:table-cell>
          <table:table-cell table:style-name="ce118" table:formula="of:=[$KOTAKBANK.I53]" office:value-type="float" office:value="-23.95" calcext:value-type="float">
            <text:p>-23.95</text:p>
          </table:table-cell>
          <table:table-cell table:style-name="ce118" table:formula="of:=[$AXISBANK.I53]" office:value-type="float" office:value="-13.75" calcext:value-type="float">
            <text:p>-13.75</text:p>
          </table:table-cell>
          <table:table-cell table:style-name="ce118" table:formula="of:=[$SBIBANK.I53]" office:value-type="float" office:value="-4.35" calcext:value-type="float">
            <text:p>-4.35</text:p>
          </table:table-cell>
          <table:table-cell table:style-name="ce118" table:formula="of:=[$INDUSINDBANK.I53]" office:value-type="float" office:value="0.6" calcext:value-type="float">
            <text:p>0.6</text:p>
          </table:table-cell>
          <table:table-cell table:style-name="ce157" table:formula="of:=[$HDFCBANK.B53]" office:value-type="date" office:date-value="2021-03-25" calcext:value-type="date">
            <text:p>25/03/21</text:p>
          </table:table-cell>
          <table:table-cell table:style-name="ce118" table:formula="of:=[$'EOD-ANALYSIS'.F53]" office:value-type="float" office:value="-199411" calcext:value-type="float">
            <text:p>-199411</text:p>
          </table:table-cell>
          <table:table-cell table:style-name="ce118" table:formula="of:=[$'EOD-ANALYSIS'.G53]" office:value-type="float" office:value="-117453" calcext:value-type="float">
            <text:p>-117453</text:p>
          </table:table-cell>
          <table:table-cell table:style-name="ce118" table:formula="of:=[$'EOD-ANALYSIS'.H53]" office:value-type="float" office:value="347" calcext:value-type="float">
            <text:p>347</text:p>
          </table:table-cell>
          <table:table-cell table:style-name="ce118" table:formula="of:=[$HDFCBANK.H53]" office:value-type="float" office:value="-5434" calcext:value-type="float">
            <text:p>-5434</text:p>
          </table:table-cell>
          <table:table-cell table:style-name="ce118" table:formula="of:=[$ICICIBANK.H53]" office:value-type="float" office:value="-7538" calcext:value-type="float">
            <text:p>-7538</text:p>
          </table:table-cell>
          <table:table-cell table:style-name="ce118" table:formula="of:=[$KOTAKBANK.H53]" office:value-type="float" office:value="-2800" calcext:value-type="float">
            <text:p>-2800</text:p>
          </table:table-cell>
          <table:table-cell table:style-name="ce118" table:formula="of:=[$AXISBANK.H53]" office:value-type="float" office:value="-4560" calcext:value-type="float">
            <text:p>-4560</text:p>
          </table:table-cell>
          <table:table-cell table:style-name="ce118" table:formula="of:=[$SBIBANK.H53]" office:value-type="float" office:value="-12769" calcext:value-type="float">
            <text:p>-12769</text:p>
          </table:table-cell>
          <table:table-cell table:style-name="ce118" table:formula="of:=[$INDUSINDBANK.H53]" office:value-type="float" office:value="-3326" calcext:value-type="float">
            <text:p>-3326</text:p>
          </table:table-cell>
          <table:table-cell table:style-name="ce124" table:formula="of:=[$RELIANCE.H53]" office:value-type="float" office:value="-23037" calcext:value-type="float">
            <text:p>-23037</text:p>
          </table:table-cell>
          <table:table-cell table:number-columns-repeated="43"/>
        </table:table-row>
        <table:table-row table:style-name="ro2">
          <table:table-cell table:style-name="ce135" table:formula="of:=[$HDFCBANK.B54]" office:value-type="date" office:date-value="2021-03-26" calcext:value-type="date">
            <text:p>26/03/21</text:p>
          </table:table-cell>
          <table:table-cell table:style-name="ce118" table:formula="of:=[$'EOD-ANALYSIS'.B54]" office:value-type="float" office:value="274.4" calcext:value-type="float">
            <text:p>274.4</text:p>
          </table:table-cell>
          <table:table-cell table:style-name="ce118" table:formula="of:=[$'EOD-ANALYSIS'.C54]" office:value-type="float" office:value="556.9" calcext:value-type="float">
            <text:p>556.9</text:p>
          </table:table-cell>
          <table:table-cell table:style-name="ce118" table:formula="of:=[$'EOD-ANALYSIS'.D54]" office:value-type="float" office:value="299.5" calcext:value-type="float">
            <text:p>299.5</text:p>
          </table:table-cell>
          <table:table-cell table:style-name="ce118" table:formula="of:=[$HDFCBANK.I54]" office:value-type="float" office:value="37.1" calcext:value-type="float">
            <text:p>37.1</text:p>
          </table:table-cell>
          <table:table-cell table:style-name="ce118" table:formula="of:=[$ICICIBANK.I54]" office:value-type="float" office:value="11.85" calcext:value-type="float">
            <text:p>11.85</text:p>
          </table:table-cell>
          <table:table-cell table:style-name="ce118" table:formula="of:=[$KOTAKBANK.I54]" office:value-type="float" office:value="22.25" calcext:value-type="float">
            <text:p>22.25</text:p>
          </table:table-cell>
          <table:table-cell table:style-name="ce118" table:formula="of:=[$AXISBANK.I54]" office:value-type="float" office:value="8.8" calcext:value-type="float">
            <text:p>8.8</text:p>
          </table:table-cell>
          <table:table-cell table:style-name="ce118" table:formula="of:=[$SBIBANK.I54]" office:value-type="float" office:value="4.4" calcext:value-type="float">
            <text:p>4.4</text:p>
          </table:table-cell>
          <table:table-cell table:style-name="ce118" table:formula="of:=[$INDUSINDBANK.I54]" office:value-type="float" office:value="0.25" calcext:value-type="float">
            <text:p>0.25</text:p>
          </table:table-cell>
          <table:table-cell table:style-name="ce156" table:formula="of:=[$HDFCBANK.B54]" office:value-type="date" office:date-value="2021-03-26" calcext:value-type="date">
            <text:p>26/03/21</text:p>
          </table:table-cell>
          <table:table-cell table:style-name="ce118" table:formula="of:=[$'EOD-ANALYSIS'.F54]" office:value-type="float" office:value="-87355" calcext:value-type="float">
            <text:p>-87355</text:p>
          </table:table-cell>
          <table:table-cell table:style-name="ce118" table:formula="of:=[$'EOD-ANALYSIS'.G54]" office:value-type="float" office:value="-38603" calcext:value-type="float">
            <text:p>-38603</text:p>
          </table:table-cell>
          <table:table-cell table:style-name="ce118" table:formula="of:=[$'EOD-ANALYSIS'.H54]" office:value-type="float" office:value="920" calcext:value-type="float">
            <text:p>920</text:p>
          </table:table-cell>
          <table:table-cell table:style-name="ce118" table:formula="of:=[$HDFCBANK.H54]" office:value-type="float" office:value="-2282" calcext:value-type="float">
            <text:p>-2282</text:p>
          </table:table-cell>
          <table:table-cell table:style-name="ce118" table:formula="of:=[$ICICIBANK.H54]" office:value-type="float" office:value="-4470" calcext:value-type="float">
            <text:p>-4470</text:p>
          </table:table-cell>
          <table:table-cell table:style-name="ce118" table:formula="of:=[$KOTAKBANK.H54]" office:value-type="float" office:value="-2060" calcext:value-type="float">
            <text:p>-2060</text:p>
          </table:table-cell>
          <table:table-cell table:style-name="ce118" table:formula="of:=[$AXISBANK.H54]" office:value-type="float" office:value="-727" calcext:value-type="float">
            <text:p>-727</text:p>
          </table:table-cell>
          <table:table-cell table:style-name="ce118" table:formula="of:=[$SBIBANK.H54]" office:value-type="float" office:value="-3738" calcext:value-type="float">
            <text:p>-3738</text:p>
          </table:table-cell>
          <table:table-cell table:style-name="ce118" table:formula="of:=[$INDUSINDBANK.H54]" office:value-type="float" office:value="82" calcext:value-type="float">
            <text:p>82</text:p>
          </table:table-cell>
          <table:table-cell table:style-name="ce124" table:formula="of:=[$RELIANCE.H54]" office:value-type="float" office:value="-16342" calcext:value-type="float">
            <text:p>-16342</text:p>
          </table:table-cell>
          <table:table-cell table:number-columns-repeated="43"/>
        </table:table-row>
        <table:table-row table:style-name="ro2">
          <table:table-cell table:style-name="ce135" table:formula="of:=[$HDFCBANK.B55]" office:value-type="date" office:date-value="2021-03-30" calcext:value-type="date">
            <text:p>30/03/21</text:p>
          </table:table-cell>
          <table:table-cell table:style-name="ce118" table:formula="of:=[$'EOD-ANALYSIS'.B55]" office:value-type="float" office:value="305.05" calcext:value-type="float">
            <text:p>305.05</text:p>
          </table:table-cell>
          <table:table-cell table:style-name="ce118" table:formula="of:=[$'EOD-ANALYSIS'.C55]" office:value-type="float" office:value="462.1" calcext:value-type="float">
            <text:p>462.1</text:p>
          </table:table-cell>
          <table:table-cell table:style-name="ce118" table:formula="of:=[$'EOD-ANALYSIS'.D55]" office:value-type="float" office:value="216.1" calcext:value-type="float">
            <text:p>216.1</text:p>
          </table:table-cell>
          <table:table-cell table:style-name="ce118" table:formula="of:=[$HDFCBANK.I55]" office:value-type="float" office:value="48.3" calcext:value-type="float">
            <text:p>48.3</text:p>
          </table:table-cell>
          <table:table-cell table:style-name="ce118" table:formula="of:=[$ICICIBANK.I55]" office:value-type="float" office:value="10.55" calcext:value-type="float">
            <text:p>10.55</text:p>
          </table:table-cell>
          <table:table-cell table:style-name="ce118" table:formula="of:=[$KOTAKBANK.I55]" office:value-type="float" office:value="7.6" calcext:value-type="float">
            <text:p>7.6</text:p>
          </table:table-cell>
          <table:table-cell table:style-name="ce118" table:formula="of:=[$AXISBANK.I55]" office:value-type="float" office:value="-2.75" calcext:value-type="float">
            <text:p>-2.75</text:p>
          </table:table-cell>
          <table:table-cell table:style-name="ce118" table:formula="of:=[$SBIBANK.I55]" office:value-type="float" office:value="3.15" calcext:value-type="float">
            <text:p>3.15</text:p>
          </table:table-cell>
          <table:table-cell table:style-name="ce118" table:formula="of:=[$INDUSINDBANK.I55]" office:value-type="float" office:value="7.65" calcext:value-type="float">
            <text:p>7.65</text:p>
          </table:table-cell>
          <table:table-cell table:style-name="ce156" table:formula="of:=[$HDFCBANK.B55]" office:value-type="date" office:date-value="2021-03-30" calcext:value-type="date">
            <text:p>30/03/21</text:p>
          </table:table-cell>
          <table:table-cell table:style-name="ce118" table:formula="of:=[$'EOD-ANALYSIS'.F55]" office:value-type="float" office:value="51082" calcext:value-type="float">
            <text:p>51082</text:p>
          </table:table-cell>
          <table:table-cell table:style-name="ce118" table:formula="of:=[$'EOD-ANALYSIS'.G55]" office:value-type="float" office:value="-11383" calcext:value-type="float">
            <text:p>-11383</text:p>
          </table:table-cell>
          <table:table-cell table:style-name="ce118" table:formula="of:=[$'EOD-ANALYSIS'.H55]" office:value-type="float" office:value="2175" calcext:value-type="float">
            <text:p>2175</text:p>
          </table:table-cell>
          <table:table-cell table:style-name="ce118" table:formula="of:=[$HDFCBANK.H55]" office:value-type="float" office:value="-2989" calcext:value-type="float">
            <text:p>-2989</text:p>
          </table:table-cell>
          <table:table-cell table:style-name="ce118" table:formula="of:=[$ICICIBANK.H55]" office:value-type="float" office:value="-4389" calcext:value-type="float">
            <text:p>-4389</text:p>
          </table:table-cell>
          <table:table-cell table:style-name="ce118" table:formula="of:=[$KOTAKBANK.H55]" office:value-type="float" office:value="-2359" calcext:value-type="float">
            <text:p>-2359</text:p>
          </table:table-cell>
          <table:table-cell table:style-name="ce118" table:formula="of:=[$AXISBANK.H55]" office:value-type="float" office:value="-1430" calcext:value-type="float">
            <text:p>-1430</text:p>
          </table:table-cell>
          <table:table-cell table:style-name="ce118" table:formula="of:=[$SBIBANK.H55]" office:value-type="float" office:value="-3978" calcext:value-type="float">
            <text:p>-3978</text:p>
          </table:table-cell>
          <table:table-cell table:style-name="ce118" table:formula="of:=[$INDUSINDBANK.H55]" office:value-type="float" office:value="-303" calcext:value-type="float">
            <text:p>-303</text:p>
          </table:table-cell>
          <table:table-cell table:style-name="ce124" table:formula="of:=[$RELIANCE.H55]" office:value-type="float" office:value="-16258" calcext:value-type="float">
            <text:p>-16258</text:p>
          </table:table-cell>
          <table:table-cell table:number-columns-repeated="43"/>
        </table:table-row>
        <table:table-row table:style-name="ro2">
          <table:table-cell table:style-name="ce135" table:formula="of:=[$HDFCBANK.B56]" office:value-type="date" office:date-value="2021-03-31" calcext:value-type="date">
            <text:p>31/03/21</text:p>
          </table:table-cell>
          <table:table-cell table:style-name="ce118" table:formula="of:=[$'EOD-ANALYSIS'.B56]" office:value-type="float" office:value="-161.25" calcext:value-type="float">
            <text:p>-161.25</text:p>
          </table:table-cell>
          <table:table-cell table:style-name="ce118" table:formula="of:=[$'EOD-ANALYSIS'.C56]" office:value-type="float" office:value="-568.35" calcext:value-type="float">
            <text:p>-568.35</text:p>
          </table:table-cell>
          <table:table-cell table:style-name="ce118" table:formula="of:=[$'EOD-ANALYSIS'.D56]" office:value-type="float" office:value="-265.95" calcext:value-type="float">
            <text:p>-265.95</text:p>
          </table:table-cell>
          <table:table-cell table:style-name="ce118" table:formula="of:=[$HDFCBANK.I56]" office:value-type="float" office:value="-52.95" calcext:value-type="float">
            <text:p>-52.95</text:p>
          </table:table-cell>
          <table:table-cell table:style-name="ce118" table:formula="of:=[$ICICIBANK.I56]" office:value-type="float" office:value="-9.05" calcext:value-type="float">
            <text:p>-9.05</text:p>
          </table:table-cell>
          <table:table-cell table:style-name="ce118" table:formula="of:=[$KOTAKBANK.I56]" office:value-type="float" office:value="-27.95" calcext:value-type="float">
            <text:p>-27.95</text:p>
          </table:table-cell>
          <table:table-cell table:style-name="ce118" table:formula="of:=[$AXISBANK.I56]" office:value-type="float" office:value="0.6" calcext:value-type="float">
            <text:p>0.6</text:p>
          </table:table-cell>
          <table:table-cell table:style-name="ce118" table:formula="of:=[$SBIBANK.I56]" office:value-type="float" office:value="2.85" calcext:value-type="float">
            <text:p>2.85</text:p>
          </table:table-cell>
          <table:table-cell table:style-name="ce118" table:formula="of:=[$INDUSINDBANK.I56]" office:value-type="float" office:value="-6.35" calcext:value-type="float">
            <text:p>-6.35</text:p>
          </table:table-cell>
          <table:table-cell table:style-name="ce157" table:formula="of:=[$HDFCBANK.B56]" office:value-type="date" office:date-value="2021-03-31" calcext:value-type="date">
            <text:p>31/03/21</text:p>
          </table:table-cell>
          <table:table-cell table:style-name="ce118" table:formula="of:=[$'EOD-ANALYSIS'.F56]" office:value-type="float" office:value="-116799" calcext:value-type="float">
            <text:p>-116799</text:p>
          </table:table-cell>
          <table:table-cell table:style-name="ce118" table:formula="of:=[$'EOD-ANALYSIS'.G56]" office:value-type="float" office:value="-114920" calcext:value-type="float">
            <text:p>-114920</text:p>
          </table:table-cell>
          <table:table-cell table:style-name="ce118" table:formula="of:=[$'EOD-ANALYSIS'.H56]" office:value-type="float" office:value="2244" calcext:value-type="float">
            <text:p>2244</text:p>
          </table:table-cell>
          <table:table-cell table:style-name="ce118" table:formula="of:=[$HDFCBANK.H56]" office:value-type="float" office:value="-5878" calcext:value-type="float">
            <text:p>-5878</text:p>
          </table:table-cell>
          <table:table-cell table:style-name="ce118" table:formula="of:=[$ICICIBANK.H56]" office:value-type="float" office:value="-5126" calcext:value-type="float">
            <text:p>-5126</text:p>
          </table:table-cell>
          <table:table-cell table:style-name="ce118" table:formula="of:=[$KOTAKBANK.H56]" office:value-type="float" office:value="-2760" calcext:value-type="float">
            <text:p>-2760</text:p>
          </table:table-cell>
          <table:table-cell table:style-name="ce118" table:formula="of:=[$AXISBANK.H56]" office:value-type="float" office:value="-1446" calcext:value-type="float">
            <text:p>-1446</text:p>
          </table:table-cell>
          <table:table-cell table:style-name="ce118" table:formula="of:=[$SBIBANK.H56]" office:value-type="float" office:value="-4585" calcext:value-type="float">
            <text:p>-4585</text:p>
          </table:table-cell>
          <table:table-cell table:style-name="ce118" table:formula="of:=[$INDUSINDBANK.H56]" office:value-type="float" office:value="-352" calcext:value-type="float">
            <text:p>-352</text:p>
          </table:table-cell>
          <table:table-cell table:style-name="ce124" table:formula="of:=[$RELIANCE.H56]" office:value-type="float" office:value="-18389" calcext:value-type="float">
            <text:p>-18389</text:p>
          </table:table-cell>
          <table:table-cell table:number-columns-repeated="43"/>
        </table:table-row>
        <table:table-row table:style-name="ro2">
          <table:table-cell table:style-name="ce135" table:formula="of:=[$HDFCBANK.B57]" office:value-type="date" office:date-value="2021-04-01" calcext:value-type="date">
            <text:p>01/04/21</text:p>
          </table:table-cell>
          <table:table-cell table:style-name="ce118" table:formula="of:=[$'EOD-ANALYSIS'.B57]" office:value-type="float" office:value="201.05" calcext:value-type="float">
            <text:p>201.05</text:p>
          </table:table-cell>
          <table:table-cell table:style-name="ce118" table:formula="of:=[$'EOD-ANALYSIS'.C57]" office:value-type="float" office:value="676.75" calcext:value-type="float">
            <text:p>676.75</text:p>
          </table:table-cell>
          <table:table-cell table:style-name="ce118" table:formula="of:=[$'EOD-ANALYSIS'.D57]" office:value-type="float" office:value="164.55" calcext:value-type="float">
            <text:p>164.55</text:p>
          </table:table-cell>
          <table:table-cell table:style-name="ce118" table:formula="of:=[$HDFCBANK.I57]" office:value-type="float" office:value="2.55" calcext:value-type="float">
            <text:p>2.55</text:p>
          </table:table-cell>
          <table:table-cell table:style-name="ce118" table:formula="of:=[$ICICIBANK.I57]" office:value-type="float" office:value="14.35" calcext:value-type="float">
            <text:p>14.35</text:p>
          </table:table-cell>
          <table:table-cell table:style-name="ce118" table:formula="of:=[$KOTAKBANK.I57]" office:value-type="float" office:value="51.7" calcext:value-type="float">
            <text:p>51.7</text:p>
          </table:table-cell>
          <table:table-cell table:style-name="ce118" table:formula="of:=[$AXISBANK.I57]" office:value-type="float" office:value="17.35" calcext:value-type="float">
            <text:p>17.35</text:p>
          </table:table-cell>
          <table:table-cell table:style-name="ce118" table:formula="of:=[$SBIBANK.I57]" office:value-type="float" office:value="7.1" calcext:value-type="float">
            <text:p>7.1</text:p>
          </table:table-cell>
          <table:table-cell table:style-name="ce118" table:formula="of:=[$INDUSINDBANK.I57]" office:value-type="float" office:value="39.5" calcext:value-type="float">
            <text:p>39.5</text:p>
          </table:table-cell>
          <table:table-cell table:style-name="ce156" table:formula="of:=[$HDFCBANK.B57]" office:value-type="date" office:date-value="2021-04-01" calcext:value-type="date">
            <text:p>01/04/21</text:p>
          </table:table-cell>
          <table:table-cell table:style-name="ce118" table:formula="of:=[$'EOD-ANALYSIS'.F57]" office:value-type="float" office:value="-27707" calcext:value-type="float">
            <text:p>-27707</text:p>
          </table:table-cell>
          <table:table-cell table:style-name="ce118" table:formula="of:=[$'EOD-ANALYSIS'.G57]" office:value-type="float" office:value="-39489" calcext:value-type="float">
            <text:p>-39489</text:p>
          </table:table-cell>
          <table:table-cell table:style-name="ce118" table:formula="of:=[$'EOD-ANALYSIS'.H57]" office:value-type="float" office:value="1941" calcext:value-type="float">
            <text:p>1941</text:p>
          </table:table-cell>
          <table:table-cell table:style-name="ce118" table:formula="of:=[$HDFCBANK.H57]" office:value-type="float" office:value="-6831" calcext:value-type="float">
            <text:p>-6831</text:p>
          </table:table-cell>
          <table:table-cell table:style-name="ce118" table:formula="of:=[$ICICIBANK.H57]" office:value-type="float" office:value="-8041" calcext:value-type="float">
            <text:p>-8041</text:p>
          </table:table-cell>
          <table:table-cell table:style-name="ce118" table:formula="of:=[$KOTAKBANK.H57]" office:value-type="float" office:value="-2058" calcext:value-type="float">
            <text:p>-2058</text:p>
          </table:table-cell>
          <table:table-cell table:style-name="ce118" table:formula="of:=[$AXISBANK.H57]" office:value-type="float" office:value="-1976" calcext:value-type="float">
            <text:p>-1976</text:p>
          </table:table-cell>
          <table:table-cell table:style-name="ce118" table:formula="of:=[$SBIBANK.H57]" office:value-type="float" office:value="-4788" calcext:value-type="float">
            <text:p>-4788</text:p>
          </table:table-cell>
          <table:table-cell table:style-name="ce118" table:formula="of:=[$INDUSINDBANK.H57]" office:value-type="float" office:value="-92" calcext:value-type="float">
            <text:p>-92</text:p>
          </table:table-cell>
          <table:table-cell table:style-name="ce124" table:formula="of:=[$RELIANCE.H57]" office:value-type="float" office:value="-18567" calcext:value-type="float">
            <text:p>-18567</text:p>
          </table:table-cell>
          <table:table-cell table:number-columns-repeated="43"/>
        </table:table-row>
        <table:table-row table:style-name="ro2">
          <table:table-cell table:style-name="ce135" table:formula="of:=[$HDFCBANK.B58]" office:value-type="date" office:date-value="2021-04-05" calcext:value-type="date">
            <text:p>05/04/21</text:p>
          </table:table-cell>
          <table:table-cell table:style-name="ce118" table:formula="of:=[$'EOD-ANALYSIS'.B58]" office:value-type="float" office:value="-254.9" calcext:value-type="float">
            <text:p>-254.9</text:p>
          </table:table-cell>
          <table:table-cell table:style-name="ce118" table:formula="of:=[$'EOD-ANALYSIS'.C58]" office:value-type="float" office:value="-1338.05" calcext:value-type="float">
            <text:p>-1338.05</text:p>
          </table:table-cell>
          <table:table-cell table:style-name="ce118" table:formula="of:=[$'EOD-ANALYSIS'.D58]" office:value-type="float" office:value="-493.9" calcext:value-type="float">
            <text:p>-493.9</text:p>
          </table:table-cell>
          <table:table-cell table:style-name="ce118" table:formula="of:=[$HDFCBANK.I58]" office:value-type="float" office:value="-45.1" calcext:value-type="float">
            <text:p>-45.1</text:p>
          </table:table-cell>
          <table:table-cell table:style-name="ce118" table:formula="of:=[$ICICIBANK.I58]" office:value-type="float" office:value="-24.9" calcext:value-type="float">
            <text:p>-24.9</text:p>
          </table:table-cell>
          <table:table-cell table:style-name="ce118" table:formula="of:=[$KOTAKBANK.I58]" office:value-type="float" office:value="-50.95" calcext:value-type="float">
            <text:p>-50.95</text:p>
          </table:table-cell>
          <table:table-cell table:style-name="ce118" table:formula="of:=[$AXISBANK.I58]" office:value-type="float" office:value="-30.35" calcext:value-type="float">
            <text:p>-30.35</text:p>
          </table:table-cell>
          <table:table-cell table:style-name="ce118" table:formula="of:=[$SBIBANK.I58]" office:value-type="float" office:value="-18.65" calcext:value-type="float">
            <text:p>-18.65</text:p>
          </table:table-cell>
          <table:table-cell table:style-name="ce118" table:formula="of:=[$INDUSINDBANK.I58]" office:value-type="float" office:value="-60.6" calcext:value-type="float">
            <text:p>-60.6</text:p>
          </table:table-cell>
          <table:table-cell table:style-name="ce157" table:formula="of:=[$HDFCBANK.B58]" office:value-type="date" office:date-value="2021-04-05" calcext:value-type="date">
            <text:p>05/04/21</text:p>
          </table:table-cell>
          <table:table-cell table:style-name="ce118" table:formula="of:=[$'EOD-ANALYSIS'.F58]" office:value-type="float" office:value="-179631" calcext:value-type="float">
            <text:p>-179631</text:p>
          </table:table-cell>
          <table:table-cell table:style-name="ce118" table:formula="of:=[$'EOD-ANALYSIS'.G58]" office:value-type="float" office:value="-225053" calcext:value-type="float">
            <text:p>-225053</text:p>
          </table:table-cell>
          <table:table-cell table:style-name="ce118" table:formula="of:=[$'EOD-ANALYSIS'.H58]" office:value-type="float" office:value="774" calcext:value-type="float">
            <text:p>774</text:p>
          </table:table-cell>
          <table:table-cell table:style-name="ce118" table:formula="of:=[$HDFCBANK.H58]" office:value-type="float" office:value="-9062" calcext:value-type="float">
            <text:p>-9062</text:p>
          </table:table-cell>
          <table:table-cell table:style-name="ce118" table:formula="of:=[$ICICIBANK.H58]" office:value-type="float" office:value="-10373" calcext:value-type="float">
            <text:p>-10373</text:p>
          </table:table-cell>
          <table:table-cell table:style-name="ce118" table:formula="of:=[$KOTAKBANK.H58]" office:value-type="float" office:value="-2538" calcext:value-type="float">
            <text:p>-2538</text:p>
          </table:table-cell>
          <table:table-cell table:style-name="ce118" table:formula="of:=[$AXISBANK.H58]" office:value-type="float" office:value="-2758" calcext:value-type="float">
            <text:p>-2758</text:p>
          </table:table-cell>
          <table:table-cell table:style-name="ce118" table:formula="of:=[$SBIBANK.H58]" office:value-type="float" office:value="-8532" calcext:value-type="float">
            <text:p>-8532</text:p>
          </table:table-cell>
          <table:table-cell table:style-name="ce118" table:formula="of:=[$INDUSINDBANK.H58]" office:value-type="float" office:value="-819" calcext:value-type="float">
            <text:p>-819</text:p>
          </table:table-cell>
          <table:table-cell table:style-name="ce124" table:formula="of:=[$RELIANCE.H58]" office:value-type="float" office:value="-20021" calcext:value-type="float">
            <text:p>-20021</text:p>
          </table:table-cell>
          <table:table-cell table:number-columns-repeated="43"/>
        </table:table-row>
        <table:table-row table:style-name="ro2">
          <table:table-cell table:style-name="ce135" table:formula="of:=[$HDFCBANK.B59]" office:value-type="date" office:date-value="2021-04-06" calcext:value-type="date">
            <text:p>06/04/21</text:p>
          </table:table-cell>
          <table:table-cell table:style-name="ce118" table:formula="of:=[$'EOD-ANALYSIS'.B59]" office:value-type="float" office:value="53" calcext:value-type="float">
            <text:p>53</text:p>
          </table:table-cell>
          <table:table-cell table:style-name="ce118" table:formula="of:=[$'EOD-ANALYSIS'.C59]" office:value-type="float" office:value="-125.6" calcext:value-type="float">
            <text:p>-125.6</text:p>
          </table:table-cell>
          <table:table-cell table:style-name="ce118" table:formula="of:=[$'EOD-ANALYSIS'.D59]" office:value-type="float" office:value="17.85" calcext:value-type="float">
            <text:p>17.85</text:p>
          </table:table-cell>
          <table:table-cell table:style-name="ce118" table:formula="of:=[$HDFCBANK.I59]" office:value-type="float" office:value="-5.85" calcext:value-type="float">
            <text:p>-5.85</text:p>
          </table:table-cell>
          <table:table-cell table:style-name="ce118" table:formula="of:=[$ICICIBANK.I59]" office:value-type="float" office:value="-4.55" calcext:value-type="float">
            <text:p>-4.55</text:p>
          </table:table-cell>
          <table:table-cell table:style-name="ce118" table:formula="of:=[$KOTAKBANK.I59]" office:value-type="float" office:value="9.25" calcext:value-type="float">
            <text:p>9.25</text:p>
          </table:table-cell>
          <table:table-cell table:style-name="ce118" table:formula="of:=[$AXISBANK.I59]" office:value-type="float" office:value="-6.05" calcext:value-type="float">
            <text:p>-6.05</text:p>
          </table:table-cell>
          <table:table-cell table:style-name="ce118" table:formula="of:=[$SBIBANK.I59]" office:value-type="float" office:value="-1.85" calcext:value-type="float">
            <text:p>-1.85</text:p>
          </table:table-cell>
          <table:table-cell table:style-name="ce118" table:formula="of:=[$INDUSINDBANK.I59]" office:value-type="float" office:value="-6.55" calcext:value-type="float">
            <text:p>-6.55</text:p>
          </table:table-cell>
          <table:table-cell table:style-name="ce194" table:formula="of:=[$HDFCBANK.B59]" office:value-type="date" office:date-value="2021-04-06" calcext:value-type="date">
            <text:p>06/04/21</text:p>
          </table:table-cell>
          <table:table-cell table:style-name="ce118" table:formula="of:=[$'EOD-ANALYSIS'.F59]" office:value-type="float" office:value="-135961" calcext:value-type="float">
            <text:p>-135961</text:p>
          </table:table-cell>
          <table:table-cell table:style-name="ce118" table:formula="of:=[$'EOD-ANALYSIS'.G59]" office:value-type="float" office:value="-250647" calcext:value-type="float">
            <text:p>-250647</text:p>
          </table:table-cell>
          <table:table-cell table:style-name="ce118" table:formula="of:=[$'EOD-ANALYSIS'.H59]" office:value-type="float" office:value="1491" calcext:value-type="float">
            <text:p>1491</text:p>
          </table:table-cell>
          <table:table-cell table:style-name="ce118" table:formula="of:=[$HDFCBANK.H59]" office:value-type="float" office:value="-10086" calcext:value-type="float">
            <text:p>-10086</text:p>
          </table:table-cell>
          <table:table-cell table:style-name="ce118" table:formula="of:=[$ICICIBANK.H59]" office:value-type="float" office:value="-12492" calcext:value-type="float">
            <text:p>-12492</text:p>
          </table:table-cell>
          <table:table-cell table:style-name="ce118" table:formula="of:=[$KOTAKBANK.H59]" office:value-type="float" office:value="-2233" calcext:value-type="float">
            <text:p>-2233</text:p>
          </table:table-cell>
          <table:table-cell table:style-name="ce118" table:formula="of:=[$AXISBANK.H59]" office:value-type="float" office:value="-3388" calcext:value-type="float">
            <text:p>-3388</text:p>
          </table:table-cell>
          <table:table-cell table:style-name="ce118" table:formula="of:=[$SBIBANK.H59]" office:value-type="float" office:value="-8898" calcext:value-type="float">
            <text:p>-8898</text:p>
          </table:table-cell>
          <table:table-cell table:style-name="ce118" table:formula="of:=[$INDUSINDBANK.H59]" office:value-type="float" office:value="-1183" calcext:value-type="float">
            <text:p>-1183</text:p>
          </table:table-cell>
          <table:table-cell table:style-name="ce124" table:formula="of:=[$RELIANCE.H59]" office:value-type="float" office:value="-21458" calcext:value-type="float">
            <text:p>-21458</text:p>
          </table:table-cell>
          <table:table-cell table:number-columns-repeated="43"/>
        </table:table-row>
        <table:table-row table:style-name="ro2">
          <table:table-cell table:style-name="ce135" table:formula="of:=[$HDFCBANK.B60]" office:value-type="date" office:date-value="2021-04-07" calcext:value-type="date">
            <text:p>07/04/21</text:p>
          </table:table-cell>
          <table:table-cell table:style-name="ce118" table:formula="of:=[$'EOD-ANALYSIS'.B60]" office:value-type="float" office:value="136.55" calcext:value-type="float">
            <text:p>136.55</text:p>
          </table:table-cell>
          <table:table-cell table:style-name="ce118" table:formula="of:=[$'EOD-ANALYSIS'.C60]" office:value-type="float" office:value="459.85" calcext:value-type="float">
            <text:p>459.85</text:p>
          </table:table-cell>
          <table:table-cell table:style-name="ce118" table:formula="of:=[$'EOD-ANALYSIS'.D60]" office:value-type="float" office:value="146.25" calcext:value-type="float">
            <text:p>146.25</text:p>
          </table:table-cell>
          <table:table-cell table:style-name="ce118" table:formula="of:=[$HDFCBANK.I60]" office:value-type="float" office:value="8.65" calcext:value-type="float">
            <text:p>8.65</text:p>
          </table:table-cell>
          <table:table-cell table:style-name="ce118" table:formula="of:=[$ICICIBANK.I60]" office:value-type="float" office:value="9.9" calcext:value-type="float">
            <text:p>9.9</text:p>
          </table:table-cell>
          <table:table-cell table:style-name="ce118" table:formula="of:=[$KOTAKBANK.I60]" office:value-type="float" office:value="22.15" calcext:value-type="float">
            <text:p>22.15</text:p>
          </table:table-cell>
          <table:table-cell table:style-name="ce118" table:formula="of:=[$AXISBANK.I60]" office:value-type="float" office:value="9.6" calcext:value-type="float">
            <text:p>9.6</text:p>
          </table:table-cell>
          <table:table-cell table:style-name="ce118" table:formula="of:=[$SBIBANK.I60]" office:value-type="float" office:value="7.4" calcext:value-type="float">
            <text:p>7.4</text:p>
          </table:table-cell>
          <table:table-cell table:style-name="ce118" table:formula="of:=[$INDUSINDBANK.I60]" office:value-type="float" office:value="15.75" calcext:value-type="float">
            <text:p>15.75</text:p>
          </table:table-cell>
          <table:table-cell table:style-name="ce156" table:formula="of:=[$HDFCBANK.B60]" office:value-type="date" office:date-value="2021-04-07" calcext:value-type="date">
            <text:p>07/04/21</text:p>
          </table:table-cell>
          <table:table-cell table:style-name="ce118" table:formula="of:=[$'EOD-ANALYSIS'.F60]" office:value-type="float" office:value="-5526" calcext:value-type="float">
            <text:p>-5526</text:p>
          </table:table-cell>
          <table:table-cell table:style-name="ce118" table:formula="of:=[$'EOD-ANALYSIS'.G60]" office:value-type="float" office:value="-19466" calcext:value-type="float">
            <text:p>-19466</text:p>
          </table:table-cell>
          <table:table-cell table:style-name="ce118" table:formula="of:=[$'EOD-ANALYSIS'.H60]" office:value-type="float" office:value="2611" calcext:value-type="float">
            <text:p>2611</text:p>
          </table:table-cell>
          <table:table-cell table:style-name="ce118" table:formula="of:=[$HDFCBANK.H60]" office:value-type="float" office:value="-11261" calcext:value-type="float">
            <text:p>-11261</text:p>
          </table:table-cell>
          <table:table-cell table:style-name="ce118" table:formula="of:=[$ICICIBANK.H60]" office:value-type="float" office:value="-11192" calcext:value-type="float">
            <text:p>-11192</text:p>
          </table:table-cell>
          <table:table-cell table:style-name="ce118" table:formula="of:=[$KOTAKBANK.H60]" office:value-type="float" office:value="-1872" calcext:value-type="float">
            <text:p>-1872</text:p>
          </table:table-cell>
          <table:table-cell table:style-name="ce118" table:formula="of:=[$AXISBANK.H60]" office:value-type="float" office:value="-3063" calcext:value-type="float">
            <text:p>-3063</text:p>
          </table:table-cell>
          <table:table-cell table:style-name="ce118" table:formula="of:=[$SBIBANK.H60]" office:value-type="float" office:value="-7500" calcext:value-type="float">
            <text:p>-7500</text:p>
          </table:table-cell>
          <table:table-cell table:style-name="ce118" table:formula="of:=[$INDUSINDBANK.H60]" office:value-type="float" office:value="-991" calcext:value-type="float">
            <text:p>-991</text:p>
          </table:table-cell>
          <table:table-cell table:style-name="ce124" table:formula="of:=[$RELIANCE.H60]" office:value-type="float" office:value="-23807" calcext:value-type="float">
            <text:p>-23807</text:p>
          </table:table-cell>
          <table:table-cell table:number-columns-repeated="43"/>
        </table:table-row>
        <table:table-row table:style-name="ro2">
          <table:table-cell table:style-name="ce135" table:formula="of:=[$HDFCBANK.B61]" office:value-type="date" office:date-value="2021-04-08" calcext:value-type="date">
            <text:p>08/04/21</text:p>
          </table:table-cell>
          <table:table-cell table:style-name="ce118" table:formula="of:=[$'EOD-ANALYSIS'.B61]" office:value-type="float" office:value="36.4" calcext:value-type="float">
            <text:p>36.4</text:p>
          </table:table-cell>
          <table:table-cell table:style-name="ce118" table:formula="of:=[$'EOD-ANALYSIS'.C61]" office:value-type="float" office:value="-205.7" calcext:value-type="float">
            <text:p>-205.7</text:p>
          </table:table-cell>
          <table:table-cell table:style-name="ce118" table:formula="of:=[$'EOD-ANALYSIS'.D61]" office:value-type="float" office:value="-55.45" calcext:value-type="float">
            <text:p>-55.45</text:p>
          </table:table-cell>
          <table:table-cell table:style-name="ce118" table:formula="of:=[$HDFCBANK.I61]" office:value-type="float" office:value="-15" calcext:value-type="float">
            <text:p>-15</text:p>
          </table:table-cell>
          <table:table-cell table:style-name="ce118" table:formula="of:=[$ICICIBANK.I61]" office:value-type="float" office:value="-1.1" calcext:value-type="float">
            <text:p>-1.1</text:p>
          </table:table-cell>
          <table:table-cell table:style-name="ce118" table:formula="of:=[$KOTAKBANK.I61]" office:value-type="float" office:value="-5.15" calcext:value-type="float">
            <text:p>-5.15</text:p>
          </table:table-cell>
          <table:table-cell table:style-name="ce118" table:formula="of:=[$AXISBANK.I61]" office:value-type="float" office:value="-7.6" calcext:value-type="float">
            <text:p>-7.6</text:p>
          </table:table-cell>
          <table:table-cell table:style-name="ce118" table:formula="of:=[$SBIBANK.I61]" office:value-type="float" office:value="-3.1" calcext:value-type="float">
            <text:p>-3.1</text:p>
          </table:table-cell>
          <table:table-cell table:style-name="ce118" table:formula="of:=[$INDUSINDBANK.I61]" office:value-type="float" office:value="-9.05" calcext:value-type="float">
            <text:p>-9.05</text:p>
          </table:table-cell>
          <table:table-cell table:style-name="ce194" table:formula="of:=[$HDFCBANK.B61]" office:value-type="date" office:date-value="2021-04-08" calcext:value-type="date">
            <text:p>08/04/21</text:p>
          </table:table-cell>
          <table:table-cell table:style-name="ce118" table:formula="of:=[$'EOD-ANALYSIS'.F61]" office:value-type="float" office:value="-29045" calcext:value-type="float">
            <text:p>-29045</text:p>
          </table:table-cell>
          <table:table-cell table:style-name="ce118" table:formula="of:=[$'EOD-ANALYSIS'.G61]" office:value-type="float" office:value="-154716" calcext:value-type="float">
            <text:p>-154716</text:p>
          </table:table-cell>
          <table:table-cell table:style-name="ce118" table:formula="of:=[$'EOD-ANALYSIS'.H61]" office:value-type="float" office:value="1336" calcext:value-type="float">
            <text:p>1336</text:p>
          </table:table-cell>
          <table:table-cell table:style-name="ce118" table:formula="of:=[$HDFCBANK.H61]" office:value-type="float" office:value="-14247" calcext:value-type="float">
            <text:p>-14247</text:p>
          </table:table-cell>
          <table:table-cell table:style-name="ce118" table:formula="of:=[$ICICIBANK.H61]" office:value-type="float" office:value="-11726" calcext:value-type="float">
            <text:p>-11726</text:p>
          </table:table-cell>
          <table:table-cell table:style-name="ce118" table:formula="of:=[$KOTAKBANK.H61]" office:value-type="float" office:value="-2124" calcext:value-type="float">
            <text:p>-2124</text:p>
          </table:table-cell>
          <table:table-cell table:style-name="ce118" table:formula="of:=[$AXISBANK.H61]" office:value-type="float" office:value="-3564" calcext:value-type="float">
            <text:p>-3564</text:p>
          </table:table-cell>
          <table:table-cell table:style-name="ce118" table:formula="of:=[$SBIBANK.H61]" office:value-type="float" office:value="-8173" calcext:value-type="float">
            <text:p>-8173</text:p>
          </table:table-cell>
          <table:table-cell table:style-name="ce118" table:formula="of:=[$INDUSINDBANK.H61]" office:value-type="float" office:value="-1652" calcext:value-type="float">
            <text:p>-1652</text:p>
          </table:table-cell>
          <table:table-cell table:style-name="ce124" table:formula="of:=[$RELIANCE.H61]" office:value-type="float" office:value="-25365" calcext:value-type="float">
            <text:p>-25365</text:p>
          </table:table-cell>
          <table:table-cell table:number-columns-repeated="43"/>
        </table:table-row>
        <table:table-row table:style-name="ro2">
          <table:table-cell table:style-name="ce135" table:formula="of:=[$HDFCBANK.B62]" office:value-type="date" office:date-value="2021-04-09" calcext:value-type="date">
            <text:p>09/04/21</text:p>
          </table:table-cell>
          <table:table-cell table:style-name="ce118" table:formula="of:=[$'EOD-ANALYSIS'.B62]" office:value-type="float" office:value="-35" calcext:value-type="float">
            <text:p>-35</text:p>
          </table:table-cell>
          <table:table-cell table:style-name="ce118" table:formula="of:=[$'EOD-ANALYSIS'.C62]" office:value-type="float" office:value="-328.15" calcext:value-type="float">
            <text:p>-328.15</text:p>
          </table:table-cell>
          <table:table-cell table:style-name="ce118" table:formula="of:=[$'EOD-ANALYSIS'.D62]" office:value-type="float" office:value="-77.6" calcext:value-type="float">
            <text:p>-77.6</text:p>
          </table:table-cell>
          <table:table-cell table:style-name="ce118" table:formula="of:=[$HDFCBANK.I62]" office:value-type="float" office:value="-11.3" calcext:value-type="float">
            <text:p>-11.3</text:p>
          </table:table-cell>
          <table:table-cell table:style-name="ce118" table:formula="of:=[$ICICIBANK.I62]" office:value-type="float" office:value="-9.4" calcext:value-type="float">
            <text:p>-9.4</text:p>
          </table:table-cell>
          <table:table-cell table:style-name="ce118" table:formula="of:=[$KOTAKBANK.I62]" office:value-type="float" office:value="10.3" calcext:value-type="float">
            <text:p>10.3</text:p>
          </table:table-cell>
          <table:table-cell table:style-name="ce118" table:formula="of:=[$AXISBANK.I62]" office:value-type="float" office:value="-11.95" calcext:value-type="float">
            <text:p>-11.95</text:p>
          </table:table-cell>
          <table:table-cell table:style-name="ce118" table:formula="of:=[$SBIBANK.I62]" office:value-type="float" office:value="-2.2" calcext:value-type="float">
            <text:p>-2.2</text:p>
          </table:table-cell>
          <table:table-cell table:style-name="ce118" table:formula="of:=[$INDUSINDBANK.I62]" office:value-type="float" office:value="-11.7" calcext:value-type="float">
            <text:p>-11.7</text:p>
          </table:table-cell>
          <table:table-cell table:style-name="ce194" table:formula="of:=[$HDFCBANK.B62]" office:value-type="date" office:date-value="2021-04-09" calcext:value-type="date">
            <text:p>09/04/21</text:p>
          </table:table-cell>
          <table:table-cell table:style-name="ce118" table:formula="of:=[$'EOD-ANALYSIS'.F62]" office:value-type="float" office:value="-59265" calcext:value-type="float">
            <text:p>-59265</text:p>
          </table:table-cell>
          <table:table-cell table:style-name="ce118" table:formula="of:=[$'EOD-ANALYSIS'.G62]" office:value-type="float" office:value="-126665" calcext:value-type="float">
            <text:p>-126665</text:p>
          </table:table-cell>
          <table:table-cell table:style-name="ce118" table:formula="of:=[$'EOD-ANALYSIS'.H62]" office:value-type="float" office:value="847" calcext:value-type="float">
            <text:p>847</text:p>
          </table:table-cell>
          <table:table-cell table:style-name="ce118" table:formula="of:=[$HDFCBANK.H62]" office:value-type="float" office:value="-15828" calcext:value-type="float">
            <text:p>-15828</text:p>
          </table:table-cell>
          <table:table-cell table:style-name="ce118" table:formula="of:=[$ICICIBANK.H62]" office:value-type="float" office:value="-13382" calcext:value-type="float">
            <text:p>-13382</text:p>
          </table:table-cell>
          <table:table-cell table:style-name="ce118" table:formula="of:=[$KOTAKBANK.H62]" office:value-type="float" office:value="-2151" calcext:value-type="float">
            <text:p>-2151</text:p>
          </table:table-cell>
          <table:table-cell table:style-name="ce118" table:formula="of:=[$AXISBANK.H62]" office:value-type="float" office:value="-5620" calcext:value-type="float">
            <text:p>-5620</text:p>
          </table:table-cell>
          <table:table-cell table:style-name="ce118" table:formula="of:=[$SBIBANK.H62]" office:value-type="float" office:value="-10570" calcext:value-type="float">
            <text:p>-10570</text:p>
          </table:table-cell>
          <table:table-cell table:style-name="ce118" table:formula="of:=[$INDUSINDBANK.H62]" office:value-type="float" office:value="-2150" calcext:value-type="float">
            <text:p>-2150</text:p>
          </table:table-cell>
          <table:table-cell table:style-name="ce124" table:formula="of:=[$RELIANCE.H62]" office:value-type="float" office:value="-31157" calcext:value-type="float">
            <text:p>-31157</text:p>
          </table:table-cell>
          <table:table-cell table:number-columns-repeated="43"/>
        </table:table-row>
        <table:table-row table:style-name="ro2">
          <table:table-cell table:style-name="ce135" table:formula="of:=[$HDFCBANK.B63]" office:value-type="date" office:date-value="2021-04-12" calcext:value-type="date">
            <text:p>12/04/21</text:p>
          </table:table-cell>
          <table:table-cell table:style-name="ce118" table:formula="of:=[$'EOD-ANALYSIS'.B67]" office:value-type="float" office:value="-271.55" calcext:value-type="float">
            <text:p>-271.55</text:p>
          </table:table-cell>
          <table:table-cell table:style-name="ce118" table:formula="of:=[$'EOD-ANALYSIS'.C63]" office:value-type="float" office:value="-1748.3" calcext:value-type="float">
            <text:p>-1748.3</text:p>
          </table:table-cell>
          <table:table-cell table:style-name="ce118" table:formula="of:=[$'EOD-ANALYSIS'.D63]" office:value-type="float" office:value="-730.15" calcext:value-type="float">
            <text:p>-730.15</text:p>
          </table:table-cell>
          <table:table-cell table:style-name="ce118" table:formula="of:=[$HDFCBANK.I63]" office:value-type="float" office:value="-59.35" calcext:value-type="float">
            <text:p>-59.35</text:p>
          </table:table-cell>
          <table:table-cell table:style-name="ce118" table:formula="of:=[$ICICIBANK.I63]" office:value-type="float" office:value="-29.25" calcext:value-type="float">
            <text:p>-29.25</text:p>
          </table:table-cell>
          <table:table-cell table:style-name="ce118" table:formula="of:=[$KOTAKBANK.I63]" office:value-type="float" office:value="-59.15" calcext:value-type="float">
            <text:p>-59.15</text:p>
          </table:table-cell>
          <table:table-cell table:style-name="ce118" table:formula="of:=[$AXISBANK.I63]" office:value-type="float" office:value="-35" calcext:value-type="float">
            <text:p>-35</text:p>
          </table:table-cell>
          <table:table-cell table:style-name="ce118" table:formula="of:=[$SBIBANK.I63]" office:value-type="float" office:value="-24.95" calcext:value-type="float">
            <text:p>-24.95</text:p>
          </table:table-cell>
          <table:table-cell table:style-name="ce118" table:formula="of:=[$INDUSINDBANK.I63]" office:value-type="float" office:value="-83.25" calcext:value-type="float">
            <text:p>-83.25</text:p>
          </table:table-cell>
          <table:table-cell table:style-name="ce157" table:formula="of:=[$HDFCBANK.B63]" office:value-type="date" office:date-value="2021-04-12" calcext:value-type="date">
            <text:p>12/04/21</text:p>
          </table:table-cell>
          <table:table-cell table:style-name="ce118" table:formula="of:=[$'EOD-ANALYSIS'.F63]" office:value-type="float" office:value="-358664" calcext:value-type="float">
            <text:p>-358664</text:p>
          </table:table-cell>
          <table:table-cell table:style-name="ce118" table:formula="of:=[$'EOD-ANALYSIS'.G63]" office:value-type="float" office:value="-324063" calcext:value-type="float">
            <text:p>-324063</text:p>
          </table:table-cell>
          <table:table-cell table:style-name="ce118" table:formula="of:=[$'EOD-ANALYSIS'.H63]" office:value-type="float" office:value="-434" calcext:value-type="float">
            <text:p>-434</text:p>
          </table:table-cell>
          <table:table-cell table:style-name="ce118" table:formula="of:=[$HDFCBANK.H63]" office:value-type="float" office:value="-16267" calcext:value-type="float">
            <text:p>-16267</text:p>
          </table:table-cell>
          <table:table-cell table:style-name="ce118" table:formula="of:=[$ICICIBANK.H63]" office:value-type="float" office:value="-13566" calcext:value-type="float">
            <text:p>-13566</text:p>
          </table:table-cell>
          <table:table-cell table:style-name="ce118" table:formula="of:=[$KOTAKBANK.H63]" office:value-type="float" office:value="-2207" calcext:value-type="float">
            <text:p>-2207</text:p>
          </table:table-cell>
          <table:table-cell table:style-name="ce118" table:formula="of:=[$AXISBANK.H63]" office:value-type="float" office:value="-6390" calcext:value-type="float">
            <text:p>-6390</text:p>
          </table:table-cell>
          <table:table-cell table:style-name="ce118" table:formula="of:=[$SBIBANK.H63]" office:value-type="float" office:value="-13545" calcext:value-type="float">
            <text:p>-13545</text:p>
          </table:table-cell>
          <table:table-cell table:style-name="ce118" table:formula="of:=[$INDUSINDBANK.H63]" office:value-type="float" office:value="-2769" calcext:value-type="float">
            <text:p>-2769</text:p>
          </table:table-cell>
          <table:table-cell table:style-name="ce124" table:formula="of:=[$RELIANCE.H63]" office:value-type="float" office:value="-30900" calcext:value-type="float">
            <text:p>-30900</text:p>
          </table:table-cell>
          <table:table-cell table:number-columns-repeated="43"/>
        </table:table-row>
        <table:table-row table:style-name="ro2">
          <table:table-cell table:style-name="ce135" table:formula="of:=[$HDFCBANK.B64]" office:value-type="date" office:date-value="2021-04-13" calcext:value-type="date">
            <text:p>13/04/21</text:p>
          </table:table-cell>
          <table:table-cell table:style-name="ce118" table:formula="of:=[$'EOD-ANALYSIS'.B68]" office:value-type="float" office:value="-77.95" calcext:value-type="float">
            <text:p>-77.95</text:p>
          </table:table-cell>
          <table:table-cell table:style-name="ce118" table:formula="of:=[$'EOD-ANALYSIS'.C64]" office:value-type="float" office:value="996.35" calcext:value-type="float">
            <text:p>996.35</text:p>
          </table:table-cell>
          <table:table-cell table:style-name="ce118" table:formula="of:=[$'EOD-ANALYSIS'.D64]" office:value-type="float" office:value="504.35" calcext:value-type="float">
            <text:p>504.35</text:p>
          </table:table-cell>
          <table:table-cell table:style-name="ce118" table:formula="of:=[$HDFCBANK.I64]" office:value-type="float" office:value="33" calcext:value-type="float">
            <text:p>33</text:p>
          </table:table-cell>
          <table:table-cell table:style-name="ce118" table:formula="of:=[$ICICIBANK.I64]" office:value-type="float" office:value="23.05" calcext:value-type="float">
            <text:p>23.05</text:p>
          </table:table-cell>
          <table:table-cell table:style-name="ce118" table:formula="of:=[$KOTAKBANK.I64]" office:value-type="float" office:value="38.5" calcext:value-type="float">
            <text:p>38.5</text:p>
          </table:table-cell>
          <table:table-cell table:style-name="ce118" table:formula="of:=[$AXISBANK.I64]" office:value-type="float" office:value="24.3" calcext:value-type="float">
            <text:p>24.3</text:p>
          </table:table-cell>
          <table:table-cell table:style-name="ce118" table:formula="of:=[$SBIBANK.I64]" office:value-type="float" office:value="11.6" calcext:value-type="float">
            <text:p>11.6</text:p>
          </table:table-cell>
          <table:table-cell table:style-name="ce118" table:formula="of:=[$INDUSINDBANK.I64]" office:value-type="float" office:value="33.55" calcext:value-type="float">
            <text:p>33.55</text:p>
          </table:table-cell>
          <table:table-cell table:style-name="ce156" table:formula="of:=[$HDFCBANK.B64]" office:value-type="date" office:date-value="2021-04-13" calcext:value-type="date">
            <text:p>13/04/21</text:p>
          </table:table-cell>
          <table:table-cell table:style-name="ce118" table:formula="of:=[$'EOD-ANALYSIS'.F64]" office:value-type="float" office:value="-114458" calcext:value-type="float">
            <text:p>-114458</text:p>
          </table:table-cell>
          <table:table-cell table:style-name="ce118" table:formula="of:=[$'EOD-ANALYSIS'.G64]" office:value-type="float" office:value="11907" calcext:value-type="float">
            <text:p>11907</text:p>
          </table:table-cell>
          <table:table-cell table:style-name="ce118" table:formula="of:=[$'EOD-ANALYSIS'.H64]" office:value-type="float" office:value="1300" calcext:value-type="float">
            <text:p>1300</text:p>
          </table:table-cell>
          <table:table-cell table:style-name="ce118" table:formula="of:=[$HDFCBANK.H64]" office:value-type="float" office:value="-15927" calcext:value-type="float">
            <text:p>-15927</text:p>
          </table:table-cell>
          <table:table-cell table:style-name="ce118" table:formula="of:=[$ICICIBANK.H64]" office:value-type="float" office:value="-10215" calcext:value-type="float">
            <text:p>-10215</text:p>
          </table:table-cell>
          <table:table-cell table:style-name="ce118" table:formula="of:=[$KOTAKBANK.H64]" office:value-type="float" office:value="-1734" calcext:value-type="float">
            <text:p>-1734</text:p>
          </table:table-cell>
          <table:table-cell table:style-name="ce118" table:formula="of:=[$AXISBANK.H64]" office:value-type="float" office:value="-4824" calcext:value-type="float">
            <text:p>-4824</text:p>
          </table:table-cell>
          <table:table-cell table:style-name="ce118" table:formula="of:=[$SBIBANK.H64]" office:value-type="float" office:value="-10246" calcext:value-type="float">
            <text:p>-10246</text:p>
          </table:table-cell>
          <table:table-cell table:style-name="ce118" table:formula="of:=[$INDUSINDBANK.H64]" office:value-type="float" office:value="-1758" calcext:value-type="float">
            <text:p>-1758</text:p>
          </table:table-cell>
          <table:table-cell table:style-name="ce124" table:formula="of:=[$RELIANCE.H64]" office:value-type="float" office:value="-29770" calcext:value-type="float">
            <text:p>-29770</text:p>
          </table:table-cell>
          <table:table-cell table:number-columns-repeated="43"/>
        </table:table-row>
        <table:table-row table:style-name="ro2">
          <table:table-cell table:style-name="ce135" table:formula="of:=[$HDFCBANK.B65]" office:value-type="date" office:date-value="2021-04-15" calcext:value-type="date">
            <text:p>15/04/21</text:p>
          </table:table-cell>
          <table:table-cell table:style-name="ce118" table:formula="of:=[$'EOD-ANALYSIS'.B65]" office:value-type="float" office:value="50.85" calcext:value-type="float">
            <text:p>50.85</text:p>
          </table:table-cell>
          <table:table-cell table:style-name="ce118" table:formula="of:=[$'EOD-ANALYSIS'.C65]" office:value-type="float" office:value="341.35" calcext:value-type="float">
            <text:p>341.35</text:p>
          </table:table-cell>
          <table:table-cell table:style-name="ce118" table:formula="of:=[$'EOD-ANALYSIS'.D65]" office:value-type="float" office:value="169.45" calcext:value-type="float">
            <text:p>169.45</text:p>
          </table:table-cell>
          <table:table-cell table:style-name="ce118" table:formula="of:=[$HDFCBANK.I65]" office:value-type="float" office:value="28.65" calcext:value-type="float">
            <text:p>28.65</text:p>
          </table:table-cell>
          <table:table-cell table:style-name="ce118" table:formula="of:=[$ICICIBANK.I65]" office:value-type="float" office:value="12.45" calcext:value-type="float">
            <text:p>12.45</text:p>
          </table:table-cell>
          <table:table-cell table:style-name="ce118" table:formula="of:=[$KOTAKBANK.I65]" office:value-type="float" office:value="-1.4" calcext:value-type="float">
            <text:p>-1.4</text:p>
          </table:table-cell>
          <table:table-cell table:style-name="ce118" table:formula="of:=[$AXISBANK.I65]" office:value-type="float" office:value="8.25" calcext:value-type="float">
            <text:p>8.25</text:p>
          </table:table-cell>
          <table:table-cell table:style-name="ce118" table:formula="of:=[$SBIBANK.I65]" office:value-type="float" office:value="2.25" calcext:value-type="float">
            <text:p>2.25</text:p>
          </table:table-cell>
          <table:table-cell table:style-name="ce118" table:formula="of:=[$INDUSINDBANK.I65]" office:value-type="float" office:value="-17.25" calcext:value-type="float">
            <text:p>-17.25</text:p>
          </table:table-cell>
          <table:table-cell table:style-name="ce156" table:formula="of:=[$HDFCBANK.B65]" office:value-type="date" office:date-value="2021-04-15" calcext:value-type="date">
            <text:p>15/04/21</text:p>
          </table:table-cell>
          <table:table-cell table:style-name="ce118" table:formula="of:=[$'EOD-ANALYSIS'.F65]" office:value-type="float" office:value="-90679" calcext:value-type="float">
            <text:p>-90679</text:p>
          </table:table-cell>
          <table:table-cell table:style-name="ce118" table:formula="of:=[$'EOD-ANALYSIS'.G65]" office:value-type="float" office:value="62720" calcext:value-type="float">
            <text:p>62720</text:p>
          </table:table-cell>
          <table:table-cell table:style-name="ce118" table:formula="of:=[$'EOD-ANALYSIS'.H65]" office:value-type="float" office:value="1928" calcext:value-type="float">
            <text:p>1928</text:p>
          </table:table-cell>
          <table:table-cell table:style-name="ce118" table:formula="of:=[$HDFCBANK.H65]" office:value-type="float" office:value="-13609" calcext:value-type="float">
            <text:p>-13609</text:p>
          </table:table-cell>
          <table:table-cell table:style-name="ce118" table:formula="of:=[$ICICIBANK.H65]" office:value-type="float" office:value="-8990" calcext:value-type="float">
            <text:p>-8990</text:p>
          </table:table-cell>
          <table:table-cell table:style-name="ce118" table:formula="of:=[$KOTAKBANK.H65]" office:value-type="float" office:value="-2205" calcext:value-type="float">
            <text:p>-2205</text:p>
          </table:table-cell>
          <table:table-cell table:style-name="ce118" table:formula="of:=[$AXISBANK.H65]" office:value-type="float" office:value="-3862" calcext:value-type="float">
            <text:p>-3862</text:p>
          </table:table-cell>
          <table:table-cell table:style-name="ce118" table:formula="of:=[$SBIBANK.H65]" office:value-type="float" office:value="-9439" calcext:value-type="float">
            <text:p>-9439</text:p>
          </table:table-cell>
          <table:table-cell table:style-name="ce118" table:formula="of:=[$INDUSINDBANK.H65]" office:value-type="float" office:value="-2074" calcext:value-type="float">
            <text:p>-2074</text:p>
          </table:table-cell>
          <table:table-cell table:style-name="ce124" table:formula="of:=[$RELIANCE.H65]" office:value-type="float" office:value="-30132" calcext:value-type="float">
            <text:p>-30132</text:p>
          </table:table-cell>
          <table:table-cell table:number-columns-repeated="43"/>
        </table:table-row>
        <table:table-row table:style-name="ro2">
          <table:table-cell table:style-name="ce135" table:formula="of:=[$HDFCBANK.B66]" office:value-type="date" office:date-value="2021-04-16" calcext:value-type="date">
            <text:p>16/04/21</text:p>
          </table:table-cell>
          <table:table-cell table:style-name="ce118" table:formula="of:=[$'EOD-ANALYSIS'.B66]" office:value-type="float" office:value="53.7" calcext:value-type="float">
            <text:p>53.7</text:p>
          </table:table-cell>
          <table:table-cell table:style-name="ce118" table:formula="of:=[$'EOD-ANALYSIS'.C66]" office:value-type="float" office:value="-131.3" calcext:value-type="float">
            <text:p>-131.3</text:p>
          </table:table-cell>
          <table:table-cell table:style-name="ce118" table:formula="of:=[$'EOD-ANALYSIS'.D66]" office:value-type="float" office:value="2.2" calcext:value-type="float">
            <text:p>2.2</text:p>
          </table:table-cell>
          <table:table-cell table:style-name="ce118" table:formula="of:=[$HDFCBANK.I66]" office:value-type="float" office:value="-1.75" calcext:value-type="float">
            <text:p>-1.75</text:p>
          </table:table-cell>
          <table:table-cell table:style-name="ce118" table:formula="of:=[$ICICIBANK.I66]" office:value-type="float" office:value="-7.1" calcext:value-type="float">
            <text:p>-7.1</text:p>
          </table:table-cell>
          <table:table-cell table:style-name="ce118" table:formula="of:=[$KOTAKBANK.I66]" office:value-type="float" office:value="-8.75" calcext:value-type="float">
            <text:p>-8.75</text:p>
          </table:table-cell>
          <table:table-cell table:style-name="ce118" table:formula="of:=[$AXISBANK.I66]" office:value-type="float" office:value="0.25" calcext:value-type="float">
            <text:p>0.25</text:p>
          </table:table-cell>
          <table:table-cell table:style-name="ce118" table:formula="of:=[$SBIBANK.I66]" office:value-type="float" office:value="-2.6" calcext:value-type="float">
            <text:p>-2.6</text:p>
          </table:table-cell>
          <table:table-cell table:style-name="ce118" table:formula="of:=[$INDUSINDBANK.I66]" office:value-type="float" office:value="2.5" calcext:value-type="float">
            <text:p>2.5</text:p>
          </table:table-cell>
          <table:table-cell table:style-name="ce194" table:formula="of:=[$HDFCBANK.B66]" office:value-type="date" office:date-value="2021-04-16" calcext:value-type="date">
            <text:p>16/04/21</text:p>
          </table:table-cell>
          <table:table-cell table:style-name="ce118" table:formula="of:=[$'EOD-ANALYSIS'.F66]" office:value-type="float" office:value="11119" calcext:value-type="float">
            <text:p>11119</text:p>
          </table:table-cell>
          <table:table-cell table:style-name="ce118" table:formula="of:=[$'EOD-ANALYSIS'.G66]" office:value-type="float" office:value="-37910" calcext:value-type="float">
            <text:p>-37910</text:p>
          </table:table-cell>
          <table:table-cell table:style-name="ce118" table:formula="of:=[$'EOD-ANALYSIS'.H66]" office:value-type="float" office:value="911" calcext:value-type="float">
            <text:p>911</text:p>
          </table:table-cell>
          <table:table-cell table:style-name="ce118" table:formula="of:=[$HDFCBANK.H66]" office:value-type="float" office:value="-16877" calcext:value-type="float">
            <text:p>-16877</text:p>
          </table:table-cell>
          <table:table-cell table:style-name="ce118" table:formula="of:=[$ICICIBANK.H66]" office:value-type="float" office:value="-10492" calcext:value-type="float">
            <text:p>-10492</text:p>
          </table:table-cell>
          <table:table-cell table:style-name="ce118" table:formula="of:=[$KOTAKBANK.H66]" office:value-type="float" office:value="-2444" calcext:value-type="float">
            <text:p>-2444</text:p>
          </table:table-cell>
          <table:table-cell table:style-name="ce118" table:formula="of:=[$AXISBANK.H66]" office:value-type="float" office:value="-4030" calcext:value-type="float">
            <text:p>-4030</text:p>
          </table:table-cell>
          <table:table-cell table:style-name="ce118" table:formula="of:=[$SBIBANK.H66]" office:value-type="float" office:value="-10342" calcext:value-type="float">
            <text:p>-10342</text:p>
          </table:table-cell>
          <table:table-cell table:style-name="ce118" table:formula="of:=[$INDUSINDBANK.H66]" office:value-type="float" office:value="-2161" calcext:value-type="float">
            <text:p>-2161</text:p>
          </table:table-cell>
          <table:table-cell table:style-name="ce124" table:formula="of:=[$RELIANCE.H66]" office:value-type="float" office:value="-31921" calcext:value-type="float">
            <text:p>-31921</text:p>
          </table:table-cell>
          <table:table-cell table:number-columns-repeated="43"/>
        </table:table-row>
        <table:table-row table:style-name="ro2">
          <table:table-cell table:style-name="ce135" table:formula="of:=[$HDFCBANK.B67]" office:value-type="date" office:date-value="2021-04-19" calcext:value-type="date">
            <text:p>19/04/21</text:p>
          </table:table-cell>
          <table:table-cell table:style-name="ce118" table:formula="of:=[$'EOD-ANALYSIS'.B67]" office:value-type="float" office:value="-271.55" calcext:value-type="float">
            <text:p>-271.55</text:p>
          </table:table-cell>
          <table:table-cell table:style-name="ce118" table:formula="of:=[$'EOD-ANALYSIS'.C67]" office:value-type="float" office:value="-835.95" calcext:value-type="float">
            <text:p>-835.95</text:p>
          </table:table-cell>
          <table:table-cell table:style-name="ce118" table:formula="of:=[$'EOD-ANALYSIS'.D67]" office:value-type="float" office:value="-383.3" calcext:value-type="float">
            <text:p>-383.3</text:p>
          </table:table-cell>
          <table:table-cell table:style-name="ce118" table:formula="of:=[$HDFCBANK.I67]" office:value-type="float" office:value="-18.55" calcext:value-type="float">
            <text:p>-18.55</text:p>
          </table:table-cell>
          <table:table-cell table:style-name="ce118" table:formula="of:=[$ICICIBANK.I67]" office:value-type="float" office:value="-8.55" calcext:value-type="float">
            <text:p>-8.55</text:p>
          </table:table-cell>
          <table:table-cell table:style-name="ce118" table:formula="of:=[$KOTAKBANK.I67]" office:value-type="float" office:value="-65.15" calcext:value-type="float">
            <text:p>-65.15</text:p>
          </table:table-cell>
          <table:table-cell table:style-name="ce118" table:formula="of:=[$AXISBANK.I67]" office:value-type="float" office:value="-21.55" calcext:value-type="float">
            <text:p>-21.55</text:p>
          </table:table-cell>
          <table:table-cell table:style-name="ce118" table:formula="of:=[$SBIBANK.I67]" office:value-type="float" office:value="-9.45" calcext:value-type="float">
            <text:p>-9.45</text:p>
          </table:table-cell>
          <table:table-cell table:style-name="ce118" table:formula="of:=[$INDUSINDBANK.I67]" office:value-type="float" office:value="-32.1" calcext:value-type="float">
            <text:p>-32.1</text:p>
          </table:table-cell>
          <table:table-cell table:style-name="ce157" table:formula="of:=[$HDFCBANK.B67]" office:value-type="date" office:date-value="2021-04-19" calcext:value-type="date">
            <text:p>19/04/21</text:p>
          </table:table-cell>
          <table:table-cell table:style-name="ce118" table:formula="of:=[$'EOD-ANALYSIS'.F67]" office:value-type="float" office:value="-84196" calcext:value-type="float">
            <text:p>-84196</text:p>
          </table:table-cell>
          <table:table-cell table:style-name="ce118" table:formula="of:=[$'EOD-ANALYSIS'.G67]" office:value-type="float" office:value="3814" calcext:value-type="float">
            <text:p>3814</text:p>
          </table:table-cell>
          <table:table-cell table:style-name="ce118" table:formula="of:=[$'EOD-ANALYSIS'.H67]" office:value-type="float" office:value="1520" calcext:value-type="float">
            <text:p>1520</text:p>
          </table:table-cell>
          <table:table-cell table:style-name="ce118" table:formula="of:=[$HDFCBANK.H67]" office:value-type="float" office:value="-20398" calcext:value-type="float">
            <text:p>-20398</text:p>
          </table:table-cell>
          <table:table-cell table:style-name="ce118" table:formula="of:=[$ICICIBANK.H67]" office:value-type="float" office:value="-11007" calcext:value-type="float">
            <text:p>-11007</text:p>
          </table:table-cell>
          <table:table-cell table:style-name="ce118" table:formula="of:=[$KOTAKBANK.H67]" office:value-type="float" office:value="-2905" calcext:value-type="float">
            <text:p>-2905</text:p>
          </table:table-cell>
          <table:table-cell table:style-name="ce118" table:formula="of:=[$AXISBANK.H67]" office:value-type="float" office:value="-5243" calcext:value-type="float">
            <text:p>-5243</text:p>
          </table:table-cell>
          <table:table-cell table:style-name="ce118" table:formula="of:=[$SBIBANK.H67]" office:value-type="float" office:value="-11153" calcext:value-type="float">
            <text:p>-11153</text:p>
          </table:table-cell>
          <table:table-cell table:style-name="ce118" table:formula="of:=[$INDUSINDBANK.H67]" office:value-type="float" office:value="-2419" calcext:value-type="float">
            <text:p>-2419</text:p>
          </table:table-cell>
          <table:table-cell table:style-name="ce124" table:formula="of:=[$RELIANCE.H67]" office:value-type="float" office:value="-31611" calcext:value-type="float">
            <text:p>-31611</text:p>
          </table:table-cell>
          <table:table-cell table:number-columns-repeated="43"/>
        </table:table-row>
        <table:table-row table:style-name="ro2">
          <table:table-cell table:style-name="ce135" table:formula="of:=[$HDFCBANK.B68]" office:value-type="date" office:date-value="2021-04-20" calcext:value-type="date">
            <text:p>20/04/21</text:p>
          </table:table-cell>
          <table:table-cell table:style-name="ce118" table:formula="of:=[$'EOD-ANALYSIS'.B68]" office:value-type="float" office:value="-77.95" calcext:value-type="float">
            <text:p>-77.95</text:p>
          </table:table-cell>
          <table:table-cell table:style-name="ce118" table:formula="of:=[$'EOD-ANALYSIS'.C68]" office:value-type="float" office:value="-119.15" calcext:value-type="float">
            <text:p>-119.15</text:p>
          </table:table-cell>
          <table:table-cell table:style-name="ce118" table:formula="of:=[$'EOD-ANALYSIS'.D68]" office:value-type="float" office:value="-100.1" calcext:value-type="float">
            <text:p>-100.1</text:p>
          </table:table-cell>
          <table:table-cell table:style-name="ce118" table:formula="of:=[$HDFCBANK.I68]" office:value-type="float" office:value="-22.8" calcext:value-type="float">
            <text:p>-22.8</text:p>
          </table:table-cell>
          <table:table-cell table:style-name="ce118" table:formula="of:=[$ICICIBANK.I68]" office:value-type="float" office:value="-0.35" calcext:value-type="float">
            <text:p>-0.35</text:p>
          </table:table-cell>
          <table:table-cell table:style-name="ce118" table:formula="of:=[$KOTAKBANK.I68]" office:value-type="float" office:value="-7.8" calcext:value-type="float">
            <text:p>-7.8</text:p>
          </table:table-cell>
          <table:table-cell table:style-name="ce118" table:formula="of:=[$AXISBANK.I68]" office:value-type="float" office:value="3.1" calcext:value-type="float">
            <text:p>3.1</text:p>
          </table:table-cell>
          <table:table-cell table:style-name="ce118" table:formula="of:=[$SBIBANK.I68]" office:value-type="float" office:value="-1.75" calcext:value-type="float">
            <text:p>-1.75</text:p>
          </table:table-cell>
          <table:table-cell table:style-name="ce118" table:formula="of:=[$INDUSINDBANK.I68]" office:value-type="float" office:value="11.9" calcext:value-type="float">
            <text:p>11.9</text:p>
          </table:table-cell>
          <table:table-cell table:style-name="ce194" table:formula="of:=[$HDFCBANK.B68]" office:value-type="date" office:date-value="2021-04-20" calcext:value-type="date">
            <text:p>20/04/21</text:p>
          </table:table-cell>
          <table:table-cell table:style-name="ce118" table:formula="of:=[$'EOD-ANALYSIS'.F68]" office:value-type="float" office:value="-173243" calcext:value-type="float">
            <text:p>-173243</text:p>
          </table:table-cell>
          <table:table-cell table:style-name="ce118" table:formula="of:=[$'EOD-ANALYSIS'.G68]" office:value-type="float" office:value="-112590" calcext:value-type="float">
            <text:p>-112590</text:p>
          </table:table-cell>
          <table:table-cell table:style-name="ce118" table:formula="of:=[$'EOD-ANALYSIS'.H68]" office:value-type="float" office:value="1852" calcext:value-type="float">
            <text:p>1852</text:p>
          </table:table-cell>
          <table:table-cell table:style-name="ce118" table:formula="of:=[$HDFCBANK.H68]" office:value-type="float" office:value="-22216" calcext:value-type="float">
            <text:p>-22216</text:p>
          </table:table-cell>
          <table:table-cell table:style-name="ce118" table:formula="of:=[$ICICIBANK.H68]" office:value-type="float" office:value="-11595" calcext:value-type="float">
            <text:p>-11595</text:p>
          </table:table-cell>
          <table:table-cell table:style-name="ce118" table:formula="of:=[$KOTAKBANK.H68]" office:value-type="float" office:value="-2588" calcext:value-type="float">
            <text:p>-2588</text:p>
          </table:table-cell>
          <table:table-cell table:style-name="ce118" table:formula="of:=[$AXISBANK.H68]" office:value-type="float" office:value="-4838" calcext:value-type="float">
            <text:p>-4838</text:p>
          </table:table-cell>
          <table:table-cell table:style-name="ce118" table:formula="of:=[$SBIBANK.H68]" office:value-type="float" office:value="-10739" calcext:value-type="float">
            <text:p>-10739</text:p>
          </table:table-cell>
          <table:table-cell table:style-name="ce118" table:formula="of:=[$INDUSINDBANK.H68]" office:value-type="float" office:value="-2064" calcext:value-type="float">
            <text:p>-2064</text:p>
          </table:table-cell>
          <table:table-cell table:style-name="ce124" table:formula="of:=[$RELIANCE.H68]" office:value-type="float" office:value="-30673" calcext:value-type="float">
            <text:p>-30673</text:p>
          </table:table-cell>
          <table:table-cell table:number-columns-repeated="43"/>
        </table:table-row>
        <table:table-row table:style-name="ro2">
          <table:table-cell table:style-name="ce135" table:formula="of:=[$HDFCBANK.B69]" office:value-type="date" office:date-value="2021-04-22" calcext:value-type="date">
            <text:p>22/04/21</text:p>
          </table:table-cell>
          <table:table-cell table:style-name="ce118" table:formula="of:=[$'EOD-ANALYSIS'.B69]" office:value-type="float" office:value="107.4" calcext:value-type="float">
            <text:p>107.4</text:p>
          </table:table-cell>
          <table:table-cell table:style-name="ce118" table:formula="of:=[$'EOD-ANALYSIS'.C69]" office:value-type="float" office:value="642.3" calcext:value-type="float">
            <text:p>642.3</text:p>
          </table:table-cell>
          <table:table-cell table:style-name="ce118" table:formula="of:=[$'EOD-ANALYSIS'.D69]" office:value-type="float" office:value="328.1" calcext:value-type="float">
            <text:p>328.1</text:p>
          </table:table-cell>
          <table:table-cell table:style-name="ce118" table:formula="of:=[$HDFCBANK.I69]" office:value-type="float" office:value="30.65" calcext:value-type="float">
            <text:p>30.65</text:p>
          </table:table-cell>
          <table:table-cell table:style-name="ce118" table:formula="of:=[$ICICIBANK.I69]" office:value-type="float" office:value="19.05" calcext:value-type="float">
            <text:p>19.05</text:p>
          </table:table-cell>
          <table:table-cell table:style-name="ce118" table:formula="of:=[$KOTAKBANK.I69]" office:value-type="float" office:value="36.05" calcext:value-type="float">
            <text:p>36.05</text:p>
          </table:table-cell>
          <table:table-cell table:style-name="ce118" table:formula="of:=[$AXISBANK.I69]" office:value-type="float" office:value="7.75" calcext:value-type="float">
            <text:p>7.75</text:p>
          </table:table-cell>
          <table:table-cell table:style-name="ce118" table:formula="of:=[$SBIBANK.I69]" office:value-type="float" office:value="6.4" calcext:value-type="float">
            <text:p>6.4</text:p>
          </table:table-cell>
          <table:table-cell table:style-name="ce118" table:formula="of:=[$INDUSINDBANK.I69]" office:value-type="float" office:value="-8.1" calcext:value-type="float">
            <text:p>-8.1</text:p>
          </table:table-cell>
          <table:table-cell table:style-name="ce156" table:formula="of:=[$HDFCBANK.B69]" office:value-type="date" office:date-value="2021-04-22" calcext:value-type="date">
            <text:p>22/04/21</text:p>
          </table:table-cell>
          <table:table-cell table:style-name="ce118" table:formula="of:=[$'EOD-ANALYSIS'.F69]" office:value-type="float" office:value="50114" calcext:value-type="float">
            <text:p>50114</text:p>
          </table:table-cell>
          <table:table-cell table:style-name="ce118" table:formula="of:=[$'EOD-ANALYSIS'.G69]" office:value-type="float" office:value="82939" calcext:value-type="float">
            <text:p>82939</text:p>
          </table:table-cell>
          <table:table-cell table:style-name="ce118" table:formula="of:=[$'EOD-ANALYSIS'.H69]" office:value-type="float" office:value="3533" calcext:value-type="float">
            <text:p>3533</text:p>
          </table:table-cell>
          <table:table-cell table:style-name="ce118" table:formula="of:=[$HDFCBANK.H69]" office:value-type="float" office:value="-16933" calcext:value-type="float">
            <text:p>-16933</text:p>
          </table:table-cell>
          <table:table-cell table:style-name="ce118" table:formula="of:=[$ICICIBANK.H69]" office:value-type="float" office:value="-8540" calcext:value-type="float">
            <text:p>-8540</text:p>
          </table:table-cell>
          <table:table-cell table:style-name="ce118" table:formula="of:=[$KOTAKBANK.H69]" office:value-type="float" office:value="-1610" calcext:value-type="float">
            <text:p>-1610</text:p>
          </table:table-cell>
          <table:table-cell table:style-name="ce118" table:formula="of:=[$AXISBANK.H69]" office:value-type="float" office:value="-4196" calcext:value-type="float">
            <text:p>-4196</text:p>
          </table:table-cell>
          <table:table-cell table:style-name="ce118" table:formula="of:=[$SBIBANK.H69]" office:value-type="float" office:value="-7482" calcext:value-type="float">
            <text:p>-7482</text:p>
          </table:table-cell>
          <table:table-cell table:style-name="ce118" table:formula="of:=[$INDUSINDBANK.H69]" office:value-type="float" office:value="-2478" calcext:value-type="float">
            <text:p>-2478</text:p>
          </table:table-cell>
          <table:table-cell table:style-name="ce124" table:formula="of:=[$RELIANCE.H69]" office:value-type="float" office:value="-29743" calcext:value-type="float">
            <text:p>-29743</text:p>
          </table:table-cell>
          <table:table-cell table:number-columns-repeated="43"/>
        </table:table-row>
        <table:table-row table:style-name="ro2">
          <table:table-cell table:style-name="ce135" table:formula="of:=[$HDFCBANK.B70]" office:value-type="date" office:date-value="2021-04-23" calcext:value-type="date">
            <text:p>23/04/21</text:p>
          </table:table-cell>
          <table:table-cell table:style-name="ce118" table:formula="of:=[$'EOD-ANALYSIS'.B70]" office:value-type="float" office:value="-65" calcext:value-type="float">
            <text:p>-65</text:p>
          </table:table-cell>
          <table:table-cell table:style-name="ce118" table:formula="of:=[$'EOD-ANALYSIS'.C70]" office:value-type="float" office:value="-53.25" calcext:value-type="float">
            <text:p>-53.25</text:p>
          </table:table-cell>
          <table:table-cell table:style-name="ce118" table:formula="of:=[$'EOD-ANALYSIS'.D70]" office:value-type="float" office:value="8.35" calcext:value-type="float">
            <text:p>8.35</text:p>
          </table:table-cell>
          <table:table-cell table:style-name="ce118" table:formula="of:=[$HDFCBANK.I70]" office:value-type="float" office:value="-6.45" calcext:value-type="float">
            <text:p>-6.45</text:p>
          </table:table-cell>
          <table:table-cell table:style-name="ce118" table:formula="of:=[$ICICIBANK.I70]" office:value-type="float" office:value="-8.1" calcext:value-type="float">
            <text:p>-8.1</text:p>
          </table:table-cell>
          <table:table-cell table:style-name="ce118" table:formula="of:=[$KOTAKBANK.I70]" office:value-type="float" office:value="-2.95" calcext:value-type="float">
            <text:p>-2.95</text:p>
          </table:table-cell>
          <table:table-cell table:style-name="ce118" table:formula="of:=[$AXISBANK.I70]" office:value-type="float" office:value="11.55" calcext:value-type="float">
            <text:p>11.55</text:p>
          </table:table-cell>
          <table:table-cell table:style-name="ce118" table:formula="of:=[$SBIBANK.I70]" office:value-type="float" office:value="-0.25" calcext:value-type="float">
            <text:p>-0.25</text:p>
          </table:table-cell>
          <table:table-cell table:style-name="ce118" table:formula="of:=[$INDUSINDBANK.I70]" office:value-type="float" office:value="12.7" calcext:value-type="float">
            <text:p>12.7</text:p>
          </table:table-cell>
          <table:table-cell table:style-name="ce194" table:formula="of:=[$HDFCBANK.B70]" office:value-type="date" office:date-value="2021-04-23" calcext:value-type="date">
            <text:p>23/04/21</text:p>
          </table:table-cell>
          <table:table-cell table:style-name="ce118" table:formula="of:=[$'EOD-ANALYSIS'.F70]" office:value-type="float" office:value="45965" calcext:value-type="float">
            <text:p>45965</text:p>
          </table:table-cell>
          <table:table-cell table:style-name="ce118" table:formula="of:=[$'EOD-ANALYSIS'.G70]" office:value-type="float" office:value="19167" calcext:value-type="float">
            <text:p>19167</text:p>
          </table:table-cell>
          <table:table-cell table:style-name="ce118" table:formula="of:=[$'EOD-ANALYSIS'.H70]" office:value-type="float" office:value="655" calcext:value-type="float">
            <text:p>655</text:p>
          </table:table-cell>
          <table:table-cell table:style-name="ce118" table:formula="of:=[$HDFCBANK.H70]" office:value-type="float" office:value="-16116" calcext:value-type="float">
            <text:p>-16116</text:p>
          </table:table-cell>
          <table:table-cell table:style-name="ce118" table:formula="of:=[$ICICIBANK.H70]" office:value-type="float" office:value="-11710" calcext:value-type="float">
            <text:p>-11710</text:p>
          </table:table-cell>
          <table:table-cell table:style-name="ce118" table:formula="of:=[$KOTAKBANK.H70]" office:value-type="float" office:value="-1500" calcext:value-type="float">
            <text:p>-1500</text:p>
          </table:table-cell>
          <table:table-cell table:style-name="ce118" table:formula="of:=[$AXISBANK.H70]" office:value-type="float" office:value="-2989" calcext:value-type="float">
            <text:p>-2989</text:p>
          </table:table-cell>
          <table:table-cell table:style-name="ce118" table:formula="of:=[$SBIBANK.H70]" office:value-type="float" office:value="-6608" calcext:value-type="float">
            <text:p>-6608</text:p>
          </table:table-cell>
          <table:table-cell table:style-name="ce118" table:formula="of:=[$INDUSINDBANK.H70]" office:value-type="float" office:value="-1593" calcext:value-type="float">
            <text:p>-1593</text:p>
          </table:table-cell>
          <table:table-cell table:style-name="ce124" table:formula="of:=[$RELIANCE.H70]" office:value-type="float" office:value="-31339" calcext:value-type="float">
            <text:p>-31339</text:p>
          </table:table-cell>
          <table:table-cell table:number-columns-repeated="43"/>
        </table:table-row>
        <table:table-row table:style-name="ro2">
          <table:table-cell table:style-name="ce135" table:formula="of:=[$HDFCBANK.B71]" office:value-type="date" office:date-value="2021-04-26" calcext:value-type="date">
            <text:p>26/04/21</text:p>
          </table:table-cell>
          <table:table-cell table:style-name="ce118" table:formula="of:=[$'EOD-ANALYSIS'.B71]" office:value-type="float" office:value="147.6" calcext:value-type="float">
            <text:p>147.6</text:p>
          </table:table-cell>
          <table:table-cell table:style-name="ce118" table:formula="of:=[$'EOD-ANALYSIS'.C71]" office:value-type="float" office:value="592.95" calcext:value-type="float">
            <text:p>592.95</text:p>
          </table:table-cell>
          <table:table-cell table:style-name="ce118" table:formula="of:=[$'EOD-ANALYSIS'.D71]" office:value-type="float" office:value="212.95" calcext:value-type="float">
            <text:p>212.95</text:p>
          </table:table-cell>
          <table:table-cell table:style-name="ce118" table:formula="of:=[$HDFCBANK.I71]" office:value-type="float" office:value="-5.7" calcext:value-type="float">
            <text:p>-5.7</text:p>
          </table:table-cell>
          <table:table-cell table:style-name="ce118" table:formula="of:=[$ICICIBANK.I71]" office:value-type="float" office:value="19.9" calcext:value-type="float">
            <text:p>19.9</text:p>
          </table:table-cell>
          <table:table-cell table:style-name="ce118" table:formula="of:=[$KOTAKBANK.I71]" office:value-type="float" office:value="29.05" calcext:value-type="float">
            <text:p>29.05</text:p>
          </table:table-cell>
          <table:table-cell table:style-name="ce118" table:formula="of:=[$AXISBANK.I71]" office:value-type="float" office:value="29.7" calcext:value-type="float">
            <text:p>29.7</text:p>
          </table:table-cell>
          <table:table-cell table:style-name="ce118" table:formula="of:=[$SBIBANK.I71]" office:value-type="float" office:value="8.3" calcext:value-type="float">
            <text:p>8.3</text:p>
          </table:table-cell>
          <table:table-cell table:style-name="ce118" table:formula="of:=[$INDUSINDBANK.I71]" office:value-type="float" office:value="11.65" calcext:value-type="float">
            <text:p>11.65</text:p>
          </table:table-cell>
          <table:table-cell table:style-name="ce156" table:formula="of:=[$HDFCBANK.B71]" office:value-type="date" office:date-value="2021-04-26" calcext:value-type="date">
            <text:p>26/04/21</text:p>
          </table:table-cell>
          <table:table-cell table:style-name="ce118" table:formula="of:=[$'EOD-ANALYSIS'.F71]" office:value-type="float" office:value="135885" calcext:value-type="float">
            <text:p>135885</text:p>
          </table:table-cell>
          <table:table-cell table:style-name="ce118" table:formula="of:=[$'EOD-ANALYSIS'.G71]" office:value-type="float" office:value="65015" calcext:value-type="float">
            <text:p>65015</text:p>
          </table:table-cell>
          <table:table-cell table:style-name="ce118" table:formula="of:=[$'EOD-ANALYSIS'.H71]" office:value-type="float" office:value="1560" calcext:value-type="float">
            <text:p>1560</text:p>
          </table:table-cell>
          <table:table-cell table:style-name="ce118" table:formula="of:=[$HDFCBANK.H71]" office:value-type="float" office:value="-16047" calcext:value-type="float">
            <text:p>-16047</text:p>
          </table:table-cell>
          <table:table-cell table:style-name="ce118" table:formula="of:=[$ICICIBANK.H71]" office:value-type="float" office:value="-6457" calcext:value-type="float">
            <text:p>-6457</text:p>
          </table:table-cell>
          <table:table-cell table:style-name="ce118" table:formula="of:=[$KOTAKBANK.H71]" office:value-type="float" office:value="-1376" calcext:value-type="float">
            <text:p>-1376</text:p>
          </table:table-cell>
          <table:table-cell table:style-name="ce118" table:formula="of:=[$AXISBANK.H71]" office:value-type="float" office:value="-2010" calcext:value-type="float">
            <text:p>-2010</text:p>
          </table:table-cell>
          <table:table-cell table:style-name="ce118" table:formula="of:=[$SBIBANK.H71]" office:value-type="float" office:value="-3767" calcext:value-type="float">
            <text:p>-3767</text:p>
          </table:table-cell>
          <table:table-cell table:style-name="ce118" table:formula="of:=[$INDUSINDBANK.H71]" office:value-type="float" office:value="-1860" calcext:value-type="float">
            <text:p>-1860</text:p>
          </table:table-cell>
          <table:table-cell table:style-name="ce124" table:formula="of:=[$RELIANCE.H71]" office:value-type="float" office:value="-29022" calcext:value-type="float">
            <text:p>-29022</text:p>
          </table:table-cell>
          <table:table-cell table:number-columns-repeated="43"/>
        </table:table-row>
        <table:table-row table:style-name="ro2">
          <table:table-cell table:style-name="ce135" table:formula="of:=[$HDFCBANK.B72]" office:value-type="date" office:date-value="1899-12-30" calcext:value-type="date">
            <text:p>30/12/99</text:p>
          </table:table-cell>
          <table:table-cell table:style-name="ce118" table:formula="of:=[$'EOD-ANALYSIS'.B72]" office:value-type="float" office:value="0" calcext:value-type="float">
            <text:p>0</text:p>
          </table:table-cell>
          <table:table-cell table:style-name="ce118" table:formula="of:=[$'EOD-ANALYSIS'.C72]" office:value-type="float" office:value="0" calcext:value-type="float">
            <text:p>0</text:p>
          </table:table-cell>
          <table:table-cell table:style-name="ce118" table:formula="of:=[$'EOD-ANALYSIS'.D72]" office:value-type="float" office:value="0" calcext:value-type="float">
            <text:p>0</text:p>
          </table:table-cell>
          <table:table-cell table:style-name="ce118" table:formula="of:=[$HDFCBANK.I72]" office:value-type="float" office:value="0" calcext:value-type="float">
            <text:p>0</text:p>
          </table:table-cell>
          <table:table-cell table:style-name="ce118" table:formula="of:=[$ICICIBANK.I72]" office:value-type="float" office:value="0" calcext:value-type="float">
            <text:p>0</text:p>
          </table:table-cell>
          <table:table-cell table:style-name="ce118" table:formula="of:=[$KOTAKBANK.I72]" office:value-type="float" office:value="0" calcext:value-type="float">
            <text:p>0</text:p>
          </table:table-cell>
          <table:table-cell table:style-name="ce118" table:formula="of:=[$AXISBANK.I72]" office:value-type="float" office:value="0" calcext:value-type="float">
            <text:p>0</text:p>
          </table:table-cell>
          <table:table-cell table:style-name="ce118" table:formula="of:=[$SBIBANK.I72]" office:value-type="float" office:value="0" calcext:value-type="float">
            <text:p>0</text:p>
          </table:table-cell>
          <table:table-cell table:style-name="ce118" table:formula="of:=[$INDUSINDBANK.I72]" office:value-type="float" office:value="0" calcext:value-type="float">
            <text:p>0</text:p>
          </table:table-cell>
          <table:table-cell table:style-name="ce194" table:formula="of:=[$HDFCBANK.B72]" office:value-type="date" office:date-value="1899-12-30" calcext:value-type="date">
            <text:p>30/12/99</text:p>
          </table:table-cell>
          <table:table-cell table:style-name="ce118" table:formula="of:=[$'EOD-ANALYSIS'.F72]" office:value-type="float" office:value="0" calcext:value-type="float">
            <text:p>0</text:p>
          </table:table-cell>
          <table:table-cell table:style-name="ce118" table:formula="of:=[$'EOD-ANALYSIS'.G72]" office:value-type="float" office:value="0" calcext:value-type="float">
            <text:p>0</text:p>
          </table:table-cell>
          <table:table-cell table:style-name="ce118" table:formula="of:=[$'EOD-ANALYSIS'.H72]" office:value-type="float" office:value="0" calcext:value-type="float">
            <text:p>0</text:p>
          </table:table-cell>
          <table:table-cell table:style-name="ce118" table:formula="of:=[$HDFCBANK.H72]" office:value-type="float" office:value="0" calcext:value-type="float">
            <text:p>0</text:p>
          </table:table-cell>
          <table:table-cell table:style-name="ce118" table:formula="of:=[$ICICIBANK.H72]" office:value-type="float" office:value="0" calcext:value-type="float">
            <text:p>0</text:p>
          </table:table-cell>
          <table:table-cell table:style-name="ce118" table:formula="of:=[$KOTAKBANK.H72]" office:value-type="float" office:value="0" calcext:value-type="float">
            <text:p>0</text:p>
          </table:table-cell>
          <table:table-cell table:style-name="ce118" table:formula="of:=[$AXISBANK.H72]" office:value-type="float" office:value="0" calcext:value-type="float">
            <text:p>0</text:p>
          </table:table-cell>
          <table:table-cell table:style-name="ce118" table:formula="of:=[$SBIBANK.H72]" office:value-type="float" office:value="0" calcext:value-type="float">
            <text:p>0</text:p>
          </table:table-cell>
          <table:table-cell table:style-name="ce118" table:formula="of:=[$INDUSINDBANK.H72]" office:value-type="float" office:value="0" calcext:value-type="float">
            <text:p>0</text:p>
          </table:table-cell>
          <table:table-cell table:style-name="ce124" table:formula="of:=[$RELIANCE.H72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73]" office:value-type="date" office:date-value="1899-12-30" calcext:value-type="date">
            <text:p>30/12/99</text:p>
          </table:table-cell>
          <table:table-cell table:style-name="ce118" table:formula="of:=[$'EOD-ANALYSIS'.B73]" office:value-type="float" office:value="0" calcext:value-type="float">
            <text:p>0</text:p>
          </table:table-cell>
          <table:table-cell table:style-name="ce118" table:formula="of:=[$'EOD-ANALYSIS'.C73]" office:value-type="float" office:value="0" calcext:value-type="float">
            <text:p>0</text:p>
          </table:table-cell>
          <table:table-cell table:style-name="ce118" table:formula="of:=[$'EOD-ANALYSIS'.D73]" office:value-type="float" office:value="0" calcext:value-type="float">
            <text:p>0</text:p>
          </table:table-cell>
          <table:table-cell table:style-name="ce118" table:formula="of:=[$HDFCBANK.I73]" office:value-type="float" office:value="0" calcext:value-type="float">
            <text:p>0</text:p>
          </table:table-cell>
          <table:table-cell table:style-name="ce118" table:formula="of:=[$ICICIBANK.I73]" office:value-type="float" office:value="0" calcext:value-type="float">
            <text:p>0</text:p>
          </table:table-cell>
          <table:table-cell table:style-name="ce118" table:formula="of:=[$KOTAKBANK.I73]" office:value-type="float" office:value="0" calcext:value-type="float">
            <text:p>0</text:p>
          </table:table-cell>
          <table:table-cell table:style-name="ce118" table:formula="of:=[$AXISBANK.I73]" office:value-type="float" office:value="0" calcext:value-type="float">
            <text:p>0</text:p>
          </table:table-cell>
          <table:table-cell table:style-name="ce118" table:formula="of:=[$SBIBANK.I73]" office:value-type="float" office:value="0" calcext:value-type="float">
            <text:p>0</text:p>
          </table:table-cell>
          <table:table-cell table:style-name="ce118" table:formula="of:=[$INDUSINDBANK.I73]" office:value-type="float" office:value="0" calcext:value-type="float">
            <text:p>0</text:p>
          </table:table-cell>
          <table:table-cell table:style-name="ce194" table:formula="of:=[$HDFCBANK.B73]" office:value-type="date" office:date-value="1899-12-30" calcext:value-type="date">
            <text:p>30/12/99</text:p>
          </table:table-cell>
          <table:table-cell table:style-name="ce118" table:formula="of:=[$'EOD-ANALYSIS'.F73]" office:value-type="float" office:value="0" calcext:value-type="float">
            <text:p>0</text:p>
          </table:table-cell>
          <table:table-cell table:style-name="ce118" table:formula="of:=[$'EOD-ANALYSIS'.G73]" office:value-type="float" office:value="0" calcext:value-type="float">
            <text:p>0</text:p>
          </table:table-cell>
          <table:table-cell table:style-name="ce118" table:formula="of:=[$'EOD-ANALYSIS'.H73]" office:value-type="float" office:value="0" calcext:value-type="float">
            <text:p>0</text:p>
          </table:table-cell>
          <table:table-cell table:style-name="ce118" table:formula="of:=[$HDFCBANK.H73]" office:value-type="float" office:value="0" calcext:value-type="float">
            <text:p>0</text:p>
          </table:table-cell>
          <table:table-cell table:style-name="ce118" table:formula="of:=[$ICICIBANK.H73]" office:value-type="float" office:value="0" calcext:value-type="float">
            <text:p>0</text:p>
          </table:table-cell>
          <table:table-cell table:style-name="ce118" table:formula="of:=[$KOTAKBANK.H73]" office:value-type="float" office:value="0" calcext:value-type="float">
            <text:p>0</text:p>
          </table:table-cell>
          <table:table-cell table:style-name="ce118" table:formula="of:=[$AXISBANK.H73]" office:value-type="float" office:value="0" calcext:value-type="float">
            <text:p>0</text:p>
          </table:table-cell>
          <table:table-cell table:style-name="ce118" table:formula="of:=[$SBIBANK.H73]" office:value-type="float" office:value="0" calcext:value-type="float">
            <text:p>0</text:p>
          </table:table-cell>
          <table:table-cell table:style-name="ce118" table:formula="of:=[$INDUSINDBANK.H73]" office:value-type="float" office:value="0" calcext:value-type="float">
            <text:p>0</text:p>
          </table:table-cell>
          <table:table-cell table:style-name="ce124" table:formula="of:=[$RELIANCE.H73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74]" office:value-type="date" office:date-value="1899-12-30" calcext:value-type="date">
            <text:p>30/12/99</text:p>
          </table:table-cell>
          <table:table-cell table:style-name="ce118" table:formula="of:=[$'EOD-ANALYSIS'.B74]" office:value-type="float" office:value="0" calcext:value-type="float">
            <text:p>0</text:p>
          </table:table-cell>
          <table:table-cell table:style-name="ce118" table:formula="of:=[$'EOD-ANALYSIS'.C74]" office:value-type="float" office:value="0" calcext:value-type="float">
            <text:p>0</text:p>
          </table:table-cell>
          <table:table-cell table:style-name="ce118" table:formula="of:=[$'EOD-ANALYSIS'.D74]" office:value-type="float" office:value="0" calcext:value-type="float">
            <text:p>0</text:p>
          </table:table-cell>
          <table:table-cell table:style-name="ce118" table:formula="of:=[$HDFCBANK.I74]" office:value-type="float" office:value="0" calcext:value-type="float">
            <text:p>0</text:p>
          </table:table-cell>
          <table:table-cell table:style-name="ce118" table:formula="of:=[$ICICIBANK.I74]" office:value-type="float" office:value="0" calcext:value-type="float">
            <text:p>0</text:p>
          </table:table-cell>
          <table:table-cell table:style-name="ce118" table:formula="of:=[$KOTAKBANK.I74]" office:value-type="float" office:value="0" calcext:value-type="float">
            <text:p>0</text:p>
          </table:table-cell>
          <table:table-cell table:style-name="ce118" table:formula="of:=[$AXISBANK.I74]" office:value-type="float" office:value="0" calcext:value-type="float">
            <text:p>0</text:p>
          </table:table-cell>
          <table:table-cell table:style-name="ce118" table:formula="of:=[$SBIBANK.I74]" office:value-type="float" office:value="0" calcext:value-type="float">
            <text:p>0</text:p>
          </table:table-cell>
          <table:table-cell table:style-name="ce118" table:formula="of:=[$INDUSINDBANK.I74]" office:value-type="float" office:value="0" calcext:value-type="float">
            <text:p>0</text:p>
          </table:table-cell>
          <table:table-cell/>
          <table:table-cell table:style-name="ce118" table:formula="of:=[$'EOD-ANALYSIS'.F74]" office:value-type="float" office:value="0" calcext:value-type="float">
            <text:p>0</text:p>
          </table:table-cell>
          <table:table-cell table:style-name="ce118" table:formula="of:=[$'EOD-ANALYSIS'.G74]" office:value-type="float" office:value="0" calcext:value-type="float">
            <text:p>0</text:p>
          </table:table-cell>
          <table:table-cell table:style-name="ce118" table:formula="of:=[$'EOD-ANALYSIS'.H74]" office:value-type="float" office:value="0" calcext:value-type="float">
            <text:p>0</text:p>
          </table:table-cell>
          <table:table-cell table:style-name="ce118" table:formula="of:=[$HDFCBANK.H74]" office:value-type="float" office:value="0" calcext:value-type="float">
            <text:p>0</text:p>
          </table:table-cell>
          <table:table-cell table:style-name="ce118" table:formula="of:=[$ICICIBANK.H74]" office:value-type="float" office:value="0" calcext:value-type="float">
            <text:p>0</text:p>
          </table:table-cell>
          <table:table-cell table:style-name="ce118" table:formula="of:=[$KOTAKBANK.H74]" office:value-type="float" office:value="0" calcext:value-type="float">
            <text:p>0</text:p>
          </table:table-cell>
          <table:table-cell table:style-name="ce118" table:formula="of:=[$AXISBANK.H74]" office:value-type="float" office:value="0" calcext:value-type="float">
            <text:p>0</text:p>
          </table:table-cell>
          <table:table-cell table:style-name="ce118" table:formula="of:=[$SBIBANK.H74]" office:value-type="float" office:value="0" calcext:value-type="float">
            <text:p>0</text:p>
          </table:table-cell>
          <table:table-cell table:style-name="ce118" table:formula="of:=[$INDUSINDBANK.H74]" office:value-type="float" office:value="0" calcext:value-type="float">
            <text:p>0</text:p>
          </table:table-cell>
          <table:table-cell table:style-name="ce124" table:formula="of:=[$RELIANCE.H74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75]" office:value-type="date" office:date-value="1899-12-30" calcext:value-type="date">
            <text:p>30/12/99</text:p>
          </table:table-cell>
          <table:table-cell table:style-name="ce118" table:formula="of:=[$'EOD-ANALYSIS'.B75]" office:value-type="float" office:value="0" calcext:value-type="float">
            <text:p>0</text:p>
          </table:table-cell>
          <table:table-cell table:style-name="ce118" table:formula="of:=[$'EOD-ANALYSIS'.C75]" office:value-type="float" office:value="0" calcext:value-type="float">
            <text:p>0</text:p>
          </table:table-cell>
          <table:table-cell table:style-name="ce118" table:formula="of:=[$'EOD-ANALYSIS'.D75]" office:value-type="float" office:value="0" calcext:value-type="float">
            <text:p>0</text:p>
          </table:table-cell>
          <table:table-cell table:style-name="ce118" table:formula="of:=[$HDFCBANK.I75]" office:value-type="float" office:value="0" calcext:value-type="float">
            <text:p>0</text:p>
          </table:table-cell>
          <table:table-cell table:style-name="ce118" table:formula="of:=[$ICICIBANK.I75]" office:value-type="float" office:value="0" calcext:value-type="float">
            <text:p>0</text:p>
          </table:table-cell>
          <table:table-cell table:style-name="ce118" table:formula="of:=[$KOTAKBANK.I75]" office:value-type="float" office:value="0" calcext:value-type="float">
            <text:p>0</text:p>
          </table:table-cell>
          <table:table-cell table:style-name="ce118" table:formula="of:=[$AXISBANK.I75]" office:value-type="float" office:value="0" calcext:value-type="float">
            <text:p>0</text:p>
          </table:table-cell>
          <table:table-cell table:style-name="ce118" table:formula="of:=[$SBIBANK.I75]" office:value-type="float" office:value="0" calcext:value-type="float">
            <text:p>0</text:p>
          </table:table-cell>
          <table:table-cell table:style-name="ce118" table:formula="of:=[$INDUSINDBANK.I75]" office:value-type="float" office:value="0" calcext:value-type="float">
            <text:p>0</text:p>
          </table:table-cell>
          <table:table-cell/>
          <table:table-cell table:style-name="ce118" table:formula="of:=[$'EOD-ANALYSIS'.F75]" office:value-type="float" office:value="0" calcext:value-type="float">
            <text:p>0</text:p>
          </table:table-cell>
          <table:table-cell table:style-name="ce118" table:formula="of:=[$'EOD-ANALYSIS'.G75]" office:value-type="float" office:value="0" calcext:value-type="float">
            <text:p>0</text:p>
          </table:table-cell>
          <table:table-cell table:style-name="ce118" table:formula="of:=[$'EOD-ANALYSIS'.H75]" office:value-type="float" office:value="0" calcext:value-type="float">
            <text:p>0</text:p>
          </table:table-cell>
          <table:table-cell table:style-name="ce118" table:formula="of:=[$HDFCBANK.H75]" office:value-type="float" office:value="0" calcext:value-type="float">
            <text:p>0</text:p>
          </table:table-cell>
          <table:table-cell table:style-name="ce118" table:formula="of:=[$ICICIBANK.H75]" office:value-type="float" office:value="0" calcext:value-type="float">
            <text:p>0</text:p>
          </table:table-cell>
          <table:table-cell table:style-name="ce118" table:formula="of:=[$KOTAKBANK.H75]" office:value-type="float" office:value="0" calcext:value-type="float">
            <text:p>0</text:p>
          </table:table-cell>
          <table:table-cell table:style-name="ce118" table:formula="of:=[$AXISBANK.H75]" office:value-type="float" office:value="0" calcext:value-type="float">
            <text:p>0</text:p>
          </table:table-cell>
          <table:table-cell table:style-name="ce118" table:formula="of:=[$SBIBANK.H75]" office:value-type="float" office:value="0" calcext:value-type="float">
            <text:p>0</text:p>
          </table:table-cell>
          <table:table-cell table:style-name="ce118" table:formula="of:=[$INDUSINDBANK.H75]" office:value-type="float" office:value="0" calcext:value-type="float">
            <text:p>0</text:p>
          </table:table-cell>
          <table:table-cell table:style-name="ce124" table:formula="of:=[$RELIANCE.H75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76]" office:value-type="date" office:date-value="1899-12-30" calcext:value-type="date">
            <text:p>30/12/99</text:p>
          </table:table-cell>
          <table:table-cell table:style-name="ce118" table:formula="of:=[$'EOD-ANALYSIS'.B76]" office:value-type="float" office:value="0" calcext:value-type="float">
            <text:p>0</text:p>
          </table:table-cell>
          <table:table-cell table:style-name="ce118" table:formula="of:=[$'EOD-ANALYSIS'.C76]" office:value-type="float" office:value="0" calcext:value-type="float">
            <text:p>0</text:p>
          </table:table-cell>
          <table:table-cell table:style-name="ce118" table:formula="of:=[$'EOD-ANALYSIS'.D76]" office:value-type="float" office:value="0" calcext:value-type="float">
            <text:p>0</text:p>
          </table:table-cell>
          <table:table-cell table:style-name="ce118" table:formula="of:=[$HDFCBANK.I76]" office:value-type="float" office:value="0" calcext:value-type="float">
            <text:p>0</text:p>
          </table:table-cell>
          <table:table-cell table:style-name="ce118" table:formula="of:=[$ICICIBANK.I76]" office:value-type="float" office:value="0" calcext:value-type="float">
            <text:p>0</text:p>
          </table:table-cell>
          <table:table-cell table:style-name="ce118" table:formula="of:=[$KOTAKBANK.I76]" office:value-type="float" office:value="0" calcext:value-type="float">
            <text:p>0</text:p>
          </table:table-cell>
          <table:table-cell table:style-name="ce118" table:formula="of:=[$AXISBANK.I76]" office:value-type="float" office:value="0" calcext:value-type="float">
            <text:p>0</text:p>
          </table:table-cell>
          <table:table-cell table:style-name="ce118" table:formula="of:=[$SBIBANK.I76]" office:value-type="float" office:value="0" calcext:value-type="float">
            <text:p>0</text:p>
          </table:table-cell>
          <table:table-cell table:style-name="ce118" table:formula="of:=[$INDUSINDBANK.I76]" office:value-type="float" office:value="0" calcext:value-type="float">
            <text:p>0</text:p>
          </table:table-cell>
          <table:table-cell/>
          <table:table-cell table:style-name="ce118" table:formula="of:=[$'EOD-ANALYSIS'.F76]" office:value-type="float" office:value="0" calcext:value-type="float">
            <text:p>0</text:p>
          </table:table-cell>
          <table:table-cell table:style-name="ce118" table:formula="of:=[$'EOD-ANALYSIS'.G76]" office:value-type="float" office:value="0" calcext:value-type="float">
            <text:p>0</text:p>
          </table:table-cell>
          <table:table-cell table:style-name="ce118" table:formula="of:=[$'EOD-ANALYSIS'.H76]" office:value-type="float" office:value="0" calcext:value-type="float">
            <text:p>0</text:p>
          </table:table-cell>
          <table:table-cell table:style-name="ce118" table:formula="of:=[$HDFCBANK.H76]" office:value-type="float" office:value="0" calcext:value-type="float">
            <text:p>0</text:p>
          </table:table-cell>
          <table:table-cell table:style-name="ce118" table:formula="of:=[$ICICIBANK.H76]" office:value-type="float" office:value="0" calcext:value-type="float">
            <text:p>0</text:p>
          </table:table-cell>
          <table:table-cell table:style-name="ce118" table:formula="of:=[$KOTAKBANK.H76]" office:value-type="float" office:value="0" calcext:value-type="float">
            <text:p>0</text:p>
          </table:table-cell>
          <table:table-cell table:style-name="ce118" table:formula="of:=[$AXISBANK.H76]" office:value-type="float" office:value="0" calcext:value-type="float">
            <text:p>0</text:p>
          </table:table-cell>
          <table:table-cell table:style-name="ce118" table:formula="of:=[$SBIBANK.H76]" office:value-type="float" office:value="0" calcext:value-type="float">
            <text:p>0</text:p>
          </table:table-cell>
          <table:table-cell table:style-name="ce118" table:formula="of:=[$INDUSINDBANK.H76]" office:value-type="float" office:value="0" calcext:value-type="float">
            <text:p>0</text:p>
          </table:table-cell>
          <table:table-cell table:style-name="ce124" table:formula="of:=[$RELIANCE.H76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77]" office:value-type="date" office:date-value="1899-12-30" calcext:value-type="date">
            <text:p>30/12/99</text:p>
          </table:table-cell>
          <table:table-cell table:style-name="ce118" table:formula="of:=[$'EOD-ANALYSIS'.B77]" office:value-type="float" office:value="0" calcext:value-type="float">
            <text:p>0</text:p>
          </table:table-cell>
          <table:table-cell table:style-name="ce118" table:formula="of:=[$'EOD-ANALYSIS'.C77]" office:value-type="float" office:value="0" calcext:value-type="float">
            <text:p>0</text:p>
          </table:table-cell>
          <table:table-cell table:style-name="ce118" table:formula="of:=[$'EOD-ANALYSIS'.D77]" office:value-type="float" office:value="0" calcext:value-type="float">
            <text:p>0</text:p>
          </table:table-cell>
          <table:table-cell table:style-name="ce118" table:formula="of:=[$HDFCBANK.I77]" office:value-type="float" office:value="0" calcext:value-type="float">
            <text:p>0</text:p>
          </table:table-cell>
          <table:table-cell table:style-name="ce118" table:formula="of:=[$ICICIBANK.I77]" office:value-type="float" office:value="0" calcext:value-type="float">
            <text:p>0</text:p>
          </table:table-cell>
          <table:table-cell table:style-name="ce118" table:formula="of:=[$KOTAKBANK.I77]" office:value-type="float" office:value="0" calcext:value-type="float">
            <text:p>0</text:p>
          </table:table-cell>
          <table:table-cell table:style-name="ce118" table:formula="of:=[$AXISBANK.I77]" office:value-type="float" office:value="0" calcext:value-type="float">
            <text:p>0</text:p>
          </table:table-cell>
          <table:table-cell table:style-name="ce118" table:formula="of:=[$SBIBANK.I77]" office:value-type="float" office:value="0" calcext:value-type="float">
            <text:p>0</text:p>
          </table:table-cell>
          <table:table-cell table:style-name="ce118" table:formula="of:=[$INDUSINDBANK.I77]" office:value-type="float" office:value="0" calcext:value-type="float">
            <text:p>0</text:p>
          </table:table-cell>
          <table:table-cell/>
          <table:table-cell table:style-name="ce118" table:formula="of:=[$'EOD-ANALYSIS'.F77]" office:value-type="float" office:value="0" calcext:value-type="float">
            <text:p>0</text:p>
          </table:table-cell>
          <table:table-cell table:style-name="ce118" table:formula="of:=[$'EOD-ANALYSIS'.G77]" office:value-type="float" office:value="0" calcext:value-type="float">
            <text:p>0</text:p>
          </table:table-cell>
          <table:table-cell table:style-name="ce118" table:formula="of:=[$'EOD-ANALYSIS'.H77]" office:value-type="float" office:value="0" calcext:value-type="float">
            <text:p>0</text:p>
          </table:table-cell>
          <table:table-cell table:style-name="ce118" table:formula="of:=[$HDFCBANK.H77]" office:value-type="float" office:value="0" calcext:value-type="float">
            <text:p>0</text:p>
          </table:table-cell>
          <table:table-cell table:style-name="ce118" table:formula="of:=[$ICICIBANK.H77]" office:value-type="float" office:value="0" calcext:value-type="float">
            <text:p>0</text:p>
          </table:table-cell>
          <table:table-cell table:style-name="ce118" table:formula="of:=[$KOTAKBANK.H77]" office:value-type="float" office:value="0" calcext:value-type="float">
            <text:p>0</text:p>
          </table:table-cell>
          <table:table-cell table:style-name="ce118" table:formula="of:=[$AXISBANK.H77]" office:value-type="float" office:value="0" calcext:value-type="float">
            <text:p>0</text:p>
          </table:table-cell>
          <table:table-cell table:style-name="ce118" table:formula="of:=[$SBIBANK.H77]" office:value-type="float" office:value="0" calcext:value-type="float">
            <text:p>0</text:p>
          </table:table-cell>
          <table:table-cell table:style-name="ce118" table:formula="of:=[$INDUSINDBANK.H77]" office:value-type="float" office:value="0" calcext:value-type="float">
            <text:p>0</text:p>
          </table:table-cell>
          <table:table-cell table:style-name="ce124" table:formula="of:=[$RELIANCE.H77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78]" office:value-type="date" office:date-value="1899-12-30" calcext:value-type="date">
            <text:p>30/12/99</text:p>
          </table:table-cell>
          <table:table-cell table:style-name="ce118" table:formula="of:=[$'EOD-ANALYSIS'.B78]" office:value-type="float" office:value="0" calcext:value-type="float">
            <text:p>0</text:p>
          </table:table-cell>
          <table:table-cell table:style-name="ce118" table:formula="of:=[$'EOD-ANALYSIS'.C78]" office:value-type="float" office:value="0" calcext:value-type="float">
            <text:p>0</text:p>
          </table:table-cell>
          <table:table-cell table:style-name="ce118" table:formula="of:=[$'EOD-ANALYSIS'.D78]" office:value-type="float" office:value="0" calcext:value-type="float">
            <text:p>0</text:p>
          </table:table-cell>
          <table:table-cell table:style-name="ce118" table:formula="of:=[$HDFCBANK.I78]" office:value-type="float" office:value="0" calcext:value-type="float">
            <text:p>0</text:p>
          </table:table-cell>
          <table:table-cell table:style-name="ce118" table:formula="of:=[$ICICIBANK.I78]" office:value-type="float" office:value="0" calcext:value-type="float">
            <text:p>0</text:p>
          </table:table-cell>
          <table:table-cell table:style-name="ce118" table:formula="of:=[$KOTAKBANK.I78]" office:value-type="float" office:value="0" calcext:value-type="float">
            <text:p>0</text:p>
          </table:table-cell>
          <table:table-cell table:style-name="ce118" table:formula="of:=[$AXISBANK.I78]" office:value-type="float" office:value="0" calcext:value-type="float">
            <text:p>0</text:p>
          </table:table-cell>
          <table:table-cell table:style-name="ce118" table:formula="of:=[$SBIBANK.I78]" office:value-type="float" office:value="0" calcext:value-type="float">
            <text:p>0</text:p>
          </table:table-cell>
          <table:table-cell table:style-name="ce118" table:formula="of:=[$INDUSINDBANK.I78]" office:value-type="float" office:value="0" calcext:value-type="float">
            <text:p>0</text:p>
          </table:table-cell>
          <table:table-cell/>
          <table:table-cell table:style-name="ce118" table:formula="of:=[$'EOD-ANALYSIS'.F78]" office:value-type="float" office:value="0" calcext:value-type="float">
            <text:p>0</text:p>
          </table:table-cell>
          <table:table-cell table:style-name="ce118" table:formula="of:=[$'EOD-ANALYSIS'.G78]" office:value-type="float" office:value="0" calcext:value-type="float">
            <text:p>0</text:p>
          </table:table-cell>
          <table:table-cell table:style-name="ce118" table:formula="of:=[$'EOD-ANALYSIS'.H78]" office:value-type="float" office:value="0" calcext:value-type="float">
            <text:p>0</text:p>
          </table:table-cell>
          <table:table-cell table:style-name="ce118" table:formula="of:=[$HDFCBANK.H78]" office:value-type="float" office:value="0" calcext:value-type="float">
            <text:p>0</text:p>
          </table:table-cell>
          <table:table-cell table:style-name="ce118" table:formula="of:=[$ICICIBANK.H78]" office:value-type="float" office:value="0" calcext:value-type="float">
            <text:p>0</text:p>
          </table:table-cell>
          <table:table-cell table:style-name="ce118" table:formula="of:=[$KOTAKBANK.H78]" office:value-type="float" office:value="0" calcext:value-type="float">
            <text:p>0</text:p>
          </table:table-cell>
          <table:table-cell table:style-name="ce118" table:formula="of:=[$AXISBANK.H78]" office:value-type="float" office:value="0" calcext:value-type="float">
            <text:p>0</text:p>
          </table:table-cell>
          <table:table-cell table:style-name="ce118" table:formula="of:=[$SBIBANK.H78]" office:value-type="float" office:value="0" calcext:value-type="float">
            <text:p>0</text:p>
          </table:table-cell>
          <table:table-cell table:style-name="ce118" table:formula="of:=[$INDUSINDBANK.H78]" office:value-type="float" office:value="0" calcext:value-type="float">
            <text:p>0</text:p>
          </table:table-cell>
          <table:table-cell table:style-name="ce124" table:formula="of:=[$RELIANCE.H78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79]" office:value-type="date" office:date-value="1899-12-30" calcext:value-type="date">
            <text:p>30/12/99</text:p>
          </table:table-cell>
          <table:table-cell table:style-name="ce118" table:formula="of:=[$'EOD-ANALYSIS'.B79]" office:value-type="float" office:value="0" calcext:value-type="float">
            <text:p>0</text:p>
          </table:table-cell>
          <table:table-cell table:style-name="ce118" table:formula="of:=[$'EOD-ANALYSIS'.C79]" office:value-type="float" office:value="0" calcext:value-type="float">
            <text:p>0</text:p>
          </table:table-cell>
          <table:table-cell table:style-name="ce118" table:formula="of:=[$'EOD-ANALYSIS'.D79]" office:value-type="float" office:value="0" calcext:value-type="float">
            <text:p>0</text:p>
          </table:table-cell>
          <table:table-cell table:style-name="ce118" table:formula="of:=[$HDFCBANK.I79]" office:value-type="float" office:value="0" calcext:value-type="float">
            <text:p>0</text:p>
          </table:table-cell>
          <table:table-cell table:style-name="ce118" table:formula="of:=[$ICICIBANK.I79]" office:value-type="float" office:value="0" calcext:value-type="float">
            <text:p>0</text:p>
          </table:table-cell>
          <table:table-cell table:style-name="ce118" table:formula="of:=[$KOTAKBANK.I79]" office:value-type="float" office:value="0" calcext:value-type="float">
            <text:p>0</text:p>
          </table:table-cell>
          <table:table-cell table:style-name="ce118" table:formula="of:=[$AXISBANK.I79]" office:value-type="float" office:value="0" calcext:value-type="float">
            <text:p>0</text:p>
          </table:table-cell>
          <table:table-cell table:style-name="ce118" table:formula="of:=[$SBIBANK.I79]" office:value-type="float" office:value="0" calcext:value-type="float">
            <text:p>0</text:p>
          </table:table-cell>
          <table:table-cell table:style-name="ce118" table:formula="of:=[$INDUSINDBANK.I79]" office:value-type="float" office:value="0" calcext:value-type="float">
            <text:p>0</text:p>
          </table:table-cell>
          <table:table-cell/>
          <table:table-cell table:style-name="ce118" table:formula="of:=[$'EOD-ANALYSIS'.F79]" office:value-type="float" office:value="0" calcext:value-type="float">
            <text:p>0</text:p>
          </table:table-cell>
          <table:table-cell table:style-name="ce118" table:formula="of:=[$'EOD-ANALYSIS'.G79]" office:value-type="float" office:value="0" calcext:value-type="float">
            <text:p>0</text:p>
          </table:table-cell>
          <table:table-cell table:style-name="ce118" table:formula="of:=[$'EOD-ANALYSIS'.H79]" office:value-type="float" office:value="0" calcext:value-type="float">
            <text:p>0</text:p>
          </table:table-cell>
          <table:table-cell table:style-name="ce118" table:formula="of:=[$HDFCBANK.H79]" office:value-type="float" office:value="0" calcext:value-type="float">
            <text:p>0</text:p>
          </table:table-cell>
          <table:table-cell table:style-name="ce118" table:formula="of:=[$ICICIBANK.H79]" office:value-type="float" office:value="0" calcext:value-type="float">
            <text:p>0</text:p>
          </table:table-cell>
          <table:table-cell table:style-name="ce118" table:formula="of:=[$KOTAKBANK.H79]" office:value-type="float" office:value="0" calcext:value-type="float">
            <text:p>0</text:p>
          </table:table-cell>
          <table:table-cell table:style-name="ce118" table:formula="of:=[$AXISBANK.H79]" office:value-type="float" office:value="0" calcext:value-type="float">
            <text:p>0</text:p>
          </table:table-cell>
          <table:table-cell table:style-name="ce118" table:formula="of:=[$SBIBANK.H79]" office:value-type="float" office:value="0" calcext:value-type="float">
            <text:p>0</text:p>
          </table:table-cell>
          <table:table-cell table:style-name="ce118" table:formula="of:=[$INDUSINDBANK.H79]" office:value-type="float" office:value="0" calcext:value-type="float">
            <text:p>0</text:p>
          </table:table-cell>
          <table:table-cell table:style-name="ce124" table:formula="of:=[$RELIANCE.H79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0]" office:value-type="date" office:date-value="1899-12-30" calcext:value-type="date">
            <text:p>30/12/99</text:p>
          </table:table-cell>
          <table:table-cell table:style-name="ce118" table:formula="of:=[$'EOD-ANALYSIS'.B80]" office:value-type="float" office:value="0" calcext:value-type="float">
            <text:p>0</text:p>
          </table:table-cell>
          <table:table-cell table:style-name="ce118" table:formula="of:=[$'EOD-ANALYSIS'.C80]" office:value-type="float" office:value="0" calcext:value-type="float">
            <text:p>0</text:p>
          </table:table-cell>
          <table:table-cell table:style-name="ce118" table:formula="of:=[$'EOD-ANALYSIS'.D80]" office:value-type="float" office:value="0" calcext:value-type="float">
            <text:p>0</text:p>
          </table:table-cell>
          <table:table-cell table:style-name="ce118" table:formula="of:=[$HDFCBANK.I80]" office:value-type="float" office:value="0" calcext:value-type="float">
            <text:p>0</text:p>
          </table:table-cell>
          <table:table-cell table:style-name="ce118" table:formula="of:=[$ICICIBANK.I80]" office:value-type="float" office:value="0" calcext:value-type="float">
            <text:p>0</text:p>
          </table:table-cell>
          <table:table-cell table:style-name="ce118" table:formula="of:=[$KOTAKBANK.I80]" office:value-type="float" office:value="0" calcext:value-type="float">
            <text:p>0</text:p>
          </table:table-cell>
          <table:table-cell table:style-name="ce118" table:formula="of:=[$AXISBANK.I80]" office:value-type="float" office:value="0" calcext:value-type="float">
            <text:p>0</text:p>
          </table:table-cell>
          <table:table-cell table:style-name="ce118" table:formula="of:=[$SBIBANK.I80]" office:value-type="float" office:value="0" calcext:value-type="float">
            <text:p>0</text:p>
          </table:table-cell>
          <table:table-cell table:style-name="ce118" table:formula="of:=[$INDUSINDBANK.I80]" office:value-type="float" office:value="0" calcext:value-type="float">
            <text:p>0</text:p>
          </table:table-cell>
          <table:table-cell/>
          <table:table-cell table:style-name="ce118" table:formula="of:=[$'EOD-ANALYSIS'.F80]" office:value-type="float" office:value="0" calcext:value-type="float">
            <text:p>0</text:p>
          </table:table-cell>
          <table:table-cell table:style-name="ce118" table:formula="of:=[$'EOD-ANALYSIS'.G80]" office:value-type="float" office:value="0" calcext:value-type="float">
            <text:p>0</text:p>
          </table:table-cell>
          <table:table-cell table:style-name="ce118" table:formula="of:=[$'EOD-ANALYSIS'.H80]" office:value-type="float" office:value="0" calcext:value-type="float">
            <text:p>0</text:p>
          </table:table-cell>
          <table:table-cell table:style-name="ce118" table:formula="of:=[$HDFCBANK.H80]" office:value-type="float" office:value="0" calcext:value-type="float">
            <text:p>0</text:p>
          </table:table-cell>
          <table:table-cell table:style-name="ce118" table:formula="of:=[$ICICIBANK.H80]" office:value-type="float" office:value="0" calcext:value-type="float">
            <text:p>0</text:p>
          </table:table-cell>
          <table:table-cell table:style-name="ce118" table:formula="of:=[$KOTAKBANK.H80]" office:value-type="float" office:value="0" calcext:value-type="float">
            <text:p>0</text:p>
          </table:table-cell>
          <table:table-cell table:style-name="ce118" table:formula="of:=[$AXISBANK.H80]" office:value-type="float" office:value="0" calcext:value-type="float">
            <text:p>0</text:p>
          </table:table-cell>
          <table:table-cell table:style-name="ce118" table:formula="of:=[$SBIBANK.H80]" office:value-type="float" office:value="0" calcext:value-type="float">
            <text:p>0</text:p>
          </table:table-cell>
          <table:table-cell table:style-name="ce118" table:formula="of:=[$INDUSINDBANK.H80]" office:value-type="float" office:value="0" calcext:value-type="float">
            <text:p>0</text:p>
          </table:table-cell>
          <table:table-cell table:style-name="ce124" table:formula="of:=[$RELIANCE.H80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1]" office:value-type="date" office:date-value="1899-12-30" calcext:value-type="date">
            <text:p>30/12/99</text:p>
          </table:table-cell>
          <table:table-cell table:style-name="ce118" table:formula="of:=[$'EOD-ANALYSIS'.B81]" office:value-type="float" office:value="0" calcext:value-type="float">
            <text:p>0</text:p>
          </table:table-cell>
          <table:table-cell table:style-name="ce118" table:formula="of:=[$'EOD-ANALYSIS'.C81]" office:value-type="float" office:value="0" calcext:value-type="float">
            <text:p>0</text:p>
          </table:table-cell>
          <table:table-cell table:style-name="ce118" table:formula="of:=[$'EOD-ANALYSIS'.D81]" office:value-type="float" office:value="0" calcext:value-type="float">
            <text:p>0</text:p>
          </table:table-cell>
          <table:table-cell table:style-name="ce118" table:formula="of:=[$HDFCBANK.I81]" office:value-type="float" office:value="0" calcext:value-type="float">
            <text:p>0</text:p>
          </table:table-cell>
          <table:table-cell table:style-name="ce118" table:formula="of:=[$ICICIBANK.I81]" office:value-type="float" office:value="0" calcext:value-type="float">
            <text:p>0</text:p>
          </table:table-cell>
          <table:table-cell table:style-name="ce118" table:formula="of:=[$KOTAKBANK.I81]" office:value-type="float" office:value="0" calcext:value-type="float">
            <text:p>0</text:p>
          </table:table-cell>
          <table:table-cell table:style-name="ce118" table:formula="of:=[$AXISBANK.I81]" office:value-type="float" office:value="0" calcext:value-type="float">
            <text:p>0</text:p>
          </table:table-cell>
          <table:table-cell table:style-name="ce118" table:formula="of:=[$SBIBANK.I81]" office:value-type="float" office:value="0" calcext:value-type="float">
            <text:p>0</text:p>
          </table:table-cell>
          <table:table-cell table:style-name="ce118" table:formula="of:=[$INDUSINDBANK.I81]" office:value-type="float" office:value="0" calcext:value-type="float">
            <text:p>0</text:p>
          </table:table-cell>
          <table:table-cell/>
          <table:table-cell table:style-name="ce118" table:formula="of:=[$'EOD-ANALYSIS'.F81]" office:value-type="float" office:value="0" calcext:value-type="float">
            <text:p>0</text:p>
          </table:table-cell>
          <table:table-cell table:style-name="ce118" table:formula="of:=[$'EOD-ANALYSIS'.G81]" office:value-type="float" office:value="0" calcext:value-type="float">
            <text:p>0</text:p>
          </table:table-cell>
          <table:table-cell table:style-name="ce118" table:formula="of:=[$'EOD-ANALYSIS'.H81]" office:value-type="float" office:value="0" calcext:value-type="float">
            <text:p>0</text:p>
          </table:table-cell>
          <table:table-cell table:style-name="ce118" table:formula="of:=[$HDFCBANK.H81]" office:value-type="float" office:value="0" calcext:value-type="float">
            <text:p>0</text:p>
          </table:table-cell>
          <table:table-cell table:style-name="ce118" table:formula="of:=[$ICICIBANK.H81]" office:value-type="float" office:value="0" calcext:value-type="float">
            <text:p>0</text:p>
          </table:table-cell>
          <table:table-cell table:style-name="ce118" table:formula="of:=[$KOTAKBANK.H81]" office:value-type="float" office:value="0" calcext:value-type="float">
            <text:p>0</text:p>
          </table:table-cell>
          <table:table-cell table:style-name="ce118" table:formula="of:=[$AXISBANK.H81]" office:value-type="float" office:value="0" calcext:value-type="float">
            <text:p>0</text:p>
          </table:table-cell>
          <table:table-cell table:style-name="ce118" table:formula="of:=[$SBIBANK.H81]" office:value-type="float" office:value="0" calcext:value-type="float">
            <text:p>0</text:p>
          </table:table-cell>
          <table:table-cell table:style-name="ce118" table:formula="of:=[$INDUSINDBANK.H81]" office:value-type="float" office:value="0" calcext:value-type="float">
            <text:p>0</text:p>
          </table:table-cell>
          <table:table-cell table:style-name="ce124" table:formula="of:=[$RELIANCE.H81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2]" office:value-type="date" office:date-value="1899-12-30" calcext:value-type="date">
            <text:p>30/12/99</text:p>
          </table:table-cell>
          <table:table-cell table:style-name="ce118" table:formula="of:=[$'EOD-ANALYSIS'.B82]" office:value-type="float" office:value="0" calcext:value-type="float">
            <text:p>0</text:p>
          </table:table-cell>
          <table:table-cell table:style-name="ce118" table:formula="of:=[$'EOD-ANALYSIS'.C82]" office:value-type="float" office:value="0" calcext:value-type="float">
            <text:p>0</text:p>
          </table:table-cell>
          <table:table-cell table:style-name="ce118" table:formula="of:=[$'EOD-ANALYSIS'.D82]" office:value-type="float" office:value="0" calcext:value-type="float">
            <text:p>0</text:p>
          </table:table-cell>
          <table:table-cell table:style-name="ce118" table:formula="of:=[$HDFCBANK.I82]" office:value-type="float" office:value="0" calcext:value-type="float">
            <text:p>0</text:p>
          </table:table-cell>
          <table:table-cell table:style-name="ce118" table:formula="of:=[$ICICIBANK.I82]" office:value-type="float" office:value="0" calcext:value-type="float">
            <text:p>0</text:p>
          </table:table-cell>
          <table:table-cell table:style-name="ce118" table:formula="of:=[$KOTAKBANK.I82]" office:value-type="float" office:value="0" calcext:value-type="float">
            <text:p>0</text:p>
          </table:table-cell>
          <table:table-cell table:style-name="ce118" table:formula="of:=[$AXISBANK.I82]" office:value-type="float" office:value="0" calcext:value-type="float">
            <text:p>0</text:p>
          </table:table-cell>
          <table:table-cell table:style-name="ce118" table:formula="of:=[$SBIBANK.I82]" office:value-type="float" office:value="0" calcext:value-type="float">
            <text:p>0</text:p>
          </table:table-cell>
          <table:table-cell table:style-name="ce118" table:formula="of:=[$INDUSINDBANK.I82]" office:value-type="float" office:value="0" calcext:value-type="float">
            <text:p>0</text:p>
          </table:table-cell>
          <table:table-cell/>
          <table:table-cell table:style-name="ce118" table:formula="of:=[$'EOD-ANALYSIS'.F82]" office:value-type="float" office:value="0" calcext:value-type="float">
            <text:p>0</text:p>
          </table:table-cell>
          <table:table-cell table:style-name="ce118" table:formula="of:=[$'EOD-ANALYSIS'.G82]" office:value-type="float" office:value="0" calcext:value-type="float">
            <text:p>0</text:p>
          </table:table-cell>
          <table:table-cell table:style-name="ce118" table:formula="of:=[$'EOD-ANALYSIS'.H82]" office:value-type="float" office:value="0" calcext:value-type="float">
            <text:p>0</text:p>
          </table:table-cell>
          <table:table-cell table:style-name="ce118" table:formula="of:=[$HDFCBANK.H82]" office:value-type="float" office:value="0" calcext:value-type="float">
            <text:p>0</text:p>
          </table:table-cell>
          <table:table-cell table:style-name="ce118" table:formula="of:=[$ICICIBANK.H82]" office:value-type="float" office:value="0" calcext:value-type="float">
            <text:p>0</text:p>
          </table:table-cell>
          <table:table-cell table:style-name="ce118" table:formula="of:=[$KOTAKBANK.H82]" office:value-type="float" office:value="0" calcext:value-type="float">
            <text:p>0</text:p>
          </table:table-cell>
          <table:table-cell table:style-name="ce118" table:formula="of:=[$AXISBANK.H82]" office:value-type="float" office:value="0" calcext:value-type="float">
            <text:p>0</text:p>
          </table:table-cell>
          <table:table-cell table:style-name="ce118" table:formula="of:=[$SBIBANK.H82]" office:value-type="float" office:value="0" calcext:value-type="float">
            <text:p>0</text:p>
          </table:table-cell>
          <table:table-cell table:style-name="ce118" table:formula="of:=[$INDUSINDBANK.H82]" office:value-type="float" office:value="0" calcext:value-type="float">
            <text:p>0</text:p>
          </table:table-cell>
          <table:table-cell table:style-name="ce124" table:formula="of:=[$RELIANCE.H82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3]" office:value-type="date" office:date-value="1899-12-30" calcext:value-type="date">
            <text:p>30/12/99</text:p>
          </table:table-cell>
          <table:table-cell table:style-name="ce118" table:formula="of:=[$'EOD-ANALYSIS'.B83]" office:value-type="float" office:value="0" calcext:value-type="float">
            <text:p>0</text:p>
          </table:table-cell>
          <table:table-cell table:style-name="ce118" table:formula="of:=[$'EOD-ANALYSIS'.C83]" office:value-type="float" office:value="0" calcext:value-type="float">
            <text:p>0</text:p>
          </table:table-cell>
          <table:table-cell table:style-name="ce118" table:formula="of:=[$'EOD-ANALYSIS'.D83]" office:value-type="float" office:value="0" calcext:value-type="float">
            <text:p>0</text:p>
          </table:table-cell>
          <table:table-cell table:style-name="ce118" table:formula="of:=[$HDFCBANK.I83]" office:value-type="float" office:value="0" calcext:value-type="float">
            <text:p>0</text:p>
          </table:table-cell>
          <table:table-cell table:style-name="ce118" table:formula="of:=[$ICICIBANK.I83]" office:value-type="float" office:value="0" calcext:value-type="float">
            <text:p>0</text:p>
          </table:table-cell>
          <table:table-cell table:style-name="ce118" table:formula="of:=[$KOTAKBANK.I83]" office:value-type="float" office:value="0" calcext:value-type="float">
            <text:p>0</text:p>
          </table:table-cell>
          <table:table-cell table:style-name="ce118" table:formula="of:=[$AXISBANK.I83]" office:value-type="float" office:value="0" calcext:value-type="float">
            <text:p>0</text:p>
          </table:table-cell>
          <table:table-cell table:style-name="ce118" table:formula="of:=[$SBIBANK.I83]" office:value-type="float" office:value="0" calcext:value-type="float">
            <text:p>0</text:p>
          </table:table-cell>
          <table:table-cell table:style-name="ce118" table:formula="of:=[$INDUSINDBANK.I83]" office:value-type="float" office:value="0" calcext:value-type="float">
            <text:p>0</text:p>
          </table:table-cell>
          <table:table-cell/>
          <table:table-cell table:style-name="ce118" table:formula="of:=[$'EOD-ANALYSIS'.F83]" office:value-type="float" office:value="0" calcext:value-type="float">
            <text:p>0</text:p>
          </table:table-cell>
          <table:table-cell table:style-name="ce118" table:formula="of:=[$'EOD-ANALYSIS'.G83]" office:value-type="float" office:value="0" calcext:value-type="float">
            <text:p>0</text:p>
          </table:table-cell>
          <table:table-cell table:style-name="ce118" table:formula="of:=[$'EOD-ANALYSIS'.H83]" office:value-type="float" office:value="0" calcext:value-type="float">
            <text:p>0</text:p>
          </table:table-cell>
          <table:table-cell table:style-name="ce118" table:formula="of:=[$HDFCBANK.H83]" office:value-type="float" office:value="0" calcext:value-type="float">
            <text:p>0</text:p>
          </table:table-cell>
          <table:table-cell table:style-name="ce118" table:formula="of:=[$ICICIBANK.H83]" office:value-type="float" office:value="0" calcext:value-type="float">
            <text:p>0</text:p>
          </table:table-cell>
          <table:table-cell table:style-name="ce118" table:formula="of:=[$KOTAKBANK.H83]" office:value-type="float" office:value="0" calcext:value-type="float">
            <text:p>0</text:p>
          </table:table-cell>
          <table:table-cell table:style-name="ce118" table:formula="of:=[$AXISBANK.H83]" office:value-type="float" office:value="0" calcext:value-type="float">
            <text:p>0</text:p>
          </table:table-cell>
          <table:table-cell table:style-name="ce118" table:formula="of:=[$SBIBANK.H83]" office:value-type="float" office:value="0" calcext:value-type="float">
            <text:p>0</text:p>
          </table:table-cell>
          <table:table-cell table:style-name="ce118" table:formula="of:=[$INDUSINDBANK.H83]" office:value-type="float" office:value="0" calcext:value-type="float">
            <text:p>0</text:p>
          </table:table-cell>
          <table:table-cell table:style-name="ce124" table:formula="of:=[$RELIANCE.H83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4]" office:value-type="date" office:date-value="1899-12-30" calcext:value-type="date">
            <text:p>30/12/99</text:p>
          </table:table-cell>
          <table:table-cell table:style-name="ce118" table:formula="of:=[$'EOD-ANALYSIS'.B84]" office:value-type="float" office:value="0" calcext:value-type="float">
            <text:p>0</text:p>
          </table:table-cell>
          <table:table-cell table:style-name="ce118" table:formula="of:=[$'EOD-ANALYSIS'.C84]" office:value-type="float" office:value="0" calcext:value-type="float">
            <text:p>0</text:p>
          </table:table-cell>
          <table:table-cell table:style-name="ce118" table:formula="of:=[$'EOD-ANALYSIS'.D84]" office:value-type="float" office:value="0" calcext:value-type="float">
            <text:p>0</text:p>
          </table:table-cell>
          <table:table-cell table:style-name="ce118" table:formula="of:=[$HDFCBANK.I84]" office:value-type="float" office:value="0" calcext:value-type="float">
            <text:p>0</text:p>
          </table:table-cell>
          <table:table-cell table:style-name="ce118" table:formula="of:=[$ICICIBANK.I84]" office:value-type="float" office:value="0" calcext:value-type="float">
            <text:p>0</text:p>
          </table:table-cell>
          <table:table-cell table:style-name="ce118" table:formula="of:=[$KOTAKBANK.I84]" office:value-type="float" office:value="0" calcext:value-type="float">
            <text:p>0</text:p>
          </table:table-cell>
          <table:table-cell table:style-name="ce118" table:formula="of:=[$AXISBANK.I84]" office:value-type="float" office:value="0" calcext:value-type="float">
            <text:p>0</text:p>
          </table:table-cell>
          <table:table-cell table:style-name="ce118" table:formula="of:=[$SBIBANK.I84]" office:value-type="float" office:value="0" calcext:value-type="float">
            <text:p>0</text:p>
          </table:table-cell>
          <table:table-cell table:style-name="ce118" table:formula="of:=[$INDUSINDBANK.I84]" office:value-type="float" office:value="0" calcext:value-type="float">
            <text:p>0</text:p>
          </table:table-cell>
          <table:table-cell/>
          <table:table-cell table:style-name="ce118" table:formula="of:=[$'EOD-ANALYSIS'.F84]" office:value-type="float" office:value="0" calcext:value-type="float">
            <text:p>0</text:p>
          </table:table-cell>
          <table:table-cell table:style-name="ce118" table:formula="of:=[$'EOD-ANALYSIS'.G84]" office:value-type="float" office:value="0" calcext:value-type="float">
            <text:p>0</text:p>
          </table:table-cell>
          <table:table-cell table:style-name="ce118" table:formula="of:=[$'EOD-ANALYSIS'.H84]" office:value-type="float" office:value="0" calcext:value-type="float">
            <text:p>0</text:p>
          </table:table-cell>
          <table:table-cell table:style-name="ce118" table:formula="of:=[$HDFCBANK.H84]" office:value-type="float" office:value="0" calcext:value-type="float">
            <text:p>0</text:p>
          </table:table-cell>
          <table:table-cell table:style-name="ce118" table:formula="of:=[$ICICIBANK.H84]" office:value-type="float" office:value="0" calcext:value-type="float">
            <text:p>0</text:p>
          </table:table-cell>
          <table:table-cell table:style-name="ce118" table:formula="of:=[$KOTAKBANK.H84]" office:value-type="float" office:value="0" calcext:value-type="float">
            <text:p>0</text:p>
          </table:table-cell>
          <table:table-cell table:style-name="ce118" table:formula="of:=[$AXISBANK.H84]" office:value-type="float" office:value="0" calcext:value-type="float">
            <text:p>0</text:p>
          </table:table-cell>
          <table:table-cell table:style-name="ce118" table:formula="of:=[$SBIBANK.H84]" office:value-type="float" office:value="0" calcext:value-type="float">
            <text:p>0</text:p>
          </table:table-cell>
          <table:table-cell table:style-name="ce118" table:formula="of:=[$INDUSINDBANK.H84]" office:value-type="float" office:value="0" calcext:value-type="float">
            <text:p>0</text:p>
          </table:table-cell>
          <table:table-cell table:style-name="ce124" table:formula="of:=[$RELIANCE.H84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5]" office:value-type="date" office:date-value="1899-12-30" calcext:value-type="date">
            <text:p>30/12/99</text:p>
          </table:table-cell>
          <table:table-cell table:style-name="ce118" table:formula="of:=[$'EOD-ANALYSIS'.B85]" office:value-type="float" office:value="0" calcext:value-type="float">
            <text:p>0</text:p>
          </table:table-cell>
          <table:table-cell table:style-name="ce118" table:formula="of:=[$'EOD-ANALYSIS'.C85]" office:value-type="float" office:value="0" calcext:value-type="float">
            <text:p>0</text:p>
          </table:table-cell>
          <table:table-cell table:style-name="ce118" table:formula="of:=[$'EOD-ANALYSIS'.D85]" office:value-type="float" office:value="0" calcext:value-type="float">
            <text:p>0</text:p>
          </table:table-cell>
          <table:table-cell table:style-name="ce118" table:formula="of:=[$HDFCBANK.I85]" office:value-type="float" office:value="0" calcext:value-type="float">
            <text:p>0</text:p>
          </table:table-cell>
          <table:table-cell table:style-name="ce118" table:formula="of:=[$ICICIBANK.I85]" office:value-type="float" office:value="0" calcext:value-type="float">
            <text:p>0</text:p>
          </table:table-cell>
          <table:table-cell table:style-name="ce118" table:formula="of:=[$KOTAKBANK.I85]" office:value-type="float" office:value="0" calcext:value-type="float">
            <text:p>0</text:p>
          </table:table-cell>
          <table:table-cell table:style-name="ce118" table:formula="of:=[$AXISBANK.I85]" office:value-type="float" office:value="0" calcext:value-type="float">
            <text:p>0</text:p>
          </table:table-cell>
          <table:table-cell table:style-name="ce118" table:formula="of:=[$SBIBANK.I85]" office:value-type="float" office:value="0" calcext:value-type="float">
            <text:p>0</text:p>
          </table:table-cell>
          <table:table-cell table:style-name="ce118" table:formula="of:=[$INDUSINDBANK.I85]" office:value-type="float" office:value="0" calcext:value-type="float">
            <text:p>0</text:p>
          </table:table-cell>
          <table:table-cell/>
          <table:table-cell table:style-name="ce118" table:formula="of:=[$'EOD-ANALYSIS'.F85]" office:value-type="float" office:value="0" calcext:value-type="float">
            <text:p>0</text:p>
          </table:table-cell>
          <table:table-cell table:style-name="ce118" table:formula="of:=[$'EOD-ANALYSIS'.G85]" office:value-type="float" office:value="0" calcext:value-type="float">
            <text:p>0</text:p>
          </table:table-cell>
          <table:table-cell table:style-name="ce118" table:formula="of:=[$'EOD-ANALYSIS'.H85]" office:value-type="float" office:value="0" calcext:value-type="float">
            <text:p>0</text:p>
          </table:table-cell>
          <table:table-cell table:style-name="ce118" table:formula="of:=[$HDFCBANK.H85]" office:value-type="float" office:value="0" calcext:value-type="float">
            <text:p>0</text:p>
          </table:table-cell>
          <table:table-cell table:style-name="ce118" table:formula="of:=[$ICICIBANK.H85]" office:value-type="float" office:value="0" calcext:value-type="float">
            <text:p>0</text:p>
          </table:table-cell>
          <table:table-cell table:style-name="ce118" table:formula="of:=[$KOTAKBANK.H85]" office:value-type="float" office:value="0" calcext:value-type="float">
            <text:p>0</text:p>
          </table:table-cell>
          <table:table-cell table:style-name="ce118" table:formula="of:=[$AXISBANK.H85]" office:value-type="float" office:value="0" calcext:value-type="float">
            <text:p>0</text:p>
          </table:table-cell>
          <table:table-cell table:style-name="ce118" table:formula="of:=[$SBIBANK.H85]" office:value-type="float" office:value="0" calcext:value-type="float">
            <text:p>0</text:p>
          </table:table-cell>
          <table:table-cell table:style-name="ce118" table:formula="of:=[$INDUSINDBANK.H85]" office:value-type="float" office:value="0" calcext:value-type="float">
            <text:p>0</text:p>
          </table:table-cell>
          <table:table-cell table:style-name="ce124" table:formula="of:=[$RELIANCE.H85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6]" office:value-type="date" office:date-value="1899-12-30" calcext:value-type="date">
            <text:p>30/12/99</text:p>
          </table:table-cell>
          <table:table-cell table:style-name="ce118" table:formula="of:=[$'EOD-ANALYSIS'.B86]" office:value-type="float" office:value="0" calcext:value-type="float">
            <text:p>0</text:p>
          </table:table-cell>
          <table:table-cell table:style-name="ce118" table:formula="of:=[$'EOD-ANALYSIS'.C86]" office:value-type="float" office:value="0" calcext:value-type="float">
            <text:p>0</text:p>
          </table:table-cell>
          <table:table-cell table:style-name="ce118" table:formula="of:=[$'EOD-ANALYSIS'.D86]" office:value-type="float" office:value="0" calcext:value-type="float">
            <text:p>0</text:p>
          </table:table-cell>
          <table:table-cell table:style-name="ce118" table:formula="of:=[$HDFCBANK.I86]" office:value-type="float" office:value="0" calcext:value-type="float">
            <text:p>0</text:p>
          </table:table-cell>
          <table:table-cell table:style-name="ce118" table:formula="of:=[$ICICIBANK.I86]" office:value-type="float" office:value="0" calcext:value-type="float">
            <text:p>0</text:p>
          </table:table-cell>
          <table:table-cell table:style-name="ce118" table:formula="of:=[$KOTAKBANK.I86]" office:value-type="float" office:value="0" calcext:value-type="float">
            <text:p>0</text:p>
          </table:table-cell>
          <table:table-cell table:style-name="ce118" table:formula="of:=[$AXISBANK.I86]" office:value-type="float" office:value="0" calcext:value-type="float">
            <text:p>0</text:p>
          </table:table-cell>
          <table:table-cell table:style-name="ce118" table:formula="of:=[$SBIBANK.I86]" office:value-type="float" office:value="0" calcext:value-type="float">
            <text:p>0</text:p>
          </table:table-cell>
          <table:table-cell table:style-name="ce118" table:formula="of:=[$INDUSINDBANK.I86]" office:value-type="float" office:value="0" calcext:value-type="float">
            <text:p>0</text:p>
          </table:table-cell>
          <table:table-cell/>
          <table:table-cell table:style-name="ce118" table:formula="of:=[$'EOD-ANALYSIS'.F86]" office:value-type="float" office:value="0" calcext:value-type="float">
            <text:p>0</text:p>
          </table:table-cell>
          <table:table-cell table:style-name="ce118" table:formula="of:=[$'EOD-ANALYSIS'.G86]" office:value-type="float" office:value="0" calcext:value-type="float">
            <text:p>0</text:p>
          </table:table-cell>
          <table:table-cell table:style-name="ce118" table:formula="of:=[$'EOD-ANALYSIS'.H86]" office:value-type="float" office:value="0" calcext:value-type="float">
            <text:p>0</text:p>
          </table:table-cell>
          <table:table-cell table:style-name="ce118" table:formula="of:=[$HDFCBANK.H86]" office:value-type="float" office:value="0" calcext:value-type="float">
            <text:p>0</text:p>
          </table:table-cell>
          <table:table-cell table:style-name="ce118" table:formula="of:=[$ICICIBANK.H86]" office:value-type="float" office:value="0" calcext:value-type="float">
            <text:p>0</text:p>
          </table:table-cell>
          <table:table-cell table:style-name="ce118" table:formula="of:=[$KOTAKBANK.H86]" office:value-type="float" office:value="0" calcext:value-type="float">
            <text:p>0</text:p>
          </table:table-cell>
          <table:table-cell table:style-name="ce118" table:formula="of:=[$AXISBANK.H86]" office:value-type="float" office:value="0" calcext:value-type="float">
            <text:p>0</text:p>
          </table:table-cell>
          <table:table-cell table:style-name="ce118" table:formula="of:=[$SBIBANK.H86]" office:value-type="float" office:value="0" calcext:value-type="float">
            <text:p>0</text:p>
          </table:table-cell>
          <table:table-cell table:style-name="ce118" table:formula="of:=[$INDUSINDBANK.H86]" office:value-type="float" office:value="0" calcext:value-type="float">
            <text:p>0</text:p>
          </table:table-cell>
          <table:table-cell table:style-name="ce124" table:formula="of:=[$RELIANCE.H86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7]" office:value-type="date" office:date-value="1899-12-30" calcext:value-type="date">
            <text:p>30/12/99</text:p>
          </table:table-cell>
          <table:table-cell table:style-name="ce118" table:formula="of:=[$'EOD-ANALYSIS'.B87]" office:value-type="float" office:value="0" calcext:value-type="float">
            <text:p>0</text:p>
          </table:table-cell>
          <table:table-cell table:style-name="ce118" table:formula="of:=[$'EOD-ANALYSIS'.C87]" office:value-type="float" office:value="0" calcext:value-type="float">
            <text:p>0</text:p>
          </table:table-cell>
          <table:table-cell table:style-name="ce118" table:formula="of:=[$'EOD-ANALYSIS'.D87]" office:value-type="float" office:value="0" calcext:value-type="float">
            <text:p>0</text:p>
          </table:table-cell>
          <table:table-cell table:style-name="ce118" table:formula="of:=[$HDFCBANK.I87]" office:value-type="float" office:value="0" calcext:value-type="float">
            <text:p>0</text:p>
          </table:table-cell>
          <table:table-cell table:style-name="ce118" table:formula="of:=[$ICICIBANK.I87]" office:value-type="float" office:value="0" calcext:value-type="float">
            <text:p>0</text:p>
          </table:table-cell>
          <table:table-cell table:style-name="ce118" table:formula="of:=[$KOTAKBANK.I87]" office:value-type="float" office:value="0" calcext:value-type="float">
            <text:p>0</text:p>
          </table:table-cell>
          <table:table-cell table:style-name="ce118" table:formula="of:=[$AXISBANK.I87]" office:value-type="float" office:value="0" calcext:value-type="float">
            <text:p>0</text:p>
          </table:table-cell>
          <table:table-cell table:style-name="ce118" table:formula="of:=[$SBIBANK.I87]" office:value-type="float" office:value="0" calcext:value-type="float">
            <text:p>0</text:p>
          </table:table-cell>
          <table:table-cell table:style-name="ce118" table:formula="of:=[$INDUSINDBANK.I87]" office:value-type="float" office:value="0" calcext:value-type="float">
            <text:p>0</text:p>
          </table:table-cell>
          <table:table-cell/>
          <table:table-cell table:style-name="ce118" table:formula="of:=[$'EOD-ANALYSIS'.F87]" office:value-type="float" office:value="0" calcext:value-type="float">
            <text:p>0</text:p>
          </table:table-cell>
          <table:table-cell table:style-name="ce118" table:formula="of:=[$'EOD-ANALYSIS'.G87]" office:value-type="float" office:value="0" calcext:value-type="float">
            <text:p>0</text:p>
          </table:table-cell>
          <table:table-cell table:style-name="ce118" table:formula="of:=[$'EOD-ANALYSIS'.H87]" office:value-type="float" office:value="0" calcext:value-type="float">
            <text:p>0</text:p>
          </table:table-cell>
          <table:table-cell table:style-name="ce118" table:formula="of:=[$HDFCBANK.H87]" office:value-type="float" office:value="0" calcext:value-type="float">
            <text:p>0</text:p>
          </table:table-cell>
          <table:table-cell table:style-name="ce118" table:formula="of:=[$ICICIBANK.H87]" office:value-type="float" office:value="0" calcext:value-type="float">
            <text:p>0</text:p>
          </table:table-cell>
          <table:table-cell table:style-name="ce118" table:formula="of:=[$KOTAKBANK.H87]" office:value-type="float" office:value="0" calcext:value-type="float">
            <text:p>0</text:p>
          </table:table-cell>
          <table:table-cell table:style-name="ce118" table:formula="of:=[$AXISBANK.H87]" office:value-type="float" office:value="0" calcext:value-type="float">
            <text:p>0</text:p>
          </table:table-cell>
          <table:table-cell table:style-name="ce118" table:formula="of:=[$SBIBANK.H87]" office:value-type="float" office:value="0" calcext:value-type="float">
            <text:p>0</text:p>
          </table:table-cell>
          <table:table-cell table:style-name="ce118" table:formula="of:=[$INDUSINDBANK.H87]" office:value-type="float" office:value="0" calcext:value-type="float">
            <text:p>0</text:p>
          </table:table-cell>
          <table:table-cell table:style-name="ce124" table:formula="of:=[$RELIANCE.H87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8]" office:value-type="date" office:date-value="1899-12-30" calcext:value-type="date">
            <text:p>30/12/99</text:p>
          </table:table-cell>
          <table:table-cell table:style-name="ce118" table:formula="of:=[$'EOD-ANALYSIS'.B88]" office:value-type="float" office:value="0" calcext:value-type="float">
            <text:p>0</text:p>
          </table:table-cell>
          <table:table-cell table:style-name="ce118" table:formula="of:=[$'EOD-ANALYSIS'.C88]" office:value-type="float" office:value="0" calcext:value-type="float">
            <text:p>0</text:p>
          </table:table-cell>
          <table:table-cell table:style-name="ce118" table:formula="of:=[$'EOD-ANALYSIS'.D88]" office:value-type="float" office:value="0" calcext:value-type="float">
            <text:p>0</text:p>
          </table:table-cell>
          <table:table-cell table:style-name="ce118" table:formula="of:=[$HDFCBANK.I88]" office:value-type="float" office:value="0" calcext:value-type="float">
            <text:p>0</text:p>
          </table:table-cell>
          <table:table-cell table:style-name="ce118" table:formula="of:=[$ICICIBANK.I88]" office:value-type="float" office:value="0" calcext:value-type="float">
            <text:p>0</text:p>
          </table:table-cell>
          <table:table-cell table:style-name="ce118" table:formula="of:=[$KOTAKBANK.I88]" office:value-type="float" office:value="0" calcext:value-type="float">
            <text:p>0</text:p>
          </table:table-cell>
          <table:table-cell table:style-name="ce118" table:formula="of:=[$AXISBANK.I88]" office:value-type="float" office:value="0" calcext:value-type="float">
            <text:p>0</text:p>
          </table:table-cell>
          <table:table-cell table:style-name="ce118" table:formula="of:=[$SBIBANK.I88]" office:value-type="float" office:value="0" calcext:value-type="float">
            <text:p>0</text:p>
          </table:table-cell>
          <table:table-cell table:style-name="ce118" table:formula="of:=[$INDUSINDBANK.I88]" office:value-type="float" office:value="0" calcext:value-type="float">
            <text:p>0</text:p>
          </table:table-cell>
          <table:table-cell/>
          <table:table-cell table:style-name="ce118" table:formula="of:=[$'EOD-ANALYSIS'.F88]" office:value-type="float" office:value="0" calcext:value-type="float">
            <text:p>0</text:p>
          </table:table-cell>
          <table:table-cell table:style-name="ce118" table:formula="of:=[$'EOD-ANALYSIS'.G88]" office:value-type="float" office:value="0" calcext:value-type="float">
            <text:p>0</text:p>
          </table:table-cell>
          <table:table-cell table:style-name="ce118" table:formula="of:=[$'EOD-ANALYSIS'.H88]" office:value-type="float" office:value="0" calcext:value-type="float">
            <text:p>0</text:p>
          </table:table-cell>
          <table:table-cell table:style-name="ce118" table:formula="of:=[$HDFCBANK.H88]" office:value-type="float" office:value="0" calcext:value-type="float">
            <text:p>0</text:p>
          </table:table-cell>
          <table:table-cell table:style-name="ce118" table:formula="of:=[$ICICIBANK.H88]" office:value-type="float" office:value="0" calcext:value-type="float">
            <text:p>0</text:p>
          </table:table-cell>
          <table:table-cell table:style-name="ce118" table:formula="of:=[$KOTAKBANK.H88]" office:value-type="float" office:value="0" calcext:value-type="float">
            <text:p>0</text:p>
          </table:table-cell>
          <table:table-cell table:style-name="ce118" table:formula="of:=[$AXISBANK.H88]" office:value-type="float" office:value="0" calcext:value-type="float">
            <text:p>0</text:p>
          </table:table-cell>
          <table:table-cell table:style-name="ce118" table:formula="of:=[$SBIBANK.H88]" office:value-type="float" office:value="0" calcext:value-type="float">
            <text:p>0</text:p>
          </table:table-cell>
          <table:table-cell table:style-name="ce118" table:formula="of:=[$INDUSINDBANK.H88]" office:value-type="float" office:value="0" calcext:value-type="float">
            <text:p>0</text:p>
          </table:table-cell>
          <table:table-cell table:style-name="ce124" table:formula="of:=[$RELIANCE.H88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89]" office:value-type="date" office:date-value="1899-12-30" calcext:value-type="date">
            <text:p>30/12/99</text:p>
          </table:table-cell>
          <table:table-cell table:style-name="ce118" table:formula="of:=[$'EOD-ANALYSIS'.B89]" office:value-type="float" office:value="0" calcext:value-type="float">
            <text:p>0</text:p>
          </table:table-cell>
          <table:table-cell table:style-name="ce118" table:formula="of:=[$'EOD-ANALYSIS'.C89]" office:value-type="float" office:value="0" calcext:value-type="float">
            <text:p>0</text:p>
          </table:table-cell>
          <table:table-cell table:style-name="ce118" table:formula="of:=[$'EOD-ANALYSIS'.D89]" office:value-type="float" office:value="0" calcext:value-type="float">
            <text:p>0</text:p>
          </table:table-cell>
          <table:table-cell table:style-name="ce118" table:formula="of:=[$HDFCBANK.I89]" office:value-type="float" office:value="0" calcext:value-type="float">
            <text:p>0</text:p>
          </table:table-cell>
          <table:table-cell table:style-name="ce118" table:formula="of:=[$ICICIBANK.I89]" office:value-type="float" office:value="0" calcext:value-type="float">
            <text:p>0</text:p>
          </table:table-cell>
          <table:table-cell table:style-name="ce118" table:formula="of:=[$KOTAKBANK.I89]" office:value-type="float" office:value="0" calcext:value-type="float">
            <text:p>0</text:p>
          </table:table-cell>
          <table:table-cell table:style-name="ce118" table:formula="of:=[$AXISBANK.I89]" office:value-type="float" office:value="0" calcext:value-type="float">
            <text:p>0</text:p>
          </table:table-cell>
          <table:table-cell table:style-name="ce118" table:formula="of:=[$SBIBANK.I89]" office:value-type="float" office:value="0" calcext:value-type="float">
            <text:p>0</text:p>
          </table:table-cell>
          <table:table-cell table:style-name="ce118" table:formula="of:=[$INDUSINDBANK.I89]" office:value-type="float" office:value="0" calcext:value-type="float">
            <text:p>0</text:p>
          </table:table-cell>
          <table:table-cell/>
          <table:table-cell table:style-name="ce118" table:formula="of:=[$'EOD-ANALYSIS'.F89]" office:value-type="float" office:value="0" calcext:value-type="float">
            <text:p>0</text:p>
          </table:table-cell>
          <table:table-cell table:style-name="ce118" table:formula="of:=[$'EOD-ANALYSIS'.G89]" office:value-type="float" office:value="0" calcext:value-type="float">
            <text:p>0</text:p>
          </table:table-cell>
          <table:table-cell table:style-name="ce118" table:formula="of:=[$'EOD-ANALYSIS'.H89]" office:value-type="float" office:value="0" calcext:value-type="float">
            <text:p>0</text:p>
          </table:table-cell>
          <table:table-cell table:style-name="ce118" table:formula="of:=[$HDFCBANK.H89]" office:value-type="float" office:value="0" calcext:value-type="float">
            <text:p>0</text:p>
          </table:table-cell>
          <table:table-cell table:style-name="ce118" table:formula="of:=[$ICICIBANK.H89]" office:value-type="float" office:value="0" calcext:value-type="float">
            <text:p>0</text:p>
          </table:table-cell>
          <table:table-cell table:style-name="ce118" table:formula="of:=[$KOTAKBANK.H89]" office:value-type="float" office:value="0" calcext:value-type="float">
            <text:p>0</text:p>
          </table:table-cell>
          <table:table-cell table:style-name="ce118" table:formula="of:=[$AXISBANK.H89]" office:value-type="float" office:value="0" calcext:value-type="float">
            <text:p>0</text:p>
          </table:table-cell>
          <table:table-cell table:style-name="ce118" table:formula="of:=[$SBIBANK.H89]" office:value-type="float" office:value="0" calcext:value-type="float">
            <text:p>0</text:p>
          </table:table-cell>
          <table:table-cell table:style-name="ce118" table:formula="of:=[$INDUSINDBANK.H89]" office:value-type="float" office:value="0" calcext:value-type="float">
            <text:p>0</text:p>
          </table:table-cell>
          <table:table-cell table:style-name="ce124" table:formula="of:=[$RELIANCE.H89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0]" office:value-type="date" office:date-value="1899-12-30" calcext:value-type="date">
            <text:p>30/12/99</text:p>
          </table:table-cell>
          <table:table-cell table:style-name="ce118" table:formula="of:=[$'EOD-ANALYSIS'.B90]" office:value-type="float" office:value="0" calcext:value-type="float">
            <text:p>0</text:p>
          </table:table-cell>
          <table:table-cell table:style-name="ce118" table:formula="of:=[$'EOD-ANALYSIS'.C90]" office:value-type="float" office:value="0" calcext:value-type="float">
            <text:p>0</text:p>
          </table:table-cell>
          <table:table-cell table:style-name="ce118" table:formula="of:=[$'EOD-ANALYSIS'.D90]" office:value-type="float" office:value="0" calcext:value-type="float">
            <text:p>0</text:p>
          </table:table-cell>
          <table:table-cell table:style-name="ce118" table:formula="of:=[$HDFCBANK.I90]" office:value-type="float" office:value="0" calcext:value-type="float">
            <text:p>0</text:p>
          </table:table-cell>
          <table:table-cell table:style-name="ce118" table:formula="of:=[$ICICIBANK.I90]" office:value-type="float" office:value="0" calcext:value-type="float">
            <text:p>0</text:p>
          </table:table-cell>
          <table:table-cell table:style-name="ce118" table:formula="of:=[$KOTAKBANK.I90]" office:value-type="float" office:value="0" calcext:value-type="float">
            <text:p>0</text:p>
          </table:table-cell>
          <table:table-cell table:style-name="ce118" table:formula="of:=[$AXISBANK.I90]" office:value-type="float" office:value="0" calcext:value-type="float">
            <text:p>0</text:p>
          </table:table-cell>
          <table:table-cell table:style-name="ce118" table:formula="of:=[$SBIBANK.I90]" office:value-type="float" office:value="0" calcext:value-type="float">
            <text:p>0</text:p>
          </table:table-cell>
          <table:table-cell table:style-name="ce118" table:formula="of:=[$INDUSINDBANK.I90]" office:value-type="float" office:value="0" calcext:value-type="float">
            <text:p>0</text:p>
          </table:table-cell>
          <table:table-cell/>
          <table:table-cell table:style-name="ce118" table:formula="of:=[$'EOD-ANALYSIS'.F90]" office:value-type="float" office:value="0" calcext:value-type="float">
            <text:p>0</text:p>
          </table:table-cell>
          <table:table-cell table:style-name="ce118" table:formula="of:=[$'EOD-ANALYSIS'.G90]" office:value-type="float" office:value="0" calcext:value-type="float">
            <text:p>0</text:p>
          </table:table-cell>
          <table:table-cell table:style-name="ce118" table:formula="of:=[$'EOD-ANALYSIS'.H90]" office:value-type="float" office:value="0" calcext:value-type="float">
            <text:p>0</text:p>
          </table:table-cell>
          <table:table-cell table:style-name="ce118" table:formula="of:=[$HDFCBANK.H90]" office:value-type="float" office:value="0" calcext:value-type="float">
            <text:p>0</text:p>
          </table:table-cell>
          <table:table-cell table:style-name="ce118" table:formula="of:=[$ICICIBANK.H90]" office:value-type="float" office:value="0" calcext:value-type="float">
            <text:p>0</text:p>
          </table:table-cell>
          <table:table-cell table:style-name="ce118" table:formula="of:=[$KOTAKBANK.H90]" office:value-type="float" office:value="0" calcext:value-type="float">
            <text:p>0</text:p>
          </table:table-cell>
          <table:table-cell table:style-name="ce118" table:formula="of:=[$AXISBANK.H90]" office:value-type="float" office:value="0" calcext:value-type="float">
            <text:p>0</text:p>
          </table:table-cell>
          <table:table-cell table:style-name="ce118" table:formula="of:=[$SBIBANK.H90]" office:value-type="float" office:value="0" calcext:value-type="float">
            <text:p>0</text:p>
          </table:table-cell>
          <table:table-cell table:style-name="ce118" table:formula="of:=[$INDUSINDBANK.H90]" office:value-type="float" office:value="0" calcext:value-type="float">
            <text:p>0</text:p>
          </table:table-cell>
          <table:table-cell table:style-name="ce124" table:formula="of:=[$RELIANCE.H90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1]" office:value-type="date" office:date-value="1899-12-30" calcext:value-type="date">
            <text:p>30/12/99</text:p>
          </table:table-cell>
          <table:table-cell table:style-name="ce118" table:formula="of:=[$'EOD-ANALYSIS'.B91]" office:value-type="float" office:value="0" calcext:value-type="float">
            <text:p>0</text:p>
          </table:table-cell>
          <table:table-cell table:style-name="ce118" table:formula="of:=[$'EOD-ANALYSIS'.C91]" office:value-type="float" office:value="0" calcext:value-type="float">
            <text:p>0</text:p>
          </table:table-cell>
          <table:table-cell table:style-name="ce118" table:formula="of:=[$'EOD-ANALYSIS'.D91]" office:value-type="float" office:value="0" calcext:value-type="float">
            <text:p>0</text:p>
          </table:table-cell>
          <table:table-cell table:style-name="ce118" table:formula="of:=[$HDFCBANK.I91]" office:value-type="float" office:value="0" calcext:value-type="float">
            <text:p>0</text:p>
          </table:table-cell>
          <table:table-cell table:style-name="ce118" table:formula="of:=[$ICICIBANK.I91]" office:value-type="float" office:value="0" calcext:value-type="float">
            <text:p>0</text:p>
          </table:table-cell>
          <table:table-cell table:style-name="ce118" table:formula="of:=[$KOTAKBANK.I91]" office:value-type="float" office:value="0" calcext:value-type="float">
            <text:p>0</text:p>
          </table:table-cell>
          <table:table-cell table:style-name="ce118" table:formula="of:=[$AXISBANK.I91]" office:value-type="float" office:value="0" calcext:value-type="float">
            <text:p>0</text:p>
          </table:table-cell>
          <table:table-cell table:style-name="ce118" table:formula="of:=[$SBIBANK.I91]" office:value-type="float" office:value="0" calcext:value-type="float">
            <text:p>0</text:p>
          </table:table-cell>
          <table:table-cell table:style-name="ce118" table:formula="of:=[$INDUSINDBANK.I91]" office:value-type="float" office:value="0" calcext:value-type="float">
            <text:p>0</text:p>
          </table:table-cell>
          <table:table-cell/>
          <table:table-cell table:style-name="ce118" table:formula="of:=[$'EOD-ANALYSIS'.F91]" office:value-type="float" office:value="0" calcext:value-type="float">
            <text:p>0</text:p>
          </table:table-cell>
          <table:table-cell table:style-name="ce118" table:formula="of:=[$'EOD-ANALYSIS'.G91]" office:value-type="float" office:value="0" calcext:value-type="float">
            <text:p>0</text:p>
          </table:table-cell>
          <table:table-cell table:style-name="ce118" table:formula="of:=[$'EOD-ANALYSIS'.H91]" office:value-type="float" office:value="0" calcext:value-type="float">
            <text:p>0</text:p>
          </table:table-cell>
          <table:table-cell table:style-name="ce118" table:formula="of:=[$HDFCBANK.H91]" office:value-type="float" office:value="0" calcext:value-type="float">
            <text:p>0</text:p>
          </table:table-cell>
          <table:table-cell table:style-name="ce118" table:formula="of:=[$ICICIBANK.H91]" office:value-type="float" office:value="0" calcext:value-type="float">
            <text:p>0</text:p>
          </table:table-cell>
          <table:table-cell table:style-name="ce118" table:formula="of:=[$KOTAKBANK.H91]" office:value-type="float" office:value="0" calcext:value-type="float">
            <text:p>0</text:p>
          </table:table-cell>
          <table:table-cell table:style-name="ce118" table:formula="of:=[$AXISBANK.H91]" office:value-type="float" office:value="0" calcext:value-type="float">
            <text:p>0</text:p>
          </table:table-cell>
          <table:table-cell table:style-name="ce118" table:formula="of:=[$SBIBANK.H91]" office:value-type="float" office:value="0" calcext:value-type="float">
            <text:p>0</text:p>
          </table:table-cell>
          <table:table-cell table:style-name="ce118" table:formula="of:=[$INDUSINDBANK.H91]" office:value-type="float" office:value="0" calcext:value-type="float">
            <text:p>0</text:p>
          </table:table-cell>
          <table:table-cell table:style-name="ce124" table:formula="of:=[$RELIANCE.H91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2]" office:value-type="date" office:date-value="1899-12-30" calcext:value-type="date">
            <text:p>30/12/99</text:p>
          </table:table-cell>
          <table:table-cell table:style-name="ce118" table:formula="of:=[$'EOD-ANALYSIS'.B92]" office:value-type="float" office:value="0" calcext:value-type="float">
            <text:p>0</text:p>
          </table:table-cell>
          <table:table-cell table:style-name="ce118" table:formula="of:=[$'EOD-ANALYSIS'.C92]" office:value-type="float" office:value="0" calcext:value-type="float">
            <text:p>0</text:p>
          </table:table-cell>
          <table:table-cell table:style-name="ce118" table:formula="of:=[$'EOD-ANALYSIS'.D92]" office:value-type="float" office:value="0" calcext:value-type="float">
            <text:p>0</text:p>
          </table:table-cell>
          <table:table-cell table:style-name="ce118" table:formula="of:=[$HDFCBANK.I92]" office:value-type="float" office:value="0" calcext:value-type="float">
            <text:p>0</text:p>
          </table:table-cell>
          <table:table-cell table:style-name="ce118" table:formula="of:=[$ICICIBANK.I92]" office:value-type="float" office:value="0" calcext:value-type="float">
            <text:p>0</text:p>
          </table:table-cell>
          <table:table-cell table:style-name="ce118" table:formula="of:=[$KOTAKBANK.I92]" office:value-type="float" office:value="0" calcext:value-type="float">
            <text:p>0</text:p>
          </table:table-cell>
          <table:table-cell table:style-name="ce118" table:formula="of:=[$AXISBANK.I92]" office:value-type="float" office:value="0" calcext:value-type="float">
            <text:p>0</text:p>
          </table:table-cell>
          <table:table-cell table:style-name="ce118" table:formula="of:=[$SBIBANK.I92]" office:value-type="float" office:value="0" calcext:value-type="float">
            <text:p>0</text:p>
          </table:table-cell>
          <table:table-cell table:style-name="ce118" table:formula="of:=[$INDUSINDBANK.I92]" office:value-type="float" office:value="0" calcext:value-type="float">
            <text:p>0</text:p>
          </table:table-cell>
          <table:table-cell/>
          <table:table-cell table:style-name="ce118" table:formula="of:=[$'EOD-ANALYSIS'.F92]" office:value-type="float" office:value="0" calcext:value-type="float">
            <text:p>0</text:p>
          </table:table-cell>
          <table:table-cell table:style-name="ce118" table:formula="of:=[$'EOD-ANALYSIS'.G92]" office:value-type="float" office:value="0" calcext:value-type="float">
            <text:p>0</text:p>
          </table:table-cell>
          <table:table-cell table:style-name="ce118" table:formula="of:=[$'EOD-ANALYSIS'.H92]" office:value-type="float" office:value="0" calcext:value-type="float">
            <text:p>0</text:p>
          </table:table-cell>
          <table:table-cell table:style-name="ce118" table:formula="of:=[$HDFCBANK.H92]" office:value-type="float" office:value="0" calcext:value-type="float">
            <text:p>0</text:p>
          </table:table-cell>
          <table:table-cell table:style-name="ce118" table:formula="of:=[$ICICIBANK.H92]" office:value-type="float" office:value="0" calcext:value-type="float">
            <text:p>0</text:p>
          </table:table-cell>
          <table:table-cell table:style-name="ce118" table:formula="of:=[$KOTAKBANK.H92]" office:value-type="float" office:value="0" calcext:value-type="float">
            <text:p>0</text:p>
          </table:table-cell>
          <table:table-cell table:style-name="ce118" table:formula="of:=[$AXISBANK.H92]" office:value-type="float" office:value="0" calcext:value-type="float">
            <text:p>0</text:p>
          </table:table-cell>
          <table:table-cell table:style-name="ce118" table:formula="of:=[$SBIBANK.H92]" office:value-type="float" office:value="0" calcext:value-type="float">
            <text:p>0</text:p>
          </table:table-cell>
          <table:table-cell table:style-name="ce118" table:formula="of:=[$INDUSINDBANK.H92]" office:value-type="float" office:value="0" calcext:value-type="float">
            <text:p>0</text:p>
          </table:table-cell>
          <table:table-cell table:style-name="ce124" table:formula="of:=[$RELIANCE.H92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3]" office:value-type="date" office:date-value="1899-12-30" calcext:value-type="date">
            <text:p>30/12/99</text:p>
          </table:table-cell>
          <table:table-cell table:style-name="ce118" table:formula="of:=[$'EOD-ANALYSIS'.B93]" office:value-type="float" office:value="0" calcext:value-type="float">
            <text:p>0</text:p>
          </table:table-cell>
          <table:table-cell table:style-name="ce118" table:formula="of:=[$'EOD-ANALYSIS'.C93]" office:value-type="float" office:value="0" calcext:value-type="float">
            <text:p>0</text:p>
          </table:table-cell>
          <table:table-cell table:style-name="ce118" table:formula="of:=[$'EOD-ANALYSIS'.D93]" office:value-type="float" office:value="0" calcext:value-type="float">
            <text:p>0</text:p>
          </table:table-cell>
          <table:table-cell table:style-name="ce118" table:formula="of:=[$HDFCBANK.I93]" office:value-type="float" office:value="0" calcext:value-type="float">
            <text:p>0</text:p>
          </table:table-cell>
          <table:table-cell table:style-name="ce118" table:formula="of:=[$ICICIBANK.I93]" office:value-type="float" office:value="0" calcext:value-type="float">
            <text:p>0</text:p>
          </table:table-cell>
          <table:table-cell table:style-name="ce118" table:formula="of:=[$KOTAKBANK.I93]" office:value-type="float" office:value="0" calcext:value-type="float">
            <text:p>0</text:p>
          </table:table-cell>
          <table:table-cell table:style-name="ce118" table:formula="of:=[$AXISBANK.I93]" office:value-type="float" office:value="0" calcext:value-type="float">
            <text:p>0</text:p>
          </table:table-cell>
          <table:table-cell table:style-name="ce118" table:formula="of:=[$SBIBANK.I93]" office:value-type="float" office:value="0" calcext:value-type="float">
            <text:p>0</text:p>
          </table:table-cell>
          <table:table-cell table:style-name="ce118" table:formula="of:=[$INDUSINDBANK.I93]" office:value-type="float" office:value="0" calcext:value-type="float">
            <text:p>0</text:p>
          </table:table-cell>
          <table:table-cell/>
          <table:table-cell table:style-name="ce118" table:formula="of:=[$'EOD-ANALYSIS'.F93]" office:value-type="float" office:value="0" calcext:value-type="float">
            <text:p>0</text:p>
          </table:table-cell>
          <table:table-cell table:style-name="ce118" table:formula="of:=[$'EOD-ANALYSIS'.G93]" office:value-type="float" office:value="0" calcext:value-type="float">
            <text:p>0</text:p>
          </table:table-cell>
          <table:table-cell table:style-name="ce118" table:formula="of:=[$'EOD-ANALYSIS'.H93]" office:value-type="float" office:value="0" calcext:value-type="float">
            <text:p>0</text:p>
          </table:table-cell>
          <table:table-cell table:style-name="ce118" table:formula="of:=[$HDFCBANK.H93]" office:value-type="float" office:value="0" calcext:value-type="float">
            <text:p>0</text:p>
          </table:table-cell>
          <table:table-cell table:style-name="ce118" table:formula="of:=[$ICICIBANK.H93]" office:value-type="float" office:value="0" calcext:value-type="float">
            <text:p>0</text:p>
          </table:table-cell>
          <table:table-cell table:style-name="ce118" table:formula="of:=[$KOTAKBANK.H93]" office:value-type="float" office:value="0" calcext:value-type="float">
            <text:p>0</text:p>
          </table:table-cell>
          <table:table-cell table:style-name="ce118" table:formula="of:=[$AXISBANK.H93]" office:value-type="float" office:value="0" calcext:value-type="float">
            <text:p>0</text:p>
          </table:table-cell>
          <table:table-cell table:style-name="ce118" table:formula="of:=[$SBIBANK.H93]" office:value-type="float" office:value="0" calcext:value-type="float">
            <text:p>0</text:p>
          </table:table-cell>
          <table:table-cell table:style-name="ce118" table:formula="of:=[$INDUSINDBANK.H93]" office:value-type="float" office:value="0" calcext:value-type="float">
            <text:p>0</text:p>
          </table:table-cell>
          <table:table-cell table:style-name="ce124" table:formula="of:=[$RELIANCE.H93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4]" office:value-type="date" office:date-value="1899-12-30" calcext:value-type="date">
            <text:p>30/12/99</text:p>
          </table:table-cell>
          <table:table-cell table:style-name="ce118" table:formula="of:=[$'EOD-ANALYSIS'.B94]" office:value-type="float" office:value="0" calcext:value-type="float">
            <text:p>0</text:p>
          </table:table-cell>
          <table:table-cell table:style-name="ce118" table:formula="of:=[$'EOD-ANALYSIS'.C94]" office:value-type="float" office:value="0" calcext:value-type="float">
            <text:p>0</text:p>
          </table:table-cell>
          <table:table-cell table:style-name="ce118" table:formula="of:=[$'EOD-ANALYSIS'.D94]" office:value-type="float" office:value="0" calcext:value-type="float">
            <text:p>0</text:p>
          </table:table-cell>
          <table:table-cell table:style-name="ce118" table:formula="of:=[$HDFCBANK.I94]" office:value-type="float" office:value="0" calcext:value-type="float">
            <text:p>0</text:p>
          </table:table-cell>
          <table:table-cell table:style-name="ce118" table:formula="of:=[$ICICIBANK.I94]" office:value-type="float" office:value="0" calcext:value-type="float">
            <text:p>0</text:p>
          </table:table-cell>
          <table:table-cell table:style-name="ce118" table:formula="of:=[$KOTAKBANK.I94]" office:value-type="float" office:value="0" calcext:value-type="float">
            <text:p>0</text:p>
          </table:table-cell>
          <table:table-cell table:style-name="ce118" table:formula="of:=[$AXISBANK.I94]" office:value-type="float" office:value="0" calcext:value-type="float">
            <text:p>0</text:p>
          </table:table-cell>
          <table:table-cell table:style-name="ce118" table:formula="of:=[$SBIBANK.I94]" office:value-type="float" office:value="0" calcext:value-type="float">
            <text:p>0</text:p>
          </table:table-cell>
          <table:table-cell table:style-name="ce118" table:formula="of:=[$INDUSINDBANK.I94]" office:value-type="float" office:value="0" calcext:value-type="float">
            <text:p>0</text:p>
          </table:table-cell>
          <table:table-cell/>
          <table:table-cell table:style-name="ce118" table:formula="of:=[$'EOD-ANALYSIS'.F94]" office:value-type="float" office:value="0" calcext:value-type="float">
            <text:p>0</text:p>
          </table:table-cell>
          <table:table-cell table:style-name="ce118" table:formula="of:=[$'EOD-ANALYSIS'.G94]" office:value-type="float" office:value="0" calcext:value-type="float">
            <text:p>0</text:p>
          </table:table-cell>
          <table:table-cell table:style-name="ce118" table:formula="of:=[$'EOD-ANALYSIS'.H94]" office:value-type="float" office:value="0" calcext:value-type="float">
            <text:p>0</text:p>
          </table:table-cell>
          <table:table-cell table:style-name="ce118" table:formula="of:=[$HDFCBANK.H94]" office:value-type="float" office:value="0" calcext:value-type="float">
            <text:p>0</text:p>
          </table:table-cell>
          <table:table-cell table:style-name="ce118" table:formula="of:=[$ICICIBANK.H94]" office:value-type="float" office:value="0" calcext:value-type="float">
            <text:p>0</text:p>
          </table:table-cell>
          <table:table-cell table:style-name="ce118" table:formula="of:=[$KOTAKBANK.H94]" office:value-type="float" office:value="0" calcext:value-type="float">
            <text:p>0</text:p>
          </table:table-cell>
          <table:table-cell table:style-name="ce118" table:formula="of:=[$AXISBANK.H94]" office:value-type="float" office:value="0" calcext:value-type="float">
            <text:p>0</text:p>
          </table:table-cell>
          <table:table-cell table:style-name="ce118" table:formula="of:=[$SBIBANK.H94]" office:value-type="float" office:value="0" calcext:value-type="float">
            <text:p>0</text:p>
          </table:table-cell>
          <table:table-cell table:style-name="ce118" table:formula="of:=[$INDUSINDBANK.H94]" office:value-type="float" office:value="0" calcext:value-type="float">
            <text:p>0</text:p>
          </table:table-cell>
          <table:table-cell table:style-name="ce124" table:formula="of:=[$RELIANCE.H94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5]" office:value-type="date" office:date-value="1899-12-30" calcext:value-type="date">
            <text:p>30/12/99</text:p>
          </table:table-cell>
          <table:table-cell table:style-name="ce118" table:formula="of:=[$'EOD-ANALYSIS'.B95]" office:value-type="float" office:value="0" calcext:value-type="float">
            <text:p>0</text:p>
          </table:table-cell>
          <table:table-cell table:style-name="ce118" table:formula="of:=[$'EOD-ANALYSIS'.C95]" office:value-type="float" office:value="0" calcext:value-type="float">
            <text:p>0</text:p>
          </table:table-cell>
          <table:table-cell table:style-name="ce118" table:formula="of:=[$'EOD-ANALYSIS'.D95]" office:value-type="float" office:value="0" calcext:value-type="float">
            <text:p>0</text:p>
          </table:table-cell>
          <table:table-cell table:style-name="ce118" table:formula="of:=[$HDFCBANK.I95]" office:value-type="float" office:value="0" calcext:value-type="float">
            <text:p>0</text:p>
          </table:table-cell>
          <table:table-cell table:style-name="ce118" table:formula="of:=[$ICICIBANK.I95]" office:value-type="float" office:value="0" calcext:value-type="float">
            <text:p>0</text:p>
          </table:table-cell>
          <table:table-cell table:style-name="ce118" table:formula="of:=[$KOTAKBANK.I95]" office:value-type="float" office:value="0" calcext:value-type="float">
            <text:p>0</text:p>
          </table:table-cell>
          <table:table-cell table:style-name="ce118" table:formula="of:=[$AXISBANK.I95]" office:value-type="float" office:value="0" calcext:value-type="float">
            <text:p>0</text:p>
          </table:table-cell>
          <table:table-cell table:style-name="ce118" table:formula="of:=[$SBIBANK.I95]" office:value-type="float" office:value="0" calcext:value-type="float">
            <text:p>0</text:p>
          </table:table-cell>
          <table:table-cell table:style-name="ce118" table:formula="of:=[$INDUSINDBANK.I95]" office:value-type="float" office:value="0" calcext:value-type="float">
            <text:p>0</text:p>
          </table:table-cell>
          <table:table-cell/>
          <table:table-cell table:style-name="ce118" table:formula="of:=[$'EOD-ANALYSIS'.F95]" office:value-type="float" office:value="0" calcext:value-type="float">
            <text:p>0</text:p>
          </table:table-cell>
          <table:table-cell table:style-name="ce118" table:formula="of:=[$'EOD-ANALYSIS'.G95]" office:value-type="float" office:value="0" calcext:value-type="float">
            <text:p>0</text:p>
          </table:table-cell>
          <table:table-cell table:style-name="ce118" table:formula="of:=[$'EOD-ANALYSIS'.H95]" office:value-type="float" office:value="0" calcext:value-type="float">
            <text:p>0</text:p>
          </table:table-cell>
          <table:table-cell table:style-name="ce118" table:formula="of:=[$HDFCBANK.H95]" office:value-type="float" office:value="0" calcext:value-type="float">
            <text:p>0</text:p>
          </table:table-cell>
          <table:table-cell table:style-name="ce118" table:formula="of:=[$ICICIBANK.H95]" office:value-type="float" office:value="0" calcext:value-type="float">
            <text:p>0</text:p>
          </table:table-cell>
          <table:table-cell table:style-name="ce118" table:formula="of:=[$KOTAKBANK.H95]" office:value-type="float" office:value="0" calcext:value-type="float">
            <text:p>0</text:p>
          </table:table-cell>
          <table:table-cell table:style-name="ce118" table:formula="of:=[$AXISBANK.H95]" office:value-type="float" office:value="0" calcext:value-type="float">
            <text:p>0</text:p>
          </table:table-cell>
          <table:table-cell table:style-name="ce118" table:formula="of:=[$SBIBANK.H95]" office:value-type="float" office:value="0" calcext:value-type="float">
            <text:p>0</text:p>
          </table:table-cell>
          <table:table-cell table:style-name="ce118" table:formula="of:=[$INDUSINDBANK.H95]" office:value-type="float" office:value="0" calcext:value-type="float">
            <text:p>0</text:p>
          </table:table-cell>
          <table:table-cell table:style-name="ce124" table:formula="of:=[$RELIANCE.H95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6]" office:value-type="date" office:date-value="1899-12-30" calcext:value-type="date">
            <text:p>30/12/99</text:p>
          </table:table-cell>
          <table:table-cell table:style-name="ce118" table:formula="of:=[$'EOD-ANALYSIS'.B96]" office:value-type="float" office:value="0" calcext:value-type="float">
            <text:p>0</text:p>
          </table:table-cell>
          <table:table-cell table:style-name="ce118" table:formula="of:=[$'EOD-ANALYSIS'.C96]" office:value-type="float" office:value="0" calcext:value-type="float">
            <text:p>0</text:p>
          </table:table-cell>
          <table:table-cell table:style-name="ce118" table:formula="of:=[$'EOD-ANALYSIS'.D96]" office:value-type="float" office:value="0" calcext:value-type="float">
            <text:p>0</text:p>
          </table:table-cell>
          <table:table-cell table:style-name="ce118" table:formula="of:=[$HDFCBANK.I96]" office:value-type="float" office:value="0" calcext:value-type="float">
            <text:p>0</text:p>
          </table:table-cell>
          <table:table-cell table:style-name="ce118" table:formula="of:=[$ICICIBANK.I96]" office:value-type="float" office:value="0" calcext:value-type="float">
            <text:p>0</text:p>
          </table:table-cell>
          <table:table-cell table:style-name="ce118" table:formula="of:=[$KOTAKBANK.I96]" office:value-type="float" office:value="0" calcext:value-type="float">
            <text:p>0</text:p>
          </table:table-cell>
          <table:table-cell table:style-name="ce118" table:formula="of:=[$AXISBANK.I96]" office:value-type="float" office:value="0" calcext:value-type="float">
            <text:p>0</text:p>
          </table:table-cell>
          <table:table-cell table:style-name="ce118" table:formula="of:=[$SBIBANK.I96]" office:value-type="float" office:value="0" calcext:value-type="float">
            <text:p>0</text:p>
          </table:table-cell>
          <table:table-cell table:style-name="ce118" table:formula="of:=[$INDUSINDBANK.I96]" office:value-type="float" office:value="0" calcext:value-type="float">
            <text:p>0</text:p>
          </table:table-cell>
          <table:table-cell/>
          <table:table-cell table:style-name="ce118" table:formula="of:=[$'EOD-ANALYSIS'.F96]" office:value-type="float" office:value="0" calcext:value-type="float">
            <text:p>0</text:p>
          </table:table-cell>
          <table:table-cell table:style-name="ce118" table:formula="of:=[$'EOD-ANALYSIS'.G96]" office:value-type="float" office:value="0" calcext:value-type="float">
            <text:p>0</text:p>
          </table:table-cell>
          <table:table-cell table:style-name="ce118" table:formula="of:=[$'EOD-ANALYSIS'.H96]" office:value-type="float" office:value="0" calcext:value-type="float">
            <text:p>0</text:p>
          </table:table-cell>
          <table:table-cell table:style-name="ce118" table:formula="of:=[$HDFCBANK.H96]" office:value-type="float" office:value="0" calcext:value-type="float">
            <text:p>0</text:p>
          </table:table-cell>
          <table:table-cell table:style-name="ce118" table:formula="of:=[$ICICIBANK.H96]" office:value-type="float" office:value="0" calcext:value-type="float">
            <text:p>0</text:p>
          </table:table-cell>
          <table:table-cell table:style-name="ce118" table:formula="of:=[$KOTAKBANK.H96]" office:value-type="float" office:value="0" calcext:value-type="float">
            <text:p>0</text:p>
          </table:table-cell>
          <table:table-cell table:style-name="ce118" table:formula="of:=[$AXISBANK.H96]" office:value-type="float" office:value="0" calcext:value-type="float">
            <text:p>0</text:p>
          </table:table-cell>
          <table:table-cell table:style-name="ce118" table:formula="of:=[$SBIBANK.H96]" office:value-type="float" office:value="0" calcext:value-type="float">
            <text:p>0</text:p>
          </table:table-cell>
          <table:table-cell table:style-name="ce118" table:formula="of:=[$INDUSINDBANK.H96]" office:value-type="float" office:value="0" calcext:value-type="float">
            <text:p>0</text:p>
          </table:table-cell>
          <table:table-cell table:style-name="ce124" table:formula="of:=[$RELIANCE.H96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7]" office:value-type="date" office:date-value="1899-12-30" calcext:value-type="date">
            <text:p>30/12/99</text:p>
          </table:table-cell>
          <table:table-cell table:style-name="ce118" table:formula="of:=[$'EOD-ANALYSIS'.B97]" office:value-type="float" office:value="0" calcext:value-type="float">
            <text:p>0</text:p>
          </table:table-cell>
          <table:table-cell table:style-name="ce118" table:formula="of:=[$'EOD-ANALYSIS'.C97]" office:value-type="float" office:value="0" calcext:value-type="float">
            <text:p>0</text:p>
          </table:table-cell>
          <table:table-cell table:style-name="ce118" table:formula="of:=[$'EOD-ANALYSIS'.D97]" office:value-type="float" office:value="0" calcext:value-type="float">
            <text:p>0</text:p>
          </table:table-cell>
          <table:table-cell table:style-name="ce118" table:formula="of:=[$HDFCBANK.I97]" office:value-type="float" office:value="0" calcext:value-type="float">
            <text:p>0</text:p>
          </table:table-cell>
          <table:table-cell table:style-name="ce118" table:formula="of:=[$ICICIBANK.I97]" office:value-type="float" office:value="0" calcext:value-type="float">
            <text:p>0</text:p>
          </table:table-cell>
          <table:table-cell table:style-name="ce118" table:formula="of:=[$KOTAKBANK.I97]" office:value-type="float" office:value="0" calcext:value-type="float">
            <text:p>0</text:p>
          </table:table-cell>
          <table:table-cell table:style-name="ce118" table:formula="of:=[$AXISBANK.I97]" office:value-type="float" office:value="0" calcext:value-type="float">
            <text:p>0</text:p>
          </table:table-cell>
          <table:table-cell table:style-name="ce118" table:formula="of:=[$SBIBANK.I97]" office:value-type="float" office:value="0" calcext:value-type="float">
            <text:p>0</text:p>
          </table:table-cell>
          <table:table-cell table:style-name="ce118" table:formula="of:=[$INDUSINDBANK.I97]" office:value-type="float" office:value="0" calcext:value-type="float">
            <text:p>0</text:p>
          </table:table-cell>
          <table:table-cell/>
          <table:table-cell table:style-name="ce118" table:formula="of:=[$'EOD-ANALYSIS'.F97]" office:value-type="float" office:value="0" calcext:value-type="float">
            <text:p>0</text:p>
          </table:table-cell>
          <table:table-cell table:style-name="ce118" table:formula="of:=[$'EOD-ANALYSIS'.G97]" office:value-type="float" office:value="0" calcext:value-type="float">
            <text:p>0</text:p>
          </table:table-cell>
          <table:table-cell table:style-name="ce118" table:formula="of:=[$'EOD-ANALYSIS'.H97]" office:value-type="float" office:value="0" calcext:value-type="float">
            <text:p>0</text:p>
          </table:table-cell>
          <table:table-cell table:style-name="ce118" table:formula="of:=[$HDFCBANK.H97]" office:value-type="float" office:value="0" calcext:value-type="float">
            <text:p>0</text:p>
          </table:table-cell>
          <table:table-cell table:style-name="ce118" table:formula="of:=[$ICICIBANK.H97]" office:value-type="float" office:value="0" calcext:value-type="float">
            <text:p>0</text:p>
          </table:table-cell>
          <table:table-cell table:style-name="ce118" table:formula="of:=[$KOTAKBANK.H97]" office:value-type="float" office:value="0" calcext:value-type="float">
            <text:p>0</text:p>
          </table:table-cell>
          <table:table-cell table:style-name="ce118" table:formula="of:=[$AXISBANK.H97]" office:value-type="float" office:value="0" calcext:value-type="float">
            <text:p>0</text:p>
          </table:table-cell>
          <table:table-cell table:style-name="ce118" table:formula="of:=[$SBIBANK.H97]" office:value-type="float" office:value="0" calcext:value-type="float">
            <text:p>0</text:p>
          </table:table-cell>
          <table:table-cell table:style-name="ce118" table:formula="of:=[$INDUSINDBANK.H97]" office:value-type="float" office:value="0" calcext:value-type="float">
            <text:p>0</text:p>
          </table:table-cell>
          <table:table-cell table:style-name="ce124" table:formula="of:=[$RELIANCE.H97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8]" office:value-type="date" office:date-value="1899-12-30" calcext:value-type="date">
            <text:p>30/12/99</text:p>
          </table:table-cell>
          <table:table-cell table:style-name="ce118" table:formula="of:=[$'EOD-ANALYSIS'.B98]" office:value-type="float" office:value="0" calcext:value-type="float">
            <text:p>0</text:p>
          </table:table-cell>
          <table:table-cell table:style-name="ce118" table:formula="of:=[$'EOD-ANALYSIS'.C98]" office:value-type="float" office:value="0" calcext:value-type="float">
            <text:p>0</text:p>
          </table:table-cell>
          <table:table-cell table:style-name="ce118" table:formula="of:=[$'EOD-ANALYSIS'.D98]" office:value-type="float" office:value="0" calcext:value-type="float">
            <text:p>0</text:p>
          </table:table-cell>
          <table:table-cell table:style-name="ce118" table:formula="of:=[$HDFCBANK.I98]" office:value-type="float" office:value="0" calcext:value-type="float">
            <text:p>0</text:p>
          </table:table-cell>
          <table:table-cell table:style-name="ce118" table:formula="of:=[$ICICIBANK.I98]" office:value-type="float" office:value="0" calcext:value-type="float">
            <text:p>0</text:p>
          </table:table-cell>
          <table:table-cell table:style-name="ce118" table:formula="of:=[$KOTAKBANK.I98]" office:value-type="float" office:value="0" calcext:value-type="float">
            <text:p>0</text:p>
          </table:table-cell>
          <table:table-cell table:style-name="ce118" table:formula="of:=[$AXISBANK.I98]" office:value-type="float" office:value="0" calcext:value-type="float">
            <text:p>0</text:p>
          </table:table-cell>
          <table:table-cell table:style-name="ce118" table:formula="of:=[$SBIBANK.I98]" office:value-type="float" office:value="0" calcext:value-type="float">
            <text:p>0</text:p>
          </table:table-cell>
          <table:table-cell table:style-name="ce118" table:formula="of:=[$INDUSINDBANK.I98]" office:value-type="float" office:value="0" calcext:value-type="float">
            <text:p>0</text:p>
          </table:table-cell>
          <table:table-cell/>
          <table:table-cell table:style-name="ce118" table:formula="of:=[$'EOD-ANALYSIS'.F98]" office:value-type="float" office:value="0" calcext:value-type="float">
            <text:p>0</text:p>
          </table:table-cell>
          <table:table-cell table:style-name="ce118" table:formula="of:=[$'EOD-ANALYSIS'.G98]" office:value-type="float" office:value="0" calcext:value-type="float">
            <text:p>0</text:p>
          </table:table-cell>
          <table:table-cell table:style-name="ce118" table:formula="of:=[$'EOD-ANALYSIS'.H98]" office:value-type="float" office:value="0" calcext:value-type="float">
            <text:p>0</text:p>
          </table:table-cell>
          <table:table-cell table:style-name="ce118" table:formula="of:=[$HDFCBANK.H98]" office:value-type="float" office:value="0" calcext:value-type="float">
            <text:p>0</text:p>
          </table:table-cell>
          <table:table-cell table:style-name="ce118" table:formula="of:=[$ICICIBANK.H98]" office:value-type="float" office:value="0" calcext:value-type="float">
            <text:p>0</text:p>
          </table:table-cell>
          <table:table-cell table:style-name="ce118" table:formula="of:=[$KOTAKBANK.H98]" office:value-type="float" office:value="0" calcext:value-type="float">
            <text:p>0</text:p>
          </table:table-cell>
          <table:table-cell table:style-name="ce118" table:formula="of:=[$AXISBANK.H98]" office:value-type="float" office:value="0" calcext:value-type="float">
            <text:p>0</text:p>
          </table:table-cell>
          <table:table-cell table:style-name="ce118" table:formula="of:=[$SBIBANK.H98]" office:value-type="float" office:value="0" calcext:value-type="float">
            <text:p>0</text:p>
          </table:table-cell>
          <table:table-cell table:style-name="ce118" table:formula="of:=[$INDUSINDBANK.H98]" office:value-type="float" office:value="0" calcext:value-type="float">
            <text:p>0</text:p>
          </table:table-cell>
          <table:table-cell table:style-name="ce124" table:formula="of:=[$RELIANCE.H98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99]" office:value-type="date" office:date-value="1899-12-30" calcext:value-type="date">
            <text:p>30/12/99</text:p>
          </table:table-cell>
          <table:table-cell table:style-name="ce118" table:formula="of:=[$'EOD-ANALYSIS'.B99]" office:value-type="float" office:value="0" calcext:value-type="float">
            <text:p>0</text:p>
          </table:table-cell>
          <table:table-cell table:style-name="ce118" table:formula="of:=[$'EOD-ANALYSIS'.C99]" office:value-type="float" office:value="0" calcext:value-type="float">
            <text:p>0</text:p>
          </table:table-cell>
          <table:table-cell table:style-name="ce118" table:formula="of:=[$'EOD-ANALYSIS'.D99]" office:value-type="float" office:value="0" calcext:value-type="float">
            <text:p>0</text:p>
          </table:table-cell>
          <table:table-cell table:style-name="ce118" table:formula="of:=[$HDFCBANK.I99]" office:value-type="float" office:value="0" calcext:value-type="float">
            <text:p>0</text:p>
          </table:table-cell>
          <table:table-cell table:style-name="ce118" table:formula="of:=[$ICICIBANK.I99]" office:value-type="float" office:value="0" calcext:value-type="float">
            <text:p>0</text:p>
          </table:table-cell>
          <table:table-cell table:style-name="ce118" table:formula="of:=[$KOTAKBANK.I99]" office:value-type="float" office:value="0" calcext:value-type="float">
            <text:p>0</text:p>
          </table:table-cell>
          <table:table-cell table:style-name="ce118" table:formula="of:=[$AXISBANK.I99]" office:value-type="float" office:value="0" calcext:value-type="float">
            <text:p>0</text:p>
          </table:table-cell>
          <table:table-cell table:style-name="ce118" table:formula="of:=[$SBIBANK.I99]" office:value-type="float" office:value="0" calcext:value-type="float">
            <text:p>0</text:p>
          </table:table-cell>
          <table:table-cell table:style-name="ce118" table:formula="of:=[$INDUSINDBANK.I99]" office:value-type="float" office:value="0" calcext:value-type="float">
            <text:p>0</text:p>
          </table:table-cell>
          <table:table-cell/>
          <table:table-cell table:style-name="ce118" table:formula="of:=[$'EOD-ANALYSIS'.F99]" office:value-type="float" office:value="0" calcext:value-type="float">
            <text:p>0</text:p>
          </table:table-cell>
          <table:table-cell table:style-name="ce118" table:formula="of:=[$'EOD-ANALYSIS'.G99]" office:value-type="float" office:value="0" calcext:value-type="float">
            <text:p>0</text:p>
          </table:table-cell>
          <table:table-cell table:style-name="ce118" table:formula="of:=[$'EOD-ANALYSIS'.H99]" office:value-type="float" office:value="0" calcext:value-type="float">
            <text:p>0</text:p>
          </table:table-cell>
          <table:table-cell table:style-name="ce118" table:formula="of:=[$HDFCBANK.H99]" office:value-type="float" office:value="0" calcext:value-type="float">
            <text:p>0</text:p>
          </table:table-cell>
          <table:table-cell table:style-name="ce118" table:formula="of:=[$ICICIBANK.H99]" office:value-type="float" office:value="0" calcext:value-type="float">
            <text:p>0</text:p>
          </table:table-cell>
          <table:table-cell table:style-name="ce118" table:formula="of:=[$KOTAKBANK.H99]" office:value-type="float" office:value="0" calcext:value-type="float">
            <text:p>0</text:p>
          </table:table-cell>
          <table:table-cell table:style-name="ce118" table:formula="of:=[$AXISBANK.H99]" office:value-type="float" office:value="0" calcext:value-type="float">
            <text:p>0</text:p>
          </table:table-cell>
          <table:table-cell table:style-name="ce118" table:formula="of:=[$SBIBANK.H99]" office:value-type="float" office:value="0" calcext:value-type="float">
            <text:p>0</text:p>
          </table:table-cell>
          <table:table-cell table:style-name="ce118" table:formula="of:=[$INDUSINDBANK.H99]" office:value-type="float" office:value="0" calcext:value-type="float">
            <text:p>0</text:p>
          </table:table-cell>
          <table:table-cell table:style-name="ce124" table:formula="of:=[$RELIANCE.H99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100]" office:value-type="date" office:date-value="1899-12-30" calcext:value-type="date">
            <text:p>30/12/99</text:p>
          </table:table-cell>
          <table:table-cell table:style-name="ce118" table:formula="of:=[$'EOD-ANALYSIS'.B100]" office:value-type="float" office:value="0" calcext:value-type="float">
            <text:p>0</text:p>
          </table:table-cell>
          <table:table-cell table:style-name="ce118" table:formula="of:=[$'EOD-ANALYSIS'.C100]" office:value-type="float" office:value="0" calcext:value-type="float">
            <text:p>0</text:p>
          </table:table-cell>
          <table:table-cell table:style-name="ce118" table:formula="of:=[$'EOD-ANALYSIS'.D100]" office:value-type="float" office:value="0" calcext:value-type="float">
            <text:p>0</text:p>
          </table:table-cell>
          <table:table-cell table:style-name="ce118" table:formula="of:=[$HDFCBANK.I100]" office:value-type="float" office:value="0" calcext:value-type="float">
            <text:p>0</text:p>
          </table:table-cell>
          <table:table-cell table:style-name="ce118" table:formula="of:=[$ICICIBANK.I100]" office:value-type="float" office:value="0" calcext:value-type="float">
            <text:p>0</text:p>
          </table:table-cell>
          <table:table-cell table:style-name="ce118" table:formula="of:=[$KOTAKBANK.I100]" office:value-type="float" office:value="0" calcext:value-type="float">
            <text:p>0</text:p>
          </table:table-cell>
          <table:table-cell table:style-name="ce118" table:formula="of:=[$AXISBANK.I100]" office:value-type="float" office:value="0" calcext:value-type="float">
            <text:p>0</text:p>
          </table:table-cell>
          <table:table-cell table:style-name="ce118" table:formula="of:=[$SBIBANK.I100]" office:value-type="float" office:value="0" calcext:value-type="float">
            <text:p>0</text:p>
          </table:table-cell>
          <table:table-cell table:style-name="ce118" table:formula="of:=[$INDUSINDBANK.I100]" office:value-type="float" office:value="0" calcext:value-type="float">
            <text:p>0</text:p>
          </table:table-cell>
          <table:table-cell/>
          <table:table-cell table:style-name="ce118" table:formula="of:=[$'EOD-ANALYSIS'.F100]" office:value-type="float" office:value="0" calcext:value-type="float">
            <text:p>0</text:p>
          </table:table-cell>
          <table:table-cell table:style-name="ce118" table:formula="of:=[$'EOD-ANALYSIS'.G100]" office:value-type="float" office:value="0" calcext:value-type="float">
            <text:p>0</text:p>
          </table:table-cell>
          <table:table-cell table:style-name="ce118" table:formula="of:=[$'EOD-ANALYSIS'.H100]" office:value-type="float" office:value="0" calcext:value-type="float">
            <text:p>0</text:p>
          </table:table-cell>
          <table:table-cell table:style-name="ce118" table:formula="of:=[$HDFCBANK.H100]" office:value-type="float" office:value="0" calcext:value-type="float">
            <text:p>0</text:p>
          </table:table-cell>
          <table:table-cell table:style-name="ce118" table:formula="of:=[$ICICIBANK.H100]" office:value-type="float" office:value="0" calcext:value-type="float">
            <text:p>0</text:p>
          </table:table-cell>
          <table:table-cell table:style-name="ce118" table:formula="of:=[$KOTAKBANK.H100]" office:value-type="float" office:value="0" calcext:value-type="float">
            <text:p>0</text:p>
          </table:table-cell>
          <table:table-cell table:style-name="ce118" table:formula="of:=[$AXISBANK.H100]" office:value-type="float" office:value="0" calcext:value-type="float">
            <text:p>0</text:p>
          </table:table-cell>
          <table:table-cell table:style-name="ce118" table:formula="of:=[$SBIBANK.H100]" office:value-type="float" office:value="0" calcext:value-type="float">
            <text:p>0</text:p>
          </table:table-cell>
          <table:table-cell table:style-name="ce118" table:formula="of:=[$INDUSINDBANK.H100]" office:value-type="float" office:value="0" calcext:value-type="float">
            <text:p>0</text:p>
          </table:table-cell>
          <table:table-cell table:style-name="ce124" table:formula="of:=[$RELIANCE.H100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101]" office:value-type="date" office:date-value="1899-12-30" calcext:value-type="date">
            <text:p>30/12/99</text:p>
          </table:table-cell>
          <table:table-cell table:style-name="ce118" table:formula="of:=[$'EOD-ANALYSIS'.B101]" office:value-type="float" office:value="0" calcext:value-type="float">
            <text:p>0</text:p>
          </table:table-cell>
          <table:table-cell table:style-name="ce118" table:formula="of:=[$'EOD-ANALYSIS'.C101]" office:value-type="float" office:value="0" calcext:value-type="float">
            <text:p>0</text:p>
          </table:table-cell>
          <table:table-cell table:style-name="ce118" table:formula="of:=[$'EOD-ANALYSIS'.D101]" office:value-type="float" office:value="0" calcext:value-type="float">
            <text:p>0</text:p>
          </table:table-cell>
          <table:table-cell table:style-name="ce118" table:formula="of:=[$HDFCBANK.I101]" office:value-type="float" office:value="0" calcext:value-type="float">
            <text:p>0</text:p>
          </table:table-cell>
          <table:table-cell table:style-name="ce118" table:formula="of:=[$ICICIBANK.I101]" office:value-type="float" office:value="0" calcext:value-type="float">
            <text:p>0</text:p>
          </table:table-cell>
          <table:table-cell table:style-name="ce118" table:formula="of:=[$KOTAKBANK.I101]" office:value-type="float" office:value="0" calcext:value-type="float">
            <text:p>0</text:p>
          </table:table-cell>
          <table:table-cell table:style-name="ce118" table:formula="of:=[$AXISBANK.I101]" office:value-type="float" office:value="0" calcext:value-type="float">
            <text:p>0</text:p>
          </table:table-cell>
          <table:table-cell table:style-name="ce118" table:formula="of:=[$SBIBANK.I101]" office:value-type="float" office:value="0" calcext:value-type="float">
            <text:p>0</text:p>
          </table:table-cell>
          <table:table-cell table:style-name="ce118" table:formula="of:=[$INDUSINDBANK.I101]" office:value-type="float" office:value="0" calcext:value-type="float">
            <text:p>0</text:p>
          </table:table-cell>
          <table:table-cell/>
          <table:table-cell table:style-name="ce118" table:formula="of:=[$'EOD-ANALYSIS'.F101]" office:value-type="float" office:value="0" calcext:value-type="float">
            <text:p>0</text:p>
          </table:table-cell>
          <table:table-cell table:style-name="ce118" table:formula="of:=[$'EOD-ANALYSIS'.G101]" office:value-type="float" office:value="0" calcext:value-type="float">
            <text:p>0</text:p>
          </table:table-cell>
          <table:table-cell table:style-name="ce118" table:formula="of:=[$'EOD-ANALYSIS'.H101]" office:value-type="float" office:value="0" calcext:value-type="float">
            <text:p>0</text:p>
          </table:table-cell>
          <table:table-cell table:style-name="ce118" table:formula="of:=[$HDFCBANK.H101]" office:value-type="float" office:value="0" calcext:value-type="float">
            <text:p>0</text:p>
          </table:table-cell>
          <table:table-cell table:style-name="ce118" table:formula="of:=[$ICICIBANK.H101]" office:value-type="float" office:value="0" calcext:value-type="float">
            <text:p>0</text:p>
          </table:table-cell>
          <table:table-cell table:style-name="ce118" table:formula="of:=[$KOTAKBANK.H101]" office:value-type="float" office:value="0" calcext:value-type="float">
            <text:p>0</text:p>
          </table:table-cell>
          <table:table-cell table:style-name="ce118" table:formula="of:=[$AXISBANK.H101]" office:value-type="float" office:value="0" calcext:value-type="float">
            <text:p>0</text:p>
          </table:table-cell>
          <table:table-cell table:style-name="ce118" table:formula="of:=[$SBIBANK.H101]" office:value-type="float" office:value="0" calcext:value-type="float">
            <text:p>0</text:p>
          </table:table-cell>
          <table:table-cell table:style-name="ce118" table:formula="of:=[$INDUSINDBANK.H101]" office:value-type="float" office:value="0" calcext:value-type="float">
            <text:p>0</text:p>
          </table:table-cell>
          <table:table-cell table:style-name="ce124" table:formula="of:=[$RELIANCE.H101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102]" office:value-type="date" office:date-value="1899-12-30" calcext:value-type="date">
            <text:p>30/12/99</text:p>
          </table:table-cell>
          <table:table-cell table:style-name="ce118" table:formula="of:=[$'EOD-ANALYSIS'.B102]" office:value-type="float" office:value="0" calcext:value-type="float">
            <text:p>0</text:p>
          </table:table-cell>
          <table:table-cell table:style-name="ce118" table:formula="of:=[$'EOD-ANALYSIS'.C102]" office:value-type="float" office:value="0" calcext:value-type="float">
            <text:p>0</text:p>
          </table:table-cell>
          <table:table-cell table:style-name="ce118" table:formula="of:=[$'EOD-ANALYSIS'.D102]" office:value-type="float" office:value="0" calcext:value-type="float">
            <text:p>0</text:p>
          </table:table-cell>
          <table:table-cell table:style-name="ce118" table:formula="of:=[$HDFCBANK.I102]" office:value-type="float" office:value="0" calcext:value-type="float">
            <text:p>0</text:p>
          </table:table-cell>
          <table:table-cell table:style-name="ce118" table:formula="of:=[$ICICIBANK.I102]" office:value-type="float" office:value="0" calcext:value-type="float">
            <text:p>0</text:p>
          </table:table-cell>
          <table:table-cell table:style-name="ce118" table:formula="of:=[$KOTAKBANK.I102]" office:value-type="float" office:value="0" calcext:value-type="float">
            <text:p>0</text:p>
          </table:table-cell>
          <table:table-cell table:style-name="ce118" table:formula="of:=[$AXISBANK.I102]" office:value-type="float" office:value="0" calcext:value-type="float">
            <text:p>0</text:p>
          </table:table-cell>
          <table:table-cell table:style-name="ce118" table:formula="of:=[$SBIBANK.I102]" office:value-type="float" office:value="0" calcext:value-type="float">
            <text:p>0</text:p>
          </table:table-cell>
          <table:table-cell table:style-name="ce118" table:formula="of:=[$INDUSINDBANK.I102]" office:value-type="float" office:value="0" calcext:value-type="float">
            <text:p>0</text:p>
          </table:table-cell>
          <table:table-cell/>
          <table:table-cell table:style-name="ce118" table:formula="of:=[$'EOD-ANALYSIS'.F102]" office:value-type="float" office:value="0" calcext:value-type="float">
            <text:p>0</text:p>
          </table:table-cell>
          <table:table-cell table:style-name="ce118" table:formula="of:=[$'EOD-ANALYSIS'.G102]" office:value-type="float" office:value="0" calcext:value-type="float">
            <text:p>0</text:p>
          </table:table-cell>
          <table:table-cell table:style-name="ce118" table:formula="of:=[$'EOD-ANALYSIS'.H102]" office:value-type="float" office:value="0" calcext:value-type="float">
            <text:p>0</text:p>
          </table:table-cell>
          <table:table-cell table:style-name="ce118" table:formula="of:=[$HDFCBANK.H102]" office:value-type="float" office:value="0" calcext:value-type="float">
            <text:p>0</text:p>
          </table:table-cell>
          <table:table-cell table:style-name="ce118" table:formula="of:=[$ICICIBANK.H102]" office:value-type="float" office:value="0" calcext:value-type="float">
            <text:p>0</text:p>
          </table:table-cell>
          <table:table-cell table:style-name="ce118" table:formula="of:=[$KOTAKBANK.H102]" office:value-type="float" office:value="0" calcext:value-type="float">
            <text:p>0</text:p>
          </table:table-cell>
          <table:table-cell table:style-name="ce118" table:formula="of:=[$AXISBANK.H102]" office:value-type="float" office:value="0" calcext:value-type="float">
            <text:p>0</text:p>
          </table:table-cell>
          <table:table-cell table:style-name="ce118" table:formula="of:=[$SBIBANK.H102]" office:value-type="float" office:value="0" calcext:value-type="float">
            <text:p>0</text:p>
          </table:table-cell>
          <table:table-cell table:style-name="ce118" table:formula="of:=[$INDUSINDBANK.H102]" office:value-type="float" office:value="0" calcext:value-type="float">
            <text:p>0</text:p>
          </table:table-cell>
          <table:table-cell table:style-name="ce124" table:formula="of:=[$RELIANCE.H102]" office:value-type="float" office:value="0" calcext:value-type="float">
            <text:p>0</text:p>
          </table:table-cell>
          <table:table-cell table:number-columns-repeated="43"/>
        </table:table-row>
        <table:table-row table:style-name="ro2">
          <table:table-cell table:style-name="ce135" table:formula="of:=[$HDFCBANK.B103]" office:value-type="date" office:date-value="1899-12-30" calcext:value-type="date">
            <text:p>30/12/99</text:p>
          </table:table-cell>
          <table:table-cell table:style-name="ce118" table:formula="of:=[$'EOD-ANALYSIS'.B103]" office:value-type="float" office:value="0" calcext:value-type="float">
            <text:p>0</text:p>
          </table:table-cell>
          <table:table-cell table:style-name="ce118" table:formula="of:=[$'EOD-ANALYSIS'.C103]" office:value-type="float" office:value="0" calcext:value-type="float">
            <text:p>0</text:p>
          </table:table-cell>
          <table:table-cell table:style-name="ce118" table:formula="of:=[$'EOD-ANALYSIS'.D103]" office:value-type="float" office:value="0" calcext:value-type="float">
            <text:p>0</text:p>
          </table:table-cell>
          <table:table-cell table:style-name="ce118" table:formula="of:=[$HDFCBANK.I103]" office:value-type="float" office:value="0" calcext:value-type="float">
            <text:p>0</text:p>
          </table:table-cell>
          <table:table-cell table:style-name="ce118" table:formula="of:=[$ICICIBANK.I103]" office:value-type="float" office:value="0" calcext:value-type="float">
            <text:p>0</text:p>
          </table:table-cell>
          <table:table-cell table:style-name="ce118" table:formula="of:=[$KOTAKBANK.I103]" office:value-type="float" office:value="0" calcext:value-type="float">
            <text:p>0</text:p>
          </table:table-cell>
          <table:table-cell table:style-name="ce118" table:formula="of:=[$AXISBANK.I103]" office:value-type="float" office:value="0" calcext:value-type="float">
            <text:p>0</text:p>
          </table:table-cell>
          <table:table-cell table:style-name="ce118" table:formula="of:=[$SBIBANK.I103]" office:value-type="float" office:value="0" calcext:value-type="float">
            <text:p>0</text:p>
          </table:table-cell>
          <table:table-cell table:style-name="ce118" table:formula="of:=[$INDUSINDBANK.I103]" office:value-type="float" office:value="0" calcext:value-type="float">
            <text:p>0</text:p>
          </table:table-cell>
          <table:table-cell/>
          <table:table-cell table:style-name="ce118" table:formula="of:=[$'EOD-ANALYSIS'.F103]" office:value-type="float" office:value="0" calcext:value-type="float">
            <text:p>0</text:p>
          </table:table-cell>
          <table:table-cell table:style-name="ce118" table:formula="of:=[$'EOD-ANALYSIS'.G103]" office:value-type="float" office:value="0" calcext:value-type="float">
            <text:p>0</text:p>
          </table:table-cell>
          <table:table-cell table:style-name="ce118" table:formula="of:=[$'EOD-ANALYSIS'.H103]" office:value-type="float" office:value="0" calcext:value-type="float">
            <text:p>0</text:p>
          </table:table-cell>
          <table:table-cell table:style-name="ce118" table:formula="of:=[$HDFCBANK.H103]" office:value-type="float" office:value="0" calcext:value-type="float">
            <text:p>0</text:p>
          </table:table-cell>
          <table:table-cell table:style-name="ce118" table:formula="of:=[$ICICIBANK.H103]" office:value-type="float" office:value="0" calcext:value-type="float">
            <text:p>0</text:p>
          </table:table-cell>
          <table:table-cell table:style-name="ce118" table:formula="of:=[$KOTAKBANK.H103]" office:value-type="float" office:value="0" calcext:value-type="float">
            <text:p>0</text:p>
          </table:table-cell>
          <table:table-cell table:style-name="ce118" table:formula="of:=[$AXISBANK.H103]" office:value-type="float" office:value="0" calcext:value-type="float">
            <text:p>0</text:p>
          </table:table-cell>
          <table:table-cell table:style-name="ce118" table:formula="of:=[$SBIBANK.H103]" office:value-type="float" office:value="0" calcext:value-type="float">
            <text:p>0</text:p>
          </table:table-cell>
          <table:table-cell table:style-name="ce118" table:formula="of:=[$INDUSINDBANK.H103]" office:value-type="float" office:value="0" calcext:value-type="float">
            <text:p>0</text:p>
          </table:table-cell>
          <table:table-cell table:style-name="ce124" table:formula="of:=[$RELIANCE.H103]" office:value-type="float" office:value="0" calcext:value-type="float">
            <text:p>0</text:p>
          </table:table-cell>
          <table:table-cell table:number-columns-repeated="43"/>
        </table:table-row>
        <table:table-row table:style-name="ro2" table:number-rows-repeated="397">
          <table:table-cell/>
          <table:table-cell table:style-name="ce118" table:number-columns-repeated="9"/>
          <table:table-cell/>
          <table:table-cell table:style-name="ce118" table:number-columns-repeated="9"/>
          <table:table-cell table:style-name="ce124"/>
          <table:table-cell table:number-columns-repeated="43"/>
        </table:table-row>
        <table:table-row table:style-name="ro2" table:number-rows-repeated="500">
          <table:table-cell/>
          <table:table-cell table:style-name="ce118" table:number-columns-repeated="9"/>
          <table:table-cell/>
          <table:table-cell table:style-name="ce118" table:number-columns-repeated="9"/>
          <table:table-cell table:number-columns-repeated="4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DAILY-ANALYSIS-FNO'.B1:'DAILY-ANALYSIS-FNO'.J1">
            <calcext:condition calcext:apply-style-name="Good" calcext:value="&gt;0" calcext:base-cell-address="'DAILY-ANALYSIS-FNO'.B1"/>
            <calcext:condition calcext:apply-style-name="Bad" calcext:value="&lt;0" calcext:base-cell-address="'DAILY-ANALYSIS-FNO'.B1"/>
          </calcext:conditional-format>
          <calcext:conditional-format calcext:target-range-address="'DAILY-ANALYSIS-FNO'.B2:'DAILY-ANALYSIS-FNO'.J1000 'DAILY-ANALYSIS-FNO'.L2:'DAILY-ANALYSIS-FNO'.T1000">
            <calcext:condition calcext:apply-style-name="Good" calcext:value="&gt;=0" calcext:base-cell-address="'DAILY-ANALYSIS-FNO'.B2"/>
            <calcext:condition calcext:apply-style-name="Bad" calcext:value="&lt;0" calcext:base-cell-address="'DAILY-ANALYSIS-FNO'.B2"/>
          </calcext:conditional-format>
          <calcext:conditional-format calcext:target-range-address="'DAILY-ANALYSIS-FNO'.U2:'DAILY-ANALYSIS-FNO'.U500">
            <calcext:condition calcext:apply-style-name="Good" calcext:value="&gt;0" calcext:base-cell-address="'DAILY-ANALYSIS-FNO'.U2"/>
            <calcext:condition calcext:apply-style-name="Bad" calcext:value="&lt;0" calcext:base-cell-address="'DAILY-ANALYSIS-FNO'.U2"/>
          </calcext:conditional-format>
        </calcext:conditional-formats>
      </table:table>
      <table:table table:name="HDFCBANK" table:style-name="ta1">
        <table:table-column table:style-name="co4" table:default-cell-style-name="ce128"/>
        <table:table-column table:style-name="co46" table:default-cell-style-name="ce128"/>
        <table:table-column table:style-name="co4" table:number-columns-repeated="2" table:default-cell-style-name="ce128"/>
        <table:table-column table:style-name="co47" table:default-cell-style-name="ce128"/>
        <table:table-column table:style-name="co48" table:default-cell-style-name="ce128"/>
        <table:table-column table:style-name="co49" table:default-cell-style-name="ce128"/>
        <table:table-column table:style-name="co50" table:default-cell-style-name="ce128"/>
        <table:table-column table:style-name="co51" table:default-cell-style-name="ce128"/>
        <table:table-column table:style-name="co52" table:default-cell-style-name="ce128"/>
        <table:table-column table:style-name="co4" table:number-columns-repeated="54" table:default-cell-style-name="ce128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office:value-type="string" calcext:value-type="string">
            <text:p>DIFF_PUT_CALL</text:p>
          </table:table-cell>
          <table:table-cell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11" calcext:value-type="date">
            <text:p>11/01/21</text:p>
          </table:table-cell>
          <table:table-cell office:value-type="float" office:value="0.61" calcext:value-type="float">
            <text:p>0.61</text:p>
          </table:table-cell>
          <table:table-cell office:value-type="float" office:value="61906" calcext:value-type="float">
            <text:p>61906</text:p>
          </table:table-cell>
          <table:table-cell table:style-name="ce125" office:value-type="float" office:value="2104" calcext:value-type="float">
            <text:p>2104</text:p>
          </table:table-cell>
          <table:table-cell office:value-type="float" office:value="2248" calcext:value-type="float">
            <text:p>2248</text:p>
          </table:table-cell>
          <table:table-cell office:value-type="float" office:value="816" calcext:value-type="float">
            <text:p>816</text:p>
          </table:table-cell>
          <table:table-cell table:style-name="ce125" office:value-type="float" office:value="-6822" calcext:value-type="float">
            <text:p>-6822</text:p>
          </table:table-cell>
          <table:table-cell table:style-name="ce125" office:value-type="float" office:value="0" calcext:value-type="float">
            <text:p>0</text:p>
          </table:table-cell>
          <table:table-cell office:value-type="float" office:value="1456.45" calcext:value-type="float">
            <text:p>1456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12" calcext:value-type="date">
            <text:p>12/01/21</text:p>
          </table:table-cell>
          <table:table-cell office:value-type="float" office:value="0.65" calcext:value-type="float">
            <text:p>0.65</text:p>
          </table:table-cell>
          <table:table-cell office:value-type="float" office:value="61524" calcext:value-type="float">
            <text:p>61524</text:p>
          </table:table-cell>
          <table:table-cell table:style-name="ce125" office:value-type="float" office:value="-382" calcext:value-type="float">
            <text:p>-382</text:p>
          </table:table-cell>
          <table:table-cell office:value-type="float" office:value="22" calcext:value-type="float">
            <text:p>22</text:p>
          </table:table-cell>
          <table:table-cell office:value-type="float" office:value="759" calcext:value-type="float">
            <text:p>759</text:p>
          </table:table-cell>
          <table:table-cell table:style-name="ce125" office:value-type="float" office:value="-6085" calcext:value-type="float">
            <text:p>-6085</text:p>
          </table:table-cell>
          <table:table-cell table:style-name="ce125" office:value-type="float" office:value="28.85" calcext:value-type="float">
            <text:p>28.85</text:p>
          </table:table-cell>
          <table:table-cell office:value-type="float" office:value="1485.3" calcext:value-type="float">
            <text:p>148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13" calcext:value-type="date">
            <text:p>13/01/21</text:p>
          </table:table-cell>
          <table:table-cell office:value-type="float" office:value="0.62" calcext:value-type="float">
            <text:p>0.62</text:p>
          </table:table-cell>
          <table:table-cell office:value-type="float" office:value="58160" calcext:value-type="float">
            <text:p>58160</text:p>
          </table:table-cell>
          <table:table-cell table:style-name="ce125" office:value-type="float" office:value="-3364" calcext:value-type="float">
            <text:p>-3364</text:p>
          </table:table-cell>
          <table:table-cell office:value-type="float" office:value="2777" calcext:value-type="float">
            <text:p>2777</text:p>
          </table:table-cell>
          <table:table-cell office:value-type="float" office:value="1218" calcext:value-type="float">
            <text:p>1218</text:p>
          </table:table-cell>
          <table:table-cell table:style-name="ce125" office:value-type="float" office:value="-7644" calcext:value-type="float">
            <text:p>-7644</text:p>
          </table:table-cell>
          <table:table-cell table:style-name="ce125" office:value-type="float" office:value="-10.35" calcext:value-type="float">
            <text:p>-10.35</text:p>
          </table:table-cell>
          <table:table-cell office:value-type="float" office:value="1474.95" calcext:value-type="float">
            <text:p>1474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14" calcext:value-type="date">
            <text:p>14/01/21</text:p>
          </table:table-cell>
          <table:table-cell office:value-type="float" office:value="0.54" calcext:value-type="float">
            <text:p>0.54</text:p>
          </table:table-cell>
          <table:table-cell office:value-type="float" office:value="59055" calcext:value-type="float">
            <text:p>59055</text:p>
          </table:table-cell>
          <table:table-cell table:style-name="ce125" office:value-type="float" office:value="895" calcext:value-type="float">
            <text:p>895</text:p>
          </table:table-cell>
          <table:table-cell office:value-type="float" office:value="2415" calcext:value-type="float">
            <text:p>2415</text:p>
          </table:table-cell>
          <table:table-cell office:value-type="float" office:value="-316" calcext:value-type="float">
            <text:p>-316</text:p>
          </table:table-cell>
          <table:table-cell table:style-name="ce125" office:value-type="float" office:value="-10375" calcext:value-type="float">
            <text:p>-10375</text:p>
          </table:table-cell>
          <table:table-cell table:style-name="ce125" office:value-type="float" office:value="1.05" calcext:value-type="float">
            <text:p>1.05</text:p>
          </table:table-cell>
          <table:table-cell office:value-type="float" office:value="1476" calcext:value-type="float">
            <text:p>147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15" calcext:value-type="date">
            <text:p>15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58856" calcext:value-type="float">
            <text:p>58856</text:p>
          </table:table-cell>
          <table:table-cell table:style-name="ce125" office:value-type="float" office:value="-199" calcext:value-type="float">
            <text:p>-199</text:p>
          </table:table-cell>
          <table:table-cell office:value-type="float" office:value="2404" calcext:value-type="float">
            <text:p>2404</text:p>
          </table:table-cell>
          <table:table-cell office:value-type="float" office:value="1405" calcext:value-type="float">
            <text:p>1405</text:p>
          </table:table-cell>
          <table:table-cell table:style-name="ce125" office:value-type="float" office:value="-11374" calcext:value-type="float">
            <text:p>-11374</text:p>
          </table:table-cell>
          <table:table-cell table:style-name="ce125" office:value-type="float" office:value="-6.65" calcext:value-type="float">
            <text:p>-6.65</text:p>
          </table:table-cell>
          <table:table-cell office:value-type="float" office:value="1469.35" calcext:value-type="float">
            <text:p>1469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18" calcext:value-type="date">
            <text:p>18/01/21</text:p>
          </table:table-cell>
          <table:table-cell office:value-type="float" office:value="0.65" calcext:value-type="float">
            <text:p>0.65</text:p>
          </table:table-cell>
          <table:table-cell office:value-type="float" office:value="53795" calcext:value-type="float">
            <text:p>53795</text:p>
          </table:table-cell>
          <table:table-cell table:style-name="ce125" office:value-type="float" office:value="-5061" calcext:value-type="float">
            <text:p>-5061</text:p>
          </table:table-cell>
          <table:table-cell office:value-type="float" office:value="-3147" calcext:value-type="float">
            <text:p>-3147</text:p>
          </table:table-cell>
          <table:table-cell office:value-type="float" office:value="475" calcext:value-type="float">
            <text:p>475</text:p>
          </table:table-cell>
          <table:table-cell table:style-name="ce125" office:value-type="float" office:value="-7752" calcext:value-type="float">
            <text:p>-7752</text:p>
          </table:table-cell>
          <table:table-cell table:style-name="ce125" office:value-type="float" office:value="14.1" calcext:value-type="float">
            <text:p>14.1</text:p>
          </table:table-cell>
          <table:table-cell office:value-type="float" office:value="1483.45" calcext:value-type="float">
            <text:p>1483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19" calcext:value-type="date">
            <text:p>19/01/21</text:p>
          </table:table-cell>
          <table:table-cell office:value-type="float" office:value="0.74" calcext:value-type="float">
            <text:p>0.74</text:p>
          </table:table-cell>
          <table:table-cell office:value-type="float" office:value="53411" calcext:value-type="float">
            <text:p>53411</text:p>
          </table:table-cell>
          <table:table-cell table:style-name="ce125" office:value-type="float" office:value="-384" calcext:value-type="float">
            <text:p>-384</text:p>
          </table:table-cell>
          <table:table-cell office:value-type="float" office:value="-2264" calcext:value-type="float">
            <text:p>-2264</text:p>
          </table:table-cell>
          <table:table-cell office:value-type="float" office:value="417" calcext:value-type="float">
            <text:p>417</text:p>
          </table:table-cell>
          <table:table-cell table:style-name="ce125" office:value-type="float" office:value="-5071" calcext:value-type="float">
            <text:p>-5071</text:p>
          </table:table-cell>
          <table:table-cell table:style-name="ce125" office:value-type="float" office:value="25.95" calcext:value-type="float">
            <text:p>25.95</text:p>
          </table:table-cell>
          <table:table-cell office:value-type="float" office:value="1509.4" calcext:value-type="float">
            <text:p>1509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20" calcext:value-type="date">
            <text:p>20/01/21</text:p>
          </table:table-cell>
          <table:table-cell office:value-type="float" office:value="0.67" calcext:value-type="float">
            <text:p>0.67</text:p>
          </table:table-cell>
          <table:table-cell office:value-type="float" office:value="52692" calcext:value-type="float">
            <text:p>52692</text:p>
          </table:table-cell>
          <table:table-cell table:style-name="ce125" office:value-type="float" office:value="-719" calcext:value-type="float">
            <text:p>-719</text:p>
          </table:table-cell>
          <table:table-cell office:value-type="float" office:value="1373" calcext:value-type="float">
            <text:p>1373</text:p>
          </table:table-cell>
          <table:table-cell office:value-type="float" office:value="-389" calcext:value-type="float">
            <text:p>-389</text:p>
          </table:table-cell>
          <table:table-cell table:style-name="ce125" office:value-type="float" office:value="-6833" calcext:value-type="float">
            <text:p>-6833</text:p>
          </table:table-cell>
          <table:table-cell table:style-name="ce125" office:value-type="float" office:value="-16.5" calcext:value-type="float">
            <text:p>-16.5</text:p>
          </table:table-cell>
          <table:table-cell office:value-type="float" office:value="1492.9" calcext:value-type="float">
            <text:p>1492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21" calcext:value-type="date">
            <text:p>21/01/21</text:p>
          </table:table-cell>
          <table:table-cell office:value-type="float" office:value="0.65" calcext:value-type="float">
            <text:p>0.65</text:p>
          </table:table-cell>
          <table:table-cell office:value-type="float" office:value="53785" calcext:value-type="float">
            <text:p>53785</text:p>
          </table:table-cell>
          <table:table-cell table:style-name="ce125" office:value-type="float" office:value="1093" calcext:value-type="float">
            <text:p>1093</text:p>
          </table:table-cell>
          <table:table-cell office:value-type="float" office:value="-990" calcext:value-type="float">
            <text:p>-990</text:p>
          </table:table-cell>
          <table:table-cell office:value-type="float" office:value="-1242" calcext:value-type="float">
            <text:p>-1242</text:p>
          </table:table-cell>
          <table:table-cell table:style-name="ce125" office:value-type="float" office:value="-7085" calcext:value-type="float">
            <text:p>-7085</text:p>
          </table:table-cell>
          <table:table-cell table:style-name="ce125" office:value-type="float" office:value="-16.8" calcext:value-type="float">
            <text:p>-16.8</text:p>
          </table:table-cell>
          <table:table-cell office:value-type="float" office:value="1476.1" calcext:value-type="float">
            <text:p>1476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22" calcext:value-type="date">
            <text:p>22/01/21</text:p>
          </table:table-cell>
          <table:table-cell office:value-type="float" office:value="0.57" calcext:value-type="float">
            <text:p>0.57</text:p>
          </table:table-cell>
          <table:table-cell office:value-type="float" office:value="52132" calcext:value-type="float">
            <text:p>52132</text:p>
          </table:table-cell>
          <table:table-cell table:style-name="ce125" office:value-type="float" office:value="-1653" calcext:value-type="float">
            <text:p>-1653</text:p>
          </table:table-cell>
          <table:table-cell office:value-type="float" office:value="-760" calcext:value-type="float">
            <text:p>-760</text:p>
          </table:table-cell>
          <table:table-cell office:value-type="float" office:value="-2002" calcext:value-type="float">
            <text:p>-2002</text:p>
          </table:table-cell>
          <table:table-cell table:style-name="ce125" office:value-type="float" office:value="-8327" calcext:value-type="float">
            <text:p>-8327</text:p>
          </table:table-cell>
          <table:table-cell table:style-name="ce125" office:value-type="float" office:value="-34" calcext:value-type="float">
            <text:p>-34</text:p>
          </table:table-cell>
          <table:table-cell office:value-type="float" office:value="1442.1" calcext:value-type="float">
            <text:p>1442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25" calcext:value-type="date">
            <text:p>25/01/21</text:p>
          </table:table-cell>
          <table:table-cell office:value-type="float" office:value="0.66" calcext:value-type="float">
            <text:p>0.66</text:p>
          </table:table-cell>
          <table:table-cell office:value-type="float" office:value="49549" calcext:value-type="float">
            <text:p>49549</text:p>
          </table:table-cell>
          <table:table-cell table:style-name="ce125" office:value-type="float" office:value="-2583" calcext:value-type="float">
            <text:p>-2583</text:p>
          </table:table-cell>
          <table:table-cell office:value-type="float" office:value="-3711" calcext:value-type="float">
            <text:p>-3711</text:p>
          </table:table-cell>
          <table:table-cell office:value-type="float" office:value="-595" calcext:value-type="float">
            <text:p>-595</text:p>
          </table:table-cell>
          <table:table-cell table:style-name="ce125" office:value-type="float" office:value="-5211" calcext:value-type="float">
            <text:p>-5211</text:p>
          </table:table-cell>
          <table:table-cell table:style-name="ce125" office:value-type="float" office:value="19.6" calcext:value-type="float">
            <text:p>19.6</text:p>
          </table:table-cell>
          <table:table-cell office:value-type="float" office:value="1461.7" calcext:value-type="float">
            <text:p>1461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27" calcext:value-type="date">
            <text:p>27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50868" calcext:value-type="float">
            <text:p>50868</text:p>
          </table:table-cell>
          <table:table-cell table:style-name="ce125" office:value-type="float" office:value="1319" calcext:value-type="float">
            <text:p>1319</text:p>
          </table:table-cell>
          <table:table-cell office:value-type="float" office:value="-3257" calcext:value-type="float">
            <text:p>-3257</text:p>
          </table:table-cell>
          <table:table-cell office:value-type="float" office:value="-3566" calcext:value-type="float">
            <text:p>-3566</text:p>
          </table:table-cell>
          <table:table-cell table:style-name="ce125" office:value-type="float" office:value="-5520" calcext:value-type="float">
            <text:p>-5520</text:p>
          </table:table-cell>
          <table:table-cell table:style-name="ce125" office:value-type="float" office:value="-47.85" calcext:value-type="float">
            <text:p>-47.85</text:p>
          </table:table-cell>
          <table:table-cell office:value-type="float" office:value="1413.85" calcext:value-type="float">
            <text:p>1413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28" calcext:value-type="date">
            <text:p>28/01/21</text:p>
          </table:table-cell>
          <table:table-cell office:value-type="float" office:value="0.38" calcext:value-type="float">
            <text:p>0.38</text:p>
          </table:table-cell>
          <table:table-cell office:value-type="float" office:value="55097" calcext:value-type="float">
            <text:p>55097</text:p>
          </table:table-cell>
          <table:table-cell table:style-name="ce125" office:value-type="float" office:value="4229" calcext:value-type="float">
            <text:p>4229</text:p>
          </table:table-cell>
          <table:table-cell office:value-type="float" office:value="-1940" calcext:value-type="float">
            <text:p>-1940</text:p>
          </table:table-cell>
          <table:table-cell office:value-type="float" office:value="-2799" calcext:value-type="float">
            <text:p>-2799</text:p>
          </table:table-cell>
          <table:table-cell table:style-name="ce125" office:value-type="float" office:value="-6379" calcext:value-type="float">
            <text:p>-6379</text:p>
          </table:table-cell>
          <table:table-cell table:style-name="ce125" office:value-type="float" office:value="-42.6" calcext:value-type="float">
            <text:p>-42.6</text:p>
          </table:table-cell>
          <table:table-cell office:value-type="float" office:value="1371.25" calcext:value-type="float">
            <text:p>1371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1-29" calcext:value-type="date">
            <text:p>29/01/21</text:p>
          </table:table-cell>
          <table:table-cell office:value-type="float" office:value="0.58" calcext:value-type="float">
            <text:p>0.58</text:p>
          </table:table-cell>
          <table:table-cell office:value-type="float" office:value="50893" calcext:value-type="float">
            <text:p>50893</text:p>
          </table:table-cell>
          <table:table-cell table:style-name="ce125" office:value-type="float" office:value="-1792" calcext:value-type="float">
            <text:p>-1792</text:p>
          </table:table-cell>
          <table:table-cell office:value-type="float" office:value="1214" calcext:value-type="float">
            <text:p>1214</text:p>
          </table:table-cell>
          <table:table-cell office:value-type="float" office:value="1053" calcext:value-type="float">
            <text:p>1053</text:p>
          </table:table-cell>
          <table:table-cell table:style-name="ce125" office:value-type="float" office:value="-5001" calcext:value-type="float">
            <text:p>-5001</text:p>
          </table:table-cell>
          <table:table-cell table:style-name="ce125" office:value-type="float" office:value="21.95" calcext:value-type="float">
            <text:p>21.95</text:p>
          </table:table-cell>
          <table:table-cell office:value-type="float" office:value="1393.2" calcext:value-type="float">
            <text:p>1393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01" calcext:value-type="date">
            <text:p>01/02/21</text:p>
          </table:table-cell>
          <table:table-cell office:value-type="float" office:value="0.77" calcext:value-type="float">
            <text:p>0.77</text:p>
          </table:table-cell>
          <table:table-cell office:value-type="float" office:value="48215" calcext:value-type="float">
            <text:p>48215</text:p>
          </table:table-cell>
          <table:table-cell table:style-name="ce125" office:value-type="float" office:value="-2678" calcext:value-type="float">
            <text:p>-2678</text:p>
          </table:table-cell>
          <table:table-cell office:value-type="float" office:value="-1525" calcext:value-type="float">
            <text:p>-1525</text:p>
          </table:table-cell>
          <table:table-cell office:value-type="float" office:value="1043" calcext:value-type="float">
            <text:p>1043</text:p>
          </table:table-cell>
          <table:table-cell table:style-name="ce125" office:value-type="float" office:value="-2433" calcext:value-type="float">
            <text:p>-2433</text:p>
          </table:table-cell>
          <table:table-cell table:style-name="ce125" office:value-type="float" office:value="89.7" calcext:value-type="float">
            <text:p>89.7</text:p>
          </table:table-cell>
          <table:table-cell office:value-type="float" office:value="1482.9" calcext:value-type="float">
            <text:p>1482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02" calcext:value-type="date">
            <text:p>02/02/21</text:p>
          </table:table-cell>
          <table:table-cell office:value-type="float" office:value="1.04" calcext:value-type="float">
            <text:p>1.04</text:p>
          </table:table-cell>
          <table:table-cell office:value-type="float" office:value="46404" calcext:value-type="float">
            <text:p>46404</text:p>
          </table:table-cell>
          <table:table-cell table:style-name="ce125" office:value-type="float" office:value="-1811" calcext:value-type="float">
            <text:p>-1811</text:p>
          </table:table-cell>
          <table:table-cell office:value-type="float" office:value="-97" calcext:value-type="float">
            <text:p>-97</text:p>
          </table:table-cell>
          <table:table-cell office:value-type="float" office:value="2786" calcext:value-type="float">
            <text:p>2786</text:p>
          </table:table-cell>
          <table:table-cell table:style-name="ce125" office:value-type="float" office:value="450" calcext:value-type="float">
            <text:p>450</text:p>
          </table:table-cell>
          <table:table-cell table:style-name="ce125" office:value-type="float" office:value="82.65" calcext:value-type="float">
            <text:p>82.65</text:p>
          </table:table-cell>
          <table:table-cell office:value-type="float" office:value="1565.55" calcext:value-type="float">
            <text:p>1565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03" calcext:value-type="date">
            <text:p>03/02/21</text:p>
          </table:table-cell>
          <table:table-cell office:value-type="float" office:value="1.14" calcext:value-type="float">
            <text:p>1.14</text:p>
          </table:table-cell>
          <table:table-cell office:value-type="float" office:value="46251" calcext:value-type="float">
            <text:p>46251</text:p>
          </table:table-cell>
          <table:table-cell table:style-name="ce125" office:value-type="float" office:value="-153" calcext:value-type="float">
            <text:p>-153</text:p>
          </table:table-cell>
          <table:table-cell office:value-type="float" office:value="688" calcext:value-type="float">
            <text:p>688</text:p>
          </table:table-cell>
          <table:table-cell office:value-type="float" office:value="1769" calcext:value-type="float">
            <text:p>1769</text:p>
          </table:table-cell>
          <table:table-cell table:style-name="ce125" office:value-type="float" office:value="1531" calcext:value-type="float">
            <text:p>1531</text:p>
          </table:table-cell>
          <table:table-cell table:style-name="ce125" office:value-type="float" office:value="10.2" calcext:value-type="float">
            <text:p>10.2</text:p>
          </table:table-cell>
          <table:table-cell office:value-type="float" office:value="1575.75" calcext:value-type="float">
            <text:p>1575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04" calcext:value-type="date">
            <text:p>04/02/21</text:p>
          </table:table-cell>
          <table:table-cell office:value-type="float" office:value="1.08" calcext:value-type="float">
            <text:p>1.08</text:p>
          </table:table-cell>
          <table:table-cell office:value-type="float" office:value="46849" calcext:value-type="float">
            <text:p>46849</text:p>
          </table:table-cell>
          <table:table-cell table:style-name="ce125" office:value-type="float" office:value="598" calcext:value-type="float">
            <text:p>598</text:p>
          </table:table-cell>
          <table:table-cell office:value-type="float" office:value="636" calcext:value-type="float">
            <text:p>636</text:p>
          </table:table-cell>
          <table:table-cell office:value-type="float" office:value="74" calcext:value-type="float">
            <text:p>74</text:p>
          </table:table-cell>
          <table:table-cell table:style-name="ce125" office:value-type="float" office:value="969" calcext:value-type="float">
            <text:p>969</text:p>
          </table:table-cell>
          <table:table-cell table:style-name="ce125" office:value-type="float" office:value="0.35" calcext:value-type="float">
            <text:p>0.35</text:p>
          </table:table-cell>
          <table:table-cell office:value-type="float" office:value="1576.1" calcext:value-type="float">
            <text:p>1576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05" calcext:value-type="date">
            <text:p>05/02/21</text:p>
          </table:table-cell>
          <table:table-cell office:value-type="float" office:value="1.12" calcext:value-type="float">
            <text:p>1.12</text:p>
          </table:table-cell>
          <table:table-cell office:value-type="float" office:value="49298" calcext:value-type="float">
            <text:p>49298</text:p>
          </table:table-cell>
          <table:table-cell table:style-name="ce125" office:value-type="float" office:value="2449" calcext:value-type="float">
            <text:p>2449</text:p>
          </table:table-cell>
          <table:table-cell office:value-type="float" office:value="672" calcext:value-type="float">
            <text:p>672</text:p>
          </table:table-cell>
          <table:table-cell office:value-type="float" office:value="1194" calcext:value-type="float">
            <text:p>1194</text:p>
          </table:table-cell>
          <table:table-cell table:style-name="ce125" office:value-type="float" office:value="1491" calcext:value-type="float">
            <text:p>1491</text:p>
          </table:table-cell>
          <table:table-cell table:style-name="ce125" office:value-type="float" office:value="15.45" calcext:value-type="float">
            <text:p>15.45</text:p>
          </table:table-cell>
          <table:table-cell office:value-type="float" office:value="1591.55" calcext:value-type="float">
            <text:p>1591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08" calcext:value-type="date">
            <text:p>08/02/21</text:p>
          </table:table-cell>
          <table:table-cell office:value-type="float" office:value="1.1" calcext:value-type="float">
            <text:p>1.1</text:p>
          </table:table-cell>
          <table:table-cell office:value-type="float" office:value="49700" calcext:value-type="float">
            <text:p>49700</text:p>
          </table:table-cell>
          <table:table-cell table:style-name="ce125" office:value-type="float" office:value="402" calcext:value-type="float">
            <text:p>402</text:p>
          </table:table-cell>
          <table:table-cell office:value-type="float" office:value="-22" calcext:value-type="float">
            <text:p>-22</text:p>
          </table:table-cell>
          <table:table-cell office:value-type="float" office:value="-248" calcext:value-type="float">
            <text:p>-248</text:p>
          </table:table-cell>
          <table:table-cell table:style-name="ce125" office:value-type="float" office:value="1265" calcext:value-type="float">
            <text:p>1265</text:p>
          </table:table-cell>
          <table:table-cell table:style-name="ce125" office:value-type="float" office:value="10.15" calcext:value-type="float">
            <text:p>10.15</text:p>
          </table:table-cell>
          <table:table-cell office:value-type="float" office:value="1601.7" calcext:value-type="float">
            <text:p>1601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09" calcext:value-type="date">
            <text:p>09/02/21</text:p>
          </table:table-cell>
          <table:table-cell office:value-type="float" office:value="1.15" calcext:value-type="float">
            <text:p>1.15</text:p>
          </table:table-cell>
          <table:table-cell office:value-type="float" office:value="49042" calcext:value-type="float">
            <text:p>49042</text:p>
          </table:table-cell>
          <table:table-cell table:style-name="ce125" office:value-type="float" office:value="-658" calcext:value-type="float">
            <text:p>-658</text:p>
          </table:table-cell>
          <table:table-cell office:value-type="float" office:value="-15" calcext:value-type="float">
            <text:p>-15</text:p>
          </table:table-cell>
          <table:table-cell office:value-type="float" office:value="530" calcext:value-type="float">
            <text:p>530</text:p>
          </table:table-cell>
          <table:table-cell table:style-name="ce125" office:value-type="float" office:value="1810" calcext:value-type="float">
            <text:p>1810</text:p>
          </table:table-cell>
          <table:table-cell table:style-name="ce125" office:value-type="float" office:value="4.35" calcext:value-type="float">
            <text:p>4.35</text:p>
          </table:table-cell>
          <table:table-cell office:value-type="float" office:value="1606.05" calcext:value-type="float">
            <text:p>1606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0" calcext:value-type="date">
            <text:p>10/02/21</text:p>
          </table:table-cell>
          <table:table-cell office:value-type="float" office:value="1.02" calcext:value-type="float">
            <text:p>1.02</text:p>
          </table:table-cell>
          <table:table-cell office:value-type="float" office:value="47108" calcext:value-type="float">
            <text:p>47108</text:p>
          </table:table-cell>
          <table:table-cell table:style-name="ce125" office:value-type="float" office:value="-1934" calcext:value-type="float">
            <text:p>-1934</text:p>
          </table:table-cell>
          <table:table-cell office:value-type="float" office:value="669" calcext:value-type="float">
            <text:p>669</text:p>
          </table:table-cell>
          <table:table-cell office:value-type="float" office:value="-841" calcext:value-type="float">
            <text:p>-841</text:p>
          </table:table-cell>
          <table:table-cell table:style-name="ce125" office:value-type="float" office:value="300" calcext:value-type="float">
            <text:p>300</text:p>
          </table:table-cell>
          <table:table-cell table:style-name="ce125" office:value-type="float" office:value="-17.95" calcext:value-type="float">
            <text:p>-17.95</text:p>
          </table:table-cell>
          <table:table-cell office:value-type="float" office:value="1588.1" calcext:value-type="float">
            <text:p>1588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1" calcext:value-type="date">
            <text:p>11/02/21</text:p>
          </table:table-cell>
          <table:table-cell office:value-type="float" office:value="0.92" calcext:value-type="float">
            <text:p>0.92</text:p>
          </table:table-cell>
          <table:table-cell office:value-type="float" office:value="47324" calcext:value-type="float">
            <text:p>47324</text:p>
          </table:table-cell>
          <table:table-cell table:style-name="ce125" office:value-type="float" office:value="216" calcext:value-type="float">
            <text:p>216</text:p>
          </table:table-cell>
          <table:table-cell office:value-type="float" office:value="1243" calcext:value-type="float">
            <text:p>1243</text:p>
          </table:table-cell>
          <table:table-cell office:value-type="float" office:value="-244" calcext:value-type="float">
            <text:p>-244</text:p>
          </table:table-cell>
          <table:table-cell table:style-name="ce125" office:value-type="float" office:value="-1187" calcext:value-type="float">
            <text:p>-1187</text:p>
          </table:table-cell>
          <table:table-cell table:style-name="ce125" office:value-type="float" office:value="-10.3" calcext:value-type="float">
            <text:p>-10.3</text:p>
          </table:table-cell>
          <table:table-cell office:value-type="float" office:value="1577.8" calcext:value-type="float">
            <text:p>1577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2" calcext:value-type="date">
            <text:p>12/02/21</text:p>
          </table:table-cell>
          <table:table-cell office:value-type="float" office:value="0.91" calcext:value-type="float">
            <text:p>0.91</text:p>
          </table:table-cell>
          <table:table-cell office:value-type="float" office:value="48961" calcext:value-type="float">
            <text:p>48961</text:p>
          </table:table-cell>
          <table:table-cell table:style-name="ce125" office:value-type="float" office:value="1637" calcext:value-type="float">
            <text:p>1637</text:p>
          </table:table-cell>
          <table:table-cell office:value-type="float" office:value="-307" calcext:value-type="float">
            <text:p>-307</text:p>
          </table:table-cell>
          <table:table-cell office:value-type="float" office:value="-310" calcext:value-type="float">
            <text:p>-310</text:p>
          </table:table-cell>
          <table:table-cell table:style-name="ce125" office:value-type="float" office:value="-1190" calcext:value-type="float">
            <text:p>-1190</text:p>
          </table:table-cell>
          <table:table-cell table:style-name="ce125" office:value-type="float" office:value="8.8" calcext:value-type="float">
            <text:p>8.8</text:p>
          </table:table-cell>
          <table:table-cell office:value-type="float" office:value="1586.6" calcext:value-type="float">
            <text:p>1586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5" calcext:value-type="date">
            <text:p>15/02/21</text:p>
          </table:table-cell>
          <table:table-cell office:value-type="float" office:value="1" calcext:value-type="float">
            <text:p>1</text:p>
          </table:table-cell>
          <table:table-cell office:value-type="float" office:value="47863" calcext:value-type="float">
            <text:p>47863</text:p>
          </table:table-cell>
          <table:table-cell table:style-name="ce125" office:value-type="float" office:value="-1098" calcext:value-type="float">
            <text:p>-1098</text:p>
          </table:table-cell>
          <table:table-cell office:value-type="float" office:value="-669" calcext:value-type="float">
            <text:p>-669</text:p>
          </table:table-cell>
          <table:table-cell office:value-type="float" office:value="514" calcext:value-type="float">
            <text:p>514</text:p>
          </table:table-cell>
          <table:table-cell table:style-name="ce125" office:value-type="float" office:value="-7" calcext:value-type="float">
            <text:p>-7</text:p>
          </table:table-cell>
          <table:table-cell table:style-name="ce125" office:value-type="float" office:value="36.5" calcext:value-type="float">
            <text:p>36.5</text:p>
          </table:table-cell>
          <table:table-cell office:value-type="float" office:value="1623.1" calcext:value-type="float">
            <text:p>1623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6" calcext:value-type="date">
            <text:p>16/02/21</text:p>
          </table:table-cell>
          <table:table-cell office:value-type="float" office:value="1" calcext:value-type="float">
            <text:p>1</text:p>
          </table:table-cell>
          <table:table-cell office:value-type="float" office:value="46185" calcext:value-type="float">
            <text:p>46185</text:p>
          </table:table-cell>
          <table:table-cell table:style-name="ce125" office:value-type="float" office:value="-1678" calcext:value-type="float">
            <text:p>-1678</text:p>
          </table:table-cell>
          <table:table-cell office:value-type="float" office:value="-197" calcext:value-type="float">
            <text:p>-197</text:p>
          </table:table-cell>
          <table:table-cell office:value-type="float" office:value="-183" calcext:value-type="float">
            <text:p>-183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7.75" calcext:value-type="float">
            <text:p>7.75</text:p>
          </table:table-cell>
          <table:table-cell office:value-type="float" office:value="1630.85" calcext:value-type="float">
            <text:p>1630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7" calcext:value-type="date">
            <text:p>17/02/21</text:p>
          </table:table-cell>
          <table:table-cell office:value-type="float" office:value="0.83" calcext:value-type="float">
            <text:p>0.83</text:p>
          </table:table-cell>
          <table:table-cell office:value-type="float" office:value="46645" calcext:value-type="float">
            <text:p>46645</text:p>
          </table:table-cell>
          <table:table-cell table:style-name="ce125" office:value-type="float" office:value="460" calcext:value-type="float">
            <text:p>460</text:p>
          </table:table-cell>
          <table:table-cell office:value-type="float" office:value="1838" calcext:value-type="float">
            <text:p>1838</text:p>
          </table:table-cell>
          <table:table-cell office:value-type="float" office:value="-733" calcext:value-type="float">
            <text:p>-733</text:p>
          </table:table-cell>
          <table:table-cell table:style-name="ce125" office:value-type="float" office:value="-2564" calcext:value-type="float">
            <text:p>-2564</text:p>
          </table:table-cell>
          <table:table-cell table:style-name="ce125" office:value-type="float" office:value="-38.7" calcext:value-type="float">
            <text:p>-38.7</text:p>
          </table:table-cell>
          <table:table-cell office:value-type="float" office:value="1592.15" calcext:value-type="float">
            <text:p>1592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8" calcext:value-type="date">
            <text:p>18/02/21</text:p>
          </table:table-cell>
          <table:table-cell office:value-type="float" office:value="0.65" calcext:value-type="float">
            <text:p>0.65</text:p>
          </table:table-cell>
          <table:table-cell office:value-type="float" office:value="46759" calcext:value-type="float">
            <text:p>46759</text:p>
          </table:table-cell>
          <table:table-cell table:style-name="ce125" office:value-type="float" office:value="114" calcext:value-type="float">
            <text:p>114</text:p>
          </table:table-cell>
          <table:table-cell office:value-type="float" office:value="3088" calcext:value-type="float">
            <text:p>3088</text:p>
          </table:table-cell>
          <table:table-cell office:value-type="float" office:value="-602" calcext:value-type="float">
            <text:p>-602</text:p>
          </table:table-cell>
          <table:table-cell table:style-name="ce125" office:value-type="float" office:value="-6254" calcext:value-type="float">
            <text:p>-6254</text:p>
          </table:table-cell>
          <table:table-cell table:style-name="ce125" office:value-type="float" office:value="-36.1" calcext:value-type="float">
            <text:p>-36.1</text:p>
          </table:table-cell>
          <table:table-cell office:value-type="float" office:value="1556.05" calcext:value-type="float">
            <text:p>1556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19" calcext:value-type="date">
            <text:p>19/02/21</text:p>
          </table:table-cell>
          <table:table-cell office:value-type="float" office:value="0.64" calcext:value-type="float">
            <text:p>0.64</text:p>
          </table:table-cell>
          <table:table-cell office:value-type="float" office:value="46269" calcext:value-type="float">
            <text:p>46269</text:p>
          </table:table-cell>
          <table:table-cell table:style-name="ce125" office:value-type="float" office:value="-490" calcext:value-type="float">
            <text:p>-490</text:p>
          </table:table-cell>
          <table:table-cell office:value-type="float" office:value="-1287" calcext:value-type="float">
            <text:p>-1287</text:p>
          </table:table-cell>
          <table:table-cell office:value-type="float" office:value="-1101" calcext:value-type="float">
            <text:p>-1101</text:p>
          </table:table-cell>
          <table:table-cell table:style-name="ce125" office:value-type="float" office:value="-6068" calcext:value-type="float">
            <text:p>-6068</text:p>
          </table:table-cell>
          <table:table-cell table:style-name="ce125" office:value-type="float" office:value="-16.65" calcext:value-type="float">
            <text:p>-16.65</text:p>
          </table:table-cell>
          <table:table-cell office:value-type="float" office:value="1539.4" calcext:value-type="float">
            <text:p>1539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22" calcext:value-type="date">
            <text:p>22/02/21</text:p>
          </table:table-cell>
          <table:table-cell office:value-type="float" office:value="0.69" calcext:value-type="float">
            <text:p>0.69</text:p>
          </table:table-cell>
          <table:table-cell office:value-type="float" office:value="46654" calcext:value-type="float">
            <text:p>46654</text:p>
          </table:table-cell>
          <table:table-cell table:style-name="ce125" office:value-type="float" office:value="385" calcext:value-type="float">
            <text:p>385</text:p>
          </table:table-cell>
          <table:table-cell office:value-type="float" office:value="-2354" calcext:value-type="float">
            <text:p>-2354</text:p>
          </table:table-cell>
          <table:table-cell office:value-type="float" office:value="-695" calcext:value-type="float">
            <text:p>-695</text:p>
          </table:table-cell>
          <table:table-cell table:style-name="ce125" office:value-type="float" office:value="-4409" calcext:value-type="float">
            <text:p>-4409</text:p>
          </table:table-cell>
          <table:table-cell table:style-name="ce125" office:value-type="float" office:value="5.25" calcext:value-type="float">
            <text:p>5.25</text:p>
          </table:table-cell>
          <table:table-cell office:value-type="float" office:value="1544.65" calcext:value-type="float">
            <text:p>1544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23" calcext:value-type="date">
            <text:p>23/02/21</text:p>
          </table:table-cell>
          <table:table-cell office:value-type="float" office:value="0.72" calcext:value-type="float">
            <text:p>0.72</text:p>
          </table:table-cell>
          <table:table-cell office:value-type="float" office:value="46260" calcext:value-type="float">
            <text:p>46260</text:p>
          </table:table-cell>
          <table:table-cell table:style-name="ce125" office:value-type="float" office:value="-394" calcext:value-type="float">
            <text:p>-394</text:p>
          </table:table-cell>
          <table:table-cell office:value-type="float" office:value="-1432" calcext:value-type="float">
            <text:p>-1432</text:p>
          </table:table-cell>
          <table:table-cell office:value-type="float" office:value="-608" calcext:value-type="float">
            <text:p>-608</text:p>
          </table:table-cell>
          <table:table-cell table:style-name="ce125" office:value-type="float" office:value="-3585" calcext:value-type="float">
            <text:p>-3585</text:p>
          </table:table-cell>
          <table:table-cell table:style-name="ce125" office:value-type="float" office:value="-14.7" calcext:value-type="float">
            <text:p>-14.7</text:p>
          </table:table-cell>
          <table:table-cell office:value-type="float" office:value="1529.95" calcext:value-type="float">
            <text:p>1529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24" calcext:value-type="date">
            <text:p>24/02/21</text:p>
          </table:table-cell>
          <table:table-cell office:value-type="float" office:value="0.89" calcext:value-type="float">
            <text:p>0.89</text:p>
          </table:table-cell>
          <table:table-cell office:value-type="float" office:value="46393" calcext:value-type="float">
            <text:p>46393</text:p>
          </table:table-cell>
          <table:table-cell table:style-name="ce125" office:value-type="float" office:value="133" calcext:value-type="float">
            <text:p>133</text:p>
          </table:table-cell>
          <table:table-cell office:value-type="float" office:value="-2999" calcext:value-type="float">
            <text:p>-2999</text:p>
          </table:table-cell>
          <table:table-cell office:value-type="float" office:value="-485" calcext:value-type="float">
            <text:p>-485</text:p>
          </table:table-cell>
          <table:table-cell table:style-name="ce125" office:value-type="float" office:value="-1071" calcext:value-type="float">
            <text:p>-1071</text:p>
          </table:table-cell>
          <table:table-cell table:style-name="ce125" office:value-type="float" office:value="73.35" calcext:value-type="float">
            <text:p>73.35</text:p>
          </table:table-cell>
          <table:table-cell office:value-type="float" office:value="1603.3" calcext:value-type="float">
            <text:p>1603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25" calcext:value-type="date">
            <text:p>25/02/21</text:p>
          </table:table-cell>
          <table:table-cell office:value-type="float" office:value="1.09" calcext:value-type="float">
            <text:p>1.09</text:p>
          </table:table-cell>
          <table:table-cell office:value-type="float" office:value="40629" calcext:value-type="float">
            <text:p>40629</text:p>
          </table:table-cell>
          <table:table-cell table:style-name="ce125" office:value-type="float" office:value="-5764" calcext:value-type="float">
            <text:p>-5764</text:p>
          </table:table-cell>
          <table:table-cell office:value-type="float" office:value="-4042" calcext:value-type="float">
            <text:p>-4042</text:p>
          </table:table-cell>
          <table:table-cell office:value-type="float" office:value="-2465" calcext:value-type="float">
            <text:p>-2465</text:p>
          </table:table-cell>
          <table:table-cell table:style-name="ce125" office:value-type="float" office:value="506" calcext:value-type="float">
            <text:p>506</text:p>
          </table:table-cell>
          <table:table-cell table:style-name="ce125" office:value-type="float" office:value="5" calcext:value-type="float">
            <text:p>5</text:p>
          </table:table-cell>
          <table:table-cell office:value-type="float" office:value="1608.3" calcext:value-type="float">
            <text:p>1608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2-26" calcext:value-type="date">
            <text:p>26/02/21</text:p>
          </table:table-cell>
          <table:table-cell office:value-type="float" office:value="0.56" calcext:value-type="float">
            <text:p>0.56</text:p>
          </table:table-cell>
          <table:table-cell office:value-type="float" office:value="44316" calcext:value-type="float">
            <text:p>44316</text:p>
          </table:table-cell>
          <table:table-cell table:style-name="ce125" office:value-type="float" office:value="5395" calcext:value-type="float">
            <text:p>5395</text:p>
          </table:table-cell>
          <table:table-cell office:value-type="float" office:value="4566" calcext:value-type="float">
            <text:p>4566</text:p>
          </table:table-cell>
          <table:table-cell office:value-type="float" office:value="968" calcext:value-type="float">
            <text:p>968</text:p>
          </table:table-cell>
          <table:table-cell table:style-name="ce125" office:value-type="float" office:value="-5313" calcext:value-type="float">
            <text:p>-5313</text:p>
          </table:table-cell>
          <table:table-cell table:style-name="ce125" office:value-type="float" office:value="-77.05" calcext:value-type="float">
            <text:p>-77.05</text:p>
          </table:table-cell>
          <table:table-cell office:value-type="float" office:value="1531.25" calcext:value-type="float">
            <text:p>1531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01" calcext:value-type="date">
            <text:p>01/03/21</text:p>
          </table:table-cell>
          <table:table-cell office:value-type="float" office:value="0.61" calcext:value-type="float">
            <text:p>0.61</text:p>
          </table:table-cell>
          <table:table-cell office:value-type="float" office:value="44822" calcext:value-type="float">
            <text:p>44822</text:p>
          </table:table-cell>
          <table:table-cell table:style-name="ce125" office:value-type="float" office:value="506" calcext:value-type="float">
            <text:p>506</text:p>
          </table:table-cell>
          <table:table-cell office:value-type="float" office:value="269" calcext:value-type="float">
            <text:p>269</text:p>
          </table:table-cell>
          <table:table-cell office:value-type="float" office:value="860" calcext:value-type="float">
            <text:p>860</text:p>
          </table:table-cell>
          <table:table-cell table:style-name="ce125" office:value-type="float" office:value="-4722" calcext:value-type="float">
            <text:p>-4722</text:p>
          </table:table-cell>
          <table:table-cell table:style-name="ce125" office:value-type="float" office:value="24.05" calcext:value-type="float">
            <text:p>24.05</text:p>
          </table:table-cell>
          <table:table-cell office:value-type="float" office:value="1555.3" calcext:value-type="float">
            <text:p>155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02" calcext:value-type="date">
            <text:p>02/03/21</text:p>
          </table:table-cell>
          <table:table-cell office:value-type="float" office:value="0.58" calcext:value-type="float">
            <text:p>0.58</text:p>
          </table:table-cell>
          <table:table-cell office:value-type="float" office:value="48348" calcext:value-type="float">
            <text:p>48348</text:p>
          </table:table-cell>
          <table:table-cell table:style-name="ce125" office:value-type="float" office:value="3526" calcext:value-type="float">
            <text:p>3526</text:p>
          </table:table-cell>
          <table:table-cell office:value-type="float" office:value="791" calcext:value-type="float">
            <text:p>791</text:p>
          </table:table-cell>
          <table:table-cell office:value-type="float" office:value="73" calcext:value-type="float">
            <text:p>73</text:p>
          </table:table-cell>
          <table:table-cell table:style-name="ce125" office:value-type="float" office:value="-5440" calcext:value-type="float">
            <text:p>-5440</text:p>
          </table:table-cell>
          <table:table-cell table:style-name="ce125" office:value-type="float" office:value="9" calcext:value-type="float">
            <text:p>9</text:p>
          </table:table-cell>
          <table:table-cell office:value-type="float" office:value="1564.3" calcext:value-type="float">
            <text:p>1564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03" calcext:value-type="date">
            <text:p>03/03/21</text:p>
          </table:table-cell>
          <table:table-cell office:value-type="float" office:value="0.66" calcext:value-type="float">
            <text:p>0.66</text:p>
          </table:table-cell>
          <table:table-cell office:value-type="float" office:value="47275" calcext:value-type="float">
            <text:p>47275</text:p>
          </table:table-cell>
          <table:table-cell table:style-name="ce125" office:value-type="float" office:value="-1073" calcext:value-type="float">
            <text:p>-1073</text:p>
          </table:table-cell>
          <table:table-cell office:value-type="float" office:value="-1052" calcext:value-type="float">
            <text:p>-1052</text:p>
          </table:table-cell>
          <table:table-cell office:value-type="float" office:value="361" calcext:value-type="float">
            <text:p>361</text:p>
          </table:table-cell>
          <table:table-cell table:style-name="ce125" office:value-type="float" office:value="-4027" calcext:value-type="float">
            <text:p>-4027</text:p>
          </table:table-cell>
          <table:table-cell table:style-name="ce125" office:value-type="float" office:value="30.2" calcext:value-type="float">
            <text:p>30.2</text:p>
          </table:table-cell>
          <table:table-cell office:value-type="float" office:value="1594.5" calcext:value-type="float">
            <text:p>1594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04" calcext:value-type="date">
            <text:p>04/03/21</text:p>
          </table:table-cell>
          <table:table-cell office:value-type="float" office:value="0.55" calcext:value-type="float">
            <text:p>0.55</text:p>
          </table:table-cell>
          <table:table-cell office:value-type="float" office:value="48592" calcext:value-type="float">
            <text:p>48592</text:p>
          </table:table-cell>
          <table:table-cell table:style-name="ce125" office:value-type="float" office:value="1317" calcext:value-type="float">
            <text:p>1317</text:p>
          </table:table-cell>
          <table:table-cell office:value-type="float" office:value="2662" calcext:value-type="float">
            <text:p>2662</text:p>
          </table:table-cell>
          <table:table-cell office:value-type="float" office:value="135" calcext:value-type="float">
            <text:p>135</text:p>
          </table:table-cell>
          <table:table-cell table:style-name="ce125" office:value-type="float" office:value="-6554" calcext:value-type="float">
            <text:p>-6554</text:p>
          </table:table-cell>
          <table:table-cell table:style-name="ce125" office:value-type="float" office:value="-37.15" calcext:value-type="float">
            <text:p>-37.15</text:p>
          </table:table-cell>
          <table:table-cell office:value-type="float" office:value="1557.35" calcext:value-type="float">
            <text:p>1557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05" calcext:value-type="date">
            <text:p>05/03/21</text:p>
          </table:table-cell>
          <table:table-cell office:value-type="float" office:value="0.53" calcext:value-type="float">
            <text:p>0.53</text:p>
          </table:table-cell>
          <table:table-cell office:value-type="float" office:value="49901" calcext:value-type="float">
            <text:p>49901</text:p>
          </table:table-cell>
          <table:table-cell table:style-name="ce125" office:value-type="float" office:value="1309" calcext:value-type="float">
            <text:p>1309</text:p>
          </table:table-cell>
          <table:table-cell office:value-type="float" office:value="2227" calcext:value-type="float">
            <text:p>2227</text:p>
          </table:table-cell>
          <table:table-cell office:value-type="float" office:value="902" calcext:value-type="float">
            <text:p>902</text:p>
          </table:table-cell>
          <table:table-cell table:style-name="ce125" office:value-type="float" office:value="-7879" calcext:value-type="float">
            <text:p>-7879</text:p>
          </table:table-cell>
          <table:table-cell table:style-name="ce125" office:value-type="float" office:value="-23.05" calcext:value-type="float">
            <text:p>-23.05</text:p>
          </table:table-cell>
          <table:table-cell office:value-type="float" office:value="1534.3" calcext:value-type="float">
            <text:p>1534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08" calcext:value-type="date">
            <text:p>08/03/21</text:p>
          </table:table-cell>
          <table:table-cell office:value-type="float" office:value="0.5" calcext:value-type="float">
            <text:p>0.5</text:p>
          </table:table-cell>
          <table:table-cell office:value-type="float" office:value="50163" calcext:value-type="float">
            <text:p>50163</text:p>
          </table:table-cell>
          <table:table-cell table:style-name="ce125" office:value-type="float" office:value="262" calcext:value-type="float">
            <text:p>262</text:p>
          </table:table-cell>
          <table:table-cell office:value-type="float" office:value="2109" calcext:value-type="float">
            <text:p>2109</text:p>
          </table:table-cell>
          <table:table-cell office:value-type="float" office:value="507" calcext:value-type="float">
            <text:p>507</text:p>
          </table:table-cell>
          <table:table-cell table:style-name="ce125" office:value-type="float" office:value="-9481" calcext:value-type="float">
            <text:p>-9481</text:p>
          </table:table-cell>
          <table:table-cell table:style-name="ce125" office:value-type="float" office:value="-9.35" calcext:value-type="float">
            <text:p>-9.35</text:p>
          </table:table-cell>
          <table:table-cell office:value-type="float" office:value="1524.95" calcext:value-type="float">
            <text:p>1524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09" calcext:value-type="date">
            <text:p>09/03/21</text:p>
          </table:table-cell>
          <table:table-cell office:value-type="float" office:value="0.58" calcext:value-type="float">
            <text:p>0.58</text:p>
          </table:table-cell>
          <table:table-cell office:value-type="float" office:value="47760" calcext:value-type="float">
            <text:p>47760</text:p>
          </table:table-cell>
          <table:table-cell table:style-name="ce125" office:value-type="float" office:value="-2403" calcext:value-type="float">
            <text:p>-2403</text:p>
          </table:table-cell>
          <table:table-cell office:value-type="float" office:value="-3080" calcext:value-type="float">
            <text:p>-3080</text:p>
          </table:table-cell>
          <table:table-cell office:value-type="float" office:value="-242" calcext:value-type="float">
            <text:p>-242</text:p>
          </table:table-cell>
          <table:table-cell table:style-name="ce125" office:value-type="float" office:value="-6643" calcext:value-type="float">
            <text:p>-6643</text:p>
          </table:table-cell>
          <table:table-cell table:style-name="ce125" office:value-type="float" office:value="38.9" calcext:value-type="float">
            <text:p>38.9</text:p>
          </table:table-cell>
          <table:table-cell office:value-type="float" office:value="1563.85" calcext:value-type="float">
            <text:p>1563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10" calcext:value-type="date">
            <text:p>10/03/21</text:p>
          </table:table-cell>
          <table:table-cell office:value-type="float" office:value="0.54" calcext:value-type="float">
            <text:p>0.54</text:p>
          </table:table-cell>
          <table:table-cell office:value-type="float" office:value="46613" calcext:value-type="float">
            <text:p>46613</text:p>
          </table:table-cell>
          <table:table-cell table:style-name="ce125" office:value-type="float" office:value="-1147" calcext:value-type="float">
            <text:p>-1147</text:p>
          </table:table-cell>
          <table:table-cell office:value-type="float" office:value="1204" calcext:value-type="float">
            <text:p>1204</text:p>
          </table:table-cell>
          <table:table-cell office:value-type="float" office:value="-41" calcext:value-type="float">
            <text:p>-41</text:p>
          </table:table-cell>
          <table:table-cell table:style-name="ce125" office:value-type="float" office:value="-7888" calcext:value-type="float">
            <text:p>-7888</text:p>
          </table:table-cell>
          <table:table-cell table:style-name="ce125" office:value-type="float" office:value="-2.25" calcext:value-type="float">
            <text:p>-2.25</text:p>
          </table:table-cell>
          <table:table-cell office:value-type="float" office:value="1561.6" calcext:value-type="float">
            <text:p>1561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12" calcext:value-type="date">
            <text:p>12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46077" calcext:value-type="float">
            <text:p>46077</text:p>
          </table:table-cell>
          <table:table-cell table:style-name="ce125" office:value-type="float" office:value="-536" calcext:value-type="float">
            <text:p>-536</text:p>
          </table:table-cell>
          <table:table-cell office:value-type="float" office:value="750" calcext:value-type="float">
            <text:p>750</text:p>
          </table:table-cell>
          <table:table-cell office:value-type="float" office:value="12" calcext:value-type="float">
            <text:p>12</text:p>
          </table:table-cell>
          <table:table-cell table:style-name="ce125" office:value-type="float" office:value="-8626" calcext:value-type="float">
            <text:p>-8626</text:p>
          </table:table-cell>
          <table:table-cell table:style-name="ce125" office:value-type="float" office:value="-10.45" calcext:value-type="float">
            <text:p>-10.45</text:p>
          </table:table-cell>
          <table:table-cell office:value-type="float" office:value="1551.15" calcext:value-type="float">
            <text:p>1551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15" calcext:value-type="date">
            <text:p>15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45866" calcext:value-type="float">
            <text:p>45866</text:p>
          </table:table-cell>
          <table:table-cell table:style-name="ce125" office:value-type="float" office:value="-211" calcext:value-type="float">
            <text:p>-211</text:p>
          </table:table-cell>
          <table:table-cell office:value-type="float" office:value="2396" calcext:value-type="float">
            <text:p>2396</text:p>
          </table:table-cell>
          <table:table-cell office:value-type="float" office:value="-51" calcext:value-type="float">
            <text:p>-51</text:p>
          </table:table-cell>
          <table:table-cell table:style-name="ce125" office:value-type="float" office:value="-11073" calcext:value-type="float">
            <text:p>-11073</text:p>
          </table:table-cell>
          <table:table-cell table:style-name="ce125" office:value-type="float" office:value="-15.55" calcext:value-type="float">
            <text:p>-15.55</text:p>
          </table:table-cell>
          <table:table-cell office:value-type="float" office:value="1535.6" calcext:value-type="float">
            <text:p>1535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16" calcext:value-type="date">
            <text:p>16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45450" calcext:value-type="float">
            <text:p>45450</text:p>
          </table:table-cell>
          <table:table-cell table:style-name="ce125" office:value-type="float" office:value="-416" calcext:value-type="float">
            <text:p>-416</text:p>
          </table:table-cell>
          <table:table-cell office:value-type="float" office:value="1414" calcext:value-type="float">
            <text:p>1414</text:p>
          </table:table-cell>
          <table:table-cell office:value-type="float" office:value="468" calcext:value-type="float">
            <text:p>468</text:p>
          </table:table-cell>
          <table:table-cell table:style-name="ce125" office:value-type="float" office:value="-12019" calcext:value-type="float">
            <text:p>-12019</text:p>
          </table:table-cell>
          <table:table-cell table:style-name="ce125" office:value-type="float" office:value="-16.1" calcext:value-type="float">
            <text:p>-16.1</text:p>
          </table:table-cell>
          <table:table-cell office:value-type="float" office:value="1519.5" calcext:value-type="float">
            <text:p>1519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17" calcext:value-type="date">
            <text:p>17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46442" calcext:value-type="float">
            <text:p>46442</text:p>
          </table:table-cell>
          <table:table-cell table:style-name="ce125" office:value-type="float" office:value="992" calcext:value-type="float">
            <text:p>992</text:p>
          </table:table-cell>
          <table:table-cell office:value-type="float" office:value="-182" calcext:value-type="float">
            <text:p>-182</text:p>
          </table:table-cell>
          <table:table-cell office:value-type="float" office:value="-688" calcext:value-type="float">
            <text:p>-688</text:p>
          </table:table-cell>
          <table:table-cell table:style-name="ce125" office:value-type="float" office:value="-12525" calcext:value-type="float">
            <text:p>-12525</text:p>
          </table:table-cell>
          <table:table-cell table:style-name="ce125" office:value-type="float" office:value="-17" calcext:value-type="float">
            <text:p>-17</text:p>
          </table:table-cell>
          <table:table-cell office:value-type="float" office:value="1502.5" calcext:value-type="float">
            <text:p>1502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18" calcext:value-type="date">
            <text:p>18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44902" calcext:value-type="float">
            <text:p>44902</text:p>
          </table:table-cell>
          <table:table-cell table:style-name="ce125" office:value-type="float" office:value="-1540" calcext:value-type="float">
            <text:p>-1540</text:p>
          </table:table-cell>
          <table:table-cell office:value-type="float" office:value="-2299" calcext:value-type="float">
            <text:p>-2299</text:p>
          </table:table-cell>
          <table:table-cell office:value-type="float" office:value="-866" calcext:value-type="float">
            <text:p>-866</text:p>
          </table:table-cell>
          <table:table-cell table:style-name="ce125" office:value-type="float" office:value="-11092" calcext:value-type="float">
            <text:p>-11092</text:p>
          </table:table-cell>
          <table:table-cell table:style-name="ce125" office:value-type="float" office:value="-10.15" calcext:value-type="float">
            <text:p>-10.15</text:p>
          </table:table-cell>
          <table:table-cell office:value-type="float" office:value="1492.35" calcext:value-type="float">
            <text:p>1492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19" calcext:value-type="date">
            <text:p>19/03/21</text:p>
          </table:table-cell>
          <table:table-cell office:value-type="float" office:value="0.43" calcext:value-type="float">
            <text:p>0.43</text:p>
          </table:table-cell>
          <table:table-cell office:value-type="float" office:value="44722" calcext:value-type="float">
            <text:p>44722</text:p>
          </table:table-cell>
          <table:table-cell table:style-name="ce125" office:value-type="float" office:value="-180" calcext:value-type="float">
            <text:p>-180</text:p>
          </table:table-cell>
          <table:table-cell office:value-type="float" office:value="-1314" calcext:value-type="float">
            <text:p>-1314</text:p>
          </table:table-cell>
          <table:table-cell office:value-type="float" office:value="-430" calcext:value-type="float">
            <text:p>-430</text:p>
          </table:table-cell>
          <table:table-cell table:style-name="ce125" office:value-type="float" office:value="-10208" calcext:value-type="float">
            <text:p>-10208</text:p>
          </table:table-cell>
          <table:table-cell table:style-name="ce125" office:value-type="float" office:value="4.3" calcext:value-type="float">
            <text:p>4.3</text:p>
          </table:table-cell>
          <table:table-cell office:value-type="float" office:value="1496.65" calcext:value-type="float">
            <text:p>1496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22" calcext:value-type="date">
            <text:p>22/03/21</text:p>
          </table:table-cell>
          <table:table-cell office:value-type="float" office:value="0.43" calcext:value-type="float">
            <text:p>0.43</text:p>
          </table:table-cell>
          <table:table-cell office:value-type="float" office:value="45447" calcext:value-type="float">
            <text:p>45447</text:p>
          </table:table-cell>
          <table:table-cell table:style-name="ce125" office:value-type="float" office:value="725" calcext:value-type="float">
            <text:p>725</text:p>
          </table:table-cell>
          <table:table-cell office:value-type="float" office:value="670" calcext:value-type="float">
            <text:p>670</text:p>
          </table:table-cell>
          <table:table-cell office:value-type="float" office:value="274" calcext:value-type="float">
            <text:p>274</text:p>
          </table:table-cell>
          <table:table-cell table:style-name="ce125" office:value-type="float" office:value="-10604" calcext:value-type="float">
            <text:p>-10604</text:p>
          </table:table-cell>
          <table:table-cell table:style-name="ce125" office:value-type="float" office:value="-23.85" calcext:value-type="float">
            <text:p>-23.85</text:p>
          </table:table-cell>
          <table:table-cell office:value-type="float" office:value="1472.8" calcext:value-type="float">
            <text:p>1472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23" calcext:value-type="date">
            <text:p>23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43581" calcext:value-type="float">
            <text:p>43581</text:p>
          </table:table-cell>
          <table:table-cell table:style-name="ce125" office:value-type="float" office:value="-1866" calcext:value-type="float">
            <text:p>-1866</text:p>
          </table:table-cell>
          <table:table-cell office:value-type="float" office:value="-3091" calcext:value-type="float">
            <text:p>-3091</text:p>
          </table:table-cell>
          <table:table-cell office:value-type="float" office:value="-920" calcext:value-type="float">
            <text:p>-920</text:p>
          </table:table-cell>
          <table:table-cell table:style-name="ce125" office:value-type="float" office:value="-8433" calcext:value-type="float">
            <text:p>-8433</text:p>
          </table:table-cell>
          <table:table-cell table:style-name="ce125" office:value-type="float" office:value="29.25" calcext:value-type="float">
            <text:p>29.25</text:p>
          </table:table-cell>
          <table:table-cell office:value-type="float" office:value="1502.05" calcext:value-type="float">
            <text:p>1502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24" calcext:value-type="date">
            <text:p>24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44876" calcext:value-type="float">
            <text:p>44876</text:p>
          </table:table-cell>
          <table:table-cell table:style-name="ce125" office:value-type="float" office:value="1295" calcext:value-type="float">
            <text:p>1295</text:p>
          </table:table-cell>
          <table:table-cell office:value-type="float" office:value="-2532" calcext:value-type="float">
            <text:p>-2532</text:p>
          </table:table-cell>
          <table:table-cell office:value-type="float" office:value="-1205" calcext:value-type="float">
            <text:p>-1205</text:p>
          </table:table-cell>
          <table:table-cell table:style-name="ce125" office:value-type="float" office:value="-7106" calcext:value-type="float">
            <text:p>-7106</text:p>
          </table:table-cell>
          <table:table-cell table:style-name="ce125" office:value-type="float" office:value="-19.2" calcext:value-type="float">
            <text:p>-19.2</text:p>
          </table:table-cell>
          <table:table-cell office:value-type="float" office:value="1482.85" calcext:value-type="float">
            <text:p>1482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25" calcext:value-type="date">
            <text:p>25/03/21</text:p>
          </table:table-cell>
          <table:table-cell office:value-type="float" office:value="0.39" calcext:value-type="float">
            <text:p>0.39</text:p>
          </table:table-cell>
          <table:table-cell office:value-type="float" office:value="43793" calcext:value-type="float">
            <text:p>43793</text:p>
          </table:table-cell>
          <table:table-cell table:style-name="ce125" office:value-type="float" office:value="-1083" calcext:value-type="float">
            <text:p>-1083</text:p>
          </table:table-cell>
          <table:table-cell office:value-type="float" office:value="-4055" calcext:value-type="float">
            <text:p>-4055</text:p>
          </table:table-cell>
          <table:table-cell office:value-type="float" office:value="-2383" calcext:value-type="float">
            <text:p>-2383</text:p>
          </table:table-cell>
          <table:table-cell table:style-name="ce125" office:value-type="float" office:value="-5434" calcext:value-type="float">
            <text:p>-5434</text:p>
          </table:table-cell>
          <table:table-cell table:style-name="ce125" office:value-type="float" office:value="-18.3" calcext:value-type="float">
            <text:p>-18.3</text:p>
          </table:table-cell>
          <table:table-cell office:value-type="float" office:value="1464.55" calcext:value-type="float">
            <text:p>1464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26" calcext:value-type="date">
            <text:p>26/03/21</text:p>
          </table:table-cell>
          <table:table-cell office:value-type="float" office:value="0.73" calcext:value-type="float">
            <text:p>0.73</text:p>
          </table:table-cell>
          <table:table-cell office:value-type="float" office:value="41288" calcext:value-type="float">
            <text:p>41288</text:p>
          </table:table-cell>
          <table:table-cell table:style-name="ce125" office:value-type="float" office:value="-623" calcext:value-type="float">
            <text:p>-623</text:p>
          </table:table-cell>
          <table:table-cell office:value-type="float" office:value="1118" calcext:value-type="float">
            <text:p>1118</text:p>
          </table:table-cell>
          <table:table-cell office:value-type="float" office:value="1021" calcext:value-type="float">
            <text:p>1021</text:p>
          </table:table-cell>
          <table:table-cell table:style-name="ce125" office:value-type="float" office:value="-2282" calcext:value-type="float">
            <text:p>-2282</text:p>
          </table:table-cell>
          <table:table-cell table:style-name="ce125" office:value-type="float" office:value="37.1" calcext:value-type="float">
            <text:p>37.1</text:p>
          </table:table-cell>
          <table:table-cell office:value-type="float" office:value="1501.65" calcext:value-type="float">
            <text:p>1501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30" calcext:value-type="date">
            <text:p>30/03/21</text:p>
          </table:table-cell>
          <table:table-cell office:value-type="float" office:value="0.69" calcext:value-type="float">
            <text:p>0.69</text:p>
          </table:table-cell>
          <table:table-cell office:value-type="float" office:value="46755" calcext:value-type="float">
            <text:p>46755</text:p>
          </table:table-cell>
          <table:table-cell table:style-name="ce125" office:value-type="float" office:value="5467" calcext:value-type="float">
            <text:p>5467</text:p>
          </table:table-cell>
          <table:table-cell office:value-type="float" office:value="1167" calcext:value-type="float">
            <text:p>1167</text:p>
          </table:table-cell>
          <table:table-cell office:value-type="float" office:value="460" calcext:value-type="float">
            <text:p>460</text:p>
          </table:table-cell>
          <table:table-cell table:style-name="ce125" office:value-type="float" office:value="-2989" calcext:value-type="float">
            <text:p>-2989</text:p>
          </table:table-cell>
          <table:table-cell table:style-name="ce125" office:value-type="float" office:value="48.3" calcext:value-type="float">
            <text:p>48.3</text:p>
          </table:table-cell>
          <table:table-cell office:value-type="float" office:value="1549.95" calcext:value-type="float">
            <text:p>1549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3-31" calcext:value-type="date">
            <text:p>31/03/21</text:p>
          </table:table-cell>
          <table:table-cell office:value-type="float" office:value="0.6" calcext:value-type="float">
            <text:p>0.6</text:p>
          </table:table-cell>
          <table:table-cell office:value-type="float" office:value="53112" calcext:value-type="float">
            <text:p>53112</text:p>
          </table:table-cell>
          <table:table-cell table:style-name="ce125" office:value-type="float" office:value="6357" calcext:value-type="float">
            <text:p>6357</text:p>
          </table:table-cell>
          <table:table-cell office:value-type="float" office:value="4864" calcext:value-type="float">
            <text:p>4864</text:p>
          </table:table-cell>
          <table:table-cell office:value-type="float" office:value="1975" calcext:value-type="float">
            <text:p>1975</text:p>
          </table:table-cell>
          <table:table-cell table:style-name="ce125" office:value-type="float" office:value="-5878" calcext:value-type="float">
            <text:p>-5878</text:p>
          </table:table-cell>
          <table:table-cell table:style-name="ce125" office:value-type="float" office:value="-52.95" calcext:value-type="float">
            <text:p>-52.95</text:p>
          </table:table-cell>
          <table:table-cell office:value-type="float" office:value="1497" calcext:value-type="float">
            <text:p>149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01" calcext:value-type="date">
            <text:p>01/04/21</text:p>
          </table:table-cell>
          <table:table-cell office:value-type="float" office:value="0.59" calcext:value-type="float">
            <text:p>0.59</text:p>
          </table:table-cell>
          <table:table-cell office:value-type="float" office:value="55584" calcext:value-type="float">
            <text:p>55584</text:p>
          </table:table-cell>
          <table:table-cell table:style-name="ce125" office:value-type="float" office:value="2472" calcext:value-type="float">
            <text:p>2472</text:p>
          </table:table-cell>
          <table:table-cell office:value-type="float" office:value="2208" calcext:value-type="float">
            <text:p>2208</text:p>
          </table:table-cell>
          <table:table-cell office:value-type="float" office:value="1255" calcext:value-type="float">
            <text:p>1255</text:p>
          </table:table-cell>
          <table:table-cell table:style-name="ce125" office:value-type="float" office:value="-6831" calcext:value-type="float">
            <text:p>-6831</text:p>
          </table:table-cell>
          <table:table-cell table:style-name="ce125" office:value-type="float" office:value="2.55" calcext:value-type="float">
            <text:p>2.55</text:p>
          </table:table-cell>
          <table:table-cell office:value-type="float" office:value="1499.55" calcext:value-type="float">
            <text:p>1499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05" calcext:value-type="date">
            <text:p>05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56756" calcext:value-type="float">
            <text:p>56756</text:p>
          </table:table-cell>
          <table:table-cell table:style-name="ce125" office:value-type="float" office:value="1172" calcext:value-type="float">
            <text:p>1172</text:p>
          </table:table-cell>
          <table:table-cell office:value-type="float" office:value="3322" calcext:value-type="float">
            <text:p>3322</text:p>
          </table:table-cell>
          <table:table-cell office:value-type="float" office:value="1091" calcext:value-type="float">
            <text:p>1091</text:p>
          </table:table-cell>
          <table:table-cell table:style-name="ce125" office:value-type="float" office:value="-9062" calcext:value-type="float">
            <text:p>-9062</text:p>
          </table:table-cell>
          <table:table-cell table:style-name="ce125" office:value-type="float" office:value="-45.1" calcext:value-type="float">
            <text:p>-45.1</text:p>
          </table:table-cell>
          <table:table-cell office:value-type="float" office:value="1454.45" calcext:value-type="float">
            <text:p>1454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06" calcext:value-type="date">
            <text:p>06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57431" calcext:value-type="float">
            <text:p>57431</text:p>
          </table:table-cell>
          <table:table-cell table:style-name="ce125" office:value-type="float" office:value="675" calcext:value-type="float">
            <text:p>675</text:p>
          </table:table-cell>
          <table:table-cell office:value-type="float" office:value="2131" calcext:value-type="float">
            <text:p>2131</text:p>
          </table:table-cell>
          <table:table-cell office:value-type="float" office:value="1107" calcext:value-type="float">
            <text:p>1107</text:p>
          </table:table-cell>
          <table:table-cell table:style-name="ce125" office:value-type="float" office:value="-10086" calcext:value-type="float">
            <text:p>-10086</text:p>
          </table:table-cell>
          <table:table-cell table:style-name="ce125" office:value-type="float" office:value="-5.85" calcext:value-type="float">
            <text:p>-5.85</text:p>
          </table:table-cell>
          <table:table-cell office:value-type="float" office:value="1448.6" calcext:value-type="float">
            <text:p>1448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07" calcext:value-type="date">
            <text:p>07/04/21</text:p>
          </table:table-cell>
          <table:table-cell office:value-type="float" office:value="0.53" calcext:value-type="float">
            <text:p>0.53</text:p>
          </table:table-cell>
          <table:table-cell office:value-type="float" office:value="58225" calcext:value-type="float">
            <text:p>58225</text:p>
          </table:table-cell>
          <table:table-cell table:style-name="ce125" office:value-type="float" office:value="794" calcext:value-type="float">
            <text:p>794</text:p>
          </table:table-cell>
          <table:table-cell office:value-type="float" office:value="1796" calcext:value-type="float">
            <text:p>1796</text:p>
          </table:table-cell>
          <table:table-cell office:value-type="float" office:value="621" calcext:value-type="float">
            <text:p>621</text:p>
          </table:table-cell>
          <table:table-cell table:style-name="ce125" office:value-type="float" office:value="-11261" calcext:value-type="float">
            <text:p>-11261</text:p>
          </table:table-cell>
          <table:table-cell table:style-name="ce125" office:value-type="float" office:value="8.65" calcext:value-type="float">
            <text:p>8.65</text:p>
          </table:table-cell>
          <table:table-cell office:value-type="float" office:value="1457.25" calcext:value-type="float">
            <text:p>1457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08" calcext:value-type="date">
            <text:p>08/04/21</text:p>
          </table:table-cell>
          <table:table-cell office:value-type="float" office:value="0.49" calcext:value-type="float">
            <text:p>0.49</text:p>
          </table:table-cell>
          <table:table-cell office:value-type="float" office:value="60994" calcext:value-type="float">
            <text:p>60994</text:p>
          </table:table-cell>
          <table:table-cell table:style-name="ce125" office:value-type="float" office:value="2769" calcext:value-type="float">
            <text:p>2769</text:p>
          </table:table-cell>
          <table:table-cell office:value-type="float" office:value="3641" calcext:value-type="float">
            <text:p>3641</text:p>
          </table:table-cell>
          <table:table-cell office:value-type="float" office:value="655" calcext:value-type="float">
            <text:p>655</text:p>
          </table:table-cell>
          <table:table-cell table:style-name="ce125" office:value-type="float" office:value="-14247" calcext:value-type="float">
            <text:p>-14247</text:p>
          </table:table-cell>
          <table:table-cell table:style-name="ce125" office:value-type="float" office:value="-15" calcext:value-type="float">
            <text:p>-15</text:p>
          </table:table-cell>
          <table:table-cell office:value-type="float" office:value="1442.25" calcext:value-type="float">
            <text:p>1442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09" calcext:value-type="date">
            <text:p>09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65157" calcext:value-type="float">
            <text:p>65157</text:p>
          </table:table-cell>
          <table:table-cell table:style-name="ce125" office:value-type="float" office:value="4163" calcext:value-type="float">
            <text:p>4163</text:p>
          </table:table-cell>
          <table:table-cell office:value-type="float" office:value="2571" calcext:value-type="float">
            <text:p>2571</text:p>
          </table:table-cell>
          <table:table-cell office:value-type="float" office:value="990" calcext:value-type="float">
            <text:p>990</text:p>
          </table:table-cell>
          <table:table-cell table:style-name="ce125" office:value-type="float" office:value="-15828" calcext:value-type="float">
            <text:p>-15828</text:p>
          </table:table-cell>
          <table:table-cell table:style-name="ce125" office:value-type="float" office:value="-11.3" calcext:value-type="float">
            <text:p>-11.3</text:p>
          </table:table-cell>
          <table:table-cell office:value-type="float" office:value="1430.95" calcext:value-type="float">
            <text:p>1430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12" calcext:value-type="date">
            <text:p>12/04/21</text:p>
          </table:table-cell>
          <table:table-cell office:value-type="float" office:value="0.49" calcext:value-type="float">
            <text:p>0.49</text:p>
          </table:table-cell>
          <table:table-cell office:value-type="float" office:value="65698" calcext:value-type="float">
            <text:p>65698</text:p>
          </table:table-cell>
          <table:table-cell table:style-name="ce125" office:value-type="float" office:value="541" calcext:value-type="float">
            <text:p>541</text:p>
          </table:table-cell>
          <table:table-cell office:value-type="float" office:value="1464" calcext:value-type="float">
            <text:p>1464</text:p>
          </table:table-cell>
          <table:table-cell office:value-type="float" office:value="1025" calcext:value-type="float">
            <text:p>1025</text:p>
          </table:table-cell>
          <table:table-cell table:style-name="ce125" office:value-type="float" office:value="-16267" calcext:value-type="float">
            <text:p>-16267</text:p>
          </table:table-cell>
          <table:table-cell table:style-name="ce125" office:value-type="float" office:value="-59.35" calcext:value-type="float">
            <text:p>-59.35</text:p>
          </table:table-cell>
          <table:table-cell office:value-type="float" office:value="1371.6" calcext:value-type="float">
            <text:p>1371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13" calcext:value-type="date">
            <text:p>13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63952" calcext:value-type="float">
            <text:p>63952</text:p>
          </table:table-cell>
          <table:table-cell table:style-name="ce125" office:value-type="float" office:value="-1746" calcext:value-type="float">
            <text:p>-1746</text:p>
          </table:table-cell>
          <table:table-cell office:value-type="float" office:value="-857" calcext:value-type="float">
            <text:p>-857</text:p>
          </table:table-cell>
          <table:table-cell office:value-type="float" office:value="-517" calcext:value-type="float">
            <text:p>-517</text:p>
          </table:table-cell>
          <table:table-cell table:style-name="ce125" office:value-type="float" office:value="-15927" calcext:value-type="float">
            <text:p>-15927</text:p>
          </table:table-cell>
          <table:table-cell table:style-name="ce125" office:value-type="float" office:value="33" calcext:value-type="float">
            <text:p>33</text:p>
          </table:table-cell>
          <table:table-cell office:value-type="float" office:value="1404.6" calcext:value-type="float">
            <text:p>1404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15" calcext:value-type="date">
            <text:p>15/04/21</text:p>
          </table:table-cell>
          <table:table-cell office:value-type="float" office:value="0.52" calcext:value-type="float">
            <text:p>0.52</text:p>
          </table:table-cell>
          <table:table-cell office:value-type="float" office:value="60866" calcext:value-type="float">
            <text:p>60866</text:p>
          </table:table-cell>
          <table:table-cell table:style-name="ce125" office:value-type="float" office:value="-3086" calcext:value-type="float">
            <text:p>-3086</text:p>
          </table:table-cell>
          <table:table-cell office:value-type="float" office:value="-2456" calcext:value-type="float">
            <text:p>-2456</text:p>
          </table:table-cell>
          <table:table-cell office:value-type="float" office:value="-138" calcext:value-type="float">
            <text:p>-138</text:p>
          </table:table-cell>
          <table:table-cell table:style-name="ce125" office:value-type="float" office:value="-13609" calcext:value-type="float">
            <text:p>-13609</text:p>
          </table:table-cell>
          <table:table-cell table:style-name="ce125" office:value-type="float" office:value="28.65" calcext:value-type="float">
            <text:p>28.65</text:p>
          </table:table-cell>
          <table:table-cell office:value-type="float" office:value="1433.25" calcext:value-type="float">
            <text:p>1433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16" calcext:value-type="date">
            <text:p>16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58531" calcext:value-type="float">
            <text:p>58531</text:p>
          </table:table-cell>
          <table:table-cell table:style-name="ce125" office:value-type="float" office:value="-2335" calcext:value-type="float">
            <text:p>-2335</text:p>
          </table:table-cell>
          <table:table-cell office:value-type="float" office:value="4129" calcext:value-type="float">
            <text:p>4129</text:p>
          </table:table-cell>
          <table:table-cell office:value-type="float" office:value="861" calcext:value-type="float">
            <text:p>861</text:p>
          </table:table-cell>
          <table:table-cell table:style-name="ce125" office:value-type="float" office:value="-16877" calcext:value-type="float">
            <text:p>-16877</text:p>
          </table:table-cell>
          <table:table-cell table:style-name="ce125" office:value-type="float" office:value="-1.75" calcext:value-type="float">
            <text:p>-1.75</text:p>
          </table:table-cell>
          <table:table-cell office:value-type="float" office:value="1431.5" calcext:value-type="float">
            <text:p>1431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19" calcext:value-type="date">
            <text:p>19/04/21</text:p>
          </table:table-cell>
          <table:table-cell office:value-type="float" office:value="0.42" calcext:value-type="float">
            <text:p>0.42</text:p>
          </table:table-cell>
          <table:table-cell office:value-type="float" office:value="56757" calcext:value-type="float">
            <text:p>56757</text:p>
          </table:table-cell>
          <table:table-cell table:style-name="ce125" office:value-type="float" office:value="-1774" calcext:value-type="float">
            <text:p>-1774</text:p>
          </table:table-cell>
          <table:table-cell office:value-type="float" office:value="2367" calcext:value-type="float">
            <text:p>2367</text:p>
          </table:table-cell>
          <table:table-cell office:value-type="float" office:value="-1154" calcext:value-type="float">
            <text:p>-1154</text:p>
          </table:table-cell>
          <table:table-cell table:style-name="ce125" office:value-type="float" office:value="-20398" calcext:value-type="float">
            <text:p>-20398</text:p>
          </table:table-cell>
          <table:table-cell table:style-name="ce125" office:value-type="float" office:value="-18.55" calcext:value-type="float">
            <text:p>-18.55</text:p>
          </table:table-cell>
          <table:table-cell office:value-type="float" office:value="1412.95" calcext:value-type="float">
            <text:p>1412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20" calcext:value-type="date">
            <text:p>20/04/21</text:p>
          </table:table-cell>
          <table:table-cell office:value-type="float" office:value="0.39" calcext:value-type="float">
            <text:p>0.39</text:p>
          </table:table-cell>
          <table:table-cell office:value-type="float" office:value="54606" calcext:value-type="float">
            <text:p>54606</text:p>
          </table:table-cell>
          <table:table-cell table:style-name="ce125" office:value-type="float" office:value="-2151" calcext:value-type="float">
            <text:p>-2151</text:p>
          </table:table-cell>
          <table:table-cell office:value-type="float" office:value="1320" calcext:value-type="float">
            <text:p>1320</text:p>
          </table:table-cell>
          <table:table-cell office:value-type="float" office:value="-498" calcext:value-type="float">
            <text:p>-498</text:p>
          </table:table-cell>
          <table:table-cell table:style-name="ce125" office:value-type="float" office:value="-22216" calcext:value-type="float">
            <text:p>-22216</text:p>
          </table:table-cell>
          <table:table-cell table:style-name="ce125" office:value-type="float" office:value="-22.8" calcext:value-type="float">
            <text:p>-22.8</text:p>
          </table:table-cell>
          <table:table-cell office:value-type="float" office:value="1390.15" calcext:value-type="float">
            <text:p>1390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22" calcext:value-type="date">
            <text:p>22/04/21</text:p>
          </table:table-cell>
          <table:table-cell office:value-type="float" office:value="0.45" calcext:value-type="float">
            <text:p>0.45</text:p>
          </table:table-cell>
          <table:table-cell office:value-type="float" office:value="53244" calcext:value-type="float">
            <text:p>53244</text:p>
          </table:table-cell>
          <table:table-cell table:style-name="ce125" office:value-type="float" office:value="-1362" calcext:value-type="float">
            <text:p>-1362</text:p>
          </table:table-cell>
          <table:table-cell office:value-type="float" office:value="-5566" calcext:value-type="float">
            <text:p>-5566</text:p>
          </table:table-cell>
          <table:table-cell office:value-type="float" office:value="-283" calcext:value-type="float">
            <text:p>-283</text:p>
          </table:table-cell>
          <table:table-cell table:style-name="ce125" office:value-type="float" office:value="-16933" calcext:value-type="float">
            <text:p>-16933</text:p>
          </table:table-cell>
          <table:table-cell table:style-name="ce125" office:value-type="float" office:value="30.65" calcext:value-type="float">
            <text:p>30.65</text:p>
          </table:table-cell>
          <table:table-cell office:value-type="float" office:value="1420.8" calcext:value-type="float">
            <text:p>1420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23" calcext:value-type="date">
            <text:p>23/04/21</text:p>
          </table:table-cell>
          <table:table-cell office:value-type="float" office:value="0.44" calcext:value-type="float">
            <text:p>0.44</text:p>
          </table:table-cell>
          <table:table-cell office:value-type="float" office:value="52502" calcext:value-type="float">
            <text:p>52502</text:p>
          </table:table-cell>
          <table:table-cell table:style-name="ce125" office:value-type="float" office:value="-742" calcext:value-type="float">
            <text:p>-742</text:p>
          </table:table-cell>
          <table:table-cell office:value-type="float" office:value="-1829" calcext:value-type="float">
            <text:p>-1829</text:p>
          </table:table-cell>
          <table:table-cell office:value-type="float" office:value="-1012" calcext:value-type="float">
            <text:p>-1012</text:p>
          </table:table-cell>
          <table:table-cell table:style-name="ce125" office:value-type="float" office:value="-16116" calcext:value-type="float">
            <text:p>-16116</text:p>
          </table:table-cell>
          <table:table-cell table:style-name="ce125" office:value-type="float" office:value="-6.45" calcext:value-type="float">
            <text:p>-6.45</text:p>
          </table:table-cell>
          <table:table-cell office:value-type="float" office:value="1414.35" calcext:value-type="float">
            <text:p>1414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DFCBANK</text:p>
          </table:table-cell>
          <table:table-cell table:style-name="ce135" office:value-type="date" office:date-value="2021-04-26" calcext:value-type="date">
            <text:p>26/04/21</text:p>
          </table:table-cell>
          <table:table-cell office:value-type="float" office:value="0.42" calcext:value-type="float">
            <text:p>0.42</text:p>
          </table:table-cell>
          <table:table-cell office:value-type="float" office:value="52408" calcext:value-type="float">
            <text:p>52408</text:p>
          </table:table-cell>
          <table:table-cell table:style-name="ce125" office:value-type="float" office:value="-94" calcext:value-type="float">
            <text:p>-94</text:p>
          </table:table-cell>
          <table:table-cell office:value-type="float" office:value="-1150" calcext:value-type="float">
            <text:p>-1150</text:p>
          </table:table-cell>
          <table:table-cell office:value-type="float" office:value="-1081" calcext:value-type="float">
            <text:p>-1081</text:p>
          </table:table-cell>
          <table:table-cell table:style-name="ce125" office:value-type="float" office:value="-16047" calcext:value-type="float">
            <text:p>-16047</text:p>
          </table:table-cell>
          <table:table-cell table:style-name="ce125" office:value-type="float" office:value="-5.7" calcext:value-type="float">
            <text:p>-5.7</text:p>
          </table:table-cell>
          <table:table-cell office:value-type="float" office:value="1408.65" calcext:value-type="float">
            <text:p>1408.65</text:p>
          </table:table-cell>
          <table:table-cell table:number-columns-repeated="54"/>
        </table:table-row>
        <table:table-row table:style-name="ro2" table:number-rows-repeated="429">
          <table:table-cell table:number-columns-repeated="4"/>
          <table:table-cell table:style-name="ce125"/>
          <table:table-cell table:number-columns-repeated="2"/>
          <table:table-cell table:style-name="ce125" table:number-columns-repeated="2"/>
          <table:table-cell table:number-columns-repeated="55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DFCBANK.E2:HDFCBANK.E500 HDFCBANK.I2:HDFCBANK.I500 HDFCBANK.H2:HDFCBANK.H500">
            <calcext:condition calcext:apply-style-name="Good" calcext:value="&gt;0" calcext:base-cell-address="HDFCBANK.E2"/>
            <calcext:condition calcext:apply-style-name="Bad" calcext:value="&lt;0" calcext:base-cell-address="HDFCBANK.E2"/>
          </calcext:conditional-format>
        </calcext:conditional-formats>
      </table:table>
      <table:table table:name="ICICIBANK" table:style-name="ta1">
        <table:table-column table:style-name="co4" table:number-columns-repeated="3" table:default-cell-style-name="ce128"/>
        <table:table-column table:style-name="co50" table:default-cell-style-name="ce128"/>
        <table:table-column table:style-name="co49" table:default-cell-style-name="ce128"/>
        <table:table-column table:style-name="co53" table:default-cell-style-name="ce128"/>
        <table:table-column table:style-name="co54" table:default-cell-style-name="ce128"/>
        <table:table-column table:style-name="co55" table:default-cell-style-name="ce128"/>
        <table:table-column table:style-name="co56" table:default-cell-style-name="ce128"/>
        <table:table-column table:style-name="co57" table:default-cell-style-name="ce128"/>
        <table:table-column table:style-name="co4" table:number-columns-repeated="54" table:default-cell-style-name="ce128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office:value-type="string" calcext:value-type="string">
            <text:p>DIFF_PUT_CALL</text:p>
          </table:table-cell>
          <table:table-cell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11" calcext:value-type="date">
            <text:p>11/01/21</text:p>
          </table:table-cell>
          <table:table-cell office:value-type="float" office:value="0.64" calcext:value-type="float">
            <text:p>0.64</text:p>
          </table:table-cell>
          <table:table-cell office:value-type="float" office:value="59843" calcext:value-type="float">
            <text:p>59843</text:p>
          </table:table-cell>
          <table:table-cell table:style-name="ce127" office:value-type="float" office:value="1585" calcext:value-type="float">
            <text:p>1585</text:p>
          </table:table-cell>
          <table:table-cell office:value-type="float" office:value="142" calcext:value-type="float">
            <text:p>142</text:p>
          </table:table-cell>
          <table:table-cell office:value-type="float" office:value="492" calcext:value-type="float">
            <text:p>492</text:p>
          </table:table-cell>
          <table:table-cell table:style-name="ce127" office:value-type="float" office:value="-5473" calcext:value-type="float">
            <text:p>-5473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546.9" calcext:value-type="float">
            <text:p>546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12" calcext:value-type="date">
            <text:p>12/01/21</text:p>
          </table:table-cell>
          <table:table-cell office:value-type="float" office:value="0.64" calcext:value-type="float">
            <text:p>0.64</text:p>
          </table:table-cell>
          <table:table-cell office:value-type="float" office:value="62233" calcext:value-type="float">
            <text:p>62233</text:p>
          </table:table-cell>
          <table:table-cell table:style-name="ce127" office:value-type="float" office:value="2390" calcext:value-type="float">
            <text:p>2390</text:p>
          </table:table-cell>
          <table:table-cell office:value-type="float" office:value="698" calcext:value-type="float">
            <text:p>698</text:p>
          </table:table-cell>
          <table:table-cell office:value-type="float" office:value="351" calcext:value-type="float">
            <text:p>351</text:p>
          </table:table-cell>
          <table:table-cell table:style-name="ce127" office:value-type="float" office:value="-5820" calcext:value-type="float">
            <text:p>-5820</text:p>
          </table:table-cell>
          <table:table-cell table:style-name="ce127" office:value-type="float" office:value="3.85" calcext:value-type="float">
            <text:p>3.85</text:p>
          </table:table-cell>
          <table:table-cell office:value-type="float" office:value="550.75" calcext:value-type="float">
            <text:p>550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13" calcext:value-type="date">
            <text:p>13/01/21</text:p>
          </table:table-cell>
          <table:table-cell office:value-type="float" office:value="0.66" calcext:value-type="float">
            <text:p>0.66</text:p>
          </table:table-cell>
          <table:table-cell office:value-type="float" office:value="62707" calcext:value-type="float">
            <text:p>62707</text:p>
          </table:table-cell>
          <table:table-cell table:style-name="ce127" office:value-type="float" office:value="474" calcext:value-type="float">
            <text:p>474</text:p>
          </table:table-cell>
          <table:table-cell office:value-type="float" office:value="79" calcext:value-type="float">
            <text:p>79</text:p>
          </table:table-cell>
          <table:table-cell office:value-type="float" office:value="344" calcext:value-type="float">
            <text:p>344</text:p>
          </table:table-cell>
          <table:table-cell table:style-name="ce127" office:value-type="float" office:value="-5555" calcext:value-type="float">
            <text:p>-5555</text:p>
          </table:table-cell>
          <table:table-cell table:style-name="ce127" office:value-type="float" office:value="8.5" calcext:value-type="float">
            <text:p>8.5</text:p>
          </table:table-cell>
          <table:table-cell office:value-type="float" office:value="559.25" calcext:value-type="float">
            <text:p>559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14" calcext:value-type="date">
            <text:p>14/01/21</text:p>
          </table:table-cell>
          <table:table-cell office:value-type="float" office:value="0.62" calcext:value-type="float">
            <text:p>0.62</text:p>
          </table:table-cell>
          <table:table-cell office:value-type="float" office:value="63842" calcext:value-type="float">
            <text:p>63842</text:p>
          </table:table-cell>
          <table:table-cell table:style-name="ce127" office:value-type="float" office:value="1135" calcext:value-type="float">
            <text:p>1135</text:p>
          </table:table-cell>
          <table:table-cell office:value-type="float" office:value="1437" calcext:value-type="float">
            <text:p>1437</text:p>
          </table:table-cell>
          <table:table-cell office:value-type="float" office:value="266" calcext:value-type="float">
            <text:p>266</text:p>
          </table:table-cell>
          <table:table-cell table:style-name="ce127" office:value-type="float" office:value="-6726" calcext:value-type="float">
            <text:p>-6726</text:p>
          </table:table-cell>
          <table:table-cell table:style-name="ce127" office:value-type="float" office:value="-3.25" calcext:value-type="float">
            <text:p>-3.25</text:p>
          </table:table-cell>
          <table:table-cell office:value-type="float" office:value="556" calcext:value-type="float">
            <text:p>55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15" calcext:value-type="date">
            <text:p>15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64122" calcext:value-type="float">
            <text:p>64122</text:p>
          </table:table-cell>
          <table:table-cell table:style-name="ce127" office:value-type="float" office:value="280" calcext:value-type="float">
            <text:p>280</text:p>
          </table:table-cell>
          <table:table-cell office:value-type="float" office:value="2242" calcext:value-type="float">
            <text:p>2242</text:p>
          </table:table-cell>
          <table:table-cell office:value-type="float" office:value="105" calcext:value-type="float">
            <text:p>105</text:p>
          </table:table-cell>
          <table:table-cell table:style-name="ce127" office:value-type="float" office:value="-8863" calcext:value-type="float">
            <text:p>-8863</text:p>
          </table:table-cell>
          <table:table-cell table:style-name="ce127" office:value-type="float" office:value="-10.75" calcext:value-type="float">
            <text:p>-10.75</text:p>
          </table:table-cell>
          <table:table-cell office:value-type="float" office:value="545.25" calcext:value-type="float">
            <text:p>545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18" calcext:value-type="date">
            <text:p>18/01/21</text:p>
          </table:table-cell>
          <table:table-cell office:value-type="float" office:value="0.54" calcext:value-type="float">
            <text:p>0.54</text:p>
          </table:table-cell>
          <table:table-cell office:value-type="float" office:value="65282" calcext:value-type="float">
            <text:p>65282</text:p>
          </table:table-cell>
          <table:table-cell table:style-name="ce127" office:value-type="float" office:value="1160" calcext:value-type="float">
            <text:p>1160</text:p>
          </table:table-cell>
          <table:table-cell office:value-type="float" office:value="-56" calcext:value-type="float">
            <text:p>-56</text:p>
          </table:table-cell>
          <table:table-cell office:value-type="float" office:value="-238" calcext:value-type="float">
            <text:p>-238</text:p>
          </table:table-cell>
          <table:table-cell table:style-name="ce127" office:value-type="float" office:value="-9045" calcext:value-type="float">
            <text:p>-9045</text:p>
          </table:table-cell>
          <table:table-cell table:style-name="ce127" office:value-type="float" office:value="-10.95" calcext:value-type="float">
            <text:p>-10.95</text:p>
          </table:table-cell>
          <table:table-cell office:value-type="float" office:value="534.3" calcext:value-type="float">
            <text:p>534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19" calcext:value-type="date">
            <text:p>19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67256" calcext:value-type="float">
            <text:p>67256</text:p>
          </table:table-cell>
          <table:table-cell table:style-name="ce127" office:value-type="float" office:value="1974" calcext:value-type="float">
            <text:p>1974</text:p>
          </table:table-cell>
          <table:table-cell office:value-type="float" office:value="-622" calcext:value-type="float">
            <text:p>-622</text:p>
          </table:table-cell>
          <table:table-cell office:value-type="float" office:value="-274" calcext:value-type="float">
            <text:p>-274</text:p>
          </table:table-cell>
          <table:table-cell table:style-name="ce127" office:value-type="float" office:value="-8697" calcext:value-type="float">
            <text:p>-8697</text:p>
          </table:table-cell>
          <table:table-cell table:style-name="ce127" office:value-type="float" office:value="14.7" calcext:value-type="float">
            <text:p>14.7</text:p>
          </table:table-cell>
          <table:table-cell office:value-type="float" office:value="549" calcext:value-type="float">
            <text:p>54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20" calcext:value-type="date">
            <text:p>20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68184" calcext:value-type="float">
            <text:p>68184</text:p>
          </table:table-cell>
          <table:table-cell table:style-name="ce127" office:value-type="float" office:value="928" calcext:value-type="float">
            <text:p>928</text:p>
          </table:table-cell>
          <table:table-cell office:value-type="float" office:value="-8" calcext:value-type="float">
            <text:p>-8</text:p>
          </table:table-cell>
          <table:table-cell office:value-type="float" office:value="128" calcext:value-type="float">
            <text:p>128</text:p>
          </table:table-cell>
          <table:table-cell table:style-name="ce127" office:value-type="float" office:value="-8561" calcext:value-type="float">
            <text:p>-8561</text:p>
          </table:table-cell>
          <table:table-cell table:style-name="ce127" office:value-type="float" office:value="3.35" calcext:value-type="float">
            <text:p>3.35</text:p>
          </table:table-cell>
          <table:table-cell office:value-type="float" office:value="552.35" calcext:value-type="float">
            <text:p>552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21" calcext:value-type="date">
            <text:p>21/01/21</text:p>
          </table:table-cell>
          <table:table-cell office:value-type="float" office:value="0.57" calcext:value-type="float">
            <text:p>0.57</text:p>
          </table:table-cell>
          <table:table-cell office:value-type="float" office:value="65523" calcext:value-type="float">
            <text:p>65523</text:p>
          </table:table-cell>
          <table:table-cell table:style-name="ce127" office:value-type="float" office:value="-2661" calcext:value-type="float">
            <text:p>-2661</text:p>
          </table:table-cell>
          <table:table-cell office:value-type="float" office:value="-2120" calcext:value-type="float">
            <text:p>-2120</text:p>
          </table:table-cell>
          <table:table-cell office:value-type="float" office:value="-924" calcext:value-type="float">
            <text:p>-924</text:p>
          </table:table-cell>
          <table:table-cell table:style-name="ce127" office:value-type="float" office:value="-7365" calcext:value-type="float">
            <text:p>-7365</text:p>
          </table:table-cell>
          <table:table-cell table:style-name="ce127" office:value-type="float" office:value="1.1" calcext:value-type="float">
            <text:p>1.1</text:p>
          </table:table-cell>
          <table:table-cell office:value-type="float" office:value="553.45" calcext:value-type="float">
            <text:p>553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22" calcext:value-type="date">
            <text:p>22/01/21</text:p>
          </table:table-cell>
          <table:table-cell office:value-type="float" office:value="0.49" calcext:value-type="float">
            <text:p>0.49</text:p>
          </table:table-cell>
          <table:table-cell office:value-type="float" office:value="66506" calcext:value-type="float">
            <text:p>66506</text:p>
          </table:table-cell>
          <table:table-cell table:style-name="ce127" office:value-type="float" office:value="983" calcext:value-type="float">
            <text:p>983</text:p>
          </table:table-cell>
          <table:table-cell office:value-type="float" office:value="104" calcext:value-type="float">
            <text:p>104</text:p>
          </table:table-cell>
          <table:table-cell office:value-type="float" office:value="-1276" calcext:value-type="float">
            <text:p>-1276</text:p>
          </table:table-cell>
          <table:table-cell table:style-name="ce127" office:value-type="float" office:value="-8745" calcext:value-type="float">
            <text:p>-8745</text:p>
          </table:table-cell>
          <table:table-cell table:style-name="ce127" office:value-type="float" office:value="-18.75" calcext:value-type="float">
            <text:p>-18.75</text:p>
          </table:table-cell>
          <table:table-cell office:value-type="float" office:value="534.7" calcext:value-type="float">
            <text:p>534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25" calcext:value-type="date">
            <text:p>25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66959" calcext:value-type="float">
            <text:p>66959</text:p>
          </table:table-cell>
          <table:table-cell table:style-name="ce127" office:value-type="float" office:value="453" calcext:value-type="float">
            <text:p>453</text:p>
          </table:table-cell>
          <table:table-cell office:value-type="float" office:value="-1771" calcext:value-type="float">
            <text:p>-1771</text:p>
          </table:table-cell>
          <table:table-cell office:value-type="float" office:value="105" calcext:value-type="float">
            <text:p>105</text:p>
          </table:table-cell>
          <table:table-cell table:style-name="ce127" office:value-type="float" office:value="-6869" calcext:value-type="float">
            <text:p>-6869</text:p>
          </table:table-cell>
          <table:table-cell table:style-name="ce127" office:value-type="float" office:value="3.65" calcext:value-type="float">
            <text:p>3.65</text:p>
          </table:table-cell>
          <table:table-cell office:value-type="float" office:value="538.35" calcext:value-type="float">
            <text:p>538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27" calcext:value-type="date">
            <text:p>27/01/21</text:p>
          </table:table-cell>
          <table:table-cell office:value-type="float" office:value="0.49" calcext:value-type="float">
            <text:p>0.49</text:p>
          </table:table-cell>
          <table:table-cell office:value-type="float" office:value="67914" calcext:value-type="float">
            <text:p>67914</text:p>
          </table:table-cell>
          <table:table-cell table:style-name="ce127" office:value-type="float" office:value="955" calcext:value-type="float">
            <text:p>955</text:p>
          </table:table-cell>
          <table:table-cell office:value-type="float" office:value="-2985" calcext:value-type="float">
            <text:p>-2985</text:p>
          </table:table-cell>
          <table:table-cell office:value-type="float" office:value="-2380" calcext:value-type="float">
            <text:p>-2380</text:p>
          </table:table-cell>
          <table:table-cell table:style-name="ce127" office:value-type="float" office:value="-6264" calcext:value-type="float">
            <text:p>-6264</text:p>
          </table:table-cell>
          <table:table-cell table:style-name="ce127" office:value-type="float" office:value="-14.55" calcext:value-type="float">
            <text:p>-14.55</text:p>
          </table:table-cell>
          <table:table-cell office:value-type="float" office:value="523.8" calcext:value-type="float">
            <text:p>523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28" calcext:value-type="date">
            <text:p>28/01/21</text:p>
          </table:table-cell>
          <table:table-cell office:value-type="float" office:value="0.42" calcext:value-type="float">
            <text:p>0.42</text:p>
          </table:table-cell>
          <table:table-cell office:value-type="float" office:value="69346" calcext:value-type="float">
            <text:p>69346</text:p>
          </table:table-cell>
          <table:table-cell table:style-name="ce127" office:value-type="float" office:value="1432" calcext:value-type="float">
            <text:p>1432</text:p>
          </table:table-cell>
          <table:table-cell office:value-type="float" office:value="-2573" calcext:value-type="float">
            <text:p>-2573</text:p>
          </table:table-cell>
          <table:table-cell office:value-type="float" office:value="-1956" calcext:value-type="float">
            <text:p>-1956</text:p>
          </table:table-cell>
          <table:table-cell table:style-name="ce127" office:value-type="float" office:value="-5647" calcext:value-type="float">
            <text:p>-5647</text:p>
          </table:table-cell>
          <table:table-cell table:style-name="ce127" office:value-type="float" office:value="4.35" calcext:value-type="float">
            <text:p>4.35</text:p>
          </table:table-cell>
          <table:table-cell office:value-type="float" office:value="528.15" calcext:value-type="float">
            <text:p>528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1-29" calcext:value-type="date">
            <text:p>29/01/21</text:p>
          </table:table-cell>
          <table:table-cell office:value-type="float" office:value="0.57" calcext:value-type="float">
            <text:p>0.57</text:p>
          </table:table-cell>
          <table:table-cell office:value-type="float" office:value="68594" calcext:value-type="float">
            <text:p>68594</text:p>
          </table:table-cell>
          <table:table-cell table:style-name="ce127" office:value-type="float" office:value="1409" calcext:value-type="float">
            <text:p>1409</text:p>
          </table:table-cell>
          <table:table-cell office:value-type="float" office:value="1176" calcext:value-type="float">
            <text:p>1176</text:p>
          </table:table-cell>
          <table:table-cell office:value-type="float" office:value="1021" calcext:value-type="float">
            <text:p>1021</text:p>
          </table:table-cell>
          <table:table-cell table:style-name="ce127" office:value-type="float" office:value="-4125" calcext:value-type="float">
            <text:p>-4125</text:p>
          </table:table-cell>
          <table:table-cell table:style-name="ce127" office:value-type="float" office:value="12.05" calcext:value-type="float">
            <text:p>12.05</text:p>
          </table:table-cell>
          <table:table-cell office:value-type="float" office:value="540.2" calcext:value-type="float">
            <text:p>540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01" calcext:value-type="date">
            <text:p>01/02/21</text:p>
          </table:table-cell>
          <table:table-cell office:value-type="float" office:value="1.14" calcext:value-type="float">
            <text:p>1.14</text:p>
          </table:table-cell>
          <table:table-cell office:value-type="float" office:value="75468" calcext:value-type="float">
            <text:p>75468</text:p>
          </table:table-cell>
          <table:table-cell table:style-name="ce127" office:value-type="float" office:value="6874" calcext:value-type="float">
            <text:p>6874</text:p>
          </table:table-cell>
          <table:table-cell office:value-type="float" office:value="1674" calcext:value-type="float">
            <text:p>1674</text:p>
          </table:table-cell>
          <table:table-cell office:value-type="float" office:value="7411" calcext:value-type="float">
            <text:p>7411</text:p>
          </table:table-cell>
          <table:table-cell table:style-name="ce127" office:value-type="float" office:value="1612" calcext:value-type="float">
            <text:p>1612</text:p>
          </table:table-cell>
          <table:table-cell table:style-name="ce127" office:value-type="float" office:value="68" calcext:value-type="float">
            <text:p>68</text:p>
          </table:table-cell>
          <table:table-cell office:value-type="float" office:value="608.2" calcext:value-type="float">
            <text:p>608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02" calcext:value-type="date">
            <text:p>02/02/21</text:p>
          </table:table-cell>
          <table:table-cell office:value-type="float" office:value="1.2" calcext:value-type="float">
            <text:p>1.2</text:p>
          </table:table-cell>
          <table:table-cell office:value-type="float" office:value="73578" calcext:value-type="float">
            <text:p>73578</text:p>
          </table:table-cell>
          <table:table-cell table:style-name="ce127" office:value-type="float" office:value="-1890" calcext:value-type="float">
            <text:p>-1890</text:p>
          </table:table-cell>
          <table:table-cell office:value-type="float" office:value="1265" calcext:value-type="float">
            <text:p>1265</text:p>
          </table:table-cell>
          <table:table-cell office:value-type="float" office:value="2151" calcext:value-type="float">
            <text:p>2151</text:p>
          </table:table-cell>
          <table:table-cell table:style-name="ce127" office:value-type="float" office:value="2498" calcext:value-type="float">
            <text:p>2498</text:p>
          </table:table-cell>
          <table:table-cell table:style-name="ce127" office:value-type="float" office:value="12.65" calcext:value-type="float">
            <text:p>12.65</text:p>
          </table:table-cell>
          <table:table-cell office:value-type="float" office:value="620.85" calcext:value-type="float">
            <text:p>620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03" calcext:value-type="date">
            <text:p>03/02/21</text:p>
          </table:table-cell>
          <table:table-cell office:value-type="float" office:value="1.24" calcext:value-type="float">
            <text:p>1.24</text:p>
          </table:table-cell>
          <table:table-cell office:value-type="float" office:value="75934" calcext:value-type="float">
            <text:p>75934</text:p>
          </table:table-cell>
          <table:table-cell table:style-name="ce127" office:value-type="float" office:value="2356" calcext:value-type="float">
            <text:p>2356</text:p>
          </table:table-cell>
          <table:table-cell office:value-type="float" office:value="909" calcext:value-type="float">
            <text:p>909</text:p>
          </table:table-cell>
          <table:table-cell office:value-type="float" office:value="1659" calcext:value-type="float">
            <text:p>1659</text:p>
          </table:table-cell>
          <table:table-cell table:style-name="ce127" office:value-type="float" office:value="3248" calcext:value-type="float">
            <text:p>3248</text:p>
          </table:table-cell>
          <table:table-cell table:style-name="ce127" office:value-type="float" office:value="5.15" calcext:value-type="float">
            <text:p>5.15</text:p>
          </table:table-cell>
          <table:table-cell office:value-type="float" office:value="626" calcext:value-type="float">
            <text:p>62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04" calcext:value-type="date">
            <text:p>04/02/21</text:p>
          </table:table-cell>
          <table:table-cell office:value-type="float" office:value="1.2" calcext:value-type="float">
            <text:p>1.2</text:p>
          </table:table-cell>
          <table:table-cell office:value-type="float" office:value="76854" calcext:value-type="float">
            <text:p>76854</text:p>
          </table:table-cell>
          <table:table-cell table:style-name="ce127" office:value-type="float" office:value="920" calcext:value-type="float">
            <text:p>920</text:p>
          </table:table-cell>
          <table:table-cell office:value-type="float" office:value="1056" calcext:value-type="float">
            <text:p>1056</text:p>
          </table:table-cell>
          <table:table-cell office:value-type="float" office:value="680" calcext:value-type="float">
            <text:p>680</text:p>
          </table:table-cell>
          <table:table-cell table:style-name="ce127" office:value-type="float" office:value="2872" calcext:value-type="float">
            <text:p>2872</text:p>
          </table:table-cell>
          <table:table-cell table:style-name="ce127" office:value-type="float" office:value="3.95" calcext:value-type="float">
            <text:p>3.95</text:p>
          </table:table-cell>
          <table:table-cell office:value-type="float" office:value="629.95" calcext:value-type="float">
            <text:p>629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05" calcext:value-type="date">
            <text:p>05/02/21</text:p>
          </table:table-cell>
          <table:table-cell office:value-type="float" office:value="1.09" calcext:value-type="float">
            <text:p>1.09</text:p>
          </table:table-cell>
          <table:table-cell office:value-type="float" office:value="78390" calcext:value-type="float">
            <text:p>78390</text:p>
          </table:table-cell>
          <table:table-cell table:style-name="ce127" office:value-type="float" office:value="1536" calcext:value-type="float">
            <text:p>1536</text:p>
          </table:table-cell>
          <table:table-cell office:value-type="float" office:value="741" calcext:value-type="float">
            <text:p>741</text:p>
          </table:table-cell>
          <table:table-cell office:value-type="float" office:value="-728" calcext:value-type="float">
            <text:p>-728</text:p>
          </table:table-cell>
          <table:table-cell table:style-name="ce127" office:value-type="float" office:value="1403" calcext:value-type="float">
            <text:p>1403</text:p>
          </table:table-cell>
          <table:table-cell table:style-name="ce127" office:value-type="float" office:value="-12.3" calcext:value-type="float">
            <text:p>-12.3</text:p>
          </table:table-cell>
          <table:table-cell office:value-type="float" office:value="617.65" calcext:value-type="float">
            <text:p>617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08" calcext:value-type="date">
            <text:p>08/02/21</text:p>
          </table:table-cell>
          <table:table-cell office:value-type="float" office:value="1.17" calcext:value-type="float">
            <text:p>1.17</text:p>
          </table:table-cell>
          <table:table-cell office:value-type="float" office:value="81113" calcext:value-type="float">
            <text:p>81113</text:p>
          </table:table-cell>
          <table:table-cell table:style-name="ce127" office:value-type="float" office:value="2723" calcext:value-type="float">
            <text:p>2723</text:p>
          </table:table-cell>
          <table:table-cell office:value-type="float" office:value="-563" calcext:value-type="float">
            <text:p>-563</text:p>
          </table:table-cell>
          <table:table-cell office:value-type="float" office:value="509" calcext:value-type="float">
            <text:p>509</text:p>
          </table:table-cell>
          <table:table-cell table:style-name="ce127" office:value-type="float" office:value="2475" calcext:value-type="float">
            <text:p>2475</text:p>
          </table:table-cell>
          <table:table-cell table:style-name="ce127" office:value-type="float" office:value="15.3" calcext:value-type="float">
            <text:p>15.3</text:p>
          </table:table-cell>
          <table:table-cell office:value-type="float" office:value="632.95" calcext:value-type="float">
            <text:p>632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09" calcext:value-type="date">
            <text:p>09/02/21</text:p>
          </table:table-cell>
          <table:table-cell office:value-type="float" office:value="1.23" calcext:value-type="float">
            <text:p>1.23</text:p>
          </table:table-cell>
          <table:table-cell office:value-type="float" office:value="81360" calcext:value-type="float">
            <text:p>81360</text:p>
          </table:table-cell>
          <table:table-cell table:style-name="ce127" office:value-type="float" office:value="247" calcext:value-type="float">
            <text:p>247</text:p>
          </table:table-cell>
          <table:table-cell office:value-type="float" office:value="-170" calcext:value-type="float">
            <text:p>-170</text:p>
          </table:table-cell>
          <table:table-cell office:value-type="float" office:value="722" calcext:value-type="float">
            <text:p>722</text:p>
          </table:table-cell>
          <table:table-cell table:style-name="ce127" office:value-type="float" office:value="3367" calcext:value-type="float">
            <text:p>3367</text:p>
          </table:table-cell>
          <table:table-cell table:style-name="ce127" office:value-type="float" office:value="2.15" calcext:value-type="float">
            <text:p>2.15</text:p>
          </table:table-cell>
          <table:table-cell office:value-type="float" office:value="635.1" calcext:value-type="float">
            <text:p>635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0" calcext:value-type="date">
            <text:p>10/02/21</text:p>
          </table:table-cell>
          <table:table-cell office:value-type="float" office:value="1.22" calcext:value-type="float">
            <text:p>1.22</text:p>
          </table:table-cell>
          <table:table-cell office:value-type="float" office:value="82025" calcext:value-type="float">
            <text:p>82025</text:p>
          </table:table-cell>
          <table:table-cell table:style-name="ce127" office:value-type="float" office:value="665" calcext:value-type="float">
            <text:p>665</text:p>
          </table:table-cell>
          <table:table-cell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style-name="ce127" office:value-type="float" office:value="3261" calcext:value-type="float">
            <text:p>3261</text:p>
          </table:table-cell>
          <table:table-cell table:style-name="ce127" office:value-type="float" office:value="-0.4" calcext:value-type="float">
            <text:p>-0.4</text:p>
          </table:table-cell>
          <table:table-cell office:value-type="float" office:value="634.7" calcext:value-type="float">
            <text:p>634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1" calcext:value-type="date">
            <text:p>11/02/21</text:p>
          </table:table-cell>
          <table:table-cell office:value-type="float" office:value="1.1" calcext:value-type="float">
            <text:p>1.1</text:p>
          </table:table-cell>
          <table:table-cell office:value-type="float" office:value="82022" calcext:value-type="float">
            <text:p>82022</text:p>
          </table:table-cell>
          <table:table-cell table:style-name="ce127" office:value-type="float" office:value="-3" calcext:value-type="float">
            <text:p>-3</text:p>
          </table:table-cell>
          <table:table-cell office:value-type="float" office:value="170" calcext:value-type="float">
            <text:p>170</text:p>
          </table:table-cell>
          <table:table-cell office:value-type="float" office:value="-1577" calcext:value-type="float">
            <text:p>-1577</text:p>
          </table:table-cell>
          <table:table-cell table:style-name="ce127" office:value-type="float" office:value="1514" calcext:value-type="float">
            <text:p>1514</text:p>
          </table:table-cell>
          <table:table-cell table:style-name="ce127" office:value-type="float" office:value="-1.95" calcext:value-type="float">
            <text:p>-1.95</text:p>
          </table:table-cell>
          <table:table-cell office:value-type="float" office:value="632.75" calcext:value-type="float">
            <text:p>632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2" calcext:value-type="date">
            <text:p>12/02/21</text:p>
          </table:table-cell>
          <table:table-cell office:value-type="float" office:value="1.17" calcext:value-type="float">
            <text:p>1.17</text:p>
          </table:table-cell>
          <table:table-cell office:value-type="float" office:value="84119" calcext:value-type="float">
            <text:p>84119</text:p>
          </table:table-cell>
          <table:table-cell table:style-name="ce127" office:value-type="float" office:value="2097" calcext:value-type="float">
            <text:p>2097</text:p>
          </table:table-cell>
          <table:table-cell office:value-type="float" office:value="252" calcext:value-type="float">
            <text:p>252</text:p>
          </table:table-cell>
          <table:table-cell office:value-type="float" office:value="1337" calcext:value-type="float">
            <text:p>1337</text:p>
          </table:table-cell>
          <table:table-cell table:style-name="ce127" office:value-type="float" office:value="2599" calcext:value-type="float">
            <text:p>2599</text:p>
          </table:table-cell>
          <table:table-cell table:style-name="ce127" office:value-type="float" office:value="16" calcext:value-type="float">
            <text:p>16</text:p>
          </table:table-cell>
          <table:table-cell office:value-type="float" office:value="648.75" calcext:value-type="float">
            <text:p>648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5" calcext:value-type="date">
            <text:p>15/02/21</text:p>
          </table:table-cell>
          <table:table-cell office:value-type="float" office:value="1.31" calcext:value-type="float">
            <text:p>1.31</text:p>
          </table:table-cell>
          <table:table-cell office:value-type="float" office:value="86144" calcext:value-type="float">
            <text:p>86144</text:p>
          </table:table-cell>
          <table:table-cell table:style-name="ce127" office:value-type="float" office:value="2025" calcext:value-type="float">
            <text:p>2025</text:p>
          </table:table-cell>
          <table:table-cell office:value-type="float" office:value="-511" calcext:value-type="float">
            <text:p>-511</text:p>
          </table:table-cell>
          <table:table-cell office:value-type="float" office:value="1447" calcext:value-type="float">
            <text:p>1447</text:p>
          </table:table-cell>
          <table:table-cell table:style-name="ce127" office:value-type="float" office:value="4557" calcext:value-type="float">
            <text:p>4557</text:p>
          </table:table-cell>
          <table:table-cell table:style-name="ce127" office:value-type="float" office:value="26.35" calcext:value-type="float">
            <text:p>26.35</text:p>
          </table:table-cell>
          <table:table-cell office:value-type="float" office:value="675.1" calcext:value-type="float">
            <text:p>675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6" calcext:value-type="date">
            <text:p>16/02/21</text:p>
          </table:table-cell>
          <table:table-cell office:value-type="float" office:value="1.15" calcext:value-type="float">
            <text:p>1.15</text:p>
          </table:table-cell>
          <table:table-cell office:value-type="float" office:value="84467" calcext:value-type="float">
            <text:p>84467</text:p>
          </table:table-cell>
          <table:table-cell table:style-name="ce127" office:value-type="float" office:value="-1677" calcext:value-type="float">
            <text:p>-1677</text:p>
          </table:table-cell>
          <table:table-cell office:value-type="float" office:value="461" calcext:value-type="float">
            <text:p>461</text:p>
          </table:table-cell>
          <table:table-cell office:value-type="float" office:value="-1768" calcext:value-type="float">
            <text:p>-1768</text:p>
          </table:table-cell>
          <table:table-cell table:style-name="ce127" office:value-type="float" office:value="2328" calcext:value-type="float">
            <text:p>2328</text:p>
          </table:table-cell>
          <table:table-cell table:style-name="ce127" office:value-type="float" office:value="-13.85" calcext:value-type="float">
            <text:p>-13.85</text:p>
          </table:table-cell>
          <table:table-cell office:value-type="float" office:value="661.25" calcext:value-type="float">
            <text:p>661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7" calcext:value-type="date">
            <text:p>17/02/21</text:p>
          </table:table-cell>
          <table:table-cell office:value-type="float" office:value="1.09" calcext:value-type="float">
            <text:p>1.09</text:p>
          </table:table-cell>
          <table:table-cell office:value-type="float" office:value="84318" calcext:value-type="float">
            <text:p>84318</text:p>
          </table:table-cell>
          <table:table-cell table:style-name="ce127" office:value-type="float" office:value="-149" calcext:value-type="float">
            <text:p>-149</text:p>
          </table:table-cell>
          <table:table-cell office:value-type="float" office:value="541" calcext:value-type="float">
            <text:p>541</text:p>
          </table:table-cell>
          <table:table-cell office:value-type="float" office:value="-369" calcext:value-type="float">
            <text:p>-369</text:p>
          </table:table-cell>
          <table:table-cell table:style-name="ce127" office:value-type="float" office:value="1418" calcext:value-type="float">
            <text:p>1418</text:p>
          </table:table-cell>
          <table:table-cell table:style-name="ce127" office:value-type="float" office:value="-2" calcext:value-type="float">
            <text:p>-2</text:p>
          </table:table-cell>
          <table:table-cell office:value-type="float" office:value="659.25" calcext:value-type="float">
            <text:p>659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8" calcext:value-type="date">
            <text:p>18/02/21</text:p>
          </table:table-cell>
          <table:table-cell office:value-type="float" office:value="0.96" calcext:value-type="float">
            <text:p>0.96</text:p>
          </table:table-cell>
          <table:table-cell office:value-type="float" office:value="83954" calcext:value-type="float">
            <text:p>83954</text:p>
          </table:table-cell>
          <table:table-cell table:style-name="ce127" office:value-type="float" office:value="-364" calcext:value-type="float">
            <text:p>-364</text:p>
          </table:table-cell>
          <table:table-cell office:value-type="float" office:value="985" calcext:value-type="float">
            <text:p>985</text:p>
          </table:table-cell>
          <table:table-cell office:value-type="float" office:value="-1146" calcext:value-type="float">
            <text:p>-1146</text:p>
          </table:table-cell>
          <table:table-cell table:style-name="ce127" office:value-type="float" office:value="-713" calcext:value-type="float">
            <text:p>-713</text:p>
          </table:table-cell>
          <table:table-cell table:style-name="ce127" office:value-type="float" office:value="-13.6" calcext:value-type="float">
            <text:p>-13.6</text:p>
          </table:table-cell>
          <table:table-cell office:value-type="float" office:value="645.65" calcext:value-type="float">
            <text:p>645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19" calcext:value-type="date">
            <text:p>19/02/21</text:p>
          </table:table-cell>
          <table:table-cell office:value-type="float" office:value="0.85" calcext:value-type="float">
            <text:p>0.85</text:p>
          </table:table-cell>
          <table:table-cell office:value-type="float" office:value="84438" calcext:value-type="float">
            <text:p>84438</text:p>
          </table:table-cell>
          <table:table-cell table:style-name="ce127" office:value-type="float" office:value="484" calcext:value-type="float">
            <text:p>484</text:p>
          </table:table-cell>
          <table:table-cell office:value-type="float" office:value="-138" calcext:value-type="float">
            <text:p>-138</text:p>
          </table:table-cell>
          <table:table-cell office:value-type="float" office:value="-1949" calcext:value-type="float">
            <text:p>-1949</text:p>
          </table:table-cell>
          <table:table-cell table:style-name="ce127" office:value-type="float" office:value="-2524" calcext:value-type="float">
            <text:p>-2524</text:p>
          </table:table-cell>
          <table:table-cell table:style-name="ce127" office:value-type="float" office:value="-19.45" calcext:value-type="float">
            <text:p>-19.45</text:p>
          </table:table-cell>
          <table:table-cell office:value-type="float" office:value="626.2" calcext:value-type="float">
            <text:p>626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22" calcext:value-type="date">
            <text:p>22/02/21</text:p>
          </table:table-cell>
          <table:table-cell office:value-type="float" office:value="0.75" calcext:value-type="float">
            <text:p>0.75</text:p>
          </table:table-cell>
          <table:table-cell office:value-type="float" office:value="85723" calcext:value-type="float">
            <text:p>85723</text:p>
          </table:table-cell>
          <table:table-cell table:style-name="ce127" office:value-type="float" office:value="1285" calcext:value-type="float">
            <text:p>1285</text:p>
          </table:table-cell>
          <table:table-cell office:value-type="float" office:value="-1021" calcext:value-type="float">
            <text:p>-1021</text:p>
          </table:table-cell>
          <table:table-cell office:value-type="float" office:value="-2339" calcext:value-type="float">
            <text:p>-2339</text:p>
          </table:table-cell>
          <table:table-cell table:style-name="ce127" office:value-type="float" office:value="-3842" calcext:value-type="float">
            <text:p>-3842</text:p>
          </table:table-cell>
          <table:table-cell table:style-name="ce127" office:value-type="float" office:value="-14.3" calcext:value-type="float">
            <text:p>-14.3</text:p>
          </table:table-cell>
          <table:table-cell office:value-type="float" office:value="611.9" calcext:value-type="float">
            <text:p>611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23" calcext:value-type="date">
            <text:p>23/02/21</text:p>
          </table:table-cell>
          <table:table-cell office:value-type="float" office:value="0.75" calcext:value-type="float">
            <text:p>0.75</text:p>
          </table:table-cell>
          <table:table-cell office:value-type="float" office:value="82905" calcext:value-type="float">
            <text:p>82905</text:p>
          </table:table-cell>
          <table:table-cell table:style-name="ce127" office:value-type="float" office:value="-2818" calcext:value-type="float">
            <text:p>-2818</text:p>
          </table:table-cell>
          <table:table-cell office:value-type="float" office:value="-1020" calcext:value-type="float">
            <text:p>-1020</text:p>
          </table:table-cell>
          <table:table-cell office:value-type="float" office:value="-817" calcext:value-type="float">
            <text:p>-817</text:p>
          </table:table-cell>
          <table:table-cell table:style-name="ce127" office:value-type="float" office:value="-3639" calcext:value-type="float">
            <text:p>-3639</text:p>
          </table:table-cell>
          <table:table-cell table:style-name="ce127" office:value-type="float" office:value="4.4" calcext:value-type="float">
            <text:p>4.4</text:p>
          </table:table-cell>
          <table:table-cell office:value-type="float" office:value="616.3" calcext:value-type="float">
            <text:p>616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24" calcext:value-type="date">
            <text:p>24/02/21</text:p>
          </table:table-cell>
          <table:table-cell office:value-type="float" office:value="0.86" calcext:value-type="float">
            <text:p>0.86</text:p>
          </table:table-cell>
          <table:table-cell office:value-type="float" office:value="82910" calcext:value-type="float">
            <text:p>82910</text:p>
          </table:table-cell>
          <table:table-cell table:style-name="ce127" office:value-type="float" office:value="5" calcext:value-type="float">
            <text:p>5</text:p>
          </table:table-cell>
          <table:table-cell office:value-type="float" office:value="-2734" calcext:value-type="float">
            <text:p>-2734</text:p>
          </table:table-cell>
          <table:table-cell office:value-type="float" office:value="-703" calcext:value-type="float">
            <text:p>-703</text:p>
          </table:table-cell>
          <table:table-cell table:style-name="ce127" office:value-type="float" office:value="-1608" calcext:value-type="float">
            <text:p>-1608</text:p>
          </table:table-cell>
          <table:table-cell table:style-name="ce127" office:value-type="float" office:value="26.15" calcext:value-type="float">
            <text:p>26.15</text:p>
          </table:table-cell>
          <table:table-cell office:value-type="float" office:value="642.45" calcext:value-type="float">
            <text:p>642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25" calcext:value-type="date">
            <text:p>25/02/21</text:p>
          </table:table-cell>
          <table:table-cell office:value-type="float" office:value="0.87" calcext:value-type="float">
            <text:p>0.87</text:p>
          </table:table-cell>
          <table:table-cell office:value-type="float" office:value="80962" calcext:value-type="float">
            <text:p>80962</text:p>
          </table:table-cell>
          <table:table-cell table:style-name="ce127" office:value-type="float" office:value="-1948" calcext:value-type="float">
            <text:p>-1948</text:p>
          </table:table-cell>
          <table:table-cell office:value-type="float" office:value="-3226" calcext:value-type="float">
            <text:p>-3226</text:p>
          </table:table-cell>
          <table:table-cell office:value-type="float" office:value="-2713" calcext:value-type="float">
            <text:p>-2713</text:p>
          </table:table-cell>
          <table:table-cell table:style-name="ce127" office:value-type="float" office:value="-1095" calcext:value-type="float">
            <text:p>-1095</text:p>
          </table:table-cell>
          <table:table-cell table:style-name="ce127" office:value-type="float" office:value="-13.9" calcext:value-type="float">
            <text:p>-13.9</text:p>
          </table:table-cell>
          <table:table-cell office:value-type="float" office:value="628.55" calcext:value-type="float">
            <text:p>628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2-26" calcext:value-type="date">
            <text:p>26/02/21</text:p>
          </table:table-cell>
          <table:table-cell office:value-type="float" office:value="0.43" calcext:value-type="float">
            <text:p>0.43</text:p>
          </table:table-cell>
          <table:table-cell office:value-type="float" office:value="79295" calcext:value-type="float">
            <text:p>79295</text:p>
          </table:table-cell>
          <table:table-cell table:style-name="ce127" office:value-type="float" office:value="1087" calcext:value-type="float">
            <text:p>1087</text:p>
          </table:table-cell>
          <table:table-cell office:value-type="float" office:value="5912" calcext:value-type="float">
            <text:p>5912</text:p>
          </table:table-cell>
          <table:table-cell office:value-type="float" office:value="2689" calcext:value-type="float">
            <text:p>2689</text:p>
          </table:table-cell>
          <table:table-cell table:style-name="ce127" office:value-type="float" office:value="-10159" calcext:value-type="float">
            <text:p>-10159</text:p>
          </table:table-cell>
          <table:table-cell table:style-name="ce127" office:value-type="float" office:value="-28.7" calcext:value-type="float">
            <text:p>-28.7</text:p>
          </table:table-cell>
          <table:table-cell office:value-type="float" office:value="599.85" calcext:value-type="float">
            <text:p>599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01" calcext:value-type="date">
            <text:p>01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77326" calcext:value-type="float">
            <text:p>77326</text:p>
          </table:table-cell>
          <table:table-cell table:style-name="ce127" office:value-type="float" office:value="-1969" calcext:value-type="float">
            <text:p>-1969</text:p>
          </table:table-cell>
          <table:table-cell office:value-type="float" office:value="26" calcext:value-type="float">
            <text:p>26</text:p>
          </table:table-cell>
          <table:table-cell office:value-type="float" office:value="373" calcext:value-type="float">
            <text:p>373</text:p>
          </table:table-cell>
          <table:table-cell table:style-name="ce127" office:value-type="float" office:value="-9812" calcext:value-type="float">
            <text:p>-9812</text:p>
          </table:table-cell>
          <table:table-cell table:style-name="ce127" office:value-type="float" office:value="10.95" calcext:value-type="float">
            <text:p>10.95</text:p>
          </table:table-cell>
          <table:table-cell office:value-type="float" office:value="610.8" calcext:value-type="float">
            <text:p>610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02" calcext:value-type="date">
            <text:p>02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76775" calcext:value-type="float">
            <text:p>76775</text:p>
          </table:table-cell>
          <table:table-cell table:style-name="ce127" office:value-type="float" office:value="-551" calcext:value-type="float">
            <text:p>-551</text:p>
          </table:table-cell>
          <table:table-cell office:value-type="float" office:value="862" calcext:value-type="float">
            <text:p>862</text:p>
          </table:table-cell>
          <table:table-cell office:value-type="float" office:value="389" calcext:value-type="float">
            <text:p>389</text:p>
          </table:table-cell>
          <table:table-cell table:style-name="ce127" office:value-type="float" office:value="-10285" calcext:value-type="float">
            <text:p>-10285</text:p>
          </table:table-cell>
          <table:table-cell table:style-name="ce127" office:value-type="float" office:value="1.85" calcext:value-type="float">
            <text:p>1.85</text:p>
          </table:table-cell>
          <table:table-cell office:value-type="float" office:value="612.65" calcext:value-type="float">
            <text:p>612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03" calcext:value-type="date">
            <text:p>03/03/21</text:p>
          </table:table-cell>
          <table:table-cell office:value-type="float" office:value="0.51" calcext:value-type="float">
            <text:p>0.51</text:p>
          </table:table-cell>
          <table:table-cell office:value-type="float" office:value="74410" calcext:value-type="float">
            <text:p>74410</text:p>
          </table:table-cell>
          <table:table-cell table:style-name="ce127" office:value-type="float" office:value="-2365" calcext:value-type="float">
            <text:p>-2365</text:p>
          </table:table-cell>
          <table:table-cell office:value-type="float" office:value="-2245" calcext:value-type="float">
            <text:p>-2245</text:p>
          </table:table-cell>
          <table:table-cell office:value-type="float" office:value="-10" calcext:value-type="float">
            <text:p>-10</text:p>
          </table:table-cell>
          <table:table-cell table:style-name="ce127" office:value-type="float" office:value="-8050" calcext:value-type="float">
            <text:p>-8050</text:p>
          </table:table-cell>
          <table:table-cell table:style-name="ce127" office:value-type="float" office:value="21.9" calcext:value-type="float">
            <text:p>21.9</text:p>
          </table:table-cell>
          <table:table-cell office:value-type="float" office:value="634.55" calcext:value-type="float">
            <text:p>634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04" calcext:value-type="date">
            <text:p>04/03/21</text:p>
          </table:table-cell>
          <table:table-cell office:value-type="float" office:value="0.48" calcext:value-type="float">
            <text:p>0.48</text:p>
          </table:table-cell>
          <table:table-cell office:value-type="float" office:value="72352" calcext:value-type="float">
            <text:p>72352</text:p>
          </table:table-cell>
          <table:table-cell table:style-name="ce127" office:value-type="float" office:value="-2058" calcext:value-type="float">
            <text:p>-2058</text:p>
          </table:table-cell>
          <table:table-cell office:value-type="float" office:value="1123" calcext:value-type="float">
            <text:p>1123</text:p>
          </table:table-cell>
          <table:table-cell office:value-type="float" office:value="-39" calcext:value-type="float">
            <text:p>-39</text:p>
          </table:table-cell>
          <table:table-cell table:style-name="ce127" office:value-type="float" office:value="-9212" calcext:value-type="float">
            <text:p>-9212</text:p>
          </table:table-cell>
          <table:table-cell table:style-name="ce127" office:value-type="float" office:value="-11.95" calcext:value-type="float">
            <text:p>-11.95</text:p>
          </table:table-cell>
          <table:table-cell office:value-type="float" office:value="622.6" calcext:value-type="float">
            <text:p>622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05" calcext:value-type="date">
            <text:p>05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72295" calcext:value-type="float">
            <text:p>72295</text:p>
          </table:table-cell>
          <table:table-cell table:style-name="ce127" office:value-type="float" office:value="-57" calcext:value-type="float">
            <text:p>-57</text:p>
          </table:table-cell>
          <table:table-cell office:value-type="float" office:value="2209" calcext:value-type="float">
            <text:p>2209</text:p>
          </table:table-cell>
          <table:table-cell office:value-type="float" office:value="399" calcext:value-type="float">
            <text:p>399</text:p>
          </table:table-cell>
          <table:table-cell table:style-name="ce127" office:value-type="float" office:value="-11022" calcext:value-type="float">
            <text:p>-11022</text:p>
          </table:table-cell>
          <table:table-cell table:style-name="ce127" office:value-type="float" office:value="-10.35" calcext:value-type="float">
            <text:p>-10.35</text:p>
          </table:table-cell>
          <table:table-cell office:value-type="float" office:value="612.25" calcext:value-type="float">
            <text:p>612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08" calcext:value-type="date">
            <text:p>08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71578" calcext:value-type="float">
            <text:p>71578</text:p>
          </table:table-cell>
          <table:table-cell table:style-name="ce127" office:value-type="float" office:value="-717" calcext:value-type="float">
            <text:p>-717</text:p>
          </table:table-cell>
          <table:table-cell office:value-type="float" office:value="1353" calcext:value-type="float">
            <text:p>1353</text:p>
          </table:table-cell>
          <table:table-cell office:value-type="float" office:value="-50" calcext:value-type="float">
            <text:p>-50</text:p>
          </table:table-cell>
          <table:table-cell table:style-name="ce127" office:value-type="float" office:value="-12425" calcext:value-type="float">
            <text:p>-12425</text:p>
          </table:table-cell>
          <table:table-cell table:style-name="ce127" office:value-type="float" office:value="-2.45" calcext:value-type="float">
            <text:p>-2.45</text:p>
          </table:table-cell>
          <table:table-cell office:value-type="float" office:value="609.8" calcext:value-type="float">
            <text:p>609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09" calcext:value-type="date">
            <text:p>09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71547" calcext:value-type="float">
            <text:p>71547</text:p>
          </table:table-cell>
          <table:table-cell table:style-name="ce127" office:value-type="float" office:value="-31" calcext:value-type="float">
            <text:p>-31</text:p>
          </table:table-cell>
          <table:table-cell office:value-type="float" office:value="-1782" calcext:value-type="float">
            <text:p>-1782</text:p>
          </table:table-cell>
          <table:table-cell office:value-type="float" office:value="-87" calcext:value-type="float">
            <text:p>-87</text:p>
          </table:table-cell>
          <table:table-cell table:style-name="ce127" office:value-type="float" office:value="-10730" calcext:value-type="float">
            <text:p>-10730</text:p>
          </table:table-cell>
          <table:table-cell table:style-name="ce127" office:value-type="float" office:value="17.8" calcext:value-type="float">
            <text:p>17.8</text:p>
          </table:table-cell>
          <table:table-cell office:value-type="float" office:value="627.6" calcext:value-type="float">
            <text:p>627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10" calcext:value-type="date">
            <text:p>10/03/21</text:p>
          </table:table-cell>
          <table:table-cell office:value-type="float" office:value="0.44" calcext:value-type="float">
            <text:p>0.44</text:p>
          </table:table-cell>
          <table:table-cell office:value-type="float" office:value="71763" calcext:value-type="float">
            <text:p>71763</text:p>
          </table:table-cell>
          <table:table-cell table:style-name="ce127" office:value-type="float" office:value="216" calcext:value-type="float">
            <text:p>216</text:p>
          </table:table-cell>
          <table:table-cell office:value-type="float" office:value="-124" calcext:value-type="float">
            <text:p>-124</text:p>
          </table:table-cell>
          <table:table-cell office:value-type="float" office:value="-186" calcext:value-type="float">
            <text:p>-186</text:p>
          </table:table-cell>
          <table:table-cell table:style-name="ce127" office:value-type="float" office:value="-10792" calcext:value-type="float">
            <text:p>-10792</text:p>
          </table:table-cell>
          <table:table-cell table:style-name="ce127" office:value-type="float" office:value="0.5" calcext:value-type="float">
            <text:p>0.5</text:p>
          </table:table-cell>
          <table:table-cell office:value-type="float" office:value="628.1" calcext:value-type="float">
            <text:p>628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12" calcext:value-type="date">
            <text:p>12/03/21</text:p>
          </table:table-cell>
          <table:table-cell office:value-type="float" office:value="0.4" calcext:value-type="float">
            <text:p>0.4</text:p>
          </table:table-cell>
          <table:table-cell office:value-type="float" office:value="70032" calcext:value-type="float">
            <text:p>70032</text:p>
          </table:table-cell>
          <table:table-cell table:style-name="ce127" office:value-type="float" office:value="-1731" calcext:value-type="float">
            <text:p>-1731</text:p>
          </table:table-cell>
          <table:table-cell office:value-type="float" office:value="2241" calcext:value-type="float">
            <text:p>2241</text:p>
          </table:table-cell>
          <table:table-cell office:value-type="float" office:value="8" calcext:value-type="float">
            <text:p>8</text:p>
          </table:table-cell>
          <table:table-cell table:style-name="ce127" office:value-type="float" office:value="-13025" calcext:value-type="float">
            <text:p>-13025</text:p>
          </table:table-cell>
          <table:table-cell table:style-name="ce127" office:value-type="float" office:value="-13.4" calcext:value-type="float">
            <text:p>-13.4</text:p>
          </table:table-cell>
          <table:table-cell office:value-type="float" office:value="614.7" calcext:value-type="float">
            <text:p>614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15" calcext:value-type="date">
            <text:p>15/03/21</text:p>
          </table:table-cell>
          <table:table-cell office:value-type="float" office:value="0.38" calcext:value-type="float">
            <text:p>0.38</text:p>
          </table:table-cell>
          <table:table-cell office:value-type="float" office:value="69511" calcext:value-type="float">
            <text:p>69511</text:p>
          </table:table-cell>
          <table:table-cell table:style-name="ce127" office:value-type="float" office:value="-521" calcext:value-type="float">
            <text:p>-521</text:p>
          </table:table-cell>
          <table:table-cell office:value-type="float" office:value="1724" calcext:value-type="float">
            <text:p>1724</text:p>
          </table:table-cell>
          <table:table-cell office:value-type="float" office:value="216" calcext:value-type="float">
            <text:p>216</text:p>
          </table:table-cell>
          <table:table-cell table:style-name="ce127" office:value-type="float" office:value="-14533" calcext:value-type="float">
            <text:p>-14533</text:p>
          </table:table-cell>
          <table:table-cell table:style-name="ce127" office:value-type="float" office:value="-8.25" calcext:value-type="float">
            <text:p>-8.25</text:p>
          </table:table-cell>
          <table:table-cell office:value-type="float" office:value="606.45" calcext:value-type="float">
            <text:p>606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16" calcext:value-type="date">
            <text:p>16/03/21</text:p>
          </table:table-cell>
          <table:table-cell office:value-type="float" office:value="0.37" calcext:value-type="float">
            <text:p>0.37</text:p>
          </table:table-cell>
          <table:table-cell office:value-type="float" office:value="69667" calcext:value-type="float">
            <text:p>69667</text:p>
          </table:table-cell>
          <table:table-cell table:style-name="ce127" office:value-type="float" office:value="156" calcext:value-type="float">
            <text:p>156</text:p>
          </table:table-cell>
          <table:table-cell office:value-type="float" office:value="1551" calcext:value-type="float">
            <text:p>1551</text:p>
          </table:table-cell>
          <table:table-cell office:value-type="float" office:value="326" calcext:value-type="float">
            <text:p>326</text:p>
          </table:table-cell>
          <table:table-cell table:style-name="ce127" office:value-type="float" office:value="-15758" calcext:value-type="float">
            <text:p>-15758</text:p>
          </table:table-cell>
          <table:table-cell table:style-name="ce127" office:value-type="float" office:value="-8.7" calcext:value-type="float">
            <text:p>-8.7</text:p>
          </table:table-cell>
          <table:table-cell office:value-type="float" office:value="597.75" calcext:value-type="float">
            <text:p>597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17" calcext:value-type="date">
            <text:p>17/03/21</text:p>
          </table:table-cell>
          <table:table-cell office:value-type="float" office:value="0.38" calcext:value-type="float">
            <text:p>0.38</text:p>
          </table:table-cell>
          <table:table-cell office:value-type="float" office:value="69280" calcext:value-type="float">
            <text:p>69280</text:p>
          </table:table-cell>
          <table:table-cell table:style-name="ce127" office:value-type="float" office:value="-387" calcext:value-type="float">
            <text:p>-387</text:p>
          </table:table-cell>
          <table:table-cell office:value-type="float" office:value="-720" calcext:value-type="float">
            <text:p>-720</text:p>
          </table:table-cell>
          <table:table-cell office:value-type="float" office:value="-46" calcext:value-type="float">
            <text:p>-46</text:p>
          </table:table-cell>
          <table:table-cell table:style-name="ce127" office:value-type="float" office:value="-15084" calcext:value-type="float">
            <text:p>-15084</text:p>
          </table:table-cell>
          <table:table-cell table:style-name="ce127" office:value-type="float" office:value="-5.9" calcext:value-type="float">
            <text:p>-5.9</text:p>
          </table:table-cell>
          <table:table-cell office:value-type="float" office:value="591.85" calcext:value-type="float">
            <text:p>591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18" calcext:value-type="date">
            <text:p>18/03/21</text:p>
          </table:table-cell>
          <table:table-cell office:value-type="float" office:value="0.35" calcext:value-type="float">
            <text:p>0.35</text:p>
          </table:table-cell>
          <table:table-cell office:value-type="float" office:value="68979" calcext:value-type="float">
            <text:p>68979</text:p>
          </table:table-cell>
          <table:table-cell table:style-name="ce127" office:value-type="float" office:value="-301" calcext:value-type="float">
            <text:p>-301</text:p>
          </table:table-cell>
          <table:table-cell office:value-type="float" office:value="-1491" calcext:value-type="float">
            <text:p>-1491</text:p>
          </table:table-cell>
          <table:table-cell office:value-type="float" office:value="-1058" calcext:value-type="float">
            <text:p>-1058</text:p>
          </table:table-cell>
          <table:table-cell table:style-name="ce127" office:value-type="float" office:value="-14651" calcext:value-type="float">
            <text:p>-14651</text:p>
          </table:table-cell>
          <table:table-cell table:style-name="ce127" office:value-type="float" office:value="-10.8" calcext:value-type="float">
            <text:p>-10.8</text:p>
          </table:table-cell>
          <table:table-cell office:value-type="float" office:value="581.05" calcext:value-type="float">
            <text:p>581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19" calcext:value-type="date">
            <text:p>19/03/21</text:p>
          </table:table-cell>
          <table:table-cell office:value-type="float" office:value="0.35" calcext:value-type="float">
            <text:p>0.35</text:p>
          </table:table-cell>
          <table:table-cell office:value-type="float" office:value="68588" calcext:value-type="float">
            <text:p>68588</text:p>
          </table:table-cell>
          <table:table-cell table:style-name="ce127" office:value-type="float" office:value="-391" calcext:value-type="float">
            <text:p>-391</text:p>
          </table:table-cell>
          <table:table-cell office:value-type="float" office:value="-1714" calcext:value-type="float">
            <text:p>-1714</text:p>
          </table:table-cell>
          <table:table-cell office:value-type="float" office:value="-662" calcext:value-type="float">
            <text:p>-662</text:p>
          </table:table-cell>
          <table:table-cell table:style-name="ce127" office:value-type="float" office:value="-13599" calcext:value-type="float">
            <text:p>-13599</text:p>
          </table:table-cell>
          <table:table-cell table:style-name="ce127" office:value-type="float" office:value="6.4" calcext:value-type="float">
            <text:p>6.4</text:p>
          </table:table-cell>
          <table:table-cell office:value-type="float" office:value="587.45" calcext:value-type="float">
            <text:p>587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22" calcext:value-type="date">
            <text:p>22/03/21</text:p>
          </table:table-cell>
          <table:table-cell office:value-type="float" office:value="0.32" calcext:value-type="float">
            <text:p>0.32</text:p>
          </table:table-cell>
          <table:table-cell office:value-type="float" office:value="69069" calcext:value-type="float">
            <text:p>69069</text:p>
          </table:table-cell>
          <table:table-cell table:style-name="ce127" office:value-type="float" office:value="481" calcext:value-type="float">
            <text:p>481</text:p>
          </table:table-cell>
          <table:table-cell office:value-type="float" office:value="631" calcext:value-type="float">
            <text:p>631</text:p>
          </table:table-cell>
          <table:table-cell office:value-type="float" office:value="-508" calcext:value-type="float">
            <text:p>-508</text:p>
          </table:table-cell>
          <table:table-cell table:style-name="ce127" office:value-type="float" office:value="-14738" calcext:value-type="float">
            <text:p>-14738</text:p>
          </table:table-cell>
          <table:table-cell table:style-name="ce127" office:value-type="float" office:value="-12.8" calcext:value-type="float">
            <text:p>-12.8</text:p>
          </table:table-cell>
          <table:table-cell office:value-type="float" office:value="574.65" calcext:value-type="float">
            <text:p>574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23" calcext:value-type="date">
            <text:p>23/03/21</text:p>
          </table:table-cell>
          <table:table-cell office:value-type="float" office:value="0.35" calcext:value-type="float">
            <text:p>0.35</text:p>
          </table:table-cell>
          <table:table-cell office:value-type="float" office:value="68347" calcext:value-type="float">
            <text:p>68347</text:p>
          </table:table-cell>
          <table:table-cell table:style-name="ce127" office:value-type="float" office:value="-722" calcext:value-type="float">
            <text:p>-722</text:p>
          </table:table-cell>
          <table:table-cell office:value-type="float" office:value="-3698" calcext:value-type="float">
            <text:p>-3698</text:p>
          </table:table-cell>
          <table:table-cell office:value-type="float" office:value="-663" calcext:value-type="float">
            <text:p>-663</text:p>
          </table:table-cell>
          <table:table-cell table:style-name="ce127" office:value-type="float" office:value="-11703" calcext:value-type="float">
            <text:p>-11703</text:p>
          </table:table-cell>
          <table:table-cell table:style-name="ce127" office:value-type="float" office:value="12.35" calcext:value-type="float">
            <text:p>12.35</text:p>
          </table:table-cell>
          <table:table-cell office:value-type="float" office:value="587" calcext:value-type="float">
            <text:p>58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24" calcext:value-type="date">
            <text:p>24/03/21</text:p>
          </table:table-cell>
          <table:table-cell office:value-type="float" office:value="0.36" calcext:value-type="float">
            <text:p>0.36</text:p>
          </table:table-cell>
          <table:table-cell office:value-type="float" office:value="67339" calcext:value-type="float">
            <text:p>67339</text:p>
          </table:table-cell>
          <table:table-cell table:style-name="ce127" office:value-type="float" office:value="-1008" calcext:value-type="float">
            <text:p>-1008</text:p>
          </table:table-cell>
          <table:table-cell office:value-type="float" office:value="-3689" calcext:value-type="float">
            <text:p>-3689</text:p>
          </table:table-cell>
          <table:table-cell office:value-type="float" office:value="-1136" calcext:value-type="float">
            <text:p>-1136</text:p>
          </table:table-cell>
          <table:table-cell table:style-name="ce127" office:value-type="float" office:value="-9150" calcext:value-type="float">
            <text:p>-9150</text:p>
          </table:table-cell>
          <table:table-cell table:style-name="ce127" office:value-type="float" office:value="-19.45" calcext:value-type="float">
            <text:p>-19.45</text:p>
          </table:table-cell>
          <table:table-cell office:value-type="float" office:value="567.55" calcext:value-type="float">
            <text:p>567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25" calcext:value-type="date">
            <text:p>25/03/21</text:p>
          </table:table-cell>
          <table:table-cell office:value-type="float" office:value="0.27" calcext:value-type="float">
            <text:p>0.27</text:p>
          </table:table-cell>
          <table:table-cell office:value-type="float" office:value="67801" calcext:value-type="float">
            <text:p>67801</text:p>
          </table:table-cell>
          <table:table-cell table:style-name="ce127" office:value-type="float" office:value="462" calcext:value-type="float">
            <text:p>462</text:p>
          </table:table-cell>
          <table:table-cell office:value-type="float" office:value="-3823" calcext:value-type="float">
            <text:p>-3823</text:p>
          </table:table-cell>
          <table:table-cell office:value-type="float" office:value="-2211" calcext:value-type="float">
            <text:p>-2211</text:p>
          </table:table-cell>
          <table:table-cell table:style-name="ce127" office:value-type="float" office:value="-7538" calcext:value-type="float">
            <text:p>-7538</text:p>
          </table:table-cell>
          <table:table-cell table:style-name="ce127" office:value-type="float" office:value="3.95" calcext:value-type="float">
            <text:p>3.95</text:p>
          </table:table-cell>
          <table:table-cell office:value-type="float" office:value="571.5" calcext:value-type="float">
            <text:p>571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26" calcext:value-type="date">
            <text:p>26/03/21</text:p>
          </table:table-cell>
          <table:table-cell office:value-type="float" office:value="0.66" calcext:value-type="float">
            <text:p>0.66</text:p>
          </table:table-cell>
          <table:table-cell office:value-type="float" office:value="65843" calcext:value-type="float">
            <text:p>65843</text:p>
          </table:table-cell>
          <table:table-cell table:style-name="ce127" office:value-type="float" office:value="-246" calcext:value-type="float">
            <text:p>-246</text:p>
          </table:table-cell>
          <table:table-cell office:value-type="float" office:value="1240" calcext:value-type="float">
            <text:p>1240</text:p>
          </table:table-cell>
          <table:table-cell office:value-type="float" office:value="810" calcext:value-type="float">
            <text:p>810</text:p>
          </table:table-cell>
          <table:table-cell table:style-name="ce127" office:value-type="float" office:value="-4470" calcext:value-type="float">
            <text:p>-4470</text:p>
          </table:table-cell>
          <table:table-cell table:style-name="ce127" office:value-type="float" office:value="11.85" calcext:value-type="float">
            <text:p>11.85</text:p>
          </table:table-cell>
          <table:table-cell office:value-type="float" office:value="583.35" calcext:value-type="float">
            <text:p>583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30" calcext:value-type="date">
            <text:p>30/03/21</text:p>
          </table:table-cell>
          <table:table-cell office:value-type="float" office:value="0.67" calcext:value-type="float">
            <text:p>0.67</text:p>
          </table:table-cell>
          <table:table-cell office:value-type="float" office:value="68317" calcext:value-type="float">
            <text:p>68317</text:p>
          </table:table-cell>
          <table:table-cell table:style-name="ce127" office:value-type="float" office:value="2474" calcext:value-type="float">
            <text:p>2474</text:p>
          </table:table-cell>
          <table:table-cell office:value-type="float" office:value="286" calcext:value-type="float">
            <text:p>286</text:p>
          </table:table-cell>
          <table:table-cell office:value-type="float" office:value="367" calcext:value-type="float">
            <text:p>367</text:p>
          </table:table-cell>
          <table:table-cell table:style-name="ce127" office:value-type="float" office:value="-4389" calcext:value-type="float">
            <text:p>-4389</text:p>
          </table:table-cell>
          <table:table-cell table:style-name="ce127" office:value-type="float" office:value="10.55" calcext:value-type="float">
            <text:p>10.55</text:p>
          </table:table-cell>
          <table:table-cell office:value-type="float" office:value="593.9" calcext:value-type="float">
            <text:p>593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3-31" calcext:value-type="date">
            <text:p>31/03/21</text:p>
          </table:table-cell>
          <table:table-cell office:value-type="float" office:value="0.65" calcext:value-type="float">
            <text:p>0.65</text:p>
          </table:table-cell>
          <table:table-cell office:value-type="float" office:value="69117" calcext:value-type="float">
            <text:p>69117</text:p>
          </table:table-cell>
          <table:table-cell table:style-name="ce127" office:value-type="float" office:value="800" calcext:value-type="float">
            <text:p>800</text:p>
          </table:table-cell>
          <table:table-cell office:value-type="float" office:value="1320" calcext:value-type="float">
            <text:p>1320</text:p>
          </table:table-cell>
          <table:table-cell office:value-type="float" office:value="583" calcext:value-type="float">
            <text:p>583</text:p>
          </table:table-cell>
          <table:table-cell table:style-name="ce127" office:value-type="float" office:value="-5126" calcext:value-type="float">
            <text:p>-5126</text:p>
          </table:table-cell>
          <table:table-cell table:style-name="ce127" office:value-type="float" office:value="-9.05" calcext:value-type="float">
            <text:p>-9.05</text:p>
          </table:table-cell>
          <table:table-cell office:value-type="float" office:value="584.85" calcext:value-type="float">
            <text:p>584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01" calcext:value-type="date">
            <text:p>01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70286" calcext:value-type="float">
            <text:p>70286</text:p>
          </table:table-cell>
          <table:table-cell table:style-name="ce127" office:value-type="float" office:value="1169" calcext:value-type="float">
            <text:p>1169</text:p>
          </table:table-cell>
          <table:table-cell office:value-type="float" office:value="3104" calcext:value-type="float">
            <text:p>3104</text:p>
          </table:table-cell>
          <table:table-cell office:value-type="float" office:value="189" calcext:value-type="float">
            <text:p>189</text:p>
          </table:table-cell>
          <table:table-cell table:style-name="ce127" office:value-type="float" office:value="-8041" calcext:value-type="float">
            <text:p>-8041</text:p>
          </table:table-cell>
          <table:table-cell table:style-name="ce127" office:value-type="float" office:value="14.35" calcext:value-type="float">
            <text:p>14.35</text:p>
          </table:table-cell>
          <table:table-cell office:value-type="float" office:value="599.2" calcext:value-type="float">
            <text:p>599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05" calcext:value-type="date">
            <text:p>05/04/21</text:p>
          </table:table-cell>
          <table:table-cell office:value-type="float" office:value="0.5" calcext:value-type="float">
            <text:p>0.5</text:p>
          </table:table-cell>
          <table:table-cell office:value-type="float" office:value="71057" calcext:value-type="float">
            <text:p>71057</text:p>
          </table:table-cell>
          <table:table-cell table:style-name="ce127" office:value-type="float" office:value="771" calcext:value-type="float">
            <text:p>771</text:p>
          </table:table-cell>
          <table:table-cell office:value-type="float" office:value="3111" calcext:value-type="float">
            <text:p>3111</text:p>
          </table:table-cell>
          <table:table-cell office:value-type="float" office:value="779" calcext:value-type="float">
            <text:p>779</text:p>
          </table:table-cell>
          <table:table-cell table:style-name="ce127" office:value-type="float" office:value="-10373" calcext:value-type="float">
            <text:p>-10373</text:p>
          </table:table-cell>
          <table:table-cell table:style-name="ce127" office:value-type="float" office:value="-24.9" calcext:value-type="float">
            <text:p>-24.9</text:p>
          </table:table-cell>
          <table:table-cell office:value-type="float" office:value="574.3" calcext:value-type="float">
            <text:p>574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06" calcext:value-type="date">
            <text:p>06/04/21</text:p>
          </table:table-cell>
          <table:table-cell office:value-type="float" office:value="0.47" calcext:value-type="float">
            <text:p>0.47</text:p>
          </table:table-cell>
          <table:table-cell office:value-type="float" office:value="72186" calcext:value-type="float">
            <text:p>72186</text:p>
          </table:table-cell>
          <table:table-cell table:style-name="ce127" office:value-type="float" office:value="1129" calcext:value-type="float">
            <text:p>1129</text:p>
          </table:table-cell>
          <table:table-cell office:value-type="float" office:value="2557" calcext:value-type="float">
            <text:p>2557</text:p>
          </table:table-cell>
          <table:table-cell office:value-type="float" office:value="438" calcext:value-type="float">
            <text:p>438</text:p>
          </table:table-cell>
          <table:table-cell table:style-name="ce127" office:value-type="float" office:value="-12492" calcext:value-type="float">
            <text:p>-12492</text:p>
          </table:table-cell>
          <table:table-cell table:style-name="ce127" office:value-type="float" office:value="-4.55" calcext:value-type="float">
            <text:p>-4.55</text:p>
          </table:table-cell>
          <table:table-cell office:value-type="float" office:value="569.75" calcext:value-type="float">
            <text:p>569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07" calcext:value-type="date">
            <text:p>07/04/21</text:p>
          </table:table-cell>
          <table:table-cell office:value-type="float" office:value="0.5" calcext:value-type="float">
            <text:p>0.5</text:p>
          </table:table-cell>
          <table:table-cell office:value-type="float" office:value="69258" calcext:value-type="float">
            <text:p>69258</text:p>
          </table:table-cell>
          <table:table-cell table:style-name="ce127" office:value-type="float" office:value="-2928" calcext:value-type="float">
            <text:p>-2928</text:p>
          </table:table-cell>
          <table:table-cell office:value-type="float" office:value="-1017" calcext:value-type="float">
            <text:p>-1017</text:p>
          </table:table-cell>
          <table:table-cell office:value-type="float" office:value="283" calcext:value-type="float">
            <text:p>283</text:p>
          </table:table-cell>
          <table:table-cell table:style-name="ce127" office:value-type="float" office:value="-11192" calcext:value-type="float">
            <text:p>-11192</text:p>
          </table:table-cell>
          <table:table-cell table:style-name="ce127" office:value-type="float" office:value="9.9" calcext:value-type="float">
            <text:p>9.9</text:p>
          </table:table-cell>
          <table:table-cell office:value-type="float" office:value="579.65" calcext:value-type="float">
            <text:p>579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08" calcext:value-type="date">
            <text:p>08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68457" calcext:value-type="float">
            <text:p>68457</text:p>
          </table:table-cell>
          <table:table-cell table:style-name="ce127" office:value-type="float" office:value="-801" calcext:value-type="float">
            <text:p>-801</text:p>
          </table:table-cell>
          <table:table-cell office:value-type="float" office:value="400" calcext:value-type="float">
            <text:p>400</text:p>
          </table:table-cell>
          <table:table-cell office:value-type="float" office:value="-134" calcext:value-type="float">
            <text:p>-134</text:p>
          </table:table-cell>
          <table:table-cell table:style-name="ce127" office:value-type="float" office:value="-11726" calcext:value-type="float">
            <text:p>-11726</text:p>
          </table:table-cell>
          <table:table-cell table:style-name="ce127" office:value-type="float" office:value="-1.1" calcext:value-type="float">
            <text:p>-1.1</text:p>
          </table:table-cell>
          <table:table-cell office:value-type="float" office:value="578.55" calcext:value-type="float">
            <text:p>578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09" calcext:value-type="date">
            <text:p>09/04/21</text:p>
          </table:table-cell>
          <table:table-cell office:value-type="float" office:value="0.46" calcext:value-type="float">
            <text:p>0.46</text:p>
          </table:table-cell>
          <table:table-cell office:value-type="float" office:value="69372" calcext:value-type="float">
            <text:p>69372</text:p>
          </table:table-cell>
          <table:table-cell table:style-name="ce127" office:value-type="float" office:value="915" calcext:value-type="float">
            <text:p>915</text:p>
          </table:table-cell>
          <table:table-cell office:value-type="float" office:value="2145" calcext:value-type="float">
            <text:p>2145</text:p>
          </table:table-cell>
          <table:table-cell office:value-type="float" office:value="489" calcext:value-type="float">
            <text:p>489</text:p>
          </table:table-cell>
          <table:table-cell table:style-name="ce127" office:value-type="float" office:value="-13382" calcext:value-type="float">
            <text:p>-13382</text:p>
          </table:table-cell>
          <table:table-cell table:style-name="ce127" office:value-type="float" office:value="-9.4" calcext:value-type="float">
            <text:p>-9.4</text:p>
          </table:table-cell>
          <table:table-cell office:value-type="float" office:value="569.15" calcext:value-type="float">
            <text:p>569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12" calcext:value-type="date">
            <text:p>12/04/21</text:p>
          </table:table-cell>
          <table:table-cell office:value-type="float" office:value="0.46" calcext:value-type="float">
            <text:p>0.46</text:p>
          </table:table-cell>
          <table:table-cell office:value-type="float" office:value="69416" calcext:value-type="float">
            <text:p>69416</text:p>
          </table:table-cell>
          <table:table-cell table:style-name="ce127" office:value-type="float" office:value="44" calcext:value-type="float">
            <text:p>44</text:p>
          </table:table-cell>
          <table:table-cell office:value-type="float" office:value="419" calcext:value-type="float">
            <text:p>419</text:p>
          </table:table-cell>
          <table:table-cell office:value-type="float" office:value="235" calcext:value-type="float">
            <text:p>235</text:p>
          </table:table-cell>
          <table:table-cell table:style-name="ce127" office:value-type="float" office:value="-13566" calcext:value-type="float">
            <text:p>-13566</text:p>
          </table:table-cell>
          <table:table-cell table:style-name="ce127" office:value-type="float" office:value="-29.25" calcext:value-type="float">
            <text:p>-29.25</text:p>
          </table:table-cell>
          <table:table-cell office:value-type="float" office:value="539.9" calcext:value-type="float">
            <text:p>539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13" calcext:value-type="date">
            <text:p>13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70089" calcext:value-type="float">
            <text:p>70089</text:p>
          </table:table-cell>
          <table:table-cell table:style-name="ce127" office:value-type="float" office:value="673" calcext:value-type="float">
            <text:p>673</text:p>
          </table:table-cell>
          <table:table-cell office:value-type="float" office:value="-2788" calcext:value-type="float">
            <text:p>-2788</text:p>
          </table:table-cell>
          <table:table-cell office:value-type="float" office:value="563" calcext:value-type="float">
            <text:p>563</text:p>
          </table:table-cell>
          <table:table-cell table:style-name="ce127" office:value-type="float" office:value="-10215" calcext:value-type="float">
            <text:p>-10215</text:p>
          </table:table-cell>
          <table:table-cell table:style-name="ce127" office:value-type="float" office:value="23.05" calcext:value-type="float">
            <text:p>23.05</text:p>
          </table:table-cell>
          <table:table-cell office:value-type="float" office:value="562.95" calcext:value-type="float">
            <text:p>562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15" calcext:value-type="date">
            <text:p>15/04/21</text:p>
          </table:table-cell>
          <table:table-cell office:value-type="float" office:value="0.58" calcext:value-type="float">
            <text:p>0.58</text:p>
          </table:table-cell>
          <table:table-cell office:value-type="float" office:value="68226" calcext:value-type="float">
            <text:p>68226</text:p>
          </table:table-cell>
          <table:table-cell table:style-name="ce127" office:value-type="float" office:value="-1863" calcext:value-type="float">
            <text:p>-1863</text:p>
          </table:table-cell>
          <table:table-cell office:value-type="float" office:value="-956" calcext:value-type="float">
            <text:p>-956</text:p>
          </table:table-cell>
          <table:table-cell office:value-type="float" office:value="269" calcext:value-type="float">
            <text:p>269</text:p>
          </table:table-cell>
          <table:table-cell table:style-name="ce127" office:value-type="float" office:value="-8990" calcext:value-type="float">
            <text:p>-8990</text:p>
          </table:table-cell>
          <table:table-cell table:style-name="ce127" office:value-type="float" office:value="12.45" calcext:value-type="float">
            <text:p>12.45</text:p>
          </table:table-cell>
          <table:table-cell office:value-type="float" office:value="575.4" calcext:value-type="float">
            <text:p>575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16" calcext:value-type="date">
            <text:p>16/04/21</text:p>
          </table:table-cell>
          <table:table-cell office:value-type="float" office:value="0.54" calcext:value-type="float">
            <text:p>0.54</text:p>
          </table:table-cell>
          <table:table-cell office:value-type="float" office:value="66774" calcext:value-type="float">
            <text:p>66774</text:p>
          </table:table-cell>
          <table:table-cell table:style-name="ce127" office:value-type="float" office:value="-1452" calcext:value-type="float">
            <text:p>-1452</text:p>
          </table:table-cell>
          <table:table-cell office:value-type="float" office:value="1357" calcext:value-type="float">
            <text:p>1357</text:p>
          </table:table-cell>
          <table:table-cell office:value-type="float" office:value="-145" calcext:value-type="float">
            <text:p>-145</text:p>
          </table:table-cell>
          <table:table-cell table:style-name="ce127" office:value-type="float" office:value="-10492" calcext:value-type="float">
            <text:p>-10492</text:p>
          </table:table-cell>
          <table:table-cell table:style-name="ce127" office:value-type="float" office:value="-7.1" calcext:value-type="float">
            <text:p>-7.1</text:p>
          </table:table-cell>
          <table:table-cell office:value-type="float" office:value="568.3" calcext:value-type="float">
            <text:p>568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19" calcext:value-type="date">
            <text:p>19/04/21</text:p>
          </table:table-cell>
          <table:table-cell office:value-type="float" office:value="0.51" calcext:value-type="float">
            <text:p>0.51</text:p>
          </table:table-cell>
          <table:table-cell office:value-type="float" office:value="65916" calcext:value-type="float">
            <text:p>65916</text:p>
          </table:table-cell>
          <table:table-cell table:style-name="ce127" office:value-type="float" office:value="-858" calcext:value-type="float">
            <text:p>-858</text:p>
          </table:table-cell>
          <table:table-cell office:value-type="float" office:value="-357" calcext:value-type="float">
            <text:p>-357</text:p>
          </table:table-cell>
          <table:table-cell office:value-type="float" office:value="-872" calcext:value-type="float">
            <text:p>-872</text:p>
          </table:table-cell>
          <table:table-cell table:style-name="ce127" office:value-type="float" office:value="-11007" calcext:value-type="float">
            <text:p>-11007</text:p>
          </table:table-cell>
          <table:table-cell table:style-name="ce127" office:value-type="float" office:value="-8.55" calcext:value-type="float">
            <text:p>-8.55</text:p>
          </table:table-cell>
          <table:table-cell office:value-type="float" office:value="559.75" calcext:value-type="float">
            <text:p>559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20" calcext:value-type="date">
            <text:p>20/04/21</text:p>
          </table:table-cell>
          <table:table-cell office:value-type="float" office:value="0.47" calcext:value-type="float">
            <text:p>0.47</text:p>
          </table:table-cell>
          <table:table-cell office:value-type="float" office:value="65670" calcext:value-type="float">
            <text:p>65670</text:p>
          </table:table-cell>
          <table:table-cell table:style-name="ce127" office:value-type="float" office:value="-246" calcext:value-type="float">
            <text:p>-246</text:p>
          </table:table-cell>
          <table:table-cell office:value-type="float" office:value="-556" calcext:value-type="float">
            <text:p>-556</text:p>
          </table:table-cell>
          <table:table-cell office:value-type="float" office:value="-1144" calcext:value-type="float">
            <text:p>-1144</text:p>
          </table:table-cell>
          <table:table-cell table:style-name="ce127" office:value-type="float" office:value="-11595" calcext:value-type="float">
            <text:p>-11595</text:p>
          </table:table-cell>
          <table:table-cell table:style-name="ce127" office:value-type="float" office:value="-0.35" calcext:value-type="float">
            <text:p>-0.35</text:p>
          </table:table-cell>
          <table:table-cell office:value-type="float" office:value="559.4" calcext:value-type="float">
            <text:p>559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22" calcext:value-type="date">
            <text:p>22/04/21</text:p>
          </table:table-cell>
          <table:table-cell office:value-type="float" office:value="0.58" calcext:value-type="float">
            <text:p>0.58</text:p>
          </table:table-cell>
          <table:table-cell office:value-type="float" office:value="65706" calcext:value-type="float">
            <text:p>65706</text:p>
          </table:table-cell>
          <table:table-cell table:style-name="ce127" office:value-type="float" office:value="36" calcext:value-type="float">
            <text:p>36</text:p>
          </table:table-cell>
          <table:table-cell office:value-type="float" office:value="-1662" calcext:value-type="float">
            <text:p>-1662</text:p>
          </table:table-cell>
          <table:table-cell office:value-type="float" office:value="1393" calcext:value-type="float">
            <text:p>1393</text:p>
          </table:table-cell>
          <table:table-cell table:style-name="ce127" office:value-type="float" office:value="-8540" calcext:value-type="float">
            <text:p>-8540</text:p>
          </table:table-cell>
          <table:table-cell table:style-name="ce127" office:value-type="float" office:value="19.05" calcext:value-type="float">
            <text:p>19.05</text:p>
          </table:table-cell>
          <table:table-cell office:value-type="float" office:value="578.45" calcext:value-type="float">
            <text:p>578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23" calcext:value-type="date">
            <text:p>23/04/21</text:p>
          </table:table-cell>
          <table:table-cell office:value-type="float" office:value="0.49" calcext:value-type="float">
            <text:p>0.49</text:p>
          </table:table-cell>
          <table:table-cell office:value-type="float" office:value="66421" calcext:value-type="float">
            <text:p>66421</text:p>
          </table:table-cell>
          <table:table-cell table:style-name="ce127" office:value-type="float" office:value="715" calcext:value-type="float">
            <text:p>715</text:p>
          </table:table-cell>
          <table:table-cell office:value-type="float" office:value="2604" calcext:value-type="float">
            <text:p>2604</text:p>
          </table:table-cell>
          <table:table-cell office:value-type="float" office:value="-566" calcext:value-type="float">
            <text:p>-566</text:p>
          </table:table-cell>
          <table:table-cell table:style-name="ce127" office:value-type="float" office:value="-11710" calcext:value-type="float">
            <text:p>-11710</text:p>
          </table:table-cell>
          <table:table-cell table:style-name="ce127" office:value-type="float" office:value="-8.1" calcext:value-type="float">
            <text:p>-8.1</text:p>
          </table:table-cell>
          <table:table-cell office:value-type="float" office:value="570.35" calcext:value-type="float">
            <text:p>570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CICIBANK</text:p>
          </table:table-cell>
          <table:table-cell table:style-name="ce135" office:value-type="date" office:date-value="2021-04-26" calcext:value-type="date">
            <text:p>26/04/21</text:p>
          </table:table-cell>
          <table:table-cell office:value-type="float" office:value="0.68" calcext:value-type="float">
            <text:p>0.68</text:p>
          </table:table-cell>
          <table:table-cell office:value-type="float" office:value="64978" calcext:value-type="float">
            <text:p>64978</text:p>
          </table:table-cell>
          <table:table-cell table:style-name="ce127" office:value-type="float" office:value="-1443" calcext:value-type="float">
            <text:p>-1443</text:p>
          </table:table-cell>
          <table:table-cell office:value-type="float" office:value="-2843" calcext:value-type="float">
            <text:p>-2843</text:p>
          </table:table-cell>
          <table:table-cell office:value-type="float" office:value="2410" calcext:value-type="float">
            <text:p>2410</text:p>
          </table:table-cell>
          <table:table-cell table:style-name="ce127" office:value-type="float" office:value="-6457" calcext:value-type="float">
            <text:p>-6457</text:p>
          </table:table-cell>
          <table:table-cell table:style-name="ce127" office:value-type="float" office:value="19.9" calcext:value-type="float">
            <text:p>19.9</text:p>
          </table:table-cell>
          <table:table-cell office:value-type="float" office:value="590.25" calcext:value-type="float">
            <text:p>590.25</text:p>
          </table:table-cell>
          <table:table-cell table:number-columns-repeated="54"/>
        </table:table-row>
        <table:table-row table:style-name="ro2" table:number-rows-repeated="429">
          <table:table-cell table:number-columns-repeated="4"/>
          <table:table-cell table:style-name="ce127"/>
          <table:table-cell table:number-columns-repeated="2"/>
          <table:table-cell table:style-name="ce127" table:number-columns-repeated="2"/>
          <table:table-cell table:number-columns-repeated="55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ICICIBANK.E2:ICICIBANK.E500 ICICIBANK.I2:ICICIBANK.I500 ICICIBANK.H2:ICICIBANK.H500">
            <calcext:condition calcext:apply-style-name="Good" calcext:value="&gt;0" calcext:base-cell-address="ICICIBANK.E2"/>
            <calcext:condition calcext:apply-style-name="Bad" calcext:value="&lt;0" calcext:base-cell-address="ICICIBANK.E2"/>
          </calcext:conditional-format>
        </calcext:conditional-formats>
      </table:table>
      <table:table table:name="KOTAKBANK" table:style-name="ta1">
        <table:table-column table:style-name="co4" table:number-columns-repeated="5" table:default-cell-style-name="ce128"/>
        <table:table-column table:style-name="co58" table:default-cell-style-name="ce128"/>
        <table:table-column table:style-name="co59" table:default-cell-style-name="ce128"/>
        <table:table-column table:style-name="co60" table:default-cell-style-name="ce128"/>
        <table:table-column table:style-name="co56" table:default-cell-style-name="ce128"/>
        <table:table-column table:style-name="co4" table:number-columns-repeated="55" table:default-cell-style-name="ce128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office:value-type="string" calcext:value-type="string">
            <text:p>DIFF_PUT_CALL</text:p>
          </table:table-cell>
          <table:table-cell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11" calcext:value-type="date">
            <text:p>11/01/21</text:p>
          </table:table-cell>
          <table:table-cell office:value-type="float" office:value="0.56" calcext:value-type="float">
            <text:p>0.56</text:p>
          </table:table-cell>
          <table:table-cell office:value-type="float" office:value="45635" calcext:value-type="float">
            <text:p>45635</text:p>
          </table:table-cell>
          <table:table-cell table:style-name="ce130" office:value-type="float" office:value="-175" calcext:value-type="float">
            <text:p>-175</text:p>
          </table:table-cell>
          <table:table-cell office:value-type="float" office:value="866" calcext:value-type="float">
            <text:p>866</text:p>
          </table:table-cell>
          <table:table-cell office:value-type="float" office:value="262" calcext:value-type="float">
            <text:p>262</text:p>
          </table:table-cell>
          <table:table-cell table:style-name="ce130" office:value-type="float" office:value="-3986" calcext:value-type="float">
            <text:p>-3986</text:p>
          </table:table-cell>
          <table:table-cell table:style-name="ce130" office:value-type="float" office:value="0" calcext:value-type="float">
            <text:p>0</text:p>
          </table:table-cell>
          <table:table-cell office:value-type="float" office:value="1943.05" calcext:value-type="float">
            <text:p>1943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12" calcext:value-type="date">
            <text:p>12/01/21</text:p>
          </table:table-cell>
          <table:table-cell office:value-type="float" office:value="0.54" calcext:value-type="float">
            <text:p>0.54</text:p>
          </table:table-cell>
          <table:table-cell office:value-type="float" office:value="45225" calcext:value-type="float">
            <text:p>45225</text:p>
          </table:table-cell>
          <table:table-cell table:style-name="ce130" office:value-type="float" office:value="-410" calcext:value-type="float">
            <text:p>-410</text:p>
          </table:table-cell>
          <table:table-cell office:value-type="float" office:value="1804" calcext:value-type="float">
            <text:p>1804</text:p>
          </table:table-cell>
          <table:table-cell office:value-type="float" office:value="833" calcext:value-type="float">
            <text:p>833</text:p>
          </table:table-cell>
          <table:table-cell table:style-name="ce130" office:value-type="float" office:value="-4957" calcext:value-type="float">
            <text:p>-4957</text:p>
          </table:table-cell>
          <table:table-cell table:style-name="ce130" office:value-type="float" office:value="-31.2" calcext:value-type="float">
            <text:p>-31.2</text:p>
          </table:table-cell>
          <table:table-cell office:value-type="float" office:value="1911.85" calcext:value-type="float">
            <text:p>1911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13" calcext:value-type="date">
            <text:p>13/01/21</text:p>
          </table:table-cell>
          <table:table-cell office:value-type="float" office:value="0.52" calcext:value-type="float">
            <text:p>0.52</text:p>
          </table:table-cell>
          <table:table-cell office:value-type="float" office:value="44809" calcext:value-type="float">
            <text:p>44809</text:p>
          </table:table-cell>
          <table:table-cell table:style-name="ce130" office:value-type="float" office:value="-416" calcext:value-type="float">
            <text:p>-416</text:p>
          </table:table-cell>
          <table:table-cell office:value-type="float" office:value="2041" calcext:value-type="float">
            <text:p>2041</text:p>
          </table:table-cell>
          <table:table-cell office:value-type="float" office:value="817" calcext:value-type="float">
            <text:p>817</text:p>
          </table:table-cell>
          <table:table-cell table:style-name="ce130" office:value-type="float" office:value="-6181" calcext:value-type="float">
            <text:p>-6181</text:p>
          </table:table-cell>
          <table:table-cell table:style-name="ce130" office:value-type="float" office:value="-19.8" calcext:value-type="float">
            <text:p>-19.8</text:p>
          </table:table-cell>
          <table:table-cell office:value-type="float" office:value="1892.05" calcext:value-type="float">
            <text:p>1892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14" calcext:value-type="date">
            <text:p>14/01/21</text:p>
          </table:table-cell>
          <table:table-cell office:value-type="float" office:value="0.52" calcext:value-type="float">
            <text:p>0.52</text:p>
          </table:table-cell>
          <table:table-cell office:value-type="float" office:value="44335" calcext:value-type="float">
            <text:p>44335</text:p>
          </table:table-cell>
          <table:table-cell table:style-name="ce130" office:value-type="float" office:value="-474" calcext:value-type="float">
            <text:p>-474</text:p>
          </table:table-cell>
          <table:table-cell office:value-type="float" office:value="571" calcext:value-type="float">
            <text:p>571</text:p>
          </table:table-cell>
          <table:table-cell office:value-type="float" office:value="247" calcext:value-type="float">
            <text:p>247</text:p>
          </table:table-cell>
          <table:table-cell table:style-name="ce130" office:value-type="float" office:value="-6505" calcext:value-type="float">
            <text:p>-6505</text:p>
          </table:table-cell>
          <table:table-cell table:style-name="ce130" office:value-type="float" office:value="9.9" calcext:value-type="float">
            <text:p>9.9</text:p>
          </table:table-cell>
          <table:table-cell office:value-type="float" office:value="1901.95" calcext:value-type="float">
            <text:p>1901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15" calcext:value-type="date">
            <text:p>15/01/21</text:p>
          </table:table-cell>
          <table:table-cell office:value-type="float" office:value="0.5" calcext:value-type="float">
            <text:p>0.5</text:p>
          </table:table-cell>
          <table:table-cell office:value-type="float" office:value="44702" calcext:value-type="float">
            <text:p>44702</text:p>
          </table:table-cell>
          <table:table-cell table:style-name="ce130" office:value-type="float" office:value="367" calcext:value-type="float">
            <text:p>367</text:p>
          </table:table-cell>
          <table:table-cell office:value-type="float" office:value="845" calcext:value-type="float">
            <text:p>845</text:p>
          </table:table-cell>
          <table:table-cell office:value-type="float" office:value="165" calcext:value-type="float">
            <text:p>165</text:p>
          </table:table-cell>
          <table:table-cell table:style-name="ce130" office:value-type="float" office:value="-7185" calcext:value-type="float">
            <text:p>-7185</text:p>
          </table:table-cell>
          <table:table-cell table:style-name="ce130" office:value-type="float" office:value="-30.65" calcext:value-type="float">
            <text:p>-30.65</text:p>
          </table:table-cell>
          <table:table-cell office:value-type="float" office:value="1871.3" calcext:value-type="float">
            <text:p>1871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18" calcext:value-type="date">
            <text:p>18/01/21</text:p>
          </table:table-cell>
          <table:table-cell office:value-type="float" office:value="0.49" calcext:value-type="float">
            <text:p>0.49</text:p>
          </table:table-cell>
          <table:table-cell office:value-type="float" office:value="44512" calcext:value-type="float">
            <text:p>44512</text:p>
          </table:table-cell>
          <table:table-cell table:style-name="ce130" office:value-type="float" office:value="-190" calcext:value-type="float">
            <text:p>-190</text:p>
          </table:table-cell>
          <table:table-cell office:value-type="float" office:value="32" calcext:value-type="float">
            <text:p>32</text:p>
          </table:table-cell>
          <table:table-cell office:value-type="float" office:value="-53" calcext:value-type="float">
            <text:p>-53</text:p>
          </table:table-cell>
          <table:table-cell table:style-name="ce130" office:value-type="float" office:value="-7270" calcext:value-type="float">
            <text:p>-7270</text:p>
          </table:table-cell>
          <table:table-cell table:style-name="ce130" office:value-type="float" office:value="-21.75" calcext:value-type="float">
            <text:p>-21.75</text:p>
          </table:table-cell>
          <table:table-cell office:value-type="float" office:value="1849.55" calcext:value-type="float">
            <text:p>1849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19" calcext:value-type="date">
            <text:p>19/01/21</text:p>
          </table:table-cell>
          <table:table-cell office:value-type="float" office:value="0.48" calcext:value-type="float">
            <text:p>0.48</text:p>
          </table:table-cell>
          <table:table-cell office:value-type="float" office:value="45598" calcext:value-type="float">
            <text:p>45598</text:p>
          </table:table-cell>
          <table:table-cell table:style-name="ce130" office:value-type="float" office:value="1086" calcext:value-type="float">
            <text:p>1086</text:p>
          </table:table-cell>
          <table:table-cell office:value-type="float" office:value="584" calcext:value-type="float">
            <text:p>584</text:p>
          </table:table-cell>
          <table:table-cell office:value-type="float" office:value="117" calcext:value-type="float">
            <text:p>117</text:p>
          </table:table-cell>
          <table:table-cell table:style-name="ce130" office:value-type="float" office:value="-7737" calcext:value-type="float">
            <text:p>-7737</text:p>
          </table:table-cell>
          <table:table-cell table:style-name="ce130" office:value-type="float" office:value="46.5" calcext:value-type="float">
            <text:p>46.5</text:p>
          </table:table-cell>
          <table:table-cell office:value-type="float" office:value="1896.05" calcext:value-type="float">
            <text:p>1896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20" calcext:value-type="date">
            <text:p>20/01/21</text:p>
          </table:table-cell>
          <table:table-cell office:value-type="float" office:value="0.46" calcext:value-type="float">
            <text:p>0.46</text:p>
          </table:table-cell>
          <table:table-cell office:value-type="float" office:value="46742" calcext:value-type="float">
            <text:p>46742</text:p>
          </table:table-cell>
          <table:table-cell table:style-name="ce130" office:value-type="float" office:value="1144" calcext:value-type="float">
            <text:p>1144</text:p>
          </table:table-cell>
          <table:table-cell office:value-type="float" office:value="1077" calcext:value-type="float">
            <text:p>1077</text:p>
          </table:table-cell>
          <table:table-cell office:value-type="float" office:value="259" calcext:value-type="float">
            <text:p>259</text:p>
          </table:table-cell>
          <table:table-cell table:style-name="ce130" office:value-type="float" office:value="-8555" calcext:value-type="float">
            <text:p>-8555</text:p>
          </table:table-cell>
          <table:table-cell table:style-name="ce130" office:value-type="float" office:value="-6.1" calcext:value-type="float">
            <text:p>-6.1</text:p>
          </table:table-cell>
          <table:table-cell office:value-type="float" office:value="1889.95" calcext:value-type="float">
            <text:p>1889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21" calcext:value-type="date">
            <text:p>21/01/21</text:p>
          </table:table-cell>
          <table:table-cell office:value-type="float" office:value="0.47" calcext:value-type="float">
            <text:p>0.47</text:p>
          </table:table-cell>
          <table:table-cell office:value-type="float" office:value="48644" calcext:value-type="float">
            <text:p>48644</text:p>
          </table:table-cell>
          <table:table-cell table:style-name="ce130" office:value-type="float" office:value="1902" calcext:value-type="float">
            <text:p>1902</text:p>
          </table:table-cell>
          <table:table-cell office:value-type="float" office:value="-1149" calcext:value-type="float">
            <text:p>-1149</text:p>
          </table:table-cell>
          <table:table-cell office:value-type="float" office:value="-399" calcext:value-type="float">
            <text:p>-399</text:p>
          </table:table-cell>
          <table:table-cell table:style-name="ce130" office:value-type="float" office:value="-7805" calcext:value-type="float">
            <text:p>-7805</text:p>
          </table:table-cell>
          <table:table-cell table:style-name="ce130" office:value-type="float" office:value="-24" calcext:value-type="float">
            <text:p>-24</text:p>
          </table:table-cell>
          <table:table-cell office:value-type="float" office:value="1865.95" calcext:value-type="float">
            <text:p>1865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22" calcext:value-type="date">
            <text:p>22/01/21</text:p>
          </table:table-cell>
          <table:table-cell office:value-type="float" office:value="0.47" calcext:value-type="float">
            <text:p>0.47</text:p>
          </table:table-cell>
          <table:table-cell office:value-type="float" office:value="48852" calcext:value-type="float">
            <text:p>48852</text:p>
          </table:table-cell>
          <table:table-cell table:style-name="ce130"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-66" calcext:value-type="float">
            <text:p>-66</text:p>
          </table:table-cell>
          <table:table-cell table:style-name="ce130" office:value-type="float" office:value="-7896" calcext:value-type="float">
            <text:p>-7896</text:p>
          </table:table-cell>
          <table:table-cell table:style-name="ce130" office:value-type="float" office:value="-28.55" calcext:value-type="float">
            <text:p>-28.55</text:p>
          </table:table-cell>
          <table:table-cell office:value-type="float" office:value="1837.4" calcext:value-type="float">
            <text:p>1837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25" calcext:value-type="date">
            <text:p>25/01/21</text:p>
          </table:table-cell>
          <table:table-cell office:value-type="float" office:value="0.44" calcext:value-type="float">
            <text:p>0.44</text:p>
          </table:table-cell>
          <table:table-cell office:value-type="float" office:value="50393" calcext:value-type="float">
            <text:p>50393</text:p>
          </table:table-cell>
          <table:table-cell table:style-name="ce130" office:value-type="float" office:value="1541" calcext:value-type="float">
            <text:p>1541</text:p>
          </table:table-cell>
          <table:table-cell office:value-type="float" office:value="1715" calcext:value-type="float">
            <text:p>1715</text:p>
          </table:table-cell>
          <table:table-cell office:value-type="float" office:value="282" calcext:value-type="float">
            <text:p>282</text:p>
          </table:table-cell>
          <table:table-cell table:style-name="ce130" office:value-type="float" office:value="-9329" calcext:value-type="float">
            <text:p>-9329</text:p>
          </table:table-cell>
          <table:table-cell table:style-name="ce130" office:value-type="float" office:value="-36.75" calcext:value-type="float">
            <text:p>-36.75</text:p>
          </table:table-cell>
          <table:table-cell office:value-type="float" office:value="1800.65" calcext:value-type="float">
            <text:p>1800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27" calcext:value-type="date">
            <text:p>27/01/21</text:p>
          </table:table-cell>
          <table:table-cell office:value-type="float" office:value="0.42" calcext:value-type="float">
            <text:p>0.42</text:p>
          </table:table-cell>
          <table:table-cell office:value-type="float" office:value="45142" calcext:value-type="float">
            <text:p>45142</text:p>
          </table:table-cell>
          <table:table-cell table:style-name="ce130" office:value-type="float" office:value="-5251" calcext:value-type="float">
            <text:p>-5251</text:p>
          </table:table-cell>
          <table:table-cell office:value-type="float" office:value="-4882" calcext:value-type="float">
            <text:p>-4882</text:p>
          </table:table-cell>
          <table:table-cell office:value-type="float" office:value="-2341" calcext:value-type="float">
            <text:p>-2341</text:p>
          </table:table-cell>
          <table:table-cell table:style-name="ce130" office:value-type="float" office:value="-6788" calcext:value-type="float">
            <text:p>-6788</text:p>
          </table:table-cell>
          <table:table-cell table:style-name="ce130" office:value-type="float" office:value="-38.9" calcext:value-type="float">
            <text:p>-38.9</text:p>
          </table:table-cell>
          <table:table-cell office:value-type="float" office:value="1761.75" calcext:value-type="float">
            <text:p>1761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28" calcext:value-type="date">
            <text:p>28/01/21</text:p>
          </table:table-cell>
          <table:table-cell office:value-type="float" office:value="0.36" calcext:value-type="float">
            <text:p>0.36</text:p>
          </table:table-cell>
          <table:table-cell office:value-type="float" office:value="47154" calcext:value-type="float">
            <text:p>47154</text:p>
          </table:table-cell>
          <table:table-cell table:style-name="ce130" office:value-type="float" office:value="2012" calcext:value-type="float">
            <text:p>2012</text:p>
          </table:table-cell>
          <table:table-cell office:value-type="float" office:value="-2663" calcext:value-type="float">
            <text:p>-2663</text:p>
          </table:table-cell>
          <table:table-cell office:value-type="float" office:value="-1621" calcext:value-type="float">
            <text:p>-1621</text:p>
          </table:table-cell>
          <table:table-cell table:style-name="ce130" office:value-type="float" office:value="-5746" calcext:value-type="float">
            <text:p>-5746</text:p>
          </table:table-cell>
          <table:table-cell table:style-name="ce130" office:value-type="float" office:value="-38.65" calcext:value-type="float">
            <text:p>-38.65</text:p>
          </table:table-cell>
          <table:table-cell office:value-type="float" office:value="1723.1" calcext:value-type="float">
            <text:p>1723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1-29" calcext:value-type="date">
            <text:p>29/01/21</text:p>
          </table:table-cell>
          <table:table-cell office:value-type="float" office:value="0.57" calcext:value-type="float">
            <text:p>0.57</text:p>
          </table:table-cell>
          <table:table-cell office:value-type="float" office:value="38559" calcext:value-type="float">
            <text:p>38559</text:p>
          </table:table-cell>
          <table:table-cell table:style-name="ce130" office:value-type="float" office:value="-881" calcext:value-type="float">
            <text:p>-881</text:p>
          </table:table-cell>
          <table:table-cell office:value-type="float" office:value="1551" calcext:value-type="float">
            <text:p>1551</text:p>
          </table:table-cell>
          <table:table-cell office:value-type="float" office:value="551" calcext:value-type="float">
            <text:p>551</text:p>
          </table:table-cell>
          <table:table-cell table:style-name="ce130" office:value-type="float" office:value="-3517" calcext:value-type="float">
            <text:p>-3517</text:p>
          </table:table-cell>
          <table:table-cell table:style-name="ce130" office:value-type="float" office:value="-0.1" calcext:value-type="float">
            <text:p>-0.1</text:p>
          </table:table-cell>
          <table:table-cell office:value-type="float" office:value="1723" calcext:value-type="float">
            <text:p>172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01" calcext:value-type="date">
            <text:p>01/02/21</text:p>
          </table:table-cell>
          <table:table-cell office:value-type="float" office:value="0.63" calcext:value-type="float">
            <text:p>0.63</text:p>
          </table:table-cell>
          <table:table-cell office:value-type="float" office:value="37545" calcext:value-type="float">
            <text:p>37545</text:p>
          </table:table-cell>
          <table:table-cell table:style-name="ce130" office:value-type="float" office:value="-1014" calcext:value-type="float">
            <text:p>-1014</text:p>
          </table:table-cell>
          <table:table-cell office:value-type="float" office:value="-167" calcext:value-type="float">
            <text:p>-167</text:p>
          </table:table-cell>
          <table:table-cell office:value-type="float" office:value="390" calcext:value-type="float">
            <text:p>390</text:p>
          </table:table-cell>
          <table:table-cell table:style-name="ce130" office:value-type="float" office:value="-2960" calcext:value-type="float">
            <text:p>-2960</text:p>
          </table:table-cell>
          <table:table-cell table:style-name="ce130" office:value-type="float" office:value="83.65" calcext:value-type="float">
            <text:p>83.65</text:p>
          </table:table-cell>
          <table:table-cell office:value-type="float" office:value="1806.65" calcext:value-type="float">
            <text:p>1806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02" calcext:value-type="date">
            <text:p>02/02/21</text:p>
          </table:table-cell>
          <table:table-cell office:value-type="float" office:value="0.66" calcext:value-type="float">
            <text:p>0.66</text:p>
          </table:table-cell>
          <table:table-cell office:value-type="float" office:value="33947" calcext:value-type="float">
            <text:p>33947</text:p>
          </table:table-cell>
          <table:table-cell table:style-name="ce130" office:value-type="float" office:value="-3598" calcext:value-type="float">
            <text:p>-3598</text:p>
          </table:table-cell>
          <table:table-cell office:value-type="float" office:value="48" calcext:value-type="float">
            <text:p>48</text:p>
          </table:table-cell>
          <table:table-cell office:value-type="float" office:value="282" calcext:value-type="float">
            <text:p>282</text:p>
          </table:table-cell>
          <table:table-cell table:style-name="ce130" office:value-type="float" office:value="-2726" calcext:value-type="float">
            <text:p>-2726</text:p>
          </table:table-cell>
          <table:table-cell table:style-name="ce130" office:value-type="float" office:value="59.4" calcext:value-type="float">
            <text:p>59.4</text:p>
          </table:table-cell>
          <table:table-cell office:value-type="float" office:value="1866.05" calcext:value-type="float">
            <text:p>1866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03" calcext:value-type="date">
            <text:p>03/02/21</text:p>
          </table:table-cell>
          <table:table-cell office:value-type="float" office:value="0.64" calcext:value-type="float">
            <text:p>0.64</text:p>
          </table:table-cell>
          <table:table-cell office:value-type="float" office:value="34813" calcext:value-type="float">
            <text:p>34813</text:p>
          </table:table-cell>
          <table:table-cell table:style-name="ce130" office:value-type="float" office:value="866" calcext:value-type="float">
            <text:p>866</text:p>
          </table:table-cell>
          <table:table-cell office:value-type="float" office:value="1074" calcext:value-type="float">
            <text:p>1074</text:p>
          </table:table-cell>
          <table:table-cell office:value-type="float" office:value="522" calcext:value-type="float">
            <text:p>522</text:p>
          </table:table-cell>
          <table:table-cell table:style-name="ce130" office:value-type="float" office:value="-3278" calcext:value-type="float">
            <text:p>-3278</text:p>
          </table:table-cell>
          <table:table-cell table:style-name="ce130" office:value-type="float" office:value="-9.85" calcext:value-type="float">
            <text:p>-9.85</text:p>
          </table:table-cell>
          <table:table-cell office:value-type="float" office:value="1856.2" calcext:value-type="float">
            <text:p>1856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04" calcext:value-type="date">
            <text:p>04/02/21</text:p>
          </table:table-cell>
          <table:table-cell office:value-type="float" office:value="0.62" calcext:value-type="float">
            <text:p>0.62</text:p>
          </table:table-cell>
          <table:table-cell office:value-type="float" office:value="36807" calcext:value-type="float">
            <text:p>36807</text:p>
          </table:table-cell>
          <table:table-cell table:style-name="ce130" office:value-type="float" office:value="1994" calcext:value-type="float">
            <text:p>1994</text:p>
          </table:table-cell>
          <table:table-cell office:value-type="float" office:value="797" calcext:value-type="float">
            <text:p>797</text:p>
          </table:table-cell>
          <table:table-cell office:value-type="float" office:value="320" calcext:value-type="float">
            <text:p>320</text:p>
          </table:table-cell>
          <table:table-cell table:style-name="ce130" office:value-type="float" office:value="-3755" calcext:value-type="float">
            <text:p>-3755</text:p>
          </table:table-cell>
          <table:table-cell table:style-name="ce130" office:value-type="float" office:value="53.35" calcext:value-type="float">
            <text:p>53.35</text:p>
          </table:table-cell>
          <table:table-cell office:value-type="float" office:value="1909.55" calcext:value-type="float">
            <text:p>1909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05" calcext:value-type="date">
            <text:p>05/02/21</text:p>
          </table:table-cell>
          <table:table-cell office:value-type="float" office:value="0.77" calcext:value-type="float">
            <text:p>0.77</text:p>
          </table:table-cell>
          <table:table-cell office:value-type="float" office:value="37752" calcext:value-type="float">
            <text:p>37752</text:p>
          </table:table-cell>
          <table:table-cell table:style-name="ce130" office:value-type="float" office:value="945" calcext:value-type="float">
            <text:p>945</text:p>
          </table:table-cell>
          <table:table-cell office:value-type="float" office:value="-372" calcext:value-type="float">
            <text:p>-372</text:p>
          </table:table-cell>
          <table:table-cell office:value-type="float" office:value="1224" calcext:value-type="float">
            <text:p>1224</text:p>
          </table:table-cell>
          <table:table-cell table:style-name="ce130" office:value-type="float" office:value="-2159" calcext:value-type="float">
            <text:p>-2159</text:p>
          </table:table-cell>
          <table:table-cell table:style-name="ce130" office:value-type="float" office:value="67.75" calcext:value-type="float">
            <text:p>67.75</text:p>
          </table:table-cell>
          <table:table-cell office:value-type="float" office:value="1977.3" calcext:value-type="float">
            <text:p>1977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08" calcext:value-type="date">
            <text:p>08/02/21</text:p>
          </table:table-cell>
          <table:table-cell office:value-type="float" office:value="0.63" calcext:value-type="float">
            <text:p>0.63</text:p>
          </table:table-cell>
          <table:table-cell office:value-type="float" office:value="37402" calcext:value-type="float">
            <text:p>37402</text:p>
          </table:table-cell>
          <table:table-cell table:style-name="ce130" office:value-type="float" office:value="-350" calcext:value-type="float">
            <text:p>-350</text:p>
          </table:table-cell>
          <table:table-cell office:value-type="float" office:value="1368" calcext:value-type="float">
            <text:p>1368</text:p>
          </table:table-cell>
          <table:table-cell office:value-type="float" office:value="-550" calcext:value-type="float">
            <text:p>-550</text:p>
          </table:table-cell>
          <table:table-cell table:style-name="ce130" office:value-type="float" office:value="-4077" calcext:value-type="float">
            <text:p>-4077</text:p>
          </table:table-cell>
          <table:table-cell table:style-name="ce130" office:value-type="float" office:value="-22" calcext:value-type="float">
            <text:p>-22</text:p>
          </table:table-cell>
          <table:table-cell office:value-type="float" office:value="1955.3" calcext:value-type="float">
            <text:p>195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09" calcext:value-type="date">
            <text:p>09/02/21</text:p>
          </table:table-cell>
          <table:table-cell office:value-type="float" office:value="0.63" calcext:value-type="float">
            <text:p>0.63</text:p>
          </table:table-cell>
          <table:table-cell office:value-type="float" office:value="36968" calcext:value-type="float">
            <text:p>36968</text:p>
          </table:table-cell>
          <table:table-cell table:style-name="ce130" office:value-type="float" office:value="-434" calcext:value-type="float">
            <text:p>-434</text:p>
          </table:table-cell>
          <table:table-cell office:value-type="float" office:value="-106" calcext:value-type="float">
            <text:p>-106</text:p>
          </table:table-cell>
          <table:table-cell office:value-type="float" office:value="-48" calcext:value-type="float">
            <text:p>-48</text:p>
          </table:table-cell>
          <table:table-cell table:style-name="ce130" office:value-type="float" office:value="-4019" calcext:value-type="float">
            <text:p>-4019</text:p>
          </table:table-cell>
          <table:table-cell table:style-name="ce130" office:value-type="float" office:value="-4.75" calcext:value-type="float">
            <text:p>-4.75</text:p>
          </table:table-cell>
          <table:table-cell office:value-type="float" office:value="1950.55" calcext:value-type="float">
            <text:p>1950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0" calcext:value-type="date">
            <text:p>10/02/21</text:p>
          </table:table-cell>
          <table:table-cell office:value-type="float" office:value="0.65" calcext:value-type="float">
            <text:p>0.65</text:p>
          </table:table-cell>
          <table:table-cell office:value-type="float" office:value="36465" calcext:value-type="float">
            <text:p>36465</text:p>
          </table:table-cell>
          <table:table-cell table:style-name="ce130" office:value-type="float" office:value="-503" calcext:value-type="float">
            <text:p>-503</text:p>
          </table:table-cell>
          <table:table-cell office:value-type="float" office:value="-393" calcext:value-type="float">
            <text:p>-393</text:p>
          </table:table-cell>
          <table:table-cell office:value-type="float" office:value="-9" calcext:value-type="float">
            <text:p>-9</text:p>
          </table:table-cell>
          <table:table-cell table:style-name="ce130" office:value-type="float" office:value="-3635" calcext:value-type="float">
            <text:p>-3635</text:p>
          </table:table-cell>
          <table:table-cell table:style-name="ce130" office:value-type="float" office:value="2.6" calcext:value-type="float">
            <text:p>2.6</text:p>
          </table:table-cell>
          <table:table-cell office:value-type="float" office:value="1953.15" calcext:value-type="float">
            <text:p>1953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1" calcext:value-type="date">
            <text:p>11/02/21</text:p>
          </table:table-cell>
          <table:table-cell office:value-type="float" office:value="0.61" calcext:value-type="float">
            <text:p>0.61</text:p>
          </table:table-cell>
          <table:table-cell office:value-type="float" office:value="37150" calcext:value-type="float">
            <text:p>37150</text:p>
          </table:table-cell>
          <table:table-cell table:style-name="ce130" office:value-type="float" office:value="685" calcext:value-type="float">
            <text:p>685</text:p>
          </table:table-cell>
          <table:table-cell office:value-type="float" office:value="792" calcext:value-type="float">
            <text:p>792</text:p>
          </table:table-cell>
          <table:table-cell office:value-type="float" office:value="79" calcext:value-type="float">
            <text:p>79</text:p>
          </table:table-cell>
          <table:table-cell table:style-name="ce130" office:value-type="float" office:value="-4348" calcext:value-type="float">
            <text:p>-4348</text:p>
          </table:table-cell>
          <table:table-cell table:style-name="ce130" office:value-type="float" office:value="6.95" calcext:value-type="float">
            <text:p>6.95</text:p>
          </table:table-cell>
          <table:table-cell office:value-type="float" office:value="1960.1" calcext:value-type="float">
            <text:p>1960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2" calcext:value-type="date">
            <text:p>12/02/21</text:p>
          </table:table-cell>
          <table:table-cell office:value-type="float" office:value="0.59" calcext:value-type="float">
            <text:p>0.59</text:p>
          </table:table-cell>
          <table:table-cell office:value-type="float" office:value="37635" calcext:value-type="float">
            <text:p>37635</text:p>
          </table:table-cell>
          <table:table-cell table:style-name="ce130" office:value-type="float" office:value="485" calcext:value-type="float">
            <text:p>485</text:p>
          </table:table-cell>
          <table:table-cell office:value-type="float" office:value="381" calcext:value-type="float">
            <text:p>381</text:p>
          </table:table-cell>
          <table:table-cell office:value-type="float" office:value="-69" calcext:value-type="float">
            <text:p>-69</text:p>
          </table:table-cell>
          <table:table-cell table:style-name="ce130" office:value-type="float" office:value="-4798" calcext:value-type="float">
            <text:p>-4798</text:p>
          </table:table-cell>
          <table:table-cell table:style-name="ce130" office:value-type="float" office:value="-5.25" calcext:value-type="float">
            <text:p>-5.25</text:p>
          </table:table-cell>
          <table:table-cell office:value-type="float" office:value="1954.85" calcext:value-type="float">
            <text:p>1954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5" calcext:value-type="date">
            <text:p>15/02/21</text:p>
          </table:table-cell>
          <table:table-cell office:value-type="float" office:value="0.64" calcext:value-type="float">
            <text:p>0.64</text:p>
          </table:table-cell>
          <table:table-cell office:value-type="float" office:value="37131" calcext:value-type="float">
            <text:p>37131</text:p>
          </table:table-cell>
          <table:table-cell table:style-name="ce130" office:value-type="float" office:value="-504" calcext:value-type="float">
            <text:p>-504</text:p>
          </table:table-cell>
          <table:table-cell office:value-type="float" office:value="-1481" calcext:value-type="float">
            <text:p>-1481</text:p>
          </table:table-cell>
          <table:table-cell office:value-type="float" office:value="-328" calcext:value-type="float">
            <text:p>-328</text:p>
          </table:table-cell>
          <table:table-cell table:style-name="ce130" office:value-type="float" office:value="-3645" calcext:value-type="float">
            <text:p>-3645</text:p>
          </table:table-cell>
          <table:table-cell table:style-name="ce130" office:value-type="float" office:value="37" calcext:value-type="float">
            <text:p>37</text:p>
          </table:table-cell>
          <table:table-cell office:value-type="float" office:value="1991.85" calcext:value-type="float">
            <text:p>1991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6" calcext:value-type="date">
            <text:p>16/02/21</text:p>
          </table:table-cell>
          <table:table-cell office:value-type="float" office:value="0.7" calcext:value-type="float">
            <text:p>0.7</text:p>
          </table:table-cell>
          <table:table-cell office:value-type="float" office:value="37262" calcext:value-type="float">
            <text:p>37262</text:p>
          </table:table-cell>
          <table:table-cell table:style-name="ce130" office:value-type="float" office:value="131" calcext:value-type="float">
            <text:p>131</text:p>
          </table:table-cell>
          <table:table-cell office:value-type="float" office:value="-590" calcext:value-type="float">
            <text:p>-590</text:p>
          </table:table-cell>
          <table:table-cell office:value-type="float" office:value="243" calcext:value-type="float">
            <text:p>243</text:p>
          </table:table-cell>
          <table:table-cell table:style-name="ce130" office:value-type="float" office:value="-2812" calcext:value-type="float">
            <text:p>-2812</text:p>
          </table:table-cell>
          <table:table-cell table:style-name="ce130" office:value-type="float" office:value="28.5" calcext:value-type="float">
            <text:p>28.5</text:p>
          </table:table-cell>
          <table:table-cell office:value-type="float" office:value="2020.35" calcext:value-type="float">
            <text:p>2020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7" calcext:value-type="date">
            <text:p>17/02/21</text:p>
          </table:table-cell>
          <table:table-cell office:value-type="float" office:value="0.7" calcext:value-type="float">
            <text:p>0.7</text:p>
          </table:table-cell>
          <table:table-cell office:value-type="float" office:value="37340" calcext:value-type="float">
            <text:p>37340</text:p>
          </table:table-cell>
          <table:table-cell table:style-name="ce130" office:value-type="float" office:value="78" calcext:value-type="float">
            <text:p>78</text:p>
          </table:table-cell>
          <table:table-cell office:value-type="float" office:value="-74" calcext:value-type="float">
            <text:p>-74</text:p>
          </table:table-cell>
          <table:table-cell office:value-type="float" office:value="-88" calcext:value-type="float">
            <text:p>-88</text:p>
          </table:table-cell>
          <table:table-cell table:style-name="ce130" office:value-type="float" office:value="-2826" calcext:value-type="float">
            <text:p>-2826</text:p>
          </table:table-cell>
          <table:table-cell table:style-name="ce130" office:value-type="float" office:value="-34.8" calcext:value-type="float">
            <text:p>-34.8</text:p>
          </table:table-cell>
          <table:table-cell office:value-type="float" office:value="1985.55" calcext:value-type="float">
            <text:p>1985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8" calcext:value-type="date">
            <text:p>18/02/21</text:p>
          </table:table-cell>
          <table:table-cell office:value-type="float" office:value="0.62" calcext:value-type="float">
            <text:p>0.62</text:p>
          </table:table-cell>
          <table:table-cell office:value-type="float" office:value="37314" calcext:value-type="float">
            <text:p>37314</text:p>
          </table:table-cell>
          <table:table-cell table:style-name="ce130" office:value-type="float" office:value="-26" calcext:value-type="float">
            <text:p>-26</text:p>
          </table:table-cell>
          <table:table-cell office:value-type="float" office:value="645" calcext:value-type="float">
            <text:p>645</text:p>
          </table:table-cell>
          <table:table-cell office:value-type="float" office:value="-403" calcext:value-type="float">
            <text:p>-403</text:p>
          </table:table-cell>
          <table:table-cell table:style-name="ce130" office:value-type="float" office:value="-3874" calcext:value-type="float">
            <text:p>-3874</text:p>
          </table:table-cell>
          <table:table-cell table:style-name="ce130" office:value-type="float" office:value="-38.5" calcext:value-type="float">
            <text:p>-38.5</text:p>
          </table:table-cell>
          <table:table-cell office:value-type="float" office:value="1947.05" calcext:value-type="float">
            <text:p>1947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19" calcext:value-type="date">
            <text:p>19/02/21</text:p>
          </table:table-cell>
          <table:table-cell office:value-type="float" office:value="0.6" calcext:value-type="float">
            <text:p>0.6</text:p>
          </table:table-cell>
          <table:table-cell office:value-type="float" office:value="37105" calcext:value-type="float">
            <text:p>37105</text:p>
          </table:table-cell>
          <table:table-cell table:style-name="ce130" office:value-type="float" office:value="-209" calcext:value-type="float">
            <text:p>-209</text:p>
          </table:table-cell>
          <table:table-cell office:value-type="float" office:value="-526" calcext:value-type="float">
            <text:p>-526</text:p>
          </table:table-cell>
          <table:table-cell office:value-type="float" office:value="-452" calcext:value-type="float">
            <text:p>-452</text:p>
          </table:table-cell>
          <table:table-cell table:style-name="ce130" office:value-type="float" office:value="-3800" calcext:value-type="float">
            <text:p>-3800</text:p>
          </table:table-cell>
          <table:table-cell table:style-name="ce130" office:value-type="float" office:value="-11.9" calcext:value-type="float">
            <text:p>-11.9</text:p>
          </table:table-cell>
          <table:table-cell office:value-type="float" office:value="1935.15" calcext:value-type="float">
            <text:p>1935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22" calcext:value-type="date">
            <text:p>22/02/21</text:p>
          </table:table-cell>
          <table:table-cell office:value-type="float" office:value="0.65" calcext:value-type="float">
            <text:p>0.65</text:p>
          </table:table-cell>
          <table:table-cell office:value-type="float" office:value="38139" calcext:value-type="float">
            <text:p>38139</text:p>
          </table:table-cell>
          <table:table-cell table:style-name="ce130" office:value-type="float" office:value="1034" calcext:value-type="float">
            <text:p>1034</text:p>
          </table:table-cell>
          <table:table-cell office:value-type="float" office:value="-959" calcext:value-type="float">
            <text:p>-959</text:p>
          </table:table-cell>
          <table:table-cell office:value-type="float" office:value="-184" calcext:value-type="float">
            <text:p>-184</text:p>
          </table:table-cell>
          <table:table-cell table:style-name="ce130" office:value-type="float" office:value="-3025" calcext:value-type="float">
            <text:p>-3025</text:p>
          </table:table-cell>
          <table:table-cell table:style-name="ce130" office:value-type="float" office:value="5.55" calcext:value-type="float">
            <text:p>5.55</text:p>
          </table:table-cell>
          <table:table-cell office:value-type="float" office:value="1940.7" calcext:value-type="float">
            <text:p>1940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23" calcext:value-type="date">
            <text:p>23/02/21</text:p>
          </table:table-cell>
          <table:table-cell office:value-type="float" office:value="0.62" calcext:value-type="float">
            <text:p>0.62</text:p>
          </table:table-cell>
          <table:table-cell office:value-type="float" office:value="36813" calcext:value-type="float">
            <text:p>36813</text:p>
          </table:table-cell>
          <table:table-cell table:style-name="ce130" office:value-type="float" office:value="-1326" calcext:value-type="float">
            <text:p>-1326</text:p>
          </table:table-cell>
          <table:table-cell office:value-type="float" office:value="-186" calcext:value-type="float">
            <text:p>-186</text:p>
          </table:table-cell>
          <table:table-cell office:value-type="float" office:value="-367" calcext:value-type="float">
            <text:p>-367</text:p>
          </table:table-cell>
          <table:table-cell table:style-name="ce130" office:value-type="float" office:value="-3206" calcext:value-type="float">
            <text:p>-3206</text:p>
          </table:table-cell>
          <table:table-cell table:style-name="ce130" office:value-type="float" office:value="-62.6" calcext:value-type="float">
            <text:p>-62.6</text:p>
          </table:table-cell>
          <table:table-cell office:value-type="float" office:value="1878.1" calcext:value-type="float">
            <text:p>1878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24" calcext:value-type="date">
            <text:p>24/02/21</text:p>
          </table:table-cell>
          <table:table-cell office:value-type="float" office:value="0.71" calcext:value-type="float">
            <text:p>0.71</text:p>
          </table:table-cell>
          <table:table-cell office:value-type="float" office:value="36096" calcext:value-type="float">
            <text:p>36096</text:p>
          </table:table-cell>
          <table:table-cell table:style-name="ce130" office:value-type="float" office:value="-717" calcext:value-type="float">
            <text:p>-717</text:p>
          </table:table-cell>
          <table:table-cell office:value-type="float" office:value="-1780" calcext:value-type="float">
            <text:p>-1780</text:p>
          </table:table-cell>
          <table:table-cell office:value-type="float" office:value="-506" calcext:value-type="float">
            <text:p>-506</text:p>
          </table:table-cell>
          <table:table-cell table:style-name="ce130" office:value-type="float" office:value="-1932" calcext:value-type="float">
            <text:p>-1932</text:p>
          </table:table-cell>
          <table:table-cell table:style-name="ce130" office:value-type="float" office:value="40.45" calcext:value-type="float">
            <text:p>40.45</text:p>
          </table:table-cell>
          <table:table-cell office:value-type="float" office:value="1918.55" calcext:value-type="float">
            <text:p>1918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25" calcext:value-type="date">
            <text:p>25/02/21</text:p>
          </table:table-cell>
          <table:table-cell office:value-type="float" office:value="0.77" calcext:value-type="float">
            <text:p>0.77</text:p>
          </table:table-cell>
          <table:table-cell office:value-type="float" office:value="33708" calcext:value-type="float">
            <text:p>33708</text:p>
          </table:table-cell>
          <table:table-cell table:style-name="ce130" office:value-type="float" office:value="-2388" calcext:value-type="float">
            <text:p>-2388</text:p>
          </table:table-cell>
          <table:table-cell office:value-type="float" office:value="-2031" calcext:value-type="float">
            <text:p>-2031</text:p>
          </table:table-cell>
          <table:table-cell office:value-type="float" office:value="-1167" calcext:value-type="float">
            <text:p>-1167</text:p>
          </table:table-cell>
          <table:table-cell table:style-name="ce130" office:value-type="float" office:value="-1068" calcext:value-type="float">
            <text:p>-1068</text:p>
          </table:table-cell>
          <table:table-cell table:style-name="ce130" office:value-type="float" office:value="-17.95" calcext:value-type="float">
            <text:p>-17.95</text:p>
          </table:table-cell>
          <table:table-cell office:value-type="float" office:value="1900.6" calcext:value-type="float">
            <text:p>1900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2-26" calcext:value-type="date">
            <text:p>26/02/21</text:p>
          </table:table-cell>
          <table:table-cell office:value-type="float" office:value="0.55" calcext:value-type="float">
            <text:p>0.55</text:p>
          </table:table-cell>
          <table:table-cell office:value-type="float" office:value="33540" calcext:value-type="float">
            <text:p>33540</text:p>
          </table:table-cell>
          <table:table-cell table:style-name="ce130" office:value-type="float" office:value="1802" calcext:value-type="float">
            <text:p>1802</text:p>
          </table:table-cell>
          <table:table-cell office:value-type="float" office:value="3366" calcext:value-type="float">
            <text:p>3366</text:p>
          </table:table-cell>
          <table:table-cell office:value-type="float" office:value="1641" calcext:value-type="float">
            <text:p>1641</text:p>
          </table:table-cell>
          <table:table-cell table:style-name="ce130" office:value-type="float" office:value="-3730" calcext:value-type="float">
            <text:p>-3730</text:p>
          </table:table-cell>
          <table:table-cell table:style-name="ce130" office:value-type="float" office:value="-109.2" calcext:value-type="float">
            <text:p>-109.2</text:p>
          </table:table-cell>
          <table:table-cell office:value-type="float" office:value="1791.4" calcext:value-type="float">
            <text:p>1791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01" calcext:value-type="date">
            <text:p>01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32597" calcext:value-type="float">
            <text:p>32597</text:p>
          </table:table-cell>
          <table:table-cell table:style-name="ce130" office:value-type="float" office:value="-943" calcext:value-type="float">
            <text:p>-943</text:p>
          </table:table-cell>
          <table:table-cell office:value-type="float" office:value="-84" calcext:value-type="float">
            <text:p>-84</text:p>
          </table:table-cell>
          <table:table-cell office:value-type="float" office:value="276" calcext:value-type="float">
            <text:p>276</text:p>
          </table:table-cell>
          <table:table-cell table:style-name="ce130" office:value-type="float" office:value="-3370" calcext:value-type="float">
            <text:p>-3370</text:p>
          </table:table-cell>
          <table:table-cell table:style-name="ce130" office:value-type="float" office:value="55.45" calcext:value-type="float">
            <text:p>55.45</text:p>
          </table:table-cell>
          <table:table-cell office:value-type="float" office:value="1846.85" calcext:value-type="float">
            <text:p>1846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02" calcext:value-type="date">
            <text:p>02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33994" calcext:value-type="float">
            <text:p>33994</text:p>
          </table:table-cell>
          <table:table-cell table:style-name="ce130" office:value-type="float" office:value="1397" calcext:value-type="float">
            <text:p>1397</text:p>
          </table:table-cell>
          <table:table-cell office:value-type="float" office:value="702" calcext:value-type="float">
            <text:p>702</text:p>
          </table:table-cell>
          <table:table-cell office:value-type="float" office:value="372" calcext:value-type="float">
            <text:p>372</text:p>
          </table:table-cell>
          <table:table-cell table:style-name="ce130" office:value-type="float" office:value="-3700" calcext:value-type="float">
            <text:p>-3700</text:p>
          </table:table-cell>
          <table:table-cell table:style-name="ce130" office:value-type="float" office:value="-0.7" calcext:value-type="float">
            <text:p>-0.7</text:p>
          </table:table-cell>
          <table:table-cell office:value-type="float" office:value="1846.15" calcext:value-type="float">
            <text:p>1846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03" calcext:value-type="date">
            <text:p>03/03/21</text:p>
          </table:table-cell>
          <table:table-cell office:value-type="float" office:value="0.68" calcext:value-type="float">
            <text:p>0.68</text:p>
          </table:table-cell>
          <table:table-cell office:value-type="float" office:value="33338" calcext:value-type="float">
            <text:p>33338</text:p>
          </table:table-cell>
          <table:table-cell table:style-name="ce130" office:value-type="float" office:value="-656" calcext:value-type="float">
            <text:p>-656</text:p>
          </table:table-cell>
          <table:table-cell office:value-type="float" office:value="-1483" calcext:value-type="float">
            <text:p>-1483</text:p>
          </table:table-cell>
          <table:table-cell office:value-type="float" office:value="-150" calcext:value-type="float">
            <text:p>-150</text:p>
          </table:table-cell>
          <table:table-cell table:style-name="ce130" office:value-type="float" office:value="-2367" calcext:value-type="float">
            <text:p>-2367</text:p>
          </table:table-cell>
          <table:table-cell table:style-name="ce130" office:value-type="float" office:value="54.7" calcext:value-type="float">
            <text:p>54.7</text:p>
          </table:table-cell>
          <table:table-cell office:value-type="float" office:value="1900.85" calcext:value-type="float">
            <text:p>1900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04" calcext:value-type="date">
            <text:p>04/03/21</text:p>
          </table:table-cell>
          <table:table-cell office:value-type="float" office:value="0.64" calcext:value-type="float">
            <text:p>0.64</text:p>
          </table:table-cell>
          <table:table-cell office:value-type="float" office:value="34386" calcext:value-type="float">
            <text:p>34386</text:p>
          </table:table-cell>
          <table:table-cell table:style-name="ce130" office:value-type="float" office:value="1048" calcext:value-type="float">
            <text:p>1048</text:p>
          </table:table-cell>
          <table:table-cell office:value-type="float" office:value="287" calcext:value-type="float">
            <text:p>287</text:p>
          </table:table-cell>
          <table:table-cell office:value-type="float" office:value="-157" calcext:value-type="float">
            <text:p>-157</text:p>
          </table:table-cell>
          <table:table-cell table:style-name="ce130" office:value-type="float" office:value="-2811" calcext:value-type="float">
            <text:p>-2811</text:p>
          </table:table-cell>
          <table:table-cell table:style-name="ce130" office:value-type="float" office:value="-6.2" calcext:value-type="float">
            <text:p>-6.2</text:p>
          </table:table-cell>
          <table:table-cell office:value-type="float" office:value="1894.65" calcext:value-type="float">
            <text:p>1894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05" calcext:value-type="date">
            <text:p>05/03/21</text:p>
          </table:table-cell>
          <table:table-cell office:value-type="float" office:value="0.66" calcext:value-type="float">
            <text:p>0.66</text:p>
          </table:table-cell>
          <table:table-cell office:value-type="float" office:value="35482" calcext:value-type="float">
            <text:p>35482</text:p>
          </table:table-cell>
          <table:table-cell table:style-name="ce130" office:value-type="float" office:value="1096" calcext:value-type="float">
            <text:p>1096</text:p>
          </table:table-cell>
          <table:table-cell office:value-type="float" office:value="650" calcext:value-type="float">
            <text:p>650</text:p>
          </table:table-cell>
          <table:table-cell office:value-type="float" office:value="583" calcext:value-type="float">
            <text:p>583</text:p>
          </table:table-cell>
          <table:table-cell table:style-name="ce130" office:value-type="float" office:value="-2878" calcext:value-type="float">
            <text:p>-2878</text:p>
          </table:table-cell>
          <table:table-cell table:style-name="ce130" office:value-type="float" office:value="20.3" calcext:value-type="float">
            <text:p>20.3</text:p>
          </table:table-cell>
          <table:table-cell office:value-type="float" office:value="1914.95" calcext:value-type="float">
            <text:p>1914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08" calcext:value-type="date">
            <text:p>08/03/21</text:p>
          </table:table-cell>
          <table:table-cell office:value-type="float" office:value="0.65" calcext:value-type="float">
            <text:p>0.65</text:p>
          </table:table-cell>
          <table:table-cell office:value-type="float" office:value="36400" calcext:value-type="float">
            <text:p>36400</text:p>
          </table:table-cell>
          <table:table-cell table:style-name="ce130" office:value-type="float" office:value="918" calcext:value-type="float">
            <text:p>918</text:p>
          </table:table-cell>
          <table:table-cell office:value-type="float" office:value="-81" calcext:value-type="float">
            <text:p>-81</text:p>
          </table:table-cell>
          <table:table-cell office:value-type="float" office:value="-76" calcext:value-type="float">
            <text:p>-76</text:p>
          </table:table-cell>
          <table:table-cell table:style-name="ce130" office:value-type="float" office:value="-2873" calcext:value-type="float">
            <text:p>-2873</text:p>
          </table:table-cell>
          <table:table-cell table:style-name="ce130" office:value-type="float" office:value="-7" calcext:value-type="float">
            <text:p>-7</text:p>
          </table:table-cell>
          <table:table-cell office:value-type="float" office:value="1907.95" calcext:value-type="float">
            <text:p>1907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09" calcext:value-type="date">
            <text:p>09/03/21</text:p>
          </table:table-cell>
          <table:table-cell office:value-type="float" office:value="0.83" calcext:value-type="float">
            <text:p>0.83</text:p>
          </table:table-cell>
          <table:table-cell office:value-type="float" office:value="35396" calcext:value-type="float">
            <text:p>35396</text:p>
          </table:table-cell>
          <table:table-cell table:style-name="ce130" office:value-type="float" office:value="-1004" calcext:value-type="float">
            <text:p>-1004</text:p>
          </table:table-cell>
          <table:table-cell office:value-type="float" office:value="-594" calcext:value-type="float">
            <text:p>-594</text:p>
          </table:table-cell>
          <table:table-cell office:value-type="float" office:value="969" calcext:value-type="float">
            <text:p>969</text:p>
          </table:table-cell>
          <table:table-cell table:style-name="ce130" office:value-type="float" office:value="-1310" calcext:value-type="float">
            <text:p>-1310</text:p>
          </table:table-cell>
          <table:table-cell table:style-name="ce130" office:value-type="float" office:value="65.55" calcext:value-type="float">
            <text:p>65.55</text:p>
          </table:table-cell>
          <table:table-cell office:value-type="float" office:value="1973.5" calcext:value-type="float">
            <text:p>1973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10" calcext:value-type="date">
            <text:p>10/03/21</text:p>
          </table:table-cell>
          <table:table-cell office:value-type="float" office:value="0.81" calcext:value-type="float">
            <text:p>0.81</text:p>
          </table:table-cell>
          <table:table-cell office:value-type="float" office:value="35098" calcext:value-type="float">
            <text:p>35098</text:p>
          </table:table-cell>
          <table:table-cell table:style-name="ce130" office:value-type="float" office:value="-298" calcext:value-type="float">
            <text:p>-298</text:p>
          </table:table-cell>
          <table:table-cell office:value-type="float" office:value="-40" calcext:value-type="float">
            <text:p>-40</text:p>
          </table:table-cell>
          <table:table-cell office:value-type="float" office:value="-168" calcext:value-type="float">
            <text:p>-168</text:p>
          </table:table-cell>
          <table:table-cell table:style-name="ce130" office:value-type="float" office:value="-1438" calcext:value-type="float">
            <text:p>-1438</text:p>
          </table:table-cell>
          <table:table-cell table:style-name="ce130" office:value-type="float" office:value="-11.05" calcext:value-type="float">
            <text:p>-11.05</text:p>
          </table:table-cell>
          <table:table-cell office:value-type="float" office:value="1962.45" calcext:value-type="float">
            <text:p>1962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12" calcext:value-type="date">
            <text:p>12/03/21</text:p>
          </table:table-cell>
          <table:table-cell office:value-type="float" office:value="0.7" calcext:value-type="float">
            <text:p>0.7</text:p>
          </table:table-cell>
          <table:table-cell office:value-type="float" office:value="33045" calcext:value-type="float">
            <text:p>33045</text:p>
          </table:table-cell>
          <table:table-cell table:style-name="ce130" office:value-type="float" office:value="-2053" calcext:value-type="float">
            <text:p>-2053</text:p>
          </table:table-cell>
          <table:table-cell office:value-type="float" office:value="463" calcext:value-type="float">
            <text:p>463</text:p>
          </table:table-cell>
          <table:table-cell office:value-type="float" office:value="-547" calcext:value-type="float">
            <text:p>-547</text:p>
          </table:table-cell>
          <table:table-cell table:style-name="ce130" office:value-type="float" office:value="-2448" calcext:value-type="float">
            <text:p>-2448</text:p>
          </table:table-cell>
          <table:table-cell table:style-name="ce130" office:value-type="float" office:value="-22.85" calcext:value-type="float">
            <text:p>-22.85</text:p>
          </table:table-cell>
          <table:table-cell office:value-type="float" office:value="1939.6" calcext:value-type="float">
            <text:p>1939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15" calcext:value-type="date">
            <text:p>15/03/21</text:p>
          </table:table-cell>
          <table:table-cell office:value-type="float" office:value="0.66" calcext:value-type="float">
            <text:p>0.66</text:p>
          </table:table-cell>
          <table:table-cell office:value-type="float" office:value="32527" calcext:value-type="float">
            <text:p>32527</text:p>
          </table:table-cell>
          <table:table-cell table:style-name="ce130" office:value-type="float" office:value="-518" calcext:value-type="float">
            <text:p>-518</text:p>
          </table:table-cell>
          <table:table-cell office:value-type="float" office:value="-71" calcext:value-type="float">
            <text:p>-71</text:p>
          </table:table-cell>
          <table:table-cell office:value-type="float" office:value="-368" calcext:value-type="float">
            <text:p>-368</text:p>
          </table:table-cell>
          <table:table-cell table:style-name="ce130" office:value-type="float" office:value="-2745" calcext:value-type="float">
            <text:p>-2745</text:p>
          </table:table-cell>
          <table:table-cell table:style-name="ce130" office:value-type="float" office:value="-14.2" calcext:value-type="float">
            <text:p>-14.2</text:p>
          </table:table-cell>
          <table:table-cell office:value-type="float" office:value="1925.4" calcext:value-type="float">
            <text:p>1925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16" calcext:value-type="date">
            <text:p>16/03/21</text:p>
          </table:table-cell>
          <table:table-cell office:value-type="float" office:value="0.6" calcext:value-type="float">
            <text:p>0.6</text:p>
          </table:table-cell>
          <table:table-cell office:value-type="float" office:value="32103" calcext:value-type="float">
            <text:p>32103</text:p>
          </table:table-cell>
          <table:table-cell table:style-name="ce130" office:value-type="float" office:value="-424" calcext:value-type="float">
            <text:p>-424</text:p>
          </table:table-cell>
          <table:table-cell office:value-type="float" office:value="48" calcext:value-type="float">
            <text:p>48</text:p>
          </table:table-cell>
          <table:table-cell office:value-type="float" office:value="-451" calcext:value-type="float">
            <text:p>-451</text:p>
          </table:table-cell>
          <table:table-cell table:style-name="ce130" office:value-type="float" office:value="-3244" calcext:value-type="float">
            <text:p>-3244</text:p>
          </table:table-cell>
          <table:table-cell table:style-name="ce130" office:value-type="float" office:value="-18.65" calcext:value-type="float">
            <text:p>-18.65</text:p>
          </table:table-cell>
          <table:table-cell office:value-type="float" office:value="1906.75" calcext:value-type="float">
            <text:p>1906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17" calcext:value-type="date">
            <text:p>17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31603" calcext:value-type="float">
            <text:p>31603</text:p>
          </table:table-cell>
          <table:table-cell table:style-name="ce130" office:value-type="float" office:value="-500" calcext:value-type="float">
            <text:p>-500</text:p>
          </table:table-cell>
          <table:table-cell office:value-type="float" office:value="-265" calcext:value-type="float">
            <text:p>-265</text:p>
          </table:table-cell>
          <table:table-cell office:value-type="float" office:value="-277" calcext:value-type="float">
            <text:p>-277</text:p>
          </table:table-cell>
          <table:table-cell table:style-name="ce130" office:value-type="float" office:value="-3256" calcext:value-type="float">
            <text:p>-3256</text:p>
          </table:table-cell>
          <table:table-cell table:style-name="ce130" office:value-type="float" office:value="-30.55" calcext:value-type="float">
            <text:p>-30.55</text:p>
          </table:table-cell>
          <table:table-cell office:value-type="float" office:value="1876.2" calcext:value-type="float">
            <text:p>1876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18" calcext:value-type="date">
            <text:p>18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30920" calcext:value-type="float">
            <text:p>30920</text:p>
          </table:table-cell>
          <table:table-cell table:style-name="ce130" office:value-type="float" office:value="-683" calcext:value-type="float">
            <text:p>-683</text:p>
          </table:table-cell>
          <table:table-cell office:value-type="float" office:value="32" calcext:value-type="float">
            <text:p>32</text:p>
          </table:table-cell>
          <table:table-cell office:value-type="float" office:value="-501" calcext:value-type="float">
            <text:p>-501</text:p>
          </table:table-cell>
          <table:table-cell table:style-name="ce130" office:value-type="float" office:value="-3789" calcext:value-type="float">
            <text:p>-3789</text:p>
          </table:table-cell>
          <table:table-cell table:style-name="ce130" office:value-type="float" office:value="-39.3" calcext:value-type="float">
            <text:p>-39.3</text:p>
          </table:table-cell>
          <table:table-cell office:value-type="float" office:value="1836.9" calcext:value-type="float">
            <text:p>1836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19" calcext:value-type="date">
            <text:p>19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32115" calcext:value-type="float">
            <text:p>32115</text:p>
          </table:table-cell>
          <table:table-cell table:style-name="ce130" office:value-type="float" office:value="1195" calcext:value-type="float">
            <text:p>1195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style-name="ce130" office:value-type="float" office:value="-3830" calcext:value-type="float">
            <text:p>-3830</text:p>
          </table:table-cell>
          <table:table-cell table:style-name="ce130" office:value-type="float" office:value="2" calcext:value-type="float">
            <text:p>2</text:p>
          </table:table-cell>
          <table:table-cell office:value-type="float" office:value="1838.9" calcext:value-type="float">
            <text:p>1838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22" calcext:value-type="date">
            <text:p>22/03/21</text:p>
          </table:table-cell>
          <table:table-cell office:value-type="float" office:value="0.5" calcext:value-type="float">
            <text:p>0.5</text:p>
          </table:table-cell>
          <table:table-cell office:value-type="float" office:value="31501" calcext:value-type="float">
            <text:p>31501</text:p>
          </table:table-cell>
          <table:table-cell table:style-name="ce130" office:value-type="float" office:value="-614" calcext:value-type="float">
            <text:p>-614</text:p>
          </table:table-cell>
          <table:table-cell office:value-type="float" office:value="-81" calcext:value-type="float">
            <text:p>-81</text:p>
          </table:table-cell>
          <table:table-cell office:value-type="float" office:value="-155" calcext:value-type="float">
            <text:p>-155</text:p>
          </table:table-cell>
          <table:table-cell table:style-name="ce130" office:value-type="float" office:value="-3904" calcext:value-type="float">
            <text:p>-3904</text:p>
          </table:table-cell>
          <table:table-cell table:style-name="ce130" office:value-type="float" office:value="-11.85" calcext:value-type="float">
            <text:p>-11.85</text:p>
          </table:table-cell>
          <table:table-cell office:value-type="float" office:value="1827.05" calcext:value-type="float">
            <text:p>1827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23" calcext:value-type="date">
            <text:p>23/03/21</text:p>
          </table:table-cell>
          <table:table-cell office:value-type="float" office:value="0.5" calcext:value-type="float">
            <text:p>0.5</text:p>
          </table:table-cell>
          <table:table-cell office:value-type="float" office:value="33223" calcext:value-type="float">
            <text:p>33223</text:p>
          </table:table-cell>
          <table:table-cell table:style-name="ce130" office:value-type="float" office:value="1722" calcext:value-type="float">
            <text:p>1722</text:p>
          </table:table-cell>
          <table:table-cell office:value-type="float" office:value="-178" calcext:value-type="float">
            <text:p>-178</text:p>
          </table:table-cell>
          <table:table-cell office:value-type="float" office:value="-133" calcext:value-type="float">
            <text:p>-133</text:p>
          </table:table-cell>
          <table:table-cell table:style-name="ce130" office:value-type="float" office:value="-3859" calcext:value-type="float">
            <text:p>-3859</text:p>
          </table:table-cell>
          <table:table-cell table:style-name="ce130" office:value-type="float" office:value="-7.4" calcext:value-type="float">
            <text:p>-7.4</text:p>
          </table:table-cell>
          <table:table-cell office:value-type="float" office:value="1819.65" calcext:value-type="float">
            <text:p>1819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24" calcext:value-type="date">
            <text:p>24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32166" calcext:value-type="float">
            <text:p>32166</text:p>
          </table:table-cell>
          <table:table-cell table:style-name="ce130" office:value-type="float" office:value="-1057" calcext:value-type="float">
            <text:p>-1057</text:p>
          </table:table-cell>
          <table:table-cell office:value-type="float" office:value="-1093" calcext:value-type="float">
            <text:p>-1093</text:p>
          </table:table-cell>
          <table:table-cell office:value-type="float" office:value="-594" calcext:value-type="float">
            <text:p>-594</text:p>
          </table:table-cell>
          <table:table-cell table:style-name="ce130" office:value-type="float" office:value="-3360" calcext:value-type="float">
            <text:p>-3360</text:p>
          </table:table-cell>
          <table:table-cell table:style-name="ce130" office:value-type="float" office:value="-32.3" calcext:value-type="float">
            <text:p>-32.3</text:p>
          </table:table-cell>
          <table:table-cell office:value-type="float" office:value="1787.35" calcext:value-type="float">
            <text:p>1787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25" calcext:value-type="date">
            <text:p>25/03/21</text:p>
          </table:table-cell>
          <table:table-cell office:value-type="float" office:value="0.41" calcext:value-type="float">
            <text:p>0.41</text:p>
          </table:table-cell>
          <table:table-cell office:value-type="float" office:value="30710" calcext:value-type="float">
            <text:p>30710</text:p>
          </table:table-cell>
          <table:table-cell table:style-name="ce130" office:value-type="float" office:value="-1456" calcext:value-type="float">
            <text:p>-1456</text:p>
          </table:table-cell>
          <table:table-cell office:value-type="float" office:value="-1828" calcext:value-type="float">
            <text:p>-1828</text:p>
          </table:table-cell>
          <table:table-cell office:value-type="float" office:value="-1268" calcext:value-type="float">
            <text:p>-1268</text:p>
          </table:table-cell>
          <table:table-cell table:style-name="ce130" office:value-type="float" office:value="-2800" calcext:value-type="float">
            <text:p>-2800</text:p>
          </table:table-cell>
          <table:table-cell table:style-name="ce130" office:value-type="float" office:value="-23.95" calcext:value-type="float">
            <text:p>-23.95</text:p>
          </table:table-cell>
          <table:table-cell office:value-type="float" office:value="1763.4" calcext:value-type="float">
            <text:p>1763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26" calcext:value-type="date">
            <text:p>26/03/21</text:p>
          </table:table-cell>
          <table:table-cell office:value-type="float" office:value="0.65" calcext:value-type="float">
            <text:p>0.65</text:p>
          </table:table-cell>
          <table:table-cell office:value-type="float" office:value="28532" calcext:value-type="float">
            <text:p>28532</text:p>
          </table:table-cell>
          <table:table-cell table:style-name="ce130" office:value-type="float" office:value="262" calcext:value-type="float">
            <text:p>262</text:p>
          </table:table-cell>
          <table:table-cell office:value-type="float" office:value="987" calcext:value-type="float">
            <text:p>987</text:p>
          </table:table-cell>
          <table:table-cell office:value-type="float" office:value="348" calcext:value-type="float">
            <text:p>348</text:p>
          </table:table-cell>
          <table:table-cell table:style-name="ce130" office:value-type="float" office:value="-2060" calcext:value-type="float">
            <text:p>-2060</text:p>
          </table:table-cell>
          <table:table-cell table:style-name="ce130" office:value-type="float" office:value="22.25" calcext:value-type="float">
            <text:p>22.25</text:p>
          </table:table-cell>
          <table:table-cell office:value-type="float" office:value="1785.65" calcext:value-type="float">
            <text:p>1785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30" calcext:value-type="date">
            <text:p>30/03/21</text:p>
          </table:table-cell>
          <table:table-cell office:value-type="float" office:value="0.64" calcext:value-type="float">
            <text:p>0.64</text:p>
          </table:table-cell>
          <table:table-cell office:value-type="float" office:value="31868" calcext:value-type="float">
            <text:p>31868</text:p>
          </table:table-cell>
          <table:table-cell table:style-name="ce130" office:value-type="float" office:value="3336" calcext:value-type="float">
            <text:p>3336</text:p>
          </table:table-cell>
          <table:table-cell office:value-type="float" office:value="602" calcext:value-type="float">
            <text:p>602</text:p>
          </table:table-cell>
          <table:table-cell office:value-type="float" office:value="303" calcext:value-type="float">
            <text:p>303</text:p>
          </table:table-cell>
          <table:table-cell table:style-name="ce130" office:value-type="float" office:value="-2359" calcext:value-type="float">
            <text:p>-2359</text:p>
          </table:table-cell>
          <table:table-cell table:style-name="ce130" office:value-type="float" office:value="7.6" calcext:value-type="float">
            <text:p>7.6</text:p>
          </table:table-cell>
          <table:table-cell office:value-type="float" office:value="1793.25" calcext:value-type="float">
            <text:p>1793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3-31" calcext:value-type="date">
            <text:p>31/03/21</text:p>
          </table:table-cell>
          <table:table-cell office:value-type="float" office:value="0.64" calcext:value-type="float">
            <text:p>0.64</text:p>
          </table:table-cell>
          <table:table-cell office:value-type="float" office:value="32422" calcext:value-type="float">
            <text:p>32422</text:p>
          </table:table-cell>
          <table:table-cell table:style-name="ce130" office:value-type="float" office:value="554" calcext:value-type="float">
            <text:p>554</text:p>
          </table:table-cell>
          <table:table-cell office:value-type="float" office:value="1095" calcext:value-type="float">
            <text:p>1095</text:p>
          </table:table-cell>
          <table:table-cell office:value-type="float" office:value="694" calcext:value-type="float">
            <text:p>694</text:p>
          </table:table-cell>
          <table:table-cell table:style-name="ce130" office:value-type="float" office:value="-2760" calcext:value-type="float">
            <text:p>-2760</text:p>
          </table:table-cell>
          <table:table-cell table:style-name="ce130" office:value-type="float" office:value="-27.95" calcext:value-type="float">
            <text:p>-27.95</text:p>
          </table:table-cell>
          <table:table-cell office:value-type="float" office:value="1765.3" calcext:value-type="float">
            <text:p>176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01" calcext:value-type="date">
            <text:p>01/04/21</text:p>
          </table:table-cell>
          <table:table-cell office:value-type="float" office:value="0.7" calcext:value-type="float">
            <text:p>0.7</text:p>
          </table:table-cell>
          <table:table-cell office:value-type="float" office:value="32651" calcext:value-type="float">
            <text:p>32651</text:p>
          </table:table-cell>
          <table:table-cell table:style-name="ce130" office:value-type="float" office:value="229" calcext:value-type="float">
            <text:p>229</text:p>
          </table:table-cell>
          <table:table-cell office:value-type="float" office:value="-771" calcext:value-type="float">
            <text:p>-771</text:p>
          </table:table-cell>
          <table:table-cell office:value-type="float" office:value="-69" calcext:value-type="float">
            <text:p>-69</text:p>
          </table:table-cell>
          <table:table-cell table:style-name="ce130" office:value-type="float" office:value="-2058" calcext:value-type="float">
            <text:p>-2058</text:p>
          </table:table-cell>
          <table:table-cell table:style-name="ce130" office:value-type="float" office:value="51.7" calcext:value-type="float">
            <text:p>51.7</text:p>
          </table:table-cell>
          <table:table-cell office:value-type="float" office:value="1817" calcext:value-type="float">
            <text:p>181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05" calcext:value-type="date">
            <text:p>05/04/21</text:p>
          </table:table-cell>
          <table:table-cell office:value-type="float" office:value="0.67" calcext:value-type="float">
            <text:p>0.67</text:p>
          </table:table-cell>
          <table:table-cell office:value-type="float" office:value="32737" calcext:value-type="float">
            <text:p>32737</text:p>
          </table:table-cell>
          <table:table-cell table:style-name="ce130" office:value-type="float" office:value="86" calcext:value-type="float">
            <text:p>86</text:p>
          </table:table-cell>
          <table:table-cell office:value-type="float" office:value="722" calcext:value-type="float">
            <text:p>722</text:p>
          </table:table-cell>
          <table:table-cell office:value-type="float" office:value="242" calcext:value-type="float">
            <text:p>242</text:p>
          </table:table-cell>
          <table:table-cell table:style-name="ce130" office:value-type="float" office:value="-2538" calcext:value-type="float">
            <text:p>-2538</text:p>
          </table:table-cell>
          <table:table-cell table:style-name="ce130" office:value-type="float" office:value="-50.95" calcext:value-type="float">
            <text:p>-50.95</text:p>
          </table:table-cell>
          <table:table-cell office:value-type="float" office:value="1766.05" calcext:value-type="float">
            <text:p>1766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06" calcext:value-type="date">
            <text:p>06/04/21</text:p>
          </table:table-cell>
          <table:table-cell office:value-type="float" office:value="0.7" calcext:value-type="float">
            <text:p>0.7</text:p>
          </table:table-cell>
          <table:table-cell office:value-type="float" office:value="31809" calcext:value-type="float">
            <text:p>31809</text:p>
          </table:table-cell>
          <table:table-cell table:style-name="ce130" office:value-type="float" office:value="-928" calcext:value-type="float">
            <text:p>-928</text:p>
          </table:table-cell>
          <table:table-cell office:value-type="float" office:value="-57" calcext:value-type="float">
            <text:p>-57</text:p>
          </table:table-cell>
          <table:table-cell office:value-type="float" office:value="248" calcext:value-type="float">
            <text:p>248</text:p>
          </table:table-cell>
          <table:table-cell table:style-name="ce130" office:value-type="float" office:value="-2233" calcext:value-type="float">
            <text:p>-2233</text:p>
          </table:table-cell>
          <table:table-cell table:style-name="ce130" office:value-type="float" office:value="9.25" calcext:value-type="float">
            <text:p>9.25</text:p>
          </table:table-cell>
          <table:table-cell office:value-type="float" office:value="1775.3" calcext:value-type="float">
            <text:p>177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07" calcext:value-type="date">
            <text:p>07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30970" calcext:value-type="float">
            <text:p>30970</text:p>
          </table:table-cell>
          <table:table-cell table:style-name="ce130" office:value-type="float" office:value="-839" calcext:value-type="float">
            <text:p>-839</text:p>
          </table:table-cell>
          <table:table-cell office:value-type="float" office:value="-393" calcext:value-type="float">
            <text:p>-393</text:p>
          </table:table-cell>
          <table:table-cell office:value-type="float" office:value="-32" calcext:value-type="float">
            <text:p>-32</text:p>
          </table:table-cell>
          <table:table-cell table:style-name="ce130" office:value-type="float" office:value="-1872" calcext:value-type="float">
            <text:p>-1872</text:p>
          </table:table-cell>
          <table:table-cell table:style-name="ce130" office:value-type="float" office:value="22.15" calcext:value-type="float">
            <text:p>22.15</text:p>
          </table:table-cell>
          <table:table-cell office:value-type="float" office:value="1797.45" calcext:value-type="float">
            <text:p>1797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08" calcext:value-type="date">
            <text:p>08/04/21</text:p>
          </table:table-cell>
          <table:table-cell office:value-type="float" office:value="0.71" calcext:value-type="float">
            <text:p>0.71</text:p>
          </table:table-cell>
          <table:table-cell office:value-type="float" office:value="30099" calcext:value-type="float">
            <text:p>30099</text:p>
          </table:table-cell>
          <table:table-cell table:style-name="ce130" office:value-type="float" office:value="-871" calcext:value-type="float">
            <text:p>-871</text:p>
          </table:table-cell>
          <table:table-cell office:value-type="float" office:value="177" calcext:value-type="float">
            <text:p>177</text:p>
          </table:table-cell>
          <table:table-cell office:value-type="float" office:value="-75" calcext:value-type="float">
            <text:p>-75</text:p>
          </table:table-cell>
          <table:table-cell table:style-name="ce130" office:value-type="float" office:value="-2124" calcext:value-type="float">
            <text:p>-2124</text:p>
          </table:table-cell>
          <table:table-cell table:style-name="ce130" office:value-type="float" office:value="-5.15" calcext:value-type="float">
            <text:p>-5.15</text:p>
          </table:table-cell>
          <table:table-cell office:value-type="float" office:value="1792.3" calcext:value-type="float">
            <text:p>1792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09" calcext:value-type="date">
            <text:p>09/04/21</text:p>
          </table:table-cell>
          <table:table-cell office:value-type="float" office:value="0.72" calcext:value-type="float">
            <text:p>0.72</text:p>
          </table:table-cell>
          <table:table-cell office:value-type="float" office:value="30604" calcext:value-type="float">
            <text:p>30604</text:p>
          </table:table-cell>
          <table:table-cell table:style-name="ce130" office:value-type="float" office:value="505" calcext:value-type="float">
            <text:p>505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table:style-name="ce130" office:value-type="float" office:value="-2151" calcext:value-type="float">
            <text:p>-2151</text:p>
          </table:table-cell>
          <table:table-cell table:style-name="ce130" office:value-type="float" office:value="10.3" calcext:value-type="float">
            <text:p>10.3</text:p>
          </table:table-cell>
          <table:table-cell office:value-type="float" office:value="1802.6" calcext:value-type="float">
            <text:p>1802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12" calcext:value-type="date">
            <text:p>12/04/21</text:p>
          </table:table-cell>
          <table:table-cell office:value-type="float" office:value="0.72" calcext:value-type="float">
            <text:p>0.72</text:p>
          </table:table-cell>
          <table:table-cell office:value-type="float" office:value="30117" calcext:value-type="float">
            <text:p>30117</text:p>
          </table:table-cell>
          <table:table-cell table:style-name="ce130" office:value-type="float" office:value="-487" calcext:value-type="float">
            <text:p>-487</text:p>
          </table:table-cell>
          <table:table-cell office:value-type="float" office:value="357" calcext:value-type="float">
            <text:p>357</text:p>
          </table:table-cell>
          <table:table-cell office:value-type="float" office:value="301" calcext:value-type="float">
            <text:p>301</text:p>
          </table:table-cell>
          <table:table-cell table:style-name="ce130" office:value-type="float" office:value="-2207" calcext:value-type="float">
            <text:p>-2207</text:p>
          </table:table-cell>
          <table:table-cell table:style-name="ce130" office:value-type="float" office:value="-59.15" calcext:value-type="float">
            <text:p>-59.15</text:p>
          </table:table-cell>
          <table:table-cell office:value-type="float" office:value="1743.45" calcext:value-type="float">
            <text:p>1743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13" calcext:value-type="date">
            <text:p>13/04/21</text:p>
          </table:table-cell>
          <table:table-cell office:value-type="float" office:value="0.77" calcext:value-type="float">
            <text:p>0.77</text:p>
          </table:table-cell>
          <table:table-cell office:value-type="float" office:value="28844" calcext:value-type="float">
            <text:p>28844</text:p>
          </table:table-cell>
          <table:table-cell table:style-name="ce130" office:value-type="float" office:value="-1273" calcext:value-type="float">
            <text:p>-1273</text:p>
          </table:table-cell>
          <table:table-cell office:value-type="float" office:value="-242" calcext:value-type="float">
            <text:p>-242</text:p>
          </table:table-cell>
          <table:table-cell office:value-type="float" office:value="231" calcext:value-type="float">
            <text:p>231</text:p>
          </table:table-cell>
          <table:table-cell table:style-name="ce130" office:value-type="float" office:value="-1734" calcext:value-type="float">
            <text:p>-1734</text:p>
          </table:table-cell>
          <table:table-cell table:style-name="ce130" office:value-type="float" office:value="38.5" calcext:value-type="float">
            <text:p>38.5</text:p>
          </table:table-cell>
          <table:table-cell office:value-type="float" office:value="1781.95" calcext:value-type="float">
            <text:p>1781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15" calcext:value-type="date">
            <text:p>15/04/21</text:p>
          </table:table-cell>
          <table:table-cell office:value-type="float" office:value="0.73" calcext:value-type="float">
            <text:p>0.73</text:p>
          </table:table-cell>
          <table:table-cell office:value-type="float" office:value="29305" calcext:value-type="float">
            <text:p>29305</text:p>
          </table:table-cell>
          <table:table-cell table:style-name="ce130" office:value-type="float" office:value="461" calcext:value-type="float">
            <text:p>461</text:p>
          </table:table-cell>
          <table:table-cell office:value-type="float" office:value="390" calcext:value-type="float">
            <text:p>390</text:p>
          </table:table-cell>
          <table:table-cell office:value-type="float" office:value="-81" calcext:value-type="float">
            <text:p>-81</text:p>
          </table:table-cell>
          <table:table-cell table:style-name="ce130" office:value-type="float" office:value="-2205" calcext:value-type="float">
            <text:p>-2205</text:p>
          </table:table-cell>
          <table:table-cell table:style-name="ce130" office:value-type="float" office:value="-1.4" calcext:value-type="float">
            <text:p>-1.4</text:p>
          </table:table-cell>
          <table:table-cell office:value-type="float" office:value="1780.55" calcext:value-type="float">
            <text:p>1780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16" calcext:value-type="date">
            <text:p>16/04/21</text:p>
          </table:table-cell>
          <table:table-cell office:value-type="float" office:value="0.71" calcext:value-type="float">
            <text:p>0.71</text:p>
          </table:table-cell>
          <table:table-cell office:value-type="float" office:value="29665" calcext:value-type="float">
            <text:p>29665</text:p>
          </table:table-cell>
          <table:table-cell table:style-name="ce130" office:value-type="float" office:value="360" calcext:value-type="float">
            <text:p>360</text:p>
          </table:table-cell>
          <table:table-cell office:value-type="float" office:value="397" calcext:value-type="float">
            <text:p>397</text:p>
          </table:table-cell>
          <table:table-cell office:value-type="float" office:value="158" calcext:value-type="float">
            <text:p>158</text:p>
          </table:table-cell>
          <table:table-cell table:style-name="ce130" office:value-type="float" office:value="-2444" calcext:value-type="float">
            <text:p>-2444</text:p>
          </table:table-cell>
          <table:table-cell table:style-name="ce130" office:value-type="float" office:value="-8.75" calcext:value-type="float">
            <text:p>-8.75</text:p>
          </table:table-cell>
          <table:table-cell office:value-type="float" office:value="1771.8" calcext:value-type="float">
            <text:p>1771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19" calcext:value-type="date">
            <text:p>19/04/21</text:p>
          </table:table-cell>
          <table:table-cell office:value-type="float" office:value="0.69" calcext:value-type="float">
            <text:p>0.69</text:p>
          </table:table-cell>
          <table:table-cell office:value-type="float" office:value="29378" calcext:value-type="float">
            <text:p>29378</text:p>
          </table:table-cell>
          <table:table-cell table:style-name="ce130" office:value-type="float" office:value="-287" calcext:value-type="float">
            <text:p>-287</text:p>
          </table:table-cell>
          <table:table-cell office:value-type="float" office:value="767" calcext:value-type="float">
            <text:p>767</text:p>
          </table:table-cell>
          <table:table-cell office:value-type="float" office:value="306" calcext:value-type="float">
            <text:p>306</text:p>
          </table:table-cell>
          <table:table-cell table:style-name="ce130" office:value-type="float" office:value="-2905" calcext:value-type="float">
            <text:p>-2905</text:p>
          </table:table-cell>
          <table:table-cell table:style-name="ce130" office:value-type="float" office:value="-65.15" calcext:value-type="float">
            <text:p>-65.15</text:p>
          </table:table-cell>
          <table:table-cell office:value-type="float" office:value="1706.65" calcext:value-type="float">
            <text:p>1706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20" calcext:value-type="date">
            <text:p>20/04/21</text:p>
          </table:table-cell>
          <table:table-cell office:value-type="float" office:value="0.71" calcext:value-type="float">
            <text:p>0.71</text:p>
          </table:table-cell>
          <table:table-cell office:value-type="float" office:value="29267" calcext:value-type="float">
            <text:p>29267</text:p>
          </table:table-cell>
          <table:table-cell table:style-name="ce130" office:value-type="float" office:value="-111" calcext:value-type="float">
            <text:p>-111</text:p>
          </table:table-cell>
          <table:table-cell office:value-type="float" office:value="-455" calcext:value-type="float">
            <text:p>-455</text:p>
          </table:table-cell>
          <table:table-cell office:value-type="float" office:value="-138" calcext:value-type="float">
            <text:p>-138</text:p>
          </table:table-cell>
          <table:table-cell table:style-name="ce130" office:value-type="float" office:value="-2588" calcext:value-type="float">
            <text:p>-2588</text:p>
          </table:table-cell>
          <table:table-cell table:style-name="ce130" office:value-type="float" office:value="-7.8" calcext:value-type="float">
            <text:p>-7.8</text:p>
          </table:table-cell>
          <table:table-cell office:value-type="float" office:value="1698.85" calcext:value-type="float">
            <text:p>1698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22" calcext:value-type="date">
            <text:p>22/04/21</text:p>
          </table:table-cell>
          <table:table-cell office:value-type="float" office:value="0.8" calcext:value-type="float">
            <text:p>0.8</text:p>
          </table:table-cell>
          <table:table-cell office:value-type="float" office:value="29268" calcext:value-type="float">
            <text:p>29268</text:p>
          </table:table-cell>
          <table:table-cell table:style-name="ce130" office:value-type="float" office:value="1" calcext:value-type="float">
            <text:p>1</text:p>
          </table:table-cell>
          <table:table-cell office:value-type="float" office:value="-652" calcext:value-type="float">
            <text:p>-652</text:p>
          </table:table-cell>
          <table:table-cell office:value-type="float" office:value="326" calcext:value-type="float">
            <text:p>326</text:p>
          </table:table-cell>
          <table:table-cell table:style-name="ce130" office:value-type="float" office:value="-1610" calcext:value-type="float">
            <text:p>-1610</text:p>
          </table:table-cell>
          <table:table-cell table:style-name="ce130" office:value-type="float" office:value="36.05" calcext:value-type="float">
            <text:p>36.05</text:p>
          </table:table-cell>
          <table:table-cell office:value-type="float" office:value="1734.9" calcext:value-type="float">
            <text:p>1734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23" calcext:value-type="date">
            <text:p>23/04/21</text:p>
          </table:table-cell>
          <table:table-cell office:value-type="float" office:value="0.81" calcext:value-type="float">
            <text:p>0.81</text:p>
          </table:table-cell>
          <table:table-cell office:value-type="float" office:value="29734" calcext:value-type="float">
            <text:p>29734</text:p>
          </table:table-cell>
          <table:table-cell table:style-name="ce130" office:value-type="float" office:value="466" calcext:value-type="float">
            <text:p>466</text:p>
          </table:table-cell>
          <table:table-cell office:value-type="float" office:value="-433" calcext:value-type="float">
            <text:p>-433</text:p>
          </table:table-cell>
          <table:table-cell office:value-type="float" office:value="-323" calcext:value-type="float">
            <text:p>-323</text:p>
          </table:table-cell>
          <table:table-cell table:style-name="ce130" office:value-type="float" office:value="-1500" calcext:value-type="float">
            <text:p>-1500</text:p>
          </table:table-cell>
          <table:table-cell table:style-name="ce130" office:value-type="float" office:value="-2.95" calcext:value-type="float">
            <text:p>-2.95</text:p>
          </table:table-cell>
          <table:table-cell office:value-type="float" office:value="1731.95" calcext:value-type="float">
            <text:p>1731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KOTAKBANK</text:p>
          </table:table-cell>
          <table:table-cell table:style-name="ce135" office:value-type="date" office:date-value="2021-04-26" calcext:value-type="date">
            <text:p>26/04/21</text:p>
          </table:table-cell>
          <table:table-cell office:value-type="float" office:value="0.81" calcext:value-type="float">
            <text:p>0.81</text:p>
          </table:table-cell>
          <table:table-cell office:value-type="float" office:value="30262" calcext:value-type="float">
            <text:p>30262</text:p>
          </table:table-cell>
          <table:table-cell table:style-name="ce130" office:value-type="float" office:value="528" calcext:value-type="float">
            <text:p>528</text:p>
          </table:table-cell>
          <table:table-cell office:value-type="float" office:value="-384" calcext:value-type="float">
            <text:p>-384</text:p>
          </table:table-cell>
          <table:table-cell office:value-type="float" office:value="-260" calcext:value-type="float">
            <text:p>-260</text:p>
          </table:table-cell>
          <table:table-cell table:style-name="ce130" office:value-type="float" office:value="-1376" calcext:value-type="float">
            <text:p>-1376</text:p>
          </table:table-cell>
          <table:table-cell table:style-name="ce130" office:value-type="float" office:value="29.05" calcext:value-type="float">
            <text:p>29.05</text:p>
          </table:table-cell>
          <table:table-cell office:value-type="float" office:value="1761" calcext:value-type="float">
            <text:p>1761</text:p>
          </table:table-cell>
          <table:table-cell table:number-columns-repeated="54"/>
        </table:table-row>
        <table:table-row table:style-name="ro2" table:number-rows-repeated="429">
          <table:table-cell table:number-columns-repeated="4"/>
          <table:table-cell table:style-name="ce130"/>
          <table:table-cell table:number-columns-repeated="2"/>
          <table:table-cell table:style-name="ce130" table:number-columns-repeated="2"/>
          <table:table-cell table:number-columns-repeated="55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KOTAKBANK.E2:KOTAKBANK.E500 KOTAKBANK.I2:KOTAKBANK.I500 KOTAKBANK.H2:KOTAKBANK.H500">
            <calcext:condition calcext:apply-style-name="Good" calcext:value="&gt;0" calcext:base-cell-address="KOTAKBANK.E2"/>
            <calcext:condition calcext:apply-style-name="Bad" calcext:value="&lt;0" calcext:base-cell-address="KOTAKBANK.E2"/>
          </calcext:conditional-format>
        </calcext:conditional-formats>
      </table:table>
      <table:table table:name="AXISBANK" table:style-name="ta1">
        <table:table-column table:style-name="co4" table:number-columns-repeated="5" table:default-cell-style-name="ce128"/>
        <table:table-column table:style-name="co61" table:default-cell-style-name="ce128"/>
        <table:table-column table:style-name="co46" table:default-cell-style-name="ce128"/>
        <table:table-column table:style-name="co62" table:default-cell-style-name="ce128"/>
        <table:table-column table:style-name="co63" table:default-cell-style-name="ce128"/>
        <table:table-column table:style-name="co64" table:default-cell-style-name="ce128"/>
        <table:table-column table:style-name="co4" table:number-columns-repeated="54" table:default-cell-style-name="ce128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office:value-type="string" calcext:value-type="string">
            <text:p>DIFF_PUT_CALL</text:p>
          </table:table-cell>
          <table:table-cell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11" calcext:value-type="date">
            <text:p>11/01/21</text:p>
          </table:table-cell>
          <table:table-cell office:value-type="float" office:value="0.79" calcext:value-type="float">
            <text:p>0.79</text:p>
          </table:table-cell>
          <table:table-cell office:value-type="float" office:value="39689" calcext:value-type="float">
            <text:p>39689</text:p>
          </table:table-cell>
          <table:table-cell table:style-name="ce131"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style-name="ce131" office:value-type="float" office:value="-2170" calcext:value-type="float">
            <text:p>-2170</text:p>
          </table:table-cell>
          <table:table-cell table:style-name="ce131" office:value-type="float" office:value="0" calcext:value-type="float">
            <text:p>0</text:p>
          </table:table-cell>
          <table:table-cell office:value-type="float" office:value="668.8" calcext:value-type="float">
            <text:p>668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12" calcext:value-type="date">
            <text:p>12/01/21</text:p>
          </table:table-cell>
          <table:table-cell office:value-type="float" office:value="0.82" calcext:value-type="float">
            <text:p>0.82</text:p>
          </table:table-cell>
          <table:table-cell office:value-type="float" office:value="40730" calcext:value-type="float">
            <text:p>40730</text:p>
          </table:table-cell>
          <table:table-cell table:style-name="ce131" office:value-type="float" office:value="1041" calcext:value-type="float">
            <text:p>1041</text:p>
          </table:table-cell>
          <table:table-cell office:value-type="float" office:value="247" calcext:value-type="float">
            <text:p>247</text:p>
          </table:table-cell>
          <table:table-cell office:value-type="float" office:value="572" calcext:value-type="float">
            <text:p>572</text:p>
          </table:table-cell>
          <table:table-cell table:style-name="ce131" office:value-type="float" office:value="-1845" calcext:value-type="float">
            <text:p>-1845</text:p>
          </table:table-cell>
          <table:table-cell table:style-name="ce131" office:value-type="float" office:value="9.7" calcext:value-type="float">
            <text:p>9.7</text:p>
          </table:table-cell>
          <table:table-cell office:value-type="float" office:value="678.5" calcext:value-type="float">
            <text:p>678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13" calcext:value-type="date">
            <text:p>13/01/21</text:p>
          </table:table-cell>
          <table:table-cell office:value-type="float" office:value="0.81" calcext:value-type="float">
            <text:p>0.81</text:p>
          </table:table-cell>
          <table:table-cell office:value-type="float" office:value="41093" calcext:value-type="float">
            <text:p>41093</text:p>
          </table:table-cell>
          <table:table-cell table:style-name="ce131" office:value-type="float" office:value="363" calcext:value-type="float">
            <text:p>363</text:p>
          </table:table-cell>
          <table:table-cell office:value-type="float" office:value="560" calcext:value-type="float">
            <text:p>560</text:p>
          </table:table-cell>
          <table:table-cell office:value-type="float" office:value="256" calcext:value-type="float">
            <text:p>256</text:p>
          </table:table-cell>
          <table:table-cell table:style-name="ce131" office:value-type="float" office:value="-2149" calcext:value-type="float">
            <text:p>-2149</text:p>
          </table:table-cell>
          <table:table-cell table:style-name="ce131" office:value-type="float" office:value="12.4" calcext:value-type="float">
            <text:p>12.4</text:p>
          </table:table-cell>
          <table:table-cell office:value-type="float" office:value="690.9" calcext:value-type="float">
            <text:p>690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14" calcext:value-type="date">
            <text:p>14/01/21</text:p>
          </table:table-cell>
          <table:table-cell office:value-type="float" office:value="0.72" calcext:value-type="float">
            <text:p>0.72</text:p>
          </table:table-cell>
          <table:table-cell office:value-type="float" office:value="40899" calcext:value-type="float">
            <text:p>40899</text:p>
          </table:table-cell>
          <table:table-cell table:style-name="ce131" office:value-type="float" office:value="-194" calcext:value-type="float">
            <text:p>-194</text:p>
          </table:table-cell>
          <table:table-cell office:value-type="float" office:value="1796" calcext:value-type="float">
            <text:p>1796</text:p>
          </table:table-cell>
          <table:table-cell office:value-type="float" office:value="362" calcext:value-type="float">
            <text:p>362</text:p>
          </table:table-cell>
          <table:table-cell table:style-name="ce131" office:value-type="float" office:value="-3583" calcext:value-type="float">
            <text:p>-3583</text:p>
          </table:table-cell>
          <table:table-cell table:style-name="ce131" office:value-type="float" office:value="-11.65" calcext:value-type="float">
            <text:p>-11.65</text:p>
          </table:table-cell>
          <table:table-cell office:value-type="float" office:value="679.25" calcext:value-type="float">
            <text:p>679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15" calcext:value-type="date">
            <text:p>15/01/21</text:p>
          </table:table-cell>
          <table:table-cell office:value-type="float" office:value="0.72" calcext:value-type="float">
            <text:p>0.72</text:p>
          </table:table-cell>
          <table:table-cell office:value-type="float" office:value="39834" calcext:value-type="float">
            <text:p>39834</text:p>
          </table:table-cell>
          <table:table-cell table:style-name="ce131" office:value-type="float" office:value="-1065" calcext:value-type="float">
            <text:p>-1065</text:p>
          </table:table-cell>
          <table:table-cell office:value-type="float" office:value="693" calcext:value-type="float">
            <text:p>693</text:p>
          </table:table-cell>
          <table:table-cell office:value-type="float" office:value="488" calcext:value-type="float">
            <text:p>488</text:p>
          </table:table-cell>
          <table:table-cell table:style-name="ce131" office:value-type="float" office:value="-3788" calcext:value-type="float">
            <text:p>-3788</text:p>
          </table:table-cell>
          <table:table-cell table:style-name="ce131" office:value-type="float" office:value="-3.4" calcext:value-type="float">
            <text:p>-3.4</text:p>
          </table:table-cell>
          <table:table-cell office:value-type="float" office:value="675.85" calcext:value-type="float">
            <text:p>675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18" calcext:value-type="date">
            <text:p>18/01/21</text:p>
          </table:table-cell>
          <table:table-cell office:value-type="float" office:value="0.63" calcext:value-type="float">
            <text:p>0.63</text:p>
          </table:table-cell>
          <table:table-cell office:value-type="float" office:value="39492" calcext:value-type="float">
            <text:p>39492</text:p>
          </table:table-cell>
          <table:table-cell table:style-name="ce131" office:value-type="float" office:value="-342" calcext:value-type="float">
            <text:p>-342</text:p>
          </table:table-cell>
          <table:table-cell office:value-type="float" office:value="-728" calcext:value-type="float">
            <text:p>-728</text:p>
          </table:table-cell>
          <table:table-cell office:value-type="float" office:value="-1628" calcext:value-type="float">
            <text:p>-1628</text:p>
          </table:table-cell>
          <table:table-cell table:style-name="ce131" office:value-type="float" office:value="-4688" calcext:value-type="float">
            <text:p>-4688</text:p>
          </table:table-cell>
          <table:table-cell table:style-name="ce131" office:value-type="float" office:value="-18.8" calcext:value-type="float">
            <text:p>-18.8</text:p>
          </table:table-cell>
          <table:table-cell office:value-type="float" office:value="657.05" calcext:value-type="float">
            <text:p>657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19" calcext:value-type="date">
            <text:p>19/01/21</text:p>
          </table:table-cell>
          <table:table-cell office:value-type="float" office:value="0.65" calcext:value-type="float">
            <text:p>0.65</text:p>
          </table:table-cell>
          <table:table-cell office:value-type="float" office:value="38455" calcext:value-type="float">
            <text:p>38455</text:p>
          </table:table-cell>
          <table:table-cell table:style-name="ce131" office:value-type="float" office:value="-1037" calcext:value-type="float">
            <text:p>-1037</text:p>
          </table:table-cell>
          <table:table-cell office:value-type="float" office:value="-639" calcext:value-type="float">
            <text:p>-639</text:p>
          </table:table-cell>
          <table:table-cell office:value-type="float" office:value="-214" calcext:value-type="float">
            <text:p>-214</text:p>
          </table:table-cell>
          <table:table-cell table:style-name="ce131" office:value-type="float" office:value="-4263" calcext:value-type="float">
            <text:p>-4263</text:p>
          </table:table-cell>
          <table:table-cell table:style-name="ce131" office:value-type="float" office:value="12.7" calcext:value-type="float">
            <text:p>12.7</text:p>
          </table:table-cell>
          <table:table-cell office:value-type="float" office:value="669.75" calcext:value-type="float">
            <text:p>669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20" calcext:value-type="date">
            <text:p>20/01/21</text:p>
          </table:table-cell>
          <table:table-cell office:value-type="float" office:value="0.63" calcext:value-type="float">
            <text:p>0.63</text:p>
          </table:table-cell>
          <table:table-cell office:value-type="float" office:value="38246" calcext:value-type="float">
            <text:p>38246</text:p>
          </table:table-cell>
          <table:table-cell table:style-name="ce131" office:value-type="float" office:value="-209" calcext:value-type="float">
            <text:p>-209</text:p>
          </table:table-cell>
          <table:table-cell office:value-type="float" office:value="84" calcext:value-type="float">
            <text:p>84</text:p>
          </table:table-cell>
          <table:table-cell office:value-type="float" office:value="-151" calcext:value-type="float">
            <text:p>-151</text:p>
          </table:table-cell>
          <table:table-cell table:style-name="ce131" office:value-type="float" office:value="-4498" calcext:value-type="float">
            <text:p>-4498</text:p>
          </table:table-cell>
          <table:table-cell table:style-name="ce131" office:value-type="float" office:value="6.35" calcext:value-type="float">
            <text:p>6.35</text:p>
          </table:table-cell>
          <table:table-cell office:value-type="float" office:value="676.1" calcext:value-type="float">
            <text:p>676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21" calcext:value-type="date">
            <text:p>21/01/21</text:p>
          </table:table-cell>
          <table:table-cell office:value-type="float" office:value="0.72" calcext:value-type="float">
            <text:p>0.72</text:p>
          </table:table-cell>
          <table:table-cell office:value-type="float" office:value="36826" calcext:value-type="float">
            <text:p>36826</text:p>
          </table:table-cell>
          <table:table-cell table:style-name="ce131" office:value-type="float" office:value="-1420" calcext:value-type="float">
            <text:p>-1420</text:p>
          </table:table-cell>
          <table:table-cell office:value-type="float" office:value="-2017" calcext:value-type="float">
            <text:p>-2017</text:p>
          </table:table-cell>
          <table:table-cell office:value-type="float" office:value="-420" calcext:value-type="float">
            <text:p>-420</text:p>
          </table:table-cell>
          <table:table-cell table:style-name="ce131" office:value-type="float" office:value="-2901" calcext:value-type="float">
            <text:p>-2901</text:p>
          </table:table-cell>
          <table:table-cell table:style-name="ce131" office:value-type="float" office:value="1" calcext:value-type="float">
            <text:p>1</text:p>
          </table:table-cell>
          <table:table-cell office:value-type="float" office:value="677.1" calcext:value-type="float">
            <text:p>677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22" calcext:value-type="date">
            <text:p>22/01/21</text:p>
          </table:table-cell>
          <table:table-cell office:value-type="float" office:value="0.5" calcext:value-type="float">
            <text:p>0.5</text:p>
          </table:table-cell>
          <table:table-cell office:value-type="float" office:value="38678" calcext:value-type="float">
            <text:p>38678</text:p>
          </table:table-cell>
          <table:table-cell table:style-name="ce131" office:value-type="float" office:value="1852" calcext:value-type="float">
            <text:p>1852</text:p>
          </table:table-cell>
          <table:table-cell office:value-type="float" office:value="1895" calcext:value-type="float">
            <text:p>1895</text:p>
          </table:table-cell>
          <table:table-cell office:value-type="float" office:value="-1253" calcext:value-type="float">
            <text:p>-1253</text:p>
          </table:table-cell>
          <table:table-cell table:style-name="ce131" office:value-type="float" office:value="-6049" calcext:value-type="float">
            <text:p>-6049</text:p>
          </table:table-cell>
          <table:table-cell table:style-name="ce131" office:value-type="float" office:value="-30.75" calcext:value-type="float">
            <text:p>-30.75</text:p>
          </table:table-cell>
          <table:table-cell office:value-type="float" office:value="646.35" calcext:value-type="float">
            <text:p>646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25" calcext:value-type="date">
            <text:p>25/01/21</text:p>
          </table:table-cell>
          <table:table-cell office:value-type="float" office:value="0.64" calcext:value-type="float">
            <text:p>0.64</text:p>
          </table:table-cell>
          <table:table-cell office:value-type="float" office:value="39443" calcext:value-type="float">
            <text:p>39443</text:p>
          </table:table-cell>
          <table:table-cell table:style-name="ce131" office:value-type="float" office:value="765" calcext:value-type="float">
            <text:p>765</text:p>
          </table:table-cell>
          <table:table-cell office:value-type="float" office:value="-2186" calcext:value-type="float">
            <text:p>-2186</text:p>
          </table:table-cell>
          <table:table-cell office:value-type="float" office:value="292" calcext:value-type="float">
            <text:p>292</text:p>
          </table:table-cell>
          <table:table-cell table:style-name="ce131" office:value-type="float" office:value="-3571" calcext:value-type="float">
            <text:p>-3571</text:p>
          </table:table-cell>
          <table:table-cell table:style-name="ce131" office:value-type="float" office:value="11.85" calcext:value-type="float">
            <text:p>11.85</text:p>
          </table:table-cell>
          <table:table-cell office:value-type="float" office:value="658.2" calcext:value-type="float">
            <text:p>658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27" calcext:value-type="date">
            <text:p>27/01/21</text:p>
          </table:table-cell>
          <table:table-cell office:value-type="float" office:value="0.57" calcext:value-type="float">
            <text:p>0.57</text:p>
          </table:table-cell>
          <table:table-cell office:value-type="float" office:value="40932" calcext:value-type="float">
            <text:p>40932</text:p>
          </table:table-cell>
          <table:table-cell table:style-name="ce131" office:value-type="float" office:value="1489" calcext:value-type="float">
            <text:p>1489</text:p>
          </table:table-cell>
          <table:table-cell office:value-type="float" office:value="-812" calcext:value-type="float">
            <text:p>-812</text:p>
          </table:table-cell>
          <table:table-cell office:value-type="float" office:value="-1193" calcext:value-type="float">
            <text:p>-1193</text:p>
          </table:table-cell>
          <table:table-cell table:style-name="ce131" office:value-type="float" office:value="-3952" calcext:value-type="float">
            <text:p>-3952</text:p>
          </table:table-cell>
          <table:table-cell table:style-name="ce131" office:value-type="float" office:value="-24.05" calcext:value-type="float">
            <text:p>-24.05</text:p>
          </table:table-cell>
          <table:table-cell office:value-type="float" office:value="634.15" calcext:value-type="float">
            <text:p>634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28" calcext:value-type="date">
            <text:p>28/01/21</text:p>
          </table:table-cell>
          <table:table-cell office:value-type="float" office:value="0.93" calcext:value-type="float">
            <text:p>0.93</text:p>
          </table:table-cell>
          <table:table-cell office:value-type="float" office:value="42163" calcext:value-type="float">
            <text:p>42163</text:p>
          </table:table-cell>
          <table:table-cell table:style-name="ce131" office:value-type="float" office:value="1231" calcext:value-type="float">
            <text:p>1231</text:p>
          </table:table-cell>
          <table:table-cell office:value-type="float" office:value="-4183" calcext:value-type="float">
            <text:p>-4183</text:p>
          </table:table-cell>
          <table:table-cell office:value-type="float" office:value="-570" calcext:value-type="float">
            <text:p>-570</text:p>
          </table:table-cell>
          <table:table-cell table:style-name="ce131" office:value-type="float" office:value="-339" calcext:value-type="float">
            <text:p>-339</text:p>
          </table:table-cell>
          <table:table-cell table:style-name="ce131" office:value-type="float" office:value="36.95" calcext:value-type="float">
            <text:p>36.95</text:p>
          </table:table-cell>
          <table:table-cell office:value-type="float" office:value="671.1" calcext:value-type="float">
            <text:p>671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1-29" calcext:value-type="date">
            <text:p>29/01/21</text:p>
          </table:table-cell>
          <table:table-cell office:value-type="float" office:value="0.76" calcext:value-type="float">
            <text:p>0.76</text:p>
          </table:table-cell>
          <table:table-cell office:value-type="float" office:value="38181" calcext:value-type="float">
            <text:p>38181</text:p>
          </table:table-cell>
          <table:table-cell table:style-name="ce131" office:value-type="float" office:value="-806" calcext:value-type="float">
            <text:p>-806</text:p>
          </table:table-cell>
          <table:table-cell office:value-type="float" office:value="789" calcext:value-type="float">
            <text:p>789</text:p>
          </table:table-cell>
          <table:table-cell office:value-type="float" office:value="386" calcext:value-type="float">
            <text:p>386</text:p>
          </table:table-cell>
          <table:table-cell table:style-name="ce131" office:value-type="float" office:value="-1548" calcext:value-type="float">
            <text:p>-1548</text:p>
          </table:table-cell>
          <table:table-cell table:style-name="ce131" office:value-type="float" office:value="-4.25" calcext:value-type="float">
            <text:p>-4.25</text:p>
          </table:table-cell>
          <table:table-cell office:value-type="float" office:value="666.85" calcext:value-type="float">
            <text:p>666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01" calcext:value-type="date">
            <text:p>01/02/21</text:p>
          </table:table-cell>
          <table:table-cell office:value-type="float" office:value="0.94" calcext:value-type="float">
            <text:p>0.94</text:p>
          </table:table-cell>
          <table:table-cell office:value-type="float" office:value="39234" calcext:value-type="float">
            <text:p>39234</text:p>
          </table:table-cell>
          <table:table-cell table:style-name="ce131" office:value-type="float" office:value="1053" calcext:value-type="float">
            <text:p>1053</text:p>
          </table:table-cell>
          <table:table-cell office:value-type="float" office:value="333" calcext:value-type="float">
            <text:p>333</text:p>
          </table:table-cell>
          <table:table-cell office:value-type="float" office:value="1481" calcext:value-type="float">
            <text:p>1481</text:p>
          </table:table-cell>
          <table:table-cell table:style-name="ce131" office:value-type="float" office:value="-400" calcext:value-type="float">
            <text:p>-400</text:p>
          </table:table-cell>
          <table:table-cell table:style-name="ce131" office:value-type="float" office:value="46.9" calcext:value-type="float">
            <text:p>46.9</text:p>
          </table:table-cell>
          <table:table-cell office:value-type="float" office:value="713.75" calcext:value-type="float">
            <text:p>713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02" calcext:value-type="date">
            <text:p>02/02/21</text:p>
          </table:table-cell>
          <table:table-cell office:value-type="float" office:value="0.92" calcext:value-type="float">
            <text:p>0.92</text:p>
          </table:table-cell>
          <table:table-cell office:value-type="float" office:value="37631" calcext:value-type="float">
            <text:p>37631</text:p>
          </table:table-cell>
          <table:table-cell table:style-name="ce131" office:value-type="float" office:value="-1603" calcext:value-type="float">
            <text:p>-1603</text:p>
          </table:table-cell>
          <table:table-cell office:value-type="float" office:value="2656" calcext:value-type="float">
            <text:p>2656</text:p>
          </table:table-cell>
          <table:table-cell office:value-type="float" office:value="2289" calcext:value-type="float">
            <text:p>2289</text:p>
          </table:table-cell>
          <table:table-cell table:style-name="ce131" office:value-type="float" office:value="-767" calcext:value-type="float">
            <text:p>-767</text:p>
          </table:table-cell>
          <table:table-cell table:style-name="ce131" office:value-type="float" office:value="5.45" calcext:value-type="float">
            <text:p>5.45</text:p>
          </table:table-cell>
          <table:table-cell office:value-type="float" office:value="719.2" calcext:value-type="float">
            <text:p>719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03" calcext:value-type="date">
            <text:p>03/02/21</text:p>
          </table:table-cell>
          <table:table-cell office:value-type="float" office:value="1.06" calcext:value-type="float">
            <text:p>1.06</text:p>
          </table:table-cell>
          <table:table-cell office:value-type="float" office:value="37381" calcext:value-type="float">
            <text:p>37381</text:p>
          </table:table-cell>
          <table:table-cell table:style-name="ce131" office:value-type="float" office:value="-250" calcext:value-type="float">
            <text:p>-250</text:p>
          </table:table-cell>
          <table:table-cell office:value-type="float" office:value="242" calcext:value-type="float">
            <text:p>242</text:p>
          </table:table-cell>
          <table:table-cell office:value-type="float" office:value="1591" calcext:value-type="float">
            <text:p>1591</text:p>
          </table:table-cell>
          <table:table-cell table:style-name="ce131" office:value-type="float" office:value="582" calcext:value-type="float">
            <text:p>582</text:p>
          </table:table-cell>
          <table:table-cell table:style-name="ce131" office:value-type="float" office:value="16.1" calcext:value-type="float">
            <text:p>16.1</text:p>
          </table:table-cell>
          <table:table-cell office:value-type="float" office:value="735.3" calcext:value-type="float">
            <text:p>73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04" calcext:value-type="date">
            <text:p>04/02/21</text:p>
          </table:table-cell>
          <table:table-cell office:value-type="float" office:value="1.06" calcext:value-type="float">
            <text:p>1.06</text:p>
          </table:table-cell>
          <table:table-cell office:value-type="float" office:value="38135" calcext:value-type="float">
            <text:p>38135</text:p>
          </table:table-cell>
          <table:table-cell table:style-name="ce131" office:value-type="float" office:value="754" calcext:value-type="float">
            <text:p>754</text:p>
          </table:table-cell>
          <table:table-cell office:value-type="float" office:value="562" calcext:value-type="float">
            <text:p>562</text:p>
          </table:table-cell>
          <table:table-cell office:value-type="float" office:value="579" calcext:value-type="float">
            <text:p>579</text:p>
          </table:table-cell>
          <table:table-cell table:style-name="ce131" office:value-type="float" office:value="599" calcext:value-type="float">
            <text:p>599</text:p>
          </table:table-cell>
          <table:table-cell table:style-name="ce131" office:value-type="float" office:value="10.15" calcext:value-type="float">
            <text:p>10.15</text:p>
          </table:table-cell>
          <table:table-cell office:value-type="float" office:value="745.45" calcext:value-type="float">
            <text:p>745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05" calcext:value-type="date">
            <text:p>05/02/21</text:p>
          </table:table-cell>
          <table:table-cell office:value-type="float" office:value="0.97" calcext:value-type="float">
            <text:p>0.97</text:p>
          </table:table-cell>
          <table:table-cell office:value-type="float" office:value="39206" calcext:value-type="float">
            <text:p>39206</text:p>
          </table:table-cell>
          <table:table-cell table:style-name="ce131" office:value-type="float" office:value="1071" calcext:value-type="float">
            <text:p>1071</text:p>
          </table:table-cell>
          <table:table-cell office:value-type="float" office:value="248" calcext:value-type="float">
            <text:p>248</text:p>
          </table:table-cell>
          <table:table-cell office:value-type="float" office:value="-700" calcext:value-type="float">
            <text:p>-700</text:p>
          </table:table-cell>
          <table:table-cell table:style-name="ce131" office:value-type="float" office:value="-349" calcext:value-type="float">
            <text:p>-349</text:p>
          </table:table-cell>
          <table:table-cell table:style-name="ce131" office:value-type="float" office:value="-22.05" calcext:value-type="float">
            <text:p>-22.05</text:p>
          </table:table-cell>
          <table:table-cell office:value-type="float" office:value="723.4" calcext:value-type="float">
            <text:p>723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08" calcext:value-type="date">
            <text:p>08/02/21</text:p>
          </table:table-cell>
          <table:table-cell office:value-type="float" office:value="1.01" calcext:value-type="float">
            <text:p>1.01</text:p>
          </table:table-cell>
          <table:table-cell office:value-type="float" office:value="39349" calcext:value-type="float">
            <text:p>39349</text:p>
          </table:table-cell>
          <table:table-cell table:style-name="ce131" office:value-type="float" office:value="143" calcext:value-type="float">
            <text:p>143</text:p>
          </table:table-cell>
          <table:table-cell office:value-type="float" office:value="-226" calcext:value-type="float">
            <text:p>-226</text:p>
          </table:table-cell>
          <table:table-cell office:value-type="float" office:value="267" calcext:value-type="float">
            <text:p>267</text:p>
          </table:table-cell>
          <table:table-cell table:style-name="ce131" office:value-type="float" office:value="144" calcext:value-type="float">
            <text:p>144</text:p>
          </table:table-cell>
          <table:table-cell table:style-name="ce131" office:value-type="float" office:value="16" calcext:value-type="float">
            <text:p>16</text:p>
          </table:table-cell>
          <table:table-cell office:value-type="float" office:value="739.4" calcext:value-type="float">
            <text:p>739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09" calcext:value-type="date">
            <text:p>09/02/21</text:p>
          </table:table-cell>
          <table:table-cell office:value-type="float" office:value="1.07" calcext:value-type="float">
            <text:p>1.07</text:p>
          </table:table-cell>
          <table:table-cell office:value-type="float" office:value="39761" calcext:value-type="float">
            <text:p>39761</text:p>
          </table:table-cell>
          <table:table-cell table:style-name="ce131" office:value-type="float" office:value="412" calcext:value-type="float">
            <text:p>412</text:p>
          </table:table-cell>
          <table:table-cell office:value-type="float" office:value="-125" calcext:value-type="float">
            <text:p>-125</text:p>
          </table:table-cell>
          <table:table-cell office:value-type="float" office:value="484" calcext:value-type="float">
            <text:p>484</text:p>
          </table:table-cell>
          <table:table-cell table:style-name="ce131" office:value-type="float" office:value="753" calcext:value-type="float">
            <text:p>753</text:p>
          </table:table-cell>
          <table:table-cell table:style-name="ce131" office:value-type="float" office:value="4.95" calcext:value-type="float">
            <text:p>4.95</text:p>
          </table:table-cell>
          <table:table-cell office:value-type="float" office:value="744.35" calcext:value-type="float">
            <text:p>744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0" calcext:value-type="date">
            <text:p>10/02/21</text:p>
          </table:table-cell>
          <table:table-cell office:value-type="float" office:value="1.06" calcext:value-type="float">
            <text:p>1.06</text:p>
          </table:table-cell>
          <table:table-cell office:value-type="float" office:value="38930" calcext:value-type="float">
            <text:p>38930</text:p>
          </table:table-cell>
          <table:table-cell table:style-name="ce131" office:value-type="float" office:value="-831" calcext:value-type="float">
            <text:p>-831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table:style-name="ce131" office:value-type="float" office:value="651" calcext:value-type="float">
            <text:p>651</text:p>
          </table:table-cell>
          <table:table-cell table:style-name="ce131" office:value-type="float" office:value="-7.25" calcext:value-type="float">
            <text:p>-7.25</text:p>
          </table:table-cell>
          <table:table-cell office:value-type="float" office:value="737.1" calcext:value-type="float">
            <text:p>737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1" calcext:value-type="date">
            <text:p>11/02/21</text:p>
          </table:table-cell>
          <table:table-cell office:value-type="float" office:value="1.27" calcext:value-type="float">
            <text:p>1.27</text:p>
          </table:table-cell>
          <table:table-cell office:value-type="float" office:value="39038" calcext:value-type="float">
            <text:p>39038</text:p>
          </table:table-cell>
          <table:table-cell table:style-name="ce131" office:value-type="float" office:value="108" calcext:value-type="float">
            <text:p>108</text:p>
          </table:table-cell>
          <table:table-cell office:value-type="float" office:value="171" calcext:value-type="float">
            <text:p>171</text:p>
          </table:table-cell>
          <table:table-cell office:value-type="float" office:value="2355" calcext:value-type="float">
            <text:p>2355</text:p>
          </table:table-cell>
          <table:table-cell table:style-name="ce131" office:value-type="float" office:value="2835" calcext:value-type="float">
            <text:p>2835</text:p>
          </table:table-cell>
          <table:table-cell table:style-name="ce131" office:value-type="float" office:value="3.75" calcext:value-type="float">
            <text:p>3.75</text:p>
          </table:table-cell>
          <table:table-cell office:value-type="float" office:value="740.85" calcext:value-type="float">
            <text:p>740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2" calcext:value-type="date">
            <text:p>12/02/21</text:p>
          </table:table-cell>
          <table:table-cell office:value-type="float" office:value="1.37" calcext:value-type="float">
            <text:p>1.37</text:p>
          </table:table-cell>
          <table:table-cell office:value-type="float" office:value="40060" calcext:value-type="float">
            <text:p>40060</text:p>
          </table:table-cell>
          <table:table-cell table:style-name="ce131" office:value-type="float" office:value="1022" calcext:value-type="float">
            <text:p>1022</text:p>
          </table:table-cell>
          <table:table-cell office:value-type="float" office:value="125" calcext:value-type="float">
            <text:p>125</text:p>
          </table:table-cell>
          <table:table-cell office:value-type="float" office:value="1231" calcext:value-type="float">
            <text:p>1231</text:p>
          </table:table-cell>
          <table:table-cell table:style-name="ce131" office:value-type="float" office:value="3941" calcext:value-type="float">
            <text:p>3941</text:p>
          </table:table-cell>
          <table:table-cell table:style-name="ce131" office:value-type="float" office:value="10.15" calcext:value-type="float">
            <text:p>10.15</text:p>
          </table:table-cell>
          <table:table-cell office:value-type="float" office:value="751" calcext:value-type="float">
            <text:p>75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5" calcext:value-type="date">
            <text:p>15/02/21</text:p>
          </table:table-cell>
          <table:table-cell office:value-type="float" office:value="1.55" calcext:value-type="float">
            <text:p>1.55</text:p>
          </table:table-cell>
          <table:table-cell office:value-type="float" office:value="40074" calcext:value-type="float">
            <text:p>40074</text:p>
          </table:table-cell>
          <table:table-cell table:style-name="ce131"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1875" calcext:value-type="float">
            <text:p>1875</text:p>
          </table:table-cell>
          <table:table-cell table:style-name="ce131" office:value-type="float" office:value="5856" calcext:value-type="float">
            <text:p>5856</text:p>
          </table:table-cell>
          <table:table-cell table:style-name="ce131" office:value-type="float" office:value="43.9" calcext:value-type="float">
            <text:p>43.9</text:p>
          </table:table-cell>
          <table:table-cell office:value-type="float" office:value="794.9" calcext:value-type="float">
            <text:p>794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6" calcext:value-type="date">
            <text:p>16/02/21</text:p>
          </table:table-cell>
          <table:table-cell office:value-type="float" office:value="1.33" calcext:value-type="float">
            <text:p>1.33</text:p>
          </table:table-cell>
          <table:table-cell office:value-type="float" office:value="38937" calcext:value-type="float">
            <text:p>38937</text:p>
          </table:table-cell>
          <table:table-cell table:style-name="ce131" office:value-type="float" office:value="-1137" calcext:value-type="float">
            <text:p>-1137</text:p>
          </table:table-cell>
          <table:table-cell office:value-type="float" office:value="364" calcext:value-type="float">
            <text:p>364</text:p>
          </table:table-cell>
          <table:table-cell office:value-type="float" office:value="-1804" calcext:value-type="float">
            <text:p>-1804</text:p>
          </table:table-cell>
          <table:table-cell table:style-name="ce131" office:value-type="float" office:value="3688" calcext:value-type="float">
            <text:p>3688</text:p>
          </table:table-cell>
          <table:table-cell table:style-name="ce131" office:value-type="float" office:value="-16" calcext:value-type="float">
            <text:p>-16</text:p>
          </table:table-cell>
          <table:table-cell office:value-type="float" office:value="778.9" calcext:value-type="float">
            <text:p>778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7" calcext:value-type="date">
            <text:p>17/02/21</text:p>
          </table:table-cell>
          <table:table-cell office:value-type="float" office:value="1.28" calcext:value-type="float">
            <text:p>1.28</text:p>
          </table:table-cell>
          <table:table-cell office:value-type="float" office:value="39449" calcext:value-type="float">
            <text:p>39449</text:p>
          </table:table-cell>
          <table:table-cell table:style-name="ce131" office:value-type="float" office:value="512" calcext:value-type="float">
            <text:p>512</text:p>
          </table:table-cell>
          <table:table-cell office:value-type="float" office:value="350" calcext:value-type="float">
            <text:p>350</text:p>
          </table:table-cell>
          <table:table-cell office:value-type="float" office:value="-170" calcext:value-type="float">
            <text:p>-170</text:p>
          </table:table-cell>
          <table:table-cell table:style-name="ce131" office:value-type="float" office:value="3168" calcext:value-type="float">
            <text:p>3168</text:p>
          </table:table-cell>
          <table:table-cell table:style-name="ce131" office:value-type="float" office:value="0.85" calcext:value-type="float">
            <text:p>0.85</text:p>
          </table:table-cell>
          <table:table-cell office:value-type="float" office:value="779.75" calcext:value-type="float">
            <text:p>779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8" calcext:value-type="date">
            <text:p>18/02/21</text:p>
          </table:table-cell>
          <table:table-cell office:value-type="float" office:value="1.18" calcext:value-type="float">
            <text:p>1.18</text:p>
          </table:table-cell>
          <table:table-cell office:value-type="float" office:value="37329" calcext:value-type="float">
            <text:p>37329</text:p>
          </table:table-cell>
          <table:table-cell table:style-name="ce131" office:value-type="float" office:value="-2120" calcext:value-type="float">
            <text:p>-2120</text:p>
          </table:table-cell>
          <table:table-cell office:value-type="float" office:value="711" calcext:value-type="float">
            <text:p>711</text:p>
          </table:table-cell>
          <table:table-cell office:value-type="float" office:value="-225" calcext:value-type="float">
            <text:p>-225</text:p>
          </table:table-cell>
          <table:table-cell table:style-name="ce131" office:value-type="float" office:value="2232" calcext:value-type="float">
            <text:p>2232</text:p>
          </table:table-cell>
          <table:table-cell table:style-name="ce131" office:value-type="float" office:value="-2.7" calcext:value-type="float">
            <text:p>-2.7</text:p>
          </table:table-cell>
          <table:table-cell office:value-type="float" office:value="777.05" calcext:value-type="float">
            <text:p>777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19" calcext:value-type="date">
            <text:p>19/02/21</text:p>
          </table:table-cell>
          <table:table-cell office:value-type="float" office:value="1" calcext:value-type="float">
            <text:p>1</text:p>
          </table:table-cell>
          <table:table-cell office:value-type="float" office:value="37254" calcext:value-type="float">
            <text:p>37254</text:p>
          </table:table-cell>
          <table:table-cell table:style-name="ce131" office:value-type="float" office:value="-75" calcext:value-type="float">
            <text:p>-75</text:p>
          </table:table-cell>
          <table:table-cell office:value-type="float" office:value="-547" calcext:value-type="float">
            <text:p>-547</text:p>
          </table:table-cell>
          <table:table-cell office:value-type="float" office:value="-2831" calcext:value-type="float">
            <text:p>-2831</text:p>
          </table:table-cell>
          <table:table-cell table:style-name="ce131" office:value-type="float" office:value="-52" calcext:value-type="float">
            <text:p>-52</text:p>
          </table:table-cell>
          <table:table-cell table:style-name="ce131" office:value-type="float" office:value="-25" calcext:value-type="float">
            <text:p>-25</text:p>
          </table:table-cell>
          <table:table-cell office:value-type="float" office:value="752.05" calcext:value-type="float">
            <text:p>752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22" calcext:value-type="date">
            <text:p>22/02/21</text:p>
          </table:table-cell>
          <table:table-cell office:value-type="float" office:value="0.77" calcext:value-type="float">
            <text:p>0.77</text:p>
          </table:table-cell>
          <table:table-cell office:value-type="float" office:value="38074" calcext:value-type="float">
            <text:p>38074</text:p>
          </table:table-cell>
          <table:table-cell table:style-name="ce131" office:value-type="float" office:value="820" calcext:value-type="float">
            <text:p>820</text:p>
          </table:table-cell>
          <table:table-cell office:value-type="float" office:value="-468" calcext:value-type="float">
            <text:p>-468</text:p>
          </table:table-cell>
          <table:table-cell office:value-type="float" office:value="-2931" calcext:value-type="float">
            <text:p>-2931</text:p>
          </table:table-cell>
          <table:table-cell table:style-name="ce131" office:value-type="float" office:value="-2515" calcext:value-type="float">
            <text:p>-2515</text:p>
          </table:table-cell>
          <table:table-cell table:style-name="ce131" office:value-type="float" office:value="-29.1" calcext:value-type="float">
            <text:p>-29.1</text:p>
          </table:table-cell>
          <table:table-cell office:value-type="float" office:value="722.95" calcext:value-type="float">
            <text:p>722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23" calcext:value-type="date">
            <text:p>23/02/21</text:p>
          </table:table-cell>
          <table:table-cell office:value-type="float" office:value="0.76" calcext:value-type="float">
            <text:p>0.76</text:p>
          </table:table-cell>
          <table:table-cell office:value-type="float" office:value="38341" calcext:value-type="float">
            <text:p>38341</text:p>
          </table:table-cell>
          <table:table-cell table:style-name="ce131" office:value-type="float" office:value="267" calcext:value-type="float">
            <text:p>267</text:p>
          </table:table-cell>
          <table:table-cell office:value-type="float" office:value="-423" calcext:value-type="float">
            <text:p>-423</text:p>
          </table:table-cell>
          <table:table-cell office:value-type="float" office:value="-487" calcext:value-type="float">
            <text:p>-487</text:p>
          </table:table-cell>
          <table:table-cell table:style-name="ce131" office:value-type="float" office:value="-2579" calcext:value-type="float">
            <text:p>-2579</text:p>
          </table:table-cell>
          <table:table-cell table:style-name="ce131" office:value-type="float" office:value="-5" calcext:value-type="float">
            <text:p>-5</text:p>
          </table:table-cell>
          <table:table-cell office:value-type="float" office:value="717.95" calcext:value-type="float">
            <text:p>717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24" calcext:value-type="date">
            <text:p>24/02/21</text:p>
          </table:table-cell>
          <table:table-cell office:value-type="float" office:value="0.94" calcext:value-type="float">
            <text:p>0.94</text:p>
          </table:table-cell>
          <table:table-cell office:value-type="float" office:value="37646" calcext:value-type="float">
            <text:p>37646</text:p>
          </table:table-cell>
          <table:table-cell table:style-name="ce131" office:value-type="float" office:value="-695" calcext:value-type="float">
            <text:p>-695</text:p>
          </table:table-cell>
          <table:table-cell office:value-type="float" office:value="-2851" calcext:value-type="float">
            <text:p>-2851</text:p>
          </table:table-cell>
          <table:table-cell office:value-type="float" office:value="-758" calcext:value-type="float">
            <text:p>-758</text:p>
          </table:table-cell>
          <table:table-cell table:style-name="ce131" office:value-type="float" office:value="-486" calcext:value-type="float">
            <text:p>-486</text:p>
          </table:table-cell>
          <table:table-cell table:style-name="ce131" office:value-type="float" office:value="32.5" calcext:value-type="float">
            <text:p>32.5</text:p>
          </table:table-cell>
          <table:table-cell office:value-type="float" office:value="750.45" calcext:value-type="float">
            <text:p>750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25" calcext:value-type="date">
            <text:p>25/02/21</text:p>
          </table:table-cell>
          <table:table-cell office:value-type="float" office:value="1.49" calcext:value-type="float">
            <text:p>1.49</text:p>
          </table:table-cell>
          <table:table-cell office:value-type="float" office:value="36089" calcext:value-type="float">
            <text:p>36089</text:p>
          </table:table-cell>
          <table:table-cell table:style-name="ce131" office:value-type="float" office:value="-1557" calcext:value-type="float">
            <text:p>-1557</text:p>
          </table:table-cell>
          <table:table-cell office:value-type="float" office:value="-3347" calcext:value-type="float">
            <text:p>-3347</text:p>
          </table:table-cell>
          <table:table-cell office:value-type="float" office:value="-665" calcext:value-type="float">
            <text:p>-665</text:p>
          </table:table-cell>
          <table:table-cell table:style-name="ce131" office:value-type="float" office:value="2196" calcext:value-type="float">
            <text:p>2196</text:p>
          </table:table-cell>
          <table:table-cell table:style-name="ce131" office:value-type="float" office:value="21.1" calcext:value-type="float">
            <text:p>21.1</text:p>
          </table:table-cell>
          <table:table-cell office:value-type="float" office:value="771.55" calcext:value-type="float">
            <text:p>771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2-26" calcext:value-type="date">
            <text:p>26/02/21</text:p>
          </table:table-cell>
          <table:table-cell office:value-type="float" office:value="0.55" calcext:value-type="float">
            <text:p>0.55</text:p>
          </table:table-cell>
          <table:table-cell office:value-type="float" office:value="31321" calcext:value-type="float">
            <text:p>31321</text:p>
          </table:table-cell>
          <table:table-cell table:style-name="ce131" office:value-type="float" office:value="614" calcext:value-type="float">
            <text:p>614</text:p>
          </table:table-cell>
          <table:table-cell office:value-type="float" office:value="2293" calcext:value-type="float">
            <text:p>2293</text:p>
          </table:table-cell>
          <table:table-cell office:value-type="float" office:value="726" calcext:value-type="float">
            <text:p>726</text:p>
          </table:table-cell>
          <table:table-cell table:style-name="ce131" office:value-type="float" office:value="-4180" calcext:value-type="float">
            <text:p>-4180</text:p>
          </table:table-cell>
          <table:table-cell table:style-name="ce131" office:value-type="float" office:value="-42.3" calcext:value-type="float">
            <text:p>-42.3</text:p>
          </table:table-cell>
          <table:table-cell office:value-type="float" office:value="729.25" calcext:value-type="float">
            <text:p>729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01" calcext:value-type="date">
            <text:p>01/03/21</text:p>
          </table:table-cell>
          <table:table-cell office:value-type="float" office:value="0.58" calcext:value-type="float">
            <text:p>0.58</text:p>
          </table:table-cell>
          <table:table-cell office:value-type="float" office:value="31454" calcext:value-type="float">
            <text:p>31454</text:p>
          </table:table-cell>
          <table:table-cell table:style-name="ce131" office:value-type="float" office:value="133" calcext:value-type="float">
            <text:p>133</text:p>
          </table:table-cell>
          <table:table-cell office:value-type="float" office:value="647" calcext:value-type="float">
            <text:p>647</text:p>
          </table:table-cell>
          <table:table-cell office:value-type="float" office:value="735" calcext:value-type="float">
            <text:p>735</text:p>
          </table:table-cell>
          <table:table-cell table:style-name="ce131" office:value-type="float" office:value="-4092" calcext:value-type="float">
            <text:p>-4092</text:p>
          </table:table-cell>
          <table:table-cell table:style-name="ce131" office:value-type="float" office:value="2.7" calcext:value-type="float">
            <text:p>2.7</text:p>
          </table:table-cell>
          <table:table-cell office:value-type="float" office:value="731.95" calcext:value-type="float">
            <text:p>731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02" calcext:value-type="date">
            <text:p>02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32177" calcext:value-type="float">
            <text:p>32177</text:p>
          </table:table-cell>
          <table:table-cell table:style-name="ce131" office:value-type="float" office:value="723" calcext:value-type="float">
            <text:p>723</text:p>
          </table:table-cell>
          <table:table-cell office:value-type="float" office:value="895" calcext:value-type="float">
            <text:p>895</text:p>
          </table:table-cell>
          <table:table-cell office:value-type="float" office:value="593" calcext:value-type="float">
            <text:p>593</text:p>
          </table:table-cell>
          <table:table-cell table:style-name="ce131" office:value-type="float" office:value="-4394" calcext:value-type="float">
            <text:p>-4394</text:p>
          </table:table-cell>
          <table:table-cell table:style-name="ce131" office:value-type="float" office:value="2.15" calcext:value-type="float">
            <text:p>2.15</text:p>
          </table:table-cell>
          <table:table-cell office:value-type="float" office:value="734.1" calcext:value-type="float">
            <text:p>734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03" calcext:value-type="date">
            <text:p>03/03/21</text:p>
          </table:table-cell>
          <table:table-cell office:value-type="float" office:value="0.68" calcext:value-type="float">
            <text:p>0.68</text:p>
          </table:table-cell>
          <table:table-cell office:value-type="float" office:value="32264" calcext:value-type="float">
            <text:p>32264</text:p>
          </table:table-cell>
          <table:table-cell table:style-name="ce131" office:value-type="float" office:value="87" calcext:value-type="float">
            <text:p>87</text:p>
          </table:table-cell>
          <table:table-cell office:value-type="float" office:value="-631" calcext:value-type="float">
            <text:p>-631</text:p>
          </table:table-cell>
          <table:table-cell office:value-type="float" office:value="493" calcext:value-type="float">
            <text:p>493</text:p>
          </table:table-cell>
          <table:table-cell table:style-name="ce131" office:value-type="float" office:value="-3270" calcext:value-type="float">
            <text:p>-3270</text:p>
          </table:table-cell>
          <table:table-cell table:style-name="ce131" office:value-type="float" office:value="23.5" calcext:value-type="float">
            <text:p>23.5</text:p>
          </table:table-cell>
          <table:table-cell office:value-type="float" office:value="757.6" calcext:value-type="float">
            <text:p>757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04" calcext:value-type="date">
            <text:p>04/03/21</text:p>
          </table:table-cell>
          <table:table-cell office:value-type="float" office:value="0.62" calcext:value-type="float">
            <text:p>0.62</text:p>
          </table:table-cell>
          <table:table-cell office:value-type="float" office:value="31936" calcext:value-type="float">
            <text:p>31936</text:p>
          </table:table-cell>
          <table:table-cell table:style-name="ce131" office:value-type="float" office:value="-328" calcext:value-type="float">
            <text:p>-328</text:p>
          </table:table-cell>
          <table:table-cell office:value-type="float" office:value="1019" calcext:value-type="float">
            <text:p>1019</text:p>
          </table:table-cell>
          <table:table-cell office:value-type="float" office:value="66" calcext:value-type="float">
            <text:p>66</text:p>
          </table:table-cell>
          <table:table-cell table:style-name="ce131" office:value-type="float" office:value="-4223" calcext:value-type="float">
            <text:p>-4223</text:p>
          </table:table-cell>
          <table:table-cell table:style-name="ce131" office:value-type="float" office:value="-17.75" calcext:value-type="float">
            <text:p>-17.75</text:p>
          </table:table-cell>
          <table:table-cell office:value-type="float" office:value="739.85" calcext:value-type="float">
            <text:p>739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05" calcext:value-type="date">
            <text:p>05/03/21</text:p>
          </table:table-cell>
          <table:table-cell office:value-type="float" office:value="0.57" calcext:value-type="float">
            <text:p>0.57</text:p>
          </table:table-cell>
          <table:table-cell office:value-type="float" office:value="31570" calcext:value-type="float">
            <text:p>31570</text:p>
          </table:table-cell>
          <table:table-cell table:style-name="ce131" office:value-type="float" office:value="-366" calcext:value-type="float">
            <text:p>-366</text:p>
          </table:table-cell>
          <table:table-cell office:value-type="float" office:value="1150" calcext:value-type="float">
            <text:p>1150</text:p>
          </table:table-cell>
          <table:table-cell office:value-type="float" office:value="100" calcext:value-type="float">
            <text:p>100</text:p>
          </table:table-cell>
          <table:table-cell table:style-name="ce131" office:value-type="float" office:value="-5273" calcext:value-type="float">
            <text:p>-5273</text:p>
          </table:table-cell>
          <table:table-cell table:style-name="ce131" office:value-type="float" office:value="-7.35" calcext:value-type="float">
            <text:p>-7.35</text:p>
          </table:table-cell>
          <table:table-cell office:value-type="float" office:value="732.5" calcext:value-type="float">
            <text:p>732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08" calcext:value-type="date">
            <text:p>08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30771" calcext:value-type="float">
            <text:p>30771</text:p>
          </table:table-cell>
          <table:table-cell table:style-name="ce131" office:value-type="float" office:value="-799" calcext:value-type="float">
            <text:p>-799</text:p>
          </table:table-cell>
          <table:table-cell office:value-type="float" office:value="-362" calcext:value-type="float">
            <text:p>-362</text:p>
          </table:table-cell>
          <table:table-cell office:value-type="float" office:value="13" calcext:value-type="float">
            <text:p>13</text:p>
          </table:table-cell>
          <table:table-cell table:style-name="ce131" office:value-type="float" office:value="-4898" calcext:value-type="float">
            <text:p>-4898</text:p>
          </table:table-cell>
          <table:table-cell table:style-name="ce131" office:value-type="float" office:value="11.95" calcext:value-type="float">
            <text:p>11.95</text:p>
          </table:table-cell>
          <table:table-cell office:value-type="float" office:value="744.45" calcext:value-type="float">
            <text:p>744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09" calcext:value-type="date">
            <text:p>09/03/21</text:p>
          </table:table-cell>
          <table:table-cell office:value-type="float" office:value="0.58" calcext:value-type="float">
            <text:p>0.58</text:p>
          </table:table-cell>
          <table:table-cell office:value-type="float" office:value="30332" calcext:value-type="float">
            <text:p>30332</text:p>
          </table:table-cell>
          <table:table-cell table:style-name="ce131" office:value-type="float" office:value="-439" calcext:value-type="float">
            <text:p>-439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131" office:value-type="float" office:value="-5006" calcext:value-type="float">
            <text:p>-5006</text:p>
          </table:table-cell>
          <table:table-cell table:style-name="ce131" office:value-type="float" office:value="5" calcext:value-type="float">
            <text:p>5</text:p>
          </table:table-cell>
          <table:table-cell office:value-type="float" office:value="749.45" calcext:value-type="float">
            <text:p>749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10" calcext:value-type="date">
            <text:p>10/03/21</text:p>
          </table:table-cell>
          <table:table-cell office:value-type="float" office:value="0.68" calcext:value-type="float">
            <text:p>0.68</text:p>
          </table:table-cell>
          <table:table-cell office:value-type="float" office:value="30321" calcext:value-type="float">
            <text:p>30321</text:p>
          </table:table-cell>
          <table:table-cell table:style-name="ce131" office:value-type="float" office:value="-11" calcext:value-type="float">
            <text:p>-11</text:p>
          </table:table-cell>
          <table:table-cell office:value-type="float" office:value="-344" calcext:value-type="float">
            <text:p>-344</text:p>
          </table:table-cell>
          <table:table-cell office:value-type="float" office:value="916" calcext:value-type="float">
            <text:p>916</text:p>
          </table:table-cell>
          <table:table-cell table:style-name="ce131" office:value-type="float" office:value="-3746" calcext:value-type="float">
            <text:p>-3746</text:p>
          </table:table-cell>
          <table:table-cell table:style-name="ce131" office:value-type="float" office:value="12.8" calcext:value-type="float">
            <text:p>12.8</text:p>
          </table:table-cell>
          <table:table-cell office:value-type="float" office:value="762.25" calcext:value-type="float">
            <text:p>762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12" calcext:value-type="date">
            <text:p>12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29681" calcext:value-type="float">
            <text:p>29681</text:p>
          </table:table-cell>
          <table:table-cell table:style-name="ce131" office:value-type="float" office:value="-640" calcext:value-type="float">
            <text:p>-640</text:p>
          </table:table-cell>
          <table:table-cell office:value-type="float" office:value="769" calcext:value-type="float">
            <text:p>769</text:p>
          </table:table-cell>
          <table:table-cell office:value-type="float" office:value="-611" calcext:value-type="float">
            <text:p>-611</text:p>
          </table:table-cell>
          <table:table-cell table:style-name="ce131" office:value-type="float" office:value="-5126" calcext:value-type="float">
            <text:p>-5126</text:p>
          </table:table-cell>
          <table:table-cell table:style-name="ce131" office:value-type="float" office:value="-10.75" calcext:value-type="float">
            <text:p>-10.75</text:p>
          </table:table-cell>
          <table:table-cell office:value-type="float" office:value="751.5" calcext:value-type="float">
            <text:p>751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15" calcext:value-type="date">
            <text:p>15/03/21</text:p>
          </table:table-cell>
          <table:table-cell office:value-type="float" office:value="0.57" calcext:value-type="float">
            <text:p>0.57</text:p>
          </table:table-cell>
          <table:table-cell office:value-type="float" office:value="29533" calcext:value-type="float">
            <text:p>29533</text:p>
          </table:table-cell>
          <table:table-cell table:style-name="ce131" office:value-type="float" office:value="-148" calcext:value-type="float">
            <text:p>-148</text:p>
          </table:table-cell>
          <table:table-cell office:value-type="float" office:value="90" calcext:value-type="float">
            <text:p>90</text:p>
          </table:table-cell>
          <table:table-cell office:value-type="float" office:value="-219" calcext:value-type="float">
            <text:p>-219</text:p>
          </table:table-cell>
          <table:table-cell table:style-name="ce131" office:value-type="float" office:value="-5435" calcext:value-type="float">
            <text:p>-5435</text:p>
          </table:table-cell>
          <table:table-cell table:style-name="ce131" office:value-type="float" office:value="-5.7" calcext:value-type="float">
            <text:p>-5.7</text:p>
          </table:table-cell>
          <table:table-cell office:value-type="float" office:value="745.8" calcext:value-type="float">
            <text:p>745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16" calcext:value-type="date">
            <text:p>16/03/21</text:p>
          </table:table-cell>
          <table:table-cell office:value-type="float" office:value="0.55" calcext:value-type="float">
            <text:p>0.55</text:p>
          </table:table-cell>
          <table:table-cell office:value-type="float" office:value="29407" calcext:value-type="float">
            <text:p>29407</text:p>
          </table:table-cell>
          <table:table-cell table:style-name="ce131" office:value-type="float" office:value="-126" calcext:value-type="float">
            <text:p>-126</text:p>
          </table:table-cell>
          <table:table-cell office:value-type="float" office:value="168" calcext:value-type="float">
            <text:p>168</text:p>
          </table:table-cell>
          <table:table-cell office:value-type="float" office:value="-154" calcext:value-type="float">
            <text:p>-154</text:p>
          </table:table-cell>
          <table:table-cell table:style-name="ce131" office:value-type="float" office:value="-5757" calcext:value-type="float">
            <text:p>-5757</text:p>
          </table:table-cell>
          <table:table-cell table:style-name="ce131" office:value-type="float" office:value="-6" calcext:value-type="float">
            <text:p>-6</text:p>
          </table:table-cell>
          <table:table-cell office:value-type="float" office:value="739.8" calcext:value-type="float">
            <text:p>739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17" calcext:value-type="date">
            <text:p>17/03/21</text:p>
          </table:table-cell>
          <table:table-cell office:value-type="float" office:value="0.54" calcext:value-type="float">
            <text:p>0.54</text:p>
          </table:table-cell>
          <table:table-cell office:value-type="float" office:value="29319" calcext:value-type="float">
            <text:p>29319</text:p>
          </table:table-cell>
          <table:table-cell table:style-name="ce131" office:value-type="float" office:value="-88" calcext:value-type="float">
            <text:p>-88</text:p>
          </table:table-cell>
          <table:table-cell office:value-type="float" office:value="-305" calcext:value-type="float">
            <text:p>-305</text:p>
          </table:table-cell>
          <table:table-cell office:value-type="float" office:value="-304" calcext:value-type="float">
            <text:p>-304</text:p>
          </table:table-cell>
          <table:table-cell table:style-name="ce131" office:value-type="float" office:value="-5756" calcext:value-type="float">
            <text:p>-5756</text:p>
          </table:table-cell>
          <table:table-cell table:style-name="ce131" office:value-type="float" office:value="-8.95" calcext:value-type="float">
            <text:p>-8.95</text:p>
          </table:table-cell>
          <table:table-cell office:value-type="float" office:value="730.85" calcext:value-type="float">
            <text:p>730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18" calcext:value-type="date">
            <text:p>18/03/21</text:p>
          </table:table-cell>
          <table:table-cell office:value-type="float" office:value="0.48" calcext:value-type="float">
            <text:p>0.48</text:p>
          </table:table-cell>
          <table:table-cell office:value-type="float" office:value="28663" calcext:value-type="float">
            <text:p>28663</text:p>
          </table:table-cell>
          <table:table-cell table:style-name="ce131" office:value-type="float" office:value="-656" calcext:value-type="float">
            <text:p>-656</text:p>
          </table:table-cell>
          <table:table-cell office:value-type="float" office:value="-303" calcext:value-type="float">
            <text:p>-303</text:p>
          </table:table-cell>
          <table:table-cell office:value-type="float" office:value="-845" calcext:value-type="float">
            <text:p>-845</text:p>
          </table:table-cell>
          <table:table-cell table:style-name="ce131" office:value-type="float" office:value="-6298" calcext:value-type="float">
            <text:p>-6298</text:p>
          </table:table-cell>
          <table:table-cell table:style-name="ce131" office:value-type="float" office:value="-10.7" calcext:value-type="float">
            <text:p>-10.7</text:p>
          </table:table-cell>
          <table:table-cell office:value-type="float" office:value="720.15" calcext:value-type="float">
            <text:p>720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19" calcext:value-type="date">
            <text:p>19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29321" calcext:value-type="float">
            <text:p>29321</text:p>
          </table:table-cell>
          <table:table-cell table:style-name="ce131" office:value-type="float" office:value="658" calcext:value-type="float">
            <text:p>658</text:p>
          </table:table-cell>
          <table:table-cell office:value-type="float" office:value="-721" calcext:value-type="float">
            <text:p>-721</text:p>
          </table:table-cell>
          <table:table-cell office:value-type="float" office:value="-645" calcext:value-type="float">
            <text:p>-645</text:p>
          </table:table-cell>
          <table:table-cell table:style-name="ce131" office:value-type="float" office:value="-6222" calcext:value-type="float">
            <text:p>-6222</text:p>
          </table:table-cell>
          <table:table-cell table:style-name="ce131" office:value-type="float" office:value="6.3" calcext:value-type="float">
            <text:p>6.3</text:p>
          </table:table-cell>
          <table:table-cell office:value-type="float" office:value="726.45" calcext:value-type="float">
            <text:p>726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22" calcext:value-type="date">
            <text:p>22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29103" calcext:value-type="float">
            <text:p>29103</text:p>
          </table:table-cell>
          <table:table-cell table:style-name="ce131" office:value-type="float" office:value="-218" calcext:value-type="float">
            <text:p>-218</text:p>
          </table:table-cell>
          <table:table-cell office:value-type="float" office:value="180" calcext:value-type="float">
            <text:p>180</text:p>
          </table:table-cell>
          <table:table-cell office:value-type="float" office:value="-257" calcext:value-type="float">
            <text:p>-257</text:p>
          </table:table-cell>
          <table:table-cell table:style-name="ce131" office:value-type="float" office:value="-6659" calcext:value-type="float">
            <text:p>-6659</text:p>
          </table:table-cell>
          <table:table-cell table:style-name="ce131" office:value-type="float" office:value="-8.25" calcext:value-type="float">
            <text:p>-8.25</text:p>
          </table:table-cell>
          <table:table-cell office:value-type="float" office:value="718.2" calcext:value-type="float">
            <text:p>718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23" calcext:value-type="date">
            <text:p>23/03/21</text:p>
          </table:table-cell>
          <table:table-cell office:value-type="float" office:value="0.53" calcext:value-type="float">
            <text:p>0.53</text:p>
          </table:table-cell>
          <table:table-cell office:value-type="float" office:value="28599" calcext:value-type="float">
            <text:p>28599</text:p>
          </table:table-cell>
          <table:table-cell table:style-name="ce131" office:value-type="float" office:value="-504" calcext:value-type="float">
            <text:p>-504</text:p>
          </table:table-cell>
          <table:table-cell office:value-type="float" office:value="-1922" calcext:value-type="float">
            <text:p>-1922</text:p>
          </table:table-cell>
          <table:table-cell office:value-type="float" office:value="206" calcext:value-type="float">
            <text:p>206</text:p>
          </table:table-cell>
          <table:table-cell table:style-name="ce131" office:value-type="float" office:value="-4531" calcext:value-type="float">
            <text:p>-4531</text:p>
          </table:table-cell>
          <table:table-cell table:style-name="ce131" office:value-type="float" office:value="13.3" calcext:value-type="float">
            <text:p>13.3</text:p>
          </table:table-cell>
          <table:table-cell office:value-type="float" office:value="731.5" calcext:value-type="float">
            <text:p>731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24" calcext:value-type="date">
            <text:p>24/03/21</text:p>
          </table:table-cell>
          <table:table-cell office:value-type="float" office:value="0.4" calcext:value-type="float">
            <text:p>0.4</text:p>
          </table:table-cell>
          <table:table-cell office:value-type="float" office:value="28577" calcext:value-type="float">
            <text:p>28577</text:p>
          </table:table-cell>
          <table:table-cell table:style-name="ce131" office:value-type="float" office:value="-22" calcext:value-type="float">
            <text:p>-22</text:p>
          </table:table-cell>
          <table:table-cell office:value-type="float" office:value="-1185" calcext:value-type="float">
            <text:p>-1185</text:p>
          </table:table-cell>
          <table:table-cell office:value-type="float" office:value="-1695" calcext:value-type="float">
            <text:p>-1695</text:p>
          </table:table-cell>
          <table:table-cell table:style-name="ce131" office:value-type="float" office:value="-5041" calcext:value-type="float">
            <text:p>-5041</text:p>
          </table:table-cell>
          <table:table-cell table:style-name="ce131" office:value-type="float" office:value="-23.05" calcext:value-type="float">
            <text:p>-23.05</text:p>
          </table:table-cell>
          <table:table-cell office:value-type="float" office:value="708.45" calcext:value-type="float">
            <text:p>708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25" calcext:value-type="date">
            <text:p>25/03/21</text:p>
          </table:table-cell>
          <table:table-cell office:value-type="float" office:value="0.32" calcext:value-type="float">
            <text:p>0.32</text:p>
          </table:table-cell>
          <table:table-cell office:value-type="float" office:value="29274" calcext:value-type="float">
            <text:p>29274</text:p>
          </table:table-cell>
          <table:table-cell table:style-name="ce131" office:value-type="float" office:value="697" calcext:value-type="float">
            <text:p>697</text:p>
          </table:table-cell>
          <table:table-cell office:value-type="float" office:value="-1769" calcext:value-type="float">
            <text:p>-1769</text:p>
          </table:table-cell>
          <table:table-cell office:value-type="float" office:value="-1288" calcext:value-type="float">
            <text:p>-1288</text:p>
          </table:table-cell>
          <table:table-cell table:style-name="ce131" office:value-type="float" office:value="-4560" calcext:value-type="float">
            <text:p>-4560</text:p>
          </table:table-cell>
          <table:table-cell table:style-name="ce131" office:value-type="float" office:value="-13.75" calcext:value-type="float">
            <text:p>-13.75</text:p>
          </table:table-cell>
          <table:table-cell office:value-type="float" office:value="694.7" calcext:value-type="float">
            <text:p>694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26" calcext:value-type="date">
            <text:p>26/03/21</text:p>
          </table:table-cell>
          <table:table-cell office:value-type="float" office:value="0.87" calcext:value-type="float">
            <text:p>0.87</text:p>
          </table:table-cell>
          <table:table-cell office:value-type="float" office:value="29306" calcext:value-type="float">
            <text:p>29306</text:p>
          </table:table-cell>
          <table:table-cell table:style-name="ce131"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712" calcext:value-type="float">
            <text:p>712</text:p>
          </table:table-cell>
          <table:table-cell table:style-name="ce131" office:value-type="float" office:value="-727" calcext:value-type="float">
            <text:p>-727</text:p>
          </table:table-cell>
          <table:table-cell table:style-name="ce131" office:value-type="float" office:value="8.8" calcext:value-type="float">
            <text:p>8.8</text:p>
          </table:table-cell>
          <table:table-cell office:value-type="float" office:value="703.5" calcext:value-type="float">
            <text:p>703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30" calcext:value-type="date">
            <text:p>30/03/21</text:p>
          </table:table-cell>
          <table:table-cell office:value-type="float" office:value="0.8" calcext:value-type="float">
            <text:p>0.8</text:p>
          </table:table-cell>
          <table:table-cell office:value-type="float" office:value="35166" calcext:value-type="float">
            <text:p>35166</text:p>
          </table:table-cell>
          <table:table-cell table:style-name="ce131" office:value-type="float" office:value="5860" calcext:value-type="float">
            <text:p>5860</text:p>
          </table:table-cell>
          <table:table-cell office:value-type="float" office:value="1273" calcext:value-type="float">
            <text:p>1273</text:p>
          </table:table-cell>
          <table:table-cell office:value-type="float" office:value="570" calcext:value-type="float">
            <text:p>570</text:p>
          </table:table-cell>
          <table:table-cell table:style-name="ce131" office:value-type="float" office:value="-1430" calcext:value-type="float">
            <text:p>-1430</text:p>
          </table:table-cell>
          <table:table-cell table:style-name="ce131" office:value-type="float" office:value="-2.75" calcext:value-type="float">
            <text:p>-2.75</text:p>
          </table:table-cell>
          <table:table-cell office:value-type="float" office:value="700.75" calcext:value-type="float">
            <text:p>700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3-31" calcext:value-type="date">
            <text:p>31/03/21</text:p>
          </table:table-cell>
          <table:table-cell office:value-type="float" office:value="0.81" calcext:value-type="float">
            <text:p>0.81</text:p>
          </table:table-cell>
          <table:table-cell office:value-type="float" office:value="35326" calcext:value-type="float">
            <text:p>35326</text:p>
          </table:table-cell>
          <table:table-cell table:style-name="ce131" office:value-type="float" office:value="160" calcext:value-type="float">
            <text:p>160</text:p>
          </table:table-cell>
          <table:table-cell office:value-type="float" office:value="501" calcext:value-type="float">
            <text:p>501</text:p>
          </table:table-cell>
          <table:table-cell office:value-type="float" office:value="485" calcext:value-type="float">
            <text:p>485</text:p>
          </table:table-cell>
          <table:table-cell table:style-name="ce131" office:value-type="float" office:value="-1446" calcext:value-type="float">
            <text:p>-1446</text:p>
          </table:table-cell>
          <table:table-cell table:style-name="ce131" office:value-type="float" office:value="0.6" calcext:value-type="float">
            <text:p>0.6</text:p>
          </table:table-cell>
          <table:table-cell office:value-type="float" office:value="701.35" calcext:value-type="float">
            <text:p>701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01" calcext:value-type="date">
            <text:p>01/04/21</text:p>
          </table:table-cell>
          <table:table-cell office:value-type="float" office:value="0.76" calcext:value-type="float">
            <text:p>0.76</text:p>
          </table:table-cell>
          <table:table-cell office:value-type="float" office:value="35376" calcext:value-type="float">
            <text:p>35376</text:p>
          </table:table-cell>
          <table:table-cell table:style-name="ce131" office:value-type="float" office:value="50" calcext:value-type="float">
            <text:p>50</text:p>
          </table:table-cell>
          <table:table-cell office:value-type="float" office:value="714" calcext:value-type="float">
            <text:p>714</text:p>
          </table:table-cell>
          <table:table-cell office:value-type="float" office:value="184" calcext:value-type="float">
            <text:p>184</text:p>
          </table:table-cell>
          <table:table-cell table:style-name="ce131" office:value-type="float" office:value="-1976" calcext:value-type="float">
            <text:p>-1976</text:p>
          </table:table-cell>
          <table:table-cell table:style-name="ce131" office:value-type="float" office:value="17.35" calcext:value-type="float">
            <text:p>17.35</text:p>
          </table:table-cell>
          <table:table-cell office:value-type="float" office:value="718.7" calcext:value-type="float">
            <text:p>718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05" calcext:value-type="date">
            <text:p>05/04/21</text:p>
          </table:table-cell>
          <table:table-cell office:value-type="float" office:value="0.7" calcext:value-type="float">
            <text:p>0.7</text:p>
          </table:table-cell>
          <table:table-cell office:value-type="float" office:value="36181" calcext:value-type="float">
            <text:p>36181</text:p>
          </table:table-cell>
          <table:table-cell table:style-name="ce131" office:value-type="float" office:value="805" calcext:value-type="float">
            <text:p>805</text:p>
          </table:table-cell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table:style-name="ce131" office:value-type="float" office:value="-2758" calcext:value-type="float">
            <text:p>-2758</text:p>
          </table:table-cell>
          <table:table-cell table:style-name="ce131" office:value-type="float" office:value="-30.35" calcext:value-type="float">
            <text:p>-30.35</text:p>
          </table:table-cell>
          <table:table-cell office:value-type="float" office:value="688.35" calcext:value-type="float">
            <text:p>688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06" calcext:value-type="date">
            <text:p>06/04/21</text:p>
          </table:table-cell>
          <table:table-cell office:value-type="float" office:value="0.66" calcext:value-type="float">
            <text:p>0.66</text:p>
          </table:table-cell>
          <table:table-cell office:value-type="float" office:value="36167" calcext:value-type="float">
            <text:p>36167</text:p>
          </table:table-cell>
          <table:table-cell table:style-name="ce131" office:value-type="float" office:value="-14" calcext:value-type="float">
            <text:p>-14</text:p>
          </table:table-cell>
          <table:table-cell office:value-type="float" office:value="894" calcext:value-type="float">
            <text:p>894</text:p>
          </table:table-cell>
          <table:table-cell office:value-type="float" office:value="264" calcext:value-type="float">
            <text:p>264</text:p>
          </table:table-cell>
          <table:table-cell table:style-name="ce131" office:value-type="float" office:value="-3388" calcext:value-type="float">
            <text:p>-3388</text:p>
          </table:table-cell>
          <table:table-cell table:style-name="ce131" office:value-type="float" office:value="-6.05" calcext:value-type="float">
            <text:p>-6.05</text:p>
          </table:table-cell>
          <table:table-cell office:value-type="float" office:value="682.3" calcext:value-type="float">
            <text:p>682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07" calcext:value-type="date">
            <text:p>07/04/21</text:p>
          </table:table-cell>
          <table:table-cell office:value-type="float" office:value="0.69" calcext:value-type="float">
            <text:p>0.69</text:p>
          </table:table-cell>
          <table:table-cell office:value-type="float" office:value="35394" calcext:value-type="float">
            <text:p>35394</text:p>
          </table:table-cell>
          <table:table-cell table:style-name="ce131" office:value-type="float" office:value="-773" calcext:value-type="float">
            <text:p>-773</text:p>
          </table:table-cell>
          <table:table-cell office:value-type="float" office:value="87" calcext:value-type="float">
            <text:p>87</text:p>
          </table:table-cell>
          <table:table-cell office:value-type="float" office:value="412" calcext:value-type="float">
            <text:p>412</text:p>
          </table:table-cell>
          <table:table-cell table:style-name="ce131" office:value-type="float" office:value="-3063" calcext:value-type="float">
            <text:p>-3063</text:p>
          </table:table-cell>
          <table:table-cell table:style-name="ce131" office:value-type="float" office:value="9.6" calcext:value-type="float">
            <text:p>9.6</text:p>
          </table:table-cell>
          <table:table-cell office:value-type="float" office:value="691.9" calcext:value-type="float">
            <text:p>691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08" calcext:value-type="date">
            <text:p>08/04/21</text:p>
          </table:table-cell>
          <table:table-cell office:value-type="float" office:value="0.66" calcext:value-type="float">
            <text:p>0.66</text:p>
          </table:table-cell>
          <table:table-cell office:value-type="float" office:value="35204" calcext:value-type="float">
            <text:p>35204</text:p>
          </table:table-cell>
          <table:table-cell table:style-name="ce131" office:value-type="float" office:value="-190" calcext:value-type="float">
            <text:p>-190</text:p>
          </table:table-cell>
          <table:table-cell office:value-type="float" office:value="487" calcext:value-type="float">
            <text:p>487</text:p>
          </table:table-cell>
          <table:table-cell office:value-type="float" office:value="-14" calcext:value-type="float">
            <text:p>-14</text:p>
          </table:table-cell>
          <table:table-cell table:style-name="ce131" office:value-type="float" office:value="-3564" calcext:value-type="float">
            <text:p>-3564</text:p>
          </table:table-cell>
          <table:table-cell table:style-name="ce131" office:value-type="float" office:value="-7.6" calcext:value-type="float">
            <text:p>-7.6</text:p>
          </table:table-cell>
          <table:table-cell office:value-type="float" office:value="684.3" calcext:value-type="float">
            <text:p>684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09" calcext:value-type="date">
            <text:p>09/04/21</text:p>
          </table:table-cell>
          <table:table-cell office:value-type="float" office:value="0.53" calcext:value-type="float">
            <text:p>0.53</text:p>
          </table:table-cell>
          <table:table-cell office:value-type="float" office:value="35651" calcext:value-type="float">
            <text:p>35651</text:p>
          </table:table-cell>
          <table:table-cell table:style-name="ce131" office:value-type="float" office:value="447" calcext:value-type="float">
            <text:p>447</text:p>
          </table:table-cell>
          <table:table-cell office:value-type="float" office:value="1438" calcext:value-type="float">
            <text:p>1438</text:p>
          </table:table-cell>
          <table:table-cell office:value-type="float" office:value="-618" calcext:value-type="float">
            <text:p>-618</text:p>
          </table:table-cell>
          <table:table-cell table:style-name="ce131" office:value-type="float" office:value="-5620" calcext:value-type="float">
            <text:p>-5620</text:p>
          </table:table-cell>
          <table:table-cell table:style-name="ce131" office:value-type="float" office:value="-11.95" calcext:value-type="float">
            <text:p>-11.95</text:p>
          </table:table-cell>
          <table:table-cell office:value-type="float" office:value="672.35" calcext:value-type="float">
            <text:p>672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12" calcext:value-type="date">
            <text:p>12/04/21</text:p>
          </table:table-cell>
          <table:table-cell office:value-type="float" office:value="0.52" calcext:value-type="float">
            <text:p>0.52</text:p>
          </table:table-cell>
          <table:table-cell office:value-type="float" office:value="35132" calcext:value-type="float">
            <text:p>35132</text:p>
          </table:table-cell>
          <table:table-cell table:style-name="ce131" office:value-type="float" office:value="-519" calcext:value-type="float">
            <text:p>-519</text:p>
          </table:table-cell>
          <table:table-cell office:value-type="float" office:value="1310" calcext:value-type="float">
            <text:p>1310</text:p>
          </table:table-cell>
          <table:table-cell office:value-type="float" office:value="540" calcext:value-type="float">
            <text:p>540</text:p>
          </table:table-cell>
          <table:table-cell table:style-name="ce131" office:value-type="float" office:value="-6390" calcext:value-type="float">
            <text:p>-6390</text:p>
          </table:table-cell>
          <table:table-cell table:style-name="ce131" office:value-type="float" office:value="-35" calcext:value-type="float">
            <text:p>-35</text:p>
          </table:table-cell>
          <table:table-cell office:value-type="float" office:value="637.35" calcext:value-type="float">
            <text:p>637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13" calcext:value-type="date">
            <text:p>13/04/21</text:p>
          </table:table-cell>
          <table:table-cell office:value-type="float" office:value="0.6" calcext:value-type="float">
            <text:p>0.6</text:p>
          </table:table-cell>
          <table:table-cell office:value-type="float" office:value="34321" calcext:value-type="float">
            <text:p>34321</text:p>
          </table:table-cell>
          <table:table-cell table:style-name="ce131" office:value-type="float" office:value="-811" calcext:value-type="float">
            <text:p>-811</text:p>
          </table:table-cell>
          <table:table-cell office:value-type="float" office:value="-1211" calcext:value-type="float">
            <text:p>-1211</text:p>
          </table:table-cell>
          <table:table-cell office:value-type="float" office:value="355" calcext:value-type="float">
            <text:p>355</text:p>
          </table:table-cell>
          <table:table-cell table:style-name="ce131" office:value-type="float" office:value="-4824" calcext:value-type="float">
            <text:p>-4824</text:p>
          </table:table-cell>
          <table:table-cell table:style-name="ce131" office:value-type="float" office:value="24.3" calcext:value-type="float">
            <text:p>24.3</text:p>
          </table:table-cell>
          <table:table-cell office:value-type="float" office:value="661.65" calcext:value-type="float">
            <text:p>661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15" calcext:value-type="date">
            <text:p>15/04/21</text:p>
          </table:table-cell>
          <table:table-cell office:value-type="float" office:value="0.66" calcext:value-type="float">
            <text:p>0.66</text:p>
          </table:table-cell>
          <table:table-cell office:value-type="float" office:value="34052" calcext:value-type="float">
            <text:p>34052</text:p>
          </table:table-cell>
          <table:table-cell table:style-name="ce131" office:value-type="float" office:value="-269" calcext:value-type="float">
            <text:p>-269</text:p>
          </table:table-cell>
          <table:table-cell office:value-type="float" office:value="-752" calcext:value-type="float">
            <text:p>-752</text:p>
          </table:table-cell>
          <table:table-cell office:value-type="float" office:value="210" calcext:value-type="float">
            <text:p>210</text:p>
          </table:table-cell>
          <table:table-cell table:style-name="ce131" office:value-type="float" office:value="-3862" calcext:value-type="float">
            <text:p>-3862</text:p>
          </table:table-cell>
          <table:table-cell table:style-name="ce131" office:value-type="float" office:value="8.25" calcext:value-type="float">
            <text:p>8.25</text:p>
          </table:table-cell>
          <table:table-cell office:value-type="float" office:value="669.9" calcext:value-type="float">
            <text:p>669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16" calcext:value-type="date">
            <text:p>16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33684" calcext:value-type="float">
            <text:p>33684</text:p>
          </table:table-cell>
          <table:table-cell table:style-name="ce131" office:value-type="float" office:value="-368" calcext:value-type="float">
            <text:p>-368</text:p>
          </table:table-cell>
          <table:table-cell office:value-type="float" office:value="78" calcext:value-type="float">
            <text:p>78</text:p>
          </table:table-cell>
          <table:table-cell office:value-type="float" office:value="-90" calcext:value-type="float">
            <text:p>-90</text:p>
          </table:table-cell>
          <table:table-cell table:style-name="ce131" office:value-type="float" office:value="-4030" calcext:value-type="float">
            <text:p>-4030</text:p>
          </table:table-cell>
          <table:table-cell table:style-name="ce131" office:value-type="float" office:value="0.25" calcext:value-type="float">
            <text:p>0.25</text:p>
          </table:table-cell>
          <table:table-cell office:value-type="float" office:value="670.15" calcext:value-type="float">
            <text:p>670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19" calcext:value-type="date">
            <text:p>19/04/21</text:p>
          </table:table-cell>
          <table:table-cell office:value-type="float" office:value="0.57" calcext:value-type="float">
            <text:p>0.57</text:p>
          </table:table-cell>
          <table:table-cell office:value-type="float" office:value="33126" calcext:value-type="float">
            <text:p>33126</text:p>
          </table:table-cell>
          <table:table-cell table:style-name="ce131" office:value-type="float" office:value="-558" calcext:value-type="float">
            <text:p>-558</text:p>
          </table:table-cell>
          <table:table-cell office:value-type="float" office:value="868" calcext:value-type="float">
            <text:p>868</text:p>
          </table:table-cell>
          <table:table-cell office:value-type="float" office:value="-345" calcext:value-type="float">
            <text:p>-345</text:p>
          </table:table-cell>
          <table:table-cell table:style-name="ce131" office:value-type="float" office:value="-5243" calcext:value-type="float">
            <text:p>-5243</text:p>
          </table:table-cell>
          <table:table-cell table:style-name="ce131" office:value-type="float" office:value="-21.55" calcext:value-type="float">
            <text:p>-21.55</text:p>
          </table:table-cell>
          <table:table-cell office:value-type="float" office:value="648.6" calcext:value-type="float">
            <text:p>648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20" calcext:value-type="date">
            <text:p>20/04/21</text:p>
          </table:table-cell>
          <table:table-cell office:value-type="float" office:value="0.6" calcext:value-type="float">
            <text:p>0.6</text:p>
          </table:table-cell>
          <table:table-cell office:value-type="float" office:value="32774" calcext:value-type="float">
            <text:p>32774</text:p>
          </table:table-cell>
          <table:table-cell table:style-name="ce131" office:value-type="float" office:value="-352" calcext:value-type="float">
            <text:p>-352</text:p>
          </table:table-cell>
          <table:table-cell office:value-type="float" office:value="-301" calcext:value-type="float">
            <text:p>-301</text:p>
          </table:table-cell>
          <table:table-cell office:value-type="float" office:value="104" calcext:value-type="float">
            <text:p>104</text:p>
          </table:table-cell>
          <table:table-cell table:style-name="ce131" office:value-type="float" office:value="-4838" calcext:value-type="float">
            <text:p>-4838</text:p>
          </table:table-cell>
          <table:table-cell table:style-name="ce131" office:value-type="float" office:value="3.1" calcext:value-type="float">
            <text:p>3.1</text:p>
          </table:table-cell>
          <table:table-cell office:value-type="float" office:value="651.7" calcext:value-type="float">
            <text:p>651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22" calcext:value-type="date">
            <text:p>22/04/21</text:p>
          </table:table-cell>
          <table:table-cell office:value-type="float" office:value="0.64" calcext:value-type="float">
            <text:p>0.64</text:p>
          </table:table-cell>
          <table:table-cell office:value-type="float" office:value="33612" calcext:value-type="float">
            <text:p>33612</text:p>
          </table:table-cell>
          <table:table-cell table:style-name="ce131" office:value-type="float" office:value="838" calcext:value-type="float">
            <text:p>838</text:p>
          </table:table-cell>
          <table:table-cell office:value-type="float" office:value="-280" calcext:value-type="float">
            <text:p>-280</text:p>
          </table:table-cell>
          <table:table-cell office:value-type="float" office:value="362" calcext:value-type="float">
            <text:p>362</text:p>
          </table:table-cell>
          <table:table-cell table:style-name="ce131" office:value-type="float" office:value="-4196" calcext:value-type="float">
            <text:p>-4196</text:p>
          </table:table-cell>
          <table:table-cell table:style-name="ce131" office:value-type="float" office:value="7.75" calcext:value-type="float">
            <text:p>7.75</text:p>
          </table:table-cell>
          <table:table-cell office:value-type="float" office:value="659.45" calcext:value-type="float">
            <text:p>659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23" calcext:value-type="date">
            <text:p>23/04/21</text:p>
          </table:table-cell>
          <table:table-cell office:value-type="float" office:value="0.73" calcext:value-type="float">
            <text:p>0.73</text:p>
          </table:table-cell>
          <table:table-cell office:value-type="float" office:value="33138" calcext:value-type="float">
            <text:p>33138</text:p>
          </table:table-cell>
          <table:table-cell table:style-name="ce131" office:value-type="float" office:value="-474" calcext:value-type="float">
            <text:p>-474</text:p>
          </table:table-cell>
          <table:table-cell office:value-type="float" office:value="-792" calcext:value-type="float">
            <text:p>-792</text:p>
          </table:table-cell>
          <table:table-cell office:value-type="float" office:value="415" calcext:value-type="float">
            <text:p>415</text:p>
          </table:table-cell>
          <table:table-cell table:style-name="ce131" office:value-type="float" office:value="-2989" calcext:value-type="float">
            <text:p>-2989</text:p>
          </table:table-cell>
          <table:table-cell table:style-name="ce131" office:value-type="float" office:value="11.55" calcext:value-type="float">
            <text:p>11.55</text:p>
          </table:table-cell>
          <table:table-cell office:value-type="float" office:value="671" calcext:value-type="float">
            <text:p>67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XISBANK</text:p>
          </table:table-cell>
          <table:table-cell table:style-name="ce135" office:value-type="date" office:date-value="2021-04-26" calcext:value-type="date">
            <text:p>26/04/21</text:p>
          </table:table-cell>
          <table:table-cell office:value-type="float" office:value="0.81" calcext:value-type="float">
            <text:p>0.81</text:p>
          </table:table-cell>
          <table:table-cell office:value-type="float" office:value="34496" calcext:value-type="float">
            <text:p>34496</text:p>
          </table:table-cell>
          <table:table-cell table:style-name="ce131" office:value-type="float" office:value="1358" calcext:value-type="float">
            <text:p>1358</text:p>
          </table:table-cell>
          <table:table-cell office:value-type="float" office:value="-68" calcext:value-type="float">
            <text:p>-68</text:p>
          </table:table-cell>
          <table:table-cell office:value-type="float" office:value="911" calcext:value-type="float">
            <text:p>911</text:p>
          </table:table-cell>
          <table:table-cell table:style-name="ce131" office:value-type="float" office:value="-2010" calcext:value-type="float">
            <text:p>-2010</text:p>
          </table:table-cell>
          <table:table-cell table:style-name="ce131" office:value-type="float" office:value="29.7" calcext:value-type="float">
            <text:p>29.7</text:p>
          </table:table-cell>
          <table:table-cell office:value-type="float" office:value="700.7" calcext:value-type="float">
            <text:p>700.7</text:p>
          </table:table-cell>
          <table:table-cell table:number-columns-repeated="54"/>
        </table:table-row>
        <table:table-row table:style-name="ro2" table:number-rows-repeated="429">
          <table:table-cell table:number-columns-repeated="4"/>
          <table:table-cell table:style-name="ce131"/>
          <table:table-cell table:number-columns-repeated="2"/>
          <table:table-cell table:style-name="ce131" table:number-columns-repeated="2"/>
          <table:table-cell table:number-columns-repeated="55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AXISBANK.E2:AXISBANK.E500 AXISBANK.I2:AXISBANK.I500 AXISBANK.H2:AXISBANK.H500">
            <calcext:condition calcext:apply-style-name="Good" calcext:value="&gt;0" calcext:base-cell-address="AXISBANK.E2"/>
            <calcext:condition calcext:apply-style-name="Bad" calcext:value="&lt;0" calcext:base-cell-address="AXISBANK.E2"/>
          </calcext:conditional-format>
        </calcext:conditional-formats>
      </table:table>
      <table:table table:name="SBIBANK" table:style-name="ta1">
        <table:table-column table:style-name="co4" table:default-cell-style-name="ce128"/>
        <table:table-column table:style-name="co65" table:default-cell-style-name="ce128"/>
        <table:table-column table:style-name="co4" table:number-columns-repeated="2" table:default-cell-style-name="ce128"/>
        <table:table-column table:style-name="co60" table:default-cell-style-name="ce128"/>
        <table:table-column table:style-name="co66" table:default-cell-style-name="ce128"/>
        <table:table-column table:style-name="co51" table:default-cell-style-name="ce128"/>
        <table:table-column table:style-name="co67" table:default-cell-style-name="ce128"/>
        <table:table-column table:style-name="co68" table:default-cell-style-name="ce128"/>
        <table:table-column table:style-name="co4" table:number-columns-repeated="55" table:default-cell-style-name="ce128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office:value-type="string" calcext:value-type="string">
            <text:p>DIFF_PUT_CALL</text:p>
          </table:table-cell>
          <table:table-cell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11" calcext:value-type="date">
            <text:p>11/01/21</text:p>
          </table:table-cell>
          <table:table-cell office:value-type="float" office:value="0.79" calcext:value-type="float">
            <text:p>0.79</text:p>
          </table:table-cell>
          <table:table-cell office:value-type="float" office:value="23742" calcext:value-type="float">
            <text:p>23742</text:p>
          </table:table-cell>
          <table:table-cell table:style-name="ce132" office:value-type="float" office:value="913" calcext:value-type="float">
            <text:p>913</text:p>
          </table:table-cell>
          <table:table-cell office:value-type="float" office:value="1319" calcext:value-type="float">
            <text:p>1319</text:p>
          </table:table-cell>
          <table:table-cell office:value-type="float" office:value="224" calcext:value-type="float">
            <text:p>224</text:p>
          </table:table-cell>
          <table:table-cell table:style-name="ce132" office:value-type="float" office:value="-3512" calcext:value-type="float">
            <text:p>-3512</text:p>
          </table:table-cell>
          <table:table-cell table:style-name="ce132" office:value-type="float" office:value="0" calcext:value-type="float">
            <text:p>0</text:p>
          </table:table-cell>
          <table:table-cell office:value-type="float" office:value="283.75" calcext:value-type="float">
            <text:p>283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12" calcext:value-type="date">
            <text:p>12/01/21</text:p>
          </table:table-cell>
          <table:table-cell office:value-type="float" office:value="0.87" calcext:value-type="float">
            <text:p>0.87</text:p>
          </table:table-cell>
          <table:table-cell office:value-type="float" office:value="25372" calcext:value-type="float">
            <text:p>25372</text:p>
          </table:table-cell>
          <table:table-cell table:style-name="ce132" office:value-type="float" office:value="1630" calcext:value-type="float">
            <text:p>1630</text:p>
          </table:table-cell>
          <table:table-cell office:value-type="float" office:value="-344" calcext:value-type="float">
            <text:p>-344</text:p>
          </table:table-cell>
          <table:table-cell office:value-type="float" office:value="1134" calcext:value-type="float">
            <text:p>1134</text:p>
          </table:table-cell>
          <table:table-cell table:style-name="ce132" office:value-type="float" office:value="-2034" calcext:value-type="float">
            <text:p>-2034</text:p>
          </table:table-cell>
          <table:table-cell table:style-name="ce132" office:value-type="float" office:value="10.25" calcext:value-type="float">
            <text:p>10.25</text:p>
          </table:table-cell>
          <table:table-cell office:value-type="float" office:value="294" calcext:value-type="float">
            <text:p>29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13" calcext:value-type="date">
            <text:p>13/01/21</text:p>
          </table:table-cell>
          <table:table-cell office:value-type="float" office:value="0.92" calcext:value-type="float">
            <text:p>0.92</text:p>
          </table:table-cell>
          <table:table-cell office:value-type="float" office:value="25096" calcext:value-type="float">
            <text:p>25096</text:p>
          </table:table-cell>
          <table:table-cell table:style-name="ce132" office:value-type="float" office:value="-276" calcext:value-type="float">
            <text:p>-276</text:p>
          </table:table-cell>
          <table:table-cell office:value-type="float" office:value="483" calcext:value-type="float">
            <text:p>483</text:p>
          </table:table-cell>
          <table:table-cell office:value-type="float" office:value="1278" calcext:value-type="float">
            <text:p>1278</text:p>
          </table:table-cell>
          <table:table-cell table:style-name="ce132" office:value-type="float" office:value="-1239" calcext:value-type="float">
            <text:p>-1239</text:p>
          </table:table-cell>
          <table:table-cell table:style-name="ce132" office:value-type="float" office:value="14.15" calcext:value-type="float">
            <text:p>14.15</text:p>
          </table:table-cell>
          <table:table-cell office:value-type="float" office:value="308.15" calcext:value-type="float">
            <text:p>308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14" calcext:value-type="date">
            <text:p>14/01/21</text:p>
          </table:table-cell>
          <table:table-cell office:value-type="float" office:value="0.9" calcext:value-type="float">
            <text:p>0.9</text:p>
          </table:table-cell>
          <table:table-cell office:value-type="float" office:value="24237" calcext:value-type="float">
            <text:p>24237</text:p>
          </table:table-cell>
          <table:table-cell table:style-name="ce132" office:value-type="float" office:value="-859" calcext:value-type="float">
            <text:p>-859</text:p>
          </table:table-cell>
          <table:table-cell office:value-type="float" office:value="1543" calcext:value-type="float">
            <text:p>1543</text:p>
          </table:table-cell>
          <table:table-cell office:value-type="float" office:value="965" calcext:value-type="float">
            <text:p>965</text:p>
          </table:table-cell>
          <table:table-cell table:style-name="ce132" office:value-type="float" office:value="-1817" calcext:value-type="float">
            <text:p>-1817</text:p>
          </table:table-cell>
          <table:table-cell table:style-name="ce132" office:value-type="float" office:value="-0.3" calcext:value-type="float">
            <text:p>-0.3</text:p>
          </table:table-cell>
          <table:table-cell office:value-type="float" office:value="307.85" calcext:value-type="float">
            <text:p>307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15" calcext:value-type="date">
            <text:p>15/01/21</text:p>
          </table:table-cell>
          <table:table-cell office:value-type="float" office:value="0.81" calcext:value-type="float">
            <text:p>0.81</text:p>
          </table:table-cell>
          <table:table-cell office:value-type="float" office:value="23981" calcext:value-type="float">
            <text:p>23981</text:p>
          </table:table-cell>
          <table:table-cell table:style-name="ce132" office:value-type="float" office:value="-256" calcext:value-type="float">
            <text:p>-256</text:p>
          </table:table-cell>
          <table:table-cell office:value-type="float" office:value="1676" calcext:value-type="float">
            <text:p>1676</text:p>
          </table:table-cell>
          <table:table-cell office:value-type="float" office:value="-314" calcext:value-type="float">
            <text:p>-314</text:p>
          </table:table-cell>
          <table:table-cell table:style-name="ce132" office:value-type="float" office:value="-3807" calcext:value-type="float">
            <text:p>-3807</text:p>
          </table:table-cell>
          <table:table-cell table:style-name="ce132" office:value-type="float" office:value="-3.5" calcext:value-type="float">
            <text:p>-3.5</text:p>
          </table:table-cell>
          <table:table-cell office:value-type="float" office:value="304.35" calcext:value-type="float">
            <text:p>304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18" calcext:value-type="date">
            <text:p>18/01/21</text:p>
          </table:table-cell>
          <table:table-cell office:value-type="float" office:value="0.68" calcext:value-type="float">
            <text:p>0.68</text:p>
          </table:table-cell>
          <table:table-cell office:value-type="float" office:value="23943" calcext:value-type="float">
            <text:p>23943</text:p>
          </table:table-cell>
          <table:table-cell table:style-name="ce132" office:value-type="float" office:value="-38" calcext:value-type="float">
            <text:p>-38</text:p>
          </table:table-cell>
          <table:table-cell office:value-type="float" office:value="3547" calcext:value-type="float">
            <text:p>3547</text:p>
          </table:table-cell>
          <table:table-cell office:value-type="float" office:value="-199" calcext:value-type="float">
            <text:p>-199</text:p>
          </table:table-cell>
          <table:table-cell table:style-name="ce132" office:value-type="float" office:value="-7553" calcext:value-type="float">
            <text:p>-7553</text:p>
          </table:table-cell>
          <table:table-cell table:style-name="ce132" office:value-type="float" office:value="-9.25" calcext:value-type="float">
            <text:p>-9.25</text:p>
          </table:table-cell>
          <table:table-cell office:value-type="float" office:value="295.1" calcext:value-type="float">
            <text:p>295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19" calcext:value-type="date">
            <text:p>19/01/21</text:p>
          </table:table-cell>
          <table:table-cell office:value-type="float" office:value="0.69" calcext:value-type="float">
            <text:p>0.69</text:p>
          </table:table-cell>
          <table:table-cell office:value-type="float" office:value="24902" calcext:value-type="float">
            <text:p>24902</text:p>
          </table:table-cell>
          <table:table-cell table:style-name="ce132" office:value-type="float" office:value="959" calcext:value-type="float">
            <text:p>959</text:p>
          </table:table-cell>
          <table:table-cell office:value-type="float" office:value="190" calcext:value-type="float">
            <text:p>190</text:p>
          </table:table-cell>
          <table:table-cell office:value-type="float" office:value="436" calcext:value-type="float">
            <text:p>436</text:p>
          </table:table-cell>
          <table:table-cell table:style-name="ce132" office:value-type="float" office:value="-7307" calcext:value-type="float">
            <text:p>-7307</text:p>
          </table:table-cell>
          <table:table-cell table:style-name="ce132" office:value-type="float" office:value="4.9" calcext:value-type="float">
            <text:p>4.9</text:p>
          </table:table-cell>
          <table:table-cell office:value-type="float" office:value="300" calcext:value-type="float">
            <text:p>30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20" calcext:value-type="date">
            <text:p>20/01/21</text:p>
          </table:table-cell>
          <table:table-cell office:value-type="float" office:value="0.76" calcext:value-type="float">
            <text:p>0.76</text:p>
          </table:table-cell>
          <table:table-cell office:value-type="float" office:value="25661" calcext:value-type="float">
            <text:p>25661</text:p>
          </table:table-cell>
          <table:table-cell table:style-name="ce132" office:value-type="float" office:value="759" calcext:value-type="float">
            <text:p>759</text:p>
          </table:table-cell>
          <table:table-cell office:value-type="float" office:value="-1759" calcext:value-type="float">
            <text:p>-1759</text:p>
          </table:table-cell>
          <table:table-cell office:value-type="float" office:value="397" calcext:value-type="float">
            <text:p>397</text:p>
          </table:table-cell>
          <table:table-cell table:style-name="ce132" office:value-type="float" office:value="-5151" calcext:value-type="float">
            <text:p>-5151</text:p>
          </table:table-cell>
          <table:table-cell table:style-name="ce132" office:value-type="float" office:value="3.75" calcext:value-type="float">
            <text:p>3.75</text:p>
          </table:table-cell>
          <table:table-cell office:value-type="float" office:value="303.75" calcext:value-type="float">
            <text:p>303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21" calcext:value-type="date">
            <text:p>21/01/21</text:p>
          </table:table-cell>
          <table:table-cell office:value-type="float" office:value="0.66" calcext:value-type="float">
            <text:p>0.66</text:p>
          </table:table-cell>
          <table:table-cell office:value-type="float" office:value="25543" calcext:value-type="float">
            <text:p>25543</text:p>
          </table:table-cell>
          <table:table-cell table:style-name="ce132" office:value-type="float" office:value="-118" calcext:value-type="float">
            <text:p>-118</text:p>
          </table:table-cell>
          <table:table-cell office:value-type="float" office:value="631" calcext:value-type="float">
            <text:p>631</text:p>
          </table:table-cell>
          <table:table-cell office:value-type="float" office:value="-1767" calcext:value-type="float">
            <text:p>-1767</text:p>
          </table:table-cell>
          <table:table-cell table:style-name="ce132" office:value-type="float" office:value="-7549" calcext:value-type="float">
            <text:p>-7549</text:p>
          </table:table-cell>
          <table:table-cell table:style-name="ce132" office:value-type="float" office:value="-8.3" calcext:value-type="float">
            <text:p>-8.3</text:p>
          </table:table-cell>
          <table:table-cell office:value-type="float" office:value="295.45" calcext:value-type="float">
            <text:p>295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22" calcext:value-type="date">
            <text:p>22/01/21</text:p>
          </table:table-cell>
          <table:table-cell office:value-type="float" office:value="0.53" calcext:value-type="float">
            <text:p>0.53</text:p>
          </table:table-cell>
          <table:table-cell office:value-type="float" office:value="25767" calcext:value-type="float">
            <text:p>25767</text:p>
          </table:table-cell>
          <table:table-cell table:style-name="ce132" office:value-type="float" office:value="224" calcext:value-type="float">
            <text:p>224</text:p>
          </table:table-cell>
          <table:table-cell office:value-type="float" office:value="1690" calcext:value-type="float">
            <text:p>1690</text:p>
          </table:table-cell>
          <table:table-cell office:value-type="float" office:value="-2009" calcext:value-type="float">
            <text:p>-2009</text:p>
          </table:table-cell>
          <table:table-cell table:style-name="ce132" office:value-type="float" office:value="-11248" calcext:value-type="float">
            <text:p>-11248</text:p>
          </table:table-cell>
          <table:table-cell table:style-name="ce132" office:value-type="float" office:value="-10.95" calcext:value-type="float">
            <text:p>-10.95</text:p>
          </table:table-cell>
          <table:table-cell office:value-type="float" office:value="284.5" calcext:value-type="float">
            <text:p>284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25" calcext:value-type="date">
            <text:p>25/01/21</text:p>
          </table:table-cell>
          <table:table-cell office:value-type="float" office:value="0.52" calcext:value-type="float">
            <text:p>0.52</text:p>
          </table:table-cell>
          <table:table-cell office:value-type="float" office:value="25326" calcext:value-type="float">
            <text:p>25326</text:p>
          </table:table-cell>
          <table:table-cell table:style-name="ce132" office:value-type="float" office:value="-441" calcext:value-type="float">
            <text:p>-441</text:p>
          </table:table-cell>
          <table:table-cell office:value-type="float" office:value="-3256" calcext:value-type="float">
            <text:p>-3256</text:p>
          </table:table-cell>
          <table:table-cell office:value-type="float" office:value="-1885" calcext:value-type="float">
            <text:p>-1885</text:p>
          </table:table-cell>
          <table:table-cell table:style-name="ce132" office:value-type="float" office:value="-9877" calcext:value-type="float">
            <text:p>-9877</text:p>
          </table:table-cell>
          <table:table-cell table:style-name="ce132" office:value-type="float" office:value="-3.15" calcext:value-type="float">
            <text:p>-3.15</text:p>
          </table:table-cell>
          <table:table-cell office:value-type="float" office:value="281.35" calcext:value-type="float">
            <text:p>281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27" calcext:value-type="date">
            <text:p>27/01/21</text:p>
          </table:table-cell>
          <table:table-cell office:value-type="float" office:value="0.46" calcext:value-type="float">
            <text:p>0.46</text:p>
          </table:table-cell>
          <table:table-cell office:value-type="float" office:value="25804" calcext:value-type="float">
            <text:p>25804</text:p>
          </table:table-cell>
          <table:table-cell table:style-name="ce132" office:value-type="float" office:value="478" calcext:value-type="float">
            <text:p>478</text:p>
          </table:table-cell>
          <table:table-cell office:value-type="float" office:value="-5332" calcext:value-type="float">
            <text:p>-5332</text:p>
          </table:table-cell>
          <table:table-cell office:value-type="float" office:value="-3788" calcext:value-type="float">
            <text:p>-3788</text:p>
          </table:table-cell>
          <table:table-cell table:style-name="ce132" office:value-type="float" office:value="-8333" calcext:value-type="float">
            <text:p>-8333</text:p>
          </table:table-cell>
          <table:table-cell table:style-name="ce132" office:value-type="float" office:value="-5.25" calcext:value-type="float">
            <text:p>-5.25</text:p>
          </table:table-cell>
          <table:table-cell office:value-type="float" office:value="276.1" calcext:value-type="float">
            <text:p>276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28" calcext:value-type="date">
            <text:p>28/01/21</text:p>
          </table:table-cell>
          <table:table-cell office:value-type="float" office:value="0.47" calcext:value-type="float">
            <text:p>0.47</text:p>
          </table:table-cell>
          <table:table-cell office:value-type="float" office:value="26492" calcext:value-type="float">
            <text:p>26492</text:p>
          </table:table-cell>
          <table:table-cell table:style-name="ce132" office:value-type="float" office:value="688" calcext:value-type="float">
            <text:p>688</text:p>
          </table:table-cell>
          <table:table-cell office:value-type="float" office:value="-2881" calcext:value-type="float">
            <text:p>-2881</text:p>
          </table:table-cell>
          <table:table-cell office:value-type="float" office:value="-1255" calcext:value-type="float">
            <text:p>-1255</text:p>
          </table:table-cell>
          <table:table-cell table:style-name="ce132" office:value-type="float" office:value="-6707" calcext:value-type="float">
            <text:p>-6707</text:p>
          </table:table-cell>
          <table:table-cell table:style-name="ce132" office:value-type="float" office:value="5.95" calcext:value-type="float">
            <text:p>5.95</text:p>
          </table:table-cell>
          <table:table-cell office:value-type="float" office:value="282.05" calcext:value-type="float">
            <text:p>282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1-29" calcext:value-type="date">
            <text:p>29/01/21</text:p>
          </table:table-cell>
          <table:table-cell office:value-type="float" office:value="0.6" calcext:value-type="float">
            <text:p>0.6</text:p>
          </table:table-cell>
          <table:table-cell office:value-type="float" office:value="26298" calcext:value-type="float">
            <text:p>26298</text:p>
          </table:table-cell>
          <table:table-cell table:style-name="ce132" office:value-type="float" office:value="1133" calcext:value-type="float">
            <text:p>1133</text:p>
          </table:table-cell>
          <table:table-cell office:value-type="float" office:value="2073" calcext:value-type="float">
            <text:p>2073</text:p>
          </table:table-cell>
          <table:table-cell office:value-type="float" office:value="960" calcext:value-type="float">
            <text:p>960</text:p>
          </table:table-cell>
          <table:table-cell table:style-name="ce132" office:value-type="float" office:value="-5243" calcext:value-type="float">
            <text:p>-5243</text:p>
          </table:table-cell>
          <table:table-cell table:style-name="ce132" office:value-type="float" office:value="1.75" calcext:value-type="float">
            <text:p>1.75</text:p>
          </table:table-cell>
          <table:table-cell office:value-type="float" office:value="283.8" calcext:value-type="float">
            <text:p>283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01" calcext:value-type="date">
            <text:p>01/02/21</text:p>
          </table:table-cell>
          <table:table-cell office:value-type="float" office:value="0.78" calcext:value-type="float">
            <text:p>0.78</text:p>
          </table:table-cell>
          <table:table-cell office:value-type="float" office:value="27131" calcext:value-type="float">
            <text:p>27131</text:p>
          </table:table-cell>
          <table:table-cell table:style-name="ce132" office:value-type="float" office:value="833" calcext:value-type="float">
            <text:p>833</text:p>
          </table:table-cell>
          <table:table-cell office:value-type="float" office:value="-388" calcext:value-type="float">
            <text:p>-388</text:p>
          </table:table-cell>
          <table:table-cell office:value-type="float" office:value="2086" calcext:value-type="float">
            <text:p>2086</text:p>
          </table:table-cell>
          <table:table-cell table:style-name="ce132" office:value-type="float" office:value="-2769" calcext:value-type="float">
            <text:p>-2769</text:p>
          </table:table-cell>
          <table:table-cell table:style-name="ce132" office:value-type="float" office:value="29.35" calcext:value-type="float">
            <text:p>29.35</text:p>
          </table:table-cell>
          <table:table-cell office:value-type="float" office:value="313.15" calcext:value-type="float">
            <text:p>313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02" calcext:value-type="date">
            <text:p>02/02/21</text:p>
          </table:table-cell>
          <table:table-cell office:value-type="float" office:value="0.91" calcext:value-type="float">
            <text:p>0.91</text:p>
          </table:table-cell>
          <table:table-cell office:value-type="float" office:value="26234" calcext:value-type="float">
            <text:p>26234</text:p>
          </table:table-cell>
          <table:table-cell table:style-name="ce132" office:value-type="float" office:value="-897" calcext:value-type="float">
            <text:p>-897</text:p>
          </table:table-cell>
          <table:table-cell office:value-type="float" office:value="1272" calcext:value-type="float">
            <text:p>1272</text:p>
          </table:table-cell>
          <table:table-cell office:value-type="float" office:value="2723" calcext:value-type="float">
            <text:p>2723</text:p>
          </table:table-cell>
          <table:table-cell table:style-name="ce132" office:value-type="float" office:value="-1318" calcext:value-type="float">
            <text:p>-1318</text:p>
          </table:table-cell>
          <table:table-cell table:style-name="ce132" office:value-type="float" office:value="21" calcext:value-type="float">
            <text:p>21</text:p>
          </table:table-cell>
          <table:table-cell office:value-type="float" office:value="334.15" calcext:value-type="float">
            <text:p>334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03" calcext:value-type="date">
            <text:p>03/02/21</text:p>
          </table:table-cell>
          <table:table-cell office:value-type="float" office:value="0.97" calcext:value-type="float">
            <text:p>0.97</text:p>
          </table:table-cell>
          <table:table-cell office:value-type="float" office:value="27828" calcext:value-type="float">
            <text:p>27828</text:p>
          </table:table-cell>
          <table:table-cell table:style-name="ce132" office:value-type="float" office:value="1594" calcext:value-type="float">
            <text:p>1594</text:p>
          </table:table-cell>
          <table:table-cell office:value-type="float" office:value="583" calcext:value-type="float">
            <text:p>583</text:p>
          </table:table-cell>
          <table:table-cell office:value-type="float" office:value="1430" calcext:value-type="float">
            <text:p>1430</text:p>
          </table:table-cell>
          <table:table-cell table:style-name="ce132" office:value-type="float" office:value="-471" calcext:value-type="float">
            <text:p>-471</text:p>
          </table:table-cell>
          <table:table-cell table:style-name="ce132" office:value-type="float" office:value="3.45" calcext:value-type="float">
            <text:p>3.45</text:p>
          </table:table-cell>
          <table:table-cell office:value-type="float" office:value="337.6" calcext:value-type="float">
            <text:p>337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04" calcext:value-type="date">
            <text:p>04/02/21</text:p>
          </table:table-cell>
          <table:table-cell office:value-type="float" office:value="1.19" calcext:value-type="float">
            <text:p>1.19</text:p>
          </table:table-cell>
          <table:table-cell office:value-type="float" office:value="32847" calcext:value-type="float">
            <text:p>32847</text:p>
          </table:table-cell>
          <table:table-cell table:style-name="ce132" office:value-type="float" office:value="5019" calcext:value-type="float">
            <text:p>5019</text:p>
          </table:table-cell>
          <table:table-cell office:value-type="float" office:value="3496" calcext:value-type="float">
            <text:p>3496</text:p>
          </table:table-cell>
          <table:table-cell office:value-type="float" office:value="7368" calcext:value-type="float">
            <text:p>7368</text:p>
          </table:table-cell>
          <table:table-cell table:style-name="ce132" office:value-type="float" office:value="3401" calcext:value-type="float">
            <text:p>3401</text:p>
          </table:table-cell>
          <table:table-cell table:style-name="ce132" office:value-type="float" office:value="19.6" calcext:value-type="float">
            <text:p>19.6</text:p>
          </table:table-cell>
          <table:table-cell office:value-type="float" office:value="357.2" calcext:value-type="float">
            <text:p>357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05" calcext:value-type="date">
            <text:p>05/02/21</text:p>
          </table:table-cell>
          <table:table-cell office:value-type="float" office:value="1.8" calcext:value-type="float">
            <text:p>1.8</text:p>
          </table:table-cell>
          <table:table-cell office:value-type="float" office:value="34400" calcext:value-type="float">
            <text:p>34400</text:p>
          </table:table-cell>
          <table:table-cell table:style-name="ce132" office:value-type="float" office:value="1553" calcext:value-type="float">
            <text:p>1553</text:p>
          </table:table-cell>
          <table:table-cell office:value-type="float" office:value="-486" calcext:value-type="float">
            <text:p>-486</text:p>
          </table:table-cell>
          <table:table-cell office:value-type="float" office:value="10214" calcext:value-type="float">
            <text:p>10214</text:p>
          </table:table-cell>
          <table:table-cell table:style-name="ce132" office:value-type="float" office:value="14101" calcext:value-type="float">
            <text:p>14101</text:p>
          </table:table-cell>
          <table:table-cell table:style-name="ce132" office:value-type="float" office:value="36.9" calcext:value-type="float">
            <text:p>36.9</text:p>
          </table:table-cell>
          <table:table-cell office:value-type="float" office:value="394.1" calcext:value-type="float">
            <text:p>394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08" calcext:value-type="date">
            <text:p>08/02/21</text:p>
          </table:table-cell>
          <table:table-cell office:value-type="float" office:value="1.66" calcext:value-type="float">
            <text:p>1.66</text:p>
          </table:table-cell>
          <table:table-cell office:value-type="float" office:value="32932" calcext:value-type="float">
            <text:p>32932</text:p>
          </table:table-cell>
          <table:table-cell table:style-name="ce132" office:value-type="float" office:value="-1468" calcext:value-type="float">
            <text:p>-1468</text:p>
          </table:table-cell>
          <table:table-cell office:value-type="float" office:value="2280" calcext:value-type="float">
            <text:p>2280</text:p>
          </table:table-cell>
          <table:table-cell office:value-type="float" office:value="1361" calcext:value-type="float">
            <text:p>1361</text:p>
          </table:table-cell>
          <table:table-cell table:style-name="ce132" office:value-type="float" office:value="13182" calcext:value-type="float">
            <text:p>13182</text:p>
          </table:table-cell>
          <table:table-cell table:style-name="ce132" office:value-type="float" office:value="3.7" calcext:value-type="float">
            <text:p>3.7</text:p>
          </table:table-cell>
          <table:table-cell office:value-type="float" office:value="397.8" calcext:value-type="float">
            <text:p>397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09" calcext:value-type="date">
            <text:p>09/02/21</text:p>
          </table:table-cell>
          <table:table-cell office:value-type="float" office:value="1.6" calcext:value-type="float">
            <text:p>1.6</text:p>
          </table:table-cell>
          <table:table-cell office:value-type="float" office:value="32321" calcext:value-type="float">
            <text:p>32321</text:p>
          </table:table-cell>
          <table:table-cell table:style-name="ce132" office:value-type="float" office:value="-611" calcext:value-type="float">
            <text:p>-611</text:p>
          </table:table-cell>
          <table:table-cell office:value-type="float" office:value="482" calcext:value-type="float">
            <text:p>482</text:p>
          </table:table-cell>
          <table:table-cell office:value-type="float" office:value="-462" calcext:value-type="float">
            <text:p>-462</text:p>
          </table:table-cell>
          <table:table-cell table:style-name="ce132" office:value-type="float" office:value="12238" calcext:value-type="float">
            <text:p>12238</text:p>
          </table:table-cell>
          <table:table-cell table:style-name="ce132" office:value-type="float" office:value="-1.35" calcext:value-type="float">
            <text:p>-1.35</text:p>
          </table:table-cell>
          <table:table-cell office:value-type="float" office:value="396.45" calcext:value-type="float">
            <text:p>396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0" calcext:value-type="date">
            <text:p>10/02/21</text:p>
          </table:table-cell>
          <table:table-cell office:value-type="float" office:value="1.53" calcext:value-type="float">
            <text:p>1.53</text:p>
          </table:table-cell>
          <table:table-cell office:value-type="float" office:value="32003" calcext:value-type="float">
            <text:p>32003</text:p>
          </table:table-cell>
          <table:table-cell table:style-name="ce132" office:value-type="float" office:value="-318" calcext:value-type="float">
            <text:p>-318</text:p>
          </table:table-cell>
          <table:table-cell office:value-type="float" office:value="809" calcext:value-type="float">
            <text:p>809</text:p>
          </table:table-cell>
          <table:table-cell office:value-type="float" office:value="-175" calcext:value-type="float">
            <text:p>-175</text:p>
          </table:table-cell>
          <table:table-cell table:style-name="ce132" office:value-type="float" office:value="11254" calcext:value-type="float">
            <text:p>11254</text:p>
          </table:table-cell>
          <table:table-cell table:style-name="ce132" office:value-type="float" office:value="-2.3" calcext:value-type="float">
            <text:p>-2.3</text:p>
          </table:table-cell>
          <table:table-cell office:value-type="float" office:value="394.15" calcext:value-type="float">
            <text:p>394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1" calcext:value-type="date">
            <text:p>11/02/21</text:p>
          </table:table-cell>
          <table:table-cell office:value-type="float" office:value="1.4" calcext:value-type="float">
            <text:p>1.4</text:p>
          </table:table-cell>
          <table:table-cell office:value-type="float" office:value="31189" calcext:value-type="float">
            <text:p>31189</text:p>
          </table:table-cell>
          <table:table-cell table:style-name="ce132" office:value-type="float" office:value="-814" calcext:value-type="float">
            <text:p>-814</text:p>
          </table:table-cell>
          <table:table-cell office:value-type="float" office:value="1484" calcext:value-type="float">
            <text:p>1484</text:p>
          </table:table-cell>
          <table:table-cell office:value-type="float" office:value="-712" calcext:value-type="float">
            <text:p>-712</text:p>
          </table:table-cell>
          <table:table-cell table:style-name="ce132" office:value-type="float" office:value="9058" calcext:value-type="float">
            <text:p>9058</text:p>
          </table:table-cell>
          <table:table-cell table:style-name="ce132" office:value-type="float" office:value="-2.7" calcext:value-type="float">
            <text:p>-2.7</text:p>
          </table:table-cell>
          <table:table-cell office:value-type="float" office:value="391.45" calcext:value-type="float">
            <text:p>391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2" calcext:value-type="date">
            <text:p>12/02/21</text:p>
          </table:table-cell>
          <table:table-cell office:value-type="float" office:value="1.34" calcext:value-type="float">
            <text:p>1.34</text:p>
          </table:table-cell>
          <table:table-cell office:value-type="float" office:value="30667" calcext:value-type="float">
            <text:p>30667</text:p>
          </table:table-cell>
          <table:table-cell table:style-name="ce132" office:value-type="float" office:value="-522" calcext:value-type="float">
            <text:p>-522</text:p>
          </table:table-cell>
          <table:table-cell office:value-type="float" office:value="-70" calcext:value-type="float">
            <text:p>-70</text:p>
          </table:table-cell>
          <table:table-cell office:value-type="float" office:value="-1381" calcext:value-type="float">
            <text:p>-1381</text:p>
          </table:table-cell>
          <table:table-cell table:style-name="ce132" office:value-type="float" office:value="7747" calcext:value-type="float">
            <text:p>7747</text:p>
          </table:table-cell>
          <table:table-cell table:style-name="ce132" office:value-type="float" office:value="2.55" calcext:value-type="float">
            <text:p>2.55</text:p>
          </table:table-cell>
          <table:table-cell office:value-type="float" office:value="394" calcext:value-type="float">
            <text:p>39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5" calcext:value-type="date">
            <text:p>15/02/21</text:p>
          </table:table-cell>
          <table:table-cell office:value-type="float" office:value="1.3" calcext:value-type="float">
            <text:p>1.3</text:p>
          </table:table-cell>
          <table:table-cell office:value-type="float" office:value="32595" calcext:value-type="float">
            <text:p>32595</text:p>
          </table:table-cell>
          <table:table-cell table:style-name="ce132" office:value-type="float" office:value="1928" calcext:value-type="float">
            <text:p>1928</text:p>
          </table:table-cell>
          <table:table-cell office:value-type="float" office:value="256" calcext:value-type="float">
            <text:p>256</text:p>
          </table:table-cell>
          <table:table-cell office:value-type="float" office:value="-564" calcext:value-type="float">
            <text:p>-564</text:p>
          </table:table-cell>
          <table:table-cell table:style-name="ce132" office:value-type="float" office:value="6927" calcext:value-type="float">
            <text:p>6927</text:p>
          </table:table-cell>
          <table:table-cell table:style-name="ce132" office:value-type="float" office:value="14.8" calcext:value-type="float">
            <text:p>14.8</text:p>
          </table:table-cell>
          <table:table-cell office:value-type="float" office:value="408.8" calcext:value-type="float">
            <text:p>408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6" calcext:value-type="date">
            <text:p>16/02/21</text:p>
          </table:table-cell>
          <table:table-cell office:value-type="float" office:value="1.09" calcext:value-type="float">
            <text:p>1.09</text:p>
          </table:table-cell>
          <table:table-cell office:value-type="float" office:value="32697" calcext:value-type="float">
            <text:p>32697</text:p>
          </table:table-cell>
          <table:table-cell table:style-name="ce132" office:value-type="float" office:value="102" calcext:value-type="float">
            <text:p>102</text:p>
          </table:table-cell>
          <table:table-cell office:value-type="float" office:value="3555" calcext:value-type="float">
            <text:p>3555</text:p>
          </table:table-cell>
          <table:table-cell office:value-type="float" office:value="-874" calcext:value-type="float">
            <text:p>-874</text:p>
          </table:table-cell>
          <table:table-cell table:style-name="ce132" office:value-type="float" office:value="2498" calcext:value-type="float">
            <text:p>2498</text:p>
          </table:table-cell>
          <table:table-cell table:style-name="ce132" office:value-type="float" office:value="-4.55" calcext:value-type="float">
            <text:p>-4.55</text:p>
          </table:table-cell>
          <table:table-cell office:value-type="float" office:value="404.25" calcext:value-type="float">
            <text:p>404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7" calcext:value-type="date">
            <text:p>17/02/21</text:p>
          </table:table-cell>
          <table:table-cell office:value-type="float" office:value="1.21" calcext:value-type="float">
            <text:p>1.21</text:p>
          </table:table-cell>
          <table:table-cell office:value-type="float" office:value="34119" calcext:value-type="float">
            <text:p>34119</text:p>
          </table:table-cell>
          <table:table-cell table:style-name="ce132" office:value-type="float" office:value="1422" calcext:value-type="float">
            <text:p>1422</text:p>
          </table:table-cell>
          <table:table-cell office:value-type="float" office:value="-1922" calcext:value-type="float">
            <text:p>-1922</text:p>
          </table:table-cell>
          <table:table-cell office:value-type="float" office:value="830" calcext:value-type="float">
            <text:p>830</text:p>
          </table:table-cell>
          <table:table-cell table:style-name="ce132" office:value-type="float" office:value="5250" calcext:value-type="float">
            <text:p>5250</text:p>
          </table:table-cell>
          <table:table-cell table:style-name="ce132" office:value-type="float" office:value="9.4" calcext:value-type="float">
            <text:p>9.4</text:p>
          </table:table-cell>
          <table:table-cell office:value-type="float" office:value="413.65" calcext:value-type="float">
            <text:p>413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8" calcext:value-type="date">
            <text:p>18/02/21</text:p>
          </table:table-cell>
          <table:table-cell office:value-type="float" office:value="1.1" calcext:value-type="float">
            <text:p>1.1</text:p>
          </table:table-cell>
          <table:table-cell office:value-type="float" office:value="35962" calcext:value-type="float">
            <text:p>35962</text:p>
          </table:table-cell>
          <table:table-cell table:style-name="ce132" office:value-type="float" office:value="1843" calcext:value-type="float">
            <text:p>1843</text:p>
          </table:table-cell>
          <table:table-cell office:value-type="float" office:value="1810" calcext:value-type="float">
            <text:p>1810</text:p>
          </table:table-cell>
          <table:table-cell office:value-type="float" office:value="-684" calcext:value-type="float">
            <text:p>-684</text:p>
          </table:table-cell>
          <table:table-cell table:style-name="ce132" office:value-type="float" office:value="2756" calcext:value-type="float">
            <text:p>2756</text:p>
          </table:table-cell>
          <table:table-cell table:style-name="ce132" office:value-type="float" office:value="2.6" calcext:value-type="float">
            <text:p>2.6</text:p>
          </table:table-cell>
          <table:table-cell office:value-type="float" office:value="416.25" calcext:value-type="float">
            <text:p>416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19" calcext:value-type="date">
            <text:p>19/02/21</text:p>
          </table:table-cell>
          <table:table-cell office:value-type="float" office:value="0.86" calcext:value-type="float">
            <text:p>0.86</text:p>
          </table:table-cell>
          <table:table-cell office:value-type="float" office:value="34614" calcext:value-type="float">
            <text:p>34614</text:p>
          </table:table-cell>
          <table:table-cell table:style-name="ce132" office:value-type="float" office:value="-1348" calcext:value-type="float">
            <text:p>-1348</text:p>
          </table:table-cell>
          <table:table-cell office:value-type="float" office:value="101" calcext:value-type="float">
            <text:p>101</text:p>
          </table:table-cell>
          <table:table-cell office:value-type="float" office:value="-6300" calcext:value-type="float">
            <text:p>-6300</text:p>
          </table:table-cell>
          <table:table-cell table:style-name="ce132" office:value-type="float" office:value="-3645" calcext:value-type="float">
            <text:p>-3645</text:p>
          </table:table-cell>
          <table:table-cell table:style-name="ce132" office:value-type="float" office:value="-16.15" calcext:value-type="float">
            <text:p>-16.15</text:p>
          </table:table-cell>
          <table:table-cell office:value-type="float" office:value="400.1" calcext:value-type="float">
            <text:p>400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22" calcext:value-type="date">
            <text:p>22/02/21</text:p>
          </table:table-cell>
          <table:table-cell office:value-type="float" office:value="0.82" calcext:value-type="float">
            <text:p>0.82</text:p>
          </table:table-cell>
          <table:table-cell office:value-type="float" office:value="32447" calcext:value-type="float">
            <text:p>32447</text:p>
          </table:table-cell>
          <table:table-cell table:style-name="ce132" office:value-type="float" office:value="-2167" calcext:value-type="float">
            <text:p>-2167</text:p>
          </table:table-cell>
          <table:table-cell office:value-type="float" office:value="-1863" calcext:value-type="float">
            <text:p>-1863</text:p>
          </table:table-cell>
          <table:table-cell office:value-type="float" office:value="-2699" calcext:value-type="float">
            <text:p>-2699</text:p>
          </table:table-cell>
          <table:table-cell table:style-name="ce132" office:value-type="float" office:value="-4481" calcext:value-type="float">
            <text:p>-4481</text:p>
          </table:table-cell>
          <table:table-cell table:style-name="ce132" office:value-type="float" office:value="-9.85" calcext:value-type="float">
            <text:p>-9.85</text:p>
          </table:table-cell>
          <table:table-cell office:value-type="float" office:value="390.25" calcext:value-type="float">
            <text:p>390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23" calcext:value-type="date">
            <text:p>23/02/21</text:p>
          </table:table-cell>
          <table:table-cell office:value-type="float" office:value="0.92" calcext:value-type="float">
            <text:p>0.92</text:p>
          </table:table-cell>
          <table:table-cell office:value-type="float" office:value="30939" calcext:value-type="float">
            <text:p>30939</text:p>
          </table:table-cell>
          <table:table-cell table:style-name="ce132" office:value-type="float" office:value="-1508" calcext:value-type="float">
            <text:p>-1508</text:p>
          </table:table-cell>
          <table:table-cell office:value-type="float" office:value="-4022" calcext:value-type="float">
            <text:p>-4022</text:p>
          </table:table-cell>
          <table:table-cell office:value-type="float" office:value="-1192" calcext:value-type="float">
            <text:p>-1192</text:p>
          </table:table-cell>
          <table:table-cell table:style-name="ce132" office:value-type="float" office:value="-1651" calcext:value-type="float">
            <text:p>-1651</text:p>
          </table:table-cell>
          <table:table-cell table:style-name="ce132" office:value-type="float" office:value="5.15" calcext:value-type="float">
            <text:p>5.15</text:p>
          </table:table-cell>
          <table:table-cell office:value-type="float" office:value="395.4" calcext:value-type="float">
            <text:p>395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24" calcext:value-type="date">
            <text:p>24/02/21</text:p>
          </table:table-cell>
          <table:table-cell office:value-type="float" office:value="1.06" calcext:value-type="float">
            <text:p>1.06</text:p>
          </table:table-cell>
          <table:table-cell office:value-type="float" office:value="30894" calcext:value-type="float">
            <text:p>30894</text:p>
          </table:table-cell>
          <table:table-cell table:style-name="ce132" office:value-type="float" office:value="-45" calcext:value-type="float">
            <text:p>-45</text:p>
          </table:table-cell>
          <table:table-cell office:value-type="float" office:value="-5395" calcext:value-type="float">
            <text:p>-5395</text:p>
          </table:table-cell>
          <table:table-cell office:value-type="float" office:value="-2866" calcext:value-type="float">
            <text:p>-2866</text:p>
          </table:table-cell>
          <table:table-cell table:style-name="ce132" office:value-type="float" office:value="878" calcext:value-type="float">
            <text:p>878</text:p>
          </table:table-cell>
          <table:table-cell table:style-name="ce132" office:value-type="float" office:value="11.1" calcext:value-type="float">
            <text:p>11.1</text:p>
          </table:table-cell>
          <table:table-cell office:value-type="float" office:value="406.5" calcext:value-type="float">
            <text:p>406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25" calcext:value-type="date">
            <text:p>25/02/21</text:p>
          </table:table-cell>
          <table:table-cell office:value-type="float" office:value="1.42" calcext:value-type="float">
            <text:p>1.42</text:p>
          </table:table-cell>
          <table:table-cell office:value-type="float" office:value="29466" calcext:value-type="float">
            <text:p>29466</text:p>
          </table:table-cell>
          <table:table-cell table:style-name="ce132" office:value-type="float" office:value="-1428" calcext:value-type="float">
            <text:p>-1428</text:p>
          </table:table-cell>
          <table:table-cell office:value-type="float" office:value="-5320" calcext:value-type="float">
            <text:p>-5320</text:p>
          </table:table-cell>
          <table:table-cell office:value-type="float" office:value="-2044" calcext:value-type="float">
            <text:p>-2044</text:p>
          </table:table-cell>
          <table:table-cell table:style-name="ce132" office:value-type="float" office:value="4154" calcext:value-type="float">
            <text:p>4154</text:p>
          </table:table-cell>
          <table:table-cell table:style-name="ce132" office:value-type="float" office:value="1.15" calcext:value-type="float">
            <text:p>1.15</text:p>
          </table:table-cell>
          <table:table-cell office:value-type="float" office:value="407.65" calcext:value-type="float">
            <text:p>407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2-26" calcext:value-type="date">
            <text:p>26/02/21</text:p>
          </table:table-cell>
          <table:table-cell office:value-type="float" office:value="0.58" calcext:value-type="float">
            <text:p>0.58</text:p>
          </table:table-cell>
          <table:table-cell office:value-type="float" office:value="29832" calcext:value-type="float">
            <text:p>29832</text:p>
          </table:table-cell>
          <table:table-cell table:style-name="ce132" office:value-type="float" office:value="2335" calcext:value-type="float">
            <text:p>2335</text:p>
          </table:table-cell>
          <table:table-cell office:value-type="float" office:value="5159" calcext:value-type="float">
            <text:p>5159</text:p>
          </table:table-cell>
          <table:table-cell office:value-type="float" office:value="1260" calcext:value-type="float">
            <text:p>1260</text:p>
          </table:table-cell>
          <table:table-cell table:style-name="ce132" office:value-type="float" office:value="-8367" calcext:value-type="float">
            <text:p>-8367</text:p>
          </table:table-cell>
          <table:table-cell table:style-name="ce132" office:value-type="float" office:value="-15.35" calcext:value-type="float">
            <text:p>-15.35</text:p>
          </table:table-cell>
          <table:table-cell office:value-type="float" office:value="392.3" calcext:value-type="float">
            <text:p>392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01" calcext:value-type="date">
            <text:p>01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28743" calcext:value-type="float">
            <text:p>28743</text:p>
          </table:table-cell>
          <table:table-cell table:style-name="ce132" office:value-type="float" office:value="-1089" calcext:value-type="float">
            <text:p>-1089</text:p>
          </table:table-cell>
          <table:table-cell office:value-type="float" office:value="1099" calcext:value-type="float">
            <text:p>1099</text:p>
          </table:table-cell>
          <table:table-cell office:value-type="float" office:value="819" calcext:value-type="float">
            <text:p>819</text:p>
          </table:table-cell>
          <table:table-cell table:style-name="ce132" office:value-type="float" office:value="-8647" calcext:value-type="float">
            <text:p>-8647</text:p>
          </table:table-cell>
          <table:table-cell table:style-name="ce132" office:value-type="float" office:value="4.95" calcext:value-type="float">
            <text:p>4.95</text:p>
          </table:table-cell>
          <table:table-cell office:value-type="float" office:value="397.25" calcext:value-type="float">
            <text:p>397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02" calcext:value-type="date">
            <text:p>02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29891" calcext:value-type="float">
            <text:p>29891</text:p>
          </table:table-cell>
          <table:table-cell table:style-name="ce132" office:value-type="float" office:value="1148" calcext:value-type="float">
            <text:p>1148</text:p>
          </table:table-cell>
          <table:table-cell office:value-type="float" office:value="1401" calcext:value-type="float">
            <text:p>1401</text:p>
          </table:table-cell>
          <table:table-cell office:value-type="float" office:value="754" calcext:value-type="float">
            <text:p>754</text:p>
          </table:table-cell>
          <table:table-cell table:style-name="ce132" office:value-type="float" office:value="-9294" calcext:value-type="float">
            <text:p>-9294</text:p>
          </table:table-cell>
          <table:table-cell table:style-name="ce132" office:value-type="float" office:value="-0.55" calcext:value-type="float">
            <text:p>-0.55</text:p>
          </table:table-cell>
          <table:table-cell office:value-type="float" office:value="396.7" calcext:value-type="float">
            <text:p>396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03" calcext:value-type="date">
            <text:p>03/03/21</text:p>
          </table:table-cell>
          <table:table-cell office:value-type="float" office:value="0.69" calcext:value-type="float">
            <text:p>0.69</text:p>
          </table:table-cell>
          <table:table-cell office:value-type="float" office:value="31061" calcext:value-type="float">
            <text:p>31061</text:p>
          </table:table-cell>
          <table:table-cell table:style-name="ce132" office:value-type="float" office:value="1170" calcext:value-type="float">
            <text:p>1170</text:p>
          </table:table-cell>
          <table:table-cell office:value-type="float" office:value="-2215" calcext:value-type="float">
            <text:p>-2215</text:p>
          </table:table-cell>
          <table:table-cell office:value-type="float" office:value="708" calcext:value-type="float">
            <text:p>708</text:p>
          </table:table-cell>
          <table:table-cell table:style-name="ce132" office:value-type="float" office:value="-6371" calcext:value-type="float">
            <text:p>-6371</text:p>
          </table:table-cell>
          <table:table-cell table:style-name="ce132" office:value-type="float" office:value="11.35" calcext:value-type="float">
            <text:p>11.35</text:p>
          </table:table-cell>
          <table:table-cell office:value-type="float" office:value="408.05" calcext:value-type="float">
            <text:p>408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04" calcext:value-type="date">
            <text:p>04/03/21</text:p>
          </table:table-cell>
          <table:table-cell office:value-type="float" office:value="0.6" calcext:value-type="float">
            <text:p>0.6</text:p>
          </table:table-cell>
          <table:table-cell office:value-type="float" office:value="33549" calcext:value-type="float">
            <text:p>33549</text:p>
          </table:table-cell>
          <table:table-cell table:style-name="ce132" office:value-type="float" office:value="2488" calcext:value-type="float">
            <text:p>2488</text:p>
          </table:table-cell>
          <table:table-cell office:value-type="float" office:value="3866" calcext:value-type="float">
            <text:p>3866</text:p>
          </table:table-cell>
          <table:table-cell office:value-type="float" office:value="449" calcext:value-type="float">
            <text:p>449</text:p>
          </table:table-cell>
          <table:table-cell table:style-name="ce132" office:value-type="float" office:value="-9788" calcext:value-type="float">
            <text:p>-9788</text:p>
          </table:table-cell>
          <table:table-cell table:style-name="ce132" office:value-type="float" office:value="-9.75" calcext:value-type="float">
            <text:p>-9.75</text:p>
          </table:table-cell>
          <table:table-cell office:value-type="float" office:value="398.3" calcext:value-type="float">
            <text:p>398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05" calcext:value-type="date">
            <text:p>05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33721" calcext:value-type="float">
            <text:p>33721</text:p>
          </table:table-cell>
          <table:table-cell table:style-name="ce132" office:value-type="float" office:value="172" calcext:value-type="float">
            <text:p>172</text:p>
          </table:table-cell>
          <table:table-cell office:value-type="float" office:value="6968" calcext:value-type="float">
            <text:p>6968</text:p>
          </table:table-cell>
          <table:table-cell office:value-type="float" office:value="1764" calcext:value-type="float">
            <text:p>1764</text:p>
          </table:table-cell>
          <table:table-cell table:style-name="ce132" office:value-type="float" office:value="-14992" calcext:value-type="float">
            <text:p>-14992</text:p>
          </table:table-cell>
          <table:table-cell table:style-name="ce132" office:value-type="float" office:value="-13" calcext:value-type="float">
            <text:p>-13</text:p>
          </table:table-cell>
          <table:table-cell office:value-type="float" office:value="385.3" calcext:value-type="float">
            <text:p>38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08" calcext:value-type="date">
            <text:p>08/03/21</text:p>
          </table:table-cell>
          <table:table-cell office:value-type="float" office:value="0.5" calcext:value-type="float">
            <text:p>0.5</text:p>
          </table:table-cell>
          <table:table-cell office:value-type="float" office:value="32432" calcext:value-type="float">
            <text:p>32432</text:p>
          </table:table-cell>
          <table:table-cell table:style-name="ce132" office:value-type="float" office:value="-1289" calcext:value-type="float">
            <text:p>-1289</text:p>
          </table:table-cell>
          <table:table-cell office:value-type="float" office:value="66" calcext:value-type="float">
            <text:p>66</text:p>
          </table:table-cell>
          <table:table-cell office:value-type="float" office:value="-438" calcext:value-type="float">
            <text:p>-438</text:p>
          </table:table-cell>
          <table:table-cell table:style-name="ce132" office:value-type="float" office:value="-15496" calcext:value-type="float">
            <text:p>-15496</text:p>
          </table:table-cell>
          <table:table-cell table:style-name="ce132" office:value-type="float" office:value="5.3" calcext:value-type="float">
            <text:p>5.3</text:p>
          </table:table-cell>
          <table:table-cell office:value-type="float" office:value="390.6" calcext:value-type="float">
            <text:p>390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09" calcext:value-type="date">
            <text:p>09/03/21</text:p>
          </table:table-cell>
          <table:table-cell office:value-type="float" office:value="0.5" calcext:value-type="float">
            <text:p>0.5</text:p>
          </table:table-cell>
          <table:table-cell office:value-type="float" office:value="32306" calcext:value-type="float">
            <text:p>32306</text:p>
          </table:table-cell>
          <table:table-cell table:style-name="ce132" office:value-type="float" office:value="-126" calcext:value-type="float">
            <text:p>-126</text:p>
          </table:table-cell>
          <table:table-cell office:value-type="float" office:value="494" calcext:value-type="float">
            <text:p>494</text:p>
          </table:table-cell>
          <table:table-cell office:value-type="float" office:value="98" calcext:value-type="float">
            <text:p>98</text:p>
          </table:table-cell>
          <table:table-cell table:style-name="ce132" office:value-type="float" office:value="-15892" calcext:value-type="float">
            <text:p>-15892</text:p>
          </table:table-cell>
          <table:table-cell table:style-name="ce132" office:value-type="float" office:value="-1.25" calcext:value-type="float">
            <text:p>-1.25</text:p>
          </table:table-cell>
          <table:table-cell office:value-type="float" office:value="389.35" calcext:value-type="float">
            <text:p>389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10" calcext:value-type="date">
            <text:p>10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32506" calcext:value-type="float">
            <text:p>32506</text:p>
          </table:table-cell>
          <table:table-cell table:style-name="ce132"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38" calcext:value-type="float">
            <text:p>38</text:p>
          </table:table-cell>
          <table:table-cell table:style-name="ce132" office:value-type="float" office:value="-16282" calcext:value-type="float">
            <text:p>-16282</text:p>
          </table:table-cell>
          <table:table-cell table:style-name="ce132" office:value-type="float" office:value="0.75" calcext:value-type="float">
            <text:p>0.75</text:p>
          </table:table-cell>
          <table:table-cell office:value-type="float" office:value="390.1" calcext:value-type="float">
            <text:p>390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12" calcext:value-type="date">
            <text:p>12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31467" calcext:value-type="float">
            <text:p>31467</text:p>
          </table:table-cell>
          <table:table-cell table:style-name="ce132" office:value-type="float" office:value="-1039" calcext:value-type="float">
            <text:p>-1039</text:p>
          </table:table-cell>
          <table:table-cell office:value-type="float" office:value="1660" calcext:value-type="float">
            <text:p>1660</text:p>
          </table:table-cell>
          <table:table-cell office:value-type="float" office:value="571" calcext:value-type="float">
            <text:p>571</text:p>
          </table:table-cell>
          <table:table-cell table:style-name="ce132" office:value-type="float" office:value="-17371" calcext:value-type="float">
            <text:p>-17371</text:p>
          </table:table-cell>
          <table:table-cell table:style-name="ce132" office:value-type="float" office:value="-8.2" calcext:value-type="float">
            <text:p>-8.2</text:p>
          </table:table-cell>
          <table:table-cell office:value-type="float" office:value="381.9" calcext:value-type="float">
            <text:p>381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15" calcext:value-type="date">
            <text:p>15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30810" calcext:value-type="float">
            <text:p>30810</text:p>
          </table:table-cell>
          <table:table-cell table:style-name="ce132" office:value-type="float" office:value="-657" calcext:value-type="float">
            <text:p>-657</text:p>
          </table:table-cell>
          <table:table-cell office:value-type="float" office:value="-2496" calcext:value-type="float">
            <text:p>-2496</text:p>
          </table:table-cell>
          <table:table-cell office:value-type="float" office:value="-48" calcext:value-type="float">
            <text:p>-48</text:p>
          </table:table-cell>
          <table:table-cell table:style-name="ce132" office:value-type="float" office:value="-14923" calcext:value-type="float">
            <text:p>-14923</text:p>
          </table:table-cell>
          <table:table-cell table:style-name="ce132" office:value-type="float" office:value="3.55" calcext:value-type="float">
            <text:p>3.55</text:p>
          </table:table-cell>
          <table:table-cell office:value-type="float" office:value="385.45" calcext:value-type="float">
            <text:p>385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16" calcext:value-type="date">
            <text:p>16/03/21</text:p>
          </table:table-cell>
          <table:table-cell office:value-type="float" office:value="0.48" calcext:value-type="float">
            <text:p>0.48</text:p>
          </table:table-cell>
          <table:table-cell office:value-type="float" office:value="30407" calcext:value-type="float">
            <text:p>30407</text:p>
          </table:table-cell>
          <table:table-cell table:style-name="ce132" office:value-type="float" office:value="-403" calcext:value-type="float">
            <text:p>-403</text:p>
          </table:table-cell>
          <table:table-cell office:value-type="float" office:value="1889" calcext:value-type="float">
            <text:p>1889</text:p>
          </table:table-cell>
          <table:table-cell office:value-type="float" office:value="-415" calcext:value-type="float">
            <text:p>-415</text:p>
          </table:table-cell>
          <table:table-cell table:style-name="ce132" office:value-type="float" office:value="-17227" calcext:value-type="float">
            <text:p>-17227</text:p>
          </table:table-cell>
          <table:table-cell table:style-name="ce132" office:value-type="float" office:value="-5.95" calcext:value-type="float">
            <text:p>-5.95</text:p>
          </table:table-cell>
          <table:table-cell office:value-type="float" office:value="379.5" calcext:value-type="float">
            <text:p>379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17" calcext:value-type="date">
            <text:p>17/03/21</text:p>
          </table:table-cell>
          <table:table-cell office:value-type="float" office:value="0.41" calcext:value-type="float">
            <text:p>0.41</text:p>
          </table:table-cell>
          <table:table-cell office:value-type="float" office:value="30048" calcext:value-type="float">
            <text:p>30048</text:p>
          </table:table-cell>
          <table:table-cell table:style-name="ce132" office:value-type="float" office:value="-359" calcext:value-type="float">
            <text:p>-359</text:p>
          </table:table-cell>
          <table:table-cell office:value-type="float" office:value="1588" calcext:value-type="float">
            <text:p>1588</text:p>
          </table:table-cell>
          <table:table-cell office:value-type="float" office:value="-1766" calcext:value-type="float">
            <text:p>-1766</text:p>
          </table:table-cell>
          <table:table-cell table:style-name="ce132" office:value-type="float" office:value="-20581" calcext:value-type="float">
            <text:p>-20581</text:p>
          </table:table-cell>
          <table:table-cell table:style-name="ce132" office:value-type="float" office:value="-10.35" calcext:value-type="float">
            <text:p>-10.35</text:p>
          </table:table-cell>
          <table:table-cell office:value-type="float" office:value="369.15" calcext:value-type="float">
            <text:p>369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18" calcext:value-type="date">
            <text:p>18/03/21</text:p>
          </table:table-cell>
          <table:table-cell office:value-type="float" office:value="0.41" calcext:value-type="float">
            <text:p>0.41</text:p>
          </table:table-cell>
          <table:table-cell office:value-type="float" office:value="28853" calcext:value-type="float">
            <text:p>28853</text:p>
          </table:table-cell>
          <table:table-cell table:style-name="ce132" office:value-type="float" office:value="-1195" calcext:value-type="float">
            <text:p>-1195</text:p>
          </table:table-cell>
          <table:table-cell office:value-type="float" office:value="-2667" calcext:value-type="float">
            <text:p>-2667</text:p>
          </table:table-cell>
          <table:table-cell office:value-type="float" office:value="-1080" calcext:value-type="float">
            <text:p>-1080</text:p>
          </table:table-cell>
          <table:table-cell table:style-name="ce132" office:value-type="float" office:value="-18994" calcext:value-type="float">
            <text:p>-18994</text:p>
          </table:table-cell>
          <table:table-cell table:style-name="ce132" office:value-type="float" office:value="-1.7" calcext:value-type="float">
            <text:p>-1.7</text:p>
          </table:table-cell>
          <table:table-cell office:value-type="float" office:value="367.45" calcext:value-type="float">
            <text:p>367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19" calcext:value-type="date">
            <text:p>19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29852" calcext:value-type="float">
            <text:p>29852</text:p>
          </table:table-cell>
          <table:table-cell table:style-name="ce132" office:value-type="float" office:value="999" calcext:value-type="float">
            <text:p>999</text:p>
          </table:table-cell>
          <table:table-cell office:value-type="float" office:value="-2777" calcext:value-type="float">
            <text:p>-2777</text:p>
          </table:table-cell>
          <table:table-cell office:value-type="float" office:value="-879" calcext:value-type="float">
            <text:p>-879</text:p>
          </table:table-cell>
          <table:table-cell table:style-name="ce132" office:value-type="float" office:value="-17096" calcext:value-type="float">
            <text:p>-17096</text:p>
          </table:table-cell>
          <table:table-cell table:style-name="ce132" office:value-type="float" office:value="4.75" calcext:value-type="float">
            <text:p>4.75</text:p>
          </table:table-cell>
          <table:table-cell office:value-type="float" office:value="372.2" calcext:value-type="float">
            <text:p>372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22" calcext:value-type="date">
            <text:p>22/03/21</text:p>
          </table:table-cell>
          <table:table-cell office:value-type="float" office:value="0.39" calcext:value-type="float">
            <text:p>0.39</text:p>
          </table:table-cell>
          <table:table-cell office:value-type="float" office:value="30029" calcext:value-type="float">
            <text:p>30029</text:p>
          </table:table-cell>
          <table:table-cell table:style-name="ce132" office:value-type="float" office:value="177" calcext:value-type="float">
            <text:p>177</text:p>
          </table:table-cell>
          <table:table-cell office:value-type="float" office:value="-630" calcext:value-type="float">
            <text:p>-630</text:p>
          </table:table-cell>
          <table:table-cell office:value-type="float" office:value="-1162" calcext:value-type="float">
            <text:p>-1162</text:p>
          </table:table-cell>
          <table:table-cell table:style-name="ce132" office:value-type="float" office:value="-17628" calcext:value-type="float">
            <text:p>-17628</text:p>
          </table:table-cell>
          <table:table-cell table:style-name="ce132" office:value-type="float" office:value="-4.1" calcext:value-type="float">
            <text:p>-4.1</text:p>
          </table:table-cell>
          <table:table-cell office:value-type="float" office:value="368.1" calcext:value-type="float">
            <text:p>368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23" calcext:value-type="date">
            <text:p>23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30179" calcext:value-type="float">
            <text:p>30179</text:p>
          </table:table-cell>
          <table:table-cell table:style-name="ce132" office:value-type="float" office:value="150" calcext:value-type="float">
            <text:p>150</text:p>
          </table:table-cell>
          <table:table-cell office:value-type="float" office:value="-4183" calcext:value-type="float">
            <text:p>-4183</text:p>
          </table:table-cell>
          <table:table-cell office:value-type="float" office:value="-816" calcext:value-type="float">
            <text:p>-816</text:p>
          </table:table-cell>
          <table:table-cell table:style-name="ce132" office:value-type="float" office:value="-14261" calcext:value-type="float">
            <text:p>-14261</text:p>
          </table:table-cell>
          <table:table-cell table:style-name="ce132" office:value-type="float" office:value="5.4" calcext:value-type="float">
            <text:p>5.4</text:p>
          </table:table-cell>
          <table:table-cell office:value-type="float" office:value="373.5" calcext:value-type="float">
            <text:p>373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24" calcext:value-type="date">
            <text:p>24/03/21</text:p>
          </table:table-cell>
          <table:table-cell office:value-type="float" office:value="0.38" calcext:value-type="float">
            <text:p>0.38</text:p>
          </table:table-cell>
          <table:table-cell office:value-type="float" office:value="29935" calcext:value-type="float">
            <text:p>29935</text:p>
          </table:table-cell>
          <table:table-cell table:style-name="ce132" office:value-type="float" office:value="-244" calcext:value-type="float">
            <text:p>-244</text:p>
          </table:table-cell>
          <table:table-cell office:value-type="float" office:value="-4450" calcext:value-type="float">
            <text:p>-4450</text:p>
          </table:table-cell>
          <table:table-cell office:value-type="float" office:value="-2714" calcext:value-type="float">
            <text:p>-2714</text:p>
          </table:table-cell>
          <table:table-cell table:style-name="ce132" office:value-type="float" office:value="-12525" calcext:value-type="float">
            <text:p>-12525</text:p>
          </table:table-cell>
          <table:table-cell table:style-name="ce132" office:value-type="float" office:value="-13.2" calcext:value-type="float">
            <text:p>-13.2</text:p>
          </table:table-cell>
          <table:table-cell office:value-type="float" office:value="360.3" calcext:value-type="float">
            <text:p>360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25" calcext:value-type="date">
            <text:p>25/03/21</text:p>
          </table:table-cell>
          <table:table-cell office:value-type="float" office:value="0.27" calcext:value-type="float">
            <text:p>0.27</text:p>
          </table:table-cell>
          <table:table-cell office:value-type="float" office:value="30960" calcext:value-type="float">
            <text:p>30960</text:p>
          </table:table-cell>
          <table:table-cell table:style-name="ce132" office:value-type="float" office:value="1025" calcext:value-type="float">
            <text:p>1025</text:p>
          </table:table-cell>
          <table:table-cell office:value-type="float" office:value="-2510" calcext:value-type="float">
            <text:p>-2510</text:p>
          </table:table-cell>
          <table:table-cell office:value-type="float" office:value="-2754" calcext:value-type="float">
            <text:p>-2754</text:p>
          </table:table-cell>
          <table:table-cell table:style-name="ce132" office:value-type="float" office:value="-12769" calcext:value-type="float">
            <text:p>-12769</text:p>
          </table:table-cell>
          <table:table-cell table:style-name="ce132" office:value-type="float" office:value="-4.35" calcext:value-type="float">
            <text:p>-4.35</text:p>
          </table:table-cell>
          <table:table-cell office:value-type="float" office:value="355.95" calcext:value-type="float">
            <text:p>355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26" calcext:value-type="date">
            <text:p>26/03/21</text:p>
          </table:table-cell>
          <table:table-cell office:value-type="float" office:value="0.71" calcext:value-type="float">
            <text:p>0.71</text:p>
          </table:table-cell>
          <table:table-cell office:value-type="float" office:value="29268" calcext:value-type="float">
            <text:p>29268</text:p>
          </table:table-cell>
          <table:table-cell table:style-name="ce132" office:value-type="float" office:value="143" calcext:value-type="float">
            <text:p>143</text:p>
          </table:table-cell>
          <table:table-cell office:value-type="float" office:value="1921" calcext:value-type="float">
            <text:p>1921</text:p>
          </table:table-cell>
          <table:table-cell office:value-type="float" office:value="1516" calcext:value-type="float">
            <text:p>1516</text:p>
          </table:table-cell>
          <table:table-cell table:style-name="ce132" office:value-type="float" office:value="-3738" calcext:value-type="float">
            <text:p>-3738</text:p>
          </table:table-cell>
          <table:table-cell table:style-name="ce132" office:value-type="float" office:value="4.4" calcext:value-type="float">
            <text:p>4.4</text:p>
          </table:table-cell>
          <table:table-cell office:value-type="float" office:value="360.35" calcext:value-type="float">
            <text:p>360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30" calcext:value-type="date">
            <text:p>30/03/21</text:p>
          </table:table-cell>
          <table:table-cell office:value-type="float" office:value="0.7" calcext:value-type="float">
            <text:p>0.7</text:p>
          </table:table-cell>
          <table:table-cell office:value-type="float" office:value="30826" calcext:value-type="float">
            <text:p>30826</text:p>
          </table:table-cell>
          <table:table-cell table:style-name="ce132" office:value-type="float" office:value="1558" calcext:value-type="float">
            <text:p>1558</text:p>
          </table:table-cell>
          <table:table-cell office:value-type="float" office:value="490" calcext:value-type="float">
            <text:p>490</text:p>
          </table:table-cell>
          <table:table-cell office:value-type="float" office:value="250" calcext:value-type="float">
            <text:p>250</text:p>
          </table:table-cell>
          <table:table-cell table:style-name="ce132" office:value-type="float" office:value="-3978" calcext:value-type="float">
            <text:p>-3978</text:p>
          </table:table-cell>
          <table:table-cell table:style-name="ce132" office:value-type="float" office:value="3.15" calcext:value-type="float">
            <text:p>3.15</text:p>
          </table:table-cell>
          <table:table-cell office:value-type="float" office:value="363.5" calcext:value-type="float">
            <text:p>363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3-31" calcext:value-type="date">
            <text:p>31/03/21</text:p>
          </table:table-cell>
          <table:table-cell office:value-type="float" office:value="0.68" calcext:value-type="float">
            <text:p>0.68</text:p>
          </table:table-cell>
          <table:table-cell office:value-type="float" office:value="31113" calcext:value-type="float">
            <text:p>31113</text:p>
          </table:table-cell>
          <table:table-cell table:style-name="ce132" office:value-type="float" office:value="287" calcext:value-type="float">
            <text:p>287</text:p>
          </table:table-cell>
          <table:table-cell office:value-type="float" office:value="731" calcext:value-type="float">
            <text:p>731</text:p>
          </table:table-cell>
          <table:table-cell office:value-type="float" office:value="124" calcext:value-type="float">
            <text:p>124</text:p>
          </table:table-cell>
          <table:table-cell table:style-name="ce132" office:value-type="float" office:value="-4585" calcext:value-type="float">
            <text:p>-4585</text:p>
          </table:table-cell>
          <table:table-cell table:style-name="ce132" office:value-type="float" office:value="2.85" calcext:value-type="float">
            <text:p>2.85</text:p>
          </table:table-cell>
          <table:table-cell office:value-type="float" office:value="366.35" calcext:value-type="float">
            <text:p>366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01" calcext:value-type="date">
            <text:p>01/04/21</text:p>
          </table:table-cell>
          <table:table-cell office:value-type="float" office:value="0.68" calcext:value-type="float">
            <text:p>0.68</text:p>
          </table:table-cell>
          <table:table-cell office:value-type="float" office:value="31853" calcext:value-type="float">
            <text:p>31853</text:p>
          </table:table-cell>
          <table:table-cell table:style-name="ce132" office:value-type="float" office:value="740" calcext:value-type="float">
            <text:p>740</text:p>
          </table:table-cell>
          <table:table-cell office:value-type="float" office:value="621" calcext:value-type="float">
            <text:p>621</text:p>
          </table:table-cell>
          <table:table-cell office:value-type="float" office:value="418" calcext:value-type="float">
            <text:p>418</text:p>
          </table:table-cell>
          <table:table-cell table:style-name="ce132" office:value-type="float" office:value="-4788" calcext:value-type="float">
            <text:p>-4788</text:p>
          </table:table-cell>
          <table:table-cell table:style-name="ce132" office:value-type="float" office:value="7.1" calcext:value-type="float">
            <text:p>7.1</text:p>
          </table:table-cell>
          <table:table-cell office:value-type="float" office:value="373.45" calcext:value-type="float">
            <text:p>373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05" calcext:value-type="date">
            <text:p>05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31967" calcext:value-type="float">
            <text:p>31967</text:p>
          </table:table-cell>
          <table:table-cell table:style-name="ce132" office:value-type="float" office:value="114" calcext:value-type="float">
            <text:p>114</text:p>
          </table:table-cell>
          <table:table-cell office:value-type="float" office:value="4298" calcext:value-type="float">
            <text:p>4298</text:p>
          </table:table-cell>
          <table:table-cell office:value-type="float" office:value="554" calcext:value-type="float">
            <text:p>554</text:p>
          </table:table-cell>
          <table:table-cell table:style-name="ce132" office:value-type="float" office:value="-8532" calcext:value-type="float">
            <text:p>-8532</text:p>
          </table:table-cell>
          <table:table-cell table:style-name="ce132" office:value-type="float" office:value="-18.65" calcext:value-type="float">
            <text:p>-18.65</text:p>
          </table:table-cell>
          <table:table-cell office:value-type="float" office:value="354.8" calcext:value-type="float">
            <text:p>354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06" calcext:value-type="date">
            <text:p>06/04/21</text:p>
          </table:table-cell>
          <table:table-cell office:value-type="float" office:value="0.56" calcext:value-type="float">
            <text:p>0.56</text:p>
          </table:table-cell>
          <table:table-cell office:value-type="float" office:value="32804" calcext:value-type="float">
            <text:p>32804</text:p>
          </table:table-cell>
          <table:table-cell table:style-name="ce132" office:value-type="float" office:value="837" calcext:value-type="float">
            <text:p>837</text:p>
          </table:table-cell>
          <table:table-cell office:value-type="float" office:value="1017" calcext:value-type="float">
            <text:p>1017</text:p>
          </table:table-cell>
          <table:table-cell office:value-type="float" office:value="651" calcext:value-type="float">
            <text:p>651</text:p>
          </table:table-cell>
          <table:table-cell table:style-name="ce132" office:value-type="float" office:value="-8898" calcext:value-type="float">
            <text:p>-8898</text:p>
          </table:table-cell>
          <table:table-cell table:style-name="ce132" office:value-type="float" office:value="-1.85" calcext:value-type="float">
            <text:p>-1.85</text:p>
          </table:table-cell>
          <table:table-cell office:value-type="float" office:value="352.95" calcext:value-type="float">
            <text:p>352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07" calcext:value-type="date">
            <text:p>07/04/21</text:p>
          </table:table-cell>
          <table:table-cell office:value-type="float" office:value="0.6" calcext:value-type="float">
            <text:p>0.6</text:p>
          </table:table-cell>
          <table:table-cell office:value-type="float" office:value="32383" calcext:value-type="float">
            <text:p>32383</text:p>
          </table:table-cell>
          <table:table-cell table:style-name="ce132" office:value-type="float" office:value="-421" calcext:value-type="float">
            <text:p>-421</text:p>
          </table:table-cell>
          <table:table-cell office:value-type="float" office:value="-1301" calcext:value-type="float">
            <text:p>-1301</text:p>
          </table:table-cell>
          <table:table-cell office:value-type="float" office:value="97" calcext:value-type="float">
            <text:p>97</text:p>
          </table:table-cell>
          <table:table-cell table:style-name="ce132" office:value-type="float" office:value="-7500" calcext:value-type="float">
            <text:p>-7500</text:p>
          </table:table-cell>
          <table:table-cell table:style-name="ce132" office:value-type="float" office:value="7.4" calcext:value-type="float">
            <text:p>7.4</text:p>
          </table:table-cell>
          <table:table-cell office:value-type="float" office:value="360.35" calcext:value-type="float">
            <text:p>360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08" calcext:value-type="date">
            <text:p>08/04/21</text:p>
          </table:table-cell>
          <table:table-cell office:value-type="float" office:value="0.59" calcext:value-type="float">
            <text:p>0.59</text:p>
          </table:table-cell>
          <table:table-cell office:value-type="float" office:value="32500" calcext:value-type="float">
            <text:p>32500</text:p>
          </table:table-cell>
          <table:table-cell table:style-name="ce132" office:value-type="float" office:value="117" calcext:value-type="float">
            <text:p>117</text:p>
          </table:table-cell>
          <table:table-cell office:value-type="float" office:value="959" calcext:value-type="float">
            <text:p>959</text:p>
          </table:table-cell>
          <table:table-cell office:value-type="float" office:value="286" calcext:value-type="float">
            <text:p>286</text:p>
          </table:table-cell>
          <table:table-cell table:style-name="ce132" office:value-type="float" office:value="-8173" calcext:value-type="float">
            <text:p>-8173</text:p>
          </table:table-cell>
          <table:table-cell table:style-name="ce132" office:value-type="float" office:value="-3.1" calcext:value-type="float">
            <text:p>-3.1</text:p>
          </table:table-cell>
          <table:table-cell office:value-type="float" office:value="357.25" calcext:value-type="float">
            <text:p>357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09" calcext:value-type="date">
            <text:p>09/04/21</text:p>
          </table:table-cell>
          <table:table-cell office:value-type="float" office:value="0.53" calcext:value-type="float">
            <text:p>0.53</text:p>
          </table:table-cell>
          <table:table-cell office:value-type="float" office:value="35064" calcext:value-type="float">
            <text:p>35064</text:p>
          </table:table-cell>
          <table:table-cell table:style-name="ce132" office:value-type="float" office:value="2564" calcext:value-type="float">
            <text:p>2564</text:p>
          </table:table-cell>
          <table:table-cell office:value-type="float" office:value="2592" calcext:value-type="float">
            <text:p>2592</text:p>
          </table:table-cell>
          <table:table-cell office:value-type="float" office:value="195" calcext:value-type="float">
            <text:p>195</text:p>
          </table:table-cell>
          <table:table-cell table:style-name="ce132" office:value-type="float" office:value="-10570" calcext:value-type="float">
            <text:p>-10570</text:p>
          </table:table-cell>
          <table:table-cell table:style-name="ce132" office:value-type="float" office:value="-2.2" calcext:value-type="float">
            <text:p>-2.2</text:p>
          </table:table-cell>
          <table:table-cell office:value-type="float" office:value="355.05" calcext:value-type="float">
            <text:p>355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12" calcext:value-type="date">
            <text:p>12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34897" calcext:value-type="float">
            <text:p>34897</text:p>
          </table:table-cell>
          <table:table-cell table:style-name="ce132" office:value-type="float" office:value="-167" calcext:value-type="float">
            <text:p>-167</text:p>
          </table:table-cell>
          <table:table-cell office:value-type="float" office:value="3580" calcext:value-type="float">
            <text:p>3580</text:p>
          </table:table-cell>
          <table:table-cell office:value-type="float" office:value="605" calcext:value-type="float">
            <text:p>605</text:p>
          </table:table-cell>
          <table:table-cell table:style-name="ce132" office:value-type="float" office:value="-13545" calcext:value-type="float">
            <text:p>-13545</text:p>
          </table:table-cell>
          <table:table-cell table:style-name="ce132" office:value-type="float" office:value="-24.95" calcext:value-type="float">
            <text:p>-24.95</text:p>
          </table:table-cell>
          <table:table-cell office:value-type="float" office:value="330.1" calcext:value-type="float">
            <text:p>330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13" calcext:value-type="date">
            <text:p>13/04/21</text:p>
          </table:table-cell>
          <table:table-cell office:value-type="float" office:value="0.57" calcext:value-type="float">
            <text:p>0.57</text:p>
          </table:table-cell>
          <table:table-cell office:value-type="float" office:value="33614" calcext:value-type="float">
            <text:p>33614</text:p>
          </table:table-cell>
          <table:table-cell table:style-name="ce132" office:value-type="float" office:value="-1283" calcext:value-type="float">
            <text:p>-1283</text:p>
          </table:table-cell>
          <table:table-cell office:value-type="float" office:value="-2065" calcext:value-type="float">
            <text:p>-2065</text:p>
          </table:table-cell>
          <table:table-cell office:value-type="float" office:value="1234" calcext:value-type="float">
            <text:p>1234</text:p>
          </table:table-cell>
          <table:table-cell table:style-name="ce132" office:value-type="float" office:value="-10246" calcext:value-type="float">
            <text:p>-10246</text:p>
          </table:table-cell>
          <table:table-cell table:style-name="ce132" office:value-type="float" office:value="11.6" calcext:value-type="float">
            <text:p>11.6</text:p>
          </table:table-cell>
          <table:table-cell office:value-type="float" office:value="341.7" calcext:value-type="float">
            <text:p>341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15" calcext:value-type="date">
            <text:p>15/04/21</text:p>
          </table:table-cell>
          <table:table-cell office:value-type="float" office:value="0.59" calcext:value-type="float">
            <text:p>0.59</text:p>
          </table:table-cell>
          <table:table-cell office:value-type="float" office:value="33550" calcext:value-type="float">
            <text:p>33550</text:p>
          </table:table-cell>
          <table:table-cell table:style-name="ce132" office:value-type="float" office:value="-64" calcext:value-type="float">
            <text:p>-64</text:p>
          </table:table-cell>
          <table:table-cell office:value-type="float" office:value="-729" calcext:value-type="float">
            <text:p>-729</text:p>
          </table:table-cell>
          <table:table-cell office:value-type="float" office:value="78" calcext:value-type="float">
            <text:p>78</text:p>
          </table:table-cell>
          <table:table-cell table:style-name="ce132" office:value-type="float" office:value="-9439" calcext:value-type="float">
            <text:p>-9439</text:p>
          </table:table-cell>
          <table:table-cell table:style-name="ce132" office:value-type="float" office:value="2.25" calcext:value-type="float">
            <text:p>2.25</text:p>
          </table:table-cell>
          <table:table-cell office:value-type="float" office:value="343.95" calcext:value-type="float">
            <text:p>343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16" calcext:value-type="date">
            <text:p>16/04/21</text:p>
          </table:table-cell>
          <table:table-cell office:value-type="float" office:value="0.57" calcext:value-type="float">
            <text:p>0.57</text:p>
          </table:table-cell>
          <table:table-cell office:value-type="float" office:value="33989" calcext:value-type="float">
            <text:p>33989</text:p>
          </table:table-cell>
          <table:table-cell table:style-name="ce132" office:value-type="float" office:value="439" calcext:value-type="float">
            <text:p>439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-10342" calcext:value-type="float">
            <text:p>-10342</text:p>
          </table:table-cell>
          <table:table-cell table:style-name="ce132" office:value-type="float" office:value="-2.6" calcext:value-type="float">
            <text:p>-2.6</text:p>
          </table:table-cell>
          <table:table-cell office:value-type="float" office:value="341.35" calcext:value-type="float">
            <text:p>341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19" calcext:value-type="date">
            <text:p>19/04/21</text:p>
          </table:table-cell>
          <table:table-cell office:value-type="float" office:value="0.54" calcext:value-type="float">
            <text:p>0.54</text:p>
          </table:table-cell>
          <table:table-cell office:value-type="float" office:value="34296" calcext:value-type="float">
            <text:p>34296</text:p>
          </table:table-cell>
          <table:table-cell table:style-name="ce132" office:value-type="float" office:value="307" calcext:value-type="float">
            <text:p>307</text:p>
          </table:table-cell>
          <table:table-cell office:value-type="float" office:value="144" calcext:value-type="float">
            <text:p>144</text:p>
          </table:table-cell>
          <table:table-cell office:value-type="float" office:value="-667" calcext:value-type="float">
            <text:p>-667</text:p>
          </table:table-cell>
          <table:table-cell table:style-name="ce132" office:value-type="float" office:value="-11153" calcext:value-type="float">
            <text:p>-11153</text:p>
          </table:table-cell>
          <table:table-cell table:style-name="ce132" office:value-type="float" office:value="-9.45" calcext:value-type="float">
            <text:p>-9.45</text:p>
          </table:table-cell>
          <table:table-cell office:value-type="float" office:value="331.9" calcext:value-type="float">
            <text:p>331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20" calcext:value-type="date">
            <text:p>20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34251" calcext:value-type="float">
            <text:p>34251</text:p>
          </table:table-cell>
          <table:table-cell table:style-name="ce132" office:value-type="float" office:value="-45" calcext:value-type="float">
            <text:p>-45</text:p>
          </table:table-cell>
          <table:table-cell office:value-type="float" office:value="-326" calcext:value-type="float">
            <text:p>-326</text:p>
          </table:table-cell>
          <table:table-cell office:value-type="float" office:value="88" calcext:value-type="float">
            <text:p>88</text:p>
          </table:table-cell>
          <table:table-cell table:style-name="ce132" office:value-type="float" office:value="-10739" calcext:value-type="float">
            <text:p>-10739</text:p>
          </table:table-cell>
          <table:table-cell table:style-name="ce132" office:value-type="float" office:value="-1.75" calcext:value-type="float">
            <text:p>-1.75</text:p>
          </table:table-cell>
          <table:table-cell office:value-type="float" office:value="330.15" calcext:value-type="float">
            <text:p>330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22" calcext:value-type="date">
            <text:p>22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34451" calcext:value-type="float">
            <text:p>34451</text:p>
          </table:table-cell>
          <table:table-cell table:style-name="ce132" office:value-type="float" office:value="200" calcext:value-type="float">
            <text:p>200</text:p>
          </table:table-cell>
          <table:table-cell office:value-type="float" office:value="-2287" calcext:value-type="float">
            <text:p>-2287</text:p>
          </table:table-cell>
          <table:table-cell office:value-type="float" office:value="970" calcext:value-type="float">
            <text:p>970</text:p>
          </table:table-cell>
          <table:table-cell table:style-name="ce132" office:value-type="float" office:value="-7482" calcext:value-type="float">
            <text:p>-7482</text:p>
          </table:table-cell>
          <table:table-cell table:style-name="ce132" office:value-type="float" office:value="6.4" calcext:value-type="float">
            <text:p>6.4</text:p>
          </table:table-cell>
          <table:table-cell office:value-type="float" office:value="336.55" calcext:value-type="float">
            <text:p>336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23" calcext:value-type="date">
            <text:p>23/04/21</text:p>
          </table:table-cell>
          <table:table-cell office:value-type="float" office:value="0.68" calcext:value-type="float">
            <text:p>0.68</text:p>
          </table:table-cell>
          <table:table-cell office:value-type="float" office:value="34074" calcext:value-type="float">
            <text:p>34074</text:p>
          </table:table-cell>
          <table:table-cell table:style-name="ce132" office:value-type="float" office:value="-377" calcext:value-type="float">
            <text:p>-377</text:p>
          </table:table-cell>
          <table:table-cell office:value-type="float" office:value="-1206" calcext:value-type="float">
            <text:p>-1206</text:p>
          </table:table-cell>
          <table:table-cell office:value-type="float" office:value="-332" calcext:value-type="float">
            <text:p>-332</text:p>
          </table:table-cell>
          <table:table-cell table:style-name="ce132" office:value-type="float" office:value="-6608" calcext:value-type="float">
            <text:p>-6608</text:p>
          </table:table-cell>
          <table:table-cell table:style-name="ce132" office:value-type="float" office:value="-0.25" calcext:value-type="float">
            <text:p>-0.25</text:p>
          </table:table-cell>
          <table:table-cell office:value-type="float" office:value="336.3" calcext:value-type="float">
            <text:p>336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BIN</text:p>
          </table:table-cell>
          <table:table-cell table:style-name="ce135" office:value-type="date" office:date-value="2021-04-26" calcext:value-type="date">
            <text:p>26/04/21</text:p>
          </table:table-cell>
          <table:table-cell office:value-type="float" office:value="0.79" calcext:value-type="float">
            <text:p>0.79</text:p>
          </table:table-cell>
          <table:table-cell office:value-type="float" office:value="33925" calcext:value-type="float">
            <text:p>33925</text:p>
          </table:table-cell>
          <table:table-cell table:style-name="ce132" office:value-type="float" office:value="-149" calcext:value-type="float">
            <text:p>-149</text:p>
          </table:table-cell>
          <table:table-cell office:value-type="float" office:value="-2528" calcext:value-type="float">
            <text:p>-2528</text:p>
          </table:table-cell>
          <table:table-cell office:value-type="float" office:value="313" calcext:value-type="float">
            <text:p>313</text:p>
          </table:table-cell>
          <table:table-cell table:style-name="ce132" office:value-type="float" office:value="-3767" calcext:value-type="float">
            <text:p>-3767</text:p>
          </table:table-cell>
          <table:table-cell table:style-name="ce132" office:value-type="float" office:value="8.3" calcext:value-type="float">
            <text:p>8.3</text:p>
          </table:table-cell>
          <table:table-cell office:value-type="float" office:value="344.6" calcext:value-type="float">
            <text:p>344.6</text:p>
          </table:table-cell>
          <table:table-cell table:number-columns-repeated="54"/>
        </table:table-row>
        <table:table-row table:style-name="ro2" table:number-rows-repeated="429">
          <table:table-cell table:number-columns-repeated="4"/>
          <table:table-cell table:style-name="ce132"/>
          <table:table-cell table:number-columns-repeated="2"/>
          <table:table-cell table:style-name="ce132" table:number-columns-repeated="2"/>
          <table:table-cell table:number-columns-repeated="55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BIBANK.E2:SBIBANK.E500 SBIBANK.I2:SBIBANK.I500 SBIBANK.H2:SBIBANK.H500">
            <calcext:condition calcext:apply-style-name="Good" calcext:value="&gt;0" calcext:base-cell-address="SBIBANK.E2"/>
            <calcext:condition calcext:apply-style-name="Bad" calcext:value="&lt;0" calcext:base-cell-address="SBIBANK.E2"/>
          </calcext:conditional-format>
        </calcext:conditional-formats>
      </table:table>
      <table:table table:name="INDUSINDBANK" table:style-name="ta1">
        <table:table-column table:style-name="co4" table:number-columns-repeated="5" table:default-cell-style-name="ce128"/>
        <table:table-column table:style-name="co69" table:default-cell-style-name="ce128"/>
        <table:table-column table:style-name="co70" table:default-cell-style-name="ce128"/>
        <table:table-column table:style-name="co71" table:default-cell-style-name="ce128"/>
        <table:table-column table:style-name="co53" table:default-cell-style-name="ce128"/>
        <table:table-column table:style-name="co4" table:number-columns-repeated="55" table:default-cell-style-name="ce128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office:value-type="string" calcext:value-type="string">
            <text:p>DIFF_PUT_CALL</text:p>
          </table:table-cell>
          <table:table-cell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11" calcext:value-type="date">
            <text:p>11/01/21</text:p>
          </table:table-cell>
          <table:table-cell office:value-type="float" office:value="0.62" calcext:value-type="float">
            <text:p>0.62</text:p>
          </table:table-cell>
          <table:table-cell office:value-type="float" office:value="16975" calcext:value-type="float">
            <text:p>16975</text:p>
          </table:table-cell>
          <table:table-cell table:style-name="ce133" office:value-type="float" office:value="-1185" calcext:value-type="float">
            <text:p>-1185</text:p>
          </table:table-cell>
          <table:table-cell office:value-type="float" office:value="129" calcext:value-type="float">
            <text:p>129</text:p>
          </table:table-cell>
          <table:table-cell office:value-type="float" office:value="91" calcext:value-type="float">
            <text:p>91</text:p>
          </table:table-cell>
          <table:table-cell table:style-name="ce133" office:value-type="float" office:value="-2727" calcext:value-type="float">
            <text:p>-2727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929.5" calcext:value-type="float">
            <text:p>929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12" calcext:value-type="date">
            <text:p>12/01/21</text:p>
          </table:table-cell>
          <table:table-cell office:value-type="float" office:value="0.6" calcext:value-type="float">
            <text:p>0.6</text:p>
          </table:table-cell>
          <table:table-cell office:value-type="float" office:value="17738" calcext:value-type="float">
            <text:p>17738</text:p>
          </table:table-cell>
          <table:table-cell table:style-name="ce133" office:value-type="float" office:value="763" calcext:value-type="float">
            <text:p>763</text:p>
          </table:table-cell>
          <table:table-cell office:value-type="float" office:value="365" calcext:value-type="float">
            <text:p>365</text:p>
          </table:table-cell>
          <table:table-cell office:value-type="float" office:value="103" calcext:value-type="float">
            <text:p>103</text:p>
          </table:table-cell>
          <table:table-cell table:style-name="ce133" office:value-type="float" office:value="-2989" calcext:value-type="float">
            <text:p>-2989</text:p>
          </table:table-cell>
          <table:table-cell table:style-name="ce133" office:value-type="float" office:value="2.2" calcext:value-type="float">
            <text:p>2.2</text:p>
          </table:table-cell>
          <table:table-cell office:value-type="float" office:value="931.7" calcext:value-type="float">
            <text:p>931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13" calcext:value-type="date">
            <text:p>13/01/21</text:p>
          </table:table-cell>
          <table:table-cell office:value-type="float" office:value="0.68" calcext:value-type="float">
            <text:p>0.68</text:p>
          </table:table-cell>
          <table:table-cell office:value-type="float" office:value="16499" calcext:value-type="float">
            <text:p>16499</text:p>
          </table:table-cell>
          <table:table-cell table:style-name="ce133" office:value-type="float" office:value="-1239" calcext:value-type="float">
            <text:p>-1239</text:p>
          </table:table-cell>
          <table:table-cell office:value-type="float" office:value="-675" calcext:value-type="float">
            <text:p>-675</text:p>
          </table:table-cell>
          <table:table-cell office:value-type="float" office:value="81" calcext:value-type="float">
            <text:p>81</text:p>
          </table:table-cell>
          <table:table-cell table:style-name="ce133" office:value-type="float" office:value="-2233" calcext:value-type="float">
            <text:p>-2233</text:p>
          </table:table-cell>
          <table:table-cell table:style-name="ce133" office:value-type="float" office:value="15.55" calcext:value-type="float">
            <text:p>15.55</text:p>
          </table:table-cell>
          <table:table-cell office:value-type="float" office:value="947.25" calcext:value-type="float">
            <text:p>947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14" calcext:value-type="date">
            <text:p>14/01/21</text:p>
          </table:table-cell>
          <table:table-cell office:value-type="float" office:value="0.68" calcext:value-type="float">
            <text:p>0.68</text:p>
          </table:table-cell>
          <table:table-cell office:value-type="float" office:value="16086" calcext:value-type="float">
            <text:p>16086</text:p>
          </table:table-cell>
          <table:table-cell table:style-name="ce133" office:value-type="float" office:value="-413" calcext:value-type="float">
            <text:p>-413</text:p>
          </table:table-cell>
          <table:table-cell office:value-type="float" office:value="470" calcext:value-type="float">
            <text:p>470</text:p>
          </table:table-cell>
          <table:table-cell office:value-type="float" office:value="379" calcext:value-type="float">
            <text:p>379</text:p>
          </table:table-cell>
          <table:table-cell table:style-name="ce133" office:value-type="float" office:value="-2324" calcext:value-type="float">
            <text:p>-2324</text:p>
          </table:table-cell>
          <table:table-cell table:style-name="ce133" office:value-type="float" office:value="26.2" calcext:value-type="float">
            <text:p>26.2</text:p>
          </table:table-cell>
          <table:table-cell office:value-type="float" office:value="973.45" calcext:value-type="float">
            <text:p>973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15" calcext:value-type="date">
            <text:p>15/01/21</text:p>
          </table:table-cell>
          <table:table-cell office:value-type="float" office:value="0.68" calcext:value-type="float">
            <text:p>0.68</text:p>
          </table:table-cell>
          <table:table-cell office:value-type="float" office:value="15816" calcext:value-type="float">
            <text:p>15816</text:p>
          </table:table-cell>
          <table:table-cell table:style-name="ce133" office:value-type="float" office:value="-270" calcext:value-type="float">
            <text:p>-270</text:p>
          </table:table-cell>
          <table:table-cell office:value-type="float" office:value="174" calcext:value-type="float">
            <text:p>174</text:p>
          </table:table-cell>
          <table:table-cell office:value-type="float" office:value="101" calcext:value-type="float">
            <text:p>101</text:p>
          </table:table-cell>
          <table:table-cell table:style-name="ce133" office:value-type="float" office:value="-2397" calcext:value-type="float">
            <text:p>-2397</text:p>
          </table:table-cell>
          <table:table-cell table:style-name="ce133" office:value-type="float" office:value="-5.2" calcext:value-type="float">
            <text:p>-5.2</text:p>
          </table:table-cell>
          <table:table-cell office:value-type="float" office:value="968.25" calcext:value-type="float">
            <text:p>968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18" calcext:value-type="date">
            <text:p>18/01/21</text:p>
          </table:table-cell>
          <table:table-cell office:value-type="float" office:value="0.61" calcext:value-type="float">
            <text:p>0.61</text:p>
          </table:table-cell>
          <table:table-cell office:value-type="float" office:value="15842" calcext:value-type="float">
            <text:p>15842</text:p>
          </table:table-cell>
          <table:table-cell table:style-name="ce133" office:value-type="float" office:value="26" calcext:value-type="float">
            <text:p>26</text:p>
          </table:table-cell>
          <table:table-cell office:value-type="float" office:value="511" calcext:value-type="float">
            <text:p>511</text:p>
          </table:table-cell>
          <table:table-cell office:value-type="float" office:value="-232" calcext:value-type="float">
            <text:p>-232</text:p>
          </table:table-cell>
          <table:table-cell table:style-name="ce133" office:value-type="float" office:value="-3140" calcext:value-type="float">
            <text:p>-3140</text:p>
          </table:table-cell>
          <table:table-cell table:style-name="ce133" office:value-type="float" office:value="-37.45" calcext:value-type="float">
            <text:p>-37.45</text:p>
          </table:table-cell>
          <table:table-cell office:value-type="float" office:value="930.8" calcext:value-type="float">
            <text:p>930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19" calcext:value-type="date">
            <text:p>19/01/21</text:p>
          </table:table-cell>
          <table:table-cell office:value-type="float" office:value="0.6" calcext:value-type="float">
            <text:p>0.6</text:p>
          </table:table-cell>
          <table:table-cell office:value-type="float" office:value="15351" calcext:value-type="float">
            <text:p>15351</text:p>
          </table:table-cell>
          <table:table-cell table:style-name="ce133" office:value-type="float" office:value="-491" calcext:value-type="float">
            <text:p>-491</text:p>
          </table:table-cell>
          <table:table-cell office:value-type="float" office:value="13" calcext:value-type="float">
            <text:p>13</text:p>
          </table:table-cell>
          <table:table-cell office:value-type="float" office:value="-98" calcext:value-type="float">
            <text:p>-98</text:p>
          </table:table-cell>
          <table:table-cell table:style-name="ce133" office:value-type="float" office:value="-3251" calcext:value-type="float">
            <text:p>-3251</text:p>
          </table:table-cell>
          <table:table-cell table:style-name="ce133" office:value-type="float" office:value="13.05" calcext:value-type="float">
            <text:p>13.05</text:p>
          </table:table-cell>
          <table:table-cell office:value-type="float" office:value="943.85" calcext:value-type="float">
            <text:p>943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20" calcext:value-type="date">
            <text:p>20/01/21</text:p>
          </table:table-cell>
          <table:table-cell office:value-type="float" office:value="0.58" calcext:value-type="float">
            <text:p>0.58</text:p>
          </table:table-cell>
          <table:table-cell office:value-type="float" office:value="15278" calcext:value-type="float">
            <text:p>15278</text:p>
          </table:table-cell>
          <table:table-cell table:style-name="ce133" office:value-type="float" office:value="-73" calcext:value-type="float">
            <text:p>-73</text:p>
          </table:table-cell>
          <table:table-cell office:value-type="float" office:value="395" calcext:value-type="float">
            <text:p>395</text:p>
          </table:table-cell>
          <table:table-cell office:value-type="float" office:value="84" calcext:value-type="float">
            <text:p>84</text:p>
          </table:table-cell>
          <table:table-cell table:style-name="ce133" office:value-type="float" office:value="-3562" calcext:value-type="float">
            <text:p>-3562</text:p>
          </table:table-cell>
          <table:table-cell table:style-name="ce133" office:value-type="float" office:value="4.45" calcext:value-type="float">
            <text:p>4.45</text:p>
          </table:table-cell>
          <table:table-cell office:value-type="float" office:value="948.3" calcext:value-type="float">
            <text:p>948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21" calcext:value-type="date">
            <text:p>21/01/21</text:p>
          </table:table-cell>
          <table:table-cell office:value-type="float" office:value="0.61" calcext:value-type="float">
            <text:p>0.61</text:p>
          </table:table-cell>
          <table:table-cell office:value-type="float" office:value="15166" calcext:value-type="float">
            <text:p>15166</text:p>
          </table:table-cell>
          <table:table-cell table:style-name="ce133" office:value-type="float" office:value="-112" calcext:value-type="float">
            <text:p>-112</text:p>
          </table:table-cell>
          <table:table-cell office:value-type="float" office:value="-864" calcext:value-type="float">
            <text:p>-864</text:p>
          </table:table-cell>
          <table:table-cell office:value-type="float" office:value="-238" calcext:value-type="float">
            <text:p>-238</text:p>
          </table:table-cell>
          <table:table-cell table:style-name="ce133" office:value-type="float" office:value="-2936" calcext:value-type="float">
            <text:p>-2936</text:p>
          </table:table-cell>
          <table:table-cell table:style-name="ce133" office:value-type="float" office:value="-24" calcext:value-type="float">
            <text:p>-24</text:p>
          </table:table-cell>
          <table:table-cell office:value-type="float" office:value="924.3" calcext:value-type="float">
            <text:p>924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22" calcext:value-type="date">
            <text:p>22/01/21</text:p>
          </table:table-cell>
          <table:table-cell office:value-type="float" office:value="0.6" calcext:value-type="float">
            <text:p>0.6</text:p>
          </table:table-cell>
          <table:table-cell office:value-type="float" office:value="16307" calcext:value-type="float">
            <text:p>16307</text:p>
          </table:table-cell>
          <table:table-cell table:style-name="ce133" office:value-type="float" office:value="1141" calcext:value-type="float">
            <text:p>1141</text:p>
          </table:table-cell>
          <table:table-cell office:value-type="float" office:value="-57" calcext:value-type="float">
            <text:p>-57</text:p>
          </table:table-cell>
          <table:table-cell office:value-type="float" office:value="-101" calcext:value-type="float">
            <text:p>-101</text:p>
          </table:table-cell>
          <table:table-cell table:style-name="ce133" office:value-type="float" office:value="-2980" calcext:value-type="float">
            <text:p>-2980</text:p>
          </table:table-cell>
          <table:table-cell table:style-name="ce133" office:value-type="float" office:value="-33.05" calcext:value-type="float">
            <text:p>-33.05</text:p>
          </table:table-cell>
          <table:table-cell office:value-type="float" office:value="891.25" calcext:value-type="float">
            <text:p>891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25" calcext:value-type="date">
            <text:p>25/01/21</text:p>
          </table:table-cell>
          <table:table-cell office:value-type="float" office:value="0.49" calcext:value-type="float">
            <text:p>0.49</text:p>
          </table:table-cell>
          <table:table-cell office:value-type="float" office:value="16695" calcext:value-type="float">
            <text:p>16695</text:p>
          </table:table-cell>
          <table:table-cell table:style-name="ce133" office:value-type="float" office:value="388" calcext:value-type="float">
            <text:p>388</text:p>
          </table:table-cell>
          <table:table-cell office:value-type="float" office:value="89" calcext:value-type="float">
            <text:p>89</text:p>
          </table:table-cell>
          <table:table-cell office:value-type="float" office:value="-819" calcext:value-type="float">
            <text:p>-819</text:p>
          </table:table-cell>
          <table:table-cell table:style-name="ce133" office:value-type="float" office:value="-3888" calcext:value-type="float">
            <text:p>-3888</text:p>
          </table:table-cell>
          <table:table-cell table:style-name="ce133" office:value-type="float" office:value="-39.8" calcext:value-type="float">
            <text:p>-39.8</text:p>
          </table:table-cell>
          <table:table-cell office:value-type="float" office:value="851.45" calcext:value-type="float">
            <text:p>851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27" calcext:value-type="date">
            <text:p>27/01/21</text:p>
          </table:table-cell>
          <table:table-cell office:value-type="float" office:value="0.46" calcext:value-type="float">
            <text:p>0.46</text:p>
          </table:table-cell>
          <table:table-cell office:value-type="float" office:value="18891" calcext:value-type="float">
            <text:p>18891</text:p>
          </table:table-cell>
          <table:table-cell table:style-name="ce133" office:value-type="float" office:value="2196" calcext:value-type="float">
            <text:p>2196</text:p>
          </table:table-cell>
          <table:table-cell office:value-type="float" office:value="-2026" calcext:value-type="float">
            <text:p>-2026</text:p>
          </table:table-cell>
          <table:table-cell office:value-type="float" office:value="-1137" calcext:value-type="float">
            <text:p>-1137</text:p>
          </table:table-cell>
          <table:table-cell table:style-name="ce133" office:value-type="float" office:value="-2999" calcext:value-type="float">
            <text:p>-2999</text:p>
          </table:table-cell>
          <table:table-cell table:style-name="ce133" office:value-type="float" office:value="-29.1" calcext:value-type="float">
            <text:p>-29.1</text:p>
          </table:table-cell>
          <table:table-cell office:value-type="float" office:value="822.35" calcext:value-type="float">
            <text:p>822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28" calcext:value-type="date">
            <text:p>28/01/21</text:p>
          </table:table-cell>
          <table:table-cell office:value-type="float" office:value="0.4" calcext:value-type="float">
            <text:p>0.4</text:p>
          </table:table-cell>
          <table:table-cell office:value-type="float" office:value="19942" calcext:value-type="float">
            <text:p>19942</text:p>
          </table:table-cell>
          <table:table-cell table:style-name="ce133" office:value-type="float" office:value="1051" calcext:value-type="float">
            <text:p>1051</text:p>
          </table:table-cell>
          <table:table-cell office:value-type="float" office:value="-877" calcext:value-type="float">
            <text:p>-877</text:p>
          </table:table-cell>
          <table:table-cell office:value-type="float" office:value="-691" calcext:value-type="float">
            <text:p>-691</text:p>
          </table:table-cell>
          <table:table-cell table:style-name="ce133" office:value-type="float" office:value="-2813" calcext:value-type="float">
            <text:p>-2813</text:p>
          </table:table-cell>
          <table:table-cell table:style-name="ce133" office:value-type="float" office:value="-18.8" calcext:value-type="float">
            <text:p>-18.8</text:p>
          </table:table-cell>
          <table:table-cell office:value-type="float" office:value="803.55" calcext:value-type="float">
            <text:p>803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1-29" calcext:value-type="date">
            <text:p>29/01/21</text:p>
          </table:table-cell>
          <table:table-cell office:value-type="float" office:value="0.66" calcext:value-type="float">
            <text:p>0.66</text:p>
          </table:table-cell>
          <table:table-cell office:value-type="float" office:value="19043" calcext:value-type="float">
            <text:p>19043</text:p>
          </table:table-cell>
          <table:table-cell table:style-name="ce133" office:value-type="float" office:value="458" calcext:value-type="float">
            <text:p>458</text:p>
          </table:table-cell>
          <table:table-cell office:value-type="float" office:value="690" calcext:value-type="float">
            <text:p>690</text:p>
          </table:table-cell>
          <table:table-cell office:value-type="float" office:value="143" calcext:value-type="float">
            <text:p>143</text:p>
          </table:table-cell>
          <table:table-cell table:style-name="ce133" office:value-type="float" office:value="-1995" calcext:value-type="float">
            <text:p>-1995</text:p>
          </table:table-cell>
          <table:table-cell table:style-name="ce133" office:value-type="float" office:value="46.95" calcext:value-type="float">
            <text:p>46.95</text:p>
          </table:table-cell>
          <table:table-cell office:value-type="float" office:value="850.5" calcext:value-type="float">
            <text:p>850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01" calcext:value-type="date">
            <text:p>01/02/21</text:p>
          </table:table-cell>
          <table:table-cell office:value-type="float" office:value="0.98" calcext:value-type="float">
            <text:p>0.98</text:p>
          </table:table-cell>
          <table:table-cell office:value-type="float" office:value="26777" calcext:value-type="float">
            <text:p>26777</text:p>
          </table:table-cell>
          <table:table-cell table:style-name="ce133" office:value-type="float" office:value="7734" calcext:value-type="float">
            <text:p>7734</text:p>
          </table:table-cell>
          <table:table-cell office:value-type="float" office:value="116" calcext:value-type="float">
            <text:p>116</text:p>
          </table:table-cell>
          <table:table-cell office:value-type="float" office:value="1963" calcext:value-type="float">
            <text:p>1963</text:p>
          </table:table-cell>
          <table:table-cell table:style-name="ce133" office:value-type="float" office:value="-148" calcext:value-type="float">
            <text:p>-148</text:p>
          </table:table-cell>
          <table:table-cell table:style-name="ce133" office:value-type="float" office:value="127.25" calcext:value-type="float">
            <text:p>127.25</text:p>
          </table:table-cell>
          <table:table-cell office:value-type="float" office:value="977.75" calcext:value-type="float">
            <text:p>977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02" calcext:value-type="date">
            <text:p>02/02/21</text:p>
          </table:table-cell>
          <table:table-cell office:value-type="float" office:value="0.96" calcext:value-type="float">
            <text:p>0.96</text:p>
          </table:table-cell>
          <table:table-cell office:value-type="float" office:value="26076" calcext:value-type="float">
            <text:p>26076</text:p>
          </table:table-cell>
          <table:table-cell table:style-name="ce133" office:value-type="float" office:value="-701" calcext:value-type="float">
            <text:p>-701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table:style-name="ce133" office:value-type="float" office:value="-254" calcext:value-type="float">
            <text:p>-254</text:p>
          </table:table-cell>
          <table:table-cell table:style-name="ce133" office:value-type="float" office:value="2" calcext:value-type="float">
            <text:p>2</text:p>
          </table:table-cell>
          <table:table-cell office:value-type="float" office:value="979.75" calcext:value-type="float">
            <text:p>979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03" calcext:value-type="date">
            <text:p>03/02/21</text:p>
          </table:table-cell>
          <table:table-cell office:value-type="float" office:value="1.07" calcext:value-type="float">
            <text:p>1.07</text:p>
          </table:table-cell>
          <table:table-cell office:value-type="float" office:value="28786" calcext:value-type="float">
            <text:p>28786</text:p>
          </table:table-cell>
          <table:table-cell table:style-name="ce133" office:value-type="float" office:value="2710" calcext:value-type="float">
            <text:p>2710</text:p>
          </table:table-cell>
          <table:table-cell office:value-type="float" office:value="905" calcext:value-type="float">
            <text:p>905</text:p>
          </table:table-cell>
          <table:table-cell office:value-type="float" office:value="1642" calcext:value-type="float">
            <text:p>1642</text:p>
          </table:table-cell>
          <table:table-cell table:style-name="ce133" office:value-type="float" office:value="483" calcext:value-type="float">
            <text:p>483</text:p>
          </table:table-cell>
          <table:table-cell table:style-name="ce133" office:value-type="float" office:value="73.65" calcext:value-type="float">
            <text:p>73.65</text:p>
          </table:table-cell>
          <table:table-cell office:value-type="float" office:value="1053.4" calcext:value-type="float">
            <text:p>1053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04" calcext:value-type="date">
            <text:p>04/02/21</text:p>
          </table:table-cell>
          <table:table-cell office:value-type="float" office:value="0.94" calcext:value-type="float">
            <text:p>0.94</text:p>
          </table:table-cell>
          <table:table-cell office:value-type="float" office:value="29167" calcext:value-type="float">
            <text:p>29167</text:p>
          </table:table-cell>
          <table:table-cell table:style-name="ce133" office:value-type="float" office:value="381" calcext:value-type="float">
            <text:p>381</text:p>
          </table:table-cell>
          <table:table-cell office:value-type="float" office:value="708" calcext:value-type="float">
            <text:p>708</text:p>
          </table:table-cell>
          <table:table-cell office:value-type="float" office:value="-228" calcext:value-type="float">
            <text:p>-228</text:p>
          </table:table-cell>
          <table:table-cell table:style-name="ce133" office:value-type="float" office:value="-453" calcext:value-type="float">
            <text:p>-453</text:p>
          </table:table-cell>
          <table:table-cell table:style-name="ce133" office:value-type="float" office:value="-16.7" calcext:value-type="float">
            <text:p>-16.7</text:p>
          </table:table-cell>
          <table:table-cell office:value-type="float" office:value="1036.7" calcext:value-type="float">
            <text:p>1036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05" calcext:value-type="date">
            <text:p>05/02/21</text:p>
          </table:table-cell>
          <table:table-cell office:value-type="float" office:value="0.89" calcext:value-type="float">
            <text:p>0.89</text:p>
          </table:table-cell>
          <table:table-cell office:value-type="float" office:value="27617" calcext:value-type="float">
            <text:p>27617</text:p>
          </table:table-cell>
          <table:table-cell table:style-name="ce133" office:value-type="float" office:value="-1550" calcext:value-type="float">
            <text:p>-1550</text:p>
          </table:table-cell>
          <table:table-cell office:value-type="float" office:value="765" calcext:value-type="float">
            <text:p>765</text:p>
          </table:table-cell>
          <table:table-cell office:value-type="float" office:value="270" calcext:value-type="float">
            <text:p>270</text:p>
          </table:table-cell>
          <table:table-cell table:style-name="ce133" office:value-type="float" office:value="-948" calcext:value-type="float">
            <text:p>-948</text:p>
          </table:table-cell>
          <table:table-cell table:style-name="ce133" office:value-type="float" office:value="-7.8" calcext:value-type="float">
            <text:p>-7.8</text:p>
          </table:table-cell>
          <table:table-cell office:value-type="float" office:value="1028.9" calcext:value-type="float">
            <text:p>1028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08" calcext:value-type="date">
            <text:p>08/02/21</text:p>
          </table:table-cell>
          <table:table-cell office:value-type="float" office:value="0.86" calcext:value-type="float">
            <text:p>0.86</text:p>
          </table:table-cell>
          <table:table-cell office:value-type="float" office:value="27640" calcext:value-type="float">
            <text:p>27640</text:p>
          </table:table-cell>
          <table:table-cell table:style-name="ce133"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-124" calcext:value-type="float">
            <text:p>-124</text:p>
          </table:table-cell>
          <table:table-cell table:style-name="ce133" office:value-type="float" office:value="-1222" calcext:value-type="float">
            <text:p>-1222</text:p>
          </table:table-cell>
          <table:table-cell table:style-name="ce133" office:value-type="float" office:value="10.65" calcext:value-type="float">
            <text:p>10.65</text:p>
          </table:table-cell>
          <table:table-cell office:value-type="float" office:value="1039.55" calcext:value-type="float">
            <text:p>1039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09" calcext:value-type="date">
            <text:p>09/02/21</text:p>
          </table:table-cell>
          <table:table-cell office:value-type="float" office:value="0.85" calcext:value-type="float">
            <text:p>0.85</text:p>
          </table:table-cell>
          <table:table-cell office:value-type="float" office:value="27738" calcext:value-type="float">
            <text:p>27738</text:p>
          </table:table-cell>
          <table:table-cell table:style-name="ce133"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-22" calcext:value-type="float">
            <text:p>-22</text:p>
          </table:table-cell>
          <table:table-cell table:style-name="ce133" office:value-type="float" office:value="-1354" calcext:value-type="float">
            <text:p>-1354</text:p>
          </table:table-cell>
          <table:table-cell table:style-name="ce133" office:value-type="float" office:value="-11.35" calcext:value-type="float">
            <text:p>-11.35</text:p>
          </table:table-cell>
          <table:table-cell office:value-type="float" office:value="1028.2" calcext:value-type="float">
            <text:p>1028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0" calcext:value-type="date">
            <text:p>10/02/21</text:p>
          </table:table-cell>
          <table:table-cell office:value-type="float" office:value="0.82" calcext:value-type="float">
            <text:p>0.82</text:p>
          </table:table-cell>
          <table:table-cell office:value-type="float" office:value="28258" calcext:value-type="float">
            <text:p>28258</text:p>
          </table:table-cell>
          <table:table-cell table:style-name="ce133" office:value-type="float" office:value="520" calcext:value-type="float">
            <text:p>520</text:p>
          </table:table-cell>
          <table:table-cell office:value-type="float" office:value="224" calcext:value-type="float">
            <text:p>224</text:p>
          </table:table-cell>
          <table:table-cell office:value-type="float" office:value="-101" calcext:value-type="float">
            <text:p>-101</text:p>
          </table:table-cell>
          <table:table-cell table:style-name="ce133" office:value-type="float" office:value="-1679" calcext:value-type="float">
            <text:p>-1679</text:p>
          </table:table-cell>
          <table:table-cell table:style-name="ce133" office:value-type="float" office:value="0.5" calcext:value-type="float">
            <text:p>0.5</text:p>
          </table:table-cell>
          <table:table-cell office:value-type="float" office:value="1028.7" calcext:value-type="float">
            <text:p>1028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1" calcext:value-type="date">
            <text:p>11/02/21</text:p>
          </table:table-cell>
          <table:table-cell office:value-type="float" office:value="0.76" calcext:value-type="float">
            <text:p>0.76</text:p>
          </table:table-cell>
          <table:table-cell office:value-type="float" office:value="28149" calcext:value-type="float">
            <text:p>28149</text:p>
          </table:table-cell>
          <table:table-cell table:style-name="ce133" office:value-type="float" office:value="-109" calcext:value-type="float">
            <text:p>-109</text:p>
          </table:table-cell>
          <table:table-cell office:value-type="float" office:value="643" calcext:value-type="float">
            <text:p>643</text:p>
          </table:table-cell>
          <table:table-cell office:value-type="float" office:value="-27" calcext:value-type="float">
            <text:p>-27</text:p>
          </table:table-cell>
          <table:table-cell table:style-name="ce133" office:value-type="float" office:value="-2349" calcext:value-type="float">
            <text:p>-2349</text:p>
          </table:table-cell>
          <table:table-cell table:style-name="ce133" office:value-type="float" office:value="-2.8" calcext:value-type="float">
            <text:p>-2.8</text:p>
          </table:table-cell>
          <table:table-cell office:value-type="float" office:value="1025.9" calcext:value-type="float">
            <text:p>1025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2" calcext:value-type="date">
            <text:p>12/02/21</text:p>
          </table:table-cell>
          <table:table-cell office:value-type="float" office:value="0.72" calcext:value-type="float">
            <text:p>0.72</text:p>
          </table:table-cell>
          <table:table-cell office:value-type="float" office:value="29189" calcext:value-type="float">
            <text:p>29189</text:p>
          </table:table-cell>
          <table:table-cell table:style-name="ce133" office:value-type="float" office:value="1040" calcext:value-type="float">
            <text:p>1040</text:p>
          </table:table-cell>
          <table:table-cell office:value-type="float" office:value="795" calcext:value-type="float">
            <text:p>795</text:p>
          </table:table-cell>
          <table:table-cell office:value-type="float" office:value="103" calcext:value-type="float">
            <text:p>103</text:p>
          </table:table-cell>
          <table:table-cell table:style-name="ce133" office:value-type="float" office:value="-3041" calcext:value-type="float">
            <text:p>-3041</text:p>
          </table:table-cell>
          <table:table-cell table:style-name="ce133" office:value-type="float" office:value="2.65" calcext:value-type="float">
            <text:p>2.65</text:p>
          </table:table-cell>
          <table:table-cell office:value-type="float" office:value="1028.55" calcext:value-type="float">
            <text:p>1028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5" calcext:value-type="date">
            <text:p>15/02/21</text:p>
          </table:table-cell>
          <table:table-cell office:value-type="float" office:value="0.74" calcext:value-type="float">
            <text:p>0.74</text:p>
          </table:table-cell>
          <table:table-cell office:value-type="float" office:value="30097" calcext:value-type="float">
            <text:p>30097</text:p>
          </table:table-cell>
          <table:table-cell table:style-name="ce133" office:value-type="float" office:value="908" calcext:value-type="float">
            <text:p>908</text:p>
          </table:table-cell>
          <table:table-cell office:value-type="float" office:value="-126" calcext:value-type="float">
            <text:p>-126</text:p>
          </table:table-cell>
          <table:table-cell office:value-type="float" office:value="175" calcext:value-type="float">
            <text:p>175</text:p>
          </table:table-cell>
          <table:table-cell table:style-name="ce133" office:value-type="float" office:value="-2740" calcext:value-type="float">
            <text:p>-2740</text:p>
          </table:table-cell>
          <table:table-cell table:style-name="ce133" office:value-type="float" office:value="34.05" calcext:value-type="float">
            <text:p>34.05</text:p>
          </table:table-cell>
          <table:table-cell office:value-type="float" office:value="1062.6" calcext:value-type="float">
            <text:p>1062.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6" calcext:value-type="date">
            <text:p>16/02/21</text:p>
          </table:table-cell>
          <table:table-cell office:value-type="float" office:value="0.7" calcext:value-type="float">
            <text:p>0.7</text:p>
          </table:table-cell>
          <table:table-cell office:value-type="float" office:value="28764" calcext:value-type="float">
            <text:p>28764</text:p>
          </table:table-cell>
          <table:table-cell table:style-name="ce133" office:value-type="float" office:value="-1333" calcext:value-type="float">
            <text:p>-1333</text:p>
          </table:table-cell>
          <table:table-cell office:value-type="float" office:value="625" calcext:value-type="float">
            <text:p>625</text:p>
          </table:table-cell>
          <table:table-cell office:value-type="float" office:value="-32" calcext:value-type="float">
            <text:p>-32</text:p>
          </table:table-cell>
          <table:table-cell table:style-name="ce133" office:value-type="float" office:value="-3397" calcext:value-type="float">
            <text:p>-3397</text:p>
          </table:table-cell>
          <table:table-cell table:style-name="ce133" office:value-type="float" office:value="-1.7" calcext:value-type="float">
            <text:p>-1.7</text:p>
          </table:table-cell>
          <table:table-cell office:value-type="float" office:value="1060.9" calcext:value-type="float">
            <text:p>1060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7" calcext:value-type="date">
            <text:p>17/02/21</text:p>
          </table:table-cell>
          <table:table-cell office:value-type="float" office:value="0.62" calcext:value-type="float">
            <text:p>0.62</text:p>
          </table:table-cell>
          <table:table-cell office:value-type="float" office:value="26945" calcext:value-type="float">
            <text:p>26945</text:p>
          </table:table-cell>
          <table:table-cell table:style-name="ce133" office:value-type="float" office:value="-1819" calcext:value-type="float">
            <text:p>-1819</text:p>
          </table:table-cell>
          <table:table-cell office:value-type="float" office:value="1119" calcext:value-type="float">
            <text:p>1119</text:p>
          </table:table-cell>
          <table:table-cell office:value-type="float" office:value="-201" calcext:value-type="float">
            <text:p>-201</text:p>
          </table:table-cell>
          <table:table-cell table:style-name="ce133" office:value-type="float" office:value="-4717" calcext:value-type="float">
            <text:p>-4717</text:p>
          </table:table-cell>
          <table:table-cell table:style-name="ce133" office:value-type="float" office:value="-27.35" calcext:value-type="float">
            <text:p>-27.35</text:p>
          </table:table-cell>
          <table:table-cell office:value-type="float" office:value="1033.55" calcext:value-type="float">
            <text:p>1033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8" calcext:value-type="date">
            <text:p>18/02/21</text:p>
          </table:table-cell>
          <table:table-cell office:value-type="float" office:value="0.64" calcext:value-type="float">
            <text:p>0.64</text:p>
          </table:table-cell>
          <table:table-cell office:value-type="float" office:value="26963" calcext:value-type="float">
            <text:p>26963</text:p>
          </table:table-cell>
          <table:table-cell table:style-name="ce133" office:value-type="float" office:value="18" calcext:value-type="float">
            <text:p>18</text:p>
          </table:table-cell>
          <table:table-cell office:value-type="float" office:value="-682" calcext:value-type="float">
            <text:p>-682</text:p>
          </table:table-cell>
          <table:table-cell office:value-type="float" office:value="-175" calcext:value-type="float">
            <text:p>-175</text:p>
          </table:table-cell>
          <table:table-cell table:style-name="ce133" office:value-type="float" office:value="-4210" calcext:value-type="float">
            <text:p>-4210</text:p>
          </table:table-cell>
          <table:table-cell table:style-name="ce133" office:value-type="float" office:value="13.55" calcext:value-type="float">
            <text:p>13.55</text:p>
          </table:table-cell>
          <table:table-cell office:value-type="float" office:value="1047.1" calcext:value-type="float">
            <text:p>1047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19" calcext:value-type="date">
            <text:p>19/02/21</text:p>
          </table:table-cell>
          <table:table-cell office:value-type="float" office:value="0.68" calcext:value-type="float">
            <text:p>0.68</text:p>
          </table:table-cell>
          <table:table-cell office:value-type="float" office:value="26576" calcext:value-type="float">
            <text:p>26576</text:p>
          </table:table-cell>
          <table:table-cell table:style-name="ce133" office:value-type="float" office:value="-387" calcext:value-type="float">
            <text:p>-387</text:p>
          </table:table-cell>
          <table:table-cell office:value-type="float" office:value="-1328" calcext:value-type="float">
            <text:p>-1328</text:p>
          </table:table-cell>
          <table:table-cell office:value-type="float" office:value="-456" calcext:value-type="float">
            <text:p>-456</text:p>
          </table:table-cell>
          <table:table-cell table:style-name="ce133" office:value-type="float" office:value="-3338" calcext:value-type="float">
            <text:p>-3338</text:p>
          </table:table-cell>
          <table:table-cell table:style-name="ce133" office:value-type="float" office:value="20.6" calcext:value-type="float">
            <text:p>20.6</text:p>
          </table:table-cell>
          <table:table-cell office:value-type="float" office:value="1067.7" calcext:value-type="float">
            <text:p>1067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22" calcext:value-type="date">
            <text:p>22/02/21</text:p>
          </table:table-cell>
          <table:table-cell office:value-type="float" office:value="0.7" calcext:value-type="float">
            <text:p>0.7</text:p>
          </table:table-cell>
          <table:table-cell office:value-type="float" office:value="25516" calcext:value-type="float">
            <text:p>25516</text:p>
          </table:table-cell>
          <table:table-cell table:style-name="ce133" office:value-type="float" office:value="-1060" calcext:value-type="float">
            <text:p>-1060</text:p>
          </table:table-cell>
          <table:table-cell office:value-type="float" office:value="-1259" calcext:value-type="float">
            <text:p>-1259</text:p>
          </table:table-cell>
          <table:table-cell office:value-type="float" office:value="-661" calcext:value-type="float">
            <text:p>-661</text:p>
          </table:table-cell>
          <table:table-cell table:style-name="ce133" office:value-type="float" office:value="-2740" calcext:value-type="float">
            <text:p>-2740</text:p>
          </table:table-cell>
          <table:table-cell table:style-name="ce133" office:value-type="float" office:value="-46.25" calcext:value-type="float">
            <text:p>-46.25</text:p>
          </table:table-cell>
          <table:table-cell office:value-type="float" office:value="1021.45" calcext:value-type="float">
            <text:p>1021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23" calcext:value-type="date">
            <text:p>23/02/21</text:p>
          </table:table-cell>
          <table:table-cell office:value-type="float" office:value="0.83" calcext:value-type="float">
            <text:p>0.83</text:p>
          </table:table-cell>
          <table:table-cell office:value-type="float" office:value="25370" calcext:value-type="float">
            <text:p>25370</text:p>
          </table:table-cell>
          <table:table-cell table:style-name="ce133" office:value-type="float" office:value="-146" calcext:value-type="float">
            <text:p>-146</text:p>
          </table:table-cell>
          <table:table-cell office:value-type="float" office:value="-1545" calcext:value-type="float">
            <text:p>-1545</text:p>
          </table:table-cell>
          <table:table-cell office:value-type="float" office:value="-90" calcext:value-type="float">
            <text:p>-90</text:p>
          </table:table-cell>
          <table:table-cell table:style-name="ce133" office:value-type="float" office:value="-1285" calcext:value-type="float">
            <text:p>-1285</text:p>
          </table:table-cell>
          <table:table-cell table:style-name="ce133" office:value-type="float" office:value="26.1" calcext:value-type="float">
            <text:p>26.1</text:p>
          </table:table-cell>
          <table:table-cell office:value-type="float" office:value="1047.55" calcext:value-type="float">
            <text:p>1047.5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24" calcext:value-type="date">
            <text:p>24/02/21</text:p>
          </table:table-cell>
          <table:table-cell office:value-type="float" office:value="0.96" calcext:value-type="float">
            <text:p>0.96</text:p>
          </table:table-cell>
          <table:table-cell office:value-type="float" office:value="25825" calcext:value-type="float">
            <text:p>25825</text:p>
          </table:table-cell>
          <table:table-cell table:style-name="ce133" office:value-type="float" office:value="455" calcext:value-type="float">
            <text:p>455</text:p>
          </table:table-cell>
          <table:table-cell office:value-type="float" office:value="-1406" calcext:value-type="float">
            <text:p>-1406</text:p>
          </table:table-cell>
          <table:table-cell office:value-type="float" office:value="-395" calcext:value-type="float">
            <text:p>-395</text:p>
          </table:table-cell>
          <table:table-cell table:style-name="ce133" office:value-type="float" office:value="-274" calcext:value-type="float">
            <text:p>-274</text:p>
          </table:table-cell>
          <table:table-cell table:style-name="ce133" office:value-type="float" office:value="24.15" calcext:value-type="float">
            <text:p>24.15</text:p>
          </table:table-cell>
          <table:table-cell office:value-type="float" office:value="1071.7" calcext:value-type="float">
            <text:p>1071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25" calcext:value-type="date">
            <text:p>25/02/21</text:p>
          </table:table-cell>
          <table:table-cell office:value-type="float" office:value="1.32" calcext:value-type="float">
            <text:p>1.32</text:p>
          </table:table-cell>
          <table:table-cell office:value-type="float" office:value="27014" calcext:value-type="float">
            <text:p>27014</text:p>
          </table:table-cell>
          <table:table-cell table:style-name="ce133" office:value-type="float" office:value="1189" calcext:value-type="float">
            <text:p>1189</text:p>
          </table:table-cell>
          <table:table-cell office:value-type="float" office:value="-1884" calcext:value-type="float">
            <text:p>-1884</text:p>
          </table:table-cell>
          <table:table-cell office:value-type="float" office:value="-264" calcext:value-type="float">
            <text:p>-264</text:p>
          </table:table-cell>
          <table:table-cell table:style-name="ce133" office:value-type="float" office:value="1346" calcext:value-type="float">
            <text:p>1346</text:p>
          </table:table-cell>
          <table:table-cell table:style-name="ce133" office:value-type="float" office:value="38.05" calcext:value-type="float">
            <text:p>38.05</text:p>
          </table:table-cell>
          <table:table-cell office:value-type="float" office:value="1109.75" calcext:value-type="float">
            <text:p>1109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2-26" calcext:value-type="date">
            <text:p>26/02/21</text:p>
          </table:table-cell>
          <table:table-cell office:value-type="float" office:value="0.68" calcext:value-type="float">
            <text:p>0.68</text:p>
          </table:table-cell>
          <table:table-cell office:value-type="float" office:value="24083" calcext:value-type="float">
            <text:p>24083</text:p>
          </table:table-cell>
          <table:table-cell table:style-name="ce133" office:value-type="float" office:value="-1178" calcext:value-type="float">
            <text:p>-1178</text:p>
          </table:table-cell>
          <table:table-cell office:value-type="float" office:value="885" calcext:value-type="float">
            <text:p>885</text:p>
          </table:table-cell>
          <table:table-cell office:value-type="float" office:value="870" calcext:value-type="float">
            <text:p>870</text:p>
          </table:table-cell>
          <table:table-cell table:style-name="ce133" office:value-type="float" office:value="-1733" calcext:value-type="float">
            <text:p>-1733</text:p>
          </table:table-cell>
          <table:table-cell table:style-name="ce133" office:value-type="float" office:value="-43.75" calcext:value-type="float">
            <text:p>-43.75</text:p>
          </table:table-cell>
          <table:table-cell office:value-type="float" office:value="1066" calcext:value-type="float">
            <text:p>106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01" calcext:value-type="date">
            <text:p>01/03/21</text:p>
          </table:table-cell>
          <table:table-cell office:value-type="float" office:value="0.69" calcext:value-type="float">
            <text:p>0.69</text:p>
          </table:table-cell>
          <table:table-cell office:value-type="float" office:value="23502" calcext:value-type="float">
            <text:p>23502</text:p>
          </table:table-cell>
          <table:table-cell table:style-name="ce133" office:value-type="float" office:value="-581" calcext:value-type="float">
            <text:p>-581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table:style-name="ce133" office:value-type="float" office:value="-1695" calcext:value-type="float">
            <text:p>-1695</text:p>
          </table:table-cell>
          <table:table-cell table:style-name="ce133" office:value-type="float" office:value="5.75" calcext:value-type="float">
            <text:p>5.75</text:p>
          </table:table-cell>
          <table:table-cell office:value-type="float" office:value="1071.75" calcext:value-type="float">
            <text:p>1071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02" calcext:value-type="date">
            <text:p>02/03/21</text:p>
          </table:table-cell>
          <table:table-cell office:value-type="float" office:value="0.7" calcext:value-type="float">
            <text:p>0.7</text:p>
          </table:table-cell>
          <table:table-cell office:value-type="float" office:value="23315" calcext:value-type="float">
            <text:p>23315</text:p>
          </table:table-cell>
          <table:table-cell table:style-name="ce133" office:value-type="float" office:value="-187" calcext:value-type="float">
            <text:p>-187</text:p>
          </table:table-cell>
          <table:table-cell office:value-type="float" office:value="-81" calcext:value-type="float">
            <text:p>-81</text:p>
          </table:table-cell>
          <table:table-cell office:value-type="float" office:value="28" calcext:value-type="float">
            <text:p>28</text:p>
          </table:table-cell>
          <table:table-cell table:style-name="ce133" office:value-type="float" office:value="-1586" calcext:value-type="float">
            <text:p>-1586</text:p>
          </table:table-cell>
          <table:table-cell table:style-name="ce133" office:value-type="float" office:value="5.4" calcext:value-type="float">
            <text:p>5.4</text:p>
          </table:table-cell>
          <table:table-cell office:value-type="float" office:value="1077.15" calcext:value-type="float">
            <text:p>1077.1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03" calcext:value-type="date">
            <text:p>03/03/21</text:p>
          </table:table-cell>
          <table:table-cell office:value-type="float" office:value="0.7" calcext:value-type="float">
            <text:p>0.7</text:p>
          </table:table-cell>
          <table:table-cell office:value-type="float" office:value="24023" calcext:value-type="float">
            <text:p>24023</text:p>
          </table:table-cell>
          <table:table-cell table:style-name="ce133" office:value-type="float" office:value="708" calcext:value-type="float">
            <text:p>708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table:style-name="ce133" office:value-type="float" office:value="-1619" calcext:value-type="float">
            <text:p>-1619</text:p>
          </table:table-cell>
          <table:table-cell table:style-name="ce133" office:value-type="float" office:value="30.5" calcext:value-type="float">
            <text:p>30.5</text:p>
          </table:table-cell>
          <table:table-cell office:value-type="float" office:value="1107.65" calcext:value-type="float">
            <text:p>1107.6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04" calcext:value-type="date">
            <text:p>04/03/21</text:p>
          </table:table-cell>
          <table:table-cell office:value-type="float" office:value="0.71" calcext:value-type="float">
            <text:p>0.71</text:p>
          </table:table-cell>
          <table:table-cell office:value-type="float" office:value="24473" calcext:value-type="float">
            <text:p>24473</text:p>
          </table:table-cell>
          <table:table-cell table:style-name="ce133" office:value-type="float" office:value="450" calcext:value-type="float">
            <text:p>45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style-name="ce133" office:value-type="float" office:value="-1638" calcext:value-type="float">
            <text:p>-1638</text:p>
          </table:table-cell>
          <table:table-cell table:style-name="ce133" office:value-type="float" office:value="-9.35" calcext:value-type="float">
            <text:p>-9.35</text:p>
          </table:table-cell>
          <table:table-cell office:value-type="float" office:value="1098.3" calcext:value-type="float">
            <text:p>1098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05" calcext:value-type="date">
            <text:p>05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25551" calcext:value-type="float">
            <text:p>25551</text:p>
          </table:table-cell>
          <table:table-cell table:style-name="ce133" office:value-type="float" office:value="1078" calcext:value-type="float">
            <text:p>1078</text:p>
          </table:table-cell>
          <table:table-cell office:value-type="float" office:value="1887" calcext:value-type="float">
            <text:p>1887</text:p>
          </table:table-cell>
          <table:table-cell office:value-type="float" office:value="463" calcext:value-type="float">
            <text:p>463</text:p>
          </table:table-cell>
          <table:table-cell table:style-name="ce133" office:value-type="float" office:value="-3062" calcext:value-type="float">
            <text:p>-3062</text:p>
          </table:table-cell>
          <table:table-cell table:style-name="ce133" office:value-type="float" office:value="-53.4" calcext:value-type="float">
            <text:p>-53.4</text:p>
          </table:table-cell>
          <table:table-cell office:value-type="float" office:value="1044.9" calcext:value-type="float">
            <text:p>1044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08" calcext:value-type="date">
            <text:p>08/03/21</text:p>
          </table:table-cell>
          <table:table-cell office:value-type="float" office:value="0.53" calcext:value-type="float">
            <text:p>0.53</text:p>
          </table:table-cell>
          <table:table-cell office:value-type="float" office:value="26514" calcext:value-type="float">
            <text:p>26514</text:p>
          </table:table-cell>
          <table:table-cell table:style-name="ce133" office:value-type="float" office:value="963" calcext:value-type="float">
            <text:p>963</text:p>
          </table:table-cell>
          <table:table-cell office:value-type="float" office:value="1131" calcext:value-type="float">
            <text:p>1131</text:p>
          </table:table-cell>
          <table:table-cell office:value-type="float" office:value="170" calcext:value-type="float">
            <text:p>170</text:p>
          </table:table-cell>
          <table:table-cell table:style-name="ce133" office:value-type="float" office:value="-4023" calcext:value-type="float">
            <text:p>-4023</text:p>
          </table:table-cell>
          <table:table-cell table:style-name="ce133" office:value-type="float" office:value="-20.95" calcext:value-type="float">
            <text:p>-20.95</text:p>
          </table:table-cell>
          <table:table-cell office:value-type="float" office:value="1023.95" calcext:value-type="float">
            <text:p>1023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09" calcext:value-type="date">
            <text:p>09/03/21</text:p>
          </table:table-cell>
          <table:table-cell office:value-type="float" office:value="0.53" calcext:value-type="float">
            <text:p>0.53</text:p>
          </table:table-cell>
          <table:table-cell office:value-type="float" office:value="27150" calcext:value-type="float">
            <text:p>27150</text:p>
          </table:table-cell>
          <table:table-cell table:style-name="ce133" office:value-type="float" office:value="636" calcext:value-type="float">
            <text:p>636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table:style-name="ce133" office:value-type="float" office:value="-4153" calcext:value-type="float">
            <text:p>-4153</text:p>
          </table:table-cell>
          <table:table-cell table:style-name="ce133" office:value-type="float" office:value="7" calcext:value-type="float">
            <text:p>7</text:p>
          </table:table-cell>
          <table:table-cell office:value-type="float" office:value="1030.95" calcext:value-type="float">
            <text:p>1030.9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10" calcext:value-type="date">
            <text:p>10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27403" calcext:value-type="float">
            <text:p>27403</text:p>
          </table:table-cell>
          <table:table-cell table:style-name="ce133"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table:style-name="ce133" office:value-type="float" office:value="-4357" calcext:value-type="float">
            <text:p>-4357</text:p>
          </table:table-cell>
          <table:table-cell table:style-name="ce133" office:value-type="float" office:value="14.35" calcext:value-type="float">
            <text:p>14.35</text:p>
          </table:table-cell>
          <table:table-cell office:value-type="float" office:value="1045.3" calcext:value-type="float">
            <text:p>1045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12" calcext:value-type="date">
            <text:p>12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27281" calcext:value-type="float">
            <text:p>27281</text:p>
          </table:table-cell>
          <table:table-cell table:style-name="ce133" office:value-type="float" office:value="-122" calcext:value-type="float">
            <text:p>-122</text:p>
          </table:table-cell>
          <table:table-cell office:value-type="float" office:value="326" calcext:value-type="float">
            <text:p>326</text:p>
          </table:table-cell>
          <table:table-cell office:value-type="float" office:value="-124" calcext:value-type="float">
            <text:p>-124</text:p>
          </table:table-cell>
          <table:table-cell table:style-name="ce133" office:value-type="float" office:value="-4807" calcext:value-type="float">
            <text:p>-4807</text:p>
          </table:table-cell>
          <table:table-cell table:style-name="ce133" office:value-type="float" office:value="-21.25" calcext:value-type="float">
            <text:p>-21.25</text:p>
          </table:table-cell>
          <table:table-cell office:value-type="float" office:value="1024.05" calcext:value-type="float">
            <text:p>1024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15" calcext:value-type="date">
            <text:p>15/03/21</text:p>
          </table:table-cell>
          <table:table-cell office:value-type="float" office:value="0.54" calcext:value-type="float">
            <text:p>0.54</text:p>
          </table:table-cell>
          <table:table-cell office:value-type="float" office:value="25856" calcext:value-type="float">
            <text:p>25856</text:p>
          </table:table-cell>
          <table:table-cell table:style-name="ce133" office:value-type="float" office:value="-1425" calcext:value-type="float">
            <text:p>-1425</text:p>
          </table:table-cell>
          <table:table-cell office:value-type="float" office:value="-680" calcext:value-type="float">
            <text:p>-680</text:p>
          </table:table-cell>
          <table:table-cell office:value-type="float" office:value="117" calcext:value-type="float">
            <text:p>117</text:p>
          </table:table-cell>
          <table:table-cell table:style-name="ce133" office:value-type="float" office:value="-4010" calcext:value-type="float">
            <text:p>-4010</text:p>
          </table:table-cell>
          <table:table-cell table:style-name="ce133" office:value-type="float" office:value="17.15" calcext:value-type="float">
            <text:p>17.15</text:p>
          </table:table-cell>
          <table:table-cell office:value-type="float" office:value="1041.2" calcext:value-type="float">
            <text:p>1041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16" calcext:value-type="date">
            <text:p>16/03/21</text:p>
          </table:table-cell>
          <table:table-cell office:value-type="float" office:value="0.54" calcext:value-type="float">
            <text:p>0.54</text:p>
          </table:table-cell>
          <table:table-cell office:value-type="float" office:value="25856" calcext:value-type="float">
            <text:p>25856</text:p>
          </table:table-cell>
          <table:table-cell table:style-name="ce13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-8" calcext:value-type="float">
            <text:p>-8</text:p>
          </table:table-cell>
          <table:table-cell table:style-name="ce133" office:value-type="float" office:value="-4141" calcext:value-type="float">
            <text:p>-4141</text:p>
          </table:table-cell>
          <table:table-cell table:style-name="ce133" office:value-type="float" office:value="-1.95" calcext:value-type="float">
            <text:p>-1.95</text:p>
          </table:table-cell>
          <table:table-cell office:value-type="float" office:value="1039.25" calcext:value-type="float">
            <text:p>1039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17" calcext:value-type="date">
            <text:p>17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25660" calcext:value-type="float">
            <text:p>25660</text:p>
          </table:table-cell>
          <table:table-cell table:style-name="ce133" office:value-type="float" office:value="-196" calcext:value-type="float">
            <text:p>-196</text:p>
          </table:table-cell>
          <table:table-cell office:value-type="float" office:value="208" calcext:value-type="float">
            <text:p>208</text:p>
          </table:table-cell>
          <table:table-cell office:value-type="float" office:value="-307" calcext:value-type="float">
            <text:p>-307</text:p>
          </table:table-cell>
          <table:table-cell table:style-name="ce133" office:value-type="float" office:value="-4656" calcext:value-type="float">
            <text:p>-4656</text:p>
          </table:table-cell>
          <table:table-cell table:style-name="ce133" office:value-type="float" office:value="-28.75" calcext:value-type="float">
            <text:p>-28.75</text:p>
          </table:table-cell>
          <table:table-cell office:value-type="float" office:value="1010.5" calcext:value-type="float">
            <text:p>1010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18" calcext:value-type="date">
            <text:p>18/03/21</text:p>
          </table:table-cell>
          <table:table-cell office:value-type="float" office:value="0.48" calcext:value-type="float">
            <text:p>0.48</text:p>
          </table:table-cell>
          <table:table-cell office:value-type="float" office:value="25082" calcext:value-type="float">
            <text:p>25082</text:p>
          </table:table-cell>
          <table:table-cell table:style-name="ce133" office:value-type="float" office:value="-578" calcext:value-type="float">
            <text:p>-578</text:p>
          </table:table-cell>
          <table:table-cell office:value-type="float" office:value="-296" calcext:value-type="float">
            <text:p>-296</text:p>
          </table:table-cell>
          <table:table-cell office:value-type="float" office:value="-241" calcext:value-type="float">
            <text:p>-241</text:p>
          </table:table-cell>
          <table:table-cell table:style-name="ce133" office:value-type="float" office:value="-4601" calcext:value-type="float">
            <text:p>-4601</text:p>
          </table:table-cell>
          <table:table-cell table:style-name="ce133" office:value-type="float" office:value="-6.75" calcext:value-type="float">
            <text:p>-6.75</text:p>
          </table:table-cell>
          <table:table-cell office:value-type="float" office:value="1003.75" calcext:value-type="float">
            <text:p>1003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19" calcext:value-type="date">
            <text:p>19/03/21</text:p>
          </table:table-cell>
          <table:table-cell office:value-type="float" office:value="0.51" calcext:value-type="float">
            <text:p>0.51</text:p>
          </table:table-cell>
          <table:table-cell office:value-type="float" office:value="24999" calcext:value-type="float">
            <text:p>24999</text:p>
          </table:table-cell>
          <table:table-cell table:style-name="ce133" office:value-type="float" office:value="-83" calcext:value-type="float">
            <text:p>-83</text:p>
          </table:table-cell>
          <table:table-cell office:value-type="float" office:value="-930" calcext:value-type="float">
            <text:p>-930</text:p>
          </table:table-cell>
          <table:table-cell office:value-type="float" office:value="-200" calcext:value-type="float">
            <text:p>-200</text:p>
          </table:table-cell>
          <table:table-cell table:style-name="ce133" office:value-type="float" office:value="-3871" calcext:value-type="float">
            <text:p>-3871</text:p>
          </table:table-cell>
          <table:table-cell table:style-name="ce133" office:value-type="float" office:value="10.6" calcext:value-type="float">
            <text:p>10.6</text:p>
          </table:table-cell>
          <table:table-cell office:value-type="float" office:value="1014.35" calcext:value-type="float">
            <text:p>1014.3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22" calcext:value-type="date">
            <text:p>22/03/21</text:p>
          </table:table-cell>
          <table:table-cell office:value-type="float" office:value="0.41" calcext:value-type="float">
            <text:p>0.41</text:p>
          </table:table-cell>
          <table:table-cell office:value-type="float" office:value="26564" calcext:value-type="float">
            <text:p>26564</text:p>
          </table:table-cell>
          <table:table-cell table:style-name="ce133" office:value-type="float" office:value="1565" calcext:value-type="float">
            <text:p>1565</text:p>
          </table:table-cell>
          <table:table-cell office:value-type="float" office:value="1248" calcext:value-type="float">
            <text:p>1248</text:p>
          </table:table-cell>
          <table:table-cell office:value-type="float" office:value="-259" calcext:value-type="float">
            <text:p>-259</text:p>
          </table:table-cell>
          <table:table-cell table:style-name="ce133" office:value-type="float" office:value="-5378" calcext:value-type="float">
            <text:p>-5378</text:p>
          </table:table-cell>
          <table:table-cell table:style-name="ce133" office:value-type="float" office:value="-43.6" calcext:value-type="float">
            <text:p>-43.6</text:p>
          </table:table-cell>
          <table:table-cell office:value-type="float" office:value="970.75" calcext:value-type="float">
            <text:p>970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23" calcext:value-type="date">
            <text:p>23/03/21</text:p>
          </table:table-cell>
          <table:table-cell office:value-type="float" office:value="0.44" calcext:value-type="float">
            <text:p>0.44</text:p>
          </table:table-cell>
          <table:table-cell office:value-type="float" office:value="26330" calcext:value-type="float">
            <text:p>26330</text:p>
          </table:table-cell>
          <table:table-cell table:style-name="ce133" office:value-type="float" office:value="-234" calcext:value-type="float">
            <text:p>-234</text:p>
          </table:table-cell>
          <table:table-cell office:value-type="float" office:value="-1940" calcext:value-type="float">
            <text:p>-1940</text:p>
          </table:table-cell>
          <table:table-cell office:value-type="float" office:value="-626" calcext:value-type="float">
            <text:p>-626</text:p>
          </table:table-cell>
          <table:table-cell table:style-name="ce133" office:value-type="float" office:value="-4064" calcext:value-type="float">
            <text:p>-4064</text:p>
          </table:table-cell>
          <table:table-cell table:style-name="ce133" office:value-type="float" office:value="20.25" calcext:value-type="float">
            <text:p>20.25</text:p>
          </table:table-cell>
          <table:table-cell office:value-type="float" office:value="991" calcext:value-type="float">
            <text:p>99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24" calcext:value-type="date">
            <text:p>24/03/21</text:p>
          </table:table-cell>
          <table:table-cell office:value-type="float" office:value="0.4" calcext:value-type="float">
            <text:p>0.4</text:p>
          </table:table-cell>
          <table:table-cell office:value-type="float" office:value="26515" calcext:value-type="float">
            <text:p>26515</text:p>
          </table:table-cell>
          <table:table-cell table:style-name="ce133" office:value-type="float" office:value="185" calcext:value-type="float">
            <text:p>185</text:p>
          </table:table-cell>
          <table:table-cell office:value-type="float" office:value="-1254" calcext:value-type="float">
            <text:p>-1254</text:p>
          </table:table-cell>
          <table:table-cell office:value-type="float" office:value="-732" calcext:value-type="float">
            <text:p>-732</text:p>
          </table:table-cell>
          <table:table-cell table:style-name="ce133" office:value-type="float" office:value="-3542" calcext:value-type="float">
            <text:p>-3542</text:p>
          </table:table-cell>
          <table:table-cell table:style-name="ce133" office:value-type="float" office:value="-31.75" calcext:value-type="float">
            <text:p>-31.75</text:p>
          </table:table-cell>
          <table:table-cell office:value-type="float" office:value="959.25" calcext:value-type="float">
            <text:p>959.2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25" calcext:value-type="date">
            <text:p>25/03/21</text:p>
          </table:table-cell>
          <table:table-cell office:value-type="float" office:value="0.33" calcext:value-type="float">
            <text:p>0.33</text:p>
          </table:table-cell>
          <table:table-cell office:value-type="float" office:value="25563" calcext:value-type="float">
            <text:p>25563</text:p>
          </table:table-cell>
          <table:table-cell table:style-name="ce133" office:value-type="float" office:value="-952" calcext:value-type="float">
            <text:p>-952</text:p>
          </table:table-cell>
          <table:table-cell office:value-type="float" office:value="-962" calcext:value-type="float">
            <text:p>-962</text:p>
          </table:table-cell>
          <table:table-cell office:value-type="float" office:value="-746" calcext:value-type="float">
            <text:p>-746</text:p>
          </table:table-cell>
          <table:table-cell table:style-name="ce133" office:value-type="float" office:value="-3326" calcext:value-type="float">
            <text:p>-3326</text:p>
          </table:table-cell>
          <table:table-cell table:style-name="ce133" office:value-type="float" office:value="0.6" calcext:value-type="float">
            <text:p>0.6</text:p>
          </table:table-cell>
          <table:table-cell office:value-type="float" office:value="959.85" calcext:value-type="float">
            <text:p>959.8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26" calcext:value-type="date">
            <text:p>26/03/21</text:p>
          </table:table-cell>
          <table:table-cell office:value-type="float" office:value="1.02" calcext:value-type="float">
            <text:p>1.02</text:p>
          </table:table-cell>
          <table:table-cell office:value-type="float" office:value="24611" calcext:value-type="float">
            <text:p>24611</text:p>
          </table:table-cell>
          <table:table-cell table:style-name="ce133" office:value-type="float" office:value="328" calcext:value-type="float">
            <text:p>328</text:p>
          </table:table-cell>
          <table:table-cell office:value-type="float" office:value="517" calcext:value-type="float">
            <text:p>517</text:p>
          </table:table-cell>
          <table:table-cell office:value-type="float" office:value="295" calcext:value-type="float">
            <text:p>295</text:p>
          </table:table-cell>
          <table:table-cell table:style-name="ce133" office:value-type="float" office:value="82" calcext:value-type="float">
            <text:p>82</text:p>
          </table:table-cell>
          <table:table-cell table:style-name="ce133" office:value-type="float" office:value="0.25" calcext:value-type="float">
            <text:p>0.25</text:p>
          </table:table-cell>
          <table:table-cell office:value-type="float" office:value="960.1" calcext:value-type="float">
            <text:p>960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30" calcext:value-type="date">
            <text:p>30/03/21</text:p>
          </table:table-cell>
          <table:table-cell office:value-type="float" office:value="0.93" calcext:value-type="float">
            <text:p>0.93</text:p>
          </table:table-cell>
          <table:table-cell office:value-type="float" office:value="25191" calcext:value-type="float">
            <text:p>25191</text:p>
          </table:table-cell>
          <table:table-cell table:style-name="ce133" office:value-type="float" office:value="580" calcext:value-type="float">
            <text:p>580</text:p>
          </table:table-cell>
          <table:table-cell office:value-type="float" office:value="404" calcext:value-type="float">
            <text:p>404</text:p>
          </table:table-cell>
          <table:table-cell office:value-type="float" office:value="19" calcext:value-type="float">
            <text:p>19</text:p>
          </table:table-cell>
          <table:table-cell table:style-name="ce133" office:value-type="float" office:value="-303" calcext:value-type="float">
            <text:p>-303</text:p>
          </table:table-cell>
          <table:table-cell table:style-name="ce133" office:value-type="float" office:value="7.65" calcext:value-type="float">
            <text:p>7.65</text:p>
          </table:table-cell>
          <table:table-cell office:value-type="float" office:value="967.75" calcext:value-type="float">
            <text:p>967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3-31" calcext:value-type="date">
            <text:p>31/03/21</text:p>
          </table:table-cell>
          <table:table-cell office:value-type="float" office:value="0.92" calcext:value-type="float">
            <text:p>0.92</text:p>
          </table:table-cell>
          <table:table-cell office:value-type="float" office:value="25349" calcext:value-type="float">
            <text:p>25349</text:p>
          </table:table-cell>
          <table:table-cell table:style-name="ce133"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office:value-type="float" office:value="267" calcext:value-type="float">
            <text:p>267</text:p>
          </table:table-cell>
          <table:table-cell table:style-name="ce133" office:value-type="float" office:value="-352" calcext:value-type="float">
            <text:p>-352</text:p>
          </table:table-cell>
          <table:table-cell table:style-name="ce133" office:value-type="float" office:value="-6.35" calcext:value-type="float">
            <text:p>-6.35</text:p>
          </table:table-cell>
          <table:table-cell office:value-type="float" office:value="961.4" calcext:value-type="float">
            <text:p>961.4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01" calcext:value-type="date">
            <text:p>01/04/21</text:p>
          </table:table-cell>
          <table:table-cell office:value-type="float" office:value="0.98" calcext:value-type="float">
            <text:p>0.98</text:p>
          </table:table-cell>
          <table:table-cell office:value-type="float" office:value="26068" calcext:value-type="float">
            <text:p>26068</text:p>
          </table:table-cell>
          <table:table-cell table:style-name="ce133" office:value-type="float" office:value="719" calcext:value-type="float">
            <text:p>719</text:p>
          </table:table-cell>
          <table:table-cell office:value-type="float" office:value="16" calcext:value-type="float">
            <text:p>16</text:p>
          </table:table-cell>
          <table:table-cell office:value-type="float" office:value="276" calcext:value-type="float">
            <text:p>276</text:p>
          </table:table-cell>
          <table:table-cell table:style-name="ce133" office:value-type="float" office:value="-92" calcext:value-type="float">
            <text:p>-92</text:p>
          </table:table-cell>
          <table:table-cell table:style-name="ce133" office:value-type="float" office:value="39.5" calcext:value-type="float">
            <text:p>39.5</text:p>
          </table:table-cell>
          <table:table-cell office:value-type="float" office:value="1000.9" calcext:value-type="float">
            <text:p>1000.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05" calcext:value-type="date">
            <text:p>05/04/21</text:p>
          </table:table-cell>
          <table:table-cell office:value-type="float" office:value="0.85" calcext:value-type="float">
            <text:p>0.85</text:p>
          </table:table-cell>
          <table:table-cell office:value-type="float" office:value="25352" calcext:value-type="float">
            <text:p>25352</text:p>
          </table:table-cell>
          <table:table-cell table:style-name="ce133" office:value-type="float" office:value="-716" calcext:value-type="float">
            <text:p>-716</text:p>
          </table:table-cell>
          <table:table-cell office:value-type="float" office:value="1100" calcext:value-type="float">
            <text:p>1100</text:p>
          </table:table-cell>
          <table:table-cell office:value-type="float" office:value="373" calcext:value-type="float">
            <text:p>373</text:p>
          </table:table-cell>
          <table:table-cell table:style-name="ce133" office:value-type="float" office:value="-819" calcext:value-type="float">
            <text:p>-819</text:p>
          </table:table-cell>
          <table:table-cell table:style-name="ce133" office:value-type="float" office:value="-60.6" calcext:value-type="float">
            <text:p>-60.6</text:p>
          </table:table-cell>
          <table:table-cell office:value-type="float" office:value="940.3" calcext:value-type="float">
            <text:p>940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06" calcext:value-type="date">
            <text:p>06/04/21</text:p>
          </table:table-cell>
          <table:table-cell office:value-type="float" office:value="0.8" calcext:value-type="float">
            <text:p>0.8</text:p>
          </table:table-cell>
          <table:table-cell office:value-type="float" office:value="25408" calcext:value-type="float">
            <text:p>25408</text:p>
          </table:table-cell>
          <table:table-cell table:style-name="ce133"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office:value-type="float" office:value="115" calcext:value-type="float">
            <text:p>115</text:p>
          </table:table-cell>
          <table:table-cell table:style-name="ce133" office:value-type="float" office:value="-1183" calcext:value-type="float">
            <text:p>-1183</text:p>
          </table:table-cell>
          <table:table-cell table:style-name="ce133" office:value-type="float" office:value="-6.55" calcext:value-type="float">
            <text:p>-6.55</text:p>
          </table:table-cell>
          <table:table-cell office:value-type="float" office:value="933.75" calcext:value-type="float">
            <text:p>933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07" calcext:value-type="date">
            <text:p>07/04/21</text:p>
          </table:table-cell>
          <table:table-cell office:value-type="float" office:value="0.83" calcext:value-type="float">
            <text:p>0.83</text:p>
          </table:table-cell>
          <table:table-cell office:value-type="float" office:value="24683" calcext:value-type="float">
            <text:p>24683</text:p>
          </table:table-cell>
          <table:table-cell table:style-name="ce133" office:value-type="float" office:value="-725" calcext:value-type="float">
            <text:p>-725</text:p>
          </table:table-cell>
          <table:table-cell office:value-type="float" office:value="-203" calcext:value-type="float">
            <text:p>-203</text:p>
          </table:table-cell>
          <table:table-cell office:value-type="float" office:value="-11" calcext:value-type="float">
            <text:p>-11</text:p>
          </table:table-cell>
          <table:table-cell table:style-name="ce133" office:value-type="float" office:value="-991" calcext:value-type="float">
            <text:p>-991</text:p>
          </table:table-cell>
          <table:table-cell table:style-name="ce133" office:value-type="float" office:value="15.75" calcext:value-type="float">
            <text:p>15.75</text:p>
          </table:table-cell>
          <table:table-cell office:value-type="float" office:value="949.5" calcext:value-type="float">
            <text:p>949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08" calcext:value-type="date">
            <text:p>08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24613" calcext:value-type="float">
            <text:p>24613</text:p>
          </table:table-cell>
          <table:table-cell table:style-name="ce133" office:value-type="float" office:value="-70" calcext:value-type="float">
            <text:p>-70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-1652" calcext:value-type="float">
            <text:p>-1652</text:p>
          </table:table-cell>
          <table:table-cell table:style-name="ce133" office:value-type="float" office:value="-9.05" calcext:value-type="float">
            <text:p>-9.05</text:p>
          </table:table-cell>
          <table:table-cell office:value-type="float" office:value="940.45" calcext:value-type="float">
            <text:p>940.4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09" calcext:value-type="date">
            <text:p>09/04/21</text:p>
          </table:table-cell>
          <table:table-cell office:value-type="float" office:value="0.7" calcext:value-type="float">
            <text:p>0.7</text:p>
          </table:table-cell>
          <table:table-cell office:value-type="float" office:value="24669" calcext:value-type="float">
            <text:p>24669</text:p>
          </table:table-cell>
          <table:table-cell table:style-name="ce133" office:value-type="float" office:value="56" calcext:value-type="float">
            <text:p>56</text:p>
          </table:table-cell>
          <table:table-cell office:value-type="float" office:value="733" calcext:value-type="float">
            <text:p>733</text:p>
          </table:table-cell>
          <table:table-cell office:value-type="float" office:value="235" calcext:value-type="float">
            <text:p>235</text:p>
          </table:table-cell>
          <table:table-cell table:style-name="ce133" office:value-type="float" office:value="-2150" calcext:value-type="float">
            <text:p>-2150</text:p>
          </table:table-cell>
          <table:table-cell table:style-name="ce133" office:value-type="float" office:value="-11.7" calcext:value-type="float">
            <text:p>-11.7</text:p>
          </table:table-cell>
          <table:table-cell office:value-type="float" office:value="928.75" calcext:value-type="float">
            <text:p>928.7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12" calcext:value-type="date">
            <text:p>12/04/21</text:p>
          </table:table-cell>
          <table:table-cell office:value-type="float" office:value="0.66" calcext:value-type="float">
            <text:p>0.66</text:p>
          </table:table-cell>
          <table:table-cell office:value-type="float" office:value="24871" calcext:value-type="float">
            <text:p>24871</text:p>
          </table:table-cell>
          <table:table-cell table:style-name="ce133" office:value-type="float" office:value="202" calcext:value-type="float">
            <text:p>202</text:p>
          </table:table-cell>
          <table:table-cell office:value-type="float" office:value="913" calcext:value-type="float">
            <text:p>913</text:p>
          </table:table-cell>
          <table:table-cell office:value-type="float" office:value="294" calcext:value-type="float">
            <text:p>294</text:p>
          </table:table-cell>
          <table:table-cell table:style-name="ce133" office:value-type="float" office:value="-2769" calcext:value-type="float">
            <text:p>-2769</text:p>
          </table:table-cell>
          <table:table-cell table:style-name="ce133" office:value-type="float" office:value="-83.25" calcext:value-type="float">
            <text:p>-83.25</text:p>
          </table:table-cell>
          <table:table-cell office:value-type="float" office:value="845.5" calcext:value-type="float">
            <text:p>845.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13" calcext:value-type="date">
            <text:p>13/04/21</text:p>
          </table:table-cell>
          <table:table-cell office:value-type="float" office:value="0.77" calcext:value-type="float">
            <text:p>0.77</text:p>
          </table:table-cell>
          <table:table-cell office:value-type="float" office:value="24417" calcext:value-type="float">
            <text:p>24417</text:p>
          </table:table-cell>
          <table:table-cell table:style-name="ce133" office:value-type="float" office:value="-454" calcext:value-type="float">
            <text:p>-454</text:p>
          </table:table-cell>
          <table:table-cell office:value-type="float" office:value="-458" calcext:value-type="float">
            <text:p>-458</text:p>
          </table:table-cell>
          <table:table-cell office:value-type="float" office:value="553" calcext:value-type="float">
            <text:p>553</text:p>
          </table:table-cell>
          <table:table-cell table:style-name="ce133" office:value-type="float" office:value="-1758" calcext:value-type="float">
            <text:p>-1758</text:p>
          </table:table-cell>
          <table:table-cell table:style-name="ce133" office:value-type="float" office:value="33.55" calcext:value-type="float">
            <text:p>33.55</text:p>
          </table:table-cell>
          <table:table-cell office:value-type="float" office:value="879.05" calcext:value-type="float">
            <text:p>879.05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15" calcext:value-type="date">
            <text:p>15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24583" calcext:value-type="float">
            <text:p>24583</text:p>
          </table:table-cell>
          <table:table-cell table:style-name="ce133" office:value-type="float" office:value="166" calcext:value-type="float">
            <text:p>166</text:p>
          </table:table-cell>
          <table:table-cell office:value-type="float" office:value="386" calcext:value-type="float">
            <text:p>386</text:p>
          </table:table-cell>
          <table:table-cell office:value-type="float" office:value="70" calcext:value-type="float">
            <text:p>70</text:p>
          </table:table-cell>
          <table:table-cell table:style-name="ce133" office:value-type="float" office:value="-2074" calcext:value-type="float">
            <text:p>-2074</text:p>
          </table:table-cell>
          <table:table-cell table:style-name="ce133" office:value-type="float" office:value="-17.25" calcext:value-type="float">
            <text:p>-17.25</text:p>
          </table:table-cell>
          <table:table-cell office:value-type="float" office:value="861.8" calcext:value-type="float">
            <text:p>861.8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16" calcext:value-type="date">
            <text:p>16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24255" calcext:value-type="float">
            <text:p>24255</text:p>
          </table:table-cell>
          <table:table-cell table:style-name="ce133" office:value-type="float" office:value="-328" calcext:value-type="float">
            <text:p>-328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table:style-name="ce133" office:value-type="float" office:value="-2161" calcext:value-type="float">
            <text:p>-2161</text:p>
          </table:table-cell>
          <table:table-cell table:style-name="ce133" office:value-type="float" office:value="2.5" calcext:value-type="float">
            <text:p>2.5</text:p>
          </table:table-cell>
          <table:table-cell office:value-type="float" office:value="864.3" calcext:value-type="float">
            <text:p>864.3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19" calcext:value-type="date">
            <text:p>19/04/21</text:p>
          </table:table-cell>
          <table:table-cell office:value-type="float" office:value="0.71" calcext:value-type="float">
            <text:p>0.71</text:p>
          </table:table-cell>
          <table:table-cell office:value-type="float" office:value="23127" calcext:value-type="float">
            <text:p>23127</text:p>
          </table:table-cell>
          <table:table-cell table:style-name="ce133" office:value-type="float" office:value="-1128" calcext:value-type="float">
            <text:p>-1128</text:p>
          </table:table-cell>
          <table:table-cell office:value-type="float" office:value="55" calcext:value-type="float">
            <text:p>55</text:p>
          </table:table-cell>
          <table:table-cell office:value-type="float" office:value="-203" calcext:value-type="float">
            <text:p>-203</text:p>
          </table:table-cell>
          <table:table-cell table:style-name="ce133" office:value-type="float" office:value="-2419" calcext:value-type="float">
            <text:p>-2419</text:p>
          </table:table-cell>
          <table:table-cell table:style-name="ce133" office:value-type="float" office:value="-32.1" calcext:value-type="float">
            <text:p>-32.1</text:p>
          </table:table-cell>
          <table:table-cell office:value-type="float" office:value="832.2" calcext:value-type="float">
            <text:p>832.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20" calcext:value-type="date">
            <text:p>20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22920" calcext:value-type="float">
            <text:p>22920</text:p>
          </table:table-cell>
          <table:table-cell table:style-name="ce133" office:value-type="float" office:value="-207" calcext:value-type="float">
            <text:p>-207</text:p>
          </table:table-cell>
          <table:table-cell office:value-type="float" office:value="-455" calcext:value-type="float">
            <text:p>-455</text:p>
          </table:table-cell>
          <table:table-cell office:value-type="float" office:value="-100" calcext:value-type="float">
            <text:p>-100</text:p>
          </table:table-cell>
          <table:table-cell table:style-name="ce133" office:value-type="float" office:value="-2064" calcext:value-type="float">
            <text:p>-2064</text:p>
          </table:table-cell>
          <table:table-cell table:style-name="ce133" office:value-type="float" office:value="11.9" calcext:value-type="float">
            <text:p>11.9</text:p>
          </table:table-cell>
          <table:table-cell office:value-type="float" office:value="844.1" calcext:value-type="float">
            <text:p>844.1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22" calcext:value-type="date">
            <text:p>22/04/21</text:p>
          </table:table-cell>
          <table:table-cell office:value-type="float" office:value="0.7" calcext:value-type="float">
            <text:p>0.7</text:p>
          </table:table-cell>
          <table:table-cell office:value-type="float" office:value="23481" calcext:value-type="float">
            <text:p>23481</text:p>
          </table:table-cell>
          <table:table-cell table:style-name="ce133" office:value-type="float" office:value="561" calcext:value-type="float">
            <text:p>561</text:p>
          </table:table-cell>
          <table:table-cell office:value-type="float" office:value="339" calcext:value-type="float">
            <text:p>339</text:p>
          </table:table-cell>
          <table:table-cell office:value-type="float" office:value="-75" calcext:value-type="float">
            <text:p>-75</text:p>
          </table:table-cell>
          <table:table-cell table:style-name="ce133" office:value-type="float" office:value="-2478" calcext:value-type="float">
            <text:p>-2478</text:p>
          </table:table-cell>
          <table:table-cell table:style-name="ce133" office:value-type="float" office:value="-8.1" calcext:value-type="float">
            <text:p>-8.1</text:p>
          </table:table-cell>
          <table:table-cell office:value-type="float" office:value="836" calcext:value-type="float">
            <text:p>836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23" calcext:value-type="date">
            <text:p>23/04/21</text:p>
          </table:table-cell>
          <table:table-cell office:value-type="float" office:value="0.78" calcext:value-type="float">
            <text:p>0.78</text:p>
          </table:table-cell>
          <table:table-cell office:value-type="float" office:value="23099" calcext:value-type="float">
            <text:p>23099</text:p>
          </table:table-cell>
          <table:table-cell table:style-name="ce133" office:value-type="float" office:value="-382" calcext:value-type="float">
            <text:p>-382</text:p>
          </table:table-cell>
          <table:table-cell office:value-type="float" office:value="-758" calcext:value-type="float">
            <text:p>-758</text:p>
          </table:table-cell>
          <table:table-cell office:value-type="float" office:value="127" calcext:value-type="float">
            <text:p>127</text:p>
          </table:table-cell>
          <table:table-cell table:style-name="ce133" office:value-type="float" office:value="-1593" calcext:value-type="float">
            <text:p>-1593</text:p>
          </table:table-cell>
          <table:table-cell table:style-name="ce133" office:value-type="float" office:value="12.7" calcext:value-type="float">
            <text:p>12.7</text:p>
          </table:table-cell>
          <table:table-cell office:value-type="float" office:value="848.7" calcext:value-type="float">
            <text:p>848.7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DUSINDBK</text:p>
          </table:table-cell>
          <table:table-cell table:style-name="ce135" office:value-type="date" office:date-value="2021-04-26" calcext:value-type="date">
            <text:p>26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22906" calcext:value-type="float">
            <text:p>22906</text:p>
          </table:table-cell>
          <table:table-cell table:style-name="ce133" office:value-type="float" office:value="-193" calcext:value-type="float">
            <text:p>-193</text:p>
          </table:table-cell>
          <table:table-cell office:value-type="float" office:value="-212" calcext:value-type="float">
            <text:p>-212</text:p>
          </table:table-cell>
          <table:table-cell office:value-type="float" office:value="-479" calcext:value-type="float">
            <text:p>-479</text:p>
          </table:table-cell>
          <table:table-cell table:style-name="ce133" office:value-type="float" office:value="-1860" calcext:value-type="float">
            <text:p>-1860</text:p>
          </table:table-cell>
          <table:table-cell table:style-name="ce133" office:value-type="float" office:value="11.65" calcext:value-type="float">
            <text:p>11.65</text:p>
          </table:table-cell>
          <table:table-cell office:value-type="float" office:value="860.35" calcext:value-type="float">
            <text:p>860.35</text:p>
          </table:table-cell>
          <table:table-cell table:number-columns-repeated="54"/>
        </table:table-row>
        <table:table-row table:style-name="ro2" table:number-rows-repeated="429"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55"/>
        </table:table-row>
        <table:table-row table:style-name="ro2" table:number-rows-repeated="104807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INDUSINDBANK.E2:INDUSINDBANK.E500 INDUSINDBANK.I2:INDUSINDBANK.I500 INDUSINDBANK.H2:INDUSINDBANK.H500">
            <calcext:condition calcext:apply-style-name="Good" calcext:value="&gt;0" calcext:base-cell-address="INDUSINDBANK.E2"/>
            <calcext:condition calcext:apply-style-name="Bad" calcext:value="&lt;0" calcext:base-cell-address="INDUSINDBANK.E2"/>
          </calcext:conditional-format>
        </calcext:conditional-formats>
      </table:table>
      <table:table table:name="RELIANCE" table:style-name="ta1">
        <table:table-column table:style-name="co4" table:number-columns-repeated="4" table:default-cell-style-name="Default"/>
        <table:table-column table:style-name="co4" table:default-cell-style-name="ce228"/>
        <table:table-column table:style-name="co4" table:number-columns-repeated="2" table:default-cell-style-name="Default"/>
        <table:table-column table:style-name="co4" table:number-columns-repeated="2" table:default-cell-style-name="ce228"/>
        <table:table-column table:style-name="co4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table:style-name="Default"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table:style-name="Default" office:value-type="string" calcext:value-type="string">
            <text:p>DIFF_PUT_CALL</text:p>
          </table:table-cell>
          <table:table-cell table:style-name="Default"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11" calcext:value-type="date">
            <text:p>11/01/21</text:p>
          </table:table-cell>
          <table:table-cell office:value-type="float" office:value="0.47" calcext:value-type="float">
            <text:p>0.47</text:p>
          </table:table-cell>
          <table:table-cell office:value-type="float" office:value="157944" calcext:value-type="float">
            <text:p>157944</text:p>
          </table:table-cell>
          <table:table-cell office:value-type="float" office:value="6380" calcext:value-type="float">
            <text:p>6380</text:p>
          </table:table-cell>
          <table:table-cell office:value-type="float" office:value="7608" calcext:value-type="float">
            <text:p>7608</text:p>
          </table:table-cell>
          <table:table-cell office:value-type="float" office:value="1872" calcext:value-type="float">
            <text:p>1872</text:p>
          </table:table-cell>
          <table:table-cell office:value-type="float" office:value="-50620" calcext:value-type="float">
            <text:p>-50620</text:p>
          </table:table-cell>
          <table:table-cell office:value-type="float" office:value="0" calcext:value-type="float">
            <text:p>0</text:p>
          </table:table-cell>
          <table:table-cell office:value-type="float" office:value="1905.65" calcext:value-type="float">
            <text:p>1905.6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12" calcext:value-type="date">
            <text:p>12/01/21</text:p>
          </table:table-cell>
          <table:table-cell office:value-type="float" office:value="0.48" calcext:value-type="float">
            <text:p>0.48</text:p>
          </table:table-cell>
          <table:table-cell office:value-type="float" office:value="162803" calcext:value-type="float">
            <text:p>162803</text:p>
          </table:table-cell>
          <table:table-cell office:value-type="float" office:value="4859" calcext:value-type="float">
            <text:p>4859</text:p>
          </table:table-cell>
          <table:table-cell office:value-type="float" office:value="-4678" calcext:value-type="float">
            <text:p>-4678</text:p>
          </table:table-cell>
          <table:table-cell office:value-type="float" office:value="-790" calcext:value-type="float">
            <text:p>-790</text:p>
          </table:table-cell>
          <table:table-cell office:value-type="float" office:value="-46732" calcext:value-type="float">
            <text:p>-46732</text:p>
          </table:table-cell>
          <table:table-cell office:value-type="float" office:value="56.7" calcext:value-type="float">
            <text:p>56.7</text:p>
          </table:table-cell>
          <table:table-cell office:value-type="float" office:value="1962.35" calcext:value-type="float">
            <text:p>1962.3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13" calcext:value-type="date">
            <text:p>13/01/21</text:p>
          </table:table-cell>
          <table:table-cell office:value-type="float" office:value="0.48" calcext:value-type="float">
            <text:p>0.48</text:p>
          </table:table-cell>
          <table:table-cell office:value-type="float" office:value="162516" calcext:value-type="float">
            <text:p>162516</text:p>
          </table:table-cell>
          <table:table-cell office:value-type="float" office:value="-287" calcext:value-type="float">
            <text:p>-287</text:p>
          </table:table-cell>
          <table:table-cell office:value-type="float" office:value="1384" calcext:value-type="float">
            <text:p>1384</text:p>
          </table:table-cell>
          <table:table-cell office:value-type="float" office:value="628" calcext:value-type="float">
            <text:p>628</text:p>
          </table:table-cell>
          <table:table-cell office:value-type="float" office:value="-47488" calcext:value-type="float">
            <text:p>-47488</text:p>
          </table:table-cell>
          <table:table-cell office:value-type="float" office:value="-18.85" calcext:value-type="float">
            <text:p>-18.85</text:p>
          </table:table-cell>
          <table:table-cell office:value-type="float" office:value="1943.5" calcext:value-type="float">
            <text:p>1943.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14" calcext:value-type="date">
            <text:p>14/01/21</text:p>
          </table:table-cell>
          <table:table-cell office:value-type="float" office:value="0.48" calcext:value-type="float">
            <text:p>0.48</text:p>
          </table:table-cell>
          <table:table-cell office:value-type="float" office:value="158983" calcext:value-type="float">
            <text:p>158983</text:p>
          </table:table-cell>
          <table:table-cell office:value-type="float" office:value="-3533" calcext:value-type="float">
            <text:p>-3533</text:p>
          </table:table-cell>
          <table:table-cell office:value-type="float" office:value="-2066" calcext:value-type="float">
            <text:p>-2066</text:p>
          </table:table-cell>
          <table:table-cell office:value-type="float" office:value="-1136" calcext:value-type="float">
            <text:p>-1136</text:p>
          </table:table-cell>
          <table:table-cell office:value-type="float" office:value="-46558" calcext:value-type="float">
            <text:p>-46558</text:p>
          </table:table-cell>
          <table:table-cell office:value-type="float" office:value="20.05" calcext:value-type="float">
            <text:p>20.05</text:p>
          </table:table-cell>
          <table:table-cell office:value-type="float" office:value="1963.55" calcext:value-type="float">
            <text:p>1963.5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15" calcext:value-type="date">
            <text:p>15/01/21</text:p>
          </table:table-cell>
          <table:table-cell office:value-type="float" office:value="0.46" calcext:value-type="float">
            <text:p>0.46</text:p>
          </table:table-cell>
          <table:table-cell office:value-type="float" office:value="153334" calcext:value-type="float">
            <text:p>153334</text:p>
          </table:table-cell>
          <table:table-cell office:value-type="float" office:value="-5649" calcext:value-type="float">
            <text:p>-5649</text:p>
          </table:table-cell>
          <table:table-cell office:value-type="float" office:value="1659" calcext:value-type="float">
            <text:p>1659</text:p>
          </table:table-cell>
          <table:table-cell office:value-type="float" office:value="-620" calcext:value-type="float">
            <text:p>-620</text:p>
          </table:table-cell>
          <table:table-cell office:value-type="float" office:value="-48837" calcext:value-type="float">
            <text:p>-48837</text:p>
          </table:table-cell>
          <table:table-cell office:value-type="float" office:value="-24.4" calcext:value-type="float">
            <text:p>-24.4</text:p>
          </table:table-cell>
          <table:table-cell office:value-type="float" office:value="1939.15" calcext:value-type="float">
            <text:p>1939.1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18" calcext:value-type="date">
            <text:p>18/01/21</text:p>
          </table:table-cell>
          <table:table-cell office:value-type="float" office:value="0.48" calcext:value-type="float">
            <text:p>0.48</text:p>
          </table:table-cell>
          <table:table-cell office:value-type="float" office:value="147252" calcext:value-type="float">
            <text:p>147252</text:p>
          </table:table-cell>
          <table:table-cell office:value-type="float" office:value="-6082" calcext:value-type="float">
            <text:p>-6082</text:p>
          </table:table-cell>
          <table:table-cell office:value-type="float" office:value="-4499" calcext:value-type="float">
            <text:p>-4499</text:p>
          </table:table-cell>
          <table:table-cell office:value-type="float" office:value="-1022" calcext:value-type="float">
            <text:p>-1022</text:p>
          </table:table-cell>
          <table:table-cell office:value-type="float" office:value="-45360" calcext:value-type="float">
            <text:p>-45360</text:p>
          </table:table-cell>
          <table:table-cell office:value-type="float" office:value="44.15" calcext:value-type="float">
            <text:p>44.15</text:p>
          </table:table-cell>
          <table:table-cell office:value-type="float" office:value="1983.3" calcext:value-type="float">
            <text:p>1983.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19" calcext:value-type="date">
            <text:p>19/01/21</text:p>
          </table:table-cell>
          <table:table-cell office:value-type="float" office:value="0.53" calcext:value-type="float">
            <text:p>0.53</text:p>
          </table:table-cell>
          <table:table-cell office:value-type="float" office:value="141938" calcext:value-type="float">
            <text:p>141938</text:p>
          </table:table-cell>
          <table:table-cell office:value-type="float" office:value="-5314" calcext:value-type="float">
            <text:p>-5314</text:p>
          </table:table-cell>
          <table:table-cell office:value-type="float" office:value="-16629" calcext:value-type="float">
            <text:p>-16629</text:p>
          </table:table-cell>
          <table:table-cell office:value-type="float" office:value="-4311" calcext:value-type="float">
            <text:p>-4311</text:p>
          </table:table-cell>
          <table:table-cell office:value-type="float" office:value="-33042" calcext:value-type="float">
            <text:p>-33042</text:p>
          </table:table-cell>
          <table:table-cell office:value-type="float" office:value="42.25" calcext:value-type="float">
            <text:p>42.25</text:p>
          </table:table-cell>
          <table:table-cell office:value-type="float" office:value="2025.55" calcext:value-type="float">
            <text:p>2025.5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20" calcext:value-type="date">
            <text:p>20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138919" calcext:value-type="float">
            <text:p>138919</text:p>
          </table:table-cell>
          <table:table-cell office:value-type="float" office:value="-3019" calcext:value-type="float">
            <text:p>-3019</text:p>
          </table:table-cell>
          <table:table-cell office:value-type="float" office:value="-7626" calcext:value-type="float">
            <text:p>-7626</text:p>
          </table:table-cell>
          <table:table-cell office:value-type="float" office:value="-2519" calcext:value-type="float">
            <text:p>-2519</text:p>
          </table:table-cell>
          <table:table-cell office:value-type="float" office:value="-27935" calcext:value-type="float">
            <text:p>-27935</text:p>
          </table:table-cell>
          <table:table-cell office:value-type="float" office:value="30.15" calcext:value-type="float">
            <text:p>30.15</text:p>
          </table:table-cell>
          <table:table-cell office:value-type="float" office:value="2055.7" calcext:value-type="float">
            <text:p>2055.7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21" calcext:value-type="date">
            <text:p>21/01/21</text:p>
          </table:table-cell>
          <table:table-cell office:value-type="float" office:value="0.62" calcext:value-type="float">
            <text:p>0.62</text:p>
          </table:table-cell>
          <table:table-cell office:value-type="float" office:value="131175" calcext:value-type="float">
            <text:p>131175</text:p>
          </table:table-cell>
          <table:table-cell office:value-type="float" office:value="-7744" calcext:value-type="float">
            <text:p>-7744</text:p>
          </table:table-cell>
          <table:table-cell office:value-type="float" office:value="-9500" calcext:value-type="float">
            <text:p>-9500</text:p>
          </table:table-cell>
          <table:table-cell office:value-type="float" office:value="-1767" calcext:value-type="float">
            <text:p>-1767</text:p>
          </table:table-cell>
          <table:table-cell office:value-type="float" office:value="-20202" calcext:value-type="float">
            <text:p>-20202</text:p>
          </table:table-cell>
          <table:table-cell office:value-type="float" office:value="44.6" calcext:value-type="float">
            <text:p>44.6</text:p>
          </table:table-cell>
          <table:table-cell office:value-type="float" office:value="2100.3" calcext:value-type="float">
            <text:p>2100.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22" calcext:value-type="date">
            <text:p>22/01/21</text:p>
          </table:table-cell>
          <table:table-cell office:value-type="float" office:value="0.51" calcext:value-type="float">
            <text:p>0.51</text:p>
          </table:table-cell>
          <table:table-cell office:value-type="float" office:value="126196" calcext:value-type="float">
            <text:p>126196</text:p>
          </table:table-cell>
          <table:table-cell office:value-type="float" office:value="-4979" calcext:value-type="float">
            <text:p>-4979</text:p>
          </table:table-cell>
          <table:table-cell office:value-type="float" office:value="12254" calcext:value-type="float">
            <text:p>12254</text:p>
          </table:table-cell>
          <table:table-cell office:value-type="float" office:value="647" calcext:value-type="float">
            <text:p>647</text:p>
          </table:table-cell>
          <table:table-cell office:value-type="float" office:value="-31809" calcext:value-type="float">
            <text:p>-31809</text:p>
          </table:table-cell>
          <table:table-cell office:value-type="float" office:value="-46.3" calcext:value-type="float">
            <text:p>-46.3</text:p>
          </table:table-cell>
          <table:table-cell office:value-type="float" office:value="2054" calcext:value-type="float">
            <text:p>2054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25" calcext:value-type="date">
            <text:p>25/01/21</text:p>
          </table:table-cell>
          <table:table-cell office:value-type="float" office:value="0.37" calcext:value-type="float">
            <text:p>0.37</text:p>
          </table:table-cell>
          <table:table-cell office:value-type="float" office:value="132351" calcext:value-type="float">
            <text:p>132351</text:p>
          </table:table-cell>
          <table:table-cell office:value-type="float" office:value="6155" calcext:value-type="float">
            <text:p>6155</text:p>
          </table:table-cell>
          <table:table-cell office:value-type="float" office:value="11101" calcext:value-type="float">
            <text:p>11101</text:p>
          </table:table-cell>
          <table:table-cell office:value-type="float" office:value="-5336" calcext:value-type="float">
            <text:p>-5336</text:p>
          </table:table-cell>
          <table:table-cell office:value-type="float" office:value="-48246" calcext:value-type="float">
            <text:p>-48246</text:p>
          </table:table-cell>
          <table:table-cell office:value-type="float" office:value="-109.95" calcext:value-type="float">
            <text:p>-109.95</text:p>
          </table:table-cell>
          <table:table-cell office:value-type="float" office:value="1944.05" calcext:value-type="float">
            <text:p>1944.0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27" calcext:value-type="date">
            <text:p>27/01/21</text:p>
          </table:table-cell>
          <table:table-cell office:value-type="float" office:value="0.38" calcext:value-type="float">
            <text:p>0.38</text:p>
          </table:table-cell>
          <table:table-cell office:value-type="float" office:value="125790" calcext:value-type="float">
            <text:p>125790</text:p>
          </table:table-cell>
          <table:table-cell office:value-type="float" office:value="-6561" calcext:value-type="float">
            <text:p>-6561</text:p>
          </table:table-cell>
          <table:table-cell office:value-type="float" office:value="-22316" calcext:value-type="float">
            <text:p>-22316</text:p>
          </table:table-cell>
          <table:table-cell office:value-type="float" office:value="-7714" calcext:value-type="float">
            <text:p>-7714</text:p>
          </table:table-cell>
          <table:table-cell office:value-type="float" office:value="-33644" calcext:value-type="float">
            <text:p>-33644</text:p>
          </table:table-cell>
          <table:table-cell office:value-type="float" office:value="-50.35" calcext:value-type="float">
            <text:p>-50.35</text:p>
          </table:table-cell>
          <table:table-cell office:value-type="float" office:value="1893.7" calcext:value-type="float">
            <text:p>1893.7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28" calcext:value-type="date">
            <text:p>28/01/21</text:p>
          </table:table-cell>
          <table:table-cell office:value-type="float" office:value="0.33" calcext:value-type="float">
            <text:p>0.33</text:p>
          </table:table-cell>
          <table:table-cell office:value-type="float" office:value="127173" calcext:value-type="float">
            <text:p>127173</text:p>
          </table:table-cell>
          <table:table-cell office:value-type="float" office:value="1383" calcext:value-type="float">
            <text:p>1383</text:p>
          </table:table-cell>
          <table:table-cell office:value-type="float" office:value="-14775" calcext:value-type="float">
            <text:p>-14775</text:p>
          </table:table-cell>
          <table:table-cell office:value-type="float" office:value="-7363" calcext:value-type="float">
            <text:p>-7363</text:p>
          </table:table-cell>
          <table:table-cell office:value-type="float" office:value="-26232" calcext:value-type="float">
            <text:p>-26232</text:p>
          </table:table-cell>
          <table:table-cell office:value-type="float" office:value="-20.55" calcext:value-type="float">
            <text:p>-20.55</text:p>
          </table:table-cell>
          <table:table-cell office:value-type="float" office:value="1873.15" calcext:value-type="float">
            <text:p>1873.1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1-29" calcext:value-type="date">
            <text:p>29/01/21</text:p>
          </table:table-cell>
          <table:table-cell office:value-type="float" office:value="0.45" calcext:value-type="float">
            <text:p>0.45</text:p>
          </table:table-cell>
          <table:table-cell office:value-type="float" office:value="120503" calcext:value-type="float">
            <text:p>120503</text:p>
          </table:table-cell>
          <table:table-cell office:value-type="float" office:value="916" calcext:value-type="float">
            <text:p>916</text:p>
          </table:table-cell>
          <table:table-cell office:value-type="float" office:value="10390" calcext:value-type="float">
            <text:p>10390</text:p>
          </table:table-cell>
          <table:table-cell office:value-type="float" office:value="2671" calcext:value-type="float">
            <text:p>2671</text:p>
          </table:table-cell>
          <table:table-cell office:value-type="float" office:value="-33946" calcext:value-type="float">
            <text:p>-33946</text:p>
          </table:table-cell>
          <table:table-cell office:value-type="float" office:value="-19.95" calcext:value-type="float">
            <text:p>-19.95</text:p>
          </table:table-cell>
          <table:table-cell office:value-type="float" office:value="1853.2" calcext:value-type="float">
            <text:p>1853.2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01" calcext:value-type="date">
            <text:p>01/02/21</text:p>
          </table:table-cell>
          <table:table-cell office:value-type="float" office:value="0.44" calcext:value-type="float">
            <text:p>0.44</text:p>
          </table:table-cell>
          <table:table-cell office:value-type="float" office:value="117609" calcext:value-type="float">
            <text:p>117609</text:p>
          </table:table-cell>
          <table:table-cell office:value-type="float" office:value="-2894" calcext:value-type="float">
            <text:p>-2894</text:p>
          </table:table-cell>
          <table:table-cell office:value-type="float" office:value="128" calcext:value-type="float">
            <text:p>128</text:p>
          </table:table-cell>
          <table:table-cell office:value-type="float" office:value="-484" calcext:value-type="float">
            <text:p>-484</text:p>
          </table:table-cell>
          <table:table-cell office:value-type="float" office:value="-34558" calcext:value-type="float">
            <text:p>-34558</text:p>
          </table:table-cell>
          <table:table-cell office:value-type="float" office:value="50.2" calcext:value-type="float">
            <text:p>50.2</text:p>
          </table:table-cell>
          <table:table-cell office:value-type="float" office:value="1903.4" calcext:value-type="float">
            <text:p>1903.4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02" calcext:value-type="date">
            <text:p>02/02/21</text:p>
          </table:table-cell>
          <table:table-cell office:value-type="float" office:value="0.44" calcext:value-type="float">
            <text:p>0.44</text:p>
          </table:table-cell>
          <table:table-cell office:value-type="float" office:value="122429" calcext:value-type="float">
            <text:p>122429</text:p>
          </table:table-cell>
          <table:table-cell office:value-type="float" office:value="4820" calcext:value-type="float">
            <text:p>4820</text:p>
          </table:table-cell>
          <table:table-cell office:value-type="float" office:value="7128" calcext:value-type="float">
            <text:p>7128</text:p>
          </table:table-cell>
          <table:table-cell office:value-type="float" office:value="3003" calcext:value-type="float">
            <text:p>3003</text:p>
          </table:table-cell>
          <table:table-cell office:value-type="float" office:value="-38683" calcext:value-type="float">
            <text:p>-38683</text:p>
          </table:table-cell>
          <table:table-cell office:value-type="float" office:value="35.25" calcext:value-type="float">
            <text:p>35.25</text:p>
          </table:table-cell>
          <table:table-cell office:value-type="float" office:value="1938.65" calcext:value-type="float">
            <text:p>1938.6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03" calcext:value-type="date">
            <text:p>03/02/21</text:p>
          </table:table-cell>
          <table:table-cell office:value-type="float" office:value="0.44" calcext:value-type="float">
            <text:p>0.44</text:p>
          </table:table-cell>
          <table:table-cell office:value-type="float" office:value="122954" calcext:value-type="float">
            <text:p>122954</text:p>
          </table:table-cell>
          <table:table-cell office:value-type="float" office:value="525" calcext:value-type="float">
            <text:p>525</text:p>
          </table:table-cell>
          <table:table-cell office:value-type="float" office:value="3974" calcext:value-type="float">
            <text:p>3974</text:p>
          </table:table-cell>
          <table:table-cell office:value-type="float" office:value="1642" calcext:value-type="float">
            <text:p>1642</text:p>
          </table:table-cell>
          <table:table-cell office:value-type="float" office:value="-41015" calcext:value-type="float">
            <text:p>-41015</text:p>
          </table:table-cell>
          <table:table-cell office:value-type="float" office:value="-3.95" calcext:value-type="float">
            <text:p>-3.95</text:p>
          </table:table-cell>
          <table:table-cell office:value-type="float" office:value="1934.7" calcext:value-type="float">
            <text:p>1934.7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04" calcext:value-type="date">
            <text:p>04/02/21</text:p>
          </table:table-cell>
          <table:table-cell office:value-type="float" office:value="0.42" calcext:value-type="float">
            <text:p>0.42</text:p>
          </table:table-cell>
          <table:table-cell office:value-type="float" office:value="125336" calcext:value-type="float">
            <text:p>125336</text:p>
          </table:table-cell>
          <table:table-cell office:value-type="float" office:value="2382" calcext:value-type="float">
            <text:p>2382</text:p>
          </table:table-cell>
          <table:table-cell office:value-type="float" office:value="5419" calcext:value-type="float">
            <text:p>5419</text:p>
          </table:table-cell>
          <table:table-cell office:value-type="float" office:value="1167" calcext:value-type="float">
            <text:p>1167</text:p>
          </table:table-cell>
          <table:table-cell office:value-type="float" office:value="-45267" calcext:value-type="float">
            <text:p>-45267</text:p>
          </table:table-cell>
          <table:table-cell office:value-type="float" office:value="-6.85" calcext:value-type="float">
            <text:p>-6.85</text:p>
          </table:table-cell>
          <table:table-cell office:value-type="float" office:value="1927.85" calcext:value-type="float">
            <text:p>1927.8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05" calcext:value-type="date">
            <text:p>05/02/21</text:p>
          </table:table-cell>
          <table:table-cell office:value-type="float" office:value="0.42" calcext:value-type="float">
            <text:p>0.42</text:p>
          </table:table-cell>
          <table:table-cell office:value-type="float" office:value="125026" calcext:value-type="float">
            <text:p>125026</text:p>
          </table:table-cell>
          <table:table-cell office:value-type="float" office:value="-310" calcext:value-type="float">
            <text:p>-310</text:p>
          </table:table-cell>
          <table:table-cell office:value-type="float" office:value="3261" calcext:value-type="float">
            <text:p>3261</text:p>
          </table:table-cell>
          <table:table-cell office:value-type="float" office:value="916" calcext:value-type="float">
            <text:p>916</text:p>
          </table:table-cell>
          <table:table-cell office:value-type="float" office:value="-47612" calcext:value-type="float">
            <text:p>-47612</text:p>
          </table:table-cell>
          <table:table-cell office:value-type="float" office:value="4.85" calcext:value-type="float">
            <text:p>4.85</text:p>
          </table:table-cell>
          <table:table-cell office:value-type="float" office:value="1932.7" calcext:value-type="float">
            <text:p>1932.7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08" calcext:value-type="date">
            <text:p>08/02/21</text:p>
          </table:table-cell>
          <table:table-cell office:value-type="float" office:value="0.42" calcext:value-type="float">
            <text:p>0.42</text:p>
          </table:table-cell>
          <table:table-cell office:value-type="float" office:value="122046" calcext:value-type="float">
            <text:p>122046</text:p>
          </table:table-cell>
          <table:table-cell office:value-type="float" office:value="-2980" calcext:value-type="float">
            <text:p>-2980</text:p>
          </table:table-cell>
          <table:table-cell office:value-type="float" office:value="-580" calcext:value-type="float">
            <text:p>-580</text:p>
          </table:table-cell>
          <table:table-cell office:value-type="float" office:value="-588" calcext:value-type="float">
            <text:p>-588</text:p>
          </table:table-cell>
          <table:table-cell office:value-type="float" office:value="-47620" calcext:value-type="float">
            <text:p>-47620</text:p>
          </table:table-cell>
          <table:table-cell office:value-type="float" office:value="26.1" calcext:value-type="float">
            <text:p>26.1</text:p>
          </table:table-cell>
          <table:table-cell office:value-type="float" office:value="1958.8" calcext:value-type="float">
            <text:p>1958.8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09" calcext:value-type="date">
            <text:p>09/02/21</text:p>
          </table:table-cell>
          <table:table-cell office:value-type="float" office:value="0.42" calcext:value-type="float">
            <text:p>0.42</text:p>
          </table:table-cell>
          <table:table-cell office:value-type="float" office:value="120961" calcext:value-type="float">
            <text:p>120961</text:p>
          </table:table-cell>
          <table:table-cell office:value-type="float" office:value="-1085" calcext:value-type="float">
            <text:p>-1085</text:p>
          </table:table-cell>
          <table:table-cell office:value-type="float" office:value="-2130" calcext:value-type="float">
            <text:p>-2130</text:p>
          </table:table-cell>
          <table:table-cell office:value-type="float" office:value="-418" calcext:value-type="float">
            <text:p>-418</text:p>
          </table:table-cell>
          <table:table-cell office:value-type="float" office:value="-45908" calcext:value-type="float">
            <text:p>-45908</text:p>
          </table:table-cell>
          <table:table-cell office:value-type="float" office:value="3.7" calcext:value-type="float">
            <text:p>3.7</text:p>
          </table:table-cell>
          <table:table-cell office:value-type="float" office:value="1962.5" calcext:value-type="float">
            <text:p>1962.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0" calcext:value-type="date">
            <text:p>10/02/21</text:p>
          </table:table-cell>
          <table:table-cell office:value-type="float" office:value="0.42" calcext:value-type="float">
            <text:p>0.42</text:p>
          </table:table-cell>
          <table:table-cell office:value-type="float" office:value="118444" calcext:value-type="float">
            <text:p>118444</text:p>
          </table:table-cell>
          <table:table-cell office:value-type="float" office:value="-2517" calcext:value-type="float">
            <text:p>-2517</text:p>
          </table:table-cell>
          <table:table-cell office:value-type="float" office:value="-998" calcext:value-type="float">
            <text:p>-998</text:p>
          </table:table-cell>
          <table:table-cell office:value-type="float" office:value="-208" calcext:value-type="float">
            <text:p>-208</text:p>
          </table:table-cell>
          <table:table-cell office:value-type="float" office:value="-45118" calcext:value-type="float">
            <text:p>-45118</text:p>
          </table:table-cell>
          <table:table-cell office:value-type="float" office:value="16.5" calcext:value-type="float">
            <text:p>16.5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1" calcext:value-type="date">
            <text:p>11/02/21</text:p>
          </table:table-cell>
          <table:table-cell office:value-type="float" office:value="0.52" calcext:value-type="float">
            <text:p>0.52</text:p>
          </table:table-cell>
          <table:table-cell office:value-type="float" office:value="120511" calcext:value-type="float">
            <text:p>120511</text:p>
          </table:table-cell>
          <table:table-cell office:value-type="float" office:value="2067" calcext:value-type="float">
            <text:p>2067</text:p>
          </table:table-cell>
          <table:table-cell office:value-type="float" office:value="-12872" calcext:value-type="float">
            <text:p>-12872</text:p>
          </table:table-cell>
          <table:table-cell office:value-type="float" office:value="844" calcext:value-type="float">
            <text:p>844</text:p>
          </table:table-cell>
          <table:table-cell office:value-type="float" office:value="-31402" calcext:value-type="float">
            <text:p>-31402</text:p>
          </table:table-cell>
          <table:table-cell office:value-type="float" office:value="84.85" calcext:value-type="float">
            <text:p>84.85</text:p>
          </table:table-cell>
          <table:table-cell office:value-type="float" office:value="2063.85" calcext:value-type="float">
            <text:p>2063.8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2" calcext:value-type="date">
            <text:p>12/02/21</text:p>
          </table:table-cell>
          <table:table-cell office:value-type="float" office:value="0.51" calcext:value-type="float">
            <text:p>0.51</text:p>
          </table:table-cell>
          <table:table-cell office:value-type="float" office:value="117414" calcext:value-type="float">
            <text:p>117414</text:p>
          </table:table-cell>
          <table:table-cell office:value-type="float" office:value="-3097" calcext:value-type="float">
            <text:p>-3097</text:p>
          </table:table-cell>
          <table:table-cell office:value-type="float" office:value="1585" calcext:value-type="float">
            <text:p>1585</text:p>
          </table:table-cell>
          <table:table-cell office:value-type="float" office:value="-44" calcext:value-type="float">
            <text:p>-44</text:p>
          </table:table-cell>
          <table:table-cell office:value-type="float" office:value="-33031" calcext:value-type="float">
            <text:p>-33031</text:p>
          </table:table-cell>
          <table:table-cell office:value-type="float" office:value="-20.25" calcext:value-type="float">
            <text:p>-20.25</text:p>
          </table:table-cell>
          <table:table-cell office:value-type="float" office:value="2043.6" calcext:value-type="float">
            <text:p>2043.6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5" calcext:value-type="date">
            <text:p>15/02/21</text:p>
          </table:table-cell>
          <table:table-cell office:value-type="float" office:value="0.48" calcext:value-type="float">
            <text:p>0.48</text:p>
          </table:table-cell>
          <table:table-cell office:value-type="float" office:value="116587" calcext:value-type="float">
            <text:p>116587</text:p>
          </table:table-cell>
          <table:table-cell office:value-type="float" office:value="-827" calcext:value-type="float">
            <text:p>-827</text:p>
          </table:table-cell>
          <table:table-cell office:value-type="float" office:value="1413" calcext:value-type="float">
            <text:p>1413</text:p>
          </table:table-cell>
          <table:table-cell office:value-type="float" office:value="-847" calcext:value-type="float">
            <text:p>-847</text:p>
          </table:table-cell>
          <table:table-cell office:value-type="float" office:value="-35291" calcext:value-type="float">
            <text:p>-35291</text:p>
          </table:table-cell>
          <table:table-cell office:value-type="float" office:value="-3.55" calcext:value-type="float">
            <text:p>-3.55</text:p>
          </table:table-cell>
          <table:table-cell office:value-type="float" office:value="2040.05" calcext:value-type="float">
            <text:p>2040.0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6" calcext:value-type="date">
            <text:p>16/02/21</text:p>
          </table:table-cell>
          <table:table-cell office:value-type="float" office:value="0.5" calcext:value-type="float">
            <text:p>0.5</text:p>
          </table:table-cell>
          <table:table-cell office:value-type="float" office:value="117447" calcext:value-type="float">
            <text:p>117447</text:p>
          </table:table-cell>
          <table:table-cell office:value-type="float" office:value="860" calcext:value-type="float">
            <text:p>860</text:p>
          </table:table-cell>
          <table:table-cell office:value-type="float" office:value="-3233" calcext:value-type="float">
            <text:p>-3233</text:p>
          </table:table-cell>
          <table:table-cell office:value-type="float" office:value="-304" calcext:value-type="float">
            <text:p>-304</text:p>
          </table:table-cell>
          <table:table-cell office:value-type="float" office:value="-32362" calcext:value-type="float">
            <text:p>-32362</text:p>
          </table:table-cell>
          <table:table-cell office:value-type="float" office:value="27.25" calcext:value-type="float">
            <text:p>27.25</text:p>
          </table:table-cell>
          <table:table-cell office:value-type="float" office:value="2067.3" calcext:value-type="float">
            <text:p>2067.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7" calcext:value-type="date">
            <text:p>17/02/21</text:p>
          </table:table-cell>
          <table:table-cell office:value-type="float" office:value="0.51" calcext:value-type="float">
            <text:p>0.51</text:p>
          </table:table-cell>
          <table:table-cell office:value-type="float" office:value="118481" calcext:value-type="float">
            <text:p>118481</text:p>
          </table:table-cell>
          <table:table-cell office:value-type="float" office:value="1034" calcext:value-type="float">
            <text:p>1034</text:p>
          </table:table-cell>
          <table:table-cell office:value-type="float" office:value="-3056" calcext:value-type="float">
            <text:p>-3056</text:p>
          </table:table-cell>
          <table:table-cell office:value-type="float" office:value="-1231" calcext:value-type="float">
            <text:p>-1231</text:p>
          </table:table-cell>
          <table:table-cell office:value-type="float" office:value="-30537" calcext:value-type="float">
            <text:p>-30537</text:p>
          </table:table-cell>
          <table:table-cell office:value-type="float" office:value="18.8" calcext:value-type="float">
            <text:p>18.8</text:p>
          </table:table-cell>
          <table:table-cell office:value-type="float" office:value="2086.1" calcext:value-type="float">
            <text:p>2086.1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8" calcext:value-type="date">
            <text:p>18/02/21</text:p>
          </table:table-cell>
          <table:table-cell office:value-type="float" office:value="0.47" calcext:value-type="float">
            <text:p>0.47</text:p>
          </table:table-cell>
          <table:table-cell office:value-type="float" office:value="119937" calcext:value-type="float">
            <text:p>119937</text:p>
          </table:table-cell>
          <table:table-cell office:value-type="float" office:value="1456" calcext:value-type="float">
            <text:p>1456</text:p>
          </table:table-cell>
          <table:table-cell office:value-type="float" office:value="1220" calcext:value-type="float">
            <text:p>1220</text:p>
          </table:table-cell>
          <table:table-cell office:value-type="float" office:value="-1537" calcext:value-type="float">
            <text:p>-1537</text:p>
          </table:table-cell>
          <table:table-cell office:value-type="float" office:value="-33294" calcext:value-type="float">
            <text:p>-33294</text:p>
          </table:table-cell>
          <table:table-cell office:value-type="float" office:value="-15.4" calcext:value-type="float">
            <text:p>-15.4</text:p>
          </table:table-cell>
          <table:table-cell office:value-type="float" office:value="2070.7" calcext:value-type="float">
            <text:p>2070.7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19" calcext:value-type="date">
            <text:p>19/02/21</text:p>
          </table:table-cell>
          <table:table-cell office:value-type="float" office:value="0.52" calcext:value-type="float">
            <text:p>0.52</text:p>
          </table:table-cell>
          <table:table-cell office:value-type="float" office:value="118951" calcext:value-type="float">
            <text:p>118951</text:p>
          </table:table-cell>
          <table:table-cell office:value-type="float" office:value="-986" calcext:value-type="float">
            <text:p>-986</text:p>
          </table:table-cell>
          <table:table-cell office:value-type="float" office:value="-7008" calcext:value-type="float">
            <text:p>-7008</text:p>
          </table:table-cell>
          <table:table-cell office:value-type="float" office:value="-945" calcext:value-type="float">
            <text:p>-945</text:p>
          </table:table-cell>
          <table:table-cell office:value-type="float" office:value="-27231" calcext:value-type="float">
            <text:p>-27231</text:p>
          </table:table-cell>
          <table:table-cell office:value-type="float" office:value="13.5" calcext:value-type="float">
            <text:p>13.5</text:p>
          </table:table-cell>
          <table:table-cell office:value-type="float" office:value="2084.2" calcext:value-type="float">
            <text:p>2084.2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22" calcext:value-type="date">
            <text:p>22/02/21</text:p>
          </table:table-cell>
          <table:table-cell office:value-type="float" office:value="0.44" calcext:value-type="float">
            <text:p>0.44</text:p>
          </table:table-cell>
          <table:table-cell office:value-type="float" office:value="112992" calcext:value-type="float">
            <text:p>112992</text:p>
          </table:table-cell>
          <table:table-cell office:value-type="float" office:value="-5959" calcext:value-type="float">
            <text:p>-5959</text:p>
          </table:table-cell>
          <table:table-cell office:value-type="float" office:value="-329" calcext:value-type="float">
            <text:p>-329</text:p>
          </table:table-cell>
          <table:table-cell office:value-type="float" office:value="-4504" calcext:value-type="float">
            <text:p>-4504</text:p>
          </table:table-cell>
          <table:table-cell office:value-type="float" office:value="-31406" calcext:value-type="float">
            <text:p>-31406</text:p>
          </table:table-cell>
          <table:table-cell office:value-type="float" office:value="-78.3" calcext:value-type="float">
            <text:p>-78.3</text:p>
          </table:table-cell>
          <table:table-cell office:value-type="float" office:value="2005.9" calcext:value-type="float">
            <text:p>2005.9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23" calcext:value-type="date">
            <text:p>23/02/21</text:p>
          </table:table-cell>
          <table:table-cell office:value-type="float" office:value="0.45" calcext:value-type="float">
            <text:p>0.45</text:p>
          </table:table-cell>
          <table:table-cell office:value-type="float" office:value="112308" calcext:value-type="float">
            <text:p>112308</text:p>
          </table:table-cell>
          <table:table-cell office:value-type="float" office:value="-684" calcext:value-type="float">
            <text:p>-684</text:p>
          </table:table-cell>
          <table:table-cell office:value-type="float" office:value="-7902" calcext:value-type="float">
            <text:p>-7902</text:p>
          </table:table-cell>
          <table:table-cell office:value-type="float" office:value="-2836" calcext:value-type="float">
            <text:p>-2836</text:p>
          </table:table-cell>
          <table:table-cell office:value-type="float" office:value="-26340" calcext:value-type="float">
            <text:p>-26340</text:p>
          </table:table-cell>
          <table:table-cell office:value-type="float" office:value="20.45" calcext:value-type="float">
            <text:p>20.45</text:p>
          </table:table-cell>
          <table:table-cell office:value-type="float" office:value="2026.35" calcext:value-type="float">
            <text:p>2026.3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24" calcext:value-type="date">
            <text:p>24/02/21</text:p>
          </table:table-cell>
          <table:table-cell office:value-type="float" office:value="0.52" calcext:value-type="float">
            <text:p>0.52</text:p>
          </table:table-cell>
          <table:table-cell office:value-type="float" office:value="109231" calcext:value-type="float">
            <text:p>109231</text:p>
          </table:table-cell>
          <table:table-cell office:value-type="float" office:value="-3077" calcext:value-type="float">
            <text:p>-3077</text:p>
          </table:table-cell>
          <table:table-cell office:value-type="float" office:value="-12643" calcext:value-type="float">
            <text:p>-12643</text:p>
          </table:table-cell>
          <table:table-cell office:value-type="float" office:value="-3232" calcext:value-type="float">
            <text:p>-3232</text:p>
          </table:table-cell>
          <table:table-cell office:value-type="float" office:value="-16929" calcext:value-type="float">
            <text:p>-16929</text:p>
          </table:table-cell>
          <table:table-cell office:value-type="float" office:value="34.15" calcext:value-type="float">
            <text:p>34.15</text:p>
          </table:table-cell>
          <table:table-cell office:value-type="float" office:value="2060.5" calcext:value-type="float">
            <text:p>2060.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25" calcext:value-type="date">
            <text:p>25/02/21</text:p>
          </table:table-cell>
          <table:table-cell office:value-type="float" office:value="0.91" calcext:value-type="float">
            <text:p>0.91</text:p>
          </table:table-cell>
          <table:table-cell office:value-type="float" office:value="111860" calcext:value-type="float">
            <text:p>111860</text:p>
          </table:table-cell>
          <table:table-cell office:value-type="float" office:value="2629" calcext:value-type="float">
            <text:p>2629</text:p>
          </table:table-cell>
          <table:table-cell office:value-type="float" office:value="-19061" calcext:value-type="float">
            <text:p>-19061</text:p>
          </table:table-cell>
          <table:table-cell office:value-type="float" office:value="-3626" calcext:value-type="float">
            <text:p>-3626</text:p>
          </table:table-cell>
          <table:table-cell office:value-type="float" office:value="-1494" calcext:value-type="float">
            <text:p>-1494</text:p>
          </table:table-cell>
          <table:table-cell office:value-type="float" office:value="83.2" calcext:value-type="float">
            <text:p>83.2</text:p>
          </table:table-cell>
          <table:table-cell office:value-type="float" office:value="2143.7" calcext:value-type="float">
            <text:p>2143.7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2-26" calcext:value-type="date">
            <text:p>26/02/21</text:p>
          </table:table-cell>
          <table:table-cell office:value-type="float" office:value="0.46" calcext:value-type="float">
            <text:p>0.46</text:p>
          </table:table-cell>
          <table:table-cell office:value-type="float" office:value="114702" calcext:value-type="float">
            <text:p>114702</text:p>
          </table:table-cell>
          <table:table-cell office:value-type="float" office:value="7657" calcext:value-type="float">
            <text:p>7657</text:p>
          </table:table-cell>
          <table:table-cell office:value-type="float" office:value="8626" calcext:value-type="float">
            <text:p>8626</text:p>
          </table:table-cell>
          <table:table-cell office:value-type="float" office:value="2381" calcext:value-type="float">
            <text:p>2381</text:p>
          </table:table-cell>
          <table:table-cell office:value-type="float" office:value="-22886" calcext:value-type="float">
            <text:p>-22886</text:p>
          </table:table-cell>
          <table:table-cell office:value-type="float" office:value="-51.3" calcext:value-type="float">
            <text:p>-51.3</text:p>
          </table:table-cell>
          <table:table-cell office:value-type="float" office:value="2092.4" calcext:value-type="float">
            <text:p>2092.4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01" calcext:value-type="date">
            <text:p>01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113773" calcext:value-type="float">
            <text:p>113773</text:p>
          </table:table-cell>
          <table:table-cell office:value-type="float" office:value="-929" calcext:value-type="float">
            <text:p>-929</text:p>
          </table:table-cell>
          <table:table-cell office:value-type="float" office:value="2328" calcext:value-type="float">
            <text:p>2328</text:p>
          </table:table-cell>
          <table:table-cell office:value-type="float" office:value="699" calcext:value-type="float">
            <text:p>699</text:p>
          </table:table-cell>
          <table:table-cell office:value-type="float" office:value="-24515" calcext:value-type="float">
            <text:p>-24515</text:p>
          </table:table-cell>
          <table:table-cell office:value-type="float" office:value="16.45" calcext:value-type="float">
            <text:p>16.45</text:p>
          </table:table-cell>
          <table:table-cell office:value-type="float" office:value="2108.85" calcext:value-type="float">
            <text:p>2108.8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02" calcext:value-type="date">
            <text:p>02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113594" calcext:value-type="float">
            <text:p>113594</text:p>
          </table:table-cell>
          <table:table-cell office:value-type="float" office:value="-179" calcext:value-type="float">
            <text:p>-179</text:p>
          </table:table-cell>
          <table:table-cell office:value-type="float" office:value="2220" calcext:value-type="float">
            <text:p>2220</text:p>
          </table:table-cell>
          <table:table-cell office:value-type="float" office:value="1015" calcext:value-type="float">
            <text:p>1015</text:p>
          </table:table-cell>
          <table:table-cell office:value-type="float" office:value="-25720" calcext:value-type="float">
            <text:p>-25720</text:p>
          </table:table-cell>
          <table:table-cell office:value-type="float" office:value="5.9" calcext:value-type="float">
            <text:p>5.9</text:p>
          </table:table-cell>
          <table:table-cell office:value-type="float" office:value="2114.75" calcext:value-type="float">
            <text:p>2114.7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03" calcext:value-type="date">
            <text:p>03/03/21</text:p>
          </table:table-cell>
          <table:table-cell office:value-type="float" office:value="0.5" calcext:value-type="float">
            <text:p>0.5</text:p>
          </table:table-cell>
          <table:table-cell office:value-type="float" office:value="106578" calcext:value-type="float">
            <text:p>106578</text:p>
          </table:table-cell>
          <table:table-cell office:value-type="float" office:value="-7016" calcext:value-type="float">
            <text:p>-7016</text:p>
          </table:table-cell>
          <table:table-cell office:value-type="float" office:value="-520" calcext:value-type="float">
            <text:p>-520</text:p>
          </table:table-cell>
          <table:table-cell office:value-type="float" office:value="2009" calcext:value-type="float">
            <text:p>2009</text:p>
          </table:table-cell>
          <table:table-cell office:value-type="float" office:value="-23191" calcext:value-type="float">
            <text:p>-23191</text:p>
          </table:table-cell>
          <table:table-cell office:value-type="float" office:value="96.35" calcext:value-type="float">
            <text:p>96.35</text:p>
          </table:table-cell>
          <table:table-cell office:value-type="float" office:value="2211.1" calcext:value-type="float">
            <text:p>2211.1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04" calcext:value-type="date">
            <text:p>04/03/21</text:p>
          </table:table-cell>
          <table:table-cell office:value-type="float" office:value="0.45" calcext:value-type="float">
            <text:p>0.45</text:p>
          </table:table-cell>
          <table:table-cell office:value-type="float" office:value="109052" calcext:value-type="float">
            <text:p>109052</text:p>
          </table:table-cell>
          <table:table-cell office:value-type="float" office:value="2474" calcext:value-type="float">
            <text:p>2474</text:p>
          </table:table-cell>
          <table:table-cell office:value-type="float" office:value="5120" calcext:value-type="float">
            <text:p>5120</text:p>
          </table:table-cell>
          <table:table-cell office:value-type="float" office:value="325" calcext:value-type="float">
            <text:p>325</text:p>
          </table:table-cell>
          <table:table-cell office:value-type="float" office:value="-27986" calcext:value-type="float">
            <text:p>-27986</text:p>
          </table:table-cell>
          <table:table-cell office:value-type="float" office:value="-31.35" calcext:value-type="float">
            <text:p>-31.35</text:p>
          </table:table-cell>
          <table:table-cell office:value-type="float" office:value="2179.75" calcext:value-type="float">
            <text:p>2179.7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05" calcext:value-type="date">
            <text:p>05/03/21</text:p>
          </table:table-cell>
          <table:table-cell office:value-type="float" office:value="0.41" calcext:value-type="float">
            <text:p>0.41</text:p>
          </table:table-cell>
          <table:table-cell office:value-type="float" office:value="108724" calcext:value-type="float">
            <text:p>108724</text:p>
          </table:table-cell>
          <table:table-cell office:value-type="float" office:value="-328" calcext:value-type="float">
            <text:p>-328</text:p>
          </table:table-cell>
          <table:table-cell office:value-type="float" office:value="5705" calcext:value-type="float">
            <text:p>5705</text:p>
          </table:table-cell>
          <table:table-cell office:value-type="float" office:value="286" calcext:value-type="float">
            <text:p>286</text:p>
          </table:table-cell>
          <table:table-cell office:value-type="float" office:value="-33405" calcext:value-type="float">
            <text:p>-33405</text:p>
          </table:table-cell>
          <table:table-cell office:value-type="float" office:value="5" calcext:value-type="float">
            <text:p>5</text:p>
          </table:table-cell>
          <table:table-cell office:value-type="float" office:value="2184.75" calcext:value-type="float">
            <text:p>2184.7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08" calcext:value-type="date">
            <text:p>08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109823" calcext:value-type="float">
            <text:p>109823</text:p>
          </table:table-cell>
          <table:table-cell office:value-type="float" office:value="1099" calcext:value-type="float">
            <text:p>1099</text:p>
          </table:table-cell>
          <table:table-cell office:value-type="float" office:value="704" calcext:value-type="float">
            <text:p>704</text:p>
          </table:table-cell>
          <table:table-cell office:value-type="float" office:value="867" calcext:value-type="float">
            <text:p>867</text:p>
          </table:table-cell>
          <table:table-cell office:value-type="float" office:value="-33242" calcext:value-type="float">
            <text:p>-33242</text:p>
          </table:table-cell>
          <table:table-cell office:value-type="float" office:value="10.55" calcext:value-type="float">
            <text:p>10.55</text:p>
          </table:table-cell>
          <table:table-cell office:value-type="float" office:value="2195.3" calcext:value-type="float">
            <text:p>2195.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09" calcext:value-type="date">
            <text:p>09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108052" calcext:value-type="float">
            <text:p>108052</text:p>
          </table:table-cell>
          <table:table-cell office:value-type="float" office:value="-1771" calcext:value-type="float">
            <text:p>-1771</text:p>
          </table:table-cell>
          <table:table-cell office:value-type="float" office:value="1050" calcext:value-type="float">
            <text:p>1050</text:p>
          </table:table-cell>
          <table:table-cell office:value-type="float" office:value="510" calcext:value-type="float">
            <text:p>510</text:p>
          </table:table-cell>
          <table:table-cell office:value-type="float" office:value="-33782" calcext:value-type="float">
            <text:p>-33782</text:p>
          </table:table-cell>
          <table:table-cell office:value-type="float" office:value="2" calcext:value-type="float">
            <text:p>2</text:p>
          </table:table-cell>
          <table:table-cell office:value-type="float" office:value="2197.3" calcext:value-type="float">
            <text:p>2197.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10" calcext:value-type="date">
            <text:p>10/03/21</text:p>
          </table:table-cell>
          <table:table-cell office:value-type="float" office:value="0.4" calcext:value-type="float">
            <text:p>0.4</text:p>
          </table:table-cell>
          <table:table-cell office:value-type="float" office:value="107753" calcext:value-type="float">
            <text:p>107753</text:p>
          </table:table-cell>
          <table:table-cell office:value-type="float" office:value="-299" calcext:value-type="float">
            <text:p>-299</text:p>
          </table:table-cell>
          <table:table-cell office:value-type="float" office:value="3623" calcext:value-type="float">
            <text:p>3623</text:p>
          </table:table-cell>
          <table:table-cell office:value-type="float" office:value="227" calcext:value-type="float">
            <text:p>227</text:p>
          </table:table-cell>
          <table:table-cell office:value-type="float" office:value="-37178" calcext:value-type="float">
            <text:p>-37178</text:p>
          </table:table-cell>
          <table:table-cell office:value-type="float" office:value="-9.85" calcext:value-type="float">
            <text:p>-9.85</text:p>
          </table:table-cell>
          <table:table-cell office:value-type="float" office:value="2187.45" calcext:value-type="float">
            <text:p>2187.4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12" calcext:value-type="date">
            <text:p>12/03/21</text:p>
          </table:table-cell>
          <table:table-cell office:value-type="float" office:value="0.38" calcext:value-type="float">
            <text:p>0.38</text:p>
          </table:table-cell>
          <table:table-cell office:value-type="float" office:value="107635" calcext:value-type="float">
            <text:p>107635</text:p>
          </table:table-cell>
          <table:table-cell office:value-type="float" office:value="-118" calcext:value-type="float">
            <text:p>-118</text:p>
          </table:table-cell>
          <table:table-cell office:value-type="float" office:value="3877" calcext:value-type="float">
            <text:p>3877</text:p>
          </table:table-cell>
          <table:table-cell office:value-type="float" office:value="-90" calcext:value-type="float">
            <text:p>-90</text:p>
          </table:table-cell>
          <table:table-cell office:value-type="float" office:value="-41145" calcext:value-type="float">
            <text:p>-41145</text:p>
          </table:table-cell>
          <table:table-cell office:value-type="float" office:value="-39.5" calcext:value-type="float">
            <text:p>-39.5</text:p>
          </table:table-cell>
          <table:table-cell office:value-type="float" office:value="2147.95" calcext:value-type="float">
            <text:p>2147.9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15" calcext:value-type="date">
            <text:p>15/03/21</text:p>
          </table:table-cell>
          <table:table-cell office:value-type="float" office:value="0.36" calcext:value-type="float">
            <text:p>0.36</text:p>
          </table:table-cell>
          <table:table-cell office:value-type="float" office:value="107650" calcext:value-type="float">
            <text:p>107650</text:p>
          </table:table-cell>
          <table:table-cell office:value-type="float" office:value="15" calcext:value-type="float">
            <text:p>15</text:p>
          </table:table-cell>
          <table:table-cell office:value-type="float" office:value="3443" calcext:value-type="float">
            <text:p>3443</text:p>
          </table:table-cell>
          <table:table-cell office:value-type="float" office:value="-248" calcext:value-type="float">
            <text:p>-248</text:p>
          </table:table-cell>
          <table:table-cell office:value-type="float" office:value="-44836" calcext:value-type="float">
            <text:p>-44836</text:p>
          </table:table-cell>
          <table:table-cell office:value-type="float" office:value="-29.3" calcext:value-type="float">
            <text:p>-29.3</text:p>
          </table:table-cell>
          <table:table-cell office:value-type="float" office:value="2118.65" calcext:value-type="float">
            <text:p>2118.6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16" calcext:value-type="date">
            <text:p>16/03/21</text:p>
          </table:table-cell>
          <table:table-cell office:value-type="float" office:value="0.35" calcext:value-type="float">
            <text:p>0.35</text:p>
          </table:table-cell>
          <table:table-cell office:value-type="float" office:value="107023" calcext:value-type="float">
            <text:p>107023</text:p>
          </table:table-cell>
          <table:table-cell office:value-type="float" office:value="-627" calcext:value-type="float">
            <text:p>-627</text:p>
          </table:table-cell>
          <table:table-cell office:value-type="float" office:value="112" calcext:value-type="float">
            <text:p>112</text:p>
          </table:table-cell>
          <table:table-cell office:value-type="float" office:value="-563" calcext:value-type="float">
            <text:p>-563</text:p>
          </table:table-cell>
          <table:table-cell office:value-type="float" office:value="-45511" calcext:value-type="float">
            <text:p>-45511</text:p>
          </table:table-cell>
          <table:table-cell office:value-type="float" office:value="-8.75" calcext:value-type="float">
            <text:p>-8.75</text:p>
          </table:table-cell>
          <table:table-cell office:value-type="float" office:value="2109.9" calcext:value-type="float">
            <text:p>2109.9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17" calcext:value-type="date">
            <text:p>17/03/21</text:p>
          </table:table-cell>
          <table:table-cell office:value-type="float" office:value="0.35" calcext:value-type="float">
            <text:p>0.35</text:p>
          </table:table-cell>
          <table:table-cell office:value-type="float" office:value="106374" calcext:value-type="float">
            <text:p>106374</text:p>
          </table:table-cell>
          <table:table-cell office:value-type="float" office:value="-649" calcext:value-type="float">
            <text:p>-649</text:p>
          </table:table-cell>
          <table:table-cell office:value-type="float" office:value="-1380" calcext:value-type="float">
            <text:p>-1380</text:p>
          </table:table-cell>
          <table:table-cell office:value-type="float" office:value="-522" calcext:value-type="float">
            <text:p>-522</text:p>
          </table:table-cell>
          <table:table-cell office:value-type="float" office:value="-44653" calcext:value-type="float">
            <text:p>-44653</text:p>
          </table:table-cell>
          <table:table-cell office:value-type="float" office:value="-45.1" calcext:value-type="float">
            <text:p>-45.1</text:p>
          </table:table-cell>
          <table:table-cell office:value-type="float" office:value="2064.8" calcext:value-type="float">
            <text:p>2064.8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18" calcext:value-type="date">
            <text:p>18/03/21</text:p>
          </table:table-cell>
          <table:table-cell office:value-type="float" office:value="0.31" calcext:value-type="float">
            <text:p>0.31</text:p>
          </table:table-cell>
          <table:table-cell office:value-type="float" office:value="108222" calcext:value-type="float">
            <text:p>108222</text:p>
          </table:table-cell>
          <table:table-cell office:value-type="float" office:value="1848" calcext:value-type="float">
            <text:p>1848</text:p>
          </table:table-cell>
          <table:table-cell office:value-type="float" office:value="-400" calcext:value-type="float">
            <text:p>-400</text:p>
          </table:table-cell>
          <table:table-cell office:value-type="float" office:value="-2552" calcext:value-type="float">
            <text:p>-2552</text:p>
          </table:table-cell>
          <table:table-cell office:value-type="float" office:value="-46805" calcext:value-type="float">
            <text:p>-46805</text:p>
          </table:table-cell>
          <table:table-cell office:value-type="float" office:value="-47.65" calcext:value-type="float">
            <text:p>-47.65</text:p>
          </table:table-cell>
          <table:table-cell office:value-type="float" office:value="2017.15" calcext:value-type="float">
            <text:p>2017.1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19" calcext:value-type="date">
            <text:p>19/03/21</text:p>
          </table:table-cell>
          <table:table-cell office:value-type="float" office:value="0.37" calcext:value-type="float">
            <text:p>0.37</text:p>
          </table:table-cell>
          <table:table-cell office:value-type="float" office:value="107990" calcext:value-type="float">
            <text:p>107990</text:p>
          </table:table-cell>
          <table:table-cell office:value-type="float" office:value="-232" calcext:value-type="float">
            <text:p>-232</text:p>
          </table:table-cell>
          <table:table-cell office:value-type="float" office:value="-7644" calcext:value-type="float">
            <text:p>-7644</text:p>
          </table:table-cell>
          <table:table-cell office:value-type="float" office:value="1016" calcext:value-type="float">
            <text:p>1016</text:p>
          </table:table-cell>
          <table:table-cell office:value-type="float" office:value="-38145" calcext:value-type="float">
            <text:p>-38145</text:p>
          </table:table-cell>
          <table:table-cell office:value-type="float" office:value="64.15" calcext:value-type="float">
            <text:p>64.15</text:p>
          </table:table-cell>
          <table:table-cell office:value-type="float" office:value="2081.3" calcext:value-type="float">
            <text:p>2081.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22" calcext:value-type="date">
            <text:p>22/03/21</text:p>
          </table:table-cell>
          <table:table-cell office:value-type="float" office:value="0.33" calcext:value-type="float">
            <text:p>0.33</text:p>
          </table:table-cell>
          <table:table-cell office:value-type="float" office:value="108322" calcext:value-type="float">
            <text:p>108322</text:p>
          </table:table-cell>
          <table:table-cell office:value-type="float" office:value="332" calcext:value-type="float">
            <text:p>332</text:p>
          </table:table-cell>
          <table:table-cell office:value-type="float" office:value="947" calcext:value-type="float">
            <text:p>947</text:p>
          </table:table-cell>
          <table:table-cell office:value-type="float" office:value="-1701" calcext:value-type="float">
            <text:p>-1701</text:p>
          </table:table-cell>
          <table:table-cell office:value-type="float" office:value="-40793" calcext:value-type="float">
            <text:p>-40793</text:p>
          </table:table-cell>
          <table:table-cell office:value-type="float" office:value="-14.65" calcext:value-type="float">
            <text:p>-14.65</text:p>
          </table:table-cell>
          <table:table-cell office:value-type="float" office:value="2066.65" calcext:value-type="float">
            <text:p>2066.6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23" calcext:value-type="date">
            <text:p>23/03/21</text:p>
          </table:table-cell>
          <table:table-cell office:value-type="float" office:value="0.32" calcext:value-type="float">
            <text:p>0.32</text:p>
          </table:table-cell>
          <table:table-cell office:value-type="float" office:value="107376" calcext:value-type="float">
            <text:p>107376</text:p>
          </table:table-cell>
          <table:table-cell office:value-type="float" office:value="-946" calcext:value-type="float">
            <text:p>-946</text:p>
          </table:table-cell>
          <table:table-cell office:value-type="float" office:value="-4252" calcext:value-type="float">
            <text:p>-4252</text:p>
          </table:table-cell>
          <table:table-cell office:value-type="float" office:value="-2193" calcext:value-type="float">
            <text:p>-2193</text:p>
          </table:table-cell>
          <table:table-cell office:value-type="float" office:value="-38734" calcext:value-type="float">
            <text:p>-38734</text:p>
          </table:table-cell>
          <table:table-cell office:value-type="float" office:value="22.65" calcext:value-type="float">
            <text:p>22.65</text:p>
          </table:table-cell>
          <table:table-cell office:value-type="float" office:value="2089.3" calcext:value-type="float">
            <text:p>2089.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24" calcext:value-type="date">
            <text:p>24/03/21</text:p>
          </table:table-cell>
          <table:table-cell office:value-type="float" office:value="0.31" calcext:value-type="float">
            <text:p>0.31</text:p>
          </table:table-cell>
          <table:table-cell office:value-type="float" office:value="107275" calcext:value-type="float">
            <text:p>107275</text:p>
          </table:table-cell>
          <table:table-cell office:value-type="float" office:value="-101" calcext:value-type="float">
            <text:p>-101</text:p>
          </table:table-cell>
          <table:table-cell office:value-type="float" office:value="-11792" calcext:value-type="float">
            <text:p>-11792</text:p>
          </table:table-cell>
          <table:table-cell office:value-type="float" office:value="-4033" calcext:value-type="float">
            <text:p>-4033</text:p>
          </table:table-cell>
          <table:table-cell office:value-type="float" office:value="-30975" calcext:value-type="float">
            <text:p>-30975</text:p>
          </table:table-cell>
          <table:table-cell office:value-type="float" office:value="-39.4" calcext:value-type="float">
            <text:p>-39.4</text:p>
          </table:table-cell>
          <table:table-cell office:value-type="float" office:value="2049.9" calcext:value-type="float">
            <text:p>2049.9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25" calcext:value-type="date">
            <text:p>25/03/21</text:p>
          </table:table-cell>
          <table:table-cell office:value-type="float" office:value="0.28" calcext:value-type="float">
            <text:p>0.28</text:p>
          </table:table-cell>
          <table:table-cell office:value-type="float" office:value="107754" calcext:value-type="float">
            <text:p>107754</text:p>
          </table:table-cell>
          <table:table-cell office:value-type="float" office:value="479" calcext:value-type="float">
            <text:p>479</text:p>
          </table:table-cell>
          <table:table-cell office:value-type="float" office:value="-13294" calcext:value-type="float">
            <text:p>-13294</text:p>
          </table:table-cell>
          <table:table-cell office:value-type="float" office:value="-5356" calcext:value-type="float">
            <text:p>-5356</text:p>
          </table:table-cell>
          <table:table-cell office:value-type="float" office:value="-23037" calcext:value-type="float">
            <text:p>-23037</text:p>
          </table:table-cell>
          <table:table-cell office:value-type="float" office:value="-56.85" calcext:value-type="float">
            <text:p>-56.85</text:p>
          </table:table-cell>
          <table:table-cell office:value-type="float" office:value="1993.05" calcext:value-type="float">
            <text:p>1993.0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26" calcext:value-type="date">
            <text:p>26/03/21</text:p>
          </table:table-cell>
          <table:table-cell office:value-type="float" office:value="0.58" calcext:value-type="float">
            <text:p>0.58</text:p>
          </table:table-cell>
          <table:table-cell office:value-type="float" office:value="108587" calcext:value-type="float">
            <text:p>108587</text:p>
          </table:table-cell>
          <table:table-cell office:value-type="float" office:value="3397" calcext:value-type="float">
            <text:p>3397</text:p>
          </table:table-cell>
          <table:table-cell office:value-type="float" office:value="7425" calcext:value-type="float">
            <text:p>7425</text:p>
          </table:table-cell>
          <table:table-cell office:value-type="float" office:value="3633" calcext:value-type="float">
            <text:p>3633</text:p>
          </table:table-cell>
          <table:table-cell office:value-type="float" office:value="-16342" calcext:value-type="float">
            <text:p>-16342</text:p>
          </table:table-cell>
          <table:table-cell office:value-type="float" office:value="16.45" calcext:value-type="float">
            <text:p>16.45</text:p>
          </table:table-cell>
          <table:table-cell office:value-type="float" office:value="2009.5" calcext:value-type="float">
            <text:p>2009.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30" calcext:value-type="date">
            <text:p>30/03/21</text:p>
          </table:table-cell>
          <table:table-cell office:value-type="float" office:value="0.58" calcext:value-type="float">
            <text:p>0.58</text:p>
          </table:table-cell>
          <table:table-cell office:value-type="float" office:value="112068" calcext:value-type="float">
            <text:p>112068</text:p>
          </table:table-cell>
          <table:table-cell office:value-type="float" office:value="3481" calcext:value-type="float">
            <text:p>3481</text:p>
          </table:table-cell>
          <table:table-cell office:value-type="float" office:value="-106" calcext:value-type="float">
            <text:p>-106</text:p>
          </table:table-cell>
          <table:table-cell office:value-type="float" office:value="-22" calcext:value-type="float">
            <text:p>-22</text:p>
          </table:table-cell>
          <table:table-cell office:value-type="float" office:value="-16258" calcext:value-type="float">
            <text:p>-16258</text:p>
          </table:table-cell>
          <table:table-cell office:value-type="float" office:value="31" calcext:value-type="float">
            <text:p>31</text:p>
          </table:table-cell>
          <table:table-cell office:value-type="float" office:value="2040.5" calcext:value-type="float">
            <text:p>2040.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3-31" calcext:value-type="date">
            <text:p>31/03/21</text:p>
          </table:table-cell>
          <table:table-cell office:value-type="float" office:value="0.56" calcext:value-type="float">
            <text:p>0.56</text:p>
          </table:table-cell>
          <table:table-cell office:value-type="float" office:value="113001" calcext:value-type="float">
            <text:p>113001</text:p>
          </table:table-cell>
          <table:table-cell office:value-type="float" office:value="933" calcext:value-type="float">
            <text:p>933</text:p>
          </table:table-cell>
          <table:table-cell office:value-type="float" office:value="3268" calcext:value-type="float">
            <text:p>3268</text:p>
          </table:table-cell>
          <table:table-cell office:value-type="float" office:value="1137" calcext:value-type="float">
            <text:p>1137</text:p>
          </table:table-cell>
          <table:table-cell office:value-type="float" office:value="-18389" calcext:value-type="float">
            <text:p>-18389</text:p>
          </table:table-cell>
          <table:table-cell office:value-type="float" office:value="-23.6" calcext:value-type="float">
            <text:p>-23.6</text:p>
          </table:table-cell>
          <table:table-cell office:value-type="float" office:value="2016.9" calcext:value-type="float">
            <text:p>2016.9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01" calcext:value-type="date">
            <text:p>01/04/21</text:p>
          </table:table-cell>
          <table:table-cell office:value-type="float" office:value="0.57" calcext:value-type="float">
            <text:p>0.57</text:p>
          </table:table-cell>
          <table:table-cell office:value-type="float" office:value="113448" calcext:value-type="float">
            <text:p>113448</text:p>
          </table:table-cell>
          <table:table-cell office:value-type="float" office:value="447" calcext:value-type="float">
            <text:p>447</text:p>
          </table:table-cell>
          <table:table-cell office:value-type="float" office:value="952" calcext:value-type="float">
            <text:p>952</text:p>
          </table:table-cell>
          <table:table-cell office:value-type="float" office:value="774" calcext:value-type="float">
            <text:p>774</text:p>
          </table:table-cell>
          <table:table-cell office:value-type="float" office:value="-18567" calcext:value-type="float">
            <text:p>-18567</text:p>
          </table:table-cell>
          <table:table-cell office:value-type="float" office:value="20.3" calcext:value-type="float">
            <text:p>20.3</text:p>
          </table:table-cell>
          <table:table-cell office:value-type="float" office:value="2037.2" calcext:value-type="float">
            <text:p>2037.2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05" calcext:value-type="date">
            <text:p>05/04/21</text:p>
          </table:table-cell>
          <table:table-cell office:value-type="float" office:value="0.56" calcext:value-type="float">
            <text:p>0.56</text:p>
          </table:table-cell>
          <table:table-cell office:value-type="float" office:value="113139" calcext:value-type="float">
            <text:p>113139</text:p>
          </table:table-cell>
          <table:table-cell office:value-type="float" office:value="-309" calcext:value-type="float">
            <text:p>-309</text:p>
          </table:table-cell>
          <table:table-cell office:value-type="float" office:value="2419" calcext:value-type="float">
            <text:p>2419</text:p>
          </table:table-cell>
          <table:table-cell office:value-type="float" office:value="965" calcext:value-type="float">
            <text:p>965</text:p>
          </table:table-cell>
          <table:table-cell office:value-type="float" office:value="-20021" calcext:value-type="float">
            <text:p>-20021</text:p>
          </table:table-cell>
          <table:table-cell office:value-type="float" office:value="-36.75" calcext:value-type="float">
            <text:p>-36.75</text:p>
          </table:table-cell>
          <table:table-cell office:value-type="float" office:value="2000.45" calcext:value-type="float">
            <text:p>2000.4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06" calcext:value-type="date">
            <text:p>06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116042" calcext:value-type="float">
            <text:p>116042</text:p>
          </table:table-cell>
          <table:table-cell office:value-type="float" office:value="2903" calcext:value-type="float">
            <text:p>2903</text:p>
          </table:table-cell>
          <table:table-cell office:value-type="float" office:value="2589" calcext:value-type="float">
            <text:p>2589</text:p>
          </table:table-cell>
          <table:table-cell office:value-type="float" office:value="1152" calcext:value-type="float">
            <text:p>1152</text:p>
          </table:table-cell>
          <table:table-cell office:value-type="float" office:value="-21458" calcext:value-type="float">
            <text:p>-21458</text:p>
          </table:table-cell>
          <table:table-cell office:value-type="float" office:value="-3.3" calcext:value-type="float">
            <text:p>-3.3</text:p>
          </table:table-cell>
          <table:table-cell office:value-type="float" office:value="1997.15" calcext:value-type="float">
            <text:p>1997.1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07" calcext:value-type="date">
            <text:p>07/04/21</text:p>
          </table:table-cell>
          <table:table-cell office:value-type="float" office:value="0.53" calcext:value-type="float">
            <text:p>0.53</text:p>
          </table:table-cell>
          <table:table-cell office:value-type="float" office:value="115905" calcext:value-type="float">
            <text:p>115905</text:p>
          </table:table-cell>
          <table:table-cell office:value-type="float" office:value="-137" calcext:value-type="float">
            <text:p>-137</text:p>
          </table:table-cell>
          <table:table-cell office:value-type="float" office:value="2538" calcext:value-type="float">
            <text:p>2538</text:p>
          </table:table-cell>
          <table:table-cell office:value-type="float" office:value="189" calcext:value-type="float">
            <text:p>189</text:p>
          </table:table-cell>
          <table:table-cell office:value-type="float" office:value="-23807" calcext:value-type="float">
            <text:p>-23807</text:p>
          </table:table-cell>
          <table:table-cell office:value-type="float" office:value="19.55" calcext:value-type="float">
            <text:p>19.55</text:p>
          </table:table-cell>
          <table:table-cell office:value-type="float" office:value="2016.7" calcext:value-type="float">
            <text:p>2016.7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08" calcext:value-type="date">
            <text:p>08/04/21</text:p>
          </table:table-cell>
          <table:table-cell office:value-type="float" office:value="0.52" calcext:value-type="float">
            <text:p>0.52</text:p>
          </table:table-cell>
          <table:table-cell office:value-type="float" office:value="117740" calcext:value-type="float">
            <text:p>117740</text:p>
          </table:table-cell>
          <table:table-cell office:value-type="float" office:value="1835" calcext:value-type="float">
            <text:p>1835</text:p>
          </table:table-cell>
          <table:table-cell office:value-type="float" office:value="2108" calcext:value-type="float">
            <text:p>2108</text:p>
          </table:table-cell>
          <table:table-cell office:value-type="float" office:value="550" calcext:value-type="float">
            <text:p>550</text:p>
          </table:table-cell>
          <table:table-cell office:value-type="float" office:value="-25365" calcext:value-type="float">
            <text:p>-25365</text:p>
          </table:table-cell>
          <table:table-cell office:value-type="float" office:value="-0.45" calcext:value-type="float">
            <text:p>-0.45</text:p>
          </table:table-cell>
          <table:table-cell office:value-type="float" office:value="2016.25" calcext:value-type="float">
            <text:p>2016.2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09" calcext:value-type="date">
            <text:p>09/04/21</text:p>
          </table:table-cell>
          <table:table-cell office:value-type="float" office:value="0.47" calcext:value-type="float">
            <text:p>0.47</text:p>
          </table:table-cell>
          <table:table-cell office:value-type="float" office:value="121657" calcext:value-type="float">
            <text:p>121657</text:p>
          </table:table-cell>
          <table:table-cell office:value-type="float" office:value="3917" calcext:value-type="float">
            <text:p>3917</text:p>
          </table:table-cell>
          <table:table-cell office:value-type="float" office:value="6477" calcext:value-type="float">
            <text:p>6477</text:p>
          </table:table-cell>
          <table:table-cell office:value-type="float" office:value="685" calcext:value-type="float">
            <text:p>685</text:p>
          </table:table-cell>
          <table:table-cell office:value-type="float" office:value="-31157" calcext:value-type="float">
            <text:p>-31157</text:p>
          </table:table-cell>
          <table:table-cell office:value-type="float" office:value="-24.3" calcext:value-type="float">
            <text:p>-24.3</text:p>
          </table:table-cell>
          <table:table-cell office:value-type="float" office:value="1991.95" calcext:value-type="float">
            <text:p>1991.9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12" calcext:value-type="date">
            <text:p>12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121404" calcext:value-type="float">
            <text:p>121404</text:p>
          </table:table-cell>
          <table:table-cell office:value-type="float" office:value="-253" calcext:value-type="float">
            <text:p>-253</text:p>
          </table:table-cell>
          <table:table-cell office:value-type="float" office:value="412" calcext:value-type="float">
            <text:p>412</text:p>
          </table:table-cell>
          <table:table-cell office:value-type="float" office:value="669" calcext:value-type="float">
            <text:p>669</text:p>
          </table:table-cell>
          <table:table-cell office:value-type="float" office:value="-30900" calcext:value-type="float">
            <text:p>-30900</text:p>
          </table:table-cell>
          <table:table-cell office:value-type="float" office:value="-73.1" calcext:value-type="float">
            <text:p>-73.1</text:p>
          </table:table-cell>
          <table:table-cell office:value-type="float" office:value="1918.85" calcext:value-type="float">
            <text:p>1918.8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13" calcext:value-type="date">
            <text:p>13/04/21</text:p>
          </table:table-cell>
          <table:table-cell office:value-type="float" office:value="0.49" calcext:value-type="float">
            <text:p>0.49</text:p>
          </table:table-cell>
          <table:table-cell office:value-type="float" office:value="120887" calcext:value-type="float">
            <text:p>120887</text:p>
          </table:table-cell>
          <table:table-cell office:value-type="float" office:value="-517" calcext:value-type="float">
            <text:p>-517</text:p>
          </table:table-cell>
          <table:table-cell office:value-type="float" office:value="-1379" calcext:value-type="float">
            <text:p>-1379</text:p>
          </table:table-cell>
          <table:table-cell office:value-type="float" office:value="-249" calcext:value-type="float">
            <text:p>-249</text:p>
          </table:table-cell>
          <table:table-cell office:value-type="float" office:value="-29770" calcext:value-type="float">
            <text:p>-29770</text:p>
          </table:table-cell>
          <table:table-cell office:value-type="float" office:value="21.75" calcext:value-type="float">
            <text:p>21.75</text:p>
          </table:table-cell>
          <table:table-cell office:value-type="float" office:value="1940.6" calcext:value-type="float">
            <text:p>1940.6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15" calcext:value-type="date">
            <text:p>15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122676" calcext:value-type="float">
            <text:p>122676</text:p>
          </table:table-cell>
          <table:table-cell office:value-type="float" office:value="1789" calcext:value-type="float">
            <text:p>1789</text:p>
          </table:table-cell>
          <table:table-cell office:value-type="float" office:value="557" calcext:value-type="float">
            <text:p>557</text:p>
          </table:table-cell>
          <table:table-cell office:value-type="float" office:value="195" calcext:value-type="float">
            <text:p>195</text:p>
          </table:table-cell>
          <table:table-cell office:value-type="float" office:value="-30132" calcext:value-type="float">
            <text:p>-30132</text:p>
          </table:table-cell>
          <table:table-cell office:value-type="float" office:value="8.6" calcext:value-type="float">
            <text:p>8.6</text:p>
          </table:table-cell>
          <table:table-cell office:value-type="float" office:value="1949.2" calcext:value-type="float">
            <text:p>1949.2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16" calcext:value-type="date">
            <text:p>16/04/21</text:p>
          </table:table-cell>
          <table:table-cell office:value-type="float" office:value="0.47" calcext:value-type="float">
            <text:p>0.47</text:p>
          </table:table-cell>
          <table:table-cell office:value-type="float" office:value="123514" calcext:value-type="float">
            <text:p>123514</text:p>
          </table:table-cell>
          <table:table-cell office:value-type="float" office:value="838" calcext:value-type="float">
            <text:p>838</text:p>
          </table:table-cell>
          <table:table-cell office:value-type="float" office:value="2184" calcext:value-type="float">
            <text:p>2184</text:p>
          </table:table-cell>
          <table:table-cell office:value-type="float" office:value="395" calcext:value-type="float">
            <text:p>395</text:p>
          </table:table-cell>
          <table:table-cell office:value-type="float" office:value="-31921" calcext:value-type="float">
            <text:p>-31921</text:p>
          </table:table-cell>
          <table:table-cell office:value-type="float" office:value="-10.05" calcext:value-type="float">
            <text:p>-10.05</text:p>
          </table:table-cell>
          <table:table-cell office:value-type="float" office:value="1939.15" calcext:value-type="float">
            <text:p>1939.1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19" calcext:value-type="date">
            <text:p>19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122851" calcext:value-type="float">
            <text:p>122851</text:p>
          </table:table-cell>
          <table:table-cell office:value-type="float" office:value="-663" calcext:value-type="float">
            <text:p>-663</text:p>
          </table:table-cell>
          <table:table-cell office:value-type="float" office:value="-72" calcext:value-type="float">
            <text:p>-72</text:p>
          </table:table-cell>
          <table:table-cell office:value-type="float" office:value="238" calcext:value-type="float">
            <text:p>238</text:p>
          </table:table-cell>
          <table:table-cell office:value-type="float" office:value="-31611" calcext:value-type="float">
            <text:p>-31611</text:p>
          </table:table-cell>
          <table:table-cell office:value-type="float" office:value="-33.15" calcext:value-type="float">
            <text:p>-33.15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20" calcext:value-type="date">
            <text:p>20/04/21</text:p>
          </table:table-cell>
          <table:table-cell office:value-type="float" office:value="0.49" calcext:value-type="float">
            <text:p>0.49</text:p>
          </table:table-cell>
          <table:table-cell office:value-type="float" office:value="121446" calcext:value-type="float">
            <text:p>121446</text:p>
          </table:table-cell>
          <table:table-cell office:value-type="float" office:value="-1405" calcext:value-type="float">
            <text:p>-1405</text:p>
          </table:table-cell>
          <table:table-cell office:value-type="float" office:value="-812" calcext:value-type="float">
            <text:p>-812</text:p>
          </table:table-cell>
          <table:table-cell office:value-type="float" office:value="126" calcext:value-type="float">
            <text:p>126</text:p>
          </table:table-cell>
          <table:table-cell office:value-type="float" office:value="-30673" calcext:value-type="float">
            <text:p>-30673</text:p>
          </table:table-cell>
          <table:table-cell office:value-type="float" office:value="-3" calcext:value-type="float">
            <text:p>-3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22" calcext:value-type="date">
            <text:p>22/04/21</text:p>
          </table:table-cell>
          <table:table-cell office:value-type="float" office:value="0.49" calcext:value-type="float">
            <text:p>0.49</text:p>
          </table:table-cell>
          <table:table-cell office:value-type="float" office:value="122362" calcext:value-type="float">
            <text:p>122362</text:p>
          </table:table-cell>
          <table:table-cell office:value-type="float" office:value="916" calcext:value-type="float">
            <text:p>916</text:p>
          </table:table-cell>
          <table:table-cell office:value-type="float" office:value="-1651" calcext:value-type="float">
            <text:p>-1651</text:p>
          </table:table-cell>
          <table:table-cell office:value-type="float" office:value="-721" calcext:value-type="float">
            <text:p>-721</text:p>
          </table:table-cell>
          <table:table-cell office:value-type="float" office:value="-29743" calcext:value-type="float">
            <text:p>-29743</text:p>
          </table:table-cell>
          <table:table-cell office:value-type="float" office:value="3.85" calcext:value-type="float">
            <text:p>3.85</text:p>
          </table:table-cell>
          <table:table-cell office:value-type="float" office:value="1906.85" calcext:value-type="float">
            <text:p>1906.8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23" calcext:value-type="date">
            <text:p>23/04/21</text:p>
          </table:table-cell>
          <table:table-cell office:value-type="float" office:value="0.46" calcext:value-type="float">
            <text:p>0.46</text:p>
          </table:table-cell>
          <table:table-cell office:value-type="float" office:value="120013" calcext:value-type="float">
            <text:p>120013</text:p>
          </table:table-cell>
          <table:table-cell office:value-type="float" office:value="-2349" calcext:value-type="float">
            <text:p>-2349</text:p>
          </table:table-cell>
          <table:table-cell office:value-type="float" office:value="-429" calcext:value-type="float">
            <text:p>-429</text:p>
          </table:table-cell>
          <table:table-cell office:value-type="float" office:value="-2025" calcext:value-type="float">
            <text:p>-2025</text:p>
          </table:table-cell>
          <table:table-cell office:value-type="float" office:value="-31339" calcext:value-type="float">
            <text:p>-31339</text:p>
          </table:table-cell>
          <table:table-cell office:value-type="float" office:value="-3.1" calcext:value-type="float">
            <text:p>-3.1</text:p>
          </table:table-cell>
          <table:table-cell office:value-type="float" office:value="1903.75" calcext:value-type="float">
            <text:p>1903.75</text:p>
          </table:table-cell>
        </table:table-row>
        <table:table-row table:style-name="ro2">
          <table:table-cell office:value-type="string" calcext:value-type="string">
            <text:p>RELIANCE</text:p>
          </table:table-cell>
          <table:table-cell table:style-name="ce92" office:value-type="date" office:date-value="2021-04-26" calcext:value-type="date">
            <text:p>26/04/21</text:p>
          </table:table-cell>
          <table:table-cell office:value-type="float" office:value="0.45" calcext:value-type="float">
            <text:p>0.45</text:p>
          </table:table-cell>
          <table:table-cell office:value-type="float" office:value="115354" calcext:value-type="float">
            <text:p>115354</text:p>
          </table:table-cell>
          <table:table-cell office:value-type="float" office:value="-4659" calcext:value-type="float">
            <text:p>-4659</text:p>
          </table:table-cell>
          <table:table-cell office:value-type="float" office:value="-5259" calcext:value-type="float">
            <text:p>-5259</text:p>
          </table:table-cell>
          <table:table-cell office:value-type="float" office:value="-2942" calcext:value-type="float">
            <text:p>-2942</text:p>
          </table:table-cell>
          <table:table-cell office:value-type="float" office:value="-29022" calcext:value-type="float">
            <text:p>-29022</text:p>
          </table:table-cell>
          <table:table-cell office:value-type="float" office:value="32.45" calcext:value-type="float">
            <text:p>32.45</text:p>
          </table:table-cell>
          <table:table-cell office:value-type="float" office:value="1936.2" calcext:value-type="float">
            <text:p>1936.2</text:p>
          </table:table-cell>
        </table:table-row>
        <table:table-row table:style-name="ro2" table:number-rows-repeated="428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RELIANCE.E2:RELIANCE.E500 RELIANCE.I2:RELIANCE.I500 RELIANCE.H2:RELIANCE.H500">
            <calcext:condition calcext:apply-style-name="Good" calcext:value="&gt;0" calcext:base-cell-address="RELIANCE.E2"/>
            <calcext:condition calcext:apply-style-name="Bad" calcext:value="&lt;0" calcext:base-cell-address="RELIANCE.E2"/>
          </calcext:conditional-format>
        </calcext:conditional-formats>
      </table:table>
      <table:table table:name="INFY" table:style-name="ta1">
        <table:table-column table:style-name="co4" table:number-columns-repeated="4" table:default-cell-style-name="Default"/>
        <table:table-column table:style-name="co4" table:default-cell-style-name="ce137"/>
        <table:table-column table:style-name="co4" table:number-columns-repeated="2" table:default-cell-style-name="Default"/>
        <table:table-column table:style-name="co4" table:number-columns-repeated="2" table:default-cell-style-name="ce137"/>
        <table:table-column table:style-name="co4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table:style-name="Default"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table:style-name="Default" office:value-type="string" calcext:value-type="string">
            <text:p>DIFF_PUT_CALL</text:p>
          </table:table-cell>
          <table:table-cell table:style-name="Default"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11" calcext:value-type="date">
            <text:p>11/01/21</text:p>
          </table:table-cell>
          <table:table-cell office:value-type="float" office:value="0.52" calcext:value-type="float">
            <text:p>0.52</text:p>
          </table:table-cell>
          <table:table-cell office:value-type="float" office:value="55897" calcext:value-type="float">
            <text:p>55897</text:p>
          </table:table-cell>
          <table:table-cell office:value-type="float" office:value="-361" calcext:value-type="float">
            <text:p>-361</text:p>
          </table:table-cell>
          <table:table-cell office:value-type="float" office:value="2720" calcext:value-type="float">
            <text:p>2720</text:p>
          </table:table-cell>
          <table:table-cell office:value-type="float" office:value="2792" calcext:value-type="float">
            <text:p>2792</text:p>
          </table:table-cell>
          <table:table-cell office:value-type="float" office:value="-10929" calcext:value-type="float">
            <text:p>-10929</text:p>
          </table:table-cell>
          <table:table-cell office:value-type="float" office:value="0" calcext:value-type="float">
            <text:p>0</text:p>
          </table:table-cell>
          <table:table-cell office:value-type="float" office:value="1377.45" calcext:value-type="float">
            <text:p>1377.4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12" calcext:value-type="date">
            <text:p>12/01/21</text:p>
          </table:table-cell>
          <table:table-cell office:value-type="float" office:value="0.5" calcext:value-type="float">
            <text:p>0.5</text:p>
          </table:table-cell>
          <table:table-cell office:value-type="float" office:value="58545" calcext:value-type="float">
            <text:p>58545</text:p>
          </table:table-cell>
          <table:table-cell office:value-type="float" office:value="2648" calcext:value-type="float">
            <text:p>2648</text:p>
          </table:table-cell>
          <table:table-cell office:value-type="float" office:value="5744" calcext:value-type="float">
            <text:p>5744</text:p>
          </table:table-cell>
          <table:table-cell office:value-type="float" office:value="2246" calcext:value-type="float">
            <text:p>2246</text:p>
          </table:table-cell>
          <table:table-cell office:value-type="float" office:value="-14427" calcext:value-type="float">
            <text:p>-14427</text:p>
          </table:table-cell>
          <table:table-cell office:value-type="float" office:value="1.45" calcext:value-type="float">
            <text:p>1.45</text:p>
          </table:table-cell>
          <table:table-cell office:value-type="float" office:value="1378.9" calcext:value-type="float">
            <text:p>1378.9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13" calcext:value-type="date">
            <text:p>13/01/21</text:p>
          </table:table-cell>
          <table:table-cell office:value-type="float" office:value="0.5" calcext:value-type="float">
            <text:p>0.5</text:p>
          </table:table-cell>
          <table:table-cell office:value-type="float" office:value="59400" calcext:value-type="float">
            <text:p>59400</text:p>
          </table:table-cell>
          <table:table-cell office:value-type="float" office:value="855" calcext:value-type="float">
            <text:p>855</text:p>
          </table:table-cell>
          <table:table-cell office:value-type="float" office:value="7970" calcext:value-type="float">
            <text:p>7970</text:p>
          </table:table-cell>
          <table:table-cell office:value-type="float" office:value="4078" calcext:value-type="float">
            <text:p>4078</text:p>
          </table:table-cell>
          <table:table-cell office:value-type="float" office:value="-18319" calcext:value-type="float">
            <text:p>-18319</text:p>
          </table:table-cell>
          <table:table-cell office:value-type="float" office:value="15.8" calcext:value-type="float">
            <text:p>15.8</text:p>
          </table:table-cell>
          <table:table-cell office:value-type="float" office:value="1394.7" calcext:value-type="float">
            <text:p>1394.7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14" calcext:value-type="date">
            <text:p>14/01/21</text:p>
          </table:table-cell>
          <table:table-cell office:value-type="float" office:value="0.39" calcext:value-type="float">
            <text:p>0.39</text:p>
          </table:table-cell>
          <table:table-cell office:value-type="float" office:value="56228" calcext:value-type="float">
            <text:p>56228</text:p>
          </table:table-cell>
          <table:table-cell office:value-type="float" office:value="-3172" calcext:value-type="float">
            <text:p>-3172</text:p>
          </table:table-cell>
          <table:table-cell office:value-type="float" office:value="7449" calcext:value-type="float">
            <text:p>7449</text:p>
          </table:table-cell>
          <table:table-cell office:value-type="float" office:value="-965" calcext:value-type="float">
            <text:p>-965</text:p>
          </table:table-cell>
          <table:table-cell office:value-type="float" office:value="-26733" calcext:value-type="float">
            <text:p>-26733</text:p>
          </table:table-cell>
          <table:table-cell office:value-type="float" office:value="-22.9" calcext:value-type="float">
            <text:p>-22.9</text:p>
          </table:table-cell>
          <table:table-cell office:value-type="float" office:value="1371.8" calcext:value-type="float">
            <text:p>1371.8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15" calcext:value-type="date">
            <text:p>15/01/21</text:p>
          </table:table-cell>
          <table:table-cell office:value-type="float" office:value="0.35" calcext:value-type="float">
            <text:p>0.35</text:p>
          </table:table-cell>
          <table:table-cell office:value-type="float" office:value="58450" calcext:value-type="float">
            <text:p>58450</text:p>
          </table:table-cell>
          <table:table-cell office:value-type="float" office:value="2222" calcext:value-type="float">
            <text:p>2222</text:p>
          </table:table-cell>
          <table:table-cell office:value-type="float" office:value="3733" calcext:value-type="float">
            <text:p>3733</text:p>
          </table:table-cell>
          <table:table-cell office:value-type="float" office:value="-568" calcext:value-type="float">
            <text:p>-568</text:p>
          </table:table-cell>
          <table:table-cell office:value-type="float" office:value="-31034" calcext:value-type="float">
            <text:p>-31034</text:p>
          </table:table-cell>
          <table:table-cell office:value-type="float" office:value="-26.45" calcext:value-type="float">
            <text:p>-26.45</text:p>
          </table:table-cell>
          <table:table-cell office:value-type="float" office:value="1345.35" calcext:value-type="float">
            <text:p>1345.3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18" calcext:value-type="date">
            <text:p>18/01/21</text:p>
          </table:table-cell>
          <table:table-cell office:value-type="float" office:value="0.33" calcext:value-type="float">
            <text:p>0.33</text:p>
          </table:table-cell>
          <table:table-cell office:value-type="float" office:value="57960" calcext:value-type="float">
            <text:p>57960</text:p>
          </table:table-cell>
          <table:table-cell office:value-type="float" office:value="-490" calcext:value-type="float">
            <text:p>-490</text:p>
          </table:table-cell>
          <table:table-cell office:value-type="float" office:value="-1258" calcext:value-type="float">
            <text:p>-1258</text:p>
          </table:table-cell>
          <table:table-cell office:value-type="float" office:value="-1232" calcext:value-type="float">
            <text:p>-1232</text:p>
          </table:table-cell>
          <table:table-cell office:value-type="float" office:value="-31008" calcext:value-type="float">
            <text:p>-31008</text:p>
          </table:table-cell>
          <table:table-cell office:value-type="float" office:value="-29" calcext:value-type="float">
            <text:p>-29</text:p>
          </table:table-cell>
          <table:table-cell office:value-type="float" office:value="1316.35" calcext:value-type="float">
            <text:p>1316.3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19" calcext:value-type="date">
            <text:p>19/01/21</text:p>
          </table:table-cell>
          <table:table-cell office:value-type="float" office:value="0.33" calcext:value-type="float">
            <text:p>0.33</text:p>
          </table:table-cell>
          <table:table-cell office:value-type="float" office:value="57825" calcext:value-type="float">
            <text:p>57825</text:p>
          </table:table-cell>
          <table:table-cell office:value-type="float" office:value="-135" calcext:value-type="float">
            <text:p>-135</text:p>
          </table:table-cell>
          <table:table-cell office:value-type="float" office:value="-3066" calcext:value-type="float">
            <text:p>-3066</text:p>
          </table:table-cell>
          <table:table-cell office:value-type="float" office:value="-991" calcext:value-type="float">
            <text:p>-991</text:p>
          </table:table-cell>
          <table:table-cell office:value-type="float" office:value="-28933" calcext:value-type="float">
            <text:p>-28933</text:p>
          </table:table-cell>
          <table:table-cell office:value-type="float" office:value="6.4" calcext:value-type="float">
            <text:p>6.4</text:p>
          </table:table-cell>
          <table:table-cell office:value-type="float" office:value="1322.75" calcext:value-type="float">
            <text:p>1322.7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20" calcext:value-type="date">
            <text:p>20/01/21</text:p>
          </table:table-cell>
          <table:table-cell office:value-type="float" office:value="0.34" calcext:value-type="float">
            <text:p>0.34</text:p>
          </table:table-cell>
          <table:table-cell office:value-type="float" office:value="57840" calcext:value-type="float">
            <text:p>57840</text:p>
          </table:table-cell>
          <table:table-cell office:value-type="float" office:value="15" calcext:value-type="float">
            <text:p>15</text:p>
          </table:table-cell>
          <table:table-cell office:value-type="float" office:value="-2158" calcext:value-type="float">
            <text:p>-2158</text:p>
          </table:table-cell>
          <table:table-cell office:value-type="float" office:value="-679" calcext:value-type="float">
            <text:p>-679</text:p>
          </table:table-cell>
          <table:table-cell office:value-type="float" office:value="-27454" calcext:value-type="float">
            <text:p>-27454</text:p>
          </table:table-cell>
          <table:table-cell office:value-type="float" office:value="19.2" calcext:value-type="float">
            <text:p>19.2</text:p>
          </table:table-cell>
          <table:table-cell office:value-type="float" office:value="1341.95" calcext:value-type="float">
            <text:p>1341.9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21" calcext:value-type="date">
            <text:p>21/01/21</text:p>
          </table:table-cell>
          <table:table-cell office:value-type="float" office:value="0.34" calcext:value-type="float">
            <text:p>0.34</text:p>
          </table:table-cell>
          <table:table-cell office:value-type="float" office:value="55841" calcext:value-type="float">
            <text:p>55841</text:p>
          </table:table-cell>
          <table:table-cell office:value-type="float" office:value="-1999" calcext:value-type="float">
            <text:p>-1999</text:p>
          </table:table-cell>
          <table:table-cell office:value-type="float" office:value="-3862" calcext:value-type="float">
            <text:p>-3862</text:p>
          </table:table-cell>
          <table:table-cell office:value-type="float" office:value="-1075" calcext:value-type="float">
            <text:p>-1075</text:p>
          </table:table-cell>
          <table:table-cell office:value-type="float" office:value="-24667" calcext:value-type="float">
            <text:p>-24667</text:p>
          </table:table-cell>
          <table:table-cell office:value-type="float" office:value="-0.45" calcext:value-type="float">
            <text:p>-0.45</text:p>
          </table:table-cell>
          <table:table-cell office:value-type="float" office:value="1341.5" calcext:value-type="float">
            <text:p>1341.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22" calcext:value-type="date">
            <text:p>22/01/21</text:p>
          </table:table-cell>
          <table:table-cell office:value-type="float" office:value="0.33" calcext:value-type="float">
            <text:p>0.33</text:p>
          </table:table-cell>
          <table:table-cell office:value-type="float" office:value="56012" calcext:value-type="float">
            <text:p>56012</text:p>
          </table:table-cell>
          <table:table-cell office:value-type="float" office:value="171" calcext:value-type="float">
            <text:p>171</text:p>
          </table:table-cell>
          <table:table-cell office:value-type="float" office:value="-4783" calcext:value-type="float">
            <text:p>-4783</text:p>
          </table:table-cell>
          <table:table-cell office:value-type="float" office:value="-1884" calcext:value-type="float">
            <text:p>-1884</text:p>
          </table:table-cell>
          <table:table-cell office:value-type="float" office:value="-21768" calcext:value-type="float">
            <text:p>-21768</text:p>
          </table:table-cell>
          <table:table-cell office:value-type="float" office:value="-2.45" calcext:value-type="float">
            <text:p>-2.45</text:p>
          </table:table-cell>
          <table:table-cell office:value-type="float" office:value="1339.05" calcext:value-type="float">
            <text:p>1339.0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25" calcext:value-type="date">
            <text:p>25/01/21</text:p>
          </table:table-cell>
          <table:table-cell office:value-type="float" office:value="0.33" calcext:value-type="float">
            <text:p>0.33</text:p>
          </table:table-cell>
          <table:table-cell office:value-type="float" office:value="55419" calcext:value-type="float">
            <text:p>55419</text:p>
          </table:table-cell>
          <table:table-cell office:value-type="float" office:value="-593" calcext:value-type="float">
            <text:p>-593</text:p>
          </table:table-cell>
          <table:table-cell office:value-type="float" office:value="-8540" calcext:value-type="float">
            <text:p>-8540</text:p>
          </table:table-cell>
          <table:table-cell office:value-type="float" office:value="-3020" calcext:value-type="float">
            <text:p>-3020</text:p>
          </table:table-cell>
          <table:table-cell office:value-type="float" office:value="-16248" calcext:value-type="float">
            <text:p>-16248</text:p>
          </table:table-cell>
          <table:table-cell office:value-type="float" office:value="-14" calcext:value-type="float">
            <text:p>-14</text:p>
          </table:table-cell>
          <table:table-cell office:value-type="float" office:value="1325.05" calcext:value-type="float">
            <text:p>1325.0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27" calcext:value-type="date">
            <text:p>27/01/21</text:p>
          </table:table-cell>
          <table:table-cell office:value-type="float" office:value="0.3" calcext:value-type="float">
            <text:p>0.3</text:p>
          </table:table-cell>
          <table:table-cell office:value-type="float" office:value="56985" calcext:value-type="float">
            <text:p>56985</text:p>
          </table:table-cell>
          <table:table-cell office:value-type="float" office:value="1566" calcext:value-type="float">
            <text:p>1566</text:p>
          </table:table-cell>
          <table:table-cell office:value-type="float" office:value="-6321" calcext:value-type="float">
            <text:p>-6321</text:p>
          </table:table-cell>
          <table:table-cell office:value-type="float" office:value="-2494" calcext:value-type="float">
            <text:p>-2494</text:p>
          </table:table-cell>
          <table:table-cell office:value-type="float" office:value="-12421" calcext:value-type="float">
            <text:p>-12421</text:p>
          </table:table-cell>
          <table:table-cell office:value-type="float" office:value="-20.4" calcext:value-type="float">
            <text:p>-20.4</text:p>
          </table:table-cell>
          <table:table-cell office:value-type="float" office:value="1304.65" calcext:value-type="float">
            <text:p>1304.6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28" calcext:value-type="date">
            <text:p>28/01/21</text:p>
          </table:table-cell>
          <table:table-cell office:value-type="float" office:value="0.27" calcext:value-type="float">
            <text:p>0.27</text:p>
          </table:table-cell>
          <table:table-cell office:value-type="float" office:value="56217" calcext:value-type="float">
            <text:p>56217</text:p>
          </table:table-cell>
          <table:table-cell office:value-type="float" office:value="-768" calcext:value-type="float">
            <text:p>-768</text:p>
          </table:table-cell>
          <table:table-cell office:value-type="float" office:value="-2051" calcext:value-type="float">
            <text:p>-2051</text:p>
          </table:table-cell>
          <table:table-cell office:value-type="float" office:value="-1122" calcext:value-type="float">
            <text:p>-1122</text:p>
          </table:table-cell>
          <table:table-cell office:value-type="float" office:value="-11492" calcext:value-type="float">
            <text:p>-11492</text:p>
          </table:table-cell>
          <table:table-cell office:value-type="float" office:value="-27.85" calcext:value-type="float">
            <text:p>-27.85</text:p>
          </table:table-cell>
          <table:table-cell office:value-type="float" office:value="1276.8" calcext:value-type="float">
            <text:p>1276.8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1-29" calcext:value-type="date">
            <text:p>29/01/21</text:p>
          </table:table-cell>
          <table:table-cell office:value-type="float" office:value="0.46" calcext:value-type="float">
            <text:p>0.46</text:p>
          </table:table-cell>
          <table:table-cell office:value-type="float" office:value="56312" calcext:value-type="float">
            <text:p>56312</text:p>
          </table:table-cell>
          <table:table-cell office:value-type="float" office:value="1661" calcext:value-type="float">
            <text:p>1661</text:p>
          </table:table-cell>
          <table:table-cell office:value-type="float" office:value="2146" calcext:value-type="float">
            <text:p>2146</text:p>
          </table:table-cell>
          <table:table-cell office:value-type="float" office:value="982" calcext:value-type="float">
            <text:p>982</text:p>
          </table:table-cell>
          <table:table-cell office:value-type="float" office:value="-4796" calcext:value-type="float">
            <text:p>-4796</text:p>
          </table:table-cell>
          <table:table-cell office:value-type="float" office:value="-30.4" calcext:value-type="float">
            <text:p>-30.4</text:p>
          </table:table-cell>
          <table:table-cell office:value-type="float" office:value="1246.4" calcext:value-type="float">
            <text:p>1246.4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01" calcext:value-type="date">
            <text:p>01/02/21</text:p>
          </table:table-cell>
          <table:table-cell office:value-type="float" office:value="0.47" calcext:value-type="float">
            <text:p>0.47</text:p>
          </table:table-cell>
          <table:table-cell office:value-type="float" office:value="56201" calcext:value-type="float">
            <text:p>56201</text:p>
          </table:table-cell>
          <table:table-cell office:value-type="float" office:value="-111" calcext:value-type="float">
            <text:p>-111</text:p>
          </table:table-cell>
          <table:table-cell office:value-type="float" office:value="1179" calcext:value-type="float">
            <text:p>1179</text:p>
          </table:table-cell>
          <table:table-cell office:value-type="float" office:value="594" calcext:value-type="float">
            <text:p>594</text:p>
          </table:table-cell>
          <table:table-cell office:value-type="float" office:value="-5381" calcext:value-type="float">
            <text:p>-5381</text:p>
          </table:table-cell>
          <table:table-cell office:value-type="float" office:value="22.8" calcext:value-type="float">
            <text:p>22.8</text:p>
          </table:table-cell>
          <table:table-cell office:value-type="float" office:value="1269.2" calcext:value-type="float">
            <text:p>1269.2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02" calcext:value-type="date">
            <text:p>02/02/21</text:p>
          </table:table-cell>
          <table:table-cell office:value-type="float" office:value="0.46" calcext:value-type="float">
            <text:p>0.46</text:p>
          </table:table-cell>
          <table:table-cell office:value-type="float" office:value="57094" calcext:value-type="float">
            <text:p>57094</text:p>
          </table:table-cell>
          <table:table-cell office:value-type="float" office:value="893" calcext:value-type="float">
            <text:p>893</text:p>
          </table:table-cell>
          <table:table-cell office:value-type="float" office:value="1152" calcext:value-type="float">
            <text:p>1152</text:p>
          </table:table-cell>
          <table:table-cell office:value-type="float" office:value="430" calcext:value-type="float">
            <text:p>430</text:p>
          </table:table-cell>
          <table:table-cell office:value-type="float" office:value="-6103" calcext:value-type="float">
            <text:p>-6103</text:p>
          </table:table-cell>
          <table:table-cell office:value-type="float" office:value="9.65" calcext:value-type="float">
            <text:p>9.65</text:p>
          </table:table-cell>
          <table:table-cell office:value-type="float" office:value="1278.85" calcext:value-type="float">
            <text:p>1278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03" calcext:value-type="date">
            <text:p>03/02/21</text:p>
          </table:table-cell>
          <table:table-cell office:value-type="float" office:value="0.48" calcext:value-type="float">
            <text:p>0.48</text:p>
          </table:table-cell>
          <table:table-cell office:value-type="float" office:value="56123" calcext:value-type="float">
            <text:p>56123</text:p>
          </table:table-cell>
          <table:table-cell office:value-type="float" office:value="-971" calcext:value-type="float">
            <text:p>-971</text:p>
          </table:table-cell>
          <table:table-cell office:value-type="float" office:value="648" calcext:value-type="float">
            <text:p>648</text:p>
          </table:table-cell>
          <table:table-cell office:value-type="float" office:value="619" calcext:value-type="float">
            <text:p>619</text:p>
          </table:table-cell>
          <table:table-cell office:value-type="float" office:value="-6132" calcext:value-type="float">
            <text:p>-6132</text:p>
          </table:table-cell>
          <table:table-cell office:value-type="float" office:value="8.55" calcext:value-type="float">
            <text:p>8.55</text:p>
          </table:table-cell>
          <table:table-cell office:value-type="float" office:value="1287.4" calcext:value-type="float">
            <text:p>1287.4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04" calcext:value-type="date">
            <text:p>04/02/21</text:p>
          </table:table-cell>
          <table:table-cell office:value-type="float" office:value="0.46" calcext:value-type="float">
            <text:p>0.46</text:p>
          </table:table-cell>
          <table:table-cell office:value-type="float" office:value="56055" calcext:value-type="float">
            <text:p>56055</text:p>
          </table:table-cell>
          <table:table-cell office:value-type="float" office:value="-68" calcext:value-type="float">
            <text:p>-68</text:p>
          </table:table-cell>
          <table:table-cell office:value-type="float" office:value="1424" calcext:value-type="float">
            <text:p>1424</text:p>
          </table:table-cell>
          <table:table-cell office:value-type="float" office:value="421" calcext:value-type="float">
            <text:p>421</text:p>
          </table:table-cell>
          <table:table-cell office:value-type="float" office:value="-7135" calcext:value-type="float">
            <text:p>-7135</text:p>
          </table:table-cell>
          <table:table-cell office:value-type="float" office:value="-5.85" calcext:value-type="float">
            <text:p>-5.85</text:p>
          </table:table-cell>
          <table:table-cell office:value-type="float" office:value="1281.55" calcext:value-type="float">
            <text:p>1281.5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05" calcext:value-type="date">
            <text:p>05/02/21</text:p>
          </table:table-cell>
          <table:table-cell office:value-type="float" office:value="0.4" calcext:value-type="float">
            <text:p>0.4</text:p>
          </table:table-cell>
          <table:table-cell office:value-type="float" office:value="56601" calcext:value-type="float">
            <text:p>56601</text:p>
          </table:table-cell>
          <table:table-cell office:value-type="float" office:value="546" calcext:value-type="float">
            <text:p>546</text:p>
          </table:table-cell>
          <table:table-cell office:value-type="float" office:value="2742" calcext:value-type="float">
            <text:p>2742</text:p>
          </table:table-cell>
          <table:table-cell office:value-type="float" office:value="201" calcext:value-type="float">
            <text:p>201</text:p>
          </table:table-cell>
          <table:table-cell office:value-type="float" office:value="-9676" calcext:value-type="float">
            <text:p>-9676</text:p>
          </table:table-cell>
          <table:table-cell office:value-type="float" office:value="-4.05" calcext:value-type="float">
            <text:p>-4.05</text:p>
          </table:table-cell>
          <table:table-cell office:value-type="float" office:value="1277.5" calcext:value-type="float">
            <text:p>1277.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08" calcext:value-type="date">
            <text:p>08/02/21</text:p>
          </table:table-cell>
          <table:table-cell office:value-type="float" office:value="0.46" calcext:value-type="float">
            <text:p>0.46</text:p>
          </table:table-cell>
          <table:table-cell office:value-type="float" office:value="56408" calcext:value-type="float">
            <text:p>56408</text:p>
          </table:table-cell>
          <table:table-cell office:value-type="float" office:value="-193" calcext:value-type="float">
            <text:p>-193</text:p>
          </table:table-cell>
          <table:table-cell office:value-type="float" office:value="1025" calcext:value-type="float">
            <text:p>1025</text:p>
          </table:table-cell>
          <table:table-cell office:value-type="float" office:value="1468" calcext:value-type="float">
            <text:p>1468</text:p>
          </table:table-cell>
          <table:table-cell office:value-type="float" office:value="-9233" calcext:value-type="float">
            <text:p>-9233</text:p>
          </table:table-cell>
          <table:table-cell office:value-type="float" office:value="32.95" calcext:value-type="float">
            <text:p>32.95</text:p>
          </table:table-cell>
          <table:table-cell office:value-type="float" office:value="1310.45" calcext:value-type="float">
            <text:p>1310.4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09" calcext:value-type="date">
            <text:p>09/02/21</text:p>
          </table:table-cell>
          <table:table-cell office:value-type="float" office:value="0.45" calcext:value-type="float">
            <text:p>0.45</text:p>
          </table:table-cell>
          <table:table-cell office:value-type="float" office:value="54612" calcext:value-type="float">
            <text:p>54612</text:p>
          </table:table-cell>
          <table:table-cell office:value-type="float" office:value="-1796" calcext:value-type="float">
            <text:p>-1796</text:p>
          </table:table-cell>
          <table:table-cell office:value-type="float" office:value="43" calcext:value-type="float">
            <text:p>43</text:p>
          </table:table-cell>
          <table:table-cell office:value-type="float" office:value="-165" calcext:value-type="float">
            <text:p>-165</text:p>
          </table:table-cell>
          <table:table-cell office:value-type="float" office:value="-9441" calcext:value-type="float">
            <text:p>-9441</text:p>
          </table:table-cell>
          <table:table-cell office:value-type="float" office:value="-3.45" calcext:value-type="float">
            <text:p>-3.45</text:p>
          </table:table-cell>
          <table:table-cell office:value-type="float" office:value="1307" calcext:value-type="float">
            <text:p>1307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0" calcext:value-type="date">
            <text:p>10/02/21</text:p>
          </table:table-cell>
          <table:table-cell office:value-type="float" office:value="0.47" calcext:value-type="float">
            <text:p>0.47</text:p>
          </table:table-cell>
          <table:table-cell office:value-type="float" office:value="55996" calcext:value-type="float">
            <text:p>55996</text:p>
          </table:table-cell>
          <table:table-cell office:value-type="float" office:value="1384" calcext:value-type="float">
            <text:p>1384</text:p>
          </table:table-cell>
          <table:table-cell office:value-type="float" office:value="1242" calcext:value-type="float">
            <text:p>1242</text:p>
          </table:table-cell>
          <table:table-cell office:value-type="float" office:value="900" calcext:value-type="float">
            <text:p>900</text:p>
          </table:table-cell>
          <table:table-cell office:value-type="float" office:value="-9783" calcext:value-type="float">
            <text:p>-9783</text:p>
          </table:table-cell>
          <table:table-cell office:value-type="float" office:value="-9.25" calcext:value-type="float">
            <text:p>-9.25</text:p>
          </table:table-cell>
          <table:table-cell office:value-type="float" office:value="1297.75" calcext:value-type="float">
            <text:p>1297.7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1" calcext:value-type="date">
            <text:p>11/02/21</text:p>
          </table:table-cell>
          <table:table-cell office:value-type="float" office:value="0.46" calcext:value-type="float">
            <text:p>0.46</text:p>
          </table:table-cell>
          <table:table-cell office:value-type="float" office:value="57500" calcext:value-type="float">
            <text:p>57500</text:p>
          </table:table-cell>
          <table:table-cell office:value-type="float" office:value="1504" calcext:value-type="float">
            <text:p>1504</text:p>
          </table:table-cell>
          <table:table-cell office:value-type="float" office:value="1678" calcext:value-type="float">
            <text:p>1678</text:p>
          </table:table-cell>
          <table:table-cell office:value-type="float" office:value="575" calcext:value-type="float">
            <text:p>575</text:p>
          </table:table-cell>
          <table:table-cell office:value-type="float" office:value="-10886" calcext:value-type="float">
            <text:p>-10886</text:p>
          </table:table-cell>
          <table:table-cell office:value-type="float" office:value="-4.15" calcext:value-type="float">
            <text:p>-4.15</text:p>
          </table:table-cell>
          <table:table-cell office:value-type="float" office:value="1293.6" calcext:value-type="float">
            <text:p>1293.6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2" calcext:value-type="date">
            <text:p>12/02/21</text:p>
          </table:table-cell>
          <table:table-cell office:value-type="float" office:value="0.46" calcext:value-type="float">
            <text:p>0.46</text:p>
          </table:table-cell>
          <table:table-cell office:value-type="float" office:value="56303" calcext:value-type="float">
            <text:p>56303</text:p>
          </table:table-cell>
          <table:table-cell office:value-type="float" office:value="-1197" calcext:value-type="float">
            <text:p>-1197</text:p>
          </table:table-cell>
          <table:table-cell office:value-type="float" office:value="-1460" calcext:value-type="float">
            <text:p>-1460</text:p>
          </table:table-cell>
          <table:table-cell office:value-type="float" office:value="-531" calcext:value-type="float">
            <text:p>-531</text:p>
          </table:table-cell>
          <table:table-cell office:value-type="float" office:value="-9957" calcext:value-type="float">
            <text:p>-9957</text:p>
          </table:table-cell>
          <table:table-cell office:value-type="float" office:value="18.55" calcext:value-type="float">
            <text:p>18.55</text:p>
          </table:table-cell>
          <table:table-cell office:value-type="float" office:value="1312.15" calcext:value-type="float">
            <text:p>1312.1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5" calcext:value-type="date">
            <text:p>15/02/21</text:p>
          </table:table-cell>
          <table:table-cell office:value-type="float" office:value="0.46" calcext:value-type="float">
            <text:p>0.46</text:p>
          </table:table-cell>
          <table:table-cell office:value-type="float" office:value="56990" calcext:value-type="float">
            <text:p>56990</text:p>
          </table:table-cell>
          <table:table-cell office:value-type="float" office:value="687" calcext:value-type="float">
            <text:p>687</text:p>
          </table:table-cell>
          <table:table-cell office:value-type="float" office:value="-385" calcext:value-type="float">
            <text:p>-385</text:p>
          </table:table-cell>
          <table:table-cell office:value-type="float" office:value="-304" calcext:value-type="float">
            <text:p>-304</text:p>
          </table:table-cell>
          <table:table-cell office:value-type="float" office:value="-9876" calcext:value-type="float">
            <text:p>-9876</text:p>
          </table:table-cell>
          <table:table-cell office:value-type="float" office:value="-0.85" calcext:value-type="float">
            <text:p>-0.85</text:p>
          </table:table-cell>
          <table:table-cell office:value-type="float" office:value="1311.3" calcext:value-type="float">
            <text:p>1311.3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6" calcext:value-type="date">
            <text:p>16/02/21</text:p>
          </table:table-cell>
          <table:table-cell office:value-type="float" office:value="0.45" calcext:value-type="float">
            <text:p>0.45</text:p>
          </table:table-cell>
          <table:table-cell office:value-type="float" office:value="57693" calcext:value-type="float">
            <text:p>57693</text:p>
          </table:table-cell>
          <table:table-cell office:value-type="float" office:value="703" calcext:value-type="float">
            <text:p>703</text:p>
          </table:table-cell>
          <table:table-cell office:value-type="float" office:value="1105" calcext:value-type="float">
            <text:p>1105</text:p>
          </table:table-cell>
          <table:table-cell office:value-type="float" office:value="416" calcext:value-type="float">
            <text:p>416</text:p>
          </table:table-cell>
          <table:table-cell office:value-type="float" office:value="-10565" calcext:value-type="float">
            <text:p>-10565</text:p>
          </table:table-cell>
          <table:table-cell office:value-type="float" office:value="-15" calcext:value-type="float">
            <text:p>-15</text:p>
          </table:table-cell>
          <table:table-cell office:value-type="float" office:value="1296.3" calcext:value-type="float">
            <text:p>1296.3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7" calcext:value-type="date">
            <text:p>17/02/21</text:p>
          </table:table-cell>
          <table:table-cell office:value-type="float" office:value="0.43" calcext:value-type="float">
            <text:p>0.43</text:p>
          </table:table-cell>
          <table:table-cell office:value-type="float" office:value="58497" calcext:value-type="float">
            <text:p>58497</text:p>
          </table:table-cell>
          <table:table-cell office:value-type="float" office:value="804" calcext:value-type="float">
            <text:p>804</text:p>
          </table:table-cell>
          <table:table-cell office:value-type="float" office:value="246" calcext:value-type="float">
            <text:p>246</text:p>
          </table:table-cell>
          <table:table-cell office:value-type="float" office:value="-234" calcext:value-type="float">
            <text:p>-234</text:p>
          </table:table-cell>
          <table:table-cell office:value-type="float" office:value="-11045" calcext:value-type="float">
            <text:p>-11045</text:p>
          </table:table-cell>
          <table:table-cell office:value-type="float" office:value="-12.45" calcext:value-type="float">
            <text:p>-12.45</text:p>
          </table:table-cell>
          <table:table-cell office:value-type="float" office:value="1283.85" calcext:value-type="float">
            <text:p>1283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8" calcext:value-type="date">
            <text:p>18/02/21</text:p>
          </table:table-cell>
          <table:table-cell office:value-type="float" office:value="0.41" calcext:value-type="float">
            <text:p>0.41</text:p>
          </table:table-cell>
          <table:table-cell office:value-type="float" office:value="59554" calcext:value-type="float">
            <text:p>59554</text:p>
          </table:table-cell>
          <table:table-cell office:value-type="float" office:value="1057" calcext:value-type="float">
            <text:p>1057</text:p>
          </table:table-cell>
          <table:table-cell office:value-type="float" office:value="-174" calcext:value-type="float">
            <text:p>-174</text:p>
          </table:table-cell>
          <table:table-cell office:value-type="float" office:value="-524" calcext:value-type="float">
            <text:p>-524</text:p>
          </table:table-cell>
          <table:table-cell office:value-type="float" office:value="-11395" calcext:value-type="float">
            <text:p>-11395</text:p>
          </table:table-cell>
          <table:table-cell office:value-type="float" office:value="8.75" calcext:value-type="float">
            <text:p>8.75</text:p>
          </table:table-cell>
          <table:table-cell office:value-type="float" office:value="1292.6" calcext:value-type="float">
            <text:p>1292.6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19" calcext:value-type="date">
            <text:p>19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58724" calcext:value-type="float">
            <text:p>58724</text:p>
          </table:table-cell>
          <table:table-cell office:value-type="float" office:value="-830" calcext:value-type="float">
            <text:p>-830</text:p>
          </table:table-cell>
          <table:table-cell office:value-type="float" office:value="-2496" calcext:value-type="float">
            <text:p>-2496</text:p>
          </table:table-cell>
          <table:table-cell office:value-type="float" office:value="-1319" calcext:value-type="float">
            <text:p>-1319</text:p>
          </table:table-cell>
          <table:table-cell office:value-type="float" office:value="-10218" calcext:value-type="float">
            <text:p>-10218</text:p>
          </table:table-cell>
          <table:table-cell office:value-type="float" office:value="1.9" calcext:value-type="float">
            <text:p>1.9</text:p>
          </table:table-cell>
          <table:table-cell office:value-type="float" office:value="1294.5" calcext:value-type="float">
            <text:p>1294.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22" calcext:value-type="date">
            <text:p>22/02/21</text:p>
          </table:table-cell>
          <table:table-cell office:value-type="float" office:value="0.37" calcext:value-type="float">
            <text:p>0.37</text:p>
          </table:table-cell>
          <table:table-cell office:value-type="float" office:value="59567" calcext:value-type="float">
            <text:p>59567</text:p>
          </table:table-cell>
          <table:table-cell office:value-type="float" office:value="843" calcext:value-type="float">
            <text:p>843</text:p>
          </table:table-cell>
          <table:table-cell office:value-type="float" office:value="-1876" calcext:value-type="float">
            <text:p>-1876</text:p>
          </table:table-cell>
          <table:table-cell office:value-type="float" office:value="-1136" calcext:value-type="float">
            <text:p>-1136</text:p>
          </table:table-cell>
          <table:table-cell office:value-type="float" office:value="-9478" calcext:value-type="float">
            <text:p>-9478</text:p>
          </table:table-cell>
          <table:table-cell office:value-type="float" office:value="-28.25" calcext:value-type="float">
            <text:p>-28.25</text:p>
          </table:table-cell>
          <table:table-cell office:value-type="float" office:value="1266.25" calcext:value-type="float">
            <text:p>1266.2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23" calcext:value-type="date">
            <text:p>23/02/21</text:p>
          </table:table-cell>
          <table:table-cell office:value-type="float" office:value="0.4" calcext:value-type="float">
            <text:p>0.4</text:p>
          </table:table-cell>
          <table:table-cell office:value-type="float" office:value="59278" calcext:value-type="float">
            <text:p>59278</text:p>
          </table:table-cell>
          <table:table-cell office:value-type="float" office:value="-289" calcext:value-type="float">
            <text:p>-289</text:p>
          </table:table-cell>
          <table:table-cell office:value-type="float" office:value="-3252" calcext:value-type="float">
            <text:p>-3252</text:p>
          </table:table-cell>
          <table:table-cell office:value-type="float" office:value="-794" calcext:value-type="float">
            <text:p>-794</text:p>
          </table:table-cell>
          <table:table-cell office:value-type="float" office:value="-7020" calcext:value-type="float">
            <text:p>-7020</text:p>
          </table:table-cell>
          <table:table-cell office:value-type="float" office:value="3.65" calcext:value-type="float">
            <text:p>3.65</text:p>
          </table:table-cell>
          <table:table-cell office:value-type="float" office:value="1269.9" calcext:value-type="float">
            <text:p>1269.9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24" calcext:value-type="date">
            <text:p>24/02/21</text:p>
          </table:table-cell>
          <table:table-cell office:value-type="float" office:value="0.44" calcext:value-type="float">
            <text:p>0.44</text:p>
          </table:table-cell>
          <table:table-cell office:value-type="float" office:value="59409" calcext:value-type="float">
            <text:p>59409</text:p>
          </table:table-cell>
          <table:table-cell office:value-type="float" office:value="131" calcext:value-type="float">
            <text:p>131</text:p>
          </table:table-cell>
          <table:table-cell office:value-type="float" office:value="-2426" calcext:value-type="float">
            <text:p>-2426</text:p>
          </table:table-cell>
          <table:table-cell office:value-type="float" office:value="-621" calcext:value-type="float">
            <text:p>-621</text:p>
          </table:table-cell>
          <table:table-cell office:value-type="float" office:value="-5215" calcext:value-type="float">
            <text:p>-5215</text:p>
          </table:table-cell>
          <table:table-cell office:value-type="float" office:value="6.25" calcext:value-type="float">
            <text:p>6.25</text:p>
          </table:table-cell>
          <table:table-cell office:value-type="float" office:value="1276.15" calcext:value-type="float">
            <text:p>1276.1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25" calcext:value-type="date">
            <text:p>25/02/21</text:p>
          </table:table-cell>
          <table:table-cell office:value-type="float" office:value="0.4" calcext:value-type="float">
            <text:p>0.4</text:p>
          </table:table-cell>
          <table:table-cell office:value-type="float" office:value="55377" calcext:value-type="float">
            <text:p>55377</text:p>
          </table:table-cell>
          <table:table-cell office:value-type="float" office:value="-4032" calcext:value-type="float">
            <text:p>-4032</text:p>
          </table:table-cell>
          <table:table-cell office:value-type="float" office:value="-2619" calcext:value-type="float">
            <text:p>-2619</text:p>
          </table:table-cell>
          <table:table-cell office:value-type="float" office:value="-1383" calcext:value-type="float">
            <text:p>-1383</text:p>
          </table:table-cell>
          <table:table-cell office:value-type="float" office:value="-3979" calcext:value-type="float">
            <text:p>-3979</text:p>
          </table:table-cell>
          <table:table-cell office:value-type="float" office:value="1.7" calcext:value-type="float">
            <text:p>1.7</text:p>
          </table:table-cell>
          <table:table-cell office:value-type="float" office:value="1277.85" calcext:value-type="float">
            <text:p>1277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2-26" calcext:value-type="date">
            <text:p>26/02/21</text:p>
          </table:table-cell>
          <table:table-cell office:value-type="float" office:value="0.61" calcext:value-type="float">
            <text:p>0.61</text:p>
          </table:table-cell>
          <table:table-cell office:value-type="float" office:value="54302" calcext:value-type="float">
            <text:p>54302</text:p>
          </table:table-cell>
          <table:table-cell office:value-type="float" office:value="636" calcext:value-type="float">
            <text:p>636</text:p>
          </table:table-cell>
          <table:table-cell office:value-type="float" office:value="2227" calcext:value-type="float">
            <text:p>2227</text:p>
          </table:table-cell>
          <table:table-cell office:value-type="float" office:value="1425" calcext:value-type="float">
            <text:p>1425</text:p>
          </table:table-cell>
          <table:table-cell office:value-type="float" office:value="-4520" calcext:value-type="float">
            <text:p>-4520</text:p>
          </table:table-cell>
          <table:table-cell office:value-type="float" office:value="-16.9" calcext:value-type="float">
            <text:p>-16.9</text:p>
          </table:table-cell>
          <table:table-cell office:value-type="float" office:value="1260.95" calcext:value-type="float">
            <text:p>1260.9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01" calcext:value-type="date">
            <text:p>01/03/21</text:p>
          </table:table-cell>
          <table:table-cell office:value-type="float" office:value="0.61" calcext:value-type="float">
            <text:p>0.61</text:p>
          </table:table-cell>
          <table:table-cell office:value-type="float" office:value="54077" calcext:value-type="float">
            <text:p>54077</text:p>
          </table:table-cell>
          <table:table-cell office:value-type="float" office:value="-225" calcext:value-type="float">
            <text:p>-225</text:p>
          </table:table-cell>
          <table:table-cell office:value-type="float" office:value="463" calcext:value-type="float">
            <text:p>463</text:p>
          </table:table-cell>
          <table:table-cell office:value-type="float" office:value="272" calcext:value-type="float">
            <text:p>272</text:p>
          </table:table-cell>
          <table:table-cell office:value-type="float" office:value="-4711" calcext:value-type="float">
            <text:p>-4711</text:p>
          </table:table-cell>
          <table:table-cell office:value-type="float" office:value="15.25" calcext:value-type="float">
            <text:p>15.25</text:p>
          </table:table-cell>
          <table:table-cell office:value-type="float" office:value="1276.2" calcext:value-type="float">
            <text:p>1276.2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02" calcext:value-type="date">
            <text:p>02/03/21</text:p>
          </table:table-cell>
          <table:table-cell office:value-type="float" office:value="0.62" calcext:value-type="float">
            <text:p>0.62</text:p>
          </table:table-cell>
          <table:table-cell office:value-type="float" office:value="55250" calcext:value-type="float">
            <text:p>55250</text:p>
          </table:table-cell>
          <table:table-cell office:value-type="float" office:value="1173" calcext:value-type="float">
            <text:p>1173</text:p>
          </table:table-cell>
          <table:table-cell office:value-type="float" office:value="385" calcext:value-type="float">
            <text:p>385</text:p>
          </table:table-cell>
          <table:table-cell office:value-type="float" office:value="351" calcext:value-type="float">
            <text:p>351</text:p>
          </table:table-cell>
          <table:table-cell office:value-type="float" office:value="-4745" calcext:value-type="float">
            <text:p>-4745</text:p>
          </table:table-cell>
          <table:table-cell office:value-type="float" office:value="37.65" calcext:value-type="float">
            <text:p>37.65</text:p>
          </table:table-cell>
          <table:table-cell office:value-type="float" office:value="1313.85" calcext:value-type="float">
            <text:p>1313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03" calcext:value-type="date">
            <text:p>03/03/21</text:p>
          </table:table-cell>
          <table:table-cell office:value-type="float" office:value="0.71" calcext:value-type="float">
            <text:p>0.71</text:p>
          </table:table-cell>
          <table:table-cell office:value-type="float" office:value="52407" calcext:value-type="float">
            <text:p>52407</text:p>
          </table:table-cell>
          <table:table-cell office:value-type="float" office:value="-2843" calcext:value-type="float">
            <text:p>-2843</text:p>
          </table:table-cell>
          <table:table-cell office:value-type="float" office:value="-245" calcext:value-type="float">
            <text:p>-245</text:p>
          </table:table-cell>
          <table:table-cell office:value-type="float" office:value="953" calcext:value-type="float">
            <text:p>953</text:p>
          </table:table-cell>
          <table:table-cell office:value-type="float" office:value="-3547" calcext:value-type="float">
            <text:p>-3547</text:p>
          </table:table-cell>
          <table:table-cell office:value-type="float" office:value="37.9" calcext:value-type="float">
            <text:p>37.9</text:p>
          </table:table-cell>
          <table:table-cell office:value-type="float" office:value="1351.75" calcext:value-type="float">
            <text:p>1351.7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04" calcext:value-type="date">
            <text:p>04/03/21</text:p>
          </table:table-cell>
          <table:table-cell office:value-type="float" office:value="0.62" calcext:value-type="float">
            <text:p>0.62</text:p>
          </table:table-cell>
          <table:table-cell office:value-type="float" office:value="52795" calcext:value-type="float">
            <text:p>52795</text:p>
          </table:table-cell>
          <table:table-cell office:value-type="float" office:value="388" calcext:value-type="float">
            <text:p>388</text:p>
          </table:table-cell>
          <table:table-cell office:value-type="float" office:value="3463" calcext:value-type="float">
            <text:p>3463</text:p>
          </table:table-cell>
          <table:table-cell office:value-type="float" office:value="1103" calcext:value-type="float">
            <text:p>1103</text:p>
          </table:table-cell>
          <table:table-cell office:value-type="float" office:value="-5907" calcext:value-type="float">
            <text:p>-5907</text:p>
          </table:table-cell>
          <table:table-cell office:value-type="float" office:value="-16.1" calcext:value-type="float">
            <text:p>-16.1</text:p>
          </table:table-cell>
          <table:table-cell office:value-type="float" office:value="1335.65" calcext:value-type="float">
            <text:p>1335.6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05" calcext:value-type="date">
            <text:p>05/03/21</text:p>
          </table:table-cell>
          <table:table-cell office:value-type="float" office:value="0.65" calcext:value-type="float">
            <text:p>0.65</text:p>
          </table:table-cell>
          <table:table-cell office:value-type="float" office:value="52482" calcext:value-type="float">
            <text:p>52482</text:p>
          </table:table-cell>
          <table:table-cell office:value-type="float" office:value="-313" calcext:value-type="float">
            <text:p>-313</text:p>
          </table:table-cell>
          <table:table-cell office:value-type="float" office:value="-369" calcext:value-type="float">
            <text:p>-369</text:p>
          </table:table-cell>
          <table:table-cell office:value-type="float" office:value="248" calcext:value-type="float">
            <text:p>248</text:p>
          </table:table-cell>
          <table:table-cell office:value-type="float" office:value="-5290" calcext:value-type="float">
            <text:p>-5290</text:p>
          </table:table-cell>
          <table:table-cell office:value-type="float" office:value="-14" calcext:value-type="float">
            <text:p>-14</text:p>
          </table:table-cell>
          <table:table-cell office:value-type="float" office:value="1321.65" calcext:value-type="float">
            <text:p>1321.6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08" calcext:value-type="date">
            <text:p>08/03/21</text:p>
          </table:table-cell>
          <table:table-cell office:value-type="float" office:value="0.67" calcext:value-type="float">
            <text:p>0.67</text:p>
          </table:table-cell>
          <table:table-cell office:value-type="float" office:value="52506" calcext:value-type="float">
            <text:p>52506</text:p>
          </table:table-cell>
          <table:table-cell office:value-type="float" office:value="24" calcext:value-type="float">
            <text:p>24</text:p>
          </table:table-cell>
          <table:table-cell office:value-type="float" office:value="-151" calcext:value-type="float">
            <text:p>-151</text:p>
          </table:table-cell>
          <table:table-cell office:value-type="float" office:value="179" calcext:value-type="float">
            <text:p>179</text:p>
          </table:table-cell>
          <table:table-cell office:value-type="float" office:value="-4960" calcext:value-type="float">
            <text:p>-4960</text:p>
          </table:table-cell>
          <table:table-cell office:value-type="float" office:value="16.85" calcext:value-type="float">
            <text:p>16.85</text:p>
          </table:table-cell>
          <table:table-cell office:value-type="float" office:value="1338.5" calcext:value-type="float">
            <text:p>1338.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09" calcext:value-type="date">
            <text:p>09/03/21</text:p>
          </table:table-cell>
          <table:table-cell office:value-type="float" office:value="0.68" calcext:value-type="float">
            <text:p>0.68</text:p>
          </table:table-cell>
          <table:table-cell office:value-type="float" office:value="53534" calcext:value-type="float">
            <text:p>53534</text:p>
          </table:table-cell>
          <table:table-cell office:value-type="float" office:value="1028" calcext:value-type="float">
            <text:p>1028</text:p>
          </table:table-cell>
          <table:table-cell office:value-type="float" office:value="-223" calcext:value-type="float">
            <text:p>-223</text:p>
          </table:table-cell>
          <table:table-cell office:value-type="float" office:value="22" calcext:value-type="float">
            <text:p>22</text:p>
          </table:table-cell>
          <table:table-cell office:value-type="float" office:value="-4715" calcext:value-type="float">
            <text:p>-4715</text:p>
          </table:table-cell>
          <table:table-cell office:value-type="float" office:value="13.8" calcext:value-type="float">
            <text:p>13.8</text:p>
          </table:table-cell>
          <table:table-cell office:value-type="float" office:value="1352.3" calcext:value-type="float">
            <text:p>1352.3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10" calcext:value-type="date">
            <text:p>10/03/21</text:p>
          </table:table-cell>
          <table:table-cell office:value-type="float" office:value="0.7" calcext:value-type="float">
            <text:p>0.7</text:p>
          </table:table-cell>
          <table:table-cell office:value-type="float" office:value="51956" calcext:value-type="float">
            <text:p>51956</text:p>
          </table:table-cell>
          <table:table-cell office:value-type="float" office:value="-1578" calcext:value-type="float">
            <text:p>-1578</text:p>
          </table:table-cell>
          <table:table-cell office:value-type="float" office:value="306" calcext:value-type="float">
            <text:p>306</text:p>
          </table:table-cell>
          <table:table-cell office:value-type="float" office:value="413" calcext:value-type="float">
            <text:p>413</text:p>
          </table:table-cell>
          <table:table-cell office:value-type="float" office:value="-4608" calcext:value-type="float">
            <text:p>-4608</text:p>
          </table:table-cell>
          <table:table-cell office:value-type="float" office:value="20.7" calcext:value-type="float">
            <text:p>20.7</text:p>
          </table:table-cell>
          <table:table-cell office:value-type="float" office:value="1373" calcext:value-type="float">
            <text:p>1373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12" calcext:value-type="date">
            <text:p>12/03/21</text:p>
          </table:table-cell>
          <table:table-cell office:value-type="float" office:value="0.73" calcext:value-type="float">
            <text:p>0.73</text:p>
          </table:table-cell>
          <table:table-cell office:value-type="float" office:value="50307" calcext:value-type="float">
            <text:p>50307</text:p>
          </table:table-cell>
          <table:table-cell office:value-type="float" office:value="-1649" calcext:value-type="float">
            <text:p>-1649</text:p>
          </table:table-cell>
          <table:table-cell office:value-type="float" office:value="-251" calcext:value-type="float">
            <text:p>-251</text:p>
          </table:table-cell>
          <table:table-cell office:value-type="float" office:value="281" calcext:value-type="float">
            <text:p>281</text:p>
          </table:table-cell>
          <table:table-cell office:value-type="float" office:value="-4076" calcext:value-type="float">
            <text:p>-4076</text:p>
          </table:table-cell>
          <table:table-cell office:value-type="float" office:value="5.55" calcext:value-type="float">
            <text:p>5.55</text:p>
          </table:table-cell>
          <table:table-cell office:value-type="float" office:value="1378.55" calcext:value-type="float">
            <text:p>1378.5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15" calcext:value-type="date">
            <text:p>15/03/21</text:p>
          </table:table-cell>
          <table:table-cell office:value-type="float" office:value="0.71" calcext:value-type="float">
            <text:p>0.71</text:p>
          </table:table-cell>
          <table:table-cell office:value-type="float" office:value="50358" calcext:value-type="float">
            <text:p>50358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178" calcext:value-type="float">
            <text:p>-178</text:p>
          </table:table-cell>
          <table:table-cell office:value-type="float" office:value="-4304" calcext:value-type="float">
            <text:p>-4304</text:p>
          </table:table-cell>
          <table:table-cell office:value-type="float" office:value="0.85" calcext:value-type="float">
            <text:p>0.85</text:p>
          </table:table-cell>
          <table:table-cell office:value-type="float" office:value="1379.4" calcext:value-type="float">
            <text:p>1379.4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16" calcext:value-type="date">
            <text:p>16/03/21</text:p>
          </table:table-cell>
          <table:table-cell office:value-type="float" office:value="0.9" calcext:value-type="float">
            <text:p>0.9</text:p>
          </table:table-cell>
          <table:table-cell office:value-type="float" office:value="52031" calcext:value-type="float">
            <text:p>52031</text:p>
          </table:table-cell>
          <table:table-cell office:value-type="float" office:value="1673" calcext:value-type="float">
            <text:p>1673</text:p>
          </table:table-cell>
          <table:table-cell office:value-type="float" office:value="-2551" calcext:value-type="float">
            <text:p>-2551</text:p>
          </table:table-cell>
          <table:table-cell office:value-type="float" office:value="509" calcext:value-type="float">
            <text:p>509</text:p>
          </table:table-cell>
          <table:table-cell office:value-type="float" office:value="-1244" calcext:value-type="float">
            <text:p>-1244</text:p>
          </table:table-cell>
          <table:table-cell office:value-type="float" office:value="11.8" calcext:value-type="float">
            <text:p>11.8</text:p>
          </table:table-cell>
          <table:table-cell office:value-type="float" office:value="1391.2" calcext:value-type="float">
            <text:p>1391.2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17" calcext:value-type="date">
            <text:p>17/03/21</text:p>
          </table:table-cell>
          <table:table-cell office:value-type="float" office:value="0.92" calcext:value-type="float">
            <text:p>0.92</text:p>
          </table:table-cell>
          <table:table-cell office:value-type="float" office:value="50031" calcext:value-type="float">
            <text:p>50031</text:p>
          </table:table-cell>
          <table:table-cell office:value-type="float" office:value="-2000" calcext:value-type="float">
            <text:p>-2000</text:p>
          </table:table-cell>
          <table:table-cell office:value-type="float" office:value="-405" calcext:value-type="float">
            <text:p>-405</text:p>
          </table:table-cell>
          <table:table-cell office:value-type="float" office:value="-163" calcext:value-type="float">
            <text:p>-163</text:p>
          </table:table-cell>
          <table:table-cell office:value-type="float" office:value="-1002" calcext:value-type="float">
            <text:p>-1002</text:p>
          </table:table-cell>
          <table:table-cell office:value-type="float" office:value="0.65" calcext:value-type="float">
            <text:p>0.65</text:p>
          </table:table-cell>
          <table:table-cell office:value-type="float" office:value="1391.85" calcext:value-type="float">
            <text:p>1391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18" calcext:value-type="date">
            <text:p>18/03/21</text:p>
          </table:table-cell>
          <table:table-cell office:value-type="float" office:value="0.8" calcext:value-type="float">
            <text:p>0.8</text:p>
          </table:table-cell>
          <table:table-cell office:value-type="float" office:value="51697" calcext:value-type="float">
            <text:p>51697</text:p>
          </table:table-cell>
          <table:table-cell office:value-type="float" office:value="1666" calcext:value-type="float">
            <text:p>1666</text:p>
          </table:table-cell>
          <table:table-cell office:value-type="float" office:value="581" calcext:value-type="float">
            <text:p>581</text:p>
          </table:table-cell>
          <table:table-cell office:value-type="float" office:value="-931" calcext:value-type="float">
            <text:p>-931</text:p>
          </table:table-cell>
          <table:table-cell office:value-type="float" office:value="-2514" calcext:value-type="float">
            <text:p>-2514</text:p>
          </table:table-cell>
          <table:table-cell office:value-type="float" office:value="-49" calcext:value-type="float">
            <text:p>-49</text:p>
          </table:table-cell>
          <table:table-cell office:value-type="float" office:value="1342.85" calcext:value-type="float">
            <text:p>1342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19" calcext:value-type="date">
            <text:p>19/03/21</text:p>
          </table:table-cell>
          <table:table-cell office:value-type="float" office:value="0.86" calcext:value-type="float">
            <text:p>0.86</text:p>
          </table:table-cell>
          <table:table-cell office:value-type="float" office:value="51413" calcext:value-type="float">
            <text:p>51413</text:p>
          </table:table-cell>
          <table:table-cell office:value-type="float" office:value="-284" calcext:value-type="float">
            <text:p>-284</text:p>
          </table:table-cell>
          <table:table-cell office:value-type="float" office:value="-1304" calcext:value-type="float">
            <text:p>-1304</text:p>
          </table:table-cell>
          <table:table-cell office:value-type="float" office:value="-383" calcext:value-type="float">
            <text:p>-383</text:p>
          </table:table-cell>
          <table:table-cell office:value-type="float" office:value="-1593" calcext:value-type="float">
            <text:p>-1593</text:p>
          </table:table-cell>
          <table:table-cell office:value-type="float" office:value="6" calcext:value-type="float">
            <text:p>6</text:p>
          </table:table-cell>
          <table:table-cell office:value-type="float" office:value="1348.85" calcext:value-type="float">
            <text:p>1348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22" calcext:value-type="date">
            <text:p>22/03/21</text:p>
          </table:table-cell>
          <table:table-cell office:value-type="float" office:value="0.98" calcext:value-type="float">
            <text:p>0.98</text:p>
          </table:table-cell>
          <table:table-cell office:value-type="float" office:value="51558" calcext:value-type="float">
            <text:p>51558</text:p>
          </table:table-cell>
          <table:table-cell office:value-type="float" office:value="145" calcext:value-type="float">
            <text:p>145</text:p>
          </table:table-cell>
          <table:table-cell office:value-type="float" office:value="-1192" calcext:value-type="float">
            <text:p>-1192</text:p>
          </table:table-cell>
          <table:table-cell office:value-type="float" office:value="211" calcext:value-type="float">
            <text:p>211</text:p>
          </table:table-cell>
          <table:table-cell office:value-type="float" office:value="-190" calcext:value-type="float">
            <text:p>-190</text:p>
          </table:table-cell>
          <table:table-cell office:value-type="float" office:value="24.3" calcext:value-type="float">
            <text:p>24.3</text:p>
          </table:table-cell>
          <table:table-cell office:value-type="float" office:value="1373.15" calcext:value-type="float">
            <text:p>1373.1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23" calcext:value-type="date">
            <text:p>23/03/21</text:p>
          </table:table-cell>
          <table:table-cell office:value-type="float" office:value="1.09" calcext:value-type="float">
            <text:p>1.09</text:p>
          </table:table-cell>
          <table:table-cell office:value-type="float" office:value="52798" calcext:value-type="float">
            <text:p>52798</text:p>
          </table:table-cell>
          <table:table-cell office:value-type="float" office:value="1240" calcext:value-type="float">
            <text:p>1240</text:p>
          </table:table-cell>
          <table:table-cell office:value-type="float" office:value="-1236" calcext:value-type="float">
            <text:p>-1236</text:p>
          </table:table-cell>
          <table:table-cell office:value-type="float" office:value="-206" calcext:value-type="float">
            <text:p>-206</text:p>
          </table:table-cell>
          <table:table-cell office:value-type="float" office:value="840" calcext:value-type="float">
            <text:p>840</text:p>
          </table:table-cell>
          <table:table-cell office:value-type="float" office:value="0.4" calcext:value-type="float">
            <text:p>0.4</text:p>
          </table:table-cell>
          <table:table-cell office:value-type="float" office:value="1373.55" calcext:value-type="float">
            <text:p>1373.5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24" calcext:value-type="date">
            <text:p>24/03/21</text:p>
          </table:table-cell>
          <table:table-cell office:value-type="float" office:value="1.16" calcext:value-type="float">
            <text:p>1.16</text:p>
          </table:table-cell>
          <table:table-cell office:value-type="float" office:value="50655" calcext:value-type="float">
            <text:p>50655</text:p>
          </table:table-cell>
          <table:table-cell office:value-type="float" office:value="-2143" calcext:value-type="float">
            <text:p>-2143</text:p>
          </table:table-cell>
          <table:table-cell office:value-type="float" office:value="-1788" calcext:value-type="float">
            <text:p>-1788</text:p>
          </table:table-cell>
          <table:table-cell office:value-type="float" office:value="-1486" calcext:value-type="float">
            <text:p>-1486</text:p>
          </table:table-cell>
          <table:table-cell office:value-type="float" office:value="1142" calcext:value-type="float">
            <text:p>1142</text:p>
          </table:table-cell>
          <table:table-cell office:value-type="float" office:value="-17.7" calcext:value-type="float">
            <text:p>-17.7</text:p>
          </table:table-cell>
          <table:table-cell office:value-type="float" office:value="1355.85" calcext:value-type="float">
            <text:p>1355.8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25" calcext:value-type="date">
            <text:p>25/03/21</text:p>
          </table:table-cell>
          <table:table-cell office:value-type="float" office:value="1.2" calcext:value-type="float">
            <text:p>1.2</text:p>
          </table:table-cell>
          <table:table-cell office:value-type="float" office:value="48414" calcext:value-type="float">
            <text:p>48414</text:p>
          </table:table-cell>
          <table:table-cell office:value-type="float" office:value="-2241" calcext:value-type="float">
            <text:p>-2241</text:p>
          </table:table-cell>
          <table:table-cell office:value-type="float" office:value="-1616" calcext:value-type="float">
            <text:p>-1616</text:p>
          </table:table-cell>
          <table:table-cell office:value-type="float" office:value="-1645" calcext:value-type="float">
            <text:p>-1645</text:p>
          </table:table-cell>
          <table:table-cell office:value-type="float" office:value="1113" calcext:value-type="float">
            <text:p>1113</text:p>
          </table:table-cell>
          <table:table-cell office:value-type="float" office:value="-20.8" calcext:value-type="float">
            <text:p>-20.8</text:p>
          </table:table-cell>
          <table:table-cell office:value-type="float" office:value="1335.05" calcext:value-type="float">
            <text:p>1335.0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26" calcext:value-type="date">
            <text:p>26/03/21</text:p>
          </table:table-cell>
          <table:table-cell office:value-type="float" office:value="0.61" calcext:value-type="float">
            <text:p>0.61</text:p>
          </table:table-cell>
          <table:table-cell office:value-type="float" office:value="46672" calcext:value-type="float">
            <text:p>46672</text:p>
          </table:table-cell>
          <table:table-cell office:value-type="float" office:value="267" calcext:value-type="float">
            <text:p>267</text:p>
          </table:table-cell>
          <table:table-cell office:value-type="float" office:value="2083" calcext:value-type="float">
            <text:p>2083</text:p>
          </table:table-cell>
          <table:table-cell office:value-type="float" office:value="990" calcext:value-type="float">
            <text:p>990</text:p>
          </table:table-cell>
          <table:table-cell office:value-type="float" office:value="-5107" calcext:value-type="float">
            <text:p>-5107</text:p>
          </table:table-cell>
          <table:table-cell office:value-type="float" office:value="12.55" calcext:value-type="float">
            <text:p>12.55</text:p>
          </table:table-cell>
          <table:table-cell office:value-type="float" office:value="1347.6" calcext:value-type="float">
            <text:p>1347.6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30" calcext:value-type="date">
            <text:p>30/03/21</text:p>
          </table:table-cell>
          <table:table-cell office:value-type="float" office:value="0.6" calcext:value-type="float">
            <text:p>0.6</text:p>
          </table:table-cell>
          <table:table-cell office:value-type="float" office:value="49729" calcext:value-type="float">
            <text:p>49729</text:p>
          </table:table-cell>
          <table:table-cell office:value-type="float" office:value="3057" calcext:value-type="float">
            <text:p>3057</text:p>
          </table:table-cell>
          <table:table-cell office:value-type="float" office:value="691" calcext:value-type="float">
            <text:p>691</text:p>
          </table:table-cell>
          <table:table-cell office:value-type="float" office:value="252" calcext:value-type="float">
            <text:p>252</text:p>
          </table:table-cell>
          <table:table-cell office:value-type="float" office:value="-5546" calcext:value-type="float">
            <text:p>-5546</text:p>
          </table:table-cell>
          <table:table-cell office:value-type="float" office:value="47.3" calcext:value-type="float">
            <text:p>47.3</text:p>
          </table:table-cell>
          <table:table-cell office:value-type="float" office:value="1394.9" calcext:value-type="float">
            <text:p>1394.9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3-31" calcext:value-type="date">
            <text:p>31/03/21</text:p>
          </table:table-cell>
          <table:table-cell office:value-type="float" office:value="0.58" calcext:value-type="float">
            <text:p>0.58</text:p>
          </table:table-cell>
          <table:table-cell office:value-type="float" office:value="51761" calcext:value-type="float">
            <text:p>51761</text:p>
          </table:table-cell>
          <table:table-cell office:value-type="float" office:value="2032" calcext:value-type="float">
            <text:p>2032</text:p>
          </table:table-cell>
          <table:table-cell office:value-type="float" office:value="2675" calcext:value-type="float">
            <text:p>2675</text:p>
          </table:table-cell>
          <table:table-cell office:value-type="float" office:value="1254" calcext:value-type="float">
            <text:p>1254</text:p>
          </table:table-cell>
          <table:table-cell office:value-type="float" office:value="-6967" calcext:value-type="float">
            <text:p>-6967</text:p>
          </table:table-cell>
          <table:table-cell office:value-type="float" office:value="-17.85" calcext:value-type="float">
            <text:p>-17.85</text:p>
          </table:table-cell>
          <table:table-cell office:value-type="float" office:value="1377.05" calcext:value-type="float">
            <text:p>1377.0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01" calcext:value-type="date">
            <text:p>01/04/21</text:p>
          </table:table-cell>
          <table:table-cell office:value-type="float" office:value="0.52" calcext:value-type="float">
            <text:p>0.52</text:p>
          </table:table-cell>
          <table:table-cell office:value-type="float" office:value="52014" calcext:value-type="float">
            <text:p>52014</text:p>
          </table:table-cell>
          <table:table-cell office:value-type="float" office:value="253" calcext:value-type="float">
            <text:p>253</text:p>
          </table:table-cell>
          <table:table-cell office:value-type="float" office:value="2030" calcext:value-type="float">
            <text:p>2030</text:p>
          </table:table-cell>
          <table:table-cell office:value-type="float" office:value="22" calcext:value-type="float">
            <text:p>22</text:p>
          </table:table-cell>
          <table:table-cell office:value-type="float" office:value="-8975" calcext:value-type="float">
            <text:p>-8975</text:p>
          </table:table-cell>
          <table:table-cell office:value-type="float" office:value="15.05" calcext:value-type="float">
            <text:p>15.05</text:p>
          </table:table-cell>
          <table:table-cell office:value-type="float" office:value="1392.1" calcext:value-type="float">
            <text:p>1392.1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05" calcext:value-type="date">
            <text:p>05/04/21</text:p>
          </table:table-cell>
          <table:table-cell office:value-type="float" office:value="0.52" calcext:value-type="float">
            <text:p>0.52</text:p>
          </table:table-cell>
          <table:table-cell office:value-type="float" office:value="53484" calcext:value-type="float">
            <text:p>53484</text:p>
          </table:table-cell>
          <table:table-cell office:value-type="float" office:value="1470" calcext:value-type="float">
            <text:p>1470</text:p>
          </table:table-cell>
          <table:table-cell office:value-type="float" office:value="580" calcext:value-type="float">
            <text:p>580</text:p>
          </table:table-cell>
          <table:table-cell office:value-type="float" office:value="432" calcext:value-type="float">
            <text:p>432</text:p>
          </table:table-cell>
          <table:table-cell office:value-type="float" office:value="-9123" calcext:value-type="float">
            <text:p>-9123</text:p>
          </table:table-cell>
          <table:table-cell office:value-type="float" office:value="27.7" calcext:value-type="float">
            <text:p>27.7</text:p>
          </table:table-cell>
          <table:table-cell office:value-type="float" office:value="1419.8" calcext:value-type="float">
            <text:p>1419.8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06" calcext:value-type="date">
            <text:p>06/04/21</text:p>
          </table:table-cell>
          <table:table-cell office:value-type="float" office:value="0.52" calcext:value-type="float">
            <text:p>0.52</text:p>
          </table:table-cell>
          <table:table-cell office:value-type="float" office:value="53642" calcext:value-type="float">
            <text:p>53642</text:p>
          </table:table-cell>
          <table:table-cell office:value-type="float" office:value="158" calcext:value-type="float">
            <text:p>158</text:p>
          </table:table-cell>
          <table:table-cell office:value-type="float" office:value="754" calcext:value-type="float">
            <text:p>754</text:p>
          </table:table-cell>
          <table:table-cell office:value-type="float" office:value="365" calcext:value-type="float">
            <text:p>365</text:p>
          </table:table-cell>
          <table:table-cell office:value-type="float" office:value="-9512" calcext:value-type="float">
            <text:p>-9512</text:p>
          </table:table-cell>
          <table:table-cell office:value-type="float" office:value="-0.05" calcext:value-type="float">
            <text:p>-0.05</text:p>
          </table:table-cell>
          <table:table-cell office:value-type="float" office:value="1419.75" calcext:value-type="float">
            <text:p>1419.7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07" calcext:value-type="date">
            <text:p>07/04/21</text:p>
          </table:table-cell>
          <table:table-cell office:value-type="float" office:value="0.51" calcext:value-type="float">
            <text:p>0.51</text:p>
          </table:table-cell>
          <table:table-cell office:value-type="float" office:value="52976" calcext:value-type="float">
            <text:p>52976</text:p>
          </table:table-cell>
          <table:table-cell office:value-type="float" office:value="-666" calcext:value-type="float">
            <text:p>-666</text:p>
          </table:table-cell>
          <table:table-cell office:value-type="float" office:value="435" calcext:value-type="float">
            <text:p>435</text:p>
          </table:table-cell>
          <table:table-cell office:value-type="float" office:value="-5" calcext:value-type="float">
            <text:p>-5</text:p>
          </table:table-cell>
          <table:table-cell office:value-type="float" office:value="-9952" calcext:value-type="float">
            <text:p>-9952</text:p>
          </table:table-cell>
          <table:table-cell office:value-type="float" office:value="19.45" calcext:value-type="float">
            <text:p>19.45</text:p>
          </table:table-cell>
          <table:table-cell office:value-type="float" office:value="1439.2" calcext:value-type="float">
            <text:p>1439.2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08" calcext:value-type="date">
            <text:p>08/04/21</text:p>
          </table:table-cell>
          <table:table-cell office:value-type="float" office:value="0.5" calcext:value-type="float">
            <text:p>0.5</text:p>
          </table:table-cell>
          <table:table-cell office:value-type="float" office:value="52775" calcext:value-type="float">
            <text:p>52775</text:p>
          </table:table-cell>
          <table:table-cell office:value-type="float" office:value="-201" calcext:value-type="float">
            <text:p>-201</text:p>
          </table:table-cell>
          <table:table-cell office:value-type="float" office:value="1483" calcext:value-type="float">
            <text:p>1483</text:p>
          </table:table-cell>
          <table:table-cell office:value-type="float" office:value="552" calcext:value-type="float">
            <text:p>552</text:p>
          </table:table-cell>
          <table:table-cell office:value-type="float" office:value="-10883" calcext:value-type="float">
            <text:p>-10883</text:p>
          </table:table-cell>
          <table:table-cell office:value-type="float" office:value="5.5" calcext:value-type="float">
            <text:p>5.5</text:p>
          </table:table-cell>
          <table:table-cell office:value-type="float" office:value="1444.7" calcext:value-type="float">
            <text:p>1444.7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09" calcext:value-type="date">
            <text:p>09/04/21</text:p>
          </table:table-cell>
          <table:table-cell office:value-type="float" office:value="0.48" calcext:value-type="float">
            <text:p>0.48</text:p>
          </table:table-cell>
          <table:table-cell office:value-type="float" office:value="53644" calcext:value-type="float">
            <text:p>53644</text:p>
          </table:table-cell>
          <table:table-cell office:value-type="float" office:value="869" calcext:value-type="float">
            <text:p>869</text:p>
          </table:table-cell>
          <table:table-cell office:value-type="float" office:value="1885" calcext:value-type="float">
            <text:p>1885</text:p>
          </table:table-cell>
          <table:table-cell office:value-type="float" office:value="359" calcext:value-type="float">
            <text:p>359</text:p>
          </table:table-cell>
          <table:table-cell office:value-type="float" office:value="-12409" calcext:value-type="float">
            <text:p>-12409</text:p>
          </table:table-cell>
          <table:table-cell office:value-type="float" office:value="3.4" calcext:value-type="float">
            <text:p>3.4</text:p>
          </table:table-cell>
          <table:table-cell office:value-type="float" office:value="1448.1" calcext:value-type="float">
            <text:p>1448.1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12" calcext:value-type="date">
            <text:p>12/04/21</text:p>
          </table:table-cell>
          <table:table-cell office:value-type="float" office:value="0.44" calcext:value-type="float">
            <text:p>0.44</text:p>
          </table:table-cell>
          <table:table-cell office:value-type="float" office:value="54008" calcext:value-type="float">
            <text:p>54008</text:p>
          </table:table-cell>
          <table:table-cell office:value-type="float" office:value="364" calcext:value-type="float">
            <text:p>364</text:p>
          </table:table-cell>
          <table:table-cell office:value-type="float" office:value="8085" calcext:value-type="float">
            <text:p>8085</text:p>
          </table:table-cell>
          <table:table-cell office:value-type="float" office:value="2763" calcext:value-type="float">
            <text:p>2763</text:p>
          </table:table-cell>
          <table:table-cell office:value-type="float" office:value="-17731" calcext:value-type="float">
            <text:p>-17731</text:p>
          </table:table-cell>
          <table:table-cell office:value-type="float" office:value="-15.5" calcext:value-type="float">
            <text:p>-15.5</text:p>
          </table:table-cell>
          <table:table-cell office:value-type="float" office:value="1432.6" calcext:value-type="float">
            <text:p>1432.6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13" calcext:value-type="date">
            <text:p>13/04/21</text:p>
          </table:table-cell>
          <table:table-cell office:value-type="float" office:value="0.43" calcext:value-type="float">
            <text:p>0.43</text:p>
          </table:table-cell>
          <table:table-cell office:value-type="float" office:value="54430" calcext:value-type="float">
            <text:p>54430</text:p>
          </table:table-cell>
          <table:table-cell office:value-type="float" office:value="422" calcext:value-type="float">
            <text:p>422</text:p>
          </table:table-cell>
          <table:table-cell office:value-type="float" office:value="5850" calcext:value-type="float">
            <text:p>5850</text:p>
          </table:table-cell>
          <table:table-cell office:value-type="float" office:value="2208" calcext:value-type="float">
            <text:p>2208</text:p>
          </table:table-cell>
          <table:table-cell office:value-type="float" office:value="-21373" calcext:value-type="float">
            <text:p>-21373</text:p>
          </table:table-cell>
          <table:table-cell office:value-type="float" office:value="-31.1" calcext:value-type="float">
            <text:p>-31.1</text:p>
          </table:table-cell>
          <table:table-cell office:value-type="float" office:value="1401.5" calcext:value-type="float">
            <text:p>1401.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15" calcext:value-type="date">
            <text:p>15/04/21</text:p>
          </table:table-cell>
          <table:table-cell office:value-type="float" office:value="0.36" calcext:value-type="float">
            <text:p>0.36</text:p>
          </table:table-cell>
          <table:table-cell office:value-type="float" office:value="57142" calcext:value-type="float">
            <text:p>57142</text:p>
          </table:table-cell>
          <table:table-cell office:value-type="float" office:value="2712" calcext:value-type="float">
            <text:p>2712</text:p>
          </table:table-cell>
          <table:table-cell office:value-type="float" office:value="10801" calcext:value-type="float">
            <text:p>10801</text:p>
          </table:table-cell>
          <table:table-cell office:value-type="float" office:value="1097" calcext:value-type="float">
            <text:p>1097</text:p>
          </table:table-cell>
          <table:table-cell office:value-type="float" office:value="-31077" calcext:value-type="float">
            <text:p>-31077</text:p>
          </table:table-cell>
          <table:table-cell office:value-type="float" office:value="-39.2" calcext:value-type="float">
            <text:p>-39.2</text:p>
          </table:table-cell>
          <table:table-cell office:value-type="float" office:value="1362.3" calcext:value-type="float">
            <text:p>1362.3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16" calcext:value-type="date">
            <text:p>16/04/21</text:p>
          </table:table-cell>
          <table:table-cell office:value-type="float" office:value="0.35" calcext:value-type="float">
            <text:p>0.35</text:p>
          </table:table-cell>
          <table:table-cell office:value-type="float" office:value="58894" calcext:value-type="float">
            <text:p>58894</text:p>
          </table:table-cell>
          <table:table-cell office:value-type="float" office:value="1752" calcext:value-type="float">
            <text:p>1752</text:p>
          </table:table-cell>
          <table:table-cell office:value-type="float" office:value="1843" calcext:value-type="float">
            <text:p>1843</text:p>
          </table:table-cell>
          <table:table-cell office:value-type="float" office:value="162" calcext:value-type="float">
            <text:p>162</text:p>
          </table:table-cell>
          <table:table-cell office:value-type="float" office:value="-32758" calcext:value-type="float">
            <text:p>-32758</text:p>
          </table:table-cell>
          <table:table-cell office:value-type="float" office:value="-8.3" calcext:value-type="float">
            <text:p>-8.3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string" calcext:value-type="string">
            <text:p>NFY</text:p>
          </table:table-cell>
          <table:table-cell table:style-name="ce92" office:value-type="date" office:date-value="2021-04-19" calcext:value-type="date">
            <text:p>19/04/21</text:p>
          </table:table-cell>
          <table:table-cell office:value-type="float" office:value="0.34" calcext:value-type="float">
            <text:p>0.34</text:p>
          </table:table-cell>
          <table:table-cell office:value-type="float" office:value="55194" calcext:value-type="float">
            <text:p>55194</text:p>
          </table:table-cell>
          <table:table-cell office:value-type="float" office:value="-3700" calcext:value-type="float">
            <text:p>-3700</text:p>
          </table:table-cell>
          <table:table-cell office:value-type="float" office:value="-6335" calcext:value-type="float">
            <text:p>-6335</text:p>
          </table:table-cell>
          <table:table-cell office:value-type="float" office:value="-2351" calcext:value-type="float">
            <text:p>-2351</text:p>
          </table:table-cell>
          <table:table-cell office:value-type="float" office:value="-28774" calcext:value-type="float">
            <text:p>-28774</text:p>
          </table:table-cell>
          <table:table-cell office:value-type="float" office:value="8.75" calcext:value-type="float">
            <text:p>8.75</text:p>
          </table:table-cell>
          <table:table-cell office:value-type="float" office:value="1362.75" calcext:value-type="float">
            <text:p>1362.7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20" calcext:value-type="date">
            <text:p>20/04/21</text:p>
          </table:table-cell>
          <table:table-cell office:value-type="float" office:value="0.34" calcext:value-type="float">
            <text:p>0.34</text:p>
          </table:table-cell>
          <table:table-cell office:value-type="float" office:value="54793" calcext:value-type="float">
            <text:p>54793</text:p>
          </table:table-cell>
          <table:table-cell office:value-type="float" office:value="-401" calcext:value-type="float">
            <text:p>-401</text:p>
          </table:table-cell>
          <table:table-cell office:value-type="float" office:value="-2560" calcext:value-type="float">
            <text:p>-2560</text:p>
          </table:table-cell>
          <table:table-cell office:value-type="float" office:value="-861" calcext:value-type="float">
            <text:p>-861</text:p>
          </table:table-cell>
          <table:table-cell office:value-type="float" office:value="-27075" calcext:value-type="float">
            <text:p>-27075</text:p>
          </table:table-cell>
          <table:table-cell office:value-type="float" office:value="-11.25" calcext:value-type="float">
            <text:p>-11.25</text:p>
          </table:table-cell>
          <table:table-cell office:value-type="float" office:value="1351.5" calcext:value-type="float">
            <text:p>1351.5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22" calcext:value-type="date">
            <text:p>22/04/21</text:p>
          </table:table-cell>
          <table:table-cell office:value-type="float" office:value="0.33" calcext:value-type="float">
            <text:p>0.33</text:p>
          </table:table-cell>
          <table:table-cell office:value-type="float" office:value="54150" calcext:value-type="float">
            <text:p>54150</text:p>
          </table:table-cell>
          <table:table-cell office:value-type="float" office:value="-643" calcext:value-type="float">
            <text:p>-643</text:p>
          </table:table-cell>
          <table:table-cell office:value-type="float" office:value="-1286" calcext:value-type="float">
            <text:p>-1286</text:p>
          </table:table-cell>
          <table:table-cell office:value-type="float" office:value="-939" calcext:value-type="float">
            <text:p>-939</text:p>
          </table:table-cell>
          <table:table-cell office:value-type="float" office:value="-26728" calcext:value-type="float">
            <text:p>-26728</text:p>
          </table:table-cell>
          <table:table-cell office:value-type="float" office:value="1.9" calcext:value-type="float">
            <text:p>1.9</text:p>
          </table:table-cell>
          <table:table-cell office:value-type="float" office:value="1353.4" calcext:value-type="float">
            <text:p>1353.4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23" calcext:value-type="date">
            <text:p>23/04/21</text:p>
          </table:table-cell>
          <table:table-cell office:value-type="float" office:value="0.32" calcext:value-type="float">
            <text:p>0.32</text:p>
          </table:table-cell>
          <table:table-cell office:value-type="float" office:value="54200" calcext:value-type="float">
            <text:p>54200</text:p>
          </table:table-cell>
          <table:table-cell office:value-type="float" office:value="50" calcext:value-type="float">
            <text:p>50</text:p>
          </table:table-cell>
          <table:table-cell office:value-type="float" office:value="-2192" calcext:value-type="float">
            <text:p>-2192</text:p>
          </table:table-cell>
          <table:table-cell office:value-type="float" office:value="-1252" calcext:value-type="float">
            <text:p>-1252</text:p>
          </table:table-cell>
          <table:table-cell office:value-type="float" office:value="-25788" calcext:value-type="float">
            <text:p>-25788</text:p>
          </table:table-cell>
          <table:table-cell office:value-type="float" office:value="-18" calcext:value-type="float">
            <text:p>-18</text:p>
          </table:table-cell>
          <table:table-cell office:value-type="float" office:value="1335.4" calcext:value-type="float">
            <text:p>1335.4</text:p>
          </table:table-cell>
        </table:table-row>
        <table:table-row table:style-name="ro2">
          <table:table-cell office:value-type="string" calcext:value-type="string">
            <text:p>INFY</text:p>
          </table:table-cell>
          <table:table-cell table:style-name="ce92" office:value-type="date" office:date-value="2021-04-26" calcext:value-type="date">
            <text:p>26/04/21</text:p>
          </table:table-cell>
          <table:table-cell office:value-type="float" office:value="0.31" calcext:value-type="float">
            <text:p>0.31</text:p>
          </table:table-cell>
          <table:table-cell office:value-type="float" office:value="52361" calcext:value-type="float">
            <text:p>52361</text:p>
          </table:table-cell>
          <table:table-cell office:value-type="float" office:value="-1839" calcext:value-type="float">
            <text:p>-1839</text:p>
          </table:table-cell>
          <table:table-cell office:value-type="float" office:value="-5161" calcext:value-type="float">
            <text:p>-5161</text:p>
          </table:table-cell>
          <table:table-cell office:value-type="float" office:value="-1861" calcext:value-type="float">
            <text:p>-1861</text:p>
          </table:table-cell>
          <table:table-cell office:value-type="float" office:value="-22488" calcext:value-type="float">
            <text:p>-22488</text:p>
          </table:table-cell>
          <table:table-cell office:value-type="float" office:value="7.15" calcext:value-type="float">
            <text:p>7.15</text:p>
          </table:table-cell>
          <table:table-cell office:value-type="float" office:value="1342.55" calcext:value-type="float">
            <text:p>1342.55</text:p>
          </table:table-cell>
        </table:table-row>
        <table:table-row table:style-name="ro2" table:number-rows-repeated="428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INFY.E2:INFY.E500 INFY.I2:INFY.I500 INFY.H2:INFY.H500">
            <calcext:condition calcext:apply-style-name="Good" calcext:value="&gt;0" calcext:base-cell-address="INFY.E2"/>
            <calcext:condition calcext:apply-style-name="Bad" calcext:value="&lt;0" calcext:base-cell-address="INFY.E2"/>
          </calcext:conditional-format>
        </calcext:conditional-formats>
      </table:table>
      <table:table table:name="HDFC" table:style-name="ta1">
        <table:table-column table:style-name="co4" table:number-columns-repeated="4" table:default-cell-style-name="Default"/>
        <table:table-column table:style-name="co4" table:default-cell-style-name="ce138"/>
        <table:table-column table:style-name="co4" table:number-columns-repeated="2" table:default-cell-style-name="Default"/>
        <table:table-column table:style-name="co4" table:number-columns-repeated="2" table:default-cell-style-name="ce138"/>
        <table:table-column table:style-name="co4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table:style-name="Default"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table:style-name="Default" office:value-type="string" calcext:value-type="string">
            <text:p>DIFF_PUT_CALL</text:p>
          </table:table-cell>
          <table:table-cell table:style-name="Default"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11" calcext:value-type="date">
            <text:p>11/01/21</text:p>
          </table:table-cell>
          <table:table-cell office:value-type="float" office:value="0.81" calcext:value-type="float">
            <text:p>0.81</text:p>
          </table:table-cell>
          <table:table-cell office:value-type="float" office:value="64125" calcext:value-type="float">
            <text:p>64125</text:p>
          </table:table-cell>
          <table:table-cell office:value-type="float" office:value="843" calcext:value-type="float">
            <text:p>843</text:p>
          </table:table-cell>
          <table:table-cell office:value-type="float" office:value="-205" calcext:value-type="float">
            <text:p>-205</text:p>
          </table:table-cell>
          <table:table-cell office:value-type="float" office:value="1557" calcext:value-type="float">
            <text:p>1557</text:p>
          </table:table-cell>
          <table:table-cell office:value-type="float" office:value="-1497" calcext:value-type="float">
            <text:p>-1497</text:p>
          </table:table-cell>
          <table:table-cell office:value-type="float" office:value="0" calcext:value-type="float">
            <text:p>0</text:p>
          </table:table-cell>
          <table:table-cell office:value-type="float" office:value="2752.3" calcext:value-type="float">
            <text:p>2752.3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12" calcext:value-type="date">
            <text:p>12/01/21</text:p>
          </table:table-cell>
          <table:table-cell office:value-type="float" office:value="0.77" calcext:value-type="float">
            <text:p>0.77</text:p>
          </table:table-cell>
          <table:table-cell office:value-type="float" office:value="65015" calcext:value-type="float">
            <text:p>65015</text:p>
          </table:table-cell>
          <table:table-cell office:value-type="float" office:value="890" calcext:value-type="float">
            <text:p>890</text:p>
          </table:table-cell>
          <table:table-cell office:value-type="float" office:value="104" calcext:value-type="float">
            <text:p>104</text:p>
          </table:table-cell>
          <table:table-cell office:value-type="float" office:value="-276" calcext:value-type="float">
            <text:p>-276</text:p>
          </table:table-cell>
          <table:table-cell office:value-type="float" office:value="-1877" calcext:value-type="float">
            <text:p>-1877</text:p>
          </table:table-cell>
          <table:table-cell office:value-type="float" office:value="4.65" calcext:value-type="float">
            <text:p>4.65</text:p>
          </table:table-cell>
          <table:table-cell office:value-type="float" office:value="2756.95" calcext:value-type="float">
            <text:p>2756.9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13" calcext:value-type="date">
            <text:p>13/01/21</text:p>
          </table:table-cell>
          <table:table-cell office:value-type="float" office:value="0.54" calcext:value-type="float">
            <text:p>0.54</text:p>
          </table:table-cell>
          <table:table-cell office:value-type="float" office:value="64621" calcext:value-type="float">
            <text:p>64621</text:p>
          </table:table-cell>
          <table:table-cell office:value-type="float" office:value="-394" calcext:value-type="float">
            <text:p>-394</text:p>
          </table:table-cell>
          <table:table-cell office:value-type="float" office:value="3023" calcext:value-type="float">
            <text:p>3023</text:p>
          </table:table-cell>
          <table:table-cell office:value-type="float" office:value="-180" calcext:value-type="float">
            <text:p>-180</text:p>
          </table:table-cell>
          <table:table-cell office:value-type="float" office:value="-5080" calcext:value-type="float">
            <text:p>-5080</text:p>
          </table:table-cell>
          <table:table-cell office:value-type="float" office:value="-73.55" calcext:value-type="float">
            <text:p>-73.55</text:p>
          </table:table-cell>
          <table:table-cell office:value-type="float" office:value="2683.4" calcext:value-type="float">
            <text:p>2683.4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14" calcext:value-type="date">
            <text:p>14/01/21</text:p>
          </table:table-cell>
          <table:table-cell office:value-type="float" office:value="0.54" calcext:value-type="float">
            <text:p>0.54</text:p>
          </table:table-cell>
          <table:table-cell office:value-type="float" office:value="63811" calcext:value-type="float">
            <text:p>63811</text:p>
          </table:table-cell>
          <table:table-cell office:value-type="float" office:value="-810" calcext:value-type="float">
            <text:p>-810</text:p>
          </table:table-cell>
          <table:table-cell office:value-type="float" office:value="365" calcext:value-type="float">
            <text:p>365</text:p>
          </table:table-cell>
          <table:table-cell office:value-type="float" office:value="200" calcext:value-type="float">
            <text:p>200</text:p>
          </table:table-cell>
          <table:table-cell office:value-type="float" office:value="-5245" calcext:value-type="float">
            <text:p>-5245</text:p>
          </table:table-cell>
          <table:table-cell office:value-type="float" office:value="7.75" calcext:value-type="float">
            <text:p>7.75</text:p>
          </table:table-cell>
          <table:table-cell office:value-type="float" office:value="2691.15" calcext:value-type="float">
            <text:p>2691.1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15" calcext:value-type="date">
            <text:p>15/01/21</text:p>
          </table:table-cell>
          <table:table-cell office:value-type="float" office:value="0.52" calcext:value-type="float">
            <text:p>0.52</text:p>
          </table:table-cell>
          <table:table-cell office:value-type="float" office:value="63990" calcext:value-type="float">
            <text:p>63990</text:p>
          </table:table-cell>
          <table:table-cell office:value-type="float" office:value="179" calcext:value-type="float">
            <text:p>179</text:p>
          </table:table-cell>
          <table:table-cell office:value-type="float" office:value="321" calcext:value-type="float">
            <text:p>321</text:p>
          </table:table-cell>
          <table:table-cell office:value-type="float" office:value="-165" calcext:value-type="float">
            <text:p>-165</text:p>
          </table:table-cell>
          <table:table-cell office:value-type="float" office:value="-5731" calcext:value-type="float">
            <text:p>-5731</text:p>
          </table:table-cell>
          <table:table-cell office:value-type="float" office:value="-47.25" calcext:value-type="float">
            <text:p>-47.25</text:p>
          </table:table-cell>
          <table:table-cell office:value-type="float" office:value="2643.9" calcext:value-type="float">
            <text:p>2643.9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18" calcext:value-type="date">
            <text:p>18/01/21</text:p>
          </table:table-cell>
          <table:table-cell office:value-type="float" office:value="0.48" calcext:value-type="float">
            <text:p>0.48</text:p>
          </table:table-cell>
          <table:table-cell office:value-type="float" office:value="64840" calcext:value-type="float">
            <text:p>64840</text:p>
          </table:table-cell>
          <table:table-cell office:value-type="float" office:value="850" calcext:value-type="float">
            <text:p>850</text:p>
          </table:table-cell>
          <table:table-cell office:value-type="float" office:value="432" calcext:value-type="float">
            <text:p>432</text:p>
          </table:table-cell>
          <table:table-cell office:value-type="float" office:value="-180" calcext:value-type="float">
            <text:p>-180</text:p>
          </table:table-cell>
          <table:table-cell office:value-type="float" office:value="-6343" calcext:value-type="float">
            <text:p>-6343</text:p>
          </table:table-cell>
          <table:table-cell office:value-type="float" office:value="-67.45" calcext:value-type="float">
            <text:p>-67.45</text:p>
          </table:table-cell>
          <table:table-cell office:value-type="float" office:value="2576.45" calcext:value-type="float">
            <text:p>2576.4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19" calcext:value-type="date">
            <text:p>19/01/21</text:p>
          </table:table-cell>
          <table:table-cell office:value-type="float" office:value="0.5" calcext:value-type="float">
            <text:p>0.5</text:p>
          </table:table-cell>
          <table:table-cell office:value-type="float" office:value="64434" calcext:value-type="float">
            <text:p>64434</text:p>
          </table:table-cell>
          <table:table-cell office:value-type="float" office:value="-406" calcext:value-type="float">
            <text:p>-406</text:p>
          </table:table-cell>
          <table:table-cell office:value-type="float" office:value="-860" calcext:value-type="float">
            <text:p>-860</text:p>
          </table:table-cell>
          <table:table-cell office:value-type="float" office:value="-258" calcext:value-type="float">
            <text:p>-258</text:p>
          </table:table-cell>
          <table:table-cell office:value-type="float" office:value="-5741" calcext:value-type="float">
            <text:p>-5741</text:p>
          </table:table-cell>
          <table:table-cell office:value-type="float" office:value="90.4" calcext:value-type="float">
            <text:p>90.4</text:p>
          </table:table-cell>
          <table:table-cell office:value-type="float" office:value="2666.85" calcext:value-type="float">
            <text:p>2666.8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20" calcext:value-type="date">
            <text:p>20/01/21</text:p>
          </table:table-cell>
          <table:table-cell office:value-type="float" office:value="0.51" calcext:value-type="float">
            <text:p>0.51</text:p>
          </table:table-cell>
          <table:table-cell office:value-type="float" office:value="63986" calcext:value-type="float">
            <text:p>63986</text:p>
          </table:table-cell>
          <table:table-cell office:value-type="float" office:value="-448" calcext:value-type="float">
            <text:p>-448</text:p>
          </table:table-cell>
          <table:table-cell office:value-type="float" office:value="-197" calcext:value-type="float">
            <text:p>-197</text:p>
          </table:table-cell>
          <table:table-cell office:value-type="float" office:value="35" calcext:value-type="float">
            <text:p>35</text:p>
          </table:table-cell>
          <table:table-cell office:value-type="float" office:value="-5509" calcext:value-type="float">
            <text:p>-5509</text:p>
          </table:table-cell>
          <table:table-cell office:value-type="float" office:value="22.45" calcext:value-type="float">
            <text:p>22.45</text:p>
          </table:table-cell>
          <table:table-cell office:value-type="float" office:value="2689.3" calcext:value-type="float">
            <text:p>2689.3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21" calcext:value-type="date">
            <text:p>21/01/21</text:p>
          </table:table-cell>
          <table:table-cell office:value-type="float" office:value="0.46" calcext:value-type="float">
            <text:p>0.46</text:p>
          </table:table-cell>
          <table:table-cell office:value-type="float" office:value="63017" calcext:value-type="float">
            <text:p>63017</text:p>
          </table:table-cell>
          <table:table-cell office:value-type="float" office:value="-969" calcext:value-type="float">
            <text:p>-969</text:p>
          </table:table-cell>
          <table:table-cell office:value-type="float" office:value="336" calcext:value-type="float">
            <text:p>336</text:p>
          </table:table-cell>
          <table:table-cell office:value-type="float" office:value="-352" calcext:value-type="float">
            <text:p>-352</text:p>
          </table:table-cell>
          <table:table-cell office:value-type="float" office:value="-6197" calcext:value-type="float">
            <text:p>-6197</text:p>
          </table:table-cell>
          <table:table-cell office:value-type="float" office:value="-21.7" calcext:value-type="float">
            <text:p>-21.7</text:p>
          </table:table-cell>
          <table:table-cell office:value-type="float" office:value="2667.6" calcext:value-type="float">
            <text:p>2667.6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22" calcext:value-type="date">
            <text:p>22/01/21</text:p>
          </table:table-cell>
          <table:table-cell office:value-type="float" office:value="0.41" calcext:value-type="float">
            <text:p>0.41</text:p>
          </table:table-cell>
          <table:table-cell office:value-type="float" office:value="63375" calcext:value-type="float">
            <text:p>63375</text:p>
          </table:table-cell>
          <table:table-cell office:value-type="float" office:value="358" calcext:value-type="float">
            <text:p>358</text:p>
          </table:table-cell>
          <table:table-cell office:value-type="float" office:value="207" calcext:value-type="float">
            <text:p>207</text:p>
          </table:table-cell>
          <table:table-cell office:value-type="float" office:value="-549" calcext:value-type="float">
            <text:p>-549</text:p>
          </table:table-cell>
          <table:table-cell office:value-type="float" office:value="-6953" calcext:value-type="float">
            <text:p>-6953</text:p>
          </table:table-cell>
          <table:table-cell office:value-type="float" office:value="-72.4" calcext:value-type="float">
            <text:p>-72.4</text:p>
          </table:table-cell>
          <table:table-cell office:value-type="float" office:value="2595.2" calcext:value-type="float">
            <text:p>2595.2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25" calcext:value-type="date">
            <text:p>25/01/21</text:p>
          </table:table-cell>
          <table:table-cell office:value-type="float" office:value="0.45" calcext:value-type="float">
            <text:p>0.45</text:p>
          </table:table-cell>
          <table:table-cell office:value-type="float" office:value="65662" calcext:value-type="float">
            <text:p>65662</text:p>
          </table:table-cell>
          <table:table-cell office:value-type="float" office:value="2287" calcext:value-type="float">
            <text:p>2287</text:p>
          </table:table-cell>
          <table:table-cell office:value-type="float" office:value="-2479" calcext:value-type="float">
            <text:p>-2479</text:p>
          </table:table-cell>
          <table:table-cell office:value-type="float" office:value="-617" calcext:value-type="float">
            <text:p>-617</text:p>
          </table:table-cell>
          <table:table-cell office:value-type="float" office:value="-5091" calcext:value-type="float">
            <text:p>-5091</text:p>
          </table:table-cell>
          <table:table-cell office:value-type="float" office:value="-35.7" calcext:value-type="float">
            <text:p>-35.7</text:p>
          </table:table-cell>
          <table:table-cell office:value-type="float" office:value="2559.5" calcext:value-type="float">
            <text:p>2559.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27" calcext:value-type="date">
            <text:p>27/01/21</text:p>
          </table:table-cell>
          <table:table-cell office:value-type="float" office:value="0.47" calcext:value-type="float">
            <text:p>0.47</text:p>
          </table:table-cell>
          <table:table-cell office:value-type="float" office:value="65841" calcext:value-type="float">
            <text:p>65841</text:p>
          </table:table-cell>
          <table:table-cell office:value-type="float" office:value="179" calcext:value-type="float">
            <text:p>179</text:p>
          </table:table-cell>
          <table:table-cell office:value-type="float" office:value="-2310" calcext:value-type="float">
            <text:p>-2310</text:p>
          </table:table-cell>
          <table:table-cell office:value-type="float" office:value="-919" calcext:value-type="float">
            <text:p>-919</text:p>
          </table:table-cell>
          <table:table-cell office:value-type="float" office:value="-3700" calcext:value-type="float">
            <text:p>-3700</text:p>
          </table:table-cell>
          <table:table-cell office:value-type="float" office:value="-84.95" calcext:value-type="float">
            <text:p>-84.95</text:p>
          </table:table-cell>
          <table:table-cell office:value-type="float" office:value="2474.55" calcext:value-type="float">
            <text:p>2474.5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28" calcext:value-type="date">
            <text:p>28/01/21</text:p>
          </table:table-cell>
          <table:table-cell office:value-type="float" office:value="0.45" calcext:value-type="float">
            <text:p>0.45</text:p>
          </table:table-cell>
          <table:table-cell office:value-type="float" office:value="64853" calcext:value-type="float">
            <text:p>64853</text:p>
          </table:table-cell>
          <table:table-cell office:value-type="float" office:value="-988" calcext:value-type="float">
            <text:p>-988</text:p>
          </table:table-cell>
          <table:table-cell office:value-type="float" office:value="-1251" calcext:value-type="float">
            <text:p>-1251</text:p>
          </table:table-cell>
          <table:table-cell office:value-type="float" office:value="-687" calcext:value-type="float">
            <text:p>-687</text:p>
          </table:table-cell>
          <table:table-cell office:value-type="float" office:value="-3136" calcext:value-type="float">
            <text:p>-3136</text:p>
          </table:table-cell>
          <table:table-cell office:value-type="float" office:value="-42.55" calcext:value-type="float">
            <text:p>-42.55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1-29" calcext:value-type="date">
            <text:p>29/01/21</text:p>
          </table:table-cell>
          <table:table-cell office:value-type="float" office:value="0.54" calcext:value-type="float">
            <text:p>0.54</text:p>
          </table:table-cell>
          <table:table-cell office:value-type="float" office:value="61873" calcext:value-type="float">
            <text:p>61873</text:p>
          </table:table-cell>
          <table:table-cell office:value-type="float" office:value="251" calcext:value-type="float">
            <text:p>251</text:p>
          </table:table-cell>
          <table:table-cell office:value-type="float" office:value="2023" calcext:value-type="float">
            <text:p>2023</text:p>
          </table:table-cell>
          <table:table-cell office:value-type="float" office:value="843" calcext:value-type="float">
            <text:p>843</text:p>
          </table:table-cell>
          <table:table-cell office:value-type="float" office:value="-2623" calcext:value-type="float">
            <text:p>-2623</text:p>
          </table:table-cell>
          <table:table-cell office:value-type="float" office:value="-39.9" calcext:value-type="float">
            <text:p>-39.9</text:p>
          </table:table-cell>
          <table:table-cell office:value-type="float" office:value="2392.1" calcext:value-type="float">
            <text:p>2392.1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01" calcext:value-type="date">
            <text:p>01/02/21</text:p>
          </table:table-cell>
          <table:table-cell office:value-type="float" office:value="0.66" calcext:value-type="float">
            <text:p>0.66</text:p>
          </table:table-cell>
          <table:table-cell office:value-type="float" office:value="61601" calcext:value-type="float">
            <text:p>61601</text:p>
          </table:table-cell>
          <table:table-cell office:value-type="float" office:value="-272" calcext:value-type="float">
            <text:p>-272</text:p>
          </table:table-cell>
          <table:table-cell office:value-type="float" office:value="-757" calcext:value-type="float">
            <text:p>-757</text:p>
          </table:table-cell>
          <table:table-cell office:value-type="float" office:value="212" calcext:value-type="float">
            <text:p>212</text:p>
          </table:table-cell>
          <table:table-cell office:value-type="float" office:value="-1654" calcext:value-type="float">
            <text:p>-1654</text:p>
          </table:table-cell>
          <table:table-cell office:value-type="float" office:value="197.7" calcext:value-type="float">
            <text:p>197.7</text:p>
          </table:table-cell>
          <table:table-cell office:value-type="float" office:value="2589.8" calcext:value-type="float">
            <text:p>2589.8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02" calcext:value-type="date">
            <text:p>02/02/21</text:p>
          </table:table-cell>
          <table:table-cell office:value-type="float" office:value="0.72" calcext:value-type="float">
            <text:p>0.72</text:p>
          </table:table-cell>
          <table:table-cell office:value-type="float" office:value="59985" calcext:value-type="float">
            <text:p>59985</text:p>
          </table:table-cell>
          <table:table-cell office:value-type="float" office:value="-1616" calcext:value-type="float">
            <text:p>-1616</text:p>
          </table:table-cell>
          <table:table-cell office:value-type="float" office:value="1114" calcext:value-type="float">
            <text:p>1114</text:p>
          </table:table-cell>
          <table:table-cell office:value-type="float" office:value="1085" calcext:value-type="float">
            <text:p>1085</text:p>
          </table:table-cell>
          <table:table-cell office:value-type="float" office:value="-1683" calcext:value-type="float">
            <text:p>-1683</text:p>
          </table:table-cell>
          <table:table-cell office:value-type="float" office:value="76.3" calcext:value-type="float">
            <text:p>76.3</text:p>
          </table:table-cell>
          <table:table-cell office:value-type="float" office:value="2666.1" calcext:value-type="float">
            <text:p>2666.1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03" calcext:value-type="date">
            <text:p>03/02/21</text:p>
          </table:table-cell>
          <table:table-cell office:value-type="float" office:value="0.72" calcext:value-type="float">
            <text:p>0.72</text:p>
          </table:table-cell>
          <table:table-cell office:value-type="float" office:value="58784" calcext:value-type="float">
            <text:p>58784</text:p>
          </table:table-cell>
          <table:table-cell office:value-type="float" office:value="-1201" calcext:value-type="float">
            <text:p>-1201</text:p>
          </table:table-cell>
          <table:table-cell office:value-type="float" office:value="566" calcext:value-type="float">
            <text:p>566</text:p>
          </table:table-cell>
          <table:table-cell office:value-type="float" office:value="393" calcext:value-type="float">
            <text:p>393</text:p>
          </table:table-cell>
          <table:table-cell office:value-type="float" office:value="-1856" calcext:value-type="float">
            <text:p>-1856</text:p>
          </table:table-cell>
          <table:table-cell office:value-type="float" office:value="43.15" calcext:value-type="float">
            <text:p>43.15</text:p>
          </table:table-cell>
          <table:table-cell office:value-type="float" office:value="2709.25" calcext:value-type="float">
            <text:p>2709.2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04" calcext:value-type="date">
            <text:p>04/02/21</text:p>
          </table:table-cell>
          <table:table-cell office:value-type="float" office:value="0.68" calcext:value-type="float">
            <text:p>0.68</text:p>
          </table:table-cell>
          <table:table-cell office:value-type="float" office:value="59291" calcext:value-type="float">
            <text:p>59291</text:p>
          </table:table-cell>
          <table:table-cell office:value-type="float" office:value="507" calcext:value-type="float">
            <text:p>507</text:p>
          </table:table-cell>
          <table:table-cell office:value-type="float" office:value="301" calcext:value-type="float">
            <text:p>301</text:p>
          </table:table-cell>
          <table:table-cell office:value-type="float" office:value="-90" calcext:value-type="float">
            <text:p>-90</text:p>
          </table:table-cell>
          <table:table-cell office:value-type="float" office:value="-2247" calcext:value-type="float">
            <text:p>-2247</text:p>
          </table:table-cell>
          <table:table-cell office:value-type="float" office:value="4.8" calcext:value-type="float">
            <text:p>4.8</text:p>
          </table:table-cell>
          <table:table-cell office:value-type="float" office:value="2714.05" calcext:value-type="float">
            <text:p>2714.0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05" calcext:value-type="date">
            <text:p>05/02/21</text:p>
          </table:table-cell>
          <table:table-cell office:value-type="float" office:value="0.75" calcext:value-type="float">
            <text:p>0.75</text:p>
          </table:table-cell>
          <table:table-cell office:value-type="float" office:value="58947" calcext:value-type="float">
            <text:p>58947</text:p>
          </table:table-cell>
          <table:table-cell office:value-type="float" office:value="-344" calcext:value-type="float">
            <text:p>-344</text:p>
          </table:table-cell>
          <table:table-cell office:value-type="float" office:value="-204" calcext:value-type="float">
            <text:p>-204</text:p>
          </table:table-cell>
          <table:table-cell office:value-type="float" office:value="338" calcext:value-type="float">
            <text:p>338</text:p>
          </table:table-cell>
          <table:table-cell office:value-type="float" office:value="-1705" calcext:value-type="float">
            <text:p>-1705</text:p>
          </table:table-cell>
          <table:table-cell office:value-type="float" office:value="11.1" calcext:value-type="float">
            <text:p>11.1</text:p>
          </table:table-cell>
          <table:table-cell office:value-type="float" office:value="2725.15" calcext:value-type="float">
            <text:p>2725.1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08" calcext:value-type="date">
            <text:p>08/02/21</text:p>
          </table:table-cell>
          <table:table-cell office:value-type="float" office:value="0.71" calcext:value-type="float">
            <text:p>0.71</text:p>
          </table:table-cell>
          <table:table-cell office:value-type="float" office:value="58382" calcext:value-type="float">
            <text:p>58382</text:p>
          </table:table-cell>
          <table:table-cell office:value-type="float" office:value="-565" calcext:value-type="float">
            <text:p>-565</text:p>
          </table:table-cell>
          <table:table-cell office:value-type="float" office:value="143" calcext:value-type="float">
            <text:p>143</text:p>
          </table:table-cell>
          <table:table-cell office:value-type="float" office:value="-150" calcext:value-type="float">
            <text:p>-150</text:p>
          </table:table-cell>
          <table:table-cell office:value-type="float" office:value="-1998" calcext:value-type="float">
            <text:p>-1998</text:p>
          </table:table-cell>
          <table:table-cell office:value-type="float" office:value="14.55" calcext:value-type="float">
            <text:p>14.55</text:p>
          </table:table-cell>
          <table:table-cell office:value-type="float" office:value="2739.7" calcext:value-type="float">
            <text:p>2739.7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09" calcext:value-type="date">
            <text:p>09/02/21</text:p>
          </table:table-cell>
          <table:table-cell office:value-type="float" office:value="0.75" calcext:value-type="float">
            <text:p>0.75</text:p>
          </table:table-cell>
          <table:table-cell office:value-type="float" office:value="57745" calcext:value-type="float">
            <text:p>57745</text:p>
          </table:table-cell>
          <table:table-cell office:value-type="float" office:value="-637" calcext:value-type="float">
            <text:p>-637</text:p>
          </table:table-cell>
          <table:table-cell office:value-type="float" office:value="21" calcext:value-type="float">
            <text:p>21</text:p>
          </table:table-cell>
          <table:table-cell office:value-type="float" office:value="296" calcext:value-type="float">
            <text:p>296</text:p>
          </table:table-cell>
          <table:table-cell office:value-type="float" office:value="-1723" calcext:value-type="float">
            <text:p>-1723</text:p>
          </table:table-cell>
          <table:table-cell office:value-type="float" office:value="12.5" calcext:value-type="float">
            <text:p>12.5</text:p>
          </table:table-cell>
          <table:table-cell office:value-type="float" office:value="2752.2" calcext:value-type="float">
            <text:p>2752.2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0" calcext:value-type="date">
            <text:p>10/02/21</text:p>
          </table:table-cell>
          <table:table-cell office:value-type="float" office:value="0.78" calcext:value-type="float">
            <text:p>0.78</text:p>
          </table:table-cell>
          <table:table-cell office:value-type="float" office:value="55717" calcext:value-type="float">
            <text:p>55717</text:p>
          </table:table-cell>
          <table:table-cell office:value-type="float" office:value="-2028" calcext:value-type="float">
            <text:p>-2028</text:p>
          </table:table-cell>
          <table:table-cell office:value-type="float" office:value="519" calcext:value-type="float">
            <text:p>519</text:p>
          </table:table-cell>
          <table:table-cell office:value-type="float" office:value="622" calcext:value-type="float">
            <text:p>622</text:p>
          </table:table-cell>
          <table:table-cell office:value-type="float" office:value="-1620" calcext:value-type="float">
            <text:p>-1620</text:p>
          </table:table-cell>
          <table:table-cell office:value-type="float" office:value="24.45" calcext:value-type="float">
            <text:p>24.45</text:p>
          </table:table-cell>
          <table:table-cell office:value-type="float" office:value="2776.65" calcext:value-type="float">
            <text:p>2776.6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1" calcext:value-type="date">
            <text:p>11/02/21</text:p>
          </table:table-cell>
          <table:table-cell office:value-type="float" office:value="0.78" calcext:value-type="float">
            <text:p>0.78</text:p>
          </table:table-cell>
          <table:table-cell office:value-type="float" office:value="55927" calcext:value-type="float">
            <text:p>55927</text:p>
          </table:table-cell>
          <table:table-cell office:value-type="float" office:value="210" calcext:value-type="float">
            <text:p>210</text:p>
          </table:table-cell>
          <table:table-cell office:value-type="float" office:value="536" calcext:value-type="float">
            <text:p>536</text:p>
          </table:table-cell>
          <table:table-cell office:value-type="float" office:value="380" calcext:value-type="float">
            <text:p>380</text:p>
          </table:table-cell>
          <table:table-cell office:value-type="float" office:value="-1776" calcext:value-type="float">
            <text:p>-1776</text:p>
          </table:table-cell>
          <table:table-cell office:value-type="float" office:value="-13.15" calcext:value-type="float">
            <text:p>-13.15</text:p>
          </table:table-cell>
          <table:table-cell office:value-type="float" office:value="2763.5" calcext:value-type="float">
            <text:p>2763.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2" calcext:value-type="date">
            <text:p>12/02/21</text:p>
          </table:table-cell>
          <table:table-cell office:value-type="float" office:value="0.77" calcext:value-type="float">
            <text:p>0.77</text:p>
          </table:table-cell>
          <table:table-cell office:value-type="float" office:value="56628" calcext:value-type="float">
            <text:p>56628</text:p>
          </table:table-cell>
          <table:table-cell office:value-type="float" office:value="701" calcext:value-type="float">
            <text:p>701</text:p>
          </table:table-cell>
          <table:table-cell office:value-type="float" office:value="308" calcext:value-type="float">
            <text:p>308</text:p>
          </table:table-cell>
          <table:table-cell office:value-type="float" office:value="229" calcext:value-type="float">
            <text:p>229</text:p>
          </table:table-cell>
          <table:table-cell office:value-type="float" office:value="-1855" calcext:value-type="float">
            <text:p>-1855</text:p>
          </table:table-cell>
          <table:table-cell office:value-type="float" office:value="29.85" calcext:value-type="float">
            <text:p>29.85</text:p>
          </table:table-cell>
          <table:table-cell office:value-type="float" office:value="2793.35" calcext:value-type="float">
            <text:p>2793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5" calcext:value-type="date">
            <text:p>15/02/21</text:p>
          </table:table-cell>
          <table:table-cell office:value-type="float" office:value="0.8" calcext:value-type="float">
            <text:p>0.8</text:p>
          </table:table-cell>
          <table:table-cell office:value-type="float" office:value="57052" calcext:value-type="float">
            <text:p>57052</text:p>
          </table:table-cell>
          <table:table-cell office:value-type="float" office:value="424" calcext:value-type="float">
            <text:p>424</text:p>
          </table:table-cell>
          <table:table-cell office:value-type="float" office:value="-210" calcext:value-type="float">
            <text:p>-210</text:p>
          </table:table-cell>
          <table:table-cell office:value-type="float" office:value="5" calcext:value-type="float">
            <text:p>5</text:p>
          </table:table-cell>
          <table:table-cell office:value-type="float" office:value="-1640" calcext:value-type="float">
            <text:p>-1640</text:p>
          </table:table-cell>
          <table:table-cell office:value-type="float" office:value="70.8" calcext:value-type="float">
            <text:p>70.8</text:p>
          </table:table-cell>
          <table:table-cell office:value-type="float" office:value="2864.15" calcext:value-type="float">
            <text:p>2864.1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6" calcext:value-type="date">
            <text:p>16/02/21</text:p>
          </table:table-cell>
          <table:table-cell office:value-type="float" office:value="0.75" calcext:value-type="float">
            <text:p>0.75</text:p>
          </table:table-cell>
          <table:table-cell office:value-type="float" office:value="55836" calcext:value-type="float">
            <text:p>55836</text:p>
          </table:table-cell>
          <table:table-cell office:value-type="float" office:value="-1216" calcext:value-type="float">
            <text:p>-1216</text:p>
          </table:table-cell>
          <table:table-cell office:value-type="float" office:value="24" calcext:value-type="float">
            <text:p>24</text:p>
          </table:table-cell>
          <table:table-cell office:value-type="float" office:value="-360" calcext:value-type="float">
            <text:p>-360</text:p>
          </table:table-cell>
          <table:table-cell office:value-type="float" office:value="-2024" calcext:value-type="float">
            <text:p>-2024</text:p>
          </table:table-cell>
          <table:table-cell office:value-type="float" office:value="-3.35" calcext:value-type="float">
            <text:p>-3.35</text:p>
          </table:table-cell>
          <table:table-cell office:value-type="float" office:value="2860.8" calcext:value-type="float">
            <text:p>2860.8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7" calcext:value-type="date">
            <text:p>17/02/21</text:p>
          </table:table-cell>
          <table:table-cell office:value-type="float" office:value="0.77" calcext:value-type="float">
            <text:p>0.77</text:p>
          </table:table-cell>
          <table:table-cell office:value-type="float" office:value="56213" calcext:value-type="float">
            <text:p>56213</text:p>
          </table:table-cell>
          <table:table-cell office:value-type="float" office:value="377" calcext:value-type="float">
            <text:p>377</text:p>
          </table:table-cell>
          <table:table-cell office:value-type="float" office:value="-538" calcext:value-type="float">
            <text:p>-538</text:p>
          </table:table-cell>
          <table:table-cell office:value-type="float" office:value="-255" calcext:value-type="float">
            <text:p>-255</text:p>
          </table:table-cell>
          <table:table-cell office:value-type="float" office:value="-1741" calcext:value-type="float">
            <text:p>-1741</text:p>
          </table:table-cell>
          <table:table-cell office:value-type="float" office:value="-50.45" calcext:value-type="float">
            <text:p>-50.45</text:p>
          </table:table-cell>
          <table:table-cell office:value-type="float" office:value="2810.35" calcext:value-type="float">
            <text:p>2810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8" calcext:value-type="date">
            <text:p>18/02/21</text:p>
          </table:table-cell>
          <table:table-cell office:value-type="float" office:value="0.75" calcext:value-type="float">
            <text:p>0.75</text:p>
          </table:table-cell>
          <table:table-cell office:value-type="float" office:value="56553" calcext:value-type="float">
            <text:p>56553</text:p>
          </table:table-cell>
          <table:table-cell office:value-type="float" office:value="340" calcext:value-type="float">
            <text:p>340</text:p>
          </table:table-cell>
          <table:table-cell office:value-type="float" office:value="90" calcext:value-type="float">
            <text:p>90</text:p>
          </table:table-cell>
          <table:table-cell office:value-type="float" office:value="-62" calcext:value-type="float">
            <text:p>-62</text:p>
          </table:table-cell>
          <table:table-cell office:value-type="float" office:value="-1893" calcext:value-type="float">
            <text:p>-1893</text:p>
          </table:table-cell>
          <table:table-cell office:value-type="float" office:value="-57.95" calcext:value-type="float">
            <text:p>-57.95</text:p>
          </table:table-cell>
          <table:table-cell office:value-type="float" office:value="2752.4" calcext:value-type="float">
            <text:p>2752.4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19" calcext:value-type="date">
            <text:p>19/02/21</text:p>
          </table:table-cell>
          <table:table-cell office:value-type="float" office:value="0.73" calcext:value-type="float">
            <text:p>0.73</text:p>
          </table:table-cell>
          <table:table-cell office:value-type="float" office:value="56151" calcext:value-type="float">
            <text:p>56151</text:p>
          </table:table-cell>
          <table:table-cell office:value-type="float" office:value="-402" calcext:value-type="float">
            <text:p>-402</text:p>
          </table:table-cell>
          <table:table-cell office:value-type="float" office:value="-456" calcext:value-type="float">
            <text:p>-456</text:p>
          </table:table-cell>
          <table:table-cell office:value-type="float" office:value="-470" calcext:value-type="float">
            <text:p>-470</text:p>
          </table:table-cell>
          <table:table-cell office:value-type="float" office:value="-1907" calcext:value-type="float">
            <text:p>-1907</text:p>
          </table:table-cell>
          <table:table-cell office:value-type="float" office:value="-7.3" calcext:value-type="float">
            <text:p>-7.3</text:p>
          </table:table-cell>
          <table:table-cell office:value-type="float" office:value="2745.1" calcext:value-type="float">
            <text:p>2745.1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22" calcext:value-type="date">
            <text:p>22/02/21</text:p>
          </table:table-cell>
          <table:table-cell office:value-type="float" office:value="0.67" calcext:value-type="float">
            <text:p>0.67</text:p>
          </table:table-cell>
          <table:table-cell office:value-type="float" office:value="57960" calcext:value-type="float">
            <text:p>57960</text:p>
          </table:table-cell>
          <table:table-cell office:value-type="float" office:value="1809" calcext:value-type="float">
            <text:p>1809</text:p>
          </table:table-cell>
          <table:table-cell office:value-type="float" office:value="-162" calcext:value-type="float">
            <text:p>-162</text:p>
          </table:table-cell>
          <table:table-cell office:value-type="float" office:value="-536" calcext:value-type="float">
            <text:p>-536</text:p>
          </table:table-cell>
          <table:table-cell office:value-type="float" office:value="-2281" calcext:value-type="float">
            <text:p>-2281</text:p>
          </table:table-cell>
          <table:table-cell office:value-type="float" office:value="-84.6" calcext:value-type="float">
            <text:p>-84.6</text:p>
          </table:table-cell>
          <table:table-cell office:value-type="float" office:value="2660.5" calcext:value-type="float">
            <text:p>2660.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23" calcext:value-type="date">
            <text:p>23/02/21</text:p>
          </table:table-cell>
          <table:table-cell office:value-type="float" office:value="0.67" calcext:value-type="float">
            <text:p>0.67</text:p>
          </table:table-cell>
          <table:table-cell office:value-type="float" office:value="60051" calcext:value-type="float">
            <text:p>60051</text:p>
          </table:table-cell>
          <table:table-cell office:value-type="float" office:value="2091" calcext:value-type="float">
            <text:p>2091</text:p>
          </table:table-cell>
          <table:table-cell office:value-type="float" office:value="-519" calcext:value-type="float">
            <text:p>-519</text:p>
          </table:table-cell>
          <table:table-cell office:value-type="float" office:value="-342" calcext:value-type="float">
            <text:p>-342</text:p>
          </table:table-cell>
          <table:table-cell office:value-type="float" office:value="-2104" calcext:value-type="float">
            <text:p>-2104</text:p>
          </table:table-cell>
          <table:table-cell office:value-type="float" office:value="-25.2" calcext:value-type="float">
            <text:p>-25.2</text:p>
          </table:table-cell>
          <table:table-cell office:value-type="float" office:value="2635.3" calcext:value-type="float">
            <text:p>2635.3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24" calcext:value-type="date">
            <text:p>24/02/21</text:p>
          </table:table-cell>
          <table:table-cell office:value-type="float" office:value="0.82" calcext:value-type="float">
            <text:p>0.82</text:p>
          </table:table-cell>
          <table:table-cell office:value-type="float" office:value="61231" calcext:value-type="float">
            <text:p>61231</text:p>
          </table:table-cell>
          <table:table-cell office:value-type="float" office:value="1180" calcext:value-type="float">
            <text:p>1180</text:p>
          </table:table-cell>
          <table:table-cell office:value-type="float" office:value="-1293" calcext:value-type="float">
            <text:p>-1293</text:p>
          </table:table-cell>
          <table:table-cell office:value-type="float" office:value="-136" calcext:value-type="float">
            <text:p>-136</text:p>
          </table:table-cell>
          <table:table-cell office:value-type="float" office:value="-947" calcext:value-type="float">
            <text:p>-947</text:p>
          </table:table-cell>
          <table:table-cell office:value-type="float" office:value="80.05" calcext:value-type="float">
            <text:p>80.05</text:p>
          </table:table-cell>
          <table:table-cell office:value-type="float" office:value="2715.35" calcext:value-type="float">
            <text:p>2715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25" calcext:value-type="date">
            <text:p>25/02/21</text:p>
          </table:table-cell>
          <table:table-cell office:value-type="float" office:value="0.85" calcext:value-type="float">
            <text:p>0.85</text:p>
          </table:table-cell>
          <table:table-cell office:value-type="float" office:value="59729" calcext:value-type="float">
            <text:p>59729</text:p>
          </table:table-cell>
          <table:table-cell office:value-type="float" office:value="-1502" calcext:value-type="float">
            <text:p>-1502</text:p>
          </table:table-cell>
          <table:table-cell office:value-type="float" office:value="-1361" calcext:value-type="float">
            <text:p>-1361</text:p>
          </table:table-cell>
          <table:table-cell office:value-type="float" office:value="-978" calcext:value-type="float">
            <text:p>-978</text:p>
          </table:table-cell>
          <table:table-cell office:value-type="float" office:value="-564" calcext:value-type="float">
            <text:p>-564</text:p>
          </table:table-cell>
          <table:table-cell office:value-type="float" office:value="-27.7" calcext:value-type="float">
            <text:p>-27.7</text:p>
          </table:table-cell>
          <table:table-cell office:value-type="float" office:value="2687.65" calcext:value-type="float">
            <text:p>2687.6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2-26" calcext:value-type="date">
            <text:p>26/02/21</text:p>
          </table:table-cell>
          <table:table-cell office:value-type="float" office:value="0.48" calcext:value-type="float">
            <text:p>0.48</text:p>
          </table:table-cell>
          <table:table-cell office:value-type="float" office:value="54814" calcext:value-type="float">
            <text:p>54814</text:p>
          </table:table-cell>
          <table:table-cell office:value-type="float" office:value="3085" calcext:value-type="float">
            <text:p>3085</text:p>
          </table:table-cell>
          <table:table-cell office:value-type="float" office:value="2179" calcext:value-type="float">
            <text:p>2179</text:p>
          </table:table-cell>
          <table:table-cell office:value-type="float" office:value="1254" calcext:value-type="float">
            <text:p>1254</text:p>
          </table:table-cell>
          <table:table-cell office:value-type="float" office:value="-3086" calcext:value-type="float">
            <text:p>-3086</text:p>
          </table:table-cell>
          <table:table-cell office:value-type="float" office:value="-136.5" calcext:value-type="float">
            <text:p>-136.5</text:p>
          </table:table-cell>
          <table:table-cell office:value-type="float" office:value="2551.15" calcext:value-type="float">
            <text:p>2551.1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01" calcext:value-type="date">
            <text:p>01/03/21</text:p>
          </table:table-cell>
          <table:table-cell office:value-type="float" office:value="0.51" calcext:value-type="float">
            <text:p>0.51</text:p>
          </table:table-cell>
          <table:table-cell office:value-type="float" office:value="54505" calcext:value-type="float">
            <text:p>54505</text:p>
          </table:table-cell>
          <table:table-cell office:value-type="float" office:value="-309" calcext:value-type="float">
            <text:p>-309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-2966" calcext:value-type="float">
            <text:p>-2966</text:p>
          </table:table-cell>
          <table:table-cell office:value-type="float" office:value="65.8" calcext:value-type="float">
            <text:p>65.8</text:p>
          </table:table-cell>
          <table:table-cell office:value-type="float" office:value="2616.95" calcext:value-type="float">
            <text:p>2616.9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02" calcext:value-type="date">
            <text:p>02/03/21</text:p>
          </table:table-cell>
          <table:table-cell office:value-type="float" office:value="0.47" calcext:value-type="float">
            <text:p>0.47</text:p>
          </table:table-cell>
          <table:table-cell office:value-type="float" office:value="57152" calcext:value-type="float">
            <text:p>57152</text:p>
          </table:table-cell>
          <table:table-cell office:value-type="float" office:value="2647" calcext:value-type="float">
            <text:p>2647</text:p>
          </table:table-cell>
          <table:table-cell office:value-type="float" office:value="1426" calcext:value-type="float">
            <text:p>1426</text:p>
          </table:table-cell>
          <table:table-cell office:value-type="float" office:value="424" calcext:value-type="float">
            <text:p>424</text:p>
          </table:table-cell>
          <table:table-cell office:value-type="float" office:value="-3968" calcext:value-type="float">
            <text:p>-3968</text:p>
          </table:table-cell>
          <table:table-cell office:value-type="float" office:value="-35.4" calcext:value-type="float">
            <text:p>-35.4</text:p>
          </table:table-cell>
          <table:table-cell office:value-type="float" office:value="2581.55" calcext:value-type="float">
            <text:p>2581.5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03" calcext:value-type="date">
            <text:p>03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54704" calcext:value-type="float">
            <text:p>54704</text:p>
          </table:table-cell>
          <table:table-cell office:value-type="float" office:value="-2448" calcext:value-type="float">
            <text:p>-2448</text:p>
          </table:table-cell>
          <table:table-cell office:value-type="float" office:value="-918" calcext:value-type="float">
            <text:p>-918</text:p>
          </table:table-cell>
          <table:table-cell office:value-type="float" office:value="-74" calcext:value-type="float">
            <text:p>-74</text:p>
          </table:table-cell>
          <table:table-cell office:value-type="float" office:value="-3124" calcext:value-type="float">
            <text:p>-3124</text:p>
          </table:table-cell>
          <table:table-cell office:value-type="float" office:value="85.45" calcext:value-type="float">
            <text:p>85.45</text:p>
          </table:table-cell>
          <table:table-cell office:value-type="float" office:value="2667" calcext:value-type="float">
            <text:p>2667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04" calcext:value-type="date">
            <text:p>04/03/21</text:p>
          </table:table-cell>
          <table:table-cell office:value-type="float" office:value="0.42" calcext:value-type="float">
            <text:p>0.42</text:p>
          </table:table-cell>
          <table:table-cell office:value-type="float" office:value="56761" calcext:value-type="float">
            <text:p>56761</text:p>
          </table:table-cell>
          <table:table-cell office:value-type="float" office:value="2057" calcext:value-type="float">
            <text:p>2057</text:p>
          </table:table-cell>
          <table:table-cell office:value-type="float" office:value="3494" calcext:value-type="float">
            <text:p>3494</text:p>
          </table:table-cell>
          <table:table-cell office:value-type="float" office:value="814" calcext:value-type="float">
            <text:p>814</text:p>
          </table:table-cell>
          <table:table-cell office:value-type="float" office:value="-5804" calcext:value-type="float">
            <text:p>-5804</text:p>
          </table:table-cell>
          <table:table-cell office:value-type="float" office:value="-73.65" calcext:value-type="float">
            <text:p>-73.65</text:p>
          </table:table-cell>
          <table:table-cell office:value-type="float" office:value="2593.35" calcext:value-type="float">
            <text:p>2593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05" calcext:value-type="date">
            <text:p>05/03/21</text:p>
          </table:table-cell>
          <table:table-cell office:value-type="float" office:value="0.39" calcext:value-type="float">
            <text:p>0.39</text:p>
          </table:table-cell>
          <table:table-cell office:value-type="float" office:value="58429" calcext:value-type="float">
            <text:p>58429</text:p>
          </table:table-cell>
          <table:table-cell office:value-type="float" office:value="1668" calcext:value-type="float">
            <text:p>1668</text:p>
          </table:table-cell>
          <table:table-cell office:value-type="float" office:value="2327" calcext:value-type="float">
            <text:p>2327</text:p>
          </table:table-cell>
          <table:table-cell office:value-type="float" office:value="549" calcext:value-type="float">
            <text:p>549</text:p>
          </table:table-cell>
          <table:table-cell office:value-type="float" office:value="-7582" calcext:value-type="float">
            <text:p>-7582</text:p>
          </table:table-cell>
          <table:table-cell office:value-type="float" office:value="-43" calcext:value-type="float">
            <text:p>-43</text:p>
          </table:table-cell>
          <table:table-cell office:value-type="float" office:value="2550.35" calcext:value-type="float">
            <text:p>2550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08" calcext:value-type="date">
            <text:p>08/03/21</text:p>
          </table:table-cell>
          <table:table-cell office:value-type="float" office:value="0.35" calcext:value-type="float">
            <text:p>0.35</text:p>
          </table:table-cell>
          <table:table-cell office:value-type="float" office:value="59638" calcext:value-type="float">
            <text:p>59638</text:p>
          </table:table-cell>
          <table:table-cell office:value-type="float" office:value="1209" calcext:value-type="float">
            <text:p>1209</text:p>
          </table:table-cell>
          <table:table-cell office:value-type="float" office:value="2045" calcext:value-type="float">
            <text:p>2045</text:p>
          </table:table-cell>
          <table:table-cell office:value-type="float" office:value="252" calcext:value-type="float">
            <text:p>252</text:p>
          </table:table-cell>
          <table:table-cell office:value-type="float" office:value="-9375" calcext:value-type="float">
            <text:p>-9375</text:p>
          </table:table-cell>
          <table:table-cell office:value-type="float" office:value="-28" calcext:value-type="float">
            <text:p>-28</text:p>
          </table:table-cell>
          <table:table-cell office:value-type="float" office:value="2522.35" calcext:value-type="float">
            <text:p>2522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09" calcext:value-type="date">
            <text:p>09/03/21</text:p>
          </table:table-cell>
          <table:table-cell office:value-type="float" office:value="0.36" calcext:value-type="float">
            <text:p>0.36</text:p>
          </table:table-cell>
          <table:table-cell office:value-type="float" office:value="58342" calcext:value-type="float">
            <text:p>58342</text:p>
          </table:table-cell>
          <table:table-cell office:value-type="float" office:value="-1296" calcext:value-type="float">
            <text:p>-1296</text:p>
          </table:table-cell>
          <table:table-cell office:value-type="float" office:value="-1516" calcext:value-type="float">
            <text:p>-1516</text:p>
          </table:table-cell>
          <table:table-cell office:value-type="float" office:value="-358" calcext:value-type="float">
            <text:p>-358</text:p>
          </table:table-cell>
          <table:table-cell office:value-type="float" office:value="-8217" calcext:value-type="float">
            <text:p>-8217</text:p>
          </table:table-cell>
          <table:table-cell office:value-type="float" office:value="66.6" calcext:value-type="float">
            <text:p>66.6</text:p>
          </table:table-cell>
          <table:table-cell office:value-type="float" office:value="2588.95" calcext:value-type="float">
            <text:p>2588.9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10" calcext:value-type="date">
            <text:p>10/03/21</text:p>
          </table:table-cell>
          <table:table-cell office:value-type="float" office:value="0.38" calcext:value-type="float">
            <text:p>0.38</text:p>
          </table:table-cell>
          <table:table-cell office:value-type="float" office:value="56723" calcext:value-type="float">
            <text:p>56723</text:p>
          </table:table-cell>
          <table:table-cell office:value-type="float" office:value="-1619" calcext:value-type="float">
            <text:p>-1619</text:p>
          </table:table-cell>
          <table:table-cell office:value-type="float" office:value="-659" calcext:value-type="float">
            <text:p>-659</text:p>
          </table:table-cell>
          <table:table-cell office:value-type="float" office:value="11" calcext:value-type="float">
            <text:p>11</text:p>
          </table:table-cell>
          <table:table-cell office:value-type="float" office:value="-7547" calcext:value-type="float">
            <text:p>-7547</text:p>
          </table:table-cell>
          <table:table-cell office:value-type="float" office:value="16.45" calcext:value-type="float">
            <text:p>16.45</text:p>
          </table:table-cell>
          <table:table-cell office:value-type="float" office:value="2605.4" calcext:value-type="float">
            <text:p>2605.4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12" calcext:value-type="date">
            <text:p>12/03/21</text:p>
          </table:table-cell>
          <table:table-cell office:value-type="float" office:value="0.36" calcext:value-type="float">
            <text:p>0.36</text:p>
          </table:table-cell>
          <table:table-cell office:value-type="float" office:value="55127" calcext:value-type="float">
            <text:p>55127</text:p>
          </table:table-cell>
          <table:table-cell office:value-type="float" office:value="-1596" calcext:value-type="float">
            <text:p>-1596</text:p>
          </table:table-cell>
          <table:table-cell office:value-type="float" office:value="-840" calcext:value-type="float">
            <text:p>-840</text:p>
          </table:table-cell>
          <table:table-cell office:value-type="float" office:value="-603" calcext:value-type="float">
            <text:p>-603</text:p>
          </table:table-cell>
          <table:table-cell office:value-type="float" office:value="-7310" calcext:value-type="float">
            <text:p>-7310</text:p>
          </table:table-cell>
          <table:table-cell office:value-type="float" office:value="-32.25" calcext:value-type="float">
            <text:p>-32.25</text:p>
          </table:table-cell>
          <table:table-cell office:value-type="float" office:value="2573.15" calcext:value-type="float">
            <text:p>2573.1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15" calcext:value-type="date">
            <text:p>15/03/21</text:p>
          </table:table-cell>
          <table:table-cell office:value-type="float" office:value="0.35" calcext:value-type="float">
            <text:p>0.35</text:p>
          </table:table-cell>
          <table:table-cell office:value-type="float" office:value="55553" calcext:value-type="float">
            <text:p>55553</text:p>
          </table:table-cell>
          <table:table-cell office:value-type="float" office:value="426" calcext:value-type="float">
            <text:p>426</text:p>
          </table:table-cell>
          <table:table-cell office:value-type="float" office:value="516" calcext:value-type="float">
            <text:p>516</text:p>
          </table:table-cell>
          <table:table-cell office:value-type="float" office:value="147" calcext:value-type="float">
            <text:p>147</text:p>
          </table:table-cell>
          <table:table-cell office:value-type="float" office:value="-7679" calcext:value-type="float">
            <text:p>-7679</text:p>
          </table:table-cell>
          <table:table-cell office:value-type="float" office:value="-26.55" calcext:value-type="float">
            <text:p>-26.55</text:p>
          </table:table-cell>
          <table:table-cell office:value-type="float" office:value="2546.6" calcext:value-type="float">
            <text:p>2546.6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16" calcext:value-type="date">
            <text:p>16/03/21</text:p>
          </table:table-cell>
          <table:table-cell office:value-type="float" office:value="0.37" calcext:value-type="float">
            <text:p>0.37</text:p>
          </table:table-cell>
          <table:table-cell office:value-type="float" office:value="55389" calcext:value-type="float">
            <text:p>55389</text:p>
          </table:table-cell>
          <table:table-cell office:value-type="float" office:value="-164" calcext:value-type="float">
            <text:p>-16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-7624" calcext:value-type="float">
            <text:p>-7624</text:p>
          </table:table-cell>
          <table:table-cell office:value-type="float" office:value="-26.6" calcext:value-type="float">
            <text:p>-26.6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17" calcext:value-type="date">
            <text:p>17/03/21</text:p>
          </table:table-cell>
          <table:table-cell office:value-type="float" office:value="0.37" calcext:value-type="float">
            <text:p>0.37</text:p>
          </table:table-cell>
          <table:table-cell office:value-type="float" office:value="54494" calcext:value-type="float">
            <text:p>54494</text:p>
          </table:table-cell>
          <table:table-cell office:value-type="float" office:value="-895" calcext:value-type="float">
            <text:p>-895</text:p>
          </table:table-cell>
          <table:table-cell office:value-type="float" office:value="-585" calcext:value-type="float">
            <text:p>-585</text:p>
          </table:table-cell>
          <table:table-cell office:value-type="float" office:value="-221" calcext:value-type="float">
            <text:p>-221</text:p>
          </table:table-cell>
          <table:table-cell office:value-type="float" office:value="-7260" calcext:value-type="float">
            <text:p>-7260</text:p>
          </table:table-cell>
          <table:table-cell office:value-type="float" office:value="3.3" calcext:value-type="float">
            <text:p>3.3</text:p>
          </table:table-cell>
          <table:table-cell office:value-type="float" office:value="2523.3" calcext:value-type="float">
            <text:p>2523.3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18" calcext:value-type="date">
            <text:p>18/03/21</text:p>
          </table:table-cell>
          <table:table-cell office:value-type="float" office:value="0.4" calcext:value-type="float">
            <text:p>0.4</text:p>
          </table:table-cell>
          <table:table-cell office:value-type="float" office:value="51952" calcext:value-type="float">
            <text:p>51952</text:p>
          </table:table-cell>
          <table:table-cell office:value-type="float" office:value="-2542" calcext:value-type="float">
            <text:p>-2542</text:p>
          </table:table-cell>
          <table:table-cell office:value-type="float" office:value="-974" calcext:value-type="float">
            <text:p>-974</text:p>
          </table:table-cell>
          <table:table-cell office:value-type="float" office:value="-43" calcext:value-type="float">
            <text:p>-43</text:p>
          </table:table-cell>
          <table:table-cell office:value-type="float" office:value="-6329" calcext:value-type="float">
            <text:p>-6329</text:p>
          </table:table-cell>
          <table:table-cell office:value-type="float" office:value="-7.95" calcext:value-type="float">
            <text:p>-7.95</text:p>
          </table:table-cell>
          <table:table-cell office:value-type="float" office:value="2515.35" calcext:value-type="float">
            <text:p>2515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19" calcext:value-type="date">
            <text:p>19/03/21</text:p>
          </table:table-cell>
          <table:table-cell office:value-type="float" office:value="0.44" calcext:value-type="float">
            <text:p>0.44</text:p>
          </table:table-cell>
          <table:table-cell office:value-type="float" office:value="50890" calcext:value-type="float">
            <text:p>50890</text:p>
          </table:table-cell>
          <table:table-cell office:value-type="float" office:value="-1062" calcext:value-type="float">
            <text:p>-1062</text:p>
          </table:table-cell>
          <table:table-cell office:value-type="float" office:value="-2060" calcext:value-type="float">
            <text:p>-2060</text:p>
          </table:table-cell>
          <table:table-cell office:value-type="float" office:value="-529" calcext:value-type="float">
            <text:p>-529</text:p>
          </table:table-cell>
          <table:table-cell office:value-type="float" office:value="-4798" calcext:value-type="float">
            <text:p>-4798</text:p>
          </table:table-cell>
          <table:table-cell office:value-type="float" office:value="20.9" calcext:value-type="float">
            <text:p>20.9</text:p>
          </table:table-cell>
          <table:table-cell office:value-type="float" office:value="2536.25" calcext:value-type="float">
            <text:p>2536.2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22" calcext:value-type="date">
            <text:p>22/03/21</text:p>
          </table:table-cell>
          <table:table-cell office:value-type="float" office:value="0.39" calcext:value-type="float">
            <text:p>0.39</text:p>
          </table:table-cell>
          <table:table-cell office:value-type="float" office:value="49501" calcext:value-type="float">
            <text:p>49501</text:p>
          </table:table-cell>
          <table:table-cell office:value-type="float" office:value="-1389" calcext:value-type="float">
            <text:p>-1389</text:p>
          </table:table-cell>
          <table:table-cell office:value-type="float" office:value="-306" calcext:value-type="float">
            <text:p>-306</text:p>
          </table:table-cell>
          <table:table-cell office:value-type="float" office:value="-470" calcext:value-type="float">
            <text:p>-470</text:p>
          </table:table-cell>
          <table:table-cell office:value-type="float" office:value="-4962" calcext:value-type="float">
            <text:p>-4962</text:p>
          </table:table-cell>
          <table:table-cell office:value-type="float" office:value="-5.4" calcext:value-type="float">
            <text:p>-5.4</text:p>
          </table:table-cell>
          <table:table-cell office:value-type="float" office:value="2530.85" calcext:value-type="float">
            <text:p>2530.8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23" calcext:value-type="date">
            <text:p>23/03/21</text:p>
          </table:table-cell>
          <table:table-cell office:value-type="float" office:value="0.38" calcext:value-type="float">
            <text:p>0.38</text:p>
          </table:table-cell>
          <table:table-cell office:value-type="float" office:value="48675" calcext:value-type="float">
            <text:p>48675</text:p>
          </table:table-cell>
          <table:table-cell office:value-type="float" office:value="-826" calcext:value-type="float">
            <text:p>-826</text:p>
          </table:table-cell>
          <table:table-cell office:value-type="float" office:value="-462" calcext:value-type="float">
            <text:p>-462</text:p>
          </table:table-cell>
          <table:table-cell office:value-type="float" office:value="-329" calcext:value-type="float">
            <text:p>-329</text:p>
          </table:table-cell>
          <table:table-cell office:value-type="float" office:value="-4829" calcext:value-type="float">
            <text:p>-4829</text:p>
          </table:table-cell>
          <table:table-cell office:value-type="float" office:value="-17.1" calcext:value-type="float">
            <text:p>-17.1</text:p>
          </table:table-cell>
          <table:table-cell office:value-type="float" office:value="2513.75" calcext:value-type="float">
            <text:p>2513.7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24" calcext:value-type="date">
            <text:p>24/03/21</text:p>
          </table:table-cell>
          <table:table-cell office:value-type="float" office:value="0.37" calcext:value-type="float">
            <text:p>0.37</text:p>
          </table:table-cell>
          <table:table-cell office:value-type="float" office:value="48769" calcext:value-type="float">
            <text:p>48769</text:p>
          </table:table-cell>
          <table:table-cell office:value-type="float" office:value="94" calcext:value-type="float">
            <text:p>94</text:p>
          </table:table-cell>
          <table:table-cell office:value-type="float" office:value="-1529" calcext:value-type="float">
            <text:p>-1529</text:p>
          </table:table-cell>
          <table:table-cell office:value-type="float" office:value="-623" calcext:value-type="float">
            <text:p>-623</text:p>
          </table:table-cell>
          <table:table-cell office:value-type="float" office:value="-3923" calcext:value-type="float">
            <text:p>-3923</text:p>
          </table:table-cell>
          <table:table-cell office:value-type="float" office:value="-47.4" calcext:value-type="float">
            <text:p>-47.4</text:p>
          </table:table-cell>
          <table:table-cell office:value-type="float" office:value="2466.35" calcext:value-type="float">
            <text:p>2466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25" calcext:value-type="date">
            <text:p>25/03/21</text:p>
          </table:table-cell>
          <table:table-cell office:value-type="float" office:value="0.34" calcext:value-type="float">
            <text:p>0.34</text:p>
          </table:table-cell>
          <table:table-cell office:value-type="float" office:value="48588" calcext:value-type="float">
            <text:p>48588</text:p>
          </table:table-cell>
          <table:table-cell office:value-type="float" office:value="-181" calcext:value-type="float">
            <text:p>-181</text:p>
          </table:table-cell>
          <table:table-cell office:value-type="float" office:value="-1636" calcext:value-type="float">
            <text:p>-1636</text:p>
          </table:table-cell>
          <table:table-cell office:value-type="float" office:value="-706" calcext:value-type="float">
            <text:p>-706</text:p>
          </table:table-cell>
          <table:table-cell office:value-type="float" office:value="-2993" calcext:value-type="float">
            <text:p>-2993</text:p>
          </table:table-cell>
          <table:table-cell office:value-type="float" office:value="3.15" calcext:value-type="float">
            <text:p>3.15</text:p>
          </table:table-cell>
          <table:table-cell office:value-type="float" office:value="2469.5" calcext:value-type="float">
            <text:p>2469.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26" calcext:value-type="date">
            <text:p>26/03/21</text:p>
          </table:table-cell>
          <table:table-cell office:value-type="float" office:value="0.88" calcext:value-type="float">
            <text:p>0.88</text:p>
          </table:table-cell>
          <table:table-cell office:value-type="float" office:value="47375" calcext:value-type="float">
            <text:p>47375</text:p>
          </table:table-cell>
          <table:table-cell office:value-type="float" office:value="933" calcext:value-type="float">
            <text:p>933</text:p>
          </table:table-cell>
          <table:table-cell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office:value-type="float" office:value="-417" calcext:value-type="float">
            <text:p>-417</text:p>
          </table:table-cell>
          <table:table-cell office:value-type="float" office:value="77.25" calcext:value-type="float">
            <text:p>77.25</text:p>
          </table:table-cell>
          <table:table-cell office:value-type="float" office:value="2546.75" calcext:value-type="float">
            <text:p>2546.7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30" calcext:value-type="date">
            <text:p>30/03/21</text:p>
          </table:table-cell>
          <table:table-cell office:value-type="float" office:value="0.82" calcext:value-type="float">
            <text:p>0.82</text:p>
          </table:table-cell>
          <table:table-cell office:value-type="float" office:value="50062" calcext:value-type="float">
            <text:p>50062</text:p>
          </table:table-cell>
          <table:table-cell office:value-type="float" office:value="2687" calcext:value-type="float">
            <text:p>2687</text:p>
          </table:table-cell>
          <table:table-cell office:value-type="float" office:value="522" calcext:value-type="float">
            <text:p>522</text:p>
          </table:table-cell>
          <table:table-cell office:value-type="float" office:value="220" calcext:value-type="float">
            <text:p>220</text:p>
          </table:table-cell>
          <table:table-cell office:value-type="float" office:value="-719" calcext:value-type="float">
            <text:p>-719</text:p>
          </table:table-cell>
          <table:table-cell office:value-type="float" office:value="69.55" calcext:value-type="float">
            <text:p>69.55</text:p>
          </table:table-cell>
          <table:table-cell office:value-type="float" office:value="2616.3" calcext:value-type="float">
            <text:p>2616.3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3-31" calcext:value-type="date">
            <text:p>31/03/21</text:p>
          </table:table-cell>
          <table:table-cell office:value-type="float" office:value="0.72" calcext:value-type="float">
            <text:p>0.72</text:p>
          </table:table-cell>
          <table:table-cell office:value-type="float" office:value="52259" calcext:value-type="float">
            <text:p>52259</text:p>
          </table:table-cell>
          <table:table-cell office:value-type="float" office:value="2197" calcext:value-type="float">
            <text:p>2197</text:p>
          </table:table-cell>
          <table:table-cell office:value-type="float" office:value="2259" calcext:value-type="float">
            <text:p>2259</text:p>
          </table:table-cell>
          <table:table-cell office:value-type="float" office:value="1236" calcext:value-type="float">
            <text:p>1236</text:p>
          </table:table-cell>
          <table:table-cell office:value-type="float" office:value="-1742" calcext:value-type="float">
            <text:p>-1742</text:p>
          </table:table-cell>
          <table:table-cell office:value-type="float" office:value="-100.7" calcext:value-type="float">
            <text:p>-100.7</text:p>
          </table:table-cell>
          <table:table-cell office:value-type="float" office:value="2515.6" calcext:value-type="float">
            <text:p>2515.6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01" calcext:value-type="date">
            <text:p>01/04/21</text:p>
          </table:table-cell>
          <table:table-cell office:value-type="float" office:value="0.71" calcext:value-type="float">
            <text:p>0.71</text:p>
          </table:table-cell>
          <table:table-cell office:value-type="float" office:value="51727" calcext:value-type="float">
            <text:p>51727</text:p>
          </table:table-cell>
          <table:table-cell office:value-type="float" office:value="-532" calcext:value-type="float">
            <text:p>-532</text:p>
          </table:table-cell>
          <table:table-cell office:value-type="float" office:value="86" calcext:value-type="float">
            <text:p>86</text:p>
          </table:table-cell>
          <table:table-cell office:value-type="float" office:value="-22" calcext:value-type="float">
            <text:p>-22</text:p>
          </table:table-cell>
          <table:table-cell office:value-type="float" office:value="-1850" calcext:value-type="float">
            <text:p>-1850</text:p>
          </table:table-cell>
          <table:table-cell office:value-type="float" office:value="31.95" calcext:value-type="float">
            <text:p>31.95</text:p>
          </table:table-cell>
          <table:table-cell office:value-type="float" office:value="2547.55" calcext:value-type="float">
            <text:p>2547.5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05" calcext:value-type="date">
            <text:p>05/04/21</text:p>
          </table:table-cell>
          <table:table-cell office:value-type="float" office:value="0.6" calcext:value-type="float">
            <text:p>0.6</text:p>
          </table:table-cell>
          <table:table-cell office:value-type="float" office:value="53385" calcext:value-type="float">
            <text:p>53385</text:p>
          </table:table-cell>
          <table:table-cell office:value-type="float" office:value="1658" calcext:value-type="float">
            <text:p>1658</text:p>
          </table:table-cell>
          <table:table-cell office:value-type="float" office:value="1789" calcext:value-type="float">
            <text:p>1789</text:p>
          </table:table-cell>
          <table:table-cell office:value-type="float" office:value="396" calcext:value-type="float">
            <text:p>396</text:p>
          </table:table-cell>
          <table:table-cell office:value-type="float" office:value="-3243" calcext:value-type="float">
            <text:p>-3243</text:p>
          </table:table-cell>
          <table:table-cell office:value-type="float" office:value="-86.1" calcext:value-type="float">
            <text:p>-86.1</text:p>
          </table:table-cell>
          <table:table-cell office:value-type="float" office:value="2461.45" calcext:value-type="float">
            <text:p>2461.4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06" calcext:value-type="date">
            <text:p>06/04/21</text:p>
          </table:table-cell>
          <table:table-cell office:value-type="float" office:value="0.62" calcext:value-type="float">
            <text:p>0.62</text:p>
          </table:table-cell>
          <table:table-cell office:value-type="float" office:value="52808" calcext:value-type="float">
            <text:p>52808</text:p>
          </table:table-cell>
          <table:table-cell office:value-type="float" office:value="-577" calcext:value-type="float">
            <text:p>-577</text:p>
          </table:table-cell>
          <table:table-cell office:value-type="float" office:value="-302" calcext:value-type="float">
            <text:p>-302</text:p>
          </table:table-cell>
          <table:table-cell office:value-type="float" office:value="-30" calcext:value-type="float">
            <text:p>-30</text:p>
          </table:table-cell>
          <table:table-cell office:value-type="float" office:value="-2971" calcext:value-type="float">
            <text:p>-2971</text:p>
          </table:table-cell>
          <table:table-cell office:value-type="float" office:value="20.05" calcext:value-type="float">
            <text:p>20.05</text:p>
          </table:table-cell>
          <table:table-cell office:value-type="float" office:value="2481.5" calcext:value-type="float">
            <text:p>2481.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07" calcext:value-type="date">
            <text:p>07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52403" calcext:value-type="float">
            <text:p>52403</text:p>
          </table:table-cell>
          <table:table-cell office:value-type="float" office:value="-405" calcext:value-type="float">
            <text:p>-405</text:p>
          </table:table-cell>
          <table:table-cell office:value-type="float" office:value="-224" calcext:value-type="float">
            <text:p>-224</text:p>
          </table:table-cell>
          <table:table-cell office:value-type="float" office:value="99" calcext:value-type="float">
            <text:p>99</text:p>
          </table:table-cell>
          <table:table-cell office:value-type="float" office:value="-2648" calcext:value-type="float">
            <text:p>-2648</text:p>
          </table:table-cell>
          <table:table-cell office:value-type="float" office:value="15.65" calcext:value-type="float">
            <text:p>15.65</text:p>
          </table:table-cell>
          <table:table-cell office:value-type="float" office:value="2497.15" calcext:value-type="float">
            <text:p>2497.1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08" calcext:value-type="date">
            <text:p>08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50940" calcext:value-type="float">
            <text:p>50940</text:p>
          </table:table-cell>
          <table:table-cell office:value-type="float" office:value="-1463" calcext:value-type="float">
            <text:p>-1463</text:p>
          </table:table-cell>
          <table:table-cell office:value-type="float" office:value="-212" calcext:value-type="float">
            <text:p>-212</text:p>
          </table:table-cell>
          <table:table-cell office:value-type="float" office:value="-178" calcext:value-type="float">
            <text:p>-178</text:p>
          </table:table-cell>
          <table:table-cell office:value-type="float" office:value="-2614" calcext:value-type="float">
            <text:p>-2614</text:p>
          </table:table-cell>
          <table:table-cell office:value-type="float" office:value="12.8" calcext:value-type="float">
            <text:p>12.8</text:p>
          </table:table-cell>
          <table:table-cell office:value-type="float" office:value="2509.95" calcext:value-type="float">
            <text:p>2509.9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09" calcext:value-type="date">
            <text:p>09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49980" calcext:value-type="float">
            <text:p>49980</text:p>
          </table:table-cell>
          <table:table-cell office:value-type="float" office:value="-960" calcext:value-type="float">
            <text:p>-960</text:p>
          </table:table-cell>
          <table:table-cell office:value-type="float" office:value="-235" calcext:value-type="float">
            <text:p>-235</text:p>
          </table:table-cell>
          <table:table-cell office:value-type="float" office:value="-116" calcext:value-type="float">
            <text:p>-116</text:p>
          </table:table-cell>
          <table:table-cell office:value-type="float" office:value="-2495" calcext:value-type="float">
            <text:p>-2495</text:p>
          </table:table-cell>
          <table:table-cell office:value-type="float" office:value="11.35" calcext:value-type="float">
            <text:p>11.35</text:p>
          </table:table-cell>
          <table:table-cell office:value-type="float" office:value="2521.3" calcext:value-type="float">
            <text:p>2521.3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12" calcext:value-type="date">
            <text:p>12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50345" calcext:value-type="float">
            <text:p>50345</text:p>
          </table:table-cell>
          <table:table-cell office:value-type="float" office:value="365" calcext:value-type="float">
            <text:p>365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office:value-type="float" office:value="-2589" calcext:value-type="float">
            <text:p>-2589</text:p>
          </table:table-cell>
          <table:table-cell office:value-type="float" office:value="-96.95" calcext:value-type="float">
            <text:p>-96.95</text:p>
          </table:table-cell>
          <table:table-cell office:value-type="float" office:value="2424.35" calcext:value-type="float">
            <text:p>2424.3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13" calcext:value-type="date">
            <text:p>13/04/21</text:p>
          </table:table-cell>
          <table:table-cell office:value-type="float" office:value="0.66" calcext:value-type="float">
            <text:p>0.66</text:p>
          </table:table-cell>
          <table:table-cell office:value-type="float" office:value="49264" calcext:value-type="float">
            <text:p>49264</text:p>
          </table:table-cell>
          <table:table-cell office:value-type="float" office:value="-1081" calcext:value-type="float">
            <text:p>-1081</text:p>
          </table:table-cell>
          <table:table-cell office:value-type="float" office:value="-623" calcext:value-type="float">
            <text:p>-623</text:p>
          </table:table-cell>
          <table:table-cell office:value-type="float" office:value="-323" calcext:value-type="float">
            <text:p>-323</text:p>
          </table:table-cell>
          <table:table-cell office:value-type="float" office:value="-2289" calcext:value-type="float">
            <text:p>-2289</text:p>
          </table:table-cell>
          <table:table-cell office:value-type="float" office:value="92.65" calcext:value-type="float">
            <text:p>92.65</text:p>
          </table:table-cell>
          <table:table-cell office:value-type="float" office:value="2517" calcext:value-type="float">
            <text:p>2517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15" calcext:value-type="date">
            <text:p>15/04/21</text:p>
          </table:table-cell>
          <table:table-cell office:value-type="float" office:value="0.64" calcext:value-type="float">
            <text:p>0.64</text:p>
          </table:table-cell>
          <table:table-cell office:value-type="float" office:value="48435" calcext:value-type="float">
            <text:p>48435</text:p>
          </table:table-cell>
          <table:table-cell office:value-type="float" office:value="-829" calcext:value-type="float">
            <text:p>-829</text:p>
          </table:table-cell>
          <table:table-cell office:value-type="float" office:value="-32" calcext:value-type="float">
            <text:p>-32</text:p>
          </table:table-cell>
          <table:table-cell office:value-type="float" office:value="-138" calcext:value-type="float">
            <text:p>-138</text:p>
          </table:table-cell>
          <table:table-cell office:value-type="float" office:value="-2395" calcext:value-type="float">
            <text:p>-2395</text:p>
          </table:table-cell>
          <table:table-cell office:value-type="float" office:value="30.85" calcext:value-type="float">
            <text:p>30.85</text:p>
          </table:table-cell>
          <table:table-cell office:value-type="float" office:value="2547.85" calcext:value-type="float">
            <text:p>2547.8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16" calcext:value-type="date">
            <text:p>16/04/21</text:p>
          </table:table-cell>
          <table:table-cell office:value-type="float" office:value="0.64" calcext:value-type="float">
            <text:p>0.64</text:p>
          </table:table-cell>
          <table:table-cell office:value-type="float" office:value="48772" calcext:value-type="float">
            <text:p>48772</text:p>
          </table:table-cell>
          <table:table-cell office:value-type="float" office:value="337" calcext:value-type="float">
            <text:p>337</text:p>
          </table:table-cell>
          <table:table-cell office:value-type="float" office:value="594" calcext:value-type="float">
            <text:p>594</text:p>
          </table:table-cell>
          <table:table-cell office:value-type="float" office:value="318" calcext:value-type="float">
            <text:p>318</text:p>
          </table:table-cell>
          <table:table-cell office:value-type="float" office:value="-2671" calcext:value-type="float">
            <text:p>-2671</text:p>
          </table:table-cell>
          <table:table-cell office:value-type="float" office:value="27.45" calcext:value-type="float">
            <text:p>27.45</text:p>
          </table:table-cell>
          <table:table-cell office:value-type="float" office:value="2575.3" calcext:value-type="float">
            <text:p>2575.3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19" calcext:value-type="date">
            <text:p>19/04/21</text:p>
          </table:table-cell>
          <table:table-cell office:value-type="float" office:value="0.59" calcext:value-type="float">
            <text:p>0.59</text:p>
          </table:table-cell>
          <table:table-cell office:value-type="float" office:value="49458" calcext:value-type="float">
            <text:p>49458</text:p>
          </table:table-cell>
          <table:table-cell office:value-type="float" office:value="686" calcext:value-type="float">
            <text:p>686</text:p>
          </table:table-cell>
          <table:table-cell office:value-type="float" office:value="16" calcext:value-type="float">
            <text:p>16</text:p>
          </table:table-cell>
          <table:table-cell office:value-type="float" office:value="-335" calcext:value-type="float">
            <text:p>-335</text:p>
          </table:table-cell>
          <table:table-cell office:value-type="float" office:value="-3022" calcext:value-type="float">
            <text:p>-3022</text:p>
          </table:table-cell>
          <table:table-cell office:value-type="float" office:value="-76.65" calcext:value-type="float">
            <text:p>-76.65</text:p>
          </table:table-cell>
          <table:table-cell office:value-type="float" office:value="2498.65" calcext:value-type="float">
            <text:p>2498.6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20" calcext:value-type="date">
            <text:p>20/04/21</text:p>
          </table:table-cell>
          <table:table-cell office:value-type="float" office:value="0.51" calcext:value-type="float">
            <text:p>0.51</text:p>
          </table:table-cell>
          <table:table-cell office:value-type="float" office:value="51492" calcext:value-type="float">
            <text:p>51492</text:p>
          </table:table-cell>
          <table:table-cell office:value-type="float" office:value="2034" calcext:value-type="float">
            <text:p>2034</text:p>
          </table:table-cell>
          <table:table-cell office:value-type="float" office:value="2819" calcext:value-type="float">
            <text:p>2819</text:p>
          </table:table-cell>
          <table:table-cell office:value-type="float" office:value="893" calcext:value-type="float">
            <text:p>893</text:p>
          </table:table-cell>
          <table:table-cell office:value-type="float" office:value="-4948" calcext:value-type="float">
            <text:p>-4948</text:p>
          </table:table-cell>
          <table:table-cell office:value-type="float" office:value="-76.8" calcext:value-type="float">
            <text:p>-76.8</text:p>
          </table:table-cell>
          <table:table-cell office:value-type="float" office:value="2421.85" calcext:value-type="float">
            <text:p>2421.8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22" calcext:value-type="date">
            <text:p>22/04/21</text:p>
          </table:table-cell>
          <table:table-cell office:value-type="float" office:value="0.55" calcext:value-type="float">
            <text:p>0.55</text:p>
          </table:table-cell>
          <table:table-cell office:value-type="float" office:value="51313" calcext:value-type="float">
            <text:p>51313</text:p>
          </table:table-cell>
          <table:table-cell office:value-type="float" office:value="-179" calcext:value-type="float">
            <text:p>-179</text:p>
          </table:table-cell>
          <table:table-cell office:value-type="float" office:value="-2049" calcext:value-type="float">
            <text:p>-2049</text:p>
          </table:table-cell>
          <table:table-cell office:value-type="float" office:value="-715" calcext:value-type="float">
            <text:p>-715</text:p>
          </table:table-cell>
          <table:table-cell office:value-type="float" office:value="-3614" calcext:value-type="float">
            <text:p>-3614</text:p>
          </table:table-cell>
          <table:table-cell office:value-type="float" office:value="56.2" calcext:value-type="float">
            <text:p>56.2</text:p>
          </table:table-cell>
          <table:table-cell office:value-type="float" office:value="2478.05" calcext:value-type="float">
            <text:p>2478.0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23" calcext:value-type="date">
            <text:p>23/04/21</text:p>
          </table:table-cell>
          <table:table-cell office:value-type="float" office:value="0.64" calcext:value-type="float">
            <text:p>0.64</text:p>
          </table:table-cell>
          <table:table-cell office:value-type="float" office:value="52072" calcext:value-type="float">
            <text:p>52072</text:p>
          </table:table-cell>
          <table:table-cell office:value-type="float" office:value="759" calcext:value-type="float">
            <text:p>759</text:p>
          </table:table-cell>
          <table:table-cell office:value-type="float" office:value="-766" calcext:value-type="float">
            <text:p>-766</text:p>
          </table:table-cell>
          <table:table-cell office:value-type="float" office:value="186" calcext:value-type="float">
            <text:p>186</text:p>
          </table:table-cell>
          <table:table-cell office:value-type="float" office:value="-2662" calcext:value-type="float">
            <text:p>-2662</text:p>
          </table:table-cell>
          <table:table-cell office:value-type="float" office:value="17.7" calcext:value-type="float">
            <text:p>17.7</text:p>
          </table:table-cell>
          <table:table-cell office:value-type="float" office:value="2495.75" calcext:value-type="float">
            <text:p>2495.75</text:p>
          </table:table-cell>
        </table:table-row>
        <table:table-row table:style-name="ro2">
          <table:table-cell office:value-type="string" calcext:value-type="string">
            <text:p>HDFC</text:p>
          </table:table-cell>
          <table:table-cell table:style-name="ce92" office:value-type="date" office:date-value="2021-04-26" calcext:value-type="date">
            <text:p>26/04/21</text:p>
          </table:table-cell>
          <table:table-cell office:value-type="float" office:value="0.66" calcext:value-type="float">
            <text:p>0.66</text:p>
          </table:table-cell>
          <table:table-cell office:value-type="float" office:value="51799" calcext:value-type="float">
            <text:p>51799</text:p>
          </table:table-cell>
          <table:table-cell office:value-type="float" office:value="-273" calcext:value-type="float">
            <text:p>-273</text:p>
          </table:table-cell>
          <table:table-cell office:value-type="float" office:value="-485" calcext:value-type="float">
            <text:p>-485</text:p>
          </table:table-cell>
          <table:table-cell office:value-type="float" office:value="-184" calcext:value-type="float">
            <text:p>-184</text:p>
          </table:table-cell>
          <table:table-cell office:value-type="float" office:value="-2361" calcext:value-type="float">
            <text:p>-2361</text:p>
          </table:table-cell>
          <table:table-cell office:value-type="float" office:value="15.25" calcext:value-type="float">
            <text:p>15.25</text:p>
          </table:table-cell>
          <table:table-cell office:value-type="float" office:value="2511" calcext:value-type="float">
            <text:p>2511</text:p>
          </table:table-cell>
        </table:table-row>
        <table:table-row table:style-name="ro2" table:number-rows-repeated="428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HDFC.E2:HDFC.E500 HDFC.I2:HDFC.I500 HDFC.H2:HDFC.H500">
            <calcext:condition calcext:apply-style-name="Good" calcext:value="&gt;0" calcext:base-cell-address="HDFC.E2"/>
            <calcext:condition calcext:apply-style-name="Bad" calcext:value="&lt;0" calcext:base-cell-address="HDFC.E2"/>
          </calcext:conditional-format>
        </calcext:conditional-formats>
      </table:table>
      <table:table table:name="HINDUNILVR" table:style-name="ta1">
        <table:table-column table:style-name="co4" table:number-columns-repeated="4" table:default-cell-style-name="Default"/>
        <table:table-column table:style-name="co4" table:default-cell-style-name="ce139"/>
        <table:table-column table:style-name="co4" table:number-columns-repeated="2" table:default-cell-style-name="Default"/>
        <table:table-column table:style-name="co4" table:number-columns-repeated="2" table:default-cell-style-name="ce139"/>
        <table:table-column table:style-name="co4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OPEN_INT</text:p>
          </table:table-cell>
          <table:table-cell table:style-name="Default" office:value-type="string" calcext:value-type="string">
            <text:p>CHG_IN_OI</text:p>
          </table:table-cell>
          <table:table-cell office:value-type="string" calcext:value-type="string">
            <text:p>CALL_CHG_IN_OI</text:p>
          </table:table-cell>
          <table:table-cell office:value-type="string" calcext:value-type="string">
            <text:p>PUT_CHG_IN_OI</text:p>
          </table:table-cell>
          <table:table-cell table:style-name="Default" office:value-type="string" calcext:value-type="string">
            <text:p>DIFF_PUT_CALL</text:p>
          </table:table-cell>
          <table:table-cell table:style-name="Default" office:value-type="string" calcext:value-type="string">
            <text:p>DAY_PRICE_CHG</text:p>
          </table:table-cell>
          <table:table-cell office:value-type="string" calcext:value-type="string">
            <text:p>CLOSE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11" calcext:value-type="date">
            <text:p>11/01/21</text:p>
          </table:table-cell>
          <table:table-cell office:value-type="float" office:value="0.53" calcext:value-type="float">
            <text:p>0.53</text:p>
          </table:table-cell>
          <table:table-cell office:value-type="float" office:value="19226" calcext:value-type="float">
            <text:p>19226</text:p>
          </table:table-cell>
          <table:table-cell office:value-type="float" office:value="-1108" calcext:value-type="float">
            <text:p>-1108</text:p>
          </table:table-cell>
          <table:table-cell office:value-type="float" office:value="-579" calcext:value-type="float">
            <text:p>-579</text:p>
          </table:table-cell>
          <table:table-cell office:value-type="float" office:value="-125" calcext:value-type="float">
            <text:p>-125</text:p>
          </table:table-cell>
          <table:table-cell office:value-type="float" office:value="-2982" calcext:value-type="float">
            <text:p>-2982</text:p>
          </table:table-cell>
          <table:table-cell office:value-type="float" office:value="0" calcext:value-type="float">
            <text:p>0</text:p>
          </table:table-cell>
          <table:table-cell office:value-type="float" office:value="2429.7" calcext:value-type="float">
            <text:p>2429.7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12" calcext:value-type="date">
            <text:p>12/01/21</text:p>
          </table:table-cell>
          <table:table-cell office:value-type="float" office:value="0.5" calcext:value-type="float">
            <text:p>0.5</text:p>
          </table:table-cell>
          <table:table-cell office:value-type="float" office:value="21008" calcext:value-type="float">
            <text:p>21008</text:p>
          </table:table-cell>
          <table:table-cell office:value-type="float" office:value="1782" calcext:value-type="float">
            <text:p>1782</text:p>
          </table:table-cell>
          <table:table-cell office:value-type="float" office:value="1900" calcext:value-type="float">
            <text:p>1900</text:p>
          </table:table-cell>
          <table:table-cell office:value-type="float" office:value="706" calcext:value-type="float">
            <text:p>706</text:p>
          </table:table-cell>
          <table:table-cell office:value-type="float" office:value="-4176" calcext:value-type="float">
            <text:p>-4176</text:p>
          </table:table-cell>
          <table:table-cell office:value-type="float" office:value="-41.95" calcext:value-type="float">
            <text:p>-41.95</text:p>
          </table:table-cell>
          <table:table-cell office:value-type="float" office:value="2387.75" calcext:value-type="float">
            <text:p>2387.7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13" calcext:value-type="date">
            <text:p>13/01/21</text:p>
          </table:table-cell>
          <table:table-cell office:value-type="float" office:value="0.5" calcext:value-type="float">
            <text:p>0.5</text:p>
          </table:table-cell>
          <table:table-cell office:value-type="float" office:value="20748" calcext:value-type="float">
            <text:p>20748</text:p>
          </table:table-cell>
          <table:table-cell office:value-type="float" office:value="-260" calcext:value-type="float">
            <text:p>-260</text:p>
          </table:table-cell>
          <table:table-cell office:value-type="float" office:value="255" calcext:value-type="float">
            <text:p>255</text:p>
          </table:table-cell>
          <table:table-cell office:value-type="float" office:value="173" calcext:value-type="float">
            <text:p>173</text:p>
          </table:table-cell>
          <table:table-cell office:value-type="float" office:value="-4258" calcext:value-type="float">
            <text:p>-4258</text:p>
          </table:table-cell>
          <table:table-cell office:value-type="float" office:value="-3.25" calcext:value-type="float">
            <text:p>-3.25</text:p>
          </table:table-cell>
          <table:table-cell office:value-type="float" office:value="2384.5" calcext:value-type="float">
            <text:p>2384.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14" calcext:value-type="date">
            <text:p>14/01/21</text:p>
          </table:table-cell>
          <table:table-cell office:value-type="float" office:value="0.5" calcext:value-type="float">
            <text:p>0.5</text:p>
          </table:table-cell>
          <table:table-cell office:value-type="float" office:value="20535" calcext:value-type="float">
            <text:p>20535</text:p>
          </table:table-cell>
          <table:table-cell office:value-type="float" office:value="-213" calcext:value-type="float">
            <text:p>-213</text:p>
          </table:table-cell>
          <table:table-cell office:value-type="float" office:value="-57" calcext:value-type="float">
            <text:p>-57</text:p>
          </table:table-cell>
          <table:table-cell office:value-type="float" office:value="-74" calcext:value-type="float">
            <text:p>-74</text:p>
          </table:table-cell>
          <table:table-cell office:value-type="float" office:value="-4275" calcext:value-type="float">
            <text:p>-4275</text:p>
          </table:table-cell>
          <table:table-cell office:value-type="float" office:value="23.8" calcext:value-type="float">
            <text:p>23.8</text:p>
          </table:table-cell>
          <table:table-cell office:value-type="float" office:value="2408.3" calcext:value-type="float">
            <text:p>2408.3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15" calcext:value-type="date">
            <text:p>15/01/21</text:p>
          </table:table-cell>
          <table:table-cell office:value-type="float" office:value="0.47" calcext:value-type="float">
            <text:p>0.47</text:p>
          </table:table-cell>
          <table:table-cell office:value-type="float" office:value="21624" calcext:value-type="float">
            <text:p>21624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311" calcext:value-type="float">
            <text:p>311</text:p>
          </table:table-cell>
          <table:table-cell office:value-type="float" office:value="-5109" calcext:value-type="float">
            <text:p>-5109</text:p>
          </table:table-cell>
          <table:table-cell office:value-type="float" office:value="-47.6" calcext:value-type="float">
            <text:p>-47.6</text:p>
          </table:table-cell>
          <table:table-cell office:value-type="float" office:value="2360.7" calcext:value-type="float">
            <text:p>2360.7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18" calcext:value-type="date">
            <text:p>18/01/21</text:p>
          </table:table-cell>
          <table:table-cell office:value-type="float" office:value="0.47" calcext:value-type="float">
            <text:p>0.47</text:p>
          </table:table-cell>
          <table:table-cell office:value-type="float" office:value="22414" calcext:value-type="float">
            <text:p>22414</text:p>
          </table:table-cell>
          <table:table-cell office:value-type="float" office:value="790" calcext:value-type="float">
            <text:p>790</text:p>
          </table:table-cell>
          <table:table-cell office:value-type="float" office:value="-160" calcext:value-type="float">
            <text:p>-160</text:p>
          </table:table-cell>
          <table:table-cell office:value-type="float" office:value="-98" calcext:value-type="float">
            <text:p>-98</text:p>
          </table:table-cell>
          <table:table-cell office:value-type="float" office:value="-5047" calcext:value-type="float">
            <text:p>-5047</text:p>
          </table:table-cell>
          <table:table-cell office:value-type="float" office:value="-21.5" calcext:value-type="float">
            <text:p>-21.5</text:p>
          </table:table-cell>
          <table:table-cell office:value-type="float" office:value="2339.2" calcext:value-type="float">
            <text:p>2339.2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19" calcext:value-type="date">
            <text:p>19/01/21</text:p>
          </table:table-cell>
          <table:table-cell office:value-type="float" office:value="0.51" calcext:value-type="float">
            <text:p>0.51</text:p>
          </table:table-cell>
          <table:table-cell office:value-type="float" office:value="21537" calcext:value-type="float">
            <text:p>21537</text:p>
          </table:table-cell>
          <table:table-cell office:value-type="float" office:value="-877" calcext:value-type="float">
            <text:p>-877</text:p>
          </table:table-cell>
          <table:table-cell office:value-type="float" office:value="-1033" calcext:value-type="float">
            <text:p>-1033</text:p>
          </table:table-cell>
          <table:table-cell office:value-type="float" office:value="-120" calcext:value-type="float">
            <text:p>-120</text:p>
          </table:table-cell>
          <table:table-cell office:value-type="float" office:value="-4134" calcext:value-type="float">
            <text:p>-4134</text:p>
          </table:table-cell>
          <table:table-cell office:value-type="float" office:value="32.95" calcext:value-type="float">
            <text:p>32.95</text:p>
          </table:table-cell>
          <table:table-cell office:value-type="float" office:value="2372.15" calcext:value-type="float">
            <text:p>2372.1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20" calcext:value-type="date">
            <text:p>20/01/21</text:p>
          </table:table-cell>
          <table:table-cell office:value-type="float" office:value="0.52" calcext:value-type="float">
            <text:p>0.52</text:p>
          </table:table-cell>
          <table:table-cell office:value-type="float" office:value="21770" calcext:value-type="float">
            <text:p>21770</text:p>
          </table:table-cell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-4063" calcext:value-type="float">
            <text:p>-4063</text:p>
          </table:table-cell>
          <table:table-cell office:value-type="float" office:value="-12.55" calcext:value-type="float">
            <text:p>-12.55</text:p>
          </table:table-cell>
          <table:table-cell office:value-type="float" office:value="2359.6" calcext:value-type="float">
            <text:p>2359.6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21" calcext:value-type="date">
            <text:p>21/01/21</text:p>
          </table:table-cell>
          <table:table-cell office:value-type="float" office:value="0.54" calcext:value-type="float">
            <text:p>0.54</text:p>
          </table:table-cell>
          <table:table-cell office:value-type="float" office:value="21224" calcext:value-type="float">
            <text:p>21224</text:p>
          </table:table-cell>
          <table:table-cell office:value-type="float" office:value="-546" calcext:value-type="float">
            <text:p>-546</text:p>
          </table:table-cell>
          <table:table-cell office:value-type="float" office:value="-902" calcext:value-type="float">
            <text:p>-902</text:p>
          </table:table-cell>
          <table:table-cell office:value-type="float" office:value="-287" calcext:value-type="float">
            <text:p>-287</text:p>
          </table:table-cell>
          <table:table-cell office:value-type="float" office:value="-3448" calcext:value-type="float">
            <text:p>-3448</text:p>
          </table:table-cell>
          <table:table-cell office:value-type="float" office:value="13.85" calcext:value-type="float">
            <text:p>13.85</text:p>
          </table:table-cell>
          <table:table-cell office:value-type="float" office:value="2373.45" calcext:value-type="float">
            <text:p>2373.4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22" calcext:value-type="date">
            <text:p>22/01/21</text:p>
          </table:table-cell>
          <table:table-cell office:value-type="float" office:value="0.55" calcext:value-type="float">
            <text:p>0.55</text:p>
          </table:table-cell>
          <table:table-cell office:value-type="float" office:value="20136" calcext:value-type="float">
            <text:p>20136</text:p>
          </table:table-cell>
          <table:table-cell office:value-type="float" office:value="-1088" calcext:value-type="float">
            <text:p>-1088</text:p>
          </table:table-cell>
          <table:table-cell office:value-type="float" office:value="-1321" calcext:value-type="float">
            <text:p>-1321</text:p>
          </table:table-cell>
          <table:table-cell office:value-type="float" office:value="-692" calcext:value-type="float">
            <text:p>-692</text:p>
          </table:table-cell>
          <table:table-cell office:value-type="float" office:value="-2819" calcext:value-type="float">
            <text:p>-2819</text:p>
          </table:table-cell>
          <table:table-cell office:value-type="float" office:value="33.3" calcext:value-type="float">
            <text:p>33.3</text:p>
          </table:table-cell>
          <table:table-cell office:value-type="float" office:value="2406.75" calcext:value-type="float">
            <text:p>2406.7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25" calcext:value-type="date">
            <text:p>25/01/21</text:p>
          </table:table-cell>
          <table:table-cell office:value-type="float" office:value="0.57" calcext:value-type="float">
            <text:p>0.57</text:p>
          </table:table-cell>
          <table:table-cell office:value-type="float" office:value="20144" calcext:value-type="float">
            <text:p>20144</text:p>
          </table:table-cell>
          <table:table-cell office:value-type="float" office:value="8" calcext:value-type="float">
            <text:p>8</text:p>
          </table:table-cell>
          <table:table-cell office:value-type="float" office:value="-791" calcext:value-type="float">
            <text:p>-791</text:p>
          </table:table-cell>
          <table:table-cell office:value-type="float" office:value="-302" calcext:value-type="float">
            <text:p>-302</text:p>
          </table:table-cell>
          <table:table-cell office:value-type="float" office:value="-2330" calcext:value-type="float">
            <text:p>-2330</text:p>
          </table:table-cell>
          <table:table-cell office:value-type="float" office:value="-2.85" calcext:value-type="float">
            <text:p>-2.85</text:p>
          </table:table-cell>
          <table:table-cell office:value-type="float" office:value="2403.9" calcext:value-type="float">
            <text:p>2403.9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27" calcext:value-type="date">
            <text:p>27/01/21</text:p>
          </table:table-cell>
          <table:table-cell office:value-type="float" office:value="0.7" calcext:value-type="float">
            <text:p>0.7</text:p>
          </table:table-cell>
          <table:table-cell office:value-type="float" office:value="18787" calcext:value-type="float">
            <text:p>18787</text:p>
          </table:table-cell>
          <table:table-cell office:value-type="float" office:value="-1357" calcext:value-type="float">
            <text:p>-1357</text:p>
          </table:table-cell>
          <table:table-cell office:value-type="float" office:value="-1336" calcext:value-type="float">
            <text:p>-1336</text:p>
          </table:table-cell>
          <table:table-cell office:value-type="float" office:value="-249" calcext:value-type="float">
            <text:p>-249</text:p>
          </table:table-cell>
          <table:table-cell office:value-type="float" office:value="-1243" calcext:value-type="float">
            <text:p>-1243</text:p>
          </table:table-cell>
          <table:table-cell office:value-type="float" office:value="-11.85" calcext:value-type="float">
            <text:p>-11.85</text:p>
          </table:table-cell>
          <table:table-cell office:value-type="float" office:value="2392.05" calcext:value-type="float">
            <text:p>2392.0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28" calcext:value-type="date">
            <text:p>28/01/21</text:p>
          </table:table-cell>
          <table:table-cell office:value-type="float" office:value="0.68" calcext:value-type="float">
            <text:p>0.68</text:p>
          </table:table-cell>
          <table:table-cell office:value-type="float" office:value="20039" calcext:value-type="float">
            <text:p>20039</text:p>
          </table:table-cell>
          <table:table-cell office:value-type="float" office:value="1252" calcext:value-type="float">
            <text:p>1252</text:p>
          </table:table-cell>
          <table:table-cell office:value-type="float" office:value="-1256" calcext:value-type="float">
            <text:p>-1256</text:p>
          </table:table-cell>
          <table:table-cell office:value-type="float" office:value="-910" calcext:value-type="float">
            <text:p>-910</text:p>
          </table:table-cell>
          <table:table-cell office:value-type="float" office:value="-897" calcext:value-type="float">
            <text:p>-897</text:p>
          </table:table-cell>
          <table:table-cell office:value-type="float" office:value="-87.8" calcext:value-type="float">
            <text:p>-87.8</text:p>
          </table:table-cell>
          <table:table-cell office:value-type="float" office:value="2304.25" calcext:value-type="float">
            <text:p>2304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1-29" calcext:value-type="date">
            <text:p>29/01/21</text:p>
          </table:table-cell>
          <table:table-cell office:value-type="float" office:value="0.49" calcext:value-type="float">
            <text:p>0.49</text:p>
          </table:table-cell>
          <table:table-cell office:value-type="float" office:value="20465" calcext:value-type="float">
            <text:p>20465</text:p>
          </table:table-cell>
          <table:table-cell office:value-type="float" office:value="942" calcext:value-type="float">
            <text:p>942</text:p>
          </table:table-cell>
          <table:table-cell office:value-type="float" office:value="1347" calcext:value-type="float">
            <text:p>1347</text:p>
          </table:table-cell>
          <table:table-cell office:value-type="float" office:value="518" calcext:value-type="float">
            <text:p>518</text:p>
          </table:table-cell>
          <table:table-cell office:value-type="float" office:value="-3041" calcext:value-type="float">
            <text:p>-3041</text:p>
          </table:table-cell>
          <table:table-cell office:value-type="float" office:value="-27.35" calcext:value-type="float">
            <text:p>-27.35</text:p>
          </table:table-cell>
          <table:table-cell office:value-type="float" office:value="2276.9" calcext:value-type="float">
            <text:p>2276.9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01" calcext:value-type="date">
            <text:p>01/02/21</text:p>
          </table:table-cell>
          <table:table-cell office:value-type="float" office:value="0.41" calcext:value-type="float">
            <text:p>0.41</text:p>
          </table:table-cell>
          <table:table-cell office:value-type="float" office:value="20688" calcext:value-type="float">
            <text:p>20688</text:p>
          </table:table-cell>
          <table:table-cell office:value-type="float" office:value="223" calcext:value-type="float">
            <text:p>223</text:p>
          </table:table-cell>
          <table:table-cell office:value-type="float" office:value="1976" calcext:value-type="float">
            <text:p>1976</text:p>
          </table:table-cell>
          <table:table-cell office:value-type="float" office:value="325" calcext:value-type="float">
            <text:p>325</text:p>
          </table:table-cell>
          <table:table-cell office:value-type="float" office:value="-4692" calcext:value-type="float">
            <text:p>-4692</text:p>
          </table:table-cell>
          <table:table-cell office:value-type="float" office:value="-14.05" calcext:value-type="float">
            <text:p>-14.05</text:p>
          </table:table-cell>
          <table:table-cell office:value-type="float" office:value="2262.85" calcext:value-type="float">
            <text:p>2262.8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02" calcext:value-type="date">
            <text:p>02/02/21</text:p>
          </table:table-cell>
          <table:table-cell office:value-type="float" office:value="0.41" calcext:value-type="float">
            <text:p>0.41</text:p>
          </table:table-cell>
          <table:table-cell office:value-type="float" office:value="23495" calcext:value-type="float">
            <text:p>23495</text:p>
          </table:table-cell>
          <table:table-cell office:value-type="float" office:value="2807" calcext:value-type="float">
            <text:p>2807</text:p>
          </table:table-cell>
          <table:table-cell office:value-type="float" office:value="4565" calcext:value-type="float">
            <text:p>4565</text:p>
          </table:table-cell>
          <table:table-cell office:value-type="float" office:value="1905" calcext:value-type="float">
            <text:p>1905</text:p>
          </table:table-cell>
          <table:table-cell office:value-type="float" office:value="-7352" calcext:value-type="float">
            <text:p>-7352</text:p>
          </table:table-cell>
          <table:table-cell office:value-type="float" office:value="-18.7" calcext:value-type="float">
            <text:p>-18.7</text:p>
          </table:table-cell>
          <table:table-cell office:value-type="float" office:value="2244.15" calcext:value-type="float">
            <text:p>2244.1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03" calcext:value-type="date">
            <text:p>03/02/21</text:p>
          </table:table-cell>
          <table:table-cell office:value-type="float" office:value="0.42" calcext:value-type="float">
            <text:p>0.42</text:p>
          </table:table-cell>
          <table:table-cell office:value-type="float" office:value="24434" calcext:value-type="float">
            <text:p>24434</text:p>
          </table:table-cell>
          <table:table-cell office:value-type="float" office:value="939" calcext:value-type="float">
            <text:p>939</text:p>
          </table:table-cell>
          <table:table-cell office:value-type="float" office:value="1558" calcext:value-type="float">
            <text:p>1558</text:p>
          </table:table-cell>
          <table:table-cell office:value-type="float" office:value="742" calcext:value-type="float">
            <text:p>742</text:p>
          </table:table-cell>
          <table:table-cell office:value-type="float" office:value="-8168" calcext:value-type="float">
            <text:p>-8168</text:p>
          </table:table-cell>
          <table:table-cell office:value-type="float" office:value="-0.35" calcext:value-type="float">
            <text:p>-0.35</text:p>
          </table:table-cell>
          <table:table-cell office:value-type="float" office:value="2243.8" calcext:value-type="float">
            <text:p>2243.8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04" calcext:value-type="date">
            <text:p>04/02/21</text:p>
          </table:table-cell>
          <table:table-cell office:value-type="float" office:value="0.37" calcext:value-type="float">
            <text:p>0.37</text:p>
          </table:table-cell>
          <table:table-cell office:value-type="float" office:value="26056" calcext:value-type="float">
            <text:p>26056</text:p>
          </table:table-cell>
          <table:table-cell office:value-type="float" office:value="1622" calcext:value-type="float">
            <text:p>1622</text:p>
          </table:table-cell>
          <table:table-cell office:value-type="float" office:value="4579" calcext:value-type="float">
            <text:p>4579</text:p>
          </table:table-cell>
          <table:table-cell office:value-type="float" office:value="893" calcext:value-type="float">
            <text:p>893</text:p>
          </table:table-cell>
          <table:table-cell office:value-type="float" office:value="-11854" calcext:value-type="float">
            <text:p>-11854</text:p>
          </table:table-cell>
          <table:table-cell office:value-type="float" office:value="6.8" calcext:value-type="float">
            <text:p>6.8</text:p>
          </table:table-cell>
          <table:table-cell office:value-type="float" office:value="2250.6" calcext:value-type="float">
            <text:p>2250.6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05" calcext:value-type="date">
            <text:p>05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25225" calcext:value-type="float">
            <text:p>25225</text:p>
          </table:table-cell>
          <table:table-cell office:value-type="float" office:value="-831" calcext:value-type="float">
            <text:p>-831</text:p>
          </table:table-cell>
          <table:table-cell office:value-type="float" office:value="-1163" calcext:value-type="float">
            <text:p>-1163</text:p>
          </table:table-cell>
          <table:table-cell office:value-type="float" office:value="-59" calcext:value-type="float">
            <text:p>-59</text:p>
          </table:table-cell>
          <table:table-cell office:value-type="float" office:value="-10750" calcext:value-type="float">
            <text:p>-10750</text:p>
          </table:table-cell>
          <table:table-cell office:value-type="float" office:value="21.65" calcext:value-type="float">
            <text:p>21.65</text:p>
          </table:table-cell>
          <table:table-cell office:value-type="float" office:value="2272.25" calcext:value-type="float">
            <text:p>2272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08" calcext:value-type="date">
            <text:p>08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26459" calcext:value-type="float">
            <text:p>26459</text:p>
          </table:table-cell>
          <table:table-cell office:value-type="float" office:value="1234" calcext:value-type="float">
            <text:p>1234</text:p>
          </table:table-cell>
          <table:table-cell office:value-type="float" office:value="2197" calcext:value-type="float">
            <text:p>2197</text:p>
          </table:table-cell>
          <table:table-cell office:value-type="float" office:value="871" calcext:value-type="float">
            <text:p>871</text:p>
          </table:table-cell>
          <table:table-cell office:value-type="float" office:value="-12076" calcext:value-type="float">
            <text:p>-12076</text:p>
          </table:table-cell>
          <table:table-cell office:value-type="float" office:value="-23.75" calcext:value-type="float">
            <text:p>-23.75</text:p>
          </table:table-cell>
          <table:table-cell office:value-type="float" office:value="2248.5" calcext:value-type="float">
            <text:p>2248.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09" calcext:value-type="date">
            <text:p>09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29035" calcext:value-type="float">
            <text:p>29035</text:p>
          </table:table-cell>
          <table:table-cell office:value-type="float" office:value="2576" calcext:value-type="float">
            <text:p>2576</text:p>
          </table:table-cell>
          <table:table-cell office:value-type="float" office:value="1806" calcext:value-type="float">
            <text:p>1806</text:p>
          </table:table-cell>
          <table:table-cell office:value-type="float" office:value="850" calcext:value-type="float">
            <text:p>850</text:p>
          </table:table-cell>
          <table:table-cell office:value-type="float" office:value="-13032" calcext:value-type="float">
            <text:p>-13032</text:p>
          </table:table-cell>
          <table:table-cell office:value-type="float" office:value="-21.4" calcext:value-type="float">
            <text:p>-21.4</text:p>
          </table:table-cell>
          <table:table-cell office:value-type="float" office:value="2227.1" calcext:value-type="float">
            <text:p>2227.1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0" calcext:value-type="date">
            <text:p>10/02/21</text:p>
          </table:table-cell>
          <table:table-cell office:value-type="float" office:value="0.4" calcext:value-type="float">
            <text:p>0.4</text:p>
          </table:table-cell>
          <table:table-cell office:value-type="float" office:value="29730" calcext:value-type="float">
            <text:p>29730</text:p>
          </table:table-cell>
          <table:table-cell office:value-type="float" office:value="695" calcext:value-type="float">
            <text:p>695</text:p>
          </table:table-cell>
          <table:table-cell office:value-type="float" office:value="-262" calcext:value-type="float">
            <text:p>-262</text:p>
          </table:table-cell>
          <table:table-cell office:value-type="float" office:value="13" calcext:value-type="float">
            <text:p>13</text:p>
          </table:table-cell>
          <table:table-cell office:value-type="float" office:value="-12757" calcext:value-type="float">
            <text:p>-12757</text:p>
          </table:table-cell>
          <table:table-cell office:value-type="float" office:value="18.2" calcext:value-type="float">
            <text:p>18.2</text:p>
          </table:table-cell>
          <table:table-cell office:value-type="float" office:value="2245.3" calcext:value-type="float">
            <text:p>2245.3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1" calcext:value-type="date">
            <text:p>11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28665" calcext:value-type="float">
            <text:p>28665</text:p>
          </table:table-cell>
          <table:table-cell office:value-type="float" office:value="-1065" calcext:value-type="float">
            <text:p>-1065</text:p>
          </table:table-cell>
          <table:table-cell office:value-type="float" office:value="-638" calcext:value-type="float">
            <text:p>-638</text:p>
          </table:table-cell>
          <table:table-cell office:value-type="float" office:value="-499" calcext:value-type="float">
            <text:p>-499</text:p>
          </table:table-cell>
          <table:table-cell office:value-type="float" office:value="-12618" calcext:value-type="float">
            <text:p>-12618</text:p>
          </table:table-cell>
          <table:table-cell office:value-type="float" office:value="20.45" calcext:value-type="float">
            <text:p>20.45</text:p>
          </table:table-cell>
          <table:table-cell office:value-type="float" office:value="2265.75" calcext:value-type="float">
            <text:p>2265.7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2" calcext:value-type="date">
            <text:p>12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28916" calcext:value-type="float">
            <text:p>28916</text:p>
          </table:table-cell>
          <table:table-cell office:value-type="float" office:value="251" calcext:value-type="float">
            <text:p>251</text:p>
          </table:table-cell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-12525" calcext:value-type="float">
            <text:p>-12525</text:p>
          </table:table-cell>
          <table:table-cell office:value-type="float" office:value="-18.8" calcext:value-type="float">
            <text:p>-18.8</text:p>
          </table:table-cell>
          <table:table-cell office:value-type="float" office:value="2246.95" calcext:value-type="float">
            <text:p>2246.9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5" calcext:value-type="date">
            <text:p>15/02/21</text:p>
          </table:table-cell>
          <table:table-cell office:value-type="float" office:value="0.4" calcext:value-type="float">
            <text:p>0.4</text:p>
          </table:table-cell>
          <table:table-cell office:value-type="float" office:value="29414" calcext:value-type="float">
            <text:p>29414</text:p>
          </table:table-cell>
          <table:table-cell office:value-type="float" office:value="498" calcext:value-type="float">
            <text:p>498</text:p>
          </table:table-cell>
          <table:table-cell office:value-type="float" office:value="-511" calcext:value-type="float">
            <text:p>-511</text:p>
          </table:table-cell>
          <table:table-cell office:value-type="float" office:value="-97" calcext:value-type="float">
            <text:p>-97</text:p>
          </table:table-cell>
          <table:table-cell office:value-type="float" office:value="-12111" calcext:value-type="float">
            <text:p>-12111</text:p>
          </table:table-cell>
          <table:table-cell office:value-type="float" office:value="-23.3" calcext:value-type="float">
            <text:p>-23.3</text:p>
          </table:table-cell>
          <table:table-cell office:value-type="float" office:value="2223.65" calcext:value-type="float">
            <text:p>2223.6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6" calcext:value-type="date">
            <text:p>16/02/21</text:p>
          </table:table-cell>
          <table:table-cell office:value-type="float" office:value="0.4" calcext:value-type="float">
            <text:p>0.4</text:p>
          </table:table-cell>
          <table:table-cell office:value-type="float" office:value="30573" calcext:value-type="float">
            <text:p>30573</text:p>
          </table:table-cell>
          <table:table-cell office:value-type="float" office:value="1159" calcext:value-type="float">
            <text:p>1159</text:p>
          </table:table-cell>
          <table:table-cell office:value-type="float" office:value="-1174" calcext:value-type="float">
            <text:p>-1174</text:p>
          </table:table-cell>
          <table:table-cell office:value-type="float" office:value="-349" calcext:value-type="float">
            <text:p>-349</text:p>
          </table:table-cell>
          <table:table-cell office:value-type="float" office:value="-11286" calcext:value-type="float">
            <text:p>-11286</text:p>
          </table:table-cell>
          <table:table-cell office:value-type="float" office:value="-18.9" calcext:value-type="float">
            <text:p>-18.9</text:p>
          </table:table-cell>
          <table:table-cell office:value-type="float" office:value="2204.75" calcext:value-type="float">
            <text:p>2204.7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7" calcext:value-type="date">
            <text:p>17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31309" calcext:value-type="float">
            <text:p>31309</text:p>
          </table:table-cell>
          <table:table-cell office:value-type="float" office:value="736" calcext:value-type="float">
            <text:p>736</text:p>
          </table:table-cell>
          <table:table-cell office:value-type="float" office:value="-266" calcext:value-type="float">
            <text:p>-266</text:p>
          </table:table-cell>
          <table:table-cell office:value-type="float" office:value="-252" calcext:value-type="float">
            <text:p>-252</text:p>
          </table:table-cell>
          <table:table-cell office:value-type="float" office:value="-11272" calcext:value-type="float">
            <text:p>-11272</text:p>
          </table:table-cell>
          <table:table-cell office:value-type="float" office:value="-34.25" calcext:value-type="float">
            <text:p>-34.25</text:p>
          </table:table-cell>
          <table:table-cell office:value-type="float" office:value="2170.5" calcext:value-type="float">
            <text:p>2170.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8" calcext:value-type="date">
            <text:p>18/02/21</text:p>
          </table:table-cell>
          <table:table-cell office:value-type="float" office:value="0.37" calcext:value-type="float">
            <text:p>0.37</text:p>
          </table:table-cell>
          <table:table-cell office:value-type="float" office:value="33491" calcext:value-type="float">
            <text:p>33491</text:p>
          </table:table-cell>
          <table:table-cell office:value-type="float" office:value="2182" calcext:value-type="float">
            <text:p>2182</text:p>
          </table:table-cell>
          <table:table-cell office:value-type="float" office:value="334" calcext:value-type="float">
            <text:p>334</text:p>
          </table:table-cell>
          <table:table-cell office:value-type="float" office:value="-269" calcext:value-type="float">
            <text:p>-269</text:p>
          </table:table-cell>
          <table:table-cell office:value-type="float" office:value="-11875" calcext:value-type="float">
            <text:p>-11875</text:p>
          </table:table-cell>
          <table:table-cell office:value-type="float" office:value="-17.6" calcext:value-type="float">
            <text:p>-17.6</text:p>
          </table:table-cell>
          <table:table-cell office:value-type="float" office:value="2152.9" calcext:value-type="float">
            <text:p>2152.9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19" calcext:value-type="date">
            <text:p>19/02/21</text:p>
          </table:table-cell>
          <table:table-cell office:value-type="float" office:value="0.35" calcext:value-type="float">
            <text:p>0.35</text:p>
          </table:table-cell>
          <table:table-cell office:value-type="float" office:value="32597" calcext:value-type="float">
            <text:p>32597</text:p>
          </table:table-cell>
          <table:table-cell office:value-type="float" office:value="-894" calcext:value-type="float">
            <text:p>-894</text:p>
          </table:table-cell>
          <table:table-cell office:value-type="float" office:value="-1576" calcext:value-type="float">
            <text:p>-1576</text:p>
          </table:table-cell>
          <table:table-cell office:value-type="float" office:value="-897" calcext:value-type="float">
            <text:p>-897</text:p>
          </table:table-cell>
          <table:table-cell office:value-type="float" office:value="-11196" calcext:value-type="float">
            <text:p>-11196</text:p>
          </table:table-cell>
          <table:table-cell office:value-type="float" office:value="32.2" calcext:value-type="float">
            <text:p>32.2</text:p>
          </table:table-cell>
          <table:table-cell office:value-type="float" office:value="2185.1" calcext:value-type="float">
            <text:p>2185.1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22" calcext:value-type="date">
            <text:p>22/02/21</text:p>
          </table:table-cell>
          <table:table-cell office:value-type="float" office:value="0.36" calcext:value-type="float">
            <text:p>0.36</text:p>
          </table:table-cell>
          <table:table-cell office:value-type="float" office:value="32008" calcext:value-type="float">
            <text:p>32008</text:p>
          </table:table-cell>
          <table:table-cell office:value-type="float" office:value="-589" calcext:value-type="float">
            <text:p>-589</text:p>
          </table:table-cell>
          <table:table-cell office:value-type="float" office:value="-2094" calcext:value-type="float">
            <text:p>-2094</text:p>
          </table:table-cell>
          <table:table-cell office:value-type="float" office:value="-625" calcext:value-type="float">
            <text:p>-625</text:p>
          </table:table-cell>
          <table:table-cell office:value-type="float" office:value="-9727" calcext:value-type="float">
            <text:p>-9727</text:p>
          </table:table-cell>
          <table:table-cell office:value-type="float" office:value="-19.15" calcext:value-type="float">
            <text:p>-19.15</text:p>
          </table:table-cell>
          <table:table-cell office:value-type="float" office:value="2165.95" calcext:value-type="float">
            <text:p>2165.9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23" calcext:value-type="date">
            <text:p>23/02/21</text:p>
          </table:table-cell>
          <table:table-cell office:value-type="float" office:value="0.38" calcext:value-type="float">
            <text:p>0.38</text:p>
          </table:table-cell>
          <table:table-cell office:value-type="float" office:value="31168" calcext:value-type="float">
            <text:p>31168</text:p>
          </table:table-cell>
          <table:table-cell office:value-type="float" office:value="-840" calcext:value-type="float">
            <text:p>-840</text:p>
          </table:table-cell>
          <table:table-cell office:value-type="float" office:value="-2518" calcext:value-type="float">
            <text:p>-2518</text:p>
          </table:table-cell>
          <table:table-cell office:value-type="float" office:value="-755" calcext:value-type="float">
            <text:p>-755</text:p>
          </table:table-cell>
          <table:table-cell office:value-type="float" office:value="-7964" calcext:value-type="float">
            <text:p>-7964</text:p>
          </table:table-cell>
          <table:table-cell office:value-type="float" office:value="12.3" calcext:value-type="float">
            <text:p>12.3</text:p>
          </table:table-cell>
          <table:table-cell office:value-type="float" office:value="2178.25" calcext:value-type="float">
            <text:p>2178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24" calcext:value-type="date">
            <text:p>24/02/21</text:p>
          </table:table-cell>
          <table:table-cell office:value-type="float" office:value="0.39" calcext:value-type="float">
            <text:p>0.39</text:p>
          </table:table-cell>
          <table:table-cell office:value-type="float" office:value="29781" calcext:value-type="float">
            <text:p>29781</text:p>
          </table:table-cell>
          <table:table-cell office:value-type="float" office:value="-1387" calcext:value-type="float">
            <text:p>-1387</text:p>
          </table:table-cell>
          <table:table-cell office:value-type="float" office:value="-2223" calcext:value-type="float">
            <text:p>-2223</text:p>
          </table:table-cell>
          <table:table-cell office:value-type="float" office:value="-677" calcext:value-type="float">
            <text:p>-677</text:p>
          </table:table-cell>
          <table:table-cell office:value-type="float" office:value="-6418" calcext:value-type="float">
            <text:p>-6418</text:p>
          </table:table-cell>
          <table:table-cell office:value-type="float" office:value="1.75" calcext:value-type="float">
            <text:p>1.75</text:p>
          </table:table-cell>
          <table:table-cell office:value-type="float" office:value="2180" calcext:value-type="float">
            <text:p>2180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25" calcext:value-type="date">
            <text:p>25/02/21</text:p>
          </table:table-cell>
          <table:table-cell office:value-type="float" office:value="0.33" calcext:value-type="float">
            <text:p>0.33</text:p>
          </table:table-cell>
          <table:table-cell office:value-type="float" office:value="30025" calcext:value-type="float">
            <text:p>30025</text:p>
          </table:table-cell>
          <table:table-cell office:value-type="float" office:value="244" calcext:value-type="float">
            <text:p>244</text:p>
          </table:table-cell>
          <table:table-cell office:value-type="float" office:value="-2278" calcext:value-type="float">
            <text:p>-2278</text:p>
          </table:table-cell>
          <table:table-cell office:value-type="float" office:value="-1372" calcext:value-type="float">
            <text:p>-1372</text:p>
          </table:table-cell>
          <table:table-cell office:value-type="float" office:value="-5512" calcext:value-type="float">
            <text:p>-5512</text:p>
          </table:table-cell>
          <table:table-cell office:value-type="float" office:value="-10.8" calcext:value-type="float">
            <text:p>-10.8</text:p>
          </table:table-cell>
          <table:table-cell office:value-type="float" office:value="2169.2" calcext:value-type="float">
            <text:p>2169.2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2-26" calcext:value-type="date">
            <text:p>26/02/21</text:p>
          </table:table-cell>
          <table:table-cell office:value-type="float" office:value="0.61" calcext:value-type="float">
            <text:p>0.61</text:p>
          </table:table-cell>
          <table:table-cell office:value-type="float" office:value="29379" calcext:value-type="float">
            <text:p>29379</text:p>
          </table:table-cell>
          <table:table-cell office:value-type="float" office:value="925" calcext:value-type="float">
            <text:p>925</text:p>
          </table:table-cell>
          <table:table-cell office:value-type="float" office:value="2729" calcext:value-type="float">
            <text:p>2729</text:p>
          </table:table-cell>
          <table:table-cell office:value-type="float" office:value="1122" calcext:value-type="float">
            <text:p>1122</text:p>
          </table:table-cell>
          <table:table-cell office:value-type="float" office:value="-4073" calcext:value-type="float">
            <text:p>-4073</text:p>
          </table:table-cell>
          <table:table-cell office:value-type="float" office:value="-29.45" calcext:value-type="float">
            <text:p>-29.45</text:p>
          </table:table-cell>
          <table:table-cell office:value-type="float" office:value="2139.75" calcext:value-type="float">
            <text:p>2139.7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01" calcext:value-type="date">
            <text:p>01/03/21</text:p>
          </table:table-cell>
          <table:table-cell office:value-type="float" office:value="0.59" calcext:value-type="float">
            <text:p>0.59</text:p>
          </table:table-cell>
          <table:table-cell office:value-type="float" office:value="29358" calcext:value-type="float">
            <text:p>29358</text:p>
          </table:table-cell>
          <table:table-cell office:value-type="float" office:value="-21" calcext:value-type="float">
            <text:p>-21</text:p>
          </table:table-cell>
          <table:table-cell office:value-type="float" office:value="914" calcext:value-type="float">
            <text:p>914</text:p>
          </table:table-cell>
          <table:table-cell office:value-type="float" office:value="338" calcext:value-type="float">
            <text:p>338</text:p>
          </table:table-cell>
          <table:table-cell office:value-type="float" office:value="-4649" calcext:value-type="float">
            <text:p>-4649</text:p>
          </table:table-cell>
          <table:table-cell office:value-type="float" office:value="17.8" calcext:value-type="float">
            <text:p>17.8</text:p>
          </table:table-cell>
          <table:table-cell office:value-type="float" office:value="2157.55" calcext:value-type="float">
            <text:p>2157.5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02" calcext:value-type="date">
            <text:p>02/03/21</text:p>
          </table:table-cell>
          <table:table-cell office:value-type="float" office:value="0.55" calcext:value-type="float">
            <text:p>0.55</text:p>
          </table:table-cell>
          <table:table-cell office:value-type="float" office:value="28986" calcext:value-type="float">
            <text:p>28986</text:p>
          </table:table-cell>
          <table:table-cell office:value-type="float" office:value="-372" calcext:value-type="float">
            <text:p>-372</text:p>
          </table:table-cell>
          <table:table-cell office:value-type="float" office:value="773" calcext:value-type="float">
            <text:p>773</text:p>
          </table:table-cell>
          <table:table-cell office:value-type="float" office:value="-77" calcext:value-type="float">
            <text:p>-77</text:p>
          </table:table-cell>
          <table:table-cell office:value-type="float" office:value="-5499" calcext:value-type="float">
            <text:p>-5499</text:p>
          </table:table-cell>
          <table:table-cell office:value-type="float" office:value="27.75" calcext:value-type="float">
            <text:p>27.75</text:p>
          </table:table-cell>
          <table:table-cell office:value-type="float" office:value="2185.3" calcext:value-type="float">
            <text:p>2185.3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03" calcext:value-type="date">
            <text:p>03/03/21</text:p>
          </table:table-cell>
          <table:table-cell office:value-type="float" office:value="0.53" calcext:value-type="float">
            <text:p>0.53</text:p>
          </table:table-cell>
          <table:table-cell office:value-type="float" office:value="28120" calcext:value-type="float">
            <text:p>28120</text:p>
          </table:table-cell>
          <table:table-cell office:value-type="float" office:value="-866" calcext:value-type="float">
            <text:p>-866</text:p>
          </table:table-cell>
          <table:table-cell office:value-type="float" office:value="-754" calcext:value-type="float">
            <text:p>-754</text:p>
          </table:table-cell>
          <table:table-cell office:value-type="float" office:value="-581" calcext:value-type="float">
            <text:p>-581</text:p>
          </table:table-cell>
          <table:table-cell office:value-type="float" office:value="-5326" calcext:value-type="float">
            <text:p>-5326</text:p>
          </table:table-cell>
          <table:table-cell office:value-type="float" office:value="19.75" calcext:value-type="float">
            <text:p>19.75</text:p>
          </table:table-cell>
          <table:table-cell office:value-type="float" office:value="2205.05" calcext:value-type="float">
            <text:p>2205.0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04" calcext:value-type="date">
            <text:p>04/03/21</text:p>
          </table:table-cell>
          <table:table-cell office:value-type="float" office:value="0.53" calcext:value-type="float">
            <text:p>0.53</text:p>
          </table:table-cell>
          <table:table-cell office:value-type="float" office:value="28239" calcext:value-type="float">
            <text:p>28239</text:p>
          </table:table-cell>
          <table:table-cell office:value-type="float" office:value="119" calcext:value-type="float">
            <text:p>119</text:p>
          </table:table-cell>
          <table:table-cell office:value-type="float" office:value="663" calcext:value-type="float">
            <text:p>663</text:p>
          </table:table-cell>
          <table:table-cell office:value-type="float" office:value="280" calcext:value-type="float">
            <text:p>280</text:p>
          </table:table-cell>
          <table:table-cell office:value-type="float" office:value="-5709" calcext:value-type="float">
            <text:p>-5709</text:p>
          </table:table-cell>
          <table:table-cell office:value-type="float" office:value="-2.8" calcext:value-type="float">
            <text:p>-2.8</text:p>
          </table:table-cell>
          <table:table-cell office:value-type="float" office:value="2202.25" calcext:value-type="float">
            <text:p>2202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05" calcext:value-type="date">
            <text:p>05/03/21</text:p>
          </table:table-cell>
          <table:table-cell office:value-type="float" office:value="0.53" calcext:value-type="float">
            <text:p>0.53</text:p>
          </table:table-cell>
          <table:table-cell office:value-type="float" office:value="28095" calcext:value-type="float">
            <text:p>28095</text:p>
          </table:table-cell>
          <table:table-cell office:value-type="float" office:value="-144" calcext:value-type="float">
            <text:p>-14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-5760" calcext:value-type="float">
            <text:p>-5760</text:p>
          </table:table-cell>
          <table:table-cell office:value-type="float" office:value="5.65" calcext:value-type="float">
            <text:p>5.65</text:p>
          </table:table-cell>
          <table:table-cell office:value-type="float" office:value="2207.9" calcext:value-type="float">
            <text:p>2207.9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08" calcext:value-type="date">
            <text:p>08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29173" calcext:value-type="float">
            <text:p>29173</text:p>
          </table:table-cell>
          <table:table-cell office:value-type="float" office:value="1078" calcext:value-type="float">
            <text:p>1078</text:p>
          </table:table-cell>
          <table:table-cell office:value-type="float" office:value="2057" calcext:value-type="float">
            <text:p>2057</text:p>
          </table:table-cell>
          <table:table-cell office:value-type="float" office:value="568" calcext:value-type="float">
            <text:p>568</text:p>
          </table:table-cell>
          <table:table-cell office:value-type="float" office:value="-7249" calcext:value-type="float">
            <text:p>-7249</text:p>
          </table:table-cell>
          <table:table-cell office:value-type="float" office:value="-27.2" calcext:value-type="float">
            <text:p>-27.2</text:p>
          </table:table-cell>
          <table:table-cell office:value-type="float" office:value="2180.7" calcext:value-type="float">
            <text:p>2180.7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09" calcext:value-type="date">
            <text:p>09/03/21</text:p>
          </table:table-cell>
          <table:table-cell office:value-type="float" office:value="0.51" calcext:value-type="float">
            <text:p>0.51</text:p>
          </table:table-cell>
          <table:table-cell office:value-type="float" office:value="28061" calcext:value-type="float">
            <text:p>28061</text:p>
          </table:table-cell>
          <table:table-cell office:value-type="float" office:value="-1112" calcext:value-type="float">
            <text:p>-1112</text:p>
          </table:table-cell>
          <table:table-cell office:value-type="float" office:value="-860" calcext:value-type="float">
            <text:p>-860</text:p>
          </table:table-cell>
          <table:table-cell office:value-type="float" office:value="-141" calcext:value-type="float">
            <text:p>-141</text:p>
          </table:table-cell>
          <table:table-cell office:value-type="float" office:value="-6530" calcext:value-type="float">
            <text:p>-6530</text:p>
          </table:table-cell>
          <table:table-cell office:value-type="float" office:value="23.45" calcext:value-type="float">
            <text:p>23.45</text:p>
          </table:table-cell>
          <table:table-cell office:value-type="float" office:value="2204.15" calcext:value-type="float">
            <text:p>2204.1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10" calcext:value-type="date">
            <text:p>10/03/21</text:p>
          </table:table-cell>
          <table:table-cell office:value-type="float" office:value="0.52" calcext:value-type="float">
            <text:p>0.52</text:p>
          </table:table-cell>
          <table:table-cell office:value-type="float" office:value="26170" calcext:value-type="float">
            <text:p>26170</text:p>
          </table:table-cell>
          <table:table-cell office:value-type="float" office:value="-1891" calcext:value-type="float">
            <text:p>-1891</text:p>
          </table:table-cell>
          <table:table-cell office:value-type="float" office:value="-2007" calcext:value-type="float">
            <text:p>-2007</text:p>
          </table:table-cell>
          <table:table-cell office:value-type="float" office:value="-926" calcext:value-type="float">
            <text:p>-926</text:p>
          </table:table-cell>
          <table:table-cell office:value-type="float" office:value="-5449" calcext:value-type="float">
            <text:p>-5449</text:p>
          </table:table-cell>
          <table:table-cell office:value-type="float" office:value="28.7" calcext:value-type="float">
            <text:p>28.7</text:p>
          </table:table-cell>
          <table:table-cell office:value-type="float" office:value="2232.85" calcext:value-type="float">
            <text:p>2232.8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12" calcext:value-type="date">
            <text:p>12/03/21</text:p>
          </table:table-cell>
          <table:table-cell office:value-type="float" office:value="0.5" calcext:value-type="float">
            <text:p>0.5</text:p>
          </table:table-cell>
          <table:table-cell office:value-type="float" office:value="26226" calcext:value-type="float">
            <text:p>26226</text:p>
          </table:table-cell>
          <table:table-cell office:value-type="float" office:value="56" calcext:value-type="float">
            <text:p>56</text:p>
          </table:table-cell>
          <table:table-cell office:value-type="float" office:value="412" calcext:value-type="float">
            <text:p>412</text:p>
          </table:table-cell>
          <table:table-cell office:value-type="float" office:value="-49" calcext:value-type="float">
            <text:p>-49</text:p>
          </table:table-cell>
          <table:table-cell office:value-type="float" office:value="-5910" calcext:value-type="float">
            <text:p>-5910</text:p>
          </table:table-cell>
          <table:table-cell office:value-type="float" office:value="-23.6" calcext:value-type="float">
            <text:p>-23.6</text:p>
          </table:table-cell>
          <table:table-cell office:value-type="float" office:value="2209.25" calcext:value-type="float">
            <text:p>2209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15" calcext:value-type="date">
            <text:p>15/03/21</text:p>
          </table:table-cell>
          <table:table-cell office:value-type="float" office:value="0.5" calcext:value-type="float">
            <text:p>0.5</text:p>
          </table:table-cell>
          <table:table-cell office:value-type="float" office:value="25245" calcext:value-type="float">
            <text:p>25245</text:p>
          </table:table-cell>
          <table:table-cell office:value-type="float" office:value="-981" calcext:value-type="float">
            <text:p>-981</text:p>
          </table:table-cell>
          <table:table-cell office:value-type="float" office:value="-208" calcext:value-type="float">
            <text:p>-208</text:p>
          </table:table-cell>
          <table:table-cell office:value-type="float" office:value="-102" calcext:value-type="float">
            <text:p>-102</text:p>
          </table:table-cell>
          <table:table-cell office:value-type="float" office:value="-5804" calcext:value-type="float">
            <text:p>-5804</text:p>
          </table:table-cell>
          <table:table-cell office:value-type="float" office:value="4.65" calcext:value-type="float">
            <text:p>4.65</text:p>
          </table:table-cell>
          <table:table-cell office:value-type="float" office:value="2213.9" calcext:value-type="float">
            <text:p>2213.9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16" calcext:value-type="date">
            <text:p>16/03/21</text:p>
          </table:table-cell>
          <table:table-cell office:value-type="float" office:value="0.5" calcext:value-type="float">
            <text:p>0.5</text:p>
          </table:table-cell>
          <table:table-cell office:value-type="float" office:value="23500" calcext:value-type="float">
            <text:p>23500</text:p>
          </table:table-cell>
          <table:table-cell office:value-type="float" office:value="-1745" calcext:value-type="float">
            <text:p>-1745</text:p>
          </table:table-cell>
          <table:table-cell office:value-type="float" office:value="-1593" calcext:value-type="float">
            <text:p>-1593</text:p>
          </table:table-cell>
          <table:table-cell office:value-type="float" office:value="-794" calcext:value-type="float">
            <text:p>-794</text:p>
          </table:table-cell>
          <table:table-cell office:value-type="float" office:value="-5005" calcext:value-type="float">
            <text:p>-5005</text:p>
          </table:table-cell>
          <table:table-cell office:value-type="float" office:value="33.55" calcext:value-type="float">
            <text:p>33.55</text:p>
          </table:table-cell>
          <table:table-cell office:value-type="float" office:value="2247.45" calcext:value-type="float">
            <text:p>2247.4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17" calcext:value-type="date">
            <text:p>17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23684" calcext:value-type="float">
            <text:p>23684</text:p>
          </table:table-cell>
          <table:table-cell office:value-type="float" office:value="184" calcext:value-type="float">
            <text:p>184</text:p>
          </table:table-cell>
          <table:table-cell office:value-type="float" office:value="-437" calcext:value-type="float">
            <text:p>-437</text:p>
          </table:table-cell>
          <table:table-cell office:value-type="float" office:value="-298" calcext:value-type="float">
            <text:p>-298</text:p>
          </table:table-cell>
          <table:table-cell office:value-type="float" office:value="-4866" calcext:value-type="float">
            <text:p>-4866</text:p>
          </table:table-cell>
          <table:table-cell office:value-type="float" office:value="-11.35" calcext:value-type="float">
            <text:p>-11.35</text:p>
          </table:table-cell>
          <table:table-cell office:value-type="float" office:value="2236.1" calcext:value-type="float">
            <text:p>2236.1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18" calcext:value-type="date">
            <text:p>18/03/21</text:p>
          </table:table-cell>
          <table:table-cell office:value-type="float" office:value="0.49" calcext:value-type="float">
            <text:p>0.49</text:p>
          </table:table-cell>
          <table:table-cell office:value-type="float" office:value="23000" calcext:value-type="float">
            <text:p>23000</text:p>
          </table:table-cell>
          <table:table-cell office:value-type="float" office:value="-684" calcext:value-type="float">
            <text:p>-684</text:p>
          </table:table-cell>
          <table:table-cell office:value-type="float" office:value="-316" calcext:value-type="float">
            <text:p>-316</text:p>
          </table:table-cell>
          <table:table-cell office:value-type="float" office:value="-170" calcext:value-type="float">
            <text:p>-170</text:p>
          </table:table-cell>
          <table:table-cell office:value-type="float" office:value="-4720" calcext:value-type="float">
            <text:p>-4720</text:p>
          </table:table-cell>
          <table:table-cell office:value-type="float" office:value="-12.8" calcext:value-type="float">
            <text:p>-12.8</text:p>
          </table:table-cell>
          <table:table-cell office:value-type="float" office:value="2223.3" calcext:value-type="float">
            <text:p>2223.3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19" calcext:value-type="date">
            <text:p>19/03/21</text:p>
          </table:table-cell>
          <table:table-cell office:value-type="float" office:value="0.77" calcext:value-type="float">
            <text:p>0.77</text:p>
          </table:table-cell>
          <table:table-cell office:value-type="float" office:value="21476" calcext:value-type="float">
            <text:p>21476</text:p>
          </table:table-cell>
          <table:table-cell office:value-type="float" office:value="-1524" calcext:value-type="float">
            <text:p>-1524</text:p>
          </table:table-cell>
          <table:table-cell office:value-type="float" office:value="-2985" calcext:value-type="float">
            <text:p>-2985</text:p>
          </table:table-cell>
          <table:table-cell office:value-type="float" office:value="280" calcext:value-type="float">
            <text:p>280</text:p>
          </table:table-cell>
          <table:table-cell office:value-type="float" office:value="-1455" calcext:value-type="float">
            <text:p>-1455</text:p>
          </table:table-cell>
          <table:table-cell office:value-type="float" office:value="89.75" calcext:value-type="float">
            <text:p>89.75</text:p>
          </table:table-cell>
          <table:table-cell office:value-type="float" office:value="2313.05" calcext:value-type="float">
            <text:p>2313.0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22" calcext:value-type="date">
            <text:p>22/03/21</text:p>
          </table:table-cell>
          <table:table-cell office:value-type="float" office:value="0.91" calcext:value-type="float">
            <text:p>0.91</text:p>
          </table:table-cell>
          <table:table-cell office:value-type="float" office:value="21608" calcext:value-type="float">
            <text:p>21608</text:p>
          </table:table-cell>
          <table:table-cell office:value-type="float" office:value="132" calcext:value-type="float">
            <text:p>132</text:p>
          </table:table-cell>
          <table:table-cell office:value-type="float" office:value="-831" calcext:value-type="float">
            <text:p>-831</text:p>
          </table:table-cell>
          <table:table-cell office:value-type="float" office:value="138" calcext:value-type="float">
            <text:p>138</text:p>
          </table:table-cell>
          <table:table-cell office:value-type="float" office:value="-486" calcext:value-type="float">
            <text:p>-486</text:p>
          </table:table-cell>
          <table:table-cell office:value-type="float" office:value="39.55" calcext:value-type="float">
            <text:p>39.55</text:p>
          </table:table-cell>
          <table:table-cell office:value-type="float" office:value="2352.6" calcext:value-type="float">
            <text:p>2352.6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23" calcext:value-type="date">
            <text:p>23/03/21</text:p>
          </table:table-cell>
          <table:table-cell office:value-type="float" office:value="1.02" calcext:value-type="float">
            <text:p>1.02</text:p>
          </table:table-cell>
          <table:table-cell office:value-type="float" office:value="20661" calcext:value-type="float">
            <text:p>20661</text:p>
          </table:table-cell>
          <table:table-cell office:value-type="float" office:value="-947" calcext:value-type="float">
            <text:p>-947</text:p>
          </table:table-cell>
          <table:table-cell office:value-type="float" office:value="-921" calcext:value-type="float">
            <text:p>-921</text:p>
          </table:table-cell>
          <table:table-cell office:value-type="float" office:value="-351" calcext:value-type="float">
            <text:p>-351</text:p>
          </table:table-cell>
          <table:table-cell office:value-type="float" office:value="84" calcext:value-type="float">
            <text:p>84</text:p>
          </table:table-cell>
          <table:table-cell office:value-type="float" office:value="-11.35" calcext:value-type="float">
            <text:p>-11.35</text:p>
          </table:table-cell>
          <table:table-cell office:value-type="float" office:value="2341.25" calcext:value-type="float">
            <text:p>2341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24" calcext:value-type="date">
            <text:p>24/03/21</text:p>
          </table:table-cell>
          <table:table-cell office:value-type="float" office:value="1.02" calcext:value-type="float">
            <text:p>1.02</text:p>
          </table:table-cell>
          <table:table-cell office:value-type="float" office:value="19349" calcext:value-type="float">
            <text:p>19349</text:p>
          </table:table-cell>
          <table:table-cell office:value-type="float" office:value="-1312" calcext:value-type="float">
            <text:p>-1312</text:p>
          </table:table-cell>
          <table:table-cell office:value-type="float" office:value="-829" calcext:value-type="float">
            <text:p>-829</text:p>
          </table:table-cell>
          <table:table-cell office:value-type="float" office:value="-839" calcext:value-type="float">
            <text:p>-839</text:p>
          </table:table-cell>
          <table:table-cell office:value-type="float" office:value="74" calcext:value-type="float">
            <text:p>74</text:p>
          </table:table-cell>
          <table:table-cell office:value-type="float" office:value="-22.4" calcext:value-type="float">
            <text:p>-22.4</text:p>
          </table:table-cell>
          <table:table-cell office:value-type="float" office:value="2318.85" calcext:value-type="float">
            <text:p>2318.8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25" calcext:value-type="date">
            <text:p>25/03/21</text:p>
          </table:table-cell>
          <table:table-cell office:value-type="float" office:value="0.79" calcext:value-type="float">
            <text:p>0.79</text:p>
          </table:table-cell>
          <table:table-cell office:value-type="float" office:value="18424" calcext:value-type="float">
            <text:p>18424</text:p>
          </table:table-cell>
          <table:table-cell office:value-type="float" office:value="-925" calcext:value-type="float">
            <text:p>-925</text:p>
          </table:table-cell>
          <table:table-cell office:value-type="float" office:value="-580" calcext:value-type="float">
            <text:p>-580</text:p>
          </table:table-cell>
          <table:table-cell office:value-type="float" office:value="-1301" calcext:value-type="float">
            <text:p>-1301</text:p>
          </table:table-cell>
          <table:table-cell office:value-type="float" office:value="-647" calcext:value-type="float">
            <text:p>-647</text:p>
          </table:table-cell>
          <table:table-cell office:value-type="float" office:value="-76.35" calcext:value-type="float">
            <text:p>-76.35</text:p>
          </table:table-cell>
          <table:table-cell office:value-type="float" office:value="2242.5" calcext:value-type="float">
            <text:p>2242.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26" calcext:value-type="date">
            <text:p>26/03/21</text:p>
          </table:table-cell>
          <table:table-cell office:value-type="float" office:value="0.74" calcext:value-type="float">
            <text:p>0.74</text:p>
          </table:table-cell>
          <table:table-cell office:value-type="float" office:value="17886" calcext:value-type="float">
            <text:p>17886</text:p>
          </table:table-cell>
          <table:table-cell office:value-type="float" office:value="451" calcext:value-type="float">
            <text:p>451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office:value-type="float" office:value="-1129" calcext:value-type="float">
            <text:p>-1129</text:p>
          </table:table-cell>
          <table:table-cell office:value-type="float" office:value="88.7" calcext:value-type="float">
            <text:p>88.7</text:p>
          </table:table-cell>
          <table:table-cell office:value-type="float" office:value="2331.2" calcext:value-type="float">
            <text:p>2331.2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30" calcext:value-type="date">
            <text:p>30/03/21</text:p>
          </table:table-cell>
          <table:table-cell office:value-type="float" office:value="0.79" calcext:value-type="float">
            <text:p>0.79</text:p>
          </table:table-cell>
          <table:table-cell office:value-type="float" office:value="20142" calcext:value-type="float">
            <text:p>20142</text:p>
          </table:table-cell>
          <table:table-cell office:value-type="float" office:value="2256" calcext:value-type="float">
            <text:p>2256</text:p>
          </table:table-cell>
          <table:table-cell office:value-type="float" office:value="528" calcext:value-type="float">
            <text:p>528</text:p>
          </table:table-cell>
          <table:table-cell office:value-type="float" office:value="644" calcext:value-type="float">
            <text:p>644</text:p>
          </table:table-cell>
          <table:table-cell office:value-type="float" office:value="-1013" calcext:value-type="float">
            <text:p>-1013</text:p>
          </table:table-cell>
          <table:table-cell office:value-type="float" office:value="77.25" calcext:value-type="float">
            <text:p>77.25</text:p>
          </table:table-cell>
          <table:table-cell office:value-type="float" office:value="2408.45" calcext:value-type="float">
            <text:p>2408.4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3-31" calcext:value-type="date">
            <text:p>31/03/21</text:p>
          </table:table-cell>
          <table:table-cell office:value-type="float" office:value="0.86" calcext:value-type="float">
            <text:p>0.86</text:p>
          </table:table-cell>
          <table:table-cell office:value-type="float" office:value="21135" calcext:value-type="float">
            <text:p>21135</text:p>
          </table:table-cell>
          <table:table-cell office:value-type="float" office:value="993" calcext:value-type="float">
            <text:p>993</text:p>
          </table:table-cell>
          <table:table-cell office:value-type="float" office:value="529" calcext:value-type="float">
            <text:p>529</text:p>
          </table:table-cell>
          <table:table-cell office:value-type="float" office:value="803" calcext:value-type="float">
            <text:p>803</text:p>
          </table:table-cell>
          <table:table-cell office:value-type="float" office:value="-739" calcext:value-type="float">
            <text:p>-739</text:p>
          </table:table-cell>
          <table:table-cell office:value-type="float" office:value="30.9" calcext:value-type="float">
            <text:p>30.9</text:p>
          </table:table-cell>
          <table:table-cell office:value-type="float" office:value="2439.35" calcext:value-type="float">
            <text:p>2439.3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01" calcext:value-type="date">
            <text:p>01/04/21</text:p>
          </table:table-cell>
          <table:table-cell office:value-type="float" office:value="0.81" calcext:value-type="float">
            <text:p>0.81</text:p>
          </table:table-cell>
          <table:table-cell office:value-type="float" office:value="21064" calcext:value-type="float">
            <text:p>21064</text:p>
          </table:table-cell>
          <table:table-cell office:value-type="float" office:value="-71" calcext:value-type="float">
            <text:p>-71</text:p>
          </table:table-cell>
          <table:table-cell office:value-type="float" office:value="143" calcext:value-type="float">
            <text:p>143</text:p>
          </table:table-cell>
          <table:table-cell office:value-type="float" office:value="-175" calcext:value-type="float">
            <text:p>-175</text:p>
          </table:table-cell>
          <table:table-cell office:value-type="float" office:value="-1057" calcext:value-type="float">
            <text:p>-1057</text:p>
          </table:table-cell>
          <table:table-cell office:value-type="float" office:value="-22.6" calcext:value-type="float">
            <text:p>-22.6</text:p>
          </table:table-cell>
          <table:table-cell office:value-type="float" office:value="2416.75" calcext:value-type="float">
            <text:p>2416.7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05" calcext:value-type="date">
            <text:p>05/04/21</text:p>
          </table:table-cell>
          <table:table-cell office:value-type="float" office:value="0.69" calcext:value-type="float">
            <text:p>0.69</text:p>
          </table:table-cell>
          <table:table-cell office:value-type="float" office:value="21019" calcext:value-type="float">
            <text:p>21019</text:p>
          </table:table-cell>
          <table:table-cell office:value-type="float" office:value="-45" calcext:value-type="float">
            <text:p>-45</text:p>
          </table:table-cell>
          <table:table-cell office:value-type="float" office:value="152" calcext:value-type="float">
            <text:p>152</text:p>
          </table:table-cell>
          <table:table-cell office:value-type="float" office:value="-545" calcext:value-type="float">
            <text:p>-545</text:p>
          </table:table-cell>
          <table:table-cell office:value-type="float" office:value="-1754" calcext:value-type="float">
            <text:p>-1754</text:p>
          </table:table-cell>
          <table:table-cell office:value-type="float" office:value="-28.45" calcext:value-type="float">
            <text:p>-28.45</text:p>
          </table:table-cell>
          <table:table-cell office:value-type="float" office:value="2388.3" calcext:value-type="float">
            <text:p>2388.3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06" calcext:value-type="date">
            <text:p>06/04/21</text:p>
          </table:table-cell>
          <table:table-cell office:value-type="float" office:value="0.73" calcext:value-type="float">
            <text:p>0.73</text:p>
          </table:table-cell>
          <table:table-cell office:value-type="float" office:value="20949" calcext:value-type="float">
            <text:p>20949</text:p>
          </table:table-cell>
          <table:table-cell office:value-type="float" office:value="-70" calcext:value-type="float">
            <text:p>-70</text:p>
          </table:table-cell>
          <table:table-cell office:value-type="float" office:value="-13" calcext:value-type="float">
            <text:p>-13</text:p>
          </table:table-cell>
          <table:table-cell office:value-type="float" office:value="216" calcext:value-type="float">
            <text:p>216</text:p>
          </table:table-cell>
          <table:table-cell office:value-type="float" office:value="-1525" calcext:value-type="float">
            <text:p>-1525</text:p>
          </table:table-cell>
          <table:table-cell office:value-type="float" office:value="27.95" calcext:value-type="float">
            <text:p>27.95</text:p>
          </table:table-cell>
          <table:table-cell office:value-type="float" office:value="2416.25" calcext:value-type="float">
            <text:p>2416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07" calcext:value-type="date">
            <text:p>07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20722" calcext:value-type="float">
            <text:p>20722</text:p>
          </table:table-cell>
          <table:table-cell office:value-type="float" office:value="-227" calcext:value-type="float">
            <text:p>-227</text:p>
          </table:table-cell>
          <table:table-cell office:value-type="float" office:value="160" calcext:value-type="float">
            <text:p>160</text:p>
          </table:table-cell>
          <table:table-cell office:value-type="float" office:value="206" calcext:value-type="float">
            <text:p>206</text:p>
          </table:table-cell>
          <table:table-cell office:value-type="float" office:value="-1479" calcext:value-type="float">
            <text:p>-1479</text:p>
          </table:table-cell>
          <table:table-cell office:value-type="float" office:value="-1.55" calcext:value-type="float">
            <text:p>-1.55</text:p>
          </table:table-cell>
          <table:table-cell office:value-type="float" office:value="2414.7" calcext:value-type="float">
            <text:p>2414.7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08" calcext:value-type="date">
            <text:p>08/04/21</text:p>
          </table:table-cell>
          <table:table-cell office:value-type="float" office:value="0.75" calcext:value-type="float">
            <text:p>0.75</text:p>
          </table:table-cell>
          <table:table-cell office:value-type="float" office:value="20257" calcext:value-type="float">
            <text:p>20257</text:p>
          </table:table-cell>
          <table:table-cell office:value-type="float" office:value="-465" calcext:value-type="float">
            <text:p>-465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-1421" calcext:value-type="float">
            <text:p>-1421</text:p>
          </table:table-cell>
          <table:table-cell office:value-type="float" office:value="8.3" calcext:value-type="float">
            <text:p>8.3</text:p>
          </table:table-cell>
          <table:table-cell office:value-type="float" office:value="2423" calcext:value-type="float">
            <text:p>2423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09" calcext:value-type="date">
            <text:p>09/04/21</text:p>
          </table:table-cell>
          <table:table-cell office:value-type="float" office:value="0.74" calcext:value-type="float">
            <text:p>0.74</text:p>
          </table:table-cell>
          <table:table-cell office:value-type="float" office:value="20375" calcext:value-type="float">
            <text:p>20375</text:p>
          </table:table-cell>
          <table:table-cell office:value-type="float" office:value="118" calcext:value-type="float">
            <text:p>118</text:p>
          </table:table-cell>
          <table:table-cell office:value-type="float" office:value="1159" calcext:value-type="float">
            <text:p>1159</text:p>
          </table:table-cell>
          <table:table-cell office:value-type="float" office:value="792" calcext:value-type="float">
            <text:p>792</text:p>
          </table:table-cell>
          <table:table-cell office:value-type="float" office:value="-1788" calcext:value-type="float">
            <text:p>-1788</text:p>
          </table:table-cell>
          <table:table-cell office:value-type="float" office:value="59.25" calcext:value-type="float">
            <text:p>59.25</text:p>
          </table:table-cell>
          <table:table-cell office:value-type="float" office:value="2482.25" calcext:value-type="float">
            <text:p>2482.2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12" calcext:value-type="date">
            <text:p>12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20501" calcext:value-type="float">
            <text:p>20501</text:p>
          </table:table-cell>
          <table:table-cell office:value-type="float" office:value="126" calcext:value-type="float">
            <text:p>126</text:p>
          </table:table-cell>
          <table:table-cell office:value-type="float" office:value="214" calcext:value-type="float">
            <text:p>214</text:p>
          </table:table-cell>
          <table:table-cell office:value-type="float" office:value="-491" calcext:value-type="float">
            <text:p>-491</text:p>
          </table:table-cell>
          <table:table-cell office:value-type="float" office:value="-2493" calcext:value-type="float">
            <text:p>-2493</text:p>
          </table:table-cell>
          <table:table-cell office:value-type="float" office:value="-17.5" calcext:value-type="float">
            <text:p>-17.5</text:p>
          </table:table-cell>
          <table:table-cell office:value-type="float" office:value="2464.75" calcext:value-type="float">
            <text:p>2464.7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13" calcext:value-type="date">
            <text:p>13/04/21</text:p>
          </table:table-cell>
          <table:table-cell office:value-type="float" office:value="0.64" calcext:value-type="float">
            <text:p>0.64</text:p>
          </table:table-cell>
          <table:table-cell office:value-type="float" office:value="20595" calcext:value-type="float">
            <text:p>20595</text:p>
          </table:table-cell>
          <table:table-cell office:value-type="float" office:value="94" calcext:value-type="float">
            <text:p>94</text:p>
          </table:table-cell>
          <table:table-cell office:value-type="float" office:value="254" calcext:value-type="float">
            <text:p>254</text:p>
          </table:table-cell>
          <table:table-cell office:value-type="float" office:value="62" calcext:value-type="float">
            <text:p>62</text:p>
          </table:table-cell>
          <table:table-cell office:value-type="float" office:value="-2685" calcext:value-type="float">
            <text:p>-2685</text:p>
          </table:table-cell>
          <table:table-cell office:value-type="float" office:value="-3.35" calcext:value-type="float">
            <text:p>-3.35</text:p>
          </table:table-cell>
          <table:table-cell office:value-type="float" office:value="2461.4" calcext:value-type="float">
            <text:p>2461.4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15" calcext:value-type="date">
            <text:p>15/04/21</text:p>
          </table:table-cell>
          <table:table-cell office:value-type="float" office:value="0.64" calcext:value-type="float">
            <text:p>0.64</text:p>
          </table:table-cell>
          <table:table-cell office:value-type="float" office:value="20711" calcext:value-type="float">
            <text:p>20711</text:p>
          </table:table-cell>
          <table:table-cell office:value-type="float" office:value="116" calcext:value-type="float">
            <text:p>116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-2656" calcext:value-type="float">
            <text:p>-2656</text:p>
          </table:table-cell>
          <table:table-cell office:value-type="float" office:value="2" calcext:value-type="float">
            <text:p>2</text:p>
          </table:table-cell>
          <table:table-cell office:value-type="float" office:value="2463.4" calcext:value-type="float">
            <text:p>2463.4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16" calcext:value-type="date">
            <text:p>16/04/21</text:p>
          </table:table-cell>
          <table:table-cell office:value-type="float" office:value="0.65" calcext:value-type="float">
            <text:p>0.65</text:p>
          </table:table-cell>
          <table:table-cell office:value-type="float" office:value="20792" calcext:value-type="float">
            <text:p>2079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2637" calcext:value-type="float">
            <text:p>-2637</text:p>
          </table:table-cell>
          <table:table-cell office:value-type="float" office:value="-0.75" calcext:value-type="float">
            <text:p>-0.75</text:p>
          </table:table-cell>
          <table:table-cell office:value-type="float" office:value="2462.65" calcext:value-type="float">
            <text:p>2462.6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19" calcext:value-type="date">
            <text:p>19/04/21</text:p>
          </table:table-cell>
          <table:table-cell office:value-type="float" office:value="0.61" calcext:value-type="float">
            <text:p>0.61</text:p>
          </table:table-cell>
          <table:table-cell office:value-type="float" office:value="20779" calcext:value-type="float">
            <text:p>20779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-307" calcext:value-type="float">
            <text:p>-307</text:p>
          </table:table-cell>
          <table:table-cell office:value-type="float" office:value="-2949" calcext:value-type="float">
            <text:p>-2949</text:p>
          </table:table-cell>
          <table:table-cell office:value-type="float" office:value="-23.75" calcext:value-type="float">
            <text:p>-23.75</text:p>
          </table:table-cell>
          <table:table-cell office:value-type="float" office:value="2438.9" calcext:value-type="float">
            <text:p>2438.9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20" calcext:value-type="date">
            <text:p>20/04/21</text:p>
          </table:table-cell>
          <table:table-cell office:value-type="float" office:value="0.54" calcext:value-type="float">
            <text:p>0.54</text:p>
          </table:table-cell>
          <table:table-cell office:value-type="float" office:value="21053" calcext:value-type="float">
            <text:p>21053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-488" calcext:value-type="float">
            <text:p>-488</text:p>
          </table:table-cell>
          <table:table-cell office:value-type="float" office:value="-3460" calcext:value-type="float">
            <text:p>-3460</text:p>
          </table:table-cell>
          <table:table-cell office:value-type="float" office:value="-37.7" calcext:value-type="float">
            <text:p>-37.7</text:p>
          </table:table-cell>
          <table:table-cell office:value-type="float" office:value="2401.2" calcext:value-type="float">
            <text:p>2401.2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22" calcext:value-type="date">
            <text:p>22/04/21</text:p>
          </table:table-cell>
          <table:table-cell office:value-type="float" office:value="0.49" calcext:value-type="float">
            <text:p>0.49</text:p>
          </table:table-cell>
          <table:table-cell office:value-type="float" office:value="21435" calcext:value-type="float">
            <text:p>21435</text:p>
          </table:table-cell>
          <table:table-cell office:value-type="float" office:value="382" calcext:value-type="float">
            <text:p>382</text:p>
          </table:table-cell>
          <table:table-cell office:value-type="float" office:value="94" calcext:value-type="float">
            <text:p>94</text:p>
          </table:table-cell>
          <table:table-cell office:value-type="float" office:value="-307" calcext:value-type="float">
            <text:p>-307</text:p>
          </table:table-cell>
          <table:table-cell office:value-type="float" office:value="-3861" calcext:value-type="float">
            <text:p>-3861</text:p>
          </table:table-cell>
          <table:table-cell office:value-type="float" office:value="-46.5" calcext:value-type="float">
            <text:p>-46.5</text:p>
          </table:table-cell>
          <table:table-cell office:value-type="float" office:value="2354.7" calcext:value-type="float">
            <text:p>2354.7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23" calcext:value-type="date">
            <text:p>23/04/21</text:p>
          </table:table-cell>
          <table:table-cell office:value-type="float" office:value="0.5" calcext:value-type="float">
            <text:p>0.5</text:p>
          </table:table-cell>
          <table:table-cell office:value-type="float" office:value="22532" calcext:value-type="float">
            <text:p>22532</text:p>
          </table:table-cell>
          <table:table-cell office:value-type="float" office:value="1097" calcext:value-type="float">
            <text:p>1097</text:p>
          </table:table-cell>
          <table:table-cell office:value-type="float" office:value="-23" calcext:value-type="float">
            <text:p>-23</text:p>
          </table:table-cell>
          <table:table-cell office:value-type="float" office:value="26" calcext:value-type="float">
            <text:p>26</text:p>
          </table:table-cell>
          <table:table-cell office:value-type="float" office:value="-3812" calcext:value-type="float">
            <text:p>-3812</text:p>
          </table:table-cell>
          <table:table-cell office:value-type="float" office:value="-42.25" calcext:value-type="float">
            <text:p>-42.25</text:p>
          </table:table-cell>
          <table:table-cell office:value-type="float" office:value="2312.45" calcext:value-type="float">
            <text:p>2312.45</text:p>
          </table:table-cell>
        </table:table-row>
        <table:table-row table:style-name="ro2">
          <table:table-cell office:value-type="string" calcext:value-type="string">
            <text:p>HINDUNILVR</text:p>
          </table:table-cell>
          <table:table-cell table:style-name="ce92" office:value-type="date" office:date-value="2021-04-26" calcext:value-type="date">
            <text:p>26/04/21</text:p>
          </table:table-cell>
          <table:table-cell office:value-type="float" office:value="0.53" calcext:value-type="float">
            <text:p>0.53</text:p>
          </table:table-cell>
          <table:table-cell office:value-type="float" office:value="21645" calcext:value-type="float">
            <text:p>21645</text:p>
          </table:table-cell>
          <table:table-cell office:value-type="float" office:value="-887" calcext:value-type="float">
            <text:p>-887</text:p>
          </table:table-cell>
          <table:table-cell office:value-type="float" office:value="-1045" calcext:value-type="float">
            <text:p>-1045</text:p>
          </table:table-cell>
          <table:table-cell office:value-type="float" office:value="-303" calcext:value-type="float">
            <text:p>-303</text:p>
          </table:table-cell>
          <table:table-cell office:value-type="float" office:value="-3070" calcext:value-type="float">
            <text:p>-3070</text:p>
          </table:table-cell>
          <table:table-cell office:value-type="float" office:value="45.5" calcext:value-type="float">
            <text:p>45.5</text:p>
          </table:table-cell>
          <table:table-cell office:value-type="float" office:value="2357.95" calcext:value-type="float">
            <text:p>2357.95</text:p>
          </table:table-cell>
        </table:table-row>
        <table:table-row table:style-name="ro2" table:number-rows-repeated="428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HINDUNILVR.E2:HINDUNILVR.E500 HINDUNILVR.I2:HINDUNILVR.I500 HINDUNILVR.H2:HINDUNILVR.H500">
            <calcext:condition calcext:apply-style-name="Good" calcext:value="&gt;0" calcext:base-cell-address="HINDUNILVR.E2"/>
            <calcext:condition calcext:apply-style-name="Bad" calcext:value="&lt;0" calcext:base-cell-address="HINDUNILVR.E2"/>
          </calcext:conditional-format>
        </calcext:conditional-formats>
      </table:table>
      <table:named-expressions/>
      <table:database-ranges>
        <table:database-range table:name="__Anonymous_Sheet_DB__13" table:target-range-address="RELIANCE.A2:RELIANCE.AMJ66" table:contains-header="false">
          <table:sort>
            <table:sort-by table:field-number="1" table:data-type="automatic"/>
          </table:sort>
        </table:database-range>
        <table:database-range table:name="__Anonymous_Sheet_DB__14" table:target-range-address="INFY.A2:INFY.AMJ66" table:contains-header="false">
          <table:sort>
            <table:sort-by table:field-number="1" table:data-type="automatic"/>
          </table:sort>
        </table:database-range>
        <table:database-range table:name="__Anonymous_Sheet_DB__15" table:target-range-address="HDFC.A2:HDFC.J66" table:contains-header="false">
          <table:sort>
            <table:sort-by table:field-number="1" table:data-type="automatic"/>
          </table:sort>
        </table:database-range>
        <table:database-range table:name="__Anonymous_Sheet_DB__16" table:target-range-address="HINDUNILVR.A2:HINDUNILVR.AMJ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3" loext:min-decimal-places="3" number:min-integer-digits="1"/>
      <number:text>%</number:text>
    </number:percentage-style>
    <number:percentage-style style:name="N112">
      <number:number number:decimal-places="4" loext:min-decimal-places="4" number:min-integer-digits="1"/>
      <number:text>%</number:text>
    </number:percentage-style>
    <number:percentage-style style:name="N113">
      <number:number number:decimal-places="5" loext:min-decimal-places="5" number:min-integer-digits="1"/>
      <number:text>%</number:text>
    </number:percentage-style>
    <number:percentage-style style:name="N11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22:02:53.028233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8:37:51.431429269</meta:creation-date>
    <dc:date>2021-04-26T22:42:58.799151543</dc:date>
    <meta:editing-duration>P2DT4H39M10S</meta:editing-duration>
    <meta:editing-cycles>635</meta:editing-cycles>
    <meta:generator>LibreOffice/6.4.6.2$Linux_X86_64 LibreOffice_project/40$Build-2</meta:generator>
    <meta:document-statistic meta:table-count="17" meta:cell-count="15227" meta:object-count="0"/>
  </office:meta>
</office:document-meta>
</file>